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Calibri1" svg:font-family="Calibri" style:font-family-generic="swiss"/>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3.2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mplex="Calibri"/>
    </style:style>
    <style:style style:name="P2" style:family="paragraph" style:parent-style-name="Standard">
      <style:text-properties fo:font-style="italic" style:font-style-asian="italic"/>
    </style:style>
    <style:style style:name="P3" style:family="paragraph" style:parent-style-name="Standard">
      <style:text-properties fo:color="#ff0000" fo:language="en" fo:country="US"/>
    </style:style>
    <style:style style:name="P4" style:family="paragraph" style:parent-style-name="Standard">
      <style:text-properties fo:background-color="#ffff00"/>
    </style:style>
    <style:style style:name="P5" style:family="paragraph" style:parent-style-name="Standard">
      <style:text-properties fo:background-color="transparent"/>
    </style:style>
    <style:style style:name="P6" style:family="paragraph" style:parent-style-name="Standard">
      <style:paragraph-properties fo:text-align="start"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text-properties fo:language="en" fo:country="US" style:font-name-complex="Calibri"/>
    </style:style>
    <style:style style:name="P9" style:family="paragraph" style:parent-style-name="Standard">
      <style:paragraph-properties fo:break-before="page"/>
    </style:style>
    <style:style style:name="P10" style:family="paragraph" style:parent-style-name="Heading">
      <style:paragraph-properties fo:break-before="page"/>
    </style:style>
    <style:style style:name="P11" style:family="paragraph" style:parent-style-name="Standard">
      <style:paragraph-properties fo:margin-top="0cm" fo:margin-bottom="0cm"/>
      <style:text-properties fo:color="#ff0000" fo:language="en" fo:country="US" style:font-name-complex="Calibri"/>
    </style:style>
    <style:style style:name="P12" style:family="paragraph" style:parent-style-name="Standard">
      <style:paragraph-properties fo:margin-top="0cm" fo:margin-bottom="0.101cm"/>
    </style:style>
    <style:style style:name="P13" style:family="paragraph" style:parent-style-name="Standard">
      <style:paragraph-properties fo:margin-top="0cm" fo:margin-bottom="0.25cm"/>
    </style:style>
    <style:style style:name="P14" style:family="paragraph" style:parent-style-name="Endnote">
      <style:paragraph-properties fo:margin-left="0cm" fo:margin-right="0cm" fo:text-indent="0cm" style:auto-text-indent="false"/>
    </style:style>
    <style:style style:name="P15" style:family="paragraph" style:parent-style-name="citation_20_sans_20_espace">
      <style:text-properties fo:language="en" fo:country="US" style:font-name-complex="Calibri"/>
    </style:style>
    <style:style style:name="P16" style:family="paragraph" style:parent-style-name="citation_20_sans_20_espace">
      <style:text-properties fo:color="#ff0000" style:font-name-complex="Calibri"/>
    </style:style>
    <style:style style:name="P17" style:family="paragraph" style:parent-style-name="citation_20_sans_20_espace">
      <style:text-properties fo:color="#ff0000" fo:language="en" fo:country="US" fo:background-color="transparent" style:font-name-complex="Calibri"/>
    </style:style>
    <style:style style:name="P18" style:family="paragraph" style:parent-style-name="citation_20_sans_20_espace">
      <style:text-properties style:font-name-complex="Calibri"/>
    </style:style>
    <style:style style:name="P19" style:family="paragraph" style:parent-style-name="citation_20_sans_20_espace">
      <style:paragraph-properties>
        <style:tab-stops>
          <style:tab-stop style:position="3.782cm"/>
        </style:tab-stops>
      </style:paragraph-properties>
      <style:text-properties style:font-name-complex="Calibri"/>
    </style:style>
    <style:style style:name="P20" style:family="paragraph" style:parent-style-name="citation_20_sans_20_espace">
      <style:paragraph-properties fo:text-align="start"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ext_20_body">
      <style:text-properties style:font-name-complex="Calibri"/>
    </style:style>
    <style:style style:name="P23" style:family="paragraph" style:parent-style-name="Endnote">
      <style:text-properties style:font-name-complex="Calibri"/>
    </style:style>
    <style:style style:name="P24" style:family="paragraph" style:parent-style-name="Heading_20_2">
      <style:paragraph-properties fo:break-before="page"/>
      <style:text-properties style:font-name-complex="Calibri"/>
    </style:style>
    <style:style style:name="P25" style:family="paragraph" style:parent-style-name="Heading_20_1">
      <style:paragraph-properties fo:break-before="page"/>
    </style:style>
    <style:style style:name="P26" style:family="paragraph" style:parent-style-name="Heading_20_1">
      <style:paragraph-properties fo:text-align="start" style:justify-single-word="false" fo:break-before="page"/>
    </style:style>
    <style:style style:name="P27" style:family="paragraph" style:parent-style-name="Heading_20_1">
      <style:paragraph-properties fo:break-before="page"/>
      <style:text-properties style:font-name-complex="Calibri"/>
    </style:style>
    <style:style style:name="P28" style:family="paragraph" style:parent-style-name="citation_20_sans_20_espace" style:list-style-name="L1"/>
    <style:style style:name="P29" style:family="paragraph" style:parent-style-name="citation_20_sans_20_espace" style:list-style-name="L2"/>
    <style:style style:name="P30" style:family="paragraph" style:parent-style-name="citation_20_sans_20_espace" style:list-style-name="L2">
      <style:text-properties style:font-name-complex="Calibri"/>
    </style:style>
    <style:style style:name="P31" style:family="paragraph" style:parent-style-name="Standard" style:master-page-name="Standard">
      <style:paragraph-properties style:page-number="auto"/>
    </style:style>
    <style:style style:name="P32" style:family="paragraph" style:parent-style-name="Standard">
      <style:text-properties style:font-name-complex="Calibri"/>
    </style:style>
    <style:style style:name="P33" style:family="paragraph" style:parent-style-name="Standard" style:list-style-name="L1"/>
    <style:style style:name="P34" style:family="paragraph" style:parent-style-name="Standard" style:list-style-name="L4"/>
    <style:style style:name="P35" style:family="paragraph" style:parent-style-name="Heading_20_3">
      <style:text-properties style:font-name-complex="Calibri"/>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style:font-name-complex="Calibri"/>
    </style:style>
    <style:style style:name="P38" style:family="paragraph" style:parent-style-name="Quotations" style:list-style-name="L3"/>
    <style:style style:name="T1" style:family="text">
      <style:text-properties style:font-name-complex="Calibri"/>
    </style:style>
    <style:style style:name="T2" style:family="text">
      <style:text-properties fo:font-style="italic" style:font-style-asian="italic"/>
    </style:style>
    <style:style style:name="T3" style:family="text">
      <style:text-properties fo:font-style="italic" style:font-style-asian="italic" style:font-name-complex="Calibri"/>
    </style:style>
    <style:style style:name="T4" style:family="text">
      <style:text-properties fo:font-style="italic" style:font-style-asian="italic" style:font-name-complex="Calibri"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style:font-style-asian="italic" style:font-name-complex="Calibri"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style:font-name-complex="Calibri"/>
    </style:style>
    <style:style style:name="T12" style:family="text">
      <style:text-properties fo:language="en" fo:country="US"/>
    </style:style>
    <style:style style:name="T13" style:family="text">
      <style:text-properties fo:language="en" fo:country="US" style:font-name-complex="Calibri"/>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style:font-style-asian="italic" style:font-name-complex="Calibri" style:font-style-complex="italic"/>
    </style:style>
    <style:style style:name="T16" style:family="text">
      <style:text-properties fo:color="#ff0000"/>
    </style:style>
    <style:style style:name="T17" style:family="text">
      <style:text-properties fo:color="#ff0000" style:font-name-complex="Calibri"/>
    </style:style>
    <style:style style:name="T18" style:family="text">
      <style:text-properties fo:color="#ff0000" fo:language="en" fo:country="US"/>
    </style:style>
    <style:style style:name="T19" style:family="text">
      <style:text-properties fo:color="#ff0000" fo:language="en" fo:country="US" style:font-name-complex="Calibri"/>
    </style:style>
    <style:style style:name="T20" style:family="text">
      <style:text-properties fo:font-variant="small-caps"/>
    </style:style>
    <style:style style:name="T21" style:family="text">
      <style:text-properties fo:color="#800000" fo:background-color="#00ff00"/>
    </style:style>
    <style:style style:name="T22" style:family="text">
      <style:text-properties fo:background-color="#00ff00"/>
    </style:style>
    <style:style style:name="T23" style:family="text">
      <style:text-properties fo:background-color="#00ff00" style:font-name-complex="Calibri"/>
    </style:style>
    <style:style style:name="T24" style:family="text">
      <style:text-properties fo:font-style="normal" style:font-style-asian="normal" style:font-style-complex="normal"/>
    </style:style>
    <style:style style:name="T25" style:family="text">
      <style:text-properties fo:font-style="normal" style:font-style-asian="normal" style:font-name-complex="Calibri"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style:font-style-asian="normal" style:font-name-complex="Calibri" style:font-style-complex="normal"/>
    </style:style>
    <style:style style:name="T28" style:family="text">
      <style:text-properties style:font-name="Calibri1" style:font-name-asian="Calibri" style:font-name-complex="Calibri"/>
    </style:style>
    <style:style style:name="T29" style:family="text">
      <style:text-properties style:font-name="Calibri"/>
    </style:style>
    <style:style style:name="T30" style:family="text">
      <style:text-properties style:font-name="Calibri" style:font-name-complex="Calibri"/>
    </style:style>
    <style:style style:name="T31" style:family="text">
      <style:text-properties style:font-name="Calibri" fo:font-style="italic" style:font-style-asian="italic"/>
    </style:style>
    <style:style style:name="T32" style:family="text">
      <style:text-properties fo:font-weight="bold" style:font-weight-asian="bold" style:font-name-complex="Calibri" style:font-weight-complex="bold"/>
    </style:style>
    <style:style style:name="T33" style:family="text">
      <style:text-properties fo:font-size="10pt" style:font-size-asian="10pt" style:font-size-complex="10pt"/>
    </style:style>
    <style:style style:name="T34" style:family="text">
      <style:text-properties fo:font-size="10pt" style:font-size-asian="10pt" style:font-name-complex="Calibri" style:font-size-complex="10pt"/>
    </style:style>
    <style:style style:name="T35" style:family="text">
      <style:text-properties fo:font-size="10pt" fo:language="en" fo:country="US" style:font-size-asian="10pt" style:font-size-complex="10pt"/>
    </style:style>
    <style:style style:name="T36" style:family="text">
      <style:text-properties fo:font-size="10pt" fo:language="en" fo:country="US" style:font-size-asian="10pt" style:font-name-complex="Calibri" style:font-size-complex="10pt"/>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ize="10pt" fo:font-style="italic" style:font-size-asian="10pt" style:font-style-asian="italic" style:font-name-complex="Calibri" style:font-size-complex="10pt" style:font-style-complex="italic"/>
    </style:style>
    <style:style style:name="T39" style:family="text">
      <style:text-properties style:text-position="0% 100%"/>
    </style:style>
    <style:style style:name="T40" style:family="text">
      <style:text-properties style:font-name="Arial" style:font-name-complex="Calibri"/>
    </style:style>
    <style:style style:name="T41" style:family="text">
      <style:text-properties fo:background-color="#ffff00"/>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REMY<text:span text:style-name="T1"> </text:span>DE<text:span text:style-name="T1"> </text:span>GOURMONT<text:span text:style-name="T1"> </text:span>(1926)</text:p>
      <text:p text:style-name="P1"><text:s/></text:p>
      <text:p text:style-name="Standard">Sixième<text:span text:style-name="T1"> </text:span>série<text:span text:style-name="T1"> </text:span></text:p>
      <text:p text:style-name="Standard">UN<text:span text:style-name="T1"> </text:span>ROMANCIER<text:span text:style-name="T1"> </text:span>AMÉRICAIN :<text:span text:style-name="T1"> </text:span>BRET<text:span text:style-name="T1"> </text:span>HARTE<text:span text:style-name="T1"> </text:span></text:p>
      <text:p text:style-name="Standard">ÉTUDES<text:span text:style-name="T1"> </text:span>DE<text:span text:style-name="T1"> </text:span>LITTÉRATURE<text:span text:style-name="T1"> </text:span>AMÉRICAINE :<text:span text:style-name="T1"> </text:span></text:p>
      <text:p text:style-name="Standard">I.<text:span text:style-name="T1"> </text:span>DEUX<text:span text:style-name="T1"> </text:span>POÈTES<text:span text:style-name="T1"> </text:span>DE<text:span text:style-name="T1"> </text:span>LA<text:span text:style-name="T1"> </text:span>NATURE :<text:span text:style-name="T1"> </text:span>BRYANT<text:span text:style-name="T1"> </text:span>ET<text:span text:style-name="T1"> </text:span>EMERSON<text:span text:style-name="T1"> </text:span></text:p>
      <text:p text:style-name="Standard">II.<text:span text:style-name="T1"> </text:span>L'HUMOUR<text:span text:style-name="T1"> </text:span>ET<text:span text:style-name="T1"> </text:span>LES<text:span text:style-name="T1"> </text:span>HUMORISTES<text:span text:style-name="T1"> </text:span></text:p>
      <text:p text:style-name="Standard">LA<text:span text:style-name="T1"> </text:span>LITTÉRATURE<text:span text:style-name="T1"> </text:span>DES<text:span text:style-name="T1"> </text:span>JESUITES.<text:span text:style-name="T1"> </text:span></text:p>
      <text:p text:style-name="Standard">ALFRED<text:span text:style-name="T1"> </text:span>VALLETTE,<text:span text:style-name="T1"> </text:span>ROMANCIER</text:p>
      <text:p text:style-name="Standard"><text:span text:style-name="T1"><text:s/></text:span>L'AFFAIRE<text:span text:style-name="T1"> </text:span>LA<text:span text:style-name="T1"> </text:span>RONCIERE</text:p>
      <text:p text:style-name="Standard">LA<text:span text:style-name="T1"> </text:span>LITTÉRATURE<text:span text:style-name="T1"> </text:span>FRANÇAISE<text:span text:style-name="T1"> </text:span>EN<text:span text:style-name="T1"> </text:span>1900<text:span text:style-name="T1"> </text:span></text:p>
      <text:p text:style-name="Standard">RIVAROL<text:span text:style-name="T1"> </text:span>ET<text:span text:style-name="T1"> </text:span>LA<text:span text:style-name="T1"> </text:span>CRITIQUE<text:span text:style-name="T1"> </text:span>POLITIQUE<text:span text:style-name="T1"> </text:span></text:p>
      <text:p text:style-name="Standard">HÉLIOGABALE<text:span text:style-name="T1"> </text:span></text:p>
      <text:p text:style-name="Standard"/>
      <text:p text:style-name="Standard">PARIS<text:span text:style-name="T1"> </text:span></text:p>
      <text:p text:style-name="Standard">MERCVRE<text:span text:style-name="T1"> </text:span>DE<text:span text:style-name="T1"> </text:span>FRANCE<text:span text:style-name="T1"> </text:span>XXVI,<text:span text:style-name="T1"> </text:span>RVE<text:span text:style-name="T1"> </text:span>DE<text:span text:style-name="T1"> </text:span>CONDÉ,<text:span text:style-name="T1"> </text:span>XXVI<text:span text:style-name="T1"> </text:span></text:p>
      <text:p text:style-name="Standard">MCMXXVI</text:p>
      <text:p text:style-name="Standard"/>
      <text:p text:style-name="P9"/>
      <text:h text:style-name="Heading_20_1" text:outline-level="1">PROMENADES<text:span text:style-name="T1"> </text:span>LITTÉRAIRES<text:span text:style-name="T1"> </text:span></text:h>
      <text:p text:style-name="P1"/>
      <text:p text:style-name="P10">DU<text:span text:style-name="T1"> </text:span>MÊME<text:span text:style-name="T1"> </text:span>AUTEUR<text:span text:style-name="T1"> </text:span></text:p>
      <text:p text:style-name="Standard">Roman,<text:span text:style-name="T1"> </text:span>Théâtre,<text:span text:style-name="T1"> </text:span>Poèmes.<text:span text:style-name="T1"> </text:span></text:p>
      <text:p text:style-name="Standard">SIXTINE.<text:span text:style-name="T1"> </text:span></text:p>
      <text:p text:style-name="Standard">LE<text:span text:style-name="T1"> </text:span>PÈLERIN<text:span text:style-name="T1"> </text:span>DU<text:span text:style-name="T1"> </text:span>SILENCE.<text:span text:style-name="T1"> </text:span>Le<text:span text:style-name="T1"> </text:span>Fantôme.<text:span text:style-name="T1"> </text:span>Le<text:span text:style-name="T1"> </text:span>Château<text:span text:style-name="T1"> </text:span>singulier.<text:span text:style-name="T1"> </text:span>Théâtre<text:span text:style-name="T1"> </text:span>muet.<text:span text:style-name="T1"> </text:span>Le<text:span text:style-name="T1"> </text:span>livre<text:span text:style-name="T1"> </text:span>des<text:span text:style-name="T1"> </text:span>Litanies,<text:span text:style-name="T1"> </text:span>Pages<text:span text:style-name="T1"> </text:span>retrouvées.<text:span text:style-name="T1"> </text:span></text:p>
      <text:p text:style-name="Standard">LES<text:span text:style-name="T1"> </text:span>CHEVAUX<text:span text:style-name="T1"> </text:span>DE<text:span text:style-name="T1"> </text:span>DI0MEDE.</text:p>
      <text:p text:style-name="Standard">D'UN<text:span text:style-name="T1"> </text:span>PAYS<text:span text:style-name="T1"> </text:span>LOINTAIN.<text:span text:style-name="T1"> </text:span></text:p>
      <text:p text:style-name="Standard">LE<text:span text:style-name="T1"> </text:span>SONGE<text:span text:style-name="T1"> </text:span>D'UNE<text:span text:style-name="T1"> </text:span>FEMME.<text:span text:style-name="T1"> </text:span></text:p>
      <text:p text:style-name="Standard">LILITH,<text:span text:style-name="T1"> </text:span>suivi<text:span text:style-name="T1"> </text:span>de<text:span text:style-name="T1"> </text:span>THEODAT.<text:span text:style-name="T1"> </text:span></text:p>
      <text:p text:style-name="Standard">UNE<text:span text:style-name="T1"> </text:span>NUIT<text:span text:style-name="T1"> </text:span>AU<text:span text:style-name="T1"> </text:span>LUXEMBOURG.<text:span text:style-name="T1"> </text:span></text:p>
      <text:p text:style-name="Standard">UN<text:span text:style-name="T1"> </text:span>COEUR<text:span text:style-name="T1"> </text:span>VIRGINAL.<text:span text:style-name="T1"> </text:span>Couverture<text:span text:style-name="T1"> </text:span>de<text:span text:style-name="T1"> </text:span>G.<text:span text:style-name="T1"> </text:span>d'Espasnat<text:span text:style-name="T1"> </text:span></text:p>
      <text:p text:style-name="Standard">COULEURS,<text:span text:style-name="T1"> </text:span>SUIVI<text:span text:style-name="T1"> </text:span>de<text:span text:style-name="T1"> </text:span>CHOSES<text:span text:style-name="T1"> </text:span>ANCIENNES.<text:span text:style-name="T1"> </text:span></text:p>
      <text:p text:style-name="Standard">HISTOIRES<text:span text:style-name="T1"> </text:span>MAGIQUES.<text:span text:style-name="T1"> </text:span></text:p>
      <text:p text:style-name="Standard">DIVERTISSEMENTS,<text:span text:style-name="T1"> </text:span>poésies<text:span text:style-name="T1"> </text:span>complètes,<text:span text:style-name="T1"> </text:span>1912.<text:span text:style-name="T1"> </text:span></text:p>
      <text:p text:style-name="P2">Critique,<text:span text:style-name="T1"> </text:span>Littérature.<text:span text:style-name="T1"> </text:span></text:p>
      <text:p text:style-name="Standard">LE<text:span text:style-name="T1"> </text:span>LATIN<text:span text:style-name="T1"> </text:span>MYSTIQUE<text:span text:style-name="T1"> <text:s/></text:span>(Etude<text:span text:style-name="T1"> </text:span>sur<text:span text:style-name="T1"> </text:span>la<text:span text:style-name="T1"> </text:span>poésie<text:span text:style-name="T1"> </text:span>latine<text:span text:style-name="T1"> </text:span>du<text:span text:style-name="T1"> </text:span>moyen<text:span text:style-name="T1"> </text:span>âge<text:span text:style-name="T1"> </text:span>(Crès,<text:span text:style-name="T1"> </text:span>éditeur).<text:span text:style-name="T1"> </text:span></text:p>
      <text:p text:style-name="Standard">LE<text:span text:style-name="T1"> </text:span>LIVRE<text:span text:style-name="T1"> </text:span>DES<text:span text:style-name="T1"> </text:span>MASQUES<text:span text:style-name="T1"> </text:span>(I<text:span text:style-name="T9">er</text:span><text:span text:style-name="T11"> </text:span>et<text:span text:style-name="T1"> </text:span>II<text:span text:style-name="T9">e</text:span>),<text:span text:style-name="T1"> </text:span>gloses<text:span text:style-name="T1"> </text:span>et<text:span text:style-name="T1"> </text:span>documents<text:span text:style-name="T1"> </text:span>sur<text:span text:style-name="T1"> </text:span>les<text:span text:style-name="T1"> </text:span>écrivains<text:span text:style-name="T1"> </text:span>d'hier<text:span text:style-name="T1"> </text:span>et<text:span text:style-name="T1"> </text:span>d'aujourd'hui,<text:span text:style-name="T1"> </text:span>avec<text:span text:style-name="T1"> </text:span>53<text:span text:style-name="T1"> </text:span>portraits<text:span text:style-name="T1"> </text:span>par<text:span text:style-name="T1"> </text:span>F.<text:span text:style-name="T1"> </text:span>Vallotton.<text:span text:style-name="T1"> </text:span></text:p>
      <text:p text:style-name="Standard">LA<text:span text:style-name="T1"> </text:span>CULTURE<text:span text:style-name="T1"> </text:span>DES<text:span text:style-name="T1"> </text:span>IDÉES.<text:span text:style-name="T1"> </text:span></text:p>
      <text:p text:style-name="Standard">LE<text:span text:style-name="T1"> </text:span>CHEMIN<text:span text:style-name="T1"> </text:span>DE<text:span text:style-name="T1"> </text:span>VELOURS.<text:span text:style-name="T1"> </text:span>Nouvelles<text:span text:style-name="T1"> </text:span>dissociations<text:span text:style-name="T1"> </text:span>d'idées.<text:span text:style-name="T1"> </text:span></text:p>
      <text:p text:style-name="Standard">LE<text:span text:style-name="T1"> </text:span>PROBLEME<text:span text:style-name="T1"> </text:span>DU<text:span text:style-name="T1"> </text:span>STYLE.<text:span text:style-name="T1"> </text:span>Questions<text:span text:style-name="T1"> </text:span>d'Art,<text:span text:style-name="T1"> </text:span>de<text:span text:style-name="T1"> </text:span>littérature<text:span text:style-name="T1"> </text:span>et<text:span text:style-name="T1"> </text:span>de<text:span text:style-name="T1"> </text:span>Grammaire.<text:span text:style-name="T1"> </text:span></text:p>
      <text:p text:style-name="Standard">PHYSIQUE<text:span text:style-name="T1"> </text:span>DE L<text:span text:style-name="T1">’</text:span>AMOUR.<text:span text:style-name="T1"> </text:span>Essai<text:span text:style-name="T1"> </text:span>sur<text:span text:style-name="T1"> </text:span>l'instinct<text:span text:style-name="T1"> </text:span>sexuel.<text:span text:style-name="T1"> </text:span></text:p>
      <text:p text:style-name="Standard">ÉPILOGUES.<text:span text:style-name="T1"> </text:span><text:span text:style-name="T2">Réflexions</text:span><text:span text:style-name="T3"> </text:span><text:span text:style-name="T2">sur</text:span><text:span text:style-name="T3"> </text:span><text:span text:style-name="T2">la</text:span><text:span text:style-name="T3"> </text:span><text:span text:style-name="T2">vie</text:span>,<text:span text:style-name="T1"> </text:span>1895-1898<text:span text:style-name="T1"> </text:span>1899-1910<text:span text:style-name="T1"> </text:span>(2e<text:span text:style-name="T1"> </text:span>série)<text:span text:style-name="T1"> </text:span>1902-1904<text:span text:style-name="T1"> </text:span>(3e<text:span text:style-name="T1"> </text:span>série)<text:span text:style-name="T1"> </text:span>1905-1912<text:span text:style-name="T1"> </text:span>(volume<text:span text:style-name="T1"> </text:span>complémentaire) ;<text:span text:style-name="T1"> </text:span>4<text:span text:style-name="T1"> </text:span>vol.<text:span text:style-name="T1"> </text:span></text:p>
      <text:p text:style-name="Standard">ESTHETIQUE<text:span text:style-name="T1"> </text:span>DE<text:span text:style-name="T1"> </text:span>LA<text:span text:style-name="T1"> </text:span>LANGUE<text:span text:style-name="T1"> </text:span>FRANÇAISE,<text:span text:style-name="T1"> </text:span>édition<text:span text:style-name="T1"> </text:span>revue,<text:span text:style-name="T1"> </text:span>corrigée<text:span text:style-name="T1"> </text:span>et<text:span text:style-name="T1"> </text:span>augmentée.<text:span text:style-name="T1"> </text:span></text:p>
      <text:p text:style-name="Standard">PROMENANDES<text:span text:style-name="T1"> </text:span>LITTÉRAIRES<text:span text:style-name="T1"> </text:span>(1<text:span text:style-name="T9">re</text:span>,<text:span text:style-name="T1"> </text:span>2<text:span text:style-name="T9">e</text:span>,<text:span text:style-name="T1"> </text:span>3<text:span text:style-name="T9">e</text:span>,<text:span text:style-name="T1"> </text:span>4<text:span text:style-name="T9">e</text:span>,<text:span text:style-name="T1"> </text:span>5<text:span text:style-name="T9">e</text:span>,<text:span text:style-name="T1"> </text:span>6<text:span text:style-name="T9">e</text:span>,<text:span text:style-name="T1"> </text:span>7<text:span text:style-name="T9">e</text:span><text:span text:style-name="T1"> </text:span>séries)<text:span text:style-name="T1"> </text:span>7<text:span text:style-name="T1"> </text:span>vol.<text:span text:style-name="T1"> </text:span></text:p>
      <text:p text:style-name="Standard">PROMENADES<text:span text:style-name="T1"> </text:span>PHILOSOPHIQUES<text:span text:style-name="T1"> </text:span>(1<text:span text:style-name="T9">re</text:span>,<text:span text:style-name="T1"> </text:span>2<text:span text:style-name="T9">e</text:span>,<text:span text:style-name="T1"> </text:span>3<text:span text:style-name="T9">e</text:span><text:span text:style-name="T1"> <text:s/></text:span>séries)<text:span text:style-name="T1"> </text:span>3<text:span text:style-name="T1"> </text:span>vol.<text:span text:style-name="T1"> </text:span></text:p>
      <text:p text:style-name="Standard">DIALOGUES<text:span text:style-name="T1"> </text:span>DES<text:span text:style-name="T1"> </text:span>AMATEURS<text:span text:style-name="T1"> </text:span>SUR<text:span text:style-name="T1"> </text:span>LES<text:span text:style-name="T1"> </text:span>CHOSES<text:span text:style-name="T1"> </text:span>DU<text:span text:style-name="T1"> </text:span>TEMPS<text:span text:style-name="T1"> </text:span>(Epilogues,<text:span text:style-name="T1"> </text:span>4<text:span text:style-name="T9">e</text:span><text:span text:style-name="T1"> </text:span>série,<text:span text:style-name="T1"> </text:span>1905-1907).<text:span text:style-name="T1"> </text:span></text:p>
      <text:p text:style-name="Standard"><text:soft-page-break/>NOUVEAUX<text:span text:style-name="T1"> </text:span>DIALOGUES<text:span text:style-name="T1"> </text:span>DES<text:span text:style-name="T1"> </text:span>AMATEURS<text:span text:style-name="T1"> </text:span>SUR<text:span text:style-name="T1"> </text:span>LES<text:span text:style-name="T1"> </text:span>CH0SES<text:span text:style-name="T1"> </text:span>DU<text:span text:style-name="T1"> </text:span>TEMPS<text:span text:style-name="T1"> </text:span>(Epilogues,<text:span text:style-name="T1"> </text:span>5<text:span text:style-name="T9">e</text:span><text:span text:style-name="T1"> </text:span>série,<text:span text:style-name="T1"> </text:span>1907-1910).<text:span text:style-name="T1"> </text:span></text:p>
      <text:p text:style-name="Standard">DANTE,<text:span text:style-name="T1"> </text:span>BEATRICE<text:span text:style-name="T1"> </text:span>ET<text:span text:style-name="T1"> </text:span>LA<text:span text:style-name="T1"> </text:span>POÉSIE<text:span text:style-name="T1"> </text:span>AMOUREUSE<text:span text:style-name="T1"> </text:span></text:p>
      <text:p text:style-name="Standard">PENDANT<text:span text:style-name="T1"> </text:span>L'ORAGE.<text:span text:style-name="T1"> </text:span></text:p>
      <text:p text:style-name="Standard">LETTRES<text:span text:style-name="T1"> </text:span>A<text:span text:style-name="T1"> </text:span>L'AMAZONE.<text:span text:style-name="T1"> </text:span></text:p>
      <text:p text:style-name="Standard">PENDANT<text:span text:style-name="T1"> </text:span>LA<text:span text:style-name="T1"> </text:span>GUERRE.<text:span text:style-name="T1"> </text:span></text:p>
      <text:p text:style-name="Standard">LETTRES<text:span text:style-name="T1"> </text:span>D'UN<text:span text:style-name="T1"> </text:span>SATYRE.<text:span text:style-name="T1"> </text:span></text:p>
      <text:p text:style-name="Standard">LETTRES<text:span text:style-name="T1"> </text:span>A<text:span text:style-name="T1"> </text:span>SIXTINE.<text:span text:style-name="T1"> </text:span></text:p>
      <text:p text:style-name="Standard">PAGES<text:span text:style-name="T1"> </text:span>CHOISIES,<text:span text:style-name="T1"> </text:span>avec<text:span text:style-name="T1"> </text:span>un<text:span text:style-name="T1"> </text:span>portrait.<text:span text:style-name="T1"> </text:span></text:p>
      <text:p text:style-name="Standard"/>
      <text:p text:style-name="Standard"/>
      <text:p text:style-name="Standard">IL<text:span text:style-name="T1"> </text:span>A<text:span text:style-name="T1"> </text:span>ÉTÉ<text:span text:style-name="T1"> </text:span>TIRÉ<text:span text:style-name="T1"> </text:span></text:p>
      <text:p text:style-name="Standard">99<text:span text:style-name="T1"> </text:span>exemplaires<text:span text:style-name="T1"> </text:span>sur<text:span text:style-name="T1"> </text:span>Hollande<text:span text:style-name="T1"> </text:span>van<text:span text:style-name="T1"> </text:span>Gelder<text:span text:style-name="T1"> </text:span>numérotés<text:span text:style-name="T1"> </text:span>à<text:span text:style-name="T1"> </text:span>la<text:span text:style-name="T1"> </text:span>presse<text:span text:style-name="T1"> </text:span>de<text:span text:style-name="T1"> </text:span>1<text:span text:style-name="T1"> </text:span>à<text:span text:style-name="T1"> </text:span>99,<text:span text:style-name="T1"> </text:span>275<text:span text:style-name="T1"> </text:span>exemplaires<text:span text:style-name="T1"> </text:span>sur<text:span text:style-name="T1"> </text:span>vélin<text:span text:style-name="T1"> </text:span>pur<text:span text:style-name="T1"> </text:span>fil<text:span text:style-name="T1"> </text:span>Lafuma<text:span text:style-name="T1"> </text:span>numérotés<text:span text:style-name="T1"> </text:span>de<text:span text:style-name="T1"> </text:span>100<text:span text:style-name="T1"> </text:span>à<text:span text:style-name="T1"> </text:span>374.<text:span text:style-name="T1"> </text:span></text:p>
      <text:p text:style-name="Standard">Tous<text:span text:style-name="T1"> </text:span>droits<text:span text:style-name="T1"> </text:span>de<text:span text:style-name="T1"> </text:span>traduction,<text:span text:style-name="T1"> </text:span>de<text:span text:style-name="T1"> </text:span>reproduction<text:span text:style-name="T1"> </text:span>et<text:span text:style-name="T1"> </text:span>d'adaptation<text:span text:style-name="T1"> </text:span>réservés<text:span text:style-name="T1"> </text:span>pour<text:span text:style-name="T1"> </text:span>tous<text:span text:style-name="T1"> </text:span>pays.<text:span text:style-name="T1"> </text:span></text:p>
      <text:p text:style-name="Standard"><text:span text:style-name="T12">Copyright</text:span><text:span text:style-name="T13"> </text:span><text:span text:style-name="T12">by</text:span><text:span text:style-name="T13"> </text:span><text:span text:style-name="T12">Mercure</text:span><text:span text:style-name="T13"> </text:span><text:span text:style-name="T12">de</text:span><text:span text:style-name="T13"> </text:span><text:span text:style-name="T12">France,</text:span><text:span text:style-name="T13"> </text:span><text:span text:style-name="T12">1926.</text:span><text:span text:style-name="T13"> </text:span></text:p>
      <text:h text:style-name="P25" text:outline-level="1">P<text:span text:style-name="T1">réface brève</text:span></text:h>
      <text:p text:style-name="Standard">L'intérêt<text:span text:style-name="T1"> </text:span>de<text:span text:style-name="T1"> </text:span>ce<text:span text:style-name="T1"> </text:span>recueil,<text:span text:style-name="T1"> </text:span>s'il<text:span text:style-name="T1"> </text:span>en<text:span text:style-name="T1"> </text:span>a<text:span text:style-name="T1"> </text:span>un,<text:span text:style-name="T1"> </text:span>sera<text:span text:style-name="T1"> </text:span>de<text:span text:style-name="T1"> </text:span>présenter<text:span text:style-name="T1"> </text:span>une<text:span text:style-name="T1"> </text:span>série<text:span text:style-name="T1"> </text:span>d'essais<text:span text:style-name="T1"> </text:span>et<text:span text:style-name="T1"> </text:span>de<text:span text:style-name="T1"> </text:span>notes<text:span text:style-name="T1"> </text:span>de<text:span text:style-name="T1"> </text:span>tout<text:span text:style-name="T1"> </text:span>genre<text:span text:style-name="T1"> </text:span>qui<text:span text:style-name="T1"> </text:span>s'étend<text:span text:style-name="T1"> </text:span>sur<text:span text:style-name="T1"> </text:span>un<text:span text:style-name="T1"> </text:span>espace<text:span text:style-name="T1"> </text:span>de<text:span text:style-name="T1"> </text:span>près<text:span text:style-name="T1"> </text:span>de<text:span text:style-name="T1"> </text:span>trente<text:span text:style-name="T1"> </text:span>ans$1$.<text:span text:style-name="T1"> </text:span>Autant<text:span text:style-name="T1"> </text:span>que<text:span text:style-name="T1"> </text:span>possible<text:span text:style-name="T1"> </text:span>j'ai<text:span text:style-name="T1"> </text:span>disposé<text:span text:style-name="T1"> </text:span>par<text:span text:style-name="T1"> </text:span>ordre<text:span text:style-name="T1"> </text:span>chronologique<text:span text:style-name="T1"> </text:span>les<text:span text:style-name="T1"> </text:span>deux<text:span text:style-name="T1"> </text:span>séries<text:span text:style-name="T1"> </text:span>dont<text:span text:style-name="T1"> </text:span>il<text:span text:style-name="T1"> </text:span>se<text:span text:style-name="T1"> </text:span>compose.<text:span text:style-name="T1"> </text:span>On<text:span text:style-name="T1"> </text:span>y<text:span text:style-name="T1"> </text:span>verra<text:span text:style-name="T1"> </text:span>mon<text:span text:style-name="T1"> </text:span>esprit<text:span text:style-name="T1"> </text:span>diminuer<text:span text:style-name="T1"> </text:span>de<text:span text:style-name="T1"> </text:span>gravité<text:span text:style-name="T1"> </text:span>à<text:span text:style-name="T1"> </text:span>mesure<text:span text:style-name="T1"> </text:span>que<text:span text:style-name="T1"> </text:span>les<text:span text:style-name="T1"> </text:span>années<text:span text:style-name="T1"> </text:span>s'allongeaient.<text:span text:style-name="T1"> </text:span>C'est<text:span text:style-name="T1"> </text:span>une<text:span text:style-name="T1"> </text:span>constatation<text:span text:style-name="T1"> </text:span>qui<text:span text:style-name="T1"> </text:span>ne<text:span text:style-name="T1"> </text:span>me<text:span text:style-name="T1"> </text:span>déplaît<text:span text:style-name="T1"> </text:span>pas.<text:span text:style-name="T1"> </text:span>J'avais<text:span text:style-name="T1"> </text:span>donné<text:span text:style-name="T1"> </text:span>aux<text:span text:style-name="T1"> </text:span>gens<text:span text:style-name="T1"> </text:span>sérieux<text:span text:style-name="T1"> </text:span>des<text:span text:style-name="T1"> </text:span>espérances<text:span text:style-name="T1"> </text:span>que<text:span text:style-name="T1"> </text:span>je<text:span text:style-name="T1"> </text:span>n'ai<text:span text:style-name="T1"> </text:span>pas<text:span text:style-name="T1"> </text:span>tenues.<text:span text:style-name="T1"> </text:span>Ou<text:span text:style-name="T1"> </text:span>peut-être<text:span text:style-name="T1"> </text:span>est-il<text:span text:style-name="T1"> </text:span>en<text:span text:style-name="T1"> </text:span>moi<text:span text:style-name="T1"> </text:span>deux<text:span text:style-name="T1"> </text:span>hommes,<text:span text:style-name="T1"> </text:span>dont<text:span text:style-name="T1"> </text:span>l'un<text:span text:style-name="T1"> </text:span>est<text:span text:style-name="T1"> </text:span>bien<text:span text:style-name="T1"> </text:span>mort,<text:span text:style-name="T1"> </text:span>j'espère,<text:span text:style-name="T1"> </text:span>celui<text:span text:style-name="T1"> </text:span>qui<text:span text:style-name="T1"> </text:span>se<text:span text:style-name="T1"> </text:span>guindait<text:span text:style-name="T1"> </text:span>pour<text:span text:style-name="T1"> </text:span>ne<text:span text:style-name="T1"> </text:span>pas<text:span text:style-name="T1"> </text:span>être<text:span text:style-name="T1"> </text:span>lui-même<text:span text:style-name="T1"> </text:span>et<text:span text:style-name="T1"> </text:span>celui<text:span text:style-name="T1"> </text:span>qui,<text:span text:style-name="T1"> </text:span>après<text:span text:style-name="T1"> </text:span>cet<text:span text:style-name="T1"> </text:span>apprentissage<text:span text:style-name="T1"> </text:span>ridicule,<text:span text:style-name="T1"> </text:span>a<text:span text:style-name="T1"> </text:span>enfin<text:span text:style-name="T1"> </text:span>osé<text:span text:style-name="T1"> </text:span>l'être.<text:span text:style-name="T1"> </text:span>Le<text:span text:style-name="T1"> </text:span>voyage<text:span text:style-name="T1"> </text:span>à<text:span text:style-name="T1"> </text:span>travers<text:span text:style-name="T1"> </text:span>la<text:span text:style-name="T1"> </text:span>vie<text:span text:style-name="T1"> </text:span>est<text:span text:style-name="T1"> </text:span>un<text:span text:style-name="T1"> </text:span>voyage<text:span text:style-name="T1"> </text:span>à<text:span text:style-name="T1"> </text:span>la<text:span text:style-name="T1"> </text:span>découverte<text:span text:style-name="T1"> </text:span>de<text:span text:style-name="T1"> </text:span>soi<text:span text:style-name="T1"> </text:span>je<text:span text:style-name="T1"> </text:span>l'ai<text:span text:style-name="T1"> </text:span>accompli<text:span text:style-name="T1"> </text:span>en<text:span text:style-name="T1"> </text:span>toute<text:span text:style-name="T1"> </text:span>sincérité.<text:span text:style-name="T1"> </text:span></text:p>
      <text:p text:style-name="Standard">Je<text:span text:style-name="T1"> </text:span>ne<text:span text:style-name="T1"> </text:span>donne<text:span text:style-name="T1"> </text:span>de<text:span text:style-name="T1"> </text:span>la<text:span text:style-name="T1"> </text:span>manière<text:span text:style-name="T1"> </text:span>« guindée<text:span text:style-name="T1"> » </text:span>qu'un<text:span text:style-name="T1"> </text:span>petit<text:span text:style-name="T1"> </text:span>nombre<text:span text:style-name="T1"> </text:span>de<text:span text:style-name="T1"> </text:span>spécimens.<text:span text:style-name="T1"> </text:span>Le<text:span text:style-name="T1"> </text:span>reste<text:span text:style-name="T1"> </text:span>est<text:span text:style-name="T1"> </text:span>pris,<text:span text:style-name="T1"> </text:span>un<text:span text:style-name="T1"> </text:span>peu<text:span text:style-name="T1"> </text:span>au<text:span text:style-name="T1"> </text:span>hasard,<text:span text:style-name="T1"> </text:span>surtout<text:span text:style-name="T1"> </text:span>parmi<text:span text:style-name="T1"> </text:span>l'abondante<text:span text:style-name="T1"> </text:span>collaboration<text:span text:style-name="T1"> </text:span>anonyme<text:span text:style-name="T1"> </text:span>que<text:span text:style-name="T1"> </text:span>j'ai<text:span text:style-name="T1"> </text:span>fournie,<text:span text:style-name="T1"> </text:span>depuis<text:span text:style-name="T1"> </text:span>sa<text:span text:style-name="T1"> </text:span>fondation,<text:span text:style-name="T1"> </text:span>au<text:span text:style-name="T1"> </text:span><text:span text:style-name="T2">Mercure</text:span><text:span text:style-name="T3"> </text:span><text:span text:style-name="T2">de</text:span><text:span text:style-name="T3"> </text:span><text:span text:style-name="T2">France</text:span>,<text:span text:style-name="T1"> </text:span>où<text:span text:style-name="T1"> </text:span>j'ai<text:span text:style-name="T1"> </text:span>pu<text:span text:style-name="T1"> </text:span>parler<text:span text:style-name="T1"> </text:span>en<text:span text:style-name="T1"> </text:span>toute<text:span text:style-name="T1"> </text:span>liberté.<text:span text:style-name="T1"> </text:span>C'est<text:span text:style-name="T1"> </text:span>ce<text:span text:style-name="T1"> </text:span>principe<text:span text:style-name="T1"> </text:span>de<text:span text:style-name="T1"> </text:span>liberté<text:span text:style-name="T1"> </text:span>qui<text:span text:style-name="T1"> </text:span>a<text:span text:style-name="T1"> </text:span>permis<text:span text:style-name="T1"> </text:span>l'éclosion<text:span text:style-name="T1"> </text:span>de<text:span text:style-name="T1"> </text:span>ma<text:span text:style-name="T1"> </text:span>personnalité.<text:span text:style-name="T1"> </text:span>Où<text:span text:style-name="T1"> </text:span>je<text:span text:style-name="T1"> </text:span>ne<text:span text:style-name="T1"> </text:span>suis<text:span text:style-name="T1"> </text:span>pas<text:span text:style-name="T1"> </text:span>libre,<text:span text:style-name="T1"> </text:span>je<text:span text:style-name="T1"> </text:span>ne<text:span text:style-name="T1"> </text:span>suis<text:span text:style-name="T1"> </text:span>plus<text:span text:style-name="T1"> </text:span>moi.<text:span text:style-name="T1"> </text:span>Je<text:span text:style-name="T1"> </text:span>m'ennuie<text:span text:style-name="T1"> </text:span>et<text:span text:style-name="T1"> </text:span>j'ennuie.<text:span text:style-name="T1"> </text:span></text:p>
      <text:p text:style-name="Standard">Ce<text:span text:style-name="T1"> </text:span>qui<text:span text:style-name="T1"> </text:span>m'a<text:span text:style-name="T1"> </text:span>engagé<text:span text:style-name="T1"> </text:span>à<text:span text:style-name="T1"> </text:span>réimprimer<text:span text:style-name="T1"> </text:span>quelques-unes<text:span text:style-name="T1"> </text:span>de<text:span text:style-name="T1"> </text:span>ces<text:span text:style-name="T1"> </text:span>pages<text:span text:style-name="T1"> </text:span>anonymes,<text:span text:style-name="T1"> </text:span>c'est<text:span text:style-name="T1"> </text:span>la<text:span text:style-name="T1"> </text:span>confidence<text:span text:style-name="T1"> </text:span>naïve<text:span text:style-name="T1"> </text:span>et<text:span text:style-name="T1"> </text:span>pourtant<text:span text:style-name="T1"> </text:span>bien<text:span text:style-name="T1"> </text:span>perspicace<text:span text:style-name="T1"> </text:span>que<text:span text:style-name="T1"> </text:span>me<text:span text:style-name="T1"> </text:span>fit<text:span text:style-name="T1"> </text:span>un<text:span text:style-name="T1"> </text:span>jour<text:span text:style-name="T1"> </text:span>un<text:span text:style-name="T1"> </text:span>nouveau<text:span text:style-name="T1"> </text:span>lecteur<text:span text:style-name="T1"> </text:span>du<text:span text:style-name="T3"> </text:span><text:span text:style-name="T2">Mercure</text:span>,<text:span text:style-name="T1"> </text:span>étranger<text:span text:style-name="T1"> </text:span>au<text:span text:style-name="T1"> </text:span>monde<text:span text:style-name="T1"> </text:span>littéraire<text:span text:style-name="T1"> </text:span>« Quel<text:span text:style-name="T1"> </text:span>est<text:span text:style-name="T1"> </text:span>ce<text:span text:style-name="T1"> </text:span>R.<text:span text:style-name="T1"> </text:span>de<text:span text:style-name="T1"> </text:span>Bury<text:span text:style-name="T1"> </text:span>qui<text:span text:style-name="T1"> </text:span>vous<text:span text:style-name="T1"> </text:span>imite<text:span text:style-name="T1"> </text:span>si<text:span text:style-name="T1"> </text:span>fort?<text:span text:style-name="T1"> » </text:span>Jusqu'au<text:span text:style-name="T1"> </text:span>milieu<text:span text:style-name="T1"> </text:span>de<text:span text:style-name="T1"> </text:span>1913,<text:span text:style-name="T1"> </text:span>cela<text:span text:style-name="T1"> </text:span>a<text:span text:style-name="T1"> </text:span>été<text:span text:style-name="T1"> </text:span>mon<text:span text:style-name="T1"> </text:span>principal<text:span text:style-name="T1"> </text:span>pseudonyme$2$,<text:span text:style-name="T1"> </text:span></text:p>
      <text:p text:style-name="Standard">La<text:span text:style-name="T1"> </text:span>première<text:span text:style-name="T1"> </text:span>période<text:span text:style-name="T1"> </text:span>de<text:span text:style-name="T1"> </text:span>ma<text:span text:style-name="T1"> </text:span>manie<text:span text:style-name="T1"> </text:span>d'écrire<text:span text:style-name="T1"> </text:span>remonte<text:span text:style-name="T1"> </text:span>bien<text:span text:style-name="T1"> </text:span>plus<text:span text:style-name="T1"> </text:span>haut<text:span text:style-name="T1"> </text:span>que<text:span text:style-name="T1"> </text:span>1886.<text:span text:style-name="T1"> </text:span>J'ai<text:span text:style-name="T1"> </text:span>débuté<text:span text:style-name="T1"> </text:span>dans<text:span text:style-name="T1"> </text:span>la<text:span text:style-name="T1"> </text:span>même<text:span text:style-name="T1"> </text:span>semaine<text:span text:style-name="T1"> </text:span>1882<text:span text:style-name="T1"> </text:span>à<text:span text:style-name="T1"> </text:span>la<text:span text:style-name="T1"> </text:span><text:span text:style-name="T2">Vie</text:span><text:span text:style-name="T3"> </text:span><text:span text:style-name="T2">Parisienne</text:span><text:span text:style-name="T1"> </text:span>et<text:span text:style-name="T1"> </text:span>au<text:span text:style-name="T1"> </text:span>journal<text:span text:style-name="T1"> </text:span><text:span text:style-name="T2">Le</text:span><text:span text:style-name="T3"> </text:span><text:span text:style-name="T2">Monde</text:span>,<text:span text:style-name="T1"> </text:span>hasard<text:span text:style-name="T1"> </text:span>des<text:span text:style-name="T1"> </text:span>relations$3$.<text:span text:style-name="T1"> </text:span>Si<text:span text:style-name="T1"> </text:span>j'avais<text:span text:style-name="T1"> </text:span>retrouvé<text:span text:style-name="T1"> </text:span>ces<text:span text:style-name="T1"> </text:span>deux<text:span text:style-name="T1"> </text:span>articles<text:span text:style-name="T1"> </text:span>et<text:span text:style-name="T1"> </text:span>ceux<text:span text:style-name="T1"> </text:span>qui<text:span text:style-name="T1"> </text:span>ont<text:span text:style-name="T1"> </text:span>suivi,<text:span text:style-name="T1"> </text:span>en<text:span text:style-name="T1"> </text:span>diverses<text:span text:style-name="T1"> </text:span>revues,<text:span text:style-name="T1"> </text:span>les<text:span text:style-name="T1"> </text:span>cinq<text:span text:style-name="T1"> </text:span>années<text:span text:style-name="T1"> </text:span>suivantes,<text:span text:style-name="T1"> </text:span>j'aurais<text:span text:style-name="T1"> </text:span>donné<text:span text:style-name="T1"> </text:span>les<text:span text:style-name="T1"> </text:span>moins<text:span text:style-name="T1"> </text:span>mauvais.<text:span text:style-name="T1"> </text:span>Mais<text:span text:style-name="T1"> </text:span>ces<text:span text:style-name="T1"> </text:span>exhumations<text:span text:style-name="T1"> </text:span>n'ont<text:span text:style-name="T1"> </text:span>rien<text:span text:style-name="T1"> </text:span>de<text:span text:style-name="T1"> </text:span>bien<text:span text:style-name="T1"> </text:span>plaisant<text:span text:style-name="T1"> </text:span>et<text:span text:style-name="T1"> </text:span>je<text:span text:style-name="T1"> </text:span>n'ai<text:span text:style-name="T1"> </text:span>pas<text:span text:style-name="T1"> </text:span>cherché<text:span text:style-name="T1"> </text:span>avec<text:span text:style-name="T1"> </text:span>beaucoup<text:span text:style-name="T1"> </text:span>de<text:span text:style-name="T1"> </text:span>persévérance.<text:span text:style-name="T1"> </text:span>On<text:span text:style-name="T1"> </text:span>se<text:span text:style-name="T1"> </text:span>contentera,<text:span text:style-name="T1"> </text:span>et<text:span text:style-name="T1"> </text:span>très<text:span text:style-name="T1"> </text:span>facilement,<text:span text:style-name="T1"> </text:span>je<text:span text:style-name="T1"> </text:span>crois,<text:span text:style-name="T1"> </text:span>des<text:span text:style-name="T1"> </text:span>quelques<text:span text:style-name="T1"> </text:span>pages<text:span text:style-name="T1"> </text:span>qui<text:span text:style-name="T1"> </text:span>ouvrent<text:span text:style-name="T1"> </text:span>ce<text:span text:style-name="T1"> </text:span>volume.<text:span text:style-name="T1"> </text:span></text:p>
      <text:p text:style-name="P9"/>
      <text:h text:style-name="Heading_20_1" text:outline-level="1">Un<text:span text:style-name="T1"> r</text:span>omancier<text:span text:style-name="T1"> a</text:span>méricain - Bret<text:span text:style-name="T1"> </text:span>Harte<text:span text:style-name="T1"> <text:s/></text:span>$4$</text:h>
      <text:h text:style-name="Heading_20_2" text:outline-level="2">I</text:h>
      <text:p text:style-name="Standard">Bien<text:span text:style-name="T1"> </text:span>que<text:span text:style-name="T1"> </text:span>né<text:span text:style-name="T1"> </text:span>dans<text:span text:style-name="T1"> </text:span>l'Etat<text:span text:style-name="T1"> </text:span>de<text:span text:style-name="T1"> </text:span>New-York,<text:span text:style-name="T1"> </text:span>Bret<text:span text:style-name="T1"> </text:span>Harte$5$,<text:span text:style-name="T1"> </text:span>par<text:span text:style-name="T1"> </text:span>son<text:span text:style-name="T1"> </text:span>perpétuel<text:span text:style-name="T1"> </text:span>séjour<text:span text:style-name="T1"> </text:span>dans<text:span text:style-name="T1"> </text:span>l'Ouest,<text:span text:style-name="T1"> </text:span>est<text:span text:style-name="T1"> </text:span>devenu<text:span text:style-name="T1"> </text:span>un<text:span text:style-name="T1"> </text:span>Californien<text:span text:style-name="T1"> </text:span>comme<text:span text:style-name="T1"> </text:span>l'indique<text:span text:style-name="T1"> </text:span>son<text:span text:style-name="T1"> </text:span>nom,<text:span text:style-name="T1"> </text:span>il<text:span text:style-name="T1"> </text:span>est<text:span text:style-name="T1"> </text:span>Hollandais<text:span text:style-name="T1"> </text:span>d'origine$6$.<text:span text:style-name="T1"> </text:span>Même<text:span text:style-name="T1"> </text:span>dans<text:span text:style-name="T1"> </text:span>un<text:span text:style-name="T1"> </text:span>pays<text:span text:style-name="T1"> </text:span>où<text:span text:style-name="T1"> </text:span>les<text:span text:style-name="T1"> </text:span>écrivains,<text:span text:style-name="T1"> </text:span>au<text:span text:style-name="T1"> </text:span>lieu<text:span text:style-name="T1"> </text:span>de<text:span text:style-name="T1"> </text:span>se<text:span text:style-name="T1"> </text:span>spécialiser,<text:span text:style-name="T1"> </text:span>tiennent<text:span text:style-name="T1"> </text:span>à<text:span text:style-name="T1"> </text:span>faire<text:span text:style-name="T1"> </text:span>vibrer<text:span text:style-name="T1"> </text:span>successivement,<text:span text:style-name="T1"> </text:span>et<text:span text:style-name="T1"> </text:span>même<text:span text:style-name="T1"> </text:span>ensemble,<text:span text:style-name="T1"> </text:span>toutes<text:span text:style-name="T1"> </text:span>les<text:span text:style-name="T1"> </text:span>cordes<text:span text:style-name="T1"> </text:span>de<text:span text:style-name="T1"> </text:span>la<text:span text:style-name="T1"> </text:span>lyre,<text:span text:style-name="T1"> </text:span>il<text:span text:style-name="T1"> </text:span>est<text:span text:style-name="T1"> </text:span>particulièrement<text:span text:style-name="T1"> </text:span>difficile<text:span text:style-name="T1"> </text:span>à<text:span text:style-name="T1"> </text:span>classer.<text:span text:style-name="T1"> </text:span>Est-ce<text:span text:style-name="T1"> </text:span>un<text:span text:style-name="T1"> </text:span>romancier<text:span text:style-name="T1"> </text:span>est-ce<text:span text:style-name="T1"> </text:span>un<text:span text:style-name="T1"> </text:span>fantaisiste<text:span text:style-name="T1"> </text:span>?<text:span text:style-name="T1"> </text:span>On<text:span text:style-name="T1"> </text:span>ne<text:span text:style-name="T1"> </text:span>sait,<text:span text:style-name="T1"> </text:span>car<text:span text:style-name="T1"> </text:span>s'il<text:span text:style-name="T1"> </text:span>a<text:span text:style-name="T1"> </text:span>le<text:span text:style-name="T1"> </text:span>don<text:span text:style-name="T1"> </text:span>de<text:span text:style-name="T1"> </text:span>l'humour,<text:span text:style-name="T1"> </text:span>il<text:span text:style-name="T1"> </text:span>a<text:span text:style-name="T1"> </text:span>encore<text:span text:style-name="T1"> </text:span>le<text:span text:style-name="T1"> </text:span>don<text:span text:style-name="T1"> </text:span>de<text:span text:style-name="T1"> </text:span>l'observation.<text:span text:style-name="T1"> </text:span>Cette<text:span text:style-name="T1"> </text:span>libéralité<text:span text:style-name="T1"> </text:span>de<text:span text:style-name="T1"> </text:span>la<text:span text:style-name="T1"> </text:span>nature<text:span text:style-name="T1"> </text:span>aurait<text:span text:style-name="T1"> </text:span>pu<text:span text:style-name="T1"> </text:span>faire<text:span text:style-name="T1"> </text:span>de<text:span text:style-name="T1"> </text:span>lui<text:span text:style-name="T1"> </text:span>un<text:span text:style-name="T1"> </text:span>Dickens ;<text:span text:style-name="T1"> </text:span>mais<text:span text:style-name="T1"> </text:span>il<text:span text:style-name="T1"> </text:span>n'y<text:span text:style-name="T1"> </text:span>a<text:span text:style-name="T1"> </text:span>pas<text:span text:style-name="T1"> </text:span>de<text:span text:style-name="T1"> </text:span>double<text:span text:style-name="T1"> </text:span>emploi<text:span text:style-name="T1"> </text:span>dans<text:span text:style-name="T1"> </text:span>les<text:span text:style-name="T1"> </text:span>talents<text:span text:style-name="T1"> </text:span>originaux<text:span text:style-name="T1"> </text:span>elle<text:span text:style-name="T1"> </text:span>en<text:span text:style-name="T1"> </text:span>a<text:span text:style-name="T1"> </text:span>fait<text:span text:style-name="T1"> </text:span>un<text:span text:style-name="T1"> </text:span>Bret<text:span text:style-name="T1"> </text:span>Harte.<text:span text:style-name="T1"> </text:span>Une<text:span text:style-name="T1"> </text:span>partie<text:span text:style-name="T1"> </text:span>de<text:span text:style-name="T1"> </text:span>son<text:span text:style-name="T1"> </text:span>originalité<text:span text:style-name="T1"> </text:span>semble<text:span text:style-name="T1"> </text:span>venir<text:span text:style-name="T1"> </text:span>des<text:span text:style-name="T1"> </text:span>sujets<text:span text:style-name="T1"> </text:span>même<text:span text:style-name="T1"> </text:span>qu'il<text:span text:style-name="T1"> </text:span>a<text:span text:style-name="T1"> </text:span>choisis.<text:span text:style-name="T1"> </text:span>Comme<text:span text:style-name="T1"> </text:span>Fenimore<text:span text:style-name="T1"> </text:span>Cooper<text:span text:style-name="T1"> </text:span>découvrait<text:span text:style-name="T1"> </text:span>le<text:span text:style-name="T1"> </text:span>Peau-Rouge,<text:span text:style-name="T1"> </text:span>montrait<text:span text:style-name="T1"> </text:span>la<text:span text:style-name="T1"> </text:span>lutte<text:span text:style-name="T1"> </text:span>du<text:span text:style-name="T1"> </text:span>sauvage<text:span text:style-name="T1"> </text:span>contre<text:span text:style-name="T1"> </text:span>l'envahissante<text:span text:style-name="T1"> </text:span>civilisation,<text:span text:style-name="T1"> </text:span>Bret<text:span text:style-name="T1"> </text:span>Harte<text:span text:style-name="T1"> </text:span>a<text:span text:style-name="T1"> </text:span>découvert<text:span text:style-name="T1"> </text:span>le<text:span text:style-name="T1"> </text:span>mineur<text:span text:style-name="T1"> </text:span>californien,<text:span text:style-name="T1"> </text:span>a<text:span text:style-name="T1"> </text:span>montré<text:span text:style-name="T1"> </text:span>comment<text:span text:style-name="T1"> </text:span>des<text:span text:style-name="T1"> </text:span>êtres<text:span text:style-name="T1"> </text:span>civilisés,<text:span text:style-name="T1"> </text:span>hors<text:span text:style-name="T1"> </text:span>de<text:span text:style-name="T1"> </text:span>leur<text:span text:style-name="T1"> </text:span>milieu,<text:span text:style-name="T1"> </text:span>retombent<text:span text:style-name="T1"> </text:span>dans<text:span text:style-name="T1"> </text:span>une<text:span text:style-name="T1"> </text:span>sorte<text:span text:style-name="T1"> </text:span>de<text:span text:style-name="T1"> </text:span>barbarie,<text:span text:style-name="T1"> </text:span>et<text:span text:style-name="T1"> </text:span>comment,<text:span text:style-name="T1"> </text:span>de<text:span text:style-name="T1"> </text:span>cette<text:span text:style-name="T1"> </text:span>barbarie,<text:span text:style-name="T1"> </text:span>naît<text:span text:style-name="T1"> </text:span>peu<text:span text:style-name="T1"> </text:span>à<text:span text:style-name="T1"> </text:span>peu<text:span text:style-name="T1"> </text:span>une<text:span text:style-name="T1"> </text:span>civilisation<text:span text:style-name="T1"> </text:span>nouvelle.<text:span text:style-name="T1"> </text:span>Le<text:span text:style-name="T1"> </text:span>monde<text:span text:style-name="T1"> </text:span>où<text:span text:style-name="T1"> </text:span>il<text:span text:style-name="T1"> </text:span>nous<text:span text:style-name="T1"> </text:span>conduit<text:span text:style-name="T1"> </text:span>est<text:span text:style-name="T1"> </text:span>un-<text:span text:style-name="T1"> </text:span>monde<text:span text:style-name="T1"> </text:span>d'agités,<text:span text:style-name="T1"> </text:span>où<text:span text:style-name="T1"> </text:span>les<text:span text:style-name="T1"> </text:span>passions<text:span text:style-name="T1"> </text:span>brutales<text:span text:style-name="T1"> </text:span>s'agitent<text:span text:style-name="T1"> </text:span>par<text:span text:style-name="T1"> </text:span>la<text:span text:style-name="T1"> </text:span>diversité<text:span text:style-name="T1"> </text:span>des<text:span text:style-name="T1"> </text:span>races<text:span text:style-name="T1"> </text:span>réunies,<text:span text:style-name="T1"> </text:span>le<text:span text:style-name="T1"> </text:span>pêle-mêle<text:span text:style-name="T1"> </text:span>des<text:span text:style-name="T1"> </text:span>conditions<text:span text:style-name="T1"> </text:span>sociales,<text:span text:style-name="T1"> </text:span>les<text:span text:style-name="T1"> </text:span>conflits<text:span text:style-name="T1"> </text:span>de<text:span text:style-name="T1"> </text:span>langues,<text:span text:style-name="T1"> </text:span>d'instincts<text:span text:style-name="T1"> </text:span>qui<text:span text:style-name="T1"> </text:span>secouent<text:span text:style-name="T1"> </text:span>comme<text:span text:style-name="T1"> </text:span>une<text:span text:style-name="T1"> </text:span>fièvre<text:span text:style-name="T1"> </text:span>intense<text:span text:style-name="T1"> </text:span>et<text:span text:style-name="T1"> </text:span>permanente<text:span text:style-name="T1"> </text:span>l'étrange<text:span text:style-name="T1"> </text:span>population<text:span text:style-name="T1"> </text:span>du<text:span text:style-name="T1"> </text:span>Pacifique.<text:span text:style-name="T1"> </text:span>Ces<text:span text:style-name="T1"> </text:span>mœurs<text:span text:style-name="T1"> </text:span>nouvelles,<text:span text:style-name="T1"> </text:span>presque<text:span text:style-name="T1"> </text:span>incroyables,<text:span text:style-name="T1"> </text:span>où<text:span text:style-name="T1"> </text:span>l'étrange<text:span text:style-name="T1"> </text:span>est<text:span text:style-name="T1"> </text:span>tantôt<text:span text:style-name="T1"> </text:span>d'un<text:span text:style-name="T1"> </text:span>comique<text:span text:style-name="T1"> </text:span>violent,<text:span text:style-name="T1"> </text:span>tantôt<text:span text:style-name="T1"> </text:span>d'une<text:span text:style-name="T1"> </text:span>barbarie<text:span text:style-name="T1"> </text:span>tragique,<text:span text:style-name="T1"> </text:span>Bret<text:span text:style-name="T1"> </text:span>Harte,<text:span text:style-name="T1"> </text:span>dans<text:span text:style-name="T1"> </text:span>le<text:span text:style-name="T1"> </text:span>raccourci<text:span text:style-name="T1"> </text:span>de<text:span text:style-name="T1"> </text:span>ses<text:span text:style-name="T1"> </text:span>petits<text:span text:style-name="T1"> </text:span>tableaux,<text:span text:style-name="T1"> </text:span>les<text:span text:style-name="T1"> </text:span>peint<text:span text:style-name="T1"> </text:span>d'une<text:span text:style-name="T1"> </text:span>main<text:span text:style-name="T1"> </text:span>ferme<text:span text:style-name="T1"> </text:span>sa<text:span text:style-name="T1"> </text:span>touche<text:span text:style-name="T1"> </text:span>est<text:span text:style-name="T1"> </text:span>saine<text:span text:style-name="T1"> </text:span>et<text:span text:style-name="T1"> </text:span>large<text:span text:style-name="T1"> </text:span>il<text:span text:style-name="T1"> </text:span>est<text:span text:style-name="T1"> </text:span>gai<text:span text:style-name="T1"> </text:span>sa<text:span text:style-name="T1"> </text:span>gaîté<text:span text:style-name="T1"> </text:span>va<text:span text:style-name="T1"> </text:span>souvent<text:span text:style-name="T1"> </text:span>jusqu'à<text:span text:style-name="T1"> </text:span>la<text:span text:style-name="T1"> </text:span>gaminerie,<text:span text:style-name="T1"> </text:span>et<text:span text:style-name="T1"> </text:span>parfois<text:span text:style-name="T1"> </text:span>elle<text:span text:style-name="T1"> </text:span>s'attendrît.<text:span text:style-name="T1"> </text:span>Tout<text:span text:style-name="T1"> </text:span>est<text:span text:style-name="T1"> </text:span>nouveau.<text:span text:style-name="T1"> </text:span>De<text:span text:style-name="T1"> </text:span>premier<text:span text:style-name="T1"> </text:span>abord,<text:span text:style-name="T1"> </text:span>on<text:span text:style-name="T1"> </text:span>se<text:span text:style-name="T1"> </text:span>croit<text:span text:style-name="T1"> </text:span>en<text:span text:style-name="T1"> </text:span>pays<text:span text:style-name="T1"> </text:span>lunaire<text:span text:style-name="T1"> </text:span>Broad<text:span text:style-name="T1"> </text:span>street$7$<text:span text:style-name="T1"> </text:span>devient<text:span text:style-name="T1"> </text:span>une<text:span text:style-name="T1"> </text:span>vision<text:span text:style-name="T1"> </text:span>très<text:span text:style-name="T1"> </text:span>confuse,<text:span text:style-name="T1"> </text:span>et<text:span text:style-name="T1"> </text:span>Concord<text:span text:style-name="T1"> </text:span>Hill$8$<text:span text:style-name="T1"> </text:span>s'efface<text:span text:style-name="T1"> </text:span>dans<text:span text:style-name="T1"> </text:span>les<text:span text:style-name="T1"> </text:span>brumes<text:span text:style-name="T1"> </text:span>lointaines.<text:span text:style-name="T1"> </text:span>La<text:span text:style-name="T1"> </text:span>terre<text:span text:style-name="T1"> </text:span>a<text:span text:style-name="T1"> </text:span>des<text:span text:style-name="T1"> </text:span>formes,<text:span text:style-name="T1"> </text:span>des<text:span text:style-name="T1"> </text:span>parfums,<text:span text:style-name="T1"> </text:span>des<text:span text:style-name="T1"> </text:span>bruits<text:span text:style-name="T1"> </text:span>nouveaux<text:span text:style-name="T1"> </text:span>les<text:span text:style-name="T1"> </text:span>âpretés<text:span text:style-name="T1"> </text:span>des<text:span text:style-name="T1"> </text:span>roches<text:span text:style-name="T1"> </text:span>nues,<text:span text:style-name="T1"> </text:span>les<text:span text:style-name="T1"> </text:span>odeurs<text:span text:style-name="T1"> </text:span>des<text:span text:style-name="T1"> </text:span>pins<text:span text:style-name="T1"> </text:span>résineux$9$,<text:span text:style-name="T1"> </text:span>la<text:span text:style-name="T1"> </text:span>cadence<text:span text:style-name="T1"> </text:span>des<text:span text:style-name="T1"> </text:span>lourds<text:span text:style-name="T1"> </text:span>marteaux<text:span text:style-name="T1"> </text:span>parmi<text:span text:style-name="T1"> </text:span>les<text:span text:style-name="T1"> </text:span>grognements<text:span text:style-name="T1"> </text:span>des<text:span text:style-name="T1"> </text:span>joueurs<text:span text:style-name="T1"> </text:span>de<text:span text:style-name="T1"> </text:span>poker ;<text:span text:style-name="T1"> </text:span>et<text:span text:style-name="T1"> </text:span>aux<text:span text:style-name="T1"> </text:span>confins<text:span text:style-name="T1"> </text:span>de<text:span text:style-name="T1"> </text:span>ce<text:span text:style-name="T1"> </text:span>monde,<text:span text:style-name="T1"> </text:span>nouveau<text:span text:style-name="T1"> </text:span>dans<text:span text:style-name="T1"> </text:span>le<text:span text:style-name="T1"> </text:span>nouveau<text:span text:style-name="T1"> </text:span>monde,<text:span text:style-name="T1"> </text:span>« la<text:span text:style-name="T1"> </text:span>Sirène<text:span text:style-name="T1"> </text:span>dédaigneuse,<text:span text:style-name="T1"> </text:span>assise<text:span text:style-name="T1"> </text:span>à<text:span text:style-name="T1"> </text:span>la<text:span text:style-name="T1"> </text:span>porte<text:span text:style-name="T1"> </text:span>de<text:span text:style-name="T1"> </text:span>l'Orient,<text:span text:style-name="T1"> </text:span>sur<text:span text:style-name="T1"> </text:span>les<text:span text:style-name="T1"> </text:span>hauteurs<text:span text:style-name="T1"> </text:span>naguère<text:span text:style-name="T1"> </text:span>conquises$10$<text:span text:style-name="T1"> »</text:span>,<text:span text:style-name="T1"> </text:span>San<text:span text:style-name="T1"> </text:span>Francisco.<text:span text:style-name="T1"> </text:span></text:p>
      <text:p text:style-name="Standard">Quand<text:span text:style-name="T1"> </text:span>il<text:span text:style-name="T1"> </text:span>commença<text:span text:style-name="T1"> </text:span>d'écrire,<text:span text:style-name="T1"> </text:span>Bret<text:span text:style-name="T1"> </text:span>Harte<text:span text:style-name="T1"> </text:span>avait<text:span text:style-name="T1"> </text:span>l'expérience<text:span text:style-name="T1"> </text:span>nécessaire<text:span text:style-name="T1"> </text:span>pour<text:span text:style-name="T1"> </text:span>débrouiller<text:span text:style-name="T1"> </text:span>la<text:span text:style-name="T1"> </text:span>complexité<text:span text:style-name="T1"> </text:span>des<text:span text:style-name="T1"> </text:span>conflits<text:span text:style-name="T1"> </text:span>qu'il<text:span text:style-name="T1"> </text:span>voulait<text:span text:style-name="T1"> </text:span>analyser.<text:span text:style-name="T1"> </text:span>Il<text:span text:style-name="T1"> </text:span>avait<text:span text:style-name="T1"> </text:span>touché<text:span text:style-name="T1"> </text:span>à<text:span text:style-name="T1"> </text:span>toutes<text:span text:style-name="T1"> </text:span>les<text:span text:style-name="T1"> </text:span>professions,<text:span text:style-name="T1"> </text:span>même<text:span text:style-name="T1"> </text:span>à<text:span text:style-name="T1"> </text:span>celles<text:span text:style-name="T1"> </text:span>qui<text:span text:style-name="T1"> </text:span>n'en<text:span text:style-name="T1"> </text:span>sont<text:span text:style-name="T1"> </text:span>pas<text:span text:style-name="T1"> </text:span>aujourd'hui<text:span text:style-name="T1"> </text:span>explorateur,<text:span text:style-name="T1"> </text:span>demain<text:span text:style-name="T1"> </text:span>consul,<text:span text:style-name="T1"> </text:span>après-demain<text:span text:style-name="T1"> </text:span>autre<text:span text:style-name="T1"> </text:span>chose<text:span text:style-name="T1"> </text:span>encore.<text:span text:style-name="T1"> </text:span>Déjà,<text:span text:style-name="T1"> </text:span>littérairement,<text:span text:style-name="T1"> </text:span>il<text:span text:style-name="T1"> </text:span>avait<text:span text:style-name="T1"> </text:span>essayé<text:span text:style-name="T1"> </text:span>de<text:span text:style-name="T1"> </text:span>tous<text:span text:style-name="T1"> </text:span>les<text:span text:style-name="T1"> </text:span>genres,<text:span text:style-name="T1"> </text:span>semblait<text:span text:style-name="T1"> </text:span>avoir<text:span text:style-name="T1"> </text:span>étudié<text:span text:style-name="T1"> </text:span>tout,<text:span text:style-name="T1"> </text:span>mais<text:span text:style-name="T1"> </text:span>surtout,<text:span text:style-name="T1"> </text:span>comme<text:span text:style-name="T1"> </text:span>Winthrop,<text:span text:style-name="T1"> </text:span>le<text:span text:style-name="T1"> </text:span>romancier<text:span text:style-name="T1"> </text:span>hardi,<text:span text:style-name="T1"> </text:span>comme<text:span text:style-name="T1"> T</text:span>horeau,<text:span text:style-name="T1"> </text:span>le<text:span text:style-name="T1"> </text:span>philosophe<text:span text:style-name="T1"> </text:span>de<text:span text:style-name="T1"> </text:span>la<text:span text:style-name="T1"> </text:span>nature,<text:span text:style-name="T1"> </text:span>sur-,<text:span text:style-name="T1"> </text:span>tout<text:span text:style-name="T1"> </text:span>le<text:span text:style-name="T1"> </text:span>plein<text:span text:style-name="T1"> </text:span>air,<text:span text:style-name="T1"> </text:span>la<text:span text:style-name="T1"> </text:span>montagne,<text:span text:style-name="T1"> </text:span>la<text:span text:style-name="T1"> </text:span>forêt,<text:span text:style-name="T1"> </text:span>la<text:span text:style-name="T1"> </text:span>mer<text:span text:style-name="T1"> </text:span>c'est<text:span text:style-name="T1"> </text:span>peut-être<text:span text:style-name="T1"> </text:span>en<text:span text:style-name="T1"> </text:span>cessant<text:span text:style-name="T1"> </text:span>de<text:span text:style-name="T1"> </text:span>fréquenter<text:span text:style-name="T1"> </text:span>les<text:span text:style-name="T1"> </text:span>hommes<text:span text:style-name="T1"> </text:span>qu'on<text:span text:style-name="T1"> </text:span>apprend<text:span text:style-name="T1"> </text:span>les<text:span text:style-name="T1"> </text:span>mieux<text:span text:style-name="T1"> </text:span>connaître.<text:span text:style-name="T1"> </text:span></text:p>
      <text:h text:style-name="Heading_20_2" text:outline-level="2">II<text:span text:style-name="T1"> </text:span></text:h>
      <text:p text:style-name="Standard">L'humour<text:span text:style-name="T1"> </text:span>de<text:span text:style-name="T1"> </text:span>Bret<text:span text:style-name="T1"> </text:span>Harte<text:span text:style-name="T1"> </text:span>est<text:span text:style-name="T1"> </text:span>fort<text:span text:style-name="T1"> </text:span>divers<text:span text:style-name="T1"> </text:span>de<text:span text:style-name="T1"> </text:span>ton<text:span text:style-name="T1"> </text:span>il<text:span text:style-name="T1"> </text:span>a<text:span text:style-name="T1"> </text:span>les<text:span text:style-name="T1"> </text:span>deux,<text:span text:style-name="T1"> </text:span>à<text:span text:style-name="T1"> </text:span>vrai<text:span text:style-name="T1"> </text:span>dire,<text:span text:style-name="T1"> </text:span>le<text:span text:style-name="T1"> </text:span>haut<text:span text:style-name="T1"> </text:span>et<text:span text:style-name="T1"> </text:span>le<text:span text:style-name="T1"> </text:span>bas.<text:span text:style-name="T1"> </text:span>Il<text:span text:style-name="T1"> </text:span>sait,<text:span text:style-name="T1"> </text:span>avec<text:span text:style-name="T1"> </text:span>la<text:span text:style-name="T1"> </text:span>même<text:span text:style-name="T1"> </text:span>aisance,<text:span text:style-name="T1"> </text:span>traduire<text:span text:style-name="T1"> </text:span>ironiquement<text:span text:style-name="T1"> </text:span>ses<text:span text:style-name="T1"> </text:span>sensations<text:span text:style-name="T1"> </text:span>et<text:span text:style-name="T1"> </text:span>les<text:span text:style-name="T1"> </text:span>parodier.<text:span text:style-name="T1"> </text:span>Il<text:span text:style-name="T1"> </text:span>va<text:span text:style-name="T1"> </text:span>jusqu'au<text:span text:style-name="T1"> </text:span>burlesque,<text:span text:style-name="T1"> </text:span>comme<text:span text:style-name="T1"> </text:span>dans<text:span text:style-name="T1"> </text:span>ses<text:span text:style-name="T1"> </text:span><text:span text:style-name="T2">Nouvelles</text:span><text:span text:style-name="T3"> </text:span><text:span text:style-name="T2">condensées</text:span>,<text:span text:style-name="T1"> </text:span>qui<text:span text:style-name="T1"> </text:span>sont<text:span text:style-name="T1"> </text:span>d'amusants<text:span text:style-name="T1"> </text:span>pastiches<text:span text:style-name="T1"> </text:span>de<text:span text:style-name="T1"> </text:span>la<text:span text:style-name="T1"> </text:span>manière<text:span text:style-name="T1"> </text:span>des<text:span text:style-name="T1"> </text:span>maîtres<text:span text:style-name="T1"> </text:span>et<text:span text:style-name="T1"> </text:span>de<text:span text:style-name="T1"> </text:span>certains<text:span text:style-name="T1"> </text:span>romanciers<text:span text:style-name="T1"> </text:span>en<text:span text:style-name="T1"> </text:span>vogue ;<text:span text:style-name="T1"> </text:span>pêle-mêle<text:span text:style-name="T1"> </text:span>Victor<text:span text:style-name="T1"> </text:span>Hugo,<text:span text:style-name="T1"> </text:span>Dickens,<text:span text:style-name="T1"> </text:span>Miss<text:span text:style-name="T1"> </text:span>Braddon,<text:span text:style-name="T1"> </text:span>Michelet,<text:span text:style-name="T1"> </text:span>Wilkie<text:span text:style-name="T1"> </text:span>Collins,<text:span text:style-name="T1"> </text:span>Charlotte<text:span text:style-name="T1"> </text:span>Brontë.<text:span text:style-name="T1"> </text:span>Il<text:span text:style-name="T1"> </text:span>fait<text:span text:style-name="T1"> </text:span>rire<text:span text:style-name="T1"> </text:span>c'est<text:span text:style-name="T1"> </text:span>du<text:span text:style-name="T1"> </text:span>Thackeray,<text:span text:style-name="T1"> </text:span>non<text:span text:style-name="T1"> </text:span>du<text:span text:style-name="T1"> </text:span>meilleur,<text:span text:style-name="T1"> </text:span>de<text:span text:style-name="T1"> </text:span>celui<text:span text:style-name="T1"> </text:span>qui<text:span text:style-name="T1"> </text:span>fit<text:span text:style-name="T1"> </text:span>la<text:span text:style-name="T1"> </text:span>fortune<text:span text:style-name="T1"> </text:span>du<text:span text:style-name="T1"> </text:span><text:span text:style-name="T2">Punch</text:span>$12$.<text:span text:style-name="T1"> </text:span>Cette<text:span text:style-name="T1"> </text:span>partie<text:span text:style-name="T1"> </text:span>très<text:span text:style-name="T1"> </text:span>amusante<text:span text:style-name="T1"> </text:span>de<text:span text:style-name="T1"> </text:span>son<text:span text:style-name="T1"> </text:span>œuvre<text:span text:style-name="T1"> </text:span>n'est<text:span text:style-name="T1"> </text:span>peut-être<text:span text:style-name="T1"> </text:span>pas<text:span text:style-name="T1"> </text:span>exempte<text:span text:style-name="T1"> </text:span>d'un<text:span text:style-name="T1"> </text:span>peu<text:span text:style-name="T1"> </text:span>de<text:span text:style-name="T1"> </text:span><text:soft-page-break/>mauvais<text:span text:style-name="T1"> </text:span>goût,<text:span text:style-name="T1"> </text:span>mais<text:span text:style-name="T1"> </text:span>nous<text:span text:style-name="T1"> </text:span>sommes<text:span text:style-name="T1"> </text:span>en<text:span text:style-name="T1"> </text:span>un<text:span text:style-name="T1"> </text:span>pays<text:span text:style-name="T1"> </text:span>où<text:span text:style-name="T1"> </text:span>une<text:span text:style-name="T1"> </text:span>extrême<text:span text:style-name="T1"> </text:span>délicatesse<text:span text:style-name="T1"> </text:span>ne<text:span text:style-name="T1"> </text:span>serait<text:span text:style-name="T1"> </text:span>pas<text:span text:style-name="T1"> </text:span>de<text:span text:style-name="T1"> </text:span>mise ;<text:span text:style-name="T1"> </text:span>et<text:span text:style-name="T1"> </text:span>quand<text:span text:style-name="T1"> </text:span>on<text:span text:style-name="T1"> </text:span>accepte<text:span text:style-name="T1"> </text:span>de<text:span text:style-name="T1"> </text:span>s'amuser<text:span text:style-name="T1"> </text:span>à<text:span text:style-name="T1"> </text:span>la<text:span text:style-name="T1"> </text:span>parodie,<text:span text:style-name="T1"> </text:span>il<text:span text:style-name="T1"> </text:span>ne<text:span text:style-name="T1"> </text:span>faut<text:span text:style-name="T1"> </text:span>pas<text:span text:style-name="T1"> </text:span>rougir<text:span text:style-name="T1"> </text:span>de<text:span text:style-name="T1"> </text:span>son<text:span text:style-name="T1"> </text:span>plaisir.<text:span text:style-name="T1"> </text:span></text:p>
      <text:p text:style-name="Standard">C'est<text:span text:style-name="T1"> </text:span>avec<text:span text:style-name="T1"> </text:span>ce<text:span text:style-name="T1"> </text:span>même<text:span text:style-name="T1"> </text:span>regard<text:span text:style-name="T1"> </text:span>gouailleur<text:span text:style-name="T1"> </text:span>qu'il<text:span text:style-name="T1"> </text:span>observe<text:span text:style-name="T1"> </text:span>la<text:span text:style-name="T1"> </text:span>vie<text:span text:style-name="T1"> </text:span>dans<text:span text:style-name="T1"> </text:span>ses<text:span text:style-name="T1"> </text:span>premières<text:span text:style-name="T1"> </text:span>esquisses,<text:span text:style-name="T1"> </text:span>prose<text:span text:style-name="T1"> </text:span>ou<text:span text:style-name="T1"> </text:span>vers,<text:span text:style-name="T1"> </text:span>dans<text:span text:style-name="T1"> </text:span>celles<text:span text:style-name="T1"> </text:span>qui<text:span text:style-name="T1"> </text:span>sont<text:span text:style-name="T1"> </text:span>demeurées<text:span text:style-name="T1"> </text:span>les<text:span text:style-name="T1"> </text:span>plus<text:span text:style-name="T1"> </text:span>populaires,<text:span text:style-name="T1"> </text:span>comme<text:span text:style-name="T1"> </text:span><text:span text:style-name="T2">Ce</text:span><text:span text:style-name="T3"> </text:span><text:span text:style-name="T2">Païen</text:span><text:span text:style-name="T3"> </text:span><text:span text:style-name="T2">de</text:span><text:span text:style-name="T3"> </text:span><text:span text:style-name="T2">Chinois</text:span>$13$.<text:span text:style-name="T1"> </text:span>Cette<text:span text:style-name="T1"> </text:span>ballade,<text:span text:style-name="T1"> </text:span>que<text:span text:style-name="T1"> </text:span>M.<text:span text:style-name="T1"> </text:span>Bret<text:span text:style-name="T1"> </text:span>Harte<text:span text:style-name="T1"> </text:span>aurait<text:span text:style-name="T1"> </text:span>tort<text:span text:style-name="T1"> </text:span>de<text:span text:style-name="T1"> </text:span>désavouer,<text:span text:style-name="T1"> </text:span>a<text:span text:style-name="T1"> </text:span>un<text:span text:style-name="T1"> </text:span>goût<text:span text:style-name="T1"> </text:span>de<text:span text:style-name="T1"> </text:span>terroir<text:span text:style-name="T1"> </text:span>et<text:span text:style-name="T1"> </text:span>un<text:span text:style-name="T1"> </text:span>air<text:span text:style-name="T1"> </text:span>de<text:span text:style-name="T1"> </text:span>la<text:span text:style-name="T1"> </text:span>véracité<text:span text:style-name="T1"> </text:span>qui<text:span text:style-name="T1"> </text:span>en<text:span text:style-name="T1"> </text:span>augmentent<text:span text:style-name="T1"> </text:span>singulièrement<text:span text:style-name="T1"> </text:span>le<text:span text:style-name="T1"> </text:span>prix,<text:span text:style-name="T1"> </text:span>pour<text:span text:style-name="T1"> </text:span>un<text:span text:style-name="T1"> </text:span>curieux<text:span text:style-name="T1"> </text:span>d'originalités.<text:span text:style-name="T1"> </text:span></text:p>
      <text:p text:style-name="Standard">Aux<text:span text:style-name="T1"> </text:span>États-Unis,<text:span text:style-name="T1"> </text:span>surtout<text:span text:style-name="T1"> </text:span>en<text:span text:style-name="T1"> </text:span>Angleterre,<text:span text:style-name="T1"> </text:span>Bret<text:span text:style-name="T1"> </text:span>Harte<text:span text:style-name="T1"> </text:span>est,<text:span text:style-name="T1"> </text:span>pour<text:span text:style-name="T1"> </text:span>le<text:span text:style-name="T1"> </text:span>gros<text:span text:style-name="T1"> </text:span>public,<text:span text:style-name="T1"> </text:span>l'auteur<text:span text:style-name="T1"> </text:span>de<text:span text:style-name="T1"> </text:span><text:span text:style-name="T2">That</text:span><text:span text:style-name="T3"> </text:span><text:span text:style-name="T2">heathen</text:span><text:span text:style-name="T3"> </text:span><text:span text:style-name="T2">Chinese</text:span>$14$ ;<text:span text:style-name="T1"> </text:span>et<text:span text:style-name="T1"> </text:span>pourtant<text:span text:style-name="T1"> </text:span>il<text:span text:style-name="T1"> </text:span>a<text:span text:style-name="T1"> </text:span>tout<text:span text:style-name="T1"> </text:span>fait,<text:span text:style-name="T1"> </text:span>depuis,<text:span text:style-name="T1"> </text:span>pour<text:span text:style-name="T1"> </text:span>se<text:span text:style-name="T1"> </text:span>dépouiller<text:span text:style-name="T1"> </text:span>de<text:span text:style-name="T1"> </text:span>ce<text:span text:style-name="T1"> </text:span>penchant<text:span text:style-name="T1"> </text:span>à<text:span text:style-name="T1"> </text:span>la<text:span text:style-name="T1"> </text:span>plaisanterie<text:span text:style-name="T1"> </text:span>qui<text:span text:style-name="T1"> </text:span>l'avait<text:span text:style-name="T1"> </text:span>fait<text:span text:style-name="T1"> </text:span>verser<text:span text:style-name="T1"> </text:span>dans<text:span text:style-name="T1"> </text:span>le<text:span text:style-name="T1"> </text:span>Mark<text:span text:style-name="T1"> </text:span>Twain.<text:span text:style-name="T1"> </text:span>Dès<text:span text:style-name="T1"> </text:span>1869,<text:span text:style-name="T1"> </text:span>il<text:span text:style-name="T1"> </text:span>indique<text:span text:style-name="T1"> </text:span>clairement,<text:span text:style-name="T1"> </text:span>non<text:span text:style-name="T1"> </text:span>sans<text:span text:style-name="T1"> </text:span>orgueil,<text:span text:style-name="T1"> </text:span>le<text:span text:style-name="T1"> </text:span>rôle<text:span text:style-name="T1"> </text:span>qu'il<text:span text:style-name="T1"> </text:span>prétend<text:span text:style-name="T1"> </text:span>jouer<text:span text:style-name="T1"> </text:span>dans<text:span text:style-name="T1"> </text:span>la<text:span text:style-name="T1"> </text:span>littérature<text:span text:style-name="T1"> </text:span>américaine<text:span text:style-name="T1"> </text:span></text:p>
      <text:p text:style-name="Standard">« Je<text:span text:style-name="T1"> </text:span>n'ai<text:span text:style-name="T1"> </text:span>point<text:span text:style-name="T1"> </text:span>d'autre<text:span text:style-name="T1"> </text:span>but<text:span text:style-name="T1"> </text:span>que<text:span text:style-name="T1"> </text:span>celui-ci<text:span text:style-name="T1"> </text:span>compléter<text:span text:style-name="T1"> </text:span>le<text:span text:style-name="T1"> </text:span>tableau<text:span text:style-name="T1"> </text:span>d'une<text:span text:style-name="T1"> </text:span>période<text:span text:style-name="T1"> </text:span>dont<text:span text:style-name="T1"> </text:span>l'histoire<text:span text:style-name="T1"> </text:span>californienne<text:span text:style-name="T1"> </text:span>a<text:span text:style-name="T1"> </text:span>conservé<text:span text:style-name="T1"> </text:span>les<text:span text:style-name="T1"> </text:span>incidents<text:span text:style-name="T1"> </text:span>en<text:span text:style-name="T1"> </text:span>oubliant<text:span text:style-name="T1"> </text:span>les<text:span text:style-name="T1"> </text:span>acteurs<text:span text:style-name="T1"> </text:span>période<text:span text:style-name="T1"> </text:span>cependant<text:span text:style-name="T1"> </text:span>toute<text:span text:style-name="T1"> </text:span>pleine<text:span text:style-name="T1"> </text:span>d'une<text:span text:style-name="T1"> </text:span>sorte<text:span text:style-name="T1"> </text:span>de<text:span text:style-name="T1"> </text:span>poésie<text:span text:style-name="T1"> </text:span>héroïque<text:span text:style-name="T1"> </text:span>digne<text:span text:style-name="T1"> </text:span>de<text:span text:style-name="T1"> </text:span>la<text:span text:style-name="T1"> </text:span>Grèce,<text:span text:style-name="T1"> </text:span>poésie<text:span text:style-name="T1"> </text:span>dont<text:span text:style-name="T1"> </text:span>nul<text:span text:style-name="T1"> </text:span>peut-être<text:span text:style-name="T1"> </text:span>ne<text:span text:style-name="T1"> </text:span>fut<text:span text:style-name="T1"> </text:span>moins<text:span text:style-name="T1"> </text:span>conscient<text:span text:style-name="T1"> </text:span>que<text:span text:style-name="T1"> </text:span>les<text:span text:style-name="T1"> </text:span>héros<text:span text:style-name="T1"> </text:span>eux-mêmes.<text:span text:style-name="T1"> </text:span>Je<text:span text:style-name="T1"> </text:span>serais<text:span text:style-name="T1"> </text:span>très<text:span text:style-name="T1"> </text:span>content<text:span text:style-name="T1"> </text:span>d'avoir<text:span text:style-name="T1"> </text:span>du<text:span text:style-name="T1"> </text:span>moins<text:span text:style-name="T1"> </text:span>recueilli<text:span text:style-name="T1"> </text:span>des<text:span text:style-name="T1"> </text:span>matériaux<text:span text:style-name="T1"> </text:span>pour<text:span text:style-name="T1"> </text:span>une<text:span text:style-name="T1"> </text:span><text:span text:style-name="T2">Iliade</text:span><text:span text:style-name="T3"> </text:span>qui<text:span text:style-name="T1"> </text:span>n'a<text:span text:style-name="T1"> </text:span>pas<text:span text:style-name="T1"> </text:span>encore<text:span text:style-name="T1"> </text:span>été<text:span text:style-name="T1"> </text:span>chantée$15$.<text:span text:style-name="T1"> » </text:span></text:p>
      <text:p text:style-name="Standard">S'il<text:span text:style-name="T1"> </text:span>ne<text:span text:style-name="T1"> </text:span>la<text:span text:style-name="T1"> </text:span>chante<text:span text:style-name="T1"> </text:span>pas,<text:span text:style-name="T1"> </text:span>et<text:span text:style-name="T1"> </text:span>il<text:span text:style-name="T1"> </text:span>n'a<text:span text:style-name="T1"> </text:span>pas<text:span text:style-name="T1"> </text:span>le<text:span text:style-name="T1"> </text:span>génie<text:span text:style-name="T1"> </text:span>épique$16$,<text:span text:style-name="T1"> </text:span>nul<text:span text:style-name="T1"> </text:span>ne<text:span text:style-name="T1"> </text:span>le<text:span text:style-name="T1"> </text:span>fera ;<text:span text:style-name="T1"> </text:span>mais<text:span text:style-name="T1"> </text:span>les<text:span text:style-name="T1"> </text:span>fragments<text:span text:style-name="T1"> </text:span>qu'il<text:span text:style-name="T1"> </text:span>a<text:span text:style-name="T1"> </text:span>notés<text:span text:style-name="T1"> </text:span>nous<text:span text:style-name="T1"> </text:span>suffisent.<text:span text:style-name="T1"> </text:span>Fragments,<text:span text:style-name="T1"> </text:span>car<text:span text:style-name="T1"> </text:span>les<text:span text:style-name="T1"> </text:span>morceaux<text:span text:style-name="T1"> </text:span>qui<text:span text:style-name="T1"> </text:span>composent<text:span text:style-name="T1"> </text:span>-<text:span text:style-name="T1"> </text:span>les<text:span text:style-name="T1"> </text:span><text:span text:style-name="T2">Récits</text:span><text:span text:style-name="T3"> </text:span><text:span text:style-name="T2">californiens</text:span>$17$<text:span text:style-name="T1"> </text:span>sont<text:span text:style-name="T1"> </text:span>la<text:span text:style-name="T1"> </text:span>plupart<text:span text:style-name="T1"> </text:span>assez<text:span text:style-name="T1"> </text:span>courts ;<text:span text:style-name="T1"> </text:span>et<text:span text:style-name="T1"> </text:span>les<text:span text:style-name="T1"> </text:span>plus<text:span text:style-name="T1"> </text:span>courts,<text:span text:style-name="T1"> </text:span>en<text:span text:style-name="T1"> </text:span>général,<text:span text:style-name="T1"> </text:span>sont<text:span text:style-name="T1"> </text:span>les<text:span text:style-name="T1"> </text:span>meilleurs,<text:span text:style-name="T1"> </text:span>d'une<text:span text:style-name="T1"> </text:span>plastique<text:span text:style-name="T1"> </text:span>plus<text:span text:style-name="T1"> </text:span>ramassé,<text:span text:style-name="T1"> </text:span>d'une<text:span text:style-name="T1"> </text:span>vie<text:span text:style-name="T1"> </text:span>plus<text:span text:style-name="T1"> </text:span>condensée$18$.<text:span text:style-name="T1"> </text:span>Comme<text:span text:style-name="T1"> </text:span>tous<text:span text:style-name="T1"> </text:span>ceux<text:span text:style-name="T1"> </text:span>qui<text:span text:style-name="T1"> </text:span>réussissent<text:span text:style-name="T1"> </text:span>très<text:span text:style-name="T1"> </text:span>bien<text:span text:style-name="T1"> </text:span>la<text:span text:style-name="T1"> </text:span>nouvelle,<text:span text:style-name="T1"> </text:span>l'esquisse,<text:span text:style-name="T1"> </text:span>M. Bret<text:span text:style-name="T1"> </text:span>Harte<text:span text:style-name="T1"> </text:span>perd<text:span text:style-name="T1"> </text:span>la<text:span text:style-name="T1"> </text:span>plupart<text:span text:style-name="T1"> </text:span>de<text:span text:style-name="T1"> </text:span>ses<text:span text:style-name="T1"> </text:span>qualités<text:span text:style-name="T1"> </text:span>de<text:span text:style-name="T1"> </text:span>psychologue<text:span text:style-name="T1"> </text:span>lorsqu'il<text:span text:style-name="T1"> </text:span>veut<text:span text:style-name="T1"> </text:span>se<text:span text:style-name="T1"> </text:span>développer<text:span text:style-name="T1"> </text:span>en<text:span text:style-name="T1"> </text:span>un<text:span text:style-name="T1"> </text:span>long<text:span text:style-name="T1"> </text:span>roman,<text:span text:style-name="T1"> </text:span>Il<text:span text:style-name="T1"> </text:span>semble<text:span text:style-name="T1"> </text:span>qu'alors<text:span text:style-name="T1"> </text:span>lui<text:span text:style-name="T1"> </text:span>échappent<text:span text:style-name="T1"> </text:span>jusqu'à<text:span text:style-name="T1"> </text:span>son<text:span text:style-name="T1"> </text:span>don<text:span text:style-name="T1"> </text:span>de<text:span text:style-name="T1"> </text:span>l'observation<text:span text:style-name="T1"> </text:span>exacte,<text:span text:style-name="T1"> </text:span>même<text:span text:style-name="T1"> </text:span>sa<text:span text:style-name="T1"> </text:span>logique,<text:span text:style-name="T1"> </text:span>le<text:span text:style-name="T1"> </text:span>pittoresque<text:span text:style-name="T1"> </text:span>et<text:span text:style-name="T1"> </text:span>le<text:span text:style-name="T1"> </text:span>nerveux<text:span text:style-name="T1"> </text:span>de<text:span text:style-name="T1"> </text:span>son<text:span text:style-name="T1"> </text:span>style.<text:span text:style-name="T1"> </text:span>Retrouva-t-il,<text:span text:style-name="T1"> </text:span>par<text:span text:style-name="T1"> </text:span>exemple,<text:span text:style-name="T1"> </text:span>dans<text:span text:style-name="T1"> </text:span>aucun<text:span text:style-name="T1"> </text:span>de<text:span text:style-name="T1"> </text:span>ses<text:span text:style-name="T1"> </text:span>romans,<text:span text:style-name="T1"> </text:span>la<text:span text:style-name="T1"> </text:span>merveilleuse<text:span text:style-name="T1"> </text:span>intensité<text:span text:style-name="T1"> </text:span>d'émotion<text:span text:style-name="T1"> </text:span>qui<text:span text:style-name="T1"> </text:span>empoigne<text:span text:style-name="T1"> </text:span>à<text:span text:style-name="T1"> </text:span>la<text:span text:style-name="T1"> </text:span>lecture<text:span text:style-name="T1"> </text:span>de<text:span text:style-name="T1"> </text:span><text:span text:style-name="T2">Poker</text:span><text:span text:style-name="T3"> </text:span><text:span text:style-name="T2">Flat$</text:span>19$,<text:span text:style-name="T1"> </text:span>de<text:span text:style-name="T1"> </text:span><text:span text:style-name="T2">Mliss</text:span>$20$,<text:span text:style-name="T1"> </text:span>de<text:span text:style-name="T1"> </text:span><text:span text:style-name="T2">Roaring</text:span><text:span text:style-name="T3"> </text:span><text:span text:style-name="T2">Camp</text:span>$21$?<text:span text:style-name="T1"> </text:span>Les<text:span text:style-name="T1"> </text:span>rudes<text:span text:style-name="T1"> </text:span>amours,<text:span text:style-name="T1"> </text:span>les<text:span text:style-name="T1"> </text:span>rudes<text:span text:style-name="T1"> </text:span>haines,<text:span text:style-name="T1"> </text:span>les<text:span text:style-name="T1"> </text:span>vengeances,<text:span text:style-name="T1"> </text:span>les<text:span text:style-name="T1"> </text:span>férocités,<text:span text:style-name="T1"> </text:span>les<text:span text:style-name="T1"> </text:span>générosités<text:span text:style-name="T1"> </text:span>subites,<text:span text:style-name="T1"> </text:span>les<text:span text:style-name="T1"> </text:span>grandeurs<text:span text:style-name="T1"> </text:span>brutales,<text:span text:style-name="T1"> </text:span>tout<text:span text:style-name="T1"> </text:span>le<text:span text:style-name="T1"> </text:span>bouillonnement<text:span text:style-name="T1"> </text:span>d'une<text:span text:style-name="T1"> </text:span>cuvée<text:span text:style-name="T1"> </text:span>de<text:span text:style-name="T1"> </text:span>passions<text:span text:style-name="T1"> </text:span>en<text:span text:style-name="T1"> </text:span>fermentation<text:span text:style-name="T1"> </text:span>pour<text:span text:style-name="T1"> </text:span>faire<text:span text:style-name="T1"> </text:span>sentir<text:span text:style-name="T1"> </text:span>cela,<text:span text:style-name="T1"> </text:span>quelques<text:span text:style-name="T1"> </text:span>pages<text:span text:style-name="T1"> </text:span>lui<text:span text:style-name="T1"> </text:span>suffisent.<text:span text:style-name="T1"> </text:span>Son<text:span text:style-name="T1"> </text:span>réalisme<text:span text:style-name="T1"> </text:span>est<text:span text:style-name="T1"> </text:span>assez<text:span text:style-name="T1"> </text:span>fort<text:span text:style-name="T1"> </text:span>ou<text:span text:style-name="T1"> </text:span>assez<text:span text:style-name="T1"> </text:span>habile<text:span text:style-name="T1"> </text:span>pour<text:span text:style-name="T1"> </text:span>que<text:span text:style-name="T1"> </text:span>ces<text:span text:style-name="T1"> </text:span>récits,<text:span text:style-name="T1"> </text:span>dont<text:span text:style-name="T1"> </text:span>plusieurs<text:span text:style-name="T1"> </text:span>n'ont<text:span text:style-name="T1"> </text:span>qu'une<text:span text:style-name="T1"> </text:span>vraisemblance<text:span text:style-name="T1"> </text:span>logique,<text:span text:style-name="T1"> </text:span>en<text:span text:style-name="T1"> </text:span>arrivent<text:span text:style-name="T1"> </text:span>à<text:span text:style-name="T1"> </text:span>imiter<text:span text:style-name="T1"> </text:span>si<text:span text:style-name="T1"> </text:span>bien<text:span text:style-name="T1"> </text:span>le<text:span text:style-name="T1"> </text:span>mouvement<text:span text:style-name="T1"> </text:span>de<text:span text:style-name="T1"> </text:span>la<text:span text:style-name="T1"> </text:span>vie,<text:span text:style-name="T1"> </text:span>que<text:span text:style-name="T1"> </text:span>le<text:span text:style-name="T1"> </text:span>cadre<text:span text:style-name="T1"> </text:span>de<text:span text:style-name="T1"> </text:span>la<text:span text:style-name="T1"> </text:span>fiction<text:span text:style-name="T1"> </text:span>disparaît<text:span text:style-name="T1"> </text:span>des<text:span text:style-name="T1"> </text:span>yeux<text:span text:style-name="T1"> </text:span>du<text:span text:style-name="T1"> </text:span>lecteur.<text:span text:style-name="T1"> </text:span></text:p>
      <text:h text:style-name="Heading_20_2" text:outline-level="2">III</text:h>
      <text:p text:style-name="Standard">Bret<text:span text:style-name="T1"> </text:span>Harte<text:span text:style-name="T1"> </text:span>est<text:span text:style-name="T1"> </text:span>le<text:span text:style-name="T1"> </text:span>créateur<text:span text:style-name="T1"> </text:span>de<text:span text:style-name="T1"> </text:span>ce<text:span text:style-name="T1"> </text:span>qu'on<text:span text:style-name="T1"> </text:span>appelle,<text:span text:style-name="T1"> </text:span>aux<text:span text:style-name="T1"> </text:span>Etats-Unis,<text:span text:style-name="T1"> </text:span>la<text:span text:style-name="T1"> </text:span>littérature<text:span text:style-name="T1"> </text:span>de<text:span text:style-name="T1"> </text:span>l'Ouest,<text:span text:style-name="T1"> </text:span><text:span text:style-name="T2">Western</text:span><text:span text:style-name="T3"> </text:span><text:span text:style-name="T2">literature</text:span>.<text:span text:style-name="T1"> </text:span>Un<text:span text:style-name="T1"> </text:span>intérêt<text:span text:style-name="T1"> </text:span>particulier<text:span text:style-name="T1"> </text:span>s'attache<text:span text:style-name="T1"> </text:span>donc<text:span text:style-name="T1"> </text:span>à<text:span text:style-name="T1"> </text:span>ses<text:span text:style-name="T1"> </text:span>débuts,<text:span text:style-name="T1"> </text:span>à<text:span text:style-name="T1"> </text:span>toutes<text:span text:style-name="T1"> </text:span>les<text:span text:style-name="T1"> </text:span>circonstances<text:span text:style-name="T1"> </text:span>qui<text:span text:style-name="T1"> </text:span>nous<text:span text:style-name="T1"> </text:span>expliqueront<text:span text:style-name="T1"> </text:span>la<text:span text:style-name="T1"> </text:span>-formation<text:span text:style-name="T1"> </text:span>de<text:span text:style-name="T1"> </text:span>son<text:span text:style-name="T1"> </text:span>talent<text:span text:style-name="T1"> </text:span>et<text:span text:style-name="T1"> </text:span>de<text:span text:style-name="T1"> </text:span>sa<text:span text:style-name="T1"> </text:span>manière.<text:span text:style-name="T1"> </text:span></text:p>
      <text:p text:style-name="Standard">Les<text:span text:style-name="T1"> </text:span>Etats-Unis<text:span text:style-name="T1"> </text:span>sont<text:span text:style-name="T1"> </text:span>loin<text:span text:style-name="T1"> </text:span>de<text:span text:style-name="T1"> </text:span>présenter,<text:span text:style-name="T1"> </text:span>comme<text:span text:style-name="T1"> </text:span>climat,<text:span text:style-name="T1"> </text:span>comme<text:span text:style-name="T1"> </text:span>races,<text:span text:style-name="T1"> </text:span>comme<text:span text:style-name="T1"> </text:span>mœurs,<text:span text:style-name="T1"> </text:span>un<text:span text:style-name="T1"> </text:span>ensemble<text:span text:style-name="T1"> </text:span>homogène.<text:span text:style-name="T1"> </text:span>Il<text:span text:style-name="T1"> </text:span>y<text:span text:style-name="T1"> </text:span>a<text:span text:style-name="T1"> </text:span>la<text:span text:style-name="T1"> </text:span>Nouvelle-Angleterre,<text:span text:style-name="T1"> </text:span>du<text:span text:style-name="T1"> </text:span>Maine<text:span text:style-name="T1"> </text:span>à<text:span text:style-name="T1"> </text:span>la<text:span text:style-name="T1"> </text:span>Virginie,<text:span text:style-name="T1"> </text:span>région<text:span text:style-name="T1"> </text:span>de<text:span text:style-name="T1"> </text:span>colonisation<text:span text:style-name="T1"> </text:span>ancienne<text:span text:style-name="T1"> </text:span>il<text:span text:style-name="T1"> </text:span>y<text:span text:style-name="T1"> </text:span>a<text:span text:style-name="T1"> </text:span>le<text:span text:style-name="T1"> </text:span>Sud,<text:span text:style-name="T1"> </text:span>qui<text:span text:style-name="T1"> </text:span>est<text:span text:style-name="T1"> </text:span>créole<text:span text:style-name="T1"> </text:span>et<text:span text:style-name="T1"> </text:span>semi-français<text:span text:style-name="T1"> </text:span>il<text:span text:style-name="T1"> </text:span>y<text:span text:style-name="T1"> </text:span>a<text:span text:style-name="T1"> </text:span>enfin<text:span text:style-name="T1"> </text:span>l'Ouest,<text:span text:style-name="T1"> </text:span>et<text:span text:style-name="T1"> </text:span>l'on<text:span text:style-name="T1"> </text:span>comprend<text:span text:style-name="T1"> </text:span>généralement<text:span text:style-name="T1"> </text:span>sous<text:span text:style-name="T1"> </text:span>ce<text:span text:style-name="T1"> </text:span>nom<text:span text:style-name="T1"> </text:span>tout<text:span text:style-name="T1"> </text:span>ce<text:span text:style-name="T1"> </text:span>qui<text:span text:style-name="T1"> </text:span>n'est<text:span text:style-name="T1"> </text:span>ni<text:span text:style-name="T1"> </text:span>la<text:span text:style-name="T1"> </text:span>Nouvelle-Angleterre,<text:span text:style-name="T1"> </text:span>ni<text:span text:style-name="T1"> </text:span>l'ancienne<text:span text:style-name="T1"> </text:span>Louisiane.<text:span text:style-name="T1"> </text:span>Entre<text:span text:style-name="T1"> </text:span>le<text:span text:style-name="T1"> </text:span>Pacifique<text:span text:style-name="T1"> </text:span>et<text:span text:style-name="T1"> </text:span>l'Atlantique,<text:span text:style-name="T1"> </text:span>entre<text:span text:style-name="T1"> </text:span>Boston<text:span text:style-name="T1"> </text:span>et<text:span text:style-name="T1"> </text:span>San-Francisco,<text:span text:style-name="T1"> </text:span>les<text:span text:style-name="T1"> </text:span>différences<text:span text:style-name="T1"> </text:span>sont<text:span text:style-name="T1"> </text:span>profondes,<text:span text:style-name="T1"> </text:span>quant<text:span text:style-name="T1"> </text:span>aux<text:span text:style-name="T1"> </text:span>conditions<text:span text:style-name="T1"> </text:span>générales<text:span text:style-name="T1"> </text:span>de<text:span text:style-name="T1"> </text:span>la<text:span text:style-name="T1"> </text:span>vie,<text:span text:style-name="T1"> </text:span>et<text:span text:style-name="T1"> </text:span>elles<text:span text:style-name="T1"> </text:span>furent<text:span text:style-name="T1"> </text:span>encore<text:span text:style-name="T1"> </text:span>marquées<text:span text:style-name="T1"> </text:span>par<text:span text:style-name="T1"> </text:span>cette<text:span text:style-name="T1"> </text:span>originelle<text:span text:style-name="T1"> </text:span>fièvre<text:span text:style-name="T1"> </text:span>de<text:span text:style-name="T1"> </text:span>l'or<text:span text:style-name="T1"> </text:span>qui<text:span text:style-name="T1"> </text:span>laissa<text:span text:style-name="T1"> </text:span>dans<text:span text:style-name="T1"> </text:span>l'organisme<text:span text:style-name="T1"> </text:span>de<text:span text:style-name="T1"> </text:span>la<text:span text:style-name="T1"> </text:span>société<text:span text:style-name="T1"> </text:span>de<text:span text:style-name="T1"> </text:span>visibles<text:span text:style-name="T1"> </text:span>cicatrices<text:span text:style-name="T1"> </text:span>et<text:span text:style-name="T1"> </text:span>des<text:span text:style-name="T1"> </text:span>lésions<text:span text:style-name="T1"> </text:span>cachées.<text:span text:style-name="T1"> </text:span></text:p>
      <text:p text:style-name="Standard"><text:soft-page-break/>A<text:span text:style-name="T1"> </text:span>ces<text:span text:style-name="T1"> </text:span>cervelles<text:span text:style-name="T1"> </text:span>il<text:span text:style-name="T1"> </text:span>fallait<text:span text:style-name="T1"> </text:span>une<text:span text:style-name="T1"> </text:span>littérature<text:span text:style-name="T1"> </text:span>spéciale<text:span text:style-name="T1"> </text:span>Bret<text:span text:style-name="T1"> </text:span>Harte<text:span text:style-name="T1"> </text:span>le<text:span text:style-name="T1"> </text:span>sentit,<text:span text:style-name="T1"> </text:span>et<text:span text:style-name="T1"> </text:span>se<text:span text:style-name="T1"> </text:span>mit<text:span text:style-name="T1"> </text:span>à<text:span text:style-name="T1"> </text:span>l'œuvre.<text:span text:style-name="T1"> </text:span>Il<text:span text:style-name="T1"> </text:span>était<text:span text:style-name="T1"> </text:span>alors<text:span text:style-name="T1"> </text:span>rédacteur<text:span text:style-name="T1"> </text:span>en<text:span text:style-name="T1"> </text:span>chef<text:span text:style-name="T1"> </text:span>d'une<text:span text:style-name="T1"> </text:span>Revue,<text:span text:style-name="T1"> </text:span>qui<text:span text:style-name="T1"> </text:span>paraissait<text:span text:style-name="T1"> </text:span>à<text:span text:style-name="T1"> </text:span>San-Francisco<text:span text:style-name="T1"> </text:span>sous<text:span text:style-name="T1"> </text:span>le<text:span text:style-name="T1"> </text:span>nom<text:span text:style-name="T1"> </text:span>d'<text:span text:style-name="T2">Overland</text:span>$22$.<text:span text:style-name="T1"> </text:span></text:p>
      <text:p text:style-name="Standard">L'occasion<text:span text:style-name="T1"> </text:span>lui<text:span text:style-name="T1"> </text:span>parut<text:span text:style-name="T1"> </text:span>bonne<text:span text:style-name="T1"> </text:span>pour<text:span text:style-name="T1"> </text:span>essayer<text:span text:style-name="T1"> </text:span>de<text:span text:style-name="T1"> </text:span>quelques-unes<text:span text:style-name="T1"> </text:span>des<text:span text:style-name="T1"> </text:span>esquisses<text:span text:style-name="T1"> </text:span>californiennes<text:span text:style-name="T1"> </text:span>qu'il<text:span text:style-name="T1"> </text:span>venait<text:span text:style-name="T1"> </text:span>de<text:span text:style-name="T1"> </text:span>terminer,<text:span text:style-name="T1"> </text:span>et<text:span text:style-name="T1"> </text:span>il<text:span text:style-name="T1"> </text:span>se<text:span text:style-name="T1"> </text:span>décida<text:span text:style-name="T1"> </text:span>à<text:span text:style-name="T1"> </text:span>donner<text:span text:style-name="T1"> </text:span><text:span text:style-name="T2">The</text:span><text:span text:style-name="T3"> </text:span><text:span text:style-name="T2">Luck</text:span><text:span text:style-name="T3"> </text:span><text:span text:style-name="T2">of</text:span><text:span text:style-name="T3"> </text:span><text:span text:style-name="T2">the</text:span><text:span text:style-name="T3"> </text:span><text:span text:style-name="T2">Roaring</text:span><text:span text:style-name="T3"> </text:span><text:span text:style-name="T2">Camp</text:span>$23$.<text:span text:style-name="T1"> </text:span></text:p>
      <text:p text:style-name="Standard">La<text:span text:style-name="T1"> </text:span>nouvelle<text:span text:style-name="T1"> </text:span>fut<text:span text:style-name="T1"> </text:span>envoyée<text:span text:style-name="T1"> </text:span>à<text:span text:style-name="T1"> </text:span>l'imprimerie,<text:span text:style-name="T1"> </text:span>et<text:span text:style-name="T1"> </text:span>tout<text:span text:style-name="T1"> </text:span>alla<text:span text:style-name="T1"> </text:span>bien<text:span text:style-name="T1"> </text:span>jusqu'à<text:span text:style-name="T1"> </text:span>ce<text:span text:style-name="T1"> </text:span>qu'elle<text:span text:style-name="T1"> </text:span>arrivât<text:span text:style-name="T1"> </text:span>aux<text:span text:style-name="T1"> </text:span>mains<text:span text:style-name="T1"> </text:span>du<text:span text:style-name="T1"> </text:span>prote.<text:span text:style-name="T1"> </text:span>C'était<text:span text:style-name="T1"> </text:span>une<text:span text:style-name="T1"> </text:span>jeune<text:span text:style-name="T1"> </text:span>femme.<text:span text:style-name="T1"> </text:span>Elle<text:span text:style-name="T1"> </text:span>commença<text:span text:style-name="T1"> </text:span>sa<text:span text:style-name="T1"> </text:span>lecture,<text:span text:style-name="T1"> </text:span>et<text:span text:style-name="T1"> </text:span>un<text:span text:style-name="T1"> </text:span>effroi<text:span text:style-name="T1"> </text:span>la<text:span text:style-name="T1"> </text:span>gagnait.<text:span text:style-name="T1"> </text:span>Elle<text:span text:style-name="T1"> </text:span>n'avait<text:span text:style-name="T1"> </text:span>jamais<text:span text:style-name="T1"> </text:span>rien<text:span text:style-name="T1"> </text:span>lu<text:span text:style-name="T1"> </text:span>de<text:span text:style-name="T1"> </text:span>pareil.<text:span text:style-name="T1"> </text:span>L'imprimeur,<text:span text:style-name="T1"> </text:span>averti,<text:span text:style-name="T1"> </text:span>eut<text:span text:style-name="T1"> </text:span>un<text:span text:style-name="T1"> </text:span>mouvement<text:span text:style-name="T1"> </text:span>d'indignation ;<text:span text:style-name="T1"> </text:span>le<text:span text:style-name="T1"> </text:span>directeur<text:span text:style-name="T1"> </text:span>de<text:span text:style-name="T1"> </text:span>la<text:span text:style-name="T1"> </text:span>Revue,<text:span text:style-name="T1"> </text:span>consulté<text:span text:style-name="T1"> </text:span>à<text:span text:style-name="T1"> </text:span>son<text:span text:style-name="T1"> </text:span>tour,<text:span text:style-name="T1"> </text:span>s'emporta<text:span text:style-name="T1"> </text:span>jamais<text:span text:style-name="T1"> </text:span>il<text:span text:style-name="T1"> </text:span>ne<text:span text:style-name="T1"> </text:span>laisserait<text:span text:style-name="T1"> </text:span>passer<text:span text:style-name="T1"> </text:span>une<text:span text:style-name="T1"> </text:span>littérature<text:span text:style-name="T1"> </text:span>aussi<text:span text:style-name="T1"> </text:span>bizarre.<text:span text:style-name="T1"> </text:span>Sur<text:span text:style-name="T1"> </text:span>les<text:span text:style-name="T1"> </text:span>instances<text:span text:style-name="T1"> </text:span>de<text:span text:style-name="T1"> </text:span>l'auteur,<text:span text:style-name="T1"> </text:span>on<text:span text:style-name="T1"> </text:span>convoqua<text:span text:style-name="T1"> </text:span>une<text:span text:style-name="T1"> </text:span>sorte<text:span text:style-name="T1"> </text:span>de<text:span text:style-name="T1"> </text:span>conseil<text:span text:style-name="T1"> </text:span>critique<text:span text:style-name="T1"> </text:span>qui,<text:span text:style-name="T1"> </text:span>à<text:span text:style-name="T1"> </text:span>l'unanimité,<text:span text:style-name="T1"> </text:span>trouva<text:span text:style-name="T1"> </text:span>cette<text:span text:style-name="T1"> </text:span>production<text:span text:style-name="T1"> </text:span>absurde,<text:span text:style-name="T1"> </text:span>de<text:span text:style-name="T1"> </text:span>nature<text:span text:style-name="T1"> </text:span>à<text:span text:style-name="T1"> </text:span>nuire<text:span text:style-name="T1"> </text:span>aux<text:span text:style-name="T1"> </text:span>intérêts<text:span text:style-name="T1"> </text:span>du<text:span text:style-name="T1"> </text:span>journal,<text:span text:style-name="T1"> </text:span>peut-être<text:span text:style-name="T1"> </text:span>destinée<text:span text:style-name="T1"> </text:span>à<text:span text:style-name="T1"> </text:span>le<text:span text:style-name="T1"> </text:span>rendre<text:span text:style-name="T1"> </text:span>à<text:span text:style-name="T1"> </text:span>jamais<text:span text:style-name="T1"> </text:span>ridicule.<text:span text:style-name="T1"> </text:span></text:p>
      <text:p text:style-name="Standard">Bret<text:span text:style-name="T1"> </text:span>Harte<text:span text:style-name="T1"> </text:span>offrit<text:span text:style-name="T1"> </text:span>sa<text:span text:style-name="T1"> </text:span>démission.<text:span text:style-name="T1"> </text:span>Ou<text:span text:style-name="T1"> </text:span>la<text:span text:style-name="T1"> </text:span>nouvelle<text:span text:style-name="T1"> </text:span>passerait,<text:span text:style-name="T1"> </text:span>ou<text:span text:style-name="T1"> </text:span>il<text:span text:style-name="T1"> </text:span>s'en<text:span text:style-name="T1"> </text:span>irait.<text:span text:style-name="T1"> </text:span>La<text:span text:style-name="T1"> </text:span>nouvelle<text:span text:style-name="T1"> </text:span>passa$24$.<text:span text:style-name="T1"> </text:span>Ni<text:span text:style-name="T1"> </text:span>les<text:span text:style-name="T1"> </text:span>prévisions<text:span text:style-name="T1"> </text:span>de<text:span text:style-name="T1"> </text:span>l'auteur,<text:span text:style-name="T1"> </text:span>ni<text:span text:style-name="T1"> </text:span>celles<text:span text:style-name="T1"> </text:span>de<text:span text:style-name="T1"> </text:span>ses<text:span text:style-name="T1"> </text:span>adversaires,<text:span text:style-name="T1"> </text:span>qui<text:span text:style-name="T1"> </text:span>croyaient,<text:span text:style-name="T1"> </text:span>l'un<text:span text:style-name="T1"> </text:span>à<text:span text:style-name="T1"> </text:span>un<text:span text:style-name="T1"> </text:span>succès,<text:span text:style-name="T1"> </text:span>les<text:span text:style-name="T1"> </text:span>autres<text:span text:style-name="T1"> </text:span>à<text:span text:style-name="T1"> </text:span>un<text:span text:style-name="T1"> </text:span>concert<text:span text:style-name="T1"> </text:span>de<text:span text:style-name="T1"> </text:span>railleries,<text:span text:style-name="T1"> </text:span>ne<text:span text:style-name="T1"> </text:span>se<text:span text:style-name="T1"> </text:span>réalisèrent.<text:span text:style-name="T1"> </text:span>Le<text:span text:style-name="T1"> </text:span>numéro<text:span text:style-name="T1"> </text:span>de<text:span text:style-name="T1"> </text:span><text:span text:style-name="T2">Overland</text:span><text:span text:style-name="T1"> </text:span>parut,<text:span text:style-name="T1"> </text:span>les<text:span text:style-name="T1"> </text:span>jours<text:span text:style-name="T1"> </text:span>coulèrent,<text:span text:style-name="T1"> </text:span>les<text:span text:style-name="T1"> </text:span>semaines<text:span text:style-name="T1"> </text:span><text:span text:style-name="T2">The</text:span><text:span text:style-name="T3"> </text:span><text:span text:style-name="T2">Luck</text:span><text:span text:style-name="T1"> </text:span>avait<text:span text:style-name="T1"> </text:span>passé<text:span text:style-name="T1"> </text:span>inaperçu.<text:span text:style-name="T1"> </text:span></text:p>
      <text:p text:style-name="Standard">Cependant<text:span text:style-name="T1"> </text:span>le<text:span text:style-name="T1"> </text:span>courrier<text:span text:style-name="T1"> </text:span>de<text:span text:style-name="T1"> </text:span>l'est<text:span text:style-name="T1"> </text:span>apporta<text:span text:style-name="T1"> </text:span>des<text:span text:style-name="T1"> </text:span>nouvelles.<text:span text:style-name="T1"> </text:span>Ce<text:span text:style-name="T1"> </text:span>qui<text:span text:style-name="T1"> </text:span>n'avait<text:span text:style-name="T1"> </text:span>fait<text:span text:style-name="T1"> </text:span>aucune<text:span text:style-name="T1"> </text:span>sensation<text:span text:style-name="T1"> </text:span>à<text:span text:style-name="T1"> </text:span>San-Francisco<text:span text:style-name="T1"> </text:span>avait,<text:span text:style-name="T1"> </text:span>au<text:span text:style-name="T1"> </text:span>contraire,<text:span text:style-name="T1"> </text:span>été<text:span text:style-name="T1"> </text:span>fort<text:span text:style-name="T1"> </text:span>apprécié<text:span text:style-name="T1"> </text:span>entre<text:span text:style-name="T1"> </text:span>Boston<text:span text:style-name="T1"> </text:span>et<text:span text:style-name="T1"> </text:span>Philadelphie,<text:span text:style-name="T1"> </text:span>et<text:span text:style-name="T1"> </text:span>le<text:span text:style-name="T1"> </text:span>directeur<text:span text:style-name="T1"> </text:span>de<text:span text:style-name="T1"> </text:span>V<text:span text:style-name="T1"> </text:span>Atlantic,<text:span text:style-name="T1"> </text:span>revue<text:span text:style-name="T1"> </text:span>ancienne<text:span text:style-name="T1"> </text:span>et<text:span text:style-name="T1"> </text:span>considérée<text:span text:style-name="T1"> </text:span>qui<text:span text:style-name="T1"> </text:span>paraissait,<text:span text:style-name="T1"> </text:span>et<text:span text:style-name="T1"> </text:span>paraît<text:span text:style-name="T1"> </text:span>encore<text:span text:style-name="T1"> </text:span>à<text:span text:style-name="T1"> </text:span>Boston,<text:span text:style-name="T1"> </text:span>priait<text:span text:style-name="T1"> </text:span>Bret<text:span text:style-name="T1"> </text:span>Harte<text:span text:style-name="T1"> </text:span>de<text:span text:style-name="T1"> </text:span>lui<text:span text:style-name="T1"> </text:span>envoyer<text:span text:style-name="T1"> </text:span>quelque<text:span text:style-name="T1"> </text:span>chose<text:span text:style-name="T1"> </text:span>dans<text:span text:style-name="T1"> </text:span>le<text:span text:style-name="T1"> </text:span>goût<text:span text:style-name="T1"> </text:span>de<text:span text:style-name="T1"> </text:span><text:span text:style-name="T2">The</text:span><text:span text:style-name="T3"> </text:span><text:span text:style-name="T2">Luck</text:span><text:span text:style-name="T3"> </text:span><text:span text:style-name="T2">of</text:span><text:span text:style-name="T3"> </text:span><text:span text:style-name="T2">the</text:span><text:span text:style-name="T3"> </text:span><text:span text:style-name="T2">Roaring</text:span><text:span text:style-name="T3"> </text:span><text:span text:style-name="T2">Camp</text:span>$25$.<text:span text:style-name="T1"> </text:span></text:p>
      <text:p text:style-name="Standard">La<text:span text:style-name="T1"> </text:span>cause<text:span text:style-name="T1"> </text:span>était<text:span text:style-name="T1"> </text:span>gagnée,<text:span text:style-name="T1"> </text:span>mais,<text:span text:style-name="T1"> </text:span>chose<text:span text:style-name="T1"> </text:span>singulière,<text:span text:style-name="T1"> </text:span>le<text:span text:style-name="T1"> </text:span>succès<text:span text:style-name="T1"> </text:span>venait<text:span text:style-name="T1"> </text:span>d'où<text:span text:style-name="T1"> </text:span>on<text:span text:style-name="T1"> </text:span>attendait<text:span text:style-name="T1"> </text:span>le<text:span text:style-name="T1"> </text:span>dédain ;<text:span text:style-name="T1"> </text:span>le<text:span text:style-name="T1"> </text:span>public<text:span text:style-name="T1"> </text:span>de<text:span text:style-name="T1"> </text:span>l'Ouest<text:span text:style-name="T1"> </text:span>ne<text:span text:style-name="T1"> </text:span>commença<text:span text:style-name="T1"> </text:span>à<text:span text:style-name="T1"> </text:span>se<text:span text:style-name="T1"> </text:span>plaire<text:span text:style-name="T1"> </text:span>à<text:span text:style-name="T1"> </text:span>Bret<text:span text:style-name="T1"> </text:span>Harte<text:span text:style-name="T1"> </text:span>que<text:span text:style-name="T1"> </text:span>lorsqu'il<text:span text:style-name="T1"> </text:span>lut<text:span text:style-name="T1"> </text:span>ses<text:span text:style-name="T1"> </text:span>nouvelles<text:span text:style-name="T1"> </text:span>dans<text:span text:style-name="T1"> </text:span>des<text:span text:style-name="T1"> </text:span>Revues<text:span text:style-name="T1"> </text:span>autorisées.<text:span text:style-name="T1"> </text:span>Et<text:span text:style-name="T1"> </text:span>il<text:span text:style-name="T1"> </text:span>en<text:span text:style-name="T1"> </text:span>est<text:span text:style-name="T1"> </text:span>presque<text:span text:style-name="T1"> </text:span>toujours<text:span text:style-name="T1"> </text:span>ainsi<text:span text:style-name="T1"> </text:span>le<text:span text:style-name="T1"> </text:span>public<text:span text:style-name="T1"> </text:span>de<text:span text:style-name="T1"> </text:span>tous<text:span text:style-name="T1"> </text:span>les<text:span text:style-name="T1"> </text:span>pays<text:span text:style-name="T1"> </text:span>ressemble<text:span text:style-name="T1"> </text:span>à<text:span text:style-name="T1"> </text:span>celui<text:span text:style-name="T1"> </text:span>de<text:span text:style-name="T1"> </text:span>San-Francisco.<text:span text:style-name="T1"> </text:span></text:p>
      <text:h text:style-name="Heading_20_2" text:outline-level="2">IV<text:span text:style-name="T1"> </text:span></text:h>
      <text:p text:style-name="Standard">Le<text:span text:style-name="T1"> </text:span>monde<text:span text:style-name="T1"> </text:span>des<text:span text:style-name="T1"> </text:span>mineurs,<text:span text:style-name="T1"> </text:span>tel<text:span text:style-name="T1"> </text:span>qu'il<text:span text:style-name="T1"> </text:span>s'agite<text:span text:style-name="T1"> </text:span>dans<text:span text:style-name="T1"> </text:span>l'œuvre<text:span text:style-name="T1"> </text:span>de<text:span text:style-name="T1"> </text:span>Bret<text:span text:style-name="T1"> </text:span>Harte,<text:span text:style-name="T1"> </text:span>a<text:span text:style-name="T1"> </text:span>des<text:span text:style-name="T1"> </text:span>caractères<text:span text:style-name="T1"> </text:span>très<text:span text:style-name="T1"> </text:span>tranchés.<text:span text:style-name="T1"> </text:span>C'est<text:span text:style-name="T1"> </text:span>d'abord<text:span text:style-name="T1"> </text:span>l'excentricité<text:span text:style-name="T1"> </text:span>personnelle<text:span text:style-name="T1"> </text:span>et<text:span text:style-name="T1"> </text:span>l'indifférence<text:span text:style-name="T1"> </text:span>pour<text:span text:style-name="T1"> </text:span>les<text:span text:style-name="T1"> </text:span>excentricités<text:span text:style-name="T1"> </text:span>d'autrui.<text:span text:style-name="T1"> </text:span>On<text:span text:style-name="T1"> </text:span>accepte<text:span text:style-name="T1"> </text:span>tout<text:span text:style-name="T1"> </text:span>comme<text:span text:style-name="T1"> </text:span>fait<text:span text:style-name="T1"> </text:span>acquis<text:span text:style-name="T1"> </text:span>et<text:span text:style-name="T1"> </text:span>l'auteur<text:span text:style-name="T1"> </text:span>ne<text:span text:style-name="T1"> </text:span>se<text:span text:style-name="T1"> </text:span>comporte<text:span text:style-name="T1"> </text:span>pas<text:span text:style-name="T1"> </text:span>autrement<text:span text:style-name="T1"> </text:span>que<text:span text:style-name="T1"> </text:span>ses<text:span text:style-name="T1"> </text:span>héros.<text:span text:style-name="T1"> </text:span>C'est<text:span text:style-name="T1"> </text:span>la<text:span text:style-name="T1"> </text:span>philosophie<text:span text:style-name="T1"> </text:span>de<text:span text:style-name="T1"> </text:span>l'indifférence<text:span text:style-name="T1"> </text:span>Que<text:span text:style-name="T1"> </text:span>m'importe<text:span text:style-name="T1"> </text:span>et<text:span text:style-name="T1"> </text:span>la<text:span text:style-name="T1"> </text:span>philosophie<text:span text:style-name="T1"> </text:span>de<text:span text:style-name="T1"> </text:span>l'égoïsme<text:span text:style-name="T1"> </text:span>Chacun<text:span text:style-name="T1"> </text:span>pour<text:span text:style-name="T1"> </text:span>soi.<text:span text:style-name="T1"> </text:span>Pourtant,<text:span text:style-name="T1"> </text:span>même<text:span text:style-name="T1"> </text:span>une<text:span text:style-name="T1"> </text:span>foule<text:span text:style-name="T1"> </text:span>composée<text:span text:style-name="T1"> </text:span>d'éléments<text:span text:style-name="T1"> </text:span>égoïstes<text:span text:style-name="T1"> </text:span>n'est<text:span text:style-name="T1"> </text:span>pas<text:span text:style-name="T1"> </text:span>égoïste<text:span text:style-name="T1"> </text:span>prise<text:span text:style-name="T1"> </text:span>en<text:span text:style-name="T1"> </text:span>masse<text:span text:style-name="T1"> </text:span>ou<text:span text:style-name="T1"> </text:span>en<text:span text:style-name="T1"> </text:span>groupes,<text:span text:style-name="T1"> </text:span>et<text:span text:style-name="T1"> </text:span>l'on<text:span text:style-name="T1"> </text:span>voit<text:span text:style-name="T1"> </text:span>des<text:span text:style-name="T1"> </text:span>mineurs<text:span text:style-name="T1"> </text:span>se<text:span text:style-name="T1"> </text:span>cotiser<text:span text:style-name="T1"> </text:span>pour<text:span text:style-name="T1"> </text:span>habiller<text:span text:style-name="T1"> </text:span>Mliss,<text:span text:style-name="T1"> </text:span>enfant<text:span text:style-name="T1"> </text:span>à<text:span text:style-name="T1"> </text:span>moitié<text:span text:style-name="T1"> </text:span>abandonnée,<text:span text:style-name="T1"> </text:span>qui<text:span text:style-name="T1"> </text:span>a<text:span text:style-name="T1"> </text:span>été<text:span text:style-name="T1"> </text:span>chassée<text:span text:style-name="T1"> </text:span>de<text:span text:style-name="T1"> </text:span>l'école<text:span text:style-name="T1"> </text:span>évangélique$26$.<text:span text:style-name="T1"> </text:span></text:p>
      <text:p text:style-name="Standard">D'ailleurs,<text:span text:style-name="T1"> </text:span>si<text:span text:style-name="T1"> </text:span>ce<text:span text:style-name="T1"> </text:span>monde<text:span text:style-name="T1"> </text:span>est<text:span text:style-name="T1"> </text:span>indifférent,<text:span text:style-name="T1"> </text:span>il<text:span text:style-name="T1"> </text:span>n'est<text:span text:style-name="T1"> </text:span>pas<text:span text:style-name="T1"> </text:span>méchant.<text:span text:style-name="T1"> </text:span>Tous<text:span text:style-name="T1"> </text:span>ces<text:span text:style-name="T1"> </text:span><text:span text:style-name="T2">outcast</text:span><text:span text:style-name="T3"> </text:span>n'ont<text:span text:style-name="T1"> </text:span>qu'un<text:span text:style-name="T1"> </text:span>but,<text:span text:style-name="T1"> </text:span>s'enrichir<text:span text:style-name="T1"> </text:span>le<text:span text:style-name="T1"> </text:span>reste<text:span text:style-name="T1"> </text:span>n'existe<text:span text:style-name="T1"> </text:span>pas<text:span text:style-name="T1"> </text:span>pour<text:span text:style-name="T1"> </text:span>eux.<text:span text:style-name="T1"> </text:span>Ils<text:span text:style-name="T1"> </text:span>sont<text:span text:style-name="T1"> </text:span>venus<text:span text:style-name="T1"> </text:span>pour<text:span text:style-name="T1"> </text:span>cela<text:span text:style-name="T1"> </text:span>en<text:span text:style-name="T1"> </text:span>Californie,<text:span text:style-name="T1"> </text:span>et<text:span text:style-name="T1"> </text:span>cela<text:span text:style-name="T1"> </text:span>seul<text:span text:style-name="T1"> </text:span>les<text:span text:style-name="T1"> </text:span>intéresse.<text:span text:style-name="T1"> </text:span>Le<text:span text:style-name="T1"> </text:span>fond<text:span text:style-name="T1"> </text:span>de<text:span text:style-name="T1"> </text:span>la<text:span text:style-name="T1"> </text:span>population<text:span text:style-name="T1"> </text:span>californienne<text:span text:style-name="T1"> </text:span>de<text:span text:style-name="T1"> </text:span>1849<text:span text:style-name="T1"> </text:span>était<text:span text:style-name="T1"> </text:span>une<text:span text:style-name="T1"> </text:span>vieille<text:span text:style-name="T1"> </text:span>race<text:span text:style-name="T1"> </text:span>espagnole<text:span text:style-name="T1"> </text:span>qui<text:span text:style-name="T1"> </text:span>ne<text:span text:style-name="T1"> </text:span>faisait<text:span text:style-name="T1"> </text:span>rien<text:span text:style-name="T1"> </text:span>du<text:span text:style-name="T1"> </text:span>pays,<text:span text:style-name="T1"> </text:span>y<text:span text:style-name="T1"> </text:span>vivait,<text:span text:style-name="T1"> </text:span>comme<text:span text:style-name="T1"> </text:span>en<text:span text:style-name="T1"> </text:span>Andalousie,<text:span text:style-name="T1"> </text:span>avec<text:span text:style-name="T1"> </text:span>ses<text:span text:style-name="T1"> </text:span>moines,<text:span text:style-name="T1"> </text:span>ses<text:span text:style-name="T1"> </text:span>mules<text:span text:style-name="T1"> </text:span>et<text:span text:style-name="T1"> </text:span>ses<text:span text:style-name="T1"> </text:span>castagnettes.<text:span text:style-name="T1"> </text:span>Il<text:span text:style-name="T1"> </text:span>fut<text:span text:style-name="T1"> </text:span>bientôt<text:span text:style-name="T1"> </text:span>submergé<text:span text:style-name="T1"> </text:span>par<text:span text:style-name="T1"> </text:span>le<text:span text:style-name="T1"> </text:span>flot<text:span text:style-name="T1"> </text:span>des<text:span text:style-name="T1"> </text:span>émigrants,<text:span text:style-name="T1"> </text:span>qui<text:span text:style-name="T1"> </text:span>se<text:span text:style-name="T1"> </text:span>composait<text:span text:style-name="T1"> </text:span>surtout<text:span text:style-name="T1"> </text:span>de<text:span text:style-name="T1"> </text:span>jeunes<text:span text:style-name="T1"> </text:span>gens<text:span text:style-name="T1"> </text:span>pleins<text:span text:style-name="T1"> </text:span>de<text:span text:style-name="T1"> </text:span>courage<text:span text:style-name="T1"> </text:span>et<text:span text:style-name="T1"> </text:span>de<text:span text:style-name="T1"> </text:span>force,<text:span text:style-name="T1"> </text:span>amoureux<text:span text:style-name="T1"> </text:span>d'aventures,<text:span text:style-name="T1"> </text:span>hommes<text:span text:style-name="T1"> </text:span>d'éducation<text:span text:style-name="T1"> </text:span>ou<text:span text:style-name="T1"> </text:span>gens<text:span text:style-name="T1"> </text:span>de<text:span text:style-name="T1"> </text:span>métier,<text:span text:style-name="T1"> </text:span>résolus<text:span text:style-name="T1"> </text:span>à<text:span text:style-name="T1"> </text:span>tout,<text:span text:style-name="T1"> </text:span>et<text:span text:style-name="T1"> </text:span>même<text:span text:style-name="T1"> </text:span>à<text:span text:style-name="T1"> </text:span>risquer<text:span text:style-name="T1"> </text:span>leur<text:span text:style-name="T1"> </text:span>vie<text:span text:style-name="T1"> </text:span>contre<text:span text:style-name="T1"> </text:span>une<text:span text:style-name="T1"> </text:span>pépite.<text:span text:style-name="T1"> </text:span>Surtout<text:span text:style-name="T1"> </text:span>dans<text:span text:style-name="T1"> </text:span>les<text:span text:style-name="T1"> </text:span>premiers<text:span text:style-name="T1"> </text:span>temps,<text:span text:style-name="T1"> </text:span>les<text:span text:style-name="T1"> </text:span>femmes<text:span text:style-name="T1"> </text:span>étaient<text:span text:style-name="T1"> </text:span>rares<text:span text:style-name="T1"> </text:span>dans<text:span text:style-name="T1"> </text:span>les<text:span text:style-name="T1"> </text:span>districts<text:span text:style-name="T1"> </text:span>miniers ;<text:span text:style-name="T1"> </text:span>à<text:span text:style-name="T1"> </text:span>Roaring<text:span text:style-name="T1"> </text:span>Camp,<text:span text:style-name="T1"> </text:span>il<text:span text:style-name="T1"> </text:span>n'y<text:span text:style-name="T1"> </text:span>en<text:span text:style-name="T1"> </text:span>a<text:span text:style-name="T1"> </text:span>qu'une<text:span text:style-name="T1"> </text:span>aussi<text:span text:style-name="T1"> </text:span>comme<text:span text:style-name="T1"> </text:span>on<text:span text:style-name="T1"> </text:span>en<text:span text:style-name="T1"> </text:span>a<text:span text:style-name="T1"> </text:span>soin$27$<text:span text:style-name="T1"> </text:span>On<text:span text:style-name="T1"> </text:span>a<text:span text:style-name="T1"> </text:span>accusé<text:span text:style-name="T1"> </text:span>Bret<text:span text:style-name="T1"> </text:span>Harte<text:span text:style-name="T1"> </text:span>d'immoralité.<text:span text:style-name="T1"> </text:span>Non<text:span text:style-name="T1"> </text:span>que<text:span text:style-name="T1"> </text:span>les<text:span text:style-name="T1"> </text:span>mœurs<text:span text:style-name="T1"> </text:span>soient<text:span text:style-name="T1"> </text:span>mauvaises<text:span text:style-name="T1"> </text:span>en<text:span text:style-name="T1"> </text:span>ses<text:span text:style-name="T1"> </text:span>récits ;<text:span text:style-name="T1"> </text:span>il<text:span text:style-name="T1"> </text:span>s'agit<text:span text:style-name="T1"> </text:span>d'une<text:span text:style-name="T1"> </text:span>autre<text:span text:style-name="T1"> </text:span>immoralité,<text:span text:style-name="T1"> </text:span>pour<text:span text:style-name="T1"> </text:span>ainsi<text:span text:style-name="T1"> </text:span>dire<text:span text:style-name="T1"> </text:span>théorique.<text:span text:style-name="T1"> </text:span>Il<text:span text:style-name="T1"> </text:span>n'a,<text:span text:style-name="T1"> </text:span>en<text:span text:style-name="T1"> </text:span>effet,<text:span text:style-name="T1"> </text:span>à<text:span text:style-name="T1"> </text:span>peu<text:span text:style-name="T1"> </text:span>près<text:span text:style-name="T1"> </text:span>qu'un<text:span text:style-name="T1"> </text:span>seul<text:span text:style-name="T1"> </text:span>principe<text:span text:style-name="T1"> </text:span>d'éthique<text:span text:style-name="T1"> </text:span><text:soft-page-break/>la<text:span text:style-name="T1"> </text:span>pitié ;<text:span text:style-name="T1"> </text:span>mais<text:span text:style-name="T1"> </text:span>la<text:span text:style-name="T1"> </text:span>pitié<text:span text:style-name="T1"> </text:span>n'est<text:span text:style-name="T1"> </text:span>pas<text:span text:style-name="T1"> </text:span>dangereuse.<text:span text:style-name="T1"> </text:span>Comme<text:span text:style-name="T1"> </text:span>il<text:span text:style-name="T1"> </text:span>le<text:span text:style-name="T1"> </text:span>dit<text:span text:style-name="T1"> </text:span>lui-même,<text:span text:style-name="T1"> </text:span>la<text:span text:style-name="T1"> </text:span>plus<text:span text:style-name="T1"> </text:span>détestable<text:span text:style-name="T1"> </text:span>des<text:span text:style-name="T1"> </text:span>formes<text:span text:style-name="T1"> </text:span>du<text:span text:style-name="T1"> </text:span>« <text:span text:style-name="T2">cant </text:span>»<text:span text:style-name="T1"> </text:span>est<text:span text:style-name="T1"> </text:span>celle<text:span text:style-name="T1"> </text:span>qui<text:span text:style-name="T1"> </text:span>mesure<text:span text:style-name="T1"> </text:span>la<text:span text:style-name="T1"> </text:span>pitié<text:span text:style-name="T1"> </text:span>sous<text:span text:style-name="T1"> </text:span>prétexte<text:span text:style-name="T1"> </text:span>que<text:span text:style-name="T1"> </text:span>les<text:span text:style-name="T1"> </text:span>« coulpes<text:span text:style-name="T1"> » </text:span>doivent<text:span text:style-name="T1"> </text:span>recevoir<text:span text:style-name="T1"> </text:span>leur<text:span text:style-name="T1"> </text:span>châtiment.<text:span text:style-name="T1"> </text:span>Ne<text:span text:style-name="T1"> </text:span>criez<text:span text:style-name="T1"> </text:span>pas<text:span text:style-name="T1"> </text:span><text:span text:style-name="T2">Too</text:span><text:span text:style-name="T3"> </text:span><text:span text:style-name="T2">much</text:span><text:span text:style-name="T3"> </text:span><text:span text:style-name="T2">mercy</text:span>,<text:span text:style-name="T1"> </text:span>trop<text:span text:style-name="T1"> </text:span>de<text:span text:style-name="T1"> </text:span>pitié$28$ !<text:span text:style-name="T1"> </text:span>Un<text:span text:style-name="T1"> </text:span>des<text:span text:style-name="T1"> </text:span>côtés<text:span text:style-name="T1"> </text:span>les<text:span text:style-name="T1"> </text:span>plus<text:span text:style-name="T1"> </text:span>intéressants<text:span text:style-name="T1"> </text:span>du<text:span text:style-name="T1"> </text:span>talent<text:span text:style-name="T1"> </text:span>de<text:span text:style-name="T1"> </text:span>Bret<text:span text:style-name="T1"> </text:span>Harte,<text:span text:style-name="T1"> </text:span>c'est<text:span text:style-name="T1"> </text:span>son<text:span text:style-name="T1"> </text:span>adresse<text:span text:style-name="T1"> </text:span>à<text:span text:style-name="T1"> </text:span>peindre<text:span text:style-name="T1"> </text:span>la<text:span text:style-name="T1"> </text:span>foule<text:span text:style-name="T1"> </text:span>considérée<text:span text:style-name="T1"> </text:span>comme<text:span text:style-name="T1"> </text:span>un<text:span text:style-name="T1"> </text:span>être<text:span text:style-name="T1"> </text:span>unique.<text:span text:style-name="T1"> </text:span><text:span text:style-name="T2">Dans</text:span><text:span text:style-name="T3"> </text:span><text:span text:style-name="T2">The</text:span><text:span text:style-name="T3"> </text:span><text:span text:style-name="T2">Roaring</text:span><text:span text:style-name="T3"> </text:span><text:span text:style-name="T2">Camp,</text:span><text:span text:style-name="T1"> </text:span>le<text:span text:style-name="T1"> </text:span>camp<text:span text:style-name="T1"> </text:span>des<text:span text:style-name="T1"> </text:span>mineurs<text:span text:style-name="T1"> </text:span>sent,<text:span text:style-name="T1"> </text:span>souffre,<text:span text:style-name="T1"> </text:span>jouit,<text:span text:style-name="T1"> </text:span>pense,<text:span text:style-name="T1"> </text:span>parle<text:span text:style-name="T1"> </text:span>comme<text:span text:style-name="T1"> </text:span>une<text:span text:style-name="T1"> </text:span>seule<text:span text:style-name="T1"> </text:span>personne ;<text:span text:style-name="T1"> </text:span>et<text:span text:style-name="T1"> </text:span>ce<text:span text:style-name="T1"> </text:span>n'est<text:span text:style-name="T1"> </text:span>pas<text:span text:style-name="T1"> </text:span>une<text:span text:style-name="T1"> </text:span>machine<text:span text:style-name="T1"> </text:span>inerte<text:span text:style-name="T1"> </text:span>comme<text:span text:style-name="T1"> </text:span>le<text:span text:style-name="T1"> </text:span>chœur<text:span text:style-name="T1"> </text:span>antique,<text:span text:style-name="T1"> </text:span>mais<text:span text:style-name="T1"> </text:span>une<text:span text:style-name="T1"> </text:span>vraie<text:span text:style-name="T1"> </text:span><text:span text:style-name="T2">colonie</text:span><text:span text:style-name="T3"> </text:span><text:span text:style-name="T2">animale</text:span>,<text:span text:style-name="T1"> </text:span>pleine<text:span text:style-name="T1"> </text:span>de<text:span text:style-name="T1"> </text:span>tendances<text:span text:style-name="T1"> </text:span>diverses,<text:span text:style-name="T1"> </text:span>et<text:span text:style-name="T1"> </text:span>que<text:span text:style-name="T1"> </text:span>pourtant<text:span text:style-name="T1"> </text:span>une<text:span text:style-name="T1"> </text:span>force<text:span text:style-name="T1"> </text:span>inconsciente,<text:span text:style-name="T1"> </text:span>l'instinct<text:span text:style-name="T1"> </text:span>de<text:span text:style-name="T1"> </text:span>la<text:span text:style-name="T1"> </text:span>conservation,<text:span text:style-name="T1"> </text:span>dirige<text:span text:style-name="T1"> </text:span>vers<text:span text:style-name="T1"> </text:span>le<text:span text:style-name="T1"> </text:span>même<text:span text:style-name="T1"> </text:span>but.<text:span text:style-name="T1"> </text:span></text:p>
      <text:p text:style-name="Standard">La<text:span text:style-name="T1"> </text:span>suggestion<text:span text:style-name="T1"> </text:span>se<text:span text:style-name="T1"> </text:span>propage<text:span text:style-name="T1"> </text:span>comme<text:span text:style-name="T1"> </text:span>un<text:span text:style-name="T1"> </text:span>courant<text:span text:style-name="T1"> </text:span>électrique<text:span text:style-name="T1"> </text:span>dans<text:span text:style-name="T1"> </text:span>ce<text:span text:style-name="T1"> </text:span>milieu<text:span text:style-name="T1"> </text:span>qui<text:span text:style-name="T1"> </text:span>pourrait<text:span text:style-name="T1"> </text:span>sembler<text:span text:style-name="T1"> </text:span>rebelle,<text:span text:style-name="T1"> </text:span>et<text:span text:style-name="T1"> </text:span>toutes<text:span text:style-name="T1"> </text:span>ces<text:span text:style-name="T1"> </text:span>volontés,<text:span text:style-name="T1"> </text:span>toutes<text:span text:style-name="T1"> </text:span>ces<text:span text:style-name="T1"> </text:span>énergies,<text:span text:style-name="T1"> </text:span>tous<text:span text:style-name="T1"> </text:span>ces<text:span text:style-name="T1"> </text:span>âpres<text:span text:style-name="T1"> </text:span>intérêts,<text:span text:style-name="T1"> </text:span>un<text:span text:style-name="T1"> </text:span>jour<text:span text:style-name="T1"> </text:span>s'inclinent<text:span text:style-name="T1"> </text:span>ensemble<text:span text:style-name="T1"> </text:span>devant<text:span text:style-name="T1"> </text:span>le<text:span text:style-name="T1"> </text:span>berceau<text:span text:style-name="T1"> </text:span>d'un<text:span text:style-name="T1"> </text:span>enfant,<text:span text:style-name="T1"> </text:span>que<text:span text:style-name="T1"> </text:span>l'on<text:span text:style-name="T1"> </text:span>baptise<text:span text:style-name="T1"> </text:span><text:span text:style-name="T2">The</text:span><text:span text:style-name="T3"> </text:span><text:span text:style-name="T2">Luck</text:span><text:span text:style-name="T3"> </text:span><text:span text:style-name="T2">(La</text:span><text:span text:style-name="T3"> </text:span><text:span text:style-name="T2">Chance)</text:span><text:span text:style-name="T1"> </text:span>de<text:span text:style-name="T1"> </text:span>Roaring<text:span text:style-name="T1"> </text:span>Camp$29$.<text:span text:style-name="T1"> </text:span>Le<text:span text:style-name="T1"> </text:span>bruit<text:span text:style-name="T1"> </text:span>cesse<text:span text:style-name="T1"> </text:span>autour<text:span text:style-name="T1"> </text:span>de<text:span text:style-name="T1"> </text:span>la<text:span text:style-name="T1"> </text:span>cabane<text:span text:style-name="T1"> </text:span>où<text:span text:style-name="T1"> </text:span>repose<text:span text:style-name="T1"> </text:span>le<text:span text:style-name="T1"> </text:span>nouveau-né ;<text:span text:style-name="T1"> </text:span>on<text:span text:style-name="T1"> </text:span>cause<text:span text:style-name="T1"> </text:span>à<text:span text:style-name="T1"> </text:span>voix<text:span text:style-name="T1"> </text:span>basse ;<text:span text:style-name="T1"> </text:span>on<text:span text:style-name="T1"> </text:span>fume<text:span text:style-name="T1"> </text:span>à<text:span text:style-name="T1"> </text:span>l'indienne<text:span text:style-name="T1"> </text:span>en<text:span text:style-name="T1"> </text:span>silence.<text:span text:style-name="T1"> </text:span>« La<text:span text:style-name="T1"> </text:span>présence<text:span text:style-name="T1"> </text:span>de<text:span text:style-name="T1"> </text:span>l'enfant<text:span text:style-name="T1"> </text:span>nouveau-né<text:span text:style-name="T1"> </text:span>dans<text:span text:style-name="T1"> </text:span>le<text:span text:style-name="T1"> </text:span>camp<text:span text:style-name="T1"> </text:span>mettait<text:span text:style-name="T1"> </text:span>dès<text:span text:style-name="T1"> </text:span>le<text:span text:style-name="T1"> </text:span>lendemain<text:span text:style-name="T1"> </text:span>quelques<text:span text:style-name="T1"> </text:span>désirs<text:span text:style-name="T1"> </text:span>d'honnêteté,<text:span text:style-name="T1"> </text:span>de<text:span text:style-name="T1"> </text:span>propreté<text:span text:style-name="T1"> </text:span>morale<text:span text:style-name="T1"> </text:span>parmi<text:span text:style-name="T1"> </text:span>ces<text:span text:style-name="T1"> </text:span>aventuriers<text:span text:style-name="T1"> </text:span>sans<text:span text:style-name="T1"> </text:span>préjugés,<text:span text:style-name="T1"> </text:span>séparés<text:span text:style-name="T1"> </text:span>de<text:span text:style-name="T1"> </text:span>la<text:span text:style-name="T1"> </text:span>société,<text:span text:style-name="T1"> </text:span>libres<text:span text:style-name="T1"> </text:span>d'arrêter<text:span text:style-name="T1"> </text:span>au<text:span text:style-name="T1"> </text:span>passage<text:span text:style-name="T1"> </text:span>tout<text:span text:style-name="T1"> </text:span>plaisir<text:span text:style-name="T1"> </text:span>qui<text:span text:style-name="T1"> </text:span>passerait<text:span text:style-name="T1"> </text:span>à<text:span text:style-name="T1"> </text:span>portée<text:span text:style-name="T1"> </text:span>de<text:span text:style-name="T1"> </text:span>leur<text:span text:style-name="T1"> </text:span>main$30$.<text:span text:style-name="T1"> » </text:span>Rien<text:span text:style-name="T1"> </text:span>n'est<text:span text:style-name="T1"> </text:span>trop<text:span text:style-name="T1"> </text:span>beau<text:span text:style-name="T1"> </text:span>pour<text:span text:style-name="T1"> </text:span>Tommy ;<text:span text:style-name="T1"> </text:span>on<text:span text:style-name="T1"> </text:span>réquisitionne<text:span text:style-name="T1"> </text:span>tout<text:span text:style-name="T1"> </text:span>ce<text:span text:style-name="T1"> </text:span>qu'il<text:span text:style-name="T1"> </text:span>peut<text:span text:style-name="T1"> </text:span>y<text:span text:style-name="T1"> </text:span>avoir<text:span text:style-name="T1"> </text:span>de<text:span text:style-name="T1"> </text:span>linge<text:span text:style-name="T1"> </text:span>fin<text:span text:style-name="T1"> </text:span>dans<text:span text:style-name="T1"> </text:span>la<text:span text:style-name="T1"> </text:span>communauté ;<text:span text:style-name="T1"> </text:span>la<text:span text:style-name="T1"> </text:span>mère<text:span text:style-name="T1"> </text:span>étant<text:span text:style-name="T1"> </text:span>morte<text:span text:style-name="T1"> </text:span>en<text:span text:style-name="T1"> </text:span>couches ;<text:span text:style-name="T1"> </text:span>l'enfant<text:span text:style-name="T1"> </text:span>trouvera,<text:span text:style-name="T1"> </text:span>dans<text:span text:style-name="T1"> </text:span>l'un<text:span text:style-name="T1"> </text:span>de<text:span text:style-name="T1"> </text:span>ces<text:span text:style-name="T1"> </text:span>gaillards,<text:span text:style-name="T1"> </text:span>les<text:span text:style-name="T1"> </text:span>soins<text:span text:style-name="T1"> </text:span>d'une<text:span text:style-name="T1"> </text:span>nourrice,<text:span text:style-name="T1"> </text:span>la<text:span text:style-name="T1"> </text:span>tendresse<text:span text:style-name="T1"> </text:span>et<text:span text:style-name="T1"> </text:span>le<text:span text:style-name="T1"> </text:span>dévouement.<text:span text:style-name="T1"> </text:span></text:p>
      <text:h text:style-name="Heading_20_2" text:outline-level="2">V</text:h>
      <text:p text:style-name="Standard">La<text:span text:style-name="T1"> </text:span>femme,<text:span text:style-name="T1"> </text:span>qui<text:span text:style-name="T1"> </text:span>est<text:span text:style-name="T1"> </text:span>rare<text:span text:style-name="T1"> </text:span>dans<text:span text:style-name="T1"> </text:span>la<text:span text:style-name="T1"> </text:span>colonie,<text:span text:style-name="T1"> </text:span>y<text:span text:style-name="T1"> </text:span>joue<text:span text:style-name="T1"> </text:span>un<text:span text:style-name="T1"> </text:span>rôle<text:span text:style-name="T1"> </text:span>d'autant<text:span text:style-name="T1"> </text:span>plus<text:span text:style-name="T1"> </text:span>important.<text:span text:style-name="T1"> </text:span></text:p>
      <text:p text:style-name="Standard">Elle<text:span text:style-name="T1"> </text:span>est<text:span text:style-name="T1"> </text:span>à<text:span text:style-name="T1"> </text:span>la<text:span text:style-name="T1"> </text:span>fois<text:span text:style-name="T1"> </text:span>aimée<text:span text:style-name="T1"> </text:span>et<text:span text:style-name="T1"> </text:span>redoutée<text:span text:style-name="T1"> </text:span>comme<text:span text:style-name="T1"> </text:span>un<text:span text:style-name="T1"> </text:span>danger,<text:span text:style-name="T1"> </text:span>au<text:span text:style-name="T1"> </text:span>milieu<text:span text:style-name="T1"> </text:span>d'une<text:span text:style-name="T1"> </text:span>société<text:span text:style-name="T1"> </text:span>où<text:span text:style-name="T1"> </text:span>les<text:span text:style-name="T1"> </text:span>avantages<text:span text:style-name="T1"> </text:span>acquis<text:span text:style-name="T1"> </text:span>ne<text:span text:style-name="T1"> </text:span>servent<text:span text:style-name="T1"> </text:span>de<text:span text:style-name="T1"> </text:span>rien ;<text:span text:style-name="T1"> </text:span>où<text:span text:style-name="T1"> </text:span>il<text:span text:style-name="T1"> </text:span>n'y<text:span text:style-name="T1"> </text:span>a<text:span text:style-name="T1"> </text:span>ni<text:span text:style-name="T1"> </text:span>instruction,<text:span text:style-name="T1"> </text:span>ni<text:span text:style-name="T1"> </text:span>éducation<text:span text:style-name="T1"> </text:span>où<text:span text:style-name="T1"> </text:span>les<text:span text:style-name="T1"> </text:span>muscles<text:span text:style-name="T1"> </text:span>seuls,<text:span text:style-name="T1"> </text:span>le<text:span text:style-name="T1"> </text:span>tempérament,<text:span text:style-name="T1"> </text:span>le<text:span text:style-name="T1"> </text:span>coup<text:span text:style-name="T1"> </text:span>d'œil,<text:span text:style-name="T1"> </text:span>la<text:span text:style-name="T1"> </text:span>finesse,<text:span text:style-name="T1"> </text:span>un<text:span text:style-name="T1"> </text:span>caractère<text:span text:style-name="T1"> </text:span>bien<text:span text:style-name="T1"> </text:span>trempé,<text:span text:style-name="T1"> </text:span>un<text:span text:style-name="T1"> </text:span>esprit<text:span text:style-name="T1"> </text:span>éveillé,<text:span text:style-name="T1"> </text:span>prompt<text:span text:style-name="T1"> </text:span>au<text:span text:style-name="T1"> </text:span>calcul,<text:span text:style-name="T1"> </text:span>décident<text:span text:style-name="T1"> </text:span>du<text:span text:style-name="T1"> </text:span>succès.<text:span text:style-name="T1"> </text:span></text:p>
      <text:p text:style-name="Standard">Elle<text:span text:style-name="T1"> </text:span>n'appartiendra<text:span text:style-name="T1"> </text:span>pas<text:span text:style-name="T1"> </text:span>à<text:span text:style-name="T1"> </text:span>celui<text:span text:style-name="T1"> </text:span>qu'elle<text:span text:style-name="T1"> </text:span>aura<text:span text:style-name="T1"> </text:span>choisi,<text:span text:style-name="T1"> </text:span>mais<text:span text:style-name="T1"> </text:span>au<text:span text:style-name="T1"> </text:span>plus<text:span text:style-name="T1"> </text:span>fort,<text:span text:style-name="T1"> </text:span>comme<text:span text:style-name="T1"> </text:span>chez<text:span text:style-name="T1"> </text:span>les<text:span text:style-name="T1"> </text:span>animaux<text:span text:style-name="T1"> </text:span>une<text:span text:style-name="T1"> </text:span>femme<text:span text:style-name="T1"> </text:span>est<text:span text:style-name="T1"> </text:span>donc<text:span text:style-name="T1"> </text:span>un<text:span text:style-name="T1"> </text:span>instrument<text:span text:style-name="T1"> </text:span>de<text:span text:style-name="T1"> </text:span>discorde,<text:span text:style-name="T1"> </text:span>et<text:span text:style-name="T1"> </text:span>celle<text:span text:style-name="T1"> </text:span>de<text:span text:style-name="T1"> </text:span>Roaring<text:span text:style-name="T1"> </text:span>Camp<text:span text:style-name="T1"> </text:span>meurt<text:span text:style-name="T1"> </text:span>à<text:span text:style-name="T1"> </text:span>propos.<text:span text:style-name="T1"> </text:span></text:p>
      <text:p text:style-name="Standard">Quelques-unes<text:span text:style-name="T1"> </text:span>des<text:span text:style-name="T1"> </text:span>créations<text:span text:style-name="T1"> </text:span>féminines<text:span text:style-name="T1"> </text:span>de<text:span text:style-name="T1"> </text:span>Bret<text:span text:style-name="T1"> </text:span>Harte<text:span text:style-name="T1"> </text:span>sont<text:span text:style-name="T1"> </text:span>exquises<text:span text:style-name="T1"> </text:span>et<text:span text:style-name="T1"> </text:span>émouvantes<text:span text:style-name="T1"> </text:span>telle<text:span text:style-name="T1"> </text:span>cette<text:span text:style-name="T1"> </text:span>Miggles$31$,<text:span text:style-name="T1"> </text:span>dont<text:span text:style-name="T1"> </text:span>le<text:span text:style-name="T1"> </text:span>dévouement<text:span text:style-name="T1"> </text:span>et<text:span text:style-name="T1"> </text:span>la<text:span text:style-name="T1"> </text:span>charité<text:span text:style-name="T1"> </text:span>sublimes<text:span text:style-name="T1"> </text:span>sont<text:span text:style-name="T1"> </text:span>engendrés,<text:span text:style-name="T1"> </text:span>non<text:span text:style-name="T1"> </text:span>par<text:span text:style-name="T1"> </text:span>l'amour,<text:span text:style-name="T1"> </text:span>à<text:span text:style-name="T1"> </text:span>peine<text:span text:style-name="T1"> </text:span>par<text:span text:style-name="T1"> </text:span>la<text:span text:style-name="T1"> </text:span>reconnaissance,<text:span text:style-name="T1"> </text:span>plutôt<text:span text:style-name="T1"> </text:span>par<text:span text:style-name="T1"> </text:span>la<text:span text:style-name="T1"> </text:span>simple<text:span text:style-name="T1"> </text:span>pitié<text:span text:style-name="T1"> </text:span>qui<text:span text:style-name="T1"> </text:span>hante<text:span text:style-name="T1"> </text:span>le<text:span text:style-name="T1"> </text:span>cœur<text:span text:style-name="T1"> </text:span>des<text:span text:style-name="T1"> </text:span>femmes<text:span text:style-name="T1"> </text:span>des<text:span text:style-name="T1"> </text:span>meilleures.<text:span text:style-name="T1"> </text:span></text:p>
      <text:p text:style-name="Standard">Bret<text:span text:style-name="T1"> </text:span>Harte<text:span text:style-name="T1"> </text:span>connaît,<text:span text:style-name="T1"> </text:span>ou<text:span text:style-name="T1"> </text:span>plutôt<text:span text:style-name="T1"> </text:span>crée<text:span text:style-name="T1"> </text:span>de<text:span text:style-name="T1"> </text:span>toutes<text:span text:style-name="T1"> </text:span>pièces<text:span text:style-name="T1"> </text:span>un<text:span text:style-name="T1"> </text:span>type<text:span text:style-name="T1"> </text:span>nouveau<text:span text:style-name="T1"> </text:span>dans<text:span text:style-name="T1"> </text:span>la<text:span text:style-name="T1"> </text:span>littérature<text:span text:style-name="T1"> </text:span>américaine<text:span text:style-name="T1"> </text:span>la<text:span text:style-name="T1"> </text:span>jeune<text:span text:style-name="T1"> </text:span>fille<text:span text:style-name="T1"> </text:span>à<text:span text:style-name="T1"> </text:span>demi<text:span text:style-name="T1"> </text:span>civilisée,<text:span text:style-name="T1"> </text:span>élevée<text:span text:style-name="T1"> </text:span>dans<text:span text:style-name="T1"> </text:span>un<text:span text:style-name="T1"> </text:span>milieu<text:span text:style-name="T1"> </text:span>masculin,<text:span text:style-name="T1"> </text:span>dans<text:span text:style-name="T1"> </text:span>le<text:span text:style-name="T1"> </text:span>désert<text:span text:style-name="T1"> </text:span>des<text:span text:style-name="T1"> </text:span>bois,<text:span text:style-name="T1"> </text:span>gamine<text:span text:style-name="T1"> </text:span>et<text:span text:style-name="T1"> </text:span>sérieuse,<text:span text:style-name="T1"> </text:span>spirituelle<text:span text:style-name="T1"> </text:span>et<text:span text:style-name="T1"> </text:span>douce,<text:span text:style-name="T1"> </text:span>dénuée<text:span text:style-name="T1"> </text:span>de<text:span text:style-name="T1"> </text:span>respect,<text:span text:style-name="T1"> </text:span>prête<text:span text:style-name="T1"> </text:span>aux<text:span text:style-name="T1"> </text:span>aventures,<text:span text:style-name="T1"> </text:span>capable<text:span text:style-name="T1"> </text:span>de<text:span text:style-name="T1"> </text:span>folies<text:span text:style-name="T1"> </text:span>et<text:span text:style-name="T1"> </text:span>d'héroïsmes.<text:span text:style-name="T1"> </text:span></text:p>
      <text:p text:style-name="Standard">Telle<text:span text:style-name="T1"> </text:span>est<text:span text:style-name="T1"> </text:span>Mliss,<text:span text:style-name="T1"> </text:span>cette<text:span text:style-name="T1"> </text:span>fille<text:span text:style-name="T1"> </text:span>en<text:span text:style-name="T1"> </text:span>haillons,<text:span text:style-name="T1"> </text:span>mal<text:span text:style-name="T1"> </text:span>peignée,<text:span text:style-name="T1"> </text:span>vagabonde,<text:span text:style-name="T1"> </text:span>inspirant<text:span text:style-name="T1"> </text:span>au<text:span text:style-name="T1"> </text:span>vieux<text:span text:style-name="T1"> </text:span>maître<text:span text:style-name="T1"> </text:span>d'école<text:span text:style-name="T1"> </text:span>un<text:span text:style-name="T1"> </text:span>peu<text:span text:style-name="T1"> </text:span>de<text:span text:style-name="T1"> </text:span>ce<text:span text:style-name="T1"> </text:span>respect<text:span text:style-name="T1"> </text:span>que<text:span text:style-name="T1"> </text:span>toute<text:span text:style-name="T1"> </text:span>nature<text:span text:style-name="T1"> </text:span>originale<text:span text:style-name="T1"> </text:span>ressent<text:span text:style-name="T1"> </text:span>instinctivement<text:span text:style-name="T1"> </text:span>pour<text:span text:style-name="T1"> </text:span>un<text:span text:style-name="T1"> </text:span>caractère<text:span text:style-name="T1"> </text:span>du<text:span text:style-name="T1"> </text:span>même<text:span text:style-name="T1"> </text:span>ordre.<text:span text:style-name="T1"> </text:span>Elle<text:span text:style-name="T1"> </text:span>n'est<text:span text:style-name="T1"> </text:span>pas<text:span text:style-name="T1"> </text:span>bien<text:span text:style-name="T1"> </text:span>neuve,<text:span text:style-name="T1"> </text:span>cette<text:span text:style-name="T1"> </text:span>histoire<text:span text:style-name="T1"> </text:span>de<text:span text:style-name="T1"> </text:span>Mliss ;<text:span text:style-name="T1"> </text:span>mais<text:span text:style-name="T1"> </text:span>comme<text:span text:style-name="T1"> </text:span>elle<text:span text:style-name="T1"> </text:span>apparaît<text:span text:style-name="T1"> </text:span>rajeunie<text:span text:style-name="T1"> </text:span>par<text:span text:style-name="T1"> </text:span>les<text:span text:style-name="T1"> </text:span>circonstances,<text:span text:style-name="T1"> </text:span>le<text:span text:style-name="T1"> </text:span>milieu,<text:span text:style-name="T1"> </text:span>la<text:span text:style-name="T1"> </text:span>psychologie<text:span text:style-name="T1"> </text:span>minutieuse<text:span text:style-name="T1"> </text:span>des<text:span text:style-name="T1"> </text:span>êtres<text:span text:style-name="T1"> </text:span>que<text:span text:style-name="T1"> </text:span>l'auteur<text:span text:style-name="T1"> </text:span>met<text:span text:style-name="T1"> </text:span>en<text:span text:style-name="T1"> </text:span>scène!<text:span text:style-name="T1"> </text:span>Il<text:span text:style-name="T1"> </text:span>connaît,<text:span text:style-name="T1"> </text:span>non<text:span text:style-name="T1"> </text:span>pas<text:span text:style-name="T1"> </text:span>seulement<text:span text:style-name="T1"> </text:span>les<text:span text:style-name="T1"> </text:span>formes,<text:span text:style-name="T1"> </text:span>mais<text:span text:style-name="T1"> </text:span>les<text:span text:style-name="T1"> </text:span>profondeurs<text:span text:style-name="T1"> </text:span>il<text:span text:style-name="T1"> </text:span>sait<text:span text:style-name="T1"> </text:span>que<text:span text:style-name="T1"> </text:span>les<text:span text:style-name="T1"> </text:span>mineurs<text:span text:style-name="T1"> </text:span>portent<text:span text:style-name="T1"> </text:span>des<text:span text:style-name="T1"> </text:span>vestes<text:span text:style-name="T1"> </text:span>rouges,<text:span text:style-name="T1"> </text:span>et<text:span text:style-name="T1"> </text:span>il<text:span text:style-name="T1"> </text:span>sait<text:span text:style-name="T1"> </text:span>aussi<text:span text:style-name="T1"> </text:span>ce<text:span text:style-name="T1"> </text:span>qu'il<text:span text:style-name="T1"> </text:span>y<text:span text:style-name="T1"> </text:span>a<text:span text:style-name="T1"> </text:span>au<text:span text:style-name="T1"> </text:span>fond<text:span text:style-name="T1"> </text:span>de<text:span text:style-name="T1"> </text:span>leurs<text:span text:style-name="T1"> </text:span>cœurs.<text:span text:style-name="T1"> </text:span></text:p>
      <text:p text:style-name="Standard"><text:soft-page-break/>Le<text:span text:style-name="T1"> </text:span>paysage<text:span text:style-name="T1"> </text:span>n'est<text:span text:style-name="T1"> </text:span>pas<text:span text:style-name="T1"> </text:span>traité<text:span text:style-name="T1"> </text:span>avec<text:span text:style-name="T1"> </text:span>moins<text:span text:style-name="T1"> </text:span>d'intuition.<text:span text:style-name="T1"> </text:span>Le<text:span text:style-name="T1"> </text:span>maître<text:span text:style-name="T1"> </text:span>d'école<text:span text:style-name="T1"> </text:span>retrouve<text:span text:style-name="T1"> </text:span>Mliss<text:span text:style-name="T1"> </text:span>dans<text:span text:style-name="T1"> </text:span>le<text:span text:style-name="T1"> </text:span>bois<text:span text:style-name="T1"> </text:span>où<text:span text:style-name="T1"> </text:span>elle<text:span text:style-name="T1"> </text:span>s'est<text:span text:style-name="T1"> </text:span>fait<text:span text:style-name="T1"> </text:span>une<text:span text:style-name="T1"> </text:span>retraite.<text:span text:style-name="T1"> </text:span>Il<text:span text:style-name="T1"> </text:span>y<text:span text:style-name="T1"> </text:span>a<text:span text:style-name="T1"> </text:span>entre<text:span text:style-name="T1"> </text:span>eux<text:span text:style-name="T1"> </text:span>un<text:span text:style-name="T1"> </text:span>sentiment<text:span text:style-name="T1"> </text:span>singulier<text:span text:style-name="T1"> </text:span>caché<text:span text:style-name="T1"> </text:span>sous<text:span text:style-name="T1"> </text:span>quelque<text:span text:style-name="T1"> </text:span>dissimulation.<text:span text:style-name="T1"> </text:span>Ils<text:span text:style-name="T1"> </text:span>parlent,<text:span text:style-name="T1"> </text:span>disent<text:span text:style-name="T1"> </text:span>d'insignifiantes<text:span text:style-name="T1"> </text:span>paroles,<text:span text:style-name="T1"> </text:span>puis<text:span text:style-name="T1"> </text:span>se<text:span text:style-name="T1"> </text:span>taisent.<text:span text:style-name="T1"> </text:span>Leur<text:span text:style-name="T1"> </text:span>silence<text:span text:style-name="T1"> </text:span>est<text:span text:style-name="T1"> </text:span>accueilli<text:span text:style-name="T1"> </text:span>par<text:span text:style-name="T1"> </text:span>un<text:span text:style-name="T1"> </text:span>silence<text:span text:style-name="T1"> </text:span>universel,<text:span text:style-name="T1"> </text:span>un<text:span text:style-name="T1"> </text:span>silence<text:span text:style-name="T1"> </text:span>« primitif<text:span text:style-name="T1"> »</text:span>,<text:span text:style-name="T1"> </text:span>un<text:span text:style-name="T1"> </text:span>silence<text:span text:style-name="T1"> </text:span>« d'Eden<text:span text:style-name="T1"> » </text:span>(<text:span text:style-name="T2">Eden-like</text:span>$32$).<text:span text:style-name="T1"> </text:span></text:p>
      <text:p text:style-name="Standard">« Tenté<text:span text:style-name="T1"> </text:span>par<text:span text:style-name="T1"> </text:span>le<text:span text:style-name="T1"> </text:span>silence,<text:span text:style-name="T1"> </text:span>un<text:span text:style-name="T1"> </text:span>lièvre<text:span text:style-name="T1"> </text:span>s'avança,<text:span text:style-name="T1"> </text:span>leva<text:span text:style-name="T1"> </text:span>vers<text:span text:style-name="T1"> </text:span>eux<text:span text:style-name="T1"> </text:span>ses<text:span text:style-name="T1"> </text:span>yeux<text:span text:style-name="T1"> </text:span>étincelants<text:span text:style-name="T1"> </text:span>et<text:span text:style-name="T1"> </text:span>ses<text:span text:style-name="T1"> </text:span>pattes<text:span text:style-name="T1"> </text:span>veloutées,<text:span text:style-name="T1"> </text:span>s'assit,<text:span text:style-name="T1"> </text:span>les<text:span text:style-name="T1"> </text:span>regarda ;<text:span text:style-name="T1"> </text:span>un<text:span text:style-name="T1"> </text:span>écureuil<text:span text:style-name="T1"> </text:span>descendit<text:span text:style-name="T1"> </text:span>le<text:span text:style-name="T1"> </text:span>long<text:span text:style-name="T1"> </text:span>du<text:span text:style-name="T1"> </text:span>pin<text:span text:style-name="T1"> </text:span>abattu,<text:span text:style-name="T1"> </text:span>et,<text:span text:style-name="T1"> </text:span>à<text:span text:style-name="T1"> </text:span>moitié<text:span text:style-name="T1"> </text:span>chemin,<text:span text:style-name="T1"> </text:span>s'arrêta.<text:span text:style-name="T1"> » </text:span></text:p>
      <text:p text:style-name="Standard">Bret<text:span text:style-name="T1"> </text:span>Harte<text:span text:style-name="T1"> </text:span>excelle<text:span text:style-name="T1"> </text:span>à<text:span text:style-name="T1"> </text:span>enlever,<text:span text:style-name="T1"> </text:span>en<text:span text:style-name="T1"> </text:span>quelques<text:span text:style-name="T1"> </text:span>pages,<text:span text:style-name="T1"> </text:span>des<text:span text:style-name="T1"> </text:span>caractères<text:span text:style-name="T1"> </text:span>fortement<text:span text:style-name="T1"> </text:span>gravés,<text:span text:style-name="T1"> </text:span>nets<text:span text:style-name="T1"> </text:span>comme<text:span text:style-name="T1"> </text:span>des<text:span text:style-name="T1"> </text:span>médailles<text:span text:style-name="T1"> </text:span>sortant<text:span text:style-name="T1"> </text:span>de<text:span text:style-name="T1"> </text:span>la<text:span text:style-name="T1"> </text:span>frappe.<text:span text:style-name="T1"> </text:span>Et<text:span text:style-name="T1"> </text:span>quelquefois<text:span text:style-name="T1"> </text:span>le<text:span text:style-name="T1"> </text:span>mot<text:span text:style-name="T1"> </text:span>est<text:span text:style-name="T1"> </text:span>vif.<text:span text:style-name="T1"> </text:span>Ainsi<text:span text:style-name="T1"> </text:span>cet<text:span text:style-name="T1"> </text:span>autre<text:span text:style-name="T1"> </text:span>maître<text:span text:style-name="T1"> </text:span>d'école,<text:span text:style-name="T1"> </text:span>un<text:span text:style-name="T1"> </text:span>jeune<text:span text:style-name="T1"> </text:span>homme,<text:span text:style-name="T1"> </text:span>cette<text:span text:style-name="T1"> </text:span>fois,<text:span text:style-name="T1"> </text:span>calme<text:span text:style-name="T1"> </text:span>et<text:span text:style-name="T1"> </text:span>pauvre<text:span text:style-name="T1"> </text:span>au<text:span text:style-name="T1"> </text:span>milieu<text:span text:style-name="T1"> </text:span>de<text:span text:style-name="T1"> </text:span>la<text:span text:style-name="T1"> </text:span>fièvre<text:span text:style-name="T1"> </text:span>de<text:span text:style-name="T1"> </text:span>l'or,<text:span text:style-name="T1"> </text:span>traçant<text:span text:style-name="T1"> </text:span>d'une<text:span text:style-name="T1"> </text:span>main<text:span text:style-name="T1"> </text:span>ferme<text:span text:style-name="T1"> </text:span>des<text:span text:style-name="T1"> </text:span>exemples<text:span text:style-name="T1"> </text:span>d'écriture<text:span text:style-name="T1"> </text:span>pour<text:span text:style-name="T1"> </text:span>ses<text:span text:style-name="T1"> </text:span>élèves,<text:span text:style-name="T1"> </text:span>tout<text:span text:style-name="T1"> </text:span>à<text:span text:style-name="T1"> </text:span>son<text:span text:style-name="T1"> </text:span>devoir,<text:span text:style-name="T1"> </text:span>quelque<text:span text:style-name="T1"> </text:span>fastidieux<text:span text:style-name="T1"> </text:span>qu'il<text:span text:style-name="T1"> </text:span>soit.<text:span text:style-name="T1"> </text:span>Filles<text:span text:style-name="T1"> </text:span>et<text:span text:style-name="T1"> </text:span>garçons<text:span text:style-name="T1"> </text:span>sont<text:span text:style-name="T1"> </text:span>mêlés<text:span text:style-name="T1"> </text:span>à<text:span text:style-name="T1"> </text:span>l'école,<text:span text:style-name="T1"> </text:span>selon<text:span text:style-name="T1"> </text:span>l'usage<text:span text:style-name="T1"> </text:span>aux<text:span text:style-name="T1"> </text:span>Etats-Unis,<text:span text:style-name="T1"> </text:span>en<text:span text:style-name="T1"> </text:span>quelques<text:span text:style-name="T1"> </text:span>pays<text:span text:style-name="T1"> </text:span>d'Europe,<text:span text:style-name="T1"> </text:span>même<text:span text:style-name="T1"> </text:span>en<text:span text:style-name="T1"> </text:span>certaines<text:span text:style-name="T1"> </text:span>localités<text:span text:style-name="T1"> </text:span>françaises ;<text:span text:style-name="T1"> </text:span>et,<text:span text:style-name="T1"> </text:span>parmi<text:span text:style-name="T1"> </text:span>les<text:span text:style-name="T1"> </text:span>filles,<text:span text:style-name="T1"> </text:span>il<text:span text:style-name="T1"> </text:span>y<text:span text:style-name="T1"> </text:span>en<text:span text:style-name="T1"> </text:span>a<text:span text:style-name="T1"> </text:span>de<text:span text:style-name="T1"> </text:span>grandelettes.<text:span text:style-name="T1"> </text:span>Le<text:span text:style-name="T1"> </text:span>jeune<text:span text:style-name="T1"> </text:span>maître<text:span text:style-name="T1"> </text:span>d'école<text:span text:style-name="T1"> </text:span>résiste<text:span text:style-name="T1"> </text:span>aux<text:span text:style-name="T1"> </text:span>coquetteries<text:span text:style-name="T1"> </text:span>qui<text:span text:style-name="T1"> </text:span>l'assiègent,<text:span text:style-name="T1"> </text:span>« mais<text:span text:style-name="T1"> </text:span>peut-être<text:span text:style-name="T1"> </text:span>que<text:span text:style-name="T1"> </text:span>l'insuffisance<text:span text:style-name="T1"> </text:span>de<text:span text:style-name="T1"> </text:span>son<text:span text:style-name="T1"> </text:span>régime<text:span text:style-name="T1"> </text:span>était<text:span text:style-name="T1"> </text:span>pour<text:span text:style-name="T1"> </text:span>beaucoup<text:span text:style-name="T1"> </text:span>dans<text:span text:style-name="T1"> </text:span>son<text:span text:style-name="T1"> </text:span>ascétisme$33$<text:span text:style-name="T1"> »</text:span>.<text:span text:style-name="T1"> </text:span></text:p>
      <text:p text:style-name="Standard">La<text:span text:style-name="T1"> </text:span>littérature<text:span text:style-name="T1"> </text:span>américaine<text:span text:style-name="T1"> </text:span>met<text:span text:style-name="T1"> </text:span>souvent<text:span text:style-name="T1"> </text:span>en<text:span text:style-name="T1"> </text:span>scène<text:span text:style-name="T1"> </text:span>le<text:span text:style-name="T1"> </text:span>maître<text:span text:style-name="T1"> </text:span>d'école<text:span text:style-name="T1"> </text:span>un<text:span text:style-name="T1"> </text:span>romancier<text:span text:style-name="T1"> </text:span>d'un<text:span text:style-name="T1"> </text:span>talent<text:span text:style-name="T1"> </text:span>voisin<text:span text:style-name="T1"> </text:span>de<text:span text:style-name="T1"> </text:span>celui<text:span text:style-name="T1"> </text:span>de<text:span text:style-name="T1"> </text:span>Bret<text:span text:style-name="T1"> </text:span>Harte,<text:span text:style-name="T1"> </text:span>Eggleston$34$,<text:span text:style-name="T1"> </text:span>l'a<text:span text:style-name="T1"> </text:span>étudié<text:span text:style-name="T1"> </text:span>avec<text:span text:style-name="T1"> </text:span>beaucoup<text:span text:style-name="T1"> </text:span>de<text:span text:style-name="T1"> </text:span>soin.<text:span text:style-name="T1"> </text:span></text:p>
      <text:p text:style-name="Standard">Il<text:span text:style-name="T1"> </text:span>y<text:span text:style-name="T1"> </text:span>a<text:span text:style-name="T1"> </text:span>toute<text:span text:style-name="T1"> </text:span>une<text:span text:style-name="T1"> </text:span>galerie<text:span text:style-name="T1"> </text:span>d'effigies<text:span text:style-name="T1"> </text:span>pittoresques<text:span text:style-name="T1"> </text:span>dans<text:span text:style-name="T1"> </text:span>les<text:span text:style-name="T1"> </text:span><text:span text:style-name="T2">Récits</text:span><text:span text:style-name="T3"> </text:span><text:span text:style-name="T2">californiens</text:span>.<text:span text:style-name="T1"> </text:span>C'est<text:span text:style-name="T1"> </text:span>ce<text:span text:style-name="T1"> </text:span>chercheur<text:span text:style-name="T1"> </text:span>d'or,<text:span text:style-name="T1"> </text:span>« qui<text:span text:style-name="T1"> </text:span>ne<text:span text:style-name="T1"> </text:span>croit<text:span text:style-name="T1"> </text:span>jamais<text:span text:style-name="T1"> </text:span>qu'il<text:span text:style-name="T1"> </text:span>va<text:span text:style-name="T1"> </text:span>faire<text:span text:style-name="T1"> </text:span>une<text:span text:style-name="T1"> </text:span>chose,<text:span text:style-name="T1"> </text:span>tant<text:span text:style-name="T1"> </text:span>que<text:span text:style-name="T1"> </text:span>la<text:span text:style-name="T1"> </text:span>chose<text:span text:style-name="T1"> </text:span>n'est<text:span text:style-name="T1"> </text:span>pas<text:span text:style-name="T1"> </text:span>faite$35$ ».<text:span text:style-name="T1"> </text:span>C'est<text:span text:style-name="T1"> </text:span>le<text:span text:style-name="T1"> </text:span>joueur,<text:span text:style-name="T1"> </text:span>toujours<text:span text:style-name="T1"> </text:span>joueur,<text:span text:style-name="T1"> </text:span>en<text:span text:style-name="T1"> </text:span>toutes<text:span text:style-name="T1"> </text:span>circonstances,<text:span text:style-name="T1"> </text:span>avec<text:span text:style-name="T1"> </text:span>un<text:span text:style-name="T1"> </text:span>besoin<text:span text:style-name="T1"> </text:span>d'agir,<text:span text:style-name="T1"> </text:span>de<text:span text:style-name="T1"> </text:span>lutter<text:span text:style-name="T1"> </text:span>même<text:span text:style-name="T1"> </text:span>contre<text:span text:style-name="T1"> </text:span>l'impossible.<text:span text:style-name="T1"> </text:span>Pour<text:span text:style-name="T1"> </text:span>lui,<text:span text:style-name="T1"> </text:span>jamais<text:span text:style-name="T1"> </text:span>la<text:span text:style-name="T1"> </text:span>partie<text:span text:style-name="T1"> </text:span>n'est<text:span text:style-name="T1"> </text:span>perdue<text:span text:style-name="T1"> </text:span>d'avance,<text:span text:style-name="T1"> </text:span>tant<text:span text:style-name="T1"> </text:span>qu'elle<text:span text:style-name="T1"> </text:span>n'a<text:span text:style-name="T1"> </text:span>pas<text:span text:style-name="T1"> </text:span>été<text:span text:style-name="T1"> </text:span>jouée,<text:span text:style-name="T1"> </text:span>quelque<text:span text:style-name="T1"> </text:span>douteuses<text:span text:style-name="T1"> </text:span>que<text:span text:style-name="T1"> </text:span>paraissent<text:span text:style-name="T1"> </text:span>les<text:span text:style-name="T1"> </text:span>chances$36$.<text:span text:style-name="T1"> </text:span></text:p>
      <text:p text:style-name="Standard">Les<text:span text:style-name="T1"> </text:span>Chinois<text:span text:style-name="T1"> </text:span>étaient<text:span text:style-name="T1"> </text:span>nombreux<text:span text:style-name="T1"> </text:span>déjà,<text:span text:style-name="T1"> </text:span>à<text:span text:style-name="T1"> </text:span>cette<text:span text:style-name="T1"> </text:span>époque,<text:span text:style-name="T1"> </text:span>dans<text:span text:style-name="T1"> </text:span>l'Ouest.<text:span text:style-name="T1"> </text:span>Bret<text:span text:style-name="T1"> </text:span>Harte<text:span text:style-name="T1"> </text:span>rend<text:span text:style-name="T1"> </text:span>justice<text:span text:style-name="T1"> </text:span>à<text:span text:style-name="T1"> </text:span>l'exilé<text:span text:style-name="T1"> </text:span>John<text:span text:style-name="T1"> </text:span>Chinaman,<text:span text:style-name="T1"> </text:span>laborieux,<text:span text:style-name="T1"> </text:span>doux,<text:span text:style-name="T1"> </text:span>soumis,<text:span text:style-name="T1"> </text:span>superstitieux,<text:span text:style-name="T1"> </text:span>ingénieux,<text:span text:style-name="T1"> </text:span>artiste<text:span text:style-name="T1"> </text:span>en<text:span text:style-name="T1"> </text:span>ses<text:span text:style-name="T1"> </text:span>vêtements,<text:span text:style-name="T1"> </text:span>mélancolique,<text:span text:style-name="T1"> </text:span>muet,<text:span text:style-name="T1"> </text:span>comme<text:span text:style-name="T1"> </text:span>doué<text:span text:style-name="T1"> </text:span>d'une<text:span text:style-name="T1"> </text:span>aptitude<text:span text:style-name="T1"> </text:span>spéciale<text:span text:style-name="T1"> </text:span>à<text:span text:style-name="T1"> </text:span>la<text:span text:style-name="T1"> </text:span>souffrance<text:span text:style-name="T1"> </text:span>et<text:span text:style-name="T1"> </text:span>pourtant<text:span text:style-name="T1"> </text:span>philosophe<text:span text:style-name="T1"> </text:span>résigné<text:span text:style-name="T1"> </text:span>que<text:span text:style-name="T1"> </text:span>les<text:span text:style-name="T1"> </text:span>pires<text:span text:style-name="T1"> </text:span>surprises<text:span text:style-name="T1"> </text:span>n'arrivent<text:span text:style-name="T1"> </text:span>pas<text:span text:style-name="T1"> </text:span>à<text:span text:style-name="T1"> </text:span>étonner$37$.<text:span text:style-name="T1"> </text:span></text:p>
      <text:p text:style-name="Standard">Mieux<text:span text:style-name="T1"> </text:span>que<text:span text:style-name="T1"> </text:span>Cooper,<text:span text:style-name="T1"> </text:span>il<text:span text:style-name="T1"> </text:span>connaît<text:span text:style-name="T1"> </text:span>le<text:span text:style-name="T1"> </text:span>Peau-Rouge ;<text:span text:style-name="T1"> </text:span>mais<text:span text:style-name="T1"> </text:span>l'Indienne<text:span text:style-name="T1"> </text:span>surtout<text:span text:style-name="T1"> </text:span>l'a<text:span text:style-name="T1"> </text:span>intéressé.<text:span text:style-name="T1"> </text:span>Il<text:span text:style-name="T1"> </text:span>nous<text:span text:style-name="T1"> </text:span>la<text:span text:style-name="T1"> </text:span>montre<text:span text:style-name="T1"> </text:span>indisciplinée,<text:span text:style-name="T1"> </text:span>même<text:span text:style-name="T1"> </text:span>lorsqu'elle<text:span text:style-name="T1"> </text:span>a<text:span text:style-name="T1"> </text:span>été<text:span text:style-name="T1"> </text:span>prise<text:span text:style-name="T1"> </text:span>enfant<text:span text:style-name="T1"> </text:span>et<text:span text:style-name="T1"> </text:span>élevée<text:span text:style-name="T1"> </text:span>avec<text:span text:style-name="T1"> </text:span>des<text:span text:style-name="T1"> </text:span>blancs,<text:span text:style-name="T1"> </text:span>voleuse,<text:span text:style-name="T1"> </text:span>menteuse<text:span text:style-name="T1"> </text:span>plus<text:span text:style-name="T1"> </text:span>que<text:span text:style-name="T1"> </text:span>les<text:span text:style-name="T1"> </text:span>autres<text:span text:style-name="T1"> </text:span>femmes,<text:span text:style-name="T1"> </text:span>insoucieuse,<text:span text:style-name="T1"> </text:span>libertine,<text:span text:style-name="T1"> </text:span>dénuée<text:span text:style-name="T1"> </text:span>de<text:span text:style-name="T1"> </text:span>l'instinct<text:span text:style-name="T1"> </text:span>de<text:span text:style-name="T1"> </text:span>la<text:span text:style-name="T1"> </text:span>famille<text:span text:style-name="T1"> </text:span>et<text:span text:style-name="T1"> </text:span>de<text:span text:style-name="T1"> </text:span>la<text:span text:style-name="T1"> </text:span>maternité,<text:span text:style-name="T1"> </text:span>incapable<text:span text:style-name="T1"> </text:span>d'apprendre<text:span text:style-name="T1"> </text:span>ce<text:span text:style-name="T1"> </text:span>qui<text:span text:style-name="T1"> </text:span>est<text:span text:style-name="T1"> </text:span>en<text:span text:style-name="T1"> </text:span>dehors<text:span text:style-name="T1"> </text:span>de<text:span text:style-name="T1"> </text:span>l'hérédité<text:span text:style-name="T1"> </text:span>de<text:span text:style-name="T1"> </text:span>sa<text:span text:style-name="T1"> </text:span>race,<text:span text:style-name="T1"> </text:span>et<text:span text:style-name="T1"> </text:span>non<text:span text:style-name="T1"> </text:span>pas,<text:span text:style-name="T1"> </text:span>cependant,<text:span text:style-name="T1"> </text:span>inintelligente$38$.<text:span text:style-name="T1"> </text:span></text:p>
      <text:p text:style-name="Standard">Telles<text:span text:style-name="T1"> </text:span>sont<text:span text:style-name="T1"> </text:span>quelques-unes<text:span text:style-name="T1"> </text:span>des,<text:span text:style-name="T1"> </text:span>figures<text:span text:style-name="T1"> </text:span>les<text:span text:style-name="T1"> </text:span>plus<text:span text:style-name="T1"> </text:span>originales<text:span text:style-name="T1"> </text:span>que<text:span text:style-name="T1"> </text:span>l'on<text:span text:style-name="T1"> </text:span>rencontre<text:span text:style-name="T1"> </text:span>le<text:span text:style-name="T1"> </text:span>long<text:span text:style-name="T1"> </text:span>de<text:span text:style-name="T1"> </text:span>l'œuvre<text:span text:style-name="T1"> </text:span>de<text:span text:style-name="T1"> </text:span>Bret<text:span text:style-name="T1"> </text:span>Harte.<text:span text:style-name="T1"> </text:span>On<text:span text:style-name="T1"> </text:span>voudrait,<text:span text:style-name="T1"> </text:span>pour<text:span text:style-name="T1"> </text:span>finir,<text:span text:style-name="T1"> </text:span>feuilleter<text:span text:style-name="T1"> </text:span>le<text:span text:style-name="T1"> </text:span>recueil<text:span text:style-name="T1"> </text:span>de<text:span text:style-name="T1"> </text:span>ses<text:span text:style-name="T1"> </text:span>poésies$39$.<text:span text:style-name="T1"> </text:span></text:p>
      <text:h text:style-name="Heading_20_2" text:outline-level="2">VI<text:span text:style-name="T1"> </text:span></text:h>
      <text:p text:style-name="Standard">Bret<text:span text:style-name="T1"> </text:span>Harte<text:span text:style-name="T1"> </text:span>est<text:span text:style-name="T1"> </text:span>poète<text:span text:style-name="T1"> </text:span>mais,<text:span text:style-name="T1"> </text:span>tandis<text:span text:style-name="T1"> </text:span>que<text:span text:style-name="T1"> </text:span>le<text:span text:style-name="T1"> </text:span>conteur<text:span text:style-name="T1"> </text:span>est<text:span text:style-name="T1"> </text:span>à<text:span text:style-name="T1"> </text:span>peu<text:span text:style-name="T1"> </text:span>près<text:span text:style-name="T1"> </text:span>sans<text:span text:style-name="T1"> </text:span>rival,<text:span text:style-name="T1"> </text:span>maître<text:span text:style-name="T1"> </text:span>absolu<text:span text:style-name="T1"> </text:span>dans<text:span text:style-name="T1"> </text:span>son<text:span text:style-name="T1"> </text:span>domaine,<text:span text:style-name="T1"> </text:span>le<text:span text:style-name="T1"> </text:span>poète<text:span text:style-name="T1"> </text:span>a<text:span text:style-name="T1"> </text:span>souffert<text:span text:style-name="T1"> </text:span>du<text:span text:style-name="T1"> </text:span>voisinage<text:span text:style-name="T1"> </text:span>et<text:span text:style-name="T1"> </text:span>de<text:span text:style-name="T1"> </text:span>la<text:span text:style-name="T1"> </text:span>renommée<text:span text:style-name="T1"> </text:span>d'un<text:span text:style-name="T1"> </text:span>autre<text:span text:style-name="T1"> </text:span>poète.<text:span text:style-name="T1"> </text:span>Le<text:span text:style-name="T1"> </text:span>vrai<text:span text:style-name="T1"> </text:span>poète<text:span text:style-name="T1"> </text:span>du<text:span text:style-name="T1"> </text:span>Pacifique,<text:span text:style-name="T1"> </text:span>ce<text:span text:style-name="T1"> </text:span>n'est<text:span text:style-name="T1"> </text:span>pas<text:span text:style-name="T1"> </text:span>Bret<text:span text:style-name="T1"> </text:span>Harte,<text:span text:style-name="T1"> </text:span>c'est<text:span text:style-name="T1"> </text:span>Joaquin<text:span text:style-name="T1"> </text:span>Miller$40$,<text:span text:style-name="T1"> </text:span>ce<text:span text:style-name="T1"> </text:span>Walt<text:span text:style-name="T1"> </text:span>Whitman<text:span text:style-name="T1"> </text:span>de<text:span text:style-name="T1"> </text:span>l'Ouest,<text:span text:style-name="T1"> </text:span>qui<text:span text:style-name="T1"> </text:span>entre<text:span text:style-name="T1"> </text:span>en<text:span text:style-name="T1"> </text:span>forban<text:span text:style-name="T1"> </text:span>dans<text:span text:style-name="T1"> </text:span>la<text:span text:style-name="T1"> </text:span>grammaire,<text:span text:style-name="T1"> </text:span>fauche<text:span text:style-name="T1"> </text:span>toutes<text:span text:style-name="T1"> </text:span>les<text:span text:style-name="T1"> </text:span>règles<text:span text:style-name="T1"> </text:span>sans<text:span text:style-name="T1"> </text:span>souci,<text:span text:style-name="T1"> </text:span>pourvu<text:span text:style-name="T1"> </text:span>qu'il<text:span text:style-name="T1"> </text:span>exprime<text:span text:style-name="T1"> </text:span>nettement<text:span text:style-name="T1"> </text:span>son<text:span text:style-name="T1"> </text:span>idée.<text:span text:style-name="T1"> </text:span></text:p>
      <text:p text:style-name="Standard"><text:soft-page-break/>Les<text:span text:style-name="T1"> </text:span>poésies<text:span text:style-name="T1"> </text:span>de<text:span text:style-name="T1"> </text:span>Bret<text:span text:style-name="T1"> </text:span>Harte<text:span text:style-name="T1"> </text:span>ne<text:span text:style-name="T1"> </text:span>valent<text:span text:style-name="T1"> </text:span>pas<text:span text:style-name="T1"> </text:span>les<text:span text:style-name="T1"> </text:span>Songs<text:span text:style-name="T1"> </text:span>of<text:span text:style-name="T1"> </text:span>the<text:span text:style-name="T1"> </text:span>Sierras$41$<text:span text:style-name="T1"> </text:span>pourtant,<text:span text:style-name="T1"> </text:span>elles<text:span text:style-name="T1"> </text:span>ne<text:span text:style-name="T1"> </text:span>sont<text:span text:style-name="T1"> </text:span>pas<text:span text:style-name="T1"> </text:span>dénuées<text:span text:style-name="T1"> </text:span>de<text:span text:style-name="T1"> </text:span>toute<text:span text:style-name="T1"> </text:span>originalité.<text:span text:style-name="T1"> </text:span>La<text:span text:style-name="T1"> </text:span>saveur,<text:span text:style-name="T1"> </text:span>çà<text:span text:style-name="T1"> </text:span>et<text:span text:style-name="T1"> </text:span>là,<text:span text:style-name="T1"> </text:span>est<text:span text:style-name="T1"> </text:span>piquante,<text:span text:style-name="T1"> </text:span>surtout<text:span text:style-name="T1"> </text:span>de<text:span text:style-name="T1"> </text:span>celles<text:span text:style-name="T1"> </text:span>qui<text:span text:style-name="T1"> </text:span>sont<text:span text:style-name="T1"> </text:span>écrites<text:span text:style-name="T1"> </text:span>en<text:span text:style-name="T1"> </text:span>dialecte<text:span text:style-name="T1"> </text:span>californien.<text:span text:style-name="T1"> </text:span>C'est<text:span text:style-name="T1"> </text:span>dans<text:span text:style-name="T1"> </text:span>les<text:span text:style-name="T1"> </text:span><text:span text:style-name="T2">Poems</text:span><text:span text:style-name="T1"> </text:span><text:span text:style-name="T2">in</text:span><text:span text:style-name="T3"> </text:span><text:span text:style-name="T2">Diale</text:span>ct$42$<text:span text:style-name="T1"> </text:span>que<text:span text:style-name="T1"> </text:span>se<text:span text:style-name="T1"> </text:span>trouve<text:span text:style-name="T1"> </text:span>la<text:span text:style-name="T1"> </text:span>fameuse<text:span text:style-name="T1"> </text:span><text:span text:style-name="T2">ballade</text:span><text:span text:style-name="T3"> </text:span><text:span text:style-name="T2">Heathen</text:span><text:span text:style-name="T3"> </text:span><text:span text:style-name="T2">Chinese</text:span>,<text:span text:style-name="T1"> </text:span>l'histoire<text:span text:style-name="T1"> </text:span>de<text:span text:style-name="T1"> </text:span>Ah<text:span text:style-name="T1"> </text:span>Sin,<text:span text:style-name="T1"> </text:span>qui<text:span text:style-name="T1"> </text:span>triche<text:span text:style-name="T1"> </text:span>au<text:span text:style-name="T1"> </text:span>jeu<text:span text:style-name="T1"> </text:span>avec<text:span text:style-name="T1"> </text:span>une<text:span text:style-name="T1"> </text:span>figure<text:span text:style-name="T1"> </text:span>douce<text:span text:style-name="T1"> </text:span>et<text:span text:style-name="T1"> </text:span>calme.<text:span text:style-name="T1"> </text:span>Il<text:span text:style-name="T1"> </text:span>y<text:span text:style-name="T1"> </text:span>a<text:span text:style-name="T1"> </text:span>dans<text:span text:style-name="T1"> </text:span>ces<text:span text:style-name="T1"> </text:span>poésies<text:span text:style-name="T1"> </text:span>des<text:span text:style-name="T1"> </text:span>choses<text:span text:style-name="T1"> </text:span>qu'un<text:span text:style-name="T1"> </text:span>Européen<text:span text:style-name="T1"> </text:span>n'aurait<text:span text:style-name="T1"> </text:span>jamais<text:span text:style-name="T1"> </text:span>l'idée<text:span text:style-name="T1"> </text:span>de<text:span text:style-name="T1"> </text:span>mettre<text:span text:style-name="T1"> </text:span>en<text:span text:style-name="T1"> </text:span>vers,<text:span text:style-name="T1"> </text:span>et,<text:span text:style-name="T1"> </text:span>au<text:span text:style-name="T1"> </text:span>lieu<text:span text:style-name="T1"> </text:span>d'originalité,<text:span text:style-name="T1"> </text:span>on<text:span text:style-name="T1"> </text:span>a<text:span text:style-name="T1"> </text:span>bien<text:span text:style-name="T1"> </text:span>envie<text:span text:style-name="T1"> </text:span>de<text:span text:style-name="T1"> </text:span>dire<text:span text:style-name="T1"> </text:span>bizarrerie.<text:span text:style-name="T1"> </text:span>Mais<text:span text:style-name="T1"> </text:span>c'est<text:span text:style-name="T1"> </text:span>l'inconvénient,<text:span text:style-name="T1"> </text:span>quand<text:span text:style-name="T1"> </text:span>on<text:span text:style-name="T1"> </text:span>ne<text:span text:style-name="T1"> </text:span>se<text:span text:style-name="T1"> </text:span>domine<text:span text:style-name="T1"> </text:span>pas,<text:span text:style-name="T1"> </text:span>de<text:span text:style-name="T1"> </text:span>n'avoir<text:span text:style-name="T1"> </text:span>pas<text:span text:style-name="T1"> </text:span>de<text:span text:style-name="T1"> </text:span>tradition<text:span text:style-name="T1"> </text:span>littéraire,<text:span text:style-name="T1"> </text:span>on<text:span text:style-name="T1"> </text:span>va<text:span text:style-name="T1"> </text:span>jusqu'au<text:span text:style-name="T1"> </text:span>bout<text:span text:style-name="T1"> </text:span>de<text:span text:style-name="T1"> </text:span>sa<text:span text:style-name="T1"> </text:span>fantaisie<text:span text:style-name="T1"> </text:span>et<text:span text:style-name="T1"> </text:span>même<text:span text:style-name="T1"> </text:span>on<text:span text:style-name="T1"> </text:span>casse<text:span text:style-name="T1"> </text:span>sa<text:span text:style-name="T1"> </text:span>corde.<text:span text:style-name="T1"> </text:span></text:p>
      <text:p text:style-name="Standard">En<text:span text:style-name="T1"> </text:span>telle<text:span text:style-name="T1"> </text:span>page,<text:span text:style-name="T1"> </text:span>il<text:span text:style-name="T1"> </text:span>s'élève<text:span text:style-name="T1"> </text:span>au<text:span text:style-name="T1"> </text:span>vrai<text:span text:style-name="T1"> </text:span>style<text:span text:style-name="T1"> </text:span>poétique<text:span text:style-name="T1"> </text:span>qui<text:span text:style-name="T1"> </text:span>ne<text:span text:style-name="T1"> </text:span>va<text:span text:style-name="T1"> </text:span>pas<text:span text:style-name="T1"> </text:span>sans<text:span text:style-name="T1"> </text:span>un<text:span text:style-name="T1"> </text:span>peu<text:span text:style-name="T1"> </text:span>d'enthousiasme,<text:span text:style-name="T1"> </text:span>comme<text:span text:style-name="T1"> </text:span>dans<text:span text:style-name="T1"> </text:span>son<text:span text:style-name="T1"> </text:span>apostrophe<text:span text:style-name="T1"> </text:span>à<text:span text:style-name="T1"> </text:span>San-Francisco</text:p>
      <text:p text:style-name="Standard"><text:span text:style-name="T17"><text:s/></text:span><text:span text:style-name="T16">Serene,</text:span><text:span text:style-name="T17"> </text:span><text:span text:style-name="T16">indifferent</text:span><text:span text:style-name="T17"> </text:span><text:span text:style-name="T16">of</text:span><text:span text:style-name="T17"> </text:span><text:span text:style-name="T16">Fate,</text:span><text:span text:style-name="T17"> </text:span></text:p>
      <text:p text:style-name="Standard"><text:span text:style-name="T18">Thou</text:span><text:span text:style-name="T19"> </text:span><text:span text:style-name="T18">sittest</text:span><text:span text:style-name="T19"> </text:span><text:span text:style-name="T18">at</text:span><text:span text:style-name="T19"> </text:span><text:span text:style-name="T18">the</text:span><text:span text:style-name="T19"> </text:span><text:span text:style-name="T18">Western</text:span><text:span text:style-name="T19"> </text:span><text:span text:style-name="T18">Gate</text:span><text:span text:style-name="T12">$43$,</text:span><text:span text:style-name="T19"> </text:span></text:p>
      <text:p text:style-name="Standard">On<text:span text:style-name="T1"> </text:span>préférera<text:span text:style-name="T1"> </text:span>de<text:span text:style-name="T1"> </text:span>rares<text:span text:style-name="T1"> </text:span>pièces<text:span text:style-name="T1"> </text:span>d'un<text:span text:style-name="T1"> </text:span>sentiment<text:span text:style-name="T1"> </text:span>simple,<text:span text:style-name="T1"> </text:span>comme<text:span text:style-name="T1"> </text:span>L<text:span text:style-name="T1">’</text:span><text:span text:style-name="T2">Angelus</text:span><text:span text:style-name="T1"> </text:span>des<text:span text:style-name="T1"> </text:span><text:span text:style-name="T2">Spanish</text:span><text:span text:style-name="T3"> </text:span><text:span text:style-name="T2">idylls</text:span><text:span text:style-name="T3"> </text:span><text:span text:style-name="T2">and</text:span><text:span text:style-name="T3"> </text:span><text:span text:style-name="T2">Legends</text:span>$44$,<text:span text:style-name="T1"> </text:span>ou<text:span text:style-name="T1"> </text:span>spirituelles,<text:span text:style-name="T1"> </text:span>vives<text:span text:style-name="T1"> </text:span>et<text:span text:style-name="T1"> </text:span>bien<text:span text:style-name="T1"> </text:span>rythmées,<text:span text:style-name="T1"> </text:span>comme<text:span text:style-name="T1"> </text:span><text:span text:style-name="T2">The</text:span><text:span text:style-name="T3"> </text:span><text:span text:style-name="T2">Aged</text:span><text:span text:style-name="T3"> </text:span><text:span text:style-name="T2">Stranger</text:span><text:span text:style-name="T3"> </text:span><text:span text:style-name="T2">des</text:span><text:span text:style-name="T3"> </text:span><text:span text:style-name="T2">National</text:span><text:span text:style-name="T3"> </text:span><text:span text:style-name="T2">Poemens</text:span>$45$.<text:span text:style-name="T1"> </text:span>Ce<text:span text:style-name="T1"> </text:span>qui<text:span text:style-name="T1"> </text:span>demeure<text:span text:style-name="T1"> </text:span>comme<text:span text:style-name="T1"> </text:span>impression<text:span text:style-name="T1"> </text:span>générale,<text:span text:style-name="T1"> </text:span>après<text:span text:style-name="T1"> </text:span>une<text:span text:style-name="T1"> </text:span>lecture<text:span text:style-name="T1"> </text:span>des<text:span text:style-name="T1"> </text:span>œuvres<text:span text:style-name="T1"> </text:span>quasi-complètes<text:span text:style-name="T1"> </text:span>de<text:span text:style-name="T1"> </text:span>Bret<text:span text:style-name="T1"> </text:span>Harte,<text:span text:style-name="T1"> </text:span>c'est<text:span text:style-name="T1"> </text:span>l'étonnante<text:span text:style-name="T1"> </text:span>force<text:span text:style-name="T1"> </text:span>de<text:span text:style-name="T1"> </text:span>condensation<text:span text:style-name="T1"> </text:span>qu'il<text:span text:style-name="T1"> </text:span>possède<text:span text:style-name="T1"> </text:span>il<text:span text:style-name="T1"> </text:span>a<text:span text:style-name="T1"> </text:span>le<text:span text:style-name="T1"> </text:span>génie<text:span text:style-name="T1"> </text:span>du<text:span text:style-name="T1"> </text:span>raccourci.<text:span text:style-name="T1"> </text:span>Car<text:span text:style-name="T1"> </text:span>ses<text:span text:style-name="T1"> </text:span>tableaux<text:span text:style-name="T1"> </text:span>sont<text:span text:style-name="T1"> </text:span>des<text:span text:style-name="T1"> </text:span>raccourcis,<text:span text:style-name="T1"> </text:span>non<text:span text:style-name="T1"> </text:span>des<text:span text:style-name="T1"> </text:span>miniatures ;<text:span text:style-name="T1"> </text:span>même<text:span text:style-name="T1"> </text:span>en<text:span text:style-name="T1"> </text:span>ses<text:span text:style-name="T1"> </text:span>apparentes<text:span text:style-name="T1"> </text:span>minuties,<text:span text:style-name="T1"> </text:span>il<text:span text:style-name="T1"> </text:span>procède<text:span text:style-name="T1"> </text:span>à<text:span text:style-name="T1"> </text:span>grands<text:span text:style-name="T1"> </text:span>traits.<text:span text:style-name="T1"> </text:span></text:p>
      <text:p text:style-name="Standard">On<text:span text:style-name="T1"> </text:span>remarquera<text:span text:style-name="T1"> </text:span>que<text:span text:style-name="T1"> </text:span>cette<text:span text:style-name="T1"> </text:span>étude<text:span text:style-name="T1"> </text:span>'est<text:span text:style-name="T1"> </text:span>faite<text:span text:style-name="T1"> </text:span>uniquement<text:span text:style-name="T1"> </text:span>d'après<text:span text:style-name="T1"> </text:span>les<text:span text:style-name="T1"> </text:span>premières<text:span text:style-name="T1"> </text:span>œuvres<text:span text:style-name="T1"> </text:span>de<text:span text:style-name="T1"> </text:span>Bret<text:span text:style-name="T1"> </text:span>Harte.<text:span text:style-name="T1"> </text:span>On<text:span text:style-name="T1"> </text:span>s'est<text:span text:style-name="T1"> </text:span>arrêté<text:span text:style-name="T1"> </text:span>au<text:span text:style-name="T1"> </text:span>tome<text:span text:style-name="T1"> </text:span>cinquième,<text:span text:style-name="T1"> </text:span>par<text:span text:style-name="T1"> </text:span>nécessité<text:span text:style-name="T1"> </text:span>de<text:span text:style-name="T1"> </text:span>se<text:span text:style-name="T1"> </text:span>borner$46$,<text:span text:style-name="T1"> </text:span>non<text:span text:style-name="T1"> </text:span>par<text:span text:style-name="T1"> </text:span>dédain<text:span text:style-name="T1"> </text:span>pour<text:span text:style-name="T1"> </text:span>des<text:span text:style-name="T1"> </text:span>récits<text:span text:style-name="T1"> </text:span>comme<text:span text:style-name="T1"> </text:span><text:span text:style-name="T2">Flip</text:span><text:span text:style-name="T1"> </text:span>ou<text:span text:style-name="T1"> </text:span><text:span text:style-name="T2">Maruja</text:span>$47$.<text:span text:style-name="T1"> </text:span></text:p>
      <text:h text:style-name="P25" text:outline-level="1">La<text:span text:style-name="T1"> </text:span>littérature<text:span text:style-name="T1"> </text:span>« Maldoror $48$<text:span text:style-name="T1"> » </text:span></text:h>
      <text:p text:style-name="Standard">Remettre<text:span text:style-name="T1"> </text:span>à<text:span text:style-name="T1"> </text:span>une<text:span text:style-name="T1"> </text:span>autre<text:span text:style-name="T1"> </text:span>fois<text:span text:style-name="T1"> </text:span>les<text:span text:style-name="T1"> </text:span>notes<text:span text:style-name="T1"> </text:span>critiques<text:span text:style-name="T1"> –</text:span>et<text:span text:style-name="T1"> </text:span>pathologiques<text:span text:style-name="T1"> – </text:span>qui<text:span text:style-name="T1"> </text:span>surgissent,<text:span text:style-name="T1"> </text:span>comme<text:span text:style-name="T1"> </text:span>une<text:span text:style-name="T1"> </text:span>volée<text:span text:style-name="T1"> </text:span>d'oiseaux<text:span text:style-name="T1"> </text:span>noirs,<text:span text:style-name="T1"> </text:span>d'entre<text:span text:style-name="T1"> </text:span>les<text:span text:style-name="T1"> </text:span>pages<text:span text:style-name="T1"> </text:span>de<text:span text:style-name="T1"> </text:span>ce<text:span text:style-name="T1"> </text:span>livre<text:span text:style-name="T1"> </text:span><text:span text:style-name="T2">Les</text:span><text:span text:style-name="T3"> </text:span><text:span text:style-name="T2">Chants</text:span><text:span text:style-name="T3"> </text:span><text:span text:style-name="T2">de</text:span><text:span text:style-name="T3"> </text:span><text:span text:style-name="T2">Maldoror</text:span><text:span text:style-name="T1"> </text:span><text:span text:style-name="T1"><text:note text:id="ftn1" text:note-class="endnote"><text:note-citation text:label="a">a</text:note-citation><text:note-body><text:p text:style-name="P4">Comte<text:span text:style-name="T1"> </text:span>de<text:span text:style-name="T1"> </text:span>Lautréamont<text:span text:style-name="T1"> </text:span><text:span text:style-name="T2">Les</text:span><text:span text:style-name="T3"> </text:span><text:span text:style-name="T2">Chants</text:span><text:span text:style-name="T3"> </text:span><text:span text:style-name="T2">de</text:span><text:span text:style-name="T3"> </text:span><text:span text:style-name="T2">Maldoror</text:span><text:span text:style-name="T1"> </text:span>(avec<text:span text:style-name="T1"> </text:span>eau-forte,<text:span text:style-name="T1"> </text:span>lettre<text:span text:style-name="T1"> </text:span>autographiée<text:span text:style-name="T1"> </text:span>préface<text:span text:style-name="T1"> </text:span>par<text:span text:style-name="T1"> </text:span>l'éditeur).<text:span text:style-name="T1"> </text:span>Chez<text:span text:style-name="T1"> </text:span>Genonceaux,<text:span text:style-name="T1"> </text:span>1890,<text:span text:style-name="T1"> </text:span>in-12.<text:span text:style-name="T1"> </text:span>Publication<text:span text:style-name="T1"> </text:span>de<text:span text:style-name="T1"> </text:span>luxe<text:span text:style-name="T1"> </text:span>à<text:span text:style-name="T1"> </text:span>tirage<text:span text:style-name="T1"> </text:span>restreint,<text:span text:style-name="T1"> </text:span>entreprise<text:span text:style-name="T1"> </text:span>avec<text:span text:style-name="T1"> </text:span>le<text:span text:style-name="T1"> </text:span>désintéressement<text:span text:style-name="T1"> </text:span>d'un<text:span text:style-name="T1"> </text:span>plaisir<text:span text:style-name="T1"> </text:span>personnel<text:span text:style-name="T21">$50$</text:span>.</text:p></text:note-body></text:note></text:span>,<text:span text:style-name="T1"> </text:span>leur<text:span text:style-name="T1"> </text:span>nombre<text:span text:style-name="T1"> </text:span>et<text:span text:style-name="T1"> </text:span>l'incohérence<text:span text:style-name="T1"> </text:span>de<text:span text:style-name="T1"> </text:span>leur<text:span text:style-name="T1"> </text:span>groupement<text:span text:style-name="T1"> </text:span>l'exige.<text:span text:style-name="T1"> </text:span>C'est<text:span text:style-name="T1"> </text:span>une<text:span text:style-name="T1"> </text:span>originalité<text:span text:style-name="T1"> </text:span>furieuse<text:span text:style-name="T1"> </text:span>et<text:span text:style-name="T1"> </text:span>inattendue<text:span text:style-name="T1"> </text:span>tellement<text:span text:style-name="T1"> </text:span>qu'un<text:span text:style-name="T1"> </text:span>peu<text:span text:style-name="T1"> </text:span>d'espace<text:span text:style-name="T1"> </text:span>est<text:span text:style-name="T1"> </text:span>nécessaire<text:span text:style-name="T1"> </text:span>pour<text:span text:style-name="T1"> </text:span>se<text:span text:style-name="T1"> </text:span>recoordonner<text:span text:style-name="T1"> </text:span>soi-même<text:span text:style-name="T1"> </text:span>en<text:span text:style-name="T1"> </text:span>suite<text:span text:style-name="T1"> </text:span>de<text:span text:style-name="T1"> </text:span>lectures.<text:span text:style-name="T1"> </text:span>Il<text:span text:style-name="T1"> </text:span>est<text:span text:style-name="T1"> </text:span>évident,<text:span text:style-name="T1"> </text:span>d'abord,<text:span text:style-name="T1"> </text:span>que<text:span text:style-name="T1"> </text:span>l'auteur,<text:span text:style-name="T1"> </text:span>écrivain<text:span text:style-name="T1"> </text:span>de<text:span text:style-name="T1"> </text:span>dix-sept<text:span text:style-name="T1"> </text:span>ans$49$<text:span text:style-name="T1"> </text:span>(point<text:span text:style-name="T1"> </text:span>vérifié<text:span text:style-name="T1"> </text:span>et<text:span text:style-name="T1"> </text:span>peu<text:span text:style-name="T1"> </text:span>contestable)<text:span text:style-name="T1"> </text:span>dépassait<text:span text:style-name="T1"> </text:span>en<text:span text:style-name="T1"> </text:span>folie,<text:span text:style-name="T1"> </text:span>de<text:span text:style-name="T1"> </text:span>très<text:span text:style-name="T1"> </text:span>loin,<text:span text:style-name="T1"> </text:span>cette<text:span text:style-name="T1"> </text:span>sorte<text:span text:style-name="T1"> </text:span>de<text:span text:style-name="T1"> </text:span>déséquilibre<text:span text:style-name="T1"> </text:span>que<text:span text:style-name="T1"> </text:span>les<text:span text:style-name="T1"> </text:span>sots<text:span text:style-name="T1"> </text:span>de<text:span text:style-name="T1"> </text:span>l'aliénation<text:span text:style-name="T1"> </text:span>mentale<text:span text:style-name="T1"> </text:span>qualifient<text:span text:style-name="T1"> </text:span>de<text:span text:style-name="T1"> </text:span>ce<text:span text:style-name="T1"> </text:span>même<text:span text:style-name="T1"> </text:span>mot<text:span text:style-name="T1"> </text:span><text:span text:style-name="T2">folie,</text:span><text:span text:style-name="T1"> </text:span>et<text:span text:style-name="T1"> </text:span>attribuent<text:span text:style-name="T1"> </text:span>à<text:span text:style-name="T1"> </text:span>de<text:span text:style-name="T1"> </text:span>glorieuses<text:span text:style-name="T1"> </text:span>intelligences,<text:span text:style-name="T1"> </text:span>telles<text:span text:style-name="T1"> </text:span>que<text:span text:style-name="T1"> </text:span>sainte<text:span text:style-name="T1"> </text:span>Thérèse,<text:span text:style-name="T1"> </text:span>Edgar<text:span text:style-name="T1"> </text:span>Poe,<text:span text:style-name="T1"> </text:span>à<text:span text:style-name="T1"> </text:span>des<text:span text:style-name="T1"> </text:span>artistes<text:span text:style-name="T1"> </text:span>d'une<text:span text:style-name="T1"> </text:span>sensitivité<text:span text:style-name="T1"> </text:span>suprême,<text:span text:style-name="T1"> </text:span>tel<text:span text:style-name="T1"> </text:span>Schumann.</text:p>
      <text:p text:style-name="Standard">Partage<text:span text:style-name="T1"> </text:span>à<text:span text:style-name="T1"> </text:span>faire<text:span text:style-name="T1"> </text:span>entre<text:span text:style-name="T1"> </text:span>le<text:span text:style-name="T1"> </text:span>génie<text:span text:style-name="T1"> </text:span>et<text:span text:style-name="T1"> </text:span>la<text:span text:style-name="T1"> </text:span>maladie<text:span text:style-name="T1"> </text:span>cérébrale<text:span text:style-name="T1"> </text:span>qui<text:span text:style-name="T1"> </text:span>intéresse,<text:span text:style-name="T1"> </text:span>sujet<text:span text:style-name="T1"> </text:span>que<text:span text:style-name="T1"> </text:span>n'a<text:span text:style-name="T1"> </text:span>même<text:span text:style-name="T1"> </text:span>pas<text:span text:style-name="T1"> </text:span>effleuré,<text:span text:style-name="T1"> </text:span>en<text:span text:style-name="T1"> </text:span>réalité,<text:span text:style-name="T1"> </text:span>le<text:span text:style-name="T1"> </text:span>professeur<text:span text:style-name="T1"> </text:span>Lombroso$51$,<text:span text:style-name="T1"> </text:span>occupé<text:span text:style-name="T1"> </text:span>à<text:span text:style-name="T1"> </text:span>vomir<text:span text:style-name="T1"> </text:span>sans<text:span text:style-name="T1"> </text:span>relâche,<text:span text:style-name="T1"> </text:span>sur<text:span text:style-name="T1"> </text:span>tout<text:span text:style-name="T1"> </text:span>ce<text:span text:style-name="T1"> </text:span>qui<text:span text:style-name="T1"> </text:span>est<text:span text:style-name="T1"> </text:span>intellectuel<text:span text:style-name="T1"> </text:span>ou<text:span text:style-name="T1"> </text:span>mystique,<text:span text:style-name="T1"> </text:span>les<text:span text:style-name="T1"> </text:span>abjects<text:span text:style-name="T1"> </text:span>blasphèmes<text:span text:style-name="T1"> </text:span>de<text:span text:style-name="T1"> </text:span>sa<text:span text:style-name="T1"> </text:span>porcine<text:span text:style-name="T1"> </text:span>ignorance.<text:span text:style-name="T1"> </text:span>Cet<text:span text:style-name="T1"> </text:span>auteur,<text:span text:style-name="T1"> </text:span>son<text:span text:style-name="T1"> </text:span>information<text:span text:style-name="T1"> </text:span>est<text:span text:style-name="T1"> </text:span>sûre<text:span text:style-name="T1"> </text:span>au<text:span text:style-name="T1"> </text:span>point<text:span text:style-name="T1"> </text:span>qu'il<text:span text:style-name="T1"> </text:span>appelle<text:span text:style-name="T1"> </text:span>Verlaine<text:span text:style-name="T1"> </text:span>M.<text:span text:style-name="T1"> </text:span>Verlain,<text:span text:style-name="T1"> </text:span>qu'il<text:span text:style-name="T1"> </text:span>attribue<text:span text:style-name="T1"> </text:span>à<text:span text:style-name="T1"> </text:span>M.<text:span text:style-name="T1"> </text:span>Mallarmé<text:span text:style-name="T1"> </text:span>le<text:span text:style-name="T1"> </text:span><text:span text:style-name="T2">Traité</text:span><text:span text:style-name="T3"> </text:span><text:span text:style-name="T2">du</text:span><text:span text:style-name="T3"> </text:span><text:span text:style-name="T2">Verbe</text:span> ;<text:span text:style-name="T1"> </text:span>qu'il<text:span text:style-name="T1"> </text:span>cite<text:span text:style-name="T1"> </text:span>comme<text:span text:style-name="T1"> </text:span>une<text:span text:style-name="T1"> </text:span>autorité<text:span text:style-name="T1"> </text:span>littéraire<text:span text:style-name="T1"> </text:span>et<text:span text:style-name="T1"> </text:span>critique<text:span text:style-name="T1"> </text:span>M.<text:span text:style-name="T1"> </text:span>Jules<text:span text:style-name="T1"> </text:span>Lemaître<text:span text:style-name="T1"> </text:span>Voilà<text:span text:style-name="T1"> </text:span>qui<text:span text:style-name="T1"> </text:span>me<text:span text:style-name="T1"> </text:span>donne<text:span text:style-name="T1"> </text:span>une<text:span text:style-name="T1"> </text:span>certaine<text:span text:style-name="T1"> </text:span>confiance<text:span text:style-name="T1"> </text:span>dans<text:span text:style-name="T1"> </text:span>les<text:span text:style-name="T1"> </text:span>assertions<text:span text:style-name="T1"> </text:span>du<text:span text:style-name="T1"> </text:span>même<text:span text:style-name="T1"> </text:span>volume<text:span text:style-name="T1"> </text:span>(<text:span text:style-name="T2">Le</text:span><text:span text:style-name="T3"> </text:span><text:span text:style-name="T2">Génie</text:span><text:span text:style-name="T3"> </text:span><text:span text:style-name="T2">et</text:span><text:span text:style-name="T3"> </text:span><text:span text:style-name="T2">la</text:span><text:span text:style-name="T3"> </text:span><text:span text:style-name="T2">Folie</text:span>)<text:span text:style-name="T1"> </text:span>que<text:span text:style-name="T1"> </text:span>je<text:span text:style-name="T1"> </text:span>ne<text:span text:style-name="T1"> </text:span>puis<text:span text:style-name="T1"> </text:span>vérifier.<text:span text:style-name="T1"> </text:span>Les<text:span text:style-name="T1"> </text:span><text:span text:style-name="T2">Chants</text:span><text:span text:style-name="T3"> </text:span><text:span text:style-name="T2">de</text:span><text:span text:style-name="T3"> </text:span><text:span text:style-name="T2">Maldoror</text:span>,<text:span text:style-name="T1"> </text:span>long<text:span text:style-name="T1"> </text:span>poème<text:span text:style-name="T1"> </text:span>en<text:span text:style-name="T1"> </text:span>prose<text:span text:style-name="T1"> </text:span>dont<text:span text:style-name="T1"> </text:span>les<text:span text:style-name="T1"> </text:span>six<text:span text:style-name="T1"> </text:span>premiers<text:span text:style-name="T1"> </text:span>chants<text:span text:style-name="T1"> </text:span>seulement<text:span text:style-name="T1"> </text:span>furent<text:span text:style-name="T1"> </text:span>écrits.<text:span text:style-name="T1"> </text:span>Il<text:span text:style-name="T1"> </text:span>est<text:span text:style-name="T1"> </text:span>probable<text:span text:style-name="T1"> </text:span>que<text:span text:style-name="T1"> </text:span>Lautréamont<text:span text:style-name="T1"> </text:span>(pseudonyme<text:span text:style-name="T1"> </text:span>d'Isidore<text:span text:style-name="T1"> </text:span>Ducasse),<text:span text:style-name="T1"> </text:span>s'il<text:span text:style-name="T1"> </text:span>eût<text:span text:style-name="T1"> </text:span>vécu,<text:span text:style-name="T1"> </text:span>ne<text:span text:style-name="T1"> </text:span>l'eût<text:span text:style-name="T1"> </text:span>pas<text:span text:style-name="T1"> </text:span>continué.<text:span text:style-name="T1"> </text:span>On<text:span text:style-name="T1"> </text:span>sent,<text:span text:style-name="T1"> </text:span>à<text:span text:style-name="T1"> </text:span>mesure<text:span text:style-name="T1"> </text:span>que<text:span text:style-name="T1"> </text:span>s'achève<text:span text:style-name="T1"> </text:span>la<text:span text:style-name="T1"> </text:span>lecture<text:span text:style-name="T1"> </text:span>du<text:span text:style-name="T1"> </text:span>volume,<text:span text:style-name="T1"> </text:span>que<text:span text:style-name="T1"> </text:span>la<text:span text:style-name="T1"> </text:span>conscience<text:span text:style-name="T1"> </text:span>s'en<text:span text:style-name="T1"> </text:span>va,<text:span text:style-name="T1"> </text:span>s'en<text:span text:style-name="T1"> </text:span>va,<text:span text:style-name="T1"> </text:span>et<text:span text:style-name="T1"> </text:span>quand<text:span text:style-name="T1"> </text:span>elle<text:span text:style-name="T1"> </text:span>lui<text:span text:style-name="T1"> </text:span>est<text:span text:style-name="T1"> </text:span>revenue,<text:span text:style-name="T1"> </text:span>quelques<text:span text:style-name="T1"> </text:span>mois<text:span text:style-name="T1"> </text:span>avant<text:span text:style-name="T1"> </text:span>de<text:span text:style-name="T1"> </text:span>mourir,<text:span text:style-name="T1"> </text:span>il<text:span text:style-name="T1"> </text:span>rédige<text:span text:style-name="T1"> </text:span>les<text:span text:style-name="T3"> </text:span><text:span text:style-name="T2">Poésies</text:span>,<text:span text:style-name="T1"> </text:span>où,<text:span text:style-name="T1"> </text:span>parmi<text:span text:style-name="T1"> </text:span>de<text:span text:style-name="T1"> </text:span>très<text:span text:style-name="T1"> </text:span>curieux<text:span text:style-name="T1"> </text:span>passages,<text:span text:style-name="T1"> </text:span>se<text:span text:style-name="T1"> </text:span>révèle<text:span text:style-name="T1"> </text:span>l'état<text:span text:style-name="T1"> </text:span>d'esprit<text:span text:style-name="T1"> </text:span>d'un<text:span text:style-name="T1"> </text:span>moribond<text:span text:style-name="T1"> </text:span>qui<text:span text:style-name="T1"> </text:span>répète,<text:span text:style-name="T1"> </text:span>en<text:span text:style-name="T1"> </text:span>les<text:span text:style-name="T1"> </text:span>défigurant<text:span text:style-name="T1"> </text:span>dans<text:span text:style-name="T1"> </text:span>la<text:span text:style-name="T1"> </text:span>fièvre,<text:span text:style-name="T1"> </text:span>ses<text:span text:style-name="T1"> </text:span>plus<text:span text:style-name="T1"> </text:span>lointains<text:span text:style-name="T1"> </text:span>souvenirs,<text:span text:style-name="T1"> </text:span>c'est-à-dire<text:span text:style-name="T1"> </text:span>pour<text:span text:style-name="T1"> </text:span>cet<text:span text:style-name="T1"> </text:span>enfant<text:span text:style-name="T1"> </text:span>les<text:span text:style-name="T1"> </text:span>enseignements<text:span text:style-name="T1"> </text:span>de<text:span text:style-name="T1"> </text:span>ses<text:span text:style-name="T1"> </text:span>professeurs!<text:span text:style-name="T1"> </text:span></text:p>
      <text:p text:style-name="Standard">Motif<text:span text:style-name="T1"> </text:span>de<text:span text:style-name="T1"> </text:span>plus<text:span text:style-name="T1"> </text:span>que<text:span text:style-name="T1"> </text:span>ces<text:span text:style-name="T1"> </text:span>chants<text:span text:style-name="T1"> </text:span>surprennent.<text:span text:style-name="T1"> </text:span>Ce<text:span text:style-name="T1"> </text:span>fut<text:span text:style-name="T1"> </text:span>un<text:span text:style-name="T1"> </text:span>magnifique<text:span text:style-name="T1"> </text:span>coup<text:span text:style-name="T1"> </text:span>de<text:span text:style-name="T1"> </text:span>génie,<text:span text:style-name="T1"> </text:span>presque<text:span text:style-name="T1"> </text:span>inexplicable.<text:span text:style-name="T1"> </text:span>Unique,<text:span text:style-name="T1"> </text:span>ce<text:span text:style-name="T1"> </text:span>livre<text:span text:style-name="T1"> </text:span>le<text:span text:style-name="T1"> </text:span>demeurera,<text:span text:style-name="T1"> </text:span>et<text:span text:style-name="T1"> </text:span>dès<text:span text:style-name="T1"> </text:span>maintenant<text:span text:style-name="T1"> </text:span>il<text:span text:style-name="T1"> </text:span>reste<text:span text:style-name="T1"> </text:span>acquis<text:span text:style-name="T1"> </text:span>à<text:span text:style-name="T1"> </text:span>la<text:span text:style-name="T1"> </text:span>liste<text:span text:style-name="T1"> </text:span>des<text:span text:style-name="T1"> </text:span>œuvres<text:span text:style-name="T1"> </text:span>qui,<text:span text:style-name="T1"> </text:span>à<text:span text:style-name="T1"> </text:span>l'exclusion<text:span text:style-name="T1"> </text:span>de<text:span text:style-name="T1"> </text:span>tout<text:span text:style-name="T1"> </text:span>classicisme,<text:span text:style-name="T1"> </text:span>forment<text:span text:style-name="T1"> </text:span>la<text:span text:style-name="T1"> </text:span>brève<text:span text:style-name="T1"> </text:span>bibliothèque<text:span text:style-name="T1"> </text:span>et<text:span text:style-name="T1"> </text:span>la<text:span text:style-name="T1"> </text:span>seule<text:span text:style-name="T1"> </text:span>littérature<text:span text:style-name="T1"> </text:span>admissible<text:span text:style-name="T1"> </text:span>pour<text:span text:style-name="T1"> </text:span>ceux<text:span text:style-name="T1"> </text:span>dont<text:span text:style-name="T1"> </text:span>l'esprit,<text:span text:style-name="T1"> </text:span>mal<text:span text:style-name="T1"> </text:span>fait,<text:span text:style-name="T1"> </text:span>se<text:span text:style-name="T1"> </text:span>refuse<text:span text:style-name="T1"> </text:span>aux<text:span text:style-name="T1"> </text:span>joies,<text:span text:style-name="T1"> </text:span>moins<text:span text:style-name="T1"> </text:span>rares,<text:span text:style-name="T1"> </text:span>du<text:span text:style-name="T1"> </text:span>lieu<text:span text:style-name="T1"> </text:span>commun<text:span text:style-name="T1"> </text:span>et<text:span text:style-name="T1"> </text:span>de<text:span text:style-name="T1"> </text:span>la<text:span text:style-name="T1"> </text:span>morale<text:span text:style-name="T1"> </text:span>conventionnelle.<text:span text:style-name="T1"> </text:span></text:p>
      <text:p text:style-name="Standard">La<text:span text:style-name="T1"> </text:span>valeur<text:span text:style-name="T1"> </text:span>des<text:span text:style-name="T1"> </text:span><text:span text:style-name="T2">Chants</text:span><text:span text:style-name="T3"> </text:span><text:span text:style-name="T2">de</text:span><text:span text:style-name="T3"> </text:span><text:span text:style-name="T2">Maldoror</text:span>,<text:span text:style-name="T1"> </text:span>ce<text:span text:style-name="T1"> </text:span>n'est<text:span text:style-name="T1"> </text:span>pas<text:span text:style-name="T1"> </text:span>l'imagination<text:span text:style-name="T1"> </text:span>pure<text:span text:style-name="T1"> </text:span>qui<text:span text:style-name="T1"> </text:span>la<text:span text:style-name="T1"> </text:span>donne<text:span text:style-name="T1"> </text:span>féroce,<text:span text:style-name="T1"> </text:span>démoniaque,<text:span text:style-name="T1"> </text:span>désordonnée<text:span text:style-name="T1"> </text:span>ou<text:span text:style-name="T1"> </text:span>exaspérée<text:span text:style-name="T1"> </text:span>d'orgueil<text:span text:style-name="T1"> </text:span>en<text:span text:style-name="T1"> </text:span>des<text:span text:style-name="T1"> </text:span>visions<text:span text:style-name="T1"> </text:span>démentes,<text:span text:style-name="T1"> </text:span>elle<text:span text:style-name="T1"> </text:span>effare<text:span text:style-name="T1"> </text:span>plutôt<text:span text:style-name="T1"> </text:span>qu'elle<text:span text:style-name="T1"> </text:span>ne<text:span text:style-name="T1"> </text:span>séduit<text:span text:style-name="T1"> </text:span>puis,<text:span text:style-name="T1"> </text:span>même<text:span text:style-name="T1"> </text:span>dans<text:span text:style-name="T1"> </text:span>l'inconscience,<text:span text:style-name="T1"> </text:span>il<text:span text:style-name="T1"> </text:span>y<text:span text:style-name="T1"> </text:span>a<text:span text:style-name="T1"> </text:span>des<text:span text:style-name="T1"> </text:span>influences<text:span text:style-name="T1"> </text:span>possibles<text:span text:style-name="T1"> </text:span>à<text:span text:style-name="T1"> </text:span>déterminer<text:span text:style-name="T1"> </text:span>« <text:span text:style-name="T2">O</text:span><text:span text:style-name="T3"> </text:span><text:span text:style-name="T2">Nuits</text:span><text:span text:style-name="T1"> </text:span>de<text:span text:style-name="T1"> </text:span>Young,<text:span text:style-name="T1"> </text:span>s'exclame<text:span text:style-name="T1"> </text:span>l'auteur<text:span text:style-name="T1"> </text:span>en<text:span text:style-name="T1"> </text:span>ses<text:span text:style-name="T1"> </text:span><text:span text:style-name="T2">Poésies</text:span>,<text:span text:style-name="T1"> </text:span>que<text:span text:style-name="T1"> </text:span>de<text:span text:style-name="T1"> </text:span>sommeil<text:span text:style-name="T1"> </text:span>vous<text:span text:style-name="T1"> </text:span>m'avez<text:span text:style-name="T1"> </text:span>coûté$52$!<text:span text:style-name="T1"> » </text:span>Aussi<text:span text:style-name="T1"> </text:span>le<text:span text:style-name="T1"> </text:span>dominent<text:span text:style-name="T1"> </text:span>çà<text:span text:style-name="T1"> </text:span>et<text:span text:style-name="T1"> </text:span>là<text:span text:style-name="T1"> </text:span>les<text:span text:style-name="T1"> </text:span>extravagances<text:span text:style-name="T1"> </text:span>romantiques<text:span text:style-name="T1"> </text:span>de<text:span text:style-name="T1"> </text:span>tels<text:span text:style-name="T1"> </text:span>romanciers<text:span text:style-name="T1"> </text:span>anglais<text:span text:style-name="T1"> </text:span>encore<text:span text:style-name="T1"> </text:span>de<text:span text:style-name="T1"> </text:span>son<text:span text:style-name="T1"> </text:span>temps<text:span text:style-name="T1"> </text:span>lus,<text:span text:style-name="T1"> </text:span>Anne<text:span text:style-name="T1"> </text:span>Radcliffe<text:span text:style-name="T1"> </text:span>et<text:span text:style-name="T1"> </text:span>Mathurin$53$<text:span text:style-name="T1"> </text:span>(que<text:span text:style-name="T1"> </text:span>Balzac<text:span text:style-name="T1"> </text:span>estimait),<text:span text:style-name="T1"> </text:span>Byron$54$,<text:span text:style-name="T1"> </text:span>puis<text:span text:style-name="T1"> </text:span>les<text:span text:style-name="T1"> </text:span>rapports<text:span text:style-name="T1"> </text:span>médicaux<text:span text:style-name="T1"> </text:span>sur<text:span text:style-name="T1"> </text:span>des<text:span text:style-name="T1"> </text:span>cas<text:span text:style-name="T1"> </text:span>d'érotisme,<text:span text:style-name="T1"> </text:span>puis<text:span text:style-name="T1"> </text:span>la<text:span text:style-name="T1"> </text:span>Bible.<text:span text:style-name="T1"> </text:span>Il<text:span text:style-name="T1"> </text:span>avait<text:span text:style-name="T1"> </text:span>certainement<text:span text:style-name="T1"> </text:span>de<text:span text:style-name="T1"> </text:span>la<text:span text:style-name="T1"> </text:span>lecture,<text:span text:style-name="T1"> </text:span>et<text:span text:style-name="T1"> </text:span>le<text:span text:style-name="T1"> </text:span>seul<text:span text:style-name="T1"> </text:span>auteur<text:span text:style-name="T1"> </text:span>qu'il<text:span text:style-name="T1"> </text:span>n'allègue<text:span text:style-name="T1"> </text:span>jamais,<text:span text:style-name="T1"> </text:span>Flaubert,<text:span text:style-name="T1"> </text:span>ne<text:span text:style-name="T1"> </text:span>devait<text:span text:style-name="T1"> </text:span>jamais<text:span text:style-name="T1"> </text:span>être<text:span text:style-name="T1"> </text:span>loin<text:span text:style-name="T1"> </text:span>de<text:span text:style-name="T1"> </text:span>sa<text:span text:style-name="T1"> </text:span>main.<text:span text:style-name="T1"> </text:span></text:p>
      <text:p text:style-name="Standard">Cette<text:span text:style-name="T1"> </text:span>valeur<text:span text:style-name="T1"> </text:span>que<text:span text:style-name="T1"> </text:span>je<text:span text:style-name="T1"> </text:span>voudrais<text:span text:style-name="T1"> </text:span>qualifier,<text:span text:style-name="T1"> </text:span>elle<text:span text:style-name="T1"> </text:span>est,<text:span text:style-name="T1"> </text:span>je<text:span text:style-name="T1"> </text:span>crois,<text:span text:style-name="T1"> </text:span>donnée<text:span text:style-name="T1"> </text:span>par<text:span text:style-name="T1"> </text:span>la<text:span text:style-name="T1"> </text:span>nouveauté<text:span text:style-name="T1"> </text:span>et<text:span text:style-name="T1"> </text:span>l'originalité<text:span text:style-name="T1"> </text:span>des<text:span text:style-name="T1"> </text:span>images<text:span text:style-name="T1"> </text:span>et<text:span text:style-name="T1"> </text:span>des<text:span text:style-name="T1"> </text:span>métaphores,<text:span text:style-name="T1"> </text:span>par<text:span text:style-name="T1"> </text:span>leur<text:span text:style-name="T1"> </text:span>abondance,<text:span text:style-name="T1"> </text:span>leur<text:span text:style-name="T1"> </text:span>suite<text:span text:style-name="T1"> </text:span>logiquement<text:span text:style-name="T1"> </text:span>arrangée<text:span text:style-name="T1"> </text:span>en<text:span text:style-name="T1"> </text:span>poème,<text:span text:style-name="T1"> </text:span>comme<text:span text:style-name="T1"> </text:span>dans<text:span text:style-name="T1"> </text:span>la<text:span text:style-name="T1"> </text:span>magnifique<text:span text:style-name="T1"> </text:span>description<text:span text:style-name="T1"> </text:span>d'un<text:span text:style-name="T1"> </text:span>naufrage<text:span text:style-name="T1"> </text:span>toutes<text:span text:style-name="T1"> </text:span>les<text:span text:style-name="T1"> </text:span>strophes<text:span text:style-name="T1"> </text:span>(encore<text:span text:style-name="T1"> </text:span>que<text:span text:style-name="T1"> </text:span>nul<text:span text:style-name="T1"> </text:span>artifice<text:span text:style-name="T1"> </text:span>typographique<text:span text:style-name="T1"> </text:span>ne<text:span text:style-name="T1"> </text:span>le<text:span text:style-name="T1"> </text:span>désigne)<text:span text:style-name="T1"> </text:span>finissent<text:span text:style-name="T1"> </text:span>ainsi<text:span text:style-name="T1"> </text:span>« Le<text:span text:style-name="T1"> </text:span>navire<text:span text:style-name="T1"> </text:span>en<text:span text:style-name="T1"> </text:span>détresse<text:span text:style-name="T1"> </text:span>tire<text:span text:style-name="T1"> </text:span>des<text:span text:style-name="T1"> </text:span>coups<text:span text:style-name="T1"> </text:span>de<text:span text:style-name="T1"> </text:span>canon<text:span text:style-name="T1"> </text:span>d'alarme ;<text:span text:style-name="T1"> </text:span>mais<text:span text:style-name="T1"> </text:span>il<text:span text:style-name="T1"> </text:span>sombre<text:span text:style-name="T1"> </text:span>avec<text:span text:style-name="T1"> </text:span>lenteur.<text:span text:style-name="T1"> </text:span>avec<text:span text:style-name="T1"> </text:span>majesté$55$<text:span text:style-name="T1"> »</text:span>.<text:span text:style-name="T1"> </text:span>Pareillement<text:span text:style-name="T1"> </text:span>les<text:span text:style-name="T1"> </text:span>litanies<text:span text:style-name="T1"> </text:span>du<text:span text:style-name="T1"> </text:span>Vieil<text:span text:style-name="T1"> </text:span>Océan<text:span text:style-name="T1"> </text:span>« Vieil<text:span text:style-name="T1"> </text:span>Océan,<text:span text:style-name="T1"> </text:span>tes<text:span text:style-name="T1"> </text:span>eaux<text:span text:style-name="T1"> </text:span>sont<text:span text:style-name="T1"> </text:span>amères.<text:span text:style-name="T1"> </text:span>je<text:span text:style-name="T1"> </text:span>te<text:span text:style-name="T1"> </text:span>salue ;<text:span text:style-name="T1"> </text:span>Vieil<text:span text:style-name="T1"> </text:span>Océan.<text:span text:style-name="T1"> </text:span>Vieil<text:span text:style-name="T1"> </text:span>Océan,<text:span text:style-name="T1"> </text:span>ô<text:span text:style-name="T1"> </text:span>grand<text:span text:style-name="T1"> </text:span>célibataire,<text:span text:style-name="T1"> </text:span>quand<text:span text:style-name="T1"> </text:span>tu<text:span text:style-name="T1"> </text:span>parcours<text:span text:style-name="T1"> </text:span>la<text:span text:style-name="T1"> </text:span>solitude<text:span text:style-name="T1"> </text:span>solennelle<text:span text:style-name="T1"> </text:span>de<text:span text:style-name="T1"> </text:span>tes<text:span text:style-name="T1"> </text:span>royaumes<text:span text:style-name="T1"> </text:span>flegmatiques.<text:span text:style-name="T1"> </text:span>je<text:span text:style-name="T1"> </text:span>te<text:span text:style-name="T1"> </text:span>salue,<text:span text:style-name="T1"> </text:span>Vieil<text:span text:style-name="T1"> </text:span>Océan$56$<text:span text:style-name="T1"> »</text:span>.<text:span text:style-name="T1"> </text:span>Voici<text:span text:style-name="T1"> </text:span>d'autres<text:span text:style-name="T1"> </text:span>images<text:span text:style-name="T1"> </text:span>« Comme<text:span text:style-name="T1"> </text:span>un<text:span text:style-name="T1"> </text:span>angle<text:span text:style-name="T1"> </text:span>à<text:span text:style-name="T1"> </text:span>perte<text:span text:style-name="T1"> </text:span>de<text:span text:style-name="T1"> </text:span>vue<text:span text:style-name="T1"> </text:span>de<text:span text:style-name="T1"> </text:span>grues<text:span text:style-name="T1"> </text:span>frileuses<text:span text:style-name="T1"> </text:span>méditant<text:span text:style-name="T1"> </text:span>beaucoup,<text:span text:style-name="T1"> </text:span>qui,<text:span text:style-name="T1"> </text:span><text:soft-page-break/>pendant<text:span text:style-name="T1"> </text:span>l'hiver,<text:span text:style-name="T1"> </text:span>vole<text:span text:style-name="T1"> </text:span>puissamment<text:span text:style-name="T1"> </text:span>à<text:span text:style-name="T1"> </text:span>travers<text:span text:style-name="T1"> </text:span>le<text:span text:style-name="T1"> </text:span>silence$57$<text:span text:style-name="T1"> »</text:span>.<text:span text:style-name="T1"> </text:span>Pour,<text:span text:style-name="T1"> </text:span>qualifier<text:span text:style-name="T1"> </text:span>les<text:span text:style-name="T1"> </text:span>hommes,<text:span text:style-name="T1"> </text:span>ce<text:span text:style-name="T1"> </text:span>sont<text:span text:style-name="T1"> </text:span>des<text:span text:style-name="T1"> </text:span>expressions<text:span text:style-name="T1"> </text:span>d'une<text:span text:style-name="T1"> </text:span>suggestivité<text:span text:style-name="T1"> </text:span>homérique<text:span text:style-name="T1"> </text:span>« Les<text:span text:style-name="T1"> </text:span>hommes<text:span text:style-name="T1"> </text:span>aux<text:span text:style-name="T1"> </text:span>épaules<text:span text:style-name="T1"> </text:span>étroites$58$.<text:span text:style-name="T1"> </text:span>Les<text:span text:style-name="T1"> </text:span>hommes<text:span text:style-name="T1"> </text:span>à<text:span text:style-name="T1"> </text:span>la<text:span text:style-name="T1"> </text:span>tête<text:span text:style-name="T1"> </text:span>laide$59$.<text:span text:style-name="T1"> </text:span>L'homme<text:span text:style-name="T1"> </text:span>à<text:span text:style-name="T1"> </text:span>la<text:span text:style-name="T1"> </text:span>chevelure<text:span text:style-name="T1"> </text:span>pouilleuse$60$.<text:span text:style-name="T1"> </text:span>L'homme<text:span text:style-name="T1"> </text:span>à<text:span text:style-name="T1"> </text:span>la<text:span text:style-name="T1"> </text:span>prunelle<text:span text:style-name="T1"> </text:span>de<text:span text:style-name="T1"> </text:span>jaspe$61$.<text:span text:style-name="T1"> </text:span>Humains<text:span text:style-name="T1"> </text:span>à<text:span text:style-name="T1"> </text:span>la<text:span text:style-name="T1"> </text:span>verge<text:span text:style-name="T1"> </text:span>rouge$62$<text:span text:style-name="T1"> »</text:span>.<text:span text:style-name="T1"> </text:span>D'autres<text:span text:style-name="T1"> </text:span>d'une<text:span text:style-name="T1"> </text:span>violence<text:span text:style-name="T1"> </text:span>magnifiquement<text:span text:style-name="T1"> </text:span>obscène<text:span text:style-name="T1"> </text:span>« Il<text:span text:style-name="T1"> </text:span>se<text:span text:style-name="T1"> </text:span>replace<text:span text:style-name="T1"> </text:span>dans<text:span text:style-name="T1"> </text:span>son<text:span text:style-name="T1"> </text:span>attitude<text:span text:style-name="T1"> </text:span>farouche<text:span text:style-name="T1"> </text:span>et<text:span text:style-name="T1"> </text:span>continue<text:span text:style-name="T1"> </text:span>de<text:span text:style-name="T1"> </text:span>regarder,<text:span text:style-name="T1"> </text:span>avec<text:span text:style-name="T1"> </text:span>un<text:span text:style-name="T1"> </text:span>tremblement<text:span text:style-name="T1"> </text:span>nerveux,<text:span text:style-name="T1"> </text:span>la<text:span text:style-name="T1"> </text:span>chasse<text:span text:style-name="T1"> </text:span>à<text:span text:style-name="T1"> </text:span>l'homme,<text:span text:style-name="T1"> </text:span>et<text:span text:style-name="T1"> </text:span>les<text:span text:style-name="T1"> </text:span>grandes<text:span text:style-name="T1"> </text:span>lèvres<text:span text:style-name="T1"> </text:span>du<text:span text:style-name="T1"> </text:span>vagin<text:span text:style-name="T1"> </text:span>d'ombre,<text:span text:style-name="T1"> </text:span>d'où<text:span text:style-name="T1"> </text:span>découlent,<text:span text:style-name="T1"> </text:span>sans<text:span text:style-name="T1"> </text:span>cesse,<text:span text:style-name="T1"> </text:span>comme<text:span text:style-name="T1"> </text:span>un<text:span text:style-name="T1"> </text:span>fleuve,<text:span text:style-name="T1"> </text:span>d'immenses<text:span text:style-name="T1"> </text:span>spermatozoïdes<text:span text:style-name="T1"> </text:span>ténébreux<text:span text:style-name="T1"> </text:span>qui<text:span text:style-name="T1"> </text:span>prennent<text:span text:style-name="T1"> </text:span>leur<text:span text:style-name="T1"> </text:span>essor<text:span text:style-name="T1"> </text:span>dans<text:span text:style-name="T1"> </text:span>l'éther<text:span text:style-name="T1"> </text:span>lugubre,<text:span text:style-name="T1"> </text:span>en<text:span text:style-name="T1"> </text:span>cachant,<text:span text:style-name="T1"> </text:span>avec<text:span text:style-name="T1"> </text:span>le<text:span text:style-name="T1"> </text:span>vaste<text:span text:style-name="T1"> </text:span>déploiement<text:span text:style-name="T1"> </text:span>de<text:span text:style-name="T1"> </text:span>leurs<text:span text:style-name="T1"> </text:span>ailes<text:span text:style-name="T1"> </text:span>de<text:span text:style-name="T1"> chauve souris</text:span>,<text:span text:style-name="T1"> </text:span>la<text:span text:style-name="T1"> </text:span>nature<text:span text:style-name="T1"> </text:span>entière,<text:span text:style-name="T1"> </text:span>et<text:span text:style-name="T1"> </text:span>les<text:span text:style-name="T1"> </text:span>légions<text:span text:style-name="T1"> </text:span>solitaire<text:span text:style-name="T1"> </text:span>de<text:span text:style-name="T1"> </text:span>poulpes,<text:span text:style-name="T1"> </text:span>devenues<text:span text:style-name="T1"> </text:span>mornes<text:span text:style-name="T1"> </text:span>à<text:span text:style-name="T1"> </text:span>l'aspect<text:span text:style-name="T1"> </text:span>de<text:span text:style-name="T1"> </text:span>ces<text:span text:style-name="T1"> </text:span>fulgurations<text:span text:style-name="T1"> </text:span>sourdes<text:span text:style-name="T1"> </text:span>et<text:span text:style-name="T1"> </text:span>inexprimables$63$.<text:span text:style-name="T1"> » </text:span>(1868<text:span text:style-name="T1"> </text:span>qu'on<text:span text:style-name="T1"> </text:span>ne<text:span text:style-name="T1"> </text:span>croie<text:span text:style-name="T1"> </text:span>donc<text:span text:style-name="T1"> </text:span>pas<text:span text:style-name="T1"> </text:span>à<text:span text:style-name="T1"> </text:span>des<text:span text:style-name="T1"> </text:span>phrases<text:span text:style-name="T1"> </text:span>imaginées<text:span text:style-name="T1"> </text:span>sûr<text:span text:style-name="T1"> </text:span>quelque<text:span text:style-name="T1"> </text:span>estampe<text:span text:style-name="T1"> </text:span>d'Odilon<text:span text:style-name="T1"> </text:span>Rédon$64$),<text:span text:style-name="T1"> </text:span>Mais<text:span text:style-name="T1"> </text:span>quelle<text:span text:style-name="T1"> </text:span>légende,<text:span text:style-name="T1"> </text:span>au<text:span text:style-name="T1"> </text:span>contraire,<text:span text:style-name="T1"> </text:span>quel<text:span text:style-name="T1"> </text:span>thème<text:span text:style-name="T1"> </text:span>pour<text:span text:style-name="T1"> </text:span>le<text:span text:style-name="T1"> </text:span>maître<text:span text:style-name="T1"> </text:span>des<text:span text:style-name="T1"> </text:span>formes<text:span text:style-name="T1"> </text:span>rétrogrades»<text:span text:style-name="T1"> </text:span>de<text:span text:style-name="T1"> </text:span>la<text:span text:style-name="T1"> </text:span>peur,<text:span text:style-name="T1"> </text:span>des<text:span text:style-name="T1"> </text:span>amorphes<text:span text:style-name="T1"> </text:span>grouillements<text:span text:style-name="T1"> </text:span>des<text:span text:style-name="T1"> </text:span>êtres<text:span text:style-name="T1"> </text:span>qui<text:span text:style-name="T1"> </text:span>sont<text:span text:style-name="T1"> </text:span>presque,<text:span text:style-name="T1"> </text:span>et<text:span text:style-name="T1"> </text:span>quel<text:span text:style-name="T1"> </text:span>livre,<text:span text:style-name="T1"> </text:span>écrit,<text:span text:style-name="T1"> </text:span>on<text:span text:style-name="T1"> </text:span>l'affirmerait,<text:span text:style-name="T1"> </text:span>pour<text:span text:style-name="T1"> </text:span>le<text:span text:style-name="T1"> </text:span>tenter!<text:span text:style-name="T1"> </text:span></text:p>
      <text:p text:style-name="Standard">Voici,<text:span text:style-name="T1"> </text:span>maintenant,<text:span text:style-name="T1"> </text:span>des<text:span text:style-name="T1"> </text:span>annotations<text:span text:style-name="T1"> </text:span>bibliographiques,<text:span text:style-name="T1"> </text:span>et<text:span text:style-name="T1"> </text:span>dont<text:span text:style-name="T1"> </text:span>le<text:span text:style-name="T1"> </text:span>seul<text:span text:style-name="T1"> </text:span>système<text:span text:style-name="T1"> </text:span>est<text:span text:style-name="T1"> </text:span>l'exactitude,<text:span text:style-name="T1"> </text:span>sur<text:span text:style-name="T1"> </text:span>les<text:span text:style-name="T1"> </text:span><text:span text:style-name="T2">Poésies</text:span><text:span text:style-name="T1"> </text:span>et<text:span text:style-name="T1"> </text:span>la<text:span text:style-name="T1"> </text:span>toute<text:span text:style-name="T1"> </text:span>première<text:span text:style-name="T1"> </text:span>édition<text:span text:style-name="T1"> </text:span>des<text:span text:style-name="T1"> </text:span><text:span text:style-name="T2">Chants</text:span><text:span text:style-name="T3"> </text:span><text:span text:style-name="T2">de</text:span><text:span text:style-name="T3"> </text:span><text:span text:style-name="T2">Maldoror</text:span><text:span text:style-name="T1"> </text:span>(chant<text:span text:style-name="T1"> </text:span>I<text:span text:style-name="T9">er</text:span>).<text:span text:style-name="T1"> </text:span>Des<text:span text:style-name="T1"> </text:span><text:span text:style-name="T2">Poésies</text:span>,<text:span text:style-name="T1"> </text:span>brochures<text:span text:style-name="T1"> </text:span>rares<text:span text:style-name="T1"> </text:span>et<text:span text:style-name="T1"> </text:span>inconnues,<text:span text:style-name="T1"> </text:span>on<text:span text:style-name="T1"> </text:span>a<text:span text:style-name="T1"> </text:span>copié<text:span text:style-name="T1"> </text:span>(v.<text:span text:style-name="T1"> </text:span>p.<text:span text:style-name="T1"> </text:span>103),<text:span text:style-name="T1"> </text:span>pour<text:span text:style-name="T1"> </text:span>illustration<text:span text:style-name="T1"> </text:span>et<text:span text:style-name="T1"> </text:span>preuve,<text:span text:style-name="T1"> </text:span>quelques<text:span text:style-name="T1"> </text:span>pages,<text:span text:style-name="T1"> </text:span>en<text:span text:style-name="T1"> </text:span>les<text:span text:style-name="T1"> </text:span>signant<text:span text:style-name="T1"> </text:span>du<text:span text:style-name="T1"> </text:span>pseudonyme<text:span text:style-name="T1"> </text:span>de<text:span text:style-name="T1"> </text:span>l'auteur,<text:span text:style-name="T1"> </text:span>désormais<text:span text:style-name="T1"> </text:span>admis,<text:span text:style-name="T1"> </text:span>Lautréamont.<text:span text:style-name="T1"> </text:span></text:p>
      <text:p text:style-name="Standard">Isidore<text:span text:style-name="T1"> </text:span>Dugasse.<text:span text:style-name="T1"> </text:span>Poésies.<text:span text:style-name="T1"> </text:span>I-(II).<text:span text:style-name="T1"> </text:span>Je<text:span text:style-name="T1"> </text:span>remplace<text:span text:style-name="T1"> </text:span>la<text:span text:style-name="T1"> </text:span>mélancolie<text:span text:style-name="T1"> </text:span>par<text:span text:style-name="T1"> </text:span>le<text:span text:style-name="T1"> </text:span>courage<text:span text:style-name="T1"> </text:span>le<text:span text:style-name="T1"> </text:span>doute<text:span text:style-name="T1"> </text:span>par<text:span text:style-name="T1"> </text:span>la<text:span text:style-name="T1"> </text:span>certitude<text:span text:style-name="T1"> </text:span>le<text:span text:style-name="T1"> </text:span>désespoir<text:span text:style-name="T1"> </text:span>par<text:span text:style-name="T1"> </text:span>l'espoir<text:span text:style-name="T1"> </text:span>la<text:span text:style-name="T1"> </text:span>méchanceté<text:span text:style-name="T1"> </text:span>par<text:span text:style-name="T1"> </text:span>le<text:span text:style-name="T1"> </text:span>bien<text:span text:style-name="T1"> </text:span>les<text:span text:style-name="T1"> </text:span>plaintes<text:span text:style-name="T1"> </text:span>par<text:span text:style-name="T1"> </text:span>le<text:span text:style-name="T1"> </text:span>devoir<text:span text:style-name="T1"> </text:span>le<text:span text:style-name="T1"> </text:span>scepticisme<text:span text:style-name="T1"> </text:span>par<text:span text:style-name="T1"> </text:span>la<text:span text:style-name="T1"> </text:span>foi<text:span text:style-name="T1"> </text:span>les<text:span text:style-name="T1"> </text:span>sophismes<text:span text:style-name="T1"> </text:span>par<text:span text:style-name="T1"> </text:span>la<text:span text:style-name="T1"> </text:span>froideur<text:span text:style-name="T1"> </text:span>du<text:span text:style-name="T1"> </text:span>calme<text:span text:style-name="T1"> </text:span>et<text:span text:style-name="T1"> </text:span>l'orgueil<text:span text:style-name="T1"> </text:span>par<text:span text:style-name="T1"> </text:span>la<text:span text:style-name="T1"> </text:span>modestie.<text:span text:style-name="T1"> <text:s/>– </text:span>Paris,<text:span text:style-name="T1"> </text:span>journaux<text:span text:style-name="T1"> </text:span>politiques<text:span text:style-name="T1"> </text:span>et<text:span text:style-name="T1"> </text:span>littéraires.<text:span text:style-name="T1"> </text:span>Librairie<text:span text:style-name="T1"> </text:span>Gabrie,<text:span text:style-name="T1"> </text:span>passage<text:span text:style-name="T1"> </text:span>Verdeau,<text:span text:style-name="T1"> </text:span>25,<text:span text:style-name="T1"> </text:span>1870,<text:span text:style-name="T1"> </text:span>2<text:span text:style-name="T1"> </text:span>fascicules<text:span text:style-name="T1"> </text:span>de<text:span text:style-name="T1"> </text:span>16<text:span text:style-name="T1"> </text:span>pages,<text:span text:style-name="T1"> </text:span>in-8»<text:span text:style-name="T1"> </text:span>un<text:span text:style-name="T1"> </text:span>peu<text:span text:style-name="T1"> </text:span>grand<text:span text:style-name="T1"> </text:span>sous<text:span text:style-name="T1"> </text:span>couverture<text:span text:style-name="T1"> </text:span>saumon<text:span text:style-name="T1"> </text:span>très<text:span text:style-name="T1"> </text:span>clair.<text:span text:style-name="T1"> – </text:span>La<text:span text:style-name="T1"> </text:span>couverture<text:span text:style-name="T1"> </text:span>porte<text:span text:style-name="T1"> </text:span>sur<text:span text:style-name="T1"> </text:span>le<text:span text:style-name="T1"> </text:span>titre :<text:span text:style-name="T1"> </text:span>Prix :un<text:span text:style-name="T1"> </text:span>franc »<text:span text:style-name="T1"> <text:s/></text:span>et<text:span text:style-name="T1"> </text:span>à<text:span text:style-name="T1"> </text:span>la<text:span text:style-name="T1"> </text:span>quatrième<text:span text:style-name="T1"> </text:span>page<text:span text:style-name="T1"> </text:span>« Avis.<text:span text:style-name="T1"> </text:span>Cette<text:span text:style-name="T1"> </text:span>publication<text:span text:style-name="T1"> </text:span>permanente<text:span text:style-name="T1"> </text:span>n'a<text:span text:style-name="T1"> </text:span>pas<text:span text:style-name="T1"> </text:span>de<text:span text:style-name="T1"> </text:span>prix ;<text:span text:style-name="T1"> </text:span>Chaque<text:span text:style-name="T1"> </text:span>souscripteur<text:span text:style-name="T1"> </text:span>fixe<text:span text:style-name="T1"> </text:span>lui-même<text:span text:style-name="T1"> </text:span>sa<text:span text:style-name="T1"> </text:span>souscription.<text:span text:style-name="T1"> </text:span>Il<text:span text:style-name="T1"> </text:span>ne<text:span text:style-name="T1"> </text:span>donne<text:span text:style-name="T1"> </text:span>du<text:span text:style-name="T1"> </text:span>reste<text:span text:style-name="T1"> </text:span>que<text:span text:style-name="T1"> </text:span>ce<text:span text:style-name="T1"> </text:span>qu'il<text:span text:style-name="T1"> </text:span>Veut.<text:span text:style-name="T1"> </text:span>Les<text:span text:style-name="T1"> </text:span>personnes<text:span text:style-name="T1"> </text:span>qui<text:span text:style-name="T1"> </text:span>recevront<text:span text:style-name="T1"> </text:span>les<text:span text:style-name="T1"> </text:span>deux<text:span text:style-name="T1"> </text:span>premières<text:span text:style-name="T1"> </text:span>livraisons<text:span text:style-name="T1"> </text:span>sont<text:span text:style-name="T1"> </text:span>priées<text:span text:style-name="T1"> </text:span>de<text:span text:style-name="T1"> </text:span>ne<text:span text:style-name="T1"> </text:span>pas<text:span text:style-name="T1"> </text:span>les<text:span text:style-name="T1"> </text:span>refuser,<text:span text:style-name="T1"> </text:span>sous<text:span text:style-name="T1"> </text:span>quelque<text:span text:style-name="T1"> </text:span>prétexte<text:span text:style-name="T1"> </text:span>que<text:span text:style-name="T1"> </text:span>ce<text:span text:style-name="T1"> </text:span>soit.<text:span text:style-name="T1"> </text:span>Paris,<text:span text:style-name="T1"> </text:span>imp.<text:span text:style-name="T1"> </text:span>de<text:span text:style-name="T1"> </text:span>Balitout,<text:span text:style-name="T1"> </text:span>Questroy<text:span text:style-name="T1"> </text:span>et<text:span text:style-name="T1"> </text:span>Cie,<text:span text:style-name="T1"> </text:span>7,<text:span text:style-name="T1"> </text:span>rue<text:span text:style-name="T1"> </text:span>Balllif.<text:span text:style-name="T1"> </text:span></text:p>
      <text:p text:style-name="Standard">Le<text:span text:style-name="T1"> </text:span>fascicule<text:span text:style-name="T1"> </text:span>II<text:span text:style-name="T1"> </text:span>porte<text:span text:style-name="T1"> </text:span>au<text:span text:style-name="T1"> </text:span>verso<text:span text:style-name="T1"> </text:span>de<text:span text:style-name="T1"> </text:span>la<text:span text:style-name="T1"> </text:span>couverture<text:span text:style-name="T1"> </text:span>imprimée :<text:span text:style-name="T1"> </text:span>Envoi<text:span text:style-name="T1"> </text:span>puis ;<text:span text:style-name="T1"> </text:span>au<text:span text:style-name="T1"> </text:span>dessous :<text:span text:style-name="T1"> </text:span>Le<text:span text:style-name="T1"> </text:span>gérant<text:span text:style-name="T1"> </text:span>I,<text:span text:style-name="T1"> </text:span>D ;rue<text:span text:style-name="T1"> </text:span>du<text:span text:style-name="T1"> </text:span>Faubourg<text:span text:style-name="T1"> </text:span>Montmartre,<text:span text:style-name="T1"> </text:span>7.<text:span text:style-name="T1"> </text:span>Le<text:span text:style-name="T1"> </text:span>fascicule<text:span text:style-name="T1"> </text:span>1<text:span text:style-name="T1"> </text:span>a<text:span text:style-name="T1"> </text:span>été<text:span text:style-name="T1"> </text:span>déposé<text:span text:style-name="T1"> </text:span>ait<text:span text:style-name="T1"> </text:span>ministère<text:span text:style-name="T1"> </text:span>de<text:span text:style-name="T1"> </text:span>l'Intérieur<text:span text:style-name="T1"> </text:span>dans<text:span text:style-name="T1"> </text:span>la<text:span text:style-name="T1"> </text:span>semaine<text:span text:style-name="T1"> </text:span>du<text:span text:style-name="T1"> </text:span>16<text:span text:style-name="T1"> </text:span>au<text:span text:style-name="T1"> </text:span>23<text:span text:style-name="T1"> </text:span>avril,<text:span text:style-name="T1"> </text:span>et<text:span text:style-name="T1"> </text:span>le<text:span text:style-name="T1"> </text:span>fascicule<text:span text:style-name="T1"> </text:span>II<text:span text:style-name="T1"> </text:span>dans<text:span text:style-name="T1"> </text:span>la<text:span text:style-name="T1"> </text:span>semaine<text:span text:style-name="T1"> </text:span>du<text:span text:style-name="T1"> </text:span>18<text:span text:style-name="T1"> </text:span>au<text:span text:style-name="T1"> </text:span>25<text:span text:style-name="T1"> </text:span>juin<text:span text:style-name="T1"> </text:span>1870.<text:span text:style-name="T1"> </text:span></text:p>
      <text:p text:style-name="Standard">Dédicace<text:span text:style-name="T1"> </text:span>« A<text:span text:style-name="T1"> </text:span>Georges<text:span text:style-name="T1"> </text:span>Dazet,<text:span text:style-name="T1"> </text:span>Henri<text:span text:style-name="T1"> </text:span>Mue,<text:span text:style-name="T1"> </text:span>Pedro<text:span text:style-name="T1"> </text:span>Zumaran,<text:span text:style-name="T1"> </text:span>Louis<text:span text:style-name="T1"> </text:span>Duroour,<text:span text:style-name="T1"> </text:span>Joseph<text:span text:style-name="T1"> </text:span>Bleumsteim,<text:span text:style-name="T1"> </text:span>Joseph<text:span text:style-name="T1"> </text:span>Durand<text:span text:style-name="T1"> </text:span>A<text:span text:style-name="T1"> </text:span>mes<text:span text:style-name="T1"> </text:span>condisciples<text:span text:style-name="T1"> </text:span>Lespès,<text:span text:style-name="T1"> </text:span>Georges<text:span text:style-name="T1"> </text:span>Minvielle,<text:span text:style-name="T1"> </text:span>Auguste<text:span text:style-name="T1"> </text:span>Delmas ;<text:span text:style-name="T1"> </text:span>Aux<text:span text:style-name="T1"> </text:span>directeurs<text:span text:style-name="T1"> </text:span>de<text:span text:style-name="T1"> </text:span>revues<text:span text:style-name="T1"> </text:span>Alfred<text:span text:style-name="T1"> </text:span>Sircos,<text:span text:style-name="T1"> </text:span>Frédéric<text:span text:style-name="T1"> </text:span>Damé ;<text:span text:style-name="T1"> </text:span>Aux<text:span text:style-name="T1"> </text:span>amis<text:span text:style-name="T1"> </text:span>passés,<text:span text:style-name="T1"> </text:span>présents<text:span text:style-name="T1"> </text:span>et<text:span text:style-name="T1"> </text:span>futurs ;<text:span text:style-name="T1"> </text:span>A<text:span text:style-name="T1"> </text:span>Monsieur<text:span text:style-name="T1"> </text:span>Hinstin,<text:span text:style-name="T1"> </text:span>mon<text:span text:style-name="T1"> </text:span>ancien<text:span text:style-name="T1"> </text:span>professeur<text:span text:style-name="T1"> </text:span>de<text:span text:style-name="T1"> </text:span>rhétorique ;<text:span text:style-name="T1"> </text:span>sont<text:span text:style-name="T1"> </text:span>dédiés,<text:span text:style-name="T1"> </text:span>une<text:span text:style-name="T1"> </text:span>fois<text:span text:style-name="T1"> </text:span>pour<text:span text:style-name="T1"> </text:span>toutes<text:span text:style-name="T1"> </text:span>les<text:span text:style-name="T1"> </text:span>autres,<text:span text:style-name="T1"> </text:span>les<text:span text:style-name="T1"> </text:span>prosaïques<text:span text:style-name="T1"> </text:span>morceaux<text:span text:style-name="T1"> </text:span>que<text:span text:style-name="T1"> </text:span>j'écrirai<text:span text:style-name="T1"> </text:span>dans<text:span text:style-name="T1"> </text:span>la<text:span text:style-name="T1"> </text:span>suite<text:span text:style-name="T1"> </text:span>des<text:span text:style-name="T1"> </text:span>âges,<text:span text:style-name="T1"> </text:span>et<text:span text:style-name="T1"> </text:span>dont<text:span text:style-name="T1"> </text:span>le<text:span text:style-name="T1"> </text:span>premier<text:span text:style-name="T1"> </text:span>commence<text:span text:style-name="T1"> </text:span>à<text:span text:style-name="T1"> </text:span>voir<text:span text:style-name="T1"> </text:span>le<text:span text:style-name="T1"> </text:span>jourd'hui,<text:span text:style-name="T1"> </text:span>typographiquement<text:span text:style-name="T1"> </text:span>parlant<text:span text:style-name="T1"> »</text:span>.<text:span text:style-name="T1"> </text:span></text:p>
      <text:p text:style-name="Standard"><text:span text:style-name="T2">Les</text:span><text:span text:style-name="T3"> </text:span><text:span text:style-name="T2">Chants</text:span><text:span text:style-name="T3"> </text:span><text:span text:style-name="T2">de</text:span><text:span text:style-name="T3"> </text:span><text:span text:style-name="T2">Maldoror.</text:span><text:span text:style-name="T1"> </text:span>Chant<text:span text:style-name="T1"> </text:span>premier.<text:span text:style-name="T1"> </text:span>Par***<text:span text:style-name="T1"> – </text:span>Paris,<text:span text:style-name="T1"> </text:span>imp.<text:span text:style-name="T1"> </text:span>de<text:span text:style-name="T1"> </text:span>Balitout,<text:span text:style-name="T1"> </text:span>Questroy<text:span text:style-name="T1"> </text:span>et<text:span text:style-name="T1"> </text:span>Cie,<text:span text:style-name="T1"> </text:span>7,<text:span text:style-name="T1"> </text:span>rue<text:span text:style-name="T1"> </text:span>Baillif.<text:span text:style-name="T1"> </text:span>Août<text:span text:style-name="T1"> </text:span>1868,<text:span text:style-name="T1"> </text:span>in-8°<text:span text:style-name="T1"> </text:span>.un<text:span text:style-name="T1"> </text:span>peu<text:span text:style-name="T1"> </text:span>grand<text:span text:style-name="T1"> </text:span>de<text:span text:style-name="T1"> </text:span>32<text:span text:style-name="T1"> </text:span>pages<text:span text:style-name="T1"> </text:span>sous<text:span text:style-name="T1"> </text:span>couverture<text:span text:style-name="T1"> </text:span>vert<text:span text:style-name="T1"> </text:span>clair<text:span text:style-name="T1"> </text:span>(prix<text:span text:style-name="T1"> </text:span>30<text:span text:style-name="T1"> </text:span>cent.).<text:span text:style-name="T1"> </text:span></text:p>
      <text:p text:style-name="Standard">Cette<text:span text:style-name="T1"> </text:span>première<text:span text:style-name="T1"> </text:span>édition<text:span text:style-name="T1"> </text:span>diffère<text:span text:style-name="T1"> </text:span>en<text:span text:style-name="T1"> </text:span>quelques<text:span text:style-name="T1"> </text:span>points<text:span text:style-name="T1"> </text:span>de<text:span text:style-name="T1"> </text:span>l'édition<text:span text:style-name="T1"> </text:span>complète<text:span text:style-name="T1"> </text:span>Lacroix,<text:span text:style-name="T1"> </text:span>dont<text:span text:style-name="T1"> </text:span>la<text:span text:style-name="T1"> </text:span>plus<text:span text:style-name="T1"> </text:span>récente<text:span text:style-name="T1"> </text:span>est<text:span text:style-name="T1"> </text:span>une<text:span text:style-name="T1"> </text:span>reproduction.<text:span text:style-name="T1"> </text:span>La<text:span text:style-name="T1"> </text:span>scène<text:span text:style-name="T1"> </text:span>de<text:span text:style-name="T1"> </text:span>famille<text:span text:style-name="T1"> </text:span>(p.<text:span text:style-name="T1"> </text:span>36<text:span text:style-name="T1"> </text:span>de<text:span text:style-name="T1"> </text:span>l'édition<text:span text:style-name="T1"> </text:span>G.)<text:span text:style-name="T1"> </text:span>est<text:span text:style-name="T1"> </text:span>typographiée<text:span text:style-name="T1"> </text:span>à<text:span text:style-name="T1"> </text:span>la<text:span text:style-name="T1"> </text:span>manière<text:span text:style-name="T1"> </text:span>du<text:span text:style-name="T1"> </text:span>théâtre ;<text:span text:style-name="T1"> </text:span>ainsi<text:span text:style-name="T1"> </text:span></text:p>
      <text:p text:style-name="Standard"><text:soft-page-break/>MALDOROR<text:span text:style-name="T1"> </text:span>(<text:span text:style-name="T2">se</text:span><text:span text:style-name="T3"> </text:span><text:span text:style-name="T2">présente</text:span><text:span text:style-name="T3"> </text:span><text:span text:style-name="T2">à</text:span><text:span text:style-name="T3"> </text:span><text:span text:style-name="T2">la</text:span><text:span text:style-name="T3"> </text:span><text:span text:style-name="T2">porte</text:span><text:span text:style-name="T3"> </text:span><text:span text:style-name="T2">d'entrée</text:span><text:span text:style-name="T3"> </text:span><text:span text:style-name="T2">et</text:span><text:span text:style-name="T3"> </text:span><text:span text:style-name="T2">contemple</text:span><text:span text:style-name="T3"> </text:span><text:span text:style-name="T2">quelques</text:span><text:span text:style-name="T3"> </text:span><text:span text:style-name="T2">instants</text:span><text:span text:style-name="T3"> </text:span><text:span text:style-name="T2">le</text:span><text:span text:style-name="T3"> </text:span><text:span text:style-name="T2">tableau</text:span><text:span text:style-name="T3"> </text:span><text:span text:style-name="T2">qui</text:span><text:span text:style-name="T3"> </text:span><text:span text:style-name="T2">s'offre</text:span><text:span text:style-name="T3"> </text:span><text:span text:style-name="T2">à</text:span><text:span text:style-name="T3"> </text:span><text:span text:style-name="T2">ses</text:span><text:span text:style-name="T3"> </text:span><text:span text:style-name="T2">yeux</text:span>).<text:span text:style-name="T1"> </text:span>Que<text:span text:style-name="T1"> </text:span>signifie <text:span text:style-name="T1">… </text:span>ta<text:span text:style-name="T1"> </text:span>place<text:span text:style-name="T1"> </text:span>n'est<text:span text:style-name="T1"> </text:span>pas<text:span text:style-name="T1"> </text:span>ici.<text:span text:style-name="T1"> </text:span>(Il<text:span text:style-name="T1"> </text:span>se<text:span text:style-name="T1"> </text:span>retire.)<text:span text:style-name="T1"> </text:span>(<text:span text:style-name="T2">Apparaissant</text:span><text:span text:style-name="T3"> </text:span><text:span text:style-name="T2">de</text:span><text:span text:style-name="T3"> </text:span><text:span text:style-name="T2">nouveau</text:span><text:span text:style-name="T3"> </text:span><text:span text:style-name="T2">quelques</text:span><text:span text:style-name="T3"> </text:span><text:span text:style-name="T2">instants</text:span><text:span text:style-name="T3"> </text:span><text:span text:style-name="T2">ensuite</text:span>.)<text:span text:style-name="T1"> </text:span>Moi<text:span text:style-name="T1"> </text:span>supporter.<text:span text:style-name="T1"> </text:span></text:p>
      <text:p text:style-name="Standard">Il<text:span text:style-name="T1"> </text:span>en<text:span text:style-name="T1"> </text:span>est<text:span text:style-name="T1"> </text:span>de<text:span text:style-name="T1"> </text:span>même<text:span text:style-name="T1"> </text:span>du<text:span text:style-name="T1"> </text:span>dialogue<text:span text:style-name="T1"> </text:span>entre<text:span text:style-name="T1"> </text:span>Maldoror<text:span text:style-name="T1"> </text:span>et<text:span text:style-name="T1"> </text:span>le<text:span text:style-name="T1"> </text:span>Fossoyeur.<text:span text:style-name="T1"> </text:span></text:p>
      <text:p text:style-name="Standard">Ces<text:span text:style-name="T1"> </text:span>différences<text:span text:style-name="T1"> </text:span>sont<text:span text:style-name="T1"> </text:span>de<text:span text:style-name="T1"> </text:span>très<text:span text:style-name="T1"> </text:span>peu<text:span text:style-name="T1"> </text:span>d'intérêt ;<text:span text:style-name="T1"> </text:span>on<text:span text:style-name="T1"> </text:span>n'en<text:span text:style-name="T1"> </text:span>parle<text:span text:style-name="T1"> </text:span>que<text:span text:style-name="T1"> </text:span>pour<text:span text:style-name="T1"> </text:span>être<text:span text:style-name="T1"> </text:span>complet<text:span text:style-name="T1"> </text:span>et<text:span text:style-name="T1"> </text:span>arriver<text:span text:style-name="T1"> </text:span>à<text:span text:style-name="T1"> </text:span>ceci<text:span text:style-name="T1"> </text:span>dans<text:span text:style-name="T1"> </text:span>la<text:span text:style-name="T1"> </text:span>première<text:span text:style-name="T1"> </text:span>édition,<text:span text:style-name="T1"> </text:span>on<text:span text:style-name="T1"> </text:span>lit,<text:span text:style-name="T1"> </text:span>p.<text:span text:style-name="T1"> </text:span>13<text:span text:style-name="T1"> </text:span><text:span text:style-name="T2">« Ah !</text:span><text:span text:style-name="T3"> </text:span><text:span text:style-name="T2">Dazet !</text:span><text:span text:style-name="T1"> </text:span>toi<text:span text:style-name="T1"> </text:span>dont<text:span text:style-name="T1"> </text:span>l'âme<text:span text:style-name="T1"> </text:span>est<text:span text:style-name="T1"> </text:span>inséparable<text:span text:style-name="T1"> </text:span>de<text:span text:style-name="T1"> </text:span>la<text:span text:style-name="T1"> </text:span>mienne.<text:span text:style-name="T1"> » </text:span>et<text:span text:style-name="T1"> </text:span>dans<text:span text:style-name="T1"> </text:span>la<text:span text:style-name="T1"> </text:span>seconde,<text:span text:style-name="T1"> </text:span>sans<text:span text:style-name="T1"> </text:span>aucun<text:span text:style-name="T1"> </text:span>changement<text:span text:style-name="T1"> </text:span>de<text:span text:style-name="T1"> </text:span>contexte<text:span text:style-name="T1"> </text:span>« <text:span text:style-name="T2">O</text:span><text:span text:style-name="T3"> </text:span><text:span text:style-name="T2">poulpe</text:span><text:span text:style-name="T3"> </text:span><text:span text:style-name="T2">au</text:span><text:span text:style-name="T3"> </text:span><text:span text:style-name="T2">regard</text:span><text:span text:style-name="T3"> </text:span><text:span text:style-name="T2">de</text:span><text:span text:style-name="T3"> </text:span><text:span text:style-name="T2">soie</text:span>,<text:span text:style-name="T1"> </text:span>toi<text:span text:style-name="T1"> </text:span>dont<text:span text:style-name="T1"> </text:span>l'âme<text:span text:style-name="T1"> </text:span>est<text:span text:style-name="T1"> </text:span>inséparable<text:span text:style-name="T1"> </text:span>de<text:span text:style-name="T1"> </text:span>la<text:span text:style-name="T1"> </text:span>mienne<text:span text:style-name="T1"> »</text:span>.<text:span text:style-name="T1"> </text:span>P.<text:span text:style-name="T1"> </text:span>19,<text:span text:style-name="T1"> </text:span>on<text:span text:style-name="T1"> </text:span>lisait<text:span text:style-name="T1"> </text:span>« Oui,<text:span text:style-name="T1"> </text:span>disparaissons<text:span text:style-name="T1"> </text:span>peu<text:span text:style-name="T1"> </text:span>à<text:span text:style-name="T1"> </text:span>peu<text:span text:style-name="T1"> </text:span>de<text:span text:style-name="T1"> </text:span>leurs<text:span text:style-name="T1"> </text:span>yeux,<text:span text:style-name="T1"> </text:span>témoin,<text:span text:style-name="T1"> </text:span>une<text:span text:style-name="T1"> </text:span>fois<text:span text:style-name="T1"> </text:span>de<text:span text:style-name="T1"> </text:span>plus,<text:span text:style-name="T1"> </text:span>des<text:span text:style-name="T1"> </text:span>conséquences<text:span text:style-name="T1"> </text:span>des<text:span text:style-name="T1"> </text:span>passions,<text:span text:style-name="T1"> </text:span>complètement<text:span text:style-name="T1"> </text:span>satisfait.<text:span text:style-name="T1"> </text:span>Qu'on<text:span text:style-name="T1"> </text:span>écarte<text:span text:style-name="T1"> </text:span>cet<text:span text:style-name="T1"> </text:span>ange<text:span text:style-name="T1"> </text:span>de<text:span text:style-name="T1"> </text:span>consolation<text:span text:style-name="T1"> </text:span>qui<text:span text:style-name="T1"> </text:span>me<text:span text:style-name="T1"> </text:span>couvre<text:span text:style-name="T1"> </text:span>de<text:span text:style-name="T1"> </text:span>ses<text:span text:style-name="T1"> </text:span>ailes<text:span text:style-name="T1"> </text:span>bleues.<text:span text:style-name="T1"> </text:span><text:span text:style-name="T2">Va-t'en</text:span><text:span text:style-name="T3"> </text:span><text:span text:style-name="T2">Dazet,</text:span><text:span text:style-name="T3"> </text:span><text:span text:style-name="T2">que</text:span><text:span text:style-name="T3"> </text:span><text:span text:style-name="T2">j'expire</text:span><text:span text:style-name="T3"> </text:span><text:span text:style-name="T2">tranquille</text:span>!<text:span text:style-name="T1"> </text:span>Mais<text:span text:style-name="T1"> </text:span>ce<text:span text:style-name="T1"> </text:span>n'était<text:span text:style-name="T1"> </text:span>malheureusement<text:span text:style-name="T1"> </text:span>qu'une<text:span text:style-name="T1"> </text:span>maladie<text:span text:style-name="T1"> </text:span>passagère<text:span text:style-name="T1"> </text:span>et<text:span text:style-name="T1"> </text:span>je<text:span text:style-name="T1"> </text:span>me<text:span text:style-name="T1"> </text:span>sens<text:span text:style-name="T1"> </text:span>avec<text:span text:style-name="T1"> </text:span>dégoût<text:span text:style-name="T1"> </text:span>renaître<text:span text:style-name="T1"> </text:span>à<text:span text:style-name="T1"> </text:span>la<text:span text:style-name="T1"> </text:span>vie<text:span text:style-name="T1"> »</text:span>.<text:span text:style-name="T1"> </text:span>On<text:span text:style-name="T1"> </text:span>lit<text:span text:style-name="T1"> </text:span>maintenant,<text:span text:style-name="T1"> </text:span>p.<text:span text:style-name="T1"> </text:span>36<text:span text:style-name="T1"> </text:span>« Oui,<text:span text:style-name="T1"> </text:span>disparaissons,<text:span text:style-name="T1"> </text:span>complètement<text:span text:style-name="T1"> </text:span>satisfait.<text:span text:style-name="T1"> </text:span>Je<text:span text:style-name="T1"> </text:span>te<text:span text:style-name="T1"> </text:span>remercie,<text:span text:style-name="T1"> </text:span><text:span text:style-name="T2">ô</text:span><text:span text:style-name="T3"> </text:span><text:span text:style-name="T2">rhinolophe,</text:span><text:span text:style-name="T3"> </text:span><text:span text:style-name="T2">de</text:span><text:span text:style-name="T3"> </text:span><text:span text:style-name="T2">m'avoir</text:span><text:span text:style-name="T3"> </text:span><text:span text:style-name="T2">réveillé</text:span><text:span text:style-name="T3"> </text:span><text:span text:style-name="T2">avec</text:span><text:span text:style-name="T3"> </text:span><text:span text:style-name="T2">le</text:span><text:span text:style-name="T3"> </text:span><text:span text:style-name="T2">mouvement</text:span><text:span text:style-name="T3"> </text:span><text:span text:style-name="T2">de</text:span><text:span text:style-name="T3"> </text:span><text:span text:style-name="T2">tes</text:span><text:span text:style-name="T3"> </text:span><text:span text:style-name="T2">ailes,</text:span><text:span text:style-name="T3"> </text:span><text:span text:style-name="T2">toi</text:span><text:span text:style-name="T3"> </text:span><text:span text:style-name="T2">dont</text:span><text:span text:style-name="T3"> </text:span><text:span text:style-name="T2">le</text:span><text:span text:style-name="T3"> </text:span><text:span text:style-name="T2">nez</text:span><text:span text:style-name="T3"> </text:span><text:span text:style-name="T2">est</text:span><text:span text:style-name="T3"> </text:span><text:span text:style-name="T2">surmonté</text:span><text:span text:style-name="T3"> </text:span><text:span text:style-name="T2">d'line</text:span><text:span text:style-name="T3"> </text:span><text:span text:style-name="T2">crête</text:span><text:span text:style-name="T3"> </text:span><text:span text:style-name="T2">en</text:span><text:span text:style-name="T3"> </text:span><text:span text:style-name="T2">forme</text:span><text:span text:style-name="T3"> </text:span><text:span text:style-name="T2">de</text:span><text:span text:style-name="T3"> </text:span><text:span text:style-name="T2">fer</text:span><text:span text:style-name="T3"> </text:span><text:span text:style-name="T2">à</text:span><text:span text:style-name="T3"> </text:span><text:span text:style-name="T2">cheval :</text:span><text:span text:style-name="T1"> </text:span>Je<text:span text:style-name="T1"> </text:span>m'aperçois,<text:span text:style-name="T1"> </text:span>en<text:span text:style-name="T1"> </text:span>effet,<text:span text:style-name="T1"> </text:span>que<text:span text:style-name="T1"> </text:span>ce<text:span text:style-name="T1"> </text:span>n'était,<text:span text:style-name="T1"> </text:span>malheureusement,<text:span text:style-name="T1"> </text:span>qu'une<text:span text:style-name="T1"> </text:span>maladie<text:span text:style-name="T1"> </text:span>passagère,<text:span text:style-name="T1"> </text:span>et<text:span text:style-name="T1"> </text:span>je<text:span text:style-name="T1"> </text:span>me<text:span text:style-name="T1"> </text:span>sens<text:span text:style-name="T1"> </text:span>avec<text:span text:style-name="T1"> </text:span>dégoût<text:span text:style-name="T1"> </text:span>renaître<text:span text:style-name="T1"> </text:span>à<text:span text:style-name="T1"> </text:span>la<text:span text:style-name="T1"> </text:span>vie.<text:span text:style-name="T1"> </text:span>Les<text:span text:style-name="T1"> </text:span>uns<text:span text:style-name="T1"> </text:span>disent<text:span text:style-name="T1"> </text:span>que<text:span text:style-name="T1"> </text:span>tu<text:span text:style-name="T1"> </text:span>arrivais<text:span text:style-name="T1"> </text:span>vers<text:span text:style-name="T1"> </text:span>moi<text:span text:style-name="T1"> </text:span>pour<text:span text:style-name="T1"> </text:span>me<text:span text:style-name="T1"> </text:span>sucer<text:span text:style-name="T1"> </text:span>le<text:span text:style-name="T1"> </text:span>peu<text:span text:style-name="T1"> </text:span>de<text:span text:style-name="T1"> </text:span>sang<text:span text:style-name="T1"> </text:span>qui<text:span text:style-name="T1"> </text:span>se<text:span text:style-name="T1"> </text:span>trouve<text:span text:style-name="T1"> </text:span>dans<text:span text:style-name="T1"> </text:span>mon<text:span text:style-name="T1"> </text:span>corps<text:span text:style-name="T1"> </text:span>pourquoi<text:span text:style-name="T1"> </text:span>cette<text:span text:style-name="T1"> </text:span>hypothèse<text:span text:style-name="T1"> </text:span>n'est-elle<text:span text:style-name="T1"> </text:span>pas<text:span text:style-name="T1"> </text:span>la<text:span text:style-name="T1"> </text:span>réalité!<text:span text:style-name="T1"> » </text:span></text:p>
      <text:p text:style-name="Standard">Première<text:span text:style-name="T1"> </text:span>édition,<text:span text:style-name="T1"> </text:span>p.<text:span text:style-name="T1"> </text:span>28<text:span text:style-name="T1"> </text:span></text:p>
      <text:p text:style-name="Standard">« MALDOROR.<text:span text:style-name="T1"> </text:span>Daizet,<text:span text:style-name="T1"> </text:span>tu<text:span text:style-name="T1"> </text:span>disais<text:span text:style-name="T1"> </text:span>vrai<text:span text:style-name="T1"> </text:span>un<text:span text:style-name="T1"> </text:span>jour<text:span text:style-name="T1"> </text:span>je<text:span text:style-name="T1"> </text:span>ne<text:span text:style-name="T1"> </text:span>t'ai<text:span text:style-name="T1"> </text:span>point<text:span text:style-name="T1"> </text:span>aimé,<text:span text:style-name="T1"> </text:span>puisque<text:span text:style-name="T1"> </text:span>je<text:span text:style-name="T1"> </text:span>ne<text:span text:style-name="T1"> </text:span>me<text:span text:style-name="T1"> </text:span>sens<text:span text:style-name="T1"> </text:span>même<text:span text:style-name="T1"> </text:span>pas<text:span text:style-name="T1"> </text:span>de<text:span text:style-name="T1"> </text:span>la<text:span text:style-name="T1"> </text:span>reconnaissance<text:span text:style-name="T1"> </text:span>pour<text:span text:style-name="T1"> </text:span>celui-ci<text:span text:style-name="T1"> </text:span>[Le<text:span text:style-name="T1"> </text:span>fossoyeur<text:span text:style-name="T1"> </text:span>qui<text:span text:style-name="T1"> </text:span>lui<text:span text:style-name="T1"> </text:span>offre<text:span text:style-name="T1"> </text:span>l'hospitalité].<text:span text:style-name="T1"> </text:span>Fanal<text:span text:style-name="T1"> </text:span>de<text:span text:style-name="T1"> </text:span>Maldoror,<text:span text:style-name="T1"> </text:span>où<text:span text:style-name="T1"> </text:span>guides-tu<text:span text:style-name="T1"> </text:span>ses<text:span text:style-name="T1"> </text:span>pas<text:span text:style-name="T1"> </text:span>?<text:span text:style-name="T1"> » </text:span></text:p>
      <text:p text:style-name="Standard">Deuxième,<text:span text:style-name="T1"> </text:span>p.<text:span text:style-name="T1"> </text:span>54<text:span text:style-name="T1"> </text:span></text:p>
      <text:p text:style-name="Standard">« <text:span text:style-name="T2">O</text:span><text:span text:style-name="T3"> </text:span><text:span text:style-name="T2">pou</text:span><text:span text:style-name="T3"> </text:span><text:span text:style-name="T2">vénérable,</text:span><text:span text:style-name="T3"> </text:span><text:span text:style-name="T2">toi</text:span><text:span text:style-name="T3"> </text:span><text:span text:style-name="T2">dont</text:span><text:span text:style-name="T3"> </text:span><text:span text:style-name="T2">le</text:span><text:span text:style-name="T3"> </text:span><text:span text:style-name="T2">corps</text:span><text:span text:style-name="T3"> </text:span><text:span text:style-name="T2">est</text:span><text:span text:style-name="T3"> </text:span><text:span text:style-name="T2">dépourvu</text:span><text:span text:style-name="T3"> </text:span><text:span text:style-name="T2">d'élytres</text:span>,<text:span text:style-name="T1"> </text:span>un<text:span text:style-name="T1"> </text:span>jour<text:span text:style-name="T1"> </text:span>tu<text:span text:style-name="T1"> </text:span>me<text:span text:style-name="T1"> </text:span>reprochas<text:span text:style-name="T1"> </text:span>avec<text:span text:style-name="T1"> </text:span>aigreur<text:span text:style-name="T1"> </text:span>de<text:span text:style-name="T1"> </text:span>ne<text:span text:style-name="T1"> </text:span>pas<text:span text:style-name="T1"> </text:span>aimer<text:span text:style-name="T1"> </text:span>suffisamment<text:span text:style-name="T1"> </text:span>ta<text:span text:style-name="T1"> </text:span>sublime<text:span text:style-name="T1"> </text:span>intelligence,<text:span text:style-name="T1"> </text:span>qui<text:span text:style-name="T1"> </text:span>ne<text:span text:style-name="T1"> </text:span>se<text:span text:style-name="T1"> </text:span>laisse<text:span text:style-name="T1"> </text:span>pas<text:span text:style-name="T1"> </text:span>lire<text:span text:style-name="T1"> </text:span>peut-être<text:span text:style-name="T1"> </text:span>avais-tu<text:span text:style-name="T1"> </text:span>raison,<text:span text:style-name="T1"> </text:span>puisque<text:span text:style-name="T1"> </text:span>je<text:span text:style-name="T1"> </text:span>ne<text:span text:style-name="T1"> </text:span>me<text:span text:style-name="T1"> </text:span>sens<text:span text:style-name="T1"> </text:span>même<text:span text:style-name="T1"> </text:span>pas<text:span text:style-name="T1"> </text:span>de<text:span text:style-name="T1"> </text:span>la<text:span text:style-name="T1"> </text:span>reconnaissance.<text:span text:style-name="T1"> </text:span>Fanal.<text:span text:style-name="T1"> » </text:span></text:p>
      <text:p text:style-name="Standard">Dans<text:span text:style-name="T1"> </text:span>la<text:span text:style-name="T1"> </text:span>citation<text:span text:style-name="T1"> </text:span>suivante,<text:span text:style-name="T1"> </text:span>le<text:span text:style-name="T1"> </text:span>nom<text:span text:style-name="T1"> </text:span>de<text:span text:style-name="T1"> </text:span>Dazet<text:span text:style-name="T1"> </text:span>figure,<text:span text:style-name="T1"> </text:span>à<text:span text:style-name="T1"> </text:span>la<text:span text:style-name="T1"> </text:span>première<text:span text:style-name="T1"> </text:span>édition,<text:span text:style-name="T1"> </text:span>à<text:span text:style-name="T1"> </text:span>la<text:span text:style-name="T1"> </text:span>place<text:span text:style-name="T1"> </text:span>des<text:span text:style-name="T1"> </text:span>passages<text:span text:style-name="T1"> </text:span>imprimés<text:span text:style-name="T1"> </text:span>en<text:span text:style-name="T1"> </text:span>italique<text:span text:style-name="T1"> </text:span></text:p>
      <text:p text:style-name="Standard">« Le<text:span text:style-name="T1"> </text:span>frère<text:span text:style-name="T1"> </text:span>de<text:span text:style-name="T1"> </text:span>la<text:span text:style-name="T1"> </text:span>sangsue<text:span text:style-name="T1"> </text:span>[Maldoror]<text:span text:style-name="T1"> </text:span>marchait<text:span text:style-name="T1"> </text:span>à<text:span text:style-name="T1"> </text:span>pas<text:span text:style-name="T1"> </text:span>lents<text:span text:style-name="T1"> </text:span>dans<text:span text:style-name="T1"> </text:span>la<text:span text:style-name="T1"> </text:span>forêt.<text:span text:style-name="T1"> </text:span>Enfin<text:span text:style-name="T1"> </text:span>il<text:span text:style-name="T1"> </text:span>s'écrie<text:span text:style-name="T1"> </text:span>« Homme,<text:span text:style-name="T1"> </text:span>lorsque<text:span text:style-name="T1"> </text:span>tu<text:span text:style-name="T1"> </text:span>rencontres<text:span text:style-name="T1"> </text:span>un<text:span text:style-name="T1"> </text:span>chien<text:span text:style-name="T1"> </text:span>mort<text:span text:style-name="T1"> </text:span>retourné,<text:span text:style-name="T1"> </text:span>appuyé<text:span text:style-name="T1"> </text:span>contre<text:span text:style-name="T1"> </text:span>une<text:span text:style-name="T1"> </text:span>écluse<text:span text:style-name="T1"> </text:span>qui<text:span text:style-name="T1"> </text:span>l'empêche<text:span text:style-name="T1"> </text:span>de<text:span text:style-name="T1"> </text:span>partir,<text:span text:style-name="T1"> </text:span>n'aille<text:span text:style-name="T1"> </text:span>pas,<text:span text:style-name="T1"> </text:span>comme<text:span text:style-name="T1"> </text:span>les<text:span text:style-name="T1"> </text:span>autres,<text:span text:style-name="T1"> </text:span>prendre<text:span text:style-name="T1"> </text:span>avec<text:span text:style-name="T1"> </text:span>ta<text:span text:style-name="T1"> </text:span>main<text:span text:style-name="T1"> </text:span>les<text:span text:style-name="T1"> </text:span>vers<text:span text:style-name="T1"> </text:span>qui<text:span text:style-name="T1"> </text:span>sortent<text:span text:style-name="T1"> </text:span>de<text:span text:style-name="T1"> </text:span>son<text:span text:style-name="T1"> </text:span>ventre<text:span text:style-name="T1"> </text:span>gonflé,<text:span text:style-name="T1"> </text:span>les<text:span text:style-name="T1"> </text:span>considérer<text:span text:style-name="T1"> </text:span>avec<text:span text:style-name="T1"> </text:span>étonnement,<text:span text:style-name="T1"> </text:span>ouvrir<text:span text:style-name="T1"> </text:span>un<text:span text:style-name="T1"> </text:span>couteau,<text:span text:style-name="T1"> </text:span>puis<text:span text:style-name="T1"> </text:span>en<text:span text:style-name="T1"> </text:span>dépecer<text:span text:style-name="T1"> </text:span>un<text:span text:style-name="T1"> </text:span>grand<text:span text:style-name="T1"> </text:span>nombre,<text:span text:style-name="T1"> </text:span>en<text:span text:style-name="T1"> </text:span>te<text:span text:style-name="T1"> </text:span>disant<text:span text:style-name="T1"> </text:span>que<text:span text:style-name="T1"> </text:span>toi<text:span text:style-name="T1"> </text:span>aussi<text:span text:style-name="T1"> </text:span>tu<text:span text:style-name="T1"> </text:span>ne<text:span text:style-name="T1"> </text:span>seras<text:span text:style-name="T1"> </text:span>pas<text:span text:style-name="T1"> </text:span>plus<text:span text:style-name="T1"> </text:span>que<text:span text:style-name="T1"> </text:span>ce<text:span text:style-name="T1"> </text:span>chien.<text:span text:style-name="T1"> </text:span>Quel<text:span text:style-name="T1"> </text:span>mystère<text:span text:style-name="T1"> </text:span>cherches-tu<text:span text:style-name="T1"> </text:span>?<text:span text:style-name="T1"> </text:span><text:span text:style-name="T2">Ni</text:span><text:span text:style-name="T3"> </text:span><text:span text:style-name="T2">moi,</text:span><text:span text:style-name="T3"> </text:span><text:span text:style-name="T2">ni</text:span><text:span text:style-name="T3"> </text:span><text:span text:style-name="T2">les</text:span><text:span text:style-name="T3"> </text:span><text:span text:style-name="T2">quatre</text:span><text:span text:style-name="T3"> </text:span><text:span text:style-name="T2">pattes</text:span><text:span text:style-name="T3"> </text:span><text:span text:style-name="T2">nageoires</text:span><text:span text:style-name="T3"> </text:span><text:span text:style-name="T2">de</text:span><text:span text:style-name="T3"> </text:span><text:span text:style-name="T2">l'ours</text:span><text:span text:style-name="T3"> </text:span><text:span text:style-name="T2">marin</text:span><text:span text:style-name="T3"> </text:span><text:span text:style-name="T2">de</text:span><text:span text:style-name="T3"> </text:span><text:span text:style-name="T2">l'Océan</text:span><text:span text:style-name="T3"> </text:span><text:span text:style-name="T2">Boréal,</text:span><text:span text:style-name="T1"> </text:span>n'avons<text:span text:style-name="T1"> </text:span>pu<text:span text:style-name="T1"> </text:span>trouver<text:span text:style-name="T1"> </text:span>le<text:span text:style-name="T1"> </text:span>problème<text:span text:style-name="T1"> </text:span>de<text:span text:style-name="T1"> </text:span>la<text:span text:style-name="T1"> </text:span>vie.<text:span text:style-name="T1"> </text:span>Quel<text:span text:style-name="T1"> </text:span>est<text:span text:style-name="T1"> </text:span>cet<text:span text:style-name="T1"> </text:span>être,<text:span text:style-name="T1"> </text:span>là-bas,<text:span text:style-name="T1"> </text:span>à<text:span text:style-name="T1"> </text:span>l'horizon,<text:span text:style-name="T1"> </text:span>et<text:span text:style-name="T1"> </text:span>qui<text:span text:style-name="T1"> </text:span>ose<text:span text:style-name="T1"> </text:span>approcher<text:span text:style-name="T1"> </text:span>de<text:span text:style-name="T1"> </text:span>moi,<text:span text:style-name="T1"> </text:span>sans<text:span text:style-name="T1"> </text:span>peur,<text:span text:style-name="T1"> </text:span>à<text:span text:style-name="T1"> </text:span>sauts<text:span text:style-name="T1"> </text:span>obliques<text:span text:style-name="T1"> </text:span>et<text:span text:style-name="T1"> </text:span>tourmentés<text:span text:style-name="T1"> </text:span>?<text:span text:style-name="T1"> </text:span>et<text:span text:style-name="T1"> </text:span>quelle<text:span text:style-name="T1"> </text:span>majesté<text:span text:style-name="T1"> </text:span>mêlée<text:span text:style-name="T1"> </text:span>d'une<text:span text:style-name="T1"> </text:span>douceur<text:span text:style-name="T1"> </text:span>sereine!<text:span text:style-name="T1"> </text:span>Son<text:span text:style-name="T1"> </text:span>regard,<text:span text:style-name="T1"> </text:span>quoique<text:span text:style-name="T1"> </text:span>doux,<text:span text:style-name="T1"> </text:span>est<text:span text:style-name="T1"> </text:span>profond.<text:span text:style-name="T1"> </text:span>Ses<text:span text:style-name="T1"> </text:span>paupières<text:span text:style-name="T1"> </text:span>énormes<text:span text:style-name="T1"> </text:span>jouent<text:span text:style-name="T1"> </text:span>avec<text:span text:style-name="T1"> </text:span>la<text:span text:style-name="T1"> </text:span>brise<text:span text:style-name="T1"> </text:span>et<text:span text:style-name="T1"> </text:span>paraissent<text:span text:style-name="T1"> </text:span>vivre.<text:span text:style-name="T1"> </text:span>Il<text:span text:style-name="T1"> </text:span>m'est<text:span text:style-name="T1"> </text:span>inconnu.<text:span text:style-name="T1"> </text:span>En<text:span text:style-name="T1"> </text:span>fixant<text:span text:style-name="T1"> </text:span>ses<text:span text:style-name="T1"> </text:span>yeux<text:span text:style-name="T1"> </text:span>monstrueux,<text:span text:style-name="T1"> </text:span>mon<text:span text:style-name="T1"> </text:span>corps<text:span text:style-name="T1"> </text:span>tremble.<text:span text:style-name="T1"> </text:span>Il<text:span text:style-name="T1"> </text:span>y<text:span text:style-name="T1"> </text:span>a<text:span text:style-name="T1"> </text:span>comme<text:span text:style-name="T1"> </text:span>une<text:span text:style-name="T1"> </text:span>auréole<text:span text:style-name="T1"> </text:span>de<text:span text:style-name="T1"> </text:span>lumière<text:span text:style-name="T1"> </text:span>éblouissante<text:span text:style-name="T1"> </text:span>autour<text:span text:style-name="T1"> </text:span>de<text:span text:style-name="T1"> </text:span>lui.<text:span text:style-name="T1"> </text:span>Qu'il<text:span text:style-name="T1"> </text:span>est<text:span text:style-name="T1"> </text:span>beau.<text:span text:style-name="T1"> </text:span>Tu<text:span text:style-name="T1"> </text:span>dois<text:span text:style-name="T1"> </text:span>être<text:span text:style-name="T1"> </text:span>puissant,<text:span text:style-name="T1"> </text:span>car<text:span text:style-name="T1"> </text:span>tu<text:span text:style-name="T1"> </text:span>as<text:span text:style-name="T1"> </text:span>une<text:span text:style-name="T1"> </text:span>figure<text:span text:style-name="T1"> </text:span>plus<text:span text:style-name="T1"> </text:span>qu'humaine,<text:span text:style-name="T1"> </text:span>triste<text:span text:style-name="T1"> </text:span>comme<text:span text:style-name="T1"> </text:span>l'univers,<text:span text:style-name="T1"> </text:span>belle<text:span text:style-name="T1"> </text:span>comme<text:span text:style-name="T1"> </text:span>le<text:span text:style-name="T1"> </text:span>suicide.<text:span text:style-name="T1"> </text:span>Comment!<text:span text:style-name="T1"> </text:span>c'est<text:span text:style-name="T1"> </text:span>toi,<text:span text:style-name="T1"> </text:span><text:span text:style-name="T2">crapaud.</text:span><text:span text:style-name="T3"> </text:span><text:span text:style-name="T2">Gros</text:span><text:span text:style-name="T3"> </text:span><text:span text:style-name="T2">crapaud!</text:span><text:span text:style-name="T3"> </text:span><text:span text:style-name="T2">infortuné</text:span><text:span text:style-name="T3"> </text:span><text:span text:style-name="T2">crapaud!</text:span><text:span text:style-name="T3"> </text:span><text:span text:style-name="T2">Pardonne !..</text:span>.<text:span text:style-name="T1"> </text:span>Que<text:span text:style-name="T1"> </text:span>viens-tu<text:span text:style-name="T1"> </text:span>faire<text:span text:style-name="T1"> </text:span>sur<text:span text:style-name="T1"> </text:span>cette<text:span text:style-name="T1"> </text:span>terre<text:span text:style-name="T1"> </text:span>où<text:span text:style-name="T1"> </text:span>sont<text:span text:style-name="T1"> </text:span>les<text:span text:style-name="T1"> </text:span>maudits<text:span text:style-name="T1"> </text:span>?<text:span text:style-name="T1"> </text:span>Mais<text:span text:style-name="T1"> </text:span>qu'as-tu<text:span text:style-name="T1"> </text:span>donc<text:span text:style-name="T1"> </text:span>fait<text:span text:style-name="T1"> </text:span>de<text:span text:style-name="T1"> </text:span>tes<text:span text:style-name="T1"> </text:span>pustules<text:span text:style-name="T1"> </text:span>visqueuses<text:span text:style-name="T1"> </text:span>et<text:span text:style-name="T1"> </text:span>fétides,<text:span text:style-name="T1"> </text:span>pour<text:span text:style-name="T1"> </text:span>avoir<text:span text:style-name="T1"> </text:span>l'air<text:span text:style-name="T1"> </text:span>si<text:span text:style-name="T1"> </text:span>doux<text:span text:style-name="T1"> </text:span>?<text:span text:style-name="T1"> </text:span>Quand<text:span text:style-name="T1"> </text:span>tu<text:span text:style-name="T1"> </text:span>descendis<text:span text:style-name="T1"> </text:span>d'en<text:span text:style-name="T1"> </text:span>haut.<text:span text:style-name="T1"> </text:span>je<text:span text:style-name="T1"> </text:span>te<text:span text:style-name="T1"> </text:span>vis!<text:span text:style-name="T1"> </text:span>Pauvre<text:span text:style-name="T1"> </text:span>crapaud !<text:span text:style-name="T1"> </text:span>Comme<text:span text:style-name="T1"> </text:span><text:soft-page-break/>alors<text:span text:style-name="T1"> </text:span>je<text:span text:style-name="T1"> </text:span>pensais<text:span text:style-name="T1"> </text:span>à<text:span text:style-name="T1"> </text:span>l'infini,<text:span text:style-name="T1"> </text:span>en<text:span text:style-name="T1"> </text:span>même<text:span text:style-name="T1"> </text:span>temps<text:span text:style-name="T1"> </text:span>qu'à<text:span text:style-name="T1"> </text:span>ma<text:span text:style-name="T1"> </text:span>faiblesse.<text:span text:style-name="T1"> </text:span>Depuis<text:span text:style-name="T1"> </text:span>que<text:span text:style-name="T1"> </text:span>tu<text:span text:style-name="T1"> </text:span>m'es<text:span text:style-name="T1"> </text:span>apparu,<text:span text:style-name="T1"> </text:span><text:span text:style-name="T2">monarque</text:span><text:span text:style-name="T3"> </text:span><text:span text:style-name="T2">des</text:span><text:span text:style-name="T3"> </text:span><text:span text:style-name="T2">étangs</text:span><text:span text:style-name="T3"> </text:span><text:span text:style-name="T2">et</text:span><text:span text:style-name="T3"> </text:span><text:span text:style-name="T2">des</text:span><text:span text:style-name="T3"> </text:span><text:span text:style-name="T2">marécages</text:span><text:span text:style-name="T1"> </text:span>couvert<text:span text:style-name="T1"> </text:span>d'une<text:span text:style-name="T1"> </text:span>gloire<text:span text:style-name="T1"> </text:span>qui<text:span text:style-name="T1"> </text:span>n'appartient<text:span text:style-name="T1"> </text:span>qu'à<text:span text:style-name="T1"> </text:span>Dieu,<text:span text:style-name="T1"> </text:span>tu<text:span text:style-name="T1"> </text:span>m'as<text:span text:style-name="T1"> </text:span>en<text:span text:style-name="T1"> </text:span>partie<text:span text:style-name="T1"> </text:span>consolé,<text:span text:style-name="T1"> </text:span>mais<text:span text:style-name="T1"> </text:span>ma<text:span text:style-name="T1"> </text:span>raison<text:span text:style-name="T1"> </text:span>chancelante<text:span text:style-name="T1"> </text:span>s'abîme<text:span text:style-name="T1"> </text:span>devant<text:span text:style-name="T1"> </text:span>tant<text:span text:style-name="T1"> </text:span>de<text:span text:style-name="T1"> </text:span>grandeur.<text:span text:style-name="T1"> </text:span>Replie<text:span text:style-name="T1"> </text:span>tes<text:span text:style-name="T1"> </text:span>blanches<text:span text:style-name="T1"> </text:span>ailes<text:span text:style-name="T1"> </text:span>et<text:span text:style-name="T1"> </text:span>ne<text:span text:style-name="T1"> </text:span>regarde<text:span text:style-name="T1"> </text:span>pas<text:span text:style-name="T1"> </text:span>en<text:span text:style-name="T1"> </text:span>haut<text:span text:style-name="T1"> </text:span>avec<text:span text:style-name="T1"> </text:span>des<text:span text:style-name="T1"> </text:span>paupières<text:span text:style-name="T1"> </text:span>Inquiètes.<text:span text:style-name="T1"> </text:span>a<text:span text:style-name="T1"> </text:span>Le<text:span text:style-name="T1"> </text:span>crapaud<text:span text:style-name="T1"> </text:span>s'assit<text:span text:style-name="T1"> </text:span>sur<text:span text:style-name="T1"> </text:span>les<text:span text:style-name="T1"> </text:span>cuisses<text:span text:style-name="T1"> </text:span>de<text:span text:style-name="T1"> </text:span>derrière<text:span text:style-name="T1"> </text:span>(qui<text:span text:style-name="T1"> </text:span>ressemblent<text:span text:style-name="T1"> </text:span>tant<text:span text:style-name="T1"> </text:span>à<text:span text:style-name="T1"> </text:span>celles<text:span text:style-name="T1"> </text:span>de<text:span text:style-name="T1"> </text:span>l'homme)<text:span text:style-name="T1"> </text:span>et,<text:span text:style-name="T1"> </text:span>pendant<text:span text:style-name="T1"> </text:span>que<text:span text:style-name="T1"> </text:span>les<text:span text:style-name="T1"> </text:span>limaces,<text:span text:style-name="T1"> </text:span>les<text:span text:style-name="T1"> </text:span>cloportes<text:span text:style-name="T1"> </text:span>et<text:span text:style-name="T1"> </text:span>les<text:span text:style-name="T1"> </text:span>limaçons<text:span text:style-name="T1"> </text:span>s'enfuyaient<text:span text:style-name="T1"> </text:span>à<text:span text:style-name="T1"> </text:span>la<text:span text:style-name="T1"> </text:span>vue<text:span text:style-name="T1"> </text:span>de<text:span text:style-name="T1"> </text:span>leur<text:span text:style-name="T1"> </text:span>ennemi<text:span text:style-name="T1"> </text:span>mortel,<text:span text:style-name="T1"> </text:span>prit<text:span text:style-name="T1"> </text:span>la<text:span text:style-name="T1"> </text:span>parole<text:span text:style-name="T1"> </text:span>en<text:span text:style-name="T1"> </text:span>ces<text:span text:style-name="T1"> </text:span>ternies:<text:span text:style-name="T1"> </text:span>« Maldoror,<text:span text:style-name="T1"> </text:span>écoute-moi.<text:span text:style-name="T1"> </text:span>Remarque<text:span text:style-name="T1"> </text:span>ma<text:span text:style-name="T1"> </text:span>figure,<text:span text:style-name="T1"> </text:span>calme<text:span text:style-name="T1"> </text:span>comme<text:span text:style-name="T1"> </text:span>un<text:span text:style-name="T1"> </text:span>miroir.<text:span text:style-name="T1"> </text:span>je<text:span text:style-name="T1"> </text:span>ne<text:span text:style-name="T1"> </text:span>suis<text:span text:style-name="T1"> </text:span>qu'un<text:span text:style-name="T1"> </text:span>simple<text:span text:style-name="T1"> </text:span>habitant<text:span text:style-name="T1"> </text:span>des<text:span text:style-name="T1"> </text:span>roseaux,<text:span text:style-name="T1"> </text:span>c'est<text:span text:style-name="T1"> </text:span>vrai,<text:span text:style-name="T1"> </text:span>mais<text:span text:style-name="T1"> </text:span>grâce<text:span text:style-name="T1"> </text:span>à<text:span text:style-name="T1"> </text:span>ton<text:span text:style-name="T1"> </text:span>propre<text:span text:style-name="T1"> </text:span>contact,<text:span text:style-name="T1"> </text:span>ne<text:span text:style-name="T1"> </text:span>prenant<text:span text:style-name="T1"> </text:span>que<text:span text:style-name="T1"> </text:span>ce<text:span text:style-name="T1"> </text:span>qu'il<text:span text:style-name="T1"> </text:span>y<text:span text:style-name="T1"> </text:span>avait<text:span text:style-name="T1"> </text:span>de<text:span text:style-name="T1"> </text:span>beau<text:span text:style-name="T1"> </text:span>en<text:span text:style-name="T1"> </text:span>toi,<text:span text:style-name="T1"> </text:span>ma<text:span text:style-name="T1"> </text:span>raison<text:span text:style-name="T1"> </text:span>s'est<text:span text:style-name="T1"> </text:span>agrandie<text:span text:style-name="T1"> </text:span>et<text:span text:style-name="T1"> </text:span>je<text:span text:style-name="T1"> </text:span>puis<text:span text:style-name="T1"> </text:span>te<text:span text:style-name="T1"> </text:span>parler.<text:span text:style-name="T1"> </text:span>Moi<text:span text:style-name="T1"> </text:span>je<text:span text:style-name="T1"> </text:span>préférerais<text:span text:style-name="T1"> </text:span>avoir<text:span text:style-name="T1"> </text:span>les<text:span text:style-name="T1"> </text:span>paupières<text:span text:style-name="T1"> </text:span>collées,<text:span text:style-name="T1"> </text:span>mon<text:span text:style-name="T1"> </text:span>corps<text:span text:style-name="T1"> </text:span>manquant<text:span text:style-name="T1"> </text:span>des<text:span text:style-name="T1"> </text:span>jambes<text:span text:style-name="T1"> </text:span>et<text:span text:style-name="T1"> </text:span>des<text:span text:style-name="T1"> </text:span>bras,<text:span text:style-name="T1"> </text:span>avoir<text:span text:style-name="T1"> </text:span>assassiné<text:span text:style-name="T1"> </text:span>un<text:span text:style-name="T1"> </text:span>homme,<text:span text:style-name="T1"> </text:span>que<text:span text:style-name="T1"> </text:span>ne<text:span text:style-name="T1"> </text:span>pas<text:span text:style-name="T1"> </text:span>être<text:span text:style-name="T1"> </text:span>toi!<text:span text:style-name="T1"> </text:span>Parce<text:span text:style-name="T1"> </text:span>que<text:span text:style-name="T1"> </text:span>je<text:span text:style-name="T1"> </text:span>te<text:span text:style-name="T1"> </text:span>hais !.<text:span text:style-name="T1"> </text:span>Adieu<text:span text:style-name="T1"> </text:span>donc,<text:span text:style-name="T1"> </text:span>n'espère<text:span text:style-name="T1"> </text:span>plus<text:span text:style-name="T1"> </text:span>retrouver<text:span text:style-name="T1"> </text:span>le<text:span text:style-name="T1"> </text:span><text:span text:style-name="T2">crapaud</text:span><text:span text:style-name="T3"> </text:span>sur<text:span text:style-name="T1"> </text:span>ton<text:span text:style-name="T1"> </text:span>passage.<text:span text:style-name="T1"> </text:span>Tu<text:span text:style-name="T1"> </text:span>as<text:span text:style-name="T1"> </text:span>été<text:span text:style-name="T1"> </text:span>la<text:span text:style-name="T1"> </text:span>cause<text:span text:style-name="T1"> </text:span>de<text:span text:style-name="T1"> </text:span>ma<text:span text:style-name="T1"> </text:span>mort.<text:span text:style-name="T1"> </text:span>Moi,<text:span text:style-name="T1"> </text:span>je<text:span text:style-name="T1"> </text:span>pars<text:span text:style-name="T1"> </text:span>pour<text:span text:style-name="T1"> </text:span>l'éternité,<text:span text:style-name="T1"> </text:span>afin<text:span text:style-name="T1"> </text:span>d'implorer<text:span text:style-name="T1"> </text:span>ton<text:span text:style-name="T1"> </text:span>pardon.<text:span text:style-name="T1"> » </text:span></text:p>
      <text:p text:style-name="Standard">Enfin,<text:span text:style-name="T1"> </text:span>le<text:span text:style-name="T1"> </text:span>premier<text:span text:style-name="T1"> </text:span>chant<text:span text:style-name="T1"> </text:span>se<text:span text:style-name="T1"> </text:span>terminait<text:span text:style-name="T1"> </text:span>ainsi<text:span text:style-name="T1"> </text:span>« Toi,<text:span text:style-name="T1"> </text:span>jeune<text:span text:style-name="T1"> </text:span>homme,<text:span text:style-name="T1"> </text:span>ne<text:span text:style-name="T1"> </text:span>te<text:span text:style-name="T1"> </text:span>désespère<text:span text:style-name="T1"> </text:span>point,<text:span text:style-name="T1"> </text:span>car<text:span text:style-name="T1"> </text:span>tu<text:span text:style-name="T1"> </text:span>as<text:span text:style-name="T1"> </text:span>un<text:span text:style-name="T1"> </text:span>ami<text:span text:style-name="T1"> </text:span>dans<text:span text:style-name="T1"> </text:span>le<text:span text:style-name="T1"> </text:span>vampire,<text:span text:style-name="T1"> </text:span>malgré<text:span text:style-name="T1"> </text:span>ton<text:span text:style-name="T1"> </text:span>opinion<text:span text:style-name="T1"> </text:span>contraire.<text:span text:style-name="T1"> </text:span>En<text:span text:style-name="T1"> </text:span>comptant<text:span text:style-name="T1"> </text:span>Dazet,<text:span text:style-name="T1"> </text:span>tu<text:span text:style-name="T1"> </text:span>auras<text:span text:style-name="T1"> </text:span>deux<text:span text:style-name="T1"> </text:span>amis.<text:span text:style-name="T1"> </text:span>La<text:span text:style-name="T1"> </text:span>deuxième<text:span text:style-name="T1"> </text:span>phrase<text:span text:style-name="T1"> </text:span>est<text:span text:style-name="T1"> </text:span>devenue<text:span text:style-name="T1"> </text:span>« En<text:span text:style-name="T1"> </text:span>comptant<text:span text:style-name="T1"> </text:span><text:span text:style-name="T2">l'acarus</text:span><text:span text:style-name="T3"> </text:span><text:span text:style-name="T2">sarcopte</text:span><text:span text:style-name="T1"> </text:span><text:span text:style-name="T2">qui</text:span><text:span text:style-name="T3"> </text:span><text:span text:style-name="T2">produit</text:span><text:span text:style-name="T3"> </text:span><text:span text:style-name="T2">la</text:span><text:span text:style-name="T3"> </text:span><text:span text:style-name="T2">gale</text:span>,<text:span text:style-name="T1"> </text:span>tu<text:span text:style-name="T1"> </text:span>auras<text:span text:style-name="T1"> </text:span>deux<text:span text:style-name="T1"> </text:span>amis.<text:span text:style-name="T1"> » </text:span></text:p>
      <text:p text:style-name="Standard"/>
      <text:p text:style-name="Standard">La<text:span text:style-name="T1"> </text:span>folie<text:span text:style-name="T1"> </text:span>reste<text:span text:style-name="T1"> </text:span>indubitable,<text:span text:style-name="T1"> </text:span>après<text:span text:style-name="T1"> </text:span>quoi<text:span text:style-name="T1"> </text:span>on<text:span text:style-name="T1"> </text:span>a<text:span text:style-name="T1"> </text:span>réfléchi<text:span text:style-name="T1"> </text:span>sur<text:span text:style-name="T1"> </text:span>ce<text:span text:style-name="T1"> </text:span>système<text:span text:style-name="T1"> </text:span>de<text:span text:style-name="T1"> </text:span>corrections ;<text:span text:style-name="T1"> </text:span>elle<text:span text:style-name="T1"> </text:span>s'aggrave,<text:span text:style-name="T1"> </text:span>même ;<text:span text:style-name="T1">– </text:span>cependant,<text:span text:style-name="T1"> </text:span>il<text:span text:style-name="T1"> </text:span>faut<text:span text:style-name="T1"> </text:span>conclure<text:span text:style-name="T1"> </text:span>à<text:span text:style-name="T1"> </text:span>ce<text:span text:style-name="T1"> </text:span>qu'on<text:span text:style-name="T1"> </text:span>dénomme<text:span text:style-name="T1"> </text:span>une<text:span text:style-name="T1"> </text:span>folie<text:span text:style-name="T1"> </text:span>lucide,<text:span text:style-name="T1"> </text:span>une<text:span text:style-name="T1"> </text:span>folie<text:span text:style-name="T1"> </text:span>dont<text:span text:style-name="T1"> </text:span>les<text:span text:style-name="T1"> </text:span>patients<text:span text:style-name="T1"> </text:span>ont<text:span text:style-name="T1"> </text:span>relativement<text:span text:style-name="T1"> </text:span>conscience,<text:span text:style-name="T1"> </text:span>qui<text:span text:style-name="T1"> </text:span>ne<text:span text:style-name="T1"> </text:span>trouble<text:span text:style-name="T1"> </text:span>qu'une<text:span text:style-name="T1"> </text:span>ou<text:span text:style-name="T1"> </text:span>qu'une<text:span text:style-name="T1"> </text:span>série<text:span text:style-name="T1"> </text:span>de<text:span text:style-name="T1"> </text:span>leurs<text:span text:style-name="T1"> </text:span>facultés<text:span text:style-name="T1"> </text:span>(« Apprenez,<text:span text:style-name="T1"> </text:span>dit<text:span text:style-name="T1"> </text:span>l'auteur,<text:span text:style-name="T1"> </text:span>dans<text:span text:style-name="T1"> </text:span>ses<text:span text:style-name="T1"> </text:span><text:span text:style-name="T2">Poésies</text:span>,<text:span text:style-name="T1"> </text:span>que<text:span text:style-name="T1"> </text:span><text:span text:style-name="T2">l'âme</text:span><text:span text:style-name="T3"> </text:span><text:span text:style-name="T2">se</text:span><text:span text:style-name="T3"> </text:span><text:span text:style-name="T2">compose</text:span><text:span text:style-name="T3"> </text:span><text:span text:style-name="T2">d'une</text:span><text:span text:style-name="T3"> </text:span><text:span text:style-name="T2">vingtaine</text:span><text:span text:style-name="T3"> </text:span><text:span text:style-name="T2">de</text:span><text:span text:style-name="T3"> </text:span><text:span text:style-name="T2">facultés</text:span>$65$<text:span text:style-name="T1"> »</text:span>) ;<text:span text:style-name="T1"> </text:span>et<text:span text:style-name="T1"> </text:span>pour<text:span text:style-name="T1"> </text:span>l'ensemble<text:span text:style-name="T1"> </text:span>des<text:span text:style-name="T1"> </text:span><text:span text:style-name="T2">Chants</text:span><text:span text:style-name="T3"> </text:span><text:span text:style-name="T2">de</text:span><text:span text:style-name="T3"> </text:span><text:span text:style-name="T2">Maldoror</text:span>,<text:span text:style-name="T1"> </text:span>à<text:span text:style-name="T1"> </text:span>une<text:span text:style-name="T1"> </text:span>folie<text:span text:style-name="T1"> </text:span>qui<text:span text:style-name="T1"> </text:span>côtoie<text:span text:style-name="T1"> </text:span>les<text:span text:style-name="T1"> </text:span>frontières<text:span text:style-name="T1"> </text:span>du<text:span text:style-name="T1"> </text:span>génie,<text:span text:style-name="T1"> </text:span>et<text:span text:style-name="T1"> </text:span>parfois,<text:span text:style-name="T1"> </text:span>insolemment<text:span text:style-name="T1"> </text:span>et<text:span text:style-name="T1"> </text:span>carrément,<text:span text:style-name="T1"> </text:span>les<text:span text:style-name="T1"> </text:span>franchit.<text:span text:style-name="T1"> </text:span>Maldoror<text:span text:style-name="T1"> </text:span>semble<text:span text:style-name="T1"> </text:span>s'être<text:span text:style-name="T1"> </text:span>jugé<text:span text:style-name="T1"> </text:span>lui-même<text:span text:style-name="T1"> </text:span>en<text:span text:style-name="T1"> </text:span>se<text:span text:style-name="T1"> </text:span>faisant<text:span text:style-name="T1"> </text:span>apostropher<text:span text:style-name="T1"> </text:span>ainsi<text:span text:style-name="T1"> </text:span>par<text:span text:style-name="T1"> </text:span>son<text:span text:style-name="T1"> </text:span>énigmatique<text:span text:style-name="T1"> </text:span>Crapaud<text:span text:style-name="T1"> </text:span>« Ton<text:span text:style-name="T1"> </text:span>esprit<text:span text:style-name="T1"> </text:span>est<text:span text:style-name="T1"> </text:span>tellement<text:span text:style-name="T1"> </text:span>malade<text:span text:style-name="T1"> </text:span>qu'il<text:span text:style-name="T1"> </text:span>ne<text:span text:style-name="T1"> </text:span>s'en<text:span text:style-name="T1"> </text:span>aperçoit<text:span text:style-name="T1"> </text:span>pas,<text:span text:style-name="T1"> </text:span>et<text:span text:style-name="T1"> </text:span>que<text:span text:style-name="T1"> </text:span>tu<text:span text:style-name="T1"> </text:span>crois<text:span text:style-name="T1"> </text:span>être<text:span text:style-name="T1"> </text:span>dans<text:span text:style-name="T1"> </text:span>ton<text:span text:style-name="T1"> </text:span>naturel<text:span text:style-name="T1"> </text:span>chaque<text:span text:style-name="T1"> </text:span>fois<text:span text:style-name="T1"> </text:span>qu'il<text:span text:style-name="T1"> </text:span>sort<text:span text:style-name="T1"> </text:span>de<text:span text:style-name="T1"> </text:span>ta<text:span text:style-name="T1"> </text:span>bouche<text:span text:style-name="T1"> </text:span>des<text:span text:style-name="T1"> </text:span>paroles<text:span text:style-name="T1"> </text:span>insensées,<text:span text:style-name="T1"> </text:span>quoique<text:span text:style-name="T1"> </text:span>pleines<text:span text:style-name="T1"> </text:span>d'une<text:span text:style-name="T1"> </text:span>infernale<text:span text:style-name="T1"> </text:span>grandeur$66$.<text:span text:style-name="T1"> » </text:span></text:p>
      <text:h text:style-name="P25" text:outline-level="1">Études<text:span text:style-name="T1"> </text:span>de<text:span text:style-name="T1"> </text:span>littérature<text:span text:style-name="T1"> </text:span>américaine$67$<text:span text:style-name="T1"> </text:span></text:h>
      <text:h text:style-name="Heading_20_2" text:outline-level="2">I -<text:span text:style-name="T1"> </text:span>Deux<text:span text:style-name="T1"> </text:span>poètes<text:span text:style-name="T1"> </text:span>de<text:span text:style-name="T1"> </text:span>la<text:span text:style-name="T1"> </text:span>nature$68$</text:h>
      <text:p text:style-name="Standard"><text:span text:style-name="T12">Origines</text:span><text:span text:style-name="T12"> </text:span><text:span text:style-name="T12">-</text:span><text:span text:style-name="T12"> </text:span><text:span text:style-name="T12">William</text:span><text:span text:style-name="T12"> </text:span><text:span text:style-name="T12">Cullen</text:span><text:span text:style-name="T12"> </text:span><text:span text:style-name="T12">Bryant</text:span><text:span text:style-name="T12"> </text:span><text:span text:style-name="T12">-</text:span><text:span text:style-name="T12"> </text:span><text:span text:style-name="T12">Ralph</text:span><text:span text:style-name="T12"> </text:span><text:span text:style-name="T12">Waldo</text:span><text:span text:style-name="T12"> </text:span><text:span text:style-name="T12">Emerson</text:span><text:span text:style-name="T12"> </text:span></text:p>
      <text:p text:style-name="Standard">L'homme<text:span text:style-name="T1"> </text:span>est<text:span text:style-name="T1"> </text:span>un<text:span text:style-name="T1"> </text:span>perpétuel<text:span text:style-name="T1"> </text:span>recommenceur.<text:span text:style-name="T1"> </text:span>A-t-on<text:span text:style-name="T1"> </text:span>bien<text:span text:style-name="T1"> </text:span>étudié<text:span text:style-name="T1"> </text:span>cette<text:span text:style-name="T1"> </text:span>tendance<text:span text:style-name="T1"> </text:span>?<text:span text:style-name="T1"> </text:span>L'histoire<text:span text:style-name="T1"> </text:span>a<text:span text:style-name="T1"> </text:span>ses<text:span text:style-name="T1"> </text:span>couches<text:span text:style-name="T1"> </text:span>successives,<text:span text:style-name="T1"> </text:span>comme<text:span text:style-name="T1"> </text:span>la<text:span text:style-name="T1"> </text:span>géologie,<text:span text:style-name="T1"> </text:span>où<text:span text:style-name="T1"> </text:span>dorment<text:span text:style-name="T1"> </text:span>les<text:span text:style-name="T1"> </text:span>restes<text:span text:style-name="T1"> </text:span>des<text:span text:style-name="T1"> </text:span>civilisations<text:span text:style-name="T1"> </text:span>qui<text:span text:style-name="T1"> </text:span>se<text:span text:style-name="T1"> </text:span>sont<text:span text:style-name="T1"> </text:span>superposées.<text:span text:style-name="T1"> </text:span>Arrivé<text:span text:style-name="T1"> </text:span>en<text:span text:style-name="T1"> </text:span>un<text:span text:style-name="T1"> </text:span>point,<text:span text:style-name="T1"> </text:span>le<text:span text:style-name="T1"> </text:span>progrès<text:span text:style-name="T1"> </text:span>s'arrête<text:span text:style-name="T1"> </text:span>il<text:span text:style-name="T1"> </text:span>y<text:span text:style-name="T1"> </text:span>a<text:span text:style-name="T1"> </text:span>eu<text:span text:style-name="T1"> </text:span>catastrophe<text:span text:style-name="T1"> </text:span>ou<text:span text:style-name="T1"> </text:span>évolution,<text:span text:style-name="T1"> </text:span>et<text:span text:style-name="T1"> </text:span>un<text:span text:style-name="T1"> </text:span>autre<text:span text:style-name="T1"> </text:span>ordre<text:span text:style-name="T1"> </text:span>de<text:span text:style-name="T1"> </text:span>choses<text:span text:style-name="T1"> </text:span>reprend<text:span text:style-name="T1"> </text:span>qui<text:span text:style-name="T1"> </text:span>subira<text:span text:style-name="T1"> </text:span>le<text:span text:style-name="T1"> </text:span>même<text:span text:style-name="T1"> </text:span>sort.<text:span text:style-name="T1"> </text:span>En<text:span text:style-name="T1"> </text:span>pénétrant<text:span text:style-name="T1"> </text:span>aux<text:span text:style-name="T1"> </text:span>détails<text:span text:style-name="T1"> </text:span>de<text:span text:style-name="T1"> </text:span>l'histoire,<text:span text:style-name="T1"> </text:span>on<text:span text:style-name="T1"> </text:span>voit<text:span text:style-name="T1"> </text:span>quantité<text:span text:style-name="T1"> </text:span>de<text:span text:style-name="T1"> </text:span>faits<text:span text:style-name="T1"> </text:span>analogues,<text:span text:style-name="T1"> </text:span>et<text:span text:style-name="T1"> </text:span>les<text:span text:style-name="T1"> </text:span>colonisations<text:span text:style-name="T1"> </text:span>modernes<text:span text:style-name="T1"> </text:span>nous<text:span text:style-name="T1"> </text:span>montrent,<text:span text:style-name="T1"> </text:span>comme<text:span text:style-name="T1"> </text:span>autant<text:span text:style-name="T1"> </text:span>de<text:span text:style-name="T1"> </text:span>petits<text:span text:style-name="T1"> </text:span>peuples<text:span text:style-name="T1"> </text:span>robinsons,<text:span text:style-name="T1"> </text:span>des<text:span text:style-name="T1"> </text:span>groupes<text:span text:style-name="T1"> </text:span>humains,<text:span text:style-name="T1"> </text:span>repassant<text:span text:style-name="T1"> </text:span>lentement<text:span text:style-name="T1"> </text:span>par<text:span text:style-name="T1"> </text:span>toutes<text:span text:style-name="T1"> </text:span>les<text:span text:style-name="T1"> </text:span>phases<text:span text:style-name="T1"> </text:span>de<text:span text:style-name="T1"> </text:span>la<text:span text:style-name="T1"> </text:span>civilisation<text:span text:style-name="T1"> </text:span>intellectuelle.<text:span text:style-name="T1"> </text:span>Et<text:span text:style-name="T1"> </text:span>ce<text:span text:style-name="T1"> </text:span>qui<text:span text:style-name="T1"> </text:span>frappe,<text:span text:style-name="T1"> </text:span>c'est<text:span text:style-name="T1"> </text:span>que<text:span text:style-name="T1"> </text:span>le<text:span text:style-name="T1"> </text:span>flambeau<text:span text:style-name="T1"> </text:span>n'est<text:span text:style-name="T1"> </text:span>pas<text:span text:style-name="T1"> </text:span>éteint,<text:span text:style-name="T1"> </text:span>la<text:span text:style-name="T1"> </text:span>lumière<text:span text:style-name="T1"> </text:span>de<text:span text:style-name="T1"> </text:span>la<text:span text:style-name="T1"> </text:span>métropole<text:span text:style-name="T1"> </text:span>n'a<text:span text:style-name="T1"> </text:span>pas<text:span text:style-name="T1"> </text:span>cessé<text:span text:style-name="T1"> </text:span>d'éclairer<text:span text:style-name="T1"> </text:span>la<text:span text:style-name="T1"> </text:span>ruche ;<text:span text:style-name="T1"> </text:span>et<text:span text:style-name="T1"> </text:span>pourtant,<text:span text:style-name="T1"> </text:span>il<text:span text:style-name="T1"> </text:span>faut<text:span text:style-name="T1"> </text:span>que<text:span text:style-name="T1"> </text:span>celle-ci<text:span text:style-name="T1"> </text:span>fasse<text:span text:style-name="T1"> </text:span>jaillir<text:span text:style-name="T1"> </text:span>elle-même<text:span text:style-name="T1"> </text:span>l'étincelle<text:span text:style-name="T1"> </text:span>d'un<text:span text:style-name="T1"> </text:span>feu<text:span text:style-name="T1"> </text:span>nouveau.<text:span text:style-name="T1"> </text:span></text:p>
      <text:p text:style-name="Standard">Ces<text:span text:style-name="T1"> </text:span>recommencements<text:span text:style-name="T1"> </text:span>ont<text:span text:style-name="T1"> </text:span>des<text:span text:style-name="T1"> </text:span>formes<text:span text:style-name="T1"> </text:span>multiples,<text:span text:style-name="T1"> </text:span>et<text:span text:style-name="T1"> </text:span>diverses<text:span text:style-name="T1"> </text:span>selon<text:span text:style-name="T1"> </text:span>les<text:span text:style-name="T1"> </text:span>lieux,<text:span text:style-name="T1"> </text:span>les<text:span text:style-name="T1"> </text:span>temps.<text:span text:style-name="T1"> </text:span>En<text:span text:style-name="T1"> </text:span>ces<text:span text:style-name="T1"> </text:span>colonies,<text:span text:style-name="T1"> </text:span>l'esprit<text:span text:style-name="T1"> </text:span>ne<text:span text:style-name="T1"> </text:span>retourne<text:span text:style-name="T1"> </text:span>pas<text:span text:style-name="T1"> </text:span>à<text:span text:style-name="T1"> </text:span>son<text:span text:style-name="T1"> </text:span>enfance<text:span text:style-name="T1"> </text:span>il<text:span text:style-name="T1"> </text:span>y<text:span text:style-name="T1"> </text:span>a<text:span text:style-name="T1"> </text:span>un<text:span text:style-name="T1"> </text:span>niveau<text:span text:style-name="T1"> </text:span>acquis<text:span text:style-name="T1"> </text:span>en<text:span text:style-name="T1"> </text:span>deçà<text:span text:style-name="T1"> </text:span>duquel<text:span text:style-name="T1"> </text:span>il<text:span text:style-name="T1"> </text:span>ne<text:span text:style-name="T1"> </text:span>reculera<text:span text:style-name="T1"> </text:span>pas.<text:span text:style-name="T1"> </text:span>Mais<text:span text:style-name="T1"> </text:span>une<text:span text:style-name="T1"> </text:span>gestation<text:span text:style-name="T1"> </text:span>lente<text:span text:style-name="T1"> </text:span>et<text:span text:style-name="T1"> </text:span>obscure<text:span text:style-name="T1"> </text:span>s'accomplit.<text:span text:style-name="T1"> </text:span>Il<text:span text:style-name="T1"> </text:span>a<text:span text:style-name="T1"> </text:span>fallu<text:span text:style-name="T1"> </text:span>plus<text:span text:style-name="T1"> </text:span>de<text:span text:style-name="T1"> </text:span>deux<text:span text:style-name="T1"> </text:span>siècles<text:span text:style-name="T1"> </text:span>à<text:span text:style-name="T1"> </text:span>la<text:span text:style-name="T1"> </text:span>Nouvelle-Angleterre<text:span text:style-name="T1"> </text:span>pour<text:span text:style-name="T1"> </text:span>produire<text:span text:style-name="T1"> </text:span>un<text:span text:style-name="T1"> </text:span>poète<text:span text:style-name="T1"> </text:span>de<text:span text:style-name="T1"> </text:span>quelque<text:span text:style-name="T1"> </text:span>génie.<text:span text:style-name="T1"> </text:span></text:p>
      <text:p text:style-name="Standard">Cependant,<text:span text:style-name="T1"> </text:span>y<text:span text:style-name="T1"> </text:span>avait-il<text:span text:style-name="T1"> </text:span>beaucoup<text:span text:style-name="T1"> </text:span>plus<text:span text:style-name="T1"> </text:span>de<text:span text:style-name="T1"> </text:span>chemin<text:span text:style-name="T1"> </text:span>aux<text:span text:style-name="T1"> </text:span>idées<text:span text:style-name="T1"> </text:span>de<text:span text:style-name="T1"> </text:span>Londres<text:span text:style-name="T1"> </text:span>à<text:span text:style-name="T1"> </text:span>Reading,<text:span text:style-name="T1"> </text:span>Connecticut,<text:span text:style-name="T1"> </text:span>où<text:span text:style-name="T1"> </text:span>naquit<text:span text:style-name="T1"> </text:span>Barlow$69$,<text:span text:style-name="T1"> </text:span>que<text:span text:style-name="T1"> </text:span>de<text:span text:style-name="T1"> </text:span>Londres<text:span text:style-name="T1"> </text:span>à<text:span text:style-name="T1"> </text:span>Alloway<text:span text:style-name="T1"> </text:span>où<text:span text:style-name="T1"> </text:span>naquit<text:span text:style-name="T1"> </text:span>Burns$70$<text:span text:style-name="T1"> </text:span>?<text:span text:style-name="T1"> </text:span>Le<text:span text:style-name="T1"> </text:span>milieu<text:span text:style-name="T1"> </text:span>puritain<text:span text:style-name="T1"> </text:span>n'était<text:span text:style-name="T1"> </text:span>point<text:span text:style-name="T1"> </text:span>favorable<text:span text:style-name="T1"> </text:span>à<text:span text:style-name="T1"> </text:span>la<text:span text:style-name="T1"> </text:span>poésie,<text:span text:style-name="T1"> </text:span>peut-être.<text:span text:style-name="T1"> </text:span>Encore<text:span text:style-name="T1"> </text:span>estil<text:span text:style-name="T1"> </text:span>que<text:span text:style-name="T1"> </text:span>ces<text:span text:style-name="T1"> </text:span>rigides<text:span text:style-name="T1"> </text:span>quakers<text:span text:style-name="T1"> </text:span>avaient<text:span text:style-name="T1"> </text:span>la<text:span text:style-name="T1"> </text:span>manie<text:span text:style-name="T1"> </text:span>de<text:span text:style-name="T1"> </text:span>mettre<text:span text:style-name="T1"> </text:span>leur<text:span text:style-name="T1"> </text:span>doctrine<text:span text:style-name="T1"> </text:span>en<text:span text:style-name="T1"> </text:span>vers.<text:span text:style-name="T1"> </text:span>Et<text:span text:style-name="T1"> </text:span>s'ils<text:span text:style-name="T1"> </text:span>en<text:span text:style-name="T1"> </text:span>faisaient<text:span text:style-name="T1"> </text:span>de<text:span text:style-name="T1"> </text:span>mauvais,<text:span text:style-name="T1"> </text:span>n'auraient-ils<text:span text:style-name="T1"> </text:span>pu<text:span text:style-name="T1"> </text:span>en<text:span text:style-name="T1"> </text:span>faire<text:span text:style-name="T1"> </text:span>de<text:span text:style-name="T1"> </text:span>bons<text:span text:style-name="T1"> </text:span>?<text:span text:style-name="T1"> </text:span>Milton,<text:span text:style-name="T1"> </text:span>pour<text:span text:style-name="T1"> </text:span>être<text:span text:style-name="T1"> </text:span>grand<text:span text:style-name="T1"> </text:span>poète,<text:span text:style-name="T1"> </text:span>transigea-t-il<text:span text:style-name="T1"> </text:span>avec<text:span text:style-name="T1"> </text:span>ses<text:span text:style-name="T1"> </text:span>principes,<text:span text:style-name="T1"> </text:span>et<text:span text:style-name="T1"> </text:span>sa<text:span text:style-name="T1"> </text:span>muse<text:span text:style-name="T1"> </text:span>n'était-elle<text:span text:style-name="T1"> </text:span>point<text:span text:style-name="T1"> </text:span>puritaine<text:span text:style-name="T1"> </text:span>et<text:span text:style-name="T1"> </text:span>tête<text:span text:style-name="T1"> </text:span>ronde$71$<text:span text:style-name="T1"> </text:span>?<text:span text:style-name="T1"> </text:span></text:p>
      <text:p text:style-name="Standard">La<text:span text:style-name="T1"> </text:span>poésie<text:span text:style-name="T1"> </text:span>anglaise<text:span text:style-name="T1"> </text:span>balbutia<text:span text:style-name="T1"> </text:span>longtemps<text:span text:style-name="T1"> </text:span>en<text:span text:style-name="T1"> </text:span>Amérique,<text:span text:style-name="T1"> </text:span>ou<text:span text:style-name="T1"> </text:span>plutôt,<text:span text:style-name="T1"> </text:span>comme<text:span text:style-name="T1"> </text:span>une<text:span text:style-name="T1"> </text:span>grande<text:span text:style-name="T1"> </text:span>écolière<text:span text:style-name="T1"> </text:span>ignorante,<text:span text:style-name="T1"> </text:span>ânonna<text:span text:style-name="T1"> </text:span>pendant<text:span text:style-name="T1"> </text:span>des<text:span text:style-name="T1"> </text:span>années<text:span text:style-name="T1"> </text:span>une<text:span text:style-name="T1"> </text:span>leçon<text:span text:style-name="T1"> </text:span>mal<text:span text:style-name="T1"> </text:span>apprise,<text:span text:style-name="T1"> </text:span>Ce<text:span text:style-name="T1"> </text:span>que<text:span text:style-name="T1"> </text:span>disait<text:span text:style-name="T1"> </text:span>un<text:span text:style-name="T1"> </text:span>peu<text:span text:style-name="T1"> </text:span>injustement<text:span text:style-name="T1"> </text:span>Keats<text:span text:style-name="T1"> </text:span>de<text:span text:style-name="T1"> </text:span>l'époque<text:span text:style-name="T1"> </text:span>de<text:span text:style-name="T1"> </text:span>Pope<text:span text:style-name="T1"> </text:span>et<text:span text:style-name="T1"> </text:span>de<text:span text:style-name="T1"> </text:span>Dryden,<text:span text:style-name="T1"> </text:span>on<text:span text:style-name="T1"> </text:span>peut<text:span text:style-name="T1"> </text:span>l'appliquer<text:span text:style-name="T1"> </text:span>à<text:span text:style-name="T1"> </text:span>ce<text:span text:style-name="T1"> </text:span>Parnasse<text:span text:style-name="T1"> </text:span>puritain.<text:span text:style-name="T1"> </text:span>Leur<text:span text:style-name="T1"> </text:span>Pégase<text:span text:style-name="T1"> </text:span>était<text:span text:style-name="T1"> </text:span>un<text:span text:style-name="T1"> </text:span>cheval<text:span text:style-name="T1"> </text:span>de<text:span text:style-name="T1"> </text:span>bois<text:span text:style-name="T1"> </text:span></text:p>
      <text:p text:style-name="Standard"><text:span text:style-name="T16">With</text:span><text:span text:style-name="T17"> </text:span><text:span text:style-name="T16">a</text:span><text:span text:style-name="T17"> </text:span><text:span text:style-name="T16">puling</text:span><text:span text:style-name="T17"> </text:span><text:span text:style-name="T16">infant's</text:span><text:span text:style-name="T17"> </text:span><text:span text:style-name="T16">force</text:span><text:span text:style-name="T17"> </text:span></text:p>
      <text:p text:style-name="P3">They<text:span text:style-name="T1"> </text:span>sway'd<text:span text:style-name="T1"> </text:span>about<text:span text:style-name="T1"> </text:span>upon<text:span text:style-name="T1"> </text:span>a<text:span text:style-name="T1"> </text:span>rocking<text:span text:style-name="T1"> </text:span>horse,<text:span text:style-name="T1"> </text:span></text:p>
      <text:p text:style-name="Standard"><text:span text:style-name="T16">And</text:span><text:span text:style-name="T17"> </text:span><text:span text:style-name="T16">thongt</text:span><text:span text:style-name="T17"> </text:span><text:span text:style-name="T16">it</text:span><text:span text:style-name="T17"> </text:span><text:span text:style-name="T16">Pegasus</text:span>$72$.<text:span text:style-name="T1"> </text:span></text:p>
      <text:p text:style-name="Standard">Il<text:span text:style-name="T1"> </text:span>n'y<text:span text:style-name="T1"> </text:span>a<text:span text:style-name="T1"> </text:span>pas<text:span text:style-name="T1"> </text:span>d'autre<text:span text:style-name="T1"> </text:span>ressemblance<text:span text:style-name="T1"> </text:span>entre<text:span text:style-name="T1"> </text:span>les<text:span text:style-name="T1"> </text:span>poètes<text:span text:style-name="T1"> </text:span>de<text:span text:style-name="T1"> </text:span>la<text:span text:style-name="T1"> </text:span>métropole<text:span text:style-name="T1"> </text:span>et<text:span text:style-name="T1"> </text:span>leurs<text:span text:style-name="T1"> </text:span>premiers<text:span text:style-name="T1"> </text:span>contemporains<text:span text:style-name="T1"> </text:span>de<text:span text:style-name="T1"> </text:span>la<text:span text:style-name="T1"> </text:span>Nouvelle-Angleterre,<text:span text:style-name="T1"> </text:span>entre<text:span text:style-name="T1"> </text:span>Waller,<text:span text:style-name="T1"> </text:span>l'auteur<text:span text:style-name="T1"> </text:span>charmant<text:span text:style-name="T1"> </text:span>des<text:span text:style-name="T1"> </text:span>vers<text:span text:style-name="T1"> </text:span><text:span text:style-name="T2">A</text:span><text:span text:style-name="T3"> </text:span><text:span text:style-name="T2">une</text:span><text:span text:style-name="T3"> </text:span><text:span text:style-name="T2">rose,</text:span><text:span text:style-name="T3"> </text:span><text:span text:style-name="T2">Sur</text:span><text:span text:style-name="T3"> </text:span><text:span text:style-name="T2">une</text:span><text:span text:style-name="T3"> </text:span><text:span text:style-name="T2">ceinture</text:span>$73$,<text:span text:style-name="T1"> </text:span>et<text:span text:style-name="T1"> </text:span>Michael<text:span text:style-name="T1"> </text:span>Wigglesworth,<text:span text:style-name="T1"> </text:span>l'auteur<text:span text:style-name="T1"> </text:span>du<text:span text:style-name="T1"> </text:span><text:span text:style-name="T2">Jour</text:span><text:span text:style-name="T3"> </text:span><text:span text:style-name="T2">du</text:span><text:span text:style-name="T3"> </text:span><text:span text:style-name="T2">Jugement</text:span>$74$.<text:span text:style-name="T1"> </text:span>Un<text:span text:style-name="T1"> </text:span>seul<text:span text:style-name="T1"> </text:span>point<text:span text:style-name="T1"> </text:span>de<text:span text:style-name="T1"> </text:span>comparaison,<text:span text:style-name="T1"> </text:span>c'est<text:span text:style-name="T1"> </text:span>que<text:span text:style-name="T1"> </text:span>les<text:span text:style-name="T1"> </text:span>poètes<text:span text:style-name="T1"> </text:span>cavaliers<text:span text:style-name="T1"> </text:span>ramènent<text:span text:style-name="T1"> </text:span>au<text:span text:style-name="T1"> </text:span>calme<text:span text:style-name="T1"> </text:span>le<text:span text:style-name="T1"> </text:span><text:span text:style-name="T2">blood-and-thunder</text:span><text:span text:style-name="T3"> </text:span><text:span text:style-name="T2">style</text:span>$75$,<text:span text:style-name="T1"> </text:span>et<text:span text:style-name="T1"> </text:span>que<text:span text:style-name="T1"> </text:span>les<text:span text:style-name="T1"> </text:span>puritains<text:span text:style-name="T1"> </text:span>le<text:span text:style-name="T1"> </text:span>ramènent<text:span text:style-name="T1"> </text:span>à<text:span text:style-name="T1"> </text:span>la-platitude.<text:span text:style-name="T1"> </text:span>Ce<text:span text:style-name="T1"> </text:span>qui<text:span text:style-name="T1"> </text:span>demeure<text:span text:style-name="T1"> </text:span>fondamental,<text:span text:style-name="T1"> </text:span>c'est<text:span text:style-name="T1"> </text:span>l'origine<text:span text:style-name="T1"> </text:span>religieuse<text:span text:style-name="T1"> </text:span>de<text:span text:style-name="T1"> </text:span>la<text:span text:style-name="T1"> </text:span>poésie<text:span text:style-name="T1"> </text:span>comme<text:span text:style-name="T1"> </text:span>de<text:span text:style-name="T1"> </text:span>toute<text:span text:style-name="T1"> </text:span>la<text:span text:style-name="T1"> </text:span>littérature<text:span text:style-name="T1"> </text:span>américaine.<text:span text:style-name="T1"> </text:span>Ce<text:span text:style-name="T1"> </text:span>caractère,,<text:span text:style-name="T1"> </text:span>elle<text:span text:style-name="T1"> </text:span>ne<text:span text:style-name="T1"> </text:span>l'a<text:span text:style-name="T1"> </text:span>pas<text:span text:style-name="T1"> </text:span>encore<text:span text:style-name="T1"> </text:span>perdu ;<text:span text:style-name="T1"> </text:span>elle<text:span text:style-name="T1"> </text:span>se<text:span text:style-name="T1"> </text:span>ressent<text:span text:style-name="T1"> </text:span>encore<text:span text:style-name="T1"> </text:span>du<text:span text:style-name="T1"> </text:span>grand<text:span text:style-name="T1"> </text:span>théologien<text:span text:style-name="T1"> </text:span>Jonathan<text:span text:style-name="T1"> </text:span>Edwards$76$<text:span text:style-name="T1"> </text:span>Emerson<text:span text:style-name="T1"> </text:span>se<text:span text:style-name="T1"> </text:span>posa<text:span text:style-name="T1"> </text:span>toute<text:span text:style-name="T1"> </text:span>sa<text:span text:style-name="T1"> </text:span>vie<text:span text:style-name="T1"> </text:span>en<text:span text:style-name="T1"> </text:span>pontife,<text:span text:style-name="T1"> </text:span>et<text:span text:style-name="T1"> </text:span>son<text:span text:style-name="T1"> </text:span>poète<text:span text:style-name="T1"> </text:span><text:soft-page-break/>d'aujourd'hui,<text:span text:style-name="T1"> </text:span>Walt<text:span text:style-name="T1"> </text:span>Whitman,<text:span text:style-name="T1"> </text:span>voudrait<text:span text:style-name="T1"> </text:span>bien<text:span text:style-name="T1"> </text:span>être<text:span text:style-name="T1"> </text:span>pris<text:span text:style-name="T1"> </text:span>pour<text:span text:style-name="T1"> </text:span>un<text:span text:style-name="T1"> </text:span>prophète,<text:span text:style-name="T1"> </text:span>tout<text:span text:style-name="T1"> </text:span>démagogue<text:span text:style-name="T1"> </text:span>qu'il<text:span text:style-name="T1"> </text:span>soit,<text:span text:style-name="T1"> </text:span>et<text:span text:style-name="T1"> </text:span>renouer<text:span text:style-name="T1"> </text:span>la<text:span text:style-name="T1"> </text:span>chaîne<text:span text:style-name="T1"> </text:span>avec<text:span text:style-name="T1"> </text:span>Osée<text:span text:style-name="T1"> </text:span>ou<text:span text:style-name="T1"> </text:span>avec<text:span text:style-name="T1"> </text:span>Baruch.<text:span text:style-name="T1"> </text:span></text:p>
      <text:p text:style-name="Standard">Les<text:span text:style-name="T1"> </text:span>généralités<text:span text:style-name="T1"> </text:span>qu'on<text:span text:style-name="T1"> </text:span>vient<text:span text:style-name="T1"> </text:span>d'avancer<text:span text:style-name="T1"> </text:span>sur<text:span text:style-name="T1"> </text:span>la<text:span text:style-name="T1"> </text:span>poésie<text:span text:style-name="T1"> </text:span>américaine<text:span text:style-name="T1"> </text:span>se<text:span text:style-name="T1"> </text:span>peuvent<text:span text:style-name="T1"> </text:span>notamment<text:span text:style-name="T1"> </text:span>appliquer<text:span text:style-name="T1"> </text:span>à<text:span text:style-name="T1"> </text:span>la<text:span text:style-name="T1"> </text:span>poésie<text:span text:style-name="T1"> </text:span>de<text:span text:style-name="T1"> </text:span>la<text:span text:style-name="T1"> </text:span>nature,<text:span text:style-name="T1"> </text:span>dont<text:span text:style-name="T1"> </text:span>il<text:span text:style-name="T1"> </text:span>est<text:span text:style-name="T1"> </text:span>facile<text:span text:style-name="T1"> </text:span>de<text:span text:style-name="T1"> </text:span>suivre<text:span text:style-name="T1"> </text:span>la<text:span text:style-name="T1"> </text:span>lente<text:span text:style-name="T1"> </text:span>éclosion.<text:span text:style-name="T1"> </text:span>Mais<text:span text:style-name="T1"> </text:span>qu'une<text:span text:style-name="T1"> </text:span>telle<text:span text:style-name="T1"> </text:span>revue<text:span text:style-name="T1"> </text:span>serait<text:span text:style-name="T1"> </text:span>fastidieuse,<text:span text:style-name="T1"> </text:span>en<text:span text:style-name="T1"> </text:span>détail,<text:span text:style-name="T1"> </text:span>et<text:span text:style-name="T1"> </text:span>stérile.<text:span text:style-name="T1"> </text:span>Pourtant,<text:span text:style-name="T1"> </text:span>on<text:span text:style-name="T1"> </text:span>ne<text:span text:style-name="T1"> </text:span>saurait<text:span text:style-name="T1"> </text:span>partir<text:span text:style-name="T1"> </text:span>de<text:span text:style-name="T1"> </text:span>Bryant ;<text:span text:style-name="T1"> </text:span>tout<text:span text:style-name="T1"> </text:span>poète<text:span text:style-name="T1"> </text:span>de<text:span text:style-name="T1"> </text:span>marque<text:span text:style-name="T1"> </text:span>a<text:span text:style-name="T1"> </text:span>une<text:span text:style-name="T1"> </text:span>généalogie,<text:span text:style-name="T1"> </text:span>au<text:span text:style-name="T1"> </text:span>moins<text:span text:style-name="T1"> </text:span>un<text:span text:style-name="T1"> </text:span>précurseur.<text:span text:style-name="T1"> </text:span>Ainsi<text:span text:style-name="T1"> </text:span>Bryant<text:span text:style-name="T1"> </text:span>est<text:span text:style-name="T1"> </text:span>expliqué<text:span text:style-name="T1"> </text:span>par<text:span text:style-name="T1"> </text:span>Philippe<text:span text:style-name="T1"> </text:span>Freneau,<text:span text:style-name="T1"> </text:span>et<text:span text:style-name="T1"> </text:span>quant<text:span text:style-name="T1"> </text:span>à<text:span text:style-name="T1"> </text:span>sa<text:span text:style-name="T1"> </text:span>conception<text:span text:style-name="T1"> </text:span>religieuse<text:span text:style-name="T1"> </text:span>et<text:span text:style-name="T1"> </text:span>pessimiste<text:span text:style-name="T1"> </text:span>du<text:span text:style-name="T1"> </text:span>monde,<text:span text:style-name="T1"> </text:span>ne<text:span text:style-name="T1"> </text:span>faut-il<text:span text:style-name="T1"> </text:span>pas<text:span text:style-name="T1"> </text:span>en<text:span text:style-name="T1"> </text:span>chercher<text:span text:style-name="T1"> </text:span>l'origine<text:span text:style-name="T1"> </text:span>dans<text:span text:style-name="T1"> </text:span>les<text:span text:style-name="T1"> </text:span>profondes<text:span text:style-name="T1"> </text:span>influences<text:span text:style-name="T1"> </text:span>puritaines<text:span text:style-name="T1"> </text:span>qui<text:span text:style-name="T1"> </text:span>avaient<text:span text:style-name="T1"> </text:span>mis<text:span text:style-name="T1"> </text:span>leur<text:span text:style-name="T1"> </text:span>empreinte<text:span text:style-name="T1"> </text:span>dans<text:span text:style-name="T1"> </text:span>la<text:span text:style-name="T1"> </text:span>poésie<text:span text:style-name="T1"> </text:span>elle-même<text:span text:style-name="T1"> </text:span>?<text:span text:style-name="T1"> </text:span></text:p>
      <text:p text:style-name="Standard">Donc,<text:span text:style-name="T1"> </text:span>sur<text:span text:style-name="T1"> </text:span>ces<text:span text:style-name="T1"> </text:span>commencements,<text:span text:style-name="T1"> </text:span>quelques<text:span text:style-name="T1"> </text:span>notes,<text:span text:style-name="T1"> </text:span>un<text:span text:style-name="T1"> </text:span>peu<text:span text:style-name="T1"> </text:span>hors<text:span text:style-name="T1"> </text:span>du<text:span text:style-name="T1"> </text:span>sujet<text:span text:style-name="T1"> </text:span>annoncé<text:span text:style-name="T1"> </text:span>par<text:span text:style-name="T1"> </text:span>le<text:span text:style-name="T1"> </text:span>titre,<text:span text:style-name="T1"> </text:span>mais<text:span text:style-name="T1"> </text:span>nécessaires ;<text:span text:style-name="T1"> – </text:span>on<text:span text:style-name="T1"> </text:span>peut<text:span text:style-name="T1"> </text:span>les<text:span text:style-name="T1"> </text:span>supposer<text:span text:style-name="T1"> </text:span>au<text:span text:style-name="T1"> </text:span>bas<text:span text:style-name="T1"> </text:span>des<text:span text:style-name="T1"> </text:span>pages.<text:span text:style-name="T1"> </text:span></text:p>
      <text:p text:style-name="Standard"/>
      <text:p text:style-name="Standard">I<text:span text:style-name="T1"> </text:span></text:p>
      <text:p text:style-name="Standard">Sans<text:span text:style-name="T1"> </text:span>compter<text:span text:style-name="T1"> </text:span>les<text:span text:style-name="T1"> </text:span>vers<text:span text:style-name="T1"> </text:span>anglais<text:span text:style-name="T1"> </text:span>écrits,<text:span text:style-name="T1"> </text:span>par<text:span text:style-name="T1"> </text:span>hasard,<text:span text:style-name="T1"> </text:span>en<text:span text:style-name="T1"> </text:span>Amérique,<text:span text:style-name="T1"> </text:span>la<text:span text:style-name="T1"> </text:span>première<text:span text:style-name="T1"> </text:span>production<text:span text:style-name="T1"> </text:span>poétique<text:span text:style-name="T1"> </text:span>de<text:span text:style-name="T1"> </text:span>la<text:span text:style-name="T1"> </text:span>Nouvelle-Angleterre<text:span text:style-name="T1"> </text:span>est<text:span text:style-name="T1"> </text:span>probablement<text:span text:style-name="T1"> </text:span>une<text:span text:style-name="T1"> </text:span>pièce<text:span text:style-name="T1"> </text:span>anonyme<text:span text:style-name="T1"> </text:span>qui<text:span text:style-name="T1"> </text:span>fut<text:span text:style-name="T1"> </text:span>composée<text:span text:style-name="T1"> </text:span>vers<text:span text:style-name="T1"> </text:span>1630<text:span text:style-name="T1"> </text:span><text:span text:style-name="T2">New-England's</text:span><text:span text:style-name="T3"> </text:span><text:span text:style-name="T2">annoyances,</text:span><text:span text:style-name="T3"> </text:span><text:span text:style-name="T2">you</text:span><text:span text:style-name="T3"> </text:span><text:span text:style-name="T2">that</text:span><text:span text:style-name="T3"> </text:span><text:span text:style-name="T2">ivould</text:span><text:span text:style-name="T3"> </text:span><text:span text:style-name="T2">know</text:span><text:span text:style-name="T3"> </text:span><text:span text:style-name="T2">them,</text:span><text:span text:style-name="T3"> </text:span><text:span text:style-name="T2">Pray</text:span><text:span text:style-name="T3"> </text:span><text:span text:style-name="T2">ponder</text:span><text:span text:style-name="T3"> </text:span><text:span text:style-name="T2">these</text:span><text:span text:style-name="T3"> </text:span><text:span text:style-name="T2">verses</text:span><text:span text:style-name="T3"> </text:span><text:span text:style-name="T2">which</text:span><text:span text:style-name="T3"> </text:span><text:span text:style-name="T2">briefly</text:span><text:span text:style-name="T3"> </text:span><text:span text:style-name="T2">do</text:span><text:span text:style-name="T3"> </text:span><text:span text:style-name="T2">show</text:span><text:span text:style-name="T3"> </text:span><text:span text:style-name="T2">them</text:span>$77$.<text:span text:style-name="T1"> </text:span>Tel<text:span text:style-name="T1"> </text:span>est<text:span text:style-name="T1"> </text:span>le<text:span text:style-name="T1"> </text:span>titre<text:span text:style-name="T1"> </text:span>en<text:span text:style-name="T1"> </text:span>un<text:span text:style-name="T1"> </text:span>médiocre<text:span text:style-name="T1"> </text:span>distique.<text:span text:style-name="T1"> </text:span>Ce<text:span text:style-name="T1"> </text:span>sont<text:span text:style-name="T1"> </text:span>les<text:span text:style-name="T1"> </text:span>plaintes<text:span text:style-name="T1"> </text:span>vulgaires<text:span text:style-name="T1"> </text:span>d'un<text:span text:style-name="T1"> </text:span>colon<text:span text:style-name="T1"> </text:span>déçu,<text:span text:style-name="T1"> </text:span>récriminations<text:span text:style-name="T1"> </text:span>naïves<text:span text:style-name="T1"> </text:span>peut-être,<text:span text:style-name="T1"> </text:span>et<text:span text:style-name="T1"> </text:span>assez<text:span text:style-name="T1"> </text:span>modérées<text:span text:style-name="T1"> </text:span>pour<text:span text:style-name="T1"> </text:span>ne<text:span text:style-name="T1"> </text:span>pas<text:span text:style-name="T1"> </text:span>décourager<text:span text:style-name="T1"> </text:span>les<text:span text:style-name="T1"> </text:span>frères<text:span text:style-name="T1"> </text:span>prêts<text:span text:style-name="T1"> </text:span>à<text:span text:style-name="T1"> </text:span>passer<text:span text:style-name="T1"> </text:span>l'Océan.<text:span text:style-name="T1"> </text:span>Dix<text:span text:style-name="T1"> </text:span>ans<text:span text:style-name="T1"> </text:span>plus<text:span text:style-name="T1"> </text:span>tard<text:span text:style-name="T1"> </text:span>paraît<text:span text:style-name="T1"> </text:span>une<text:span text:style-name="T1"> </text:span>traduction<text:span text:style-name="T1"> </text:span>des<text:span text:style-name="T1"> </text:span>psaumes,<text:span text:style-name="T1"> </text:span>sortie<text:span text:style-name="T1"> </text:span>de<text:span text:style-name="T1"> </text:span>l'imprimerie<text:span text:style-name="T1"> </text:span>établie<text:span text:style-name="T1"> </text:span>en<text:span text:style-name="T1"> </text:span>1639<text:span text:style-name="T1"> </text:span>à<text:span text:style-name="T1"> </text:span>Cambridge,<text:span text:style-name="T1"> </text:span>Massachusetts,<text:span text:style-name="T1"> </text:span>par<text:span text:style-name="T1"> </text:span>un<text:span text:style-name="T1"> </text:span>certain<text:span text:style-name="T1"> </text:span>Daye.<text:span text:style-name="T1"> </text:span>C'était<text:span text:style-name="T1"> </text:span>l'œuvre<text:span text:style-name="T1"> </text:span>collective<text:span text:style-name="T1"> </text:span>de<text:span text:style-name="T1"> </text:span>quelques<text:span text:style-name="T1"> </text:span>théologiens<text:span text:style-name="T1"> </text:span>au<text:span text:style-name="T1"> </text:span>nombre<text:span text:style-name="T1"> </text:span>desquels<text:span text:style-name="T1"> </text:span>John<text:span text:style-name="T1"> </text:span>Eliot,<text:span text:style-name="T1"> </text:span>le<text:span text:style-name="T1"> </text:span>fameux<text:span text:style-name="T1"> </text:span>apôtre<text:span text:style-name="T1"> </text:span>des<text:span text:style-name="T1"> </text:span>Indiens$78$.<text:span text:style-name="T1"> </text:span>D'après<text:span text:style-name="T1"> </text:span>la<text:span text:style-name="T1"> </text:span>préface,<text:span text:style-name="T1"> </text:span>ces<text:span text:style-name="T1"> </text:span>braves<text:span text:style-name="T1"> </text:span>gens<text:span text:style-name="T1"> </text:span>ne<text:span text:style-name="T1"> </text:span>semblent<text:span text:style-name="T1"> </text:span>pas<text:span text:style-name="T1"> </text:span>s'être<text:span text:style-name="T1"> </text:span>fait<text:span text:style-name="T1"> </text:span>d'illusions<text:span text:style-name="T1"> </text:span>sur<text:span text:style-name="T1"> </text:span>le<text:span text:style-name="T1"> </text:span>mérite<text:span text:style-name="T1"> </text:span>littéraire<text:span text:style-name="T1"> </text:span>de<text:span text:style-name="T1"> </text:span>leur<text:span text:style-name="T1"> </text:span>besogne.<text:span text:style-name="T1"> </text:span>Il<text:span text:style-name="T1"> </text:span>faut<text:span text:style-name="T1"> </text:span>leur<text:span text:style-name="T1"> </text:span>accorder<text:span text:style-name="T1"> </text:span>ce<text:span text:style-name="T1"> </text:span>point ;<text:span text:style-name="T1"> </text:span>car<text:span text:style-name="T1"> </text:span>aussi<text:span text:style-name="T1"> </text:span>bien,<text:span text:style-name="T1"> </text:span>cette<text:span text:style-name="T1"> </text:span>traduction<text:span text:style-name="T1"> </text:span>des<text:span text:style-name="T1"> </text:span>psaumes<text:span text:style-name="T1"> </text:span>passe-t-elle<text:span text:style-name="T1"> </text:span>pour<text:span text:style-name="T1"> </text:span>la<text:span text:style-name="T1"> </text:span>plus<text:span text:style-name="T1"> </text:span>médiocre<text:span text:style-name="T1"> </text:span>qui<text:span text:style-name="T1"> </text:span>soit<text:span text:style-name="T1"> </text:span>en<text:span text:style-name="T1"> </text:span>langue<text:span text:style-name="T1"> </text:span>anglaise,<text:span text:style-name="T1"> </text:span>où<text:span text:style-name="T1"> </text:span>il<text:span text:style-name="T1"> </text:span>y<text:span text:style-name="T1"> </text:span>en<text:span text:style-name="T1"> </text:span>a<text:span text:style-name="T1"> </text:span>tant$79$.<text:span text:style-name="T1"> </text:span></text:p>
      <text:p text:style-name="citation_20_sans_20_espace">Our<text:span text:style-name="T1"> </text:span>harp<text:span text:style-name="T1"> </text:span>wes ;<text:span text:style-name="T1"> </text:span>did<text:span text:style-name="T1"> </text:span>hang<text:span text:style-name="T1"> </text:span>it<text:span text:style-name="T1"> </text:span>admid<text:span text:style-name="T1"> </text:span></text:p>
      <text:p text:style-name="citation_20_sans_20_espace">Upon<text:span text:style-name="T1"> </text:span>the<text:span text:style-name="T1"> </text:span>wilIow<text:span text:style-name="T1"> </text:span>tree<text:span text:style-name="T1"> </text:span></text:p>
      <text:p text:style-name="citation_20_sans_20_espace">Because<text:span text:style-name="T1"> </text:span>they<text:span text:style-name="T1"> </text:span>that<text:span text:style-name="T1"> </text:span>us<text:span text:style-name="T1"> </text:span>away<text:span text:style-name="T1"> </text:span></text:p>
      <text:p text:style-name="citation_20_sans_20_espace">Led<text:span text:style-name="T1"> </text:span>in<text:span text:style-name="T1"> </text:span>captivitee<text:span text:style-name="T1"> </text:span></text:p>
      <text:p text:style-name="citation_20_sans_20_espace">Requir'd<text:span text:style-name="T1"> </text:span>of<text:span text:style-name="T1"> </text:span>us<text:span text:style-name="T1"> </text:span>a<text:span text:style-name="T1"> </text:span>song.<text:span text:style-name="T1"> </text:span></text:p>
      <text:p text:style-name="P11"/>
      <text:p text:style-name="Standard">On<text:span text:style-name="T1"> </text:span>a<text:span text:style-name="T1"> </text:span>reconnu<text:span text:style-name="T1"> </text:span>le<text:span text:style-name="T1"> </text:span><text:span text:style-name="T2">Super</text:span><text:span text:style-name="T3"> </text:span><text:span text:style-name="T2">flumina</text:span><text:span text:style-name="T3"> </text:span><text:span text:style-name="T2">Babylonis</text:span>,<text:span text:style-name="T1"> </text:span>Ps.<text:span text:style-name="T1"> </text:span>CXXXVI$80$.<text:span text:style-name="T1"> </text:span></text:p>
      <text:p text:style-name="Standard">Laissons<text:span text:style-name="T1"> </text:span>passer<text:span text:style-name="T1"> </text:span>encore<text:span text:style-name="T1"> </text:span>dix<text:span text:style-name="T1"> </text:span>ans<text:span text:style-name="T1"> </text:span>et<text:span text:style-name="T1"> </text:span>nous<text:span text:style-name="T1"> </text:span>verrons<text:span text:style-name="T1"> </text:span>apparaître<text:span text:style-name="T1"> </text:span>« la<text:span text:style-name="T1"> </text:span>dixième<text:span text:style-name="T1"> </text:span>muse,<text:span text:style-name="T1"> </text:span>récemment<text:span text:style-name="T1"> </text:span>éclose<text:span text:style-name="T1"> </text:span>en<text:span text:style-name="T1"> </text:span>Amérique$81$<text:span text:style-name="T1"> »</text:span>.<text:span text:style-name="T1"> </text:span>L'auteur,<text:span text:style-name="T1"> </text:span>qui#<text:span text:style-name="T1"> </text:span>s'annonce<text:span text:style-name="T1"> </text:span>si<text:span text:style-name="T1"> </text:span>modestement,<text:span text:style-name="T1"> </text:span>est<text:span text:style-name="T1"> </text:span>une<text:span text:style-name="T1"> </text:span>jeune<text:span text:style-name="T1"> </text:span>femme,<text:span text:style-name="T1"> </text:span>Mrs<text:span text:style-name="T1"> </text:span>Bradstreet$82$,<text:span text:style-name="T1"> </text:span>la<text:span text:style-name="T1"> </text:span>première<text:span text:style-name="T1"> </text:span>en<text:span text:style-name="T1"> </text:span>date<text:span text:style-name="T1"> </text:span>de<text:span text:style-name="T1"> </text:span>quelque<text:span text:style-name="T1"> </text:span>cinq<text:span text:style-name="T1"> </text:span>cents<text:span text:style-name="T1"> </text:span>poétesses<text:span text:style-name="T1"> </text:span>dont<text:span text:style-name="T1"> </text:span>s'enorgueillit,<text:span text:style-name="T1"> </text:span>on<text:span text:style-name="T1"> </text:span>n'oserait<text:span text:style-name="T1"> </text:span>dire<text:span text:style-name="T1"> </text:span>à<text:span text:style-name="T1"> </text:span>tort,<text:span text:style-name="T1"> </text:span>la<text:span text:style-name="T1"> </text:span>littérature<text:span text:style-name="T1"> </text:span>américaine.<text:span text:style-name="T1"> </text:span>Son<text:span text:style-name="T1"> </text:span>recueil<text:span text:style-name="T1"> </text:span>de<text:span text:style-name="T1"> </text:span>vers<text:span text:style-name="T1"> </text:span>eut<text:span text:style-name="T1"> </text:span>de<text:span text:style-name="T1"> </text:span>nombreuses<text:span text:style-name="T1"> </text:span>éditions,<text:span text:style-name="T1"> </text:span>et<text:span text:style-name="T1"> </text:span>cette<text:span text:style-name="T1"> </text:span>de<text:span text:style-name="T1"> </text:span>Cambridge$83$<text:span text:style-name="T1"> </text:span>(1660)<text:span text:style-name="T1"> </text:span>nous<text:span text:style-name="T1"> </text:span>donne<text:span text:style-name="T1"> </text:span>dans<text:span text:style-name="T1"> </text:span>le<text:span text:style-name="T1"> </text:span>titre<text:span text:style-name="T1"> </text:span>même<text:span text:style-name="T1"> </text:span>un<text:span text:style-name="T1"> </text:span>abrégé,<text:span text:style-name="T1"> </text:span>amusant<text:span text:style-name="T1"> </text:span>par<text:span text:style-name="T1"> </text:span>sa<text:span text:style-name="T1"> </text:span>vaniteuse<text:span text:style-name="T1"> </text:span>naïveté,<text:span text:style-name="T1"> </text:span>des<text:span text:style-name="T1"> </text:span>matières<text:span text:style-name="T1"> </text:span>mémorables<text:span text:style-name="T1"> </text:span>que<text:span text:style-name="T1"> </text:span>contient<text:span text:style-name="T1"> </text:span>le<text:span text:style-name="T1"> </text:span>volume.<text:span text:style-name="T1"> </text:span>Cette<text:span text:style-name="T1"> </text:span>jeune<text:span text:style-name="T1"> </text:span>poétesse,<text:span text:style-name="T1"> </text:span>« le<text:span text:style-name="T1"> </text:span>miroir<text:span text:style-name="T1"> </text:span>de<text:span text:style-name="T1"> </text:span>son<text:span text:style-name="T1"> </text:span>temps<text:span text:style-name="T1"> </text:span>et<text:span text:style-name="T1"> </text:span>la<text:span text:style-name="T1"> </text:span>gloire<text:span text:style-name="T1"> </text:span>de<text:span text:style-name="T1"> </text:span>son<text:span text:style-name="T1"> </text:span>siècle$84$<text:span text:style-name="T1"> »</text:span>,<text:span text:style-name="T1"> </text:span>ne<text:span text:style-name="T1"> </text:span>nous<text:span text:style-name="T1"> </text:span>fait<text:span text:style-name="T1"> </text:span>rien<text:span text:style-name="T1"> </text:span>moins<text:span text:style-name="T1"> </text:span>qu'un<text:span text:style-name="T1"> </text:span>cours<text:span text:style-name="T1"> </text:span>versifié<text:span text:style-name="T1"> </text:span>d'histoire<text:span text:style-name="T1"> </text:span>Universelle,<text:span text:style-name="T1"> </text:span>depuis<text:span text:style-name="T1"> </text:span>le<text:span text:style-name="T1"> </text:span>déluge<text:span text:style-name="T1"> </text:span>jusqu'à<text:span text:style-name="T1"> </text:span>Tarquin,<text:span text:style-name="T1"> </text:span>« et<text:span text:style-name="T1"> </text:span>depuis<text:span text:style-name="T1"> </text:span>la<text:span text:style-name="T1"> </text:span>République<text:span text:style-name="T1"> </text:span>romaine,<text:span text:style-name="T1"> </text:span>au<text:span text:style-name="T1"> </text:span>commencement,<text:span text:style-name="T1"> </text:span>jusqu'à<text:span text:style-name="T1"> </text:span>la<text:span text:style-name="T1"> </text:span>fin<text:span text:style-name="T1"> </text:span>du<text:span text:style-name="T1"> </text:span>dernier<text:span text:style-name="T1"> </text:span>roi$85$<text:span text:style-name="T1"> »</text:span>.<text:span text:style-name="T1"> </text:span>On<text:span text:style-name="T1"> </text:span>sent<text:span text:style-name="T1"> </text:span>à<text:span text:style-name="T1"> </text:span>ce<text:span text:style-name="T1"> </text:span>trait<text:span text:style-name="T1"> </text:span>l'esprit<text:span text:style-name="T1"> </text:span>républicain<text:span text:style-name="T1"> </text:span>de<text:span text:style-name="T1"> </text:span>la<text:span text:style-name="T1"> </text:span>secte<text:span text:style-name="T1"> </text:span>lé<text:span text:style-name="T1"> </text:span>dernier<text:span text:style-name="T1"> </text:span>roi,<text:span text:style-name="T1"> </text:span>c'est<text:span text:style-name="T1"> </text:span>Charles<text:span text:style-name="T1"> </text:span>Ier.<text:span text:style-name="T1"> </text:span>Si<text:span text:style-name="T1"> </text:span>étrange<text:span text:style-name="T1"> </text:span>que<text:span text:style-name="T1"> </text:span>paraisse<text:span text:style-name="T1"> </text:span>l'idée<text:span text:style-name="T1"> </text:span>de<text:span text:style-name="T1"> </text:span>ce<text:span text:style-name="T1"> </text:span>panorama<text:span text:style-name="T1"> </text:span>historique,<text:span text:style-name="T1"> </text:span>envers,<text:span text:style-name="T1"> </text:span>elle<text:span text:style-name="T1"> </text:span>n'avait<text:span text:style-name="T1"> </text:span>rien<text:span text:style-name="T1"> </text:span>de<text:span text:style-name="T1"> </text:span>nouveau.<text:span text:style-name="T1"> </text:span><text:soft-page-break/>Mrs<text:span text:style-name="T1"> </text:span>Bradstreet<text:span text:style-name="T1"> </text:span>se<text:span text:style-name="T1"> </text:span>faisait<text:span text:style-name="T1"> </text:span>tout<text:span text:style-name="T1"> </text:span>bonnement<text:span text:style-name="T1"> </text:span>la<text:span text:style-name="T1"> </text:span>continuatrice<text:span text:style-name="T1"> </text:span>de<text:span text:style-name="T1"> </text:span>Du<text:span text:style-name="T1"> </text:span>Bartas,<text:span text:style-name="T1"> </text:span>reprenant<text:span text:style-name="T1"> </text:span>son<text:span text:style-name="T1"> </text:span>œuvre<text:span text:style-name="T1"> </text:span>où<text:span text:style-name="T1"> </text:span>il<text:span text:style-name="T1"> </text:span>l'avait<text:span text:style-name="T1"> </text:span>laissée<text:span text:style-name="T1"> </text:span>à<text:span text:style-name="T1"> </text:span>la<text:span text:style-name="T1"> </text:span>fin<text:span text:style-name="T1"> </text:span>de<text:span text:style-name="T1"> </text:span>sa<text:span text:style-name="T1"> </text:span>Seconde<text:span text:style-name="T1"> </text:span>Semaine$86$.<text:span text:style-name="T1"> </text:span>En<text:span text:style-name="T1"> </text:span>France,<text:span text:style-name="T1"> </text:span>nous<text:span text:style-name="T1"> </text:span>méprisons<text:span text:style-name="T1"> </text:span>Du<text:span text:style-name="T1"> </text:span>Bartas<text:span text:style-name="T1"> </text:span>sans<text:span text:style-name="T1"> </text:span>le<text:span text:style-name="T1"> </text:span>connaître,<text:span text:style-name="T1"> </text:span>rebutés<text:span text:style-name="T1"> </text:span>par<text:span text:style-name="T1"> </text:span>l'extravagance<text:span text:style-name="T1"> </text:span>de<text:span text:style-name="T1"> </text:span>son<text:span text:style-name="T1"> </text:span>style<text:span text:style-name="T1"> </text:span>mais<text:span text:style-name="T1"> </text:span>les<text:span text:style-name="T1"> </text:span>étrangers,<text:span text:style-name="T1"> </text:span>moins<text:span text:style-name="T1"> </text:span>sensibles<text:span text:style-name="T1"> </text:span>à<text:span text:style-name="T1"> </text:span>ce<text:span text:style-name="T1"> </text:span>défaut,<text:span text:style-name="T1"> </text:span>font<text:span text:style-name="T1"> </text:span>cas<text:span text:style-name="T1"> </text:span>de<text:span text:style-name="T1"> </text:span>son<text:span text:style-name="T1"> </text:span>génie.<text:span text:style-name="T1"> </text:span>Les<text:span text:style-name="T1"> </text:span>Allemands<text:span text:style-name="T1"> </text:span>l'ont<text:span text:style-name="T1"> </text:span>étudié<text:span text:style-name="T1"> </text:span>de<text:span text:style-name="T1"> </text:span>près,<text:span text:style-name="T1"> </text:span>et<text:span text:style-name="T1"> </text:span>Milton<text:span text:style-name="T1"> </text:span>l'avait<text:span text:style-name="T1"> </text:span>lu,<text:span text:style-name="T1"> </text:span>tout<text:span text:style-name="T1"> </text:span>comme<text:span text:style-name="T1"> </text:span>Mrs<text:span text:style-name="T1"> </text:span>Bradstreet<text:span text:style-name="T1"> </text:span>dans<text:span text:style-name="T1"> </text:span>la<text:span text:style-name="T1"> </text:span>traduction<text:span text:style-name="T1"> </text:span>de<text:span text:style-name="T1"> </text:span>Sylvester$87$.<text:span text:style-name="T1"> </text:span>Il<text:span text:style-name="T1"> </text:span>serait<text:span text:style-name="T1"> </text:span>injuste<text:span text:style-name="T1"> </text:span>de<text:span text:style-name="T1"> </text:span>ne<text:span text:style-name="T1"> </text:span>point<text:span text:style-name="T1"> </text:span>reconnaître<text:span text:style-name="T1"> </text:span>qu'elle<text:span text:style-name="T1"> </text:span>a<text:span text:style-name="T1"> </text:span>profité<text:span text:style-name="T1"> </text:span>à<text:span text:style-name="T1"> </text:span>son<text:span text:style-name="T1"> </text:span>école<text:span text:style-name="T1"> </text:span>ses<text:span text:style-name="T1"> </text:span>vers<text:span text:style-name="T1"> </text:span>ont<text:span text:style-name="T1"> </text:span>çà<text:span text:style-name="T1"> </text:span>et<text:span text:style-name="T1"> </text:span>là<text:span text:style-name="T1"> </text:span>quelque<text:span text:style-name="T1"> </text:span>ampleur.<text:span text:style-name="T1"> </text:span>Pour<text:span text:style-name="T1"> </text:span>le<text:span text:style-name="T1"> </text:span>fond,<text:span text:style-name="T1"> </text:span>nulle<text:span text:style-name="T1"> </text:span>originalités<text:span text:style-name="T1"> </text:span>c'est<text:span text:style-name="T1"> </text:span>la<text:span text:style-name="T1"> </text:span>triste<text:span text:style-name="T1"> </text:span>philosophie<text:span text:style-name="T1"> </text:span>religieuse<text:span text:style-name="T1"> </text:span>des<text:span text:style-name="T1"> </text:span>puritains,<text:span text:style-name="T1"> </text:span>A<text:span text:style-name="T1"> </text:span>peine,<text:span text:style-name="T1"> </text:span>de<text:span text:style-name="T1"> </text:span>ci,<text:span text:style-name="T1"> </text:span>de<text:span text:style-name="T1"> </text:span>là,<text:span text:style-name="T1"> </text:span>si<text:span text:style-name="T1"> </text:span>quelques<text:span text:style-name="T1"> </text:span>détails<text:span text:style-name="T1"> </text:span>de<text:span text:style-name="T1"> </text:span>paysage<text:span text:style-name="T1"> </text:span>montrent<text:span text:style-name="T1"> </text:span>qu'elle<text:span text:style-name="T1"> </text:span>a<text:span text:style-name="T1"> </text:span>regardé<text:span text:style-name="T1"> </text:span>autour<text:span text:style-name="T1"> </text:span>d'elle<text:span text:style-name="T1"> </text:span>et<text:span text:style-name="T1"> </text:span>qu'elle<text:span text:style-name="T1"> </text:span>a<text:span text:style-name="T1"> </text:span>senti<text:span text:style-name="T1"> </text:span>la<text:span text:style-name="T1"> </text:span>nature<text:span text:style-name="T1"> </text:span>particulièrement<text:span text:style-name="T1"> </text:span>grandiose<text:span text:style-name="T1"> </text:span>de<text:span text:style-name="T1"> </text:span>son<text:span text:style-name="T1"> </text:span>pays.<text:span text:style-name="T1"> </text:span>Malgré<text:span text:style-name="T1"> </text:span>les<text:span text:style-name="T1"> </text:span>compliments<text:span text:style-name="T1"> </text:span>ridicules<text:span text:style-name="T1"> </text:span>dont<text:span text:style-name="T1"> </text:span>l'accablent<text:span text:style-name="T1"> </text:span>ses<text:span text:style-name="T1"> </text:span>contemporains,<text:span text:style-name="T1"> </text:span>loin<text:span text:style-name="T1"> </text:span>d'être<text:span text:style-name="T1"> </text:span>« l'émule<text:span text:style-name="T1"> </text:span>de<text:span text:style-name="T1"> </text:span>Virgile<text:span text:style-name="T1"> »</text:span>,<text:span text:style-name="T1"> </text:span>Mrs<text:span text:style-name="T1"> </text:span>Bradstreet<text:span text:style-name="T1"> </text:span>n'est<text:span text:style-name="T1"> </text:span>même<text:span text:style-name="T1"> </text:span>point,<text:span text:style-name="T1"> </text:span>comme<text:span text:style-name="T1"> </text:span>dit<text:span text:style-name="T1"> </text:span>l'un<text:span text:style-name="T1"> </text:span>d'eux,<text:span text:style-name="T1"> </text:span>et<text:span text:style-name="T1"> </text:span>ce<text:span text:style-name="T1"> </text:span>serait<text:span text:style-name="T1"> </text:span>déjà<text:span text:style-name="T1"> </text:span>beaucoup,<text:span text:style-name="T1"> </text:span>« la<text:span text:style-name="T1"> </text:span>vraie<text:span text:style-name="T1"> </text:span>fille<text:span text:style-name="T1"> </text:span>de<text:span text:style-name="T1"> </text:span>Du<text:span text:style-name="T1"> </text:span>Bartas$88$<text:span text:style-name="T1"> »</text:span>.<text:span text:style-name="T1"> </text:span>On<text:span text:style-name="T1"> </text:span>omettrait<text:span text:style-name="T1"> </text:span>jusqu'au<text:span text:style-name="T1"> </text:span>nom<text:span text:style-name="T1"> </text:span>de<text:span text:style-name="T1"> </text:span>Peter<text:span text:style-name="T1"> </text:span>Foulger$89$,<text:span text:style-name="T1"> </text:span>s'il<text:span text:style-name="T1"> </text:span>n'était<text:span text:style-name="T1"> </text:span>le<text:span text:style-name="T1"> </text:span>grand-père<text:span text:style-name="T1"> </text:span>maternel<text:span text:style-name="T1"> </text:span>de<text:span text:style-name="T1"> </text:span>Franklin.<text:span text:style-name="T1"> </text:span>Benjamin<text:span text:style-name="T1"> </text:span>Thomson$90$,<text:span text:style-name="T1"> </text:span>du<text:span text:style-name="T1"> </text:span>moins,<text:span text:style-name="T1"> </text:span>a<text:span text:style-name="T1"> </text:span>droit<text:span text:style-name="T1"> </text:span>au<text:span text:style-name="T1"> </text:span>ridicule,<text:span text:style-name="T1"> </text:span>pour<text:span text:style-name="T1"> </text:span>avoir<text:span text:style-name="T1"> </text:span>gémi,<text:span text:style-name="T1"> </text:span>en<text:span text:style-name="T1"> </text:span>vers,<text:span text:style-name="T1"> </text:span>de<text:span text:style-name="T1"> </text:span>toute<text:span text:style-name="T1"> </text:span>façon<text:span text:style-name="T1"> </text:span>lamentables,<text:span text:style-name="T1"> </text:span>sur<text:span text:style-name="T1"> </text:span>la<text:span text:style-name="T1"> </text:span>décadence<text:span text:style-name="T1"> </text:span>des<text:span text:style-name="T1"> </text:span>colonies<text:span text:style-name="T1"> </text:span>anglaises,<text:span text:style-name="T1"> </text:span>dont<text:span text:style-name="T1"> </text:span>il<text:span text:style-name="T1"> </text:span>prévoit<text:span text:style-name="T1"> </text:span>la<text:span text:style-name="T1"> </text:span>fin<text:span text:style-name="T1"> </text:span>prochaine.<text:span text:style-name="T1"> </text:span>Sans<text:span text:style-name="T1"> </text:span>être<text:span text:style-name="T1"> </text:span>optimiste,<text:span text:style-name="T1"> </text:span>dont<text:span text:style-name="T1"> </text:span>Dieu<text:span text:style-name="T1"> </text:span>nous<text:span text:style-name="T1"> </text:span>garde,<text:span text:style-name="T1"> </text:span>on<text:span text:style-name="T1"> </text:span>y<text:span text:style-name="T1"> </text:span>peut<text:span text:style-name="T1"> </text:span>voir<text:span text:style-name="T1"> </text:span>une<text:span text:style-name="T1"> </text:span>leçon<text:span text:style-name="T1"> </text:span>pour<text:span text:style-name="T1"> </text:span>les<text:span text:style-name="T1"> </text:span>gens<text:span text:style-name="T1"> </text:span>pressés<text:span text:style-name="T1"> </text:span>de<text:span text:style-name="T1"> </text:span>connaître<text:span text:style-name="T1"> </text:span>l'avenir.<text:span text:style-name="T1"> </text:span>Cet<text:span text:style-name="T1"> </text:span>amusant<text:span text:style-name="T1"> </text:span>rêveur,<text:span text:style-name="T1"> </text:span>qui<text:span text:style-name="T1"> </text:span>voyait<text:span text:style-name="T1"> </text:span>l'hiver<text:span text:style-name="T1"> </text:span>dans<text:span text:style-name="T1"> </text:span>une<text:span text:style-name="T1"> </text:span>gelée<text:span text:style-name="T1"> </text:span>de<text:span text:style-name="T1"> </text:span>printemps,<text:span text:style-name="T1"> </text:span>vaticinait<text:span text:style-name="T1"> </text:span>en<text:span text:style-name="T1"> </text:span>l'an<text:span text:style-name="T1"> </text:span>1675.<text:span text:style-name="T1"> </text:span>Plus<text:span text:style-name="T1"> </text:span>intéressant,<text:span text:style-name="T1"> </text:span>ce<text:span text:style-name="T1"> </text:span>sombre<text:span text:style-name="T1"> </text:span>théologien<text:span text:style-name="T1"> </text:span>égaré<text:span text:style-name="T1"> </text:span>dans<text:span text:style-name="T1"> </text:span>la<text:span text:style-name="T1"> </text:span>poésie,<text:span text:style-name="T1"> </text:span>Michael<text:span text:style-name="T1"> </text:span>Wigglesworth$91$ ;<text:span text:style-name="T1"> </text:span>non<text:span text:style-name="T1"> </text:span>qu'il<text:span text:style-name="T1"> </text:span>ait<text:span text:style-name="T1"> </text:span>le<text:span text:style-name="T1"> </text:span>moindre<text:span text:style-name="T1"> </text:span>talent,<text:span text:style-name="T1"> </text:span>mais<text:span text:style-name="T1"> </text:span>il<text:span text:style-name="T1"> </text:span>a<text:span text:style-name="T1"> </text:span>naïvement<text:span text:style-name="T1"> </text:span>exposé<text:span text:style-name="T1"> </text:span>dans<text:span text:style-name="T1"> </text:span>toute<text:span text:style-name="T1"> </text:span>leur<text:span text:style-name="T1"> </text:span>laideur<text:span text:style-name="T1"> </text:span>les<text:span text:style-name="T1"> </text:span>doctrines<text:span text:style-name="T1"> </text:span>puritaines.<text:span text:style-name="T1"> </text:span>Le<text:span text:style-name="T1"> </text:span>ridicule,<text:span text:style-name="T1"> </text:span>à<text:span text:style-name="T1"> </text:span>vrai<text:span text:style-name="T1"> </text:span>dire,<text:span text:style-name="T1"> </text:span>y<text:span text:style-name="T1"> </text:span>dispute<text:span text:style-name="T1"> </text:span>à<text:span text:style-name="T1"> </text:span>l'odieux<text:span text:style-name="T1"> </text:span>et<text:span text:style-name="T1"> </text:span>l'on<text:span text:style-name="T1"> </text:span>peut<text:span text:style-name="T1"> </text:span>sourire,<text:span text:style-name="T1"> </text:span>en<text:span text:style-name="T1"> </text:span>dilettante<text:span text:style-name="T1"> </text:span>de<text:span text:style-name="T1"> </text:span>la<text:span text:style-name="T1"> </text:span>sottise<text:span text:style-name="T1"> </text:span>humaine,<text:span text:style-name="T1"> </text:span>aux<text:span text:style-name="T1"> </text:span>petits<text:span text:style-name="T1"> </text:span>vers<text:span text:style-name="T1"> </text:span>théologiques<text:span text:style-name="T1"> </text:span>qui<text:span text:style-name="T1"> </text:span>terrifiaient<text:span text:style-name="T1"> </text:span>les<text:span text:style-name="T1"> </text:span>congrégations<text:span text:style-name="T1"> </text:span>de<text:span text:style-name="T1"> </text:span>la<text:span text:style-name="T1"> </text:span>Nouvelle-Angleterre.<text:span text:style-name="T1"> </text:span>Il<text:span text:style-name="T1"> </text:span>s'agit<text:span text:style-name="T1"> </text:span>des<text:span text:style-name="T1"> </text:span>pécheurs,<text:span text:style-name="T1"> </text:span>c'est-à-dire<text:span text:style-name="T1"> </text:span>de<text:span text:style-name="T1"> </text:span>l'immense<text:span text:style-name="T1"> </text:span>majorité<text:span text:style-name="T1"> </text:span>des<text:span text:style-name="T1"> </text:span>humains ;<text:span text:style-name="T1"> </text:span>Wigglesworth<text:span text:style-name="T1"> </text:span>nous<text:span text:style-name="T1"> </text:span>damne<text:span text:style-name="T1"> </text:span>libéralement<text:span text:style-name="T1"> </text:span>et<text:span text:style-name="T1"> </text:span>sans<text:span text:style-name="T1"> </text:span>appel,<text:span text:style-name="T1"> </text:span>puis<text:span text:style-name="T1"> </text:span>il<text:span text:style-name="T1"> </text:span>ajoute<text:span text:style-name="T1"> </text:span>en<text:span text:style-name="T1"> </text:span>s'adressant<text:span text:style-name="T1"> </text:span>aux<text:span text:style-name="T1"> </text:span>enfants<text:span text:style-name="T1"> </text:span>morts<text:span text:style-name="T1"> </text:span>en<text:span text:style-name="T1"> </text:span>bas<text:span text:style-name="T1"> </text:span>âge,<text:span text:style-name="T1"> </text:span>qui<text:span text:style-name="T1"> </text:span>vont<text:span text:style-name="T1"> </text:span>tous<text:span text:style-name="T1"> </text:span>et<text:span text:style-name="T1"> </text:span>tout<text:span text:style-name="T1"> </text:span>droit<text:span text:style-name="T1"> </text:span>en<text:span text:style-name="T1"> </text:span>enfer,<text:span text:style-name="T1"> </text:span>n'ayant<text:span text:style-name="T1"> </text:span>pu<text:span text:style-name="T1"> </text:span>entrer<text:span text:style-name="T1"> </text:span>en<text:span text:style-name="T1"> </text:span>communication<text:span text:style-name="T1"> </text:span>consciente<text:span text:style-name="T1"> </text:span>avec<text:span text:style-name="T1"> </text:span>la<text:span text:style-name="T1"> </text:span>grâce<text:span text:style-name="T1"> </text:span>divine<text:span text:style-name="T1"> </text:span></text:p>
      <text:p text:style-name="citation_20_sans_20_espace">Yet<text:span text:style-name="T1"> </text:span>to<text:span text:style-name="T1"> </text:span>compare<text:span text:style-name="T1"> </text:span>your<text:span text:style-name="T1"> </text:span>sin<text:span text:style-name="T1"> </text:span>with<text:span text:style-name="T1"> </text:span>their<text:span text:style-name="T1"> </text:span></text:p>
      <text:p text:style-name="citation_20_sans_20_espace">Who<text:span text:style-name="T1"> </text:span>lived<text:span text:style-name="T1"> </text:span>a<text:span text:style-name="T1"> </text:span>longer<text:span text:style-name="T1"> </text:span>time,<text:span text:style-name="T1"> </text:span></text:p>
      <text:p text:style-name="citation_20_sans_20_espace">I<text:span text:style-name="T1"> </text:span>do<text:span text:style-name="T1"> </text:span>confess,<text:span text:style-name="T1"> </text:span>yours<text:span text:style-name="T1"> </text:span>is<text:span text:style-name="T1"> </text:span>much<text:span text:style-name="T1"> </text:span>less,<text:span text:style-name="T1"> </text:span></text:p>
      <text:p text:style-name="citation_20_sans_20_espace">Though<text:span text:style-name="T1"> </text:span>every<text:span text:style-name="T1"> </text:span>sin's<text:span text:style-name="T1"> </text:span>a<text:span text:style-name="T1"> </text:span>crime.<text:span text:style-name="T1"> </text:span></text:p>
      <text:p text:style-name="citation_20_sans_20_espace">A<text:span text:style-name="T1"> </text:span>crime<text:span text:style-name="T1"> </text:span>it<text:span text:style-name="T1"> </text:span>is<text:span text:style-name="T1"> </text:span>therefore<text:span text:style-name="T1"> </text:span>in<text:span text:style-name="T1"> </text:span>bliss<text:span text:style-name="T1"> </text:span></text:p>
      <text:p text:style-name="citation_20_sans_20_espace">You<text:span text:style-name="T1"> </text:span>may<text:span text:style-name="T1"> </text:span>not<text:span text:style-name="T1"> </text:span>hope<text:span text:style-name="T1"> </text:span>to<text:span text:style-name="T1"> </text:span>dwell,<text:span text:style-name="T1"> </text:span></text:p>
      <text:p text:style-name="citation_20_sans_20_espace">But<text:span text:style-name="T1"> </text:span>unto<text:span text:style-name="T1"> </text:span>you<text:span text:style-name="T1"> </text:span>I<text:span text:style-name="T1"> </text:span>shall<text:span text:style-name="T1"> </text:span>allow<text:span text:style-name="T1"> </text:span></text:p>
      <text:p text:style-name="citation_20_sans_20_espace"><text:span text:style-name="T18">The</text:span><text:span text:style-name="T19"> </text:span><text:span text:style-name="T18">easiest</text:span><text:span text:style-name="T19"> </text:span><text:span text:style-name="T18">room</text:span><text:span text:style-name="T19"> </text:span><text:span text:style-name="T18">in</text:span><text:span text:style-name="T19"> </text:span><text:span text:style-name="T18">hell</text:span><text:span text:style-name="T12">$92$.</text:span><text:span text:style-name="T13"> </text:span></text:p>
      <text:p text:style-name="P15"/>
      <text:p text:style-name="Standard">« A<text:span text:style-name="T1"> </text:span>comparer<text:span text:style-name="T1"> </text:span>votre<text:span text:style-name="T1"> </text:span>péché<text:span text:style-name="T1"> </text:span>avec<text:span text:style-name="T1"> </text:span>celui<text:span text:style-name="T1"> </text:span>des<text:span text:style-name="T1"> </text:span>hommes<text:span text:style-name="T1"> </text:span>qui<text:span text:style-name="T1"> </text:span>vécurent<text:span text:style-name="T1"> </text:span>une<text:span text:style-name="T1"> </text:span>plus<text:span text:style-name="T1"> </text:span>longue<text:span text:style-name="T1"> </text:span>vie,<text:span text:style-name="T1"> </text:span>je<text:span text:style-name="T1"> </text:span>le<text:span text:style-name="T1"> </text:span>confesse,<text:span text:style-name="T1"> </text:span>il<text:span text:style-name="T1"> </text:span>est<text:span text:style-name="T1"> </text:span>beaucoup<text:span text:style-name="T1"> </text:span>moins<text:span text:style-name="T1"> </text:span>grand.<text:span text:style-name="T1"> </text:span>Mais<text:span text:style-name="T1"> </text:span>tout<text:span text:style-name="T1"> </text:span>péché<text:span text:style-name="T1"> </text:span>est<text:span text:style-name="T1"> </text:span>un<text:span text:style-name="T1"> </text:span>crime.<text:span text:style-name="T1"> </text:span>Un<text:span text:style-name="T1"> </text:span>crime ;<text:span text:style-name="T1"> </text:span>donc<text:span text:style-name="T1"> </text:span>en<text:span text:style-name="T1"> </text:span>paradis<text:span text:style-name="T1"> </text:span>vous<text:span text:style-name="T1"> </text:span>ne<text:span text:style-name="T1"> </text:span>pouvez<text:span text:style-name="T1"> </text:span>espérer<text:span text:style-name="T1"> </text:span>d'entrer,<text:span text:style-name="T1"> </text:span>mais<text:span text:style-name="T1"> </text:span>on<text:span text:style-name="T1"> </text:span>vous<text:span text:style-name="T1"> </text:span>réserve<text:span text:style-name="T1"> </text:span>le<text:span text:style-name="T1"> </text:span>coin<text:span text:style-name="T1"> </text:span>de<text:span text:style-name="T1"> </text:span>l'enfer<text:span text:style-name="T1"> </text:span>le<text:span text:style-name="T1"> </text:span>plus<text:span text:style-name="T1"> </text:span>doux.<text:span text:style-name="T1"> » </text:span>Ah!<text:span text:style-name="T1"> </text:span>la<text:span text:style-name="T1"> </text:span>vie<text:span text:style-name="T1"> </text:span>n'était<text:span text:style-name="T1"> </text:span>pas<text:span text:style-name="T1"> </text:span>gaie,<text:span text:style-name="T1"> </text:span>en<text:span text:style-name="T1"> </text:span>ces<text:span text:style-name="T1"> </text:span>temps-là,<text:span text:style-name="T1"> </text:span>aux<text:span text:style-name="T1"> </text:span>environs<text:span text:style-name="T1"> </text:span>de<text:span text:style-name="T1"> </text:span>Boston!<text:span text:style-name="T1"> </text:span>Et<text:span text:style-name="T1"> </text:span>c'est<text:span text:style-name="T1"> </text:span>pourtant<text:span text:style-name="T1"> </text:span>de<text:span text:style-name="T1"> </text:span>ces<text:span text:style-name="T1"> </text:span>deux<text:span text:style-name="T1"> </text:span>principes<text:span text:style-name="T1"> </text:span>que<text:span text:style-name="T1"> </text:span>furent<text:span text:style-name="T1"> </text:span>nourris<text:span text:style-name="T1"> </text:span>les<text:span text:style-name="T1"> </text:span>hommes<text:span text:style-name="T1"> </text:span>de<text:span text:style-name="T1"> </text:span>la<text:span text:style-name="T1"> </text:span>révolution<text:span text:style-name="T1"> </text:span>américaine<text:span text:style-name="T1"> </text:span>le<text:span text:style-name="T1"> </text:span>temps<text:span text:style-name="T1"> </text:span>par<text:span text:style-name="T1"> </text:span>son<text:span text:style-name="T1"> </text:span>frottement<text:span text:style-name="T1"> </text:span>les<text:span text:style-name="T1"> </text:span>avait<text:span text:style-name="T1"> </text:span>adoucis,<text:span text:style-name="T1"> </text:span>mais<text:span text:style-name="T1"> </text:span>il<text:span text:style-name="T1"> </text:span>en<text:span text:style-name="T1"> </text:span>est<text:span text:style-name="T1"> </text:span>resté<text:span text:style-name="T1"> </text:span>quelque<text:span text:style-name="T1"> </text:span>chose,<text:span text:style-name="T1"> </text:span>comme<text:span text:style-name="T1"> </text:span>un<text:span text:style-name="T1"> </text:span>voile<text:span text:style-name="T1"> </text:span>de<text:span text:style-name="T1"> </text:span>gravité<text:span text:style-name="T1"> </text:span>et<text:span text:style-name="T1"> </text:span>de<text:span text:style-name="T1"> </text:span>fatalisme,<text:span text:style-name="T1"> </text:span>aux<text:span text:style-name="T1"> </text:span>descendants<text:span text:style-name="T1"> </text:span>de<text:span text:style-name="T1"> </text:span>ces<text:span text:style-name="T1"> </text:span>sombres,<text:span text:style-name="T1"> </text:span>presque<text:span text:style-name="T1"> </text:span>féroces<text:span text:style-name="T1"> </text:span>pionniers.<text:span text:style-name="T1"> </text:span></text:p>
      <text:p text:style-name="Standard">Wigglesworth<text:span text:style-name="T1"> </text:span>n'est<text:span text:style-name="T1"> </text:span>pas<text:span text:style-name="T1"> </text:span>le<text:span text:style-name="T1"> </text:span>seul,<text:span text:style-name="T1"> </text:span>il<text:span text:style-name="T1"> </text:span>s'en<text:span text:style-name="T1"> </text:span>faut,<text:span text:style-name="T1"> </text:span>des<text:span text:style-name="T1"> </text:span>théologiens<text:span text:style-name="T1"> </text:span>de<text:span text:style-name="T1"> </text:span>la<text:span text:style-name="T1"> </text:span>Nouvelle-Angleterre<text:span text:style-name="T1"> </text:span>atteints<text:span text:style-name="T1"> </text:span>de<text:span text:style-name="T1"> </text:span>la<text:span text:style-name="T1"> </text:span>manie<text:span text:style-name="T1"> </text:span>poétique.<text:span text:style-name="T1"> </text:span>Presque<text:span text:style-name="T1"> </text:span>tous,<text:span text:style-name="T1"> </text:span>un<text:span text:style-name="T1"> </text:span>siècle<text:span text:style-name="T1"> </text:span>durant,<text:span text:style-name="T1"> </text:span>en<text:span text:style-name="T1"> </text:span>furent<text:span text:style-name="T1"> </text:span>touchés.<text:span text:style-name="T1"> </text:span>« Ni<text:span text:style-name="T1"> </text:span>la<text:span text:style-name="T1"> </text:span>vieillesse,<text:span text:style-name="T1"> </text:span>dit<text:span text:style-name="T1"> </text:span>M.<text:span text:style-name="T1"> </text:span>Teyler$93$,<text:span text:style-name="T1"> </text:span>l'historien<text:span text:style-name="T1"> </text:span>littéraire<text:span text:style-name="T1"> </text:span>de<text:span text:style-name="T1"> </text:span>cette<text:span text:style-name="T1"> </text:span>période,<text:span text:style-name="T1"> </text:span>ni<text:span text:style-name="T1"> </text:span>les<text:span text:style-name="T1"> </text:span>plus<text:span text:style-name="T1"> </text:span>hautes<text:span text:style-name="T1"> </text:span>fonctions,<text:span text:style-name="T1"> </text:span>ni<text:span text:style-name="T1"> </text:span>l'honorabilité,<text:span text:style-name="T1"> </text:span>ni<text:span text:style-name="T1"> </text:span>la<text:span text:style-name="T1"> </text:span>médiocrité<text:span text:style-name="T1"> </text:span>n'en<text:span text:style-name="T1"> </text:span>préservaient$94$.<text:span text:style-name="T1"> » </text:span>Des<text:span text:style-name="T1"> </text:span>gens<text:span text:style-name="T1"> </text:span>braves<text:span text:style-name="T1"> </text:span>et<text:span text:style-name="T1"> </text:span>posés,<text:span text:style-name="T1"> </text:span>comme<text:span text:style-name="T1"> </text:span>le<text:span text:style-name="T1"> </text:span>vénérable<text:span text:style-name="T1"> </text:span>Peter<text:span text:style-name="T1"> </text:span>Bulkley$95$,<text:span text:style-name="T1"> </text:span>eurent<text:span text:style-name="T1"> </text:span>leur<text:span text:style-name="T1"> </text:span>crise<text:span text:style-name="T1"> </text:span>à<text:span text:style-name="T1"> </text:span>un<text:span text:style-name="T1"> </text:span>âge<text:span text:style-name="T1"> </text:span>avancé<text:span text:style-name="T1"> </text:span>d'autres,<text:span text:style-name="T1"> </text:span>pris<text:span text:style-name="T1"> </text:span>tout<text:span text:style-name="T1"> </text:span>jeunes,<text:span text:style-name="T1"> </text:span>vécurent<text:span text:style-name="T1"> </text:span>de<text:span text:style-name="T1"> </text:span>longues<text:span text:style-name="T1"> </text:span>années<text:span text:style-name="T1"> </text:span><text:soft-page-break/>sans<text:span text:style-name="T1"> </text:span>pouvoir<text:span text:style-name="T1"> </text:span>vaincre<text:span text:style-name="T1"> </text:span>le<text:span text:style-name="T1"> </text:span>mal<text:span text:style-name="T1"> </text:span>impitoyable.<text:span text:style-name="T1"> </text:span>Il<text:span text:style-name="T1"> </text:span>en<text:span text:style-name="T1"> </text:span>est<text:span text:style-name="T1"> </text:span>résulté<text:span text:style-name="T1"> </text:span>toute<text:span text:style-name="T1"> </text:span>une<text:span text:style-name="T1"> </text:span>littérature<text:span text:style-name="T1"> </text:span>de<text:span text:style-name="T1"> </text:span>cantiques,<text:span text:style-name="T1"> </text:span>qui<text:span text:style-name="T1"> </text:span>n'est<text:span text:style-name="T1"> </text:span>pas<text:span text:style-name="T1"> </text:span>absolument<text:span text:style-name="T1"> </text:span>sans<text:span text:style-name="T1"> </text:span>valeur<text:span text:style-name="T1"> </text:span>comme<text:span text:style-name="T1"> </text:span>document<text:span text:style-name="T1"> </text:span>psychologique.<text:span text:style-name="T1"> </text:span>Vers<text:span text:style-name="T1"> </text:span>le<text:span text:style-name="T1"> </text:span>milieu<text:span text:style-name="T1"> </text:span>du<text:span text:style-name="T1"> </text:span><text:span text:style-name="T20">xviii</text:span><text:span text:style-name="T9">e</text:span><text:span text:style-name="T1"> </text:span>siècle,<text:span text:style-name="T1"> </text:span>la<text:span text:style-name="T1"> </text:span>médiocrité<text:span text:style-name="T1"> </text:span>des<text:span text:style-name="T1"> </text:span>poètes<text:span text:style-name="T1"> </text:span>prit<text:span text:style-name="T1"> </text:span>un<text:span text:style-name="T1"> </text:span>autre<text:span text:style-name="T1"> </text:span>thème.<text:span text:style-name="T1"> </text:span>On<text:span text:style-name="T1"> </text:span>se<text:span text:style-name="T1"> </text:span>met<text:span text:style-name="T1"> </text:span>à<text:span text:style-name="T1"> </text:span>philosopher<text:span text:style-name="T1"> </text:span>à<text:span text:style-name="T1"> </text:span>la<text:span text:style-name="T1"> </text:span>manière<text:span text:style-name="T1"> </text:span>de<text:span text:style-name="T1"> </text:span>Pope,<text:span text:style-name="T1"> </text:span>et<text:span text:style-name="T1"> </text:span>du<text:span text:style-name="T1"> </text:span>moins,<text:span text:style-name="T1"> </text:span>sous<text:span text:style-name="T1"> </text:span>l'influence<text:span text:style-name="T1"> </text:span>du<text:span text:style-name="T1"> </text:span>maître<text:span text:style-name="T1"> </text:span>classique,<text:span text:style-name="T1"> </text:span>la<text:span text:style-name="T1"> </text:span>poésie<text:span text:style-name="T1"> </text:span>prend<text:span text:style-name="T1"> </text:span>une<text:span text:style-name="T1"> </text:span>forme.<text:span text:style-name="T1"> </text:span>C'est<text:span text:style-name="T1"> </text:span>William<text:span text:style-name="T1"> </text:span>Livingston$96$,<text:span text:style-name="T1"> </text:span>gouverneur<text:span text:style-name="T1"> </text:span>du<text:span text:style-name="T1"> </text:span>New-Jersey,<text:span text:style-name="T1"> </text:span>qui<text:span text:style-name="T1"> </text:span>occupe<text:span text:style-name="T1"> </text:span>ses<text:span text:style-name="T1"> </text:span>loisirs<text:span text:style-name="T1"> </text:span>avec<text:span text:style-name="T1"> </text:span>un<text:span text:style-name="T1"> </text:span>long<text:span text:style-name="T1"> </text:span>poème<text:span text:style-name="T1"> </text:span>intitulé<text:span text:style-name="T1"> </text:span>Solitude<text:span text:style-name="T1"> </text:span>philosophique,<text:span text:style-name="T1"> </text:span>où<text:span text:style-name="T1"> </text:span>l'on<text:span text:style-name="T1"> </text:span>peut<text:span text:style-name="T1"> </text:span>glaner<text:span text:style-name="T1"> </text:span>des<text:span text:style-name="T1"> </text:span>passages<text:span text:style-name="T1"> </text:span>intéressants,<text:span text:style-name="T1"> </text:span>des<text:span text:style-name="T1"> </text:span>détails<text:span text:style-name="T1"> </text:span>bien<text:span text:style-name="T1"> </text:span>observés<text:span text:style-name="T1"> </text:span>de<text:span text:style-name="T1"> </text:span>mœurs<text:span text:style-name="T1"> </text:span>et<text:span text:style-name="T1"> </text:span>de<text:span text:style-name="T1"> </text:span>paysages<text:span text:style-name="T1"> </text:span>américains.<text:span text:style-name="T1"> </text:span>Ce<text:span text:style-name="T1"> </text:span>sont<text:span text:style-name="T1"> </text:span>les<text:span text:style-name="T1"> </text:span>quatre<text:span text:style-name="T1"> </text:span>patriarches,<text:span text:style-name="T1"> </text:span>dont<text:span text:style-name="T1"> </text:span>les<text:span text:style-name="T1"> </text:span>prénoms<text:span text:style-name="T1"> </text:span>sont<text:span text:style-name="T1"> </text:span>réunis<text:span text:style-name="T1"> </text:span>dans<text:span text:style-name="T1"> </text:span>ce<text:span text:style-name="T1"> </text:span>vers<text:span text:style-name="T1"> </text:span></text:p>
      <text:p text:style-name="Standard"><text:span text:style-name="T18">David</text:span><text:span text:style-name="T19"> </text:span><text:span text:style-name="T18">and</text:span><text:span text:style-name="T19"> </text:span><text:span text:style-name="T18">Jonathan,</text:span><text:span text:style-name="T19"> </text:span><text:span text:style-name="T18">Joel</text:span><text:span text:style-name="T19"> </text:span><text:span text:style-name="T18">and</text:span><text:span text:style-name="T19"> </text:span><text:span text:style-name="T18">Timothey</text:span><text:span text:style-name="T12">$97$.</text:span><text:span text:style-name="T13"> </text:span></text:p>
      <text:p text:style-name="Standard">David<text:span text:style-name="T1"> </text:span>Humphrey$98$<text:span text:style-name="T1"> </text:span>fut<text:span text:style-name="T1"> </text:span>l'ami<text:span text:style-name="T1"> </text:span>de<text:span text:style-name="T1"> </text:span>Timothey<text:span text:style-name="T1"> </text:span>Dwight$99$,<text:span text:style-name="T1"> </text:span>rien<text:span text:style-name="T1"> </text:span>de<text:span text:style-name="T1"> </text:span>plus.<text:span text:style-name="T1"> </text:span>De<text:span text:style-name="T1"> </text:span>Jonathan<text:span text:style-name="T1"> </text:span>Sewel$100$<text:span text:style-name="T1"> </text:span>le<text:span text:style-name="T1"> </text:span>souvenir<text:span text:style-name="T1"> </text:span>est<text:span text:style-name="T1"> </text:span>resté<text:span text:style-name="T1"> </text:span>associé<text:span text:style-name="T1"> </text:span>à<text:span text:style-name="T1"> </text:span>un<text:span text:style-name="T1"> </text:span>beau<text:span text:style-name="T1"> </text:span>vers,<text:span text:style-name="T1"> </text:span>un<text:span text:style-name="T1"> </text:span>seul,<text:span text:style-name="T1"> </text:span>comme<text:span text:style-name="T1"> </text:span>celui<text:span text:style-name="T1"> </text:span>de<text:span text:style-name="T1"> </text:span>Lumière ;<text:span text:style-name="T1"> </text:span>on<text:span text:style-name="T1"> </text:span>peut<text:span text:style-name="T1"> </text:span>le<text:span text:style-name="T1"> </text:span>lire<text:span text:style-name="T1"> </text:span>dans<text:span text:style-name="T1"> </text:span>l'épilogue<text:span text:style-name="T1"> </text:span>de<text:span text:style-name="T1"> </text:span>sa<text:span text:style-name="T1"> </text:span>tragédie<text:span text:style-name="T1"> </text:span>de<text:span text:style-name="T1"> </text:span><text:span text:style-name="T2">Caton</text:span>,<text:span text:style-name="T1"> </text:span>mais<text:span text:style-name="T1"> </text:span>de<text:span text:style-name="T1"> </text:span>peur<text:span text:style-name="T1"> </text:span>qu'on<text:span text:style-name="T1"> </text:span>n'aille<text:span text:style-name="T1"> </text:span>point<text:span text:style-name="T1"> </text:span>l'y<text:span text:style-name="T1"> </text:span>chercher,<text:span text:style-name="T1"> </text:span>le<text:span text:style-name="T1"> </text:span>voici<text:span text:style-name="T1"> </text:span></text:p>
      <text:p text:style-name="P3">But<text:span text:style-name="T1"> </text:span>the<text:span text:style-name="T1"> </text:span>whole<text:span text:style-name="T1"> </text:span>boundless<text:span text:style-name="T1"> </text:span>continent<text:span text:style-name="T1"> </text:span>is<text:span text:style-name="T1"> </text:span>yours.<text:span text:style-name="T1"> </text:span></text:p>
      <text:p text:style-name="Standard"><text:span text:style-name="T16">(Le</text:span><text:span text:style-name="T17"> </text:span><text:span text:style-name="T16">continent</text:span><text:span text:style-name="T17"> </text:span><text:span text:style-name="T16">sans</text:span><text:span text:style-name="T17"> </text:span><text:span text:style-name="T16">borne</text:span><text:span text:style-name="T17"> </text:span><text:span text:style-name="T16">est</text:span><text:span text:style-name="T17"> </text:span><text:span text:style-name="T16">à</text:span><text:span text:style-name="T17"> </text:span><text:span text:style-name="T16">vous</text:span><text:span text:style-name="T17"> </text:span><text:span text:style-name="T16">tout</text:span><text:span text:style-name="T17"> </text:span><text:span text:style-name="T16">entier.)</text:span><text:span text:style-name="T1"> </text:span>$101$</text:p>
      <text:p text:style-name="Standard">Mais<text:span text:style-name="T1"> </text:span>est-il<text:span text:style-name="T1"> </text:span>si<text:span text:style-name="T1"> </text:span>rare,<text:span text:style-name="T1"> </text:span>ce<text:span text:style-name="T1"> </text:span>vers<text:span text:style-name="T1"> </text:span>qui,<text:span text:style-name="T1"> </text:span>d'ailleurs,<text:span text:style-name="T1"> </text:span>part<text:span text:style-name="T1"> </text:span>d'un<text:span text:style-name="T1"> </text:span>pied<text:span text:style-name="T1"> </text:span>boiteux<text:span text:style-name="T1"> </text:span>?<text:span text:style-name="T1"> </text:span>Les<text:span text:style-name="T1"> </text:span>Américains<text:span text:style-name="T1"> </text:span>le<text:span text:style-name="T1"> </text:span>croient,<text:span text:style-name="T1"> </text:span>parce<text:span text:style-name="T1"> </text:span>qu'il<text:span text:style-name="T1"> </text:span>a<text:span text:style-name="T1"> </text:span>prédit<text:span text:style-name="T1"> </text:span>leur<text:span text:style-name="T1"> </text:span>fortune.<text:span text:style-name="T1"> </text:span></text:p>
      <text:p text:style-name="Standard">Le<text:span text:style-name="T1"> </text:span>troisième,<text:span text:style-name="T1"> </text:span>Joel<text:span text:style-name="T1"> </text:span>Barlow,<text:span text:style-name="T1"> </text:span>a<text:span text:style-name="T1"> </text:span>écrit<text:span text:style-name="T1"> </text:span>un<text:span text:style-name="T1"> </text:span>de<text:span text:style-name="T1"> </text:span>ces<text:span text:style-name="T1"> </text:span>longs<text:span text:style-name="T1"> </text:span>poèmes<text:span text:style-name="T1"> </text:span>épiques<text:span text:style-name="T1"> </text:span>dont<text:span text:style-name="T1"> </text:span>l'Amérique<text:span text:style-name="T1"> </text:span>s'est<text:span text:style-name="T1"> </text:span>plus<text:span text:style-name="T1"> </text:span>d'une<text:span text:style-name="T1"> </text:span>fois<text:span text:style-name="T1"> </text:span>rendue<text:span text:style-name="T1"> </text:span>coupable,<text:span text:style-name="T1"> </text:span>la<text:span text:style-name="T1"> </text:span><text:span text:style-name="T2">Colombiade</text:span>$102$.<text:span text:style-name="T1"> </text:span>Le<text:span text:style-name="T1"> </text:span>e<text:span text:style-name="T1"> </text:span>titre<text:span text:style-name="T1"> </text:span>dit<text:span text:style-name="T1"> </text:span>le<text:span text:style-name="T1"> </text:span>sujet.<text:span text:style-name="T1"> </text:span>D'après<text:span text:style-name="T1"> </text:span>M.<text:span text:style-name="T1"> </text:span>Edwin<text:span text:style-name="T1"> </text:span>P.<text:span text:style-name="T1"> </text:span>Whipple,<text:span text:style-name="T1"> </text:span>critique<text:span text:style-name="T1"> </text:span>spirituel<text:span text:style-name="T1"> </text:span>mais<text:span text:style-name="T1"> </text:span>chauvin,<text:span text:style-name="T1"> </text:span>jamais<text:span text:style-name="T1"> </text:span>personne,<text:span text:style-name="T1"> </text:span>quel<text:span text:style-name="T1"> </text:span>que<text:span text:style-name="T1"> </text:span>fût<text:span text:style-name="T1"> </text:span>son<text:span text:style-name="T1"> </text:span>courage,<text:span text:style-name="T1"> </text:span>n'en<text:span text:style-name="T1"> </text:span>a<text:span text:style-name="T1"> </text:span>pu<text:span text:style-name="T1"> </text:span>lire<text:span text:style-name="T1"> </text:span>cent<text:span text:style-name="T1"> </text:span>vers<text:span text:style-name="T1"> </text:span>de<text:span text:style-name="T1"> </text:span>suite$103$,<text:span text:style-name="T1"> </text:span>et<text:span text:style-name="T1"> </text:span>quand<text:span text:style-name="T1"> </text:span>M.<text:span text:style-name="T1"> </text:span>Whipple<text:span text:style-name="T1"> </text:span>sourit<text:span text:style-name="T1"> </text:span>d'un<text:span text:style-name="T1"> </text:span>de<text:span text:style-name="T1"> </text:span>ses<text:span text:style-name="T1"> </text:span>compatriotes,<text:span text:style-name="T1"> </text:span>les<text:span text:style-name="T1"> </text:span>autres<text:span text:style-name="T1"> </text:span>peuvent<text:span text:style-name="T1"> </text:span>rire.<text:span text:style-name="T1"> </text:span>Le<text:span text:style-name="T1"> </text:span>nom<text:span text:style-name="T1"> </text:span>de<text:span text:style-name="T1"> </text:span>Barlow<text:span text:style-name="T1"> </text:span>a<text:span text:style-name="T1"> </text:span>pourtant<text:span text:style-name="T1"> </text:span>surnagé,<text:span text:style-name="T1"> </text:span>grâce<text:span text:style-name="T1"> </text:span>à<text:span text:style-name="T1"> </text:span>un<text:span text:style-name="T1"> </text:span>autre<text:span text:style-name="T1"> </text:span>petit<text:span text:style-name="T1"> </text:span>poème<text:span text:style-name="T1"> </text:span>qui<text:span text:style-name="T1"> </text:span>rappelle<text:span text:style-name="T1"> </text:span>par<text:span text:style-name="T1"> </text:span>le<text:span text:style-name="T1"> </text:span>ton<text:span text:style-name="T1"> </text:span>et<text:span text:style-name="T1"> </text:span>le<text:span text:style-name="T1"> </text:span>sujet<text:span text:style-name="T1"> </text:span>la<text:span text:style-name="T1"> </text:span><text:span text:style-name="T2">Gastronomie</text:span><text:span text:style-name="T3"> </text:span>de<text:span text:style-name="T1"> </text:span>Berchoux$104$.<text:span text:style-name="T1"> </text:span>Le<text:span text:style-name="T1"> </text:span><text:span text:style-name="T2">Hasty</text:span><text:span text:style-name="T3"> </text:span><text:span text:style-name="T2">Pudding</text:span>$105$<text:span text:style-name="T1"> </text:span>est<text:span text:style-name="T1"> </text:span>une<text:span text:style-name="T1"> </text:span>agréable<text:span text:style-name="T1"> </text:span>production<text:span text:style-name="T1"> </text:span>culinaire ;<text:span text:style-name="T1"> </text:span>les<text:span text:style-name="T1"> </text:span>cuisinières<text:span text:style-name="T1"> </text:span>peuvent<text:span text:style-name="T1"> </text:span>y<text:span text:style-name="T1"> </text:span>chercher<text:span text:style-name="T1"> </text:span>la<text:span text:style-name="T1"> </text:span>recette<text:span text:style-name="T1"> </text:span>du<text:span text:style-name="T1"> </text:span>plus<text:span text:style-name="T1"> </text:span>fin<text:span text:style-name="T1"> </text:span>pudding<text:span text:style-name="T1"> </text:span>au<text:span text:style-name="T1"> </text:span>lait,<text:span text:style-name="T1"> </text:span>les<text:span text:style-name="T1"> </text:span>gourmets<text:span text:style-name="T1"> </text:span>l'art<text:span text:style-name="T1"> </text:span>de<text:span text:style-name="T1"> </text:span>manger<text:span text:style-name="T1"> </text:span>selon<text:span text:style-name="T1"> </text:span>les<text:span text:style-name="T1"> </text:span>règles<text:span text:style-name="T1"> </text:span>ce<text:span text:style-name="T1"> </text:span>mets<text:span text:style-name="T1"> </text:span>national,<text:span text:style-name="T1"> </text:span>et<text:span text:style-name="T1"> </text:span>les<text:span text:style-name="T1"> </text:span>amateurs<text:span text:style-name="T1"> </text:span>de<text:span text:style-name="T1"> </text:span>la<text:span text:style-name="T1"> </text:span>versification<text:span text:style-name="T1"> </text:span>classique<text:span text:style-name="T1"> </text:span>des<text:span text:style-name="T1"> </text:span>vers<text:span text:style-name="T1"> </text:span>qui<text:span text:style-name="T1"> </text:span>ne<text:span text:style-name="T1"> </text:span>dépareraient<text:span text:style-name="T1"> </text:span>pas<text:span text:style-name="T1"> </text:span><text:span text:style-name="T2">The</text:span><text:span text:style-name="T3"> </text:span><text:span text:style-name="T2">Rape</text:span><text:span text:style-name="T3"> </text:span><text:span text:style-name="T2">of</text:span><text:span text:style-name="T3"> </text:span><text:span text:style-name="T2">the</text:span><text:span text:style-name="T3"> </text:span><text:span text:style-name="T2">lock</text:span>,<text:span text:style-name="T1"> </text:span>la<text:span text:style-name="T1"> </text:span><text:span text:style-name="T2">Secchia</text:span><text:span text:style-name="T3"> </text:span><text:span text:style-name="T2">rapila</text:span><text:span text:style-name="T1"> </text:span>ou<text:span text:style-name="T1"> </text:span>le<text:span text:style-name="T1"> </text:span><text:span text:style-name="T2">Lutrin</text:span>$106$.<text:span text:style-name="T1"> </text:span></text:p>
      <text:p text:style-name="Standard">C'est<text:span text:style-name="T1"> </text:span>encore<text:span text:style-name="T1"> </text:span>sur<text:span text:style-name="T1"> </text:span>le<text:span text:style-name="T1"> </text:span>mode<text:span text:style-name="T1"> </text:span>léger<text:span text:style-name="T1"> </text:span>que<text:span text:style-name="T1"> </text:span>chanta<text:span text:style-name="T1"> </text:span>John<text:span text:style-name="T1"> </text:span>Trumbull$107$,<text:span text:style-name="T1"> </text:span>le<text:span text:style-name="T1"> </text:span>premier<text:span text:style-name="T1"> </text:span>des<text:span text:style-name="T1"> </text:span>poètes<text:span text:style-name="T1"> </text:span>américains<text:span text:style-name="T1"> </text:span>dont<text:span text:style-name="T1"> </text:span>la<text:span text:style-name="T1"> </text:span>politique<text:span text:style-name="T1"> </text:span>fit<text:span text:style-name="T1"> </text:span>la<text:span text:style-name="T1"> </text:span>réputation.<text:span text:style-name="T1"> </text:span>Son<text:span text:style-name="T1"> </text:span>premier<text:span text:style-name="T1"> </text:span>poème,<text:span text:style-name="T1"> </text:span><text:span text:style-name="T2">The</text:span><text:span text:style-name="T3"> </text:span><text:span text:style-name="T2">progresse</text:span><text:span text:style-name="T3"> </text:span><text:span text:style-name="T2">of</text:span><text:span text:style-name="T3"> </text:span><text:span text:style-name="T2">Dulness</text:span>$108$,<text:span text:style-name="T1"> </text:span>contient<text:span text:style-name="T1"> </text:span>des<text:span text:style-name="T1"> </text:span>passages<text:span text:style-name="T1"> </text:span>de<text:span text:style-name="T1"> </text:span>bonne<text:span text:style-name="T1"> </text:span>et<text:span text:style-name="T1"> </text:span>franche<text:span text:style-name="T1"> </text:span>satire,<text:span text:style-name="T1"> </text:span>mais<text:span text:style-name="T1"> </text:span>sa<text:span text:style-name="T1"> </text:span>popularité<text:span text:style-name="T1"> </text:span>date<text:span text:style-name="T1"> </text:span>de<text:span text:style-name="T1"> </text:span><text:span text:style-name="T2">M'Fingal</text:span>$109$.<text:span text:style-name="T1"> </text:span>Ridiculiser<text:span text:style-name="T1"> </text:span>les<text:span text:style-name="T1"> </text:span>tories<text:span text:style-name="T1"> </text:span>au<text:span text:style-name="T1"> </text:span>moment<text:span text:style-name="T1"> </text:span>où<text:span text:style-name="T1"> </text:span>les<text:span text:style-name="T1"> </text:span>colonies<text:span text:style-name="T1"> </text:span>se<text:span text:style-name="T1"> </text:span>levaient<text:span text:style-name="T1"> </text:span>contre<text:span text:style-name="T1"> </text:span>eux,<text:span text:style-name="T1"> </text:span>le<text:span text:style-name="T1"> </text:span>faire<text:span text:style-name="T1"> </text:span>avec<text:span text:style-name="T1"> </text:span>talent<text:span text:style-name="T1"> </text:span>et<text:span text:style-name="T1"> </text:span>avec<text:span text:style-name="T1"> </text:span>humour,<text:span text:style-name="T1"> </text:span>c'était<text:span text:style-name="T1"> </text:span>forcer<text:span text:style-name="T1"> </text:span>le<text:span text:style-name="T1"> </text:span>succès.<text:span text:style-name="T1"> </text:span>Ce<text:span text:style-name="T1"> </text:span>petit<text:span text:style-name="T1"> </text:span>livre,<text:span text:style-name="T1"> </text:span>qui<text:span text:style-name="T1"> </text:span>ne<text:span text:style-name="T1"> </text:span>visait<text:span text:style-name="T1"> </text:span>peut-être<text:span text:style-name="T1"> </text:span>pas<text:span text:style-name="T1"> </text:span>si<text:span text:style-name="T1"> </text:span>haut,<text:span text:style-name="T1"> </text:span>fut<text:span text:style-name="T1"> </text:span>le<text:span text:style-name="T1"> </text:span>meilleur<text:span text:style-name="T1"> </text:span>sergent<text:span text:style-name="T1"> </text:span>recruteur<text:span text:style-name="T1"> </text:span>de<text:span text:style-name="T1"> </text:span>l'armée<text:span text:style-name="T1"> </text:span>continentale$110$.<text:span text:style-name="T1"> </text:span>Il<text:span text:style-name="T1"> </text:span>s'en<text:span text:style-name="T1"> </text:span>vendit<text:span text:style-name="T1"> </text:span>plus<text:span text:style-name="T1"> </text:span>de<text:span text:style-name="T1"> </text:span>trente<text:span text:style-name="T1"> </text:span>mille<text:span text:style-name="T1"> </text:span>exemplaires<text:span text:style-name="T1"> </text:span>pendant<text:span text:style-name="T1"> </text:span>la<text:span text:style-name="T1"> </text:span>révolution,<text:span text:style-name="T1"> </text:span>et<text:span text:style-name="T1"> </text:span>les<text:span text:style-name="T1"> </text:span>volontaires<text:span text:style-name="T1"> </text:span>auxquels<text:span text:style-name="T1"> </text:span>il<text:span text:style-name="T1"> </text:span>avait<text:span text:style-name="T1"> </text:span>mis<text:span text:style-name="T1"> </text:span>le<text:span text:style-name="T1"> </text:span>fusil<text:span text:style-name="T1"> </text:span>à<text:span text:style-name="T1"> </text:span>la<text:span text:style-name="T1"> </text:span>main<text:span text:style-name="T1"> </text:span>l'emportaient<text:span text:style-name="T1"> </text:span>dans<text:span text:style-name="T1"> </text:span>leur<text:span text:style-name="T1"> </text:span>poche<text:span text:style-name="T1"> </text:span>pour<text:span text:style-name="T1"> </text:span>le<text:span text:style-name="T1"> </text:span>relire<text:span text:style-name="T1"> </text:span>entre<text:span text:style-name="T1"> </text:span>deux<text:span text:style-name="T1"> </text:span>escarmouches.<text:span text:style-name="T1"> </text:span>Tyrtée$111$<text:span text:style-name="T1"> </text:span>héroï-comique,<text:span text:style-name="T1"> </text:span>et<text:span text:style-name="T1"> </text:span>Taillefer$112$<text:span text:style-name="T1"> </text:span>salis<text:span text:style-name="T1"> </text:span>le<text:span text:style-name="T1"> </text:span>savoir,<text:span text:style-name="T1"> </text:span>Trumbull,<text:span text:style-name="T1"> </text:span>en<text:span text:style-name="T1"> </text:span>raillant<text:span text:style-name="T1"> </text:span>les<text:span text:style-name="T1"> </text:span>tories,<text:span text:style-name="T1"> </text:span>n'avait<text:span text:style-name="T1"> </text:span>cru<text:span text:style-name="T1"> </text:span>faire<text:span text:style-name="T1"> </text:span>que<text:span text:style-name="T1"> </text:span>de<text:span text:style-name="T1"> </text:span>la<text:span text:style-name="T1"> </text:span>littérature<text:span text:style-name="T1"> </text:span>et<text:span text:style-name="T1"> </text:span>de<text:span text:style-name="T1"> </text:span>la<text:span text:style-name="T1"> </text:span>satire<text:span text:style-name="T1"> </text:span>inoffensive<text:span text:style-name="T1"> </text:span>il<text:span text:style-name="T1"> </text:span>l'avoua<text:span text:style-name="T1"> </text:span>lui-même.<text:span text:style-name="T1"> </text:span>Pourtant<text:span text:style-name="T1"> </text:span>le<text:span text:style-name="T1"> </text:span>patriotisme<text:span text:style-name="T1"> </text:span>éclate<text:span text:style-name="T1"> </text:span>dans<text:span text:style-name="T1"> </text:span>le<text:span text:style-name="T1"> </text:span>caractère<text:span text:style-name="T1"> </text:span>même<text:span text:style-name="T1"> </text:span>de<text:span text:style-name="T1"> </text:span>M'Fingal,<text:span text:style-name="T1"> </text:span>tory<text:span text:style-name="T1"> </text:span>désabusé,<text:span text:style-name="T1"> </text:span>qui,<text:span text:style-name="T1"> </text:span>par<text:span text:style-name="T1"> </text:span>une<text:span text:style-name="T1"> </text:span>sorte<text:span text:style-name="T1"> </text:span>de<text:span text:style-name="T1"> </text:span>fatale<text:span text:style-name="T1"> </text:span>divination<text:span text:style-name="T1"> </text:span>se<text:span text:style-name="T1"> </text:span>sent<text:span text:style-name="T1"> </text:span>poussé<text:span text:style-name="T1"> </text:span>à<text:span text:style-name="T1"> </text:span>prédire<text:span text:style-name="T1"> </text:span>le<text:span text:style-name="T1"> </text:span>succès<text:span text:style-name="T1"> </text:span>des<text:span text:style-name="T1"> </text:span>colonies<text:span text:style-name="T1"> </text:span>rebelles<text:span text:style-name="T1"> </text:span></text:p>
      <text:p text:style-name="citation_20_sans_20_espace"><text:span text:style-name="T18">Hear</text:span><text:span text:style-name="T19"> </text:span><text:span text:style-name="T18">a</text:span><text:span text:style-name="T19"> </text:span><text:span text:style-name="T18">voice</text:span><text:span text:style-name="T19"> </text:span><text:span text:style-name="T18">that</text:span><text:span text:style-name="T19"> </text:span><text:span text:style-name="T18">calls</text:span><text:span text:style-name="T19"> </text:span><text:span text:style-name="T18">away</text:span><text:span text:style-name="T12">$113$</text:span><text:span text:style-name="T13"> </text:span></text:p>
      <text:p text:style-name="citation_20_sans_20_espace"><text:span text:style-name="T18">And</text:span><text:span text:style-name="T19"> </text:span><text:span text:style-name="T18">cries</text:span><text:span text:style-name="T19"> </text:span><text:span text:style-name="T18">« The</text:span><text:span text:style-name="T19"> </text:span><text:span text:style-name="T18">wigs</text:span><text:span text:style-name="T19"> </text:span><text:span text:style-name="T18">will</text:span><text:span text:style-name="T19"> </text:span><text:span text:style-name="T18">win</text:span><text:span text:style-name="T19"> </text:span><text:span text:style-name="T18">the</text:span><text:span text:style-name="T19"> </text:span><text:span text:style-name="T18">day</text:span><text:span text:style-name="T19"> </text:span><text:span text:style-name="T18">!</text:span><text:span text:style-name="T19"> »</text:span></text:p>
      <text:p text:style-name="citation_20_sans_20_espace"><text:span text:style-name="T19"><text:s/></text:span><text:span text:style-name="T18">My</text:span><text:span text:style-name="T19"> </text:span><text:span text:style-name="T18">beck'ning</text:span><text:span text:style-name="T19"> </text:span><text:span text:style-name="T18">genius</text:span><text:span text:style-name="T19"> </text:span><text:span text:style-name="T18">gives</text:span><text:span text:style-name="T19"> </text:span><text:span text:style-name="T18">command</text:span><text:span text:style-name="T19"> </text:span></text:p>
      <text:p text:style-name="citation_20_sans_20_espace">And<text:span text:style-name="T1"> </text:span>bids<text:span text:style-name="T1"> </text:span>me<text:span text:style-name="T1"> </text:span>fly<text:span text:style-name="T1"> </text:span>the<text:span text:style-name="T1"> </text:span>fatal<text:span text:style-name="T1"> </text:span>land<text:span text:style-name="T1"> </text:span></text:p>
      <text:p text:style-name="citation_20_sans_20_espace">Were,<text:span text:style-name="T1"> </text:span>changing<text:span text:style-name="T1"> </text:span>names<text:span text:style-name="T1"> </text:span>and<text:span text:style-name="T1"> </text:span>Constitution<text:span text:style-name="T1"> </text:span></text:p>
      <text:p text:style-name="citation_20_sans_20_espace"><text:soft-page-break/><text:span text:style-name="T16">Rebellion</text:span><text:span text:style-name="T17"> </text:span><text:span text:style-name="T16">turns</text:span><text:span text:style-name="T17"> </text:span><text:span text:style-name="T16">to</text:span><text:span text:style-name="T17"> </text:span><text:span text:style-name="T16">Revolution.</text:span><text:span text:style-name="T17"> »</text:span><text:span text:style-name="T17"> </text:span></text:p>
      <text:p text:style-name="P16"/>
      <text:p text:style-name="Standard">Comme<text:span text:style-name="T1"> </text:span>poésie<text:span text:style-name="T1"> </text:span>cela<text:span text:style-name="T1"> </text:span>est<text:span text:style-name="T1"> </text:span>fort<text:span text:style-name="T1"> </text:span>médiocre,<text:span text:style-name="T1"> </text:span>mais<text:span text:style-name="T1"> </text:span>les<text:span text:style-name="T1"> </text:span>esprits<text:span text:style-name="T1"> </text:span>excités<text:span text:style-name="T1"> </text:span>répétaient<text:span text:style-name="T1"> </text:span>avec<text:span text:style-name="T1"> </text:span>le<text:span text:style-name="T1"> </text:span>gentilhomme<text:span text:style-name="T1"> </text:span>découragé<text:span text:style-name="T1"> </text:span>« J'entends<text:span text:style-name="T1"> </text:span>une<text:span text:style-name="T1"> </text:span>voix<text:span text:style-name="T1"> </text:span>qui<text:span text:style-name="T1"> </text:span>m'appelle<text:span text:style-name="T1"> </text:span>et<text:span text:style-name="T1"> </text:span>me<text:span text:style-name="T1"> </text:span>crie :<text:span text:style-name="T1"> </text:span>La<text:span text:style-name="T1"> </text:span>victoire<text:span text:style-name="T1"> </text:span>restera<text:span text:style-name="T1"> </text:span>aux<text:span text:style-name="T1"> </text:span>whigs!<text:span text:style-name="T1"> </text:span>Mon<text:span text:style-name="T1"> </text:span>génie<text:span text:style-name="T1"> </text:span>m'avertit<text:span text:style-name="T1"> </text:span>et<text:span text:style-name="T1"> </text:span>m'ordonne<text:span text:style-name="T1"> </text:span>de<text:span text:style-name="T1"> </text:span>fuir<text:span text:style-name="T1"> </text:span>une<text:span text:style-name="T1"> </text:span>terre<text:span text:style-name="T1"> </text:span>fatale<text:span text:style-name="T1"> </text:span>où,<text:span text:style-name="T1"> </text:span>changeant<text:span text:style-name="T1"> </text:span>de<text:span text:style-name="T1"> </text:span>nom<text:span text:style-name="T1"> </text:span>et<text:span text:style-name="T1"> </text:span>de<text:span text:style-name="T1"> </text:span>constitution,<text:span text:style-name="T1"> </text:span>la<text:span text:style-name="T1"> </text:span>Rébellion<text:span text:style-name="T1"> </text:span>va<text:span text:style-name="T1"> </text:span>devenir<text:span text:style-name="T1"> </text:span>Révolution.<text:span text:style-name="T1"> » </text:span>C'est<text:span text:style-name="T1"> </text:span>avec<text:span text:style-name="T1"> </text:span>ces<text:span text:style-name="T1"> </text:span>misères<text:span text:style-name="T1"> </text:span>que<text:span text:style-name="T1"> </text:span>l'on<text:span text:style-name="T1"> </text:span>pousse<text:span text:style-name="T1"> </text:span>un<text:span text:style-name="T1"> </text:span>peuple<text:span text:style-name="T1"> </text:span>aux<text:span text:style-name="T1"> </text:span>armes ;<text:span text:style-name="T1"> </text:span>encore<text:span text:style-name="T1"> </text:span>faut-il<text:span text:style-name="T1"> </text:span>les<text:span text:style-name="T1"> </text:span>trouver<text:span text:style-name="T1"> </text:span>à<text:span text:style-name="T1"> </text:span>point.<text:span text:style-name="T1"> </text:span>Il<text:span text:style-name="T1"> </text:span>serait<text:span text:style-name="T1"> </text:span>impardonnable<text:span text:style-name="T1"> </text:span>d'oublier<text:span text:style-name="T1"> </text:span>le<text:span text:style-name="T1"> </text:span>quatrième<text:span text:style-name="T1"> </text:span>patriarche,<text:span text:style-name="T1"> </text:span>lequel<text:span text:style-name="T1"> </text:span>au<text:span text:style-name="T1"> </text:span>nom<text:span text:style-name="T1"> </text:span>biblique<text:span text:style-name="T1"> </text:span>de<text:span text:style-name="T1"> </text:span>Timothée<text:span text:style-name="T1"> </text:span>joignait<text:span text:style-name="T1"> </text:span>celui<text:span text:style-name="T1"> </text:span>de<text:span text:style-name="T1"> </text:span>Dwight$114$.<text:span text:style-name="T1"> </text:span>Qu'il<text:span text:style-name="T1"> </text:span>y<text:span text:style-name="T1"> </text:span>eût<text:span text:style-name="T1"> </text:span>quelque<text:span text:style-name="T1"> </text:span>part<text:span text:style-name="T1"> </text:span>un<text:span text:style-name="T1"> </text:span>poète<text:span text:style-name="T1"> </text:span>répondant<text:span text:style-name="T1"> </text:span>au<text:span text:style-name="T1"> </text:span>nom<text:span text:style-name="T1"> </text:span>de<text:span text:style-name="T1"> </text:span>Timothée,<text:span text:style-name="T1"> </text:span>cela<text:span text:style-name="T1"> </text:span>faisait<text:span text:style-name="T1"> </text:span>la<text:span text:style-name="T1"> </text:span>joie<text:span text:style-name="T1"> </text:span>de<text:span text:style-name="T1"> </text:span>Byron.<text:span text:style-name="T1"> </text:span>Pourtant<text:span text:style-name="T1"> </text:span>cela<text:span text:style-name="T1"> </text:span>est<text:span text:style-name="T1"> </text:span>ainsi<text:span text:style-name="T1"> </text:span>et<text:span text:style-name="T1"> </text:span>ce<text:span text:style-name="T1"> </text:span>Timothée<text:span text:style-name="T1"> </text:span>a<text:span text:style-name="T1"> </text:span>même<text:span text:style-name="T1"> </text:span>écrit<text:span text:style-name="T1"> </text:span>un<text:span text:style-name="T1"> </text:span>poème<text:span text:style-name="T1"> </text:span>épique<text:span text:style-name="T1"> </text:span>terrible,<text:span text:style-name="T1"> </text:span>la<text:span text:style-name="T1"> </text:span><text:span text:style-name="T2">Conquête</text:span><text:span text:style-name="T3"> </text:span><text:span text:style-name="T2">de</text:span><text:span text:style-name="T3"> </text:span><text:span text:style-name="T2">Chanaan</text:span>,<text:span text:style-name="T1"> </text:span>où<text:span text:style-name="T1"> </text:span>les<text:span text:style-name="T1"> </text:span>victoires<text:span text:style-name="T1"> </text:span>israélites<text:span text:style-name="T1"> </text:span>alternent<text:span text:style-name="T1"> </text:span>avec<text:span text:style-name="T1"> </text:span>les<text:span text:style-name="T1"> </text:span>victoires<text:span text:style-name="T1"> </text:span>américaines$115$.<text:span text:style-name="T1"> </text:span>Il<text:span text:style-name="T1"> </text:span>ne<text:span text:style-name="T1"> </text:span>faut<text:span text:style-name="T1"> </text:span>pas<text:span text:style-name="T1"> </text:span>hésiter<text:span text:style-name="T1"> </text:span>à<text:span text:style-name="T1"> </text:span>préférer<text:span text:style-name="T1"> </text:span>son<text:span text:style-name="T1"> </text:span>ode<text:span text:style-name="T1"> </text:span>patriotique,<text:span text:style-name="T1"> </text:span><text:span text:style-name="T2">Columbia</text:span>$116$,<text:span text:style-name="T1"> </text:span>et<text:span text:style-name="T1"> </text:span>les<text:span text:style-name="T1"> </text:span>poésies<text:span text:style-name="T1"> </text:span>familiales<text:span text:style-name="T1"> </text:span>où<text:span text:style-name="T1"> </text:span>il<text:span text:style-name="T1"> </text:span>se<text:span text:style-name="T1"> </text:span>montre<text:span text:style-name="T1"> </text:span>disciple<text:span text:style-name="T1"> </text:span>élégant<text:span text:style-name="T1"> </text:span>et<text:span text:style-name="T1"> </text:span>ému<text:span text:style-name="T1"> </text:span>de<text:span text:style-name="T1"> </text:span>Cowper$117$ ;<text:span text:style-name="T1"> </text:span>la<text:span text:style-name="T1"> </text:span>strophe<text:span text:style-name="T1"> </text:span>spensérienne$118$<text:span text:style-name="T1"> </text:span>se<text:span text:style-name="T1"> </text:span>déroule<text:span text:style-name="T1"> </text:span>agréablement<text:span text:style-name="T1"> </text:span>sous<text:span text:style-name="T1"> </text:span>ses<text:span text:style-name="T1"> </text:span>doigts,<text:span text:style-name="T1"> </text:span>et<text:span text:style-name="T1"> </text:span>la<text:span text:style-name="T1"> </text:span>grâce<text:span text:style-name="T1"> </text:span>de<text:span text:style-name="T1"> </text:span>sa<text:span text:style-name="T1"> </text:span>muse<text:span text:style-name="T1"> </text:span>domestique,<text:span text:style-name="T1"> </text:span>encore<text:span text:style-name="T1"> </text:span>qu'un<text:span text:style-name="T1"> </text:span>peu<text:span text:style-name="T1"> </text:span>fade,<text:span text:style-name="T1"> </text:span>ne<text:span text:style-name="T1"> </text:span>serait<text:span text:style-name="T1"> </text:span>point<text:span text:style-name="T1"> </text:span>sans<text:span text:style-name="T1"> </text:span>charme,<text:span text:style-name="T1"> </text:span>si<text:span text:style-name="T1"> </text:span>elle<text:span text:style-name="T1"> </text:span>ne<text:span text:style-name="T1"> </text:span>se<text:span text:style-name="T1"> </text:span>parait<text:span text:style-name="T1"> </text:span>mal<text:span text:style-name="T1"> </text:span>à<text:span text:style-name="T1"> </text:span>propos<text:span text:style-name="T1"> </text:span>de<text:span text:style-name="T1"> </text:span>brides<text:span text:style-name="T1"> </text:span>classiques<text:span text:style-name="T1"> </text:span>où<text:span text:style-name="T1"> </text:span>l'on<text:span text:style-name="T1"> </text:span>sent<text:span text:style-name="T1"> </text:span>la<text:span text:style-name="T1"> </text:span>pédanterie<text:span text:style-name="T1"> </text:span>du<text:span text:style-name="T1"> </text:span><text:span text:style-name="T2">tutor</text:span>$119$<text:span text:style-name="T1"> </text:span>de<text:span text:style-name="T1"> </text:span>Yalecollege.<text:span text:style-name="T1"> </text:span></text:p>
      <text:p text:style-name="Standard">Avec<text:span text:style-name="T1"> </text:span>une<text:span text:style-name="T1"> </text:span>fierté<text:span text:style-name="T1"> </text:span>digne<text:span text:style-name="T1"> </text:span>d'un<text:span text:style-name="T1"> </text:span>bon<text:span text:style-name="T1"> </text:span>Américain,<text:span text:style-name="T1"> </text:span>M.<text:span text:style-name="T1"> </text:span>Griswold<text:span text:style-name="T1"> </text:span>raconte,<text:span text:style-name="T1"> </text:span>dans<text:span text:style-name="T1"> </text:span>sa<text:span text:style-name="T1"> </text:span>volumineuse<text:span text:style-name="T1"> </text:span>anthologie,<text:span text:style-name="T1"> </text:span>que<text:span text:style-name="T1"> </text:span>Robert<text:span text:style-name="T1"> </text:span>Treet<text:span text:style-name="T1"> </text:span>Paine<text:span text:style-name="T1"> </text:span>est<text:span text:style-name="T1"> </text:span>le<text:span text:style-name="T1"> </text:span>poète<text:span text:style-name="T1"> </text:span>moderne<text:span text:style-name="T1"> </text:span>auquel<text:span text:style-name="T1"> </text:span>une<text:span text:style-name="T1"> </text:span>pièce<text:span text:style-name="T1"> </text:span>de<text:span text:style-name="T1"> </text:span>vers<text:span text:style-name="T1"> </text:span>ait<text:span text:style-name="T1"> </text:span>été<text:span text:style-name="T1"> </text:span>payée<text:span text:style-name="T1"> </text:span>le<text:span text:style-name="T1"> </text:span>plus<text:span text:style-name="T1"> </text:span>haut<text:span text:style-name="T1"> </text:span>prix.<text:span text:style-name="T1"> </text:span><text:span text:style-name="T2">Adam</text:span><text:span text:style-name="T3"> </text:span><text:span text:style-name="T2">and</text:span><text:span text:style-name="T3"> </text:span><text:span text:style-name="T2">Liberty</text:span><text:span text:style-name="T1"> </text:span>lui<text:span text:style-name="T1"> </text:span>rapporta<text:span text:style-name="T1"> </text:span>750<text:span text:style-name="T1"> </text:span>dollars<text:span text:style-name="T1"> </text:span>pour<text:span text:style-name="T1"> </text:span>soixante-quinze<text:span text:style-name="T1"> </text:span>vers,<text:span text:style-name="T1"> </text:span>ce<text:span text:style-name="T1"> </text:span>qui<text:span text:style-name="T1"> </text:span>fait<text:span text:style-name="T1"> </text:span>cinquante<text:span text:style-name="T1"> </text:span>francs<text:span text:style-name="T1"> </text:span>par<text:span text:style-name="T1"> </text:span>vers$120$.<text:span text:style-name="T1"> </text:span>A<text:span text:style-name="T1"> </text:span>la<text:span text:style-name="T1"> </text:span>même<text:span text:style-name="T1"> </text:span>époque,<text:span text:style-name="T1"> </text:span>Murray<text:span text:style-name="T1"> </text:span>payait<text:span text:style-name="T1"> </text:span>Byron<text:span text:style-name="T1"> </text:span>une<text:span text:style-name="T1"> </text:span>guinée<text:span text:style-name="T1"> </text:span>par<text:span text:style-name="T1"> </text:span>vers,<text:span text:style-name="T1"> </text:span>quand<text:span text:style-name="T1"> </text:span>Byron<text:span text:style-name="T1"> </text:span>daignait<text:span text:style-name="T1"> </text:span>se<text:span text:style-name="T1"> </text:span>laisser<text:span text:style-name="T1"> </text:span>payer,<text:span text:style-name="T1"> </text:span>et<text:span text:style-name="T1"> </text:span>je<text:span text:style-name="T1"> </text:span>ne<text:span text:style-name="T1"> </text:span>vois<text:span text:style-name="T1"> </text:span>pas,<text:span text:style-name="T1"> </text:span>en<text:span text:style-name="T1"> </text:span>effet,<text:span text:style-name="T1"> </text:span>étant<text:span text:style-name="T1"> </text:span>donnée<text:span text:style-name="T1"> </text:span>la<text:span text:style-name="T1"> </text:span>prodigalité<text:span text:style-name="T1"> </text:span>bien<text:span text:style-name="T1"> </text:span>connue<text:span text:style-name="T1"> </text:span>des<text:span text:style-name="T1"> </text:span>éditeurs,<text:span text:style-name="T1"> </text:span>que<text:span text:style-name="T1"> </text:span>ce<text:span text:style-name="T1"> </text:span>prix<text:span text:style-name="T1"> </text:span>ait<text:span text:style-name="T1"> </text:span>été<text:span text:style-name="T1"> </text:span>jamais<text:span text:style-name="T1"> </text:span>dépassé.<text:span text:style-name="T1"> </text:span>Ce<text:span text:style-name="T1"> </text:span>dont<text:span text:style-name="T1"> </text:span>M.<text:span text:style-name="T1"> </text:span>Griswold<text:span text:style-name="T1"> </text:span>ni<text:span text:style-name="T1"> </text:span>R.<text:span text:style-name="T1"> </text:span>T.<text:span text:style-name="T1"> </text:span>Paine<text:span text:style-name="T1"> </text:span>ne<text:span text:style-name="T1"> </text:span>se<text:span text:style-name="T1"> </text:span>sont<text:span text:style-name="T1"> </text:span>jamais<text:span text:style-name="T1"> </text:span>doutés,<text:span text:style-name="T1"> </text:span>c'est<text:span text:style-name="T1"> </text:span>que<text:span text:style-name="T1"> </text:span>c'était<text:span text:style-name="T1"> </text:span>beaucoup<text:span text:style-name="T1"> </text:span>trop,<text:span text:style-name="T1"> </text:span>et<text:span text:style-name="T1"> </text:span>que<text:span text:style-name="T1"> </text:span>l'on<text:span text:style-name="T1"> </text:span>peut<text:span text:style-name="T1"> </text:span>se<text:span text:style-name="T1"> </text:span>procurer<text:span text:style-name="T1"> </text:span>des<text:span text:style-name="T1"> </text:span>vers<text:span text:style-name="T1"> </text:span>bien<text:span text:style-name="T1"> </text:span>meilleurs<text:span text:style-name="T1"> </text:span>à<text:span text:style-name="T1"> </text:span>meilleur<text:span text:style-name="T1"> </text:span>marché :</text:p>
      <text:p text:style-name="citation_20_sans_20_espace"><text:span text:style-name="T12">And</text:span><text:span text:style-name="T13"> </text:span><text:span text:style-name="T12">ne'er</text:span><text:span text:style-name="T13"> </text:span><text:span text:style-name="T12">shall</text:span><text:span text:style-name="T13"> </text:span><text:span text:style-name="T12">the</text:span><text:span text:style-name="T13"> </text:span><text:span text:style-name="T12">sons</text:span><text:span text:style-name="T13"> </text:span><text:span text:style-name="T12">of</text:span><text:span text:style-name="T13"> </text:span><text:span text:style-name="T12">Columbia</text:span><text:span text:style-name="T13"> </text:span><text:span text:style-name="T12">be</text:span><text:span text:style-name="T13"> </text:span><text:span text:style-name="T12">slaves,</text:span><text:span text:style-name="T13"> </text:span></text:p>
      <text:p text:style-name="citation_20_sans_20_espace"><text:span text:style-name="T12">While</text:span><text:span text:style-name="T13"> </text:span><text:span text:style-name="T12">the</text:span><text:span text:style-name="T13"> </text:span><text:span text:style-name="T12">earth</text:span><text:span text:style-name="T13"> </text:span><text:span text:style-name="T12">bears</text:span><text:span text:style-name="T13"> </text:span><text:span text:style-name="T12">a</text:span><text:span text:style-name="T13"> </text:span><text:span text:style-name="T12">plant,</text:span><text:span text:style-name="T13"> </text:span><text:span text:style-name="T12">or</text:span><text:span text:style-name="T13"> </text:span><text:span text:style-name="T12">the</text:span><text:span text:style-name="T13"> </text:span><text:span text:style-name="T12">sea</text:span><text:span text:style-name="T13"> </text:span><text:span text:style-name="T12">rolls</text:span><text:span text:style-name="T13"> </text:span><text:span text:style-name="T12">its</text:span><text:span text:style-name="T13"> </text:span><text:span text:style-name="T12">waves$121$.</text:span></text:p>
      <text:p text:style-name="P1"/>
      <text:p text:style-name="Standard">En<text:span text:style-name="T1"> </text:span>voilà<text:span text:style-name="T1"> </text:span>pour<text:span text:style-name="T1"> </text:span>cent<text:span text:style-name="T1"> </text:span>francs,<text:span text:style-name="T1"> </text:span>et<text:span text:style-name="T1"> </text:span>c'est<text:span text:style-name="T1"> </text:span>d'autant<text:span text:style-name="T1"> </text:span>plus<text:span text:style-name="T1"> </text:span>cher<text:span text:style-name="T1"> </text:span>que<text:span text:style-name="T1"> </text:span>cela<text:span text:style-name="T1"> </text:span>rappelle,<text:span text:style-name="T1"> </text:span>à<text:span text:style-name="T1"> </text:span>s'y<text:span text:style-name="T1"> </text:span>méprendre,<text:span text:style-name="T1"> </text:span>le<text:span text:style-name="T1"> </text:span>refrain<text:span text:style-name="T1"> </text:span>bien<text:span text:style-name="T1"> </text:span>connu<text:span text:style-name="T1"> </text:span>du<text:span text:style-name="T1"> </text:span>chant<text:span text:style-name="T1"> </text:span>national<text:span text:style-name="T1"> </text:span>anglais<text:span text:style-name="T1"> </text:span></text:p>
      <text:p text:style-name="citation_20_sans_20_espace">Rule<text:span text:style-name="T1"> </text:span>Britannia,<text:span text:style-name="T1"> </text:span>rule<text:span text:style-name="T1"> </text:span>the<text:span text:style-name="T1"> </text:span>waves ;<text:span text:style-name="T1"> </text:span></text:p>
      <text:p text:style-name="citation_20_sans_20_espace"><text:span text:style-name="T18">Britons</text:span><text:span text:style-name="T19"> </text:span><text:span text:style-name="T18">never</text:span><text:span text:style-name="T19"> </text:span><text:span text:style-name="T18">shall</text:span><text:span text:style-name="T19"> </text:span><text:span text:style-name="T18">be</text:span><text:span text:style-name="T19"> </text:span><text:span text:style-name="T18">slaves</text:span><text:span text:style-name="T12">$122$.</text:span><text:span text:style-name="T13"> </text:span></text:p>
      <text:p text:style-name="P15"/>
      <text:p text:style-name="Standard">De<text:span text:style-name="T1"> </text:span>plus<text:span text:style-name="T1"> </text:span>de<text:span text:style-name="T1"> </text:span>talent<text:span text:style-name="T1"> </text:span>comme<text:span text:style-name="T1"> </text:span>peintre<text:span text:style-name="T1"> </text:span>que<text:span text:style-name="T1"> </text:span>comme<text:span text:style-name="T1"> </text:span>poète,<text:span text:style-name="T1"> </text:span>Washington.<text:span text:style-name="T1"> </text:span>Allston,<text:span text:style-name="T1"> </text:span>l'ami<text:span text:style-name="T1"> </text:span>et<text:span text:style-name="T1"> </text:span>le<text:span text:style-name="T1"> </text:span>disciple<text:span text:style-name="T1"> </text:span>de<text:span text:style-name="T1"> </text:span>Coleridge<text:span text:style-name="T1"> </text:span>qu'il<text:span text:style-name="T1"> </text:span>avait<text:span text:style-name="T1"> </text:span>connu<text:span text:style-name="T1"> </text:span>à<text:span text:style-name="T1"> </text:span>Rome,<text:span text:style-name="T1"> </text:span>est<text:span text:style-name="T1"> </text:span>le<text:span text:style-name="T1"> </text:span>premier<text:span text:style-name="T1"> </text:span>de<text:span text:style-name="T1"> </text:span>ces<text:span text:style-name="T1"> </text:span>Américains<text:span text:style-name="T1"> </text:span>cosmopolites<text:span text:style-name="T1"> </text:span>que<text:span text:style-name="T1"> </text:span>l'ancien<text:span text:style-name="T1"> </text:span>monde<text:span text:style-name="T1"> </text:span>a<text:span text:style-name="T1"> </text:span>fascinés<text:span text:style-name="T1"> </text:span>et<text:span text:style-name="T1"> </text:span>pour<text:span text:style-name="T1"> </text:span>qui<text:span text:style-name="T1"> </text:span>le<text:span text:style-name="T1"> </text:span>Potomac<text:span text:style-name="T1"> </text:span>porte<text:span text:style-name="T1"> </text:span>un<text:span text:style-name="T1"> </text:span>nom<text:span text:style-name="T1"> </text:span>barbare$123$.<text:span text:style-name="T1"> </text:span>Son<text:span text:style-name="T1"> </text:span>roman,<text:span text:style-name="T1"> </text:span><text:span text:style-name="T2">Monaldi,</text:span><text:span text:style-name="T1"> </text:span>na-turellement<text:span text:style-name="T1"> </text:span>un<text:span text:style-name="T1"> </text:span>« récit<text:span text:style-name="T1"> </text:span>de<text:span text:style-name="T1"> </text:span>la<text:span text:style-name="T1"> </text:span>vie<text:span text:style-name="T1"> </text:span>italienne »,<text:span text:style-name="T1"> </text:span>n'est<text:span text:style-name="T1"> </text:span>point<text:span text:style-name="T1"> </text:span>des<text:span text:style-name="T1"> </text:span>plus<text:span text:style-name="T1"> </text:span>mauvais,<text:span text:style-name="T1"> </text:span>encore<text:span text:style-name="T1"> </text:span>qu'on<text:span text:style-name="T1"> </text:span>sente<text:span text:style-name="T1"> </text:span>le<text:span text:style-name="T1"> </text:span>critique<text:span text:style-name="T1"> </text:span>d'art<text:span text:style-name="T1"> </text:span>plus<text:span text:style-name="T1"> </text:span>que<text:span text:style-name="T1"> </text:span>l'observateur<text:span text:style-name="T1"> </text:span>et<text:span text:style-name="T1"> </text:span>le<text:span text:style-name="T1"> </text:span>psychologue$124$<text:span text:style-name="T1"> </text:span>parmi<text:span text:style-name="T1"> </text:span>ses<text:span text:style-name="T1"> </text:span>vers<text:span text:style-name="T1"> </text:span>une<text:span text:style-name="T1"> </text:span>pièce<text:span text:style-name="T1"> </text:span>est<text:span text:style-name="T1"> </text:span>demeurée<text:span text:style-name="T1"> </text:span>célèbre,<text:span text:style-name="T1"> </text:span>qui<text:span text:style-name="T1"> </text:span>se<text:span text:style-name="T1"> </text:span>termine<text:span text:style-name="T1"> </text:span>par<text:span text:style-name="T1"> </text:span>ces<text:span text:style-name="T1"> </text:span>mots<text:span text:style-name="T1"> </text:span>que<text:span text:style-name="T1"> </text:span>l'Amérique<text:span text:style-name="T1"> </text:span>adresse<text:span text:style-name="T1"> </text:span>à<text:span text:style-name="T1"> </text:span>la<text:span text:style-name="T1"> </text:span>Grande-Bretagne<text:span text:style-name="T1"> </text:span>« <text:span text:style-name="T2">We</text:span><text:span text:style-name="T3"> </text:span><text:span text:style-name="T2">are</text:span><text:span text:style-name="T3"> </text:span><text:span text:style-name="T2">one</text:span>.<text:span text:style-name="T1"> – </text:span>Nous<text:span text:style-name="T1"> </text:span>ne<text:span text:style-name="T1"> </text:span>faisons<text:span text:style-name="T1"> </text:span>qu'un$125$.<text:span text:style-name="T1"> » </text:span>Bien<text:span text:style-name="T1"> </text:span>que<text:span text:style-name="T1"> </text:span>cette<text:span text:style-name="T1"> </text:span>poésie<text:span text:style-name="T1"> </text:span>ait<text:span text:style-name="T1"> </text:span>été<text:span text:style-name="T1"> </text:span>publiée<text:span text:style-name="T1"> </text:span>par<text:span text:style-name="T1"> </text:span>Colerige<text:span text:style-name="T1"> </text:span>dans<text:span text:style-name="T1"> </text:span>ses<text:span text:style-name="T1"> </text:span>Feuillets<text:span text:style-name="T1"> </text:span>sibyllins,<text:span text:style-name="T1"> </text:span>elle<text:span text:style-name="T1"> </text:span>n'a<text:span text:style-name="T1"> </text:span>point<text:span text:style-name="T1"> </text:span>précisément<text:span text:style-name="T1"> </text:span>été<text:span text:style-name="T1"> </text:span>prophétique$126$.<text:span text:style-name="T1"> </text:span></text:p>
      <text:p text:style-name="Standard">Sans<text:span text:style-name="T1"> </text:span>que<text:span text:style-name="T1"> </text:span>nous<text:span text:style-name="T1"> </text:span>l'ayons<text:span text:style-name="T1"> </text:span>marqué<text:span text:style-name="T1"> </text:span>au<text:span text:style-name="T1"> </text:span>cours<text:span text:style-name="T1"> </text:span>de<text:span text:style-name="T1"> </text:span>ces<text:span text:style-name="T1"> </text:span>appréciations<text:span text:style-name="T1"> </text:span>sommaires<text:span text:style-name="T1"> </text:span>d'œuvres<text:span text:style-name="T1"> </text:span>et<text:span text:style-name="T1"> </text:span>d'hommes<text:span text:style-name="T1"> </text:span>qui<text:span text:style-name="T1"> </text:span>eurent<text:span text:style-name="T1"> </text:span>leur<text:span text:style-name="T1"> </text:span>vogue,<text:span text:style-name="T1"> </text:span>et<text:span text:style-name="T1"> </text:span>même<text:span text:style-name="T1"> </text:span>leur<text:span text:style-name="T1"> </text:span>gloire,<text:span text:style-name="T1"> </text:span>on<text:span text:style-name="T1"> </text:span>a<text:span text:style-name="T1"> </text:span>dû<text:span text:style-name="T1"> </text:span>sentir<text:span text:style-name="T1"> </text:span>la<text:span text:style-name="T1"> </text:span>poésie<text:span text:style-name="T1"> </text:span>américaine<text:span text:style-name="T1"> </text:span>se<text:span text:style-name="T1"> </text:span>dégager<text:span text:style-name="T1"> </text:span>peu<text:span text:style-name="T1"> </text:span>à<text:span text:style-name="T1"> </text:span>peu<text:span text:style-name="T1"> </text:span>de<text:span text:style-name="T1"> </text:span>ses<text:span text:style-name="T1"> </text:span>origines<text:span text:style-name="T1"> </text:span>puritaines.<text:span text:style-name="T1"> </text:span>Encore<text:span text:style-name="T1"> </text:span>de<text:span text:style-name="T1"> </text:span>nulle<text:span text:style-name="T1"> </text:span>originalité,<text:span text:style-name="T1"> </text:span>elle<text:span text:style-name="T1"> </text:span>s'élève<text:span text:style-name="T1"> </text:span>un<text:span text:style-name="T1"> </text:span>peu<text:span text:style-name="T1"> </text:span>au-dessus<text:span text:style-name="T1"> </text:span>de<text:span text:style-name="T1"> </text:span>l'inspiration<text:span text:style-name="T1"> </text:span>sectaire ;<text:span text:style-name="T1"> </text:span>la<text:span text:style-name="T1"> </text:span>révolution,<text:span text:style-name="T1"> </text:span>d'un<text:span text:style-name="T1"> </text:span>seul<text:span text:style-name="T1"> </text:span>coup,<text:span text:style-name="T1"> </text:span>l'a<text:span text:style-name="T1"> </text:span>affranchie<text:span text:style-name="T1"> </text:span>et,<text:span text:style-name="T1"> </text:span>sans<text:span text:style-name="T1"> </text:span>donner<text:span text:style-name="T1"> </text:span>le<text:span text:style-name="T1"> </text:span>talent<text:span text:style-name="T1"> </text:span>aux<text:span text:style-name="T1"> </text:span>poètes,<text:span text:style-name="T1"> </text:span>leur<text:span text:style-name="T1"> </text:span>a<text:span text:style-name="T1"> </text:span><text:soft-page-break/>cependant<text:span text:style-name="T1"> </text:span>rendu<text:span text:style-name="T1"> </text:span>la<text:span text:style-name="T1"> </text:span>liberté.<text:span text:style-name="T1"> </text:span>Celui<text:span text:style-name="T1"> </text:span>qui,<text:span text:style-name="T1"> </text:span>pendant<text:span text:style-name="T1"> </text:span>cette<text:span text:style-name="T1"> </text:span>première<text:span text:style-name="T1"> </text:span>période,<text:span text:style-name="T1"> </text:span>en<text:span text:style-name="T1"> </text:span>profita<text:span text:style-name="T1"> </text:span>le<text:span text:style-name="T1"> </text:span>mieux,<text:span text:style-name="T1"> </text:span>fut<text:span text:style-name="T1"> </text:span>incontestablement<text:span text:style-name="T1"> </text:span>Philippe<text:span text:style-name="T1"> </text:span>Freneau$127$.<text:span text:style-name="T1"> </text:span>Son<text:span text:style-name="T1"> </text:span>nom<text:span text:style-name="T1"> </text:span>le<text:span text:style-name="T1"> </text:span>fait<text:span text:style-name="T1"> </text:span>pressentir,<text:span text:style-name="T1"> </text:span>il<text:span text:style-name="T1"> </text:span>était<text:span text:style-name="T1"> </text:span>d'origine<text:span text:style-name="T1"> </text:span>française,<text:span text:style-name="T1"> </text:span>petit-fils<text:span text:style-name="T1"> </text:span>d'un<text:span text:style-name="T1"> </text:span>réfugié<text:span text:style-name="T1"> </text:span>qui,<text:span text:style-name="T1"> </text:span>fuyant<text:span text:style-name="T1"> </text:span>la<text:span text:style-name="T1"> </text:span>France<text:span text:style-name="T1"> </text:span>après<text:span text:style-name="T1"> </text:span>la<text:span text:style-name="T1"> </text:span>révocation<text:span text:style-name="T1"> </text:span>de<text:span text:style-name="T1"> </text:span>l'Edit<text:span text:style-name="T1"> </text:span>de<text:span text:style-name="T1"> </text:span>Nantes,<text:span text:style-name="T1"> </text:span>était<text:span text:style-name="T1"> </text:span>venu<text:span text:style-name="T1"> </text:span>fonder<text:span text:style-name="T1"> </text:span>le<text:span text:style-name="T1"> </text:span>village<text:span text:style-name="T1"> </text:span>de<text:span text:style-name="T1"> </text:span>la<text:span text:style-name="T1"> </text:span>Nouvelle-Rochelle,<text:span text:style-name="T1"> </text:span>aux<text:span text:style-name="T1"> </text:span>environs<text:span text:style-name="T1"> </text:span>de<text:span text:style-name="T1"> </text:span>New-York$128$.<text:span text:style-name="T1"> </text:span>Né<text:span text:style-name="T1"> </text:span>en<text:span text:style-name="T1"> </text:span>1752,<text:span text:style-name="T1"> </text:span>il<text:span text:style-name="T1"> </text:span>fut<text:span text:style-name="T1"> </text:span>soldat,<text:span text:style-name="T1"> </text:span>puis<text:span text:style-name="T1"> </text:span>politicien<text:span text:style-name="T1"> </text:span>de<text:span text:style-name="T1"> </text:span>la<text:span text:style-name="T1"> </text:span>Révolution,<text:span text:style-name="T1"> </text:span>et<text:span text:style-name="T1"> </text:span>montra<text:span text:style-name="T1"> </text:span>d'abord<text:span text:style-name="T1"> </text:span>plus<text:span text:style-name="T1"> </text:span>de<text:span text:style-name="T1"> </text:span>courage,<text:span text:style-name="T1"> </text:span>ensuite<text:span text:style-name="T1"> </text:span>plus<text:span text:style-name="T1"> </text:span>d'esprit<text:span text:style-name="T1"> </text:span>que<text:span text:style-name="T1"> </text:span>de<text:span text:style-name="T1"> </text:span>scrupules$129$.<text:span text:style-name="T1"> </text:span>Prosateur,<text:span text:style-name="T1"> </text:span>il<text:span text:style-name="T1"> </text:span>rappelle<text:span text:style-name="T1"> </text:span>Franklin$130$,<text:span text:style-name="T1"> </text:span>avec<text:span text:style-name="T1"> </text:span>moins<text:span text:style-name="T1"> </text:span>de<text:span text:style-name="T1"> </text:span>bonhomie<text:span text:style-name="T1"> </text:span>et<text:span text:style-name="T1"> </text:span>plus<text:span text:style-name="T1"> </text:span>d'amertume<text:span text:style-name="T1"> </text:span>« Si<text:span text:style-name="T1"> </text:span>la<text:span text:style-name="T1"> </text:span>fortune<text:span text:style-name="T1"> </text:span>semble<text:span text:style-name="T1"> </text:span>bien<text:span text:style-name="T1"> </text:span>décidée<text:span text:style-name="T1"> </text:span>à<text:span text:style-name="T1"> </text:span>vous<text:span text:style-name="T1"> </text:span>couper<text:span text:style-name="T1"> </text:span>les<text:span text:style-name="T1"> </text:span>vivres,<text:span text:style-name="T1"> </text:span>ne<text:span text:style-name="T1"> </text:span>mangez<text:span text:style-name="T1"> </text:span>pas<text:span text:style-name="T1"> </text:span>votre<text:span text:style-name="T1"> </text:span>reste,<text:span text:style-name="T1"> </text:span>ne<text:span text:style-name="T1"> </text:span>bâtissez<text:span text:style-name="T1"> </text:span>pas<text:span text:style-name="T1"> </text:span>de<text:span text:style-name="T1"> </text:span>châteaux<text:span text:style-name="T1"> </text:span>en<text:span text:style-name="T1"> </text:span>Espagne,<text:span text:style-name="T1"> </text:span>comme<text:span text:style-name="T1"> </text:span>d'aucuns ;<text:span text:style-name="T1"> </text:span>retirez-vous<text:span text:style-name="T1"> </text:span>plutôt<text:span text:style-name="T1"> </text:span>dans<text:span text:style-name="T1"> </text:span>une<text:span text:style-name="T1"> </text:span>île<text:span text:style-name="T1"> </text:span>déserte<text:span text:style-name="T1"> </text:span>et<text:span text:style-name="T1"> </text:span>là,<text:span text:style-name="T1"> </text:span>mourez<text:span text:style-name="T1"> </text:span>décemment.<text:span text:style-name="T1"> » </text:span>C'est<text:span text:style-name="T1"> </text:span>ce<text:span text:style-name="T1"> </text:span>qu'en<text:span text:style-name="T1"> </text:span>beaux<text:span text:style-name="T1"> </text:span>vers<text:span text:style-name="T1"> </text:span>et<text:span text:style-name="T1"> </text:span>en<text:span text:style-name="T1"> </text:span>une<text:span text:style-name="T1"> </text:span>forme<text:span text:style-name="T1"> </text:span>plus<text:span text:style-name="T1"> </text:span>élevée,<text:span text:style-name="T1"> </text:span>dira<text:span text:style-name="T1"> </text:span>bientôt<text:span text:style-name="T1"> </text:span>Bryant.<text:span text:style-name="T1"> </text:span></text:p>
      <text:p text:style-name="Standard">Les<text:span text:style-name="T1"> </text:span>vers<text:span text:style-name="T1"> </text:span>de<text:span text:style-name="T1"> </text:span>Freneau<text:span text:style-name="T1"> </text:span>ne<text:span text:style-name="T1"> </text:span>sont<text:span text:style-name="T1"> </text:span>pas<text:span text:style-name="T1"> </text:span>toujours<text:span text:style-name="T1"> </text:span>bons.<text:span text:style-name="T1"> </text:span>La<text:span text:style-name="T1"> </text:span>politique<text:span text:style-name="T1"> </text:span>l'a<text:span text:style-name="T1"> </text:span>médiocrement<text:span text:style-name="T1"> </text:span>inspiré,<text:span text:style-name="T1"> </text:span>malheur<text:span text:style-name="T1"> </text:span>qu'il<text:span text:style-name="T1"> </text:span>partage<text:span text:style-name="T1"> </text:span>avec<text:span text:style-name="T1"> </text:span>presque<text:span text:style-name="T1"> </text:span>tous<text:span text:style-name="T1"> </text:span>les<text:span text:style-name="T1"> </text:span>poètes<text:span text:style-name="T1"> </text:span>américains,<text:span text:style-name="T1"> </text:span>qui<text:span text:style-name="T1"> </text:span>tous,<text:span text:style-name="T1"> </text:span>pourtant,<text:span text:style-name="T1"> </text:span>y<text:span text:style-name="T1"> </text:span>ont<text:span text:style-name="T1"> </text:span>touché.<text:span text:style-name="T1"> </text:span>Pour<text:span text:style-name="T1"> </text:span>trouver<text:span text:style-name="T1"> </text:span>quelque<text:span text:style-name="T1"> </text:span>chose<text:span text:style-name="T1"> </text:span>qui<text:span text:style-name="T1"> </text:span>fasse<text:span text:style-name="T1"> </text:span>penser<text:span text:style-name="T1"> </text:span>aux<text:span text:style-name="T1"> </text:span>odes<text:span text:style-name="T1"> </text:span>de<text:span text:style-name="T1"> </text:span>Manzoni<text:span text:style-name="T1"> </text:span>ou<text:span text:style-name="T1"> </text:span>aux<text:span text:style-name="T1"> </text:span>ïambes<text:span text:style-name="T1"> </text:span>d'André<text:span text:style-name="T1"> </text:span>Chénier,<text:span text:style-name="T1"> </text:span>il<text:span text:style-name="T1"> </text:span>faut<text:span text:style-name="T1"> </text:span>patienter<text:span text:style-name="T1"> </text:span>jusqu'à<text:span text:style-name="T1"> </text:span>Whittier$131$<text:span text:style-name="T1"> </text:span>et<text:span text:style-name="T1"> </text:span>jusqu'à<text:span text:style-name="T1"> </text:span>M.<text:span text:style-name="T1"> </text:span>Lowell$132$.<text:span text:style-name="T1"> </text:span>Où<text:span text:style-name="T1"> </text:span>Freneau<text:span text:style-name="T1"> </text:span>est<text:span text:style-name="T1"> </text:span>poète,<text:span text:style-name="T1"> </text:span>et<text:span text:style-name="T1"> </text:span>poète<text:span text:style-name="T1"> </text:span>charmant,<text:span text:style-name="T1"> </text:span>c'est<text:span text:style-name="T1"> </text:span>dans<text:span text:style-name="T1"> </text:span>le<text:span text:style-name="T1"> </text:span>genre<text:span text:style-name="T1"> </text:span>moyen,<text:span text:style-name="T1"> </text:span>idyllique<text:span text:style-name="T1"> </text:span>et<text:span text:style-name="T1"> </text:span>tendre<text:span text:style-name="T1"> </text:span><text:span text:style-name="T2">Le</text:span><text:span text:style-name="T3"> </text:span><text:span text:style-name="T2">Chèvrefeuille,</text:span><text:span text:style-name="T3"> </text:span><text:span text:style-name="T2">Avril</text:span><text:span text:style-name="T3"> </text:span><text:span text:style-name="T2">à</text:span><text:span text:style-name="T3"> </text:span><text:span text:style-name="T2">Mai</text:span>.<text:span text:style-name="T1"> </text:span>Le<text:span text:style-name="T1"> </text:span>caractère<text:span text:style-name="T1"> </text:span>de<text:span text:style-name="T1"> </text:span>sa<text:span text:style-name="T1"> </text:span>poésie,<text:span text:style-name="T1"> </text:span>c'est<text:span text:style-name="T1"> </text:span>une<text:span text:style-name="T1"> </text:span>mélancolie<text:span text:style-name="T1"> </text:span>qui<text:span text:style-name="T1"> </text:span>va<text:span text:style-name="T1"> </text:span>jusqu'à<text:span text:style-name="T1"> </text:span>l'amertume ;<text:span text:style-name="T1"> </text:span>jusqu'à<text:span text:style-name="T1"> </text:span>la<text:span text:style-name="T1"> </text:span>cruauté<text:span text:style-name="T1"> </text:span>dans<text:span text:style-name="T1"> </text:span>ses<text:span text:style-name="T1"> </text:span>vers<text:span text:style-name="T1"> </text:span><text:span text:style-name="T2">A</text:span><text:span text:style-name="T3"> </text:span><text:span text:style-name="T2">un</text:span><text:span text:style-name="T3"> </text:span><text:span text:style-name="T2">vieillard</text:span>$133$.<text:span text:style-name="T1"> </text:span>Il<text:span text:style-name="T1"> </text:span>traîne<text:span text:style-name="T1"> </text:span>toujours<text:span text:style-name="T1"> </text:span>après<text:span text:style-name="T1"> </text:span>lui<text:span text:style-name="T1"> </text:span>l'idée<text:span text:style-name="T1"> </text:span>de<text:span text:style-name="T1"> </text:span>la<text:span text:style-name="T1"> </text:span>mort<text:span text:style-name="T1"> </text:span>qui<text:span text:style-name="T1"> </text:span>jette<text:span text:style-name="T1"> </text:span>une<text:span text:style-name="T1"> </text:span>ombre<text:span text:style-name="T1"> </text:span>sur<text:span text:style-name="T1"> </text:span>son<text:span text:style-name="T1"> </text:span>œuvre,<text:span text:style-name="T1"> </text:span>et<text:span text:style-name="T1"> </text:span>déjà<text:span text:style-name="T1"> </text:span>l'on<text:span text:style-name="T1"> </text:span>sent<text:span text:style-name="T1"> </text:span>flotter<text:span text:style-name="T1"> </text:span>dans<text:span text:style-name="T1"> </text:span>l'air<text:span text:style-name="T1"> </text:span>comme<text:span text:style-name="T1"> </text:span>les<text:span text:style-name="T1"> </text:span>bouts<text:span text:style-name="T1"> </text:span>de<text:span text:style-name="T1"> </text:span>ce<text:span text:style-name="T1"> </text:span>voile<text:span text:style-name="T1"> </text:span>automnal<text:span text:style-name="T1"> </text:span>qui<text:span text:style-name="T1"> </text:span>enveloppera<text:span text:style-name="T1"> </text:span>toute<text:span text:style-name="T1"> </text:span>l'œuvre<text:span text:style-name="T1"> </text:span>de<text:span text:style-name="T1"> </text:span>Bryant.<text:span text:style-name="T1"> </text:span>Faut-il<text:span text:style-name="T1"> </text:span>lui<text:span text:style-name="T1"> </text:span>pardonner<text:span text:style-name="T1"> </text:span>ses<text:span text:style-name="T1"> </text:span>constantes<text:span text:style-name="T1"> </text:span>intentions<text:span text:style-name="T1"> </text:span>moralisantes<text:span text:style-name="T1"> </text:span>?<text:span text:style-name="T1"> </text:span>S'il<text:span text:style-name="T1"> </text:span>n'y<text:span text:style-name="T1"> </text:span>a<text:span text:style-name="T1"> </text:span>point<text:span text:style-name="T1"> </text:span>du<text:span text:style-name="T1"> </text:span>puritain,<text:span text:style-name="T1"> </text:span>il<text:span text:style-name="T1"> </text:span>y<text:span text:style-name="T1"> </text:span>a<text:span text:style-name="T1"> </text:span>du<text:span text:style-name="T1"> </text:span>calviniste<text:span text:style-name="T1"> </text:span>en<text:span text:style-name="T1"> </text:span>lui ;<text:span text:style-name="T1"> </text:span>il<text:span text:style-name="T1"> </text:span>moralise<text:span text:style-name="T1"> </text:span>à<text:span text:style-name="T1"> </text:span>propos<text:span text:style-name="T1"> </text:span>d'un<text:span text:style-name="T1"> </text:span>papillon<text:span text:style-name="T1"> </text:span>ou<text:span text:style-name="T1"> </text:span>d'un<text:span text:style-name="T1"> </text:span>rayon<text:span text:style-name="T1"> </text:span>de<text:span text:style-name="T1"> </text:span>soleil ;<text:span text:style-name="T1"> </text:span>ce<text:span text:style-name="T1"> </text:span>n'est,<text:span text:style-name="T1"> </text:span>après<text:span text:style-name="T1"> </text:span>tout,<text:span text:style-name="T1"> </text:span>qu'une<text:span text:style-name="T1"> </text:span>faute<text:span text:style-name="T1"> </text:span>de<text:span text:style-name="T1"> </text:span>goût,<text:span text:style-name="T1"> </text:span>et<text:span text:style-name="T1"> </text:span>il<text:span text:style-name="T1"> </text:span>en<text:span text:style-name="T1"> </text:span>est<text:span text:style-name="T1"> </text:span>de<text:span text:style-name="T1"> </text:span>plus<text:span text:style-name="T1"> </text:span>graves.<text:span text:style-name="T1"> </text:span>L'un<text:span text:style-name="T1"> </text:span>de<text:span text:style-name="T1"> </text:span>ses<text:span text:style-name="T1"> </text:span>mérites,<text:span text:style-name="T1"> </text:span>c'est<text:span text:style-name="T1"> </text:span>d'avoir,<text:span text:style-name="T1"> </text:span>le<text:span text:style-name="T1"> </text:span>premier<text:span text:style-name="T1"> </text:span>peut-être,<text:span text:style-name="T1"> </text:span>compris<text:span text:style-name="T1"> </text:span>la<text:span text:style-name="T1"> </text:span>poésie<text:span text:style-name="T1"> </text:span>spéciale<text:span text:style-name="T1"> </text:span>et<text:span text:style-name="T1"> </text:span>forestière<text:span text:style-name="T1"> </text:span>de<text:span text:style-name="T1"> </text:span>la<text:span text:style-name="T1"> </text:span>vie<text:span text:style-name="T1"> </text:span>sauvage.<text:span text:style-name="T1"> </text:span>Campbell<text:span text:style-name="T1"> </text:span>n'a<text:span text:style-name="T1"> </text:span>rien<text:span text:style-name="T1"> </text:span>trouvé<text:span text:style-name="T1"> </text:span>de<text:span text:style-name="T1"> </text:span>mieux<text:span text:style-name="T1"> </text:span>que<text:span text:style-name="T1"> </text:span>de<text:span text:style-name="T1"> </text:span>lui<text:span text:style-name="T1"> </text:span>emprunter<text:span text:style-name="T1"> </text:span>littéralement<text:span text:style-name="T1"> </text:span>l'avant-dernière<text:span text:style-name="T1"> </text:span>strophe<text:span text:style-name="T1"> </text:span>de<text:span text:style-name="T1"> </text:span>sa<text:span text:style-name="T1"> </text:span><text:span text:style-name="T2">Tombe</text:span><text:span text:style-name="T3"> </text:span><text:span text:style-name="T2">indienne</text:span>$134$.<text:span text:style-name="T1"> </text:span>En<text:span text:style-name="T1"> </text:span>voici<text:span text:style-name="T1"> </text:span>une<text:span text:style-name="T1"> </text:span>où<text:span text:style-name="T1"> </text:span>l'on<text:span text:style-name="T1"> </text:span>sent<text:span text:style-name="T1"> </text:span>très<text:span text:style-name="T1"> </text:span>réellement<text:span text:style-name="T1"> </text:span>vibrer<text:span text:style-name="T1"> </text:span>l'âme<text:span text:style-name="T1"> </text:span>de<text:span text:style-name="T1"> </text:span>l'Indien<text:span text:style-name="T1"> </text:span>qui<text:span text:style-name="T1"> </text:span>ne<text:span text:style-name="T1"> </text:span>saurait<text:span text:style-name="T1"> </text:span>vivre<text:span text:style-name="T1"> </text:span>si<text:span text:style-name="T1"> </text:span>ce<text:span text:style-name="T1"> </text:span>n'est<text:span text:style-name="T1"> </text:span>en<text:span text:style-name="T1"> </text:span>plein<text:span text:style-name="T1"> </text:span>air.<text:span text:style-name="T1"> </text:span></text:p>
      <text:p text:style-name="citation_20_sans_20_espace"><text:span text:style-name="T18">W</text:span><text:span text:style-name="T18">here</text:span><text:span text:style-name="T19"> </text:span><text:span text:style-name="T18">Nature's</text:span><text:span text:style-name="T19"> </text:span><text:span text:style-name="T18">ancient</text:span><text:span text:style-name="T19"> </text:span><text:span text:style-name="T18">forests</text:span><text:span text:style-name="T19"> </text:span><text:span text:style-name="T18">grow</text:span><text:span text:style-name="T19"> </text:span></text:p>
      <text:p text:style-name="citation_20_sans_20_espace">And<text:span text:style-name="T1"> </text:span>mingled<text:span text:style-name="T1"> </text:span>laurel<text:span text:style-name="T1"> </text:span>never<text:span text:style-name="T1"> </text:span>fades,<text:span text:style-name="T1"> </text:span></text:p>
      <text:p text:style-name="citation_20_sans_20_espace">My<text:span text:style-name="T1"> </text:span>heart<text:span text:style-name="T1"> </text:span>is<text:span text:style-name="T1"> </text:span>fixed,<text:span text:style-name="T1"> </text:span>and<text:span text:style-name="T1"> </text:span>I<text:span text:style-name="T1"> </text:span>much<text:span text:style-name="T1"> </text:span>go<text:span text:style-name="T1"> </text:span></text:p>
      <text:p text:style-name="citation_20_sans_20_espace"><text:span text:style-name="T18">To</text:span><text:span text:style-name="T19"> </text:span><text:span text:style-name="T18">die</text:span><text:span text:style-name="T19"> </text:span><text:span text:style-name="T18">among</text:span><text:span text:style-name="T19"> </text:span><text:span text:style-name="T18">my</text:span><text:span text:style-name="T19"> </text:span><text:span text:style-name="T18">native</text:span><text:span text:style-name="T19"> </text:span><text:span text:style-name="T18">shades</text:span><text:span text:style-name="T12">$135$.</text:span><text:span text:style-name="T13"> </text:span></text:p>
      <text:p text:style-name="P15"/>
      <text:p text:style-name="Standard">« Là<text:span text:style-name="T1"> </text:span>où<text:span text:style-name="T1"> </text:span>s'élèvent<text:span text:style-name="T1"> </text:span>les<text:span text:style-name="T1"> </text:span>vieilles<text:span text:style-name="T1"> </text:span>forêts<text:span text:style-name="T1"> </text:span>de<text:span text:style-name="T1"> </text:span>la<text:span text:style-name="T1"> </text:span>Nature,<text:span text:style-name="T1"> </text:span>où<text:span text:style-name="T1"> </text:span>les<text:span text:style-name="T1"> </text:span>lauriers<text:span text:style-name="T1"> </text:span>sont<text:span text:style-name="T1"> </text:span>toujours<text:span text:style-name="T1"> </text:span>verts,<text:span text:style-name="T1"> </text:span>mon<text:span text:style-name="T1"> </text:span>cœur<text:span text:style-name="T1"> </text:span>a<text:span text:style-name="T1"> </text:span>pris<text:span text:style-name="T1"> </text:span>racine.<text:span text:style-name="T1"> </text:span>Il<text:span text:style-name="T1"> </text:span>faut<text:span text:style-name="T1"> </text:span>que<text:span text:style-name="T1"> </text:span>j'aille<text:span text:style-name="T1"> </text:span>mourir<text:span text:style-name="T1"> </text:span>sous<text:span text:style-name="T1"> </text:span>les<text:span text:style-name="T1"> </text:span>ombrages<text:span text:style-name="T1"> </text:span>où<text:span text:style-name="T1"> </text:span>je<text:span text:style-name="T1"> </text:span>suis<text:span text:style-name="T1"> </text:span>né.<text:span text:style-name="T1"> » </text:span></text:p>
      <text:p text:style-name="Standard">A<text:span text:style-name="T1"> </text:span>côté<text:span text:style-name="T1"> </text:span>du<text:span text:style-name="T1"> </text:span>pamphlétaire,<text:span text:style-name="T1"> </text:span>il<text:span text:style-name="T1"> </text:span>y<text:span text:style-name="T1"> </text:span>a<text:span text:style-name="T1"> </text:span>en<text:span text:style-name="T1"> </text:span>Freneau<text:span text:style-name="T1"> </text:span>un<text:span text:style-name="T1"> </text:span>poète<text:span text:style-name="T1"> </text:span>satirique.<text:span text:style-name="T1"> </text:span>Nul<text:span text:style-name="T1"> </text:span>n'a<text:span text:style-name="T1"> </text:span>mieux<text:span text:style-name="T1"> </text:span>peint<text:span text:style-name="T1"> </text:span>au<text:span text:style-name="T1"> </text:span>vif<text:span text:style-name="T1"> </text:span>les<text:span text:style-name="T1"> </text:span>puritains,<text:span text:style-name="T1"> </text:span>qui<text:span text:style-name="T1"> </text:span>« gémissaient<text:span text:style-name="T1"> </text:span>toute<text:span text:style-name="T1"> </text:span>leur<text:span text:style-name="T1"> </text:span>vie<text:span text:style-name="T1"> </text:span>pour<text:span text:style-name="T1"> </text:span>être<text:span text:style-name="T1"> </text:span>heureux<text:span text:style-name="T1"> </text:span>après<text:span text:style-name="T1"> </text:span>leur<text:span text:style-name="T1"> </text:span>mort.<text:span text:style-name="T1"> </text:span>Sans<text:span text:style-name="T1"> </text:span>penser<text:span text:style-name="T1"> </text:span>à<text:span text:style-name="T1"> </text:span>rien<text:span text:style-name="T1"> </text:span>qu'à<text:span text:style-name="T1"> </text:span>la<text:span text:style-name="T1"> </text:span>couronne<text:span text:style-name="T1"> </text:span>immatérielle,<text:span text:style-name="T1"> </text:span>où<text:span text:style-name="T1"> </text:span>qu'ils<text:span text:style-name="T1"> </text:span>allaient,<text:span text:style-name="T1"> </text:span>ils<text:span text:style-name="T1"> </text:span>avaient<text:span text:style-name="T1"> </text:span>les<text:span text:style-name="T1"> </text:span>yeux<text:span text:style-name="T1"> </text:span>fixés<text:span text:style-name="T1"> </text:span>sur<text:span text:style-name="T1"> </text:span>Sion,<text:span text:style-name="T1"> </text:span>faisaient<text:span text:style-name="T1"> </text:span>toutes<text:span text:style-name="T1"> </text:span>choses<text:span text:style-name="T1"> </text:span>en<text:span text:style-name="T1"> </text:span>vue<text:span text:style-name="T1"> </text:span>de<text:span text:style-name="T1"> </text:span>la<text:span text:style-name="T1"> </text:span>récompense<text:span text:style-name="T1"> </text:span>finale,<text:span text:style-name="T1"> </text:span>et<text:span text:style-name="T1"> </text:span>tracassaient<text:span text:style-name="T1"> </text:span>l'humanité<text:span text:style-name="T1"> </text:span>pour<text:span text:style-name="T1"> </text:span>l'amour<text:span text:style-name="T1"> </text:span>du<text:span text:style-name="T1"> </text:span>Seigneur.<text:span text:style-name="T1"> » </text:span></text:p>
      <text:p text:style-name="citation_20_sans_20_espace"><text:span text:style-name="T18">Sighed</text:span><text:span text:style-name="T19"> </text:span><text:span text:style-name="T18">their</text:span><text:span text:style-name="T19"> </text:span><text:span text:style-name="T18">lives</text:span><text:span text:style-name="T19"> </text:span><text:span text:style-name="T18">through</text:span><text:span text:style-name="T19"> </text:span><text:span text:style-name="T18">to</text:span><text:span text:style-name="T19"> </text:span><text:span text:style-name="T18">by</text:span><text:span text:style-name="T19"> </text:span><text:span text:style-name="T18">happy</text:span><text:span text:style-name="T19"> </text:span><text:span text:style-name="T18">hereafter.</text:span><text:span text:style-name="T19"> </text:span></text:p>
      <text:p text:style-name="citation_20_sans_20_espace"><text:span text:style-name="T18">On</text:span><text:span text:style-name="T19"> </text:span><text:span text:style-name="T18">a</text:span><text:span text:style-name="T19"> </text:span><text:span text:style-name="T18">crown</text:span><text:span text:style-name="T19"> </text:span><text:span text:style-name="T18">immaterial</text:span><text:span text:style-name="T19"> </text:span><text:span text:style-name="T18">their</text:span><text:span text:style-name="T19"> </text:span><text:span text:style-name="T18">thoughts</text:span><text:span text:style-name="T19"> </text:span><text:span text:style-name="T18">were</text:span><text:span text:style-name="T19"> </text:span><text:span text:style-name="T18">intent,</text:span><text:span text:style-name="T19"> </text:span></text:p>
      <text:p text:style-name="citation_20_sans_20_espace"><text:span text:style-name="T18">They</text:span><text:span text:style-name="T19"> </text:span><text:span text:style-name="T18">looked</text:span><text:span text:style-name="T19"> </text:span><text:span text:style-name="T18">towards</text:span><text:span text:style-name="T19"> </text:span><text:span text:style-name="T18">Zion</text:span><text:span text:style-name="T19"> </text:span><text:span text:style-name="T18">whenever</text:span><text:span text:style-name="T19"> </text:span><text:span text:style-name="T18">they</text:span><text:span text:style-name="T19"> </text:span><text:span text:style-name="T18">went,</text:span><text:span text:style-name="T19"> </text:span></text:p>
      <text:p text:style-name="citation_20_sans_20_espace">Did<text:span text:style-name="T1"> </text:span>all<text:span text:style-name="T1"> </text:span>things<text:span text:style-name="T1"> </text:span>in<text:span text:style-name="T1"> </text:span>hope<text:span text:style-name="T1"> </text:span>of<text:span text:style-name="T1"> </text:span>a<text:span text:style-name="T1"> </text:span>future<text:span text:style-name="T1"> </text:span>reward<text:span text:style-name="T1"> </text:span></text:p>
      <text:p text:style-name="citation_20_sans_20_espace"><text:span text:style-name="T18">And</text:span><text:span text:style-name="T19"> </text:span><text:span text:style-name="T18">worried</text:span><text:span text:style-name="T19"> </text:span><text:span text:style-name="T18">mankind</text:span><text:span text:style-name="T19"> </text:span><text:span text:style-name="T18">for</text:span><text:span text:style-name="T19"> </text:span><text:span text:style-name="T18">the</text:span><text:span text:style-name="T19"> </text:span><text:span text:style-name="T18">sake</text:span><text:span text:style-name="T19"> </text:span><text:span text:style-name="T18">of</text:span><text:span text:style-name="T19"> </text:span><text:span text:style-name="T18">the</text:span><text:span text:style-name="T19"> </text:span><text:span text:style-name="T18">Lord</text:span><text:span text:style-name="T12">$136$.</text:span><text:span text:style-name="T19"> </text:span></text:p>
      <text:p text:style-name="P17"/>
      <text:p text:style-name="P5">Ces<text:span text:style-name="T1"> </text:span>vers<text:span text:style-name="T1"> </text:span>marquent<text:span text:style-name="T1"> </text:span>la<text:span text:style-name="T1"> </text:span>fin<text:span text:style-name="T1"> </text:span>d'une<text:span text:style-name="T1"> </text:span>époque<text:span text:style-name="T1"> </text:span>nous<text:span text:style-name="T1"> </text:span>voilà<text:span text:style-name="T1"> </text:span>bien<text:span text:style-name="T1"> </text:span>loin<text:span text:style-name="T1"> </text:span>du<text:span text:style-name="T1"> </text:span><text:span text:style-name="T2">Day</text:span><text:span text:style-name="T3"> </text:span><text:span text:style-name="T2">of</text:span><text:span text:style-name="T3"> </text:span><text:span text:style-name="T2">the</text:span><text:span text:style-name="T3"> </text:span><text:span text:style-name="T2">Doom.</text:span><text:span text:style-name="T1"> </text:span></text:p>
      <text:h text:style-name="Heading_20_3" text:outline-level="3"><text:soft-page-break/>II</text:h>
      <text:p text:style-name="Standard">A<text:span text:style-name="T1"> </text:span>son<text:span text:style-name="T1"> </text:span>premier<text:span text:style-name="T1"> </text:span>voyage<text:span text:style-name="T1"> </text:span>en<text:span text:style-name="T1"> </text:span>Angleterre,<text:span text:style-name="T1"> </text:span>rapporte<text:span text:style-name="T1"> </text:span>M.<text:span text:style-name="T1"> </text:span>Nichol$137$,<text:span text:style-name="T1"> </text:span>Bryant$138$<text:span text:style-name="T1"> </text:span>alla<text:span text:style-name="T1"> </text:span>en<text:span text:style-name="T1"> </text:span>pèlerinage<text:span text:style-name="T1"> </text:span>à<text:span text:style-name="T1"> </text:span>RydalMount,<text:span text:style-name="T1"> </text:span>et<text:span text:style-name="T1"> </text:span>fut<text:span text:style-name="T1"> </text:span>tout<text:span text:style-name="T1"> </text:span>d'abord<text:span text:style-name="T1"> </text:span>assez<text:span text:style-name="T1"> </text:span>rudement<text:span text:style-name="T1"> </text:span>accueilli<text:span text:style-name="T1"> </text:span>par<text:span text:style-name="T1"> </text:span>le<text:span text:style-name="T1"> </text:span>maître<text:span text:style-name="T1"> </text:span>« Eh<text:span text:style-name="T1"> </text:span>bien,<text:span text:style-name="T1"> </text:span>monsieur,<text:span text:style-name="T1"> </text:span>vous<text:span text:style-name="T1"> </text:span>êtes<text:span text:style-name="T1"> </text:span>un<text:span text:style-name="T1"> </text:span>poète<text:span text:style-name="T1"> </text:span>américain,<text:span text:style-name="T1"> </text:span>à<text:span text:style-name="T1"> </text:span>ce<text:span text:style-name="T1"> </text:span>qu'il<text:span text:style-name="T1"> </text:span>paraît.<text:span text:style-name="T1"> </text:span>La<text:span text:style-name="T1"> </text:span>poésie<text:span text:style-name="T1"> </text:span>américaine<text:span text:style-name="T1"> </text:span>m'est<text:span text:style-name="T1"> </text:span>totalement<text:span text:style-name="T1"> </text:span>inconnue,<text:span text:style-name="T1"> </text:span>et<text:span text:style-name="T1"> </text:span>d'ailleurs,<text:span text:style-name="T1"> </text:span>je<text:span text:style-name="T1"> </text:span>ne<text:span text:style-name="T1"> </text:span>lis<text:span text:style-name="T1"> </text:span>jamais<text:span text:style-name="T1"> </text:span>de<text:span text:style-name="T1"> </text:span>vers,<text:span text:style-name="T1"> </text:span>que<text:span text:style-name="T1"> </text:span>les<text:span text:style-name="T1"> </text:span>miens.<text:span text:style-name="T1"> » </text:span>« Oh!<text:span text:style-name="T1"> </text:span>interrompit<text:span text:style-name="T1"> </text:span>scandalisée<text:span text:style-name="T1"> </text:span>une<text:span text:style-name="T1"> </text:span>personne<text:span text:style-name="T1"> </text:span>de<text:span text:style-name="T1"> </text:span>la<text:span text:style-name="T1"> </text:span>famille,<text:span text:style-name="T1"> </text:span>mais<text:span text:style-name="T1"> </text:span>c'est<text:span text:style-name="T1"> </text:span>l'auteur<text:span text:style-name="T1"> </text:span>de<text:span text:style-name="T1"> </text:span><text:span text:style-name="T5">Thanatopsis</text:span><text:span text:style-name="T1"> </text:span>que<text:span text:style-name="T1"> </text:span>la<text:span text:style-name="T1"> </text:span>semaine<text:span text:style-name="T1"> </text:span>dernière<text:span text:style-name="T1"> </text:span>vous<text:span text:style-name="T1"> </text:span>nous<text:span text:style-name="T1"> </text:span>avez<text:span text:style-name="T1"> </text:span>dit<text:span text:style-name="T1"> </text:span>par<text:span text:style-name="T1"> </text:span>cœur,<text:span text:style-name="T1"> </text:span>tout<text:span text:style-name="T1"> </text:span>au<text:span text:style-name="T1"> </text:span>long$139$.<text:span text:style-name="T1"> » </text:span>Ce<text:span text:style-name="T1"> </text:span>poème,<text:span text:style-name="T1"> </text:span>que<text:span text:style-name="T1"> </text:span>Wordsworth<text:span text:style-name="T1"> </text:span>admirait<text:span text:style-name="T1"> </text:span>à<text:span text:style-name="T1"> </text:span>un<text:span text:style-name="T1"> </text:span>si<text:span text:style-name="T1"> </text:span>haut<text:span text:style-name="T1"> </text:span>degré,<text:span text:style-name="T1"> </text:span>est<text:span text:style-name="T1"> </text:span>peut-être<text:span text:style-name="T1"> </text:span>le<text:span text:style-name="T1"> </text:span>chef-d'œuvre<text:span text:style-name="T1"> </text:span>de<text:span text:style-name="T1"> </text:span>la<text:span text:style-name="T1"> </text:span>poésie<text:span text:style-name="T1"> </text:span>américaine.<text:span text:style-name="T1"> </text:span>Bryant<text:span text:style-name="T1"> </text:span>l'écrivit<text:span text:style-name="T1"> </text:span>en<text:span text:style-name="T1"> </text:span>1816,<text:span text:style-name="T1"> </text:span>à<text:span text:style-name="T1"> </text:span>l'âge<text:span text:style-name="T1"> </text:span>de<text:span text:style-name="T1"> </text:span>vingt<text:span text:style-name="T1"> </text:span>et<text:span text:style-name="T1"> </text:span>un<text:span text:style-name="T1"> </text:span>ans.<text:span text:style-name="T1"> </text:span>A<text:span text:style-name="T1"> </text:span>la<text:span text:style-name="T1"> </text:span><text:span text:style-name="T5">North-American</text:span><text:span text:style-name="T4"> </text:span><text:span text:style-name="T5">Review</text:span>,<text:span text:style-name="T1"> </text:span>où<text:span text:style-name="T1"> </text:span>il<text:span text:style-name="T1"> </text:span>l'avait<text:span text:style-name="T1"> </text:span>porté<text:span text:style-name="T1"> </text:span>sans<text:span text:style-name="T1"> </text:span>se<text:span text:style-name="T1"> </text:span>faire<text:span text:style-name="T1"> </text:span>connaître,<text:span text:style-name="T1"> </text:span>on<text:span text:style-name="T1"> </text:span>fut<text:span text:style-name="T1"> </text:span>un<text:span text:style-name="T1"> </text:span>bon<text:span text:style-name="T1"> </text:span>moment<text:span text:style-name="T1"> </text:span>avant<text:span text:style-name="T1"> </text:span>d'admettre<text:span text:style-name="T1"> </text:span>que<text:span text:style-name="T1"> </text:span>l'auteur<text:span text:style-name="T1"> </text:span>pût<text:span text:style-name="T1"> </text:span>être<text:span text:style-name="T1"> </text:span>un<text:span text:style-name="T1"> </text:span>Américain,<text:span text:style-name="T1"> </text:span>que<text:span text:style-name="T1"> </text:span>quatre-vingts<text:span text:style-name="T1"> </text:span>vers<text:span text:style-name="T1"> </text:span>aussi<text:span text:style-name="T1"> </text:span>parfaits<text:span text:style-name="T1"> </text:span>de<text:span text:style-name="T1"> </text:span>forme,<text:span text:style-name="T1"> </text:span>aussi<text:span text:style-name="T1"> </text:span>originaux<text:span text:style-name="T1"> </text:span>d'idées<text:span text:style-name="T1"> </text:span>eussent<text:span text:style-name="T1"> </text:span>été<text:span text:style-name="T1"> </text:span>pensés<text:span text:style-name="T1"> </text:span>et<text:span text:style-name="T1"> </text:span>écrits<text:span text:style-name="T1"> </text:span>de<text:span text:style-name="T1"> </text:span>ce<text:span text:style-name="T1"> </text:span>côté<text:span text:style-name="T1"> </text:span>de<text:span text:style-name="T1"> </text:span>l'Atlantique$140$.<text:span text:style-name="T1"> </text:span>La<text:span text:style-name="T1"> </text:span>poésie<text:span text:style-name="T1"> </text:span>américaine<text:span text:style-name="T1"> </text:span>était<text:span text:style-name="T1"> </text:span>née<text:span text:style-name="T1"> </text:span>pourtant ;<text:span text:style-name="T1"> </text:span>peu<text:span text:style-name="T1"> </text:span>après,<text:span text:style-name="T1"> </text:span>Bryant<text:span text:style-name="T1"> </text:span>était<text:span text:style-name="T1"> </text:span>célèbre<text:span text:style-name="T1"> </text:span>en<text:span text:style-name="T1"> </text:span>Angleterre<text:span text:style-name="T1"> </text:span>et<text:span text:style-name="T1"> </text:span>Wordsworth<text:span text:style-name="T1"> </text:span>reconnaissait<text:span text:style-name="T1"> </text:span>son<text:span text:style-name="T1"> </text:span>sang.<text:span text:style-name="T1"> </text:span></text:p>
      <text:p text:style-name="Standard">Dans<text:span text:style-name="T1"> </text:span>le<text:span text:style-name="T1"> </text:span>fragment<text:span text:style-name="T1"> </text:span>autobiographique<text:span text:style-name="T1"> </text:span>écrit<text:span text:style-name="T1"> </text:span>en<text:span text:style-name="T1"> </text:span>1874$141$,<text:span text:style-name="T1"> </text:span>quatre<text:span text:style-name="T1"> </text:span>ans<text:span text:style-name="T1"> </text:span>avant<text:span text:style-name="T1"> </text:span>sa<text:span text:style-name="T1"> </text:span>mort,<text:span text:style-name="T1"> </text:span>Bryant<text:span text:style-name="T1"> </text:span>déclare<text:span text:style-name="T1"> </text:span>sa<text:span text:style-name="T1"> </text:span>vie<text:span text:style-name="T1"> </text:span>si<text:span text:style-name="T1"> </text:span>pauvre<text:span text:style-name="T1"> </text:span>d'incidents<text:span text:style-name="T1"> </text:span>qu'il<text:span text:style-name="T1"> </text:span>n'y<text:span text:style-name="T1"> </text:span>saurait<text:span text:style-name="T1"> </text:span>trouver<text:span text:style-name="T1"> </text:span>les<text:span text:style-name="T1"> </text:span>éléments<text:span text:style-name="T1"> </text:span>d'un<text:span text:style-name="T1"> </text:span>récit<text:span text:style-name="T1"> </text:span>de<text:span text:style-name="T1"> </text:span>quelque<text:span text:style-name="T1"> </text:span>intérêt$142$.<text:span text:style-name="T1"> </text:span>C'est<text:span text:style-name="T1"> </text:span>pourtant<text:span text:style-name="T1"> </text:span>un<text:span text:style-name="T1"> </text:span>sujet<text:span text:style-name="T1"> </text:span>sur<text:span text:style-name="T1"> </text:span>lequel<text:span text:style-name="T1"> </text:span>son<text:span text:style-name="T1"> </text:span>gendre,<text:span text:style-name="T1"> </text:span>M.<text:span text:style-name="T1"> </text:span>Parke<text:span text:style-name="T1"> </text:span>Godwin,<text:span text:style-name="T1"> </text:span>a<text:span text:style-name="T1"> </text:span>pu<text:span text:style-name="T1"> </text:span>composer<text:span text:style-name="T1"> </text:span>deux<text:span text:style-name="T1"> </text:span>gros<text:span text:style-name="T1"> </text:span>volumes<text:span text:style-name="T1"><text:note text:id="ftn2" text:note-class="endnote"><text:note-citation text:label="b">b</text:note-citation><text:note-body><text:p text:style-name="Standard"><text:span text:style-name="T1"><text:s/></text:span><text:span text:style-name="T5">A</text:span><text:span text:style-name="T4"> </text:span><text:span text:style-name="T5">Biography</text:span><text:span text:style-name="T4"> </text:span><text:span text:style-name="T5">of</text:span><text:span text:style-name="T4"> </text:span><text:span text:style-name="T5">W.</text:span><text:span text:style-name="T4"> </text:span><text:span text:style-name="T5">C.</text:span><text:span text:style-name="T4"> </text:span><text:span text:style-name="T5">Bryant</text:span>.<text:span text:style-name="T1"> </text:span>New-York,<text:span text:style-name="T1"> </text:span>1883.<text:span text:style-name="T1"> </text:span></text:p></text:note-body></text:note></text:span>,<text:span text:style-name="T1"> </text:span>en<text:span text:style-name="T1"> </text:span>relatant<text:span text:style-name="T1"> </text:span>minutieusement<text:span text:style-name="T1"> </text:span>les<text:span text:style-name="T1"> </text:span>détails<text:span text:style-name="T1"> </text:span>d'une<text:span text:style-name="T1"> </text:span>longue<text:span text:style-name="T1"> </text:span>existence<text:span text:style-name="T1"> </text:span>où<text:span text:style-name="T1"> </text:span>la<text:span text:style-name="T1"> </text:span>poésie<text:span text:style-name="T1"> </text:span>ne<text:span text:style-name="T1"> </text:span>tient<text:span text:style-name="T1"> </text:span>qu'une<text:span text:style-name="T1"> </text:span>bien<text:span text:style-name="T1"> </text:span>petite<text:span text:style-name="T1"> </text:span>place,<text:span text:style-name="T1"> </text:span>celle<text:span text:style-name="T1"> </text:span>des<text:span text:style-name="T1"> </text:span>loisirs<text:span text:style-name="T1"> </text:span>d'un<text:span text:style-name="T1"> </text:span>directeur<text:span text:style-name="T1"> </text:span>de<text:span text:style-name="T1"> </text:span>journal.<text:span text:style-name="T1"> L</text:span><text:span text:style-name="T4">'</text:span><text:span text:style-name="T5">Evening</text:span><text:span text:style-name="T4"> </text:span><text:span text:style-name="T5">Post</text:span>,<text:span text:style-name="T1"> </text:span>la<text:span text:style-name="T1"> </text:span>politique,<text:span text:style-name="T1"> </text:span>les<text:span text:style-name="T1"> </text:span>affaires,<text:span text:style-name="T1"> </text:span>les<text:span text:style-name="T1"> </text:span>responsabilités<text:span text:style-name="T1"> </text:span>occupèrent,<text:span text:style-name="T1"> </text:span>sans<text:span text:style-name="T1"> </text:span>l'user,<text:span text:style-name="T1"> </text:span>une<text:span text:style-name="T1"> </text:span>vie<text:span text:style-name="T1"> </text:span>qui<text:span text:style-name="T1"> </text:span>aurait<text:span text:style-name="T1"> </text:span>pu<text:span text:style-name="T1"> </text:span>être<text:span text:style-name="T1"> </text:span>plus<text:span text:style-name="T1"> </text:span>féconde<text:span text:style-name="T1"> </text:span>l'œuvre<text:span text:style-name="T1"> </text:span>poétique<text:span text:style-name="T1"> </text:span>de<text:span text:style-name="T1"> </text:span>Bryant<text:span text:style-name="T1"> </text:span>tient<text:span text:style-name="T1"> </text:span>en<text:span text:style-name="T1"> </text:span>un<text:span text:style-name="T1"> </text:span>petit<text:span text:style-name="T1"> </text:span>volume<text:span text:style-name="T1"> </text:span>de<text:span text:style-name="T1"> </text:span>quelque<text:span text:style-name="T1"> </text:span>trois<text:span text:style-name="T1"> </text:span>cents<text:span text:style-name="T1"> </text:span>pages.<text:span text:style-name="T1"> </text:span>Il<text:span text:style-name="T1"> </text:span>était<text:span text:style-name="T1"> </text:span>né<text:span text:style-name="T1"> </text:span>en<text:span text:style-name="T1"> </text:span>1794,<text:span text:style-name="T1"> </text:span>à<text:span text:style-name="T1"> </text:span>Cunnington$143$<text:span text:style-name="T1"> </text:span>(Massachusetts),<text:span text:style-name="T1"> </text:span>dans<text:span text:style-name="T1"> </text:span>un<text:span text:style-name="T1"> </text:span>milieu<text:span text:style-name="T1"> </text:span>presque<text:span text:style-name="T1"> </text:span>littéraire.<text:span text:style-name="T1"> </text:span>Son<text:span text:style-name="T1"> </text:span>père,<text:span text:style-name="T1"> </text:span>médecin,<text:span text:style-name="T1"> </text:span>aimait<text:span text:style-name="T1"> </text:span>les<text:span text:style-name="T1"> </text:span>lettres.<text:span text:style-name="T1"> </text:span>« Mon<text:span text:style-name="T1"> </text:span>père<text:span text:style-name="T1"> </text:span>se<text:span text:style-name="T1"> </text:span>délectait<text:span text:style-name="T1"> </text:span>à<text:span text:style-name="T1"> </text:span>la<text:span text:style-name="T1"> </text:span>poésie,<text:span text:style-name="T1"> </text:span>et<text:span text:style-name="T1"> </text:span>sa<text:span text:style-name="T1"> </text:span>bibliothèque<text:span text:style-name="T1"> </text:span>renfermait<text:span text:style-name="T1"> </text:span>la<text:span text:style-name="T1"> </text:span>plupart<text:span text:style-name="T1"> </text:span>des<text:span text:style-name="T1"> </text:span>œuvres<text:span text:style-name="T1"> </text:span>des<text:span text:style-name="T1"> </text:span>plus<text:span text:style-name="T1"> </text:span>éminents<text:span text:style-name="T1"> </text:span>poètes<text:span text:style-name="T1"> </text:span>anglais.<text:span text:style-name="T1"> </text:span>Il<text:span text:style-name="T1"> </text:span>faisait<text:span text:style-name="T1"> </text:span>lui-même<text:span text:style-name="T1"> </text:span>des<text:span text:style-name="T1"> </text:span>vers,<text:span text:style-name="T1"> </text:span>principalement<text:span text:style-name="T1"> </text:span>sur<text:span text:style-name="T1"> </text:span>le<text:span text:style-name="T1"> </text:span>mode<text:span text:style-name="T1"> </text:span>humoristique<text:span text:style-name="T1"> </text:span>et<text:span text:style-name="T1"> </text:span>satirique$144$.<text:span text:style-name="T1"> » </text:span>Selon<text:span text:style-name="T1"> </text:span>la<text:span text:style-name="T1"> </text:span>méthode<text:span text:style-name="T1"> </text:span>de<text:span text:style-name="T1"> </text:span>ce<text:span text:style-name="T1"> </text:span>temps,<text:span text:style-name="T1"> </text:span>aggravée<text:span text:style-name="T1"> </text:span>par<text:span text:style-name="T1"> </text:span>le<text:span text:style-name="T1"> </text:span>rigorisme<text:span text:style-name="T1"> </text:span>puritain,<text:span text:style-name="T1"> </text:span>il<text:span text:style-name="T1"> </text:span>fut<text:span text:style-name="T1"> </text:span>élevé<text:span text:style-name="T1"> </text:span>avec<text:span text:style-name="T1"> </text:span>une<text:span text:style-name="T1"> </text:span>sévérité<text:span text:style-name="T1"> </text:span>qui<text:span text:style-name="T1"> </text:span>allait<text:span text:style-name="T1"> </text:span>jusqu'à<text:span text:style-name="T1"> </text:span>inspirer<text:span text:style-name="T1"> </text:span>aux<text:span text:style-name="T1"> </text:span>enfants<text:span text:style-name="T1"> </text:span>la<text:span text:style-name="T1"> </text:span>terreur<text:span text:style-name="T1"> </text:span>(<text:span text:style-name="T5">awe</text:span>)<text:span text:style-name="T1"> </text:span>de<text:span text:style-name="T1"> </text:span>leurs<text:span text:style-name="T1"> </text:span>parents.<text:span text:style-name="T1"> </text:span>Son<text:span text:style-name="T1"> </text:span>grand-père<text:span text:style-name="T1"> </text:span>lui<text:span text:style-name="T1"> </text:span>apparaissait<text:span text:style-name="T1"> </text:span>comme<text:span text:style-name="T1"> </text:span>une<text:span text:style-name="T1"> </text:span>sorte<text:span text:style-name="T1"> </text:span>de<text:span text:style-name="T1"> </text:span>Dieu<text:span text:style-name="T1"> </text:span>qu'on<text:span text:style-name="T1"> </text:span>pouvait<text:span text:style-name="T1"> </text:span>à<text:span text:style-name="T1"> </text:span>peine<text:span text:style-name="T1"> </text:span>fléchir<text:span text:style-name="T1"> </text:span>à<text:span text:style-name="T1"> </text:span>force<text:span text:style-name="T1"> </text:span>de<text:span text:style-name="T1"> </text:span>prières$145$.<text:span text:style-name="T1"> </text:span>Ajoutez<text:span text:style-name="T1"> à cela la pratique quotidienne des châtiments corporels, du fouet hygiénique et matinal. La tendresse paternelle, je ne dis point l'affection, qui fut de tout temps, était alors un sentiment inconnu. Conçue théoriquement par Jean-Jacques, elle n'entra guère dans les habitudes familiales avant le premier quart de ce siècle. </text:span></text:p>
      <text:p text:style-name="citation_20_sans_20_espace">Laissez,<text:span text:style-name="T1"> </text:span>tous<text:span text:style-name="T1"> </text:span>ces<text:span text:style-name="T1"> </text:span>enfants<text:span text:style-name="T1"> </text:span>sont<text:span text:style-name="T1"> </text:span>bien<text:span text:style-name="T1"> </text:span>là.<text:span text:style-name="T1"> </text:span>Qui<text:span text:style-name="T1"> </text:span>vous<text:span text:style-name="T1"> </text:span>dit<text:span text:style-name="T1"> </text:span></text:p>
      <text:p text:style-name="citation_20_sans_20_espace">Que<text:span text:style-name="T1"> </text:span>la<text:span text:style-name="T1"> </text:span>bulle<text:span text:style-name="T1"> </text:span>d'azur<text:span text:style-name="T1"> </text:span>que<text:span text:style-name="T1"> </text:span>mon<text:span text:style-name="T1"> </text:span>souffle<text:span text:style-name="T1"> </text:span>agrandit<text:span text:style-name="T1"> </text:span></text:p>
      <text:p text:style-name="citation_20_sans_20_espace">A<text:span text:style-name="T1"> </text:span>leur<text:span text:style-name="T1"> </text:span>souffle<text:span text:style-name="T1"> </text:span>indiscret<text:span text:style-name="T1"> </text:span>s'écroule$146$?<text:span text:style-name="T1"> </text:span></text:p>
      <text:p text:style-name="P18"/>
      <text:p text:style-name="Standard">Ces<text:span text:style-name="T1"> </text:span>vers<text:span text:style-name="T1"> </text:span>marquent<text:span text:style-name="T1"> </text:span>un<text:span text:style-name="T1"> </text:span>profond<text:span text:style-name="T1"> </text:span>changement<text:span text:style-name="T1"> </text:span>dans<text:span text:style-name="T1"> </text:span>les<text:span text:style-name="T1"> </text:span>mœurs.<text:span text:style-name="T1"> </text:span></text:p>
      <text:p text:style-name="Standard">Aux<text:span text:style-name="T1"> </text:span>temps<text:span text:style-name="T1"> </text:span>où<text:span text:style-name="T1"> </text:span>nous<text:span text:style-name="T1"> </text:span>reporte<text:span text:style-name="T1"> </text:span>5'éducation<text:span text:style-name="T1"> </text:span>de<text:span text:style-name="T1"> </text:span>Bryant,<text:span text:style-name="T1"> </text:span>nous<text:span text:style-name="T1"> </text:span>sommes<text:span text:style-name="T1"> </text:span>bien<text:span text:style-name="T1"> </text:span>loin<text:span text:style-name="T1"> </text:span>du<text:span text:style-name="T1"> </text:span>jour<text:span text:style-name="T1"> </text:span>où<text:span text:style-name="T1"> </text:span>Longfellow<text:span text:style-name="T1"> </text:span>écrira,<text:span text:style-name="T1"> </text:span>en<text:span text:style-name="T1"> </text:span>se<text:span text:style-name="T1"> </text:span>souvenant<text:span text:style-name="T1"> </text:span>de<text:span text:style-name="T1"> </text:span>Victor<text:span text:style-name="T1"> </text:span>Hugo<text:span text:style-name="T1"> </text:span></text:p>
      <text:p text:style-name="citation_20_sans_20_espace">Come<text:span text:style-name="T1"> </text:span>to<text:span text:style-name="T1"> </text:span>me,<text:span text:style-name="T1"> </text:span>o<text:span text:style-name="T1"> </text:span>ye<text:span text:style-name="T1"> </text:span>Children,<text:span text:style-name="T1"> </text:span></text:p>
      <text:p text:style-name="citation_20_sans_20_espace">And<text:span text:style-name="T1"> </text:span>whisper<text:span text:style-name="T1"> </text:span>in<text:span text:style-name="T1"> </text:span>my<text:span text:style-name="T1"> </text:span>ear<text:span text:style-name="T1"> </text:span></text:p>
      <text:p text:style-name="citation_20_sans_20_espace">What<text:span text:style-name="T1"> </text:span>the<text:span text:style-name="T1"> </text:span>bird<text:span text:style-name="T1"> </text:span>and<text:span text:style-name="T1"> </text:span>the<text:span text:style-name="T1"> </text:span>winds<text:span text:style-name="T1"> </text:span>are<text:span text:style-name="T1"> </text:span>singing<text:span text:style-name="T1"> </text:span></text:p>
      <text:p text:style-name="citation_20_sans_20_espace">In<text:span text:style-name="T1"> </text:span>your<text:span text:style-name="T1"> s</text:span>unny<text:span text:style-name="T1"> </text:span>atmosphere.<text:span text:style-name="T1"> </text:span></text:p>
      <text:p text:style-name="citation_20_sans_20_espace">For<text:span text:style-name="T1"> </text:span>what<text:span text:style-name="T1"> </text:span>are<text:span text:style-name="T1"> </text:span>ail<text:span text:style-name="T1"> </text:span>our<text:span text:style-name="T1"> </text:span>contrivings,</text:p>
      <text:p text:style-name="citation_20_sans_20_espace">And<text:span text:style-name="T1"> </text:span>the<text:span text:style-name="T1"> </text:span>wisdom<text:span text:style-name="T1"> </text:span>of<text:span text:style-name="T1"> </text:span>our<text:span text:style-name="T1"> </text:span>books,<text:span text:style-name="T1"> </text:span></text:p>
      <text:p text:style-name="citation_20_sans_20_espace"><text:soft-page-break/>When<text:span text:style-name="T1"> </text:span>compared<text:span text:style-name="T1"> </text:span>with<text:span text:style-name="T1"> </text:span>your<text:span text:style-name="T1"> </text:span>caresses<text:span text:style-name="T1"> </text:span></text:p>
      <text:p text:style-name="citation_20_sans_20_espace"><text:span text:style-name="T12">And</text:span><text:span text:style-name="T13"> </text:span><text:span text:style-name="T12">the</text:span><text:span text:style-name="T13"> </text:span><text:span text:style-name="T12">gladness</text:span><text:span text:style-name="T13"> </text:span><text:span text:style-name="T12">of</text:span><text:span text:style-name="T13"> </text:span><text:span text:style-name="T12">your</text:span><text:span text:style-name="T13"> </text:span><text:span text:style-name="T12">looks$147$?</text:span><text:span text:style-name="T13"> </text:span></text:p>
      <text:p text:style-name="P15"/>
      <text:p text:style-name="Standard">Bryant<text:span text:style-name="T1"> </text:span>n'a<text:span text:style-name="T1"> </text:span>pas<text:span text:style-name="T1"> </text:span>cette<text:span text:style-name="T1"> </text:span>note<text:span text:style-name="T1"> </text:span>familiale.<text:span text:style-name="T1"> </text:span>Il<text:span text:style-name="T1"> </text:span>a<text:span text:style-name="T1"> </text:span>été<text:span text:style-name="T1"> </text:span>trop<text:span text:style-name="T1"> </text:span>battu,<text:span text:style-name="T1"> </text:span>il<text:span text:style-name="T1"> </text:span>lui<text:span text:style-name="T1"> </text:span>en<text:span text:style-name="T1"> </text:span>est<text:span text:style-name="T1"> </text:span>resté<text:span text:style-name="T1"> </text:span>un<text:span text:style-name="T1"> </text:span>dédain<text:span text:style-name="T1"> </text:span>singulier,<text:span text:style-name="T1"> </text:span>peut-être<text:span text:style-name="T1"> </text:span>une<text:span text:style-name="T1"> </text:span>impossibilité<text:span text:style-name="T1"> </text:span>de<text:span text:style-name="T1"> </text:span>se<text:span text:style-name="T1"> </text:span>manifester<text:span text:style-name="T1"> </text:span>au<text:span text:style-name="T1"> </text:span>dehors<text:span text:style-name="T1"> </text:span>sous<text:span text:style-name="T1"> </text:span>les<text:span text:style-name="T1"> </text:span>formes<text:span text:style-name="T1"> </text:span>simples<text:span text:style-name="T1"> </text:span>et<text:span text:style-name="T1"> </text:span>naturelles<text:span text:style-name="T1"> </text:span>de<text:span text:style-name="T1"> </text:span>la<text:span text:style-name="T1"> </text:span>tendresse<text:span text:style-name="T1"> </text:span>humaine.<text:span text:style-name="T1"> </text:span></text:p>
      <text:p text:style-name="Standard">Sobre<text:span text:style-name="T1"> </text:span>de<text:span text:style-name="T1"> </text:span>détails<text:span text:style-name="T1"> </text:span>dans<text:span text:style-name="T1"> </text:span>ses<text:span text:style-name="T1"> </text:span>pages<text:span text:style-name="T1"> </text:span>autobiographiques,<text:span text:style-name="T1"> </text:span>il<text:span text:style-name="T1"> </text:span>nous<text:span text:style-name="T1"> </text:span>donne,<text:span text:style-name="T1"> </text:span>ce<text:span text:style-name="T1"> </text:span>qui<text:span text:style-name="T1"> </text:span>est<text:span text:style-name="T1"> </text:span>plus<text:span text:style-name="T1"> </text:span>précieux<text:span text:style-name="T1"> </text:span>que<text:span text:style-name="T1"> </text:span>des<text:span text:style-name="T1"> </text:span>anecdotes,<text:span text:style-name="T1"> </text:span>l'histoire<text:span text:style-name="T1"> </text:span>de<text:span text:style-name="T1"> </text:span>ses<text:span text:style-name="T1"> </text:span>premières<text:span text:style-name="T1"> </text:span>lectures.<text:span text:style-name="T1"> </text:span>Ce<text:span text:style-name="T1"> </text:span>furent<text:span text:style-name="T1"> </text:span>naturellement<text:span text:style-name="T1"> </text:span>des<text:span text:style-name="T1"> </text:span>poètes<text:span text:style-name="T1"> </text:span>Blair,<text:span text:style-name="T1"> </text:span>Campbell,<text:span text:style-name="T1"> </text:span>Southey<text:span text:style-name="T1"> </text:span>et<text:span text:style-name="T1"> </text:span>Cowper$148$.<text:span text:style-name="T1"> </text:span>Mais<text:span text:style-name="T1"> </text:span>le<text:span text:style-name="T1"> </text:span>manuscrit<text:span text:style-name="T1"> </text:span>s'arrête<text:span text:style-name="T1"> </text:span>au<text:span text:style-name="T1"> </text:span>moment<text:span text:style-name="T1"> </text:span>où<text:span text:style-name="T1"> </text:span>l'on<text:span text:style-name="T1"> </text:span>allait<text:span text:style-name="T1"> </text:span>apprendre<text:span text:style-name="T1"> </text:span>sous<text:span text:style-name="T1"> </text:span>quelle<text:span text:style-name="T1"> </text:span>influence<text:span text:style-name="T1"> </text:span>fut<text:span text:style-name="T1"> </text:span>composé<text:span text:style-name="T1"> </text:span><text:span text:style-name="T5">Thanatopsis</text:span>$149$.<text:span text:style-name="T1"> </text:span>Nous<text:span text:style-name="T1"> </text:span>en<text:span text:style-name="T1"> </text:span>savons<text:span text:style-name="T1"> </text:span>toujours<text:span text:style-name="T1"> </text:span>assez<text:span text:style-name="T1"> </text:span>pour<text:span text:style-name="T1"> </text:span>ne<text:span text:style-name="T1"> </text:span>point<text:span text:style-name="T1"> </text:span>marcher<text:span text:style-name="T1"> </text:span>tout<text:span text:style-name="T1"> </text:span>à<text:span text:style-name="T1"> </text:span>fait<text:span text:style-name="T1"> </text:span>au<text:span text:style-name="T1"> </text:span>hasard,<text:span text:style-name="T1"> </text:span>et<text:span text:style-name="T1"> </text:span>tout<text:span text:style-name="T1"> </text:span>d'abord,<text:span text:style-name="T1"> </text:span>en<text:span text:style-name="T1"> </text:span>ouvrant<text:span text:style-name="T1"> </text:span>Blair,<text:span text:style-name="T1"> </text:span>nous<text:span text:style-name="T1"> </text:span>lisons<text:span text:style-name="T1"> </text:span>dans<text:span text:style-name="T1"> </text:span><text:span text:style-name="T5">The</text:span><text:span text:style-name="T4"> </text:span><text:span text:style-name="T5">Grave</text:span>$150$<text:span text:style-name="T1"> </text:span></text:p>
      <text:p text:style-name="citation_20_sans_20_espace">What<text:span text:style-name="T1"> </text:span>is<text:span text:style-name="T1"> </text:span>this<text:span text:style-name="T1"> </text:span>world?<text:span text:style-name="T1"> </text:span></text:p>
      <text:p text:style-name="citation_20_sans_20_espace">What<text:span text:style-name="T1"> </text:span>but<text:span text:style-name="T1"> </text:span>a<text:span text:style-name="T1"> </text:span>spacious<text:span text:style-name="T1"> </text:span>burial<text:span text:style-name="T1"> </text:span>field<text:span text:style-name="T1"> </text:span>unwalled,<text:span text:style-name="T1"> </text:span></text:p>
      <text:p text:style-name="citation_20_sans_20_espace"><text:span text:style-name="T12">Strewed</text:span><text:span text:style-name="T13"> </text:span><text:span text:style-name="T12">with</text:span><text:span text:style-name="T13"> </text:span><text:span text:style-name="T12">death's</text:span><text:span text:style-name="T13"> </text:span><text:span text:style-name="T12">spoils,</text:span><text:span text:style-name="T13"> </text:span><text:span text:style-name="T12">the</text:span><text:span text:style-name="T13"> </text:span><text:span text:style-name="T12">spoils</text:span><text:span text:style-name="T13"> </text:span><text:span text:style-name="T12">of</text:span><text:span text:style-name="T13"> </text:span><text:span text:style-name="T12">animais</text:span><text:span text:style-name="T13"> </text:span><text:span text:style-name="T12">Savage</text:span><text:span text:style-name="T13"> </text:span><text:span text:style-name="T12">and</text:span><text:span text:style-name="T13"> </text:span><text:span text:style-name="T12">tame,</text:span><text:span text:style-name="T13"> </text:span><text:span text:style-name="T12">and</text:span><text:span text:style-name="T13"> </text:span><text:span text:style-name="T12">full</text:span><text:span text:style-name="T13"> </text:span><text:span text:style-name="T12">of</text:span><text:span text:style-name="T13"> </text:span><text:span text:style-name="T12">dead</text:span><text:span text:style-name="T13"> </text:span><text:span text:style-name="T12">men's</text:span><text:span text:style-name="T13"> </text:span><text:span text:style-name="T12">hones?</text:span><text:span text:style-name="T13"> </text:span><text:span text:style-name="T12">The</text:span><text:span text:style-name="T13"> </text:span><text:span text:style-name="T12">very</text:span><text:span text:style-name="T13"> </text:span><text:span text:style-name="T12">turf</text:span><text:span text:style-name="T13"> </text:span><text:span text:style-name="T12">on</text:span><text:span text:style-name="T13"> </text:span><text:span text:style-name="T12">which</text:span><text:span text:style-name="T13"> </text:span><text:span text:style-name="T12">we</text:span><text:span text:style-name="T13"> </text:span><text:span text:style-name="T12">tread</text:span><text:span text:style-name="T13"> </text:span><text:span text:style-name="T12">once</text:span><text:span text:style-name="T13"> </text:span><text:span text:style-name="T12">lived</text:span><text:span text:style-name="T13"> </text:span></text:p>
      <text:p text:style-name="citation_20_sans_20_espace"><text:span text:style-name="T12">The</text:span><text:span text:style-name="T13"> </text:span><text:span text:style-name="T12">very</text:span><text:span text:style-name="T13"> </text:span><text:span text:style-name="T12">turf</text:span><text:span text:style-name="T13"> </text:span><text:span text:style-name="T12">on</text:span><text:span text:style-name="T13"> </text:span><text:span text:style-name="T12">wihch</text:span><text:span text:style-name="T13"> </text:span><text:span text:style-name="T12">we</text:span><text:span text:style-name="T13"> </text:span><text:span text:style-name="T12">tread</text:span><text:span text:style-name="T13"> </text:span><text:span text:style-name="T12">once</text:span><text:span text:style-name="T13"> </text:span><text:span text:style-name="T12">lived</text:span><text:span text:style-name="T13"> </text:span><text:span text:style-name="T12">And</text:span><text:span text:style-name="T13"> </text:span><text:span text:style-name="T12">we</text:span><text:span text:style-name="T13"> </text:span><text:span text:style-name="T12">that</text:span><text:span text:style-name="T13"> </text:span><text:span text:style-name="T12">live</text:span><text:span text:style-name="T13"> </text:span><text:span text:style-name="T12">must</text:span><text:span text:style-name="T13"> </text:span><text:span text:style-name="T12">lend</text:span><text:span text:style-name="T13"> </text:span><text:span text:style-name="T12">our</text:span><text:span text:style-name="T13"> </text:span><text:span text:style-name="T12">carcasses</text:span><text:span text:style-name="T13"> </text:span></text:p>
      <text:p text:style-name="citation_20_sans_20_espace"><text:span text:style-name="T12">To</text:span><text:span text:style-name="T13"> </text:span><text:span text:style-name="T12">cover</text:span><text:span text:style-name="T13"> </text:span><text:span text:style-name="T12">our</text:span><text:span text:style-name="T13"> </text:span><text:span text:style-name="T12">own</text:span><text:span text:style-name="T13"> </text:span><text:span text:style-name="T12">offsprings</text:span><text:span text:style-name="T13"> </text:span><text:span text:style-name="T12">in</text:span><text:span text:style-name="T13"> </text:span><text:span text:style-name="T12">their</text:span><text:span text:style-name="T13"> </text:span><text:span text:style-name="T12">turns</text:span><text:span text:style-name="T13"> </text:span><text:span text:style-name="T12">They</text:span><text:span text:style-name="T13"> </text:span><text:span text:style-name="T12">must</text:span><text:span text:style-name="T13"> </text:span><text:span text:style-name="T12">cover</text:span><text:span text:style-name="T13"> </text:span><text:span text:style-name="T12">theirs</text:span><text:span text:style-name="T13"><text:note text:id="ftn3" text:note-class="endnote"><text:note-citation text:label="c">c</text:note-citation><text:note-body><text:p text:style-name="Standard"><text:span text:style-name="T1"><text:s/></text:span>Qu'est-ce<text:span text:style-name="T1"> </text:span>que<text:span text:style-name="T1"> </text:span>ce<text:span text:style-name="T1"> </text:span>monde<text:span text:style-name="T1"> </text:span>?<text:span text:style-name="T1"> — </text:span>Quoi,<text:span text:style-name="T1"> </text:span>sinon<text:span text:style-name="T1"> </text:span>un<text:span text:style-name="T1"> </text:span>immense<text:span text:style-name="T1"> </text:span>cimetière<text:span text:style-name="T1"> </text:span>sans<text:span text:style-name="T1"> </text:span>murs<text:span text:style-name="T1"> — </text:span>Jonché<text:span text:style-name="T1"> </text:span>des<text:span text:style-name="T1"> </text:span>dépouilles<text:span text:style-name="T1"> </text:span>de<text:span text:style-name="T1"> </text:span>la<text:span text:style-name="T1"> </text:span>mort,<text:span text:style-name="T1"> </text:span>des<text:span text:style-name="T1"> </text:span>restes<text:span text:style-name="T1"> </text:span>des<text:span text:style-name="T1"> </text:span>animaux <text:span text:style-name="T1">— S</text:span>auvages<text:span text:style-name="T1"> </text:span>ou<text:span text:style-name="T1"> </text:span>domestiques<text:span text:style-name="T1"> </text:span>et<text:span text:style-name="T1"> </text:span>plein<text:span text:style-name="T1"> </text:span>d'ossements<text:span text:style-name="T1"> </text:span>humains<text:span text:style-name="T1"> </text:span>?<text:span text:style-name="T1"> – </text:span>Le<text:span text:style-name="T1"> </text:span>sol<text:span text:style-name="T1"> </text:span>même<text:span text:style-name="T1"> </text:span>que<text:span text:style-name="T1"> </text:span>nous<text:span text:style-name="T1"> </text:span>foulons<text:span text:style-name="T1"> </text:span>a<text:span text:style-name="T1"> </text:span>vécu,<text:span text:style-name="T1"> — </text:span>Et<text:span text:style-name="T1"> </text:span>nous<text:span text:style-name="T1"> </text:span>qui<text:span text:style-name="T1"> </text:span>vivons,<text:span text:style-name="T1"> </text:span>nous<text:span text:style-name="T1"> </text:span>serons<text:span text:style-name="T1"> </text:span>un<text:span text:style-name="T1"> </text:span>jour<text:span text:style-name="T1"> </text:span>la<text:span text:style-name="T1"> </text:span>terre<text:span text:style-name="T1"> — </text:span>Où<text:span text:style-name="T1"> </text:span>l'on<text:span text:style-name="T1"> </text:span>couchera<text:span text:style-name="T1"> </text:span>nos<text:span text:style-name="T1"> </text:span>fils<text:span text:style-name="T1"> </text:span>et<text:span text:style-name="T1"> </text:span>à<text:span text:style-name="T1"> </text:span>leur<text:span text:style-name="T1"> </text:span>tour<text:span text:style-name="T1"> — E</text:span>ux-mêmes<text:span text:style-name="T1"> </text:span>seront<text:span text:style-name="T1"> </text:span>cela<text:span text:style-name="T1"> </text:span>pour<text:span text:style-name="T1"> </text:span>les<text:span text:style-name="T1"> </text:span>leurs.<text:span text:style-name="T1"> </text:span></text:p></text:note-body></text:note></text:span><text:span text:style-name="T12">.</text:span><text:span text:style-name="T13"> </text:span></text:p>
      <text:p text:style-name="P15"/>
      <text:p text:style-name="Standard">Ces<text:span text:style-name="T1"> </text:span>vers<text:span text:style-name="T1"> </text:span>sont<text:span text:style-name="T1"> </text:span>beaux<text:span text:style-name="T1"> </text:span>dans<text:span text:style-name="T1"> </text:span>leur<text:span text:style-name="T1"> </text:span>dureté<text:span text:style-name="T1"> </text:span>et<text:span text:style-name="T1"> </text:span>leur<text:span text:style-name="T1"> </text:span>concision.<text:span text:style-name="T1"> </text:span>Bryant<text:span text:style-name="T1"> </text:span>s'en<text:span text:style-name="T1"> </text:span>est<text:span text:style-name="T1"> </text:span>certainement<text:span text:style-name="T1"> </text:span>souvenu<text:span text:style-name="T1"> </text:span>en<text:span text:style-name="T1"> </text:span>écrivant<text:span text:style-name="T1"> </text:span><text:span text:style-name="T5">Thanatopsis</text:span>,<text:span text:style-name="T1"> </text:span>dont<text:span text:style-name="T1"> </text:span>voici<text:span text:style-name="T1"> </text:span>l'analyse<text:span text:style-name="T1"> </text:span></text:p>
      <text:p text:style-name="P1"/>
      <text:p text:style-name="Standard">A<text:span text:style-name="T1"> </text:span>celui<text:span text:style-name="T1"> </text:span>qui<text:span text:style-name="T1"> </text:span>sait<text:span text:style-name="T1"> </text:span>communier<text:span text:style-name="T1"> </text:span>avec<text:span text:style-name="T1"> </text:span>la<text:span text:style-name="T1"> </text:span>nature,<text:span text:style-name="T1"> </text:span>elle<text:span text:style-name="T1"> </text:span>parle<text:span text:style-name="T1"> </text:span>sur<text:span text:style-name="T1"> </text:span>tous<text:span text:style-name="T1"> </text:span>les<text:span text:style-name="T1"> </text:span>modes,<text:span text:style-name="T1"> </text:span>avec<text:span text:style-name="T1"> </text:span>des<text:span text:style-name="T1"> </text:span>accents<text:span text:style-name="T1"> </text:span>tristes,<text:span text:style-name="T1"> </text:span>gais,<text:span text:style-name="T1"> </text:span>éloquents.<text:span text:style-name="T1"> </text:span>La<text:span text:style-name="T1"> </text:span>voix<text:span text:style-name="T1"> </text:span>s'insinue<text:span text:style-name="T1"> </text:span>au<text:span text:style-name="T1"> </text:span>cœur,<text:span text:style-name="T1"> </text:span>le<text:span text:style-name="T1"> </text:span>guérit<text:span text:style-name="T1"> </text:span>ou<text:span text:style-name="T1"> </text:span>le<text:span text:style-name="T1"> </text:span>console.<text:span text:style-name="T1"> </text:span>Quand<text:span text:style-name="T1"> </text:span>tu<text:span text:style-name="T1"> </text:span>sentiras<text:span text:style-name="T1"> </text:span>venir<text:span text:style-name="T1"> </text:span>l'agonie<text:span text:style-name="T1"> </text:span>de<text:span text:style-name="T1"> </text:span>la<text:span text:style-name="T1"> </text:span>dernière<text:span text:style-name="T1"> </text:span>heure,<text:span text:style-name="T1"> </text:span>prête<text:span text:style-name="T1"> </text:span>l'oreille<text:span text:style-name="T1"> </text:span>à<text:span text:style-name="T1"> </text:span>ses<text:span text:style-name="T1"> </text:span>suprêmes<text:span text:style-name="T1"> </text:span>enseignements :<text:span text:style-name="T1"> </text:span>Tu<text:span text:style-name="T1"> </text:span>vas<text:span text:style-name="T1"> </text:span>mourir,<text:span text:style-name="T1"> </text:span>bientôt<text:span text:style-name="T1"> </text:span>de<text:span text:style-name="T1"> </text:span>toi<text:span text:style-name="T1"> </text:span>rien<text:span text:style-name="T1"> </text:span>ne<text:span text:style-name="T1"> </text:span>va<text:span text:style-name="T1"> </text:span>plus<text:span text:style-name="T1"> </text:span>demeurer.<text:span text:style-name="T1"> </text:span>La<text:span text:style-name="T1"> </text:span>terre<text:span text:style-name="T1"> </text:span>qui<text:span text:style-name="T1"> </text:span>t'a<text:span text:style-name="T1"> </text:span>nourri<text:span text:style-name="T1"> </text:span>va<text:span text:style-name="T1"> </text:span>t'absorber<text:span text:style-name="T1"> </text:span>au<text:span text:style-name="T1"> </text:span>sein<text:span text:style-name="T1"> </text:span>des<text:span text:style-name="T1"> </text:span>éléments.<text:span text:style-name="T1"> </text:span>Tu<text:span text:style-name="T1"> </text:span>deviendras<text:span text:style-name="T1"> </text:span>pierre<text:span text:style-name="T1"> </text:span>ou<text:span text:style-name="T1"> </text:span>terre,<text:span text:style-name="T1"> </text:span>tu<text:span text:style-name="T1"> </text:span>alimenteras<text:span text:style-name="T1"> </text:span>les<text:span text:style-name="T1"> </text:span>racines<text:span text:style-name="T1"> </text:span>du<text:span text:style-name="T1"> </text:span>chêne.<text:span text:style-name="T1"> </text:span>Oh<text:span text:style-name="T1"> </text:span>ta<text:span text:style-name="T1"> </text:span>tombe<text:span text:style-name="T1"> </text:span>ne<text:span text:style-name="T1"> </text:span>sera<text:span text:style-name="T1"> </text:span>pas<text:span text:style-name="T1"> </text:span>solitaire.<text:span text:style-name="T1"> </text:span>« Avec<text:span text:style-name="T1"> </text:span>toi<text:span text:style-name="T1"> </text:span>reposent<text:span text:style-name="T1"> <text:s/>— </text:span>Les<text:span text:style-name="T1"> </text:span>patriarches<text:span text:style-name="T1"> </text:span>de<text:span text:style-name="T1"> </text:span>l'enfance<text:span text:style-name="T1"> </text:span>du<text:span text:style-name="T1"> </text:span>monde,<text:span text:style-name="T1"> </text:span>les<text:span text:style-name="T1"> </text:span>rois,<text:span text:style-name="T1"> — </text:span>Les<text:span text:style-name="T1"> </text:span>puissants<text:span text:style-name="T1"> </text:span>de<text:span text:style-name="T1"> </text:span>la<text:span text:style-name="T1"> </text:span>terre,<text:span text:style-name="T1"> </text:span>les<text:span text:style-name="T1"> </text:span>sages,<text:span text:style-name="T1"> </text:span>les<text:span text:style-name="T1"> </text:span>bons,<text:span text:style-name="T1"> </text:span>Les<text:span text:style-name="T1"> </text:span>formes<text:span text:style-name="T1"> </text:span>et<text:span text:style-name="T1"> </text:span>les<text:span text:style-name="T1"> </text:span>rudes<text:span text:style-name="T1"> </text:span>ancêtres<text:span text:style-name="T1"> </text:span>des<text:span text:style-name="T1"> </text:span>âges<text:span text:style-name="T1"> </text:span>lointains,<text:span text:style-name="T1"> — </text:span>Tous<text:span text:style-name="T1"> </text:span>dans<text:span text:style-name="T1"> </text:span>le<text:span text:style-name="T1"> </text:span>même<text:span text:style-name="T1"> </text:span>sépulcre<text:span text:style-name="T1"> </text:span>grandiose.<text:span text:style-name="T1"> </text:span>Les<text:span text:style-name="T1"> </text:span>collines<text:span text:style-name="T1"> — </text:span>Aux<text:span text:style-name="T1"> </text:span>flancs<text:span text:style-name="T1"> </text:span>pierreux,<text:span text:style-name="T1"> </text:span>aussi<text:span text:style-name="T1"> </text:span>vieilles<text:span text:style-name="T1"> </text:span>que<text:span text:style-name="T1"> </text:span>le<text:span text:style-name="T1"> </text:span>soleil,<text:span text:style-name="T1"> </text:span>les<text:span text:style-name="T1"> </text:span>vallées<text:span text:style-name="T1"> <text:s/>— </text:span>Qui<text:span text:style-name="T1"> </text:span>les<text:span text:style-name="T1"> </text:span>séparent<text:span text:style-name="T1"> </text:span>et<text:span text:style-name="T1"> </text:span>s'étendent<text:span text:style-name="T1"> </text:span>au<text:span text:style-name="T1"> </text:span>loin<text:span text:style-name="T1"> </text:span>dans<text:span text:style-name="T1"> </text:span>leur<text:span text:style-name="T1"> </text:span>abandon<text:span text:style-name="T1"> </text:span>pensif ;<text:span text:style-name="T1"> — </text:span>Les<text:span text:style-name="T1"> </text:span>bois<text:span text:style-name="T1"> </text:span>vénérables,<text:span text:style-name="T1"> </text:span>les<text:span text:style-name="T1"> </text:span>fleuves<text:span text:style-name="T1"> </text:span>qui<text:span text:style-name="T1"> </text:span>s,e<text:span text:style-name="T1"> </text:span>meuvent<text:span text:style-name="T1"> </text:span>Majestueusement,<text:span text:style-name="T1"> </text:span>et<text:span text:style-name="T1"> </text:span>les<text:span text:style-name="T1"> </text:span>ruisseaux<text:span text:style-name="T1"> </text:span>plaintifs<text:span text:style-name="T1"> </text:span>Qui<text:span text:style-name="T1"> </text:span>font-verdoyer<text:span text:style-name="T1"> </text:span>les<text:span text:style-name="T1"> </text:span>prairies ;<text:span text:style-name="T1"> </text:span>et,<text:span text:style-name="T1"> </text:span>répandue<text:span text:style-name="T1"> </text:span>tout<text:span text:style-name="T1"> </text:span>autour,<text:span text:style-name="T1"> — </text:span>L'immensité<text:span text:style-name="T1"> </text:span>grise<text:span text:style-name="T1"> </text:span>et<text:span text:style-name="T1"> </text:span>mélancolique<text:span text:style-name="T1"> </text:span>du<text:span text:style-name="T1"> </text:span>vieil<text:span text:style-name="T1"> </text:span>Océan.<text:span text:style-name="T1"> — </text:span>Tout<text:span text:style-name="T1"> </text:span>cela<text:span text:style-name="T1"> </text:span>n'est<text:span text:style-name="T1"> </text:span>que<text:span text:style-name="T1"> </text:span>la<text:span text:style-name="T1"> </text:span>solennelle<text:span text:style-name="T1"> </text:span>décoration<text:span text:style-name="T1"> — </text:span>Du<text:span text:style-name="T1"> </text:span>grand<text:span text:style-name="T1"> </text:span>tombeau<text:span text:style-name="T1"> </text:span>de<text:span text:style-name="T1"> </text:span>l'homme$151$.<text:span text:style-name="T1"> » </text:span><text:span text:style-name="T1"><text:note text:id="ftn4" text:note-class="endnote"><text:note-citation text:label="d">d</text:note-citation><text:note-body><text:p text:style-name="P23"/><text:p text:style-name="citation_20_sans_20_espace"><text:span text:style-name="T1"><text:s/></text:span>The<text:span text:style-name="T1"> </text:span>hills<text:span text:style-name="T1"> </text:span></text:p><text:p text:style-name="citation_20_sans_20_espace"><text:span text:style-name="T12">Rock-ribbed</text:span><text:span text:style-name="T13"> </text:span><text:span text:style-name="T12">and</text:span><text:span text:style-name="T13"> </text:span><text:span text:style-name="T12">ancient</text:span><text:span text:style-name="T13"> </text:span><text:span text:style-name="T12">as</text:span><text:span text:style-name="T13"> </text:span><text:span text:style-name="T12">the</text:span><text:span text:style-name="T13"> </text:span><text:span text:style-name="T12">sun,</text:span><text:span text:style-name="T13"> </text:span><text:span text:style-name="T12">the</text:span><text:span text:style-name="T13"> </text:span><text:span text:style-name="T12">vales</text:span><text:span text:style-name="T13"> </text:span></text:p><text:p text:style-name="citation_20_sans_20_espace"><text:span text:style-name="T12">Stretching</text:span><text:span text:style-name="T13"> </text:span><text:span text:style-name="T12">in</text:span><text:span text:style-name="T13"> </text:span><text:span text:style-name="T12">pensive</text:span><text:span text:style-name="T13"> </text:span><text:span text:style-name="T12">quietness</text:span><text:span text:style-name="T13"> </text:span><text:span text:style-name="T12">between ;</text:span></text:p><text:p text:style-name="citation_20_sans_20_espace"><text:span text:style-name="T13"><text:s/></text:span><text:span text:style-name="T12">The</text:span><text:span text:style-name="T13"> </text:span><text:span text:style-name="T12">venerable</text:span><text:span text:style-name="T13"> </text:span><text:span text:style-name="T12">woods,</text:span><text:span text:style-name="T13"> </text:span><text:span text:style-name="T12">rivers</text:span><text:span text:style-name="T13"> </text:span><text:span text:style-name="T12">that</text:span><text:span text:style-name="T13"> </text:span><text:span text:style-name="T12">move</text:span><text:span text:style-name="T13"> </text:span></text:p><text:p text:style-name="citation_20_sans_20_espace">In<text:span text:style-name="T1"> </text:span>majesty,<text:span text:style-name="T1"> </text:span>and<text:span text:style-name="T1"> </text:span>the<text:span text:style-name="T1"> </text:span>complaining<text:span text:style-name="T1"> </text:span>brooks<text:span text:style-name="T1"> </text:span></text:p><text:p text:style-name="citation_20_sans_20_espace"><text:span text:style-name="T12">That</text:span><text:span text:style-name="T13"> </text:span><text:span text:style-name="T12">make</text:span><text:span text:style-name="T13"> </text:span><text:span text:style-name="T12">the</text:span><text:span text:style-name="T13"> </text:span><text:span text:style-name="T12">meadows</text:span><text:span text:style-name="T13"> </text:span><text:span text:style-name="T12">green ;</text:span><text:span text:style-name="T13"> </text:span><text:span text:style-name="T12">and</text:span><text:span text:style-name="T13"> </text:span><text:span text:style-name="T12">poured</text:span><text:span text:style-name="T13"> </text:span><text:span text:style-name="T12">round</text:span><text:span text:style-name="T13"> </text:span><text:span text:style-name="T12">all</text:span><text:span text:style-name="T13"> </text:span></text:p><text:p text:style-name="citation_20_sans_20_espace"><text:span text:style-name="T12">Old</text:span><text:span text:style-name="T13"> </text:span><text:span text:style-name="T12">Ocean</text:span><text:span text:style-name="T13"> </text:span><text:span text:style-name="T12">gray</text:span><text:span text:style-name="T13"> </text:span><text:span text:style-name="T12">and</text:span><text:span text:style-name="T13"> </text:span><text:span text:style-name="T12">melancholy</text:span><text:span text:style-name="T13"> </text:span><text:span text:style-name="T12">waste,</text:span><text:span text:style-name="T13"> </text:span></text:p><text:p text:style-name="citation_20_sans_20_espace">Are<text:span text:style-name="T1"> </text:span>but<text:span text:style-name="T1"> </text:span>the<text:span text:style-name="T1"> </text:span>solemn<text:span text:style-name="T1"> </text:span>decoration<text:span text:style-name="T1"> </text:span>all<text:span text:style-name="T1"> </text:span></text:p><text:p text:style-name="P18">Of the great tomb of man. </text:p></text:note-body></text:note></text:span><text:span text:style-name="T12">Tout</text:span><text:span text:style-name="T13"> </text:span><text:span text:style-name="T12">ce</text:span><text:span text:style-name="T13"> </text:span><text:span text:style-name="T12">qui</text:span><text:span text:style-name="T13"> </text:span><text:span text:style-name="T12">respire</text:span><text:span text:style-name="T13"> </text:span><text:span text:style-name="T12">partagera</text:span><text:span text:style-name="T13"> </text:span><text:span text:style-name="T12">ton</text:span><text:span text:style-name="T13"> </text:span>sort.<text:span text:style-name="T13"> </text:span></text:p>
      <text:p text:style-name="P8"/>
      <text:p text:style-name="Standard">Tu<text:span text:style-name="T1"> </text:span>disparaîtras<text:span text:style-name="T1"> </text:span>et<text:span text:style-name="T1"> </text:span>rien<text:span text:style-name="T1"> </text:span>ne<text:span text:style-name="T1"> </text:span>sera<text:span text:style-name="T1"> </text:span>changé<text:span text:style-name="T1"> </text:span>ni<text:span text:style-name="T1"> </text:span>au<text:span text:style-name="T1"> </text:span>cours<text:span text:style-name="T1"> </text:span>des<text:span text:style-name="T1"> </text:span>choses<text:span text:style-name="T1"> </text:span>ni<text:span text:style-name="T1"> </text:span>au<text:span text:style-name="T1"> </text:span>caractère<text:span text:style-name="T1"> </text:span>des<text:span text:style-name="T1"> </text:span>hommes,<text:span text:style-name="T1"> </text:span>et<text:span text:style-name="T1"> </text:span>tout<text:span text:style-name="T1"> </text:span>et<text:span text:style-name="T1"> </text:span>tous<text:span text:style-name="T1"> </text:span>se<text:span text:style-name="T1"> </text:span>joindront<text:span text:style-name="T1"> </text:span>un<text:span text:style-name="T1"> </text:span>jour<text:span text:style-name="T1"> </text:span>à<text:span text:style-name="T1"> </text:span>la<text:span text:style-name="T1"> </text:span>caravane<text:span text:style-name="T1"> </text:span>innombrable<text:span text:style-name="T1"> </text:span>qui<text:span text:style-name="T1"> </text:span>se<text:span text:style-name="T1"> </text:span>dirige<text:span text:style-name="T1"> </text:span>sans<text:span text:style-name="T1"> </text:span>cesse<text:span text:style-name="T1"> </text:span>vers<text:span text:style-name="T1"> </text:span>le<text:span text:style-name="T1"> </text:span>royaume<text:span text:style-name="T1"> </text:span>mystérieux.<text:span text:style-name="T1"> </text:span>Puisque<text:span text:style-name="T1"> </text:span>telle<text:span text:style-name="T1"> </text:span>est<text:span text:style-name="T1"> </text:span>la<text:span text:style-name="T1"> </text:span>loi,<text:span text:style-name="T1"> </text:span>obéis,<text:span text:style-name="T1"> </text:span>mais<text:span text:style-name="T1"> </text:span>fièrement,<text:span text:style-name="T1"> </text:span>non<text:span text:style-name="T1"> </text:span>sous<text:span text:style-name="T1"> </text:span>la<text:span text:style-name="T1"> </text:span>menace<text:span text:style-name="T1"> </text:span>du<text:span text:style-name="T1"> </text:span>fouet<text:span text:style-name="T1"> </text:span>comme<text:span text:style-name="T1"> </text:span>un<text:span text:style-name="T1"> </text:span>esclave.<text:span text:style-name="T1"> </text:span>« … Approche-toi<text:span text:style-name="T1"> </text:span>de<text:span text:style-name="T1"> </text:span>la<text:span text:style-name="T1"> </text:span>tombe<text:span text:style-name="T1"> — </text:span>Comme<text:span text:style-name="T1"> </text:span>quelqu'un<text:span text:style-name="T1"> </text:span>qui<text:span text:style-name="T1"> </text:span>se<text:span text:style-name="T1"> </text:span>drape<text:span text:style-name="T1"> </text:span>sur<text:span text:style-name="T1"> </text:span>sa<text:span text:style-name="T1"> </text:span>couche<text:span text:style-name="T1"> — </text:span>Avant<text:span text:style-name="T1"> </text:span>de<text:span text:style-name="T1"> </text:span>s'endormir<text:span text:style-name="T1"> </text:span>et<text:span text:style-name="T1"> </text:span>de<text:span text:style-name="T1"> </text:span>partir<text:span text:style-name="T1"> </text:span>pour<text:span text:style-name="T1"> </text:span>les<text:span text:style-name="T1"> </text:span>doux<text:span text:style-name="T1"> </text:span>rêves$152$.<text:span text:style-name="T1"> » </text:span></text:p>
      <text:p text:style-name="citation_20_sans_20_espace">Approach<text:span text:style-name="T1"> </text:span>thy<text:span text:style-name="T1"> </text:span>grave<text:span text:style-name="T1"> </text:span></text:p>
      <text:p text:style-name="citation_20_sans_20_espace"><text:soft-page-break/>Dans<text:span text:style-name="T1"> </text:span>un<text:span text:style-name="T1"> </text:span>jeune<text:span text:style-name="T1"> </text:span>univers,<text:span text:style-name="T1"> </text:span>si<text:span text:style-name="T1"> </text:span>tu<text:span text:style-name="T1"> </text:span>dois<text:span text:style-name="T1"> </text:span>y<text:span text:style-name="T1"> </text:span>renaître,<text:span text:style-name="T1"> </text:span></text:p>
      <text:p text:style-name="citation_20_sans_20_espace">Puisses-tu<text:span text:style-name="T1"> </text:span>retrouver<text:span text:style-name="T1"> </text:span>la<text:span text:style-name="T1"> </text:span>force<text:span text:style-name="T1"> </text:span>et<text:span text:style-name="T1"> </text:span>la<text:span text:style-name="T1"> </text:span>beauté$153$.<text:span text:style-name="T1"> </text:span></text:p>
      <text:p text:style-name="Standard"/>
      <text:p text:style-name="Standard">Ce<text:span text:style-name="T1"> </text:span>sont<text:span text:style-name="T1"> </text:span>les<text:span text:style-name="T1"> </text:span>vers<text:span text:style-name="T1"> </text:span>de<text:span text:style-name="T1"> </text:span>La<text:span text:style-name="T1"> </text:span>Fontaine,<text:span text:style-name="T1"> </text:span>mais<text:span text:style-name="T1"> </text:span>plus<text:span text:style-name="T1"> </text:span>beaux<text:span text:style-name="T1"> </text:span>encore,<text:span text:style-name="T1"> </text:span>et<text:span text:style-name="T1"> </text:span>qui<text:span text:style-name="T1"> </text:span>semblent<text:span text:style-name="T1"> </text:span>ennoblis<text:span text:style-name="T1"> </text:span>par<text:span text:style-name="T1"> </text:span>une<text:span text:style-name="T1"> </text:span>digne<text:span text:style-name="T1"> </text:span>image,<text:span text:style-name="T1"> </text:span>celle<text:span text:style-name="T1"> </text:span>du<text:span text:style-name="T1"> </text:span>repos.<text:span text:style-name="T1"> </text:span></text:p>
      <text:p text:style-name="Standard">Que<text:span text:style-name="T1"> </text:span>signifie<text:span text:style-name="T1"> </text:span>au<text:span text:style-name="T1"> </text:span>juste<text:span text:style-name="T1"> </text:span>dans<text:span text:style-name="T1"> </text:span>la<text:span text:style-name="T1"> </text:span>pensée<text:span text:style-name="T1"> </text:span>du<text:span text:style-name="T1"> </text:span>poète<text:span text:style-name="T1"> </text:span>ce<text:span text:style-name="T1"> </text:span>mot<text:span text:style-name="T1"> </text:span>grec<text:span text:style-name="T1"> </text:span>arbitrairement<text:span text:style-name="T1"> </text:span>composé,<text:span text:style-name="T1"> </text:span><text:span text:style-name="T5">Thanatopsis</text:span>?<text:span text:style-name="T1"> </text:span>Spectacle<text:span text:style-name="T1"> </text:span>de<text:span text:style-name="T1"> </text:span>la<text:span text:style-name="T1"> </text:span>mort,<text:span text:style-name="T1"> </text:span>regard<text:span text:style-name="T1"> </text:span>dans<text:span text:style-name="T1"> </text:span>la<text:span text:style-name="T1"> </text:span>mort$154$?<text:span text:style-name="T1"> </text:span>On<text:span text:style-name="T1"> </text:span>ne<text:span text:style-name="T1"> </text:span>sait<text:span text:style-name="T1"> </text:span>trop ;<text:span text:style-name="T1"> </text:span>mais<text:span text:style-name="T1"> </text:span>l'impression<text:span text:style-name="T1"> </text:span>ressentie<text:span text:style-name="T1"> </text:span>à<text:span text:style-name="T1"> </text:span>la<text:span text:style-name="T1"> </text:span>lecture<text:span text:style-name="T1"> </text:span>du<text:span text:style-name="T1"> </text:span>poème<text:span text:style-name="T1"> </text:span>est<text:span text:style-name="T1"> </text:span>des<text:span text:style-name="T1"> </text:span>plus<text:span text:style-name="T1"> </text:span>nettes,<text:span text:style-name="T1"> </text:span>sous<text:span text:style-name="T1"> </text:span>le<text:span text:style-name="T1"> </text:span>vague<text:span text:style-name="T1"> </text:span>apparent<text:span text:style-name="T1"> </text:span>des<text:span text:style-name="T1"> </text:span>larges<text:span text:style-name="T1"> </text:span>idées<text:span text:style-name="T1"> </text:span>voilées<text:span text:style-name="T1"> </text:span>par<text:span text:style-name="T1"> </text:span>les<text:span text:style-name="T1"> </text:span>plis<text:span text:style-name="T1"> </text:span>sculpturaux<text:span text:style-name="T1"> </text:span>d'une<text:span text:style-name="T1"> </text:span>abondante<text:span text:style-name="T1"> </text:span>draperie<text:span text:style-name="T1"> </text:span>poétique.<text:span text:style-name="T1"> </text:span><text:span text:style-name="T12">C'est</text:span><text:span text:style-name="T13"> </text:span><text:span text:style-name="T12">la</text:span><text:span text:style-name="T13"> </text:span><text:span text:style-name="T12">haute</text:span><text:span text:style-name="T13"> </text:span><text:span text:style-name="T12">résignation</text:span><text:span text:style-name="T13"> </text:span><text:span text:style-name="T12">au</text:span><text:span text:style-name="T13"> </text:span><text:span text:style-name="T12">sort</text:span><text:span text:style-name="T13"> </text:span><text:span text:style-name="T12">naturel,</text:span><text:span text:style-name="T13"> </text:span>d'une<text:span text:style-name="T1"> </text:span>âme<text:span text:style-name="T1"> </text:span>qui<text:span text:style-name="T1"> </text:span>aime<text:span text:style-name="T1"> </text:span>son<text:span text:style-name="T1"> </text:span>destin<text:span text:style-name="T1"> </text:span>parce<text:span text:style-name="T1"> </text:span>qu'elle<text:span text:style-name="T1"> </text:span>le'<text:span text:style-name="T1"> </text:span>comprend,<text:span text:style-name="T1"> </text:span>et<text:span text:style-name="T1"> </text:span>parce<text:span text:style-name="T1"> </text:span>que<text:span text:style-name="T1"> </text:span>de<text:span text:style-name="T1"> </text:span>la<text:span text:style-name="T1"> </text:span>mort<text:span text:style-name="T1"> </text:span>elle<text:span text:style-name="T1"> </text:span>voit<text:span text:style-name="T1"> </text:span>jaillir<text:span text:style-name="T1"> </text:span>la<text:span text:style-name="T1"> </text:span>vie.<text:span text:style-name="T1"> </text:span>La<text:span text:style-name="T1"> </text:span>nécessité<text:span text:style-name="T1"> </text:span>d'un<text:span text:style-name="T1"> </text:span>désastre<text:span text:style-name="T1"> </text:span>permanent<text:span text:style-name="T1"> </text:span>emporte<text:span text:style-name="T1"> </text:span>avec<text:span text:style-name="T1"> </text:span>elle<text:span text:style-name="T1"> </text:span>la<text:span text:style-name="T1"> </text:span>nécessité<text:span text:style-name="T1"> </text:span>même<text:span text:style-name="T1"> </text:span>d'une<text:span text:style-name="T1"> </text:span>constante<text:span text:style-name="T1"> </text:span>renaissance ;<text:span text:style-name="T1"> </text:span>l'ordre<text:span text:style-name="T1"> </text:span>est<text:span text:style-name="T1"> </text:span>fait<text:span text:style-name="T1"> </text:span>de<text:span text:style-name="T1"> </text:span>ces<text:span text:style-name="T1"> </text:span>deux<text:span text:style-name="T1"> </text:span>désordres.<text:span text:style-name="T1"> </text:span>Le<text:span text:style-name="T1"> </text:span>cycle<text:span text:style-name="T1"> </text:span>des<text:span text:style-name="T1"> </text:span>choses<text:span text:style-name="T1"> </text:span>roule<text:span text:style-name="T1"> </text:span>éternellement<text:span text:style-name="T1"> </text:span>sur<text:span text:style-name="T1"> </text:span>ces<text:span text:style-name="T1"> </text:span>trois<text:span text:style-name="T1"> </text:span>points,<text:span text:style-name="T1"> </text:span>pareils<text:span text:style-name="T1"> </text:span>aux<text:span text:style-name="T1"> </text:span>trois<text:span text:style-name="T1"> </text:span>points<text:span text:style-name="T1"> </text:span>mathématiques<text:span text:style-name="T1"> </text:span>qui<text:span text:style-name="T1"> </text:span>déterminent<text:span text:style-name="T1"> </text:span>le<text:span text:style-name="T1"> </text:span>cercle<text:span text:style-name="T1"> </text:span>vie,<text:span text:style-name="T1"> </text:span>mort,<text:span text:style-name="T1"> </text:span>réveil.<text:span text:style-name="T1"> </text:span>D'un<text:span text:style-name="T1"> </text:span>premier<text:span text:style-name="T1"> </text:span>terme<text:span text:style-name="T1"> </text:span>idéal,<text:span text:style-name="T1"> </text:span>éveil,<text:span text:style-name="T1"> </text:span>naissance<text:span text:style-name="T1"> </text:span>primordiale,<text:span text:style-name="T1"> </text:span>il<text:span text:style-name="T1"> </text:span>ne<text:span text:style-name="T1"> </text:span>s'inquiète<text:span text:style-name="T1"> </text:span>pas.<text:span text:style-name="T1"> </text:span>Il<text:span text:style-name="T1"> </text:span>en<text:span text:style-name="T1"> </text:span>est<text:span text:style-name="T1"> </text:span>ainsi,<text:span text:style-name="T1"> </text:span>et<text:span text:style-name="T1"> </text:span>il<text:span text:style-name="T1"> </text:span>fait<text:span text:style-name="T1"> </text:span>le<text:span text:style-name="T1"> </text:span>tableau<text:span text:style-name="T1"> </text:span>de<text:span text:style-name="T1"> </text:span>ce<text:span text:style-name="T1"> </text:span>qui<text:span text:style-name="T1"> </text:span>est.<text:span text:style-name="T1"> </text:span>Mais<text:span text:style-name="T1"> </text:span>ce<text:span text:style-name="T1"> </text:span>mouvement,<text:span text:style-name="T1"> </text:span>ce<text:span text:style-name="T1"> </text:span>changement<text:span text:style-name="T1"> </text:span>perpétuel<text:span text:style-name="T1"> </text:span>de<text:span text:style-name="T1"> </text:span>la<text:span text:style-name="T1"> </text:span>vie<text:span text:style-name="T1"> </text:span>en<text:span text:style-name="T1"> </text:span>la<text:span text:style-name="T1"> </text:span>mort,<text:span text:style-name="T1"> </text:span>de<text:span text:style-name="T1"> </text:span>la<text:span text:style-name="T1"> </text:span>mort<text:span text:style-name="T1"> </text:span>en<text:span text:style-name="T1"> </text:span>la<text:span text:style-name="T1"> </text:span>vie<text:span text:style-name="T1"> </text:span>ne<text:span text:style-name="T1"> </text:span>s'opère<text:span text:style-name="T1"> </text:span>point<text:span text:style-name="T1"> </text:span>d'une<text:span text:style-name="T1"> </text:span>façon<text:span text:style-name="T1"> </text:span>brutale ;<text:span text:style-name="T1"> </text:span>la<text:span text:style-name="T1"> </text:span>nature<text:span text:style-name="T1"> </text:span>est<text:span text:style-name="T1"> </text:span>indifférente,<text:span text:style-name="T1"> </text:span>mais<text:span text:style-name="T1"> </text:span>de<text:span text:style-name="T1"> </text:span>cette<text:span text:style-name="T1"> </text:span>indifférence<text:span text:style-name="T1"> </text:span>même<text:span text:style-name="T1"> </text:span>nait<text:span text:style-name="T1"> </text:span>sa<text:span text:style-name="T1"> </text:span>bonté,<text:span text:style-name="T1"> </text:span>car<text:span text:style-name="T1"> </text:span>s'il<text:span text:style-name="T1"> </text:span>y<text:span text:style-name="T1"> </text:span>a<text:span text:style-name="T1"> </text:span>place<text:span text:style-name="T1"> </text:span>pour<text:span text:style-name="T1"> </text:span>tous<text:span text:style-name="T1"> </text:span>dans<text:span text:style-name="T1"> </text:span>« le<text:span text:style-name="T1"> </text:span>tombeau<text:span text:style-name="T1"> </text:span>grandiose$155$<text:span text:style-name="T1"> »</text:span>,<text:span text:style-name="T1"> </text:span>il<text:span text:style-name="T1"> </text:span>y<text:span text:style-name="T1"> </text:span>a<text:span text:style-name="T1"> </text:span>place<text:span text:style-name="T1"> </text:span>pour<text:span text:style-name="T1"> </text:span>tous<text:span text:style-name="T1"> </text:span>encore<text:span text:style-name="T1"> </text:span>dans<text:span text:style-name="T1"> </text:span>la<text:span text:style-name="T1"> </text:span>vie.<text:span text:style-name="T1"> </text:span>Pourtant,<text:span text:style-name="T1"> </text:span>si<text:span text:style-name="T1"> </text:span>la<text:span text:style-name="T1"> </text:span>vie<text:span text:style-name="T1"> </text:span>est<text:span text:style-name="T1"> </text:span>douce,<text:span text:style-name="T1"> </text:span>la<text:span text:style-name="T1"> </text:span>vie<text:span text:style-name="T1"> </text:span>n'est<text:span text:style-name="T1"> </text:span>rien,<text:span text:style-name="T1"> </text:span>puisque<text:span text:style-name="T1"> </text:span>la<text:span text:style-name="T1"> </text:span>mort<text:span text:style-name="T1"> </text:span>incessamment<text:span text:style-name="T1"> </text:span>la<text:span text:style-name="T1"> </text:span>guette ;<text:span text:style-name="T1"> </text:span>il<text:span text:style-name="T1"> </text:span>faut<text:span text:style-name="T1"> </text:span>donc<text:span text:style-name="T1"> </text:span>accepter<text:span text:style-name="T1"> </text:span>l'existence<text:span text:style-name="T1"> </text:span>et<text:span text:style-name="T1"> </text:span>renoncer<text:span text:style-name="T1"> </text:span>à<text:span text:style-name="T1"> </text:span>l'existence<text:span text:style-name="T1"> </text:span>avec<text:span text:style-name="T1"> </text:span>une<text:span text:style-name="T1"> </text:span>résignation<text:span text:style-name="T1"> </text:span>égale.<text:span text:style-name="T1"> </text:span></text:p>
      <text:p text:style-name="Standard">Ce<text:span text:style-name="T1"> </text:span>poème<text:span text:style-name="T1"> </text:span>sur<text:span text:style-name="T1"> </text:span>lequel<text:span text:style-name="T1"> </text:span>un<text:span text:style-name="T1"> </text:span>Allemand<text:span text:style-name="T1"> </text:span>ferait<text:span text:style-name="T1"> </text:span>un<text:span text:style-name="T1"> </text:span>volume<text:span text:style-name="T1"> </text:span>de<text:span text:style-name="T1"> </text:span>commentaires<text:span text:style-name="T1"> </text:span>n'a<text:span text:style-name="T1"> </text:span>rien<text:span text:style-name="T1"> </text:span>de<text:span text:style-name="T1"> </text:span>panthéiste.<text:span text:style-name="T1"> </text:span>Bryant,<text:span text:style-name="T1"> </text:span>avec<text:span text:style-name="T1"> </text:span>un<text:span text:style-name="T1"> </text:span>instinct<text:span text:style-name="T1"> </text:span>de<text:span text:style-name="T1"> </text:span>vrai<text:span text:style-name="T1"> </text:span>poète,<text:span text:style-name="T1"> </text:span>se<text:span text:style-name="T1"> </text:span>maintient<text:span text:style-name="T1"> </text:span>dans<text:span text:style-name="T1"> </text:span>la<text:span text:style-name="T1"> </text:span>réalité<text:span text:style-name="T1"> </text:span>des<text:span text:style-name="T1"> </text:span>choses<text:span text:style-name="T1"> </text:span>visibles,<text:span text:style-name="T1"> </text:span>et<text:span text:style-name="T1"> </text:span>ne<text:span text:style-name="T1"> </text:span>hasarde<text:span text:style-name="T1"> </text:span>aucune<text:span text:style-name="T1"> </text:span>hypothèse ;<text:span text:style-name="T1"> </text:span>il<text:span text:style-name="T1"> </text:span>regarde<text:span text:style-name="T1"> </text:span>et<text:span text:style-name="T1"> </text:span>il<text:span text:style-name="T1"> </text:span>dit<text:span text:style-name="T1"> </text:span>ce<text:span text:style-name="T1"> </text:span>qu'il<text:span text:style-name="T1"> </text:span>a<text:span text:style-name="T1"> </text:span>vu.<text:span text:style-name="T1"> </text:span>C'est<text:span text:style-name="T1"> </text:span>quelque<text:span text:style-name="T1"> </text:span>chose<text:span text:style-name="T1"> </text:span>comme<text:span text:style-name="T1"> </text:span>la<text:span text:style-name="T1"> </text:span><text:span text:style-name="T5">Vision</text:span> d'Addison$156$,<text:span text:style-name="T1"> </text:span>transposée<text:span text:style-name="T1"> </text:span>par<text:span text:style-name="T1"> </text:span>un<text:span text:style-name="T1"> </text:span>familier<text:span text:style-name="T1"> </text:span>des<text:span text:style-name="T1"> </text:span>bois,<text:span text:style-name="T1"> </text:span>des<text:span text:style-name="T1"> </text:span>prés<text:span text:style-name="T1"> </text:span>et<text:span text:style-name="T1"> </text:span>des<text:span text:style-name="T1"> </text:span>fleuves.<text:span text:style-name="T1"> </text:span>Il<text:span text:style-name="T1"> </text:span>n'a<text:span text:style-name="T1"> </text:span>pas<text:span text:style-name="T1"> </text:span>la<text:span text:style-name="T1"> </text:span>naïve<text:span text:style-name="T1"> </text:span>indiscrétion<text:span text:style-name="T1"> </text:span>de<text:span text:style-name="T1"> </text:span>se<text:span text:style-name="T1"> </text:span>demander <text:span text:style-name="T1">:</text:span></text:p>
      <text:p text:style-name="Quotations">Où<text:span text:style-name="T1"> </text:span>s'en<text:span text:style-name="T1"> </text:span>vont<text:span text:style-name="T1"> </text:span>ces<text:span text:style-name="T1"> </text:span>esprits<text:span text:style-name="T1"> </text:span>d'écorce<text:span text:style-name="T1"> </text:span>recouverts$157$?<text:span text:style-name="T1"> </text:span></text:p>
      <text:p text:style-name="Standard">Jamais<text:span text:style-name="T1"> </text:span>l'imprudence<text:span text:style-name="T1"> </text:span>ne<text:span text:style-name="T1"> </text:span>lui<text:span text:style-name="T1"> </text:span>viendrait<text:span text:style-name="T1"> </text:span>de<text:span text:style-name="T1"> </text:span>s'adresser<text:span text:style-name="T1"> </text:span>aux<text:span text:style-name="T1"> </text:span>chênes<text:span text:style-name="T1"> </text:span>avec<text:span text:style-name="T1"> </text:span>l'attendrissement<text:span text:style-name="T1"> </text:span>de<text:span text:style-name="T1"> </text:span>M.<text:span text:style-name="T1"> </text:span>de<text:span text:style-name="T1"> </text:span>Laprade<text:span text:style-name="T1"> </text:span></text:p>
      <text:p text:style-name="citation_20_sans_20_espace">Dans<text:span text:style-name="T1"> </text:span>un<text:span text:style-name="T1"> </text:span>jeune<text:span text:style-name="T1"> </text:span>univers,<text:span text:style-name="T1"> </text:span>si<text:span text:style-name="T1"> </text:span>tu<text:span text:style-name="T1"> </text:span>dois<text:span text:style-name="T1"> </text:span>y<text:span text:style-name="T1"> </text:span>renaître,<text:span text:style-name="T1"> </text:span></text:p>
      <text:p text:style-name="citation_20_sans_20_espace">Puisses-tu<text:span text:style-name="T1"> </text:span>retrouver<text:span text:style-name="T1"> </text:span>la<text:span text:style-name="T1"> </text:span>force<text:span text:style-name="T1"> </text:span>et<text:span text:style-name="T1"> </text:span>la<text:span text:style-name="T1"> </text:span>beauté$158$.<text:span text:style-name="T1"> </text:span></text:p>
      <text:p text:style-name="P18"/>
      <text:p text:style-name="Standard">Il<text:span text:style-name="T1"> </text:span>sait<text:span text:style-name="T1"> </text:span>que<text:span text:style-name="T1"> </text:span>l'immortalité<text:span text:style-name="T1"> </text:span>du<text:span text:style-name="T1"> </text:span>chêne<text:span text:style-name="T1"> </text:span>n'est<text:span text:style-name="T1"> </text:span>point<text:span text:style-name="T1"> </text:span>dans<text:span text:style-name="T1"> </text:span>son<text:span text:style-name="T1"> </text:span>âme,<text:span text:style-name="T1"> </text:span>mais<text:span text:style-name="T1"> </text:span>dans<text:span text:style-name="T1"> </text:span>ses<text:span text:style-name="T1"> </text:span>glands,<text:span text:style-name="T1"> </text:span>et,<text:span text:style-name="T1"> </text:span>en<text:span text:style-name="T1"> </text:span>voyant<text:span text:style-name="T1"> </text:span>mourir<text:span text:style-name="T1"> </text:span>les<text:span text:style-name="T1"> </text:span>vieux<text:span text:style-name="T1"> </text:span>arbres<text:span text:style-name="T1"> </text:span>des<text:span text:style-name="T1"> </text:span>vieilles<text:span text:style-name="T1"> </text:span>forêts<text:span text:style-name="T1"> </text:span>vierges,<text:span text:style-name="T1"> </text:span>il<text:span text:style-name="T1"> </text:span>n'a<text:span text:style-name="T1"> </text:span>aucune<text:span text:style-name="T1"> </text:span>de<text:span text:style-name="T1"> </text:span>ces<text:span text:style-name="T1"> </text:span>langueurs<text:span text:style-name="T1"> </text:span>romantiques<text:span text:style-name="T1"> </text:span>du<text:span text:style-name="T1"> </text:span>poète<text:span text:style-name="T1"> </text:span>français :<text:span text:style-name="T1"> </text:span></text:p>
      <text:p text:style-name="citation_20_sans_20_espace">Croissez<text:span text:style-name="T1"> </text:span>sur<text:span text:style-name="T1"> </text:span>nos<text:span text:style-name="T1"> </text:span>débris,<text:span text:style-name="T1"> </text:span>croissez,<text:span text:style-name="T1"> </text:span>forêts<text:span text:style-name="T1"> </text:span>nouvelles,</text:p>
      <text:p text:style-name="citation_20_sans_20_espace"><text:span text:style-name="T1"><text:s/></text:span>Sur<text:span text:style-name="T1"> </text:span>vos<text:span text:style-name="T1"> </text:span>jeunes<text:span text:style-name="T1"> </text:span>bourgeons<text:span text:style-name="T1"> </text:span>nous<text:span text:style-name="T1"> </text:span>verserons<text:span text:style-name="T1"> </text:span>nos<text:span text:style-name="T1"> </text:span>pleurs$159$.<text:span text:style-name="T1"> </text:span></text:p>
      <text:p text:style-name="P1"/>
      <text:p text:style-name="Standard">Oh!<text:span text:style-name="T1"> </text:span>qu'il<text:span text:style-name="T1"> </text:span>a<text:span text:style-name="T1"> </text:span>l'âme<text:span text:style-name="T1"> </text:span>mieux<text:span text:style-name="T1"> </text:span>trempée<text:span text:style-name="T1"> </text:span>et<text:span text:style-name="T1"> </text:span>comme<text:span text:style-name="T1"> </text:span>il<text:span text:style-name="T1"> </text:span>sait<text:span text:style-name="T1"> </text:span>aimer<text:span text:style-name="T1"> </text:span>les<text:span text:style-name="T1"> </text:span>forêts<text:span text:style-name="T1"> </text:span>de<text:span text:style-name="T1"> </text:span>l'amour<text:span text:style-name="T1"> </text:span>qui<text:span text:style-name="T1"> </text:span>leur<text:span text:style-name="T1"> </text:span>convient<text:span text:style-name="T1"> </text:span>et<text:span text:style-name="T1"> </text:span>qui<text:span text:style-name="T1"> </text:span>est<text:span text:style-name="T1"> </text:span>fait<text:span text:style-name="T1"> </text:span>de<text:span text:style-name="T1"> </text:span>sérénité<text:note text:id="ftn5" text:note-class="endnote"><text:note-citation text:label="e">e</text:note-citation><text:note-body><text:p text:style-name="Standard"><text:span text:style-name="T1"><text:s/></text:span>On<text:span text:style-name="T1"> </text:span>ne<text:span text:style-name="T1"> </text:span>prétend<text:span text:style-name="T1"> </text:span>point<text:span text:style-name="T1"> </text:span>diminuer<text:span text:style-name="T1"> </text:span>ici<text:span text:style-name="T1"> </text:span>le<text:span text:style-name="T1"> </text:span>grand<text:span text:style-name="T1"> </text:span>poète<text:span text:style-name="T1"> </text:span>chrétien<text:span text:style-name="T1"> </text:span>dont<text:span text:style-name="T1"> </text:span>on<text:span text:style-name="T1"> </text:span>place<text:span text:style-name="T1"> </text:span>seulement<text:span text:style-name="T1"> </text:span>la<text:span text:style-name="T1"> </text:span>sensibilité<text:span text:style-name="T1"> </text:span>en<text:span text:style-name="T1"> </text:span>face<text:span text:style-name="T1"> </text:span>de<text:span text:style-name="T1"> </text:span>la<text:span text:style-name="T1"> </text:span>sérénité<text:span text:style-name="T1"> </text:span>de<text:span text:style-name="T1"> </text:span>Bryant.<text:span text:style-name="T1"> </text:span>Si<text:span text:style-name="T1"> </text:span>l'impression<text:span text:style-name="T1"> </text:span>semble<text:span text:style-name="T1"> </text:span>trop<text:span text:style-name="T1"> </text:span>dure,<text:span text:style-name="T1"> </text:span>on<text:span text:style-name="T1"> </text:span>la<text:span text:style-name="T1"> </text:span>corrigera<text:span text:style-name="T1"> </text:span>en<text:span text:style-name="T1"> </text:span>lisant<text:span text:style-name="T1"> </text:span>la<text:span text:style-name="T1"> </text:span>belle<text:span text:style-name="T1"> </text:span>étude<text:span text:style-name="T1"> </text:span>que<text:span text:style-name="T1"> </text:span>vient<text:span text:style-name="T1"> </text:span>de<text:span text:style-name="T1"> </text:span>lui<text:span text:style-name="T1"> </text:span>consacrer<text:span text:style-name="T1"> </text:span>M.<text:span text:style-name="T1"> </text:span>Condamin,<text:span text:style-name="T1"> </text:span>en<text:span text:style-name="T1"> </text:span>un<text:span text:style-name="T1"> </text:span>volume<text:span text:style-name="T1"> </text:span>des<text:span text:style-name="T1"> </text:span>plus<text:span text:style-name="T1"> </text:span>attachants<text:span text:style-name="T22">$161$.</text:span><text:span text:style-name="T23"> </text:span></text:p></text:note-body></text:note>,<text:span text:style-name="T1"> </text:span>celui<text:span text:style-name="T1"> </text:span>dont<text:span text:style-name="T1"> </text:span>parle<text:span text:style-name="T1"> </text:span>le<text:span text:style-name="T1"> </text:span>vieux<text:span text:style-name="T1"> </text:span>poète<text:span text:style-name="T1"> </text:span>Florentin <text:span text:style-name="T1">:</text:span></text:p>
      <text:p text:style-name="Quotations"><text:span text:style-name="T12">Amor</text:span><text:span text:style-name="T13"> </text:span><text:span text:style-name="T12">sincero</text:span><text:span text:style-name="T13"> </text:span><text:span text:style-name="T12">non</text:span><text:span text:style-name="T13"> </text:span><text:span text:style-name="T12">piange</text:span><text:span text:style-name="T13"> </text:span><text:span text:style-name="T12">nè</text:span><text:span text:style-name="T13"> </text:span><text:span text:style-name="T12">ride$160$.</text:span><text:span text:style-name="T13"> </text:span></text:p>
      <text:p text:style-name="P1"><text:soft-page-break/></text:p>
      <text:p text:style-name="Standard">Voyez<text:span text:style-name="T1"> </text:span>dans<text:span text:style-name="T1"> </text:span>son<text:span text:style-name="T4"> </text:span><text:span text:style-name="T5">Hymne</text:span><text:span text:style-name="T4"> </text:span><text:span text:style-name="T5">forestier</text:span><text:span text:style-name="T4"> </text:span><text:span text:style-name="T5">c</text:span>omme<text:span text:style-name="T1"> </text:span>il<text:span text:style-name="T1"> </text:span>est<text:span text:style-name="T1"> </text:span>robuste,<text:span text:style-name="T1"> </text:span>sain,<text:span text:style-name="T1"> </text:span>et<text:span text:style-name="T1"> </text:span>noblement<text:span text:style-name="T1"> </text:span>religieux.<text:span text:style-name="T1"> </text:span>Il<text:span text:style-name="T1"> </text:span>s'adresse<text:span text:style-name="T1"> </text:span>à<text:span text:style-name="T1"> </text:span>Dieu,<text:span text:style-name="T1"> </text:span>dont<text:span text:style-name="T1"> </text:span>les<text:span text:style-name="T1"> </text:span>forêts<text:span text:style-name="T1"> </text:span>sont<text:span text:style-name="T1"> </text:span>le<text:span text:style-name="T1"> </text:span>temple<text:span text:style-name="T1"> </text:span>naturel,<text:span text:style-name="T1"> </text:span>car<text:span text:style-name="T1"> </text:span>c'est<text:span text:style-name="T1"> </text:span>lui<text:span text:style-name="T1"> </text:span>dont<text:span text:style-name="T1"> </text:span>la<text:span text:style-name="T1"> </text:span>main<text:span text:style-name="T1"> </text:span>a<text:span text:style-name="T1"> </text:span>élevé<text:span text:style-name="T1"> </text:span>ces<text:span text:style-name="T1"> </text:span>vénérables<text:span text:style-name="T1"> </text:span>colonnes,<text:span text:style-name="T1"> </text:span>lui<text:span text:style-name="T1"> </text:span>qui<text:span text:style-name="T1"> </text:span>fait<text:span text:style-name="T1"> </text:span>ondoyer<text:span text:style-name="T1"> </text:span>cette<text:span text:style-name="T1"> </text:span>voûte<text:span text:style-name="T1"> </text:span>verdoyante,<text:span text:style-name="T1"> </text:span>et<text:span text:style-name="T1"> </text:span>il<text:span text:style-name="T1"> </text:span>dit <text:span text:style-name="T1">:</text:span></text:p>
      <text:p text:style-name="Standard">« Mon<text:span text:style-name="T1"> </text:span>esprit<text:span text:style-name="T1"> </text:span>est<text:span text:style-name="T1"> </text:span>frappé<text:span text:style-name="T1"> </text:span>d'une<text:span text:style-name="T1"> </text:span>religieuse<text:span text:style-name="T1"> </text:span>terreur<text:span text:style-name="T1"> </text:span>lorsque<text:span text:style-name="T1"> </text:span>je<text:span text:style-name="T1"> </text:span>pense<text:span text:style-name="T1"> – </text:span>Au<text:span text:style-name="T1"> </text:span>grand<text:span text:style-name="T1"> </text:span>miracle<text:span text:style-name="T1"> </text:span>qui<text:span text:style-name="T1"> </text:span>s'accomplit<text:span text:style-name="T1"> </text:span>sans<text:span text:style-name="T1"> </text:span>cesse<text:span text:style-name="T1"> – </text:span>En<text:span text:style-name="T1"> </text:span>silence,<text:span text:style-name="T1"> </text:span>autour<text:span text:style-name="T1"> </text:span>de<text:span text:style-name="T1"> </text:span>moi,<text:span text:style-name="T1"> </text:span>le<text:span text:style-name="T1"> </text:span>travail<text:span text:style-name="T1"> </text:span>perpétuel<text:span text:style-name="T1"> – </text:span>De<text:span text:style-name="T1"> </text:span>la<text:span text:style-name="T1"> </text:span>création,<text:span text:style-name="T1"> </text:span>finie<text:span text:style-name="T1"> </text:span>et<text:span text:style-name="T1"> </text:span>pourtant<text:span text:style-name="T1"> </text:span>renouvelée<text:span text:style-name="T1"> <text:s/>– </text:span>A<text:span text:style-name="T1"> </text:span>chaque<text:span text:style-name="T1"> </text:span>instant.<text:span text:style-name="T1"> </text:span>Gravée<text:span text:style-name="T1"> </text:span>dans<text:span text:style-name="T1"> </text:span>l'œuvre,<text:span text:style-name="T1"> </text:span>je<text:span text:style-name="T1"> </text:span>lis<text:span text:style-name="T1"> – </text:span>La<text:span text:style-name="T1"> </text:span>leçon<text:span text:style-name="T1"> </text:span>de<text:span text:style-name="T1"> </text:span>ma<text:span text:style-name="T1"> </text:span>propre<text:span text:style-name="T1"> </text:span>éternité.<text:span text:style-name="T1"> <text:s/>– </text:span>Oh!<text:span text:style-name="T1"> </text:span>tout<text:span text:style-name="T1"> </text:span>vieillit,<text:span text:style-name="T1"> </text:span>tout<text:span text:style-name="T1"> </text:span>meurt ;<text:span text:style-name="T1"> </text:span>mais<text:span text:style-name="T1"> </text:span>voyez<text:span text:style-name="T1"> – </text:span>Comme<text:span text:style-name="T1"> </text:span>sur<text:span text:style-name="T1"> </text:span>les<text:span text:style-name="T1"> </text:span>pas<text:span text:style-name="T1"> </text:span>de<text:span text:style-name="T1"> </text:span>la<text:span text:style-name="T1"> </text:span>vieillesse<text:span text:style-name="T1"> </text:span>décadente<text:span text:style-name="T1"> – <text:s/></text:span>Se<text:span text:style-name="T1"> </text:span>presse<text:span text:style-name="T1"> </text:span>la<text:span text:style-name="T1"> </text:span>jeunesse,<text:span text:style-name="T1"> </text:span>la<text:span text:style-name="T1"> </text:span>belle<text:span text:style-name="T1"> </text:span>jeunesse<text:span text:style-name="T1"> </text:span>toujours<text:span text:style-name="T1"> </text:span>gaie<text:span text:style-name="T1"> – <text:s/></text:span>Toujours<text:span text:style-name="T1"> </text:span>belle<text:span text:style-name="T1"> </text:span>en<text:span text:style-name="T1"> </text:span>ses<text:span text:style-name="T1"> </text:span>belles<text:span text:style-name="T1"> </text:span>formes.<text:span text:style-name="T1"> <text:s/>– </text:span>Ces<text:span text:style-name="T1"> </text:span>grands<text:span text:style-name="T1"> </text:span>arbres<text:span text:style-name="T1"> </text:span>N'ondulent<text:span text:style-name="T1"> </text:span>pas<text:span text:style-name="T1"> </text:span>avec<text:span text:style-name="T1"> </text:span>moins<text:span text:style-name="T1"> </text:span>de<text:span text:style-name="T1"> </text:span>majesté<text:span text:style-name="T1"> </text:span>que<text:span text:style-name="T1"> </text:span>leurs<text:span text:style-name="T1"> </text:span>ancêtres<text:span text:style-name="T1"> </text:span>Ensevelis<text:span text:style-name="T1"> </text:span>à<text:span text:style-name="T1"> </text:span>leurs<text:span text:style-name="T1"> </text:span>pieds.<text:span text:style-name="T1"> </text:span>Oh!<text:span text:style-name="T1"> </text:span>il<text:span text:style-name="T1"> </text:span>ne<text:span text:style-name="T1"> </text:span>se<text:span text:style-name="T1"> </text:span>perd<text:span text:style-name="T1"> </text:span>pas<text:span text:style-name="T1"> – <text:s/></text:span>Un<text:span text:style-name="T1"> </text:span>seul<text:span text:style-name="T1"> </text:span>des<text:span text:style-name="T1"> </text:span>charmes<text:span text:style-name="T1"> </text:span>de<text:span text:style-name="T1"> </text:span>la<text:span text:style-name="T1"> </text:span>nature ;<text:span text:style-name="T1"> </text:span>sur<text:span text:style-name="T1"> </text:span>son<text:span text:style-name="T1"> </text:span>sein,<text:span text:style-name="T1"> – </text:span>Après<text:span text:style-name="T1"> </text:span>la<text:span text:style-name="T1"> </text:span>fuite<text:span text:style-name="T1"> </text:span>des<text:span text:style-name="T1"> </text:span>innombrables<text:span text:style-name="T1"> </text:span>siècles,<text:span text:style-name="T1"> </text:span>La<text:span text:style-name="T1"> </text:span>fraîcheur<text:span text:style-name="T1"> </text:span>de<text:span text:style-name="T1"> </text:span>son<text:span text:style-name="T1"> </text:span>printemps<text:span text:style-name="T1"> </text:span>brille<text:span text:style-name="T1"> </text:span>encore<text:span text:style-name="T1"> – <text:s/></text:span>Et<text:span text:style-name="T1"> </text:span>brillera<text:span text:style-name="T1"> </text:span>toujours.<text:span text:style-name="T1"> </text:span>La<text:span text:style-name="T1"> </text:span>vie<text:span text:style-name="T1"> </text:span>se<text:span text:style-name="T1"> </text:span>moque<text:span text:style-name="T1"> </text:span>de<text:span text:style-name="T1"> </text:span>l'inutile<text:span text:style-name="T1"> </text:span>haine,<text:span text:style-name="T1"> – </text:span>De<text:span text:style-name="T1"> </text:span>son<text:span text:style-name="T1"> </text:span>archi-ennemie,<text:span text:style-name="T1"> </text:span>la<text:span text:style-name="T1"> </text:span>mort,<text:span text:style-name="T1"> </text:span>et<text:span text:style-name="T1"> </text:span>elle<text:span text:style-name="T1"> </text:span>s'assied<text:span text:style-name="T1"> – <text:s/></text:span>Sur<text:span text:style-name="T1"> </text:span>le<text:span text:style-name="T1"> </text:span>trône<text:span text:style-name="T1"> </text:span>du<text:span text:style-name="T1"> </text:span>tyran,<text:span text:style-name="T1"> </text:span>sur<text:span text:style-name="T1"> </text:span>le<text:span text:style-name="T1"> </text:span>sépulcre$162$.<text:span text:style-name="T1"> » </text:span></text:p>
      <text:p text:style-name="Quotations"><text:span text:style-name="T12">Illa</text:span><text:span text:style-name="T13"> </text:span><text:span text:style-name="T12">senescere,</text:span><text:span text:style-name="T13"> </text:span><text:span text:style-name="T12">at</text:span><text:span text:style-name="T13"> </text:span><text:span text:style-name="T12">faœc</text:span><text:span text:style-name="T13"> </text:span><text:span text:style-name="T12">contra</text:span><text:span text:style-name="T13"> </text:span><text:span text:style-name="T12">florescere</text:span><text:span text:style-name="T13"> </text:span><text:span text:style-name="T12">cogunt$163$.</text:span><text:span text:style-name="T13"> </text:span></text:p>
      <text:p text:style-name="Standard">Ce<text:span text:style-name="T1"> </text:span>vers<text:span text:style-name="T1"> </text:span>de<text:span text:style-name="T1"> </text:span>Lucrèce<text:span text:style-name="T1"> </text:span>exprime<text:span text:style-name="T1"> </text:span>brièvement<text:span text:style-name="T1"> </text:span>l'idée<text:span text:style-name="T1"> </text:span>à<text:span text:style-name="T1"> </text:span>laquelle<text:span text:style-name="T1"> </text:span>Bryant<text:span text:style-name="T1"> </text:span>revient<text:span text:style-name="T1"> </text:span>sans<text:span text:style-name="T1"> </text:span>cesse.<text:span text:style-name="T1"> </text:span>De<text:span text:style-name="T1"> </text:span>même,<text:span text:style-name="T1"> </text:span>dans<text:span text:style-name="T1"> </text:span><text:span text:style-name="T5">The</text:span><text:span text:style-name="T4"> </text:span><text:span text:style-name="T5">Evening</text:span><text:span text:style-name="T4"> </text:span><text:span text:style-name="T5">Wind</text:span>,<text:span text:style-name="T1"> </text:span>un<text:span text:style-name="T1"> </text:span>peu<text:span text:style-name="T1"> </text:span>sentimental,<text:span text:style-name="T1"> </text:span>dans<text:span text:style-name="T1"> </text:span><text:span text:style-name="T5">The</text:span><text:span text:style-name="T4"> </text:span><text:span text:style-name="T5">Rivulet</text:span>,<text:span text:style-name="T1"> </text:span>dans<text:span text:style-name="T1"> </text:span><text:span text:style-name="T5">Les</text:span><text:span text:style-name="T4"> </text:span><text:span text:style-name="T5">Prairies</text:span>$164$<text:span text:style-name="T1"> </text:span>« Ainsi<text:span text:style-name="T1"> </text:span>changent<text:span text:style-name="T1"> </text:span>les<text:span text:style-name="T1"> </text:span>formes<text:span text:style-name="T1"> </text:span>des<text:span text:style-name="T1"> </text:span>êtres.<text:span text:style-name="T1"> </text:span>Ainsi<text:span text:style-name="T1"> </text:span>s'élèvent<text:span text:style-name="T1"> – </text:span>Des<text:span text:style-name="T1"> </text:span>races<text:span text:style-name="T1"> </text:span>de<text:span text:style-name="T1"> </text:span>choses<text:span text:style-name="T1"> </text:span>vivantes,<text:span text:style-name="T1"> </text:span>glorieuses<text:span text:style-name="T1"> </text:span>en<text:span text:style-name="T1"> </text:span>leur<text:span text:style-name="T1"> </text:span>forcé,<text:span text:style-name="T1"> – </text:span>Ainsi<text:span text:style-name="T1"> </text:span>elles<text:span text:style-name="T1"> </text:span>périssent,<text:span text:style-name="T1"> </text:span>soit<text:span text:style-name="T1"> </text:span>.que<text:span text:style-name="T1"> </text:span>le<text:span text:style-name="T1"> </text:span>souffle<text:span text:style-name="T1"> </text:span>vivifiant<text:span text:style-name="T1"> </text:span>de<text:span text:style-name="T1"> </text:span>Dieu<text:span text:style-name="T1"> – </text:span>Les<text:span text:style-name="T1"> </text:span>remplisse,<text:span text:style-name="T1"> </text:span>soit<text:span text:style-name="T1"> </text:span>qu'il<text:span text:style-name="T1"> </text:span>les<text:span text:style-name="T1"> </text:span>abandonne$165$.<text:span text:style-name="T1"> » </text:span></text:p>
      <text:p text:style-name="Standard">Pourquoi<text:span text:style-name="T1"> </text:span>êtes-vous<text:span text:style-name="T1"> </text:span>triste,<text:span text:style-name="T1"> </text:span>dit<text:span text:style-name="T1"> </text:span>ailleurs<text:span text:style-name="T1"> </text:span>un<text:span text:style-name="T1"> </text:span>mourant<text:span text:style-name="T1"> </text:span>(<text:span text:style-name="T5">The</text:span><text:span text:style-name="T4"> ol</text:span><text:span text:style-name="T5">d</text:span><text:span text:style-name="T4"> </text:span><text:span text:style-name="T5">man's</text:span><text:span text:style-name="T4"> </text:span><text:span text:style-name="T5">Funeral</text:span>)<text:span text:style-name="T1"> </text:span>« Vous<text:span text:style-name="T1"> </text:span>ne<text:span text:style-name="T1"> </text:span>sentez<text:span text:style-name="T1"> </text:span>pas<text:span text:style-name="T1"> </text:span>de<text:span text:style-name="T1"> </text:span>tristesse<text:span text:style-name="T1"> </text:span>à<text:span text:style-name="T1"> </text:span>voir<text:span text:style-name="T1"> </text:span>le<text:span text:style-name="T1"> </text:span>blé<text:span text:style-name="T1"> </text:span>moissonné<text:span text:style-name="T1"> </text:span>Ni<text:span text:style-name="T1"> </text:span>cueillis<text:span text:style-name="T1"> </text:span>les<text:span text:style-name="T1"> </text:span>fruits<text:span text:style-name="T1"> </text:span>mûrs<text:span text:style-name="T1"> </text:span>du<text:span text:style-name="T1"> </text:span>verger<text:span text:style-name="T1"> </text:span>Ni,<text:span text:style-name="T1"> </text:span>jonchant<text:span text:style-name="T1"> </text:span>le<text:span text:style-name="T1"> </text:span>sol,<text:span text:style-name="T1"> </text:span>les<text:span text:style-name="T1"> </text:span>faînes<text:span text:style-name="T1"> </text:span>tombées<text:span text:style-name="T1"> </text:span>des<text:span text:style-name="T1"> </text:span>hêtres<text:span text:style-name="T1"> </text:span>jaunissants$166$.<text:span text:style-name="T1"> » </text:span></text:p>
      <text:p text:style-name="Standard">Et<text:span text:style-name="T1"> </text:span>c'est<text:span text:style-name="T1"> </text:span>toujours<text:span text:style-name="T1"> </text:span>cette<text:span text:style-name="T1"> </text:span>image<text:span text:style-name="T1"> </text:span>de<text:span text:style-name="T1"> </text:span>la<text:span text:style-name="T1"> </text:span>mort<text:span text:style-name="T1"> </text:span>nécessaire<text:span text:style-name="T1"> </text:span>à<text:span text:style-name="T1"> </text:span>de<text:span text:style-name="T1"> </text:span>nouvelles<text:span text:style-name="T1"> </text:span>vies.<text:span text:style-name="T1"> </text:span>Il<text:span text:style-name="T1"> </text:span>semble<text:span text:style-name="T1"> </text:span>avoir<text:span text:style-name="T1"> </text:span>moins<text:span text:style-name="T1"> </text:span>le<text:span text:style-name="T1"> </text:span>sens<text:span text:style-name="T1"> </text:span>du<text:span text:style-name="T1"> </text:span>présent<text:span text:style-name="T1"> </text:span>que<text:span text:style-name="T1"> </text:span>celui<text:span text:style-name="T1"> </text:span>du<text:span text:style-name="T1"> </text:span>devenir.<text:span text:style-name="T1"> </text:span>En<text:span text:style-name="T1"> </text:span>disant<text:span text:style-name="T1"> </text:span>que<text:span text:style-name="T1"> </text:span>la<text:span text:style-name="T1"> </text:span>vie<text:span text:style-name="T1"> </text:span>est<text:span text:style-name="T1"> </text:span>un<text:span text:style-name="T1"> </text:span>perpétuel<text:span text:style-name="T1"> </text:span>devenir,<text:span text:style-name="T1"> </text:span>si<text:span text:style-name="T1"> </text:span>l'on<text:span text:style-name="T1"> </text:span>ne<text:span text:style-name="T1"> </text:span>parle<text:span text:style-name="T1"> </text:span>pas<text:span text:style-name="T1"> </text:span>un<text:span text:style-name="T1"> </text:span>très<text:span text:style-name="T1"> </text:span>pur<text:span text:style-name="T1"> </text:span>français,<text:span text:style-name="T1"> </text:span>l'on<text:span text:style-name="T1"> </text:span>exprime<text:span text:style-name="T1"> </text:span>du<text:span text:style-name="T1"> </text:span>moins<text:span text:style-name="T1"> </text:span>une<text:span text:style-name="T1"> </text:span>idée<text:span text:style-name="T1"> </text:span>juste,<text:span text:style-name="T1"> </text:span>et<text:span text:style-name="T1"> </text:span>qui<text:span text:style-name="T1"> </text:span>a<text:span text:style-name="T1"> </text:span>hanté<text:span text:style-name="T1"> </text:span>les<text:span text:style-name="T1"> </text:span>cerveaux<text:span text:style-name="T1"> </text:span>des<text:span text:style-name="T1"> </text:span>poètes<text:span text:style-name="T1"> </text:span>avant<text:span text:style-name="T1"> </text:span>d'être<text:span text:style-name="T1"> </text:span>démontrée<text:span text:style-name="T1"> </text:span>par<text:span text:style-name="T1"> </text:span>les<text:span text:style-name="T1"> </text:span>métaphysiciens<text:span text:style-name="T1"> </text:span>allemands.<text:span text:style-name="T1"> </text:span></text:p>
      <text:p text:style-name="Standard">Mais<text:span text:style-name="T1"> </text:span>la<text:span text:style-name="T1"> </text:span>certaine<text:span text:style-name="T1"> </text:span>renaissance<text:span text:style-name="T1"> </text:span>des<text:span text:style-name="T1"> </text:span>choses<text:span text:style-name="T1"> </text:span>mortes,<text:span text:style-name="T1"> </text:span>le<text:span text:style-name="T1"> </text:span>continuel<text:span text:style-name="T1"> </text:span>renouveau<text:span text:style-name="T1"> </text:span>qui<text:span text:style-name="T1"> </text:span>travaille<text:span text:style-name="T1"> </text:span>la<text:span text:style-name="T1"> </text:span>terre<text:span text:style-name="T1"> </text:span>n'empêche<text:span text:style-name="T1"> </text:span>pas<text:span text:style-name="T1"> </text:span>que<text:span text:style-name="T1"> </text:span>ce<text:span text:style-name="T1"> </text:span>qui<text:span text:style-name="T1"> </text:span>est<text:span text:style-name="T1"> </text:span>mort<text:span text:style-name="T1"> </text:span>soit<text:span text:style-name="T1"> </text:span>mort.<text:span text:style-name="T1"> </text:span>Il<text:span text:style-name="T1"> </text:span>y<text:span text:style-name="T1"> </text:span>a<text:span text:style-name="T1"> </text:span>des<text:span text:style-name="T1"> </text:span>formes<text:span text:style-name="T1"> </text:span>qui<text:span text:style-name="T1"> </text:span>furent<text:span text:style-name="T1"> </text:span>belles<text:span text:style-name="T1"> </text:span>et<text:span text:style-name="T1"> </text:span>qui<text:span text:style-name="T1"> </text:span>ne<text:span text:style-name="T1"> </text:span>seront<text:span text:style-name="T1"> </text:span>plus<text:span text:style-name="T1"> </text:span>jamais ;<text:span text:style-name="T1"> </text:span>d'autres<text:span text:style-name="T1"> </text:span>plus<text:span text:style-name="T1"> </text:span>belles<text:span text:style-name="T1"> </text:span>peuvent<text:span text:style-name="T1"> </text:span>surgir,<text:span text:style-name="T1"> </text:span>les<text:span text:style-name="T1"> </text:span>mêmes<text:span text:style-name="T1"> </text:span>ne<text:span text:style-name="T1"> </text:span>reviendront<text:span text:style-name="T1"> </text:span>pas<text:span text:style-name="T1"> </text:span>à<text:span text:style-name="T1"> </text:span>la<text:span text:style-name="T1"> </text:span>lumière.<text:span text:style-name="T1"> </text:span>C'est<text:span text:style-name="T1"> </text:span>peut-être<text:span text:style-name="T1"> </text:span>là<text:span text:style-name="T1"> </text:span>pour<text:span text:style-name="T1"> </text:span>le<text:span text:style-name="T1"> </text:span>rêveur<text:span text:style-name="T1"> </text:span>le<text:span text:style-name="T1"> </text:span>plus<text:span text:style-name="T1"> </text:span>profond<text:span text:style-name="T1"> </text:span>abîme<text:span text:style-name="T1"> </text:span>de<text:span text:style-name="T1"> </text:span>mélancolie<text:span text:style-name="T1"> </text:span>où<text:span text:style-name="T1"> </text:span>se<text:span text:style-name="T1"> </text:span>puisse<text:span text:style-name="T1"> </text:span>plonger<text:span text:style-name="T1"> </text:span>une<text:span text:style-name="T1"> </text:span>âme<text:span text:style-name="T1"> </text:span>humaine.<text:span text:style-name="T1"> </text:span>On<text:span text:style-name="T1"> </text:span>a<text:span text:style-name="T1"> </text:span>beau<text:span text:style-name="T1"> </text:span>du<text:span text:style-name="T1"> </text:span>passé<text:span text:style-name="T1"> </text:span>en<text:span text:style-name="T1"> </text:span>appeler<text:span text:style-name="T1"> </text:span>à<text:span text:style-name="T1"> </text:span>l'avenir,<text:span text:style-name="T1"> </text:span>invoquer<text:span text:style-name="T1"> </text:span>la<text:span text:style-name="T1"> </text:span>nécessité,<text:span text:style-name="T1"> </text:span>se<text:span text:style-name="T1"> </text:span>bercer<text:span text:style-name="T1"> </text:span>de<text:span text:style-name="T1"> </text:span>croyances<text:span text:style-name="T1"> </text:span>réparatrices,<text:span text:style-name="T1"> </text:span>le<text:span text:style-name="T1"> </text:span>proverbe<text:span text:style-name="T1"> </text:span>arabe<text:span text:style-name="T1"> </text:span>vient<text:span text:style-name="T1"> </text:span>aux<text:span text:style-name="T1"> </text:span>lèvres<text:span text:style-name="T1"> </text:span>ce<text:span text:style-name="T1"> </text:span>qui<text:span text:style-name="T1"> </text:span>est<text:span text:style-name="T1"> </text:span>fait<text:span text:style-name="T1"> </text:span>est<text:span text:style-name="T1"> </text:span>fait.<text:span text:style-name="T1"> </text:span>L'irréparable<text:span text:style-name="T1"> </text:span>mort<text:span text:style-name="T1"> </text:span>des<text:span text:style-name="T1"> </text:span>générations,<text:span text:style-name="T1"> </text:span>la<text:span text:style-name="T1"> </text:span>destruction<text:span text:style-name="T1"> </text:span>et<text:span text:style-name="T1"> </text:span>le<text:span text:style-name="T1"> </text:span>retour<text:span text:style-name="T1"> </text:span>aux<text:span text:style-name="T1"> </text:span>atomes<text:span text:style-name="T1"> </text:span>des<text:span text:style-name="T1"> </text:span>puissants<text:span text:style-name="T1"> </text:span>cerveaux,<text:span text:style-name="T1"> </text:span>des<text:span text:style-name="T1"> </text:span>beautés<text:span text:style-name="T1"> </text:span>parfaites,<text:span text:style-name="T1"> </text:span>des<text:span text:style-name="T1"> </text:span>splendeurs<text:span text:style-name="T1"> </text:span>naturelles,<text:span text:style-name="T1"> </text:span>tous<text:span text:style-name="T1"> </text:span>ces<text:span text:style-name="T1"> </text:span>évanouissements<text:span text:style-name="T1"> </text:span>définitifs<text:span text:style-name="T1"> </text:span>de<text:span text:style-name="T1"> </text:span>ce<text:span text:style-name="T1"> </text:span>qui<text:span text:style-name="T1"> </text:span>fut<text:span text:style-name="T1"> </text:span>sont<text:span text:style-name="T1"> </text:span>bien<text:span text:style-name="T1"> </text:span>faits<text:span text:style-name="T1"> </text:span>pour<text:span text:style-name="T1"> </text:span>troubler<text:span text:style-name="T1"> </text:span>le<text:span text:style-name="T1"> </text:span>vivant.<text:span text:style-name="T1"> </text:span>Ceux<text:span text:style-name="T1"> </text:span>même<text:span text:style-name="T1"> </text:span>qui<text:span text:style-name="T1"> </text:span>croient<text:span text:style-name="T1"> </text:span>au<text:span text:style-name="T1"> </text:span>progrès,<text:span text:style-name="T1"> </text:span>en<text:span text:style-name="T1"> </text:span>dépit<text:span text:style-name="T1"> </text:span>de<text:span text:style-name="T1"> </text:span>l'histoire,<text:span text:style-name="T1"> </text:span>peuvent<text:span text:style-name="T1"> </text:span>partager<text:span text:style-name="T1"> </text:span>ce<text:span text:style-name="T1"> </text:span>malaise,<text:span text:style-name="T1"> </text:span>car<text:span text:style-name="T1"> </text:span>si<text:span text:style-name="T1"> </text:span>la<text:span text:style-name="T1"> </text:span>vie<text:span text:style-name="T1"> </text:span>est<text:span text:style-name="T1"> </text:span>faite<text:span text:style-name="T1"> </text:span>avec<text:span text:style-name="T1"> </text:span>la<text:span text:style-name="T1"> </text:span>mort,<text:span text:style-name="T1"> </text:span>et<text:span text:style-name="T1"> </text:span>si<text:span text:style-name="T1"> </text:span>l'essence<text:span text:style-name="T1"> </text:span>demeure,<text:span text:style-name="T1"> </text:span>le<text:span text:style-name="T1"> </text:span>sépulcre<text:span text:style-name="T1"> </text:span>ne<text:span text:style-name="T1"> </text:span>fendra<text:span text:style-name="T1"> </text:span>pas<text:span text:style-name="T1"> </text:span>les<text:span text:style-name="T1"> </text:span>formes<text:span text:style-name="T1"> </text:span>disparues.<text:span text:style-name="T1"> </text:span>Bryant<text:span text:style-name="T1"> </text:span>croyait<text:span text:style-name="T1"> </text:span>au<text:span text:style-name="T1"> </text:span>progrès.<text:span text:style-name="T1"> </text:span>C'était<text:span text:style-name="T1"> </text:span>de<text:span text:style-name="T1"> </text:span>son<text:span text:style-name="T1"> </text:span>temps<text:span text:style-name="T1"> </text:span>et<text:span text:style-name="T1"> </text:span>de<text:span text:style-name="T1"> </text:span>son<text:span text:style-name="T1"> </text:span>pays ;<text:span text:style-name="T1"> </text:span>l'Amérique<text:span text:style-name="T1"> </text:span>grandissante<text:span text:style-name="T1"> </text:span>était<text:span text:style-name="T1"> </text:span>convaincue<text:span text:style-name="T1"> </text:span>que<text:span text:style-name="T1"> </text:span>les<text:span text:style-name="T1"> </text:span>destinées<text:span text:style-name="T1"> </text:span>de<text:span text:style-name="T1"> </text:span>l'humanité<text:span text:style-name="T1"> </text:span>s'envelopperaient<text:span text:style-name="T1"> </text:span>un<text:span text:style-name="T1"> </text:span>jour<text:span text:style-name="T1"> </text:span>dans<text:span text:style-name="T1"> </text:span>les<text:span text:style-name="T1"> </text:span>plis<text:span text:style-name="T1"> </text:span>de<text:span text:style-name="T1"> </text:span>la<text:span text:style-name="T1"> </text:span>bannière<text:span text:style-name="T1"> </text:span>étoilée,<text:span text:style-name="T1"> </text:span>et<text:span text:style-name="T1"> </text:span>que<text:span text:style-name="T1"> </text:span>le<text:span text:style-name="T1"> </text:span>drapeau.<text:span text:style-name="T1"> </text:span>de<text:span text:style-name="T1"> </text:span>l'Union,<text:span text:style-name="T1"> </text:span>lambeau<text:span text:style-name="T1"> </text:span>de<text:span text:style-name="T1"> </text:span>ciel<text:span text:style-name="T1"> </text:span>constellé,<text:span text:style-name="T1"> </text:span>s'agrandirait<text:span text:style-name="T1"> </text:span>à<text:span text:style-name="T1"> </text:span>l'infini,<text:span text:style-name="T1"> </text:span>jusqu'à<text:span text:style-name="T1"> </text:span>couvrir<text:span text:style-name="T1"> </text:span>le<text:span text:style-name="T1"> </text:span>monde<text:span text:style-name="T1"> </text:span>comme<text:span text:style-name="T1"> </text:span>un<text:span text:style-name="T1"> </text:span>nouveau<text:span text:style-name="T1"> </text:span>firmament.<text:span text:style-name="T1"> </text:span>La<text:span text:style-name="T1"> </text:span>liberté<text:span text:style-name="T1"> </text:span>conquise<text:span text:style-name="T1"> </text:span>explique<text:span text:style-name="T1"> </text:span>ces<text:span text:style-name="T1"> </text:span>illusions,<text:span text:style-name="T1"> </text:span>bien<text:span text:style-name="T1"> </text:span>que<text:span text:style-name="T1"> </text:span>des<text:span text:style-name="T1"> </text:span>esprits<text:span text:style-name="T1"> </text:span>originaux,<text:span text:style-name="T1"> </text:span>comme<text:span text:style-name="T1"> </text:span>Thoreau,<text:span text:style-name="T1"> </text:span>fussent<text:span text:style-name="T1"> </text:span>loin<text:span text:style-name="T1"> </text:span>de<text:span text:style-name="T1"> </text:span>les<text:span text:style-name="T1"> </text:span>partager.<text:span text:style-name="T1"> </text:span>Bryant<text:span text:style-name="T1"> </text:span>a<text:span text:style-name="T1"> </text:span>même<text:span text:style-name="T1"> </text:span>écrit<text:span text:style-name="T1"> </text:span>son<text:span text:style-name="T1"> </text:span>plus<text:span text:style-name="T1"> </text:span>long<text:span text:style-name="T1"> </text:span>poème,<text:span text:style-name="T1"> </text:span><text:soft-page-break/><text:span text:style-name="T5">les</text:span><text:span text:style-name="T4"> </text:span><text:span text:style-name="T5">Siècles</text:span>$167$,<text:span text:style-name="T1"> </text:span>pour<text:span text:style-name="T1"> </text:span>célébrer<text:span text:style-name="T1"> </text:span>ce<text:span text:style-name="T1"> </text:span>mot<text:span text:style-name="T1"> </text:span>et<text:span text:style-name="T1"> </text:span>cette<text:span text:style-name="T1"> </text:span>idée,<text:span text:style-name="T1"> </text:span>progrès,<text:span text:style-name="T1"> </text:span>qui<text:span text:style-name="T1"> </text:span>répugnent<text:span text:style-name="T1"> </text:span>tant<text:span text:style-name="T1"> </text:span>aujourd'hui<text:span text:style-name="T1"> </text:span>aux<text:span text:style-name="T1"> </text:span>esprits<text:span text:style-name="T1"> </text:span>éclairés<text:span text:style-name="T1"> </text:span>par<text:span text:style-name="T1"> </text:span>l'histoire.<text:span text:style-name="T1"> </text:span>Pourtant,<text:span text:style-name="T1"> </text:span>il<text:span text:style-name="T1"> </text:span>sent<text:span text:style-name="T1"> </text:span>très<text:span text:style-name="T1"> </text:span>fortement<text:span text:style-name="T1"> </text:span>l'irrémédiable,<text:span text:style-name="T1"> </text:span>et<text:span text:style-name="T1"> </text:span>il<text:span text:style-name="T1"> </text:span>avoue<text:span text:style-name="T1"> </text:span>sa<text:span text:style-name="T1"> </text:span>tristesse<text:span text:style-name="T1"> </text:span>à<text:span text:style-name="T1"> </text:span>la<text:span text:style-name="T1"> </text:span>pensée<text:span text:style-name="T1"> </text:span>des<text:span text:style-name="T1"> </text:span>choses<text:span text:style-name="T1"> </text:span>anciennes<text:span text:style-name="T1"> </text:span>qui<text:span text:style-name="T1"> </text:span>ne<text:span text:style-name="T1"> </text:span>sont<text:span text:style-name="T1"> </text:span>plus.<text:span text:style-name="T1"> </text:span>C'est<text:span text:style-name="T1"> </text:span>la<text:span text:style-name="T1"> </text:span>Terre<text:span text:style-name="T1"> </text:span>qu'il<text:span text:style-name="T1"> </text:span>interroge,<text:span text:style-name="T1"> </text:span>à<text:span text:style-name="T1"> </text:span>l'heure<text:span text:style-name="T1"> </text:span>mélancolique<text:span text:style-name="T1"> </text:span>du<text:span text:style-name="T1"> </text:span>minuit<text:span text:style-name="T1"> </text:span></text:p>
      <text:p text:style-name="Standard">« 0<text:span text:style-name="T1"> </text:span>Terre,<text:span text:style-name="T1"> </text:span>pleures-tu<text:span text:style-name="T1"> </text:span>aussi<text:span text:style-name="T1"> </text:span>le<text:span text:style-name="T1"> </text:span>passé<text:span text:style-name="T1"> — </text:span>Comme<text:span text:style-name="T1"> </text:span>l'homme,<text:span text:style-name="T1"> </text:span>ton<text:span text:style-name="T1"> </text:span>enfant?<text:span text:style-name="T1"> </text:span>Ce<text:span text:style-name="T1"> </text:span>que<text:span text:style-name="T1"> </text:span>j'entends,<text:span text:style-name="T1"> </text:span>sont-ce<text:span text:style-name="T1"> </text:span>tes<text:span text:style-name="T1"> </text:span>lamentations<text:span text:style-name="T1"> —  </text:span>Sur<text:span text:style-name="T1"> </text:span>les<text:span text:style-name="T1"> </text:span>heures<text:span text:style-name="T1"> </text:span>de<text:span text:style-name="T1"> </text:span>ton<text:span text:style-name="T1"> </text:span>enfance,<text:span text:style-name="T1"> </text:span>qui<text:span text:style-name="T1"> </text:span>ne<text:span text:style-name="T1"> </text:span>reviendront<text:span text:style-name="T1"> </text:span>pas,<text:span text:style-name="T1"> </text:span>sur<text:span text:style-name="T1"> </text:span>tes<text:span text:style-name="T1"> </text:span>printemps<text:span text:style-name="T1"> —  </text:span>Disparus<text:span text:style-name="T1"> </text:span>avec<text:span text:style-name="T1"> </text:span>la<text:span text:style-name="T1"> </text:span>fraîcheur<text:span text:style-name="T1"> </text:span>nouvelle<text:span text:style-name="T1"> </text:span>de<text:span text:style-name="T1"> </text:span>leurs<text:span text:style-name="T1"> </text:span>mélodies.<text:span text:style-name="T1"> </text:span>Sur<text:span text:style-name="T1"> </text:span>les<text:span text:style-name="T1"> </text:span>nobles<text:span text:style-name="T1"> </text:span>générations<text:span text:style-name="T1"> </text:span>de<text:span text:style-name="T1"> </text:span>tes<text:span text:style-name="T1"> </text:span>fleurs,<text:span text:style-name="T1"> – </text:span>Sur<text:span text:style-name="T1"> </text:span>tes<text:span text:style-name="T1"> </text:span>majestueuses<text:span text:style-name="T1"> </text:span>forêts<text:span text:style-name="T1"> </text:span>du<text:span text:style-name="T1"> </text:span>vieux<text:span text:style-name="T1"> </text:span>temps,<text:span text:style-name="T1"> – </text:span>Tombées<text:span text:style-name="T1"> </text:span>avec<text:span text:style-name="T1"> </text:span>tout<text:span text:style-name="T1"> </text:span>le<text:span text:style-name="T1"> </text:span>reste$168$<text:span text:style-name="T1"> </text:span>?<text:span text:style-name="T1"> »</text:span></text:p>
      <text:p text:style-name="Standard">L'Italie,<text:span text:style-name="T1"> </text:span>qu'il<text:span text:style-name="T1"> </text:span>visita,<text:span text:style-name="T1"> </text:span>lui<text:span text:style-name="T1"> </text:span>inspire<text:span text:style-name="T1"> </text:span>encore<text:span text:style-name="T1"> </text:span>de<text:span text:style-name="T1"> </text:span>semblables<text:span text:style-name="T1"> </text:span>pensées,<text:span text:style-name="T1"> </text:span>et<text:span text:style-name="T1"> </text:span>ce<text:span text:style-name="T1"> </text:span>qu'il<text:span text:style-name="T1"> </text:span>voit<text:span text:style-name="T1"> </text:span>sous<text:span text:style-name="T1"> </text:span>ce<text:span text:style-name="T1"> </text:span>beau<text:span text:style-name="T1"> </text:span>ciel,<text:span text:style-name="T1"> </text:span>c'est<text:span text:style-name="T1"> </text:span>« la<text:span text:style-name="T1"> </text:span>poussière<text:span text:style-name="T1"> </text:span>des<text:span text:style-name="T1"> </text:span>morts<text:span text:style-name="T1"> </text:span>qui<text:span text:style-name="T1"> </text:span>voltige<text:span text:style-name="T1"> </text:span>parmi<text:span text:style-name="T1"> </text:span>les<text:span text:style-name="T1"> </text:span>blés<text:span text:style-name="T1"> </text:span>naissants<text:span text:style-name="T1"> </text:span>et<text:span text:style-name="T1"> </text:span>les<text:span text:style-name="T1"> </text:span>vignes<text:span text:style-name="T1"> </text:span>nouvelles$169$<text:span text:style-name="T1"> »</text:span>.<text:span text:style-name="T1"> </text:span></text:p>
      <text:p text:style-name="P12">Rarement<text:span text:style-name="T1"> </text:span>abandonne-t-il<text:span text:style-name="T1"> </text:span>ce<text:span text:style-name="T1"> </text:span>thème ;<text:span text:style-name="T1"> </text:span>à<text:span text:style-name="T1"> </text:span>moins<text:span text:style-name="T1"> </text:span>que,<text:span text:style-name="T1"> </text:span>comme<text:span text:style-name="T1"> </text:span>c'était<text:span text:style-name="T1"> </text:span>la<text:span text:style-name="T1"> </text:span>mode,<text:span text:style-name="T1"> </text:span>pour<text:span text:style-name="T1"> </text:span>faire<text:span text:style-name="T1"> </text:span>preuve<text:span text:style-name="T1"> </text:span>d'hellénisme,<text:span text:style-name="T1"> </text:span>il<text:span text:style-name="T1"> </text:span>ne<text:span text:style-name="T1"> </text:span>traduise<text:span text:style-name="T1"> </text:span>un<text:span text:style-name="T1"> </text:span>fragment<text:span text:style-name="T1"> </text:span>de<text:span text:style-name="T1"> </text:span>Simonide$170$<text:span text:style-name="T1"> </text:span>ou<text:span text:style-name="T1"> </text:span>apporte<text:span text:style-name="T1"> </text:span>son<text:span text:style-name="T1"> </text:span>ode<text:span text:style-name="T1"> </text:span>aux<text:span text:style-name="T1"> </text:span>massacres<text:span text:style-name="T1"> </text:span>de<text:span text:style-name="T1"> </text:span>Chio$171$.<text:span text:style-name="T1"> </text:span>Les<text:span text:style-name="T1"> </text:span>temps<text:span text:style-name="T1"> </text:span>sont<text:span text:style-name="T1"> </text:span>loins<text:span text:style-name="T1"> </text:span>où<text:span text:style-name="T1"> </text:span>la<text:span text:style-name="T1"> </text:span>chrétienté<text:span text:style-name="T1"> </text:span>tout<text:span text:style-name="T1"> </text:span>entière,<text:span text:style-name="T1"> </text:span>héritière<text:span text:style-name="T1"> </text:span>des<text:span text:style-name="T1"> </text:span>lettres<text:span text:style-name="T1"> </text:span>païennes,<text:span text:style-name="T1"> </text:span>se<text:span text:style-name="T1"> </text:span>levait<text:span text:style-name="T1"> </text:span>contre<text:span text:style-name="T1"> </text:span>les<text:span text:style-name="T1"> </text:span>Turcs<text:span text:style-name="T1"> </text:span>avec<text:span text:style-name="T1"> </text:span>la<text:span text:style-name="T1"> </text:span>Grèce,<text:span text:style-name="T1"> </text:span>pour<text:span text:style-name="T1"> </text:span>lui<text:span text:style-name="T1"> </text:span>rendre<text:span text:style-name="T1"> </text:span>son<text:span text:style-name="T1"> </text:span>nom<text:span text:style-name="T1"> </text:span>et<text:span text:style-name="T1"> </text:span>la<text:span text:style-name="T1"> </text:span>liberté,<text:span text:style-name="T1"> </text:span>car<text:span text:style-name="T1"> </text:span>elle<text:span text:style-name="T1"> </text:span>avait<text:span text:style-name="T1"> </text:span>perdu<text:span text:style-name="T1"> </text:span>l'un<text:span text:style-name="T1"> </text:span>et<text:span text:style-name="T1"> </text:span>l'autre$172$.<text:span text:style-name="T1"> </text:span>Bryant,<text:span text:style-name="T1"> </text:span>très<text:span text:style-name="T1"> </text:span>sincère,<text:span text:style-name="T1"> </text:span>monte<text:span text:style-name="T1"> </text:span>jusqu'à<text:span text:style-name="T1"> </text:span>l'indignation<text:span text:style-name="T1"> </text:span>et<text:span text:style-name="T1"> </text:span>jusqu'à<text:span text:style-name="T1"> </text:span>l'enthousiasme<text:span text:style-name="T1"> </text:span>il<text:span text:style-name="T1"> </text:span>laisse<text:span text:style-name="T1"> </text:span>pour<text:span text:style-name="T1"> </text:span>une<text:span text:style-name="T1"> </text:span>fois<text:span text:style-name="T1"> </text:span>la<text:span text:style-name="T1"> </text:span>passion,<text:span text:style-name="T1"> </text:span>comme<text:span text:style-name="T1"> </text:span>un<text:span text:style-name="T1"> </text:span>orage,<text:span text:style-name="T1"> </text:span>troubler<text:span text:style-name="T1"> </text:span>les<text:span text:style-name="T1"> </text:span>horizons<text:span text:style-name="T1"> </text:span>uniformes<text:span text:style-name="T1"> </text:span>de<text:span text:style-name="T1"> </text:span>sa<text:span text:style-name="T1"> </text:span>poésie<text:span text:style-name="T1"> </text:span>automnale.<text:span text:style-name="T1"> </text:span>Et<text:span text:style-name="T1"> </text:span>il<text:span text:style-name="T1"> </text:span>chante<text:span text:style-name="T1"> </text:span>le<text:span text:style-name="T1"> </text:span>partisan<text:span text:style-name="T1"> </text:span>grec,<text:span text:style-name="T1"> </text:span>qui<text:span text:style-name="T1"> </text:span>n'aura<text:span text:style-name="T1"> </text:span>de<text:span text:style-name="T1"> </text:span>repos<text:span text:style-name="T1"> </text:span>tant<text:span text:style-name="T1"> </text:span>que<text:span text:style-name="T1"> </text:span>les,<text:span text:style-name="T1"> </text:span>Turcs<text:span text:style-name="T1"> </text:span>ne<text:span text:style-name="T1"> </text:span>gésiront,<text:span text:style-name="T1"> </text:span>jusqu'au<text:span text:style-name="T1"> </text:span>dernier,<text:span text:style-name="T1"> </text:span>couchés<text:span text:style-name="T1"> </text:span>sur<text:span text:style-name="T1"> </text:span>le<text:span text:style-name="T1"> </text:span>sol,<text:span text:style-name="T1"> </text:span></text:p>
      <text:p text:style-name="Quotations">Ainsi<text:span text:style-name="T1"> </text:span>que<text:span text:style-name="T1"> </text:span>la<text:span text:style-name="T1"> </text:span>moisson<text:span text:style-name="T1"> </text:span>des<text:span text:style-name="T1"> </text:span>feuilles,<text:span text:style-name="T1"> </text:span>à<text:span text:style-name="T1"> </text:span>l'automne$173$.<text:span text:style-name="T1"> </text:span></text:p>
      <text:p text:style-name="Standard">Et<text:span text:style-name="T1"> </text:span>il<text:span text:style-name="T1"> </text:span>chante<text:span text:style-name="T1"> </text:span>l'amazone<text:span text:style-name="T1"> </text:span>grecque,<text:span text:style-name="T1"> </text:span>qui<text:span text:style-name="T1"> </text:span>part,<text:span text:style-name="T1"> </text:span>non<text:span text:style-name="T1"> </text:span>moins<text:span text:style-name="T1"> </text:span>ardente<text:span text:style-name="T1"> </text:span>que<text:span text:style-name="T1"> </text:span>ses<text:span text:style-name="T1"> </text:span>frères,<text:span text:style-name="T1"> </text:span>après<text:span text:style-name="T1"> </text:span>avoir<text:span text:style-name="T1"> </text:span>passé<text:span text:style-name="T1"> </text:span>dans<text:span text:style-name="T1"> </text:span>sa<text:span text:style-name="T1"> </text:span>ceinture<text:span text:style-name="T1"> </text:span></text:p>
      <text:p text:style-name="Quotations">Cimeterre<text:span text:style-name="T1"> </text:span>et<text:span text:style-name="T1"> </text:span>pistolets$174$.<text:span text:style-name="T1"> </text:span></text:p>
      <text:p text:style-name="Standard">Cette<text:span text:style-name="T1"> </text:span>dette<text:span text:style-name="T1"> </text:span>payée,<text:span text:style-name="T1"> </text:span>le<text:span text:style-name="T1"> </text:span>poète<text:span text:style-name="T1"> </text:span>revient<text:span text:style-name="T1"> </text:span>à<text:span text:style-name="T1"> </text:span>ses<text:span text:style-name="T1"> </text:span>forêts.<text:span text:style-name="T1"> </text:span>Et<text:span text:style-name="T1"> </text:span>comme<text:span text:style-name="T1"> </text:span>il<text:span text:style-name="T1"> </text:span>se<text:span text:style-name="T1"> </text:span>passionne<text:span text:style-name="T1"> </text:span>rarement<text:span text:style-name="T1"> </text:span>il<text:span text:style-name="T1"> </text:span>ne<text:span text:style-name="T1"> </text:span>rit<text:span text:style-name="T1"> </text:span>guère.<text:span text:style-name="T1"> </text:span>La<text:span text:style-name="T1"> </text:span>nouvelle<text:span text:style-name="T1"> </text:span>lune,<text:span text:style-name="T1"> </text:span>elle-même,<text:span text:style-name="T1"> </text:span>qui<text:span text:style-name="T1"> </text:span>en<text:span text:style-name="T1"> </text:span>soufflait<text:span text:style-name="T1"> </text:span>d'autres<text:span text:style-name="T1"> </text:span>à<text:span text:style-name="T1"> </text:span>Musset,<text:span text:style-name="T1"> </text:span>lui<text:span text:style-name="T1"> </text:span>inspire<text:span text:style-name="T1"> </text:span>des<text:span text:style-name="T1"> </text:span>pensées<text:span text:style-name="T1"> </text:span>graves,<text:span text:style-name="T1"> </text:span>charmantes,<text:span text:style-name="T1"> </text:span>fines,<text:span text:style-name="T1"> </text:span>douces,<text:span text:style-name="T1"> </text:span>tendres,<text:span text:style-name="T1"> </text:span>mais<text:span text:style-name="T1"> </text:span>graves.<text:span text:style-name="T1"> </text:span>S'il<text:span text:style-name="T1"> </text:span>s'épanouit<text:span text:style-name="T1"> </text:span>d'aventure,<text:span text:style-name="T1"> </text:span>c'est<text:span text:style-name="T1"> </text:span>comme<text:span text:style-name="T1"> </text:span>la<text:span text:style-name="T1"> </text:span>forêt<text:span text:style-name="T1"> </text:span>d'un<text:span text:style-name="T1"> </text:span>rayon<text:span text:style-name="T1"> </text:span>de<text:span text:style-name="T1"> </text:span>soleil<text:span text:style-name="T1"> </text:span>« Il<text:span text:style-name="T1"> </text:span>y<text:span text:style-name="T1"> </text:span>a<text:span text:style-name="T1"> </text:span>un<text:span text:style-name="T1"> </text:span>sourire<text:span text:style-name="T1"> </text:span>sur<text:span text:style-name="T1"> </text:span>le<text:span text:style-name="T1"> </text:span>fruit<text:span text:style-name="T1"> </text:span>et<text:span text:style-name="T1"> </text:span>un<text:span text:style-name="T1"> </text:span>sourire<text:span text:style-name="T1"> </text:span>sur<text:span text:style-name="T1"> </text:span>la<text:span text:style-name="T1"> </text:span>fleur.<text:span text:style-name="T1"> </text:span>Il<text:span text:style-name="T1"> </text:span>monte<text:span text:style-name="T1"> </text:span>un<text:span text:style-name="T1"> </text:span>rire<text:span text:style-name="T1"> </text:span>du<text:span text:style-name="T1"> </text:span>ruisseau<text:span text:style-name="T1"> – </text:span>̃<text:span text:style-name="T1"> </text:span>Qui<text:span text:style-name="T1"> </text:span>court<text:span text:style-name="T1"> </text:span>à<text:span text:style-name="T1"> </text:span>la<text:span text:style-name="T1"> </text:span>mer$175$.<text:span text:style-name="T1"> » </text:span></text:p>
      <text:p text:style-name="Standard">Jamais<text:span text:style-name="T1"> </text:span>d'ironie,<text:span text:style-name="T1"> </text:span>jamais<text:span text:style-name="T1"> </text:span>d'humour,<text:span text:style-name="T1"> </text:span>ce<text:span text:style-name="T1"> </text:span>qui<text:span text:style-name="T1"> </text:span>donne<text:span text:style-name="T1"> </text:span>à<text:span text:style-name="T1"> </text:span>ses<text:span text:style-name="T1"> </text:span>vers<text:span text:style-name="T1"> </text:span>un<text:span text:style-name="T1"> </text:span>caractère<text:span text:style-name="T1"> </text:span>unique<text:span text:style-name="T1"> </text:span>peut-être<text:span text:style-name="T1"> </text:span>dans<text:span text:style-name="T1"> </text:span>la<text:span text:style-name="T1"> </text:span>poésie<text:span text:style-name="T1"> </text:span>anglaise.<text:span text:style-name="T1"> </text:span>Mais<text:span text:style-name="T1"> </text:span>de<text:span text:style-name="T1"> </text:span>là<text:span text:style-name="T1"> </text:span>quelque<text:span text:style-name="T1"> </text:span>monotonie,<text:span text:style-name="T1"> </text:span>non<text:span text:style-name="T1"> </text:span>pas<text:span text:style-name="T1"> </text:span>dans<text:span text:style-name="T1"> </text:span>l'expression<text:span text:style-name="T1"> </text:span>de<text:span text:style-name="T1"> </text:span>la<text:span text:style-name="T1"> </text:span>pensée,<text:span text:style-name="T1"> </text:span>mais<text:span text:style-name="T1"> </text:span>dans<text:span text:style-name="T1"> </text:span>la<text:span text:style-name="T1"> </text:span>pensée<text:span text:style-name="T1"> </text:span>même.<text:span text:style-name="T1"> </text:span>Son<text:span text:style-name="T1"> </text:span>œuvre,<text:span text:style-name="T1"> </text:span>comme<text:span text:style-name="T1"> </text:span>on<text:span text:style-name="T1"> </text:span>l'a<text:span text:style-name="T1"> </text:span>remarqué,<text:span text:style-name="T1"> </text:span>ressemble<text:span text:style-name="T1"> </text:span>à<text:span text:style-name="T1"> </text:span>une<text:span text:style-name="T1"> </text:span>immense<text:span text:style-name="T1"> </text:span>et<text:span text:style-name="T1"> </text:span>majestueuse<text:span text:style-name="T1"> </text:span>avenue,<text:span text:style-name="T1"> </text:span>au<text:span text:style-name="T1"> </text:span>bout<text:span text:style-name="T1"> </text:span>de<text:span text:style-name="T1"> </text:span>laquelle,<text:span text:style-name="T1"> </text:span>en<text:span text:style-name="T1"> </text:span>perspective,,<text:span text:style-name="T1"> </text:span>on<text:span text:style-name="T1"> </text:span>aperçoit<text:span text:style-name="T1"> </text:span>un<text:span text:style-name="T1"> </text:span>cimetière.<text:span text:style-name="T1"> </text:span>Il<text:span text:style-name="T1"> </text:span>ne<text:span text:style-name="T1"> </text:span>se<text:span text:style-name="T1"> </text:span>laisse<text:span text:style-name="T1"> </text:span>presque<text:span text:style-name="T1"> </text:span>jamais<text:span text:style-name="T1"> </text:span>aller<text:span text:style-name="T1"> </text:span>à<text:span text:style-name="T1"> </text:span>cette<text:span text:style-name="T1"> </text:span>note<text:span text:style-name="T1"> </text:span>presque<text:span text:style-name="T1"> </text:span>désintéressée<text:span text:style-name="T1"> </text:span>de<text:span text:style-name="T1"> </text:span>l'artiste<text:span text:style-name="T1"> </text:span>amoureux<text:span text:style-name="T1"> </text:span>de<text:span text:style-name="T1"> </text:span>tout<text:span text:style-name="T1"> </text:span>ce<text:span text:style-name="T1"> </text:span>qui<text:span text:style-name="T1"> </text:span>palpite<text:span text:style-name="T1"> </text:span>et<text:span text:style-name="T1"> </text:span>de<text:span text:style-name="T1"> </text:span>tout<text:span text:style-name="T1"> </text:span>ce<text:span text:style-name="T1"> </text:span>qui<text:span text:style-name="T1"> </text:span>remue.<text:span text:style-name="T1"> </text:span>Wordsworth<text:span text:style-name="T1"> </text:span>lui-même<text:span text:style-name="T1"> </text:span>a<text:span text:style-name="T1"> </text:span>plus<text:span text:style-name="T1"> </text:span>de<text:span text:style-name="T1"> </text:span>mouvement.<text:span text:style-name="T1"> </text:span>Comparez<text:span text:style-name="T1"> </text:span>les<text:span text:style-name="T1"> </text:span>vers<text:span text:style-name="T1"> </text:span>des<text:span text:style-name="T1"> </text:span>deux<text:span text:style-name="T1"> </text:span>poètes<text:span text:style-name="T1"> </text:span><text:span text:style-name="T5">To</text:span><text:span text:style-name="T4"> </text:span><text:span text:style-name="T5">a</text:span><text:span text:style-name="T4"> </text:span><text:span text:style-name="T5">Waterfowl</text:span>$176$.<text:span text:style-name="T1"> </text:span>Chez<text:span text:style-name="T1"> </text:span>l'un<text:span text:style-name="T1"> </text:span>la<text:span text:style-name="T1"> </text:span>vivacité<text:span text:style-name="T1"> </text:span>de<text:span text:style-name="T1"> </text:span>l'oiseau<text:span text:style-name="T1"> </text:span>anime<text:span text:style-name="T1"> </text:span>le<text:span text:style-name="T1"> </text:span>vers<text:span text:style-name="T1"> </text:span>brisé<text:span text:style-name="T1"> </text:span>par<text:span text:style-name="T1"> </text:span>son<text:span text:style-name="T1"> </text:span>vol<text:span text:style-name="T1"> </text:span>que<text:span text:style-name="T1"> </text:span>le<text:span text:style-name="T1"> </text:span>poète<text:span text:style-name="T1"> </text:span>emprisonne<text:span text:style-name="T1"> </text:span>dans<text:span text:style-name="T1"> </text:span>la<text:span text:style-name="T1"> </text:span>strophe.<text:span text:style-name="T1"> </text:span>Le<text:span text:style-name="T1"> </text:span>pluvier<text:span text:style-name="T1"> </text:span>de<text:span text:style-name="T1"> </text:span>Wordsworth<text:span text:style-name="T1"> </text:span>voltige,<text:span text:style-name="T1"> </text:span>s'élève,<text:span text:style-name="T1"> </text:span>tourne<text:span text:style-name="T1"> </text:span>en<text:span text:style-name="T1"> </text:span>cercle,<text:span text:style-name="T1"> </text:span>plonge,<text:span text:style-name="T1"> </text:span>remonte<text:span text:style-name="T1"> </text:span>comme<text:span text:style-name="T1"> </text:span>un<text:span text:style-name="T1"> </text:span>trait ;<text:span text:style-name="T1"> </text:span>celui<text:span text:style-name="T1"> </text:span>de<text:span text:style-name="T1"> </text:span>Bryant<text:span text:style-name="T1"> </text:span>flotte<text:span text:style-name="T1"> </text:span>dans<text:span text:style-name="T1"> </text:span>le<text:span text:style-name="T1"> </text:span>ciel<text:span text:style-name="T1"> </text:span>comme<text:span text:style-name="T1"> </text:span>une<text:span text:style-name="T1"> </text:span>chose<text:span text:style-name="T1"> </text:span>dont<text:span text:style-name="T1"> </text:span>le<text:span text:style-name="T1"> </text:span>vent<text:span text:style-name="T1"> </text:span>se<text:span text:style-name="T1"> </text:span>joue,<text:span text:style-name="T1"> </text:span>et<text:span text:style-name="T1"> </text:span>elle<text:span text:style-name="T1"> </text:span>ne<text:span text:style-name="T1"> </text:span>dit<text:span text:style-name="T1"> </text:span>rien<text:span text:style-name="T1"> </text:span>au<text:span text:style-name="T1"> </text:span>poète<text:span text:style-name="T1"> </text:span>que<text:span text:style-name="T1"> </text:span>des<text:span text:style-name="T1"> </text:span>tristesses.<text:span text:style-name="T1"> </text:span>L'alouette,<text:span text:style-name="T1"> </text:span>comme<text:span text:style-name="T1"> </text:span>Shelley$177$,<text:span text:style-name="T1"> </text:span>ne<text:span text:style-name="T1"> </text:span>l'a<text:span text:style-name="T1"> </text:span>jamais<text:span text:style-name="T1"> </text:span>emporté<text:span text:style-name="T1"> </text:span>en<text:span text:style-name="T1"> </text:span>un<text:span text:style-name="T1"> </text:span>merveilleux<text:span text:style-name="T1"> </text:span>rêve<text:span text:style-name="T1"> </text:span>de<text:span text:style-name="T1"> </text:span>lumière<text:span text:style-name="T1"> </text:span>et<text:span text:style-name="T1"> </text:span>d'harmonie ;<text:span text:style-name="T1"> </text:span>il<text:span text:style-name="T1"> </text:span>ne<text:span text:style-name="T1"> </text:span>lui<text:span text:style-name="T1"> </text:span>demande<text:span text:style-name="T1"> </text:span>pas<text:span text:style-name="T1"> </text:span>D'où<text:span text:style-name="T1"> </text:span>tires-tu<text:span text:style-name="T1"> </text:span>les<text:span text:style-name="T1"> </text:span>purs<text:span text:style-name="T1"> </text:span>accords<text:span text:style-name="T1"> </text:span></text:p>
      <text:p text:style-name="citation_20_sans_20_espace">Dont<text:span text:style-name="T1"> </text:span>tu<text:span text:style-name="T1"> </text:span>sais<text:span text:style-name="T1"> </text:span>charmer<text:span text:style-name="T1"> </text:span>nos<text:span text:style-name="T1"> </text:span>remords<text:span text:style-name="T1"> </text:span></text:p>
      <text:p text:style-name="citation_20_sans_20_espace"><text:soft-page-break/><text:tab/>Et<text:span text:style-name="T1"> </text:span>notre<text:span text:style-name="T1"> </text:span>peine ?<text:span text:style-name="T1"> </text:span></text:p>
      <text:p text:style-name="citation_20_sans_20_espace">— Est-ce<text:span text:style-name="T1"> </text:span>du<text:span text:style-name="T1"> </text:span>ciel<text:span text:style-name="T1"> </text:span>?<text:span text:style-name="T1"> </text:span>Est-ce<text:span text:style-name="T1"> </text:span>du<text:span text:style-name="T1"> </text:span>mont<text:span text:style-name="T1"> </text:span></text:p>
      <text:p text:style-name="citation_20_sans_20_espace"><text:tab/>Ou<text:span text:style-name="T1"> </text:span>de<text:span text:style-name="T1"> </text:span>la<text:span text:style-name="T1"> </text:span>plaine?<text:span text:style-name="T1"> </text:span></text:p>
      <text:p text:style-name="citation_20_sans_20_espace">Est-ce<text:span text:style-name="T1"> </text:span>du<text:span text:style-name="T1"> </text:span>bonheur<text:span text:style-name="T1"> </text:span>où<text:span text:style-name="T1"> </text:span>se<text:span text:style-name="T1"> </text:span>fond<text:span text:style-name="T1"> </text:span></text:p>
      <text:p text:style-name="citation_20_sans_20_espace">Ton<text:span text:style-name="T1"> </text:span>cœur,<text:span text:style-name="T1"> </text:span>qui<text:span text:style-name="T1"> </text:span>vibre<text:span text:style-name="T1"> </text:span>exempt<text:span text:style-name="T1"> </text:span>de<text:span text:style-name="T1"> </text:span>douleur<text:span text:style-name="T1"> </text:span>et<text:span text:style-name="T1"> </text:span>de<text:span text:style-name="T1"> </text:span>haine<text:span text:style-name="T1"> </text:span><text:span text:style-name="T1"><text:note text:id="ftn6" text:note-class="endnote"><text:note-citation text:label="f">f</text:note-citation><text:note-body><text:p text:style-name="Standard"><text:span text:style-name="T1"><text:s/></text:span>L'honneur<text:span text:style-name="T1"> </text:span>de<text:span text:style-name="T1"> </text:span>cette<text:span text:style-name="T1"> </text:span>traduction<text:span text:style-name="T1"> </text:span>de<text:span text:style-name="T1"> </text:span>l'Alouette<text:span text:style-name="T1"> </text:span>de<text:span text:style-name="T1"> </text:span>Shelley<text:span text:style-name="T1"> </text:span>où,<text:span text:style-name="T1"> </text:span>par<text:span text:style-name="T1"> </text:span>un<text:span text:style-name="T1"> </text:span>prestigieux<text:span text:style-name="T1"> </text:span>tour<text:span text:style-name="T1"> </text:span>de<text:span text:style-name="T1"> </text:span>force,<text:span text:style-name="T1"> </text:span>le<text:span text:style-name="T1"> </text:span>rythme<text:span text:style-name="T1"> </text:span>original<text:span text:style-name="T1"> </text:span>est<text:span text:style-name="T1"> </text:span>scrupuleusement<text:span text:style-name="T1"> </text:span>conservé<text:span text:style-name="T1"> </text:span>pendant<text:span text:style-name="T1"> </text:span>les<text:span text:style-name="T1"> </text:span>XXI<text:span text:style-name="T1"> </text:span>strophes<text:span text:style-name="T1"> </text:span>revient<text:span text:style-name="T1"> </text:span>à<text:span text:style-name="T1"> </text:span>M.<text:span text:style-name="T1"> </text:span>Paul<text:span text:style-name="T1"> </text:span>Blier<text:span text:style-name="T22">$178$</text:span>.</text:p></text:note-body></text:note></text:span>?</text:p>
      <text:p text:style-name="citation_20_sans_20_espace"/>
      <text:p text:style-name="Standard"><text:span text:style-name="T1"><text:s/></text:span>Dédaigneux<text:span text:style-name="T1"> </text:span>du<text:span text:style-name="T1"> </text:span>printemps<text:span text:style-name="T1"> </text:span>et<text:span text:style-name="T1"> </text:span>de<text:span text:style-name="T1"> </text:span>ses<text:span text:style-name="T1"> </text:span>sources,<text:span text:style-name="T1"> </text:span>il<text:span text:style-name="T1"> </text:span>ne<text:span text:style-name="T1"> </text:span>voit<text:span text:style-name="T1"> </text:span>guère<text:span text:style-name="T1"> </text:span>dans<text:span text:style-name="T1"> </text:span>la<text:span text:style-name="T1"> </text:span>nature<text:span text:style-name="T1"> </text:span>que<text:span text:style-name="T1"> </text:span>les<text:span text:style-name="T1"> </text:span>mélancolies<text:span text:style-name="T1"> </text:span>de<text:span text:style-name="T1"> </text:span>l'automne<text:span text:style-name="T1"> </text:span>où<text:span text:style-name="T1"> </text:span>la<text:span text:style-name="T1"> </text:span>vie,<text:span text:style-name="T1"> </text:span>plus<text:span text:style-name="T1"> </text:span>visiblement,<text:span text:style-name="T1"> </text:span>s'absorbe<text:span text:style-name="T1"> </text:span>lentement<text:span text:style-name="T1"> </text:span>dans<text:span text:style-name="T1"> </text:span>la<text:span text:style-name="T1"> </text:span>mort,<text:span text:style-name="T1"> </text:span>et<text:span text:style-name="T1"> </text:span>il<text:span text:style-name="T1"> </text:span>s'en<text:span text:style-name="T1"> </text:span>va,<text:span text:style-name="T1"> </text:span>seul<text:span text:style-name="T1"> </text:span>à<text:span text:style-name="T1"> </text:span>travers<text:span text:style-name="T1"> </text:span>les<text:span text:style-name="T1"> </text:span>forêts<text:span text:style-name="T1"> </text:span>bruissantes,<text:span text:style-name="T1"> </text:span></text:p>
      <text:p text:style-name="Quotations">Tissant<text:span text:style-name="T1"> </text:span>ses<text:span text:style-name="T1"> </text:span>plus<text:span text:style-name="T1"> </text:span>doux<text:span text:style-name="T1"> </text:span>chants<text:span text:style-name="T1"> </text:span>des<text:span text:style-name="T1"> </text:span>plus<text:span text:style-name="T1"> </text:span>tristes<text:span text:style-name="T1"> </text:span>pensées<text:span text:style-name="T1"><text:note text:id="ftn7" text:note-class="endnote"><text:note-citation text:label="g">g</text:note-citation><text:note-body><text:p text:style-name="Standard"><text:span text:style-name="T1"><text:s/></text:span>Même<text:span text:style-name="T1"> </text:span>traduction.</text:p></text:note-body></text:note></text:span>.<text:span text:style-name="T1"> </text:span></text:p>
      <text:p text:style-name="Standard">De<text:span text:style-name="T1"> </text:span>cette<text:span text:style-name="T1"> </text:span>tristesse<text:span text:style-name="T1"> </text:span>s'épand<text:span text:style-name="T1"> </text:span>une<text:span text:style-name="T1"> </text:span>grâce<text:span text:style-name="T1"> </text:span>singulière<text:span text:style-name="T1"> </text:span>et<text:span text:style-name="T1"> </text:span>pénétrante.<text:span text:style-name="T1"> </text:span>Quoi<text:span text:style-name="T1"> </text:span>de<text:span text:style-name="T1"> </text:span>plus<text:span text:style-name="T1"> </text:span>charmant<text:span text:style-name="T1"> </text:span>que<text:span text:style-name="T1"> </text:span>sa<text:span text:style-name="T1"> </text:span><text:span text:style-name="T5">Mort</text:span><text:span text:style-name="T4"> </text:span><text:span text:style-name="T5">des</text:span><text:span text:style-name="T4"> </text:span><text:span text:style-name="T5">Fleurs</text:span>$179$ !<text:span text:style-name="T1"> </text:span>Il<text:span text:style-name="T1"> </text:span>ne<text:span text:style-name="T1"> </text:span>touche<text:span text:style-name="T1"> </text:span>qu'avec<text:span text:style-name="T1"> </text:span>respect<text:span text:style-name="T1"> </text:span>aux<text:span text:style-name="T1"> </text:span>corolles<text:span text:style-name="T1"> </text:span>flétries<text:span text:style-name="T1"> </text:span>qui<text:span text:style-name="T1"> </text:span>furent<text:span text:style-name="T1"> </text:span>éclatantes<text:span text:style-name="T1"> </text:span>et<text:span text:style-name="T1"> </text:span>parfumées<text:span text:style-name="T1"> </text:span>« Où<text:span text:style-name="T1"> </text:span>sont<text:span text:style-name="T1"> </text:span>les<text:span text:style-name="T1"> </text:span>fleurs,<text:span text:style-name="T1"> </text:span>les<text:span text:style-name="T1"> </text:span>belles<text:span text:style-name="T1"> </text:span>jeunes<text:span text:style-name="T1"> </text:span>fleurs?<text:span text:style-name="T1"> </text:span>Dans<text:span text:style-name="T1"> </text:span>la<text:span text:style-name="T1"> </text:span>tombe.<text:span text:style-name="T1"> </text:span>La<text:span text:style-name="T1"> </text:span>noble<text:span text:style-name="T1"> </text:span>race<text:span text:style-name="T1"> </text:span>des<text:span text:style-name="T1"> </text:span>fleurs<text:span text:style-name="T1"> </text:span>repose,<text:span text:style-name="T1"> </text:span>en<text:span text:style-name="T1"> </text:span>sa<text:span text:style-name="T1"> </text:span>couche<text:span text:style-name="T1"> </text:span>funèbre,<text:span text:style-name="T1"> </text:span>avec<text:span text:style-name="T1"> </text:span>nos<text:span text:style-name="T1"> </text:span>belles,<text:span text:style-name="T1"> </text:span>avec<text:span text:style-name="T1"> </text:span>nos<text:span text:style-name="T1"> </text:span>braves$180$.<text:span text:style-name="T1"> » </text:span>La<text:span text:style-name="T1"> </text:span>pièce<text:span text:style-name="T1"> </text:span>est<text:span text:style-name="T1"> </text:span>tout<text:span text:style-name="T1"> </text:span>entière<text:span text:style-name="T1"> </text:span>fort<text:span text:style-name="T1"> </text:span>belle.<text:span text:style-name="T1"> </text:span>Admirable<text:span text:style-name="T1"> </text:span>encore<text:span text:style-name="T1"> </text:span>le<text:span text:style-name="T1"> </text:span>morceau<text:span text:style-name="T1"> </text:span>intitulé<text:span text:style-name="T1"> </text:span>Juin,<text:span text:style-name="T1"> </text:span>où<text:span text:style-name="T1"> </text:span>il<text:span text:style-name="T1"> </text:span>réclame<text:span text:style-name="T1"> </text:span>d'être<text:span text:style-name="T1"> </text:span>enterré<text:span text:style-name="T1"> </text:span>sous<text:span text:style-name="T1"> </text:span>la<text:span text:style-name="T1"> </text:span>verdure<text:span text:style-name="T1"> </text:span>d'une<text:span text:style-name="T1"> </text:span>prairie,<text:span text:style-name="T1"> </text:span>ajoutant<text:span text:style-name="T1"> </text:span>« Mon<text:span text:style-name="T1"> </text:span>bonheur<text:span text:style-name="T1"> </text:span>sera<text:span text:style-name="T1"> </text:span>peu<text:span text:style-name="T1"> </text:span>de<text:span text:style-name="T1"> </text:span>chose,<text:span text:style-name="T1"> </text:span>seulement<text:span text:style-name="T1"> </text:span>ceci,<text:span text:style-name="T1"> </text:span>que<text:span text:style-name="T1"> </text:span>ma<text:span text:style-name="T1"> </text:span>tombe<text:span text:style-name="T1"> </text:span>sera<text:span text:style-name="T1"> </text:span>verte$181$.<text:span text:style-name="T1"> » </text:span></text:p>
      <text:p text:style-name="Standard">Ses<text:span text:style-name="T1"> </text:span>tendresses<text:span text:style-name="T1"> </text:span>même<text:span text:style-name="T1"> </text:span>sont<text:span text:style-name="T1"> </text:span>funèbres,<text:span text:style-name="T1"> </text:span>mais<text:span text:style-name="T1"> </text:span>il<text:span text:style-name="T1"> </text:span>présente<text:span text:style-name="T1"> </text:span>l'idée<text:span text:style-name="T1"> </text:span>de<text:span text:style-name="T1"> </text:span>mort<text:span text:style-name="T1"> </text:span>dans<text:span text:style-name="T1"> </text:span>un<text:span text:style-name="T1"> </text:span>buisson<text:span text:style-name="T1"> </text:span>de<text:span text:style-name="T1"> </text:span>roses,<text:span text:style-name="T1"> </text:span>et<text:span text:style-name="T1"> </text:span>une<text:span text:style-name="T1"> </text:span>femme<text:span text:style-name="T1"> </text:span>voudrait<text:span text:style-name="T1"> </text:span>mourir<text:span text:style-name="T1"> </text:span>rien<text:span text:style-name="T1"> </text:span>que<text:span text:style-name="T1"> </text:span>pour<text:span text:style-name="T1"> </text:span>inspirer<text:span text:style-name="T1"> </text:span>des<text:span text:style-name="T1"> </text:span>vers<text:span text:style-name="T1"> </text:span>tels<text:span text:style-name="T1"> </text:span>ceux-ci<text:span text:style-name="T1"> </text:span>« La<text:span text:style-name="T1"> </text:span>mort<text:span text:style-name="T1"> </text:span>viendra —<text:span text:style-name="T1"> </text:span>Doucement<text:span text:style-name="T1"> </text:span>vers<text:span text:style-name="T1"> </text:span>une<text:span text:style-name="T1"> </text:span>douce<text:span text:style-name="T1"> </text:span>beauté<text:span text:style-name="T1"> </text:span>comme<text:span text:style-name="T1"> </text:span>la<text:span text:style-name="T1"> </text:span>tienne,<text:span text:style-name="T1"> — </text:span>Aussi<text:span text:style-name="T1"> </text:span>doucement<text:span text:style-name="T1"> </text:span>que<text:span text:style-name="T1"> </text:span>le<text:span text:style-name="T1"> </text:span>vent<text:span text:style-name="T1"> </text:span>qui<text:span text:style-name="T1"> </text:span>se<text:span text:style-name="T1"> </text:span>faufile<text:span text:style-name="T1"> </text:span>parmi<text:span text:style-name="T1"> </text:span>les<text:span text:style-name="T1"> </text:span>bosquets<text:span text:style-name="T1"> </text:span>en<text:span text:style-name="T1"> </text:span>fleurs—<text:span text:style-name="T1"> </text:span>Pour<text:span text:style-name="T1"> </text:span>détacher<text:span text:style-name="T1"> </text:span>de<text:span text:style-name="T1"> </text:span>l'arbre<text:span text:style-name="T1"> </text:span>les<text:span text:style-name="T1"> </text:span>pétales<text:span text:style-name="T1"> </text:span>délicats.<text:span text:style-name="T1"> — </text:span>Elle<text:span text:style-name="T1"> </text:span>fermera<text:span text:style-name="T1"> </text:span>tes<text:span text:style-name="T1"> </text:span>yeux<text:span text:style-name="T1"> </text:span>purs<text:span text:style-name="T1"> </text:span>paisiblement,<text:span text:style-name="T1"> </text:span>sans<text:span text:style-name="T1"> </text:span>te<text:span text:style-name="T1"> </text:span>faire<text:span text:style-name="T1"> </text:span>souffrir,<text:span text:style-name="T1"> — </text:span>Et<text:span text:style-name="T1"> </text:span>nous<text:span text:style-name="T1"> </text:span>nous<text:span text:style-name="T1"> </text:span>fierons<text:span text:style-name="T1"> </text:span>à<text:span text:style-name="T1"> </text:span>Dieu<text:span text:style-name="T1"> </text:span>pour<text:span text:style-name="T1"> </text:span>te<text:span text:style-name="T1"> </text:span>revoir<text:span text:style-name="T1"> </text:span>plus<text:span text:style-name="T1"> </text:span>tard$182$<text:span text:style-name="T1"> ». </text:span></text:p>
      <text:p text:style-name="Standard">Au<text:span text:style-name="T1"> </text:span>jugement<text:span text:style-name="T1"> </text:span>d'Edgar<text:span text:style-name="T1"> </text:span>Poe$183$,<text:span text:style-name="T1"> </text:span>ce<text:span text:style-name="T1"> </text:span>passage<text:span text:style-name="T1"> </text:span>seul.<text:span text:style-name="T1"> </text:span>suffirait<text:span text:style-name="T1"> </text:span>à<text:span text:style-name="T1"> </text:span>prouver<text:span text:style-name="T1"> </text:span>que<text:span text:style-name="T1"> </text:span>le<text:span text:style-name="T1"> </text:span>poète<text:span text:style-name="T1"> </text:span>avait<text:span text:style-name="T1"> </text:span>du<text:span text:style-name="T1"> </text:span>génie.<text:span text:style-name="T1"> </text:span>Il<text:span text:style-name="T1"> </text:span>faut<text:span text:style-name="T1"> </text:span>le<text:span text:style-name="T1"> </text:span>lire<text:span text:style-name="T1"> </text:span>dans<text:span text:style-name="T1"> </text:span>le<text:span text:style-name="T1"> </text:span>texte<text:note text:id="ftn8" text:note-class="endnote"><text:note-citation text:label="h">h</text:note-citation><text:note-body><text:p text:style-name="P8"><text:s/></text:p><text:p text:style-name="citation_20_sans_20_espace"><text:span text:style-name="T13"><text:tab/><text:tab/></text:span>To<text:span text:style-name="T1"> —</text:span></text:p><text:p text:style-name="citation_20_sans_20_espace"><text:tab/>Death<text:span text:style-name="T1"> </text:span>should<text:span text:style-name="T1"> </text:span>come<text:span text:style-name="T1"> </text:span></text:p><text:p text:style-name="citation_20_sans_20_espace">Gently<text:span text:style-name="T1"> </text:span>to<text:span text:style-name="T1"> </text:span>one<text:span text:style-name="T1"> </text:span>of<text:span text:style-name="T1"> </text:span>gentle<text:span text:style-name="T1"> </text:span>mould<text:span text:style-name="T1"> </text:span>like<text:span text:style-name="T1"> </text:span>thee,<text:span text:style-name="T1"> </text:span></text:p><text:p text:style-name="citation_20_sans_20_espace"><text:span text:style-name="T12">As</text:span><text:span text:style-name="T13"> </text:span><text:span text:style-name="T12">light</text:span><text:span text:style-name="T13"> </text:span><text:span text:style-name="T12">winds</text:span><text:span text:style-name="T13"> </text:span><text:span text:style-name="T12">wandering</text:span><text:span text:style-name="T13"> </text:span><text:span text:style-name="T12">through</text:span><text:span text:style-name="T13"> </text:span><text:span text:style-name="T12">groves</text:span><text:span text:style-name="T13"> </text:span><text:span text:style-name="T12">of</text:span><text:span text:style-name="T13"> </text:span><text:span text:style-name="T12">blooms,</text:span><text:span text:style-name="T13"> </text:span></text:p><text:p text:style-name="citation_20_sans_20_espace"><text:span text:style-name="T12">Detache</text:span><text:span text:style-name="T13"> </text:span><text:span text:style-name="T12">the</text:span><text:span text:style-name="T13"> </text:span><text:span text:style-name="T12">delicate</text:span><text:span text:style-name="T13"> </text:span><text:span text:style-name="T12">blossom</text:span><text:span text:style-name="T13"> </text:span><text:span text:style-name="T12">from</text:span><text:span text:style-name="T13"> </text:span><text:span text:style-name="T12">the</text:span><text:span text:style-name="T13"> </text:span><text:span text:style-name="T12">tree,</text:span><text:span text:style-name="T13"> </text:span></text:p><text:p text:style-name="citation_20_sans_20_espace"><text:span text:style-name="T12">Close</text:span><text:span text:style-name="T13"> </text:span><text:span text:style-name="T12">thy</text:span><text:span text:style-name="T13"> </text:span><text:span text:style-name="T12">sweet</text:span><text:span text:style-name="T13"> </text:span><text:span text:style-name="T12">eyes</text:span><text:span text:style-name="T13"> </text:span><text:span text:style-name="T12">calmy</text:span><text:span text:style-name="T13"> </text:span><text:span text:style-name="T12">and</text:span><text:span text:style-name="T13"> </text:span><text:span text:style-name="T12">without</text:span><text:span text:style-name="T13"> </text:span><text:span text:style-name="T12">pain</text:span><text:span text:style-name="T13"> </text:span><text:span text:style-name="T12">And</text:span><text:span text:style-name="T13"> </text:span><text:span text:style-name="T12">we</text:span><text:span text:style-name="T13"> </text:span><text:span text:style-name="T12">will</text:span><text:span text:style-name="T13"> </text:span><text:span text:style-name="T12">trust</text:span><text:span text:style-name="T13"> </text:span><text:span text:style-name="T12">in</text:span><text:span text:style-name="T13"> </text:span><text:span text:style-name="T12">God</text:span><text:span text:style-name="T13"> </text:span><text:span text:style-name="T12">to</text:span><text:span text:style-name="T13"> </text:span><text:span text:style-name="T12">see</text:span><text:span text:style-name="T13"> </text:span><text:span text:style-name="T12">thee</text:span><text:span text:style-name="T13"> </text:span><text:span text:style-name="T12">yet</text:span><text:span text:style-name="T13"> </text:span><text:span text:style-name="T12">again.</text:span><text:span text:style-name="T13"> </text:span></text:p></text:note-body></text:note>.<text:span text:style-name="T1"> </text:span>Moins<text:span text:style-name="T1"> </text:span>appréciables<text:span text:style-name="T1"> </text:span>encore<text:span text:style-name="T1"> </text:span>à<text:span text:style-name="T1"> </text:span>travers<text:span text:style-name="T1"> </text:span>une<text:span text:style-name="T1"> </text:span>traduction<text:span text:style-name="T1"> </text:span>sont<text:span text:style-name="T1"> </text:span>ces<text:span text:style-name="T1"> </text:span>passages<text:span text:style-name="T1"> </text:span>de<text:span text:style-name="T1"> </text:span>la<text:span text:style-name="T1"> </text:span>plus<text:span text:style-name="T1"> </text:span>fine<text:span text:style-name="T1"> </text:span>et<text:span text:style-name="T1"> </text:span>de<text:span text:style-name="T1"> </text:span>la<text:span text:style-name="T1"> </text:span>plus<text:span text:style-name="T1"> </text:span>poétique<text:span text:style-name="T1"> </text:span>observation<text:span text:style-name="T1"> </text:span>où<text:span text:style-name="T1"> </text:span>Bryant<text:span text:style-name="T1"> </text:span>fixe<text:span text:style-name="T1"> </text:span>des<text:span text:style-name="T1"> </text:span>détails<text:span text:style-name="T1"> </text:span>de<text:span text:style-name="T1"> </text:span>vie<text:span text:style-name="T1"> </text:span>animale<text:span text:style-name="T1"> </text:span>entrevus<text:span text:style-name="T1"> </text:span>pendant<text:span text:style-name="T1"> </text:span>une<text:span text:style-name="T1"> </text:span>excursion<text:span text:style-name="T1"> </text:span>« Le<text:span text:style-name="T1"> </text:span>bruant<text:span text:style-name="T1"> </text:span>gazouillait<text:span text:style-name="T1"> </text:span>sur<text:span text:style-name="T1"> </text:span>les<text:span text:style-name="T1"> </text:span>branches<text:span text:style-name="T1"> </text:span>du<text:span text:style-name="T1"> </text:span>hêtre,<text:span text:style-name="T1"> </text:span>Et<text:span text:style-name="T1"> </text:span>sous<text:span text:style-name="T1"> </text:span>la<text:span text:style-name="T1"> </text:span>ciguë<text:span text:style-name="T1"> </text:span>dont<text:span text:style-name="T1"> </text:span>les<text:span text:style-name="T1"> </text:span>branches<text:span text:style-name="T1"> </text:span>lourdes<text:span text:style-name="T1"> </text:span>ployaient,<text:span text:style-name="T1"> </text:span>Courbées<text:span text:style-name="T1"> </text:span>par<text:span text:style-name="T1"> </text:span>leur<text:span text:style-name="T1"> </text:span>fardeau<text:span text:style-name="T1"> </text:span>glacé,<text:span text:style-name="T1"> </text:span>et<text:span text:style-name="T1"> </text:span>laissaient<text:span text:style-name="T1"> </text:span>à<text:span text:style-name="T1"> </text:span>sec,<text:span text:style-name="T1"> </text:span>Sur<text:span text:style-name="T1"> </text:span>la<text:span text:style-name="T1"> </text:span>terre,<text:span text:style-name="T1"> </text:span>un<text:span text:style-name="T1"> </text:span>cercle<text:span text:style-name="T1"> </text:span>de<text:span text:style-name="T1"> </text:span>feuilles<text:span text:style-name="T1"> </text:span>sèches,<text:span text:style-name="T1"> </text:span>La<text:span text:style-name="T1"> </text:span>perdrix<text:span text:style-name="T1"> </text:span>avait<text:span text:style-name="T1"> </text:span>trouvé<text:span text:style-name="T1"> </text:span>un<text:span text:style-name="T1"> </text:span>abri$184$<text:span text:style-name="T1"> »</text:span><text:span text:style-name="T1"><text:note text:id="ftn9" text:note-class="endnote"><text:note-citation text:label="i">i</text:note-citation><text:note-body><text:p text:style-name="citation_20_sans_20_espace"><text:span text:style-name="T12"><text:s/>The</text:span><text:span text:style-name="T13"> </text:span><text:span text:style-name="T12">snow-bird</text:span><text:span text:style-name="T13"> </text:span><text:span text:style-name="T12">toittered</text:span><text:span text:style-name="T13"> </text:span><text:span text:style-name="T12">on</text:span><text:span text:style-name="T13"> </text:span><text:span text:style-name="T12">the</text:span><text:span text:style-name="T13"> </text:span><text:span text:style-name="T12">beechers</text:span><text:span text:style-name="T13"> </text:span><text:span text:style-name="T12">bough</text:span></text:p><text:p text:style-name="citation_20_sans_20_espace"><text:span text:style-name="T13"><text:s/></text:span><text:span text:style-name="T12">And</text:span><text:span text:style-name="T13"> </text:span><text:span text:style-name="T12">'neath</text:span><text:span text:style-name="T13"> </text:span><text:span text:style-name="T12">the</text:span><text:span text:style-name="T13"> </text:span><text:span text:style-name="T12">hemlock,</text:span><text:span text:style-name="T13"> </text:span><text:span text:style-name="T12">whose</text:span><text:span text:style-name="T13"> </text:span><text:span text:style-name="T12">thick</text:span><text:span text:style-name="T13"> </text:span><text:span text:style-name="T12">branches</text:span><text:span text:style-name="T13"> </text:span><text:span text:style-name="T12">bent</text:span><text:span text:style-name="T13"> </text:span></text:p><text:p text:style-name="citation_20_sans_20_espace"><text:span text:style-name="T12">Beneath</text:span><text:span text:style-name="T13"> </text:span><text:span text:style-name="T12">its</text:span><text:span text:style-name="T13"> </text:span><text:span text:style-name="T12">cold</text:span><text:span text:style-name="T13"> </text:span><text:span text:style-name="T12">burden,</text:span><text:span text:style-name="T13"> </text:span><text:span text:style-name="T12">and</text:span><text:span text:style-name="T13"> </text:span><text:span text:style-name="T12">kept</text:span><text:span text:style-name="T13"> </text:span><text:span text:style-name="T12">dry</text:span><text:span text:style-name="T13"> </text:span></text:p><text:p text:style-name="citation_20_sans_20_espace">A<text:span text:style-name="T1"> </text:span>circle,<text:span text:style-name="T1"> </text:span>on<text:span text:style-name="T1"> </text:span>the<text:span text:style-name="T1"> </text:span>earth,<text:span text:style-name="T1"> </text:span>of withered<text:span text:style-name="T1"> </text:span>leaves,<text:span text:style-name="T1"> </text:span></text:p><text:p text:style-name="citation_20_sans_20_espace">The<text:span text:style-name="T1"> </text:span>partridge<text:span text:style-name="T1"> </text:span>found<text:span text:style-name="T1"> </text:span>a<text:span text:style-name="T1"> </text:span>shelter.<text:span text:style-name="T1"> </text:span></text:p></text:note-body></text:note></text:span>.<text:span text:style-name="T1"> </text:span></text:p>
      <text:p text:style-name="Standard">De<text:span text:style-name="T1"> </text:span>tous<text:span text:style-name="T1"> </text:span>les<text:span text:style-name="T1"> </text:span>petits<text:span text:style-name="T1"> </text:span>chefs-d'œuvre<text:span text:style-name="T1"> </text:span>de<text:span text:style-name="T1"> </text:span>Bryant,<text:span text:style-name="T1"> </text:span>il<text:span text:style-name="T1"> </text:span>en<text:span text:style-name="T1"> </text:span>est<text:span text:style-name="T1"> </text:span>un<text:span text:style-name="T1"> </text:span>où<text:span text:style-name="T1"> </text:span>se<text:span text:style-name="T1"> </text:span>résume<text:span text:style-name="T1"> </text:span>en<text:span text:style-name="T1"> </text:span>vingt-quatre<text:span text:style-name="T1"> </text:span>vers<text:span text:style-name="T1"> </text:span>toutes<text:span text:style-name="T1"> </text:span>ses<text:span text:style-name="T1"> </text:span>qualités<text:span text:style-name="T1"> </text:span>et<text:span text:style-name="T1"> </text:span>toute<text:span text:style-name="T1"> </text:span>sa<text:span text:style-name="T1"> </text:span>philosophie,<text:span text:style-name="T1"> </text:span>pièce<text:span text:style-name="T1"> </text:span>sans<text:span text:style-name="T1"> </text:span>titre<text:span text:style-name="T1"> </text:span>qui<text:span text:style-name="T1"> </text:span>commence<text:span text:style-name="T1"> </text:span>par<text:span text:style-name="T1"> </text:span>ces<text:span text:style-name="T1"> </text:span>mots :<text:span text:style-name="T1"> </text:span><text:span text:style-name="T5">O</text:span><text:span text:style-name="T4"> </text:span><text:span text:style-name="T5">Fairest</text:span><text:span text:style-name="T4"> </text:span><text:span text:style-name="T5">of</text:span><text:span text:style-name="T4"> </text:span><text:span text:style-name="T5">the</text:span><text:span text:style-name="T4"> </text:span><text:span text:style-name="T5">rural</text:span><text:span text:style-name="T4"> </text:span><text:span text:style-name="T5">maids.</text:span><text:span text:style-name="T1"> </text:span>Selon<text:span text:style-name="T1"> </text:span>le<text:span text:style-name="T1"> </text:span>mot<text:span text:style-name="T1"> </text:span>de<text:span text:style-name="T1"> </text:span>Poe,<text:span text:style-name="T1"> </text:span>c'est<text:span text:style-name="T1"> </text:span>de<text:span text:style-name="T1"> </text:span>la<text:span text:style-name="T1"> </text:span>poésie<text:span text:style-name="T1"> </text:span>« richement<text:span text:style-name="T1"> </text:span>idéale<text:span text:style-name="T1"> »</text:span>,<text:span text:style-name="T1"> </text:span>et<text:span text:style-name="T1"> </text:span>l'une<text:span text:style-name="T1"> </text:span>de<text:span text:style-name="T1"> </text:span>ces<text:span text:style-name="T1"> </text:span>perles<text:span text:style-name="T1"> </text:span>à<text:span text:style-name="T1"> </text:span>mettre<text:span text:style-name="T1"> </text:span>dans<text:span text:style-name="T1"> </text:span>une<text:span text:style-name="T1"> </text:span>anthologie<text:span text:style-name="T1"> </text:span>universelle,<text:span text:style-name="T1"> </text:span>à<text:span text:style-name="T1"> </text:span>côté<text:span text:style-name="T1"> </text:span>des<text:span text:style-name="T1"> </text:span>joyaux<text:span text:style-name="T1"> </text:span>les<text:span text:style-name="T1"> </text:span>plus<text:span text:style-name="T1"> </text:span>rares.<text:span text:style-name="T1"> </text:span>Ces<text:span text:style-name="T1"> </text:span>vers<text:span text:style-name="T1"> </text:span>forment<text:span text:style-name="T1"> </text:span>une<text:span text:style-name="T1"> </text:span>synthèse<text:span text:style-name="T1"> </text:span>d'une<text:span text:style-name="T1"> </text:span>si<text:span text:style-name="T1"> </text:span>prodigieuse<text:span text:style-name="T1"> </text:span>subtilité<text:span text:style-name="T1"> </text:span>qu'il<text:span text:style-name="T1"> </text:span>faut<text:span text:style-name="T1"> </text:span>peut-être<text:span text:style-name="T1"> </text:span>en<text:span text:style-name="T1"> </text:span>marquer<text:span text:style-name="T1"> </text:span>d'abord<text:span text:style-name="T1"> </text:span>l'idée<text:span text:style-name="T1"> </text:span>fondamentale.</text:p>
      <text:p text:style-name="Standard">La<text:span text:style-name="T1"> </text:span>jeune<text:span text:style-name="T1"> </text:span>fille<text:span text:style-name="T1"> </text:span>en<text:span text:style-name="T1"> </text:span>laquelle<text:span text:style-name="T1"> </text:span>Bryant<text:span text:style-name="T1"> </text:span>incarne<text:span text:style-name="T1"> </text:span>son<text:span text:style-name="T1"> </text:span>rêve<text:span text:style-name="T1"> </text:span>transcendant<text:span text:style-name="T1"> </text:span>est<text:span text:style-name="T1"> </text:span>la<text:span text:style-name="T1"> </text:span>personnification<text:span text:style-name="T1"> </text:span>même<text:span text:style-name="T1"> </text:span>de<text:span text:style-name="T1"> </text:span>la<text:span text:style-name="T1"> </text:span>nature,<text:span text:style-name="T1"> </text:span>et<text:span text:style-name="T1"> </text:span>chacun<text:span text:style-name="T1"> </text:span>de<text:span text:style-name="T1"> </text:span>ses<text:span text:style-name="T1"> </text:span>traits<text:span text:style-name="T1"> </text:span>en<text:span text:style-name="T1"> </text:span>rappelle<text:span text:style-name="T1"> </text:span>un<text:span text:style-name="T1"> </text:span>détail$186$.<text:span text:style-name="T1"> </text:span></text:p>
      <text:p text:style-name="Standard">« O<text:span text:style-name="T1"> </text:span>la<text:span text:style-name="T1"> </text:span>plus<text:span text:style-name="T1"> </text:span>belle<text:span text:style-name="T1"> </text:span>des<text:span text:style-name="T1"> </text:span>filles<text:span text:style-name="T1"> </text:span>champêtres !<text:span text:style-name="T1"> — </text:span>Tu<text:span text:style-name="T1"> </text:span>vins<text:span text:style-name="T1"> </text:span>au<text:span text:style-name="T1"> </text:span>monde<text:span text:style-name="T1"> </text:span>dans<text:span text:style-name="T1"> </text:span>les<text:span text:style-name="T1"> </text:span>ombres<text:span text:style-name="T1"> </text:span>de<text:span text:style-name="T1"> </text:span>la<text:span text:style-name="T1"> </text:span>forêt.<text:span text:style-name="T1"> </text:span>Des<text:span text:style-name="T1"> </text:span>dômes<text:span text:style-name="T1"> </text:span>verts,<text:span text:style-name="T1"> </text:span>des<text:span text:style-name="T1"> </text:span>aperçus<text:span text:style-name="T1"> </text:span>de<text:span text:style-name="T1"> </text:span>ciel,<text:span text:style-name="T1">— </text:span>Voilà<text:span text:style-name="T1"> </text:span>ce<text:span text:style-name="T1"> </text:span>que<text:span text:style-name="T1"> </text:span>rencontrèrent<text:span text:style-name="T1"> </text:span>d'abord<text:span text:style-name="T1"> </text:span>tes<text:span text:style-name="T1"> </text:span>yeux<text:span text:style-name="T1"> </text:span>d'enfant.<text:span text:style-name="T1"> </text:span>« Tes<text:span text:style-name="T1"> </text:span>premiers<text:span text:style-name="T1"> </text:span>jeux,<text:span text:style-name="T1"> </text:span>tes<text:span text:style-name="T1"> </text:span>vagabondages<text:span text:style-name="T1"> – </text:span>N'eurent<text:span text:style-name="T1"> </text:span>jamais<text:span text:style-name="T1"> </text:span>pour<text:span text:style-name="T1"> </text:span>champ<text:span text:style-name="T1"> </text:span>que<text:span text:style-name="T1"> </text:span>le<text:span text:style-name="T1"> </text:span>désert<text:span text:style-name="T1"> </text:span>sylvestre<text:span text:style-name="T1"> – </text:span>Et<text:span text:style-name="T1"> </text:span>toute<text:span text:style-name="T1"> </text:span>la<text:span text:style-name="T1"> </text:span>beauté<text:span text:style-name="T1"> </text:span>de<text:span text:style-name="T1"> </text:span>cette<text:span text:style-name="T1"> </text:span>scène<text:span text:style-name="T1"> – </text:span>Est<text:span text:style-name="T1"> </text:span>dans<text:span text:style-name="T1"> </text:span>ton<text:span text:style-name="T1"> </text:span>cœur<text:span text:style-name="T1"> </text:span>et<text:span text:style-name="T1"> </text:span>sur<text:span text:style-name="T1"> </text:span>ta<text:span text:style-name="T1"> </text:span>face.<text:span text:style-name="T1"> </text:span></text:p>
      <text:p text:style-name="Standard">« Le<text:span text:style-name="T1"> </text:span>demi-jour<text:span text:style-name="T1"> </text:span>des<text:span text:style-name="T1"> </text:span>arbres<text:span text:style-name="T1"> </text:span>et<text:span text:style-name="T1"> </text:span>des<text:span text:style-name="T1"> </text:span>rochers<text:span text:style-name="T1"> – </text:span>Est<text:span text:style-name="T1"> </text:span>dans<text:span text:style-name="T1"> </text:span>l'ombre<text:span text:style-name="T1"> </text:span>légère<text:span text:style-name="T1"> </text:span>de<text:span text:style-name="T1"> </text:span>tes<text:span text:style-name="T1"> </text:span>cheveux ;<text:span text:style-name="T1"> — </text:span>Ta<text:span text:style-name="T1"> </text:span>démarche<text:span text:style-name="T1"> </text:span>est<text:span text:style-name="T1"> </text:span>pareille<text:span text:style-name="T1"> </text:span>au<text:span text:style-name="T1"> </text:span>vent<text:span text:style-name="T1"> </text:span>qui<text:span text:style-name="T1"> </text:span>ondule<text:span text:style-name="T1"> — </text:span>Son<text:span text:style-name="T1"> </text:span>chemin<text:span text:style-name="T1"> </text:span>joyeux<text:span text:style-name="T1"> </text:span>parmi<text:span text:style-name="T1"> </text:span>les<text:span text:style-name="T1"> </text:span>feuilles.<text:span text:style-name="T1"> </text:span></text:p>
      <text:p text:style-name="Standard"><text:soft-page-break/>« Tes<text:span text:style-name="T1"> </text:span>yeux<text:span text:style-name="T1"> </text:span>sont<text:span text:style-name="T1"> </text:span>des<text:span text:style-name="T1"> </text:span>sources<text:span text:style-name="T1"> </text:span>dans<text:span text:style-name="T1"> </text:span>les<text:span text:style-name="T1"> </text:span>sereines<text:span text:style-name="T1">— </text:span>Et<text:span text:style-name="T1"> </text:span>silencieuses<text:span text:style-name="T1"> </text:span>eaux<text:span text:style-name="T1"> </text:span>desquelles<text:span text:style-name="T1"> </text:span>on<text:span text:style-name="T1"> </text:span>aperçoit<text:span text:style-name="T1"> </text:span>le<text:span text:style-name="T1"> </text:span>ciel ;<text:span text:style-name="T1">—  </text:span>Leurs<text:span text:style-name="T1"> </text:span>cils<text:span text:style-name="T1"> </text:span>sont<text:span text:style-name="T1"> </text:span>les<text:span text:style-name="T1"> </text:span>herbes<text:span text:style-name="T1"> </text:span>qui<text:span text:style-name="T1"> </text:span>regardent<text:span text:style-name="T1"> </text:span>Leur<text:span text:style-name="T1"> </text:span>jeune<text:span text:style-name="T1"> </text:span>image<text:span text:style-name="T1"> </text:span>dans<text:span text:style-name="T1"> </text:span>le<text:span text:style-name="T1"> </text:span>ruisseau.<text:span text:style-name="T1"> </text:span>« Les<text:span text:style-name="T1"> </text:span>profondeurs<text:span text:style-name="T1"> </text:span>de<text:span text:style-name="T1"> </text:span>la<text:span text:style-name="T1"> </text:span>forêt,<text:span text:style-name="T1"> </text:span>vierges<text:span text:style-name="T1"> </text:span>de<text:span text:style-name="T1"> </text:span>pas,<text:span text:style-name="T1"> — </text:span>Ne<text:span text:style-name="T1"> </text:span>sont<text:span text:style-name="T1"> </text:span>pas<text:span text:style-name="T1"> </text:span>plus<text:span text:style-name="T1"> </text:span>immaculées<text:span text:style-name="T1"> </text:span>que<text:span text:style-name="T1"> </text:span>ton<text:span text:style-name="T1"> </text:span>cœur ;<text:span text:style-name="T1">— </text:span>La<text:span text:style-name="T1"> </text:span>sainte<text:span text:style-name="T1"> </text:span>paix<text:span text:style-name="T1"> </text:span>qui<text:span text:style-name="T1"> </text:span>remplit<text:span text:style-name="T1"> </text:span>l'air<text:span text:style-name="T1">—  </text:span>De<text:span text:style-name="T1"> </text:span>ces<text:span text:style-name="T1"> </text:span>calmes<text:span text:style-name="T1"> </text:span>solitudes,<text:span text:style-name="T1"> </text:span>y<text:span text:style-name="T1"> </text:span>règne<text:span text:style-name="T1"> »</text:span><text:span text:style-name="T1"><text:note text:id="ftn10" text:note-class="endnote"><text:note-citation text:label="i">i</text:note-citation><text:note-body><text:p text:style-name="Standard"><text:tab/>Il<text:span text:style-name="T1"> </text:span>faut<text:span text:style-name="T1"> </text:span>me<text:span text:style-name="T1"> </text:span>laisser<text:span text:style-name="T1"> </text:span>citer<text:span text:style-name="T1"> </text:span>en<text:span text:style-name="T1"> </text:span>entier<text:span text:style-name="T1"> </text:span>le<text:span text:style-name="T1"> </text:span>texte<text:span text:style-name="T1"> </text:span>anglais<text:span text:style-name="T1"> </text:span>que<text:span text:style-name="T1"> </text:span>j'ai<text:span text:style-name="T1"> </text:span>tenu<text:span text:style-name="T1"> </text:span>à<text:span text:style-name="T1"> </text:span>traduire<text:span text:style-name="T1"> </text:span>comme<text:span text:style-name="T1"> </text:span>il<text:span text:style-name="T1"> </text:span>faut<text:span text:style-name="T1"> </text:span>traduire<text:span text:style-name="T1"> </text:span>les<text:span text:style-name="T1"> </text:span>vers<text:span text:style-name="T1"> </text:span>littéralement.<text:span text:style-name="T1"> </text:span>On<text:span text:style-name="T1"> </text:span>ne<text:span text:style-name="T1"> </text:span>doit<text:span text:style-name="T1"> </text:span>prétendre<text:span text:style-name="T1"> </text:span>qu'à<text:span text:style-name="T1"> </text:span>donner<text:span text:style-name="T1"> </text:span>un<text:span text:style-name="T1"> </text:span>reflet<text:span text:style-name="T1"> </text:span>de<text:span text:style-name="T1"> </text:span>l'impression<text:span text:style-name="T1"> </text:span>ressentie<text:span text:style-name="T1"> </text:span>par<text:span text:style-name="T1"> </text:span>celui<text:span text:style-name="T1"> </text:span>qui<text:span text:style-name="T1"> </text:span>les<text:span text:style-name="T1"> </text:span>lit<text:span text:style-name="T1"> </text:span>dans<text:span text:style-name="T1"> </text:span>la<text:span text:style-name="T1"> </text:span>langue<text:span text:style-name="T1"> </text:span>originale ;<text:span text:style-name="T1"> </text:span>car<text:span text:style-name="T1"> </text:span>rien<text:span text:style-name="T1"> </text:span>en<text:span text:style-name="T1"> </text:span>somme,<text:span text:style-name="T1"> </text:span>ne<text:span text:style-name="T1"> </text:span>peut<text:span text:style-name="T1"> </text:span>se<text:span text:style-name="T1"> </text:span>traduire,<text:span text:style-name="T1"> </text:span>pas<text:span text:style-name="T1"> </text:span>plus<text:span text:style-name="T1"> </text:span>un<text:span text:style-name="T1"> </text:span>sonnet<text:span text:style-name="T1"> </text:span>anglais<text:span text:style-name="T1"> </text:span>par<text:span text:style-name="T1"> </text:span>des<text:span text:style-name="T1"> </text:span>mots<text:span text:style-name="T1"> </text:span>français,<text:span text:style-name="T1"> </text:span>qu'un<text:span text:style-name="T1"> </text:span>tableau<text:span text:style-name="T1"> </text:span>par<text:span text:style-name="T1"> </text:span>des<text:span text:style-name="T1"> </text:span>traits<text:span text:style-name="T1"> </text:span>noirs.<text:span text:style-name="T1"> </text:span></text:p><text:list xml:id="list31436632" text:style-name="L1"><text:list-header><text:p text:style-name="P28"><text:span text:style-name="T12">O</text:span><text:span text:style-name="T13"> </text:span><text:span text:style-name="T12">fairest</text:span><text:span text:style-name="T13"> </text:span><text:span text:style-name="T12">of</text:span><text:span text:style-name="T13"> </text:span><text:span text:style-name="T12">the</text:span><text:span text:style-name="T13"> </text:span><text:span text:style-name="T12">rural</text:span><text:span text:style-name="T13"> </text:span><text:span text:style-name="T12">maids</text:span><text:span text:style-name="T13"> </text:span></text:p></text:list-header></text:list><text:p text:style-name="citation_20_sans_20_espace"><text:span text:style-name="T12">Thy</text:span><text:span text:style-name="T13"> </text:span><text:span text:style-name="T12">birth</text:span><text:span text:style-name="T13"> </text:span><text:span text:style-name="T12">was</text:span><text:span text:style-name="T13"> </text:span><text:span text:style-name="T12">in</text:span><text:span text:style-name="T13"> </text:span><text:span text:style-name="T12">the</text:span><text:span text:style-name="T13"> </text:span><text:span text:style-name="T12">forest</text:span><text:span text:style-name="T13"> </text:span><text:span text:style-name="T12">shades</text:span><text:span text:style-name="T13"> </text:span></text:p><text:p text:style-name="citation_20_sans_20_espace">Green<text:span text:style-name="T1"> </text:span>boughs<text:span text:style-name="T1"> </text:span>and<text:span text:style-name="T1"> </text:span>glimpses<text:span text:style-name="T1"> </text:span>of<text:span text:style-name="T1"> </text:span>the<text:span text:style-name="T1"> </text:span>sky<text:span text:style-name="T1"> </text:span></text:p><text:p text:style-name="citation_20_sans_20_espace">Were<text:span text:style-name="T1"> </text:span>ail<text:span text:style-name="T1"> </text:span>that<text:span text:style-name="T1"> </text:span>meet<text:span text:style-name="T1"> </text:span>thy<text:span text:style-name="T1"> </text:span>infant<text:span text:style-name="T1"> </text:span>eye.<text:span text:style-name="T1"> </text:span></text:p><text:p text:style-name="citation_20_sans_20_espace">Thy<text:span text:style-name="T1"> </text:span>sports,<text:span text:style-name="T1"> </text:span>thy<text:span text:style-name="T1"> </text:span>wanderings<text:span text:style-name="T1"> </text:span>when<text:span text:style-name="T1"> </text:span>a<text:span text:style-name="T1"> </text:span>child<text:span text:style-name="T1"> </text:span></text:p><text:p text:style-name="citation_20_sans_20_espace">Were<text:span text:style-name="T1"> </text:span>ever<text:span text:style-name="T1"> </text:span>in<text:span text:style-name="T1"> </text:span>the<text:span text:style-name="T1"> </text:span>sylva<text:span text:style-name="T1">n </text:span>wild<text:span text:style-name="T1"> </text:span></text:p><text:p text:style-name="citation_20_sans_20_espace">And<text:span text:style-name="T1"> </text:span>all<text:span text:style-name="T1"> </text:span>the<text:span text:style-name="T1"> </text:span>beauty<text:span text:style-name="T1"> </text:span>of<text:span text:style-name="T1"> </text:span>the<text:span text:style-name="T1"> </text:span>place<text:span text:style-name="T1"> </text:span></text:p><text:p text:style-name="citation_20_sans_20_espace">Is<text:span text:style-name="T1"> </text:span>in<text:span text:style-name="T1"> </text:span>thy<text:span text:style-name="T1"> </text:span>heart<text:span text:style-name="T1"> </text:span>and<text:span text:style-name="T1"> </text:span>on<text:span text:style-name="T1"> </text:span>thy<text:span text:style-name="T1"> </text:span>face.<text:span text:style-name="T1"> </text:span></text:p><text:p text:style-name="citation_20_sans_20_espace">The<text:span text:style-name="T1"> </text:span>twilight<text:span text:style-name="T1"> </text:span>of<text:span text:style-name="T1"> </text:span>the<text:span text:style-name="T1"> </text:span>trees<text:span text:style-name="T1"> </text:span>and<text:span text:style-name="T1"> </text:span>rocks<text:span text:style-name="T1"> </text:span></text:p><text:p text:style-name="citation_20_sans_20_espace">Is<text:span text:style-name="T1"> </text:span>in<text:span text:style-name="T1"> </text:span>the<text:span text:style-name="T1"> </text:span>light<text:span text:style-name="T1"> </text:span>shade<text:span text:style-name="T1"> </text:span>of<text:span text:style-name="T1"> </text:span>thy<text:span text:style-name="T1"> </text:span>locks ;<text:span text:style-name="T1"> </text:span></text:p><text:p text:style-name="citation_20_sans_20_espace">Thy<text:span text:style-name="T1"> </text:span>step<text:span text:style-name="T1"> </text:span>is<text:span text:style-name="T1"> </text:span>as<text:span text:style-name="T1"> </text:span>the<text:span text:style-name="T1"> </text:span>wind,<text:span text:style-name="T1"> </text:span>that<text:span text:style-name="T1"> </text:span>waves<text:span text:style-name="T1"> </text:span></text:p><text:p text:style-name="citation_20_sans_20_espace">His<text:span text:style-name="T1"> </text:span>playful<text:span text:style-name="T1"> </text:span>way<text:span text:style-name="T1"> </text:span>among<text:span text:style-name="T1"> </text:span>the<text:span text:style-name="T1"> </text:span>leaves.<text:span text:style-name="T1"> </text:span></text:p><text:p text:style-name="citation_20_sans_20_espace">The<text:span text:style-name="T1"> </text:span>eyres<text:span text:style-name="T1"> </text:span>are<text:span text:style-name="T1"> </text:span>springs,<text:span text:style-name="T1"> </text:span>in<text:span text:style-name="T1"> </text:span>whose<text:span text:style-name="T1"> </text:span>serene<text:span text:style-name="T1"> </text:span></text:p><text:p text:style-name="citation_20_sans_20_espace">And<text:span text:style-name="T1"> </text:span>silent<text:span text:style-name="T1"> </text:span>water<text:span text:style-name="T1"> </text:span>heaven<text:span text:style-name="T1"> </text:span>is<text:span text:style-name="T1"> </text:span>scen ;<text:span text:style-name="T1"> </text:span></text:p><text:p text:style-name="citation_20_sans_20_espace">Their<text:span text:style-name="T1"> </text:span>lashes<text:span text:style-name="T1"> </text:span>are<text:span text:style-name="T1"> </text:span>the<text:span text:style-name="T1"> </text:span>berbs<text:span text:style-name="T1"> </text:span>that<text:span text:style-name="T1"> </text:span>look<text:span text:style-name="T1"> </text:span></text:p><text:p text:style-name="citation_20_sans_20_espace">On<text:span text:style-name="T1"> </text:span>their<text:span text:style-name="T1"> </text:span>young<text:span text:style-name="T1"> </text:span>figures<text:span text:style-name="T1"> </text:span>in<text:span text:style-name="T1"> </text:span>the<text:span text:style-name="T1"> </text:span>brook.<text:span text:style-name="T1"> </text:span></text:p><text:p text:style-name="citation_20_sans_20_espace">The<text:span text:style-name="T1"> </text:span>forest<text:span text:style-name="T1"> </text:span>depths,<text:span text:style-name="T1"> </text:span>by<text:span text:style-name="T1"> </text:span>foot<text:span text:style-name="T1"> </text:span>unpressed,<text:span text:style-name="T1"> </text:span></text:p><text:p text:style-name="citation_20_sans_20_espace">Are<text:span text:style-name="T1"> </text:span>not<text:span text:style-name="T1"> </text:span>more<text:span text:style-name="T1"> </text:span>sinless<text:span text:style-name="T1"> </text:span>than<text:span text:style-name="T1"> </text:span>thy<text:span text:style-name="T1"> </text:span>breast ;<text:span text:style-name="T1"> </text:span></text:p><text:p text:style-name="citation_20_sans_20_espace"><text:span text:style-name="T12">The</text:span><text:span text:style-name="T13"> </text:span><text:span text:style-name="T12">holy</text:span><text:span text:style-name="T13"> </text:span><text:span text:style-name="T12">peace,</text:span><text:span text:style-name="T13"> </text:span><text:span text:style-name="T12">that</text:span><text:span text:style-name="T13"> </text:span><text:span text:style-name="T12">fill</text:span><text:span text:style-name="T13"> </text:span><text:span text:style-name="T12">the</text:span><text:span text:style-name="T13"> </text:span><text:span text:style-name="T12">air</text:span><text:span text:style-name="T13"> </text:span></text:p><text:p text:style-name="citation_20_sans_20_espace">Of<text:span text:style-name="T1"> </text:span>those<text:span text:style-name="T1"> </text:span>calm<text:span text:style-name="T1"> </text:span>solitudes,<text:span text:style-name="T1"> </text:span>is<text:span text:style-name="T1"> </text:span>there.<text:span text:style-name="T1"> </text:span></text:p></text:note-body></text:note></text:span>.<text:span text:style-name="T1"> </text:span></text:p>
      <text:list xml:id="list32498264" text:continue-numbering="true" text:style-name="L1">
        <text:list-header>
          <text:p text:style-name="P33">Bryant<text:span text:style-name="T1"> </text:span>est<text:span text:style-name="T1"> </text:span>tout<text:span text:style-name="T1"> </text:span>entier<text:span text:style-name="T1"> </text:span>dans<text:span text:style-name="T1"> </text:span>ce<text:span text:style-name="T1"> </text:span>raccourci.<text:span text:style-name="T1"> </text:span></text:p>
        </text:list-header>
      </text:list>
      <text:p text:style-name="citation_20_sans_20_espace"><text:span text:style-name="T12">Two</text:span><text:span text:style-name="T13"> </text:span><text:span text:style-name="T12">voices</text:span><text:span text:style-name="T13"> </text:span><text:span text:style-name="T12">are</text:span><text:span text:style-name="T13"> </text:span><text:span text:style-name="T12">there</text:span><text:span text:style-name="T13"> </text:span><text:span text:style-name="T12">one</text:span><text:span text:style-name="T13"> </text:span><text:span text:style-name="T12">is</text:span><text:span text:style-name="T13"> </text:span><text:span text:style-name="T12">of</text:span><text:span text:style-name="T13"> </text:span><text:span text:style-name="T12">the</text:span><text:span text:style-name="T13"> </text:span><text:span text:style-name="T12">sea</text:span><text:span text:style-name="T13"> </text:span></text:p>
      <text:p text:style-name="citation_20_sans_20_espace">One<text:span text:style-name="T1"> </text:span>of<text:span text:style-name="T1"> </text:span>the<text:span text:style-name="T1"> </text:span>mountain$187$.<text:span text:style-name="T1"> </text:span></text:p>
      <text:p text:style-name="P18"/>
      <text:p text:style-name="Standard">De<text:span text:style-name="T1"> </text:span>ces<text:span text:style-name="T1"> </text:span>deux<text:span text:style-name="T1"> </text:span>voix,<text:span text:style-name="T1"> </text:span>ni<text:span text:style-name="T1"> </text:span>celle<text:span text:style-name="T1"> </text:span>de<text:span text:style-name="T1"> </text:span>la<text:span text:style-name="T1"> </text:span>montagne<text:span text:style-name="T1"> </text:span>ni<text:span text:style-name="T1"> </text:span>celle<text:span text:style-name="T1"> </text:span>de<text:span text:style-name="T1"> </text:span>la<text:span text:style-name="T1"> </text:span>mer<text:span text:style-name="T1"> </text:span>n'ont<text:span text:style-name="T1"> </text:span>murmuré<text:span text:style-name="T1"> </text:span>de<text:span text:style-name="T1"> </text:span>secrets<text:span text:style-name="T1"> </text:span>à<text:span text:style-name="T1"> </text:span>son<text:span text:style-name="T1"> </text:span>oreille ;<text:span text:style-name="T1"> </text:span>sa<text:span text:style-name="T1"> </text:span>poésie<text:span text:style-name="T1"> </text:span>est<text:span text:style-name="T1"> </text:span>la<text:span text:style-name="T1"> </text:span>voix<text:span text:style-name="T1"> </text:span>même<text:span text:style-name="T1"> </text:span>de<text:span text:style-name="T1"> </text:span>la<text:span text:style-name="T1"> </text:span>Forêt,<text:span text:style-name="T1"> </text:span>et<text:span text:style-name="T1"> </text:span>la<text:span text:style-name="T1"> </text:span>Forêt<text:span text:style-name="T1"> </text:span>est<text:span text:style-name="T1"> </text:span>sa<text:span text:style-name="T1"> </text:span>muse.<text:span text:style-name="T1"> </text:span>Sans<text:span text:style-name="T1"> </text:span>être,<text:span text:style-name="T1"> </text:span>comme<text:span text:style-name="T1"> </text:span>Thoreau$188$,<text:span text:style-name="T1"> </text:span>un<text:span text:style-name="T1"> </text:span>contempteur<text:span text:style-name="T1"> </text:span>systématique<text:span text:style-name="T1"> </text:span>de<text:span text:style-name="T1"> </text:span>la<text:span text:style-name="T1"> </text:span>civilisation,<text:span text:style-name="T1"> </text:span>Bryant<text:span text:style-name="T1"> </text:span>a<text:span text:style-name="T1"> </text:span>ce<text:span text:style-name="T1"> </text:span>culte<text:span text:style-name="T1"> </text:span>un<text:span text:style-name="T1"> </text:span>peu<text:span text:style-name="T1"> </text:span>naïf<text:span text:style-name="T1"> </text:span>de<text:span text:style-name="T1"> </text:span>la<text:span text:style-name="T1"> </text:span>vertu<text:span text:style-name="T1"> </text:span>forestière<text:span text:style-name="T1"> </text:span>et<text:span text:style-name="T1"> </text:span>rurale,<text:span text:style-name="T1"> </text:span>et,<text:span text:style-name="T1"> </text:span>par<text:span text:style-name="T1"> </text:span>ce<text:span text:style-name="T1"> </text:span>côté,<text:span text:style-name="T1"> </text:span>il<text:span text:style-name="T1"> </text:span>touche<text:span text:style-name="T1"> </text:span>au<text:span text:style-name="T1"> </text:span>dix-huitième<text:span text:style-name="T1"> </text:span>siècle,<text:span text:style-name="T1"> </text:span>à<text:span text:style-name="T1"> </text:span>celui<text:span text:style-name="T1"> </text:span>de<text:span text:style-name="T1"> </text:span>l'<text:span text:style-name="T5">Emile</text:span><text:span text:style-name="T1"> </text:span>et<text:span text:style-name="T1"> </text:span>des<text:span text:style-name="T4"> </text:span><text:span text:style-name="T5">Etudes</text:span>$189$.<text:span text:style-name="T1"> </text:span>La<text:span text:style-name="T1"> </text:span>nature<text:span text:style-name="T1"> </text:span>n'est<text:span text:style-name="T1"> </text:span>pas<text:span text:style-name="T1"> </text:span>seulement<text:span text:style-name="T1"> </text:span>douée<text:span text:style-name="T1"> </text:span>de<text:span text:style-name="T1"> </text:span>tous<text:span text:style-name="T1"> </text:span>les<text:span text:style-name="T1"> </text:span>charmes,<text:span text:style-name="T1"> </text:span>mais<text:span text:style-name="T1"> </text:span>aussi<text:span text:style-name="T1"> </text:span>de<text:span text:style-name="T1"> </text:span>toutes<text:span text:style-name="T1"> </text:span>les<text:span text:style-name="T1"> </text:span>puretés.<text:span text:style-name="T1"> </text:span>Le<text:span text:style-name="T1"> </text:span>mal<text:span text:style-name="T1"> </text:span>s'arrête<text:span text:style-name="T1"> </text:span>à<text:span text:style-name="T1"> </text:span>la<text:span text:style-name="T1"> </text:span>lisière<text:span text:style-name="T1"> </text:span>des<text:span text:style-name="T1"> </text:span>bois<text:span text:style-name="T1"> </text:span>et<text:span text:style-name="T1"> </text:span>l'âge<text:span text:style-name="T1"> </text:span>d'or<text:span text:style-name="T1"> </text:span>fleurit<text:span text:style-name="T1"> </text:span>à<text:span text:style-name="T1"> </text:span>l'ombre<text:span text:style-name="T1"> </text:span>des<text:span text:style-name="T1"> </text:span>grands<text:span text:style-name="T1"> </text:span>arbres.<text:span text:style-name="T1"> </text:span>Ce<text:span text:style-name="T1"> </text:span>sont<text:span text:style-name="T1"> </text:span>les<text:span text:style-name="T1"> </text:span>idées<text:span text:style-name="T1"> </text:span>qu'il<text:span text:style-name="T1"> </text:span>exprime<text:span text:style-name="T1"> </text:span>dans<text:span text:style-name="T1"> </text:span>son<text:span text:style-name="T1"> </text:span>Inscription<text:span text:style-name="T1"> </text:span>pour<text:span text:style-name="T1"> </text:span>l'entrée<text:span text:style-name="T1"> </text:span>d'un<text:span text:style-name="T1"> </text:span>bois <text:span text:style-name="T1">:</text:span></text:p>
      <text:p text:style-name="Standard">« Tu<text:span text:style-name="T1"> </text:span>ne<text:span text:style-name="T1"> </text:span>trouveras<text:span text:style-name="T1"> </text:span>rien<text:span text:style-name="T1"> </text:span>ici<text:span text:style-name="T1"> —</text:span>De<text:span text:style-name="T1"> </text:span>tout<text:span text:style-name="T1"> </text:span>ce<text:span text:style-name="T1"> </text:span>qui<text:span text:style-name="T1"> </text:span>te<text:span text:style-name="T1"> </text:span>contristait<text:span text:style-name="T1"> </text:span>dans<text:span text:style-name="T1"> </text:span>les<text:span text:style-name="T1"> </text:span>demeures<text:span text:style-name="T1"> </text:span>des<text:span text:style-name="T1"> </text:span>hommes<text:span text:style-name="T1"> — </text:span>Et<text:span text:style-name="T1"> </text:span>te<text:span text:style-name="T1"> </text:span>faisait<text:span text:style-name="T1"> </text:span>maudire<text:span text:style-name="T1"> </text:span>la<text:span text:style-name="T1"> </text:span>vie$190$.<text:span text:style-name="T1"> » </text:span></text:p>
      <text:p text:style-name="Standard">Il<text:span text:style-name="T1"> </text:span>croit<text:span text:style-name="T1"> </text:span>que<text:span text:style-name="T1"> </text:span>la<text:span text:style-name="T1"> </text:span>lutte<text:span text:style-name="T1"> </text:span>pour<text:span text:style-name="T1"> </text:span>l'existence<text:span text:style-name="T1"> </text:span>est<text:span text:style-name="T1"> </text:span>une<text:span text:style-name="T1"> </text:span>nécessité<text:span text:style-name="T1"> </text:span>particulière<text:span text:style-name="T1"> </text:span>aux<text:span text:style-name="T1"> </text:span>humains<text:span text:style-name="T1"> </text:span>et<text:span text:style-name="T1"> </text:span>que,<text:span text:style-name="T1"> </text:span>là<text:span text:style-name="T1"> </text:span>où<text:span text:style-name="T1"> </text:span>l'homme<text:span text:style-name="T1"> </text:span>est<text:span text:style-name="T1"> </text:span>absent,<text:span text:style-name="T1"> </text:span>la<text:span text:style-name="T1"> </text:span>vie<text:span text:style-name="T1"> </text:span>s'écoule<text:span text:style-name="T1"> </text:span>sans<text:span text:style-name="T1"> </text:span>heurts<text:span text:style-name="T1"> </text:span>et<text:span text:style-name="T1"> </text:span>sans<text:span text:style-name="T1"> </text:span>cruautés.<text:span text:style-name="T1"> </text:span>Et<text:span text:style-name="T1"> </text:span>il<text:span text:style-name="T1"> </text:span>n'a<text:span text:style-name="T1"> </text:span>tort<text:span text:style-name="T1"> </text:span>qu'à<text:span text:style-name="T1"> </text:span>moitié,<text:span text:style-name="T1"> </text:span>car<text:span text:style-name="T1"> </text:span>si<text:span text:style-name="T1"> </text:span>l'idéale<text:span text:style-name="T1"> </text:span>vertu<text:span text:style-name="T1"> </text:span>règne<text:span text:style-name="T1"> </text:span>en<text:span text:style-name="T1"> </text:span>quelque<text:span text:style-name="T1"> </text:span>lieu<text:span text:style-name="T1"> </text:span>de<text:span text:style-name="T1"> </text:span>la<text:span text:style-name="T1"> </text:span>terre,<text:span text:style-name="T1"> </text:span>c'est<text:span text:style-name="T1"> </text:span>plutôt,<text:span text:style-name="T1"> </text:span>on<text:span text:style-name="T1"> </text:span>peut<text:span text:style-name="T1"> </text:span>le<text:span text:style-name="T1"> </text:span>concéder,<text:span text:style-name="T1"> </text:span>dans<text:span text:style-name="T1"> </text:span>les<text:span text:style-name="T1"> </text:span>forêts<text:span text:style-name="T1"> </text:span>vierges<text:span text:style-name="T1"> </text:span>s'il<text:span text:style-name="T1"> </text:span>en<text:span text:style-name="T1"> </text:span>est<text:span text:style-name="T1"> </text:span>encore<text:span text:style-name="T1"> </text:span>que<text:span text:style-name="T1"> </text:span>dans<text:span text:style-name="T1"> </text:span>les<text:span text:style-name="T1"> </text:span>hôtels<text:span text:style-name="T1"> </text:span>de<text:span text:style-name="T1"> </text:span>la<text:span text:style-name="T1"> </text:span>cinquième<text:span text:style-name="T1"> </text:span>avenue.<text:span text:style-name="T1"> </text:span>Plutôt<text:span text:style-name="T1"> </text:span>encore<text:span text:style-name="T1"> </text:span>que<text:span text:style-name="T1"> </text:span>parmi<text:span text:style-name="T1"> </text:span>la<text:span text:style-name="T1"> </text:span>vraie<text:span text:style-name="T1"> </text:span>nature,<text:span text:style-name="T1"> </text:span>où<text:span text:style-name="T1"> </text:span>il<text:span text:style-name="T1"> </text:span>ne<text:span text:style-name="T1"> </text:span>pouvait<text:span text:style-name="T1"> </text:span>guère<text:span text:style-name="T1"> </text:span>s'échapper<text:span text:style-name="T1"> </text:span>que<text:span text:style-name="T1"> </text:span>de<text:span text:style-name="T1"> </text:span>loin<text:span text:style-name="T1"> </text:span>en<text:span text:style-name="T1"> </text:span>loin,<text:span text:style-name="T1"> </text:span>Bryant<text:span text:style-name="T1"> </text:span>vécut<text:span text:style-name="T1"> </text:span>au<text:span text:style-name="T1"> </text:span>milieu<text:span text:style-name="T1"> </text:span>de<text:span text:style-name="T1"> </text:span>ses<text:span text:style-name="T1"> </text:span>rêves,<text:span text:style-name="T1"> </text:span>opprimé<text:span text:style-name="T1"> </text:span>par<text:span text:style-name="T1"> </text:span>la<text:span text:style-name="T1"> </text:span>dure<text:span text:style-name="T1"> </text:span>réalité.<text:span text:style-name="T1"> </text:span>Aussi<text:span text:style-name="T1"> </text:span>sentait-il<text:span text:style-name="T1"> </text:span>bien<text:span text:style-name="T1"> </text:span>que<text:span text:style-name="T1"> </text:span>la<text:span text:style-name="T1"> </text:span>grande<text:span text:style-name="T1"> </text:span>et<text:span text:style-name="T1"> </text:span>vraie<text:span text:style-name="T1"> </text:span>libératrice<text:span text:style-name="T1"> </text:span>est<text:span text:style-name="T1"> </text:span>la<text:span text:style-name="T1"> </text:span>mort ;<text:span text:style-name="T1"> </text:span>il<text:span text:style-name="T1"> </text:span>la<text:span text:style-name="T1"> </text:span>saluait<text:span text:style-name="T1"> </text:span>et<text:span text:style-name="T1"> </text:span>l'appelait<text:span text:style-name="T1"> </text:span></text:p>
      <text:p text:style-name="Standard">Libératrice!<text:span text:style-name="T1"> </text:span>Dieu<text:span text:style-name="T1"> </text:span>t'a<text:span text:style-name="T1"> </text:span>sacrée<text:span text:style-name="T1"> </text:span>pour<text:span text:style-name="T1"> </text:span>délivrer<text:span text:style-name="T1"> </text:span>les<text:span text:style-name="T1"> </text:span>opprimés<text:span text:style-name="T1"> </text:span>Et<text:span text:style-name="T1"> </text:span>écraser<text:span text:style-name="T1"> </text:span>les<text:span text:style-name="T1"> </text:span>oppresseurs$191$!<text:span text:style-name="T1"> </text:span>Elle<text:span text:style-name="T1"> </text:span>fit,<text:span text:style-name="T1"> </text:span>à<text:span text:style-name="T1"> </text:span>vrai<text:span text:style-name="T1"> </text:span>dire,<text:span text:style-name="T1"> </text:span>la<text:span text:style-name="T1"> </text:span>sourde<text:span text:style-name="T1"> </text:span>oreille,<text:span text:style-name="T1"> </text:span>et<text:span text:style-name="T1"> </text:span>mit<text:span text:style-name="T1"> </text:span>une<text:span text:style-name="T1"> </text:span>cinquantaine<text:span text:style-name="T1"> </text:span>d'années<text:span text:style-name="T1"> </text:span>avant<text:span text:style-name="T1"> </text:span>de<text:span text:style-name="T1"> </text:span>se<text:span text:style-name="T1"> </text:span>décider<text:span text:style-name="T1"> </text:span>à<text:span text:style-name="T1"> </text:span>lui<text:span text:style-name="T1"> </text:span>rendre<text:span text:style-name="T1"> </text:span>son<text:span text:style-name="T1"> </text:span>salut<text:span text:style-name="T1"> </text:span>et<text:span text:style-name="T1"> </text:span>à<text:span text:style-name="T1"> </text:span>lui<text:span text:style-name="T1"> </text:span>tendre<text:span text:style-name="T1"> </text:span>la<text:span text:style-name="T1"> </text:span>main.<text:span text:style-name="T1"> </text:span></text:p>
      <text:h text:style-name="P36" text:outline-level="3">III</text:h>
      <text:p text:style-name="Standard">Bryant<text:span text:style-name="T1"> </text:span>répond<text:span text:style-name="T1"> </text:span>admirablement<text:span text:style-name="T1"> </text:span>à<text:span text:style-name="T1"> </text:span>l'idée<text:span text:style-name="T1"> </text:span>qu'on<text:span text:style-name="T1"> </text:span>se<text:span text:style-name="T1"> </text:span>fait<text:span text:style-name="T1"> </text:span>d'un<text:span text:style-name="T1"> </text:span>poète<text:span text:style-name="T1"> </text:span>de<text:span text:style-name="T1"> </text:span>la<text:span text:style-name="T1"> </text:span>nature<text:span text:style-name="T1"> </text:span>chez<text:span text:style-name="T1"> </text:span>qui<text:span text:style-name="T1"> </text:span>toute<text:span text:style-name="T1"> </text:span>pensée,<text:span text:style-name="T1"> </text:span>avant<text:span text:style-name="T1"> </text:span>de<text:span text:style-name="T1"> </text:span>se<text:span text:style-name="T1"> </text:span>particulariser,<text:span text:style-name="T1"> </text:span>a<text:span text:style-name="T1"> </text:span>besoin<text:span text:style-name="T1"> </text:span>de<text:span text:style-name="T1"> </text:span>s'aller<text:span text:style-name="T1"> </text:span>tremper<text:span text:style-name="T1"> </text:span>dans<text:span text:style-name="T1"> </text:span>les<text:span text:style-name="T1"> </text:span>ombres<text:span text:style-name="T1"> </text:span>forestières,<text:span text:style-name="T1"> </text:span>parmi<text:span text:style-name="T1"> </text:span>les<text:span text:style-name="T1"> </text:span>feuilles<text:span text:style-name="T1"> </text:span>vertes<text:span text:style-name="T1"> </text:span>et<text:span text:style-name="T1"> </text:span>les<text:span text:style-name="T1"> </text:span>feuilles<text:span text:style-name="T1"> </text:span>mortes.<text:span text:style-name="T1"> </text:span>D'instinct,<text:span text:style-name="T1"> </text:span>il<text:span text:style-name="T1"> </text:span>fraternise<text:span text:style-name="T1"> </text:span>avec<text:span text:style-name="T1"> </text:span>la<text:span text:style-name="T1"> </text:span>vie<text:span text:style-name="T1"> </text:span>végétale,<text:span text:style-name="T1"> </text:span>et<text:span text:style-name="T1"> </text:span>c'est<text:span text:style-name="T1"> </text:span>là<text:span text:style-name="T1"> </text:span>qu'il<text:span text:style-name="T1"> </text:span>prend<text:span text:style-name="T1"> </text:span>ses<text:span text:style-name="T1"> </text:span>rimes<text:span text:style-name="T1"> </text:span>et<text:span text:style-name="T1"> </text:span>ses<text:span text:style-name="T1"> </text:span>métaphores,<text:span text:style-name="T1"> </text:span>sa<text:span text:style-name="T1"> </text:span>philosophie<text:span text:style-name="T1"> </text:span>et<text:span text:style-name="T1"> </text:span>sa<text:span text:style-name="T1"> </text:span>mélancolie.<text:span text:style-name="T1"> </text:span>Et<text:span text:style-name="T1"> </text:span>tout<text:span text:style-name="T1"> </text:span>cela<text:span text:style-name="T1"> </text:span>est<text:span text:style-name="T1"> </text:span>simple,<text:span text:style-name="T1"> </text:span>se<text:span text:style-name="T1"> </text:span>résume<text:span text:style-name="T1"> </text:span>en<text:span text:style-name="T1"> </text:span>un<text:span text:style-name="T1"> </text:span>mot<text:span text:style-name="T1"> </text:span>accepter<text:span text:style-name="T1"> </text:span>la<text:span text:style-name="T1"> </text:span>vie,<text:span text:style-name="T1"> </text:span>puisque<text:span text:style-name="T1"> </text:span>tout<text:span text:style-name="T1"> </text:span>est<text:span text:style-name="T1"> </text:span>vie,<text:span text:style-name="T1"> </text:span>la<text:span text:style-name="T1"> </text:span>mort,<text:span text:style-name="T1"> </text:span>puisque<text:span text:style-name="T1"> </text:span>tout<text:span text:style-name="T1"> </text:span>est<text:span text:style-name="T1"> </text:span>mort ;<text:span text:style-name="T1"> </text:span>plus<text:span text:style-name="T1"> </text:span>brièvement,<text:span text:style-name="T1"> </text:span>et<text:span text:style-name="T1"> </text:span>d'après<text:span text:style-name="T1"> </text:span>le<text:span text:style-name="T1"> </text:span>mot<text:span text:style-name="T1"> </text:span>du<text:span text:style-name="T1"> </text:span>poète:<text:span text:style-name="T1"> </text:span>communier<text:span text:style-name="T1"> </text:span>avec<text:span text:style-name="T1"> </text:span>la<text:span text:style-name="T1"> </text:span>nature$192$.<text:span text:style-name="T1"> </text:span>Emerson<text:span text:style-name="T1"> </text:span>nous<text:span text:style-name="T1"> </text:span>emporte<text:span text:style-name="T1"> </text:span>dans<text:span text:style-name="T1"> </text:span>un<text:span text:style-name="T1"> </text:span>monde<text:span text:style-name="T1"> </text:span>beaucoup<text:span text:style-name="T1"> </text:span>plus<text:span text:style-name="T1"> </text:span>compliqué<text:span text:style-name="T1"> </text:span>nous<text:span text:style-name="T1"> </text:span>pénétrons<text:span text:style-name="T1"> </text:span>dans<text:span text:style-name="T1"> </text:span>les<text:span text:style-name="T1"> </text:span>secrets<text:span text:style-name="T1"> </text:span>des<text:span text:style-name="T1"> </text:span>choses ;<text:span text:style-name="T1"> </text:span>l'<text:span text:style-name="T5">over</text:span><text:span text:style-name="T4"> </text:span><text:span text:style-name="T5">soul</text:span>$193$,<text:span text:style-name="T1"> </text:span>les<text:span text:style-name="T1"> </text:span>au-delà<text:span text:style-name="T1"> </text:span>s'entr'ouvrent<text:span text:style-name="T1"> </text:span>devant<text:span text:style-name="T1"> </text:span>nous.<text:span text:style-name="T1"> </text:span>Qu'Emerson<text:span text:style-name="T1"> </text:span>ait<text:span text:style-name="T1"> </text:span>curieusement<text:span text:style-name="T1"> </text:span>disserté<text:span text:style-name="T1"> </text:span>en<text:span text:style-name="T1"> </text:span>prose<text:span text:style-name="T1"> </text:span>sur<text:span text:style-name="T1"> </text:span>les<text:span text:style-name="T1"> </text:span>plus<text:span text:style-name="T1"> </text:span>délicates<text:span text:style-name="T1"> </text:span>questions<text:span text:style-name="T1"> </text:span>de<text:span text:style-name="T1"> </text:span>la<text:span text:style-name="T1"> </text:span>psychologie<text:span text:style-name="T1"> </text:span>et<text:span text:style-name="T1"> </text:span>de<text:span text:style-name="T1"> </text:span>la<text:span text:style-name="T1"> </text:span>métaphysique,<text:span text:style-name="T1"> </text:span>des<text:span text:style-name="T1"> </text:span>mœurs,<text:span text:style-name="T1"> </text:span>de<text:span text:style-name="T1"> </text:span>l'art,<text:span text:style-name="T1"> </text:span>et<text:span text:style-name="T1"> </text:span>en<text:span text:style-name="T1"> </text:span>général<text:span text:style-name="T1"> </text:span>sur<text:span text:style-name="T1"> </text:span>toute<text:span text:style-name="T1"> </text:span>matière<text:span text:style-name="T1"> </text:span>à<text:span text:style-name="T1"> </text:span>essais<text:span text:style-name="T1"> </text:span>et<text:span text:style-name="T1"> </text:span>à<text:span text:style-name="T1"> </text:span>antithèse,<text:span text:style-name="T1"> </text:span>tout<text:span text:style-name="T1"> </text:span>le<text:span text:style-name="T1"> </text:span>monde<text:span text:style-name="T1"> </text:span>en<text:span text:style-name="T1"> </text:span>convient.<text:span text:style-name="T1"> </text:span>Son<text:span text:style-name="T1"> </text:span>esprit<text:span text:style-name="T1"> </text:span>était<text:span text:style-name="T1"> </text:span>doué<text:span text:style-name="T1"> </text:span>d'une<text:span text:style-name="T1"> </text:span>pénétration<text:span text:style-name="T1"> </text:span>rare,<text:span text:style-name="T1"> </text:span>d'une<text:span text:style-name="T1"> </text:span>originalité,<text:span text:style-name="T1"> </text:span>un<text:span text:style-name="T1"> </text:span>peu<text:span text:style-name="T1"> </text:span>laborieuse,<text:span text:style-name="T1"> </text:span>mais<text:span text:style-name="T1"> </text:span>surprenante<text:span text:style-name="T1"> </text:span>de<text:span text:style-name="T1"> </text:span>pensée<text:span text:style-name="T1"> </text:span>et<text:span text:style-name="T1"> </text:span>de<text:span text:style-name="T1"> </text:span>forme.<text:span text:style-name="T1"> </text:span>Il<text:span text:style-name="T1"> </text:span>est<text:span text:style-name="T1"> </text:span>un<text:span text:style-name="T1"> </text:span>des<text:span text:style-name="T1"> </text:span>maîtres<text:span text:style-name="T1"> </text:span>de<text:span text:style-name="T1"> </text:span>l'analyse.<text:span text:style-name="T1"> </text:span>Sans<text:span text:style-name="T1"> </text:span>doute,<text:span text:style-name="T1"> </text:span>principalement<text:span text:style-name="T1"> </text:span>dans<text:span text:style-name="T1"> </text:span>la<text:span text:style-name="T1"> </text:span>littérature<text:span text:style-name="T1"> </text:span>anglaise,<text:span text:style-name="T1"> </text:span>il<text:span text:style-name="T1"> </text:span>y<text:span text:style-name="T1"> </text:span>a<text:span text:style-name="T1"> </text:span>des<text:span text:style-name="T1"> </text:span>poètes<text:span text:style-name="T1"> </text:span>analytiques,<text:span text:style-name="T1"> </text:span>comme<text:span text:style-name="T1"> </text:span>Wordsworth,<text:span text:style-name="T1"> </text:span>comme<text:span text:style-name="T1"> </text:span>Shelley.<text:span text:style-name="T1"> </text:span>L'un<text:span text:style-name="T1"> </text:span>et<text:span text:style-name="T1"> </text:span>l'autre<text:span text:style-name="T1"> </text:span>pourtant<text:span text:style-name="T1"> </text:span>ont<text:span text:style-name="T1"> </text:span>d'autres<text:span text:style-name="T1"> </text:span>qualités,<text:span text:style-name="T1"> </text:span>l'un<text:span text:style-name="T1"> </text:span>sa<text:span text:style-name="T1"> </text:span>douceur<text:span text:style-name="T1"> </text:span>et<text:span text:style-name="T1"> </text:span>sa<text:span text:style-name="T1"> </text:span>mélancolie<text:span text:style-name="T1"> </text:span>intime,<text:span text:style-name="T1"> </text:span>l'autre,<text:span text:style-name="T1"> </text:span>avec<text:span text:style-name="T1"> </text:span>la<text:span text:style-name="T1"> </text:span>perfection<text:span text:style-name="T1"> </text:span>de<text:span text:style-name="T1"> </text:span>la<text:span text:style-name="T1"> </text:span>forme,<text:span text:style-name="T1"> </text:span>sa<text:span text:style-name="T1"> </text:span>prodigieuse<text:span text:style-name="T1"> </text:span>puissance<text:span text:style-name="T1"> </text:span>d'idéalisation.<text:span text:style-name="T1"> </text:span>Tout<text:span text:style-name="T1"> </text:span>d'abord,<text:span text:style-name="T1"> </text:span>Emerson<text:span text:style-name="T1"> </text:span>n'est<text:span text:style-name="T1"> </text:span>maître<text:span text:style-name="T1"> </text:span>qu'à<text:span text:style-name="T1"> </text:span>demi<text:span text:style-name="T1"> </text:span>de<text:span text:style-name="T1"> </text:span>la<text:span text:style-name="T1"> </text:span>technique<text:span text:style-name="T1"> </text:span>du<text:span text:style-name="T1"> </text:span>vers<text:span text:style-name="T1"> </text:span>et<text:span text:style-name="T1"> </text:span>il<text:span text:style-name="T1"> </text:span>se<text:span text:style-name="T1"> </text:span>permet<text:span text:style-name="T1"> </text:span>des<text:span text:style-name="T1"> </text:span>négligences<text:span text:style-name="T1"> </text:span>où<text:span text:style-name="T1"> </text:span>l'on<text:span text:style-name="T1"> </text:span>sent<text:span text:style-name="T1"> </text:span>la<text:span text:style-name="T1"> </text:span>faiblesse<text:span text:style-name="T1"> </text:span>de<text:span text:style-name="T1"> </text:span>la<text:span text:style-name="T1"> </text:span>main<text:span text:style-name="T1"> </text:span>à<text:span text:style-name="T1"> </text:span>dompter<text:span text:style-name="T1"> </text:span>le<text:span text:style-name="T1"> </text:span>rythme.<text:span text:style-name="T1"> </text:span>Mais<text:span text:style-name="T1"> </text:span>on<text:span text:style-name="T1"> </text:span>peut<text:span text:style-name="T1"> </text:span>encore<text:span text:style-name="T1"> </text:span>être<text:span text:style-name="T1"> </text:span>poète,<text:span text:style-name="T1"> </text:span>et,<text:span text:style-name="T1"> </text:span>comme<text:span text:style-name="T1"> </text:span>Lamartine,<text:span text:style-name="T1"> </text:span>Byron,<text:span text:style-name="T1"> </text:span>grand<text:span text:style-name="T1"> </text:span>poète,<text:span text:style-name="T1"> </text:span>malgré<text:span text:style-name="T1"> </text:span>de<text:span text:style-name="T1"> </text:span>graves<text:span text:style-name="T1"> </text:span>inégalités,<text:span text:style-name="T1"> </text:span>pourvu<text:span text:style-name="T1"> </text:span>que,<text:span text:style-name="T1"> </text:span>tout<text:span text:style-name="T1"> </text:span>en<text:span text:style-name="T1"> </text:span>étant<text:span text:style-name="T1"> </text:span>incomplète,<text:span text:style-name="T1"> </text:span>la<text:span text:style-name="T1"> </text:span>forme<text:span text:style-name="T1"> </text:span>soit<text:span text:style-name="T1"> </text:span>originale.<text:span text:style-name="T1"> </text:span>Or,<text:span text:style-name="T1"> </text:span>ceci<text:span text:style-name="T1"> </text:span>manque<text:span text:style-name="T1"> </text:span>peut-être<text:span text:style-name="T1"> </text:span>à<text:span text:style-name="T1"> </text:span>l'auteur<text:span text:style-name="T1"> </text:span>du<text:span text:style-name="T1"> </text:span><text:span text:style-name="T5">Sphinx</text:span>$194$ ;<text:span text:style-name="T1"> </text:span>ce<text:span text:style-name="T1"> </text:span>qui<text:span text:style-name="T1"> </text:span>lui<text:span text:style-name="T1"> </text:span>appartient<text:span text:style-name="T1"> </text:span>en<text:span text:style-name="T1"> </text:span>propre<text:span text:style-name="T1"> </text:span>dans<text:span text:style-name="T1"> </text:span>sa<text:span text:style-name="T1"> </text:span>manière,<text:span text:style-name="T1"> </text:span>ce<text:span text:style-name="T1"> </text:span>sont<text:span text:style-name="T1"> </text:span>surtout<text:span text:style-name="T1"> </text:span>les<text:span text:style-name="T1"> </text:span>défauts,<text:span text:style-name="T1"> </text:span>l'obscurité<text:span text:style-name="T1"> </text:span>et<text:span text:style-name="T1"> </text:span>l'affectation.<text:span text:style-name="T1"> </text:span>Faut-il<text:span text:style-name="T1"> </text:span>cependant<text:span text:style-name="T1"> </text:span>le<text:span text:style-name="T1"> </text:span>ranger<text:span text:style-name="T1"> </text:span>parmi<text:span text:style-name="T1"> </text:span>ceux<text:span text:style-name="T1"> </text:span>dont<text:span text:style-name="T1"> </text:span>parle<text:span text:style-name="T1"> </text:span>Wordsworth,<text:span text:style-name="T1"> </text:span>les<text:span text:style-name="T1"> </text:span>poètes<text:span text:style-name="T1"> </text:span>doués<text:span text:style-name="T1"> </text:span>des<text:span text:style-name="T1"> </text:span>dons<text:span text:style-name="T1"> </text:span>qui<text:span text:style-name="T1"> </text:span>font<text:span text:style-name="T1"> </text:span>le<text:span text:style-name="T1"> </text:span>poète,<text:span text:style-name="T1"> </text:span>hormis<text:span text:style-name="T1"> </text:span>celui<text:span text:style-name="T1"> </text:span>sans<text:span text:style-name="T1"> </text:span>lequel<text:span text:style-name="T1"> </text:span>les<text:span text:style-name="T1"> </text:span>autres<text:span text:style-name="T1"> </text:span>ne<text:span text:style-name="T1"> </text:span>sont<text:span text:style-name="T1"> </text:span>pas,<text:span text:style-name="T1"> </text:span>le<text:span text:style-name="T1"> </text:span>don<text:span text:style-name="T1"> </text:span>du<text:span text:style-name="T1"> </text:span>vers<text:span text:style-name="T1"> </text:span>?<text:span text:style-name="T1"> </text:span></text:p>
      <text:p text:style-name="citation_20_sans_20_espace">Oh<text:span text:style-name="T1"> </text:span>Many<text:span text:style-name="T1"> </text:span>are<text:span text:style-name="T1"> </text:span>the<text:span text:style-name="T1"> </text:span>poets<text:span text:style-name="T1"> </text:span>that<text:span text:style-name="T1"> </text:span>are<text:span text:style-name="T1"> </text:span>sown<text:span text:style-name="T1"> </text:span></text:p>
      <text:p text:style-name="citation_20_sans_20_espace"><text:span text:style-name="T12">By</text:span><text:span text:style-name="T13"> </text:span><text:span text:style-name="T12">Nature</text:span><text:span text:style-name="T13"> </text:span><text:span text:style-name="T12">men.</text:span><text:span text:style-name="T13"> </text:span><text:span text:style-name="T12">endowed</text:span><text:span text:style-name="T13"> </text:span><text:span text:style-name="T12">with</text:span><text:span text:style-name="T13"> </text:span><text:span text:style-name="T12">highest</text:span><text:span text:style-name="T13"> </text:span><text:span text:style-name="T12">gifts,</text:span><text:span text:style-name="T13"> </text:span><text:span text:style-name="T12">The</text:span><text:span text:style-name="T13"> </text:span><text:span text:style-name="T12">vision</text:span><text:span text:style-name="T13"> </text:span><text:span text:style-name="T12">and</text:span><text:span text:style-name="T13"> </text:span><text:span text:style-name="T12">the</text:span><text:span text:style-name="T13"> </text:span><text:span text:style-name="T12">faculty</text:span><text:span text:style-name="T13"> </text:span><text:span text:style-name="T12">divine</text:span><text:span text:style-name="T13"> </text:span></text:p>
      <text:p text:style-name="citation_20_sans_20_espace"><text:span text:style-name="T12">Yet</text:span><text:span text:style-name="T13"> </text:span><text:span text:style-name="T12">wanting</text:span><text:span text:style-name="T13"> </text:span><text:span text:style-name="T12">the</text:span><text:span text:style-name="T13"> </text:span><text:span text:style-name="T12">accomplishment</text:span><text:span text:style-name="T13"> </text:span><text:span text:style-name="T12">of</text:span><text:span text:style-name="T13"> </text:span><text:span text:style-name="T12">verse$195$.</text:span><text:span text:style-name="T13"> </text:span></text:p>
      <text:p text:style-name="P15"/>
      <text:p text:style-name="Standard">On<text:span text:style-name="T1"> </text:span>ne<text:span text:style-name="T1"> </text:span>l'oserait<text:span text:style-name="T1"> </text:span>pas.<text:span text:style-name="T1"> </text:span>Laissons<text:span text:style-name="T1"> </text:span>qu'il<text:span text:style-name="T1"> </text:span>est<text:span text:style-name="T1"> </text:span>moindre<text:span text:style-name="T1"> </text:span>comme<text:span text:style-name="T1"> </text:span>poète<text:span text:style-name="T1"> </text:span>que<text:span text:style-name="T1"> </text:span>comme<text:span text:style-name="T1"> </text:span>prosateur,<text:span text:style-name="T1"> </text:span>et<text:span text:style-name="T1"> </text:span>acceptons<text:span text:style-name="T1"> </text:span>avec<text:span text:style-name="T1"> </text:span>ses<text:span text:style-name="T1"> </text:span>manquements<text:span text:style-name="T1"> </text:span>l'homme<text:span text:style-name="T1"> </text:span>pénétré<text:span text:style-name="T1"> </text:span>des<text:span text:style-name="T1"> </text:span>mystères<text:span text:style-name="T1"> </text:span>et<text:span text:style-name="T1"> </text:span>des<text:span text:style-name="T1"> </text:span>grâces<text:span text:style-name="T1"> </text:span>de<text:span text:style-name="T1"> </text:span>la<text:span text:style-name="T1"> </text:span>nature,<text:span text:style-name="T1"> </text:span>qui<text:span text:style-name="T1"> </text:span>a<text:span text:style-name="T1"> </text:span>écrit<text:span text:style-name="T1"> </text:span>les<text:span text:style-name="T1"> </text:span><text:span text:style-name="T5">Wood-Notes</text:span>$196$.<text:span text:style-name="T1"> </text:span></text:p>
      <text:p text:style-name="Standard">Le<text:span text:style-name="T1"> </text:span>petit<text:span text:style-name="T1"> </text:span>volume<text:span text:style-name="T1"> </text:span>de<text:span text:style-name="T1"> </text:span>vers<text:span text:style-name="T1"> </text:span>d'Emerson<text:span text:style-name="T1"> </text:span>peut<text:span text:style-name="T1"> </text:span>se<text:span text:style-name="T1"> </text:span>diviser<text:span text:style-name="T1"> </text:span>arbitrairement<text:span text:style-name="T1"> </text:span>en<text:span text:style-name="T1"> </text:span>trois<text:span text:style-name="T1"> </text:span>parties ;<text:span text:style-name="T1"> </text:span>du<text:span text:style-name="T1"> </text:span>moins<text:span text:style-name="T1"> </text:span>l'inspiration<text:span text:style-name="T1"> </text:span>y<text:span text:style-name="T1"> </text:span>est-elle<text:span text:style-name="T1"> </text:span>triple<text:span text:style-name="T1"> </text:span>poésie<text:span text:style-name="T1"> </text:span>transcendantale,<text:span text:style-name="T1"> </text:span>poésie<text:span text:style-name="T1"> </text:span>d'amour<text:span text:style-name="T1"> </text:span>purement<text:span text:style-name="T1"> </text:span>humaine,<text:span text:style-name="T1"> </text:span>poésie<text:span text:style-name="T1"> </text:span>de<text:span text:style-name="T1"> </text:span>la<text:span text:style-name="T1"> </text:span>nature,<text:span text:style-name="T1"> </text:span></text:p>
      <text:p text:style-name="citation_20_sans_20_espace">Say<text:span text:style-name="T1"> </text:span>on,<text:span text:style-name="T1"> </text:span>sweet<text:span text:style-name="T1"> </text:span>Sphinx<text:span text:style-name="T1"> </text:span>the<text:span text:style-name="T1"> </text:span>dirges<text:span text:style-name="T1"> </text:span></text:p>
      <text:p text:style-name="citation_20_sans_20_espace"><text:span text:style-name="T12">Are</text:span><text:span text:style-name="T13"> </text:span><text:span text:style-name="T12">pleasant</text:span><text:span text:style-name="T13"> </text:span><text:span text:style-name="T12">songs</text:span><text:span text:style-name="T13"> </text:span><text:span text:style-name="T12">to</text:span><text:span text:style-name="T13"> </text:span><text:span text:style-name="T12">me$197$.</text:span><text:span text:style-name="T13"> </text:span></text:p>
      <text:p text:style-name="P15"/>
      <text:p text:style-name="Standard">« Parle,<text:span text:style-name="T1"> </text:span>douce<text:span text:style-name="T1"> </text:span>Sphynge,<text:span text:style-name="T1"> </text:span>tes<text:span text:style-name="T1"> </text:span>lamentations<text:span text:style-name="T1"> </text:span>ont<text:span text:style-name="T1"> </text:span>un<text:span text:style-name="T1"> </text:span>charme<text:span text:style-name="T1"> </text:span>pour<text:span text:style-name="T1"> </text:span>moi!<text:span text:style-name="T1"> » </text:span>Qu'il<text:span text:style-name="T1"> </text:span>soit<text:span text:style-name="T1"> </text:span>malaisé<text:span text:style-name="T1"> </text:span>de<text:span text:style-name="T1"> </text:span>le<text:span text:style-name="T1"> </text:span>partager<text:span text:style-name="T1"> </text:span>et<text:span text:style-name="T1"> </text:span>de<text:span text:style-name="T1"> </text:span>se<text:span text:style-name="T1"> </text:span>plaire<text:span text:style-name="T1"> </text:span>à<text:span text:style-name="T1"> </text:span>cette<text:span text:style-name="T1"> </text:span>« énigme<text:span text:style-name="T1"> </text:span>transcendantale$198$<text:span text:style-name="T1"> »</text:span>,<text:span text:style-name="T1"> </text:span>c'est<text:span text:style-name="T1"> </text:span>sans<text:span text:style-name="T1"> </text:span>doute<text:span text:style-name="T1"> </text:span>la<text:span text:style-name="T1"> </text:span>condamnation<text:span text:style-name="T1"> </text:span>d'une<text:span text:style-name="T1"> </text:span>poésie<text:span text:style-name="T1"> </text:span>où<text:span text:style-name="T1"> </text:span>l'obscurité<text:span text:style-name="T1"> </text:span>simule,<text:span text:style-name="T1"> </text:span>par<text:span text:style-name="T1"> </text:span>des<text:span text:style-name="T1"> </text:span>jeux<text:span text:style-name="T1"> </text:span>d'ombre,<text:span text:style-name="T1"> </text:span>une<text:span text:style-name="T1"> </text:span>profondeur<text:span text:style-name="T1"> </text:span>d'abîme.<text:span text:style-name="T1"> </text:span>Goethe,<text:span text:style-name="T1"> </text:span>qui<text:span text:style-name="T1"> </text:span>s'est<text:span text:style-name="T1"> </text:span>plu<text:span text:style-name="T1"> </text:span>à<text:span text:style-name="T1"> </text:span>cette<text:span text:style-name="T1"> </text:span>poésie<text:span text:style-name="T1"> </text:span>philosophique,<text:span text:style-name="T1"> </text:span>est<text:span text:style-name="T1"> </text:span>bien<text:span text:style-name="T1"> </text:span>plus<text:span text:style-name="T1"> </text:span>suggestif<text:span text:style-name="T1"> </text:span>d'infini<text:span text:style-name="T1"> </text:span>en<text:span text:style-name="T1"> </text:span>quelques<text:span text:style-name="T1"> </text:span>lignes<text:span text:style-name="T1"> </text:span>de<text:span text:style-name="T1"> </text:span>ses<text:span text:style-name="T1"> </text:span><text:span text:style-name="T5">Pensées</text:span><text:span text:style-name="T4"> </text:span><text:span text:style-name="T5">en</text:span><text:span text:style-name="T4"> </text:span><text:span text:style-name="T5">vers</text:span> $199$,<text:span text:style-name="T1"> </text:span>qu'Emerson<text:span text:style-name="T1"> </text:span>en<text:span text:style-name="T1"> </text:span>plusieurs<text:span text:style-name="T1"> </text:span>pages.<text:span text:style-name="T1"> </text:span>Et<text:span text:style-name="T1"> </text:span>encore,<text:span text:style-name="T1"> </text:span>la<text:span text:style-name="T1"> </text:span>philosophie<text:span text:style-name="T1"> </text:span>versifiée<text:span text:style-name="T1"> </text:span>tourne<text:span text:style-name="T1"> </text:span>si<text:span text:style-name="T1"> </text:span>vite<text:span text:style-name="T1"> </text:span>au<text:span text:style-name="T1"> </text:span>lieu<text:span text:style-name="T1"> </text:span>commun,<text:span text:style-name="T1"> </text:span>nous<text:span text:style-name="T1"> </text:span>ramène<text:span text:style-name="T1"> </text:span>si<text:span text:style-name="T1"> </text:span>aisément<text:span text:style-name="T1"> </text:span>de<text:span text:style-name="T1"> </text:span>l'infini<text:span text:style-name="T1"> </text:span>au<text:span text:style-name="T1"> </text:span>manuel<text:span text:style-name="T1"> </text:span>élémentaire<text:span text:style-name="T1"> </text:span>« Là<text:span text:style-name="T1"> </text:span>(plus<text:span text:style-name="T1"> </text:span>loin<text:span text:style-name="T1"> </text:span>que<text:span text:style-name="T1"> </text:span>le<text:span text:style-name="T1"> </text:span>soleil<text:span text:style-name="T1"> </text:span>et<text:span text:style-name="T1"> </text:span>les<text:span text:style-name="T1"> </text:span>étoiles),<text:span text:style-name="T1"> </text:span>le<text:span text:style-name="T1"> </text:span>Passé,<text:span text:style-name="T1"> </text:span>le<text:span text:style-name="T1"> </text:span>Présent,<text:span text:style-name="T1"> </text:span>le<text:span text:style-name="T1"> </text:span>Futur,<text:span text:style-name="T1"> </text:span>d'une<text:span text:style-name="T1"> </text:span>même<text:span text:style-name="T1"> </text:span>racine<text:span text:style-name="T1"> </text:span>poussent<text:span text:style-name="T1"> </text:span>en<text:span text:style-name="T1"> </text:span>un<text:span text:style-name="T1"> </text:span>triple<text:span text:style-name="T1"> </text:span>jet ;<text:span text:style-name="T1"> </text:span>les<text:span text:style-name="T1"> </text:span>Substances<text:span text:style-name="T1"> </text:span><text:soft-page-break/>divisées<text:span text:style-name="T1"> </text:span>à<text:span text:style-name="T1"> </text:span>la<text:span text:style-name="T1"> </text:span>base<text:span text:style-name="T1"> </text:span>sont<text:span text:style-name="T1"> </text:span>unies<text:span text:style-name="T1"> </text:span>au<text:span text:style-name="T1"> </text:span>sommet ;<text:span text:style-name="T1"> </text:span>là,<text:span text:style-name="T1"> </text:span>l'essence<text:span text:style-name="T1"> </text:span>sacrée<text:span text:style-name="T1"> </text:span>circule<text:span text:style-name="T1"> </text:span>une<text:span text:style-name="T1"> </text:span>dans<text:span text:style-name="T1"> </text:span>des<text:span text:style-name="T1"> </text:span>âmes<text:span text:style-name="T1"> </text:span>différentes$200$.<text:span text:style-name="T1"> » </text:span>Le<text:span text:style-name="T1"> </text:span>géomètre<text:span text:style-name="T1"> </text:span>qui<text:span text:style-name="T1"> </text:span>nous<text:span text:style-name="T1"> </text:span>dit<text:span text:style-name="T1"> </text:span>que<text:span text:style-name="T1"> </text:span>« à<text:span text:style-name="T1"> </text:span>l'infini,<text:span text:style-name="T1"> </text:span>un<text:span text:style-name="T1"> </text:span>cercle<text:span text:style-name="T1"> </text:span>est<text:span text:style-name="T1"> </text:span>une<text:span text:style-name="T1"> </text:span>ligne<text:span text:style-name="T1"> </text:span>droite<text:span text:style-name="T1"> »</text:span>,<text:span text:style-name="T1"> </text:span>parle<text:span text:style-name="T1"> </text:span>un<text:span text:style-name="T1"> </text:span>langage<text:span text:style-name="T1"> </text:span>clair,<text:span text:style-name="T1"> </text:span>sensé<text:span text:style-name="T1"> </text:span>et<text:span text:style-name="T1"> </text:span>original,<text:span text:style-name="T1"> </text:span>au<text:span text:style-name="T1"> </text:span>prix<text:span text:style-name="T1"> </text:span>de<text:span text:style-name="T1"> </text:span>celui-là$201$.<text:span text:style-name="T1"> </text:span>Dante,<text:span text:style-name="T1"> </text:span>seul<text:span text:style-name="T1"> </text:span>entre<text:span text:style-name="T1"> </text:span>tous,<text:span text:style-name="T1"> </text:span>a<text:span text:style-name="T1"> </text:span>pu<text:span text:style-name="T1"> </text:span>faire<text:span text:style-name="T1"> </text:span>de<text:span text:style-name="T1"> </text:span>la<text:span text:style-name="T1"> </text:span>poésie<text:span text:style-name="T1"> </text:span>avec<text:span text:style-name="T1"> </text:span>les<text:span text:style-name="T1"> </text:span>discussions,<text:span text:style-name="T1"> </text:span>plus<text:span text:style-name="T1"> </text:span>ardues<text:span text:style-name="T1"> </text:span>encore,<text:span text:style-name="T1"> </text:span>de<text:span text:style-name="T1"> </text:span>la<text:span text:style-name="T1"> </text:span>scolastique.<text:span text:style-name="T1"> </text:span>Qu'on<text:span text:style-name="T1"> </text:span>relise,<text:span text:style-name="T1"> </text:span>au<text:span text:style-name="T1"> </text:span>chant<text:span text:style-name="T1"> </text:span>XVI<text:span text:style-name="T1"> </text:span>du<text:span text:style-name="T1"> </text:span>Purgatoire,<text:span text:style-name="T1"> </text:span>la<text:span text:style-name="T1"> </text:span>digression<text:span text:style-name="T1"> </text:span>sur<text:span text:style-name="T1"> </text:span>le<text:span text:style-name="T1"> </text:span>libre<text:span text:style-name="T1"> </text:span>arbitre<text:span text:style-name="T1"> </text:span>ni<text:span text:style-name="T1"> </text:span>la<text:span text:style-name="T1"> </text:span>poésie<text:span text:style-name="T1"> </text:span>ne<text:span text:style-name="T1"> </text:span>souffre<text:span text:style-name="T1"> </text:span>de<text:span text:style-name="T1"> </text:span>la<text:span text:style-name="T1"> </text:span>rigueur<text:span text:style-name="T1"> </text:span>théologique,<text:span text:style-name="T1"> </text:span>ni<text:span text:style-name="T1"> </text:span>la<text:span text:style-name="T1"> </text:span>théologie<text:span text:style-name="T1"> </text:span>de<text:span text:style-name="T1"> </text:span>l'exigence<text:span text:style-name="T1"> </text:span>poétique$202$.<text:span text:style-name="T1"> </text:span></text:p>
      <text:p text:style-name="Standard">Le<text:span text:style-name="T1"> </text:span>philosophe<text:span text:style-name="T1"> </text:span>transcendant<text:span text:style-name="T1"> </text:span>se<text:span text:style-name="T1"> </text:span>borne-t-il<text:span text:style-name="T1"> </text:span>à<text:span text:style-name="T1"> </text:span>être<text:span text:style-name="T1"> </text:span>homme<text:span text:style-name="T1"> </text:span>et<text:span text:style-name="T1"> </text:span>à<text:span text:style-name="T1"> </text:span>mettre<text:span text:style-name="T1"> </text:span>à<text:span text:style-name="T1"> </text:span>nu<text:span text:style-name="T1"> </text:span>ses<text:span text:style-name="T1"> </text:span>sentiments<text:span text:style-name="T1"> </text:span>d'homme,<text:span text:style-name="T1"> </text:span>qu'il<text:span text:style-name="T1"> </text:span>atteint,<text:span text:style-name="T1"> </text:span>au<text:span text:style-name="T1"> </text:span>contraire,<text:span text:style-name="T1"> </text:span>çà<text:span text:style-name="T1"> </text:span>et<text:span text:style-name="T1"> </text:span>là,<text:span text:style-name="T1"> </text:span>à<text:span text:style-name="T1"> </text:span>la<text:span text:style-name="T1"> </text:span>vraie<text:span text:style-name="T1"> </text:span>et<text:span text:style-name="T1"> </text:span>pure<text:span text:style-name="T1"> </text:span>poésie.<text:span text:style-name="T1"> </text:span>Ainsi<text:span text:style-name="T1"> </text:span>le<text:span text:style-name="T1"> </text:span>début<text:span text:style-name="T1"> </text:span>de<text:span text:style-name="T1"> </text:span><text:span text:style-name="T5">Threnody,</text:span><text:span text:style-name="T1"> </text:span>d'un<text:span text:style-name="T1"> </text:span>très<text:span text:style-name="T1"> </text:span>beau<text:span text:style-name="T1"> </text:span>mouvement<text:span text:style-name="T1"> </text:span></text:p>
      <text:p text:style-name="citation_20_sans_20_espace">The<text:span text:style-name="T1"> </text:span>South-wind<text:span text:style-name="T1"> b</text:span>rings<text:span text:style-name="T1"> </text:span></text:p>
      <text:p text:style-name="citation_20_sans_20_espace">Life,<text:span text:style-name="T1"> </text:span>sunshine,<text:span text:style-name="T1"> </text:span>and<text:span text:style-name="T1"> </text:span>desire...$203$.<text:span text:style-name="T1"> </text:span></text:p>
      <text:p text:style-name="P18"/>
      <text:p text:style-name="Standard">Ainsi<text:span text:style-name="T1"> </text:span>encore,<text:span text:style-name="T1"> </text:span>car<text:span text:style-name="T1"> </text:span>Emerson<text:span text:style-name="T1"> </text:span>n'a<text:span text:style-name="T1"> </text:span>point<text:span text:style-name="T1"> </text:span>l'artifice<text:span text:style-name="T1"> </text:span>du<text:span text:style-name="T1"> </text:span>trait<text:span text:style-name="T1"> </text:span>de<text:span text:style-name="T1"> </text:span>la<text:span text:style-name="T1"> </text:span>fin,<text:span text:style-name="T1"> </text:span>le<text:span text:style-name="T1"> </text:span>début<text:span text:style-name="T1"> </text:span>des<text:span text:style-name="T1"> </text:span>stances<text:span text:style-name="T1"> </text:span><text:span text:style-name="T5">To</text:span><text:span text:style-name="T4"> </text:span><text:span text:style-name="T5">J.</text:span><text:span text:style-name="T4"> </text:span><text:span text:style-name="T5">W</text:span>.<text:span text:style-name="T1"> </text:span></text:p>
      <text:p text:style-name="citation_20_sans_20_espace">Set<text:span text:style-name="T1"> </text:span>not<text:span text:style-name="T1"> </text:span>thé<text:span text:style-name="T1"> </text:span>foot<text:span text:style-name="T1"> </text:span>on<text:span text:style-name="T1"> </text:span>graves<text:span text:style-name="T1"> </text:span></text:p>
      <text:p text:style-name="citation_20_sans_20_espace"><text:span text:style-name="T12">Hear</text:span><text:span text:style-name="T13"> </text:span><text:span text:style-name="T12">what</text:span><text:span text:style-name="T13"> </text:span><text:span text:style-name="T12">wine</text:span><text:span text:style-name="T13"> </text:span><text:span text:style-name="T12">and</text:span><text:span text:style-name="T13"> </text:span><text:span text:style-name="T12">roses</text:span><text:span text:style-name="T13"> </text:span><text:span text:style-name="T12">say$204$.</text:span><text:span text:style-name="T13"> </text:span></text:p>
      <text:p text:style-name="P15"/>
      <text:p text:style-name="Standard">Les<text:span text:style-name="T1"> </text:span>petites<text:span text:style-name="T1"> </text:span>pièces<text:span text:style-name="T1"> </text:span>d'amour<text:span text:style-name="T1"> </text:span>sont<text:span text:style-name="T1"> </text:span>charmantes,<text:span text:style-name="T1"> </text:span>toutes<text:span text:style-name="T1"> </text:span>chastes.<text:span text:style-name="T1"> </text:span>Le<text:span text:style-name="T1"> </text:span>mot<text:span text:style-name="T1"> </text:span>de<text:span text:style-name="T1"> </text:span>l'énigme<text:span text:style-name="T1"> </text:span>que<text:span text:style-name="T1"> </text:span>le<text:span text:style-name="T1"> </text:span>Sphinx<text:span text:style-name="T1"> </text:span>garde<text:span text:style-name="T1"> </text:span>mystérieusement<text:span text:style-name="T1"> </text:span>dans<text:span text:style-name="T1"> </text:span>sa<text:span text:style-name="T1"> </text:span>cervelle<text:span text:style-name="T1"> </text:span>de<text:span text:style-name="T1"> </text:span>pierre,<text:span text:style-name="T1"> </text:span>Eros<text:span text:style-name="T1"> </text:span>le<text:span text:style-name="T1"> </text:span>dévoile<text:span text:style-name="T1"> </text:span></text:p>
      <text:p text:style-name="citation_20_sans_20_espace">The<text:span text:style-name="T1"> </text:span>sense<text:span text:style-name="T1"> </text:span>of<text:span text:style-name="T1"> </text:span>the<text:span text:style-name="T1"> </text:span>world<text:span text:style-name="T1"> </text:span>is<text:span text:style-name="T1"> </text:span>short<text:span text:style-name="T1"> </text:span>Long<text:span text:style-name="T1"> </text:span>and<text:span text:style-name="T1"> </text:span>various<text:span text:style-name="T1"> </text:span>the<text:span text:style-name="T1"> </text:span>report<text:span text:style-name="T1"> – </text:span></text:p>
      <text:p text:style-name="citation_20_sans_20_espace"><text:span text:style-name="T12">To</text:span><text:span text:style-name="T13"> </text:span><text:span text:style-name="T12">love</text:span><text:span text:style-name="T13"> </text:span><text:span text:style-name="T12">and</text:span><text:span text:style-name="T13"> </text:span><text:span text:style-name="T12">be</text:span><text:span text:style-name="T13"> </text:span><text:span text:style-name="T12">beloved$205$.</text:span><text:span text:style-name="T13"> </text:span></text:p>
      <text:p text:style-name="P15"/>
      <text:p text:style-name="P13">« Aimer,<text:span text:style-name="T1"> </text:span>se<text:span text:style-name="T1"> </text:span>faire<text:span text:style-name="T1"> </text:span>aimer.<text:span text:style-name="T1"> » </text:span>Et<text:span text:style-name="T1"> </text:span>les<text:span text:style-name="T1"> </text:span>fleurs<text:span text:style-name="T1"> </text:span>printanières<text:span text:style-name="T1"> </text:span>appellent<text:span text:style-name="T1"> </text:span>Hélène<text:span text:style-name="T1"> </text:span>au<text:span text:style-name="T1"> </text:span>milieu<text:span text:style-name="T1"> </text:span>d'elles<text:span text:style-name="T1"> </text:span>Fais<text:span text:style-name="T1"> </text:span>comme<text:span text:style-name="T1"> </text:span>nous,<text:span text:style-name="T1"> </text:span>« viens,<text:span text:style-name="T1"> </text:span>viens<text:span text:style-name="T1"> </text:span>vite ;<text:span text:style-name="T1"> </text:span>nos<text:span text:style-name="T1"> </text:span>cœurs<text:span text:style-name="T1"> </text:span>se<text:span text:style-name="T1"> </text:span>gonflent,<text:span text:style-name="T1"> </text:span>nous<text:span text:style-name="T1"> </text:span>fleurissons,<text:span text:style-name="T1"> </text:span>et<text:span text:style-name="T1"> </text:span>le<text:span text:style-name="T1"> </text:span>vent<text:span text:style-name="T1"> </text:span>que<text:span text:style-name="T1"> </text:span>nous<text:span text:style-name="T1"> </text:span>parfumons<text:span text:style-name="T1"> </text:span>chante<text:span text:style-name="T1"> </text:span>une<text:span text:style-name="T1"> </text:span>chanson<text:span text:style-name="T1"> </text:span>qui<text:span text:style-name="T1"> </text:span>vaut<text:span text:style-name="T1"> </text:span>la<text:span text:style-name="T1"> </text:span>peine<text:span text:style-name="T1"> </text:span>d'être<text:span text:style-name="T1"> </text:span>écoutée$206$<text:span text:style-name="T1"> »</text:span>.<text:span text:style-name="T1"> </text:span></text:p>
      <text:p text:style-name="Standard">Mais<text:span text:style-name="T1"> </text:span>Emerson<text:span text:style-name="T1"> </text:span>n'a<text:span text:style-name="T1"> </text:span>pas<text:span text:style-name="T1"> </text:span>voulu<text:span text:style-name="T1"> </text:span>être<text:span text:style-name="T1"> </text:span>le<text:span text:style-name="T1"> </text:span>poète<text:span text:style-name="T1"> </text:span>de<text:span text:style-name="T1"> </text:span>l'amour.<text:span text:style-name="T1"> </text:span></text:p>
      <text:p text:style-name="Standard">Il<text:span text:style-name="T1"> </text:span>n'est<text:span text:style-name="T1"> </text:span>aucun<text:span text:style-name="T1"> </text:span>artiste,<text:span text:style-name="T1"> </text:span>aucun<text:span text:style-name="T1"> </text:span>poète,<text:span text:style-name="T1"> </text:span>aucun<text:span text:style-name="T1"> </text:span>penseur<text:span text:style-name="T1"> </text:span>ou<text:span text:style-name="T1"> </text:span>aucun<text:span text:style-name="T1"> </text:span>rêveur,<text:span text:style-name="T1"> </text:span>aucun<text:span text:style-name="T1"> </text:span>être<text:span text:style-name="T1"> </text:span>humain<text:span text:style-name="T1"> peut-être </text:span>qui<text:span text:style-name="T1"> </text:span>ne<text:span text:style-name="T1"> </text:span>se<text:span text:style-name="T1"> </text:span>fasse<text:span text:style-name="T1"> </text:span>de<text:span text:style-name="T1"> </text:span>la<text:span text:style-name="T1"> </text:span>nature,<text:span text:style-name="T1"> </text:span>c'est-à-dire<text:span text:style-name="T1"> </text:span>de<text:span text:style-name="T1"> </text:span>l'ensemble<text:span text:style-name="T1"> </text:span>des<text:span text:style-name="T1"> </text:span>choses,<text:span text:style-name="T1"> </text:span>une<text:span text:style-name="T1"> </text:span>idée<text:span text:style-name="T1"> </text:span>différente<text:span text:style-name="T1"> </text:span>de<text:span text:style-name="T1"> </text:span>celle<text:span text:style-name="T1"> </text:span>de<text:span text:style-name="T1"> </text:span>son<text:span text:style-name="T1"> </text:span>voisin<text:note text:id="ftn11" text:note-class="endnote"><text:note-citation text:label="j">j</text:note-citation><text:note-body><text:p text:style-name="Standard"><text:s/>Et<text:span text:style-name="T1"> </text:span>même,<text:span text:style-name="T1"> </text:span>« on<text:span text:style-name="T1"> </text:span>ne<text:span text:style-name="T1"> </text:span>se<text:span text:style-name="T1"> </text:span>baigne<text:span text:style-name="T1"> </text:span>pas<text:span text:style-name="T1"> </text:span>deux<text:span text:style-name="T1"> </text:span>fois<text:span text:style-name="T1"> </text:span>dans<text:span text:style-name="T1"> </text:span>la<text:span text:style-name="T1"> </text:span>même<text:span text:style-name="T1"> </text:span>rivière<text:span text:style-name="T1"> »</text:span>,<text:span text:style-name="T1"> </text:span>disait<text:span text:style-name="T1"> </text:span>Héraclite<text:span text:style-name="T1"> </text:span>« on<text:span text:style-name="T1"> </text:span>ne<text:span text:style-name="T1"> </text:span>voit<text:span text:style-name="T1"> </text:span>pas<text:span text:style-name="T1"> </text:span>deux<text:span text:style-name="T1"> </text:span>fois<text:span text:style-name="T1"> </text:span>le<text:span text:style-name="T1"> </text:span>même<text:span text:style-name="T1"> </text:span>objet<text:span text:style-name="T1"> »</text:span>,<text:span text:style-name="T1"> </text:span>dit<text:span text:style-name="T1"> </text:span>Emerson<text:span text:style-name="T22">$207$.</text:span><text:span text:style-name="T23"> </text:span></text:p></text:note-body></text:note>.<text:span text:style-name="T1"> </text:span>Les<text:span text:style-name="T1"> </text:span>couleurs<text:span text:style-name="T1"> </text:span>sont<text:span text:style-name="T1"> </text:span>ce<text:span text:style-name="T1"> </text:span>que<text:span text:style-name="T1"> </text:span>nos<text:span text:style-name="T1"> </text:span>yeux<text:span text:style-name="T1"> </text:span>les<text:span text:style-name="T1"> </text:span>voient,<text:span text:style-name="T1"> </text:span>chaque<text:span text:style-name="T1"> </text:span>perception<text:span text:style-name="T1"> </text:span>est<text:span text:style-name="T1"> </text:span>comme<text:span text:style-name="T1"> </text:span>une<text:span text:style-name="T1"> </text:span>création !<text:span text:style-name="T1"> </text:span>Ce<text:span text:style-name="T1"> </text:span>que<text:span text:style-name="T1"> </text:span>peut<text:span text:style-name="T1"> </text:span>être<text:span text:style-name="T1"> </text:span>un<text:span text:style-name="T1"> </text:span>arbre<text:span text:style-name="T1"> </text:span>en<text:span text:style-name="T1"> </text:span>soi,<text:span text:style-name="T1"> </text:span>nous<text:span text:style-name="T1"> </text:span>n'en<text:span text:style-name="T1"> </text:span>savons<text:span text:style-name="T1"> </text:span>rien ;<text:span text:style-name="T1"> </text:span>seulement,<text:span text:style-name="T1"> </text:span>l'arbre,<text:span text:style-name="T1"> </text:span>chêne<text:span text:style-name="T1"> </text:span>ou<text:span text:style-name="T1"> </text:span>hêtre,<text:span text:style-name="T1"> </text:span>nous<text:span text:style-name="T1"> </text:span>donne<text:span text:style-name="T1"> </text:span>une<text:span text:style-name="T1"> </text:span>impression<text:span text:style-name="T1"> </text:span>qui<text:span text:style-name="T1"> </text:span>détermine<text:span text:style-name="T1"> </text:span>l'idée<text:span text:style-name="T1"> </text:span>que<text:span text:style-name="T1"> </text:span>nous<text:span text:style-name="T1"> </text:span>nous<text:span text:style-name="T1"> </text:span>ferons<text:span text:style-name="T1"> </text:span>du<text:span text:style-name="T1"> </text:span>chêne<text:span text:style-name="T1"> </text:span>ou<text:span text:style-name="T1"> </text:span>du<text:span text:style-name="T1"> </text:span>hêtre.<text:span text:style-name="T1"> </text:span>En<text:span text:style-name="T1"> </text:span>généralisant,<text:span text:style-name="T1"> </text:span>il<text:span text:style-name="T1"> </text:span>n'en<text:span text:style-name="T1"> </text:span>va<text:span text:style-name="T1"> </text:span>pas<text:span text:style-name="T1"> </text:span>autrement<text:span text:style-name="T1"> </text:span>la<text:span text:style-name="T1"> </text:span>nature<text:span text:style-name="T1"> </text:span>simple,<text:span text:style-name="T1"> </text:span>,pure,<text:span text:style-name="T1"> </text:span>bonne,<text:span text:style-name="T1"> </text:span>belle,<text:span text:style-name="T1"> </text:span>est<text:span text:style-name="T1"> </text:span>une<text:span text:style-name="T1"> </text:span>invention<text:span text:style-name="T1"> </text:span>assez<text:span text:style-name="T1"> </text:span>moderne,<text:span text:style-name="T1"> </text:span>attribuée<text:span text:style-name="T1"> </text:span>non<text:span text:style-name="T1"> </text:span>sans<text:span text:style-name="T1"> </text:span>raison<text:span text:style-name="T1"> </text:span>à<text:span text:style-name="T1"> </text:span>J.-J.<text:span text:style-name="T1"> </text:span>Rousseau ;<text:span text:style-name="T1"> </text:span>au<text:span text:style-name="T1"> </text:span>fond,<text:span text:style-name="T1"> </text:span>elle<text:span text:style-name="T1"> </text:span>n'est<text:span text:style-name="T1"> </text:span>ni<text:span text:style-name="T1"> </text:span>bonne<text:span text:style-name="T1"> </text:span>ni<text:span text:style-name="T1"> </text:span>mauvaise,<text:span text:style-name="T1"> </text:span>ni<text:span text:style-name="T1"> </text:span>belle<text:span text:style-name="T1"> </text:span>ni<text:span text:style-name="T1"> </text:span>laide,<text:span text:style-name="T1"> </text:span>ni<text:span text:style-name="T1"> </text:span>pure<text:span text:style-name="T1"> </text:span>ni<text:span text:style-name="T1"> </text:span>impure ;<text:span text:style-name="T1"> </text:span>elle<text:span text:style-name="T1"> </text:span>est.<text:span text:style-name="T1"> </text:span></text:p>
      <text:p text:style-name="Standard">Emerson,<text:span text:style-name="T1"> </text:span>avec<text:span text:style-name="T1"> </text:span>son<text:span text:style-name="T1"> </text:span>penchant<text:span text:style-name="T1"> </text:span>au<text:span text:style-name="T1"> </text:span>symbolisme,<text:span text:style-name="T1"> </text:span>ne<text:span text:style-name="T1"> </text:span>pouvait<text:span text:style-name="T1"> </text:span>échapper<text:span text:style-name="T1"> </text:span>à<text:span text:style-name="T1"> </text:span>la<text:span text:style-name="T1"> </text:span>tentation<text:span text:style-name="T1"> </text:span>d'en<text:span text:style-name="T1"> </text:span>faire<text:span text:style-name="T1"> </text:span>une<text:span text:style-name="T1"> </text:span>entité<text:span text:style-name="T1"> </text:span>à<text:span text:style-name="T1"> </text:span>laquelle<text:span text:style-name="T1"> </text:span>il<text:span text:style-name="T1"> </text:span>prête<text:span text:style-name="T1"> </text:span>d'étonnantes<text:span text:style-name="T1"> </text:span>vertus.<text:span text:style-name="T1"> </text:span>C'est<text:span text:style-name="T1"> </text:span>une<text:span text:style-name="T1"> </text:span>illusion<text:span text:style-name="T1"> </text:span>semblable<text:span text:style-name="T1"> </text:span>à<text:span text:style-name="T1"> </text:span>celle<text:span text:style-name="T1"> </text:span>qu'on<text:span text:style-name="T1"> </text:span>a<text:span text:style-name="T1"> </text:span>notée<text:span text:style-name="T1"> </text:span>chez<text:span text:style-name="T1"> </text:span>Bryant.<text:span text:style-name="T1"> </text:span>Avec<text:span text:style-name="T1"> </text:span>un<text:span text:style-name="T1"> </text:span>peu,<text:span text:style-name="T1"> </text:span>non<text:span text:style-name="T1"> </text:span>tout<text:span text:style-name="T1"> </text:span>à<text:span text:style-name="T1"> </text:span>fait<text:span text:style-name="T1"> </text:span>de<text:span text:style-name="T1"> </text:span>ce<text:span text:style-name="T1"> </text:span>pédantisme,<text:span text:style-name="T1"> </text:span>mais<text:span text:style-name="T1"> </text:span>de<text:span text:style-name="T1"> </text:span>ce<text:span text:style-name="T1"> </text:span>ton<text:span text:style-name="T1"> </text:span>doctrinal<text:span text:style-name="T1"> </text:span>d'un<text:span text:style-name="T1"> </text:span>essayiste<text:span text:style-name="T1"> </text:span>qui<text:span text:style-name="T1"> </text:span>n'a<text:span text:style-name="T1"> </text:span>ni<text:span text:style-name="T1"> </text:span>la<text:span text:style-name="T1"> </text:span>bonhomie<text:span text:style-name="T1"> </text:span>de<text:span text:style-name="T1"> </text:span>Montaigne,<text:span text:style-name="T1"> </text:span>ni<text:span text:style-name="T1"> </text:span>la<text:span text:style-name="T1"> </text:span>finesse<text:span text:style-name="T1"> </text:span>de<text:span text:style-name="T1"> </text:span>Charles<text:span text:style-name="T1"> </text:span>Lamb,<text:span text:style-name="T1"> </text:span>Emerson<text:span text:style-name="T1"> </text:span>a<text:span text:style-name="T1"> </text:span>exposé<text:span text:style-name="T1"> </text:span>ses<text:span text:style-name="T1"> </text:span>idées<text:span text:style-name="T1"> </text:span>sur<text:span text:style-name="T1"> </text:span>le<text:span text:style-name="T1"> </text:span>sujet,<text:span text:style-name="T1"> </text:span>en<text:span text:style-name="T1"> </text:span>son<text:span text:style-name="T1"> </text:span>dix-huitième<text:span text:style-name="T1"> </text:span>essai<text:span text:style-name="T1"> </text:span>intitulé<text:span text:style-name="T1"> </text:span><text:span text:style-name="T5">Nature</text:span>$208$.<text:span text:style-name="T1"> </text:span>Il<text:span text:style-name="T1"> </text:span>s'agit<text:span text:style-name="T1"> </text:span>des<text:span text:style-name="T1"> </text:span>solitudes<text:span text:style-name="T1"> </text:span>forestières<text:span text:style-name="T1"> </text:span>et<text:span text:style-name="T1"> </text:span>de<text:span text:style-name="T1"> </text:span>leur<text:span text:style-name="T1"> </text:span>influence<text:span text:style-name="T1"> </text:span>réconfortante.<text:span text:style-name="T1"> </text:span>L'Amérique<text:span text:style-name="T1"> </text:span>avait<text:span text:style-name="T1"> </text:span>alors,<text:span text:style-name="T1"> </text:span>çà<text:span text:style-name="T1"> </text:span>et<text:span text:style-name="T1"> </text:span>là,<text:span text:style-name="T1"> </text:span>des<text:span text:style-name="T1"> </text:span>aspects<text:span text:style-name="T1"> </text:span>de<text:span text:style-name="T1"> </text:span>Thébaïde.<text:span text:style-name="T1"> </text:span>Comme<text:span text:style-name="T1"> </text:span>jadis<text:span text:style-name="T1"> </text:span>les<text:span text:style-name="T1"> </text:span>saints,<text:span text:style-name="T1"> </text:span>en<text:span text:style-name="T1"> </text:span>ces<text:span text:style-name="T1"> </text:span>temps-là<text:span text:style-name="T1"> </text:span>les<text:span text:style-name="T1"> </text:span>romanciers,<text:span text:style-name="T1"> </text:span>les<text:span text:style-name="T1"> </text:span>poètes<text:span text:style-name="T1"> </text:span>et<text:span text:style-name="T1"> </text:span>les<text:span text:style-name="T1"> </text:span>philosophes<text:span text:style-name="T1"> </text:span>fuyaient<text:span text:style-name="T1"> </text:span>le<text:span text:style-name="T1"> </text:span>monde,<text:span text:style-name="T1"> </text:span>allaient<text:span text:style-name="T1"> </text:span>vivre<text:span text:style-name="T1"> </text:span>au<text:span text:style-name="T1"> </text:span>désert.<text:span text:style-name="T1"> </text:span>Hawthorne<text:span text:style-name="T1"> </text:span>fermait<text:span text:style-name="T1"> </text:span>aux<text:span text:style-name="T1"> </text:span>hommes<text:span text:style-name="T1"> </text:span>les<text:span text:style-name="T1"> </text:span>portes<text:span text:style-name="T1"> </text:span>de<text:span text:style-name="T1"> </text:span>son<text:span text:style-name="T1"> </text:span><text:span text:style-name="T5">old</text:span><text:span text:style-name="T4"> </text:span><text:span text:style-name="T5">manse</text:span> ;<text:span text:style-name="T1"> </text:span>Whinttrop<text:span text:style-name="T1"> </text:span>vagabondait<text:span text:style-name="T1"> </text:span>solitaire<text:span text:style-name="T1"> </text:span>sur<text:span text:style-name="T1"> </text:span><text:soft-page-break/>les<text:span text:style-name="T1"> </text:span>bords<text:span text:style-name="T1"> </text:span>de<text:span text:style-name="T1"> </text:span>l'Orégon ;<text:span text:style-name="T1"> </text:span>Thoreau,<text:span text:style-name="T1"> </text:span>un<text:span text:style-name="T1"> </text:span>civilisé<text:span text:style-name="T1"> </text:span>retourné<text:span text:style-name="T1"> </text:span>à<text:span text:style-name="T1"> </text:span>l'état<text:span text:style-name="T1"> </text:span>sauvage,<text:span text:style-name="T1"> </text:span>demeurait<text:span text:style-name="T1"> </text:span>au<text:span text:style-name="T1"> </text:span>lac<text:span text:style-name="T1"> </text:span>Walden,<text:span text:style-name="T1"> </text:span>dans<text:span text:style-name="T1"> </text:span>un<text:span text:style-name="T1"> </text:span><text:span text:style-name="T5">log-hut</text:span><text:span text:style-name="T1"> </text:span>édifié<text:span text:style-name="T1"> </text:span>de<text:span text:style-name="T1"> </text:span>ses<text:span text:style-name="T1"> </text:span>mains,<text:span text:style-name="T1"> </text:span>restait<text:span text:style-name="T1"> </text:span>des<text:span text:style-name="T1"> </text:span>années<text:span text:style-name="T1"> </text:span>sans<text:span text:style-name="T1"> </text:span>autre<text:span text:style-name="T1"> </text:span>compagnie<text:span text:style-name="T1"> </text:span>que<text:span text:style-name="T1"> </text:span>les<text:span text:style-name="T1"> </text:span>bêtes,<text:span text:style-name="T1"> </text:span>les<text:span text:style-name="T1"> </text:span>fleurs<text:span text:style-name="T1"> </text:span>et<text:span text:style-name="T1"> </text:span>les<text:span text:style-name="T1"> </text:span>arbres.<text:span text:style-name="T1"> </text:span>Tous<text:span text:style-name="T1"> </text:span>fuyaient<text:span text:style-name="T1"> </text:span>l'horreur<text:span text:style-name="T1"> </text:span>d'une<text:span text:style-name="T1"> </text:span>civilisation<text:span text:style-name="T1"> </text:span>sans<text:span text:style-name="T1"> </text:span>poésie<text:span text:style-name="T1"> </text:span>et<text:span text:style-name="T1"> </text:span>sans<text:span text:style-name="T1"> </text:span>dignité.<text:span text:style-name="T1"> </text:span>A<text:span text:style-name="T1"> </text:span>ceux<text:span text:style-name="T1"> </text:span>qui<text:span text:style-name="T1"> </text:span>n'ont<text:span text:style-name="T1"> </text:span>ni<text:span text:style-name="T1"> </text:span>le<text:span text:style-name="T1"> </text:span>loisir<text:span text:style-name="T1"> </text:span>ni<text:span text:style-name="T1"> </text:span>le<text:span text:style-name="T1"> </text:span>courage<text:span text:style-name="T1"> </text:span>de<text:span text:style-name="T1"> </text:span>suivre<text:span text:style-name="T1"> </text:span>ces<text:span text:style-name="T1"> </text:span>exemples,<text:span text:style-name="T1"> </text:span>Emerson<text:span text:style-name="T1"> </text:span>conseille<text:span text:style-name="T1"> </text:span>au<text:span text:style-name="T1"> </text:span>moins<text:span text:style-name="T1"> </text:span>d'aller<text:span text:style-name="T1"> </text:span>de<text:span text:style-name="T1"> </text:span>temps<text:span text:style-name="T1"> </text:span>à<text:span text:style-name="T1"> </text:span>autre<text:span text:style-name="T1"> </text:span>se<text:span text:style-name="T1"> </text:span>retremper<text:span text:style-name="T1"> </text:span>dans<text:span text:style-name="T1"> </text:span>la<text:span text:style-name="T1"> </text:span>nature<text:span text:style-name="T1"> </text:span>« Ses<text:span text:style-name="T1"> </text:span>enchantements<text:span text:style-name="T1"> </text:span>sont<text:span text:style-name="T1"> </text:span>curatifs$209$.<text:span text:style-name="T1"> » </text:span>La<text:span text:style-name="T1"> </text:span>saison<text:span text:style-name="T1"> </text:span>poétique,<text:span text:style-name="T1"> </text:span>c'est<text:span text:style-name="T1"> </text:span>l'automne.<text:span text:style-name="T1"> </text:span>Comme<text:span text:style-name="T1"> </text:span>Bryant,<text:span text:style-name="T1"> </text:span>Emerson<text:span text:style-name="T1"> </text:span>aime<text:span text:style-name="T1"> </text:span>cette<text:span text:style-name="T1"> </text:span>saison<text:span text:style-name="T1"> </text:span>mourante ;<text:span text:style-name="T1"> </text:span>il<text:span text:style-name="T1"> </text:span>y<text:span text:style-name="T1"> </text:span>a<text:span text:style-name="T1"> </text:span>dans<text:span text:style-name="T1"> </text:span>sa<text:span text:style-name="T1"> </text:span>poésie<text:span text:style-name="T1"> </text:span>quelque<text:span text:style-name="T1"> </text:span>chose<text:span text:style-name="T1"> </text:span>d'automnal<text:span text:style-name="T1"> </text:span>« Octobre.<text:span text:style-name="T1"> </text:span>Le<text:span text:style-name="T1"> </text:span>jour<text:span text:style-name="T1"> </text:span>incommensurablement<text:span text:style-name="T1"> </text:span>long<text:span text:style-name="T1"> </text:span>sommeille<text:span text:style-name="T1"> </text:span>sur<text:span text:style-name="T1"> </text:span>les<text:span text:style-name="T1"> </text:span>larges<text:span text:style-name="T1"> </text:span>coteaux,<text:span text:style-name="T1"> </text:span>échauffe<text:span text:style-name="T1"> </text:span>l'étendue<text:span text:style-name="T1"> </text:span>des<text:span text:style-name="T1"> </text:span>champs.<text:span text:style-name="T1"> </text:span>Avoir<text:span text:style-name="T1"> </text:span>vécu<text:span text:style-name="T1"> </text:span>tout<text:span text:style-name="T1"> </text:span>entier<text:span text:style-name="T1"> </text:span>l'un<text:span text:style-name="T1"> </text:span>de<text:span text:style-name="T1"> </text:span>ces<text:span text:style-name="T1"> </text:span>mois<text:span text:style-name="T1"> </text:span>ensoleillés,<text:span text:style-name="T1"> </text:span>il<text:span text:style-name="T1"> </text:span>semble<text:span text:style-name="T1"> </text:span>que<text:span text:style-name="T1"> </text:span>cela<text:span text:style-name="T1"> </text:span>vaille<text:span text:style-name="T1"> </text:span>une<text:span text:style-name="T1"> </text:span>vie<text:span text:style-name="T1"> </text:span>entière$210$.<text:span text:style-name="T1"> » </text:span>A<text:span text:style-name="T1"> </text:span>ces<text:span text:style-name="T1"> </text:span>dithyrambes<text:span text:style-name="T1"> </text:span>répétés,<text:span text:style-name="T1"> </text:span>on<text:span text:style-name="T1"> </text:span>pourrait<text:span text:style-name="T1"> </text:span>mettre<text:span text:style-name="T1"> </text:span>en<text:span text:style-name="T1"> </text:span>épigraphe<text:span text:style-name="T1"> </text:span>les<text:span text:style-name="T1"> </text:span>vers<text:span text:style-name="T1"> </text:span>de<text:span text:style-name="T1"> </text:span>Spenser.<text:span text:style-name="T1"> </text:span></text:p>
      <text:p text:style-name="citation_20_sans_20_espace">Then<text:span text:style-name="T1"> </text:span>came<text:span text:style-name="T1"> </text:span>the<text:span text:style-name="T1"> </text:span>Autumn<text:span text:style-name="T1"> </text:span>ail<text:span text:style-name="T1"> </text:span>in<text:span text:style-name="T1"> </text:span>yellow<text:span text:style-name="T1"> </text:span>clad,<text:span text:style-name="T1"> </text:span></text:p>
      <text:p text:style-name="citation_20_sans_20_espace">As<text:span text:style-name="T1"> </text:span>though<text:span text:style-name="T1"> </text:span>he<text:span text:style-name="T1"> </text:span>joyed<text:span text:style-name="T1"> </text:span>in<text:span text:style-name="T1"> </text:span>his<text:span text:style-name="T1"> </text:span>plenteous<text:span text:style-name="T1"> </text:span>store,<text:span text:style-name="T1"> </text:span></text:p>
      <text:p text:style-name="citation_20_sans_20_espace"><text:span text:style-name="T12">Laden</text:span><text:span text:style-name="T13"> </text:span><text:span text:style-name="T12">with</text:span><text:span text:style-name="T13"> </text:span><text:span text:style-name="T12">fruits</text:span><text:span text:style-name="T13"> </text:span><text:span text:style-name="T12">that</text:span><text:span text:style-name="T13"> </text:span><text:span text:style-name="T12">made</text:span><text:span text:style-name="T13"> </text:span><text:span text:style-name="T12">him</text:span><text:span text:style-name="T13"> </text:span><text:span text:style-name="T12">laugh$211$.</text:span><text:span text:style-name="T13"> </text:span></text:p>
      <text:p text:style-name="P15"/>
      <text:p text:style-name="Standard">Mais<text:span text:style-name="T1"> </text:span>le<text:span text:style-name="T1"> </text:span>vieux<text:span text:style-name="T1"> </text:span>rimeur<text:span text:style-name="T1"> </text:span>songe<text:span text:style-name="T1"> </text:span>quelque<text:span text:style-name="T1"> </text:span>peu<text:span text:style-name="T1"> </text:span>à<text:span text:style-name="T1"> </text:span>Bacchus ;<text:span text:style-name="T1"> </text:span>nos<text:span text:style-name="T1"> </text:span>deux<text:span text:style-name="T1"> </text:span>poètes,<text:span text:style-name="T1"> </text:span>sobres<text:span text:style-name="T1"> </text:span>et<text:span text:style-name="T1"> </text:span>chastes,<text:span text:style-name="T1"> </text:span>à<text:span text:style-name="T1"> </text:span>peine<text:span text:style-name="T1"> </text:span>à<text:span text:style-name="T1"> </text:span>quelque<text:span text:style-name="T1"> </text:span>dryade<text:span text:style-name="T1"> </text:span>rêvée.<text:span text:style-name="T1"> </text:span></text:p>
      <text:p text:style-name="Standard">Ah'<text:span text:style-name="T1"> </text:span>si<text:span text:style-name="T1"> </text:span>l'homme<text:span text:style-name="T1"> </text:span>du<text:span text:style-name="T1"> </text:span>monde,<text:span text:style-name="T1"> </text:span>nous<text:span text:style-name="T1"> </text:span>dit<text:span text:style-name="T1"> </text:span>Emerson,<text:span text:style-name="T1"> </text:span>l'homme<text:span text:style-name="T1"> </text:span>d'affaires,<text:span text:style-name="T1"> </text:span>voulait<text:span text:style-name="T1"> </text:span>seulement<text:span text:style-name="T1"> </text:span>venir<text:span text:style-name="T1"> </text:span>jusqu'à<text:span text:style-name="T1"> </text:span>la<text:span text:style-name="T1"> </text:span>lisière<text:span text:style-name="T1"> </text:span>des<text:span text:style-name="T1"> </text:span>bois<text:span text:style-name="T1"> </text:span>là<text:span text:style-name="T1"> </text:span>commencent<text:span text:style-name="T1"> </text:span>une<text:span text:style-name="T1"> </text:span>sainteté<text:span text:style-name="T1"> </text:span>et<text:span text:style-name="T1"> </text:span>une<text:span text:style-name="T1"> </text:span>sincérité<text:span text:style-name="T1"> </text:span>religieuse,<text:span text:style-name="T1"> </text:span>là<text:span text:style-name="T1"> </text:span>tous<text:span text:style-name="T1"> </text:span>ceux<text:span text:style-name="T1"> </text:span>qui<text:span text:style-name="T1"> </text:span>viennent<text:span text:style-name="T1"> </text:span>en<text:span text:style-name="T1"> </text:span>amis<text:span text:style-name="T1"> </text:span>sont<text:span text:style-name="T1"> </text:span>accueillis<text:span text:style-name="T1"> </text:span>avec<text:span text:style-name="T1"> </text:span>une<text:span text:style-name="T1"> </text:span>sympathie<text:span text:style-name="T1"> </text:span>profonde<text:span text:style-name="T1"> </text:span>et<text:span text:style-name="T1"> </text:span>qui<text:span text:style-name="T1"> </text:span>jamais<text:span text:style-name="T1"> </text:span>ne<text:span text:style-name="T1"> </text:span>se<text:span text:style-name="T1"> </text:span>dément.<text:span text:style-name="T1"> </text:span>« Car<text:span text:style-name="T1"> </text:span>la<text:span text:style-name="T1"> </text:span>nature<text:span text:style-name="T1"> </text:span>est<text:span text:style-name="T1"> </text:span>toujours<text:span text:style-name="T1"> </text:span>fidèle<text:span text:style-name="T1"> </text:span>A<text:span text:style-name="T1"> </text:span>celui<text:span text:style-name="T1"> </text:span>qui<text:span text:style-name="T1"> </text:span>se<text:span text:style-name="T1"> </text:span>confie<text:span text:style-name="T1"> </text:span>à<text:span text:style-name="T1"> </text:span>sa<text:span text:style-name="T1"> </text:span>fidélité<text:span text:style-name="T1"> </text:span>Quand<text:span text:style-name="T1"> </text:span>la<text:span text:style-name="T1"> </text:span>forêt<text:span text:style-name="T1"> </text:span>m'aura<text:span text:style-name="T1"> </text:span>égaré,<text:span text:style-name="T1"> </text:span>Quand<text:span text:style-name="T1"> </text:span>la<text:span text:style-name="T1"> </text:span>nuit<text:span text:style-name="T1"> </text:span>et<text:span text:style-name="T1"> </text:span>le<text:span text:style-name="T1"> </text:span>matin<text:span text:style-name="T1"> </text:span>auront<text:span text:style-name="T1"> </text:span>menti,<text:span text:style-name="T1"> </text:span>La<text:span text:style-name="T1"> </text:span>mer<text:span text:style-name="T1"> </text:span>et<text:span text:style-name="T1"> </text:span>la<text:span text:style-name="T1"> </text:span>terre<text:span text:style-name="T1"> </text:span>refusé<text:span text:style-name="T1"> </text:span>de<text:span text:style-name="T1"> </text:span>me<text:span text:style-name="T1"> </text:span>nourrir,<text:span text:style-name="T1"> – </text:span>Alors<text:span text:style-name="T1"> </text:span>seulement,<text:span text:style-name="T1"> </text:span>il<text:span text:style-name="T1"> </text:span>sera<text:span text:style-name="T1"> </text:span>temps<text:span text:style-name="T1"> </text:span>de<text:span text:style-name="T1"> </text:span>mourir.<text:span text:style-name="T1"> • – </text:span>Et<text:span text:style-name="T1"> </text:span>encore<text:span text:style-name="T1"> </text:span>à<text:span text:style-name="T1"> </text:span>ce<text:span text:style-name="T1"> </text:span>moment,<text:span text:style-name="T1"> </text:span>mère,<text:span text:style-name="T1"> </text:span>elle<text:span text:style-name="T1"> </text:span>me<text:span text:style-name="T1"> </text:span>donnera<text:span text:style-name="T1"> </text:span>Un<text:span text:style-name="T1"> </text:span>oreiller<text:span text:style-name="T1"> </text:span>dans<text:span text:style-name="T1"> </text:span>son<text:span text:style-name="T1"> </text:span>champ<text:span text:style-name="T1"> </text:span>le<text:span text:style-name="T1"> </text:span>plus<text:span text:style-name="T1"> </text:span>vert.<text:span text:style-name="T1"> </text:span>Et<text:span text:style-name="T1"> </text:span>les<text:span text:style-name="T1"> </text:span>fleurs<text:span text:style-name="T1"> </text:span>de<text:span text:style-name="T1"> </text:span>juin<text:span text:style-name="T1"> </text:span>ne<text:span text:style-name="T1"> </text:span>dédaigneront<text:span text:style-name="T1"> </text:span>pas<text:span text:style-name="T1"> </text:span>de<text:span text:style-name="T1"> </text:span>couvrir<text:span text:style-name="T1"> – </text:span>Les<text:span text:style-name="T1"> </text:span>restes<text:span text:style-name="T1"> </text:span>de<text:span text:style-name="T1"> </text:span>leur<text:span text:style-name="T1"> </text:span>amoureux<text:span text:style-name="T1"> </text:span>disparu$212$<text:note text:id="ftn12" text:note-class="endnote"><text:note-citation text:label="k">k</text:note-citation><text:note-body><text:p text:style-name="P1"><text:tab/></text:p><text:p text:style-name="citation_20_sans_20_espace">For<text:span text:style-name="T1"> </text:span>Nature<text:span text:style-name="T1"> </text:span>ever<text:span text:style-name="T1"> </text:span>faithful<text:span text:style-name="T1"> </text:span>is<text:span text:style-name="T1"> </text:span></text:p><text:p text:style-name="citation_20_sans_20_espace">To<text:span text:style-name="T1"> </text:span>such<text:span text:style-name="T1"> </text:span>as<text:span text:style-name="T1"> </text:span>trust<text:span text:style-name="T1"> </text:span>her<text:span text:style-name="T1"> </text:span>faithfulness.<text:span text:style-name="T1"> </text:span></text:p><text:p text:style-name="citation_20_sans_20_espace"><text:span text:style-name="T12">When</text:span><text:span text:style-name="T13"> </text:span><text:span text:style-name="T12">the</text:span><text:span text:style-name="T13"> </text:span><text:span text:style-name="T12">forest</text:span><text:span text:style-name="T13"> </text:span><text:span text:style-name="T12">shall</text:span><text:span text:style-name="T13"> </text:span><text:span text:style-name="T12">mislead</text:span><text:span text:style-name="T13"> </text:span><text:span text:style-name="T12">me,</text:span><text:span text:style-name="T13"> </text:span></text:p><text:p text:style-name="citation_20_sans_20_espace">When<text:span text:style-name="T1"> </text:span>the<text:span text:style-name="T1"> </text:span>night<text:span text:style-name="T1"> </text:span>and<text:span text:style-name="T1"> </text:span>morning<text:span text:style-name="T1"> </text:span>lie,<text:span text:style-name="T1"> </text:span></text:p><text:p text:style-name="citation_20_sans_20_espace"><text:span text:style-name="T12">When</text:span><text:span text:style-name="T13"> </text:span><text:span text:style-name="T12">sea</text:span><text:span text:style-name="T13"> </text:span><text:span text:style-name="T12">and</text:span><text:span text:style-name="T13"> </text:span><text:span text:style-name="T12">land</text:span><text:span text:style-name="T13"> </text:span><text:span text:style-name="T12">refuse</text:span><text:span text:style-name="T13"> </text:span><text:span text:style-name="T12">to</text:span><text:span text:style-name="T13"> </text:span><text:span text:style-name="T12">feed</text:span><text:span text:style-name="T13"> </text:span><text:span text:style-name="T12">me,</text:span><text:span text:style-name="T13"> </text:span></text:p><text:p text:style-name="citation_20_sans_20_espace"><text:span text:style-name="T12">'Twill</text:span><text:span text:style-name="T13"> </text:span><text:span text:style-name="T12">be</text:span><text:span text:style-name="T13"> </text:span><text:span text:style-name="T12">time</text:span><text:span text:style-name="T13"> </text:span><text:span text:style-name="T12">enough</text:span><text:span text:style-name="T13"> </text:span><text:span text:style-name="T12">to</text:span><text:span text:style-name="T13"> </text:span><text:span text:style-name="T12">die</text:span><text:span text:style-name="T13"> </text:span></text:p><text:p text:style-name="citation_20_sans_20_espace">Then<text:span text:style-name="T1"> </text:span>will<text:span text:style-name="T1"> </text:span>yet<text:span text:style-name="T1"> </text:span>my<text:span text:style-name="T1"> </text:span>mother<text:span text:style-name="T1"> </text:span>yield<text:span text:style-name="T1"> </text:span></text:p><text:p text:style-name="citation_20_sans_20_espace">A<text:span text:style-name="T1"> </text:span>pillow<text:span text:style-name="T1"> </text:span>in<text:span text:style-name="T1"> </text:span>her<text:span text:style-name="T1"> </text:span>greenest<text:span text:style-name="T1"> field. </text:span></text:p><text:p text:style-name="citation_20_sans_20_espace">Nor<text:span text:style-name="T1"> </text:span>the<text:span text:style-name="T1"> </text:span>June<text:span text:style-name="T1"> flower </text:span>scorn<text:span text:style-name="T1"> </text:span>to<text:span text:style-name="T1"> </text:span>cover<text:span text:style-name="T1"> </text:span></text:p><text:p text:style-name="P20">The<text:span text:style-name="T1"> </text:span>clay<text:span text:style-name="T1"> </text:span>of<text:span text:style-name="T1"> </text:span>their<text:span text:style-name="T1"> </text:span>departed<text:span text:style-name="T1"> </text:span>lover.<text:span text:style-name="T1"> </text:span></text:p><text:p text:style-name="P6"><text:span text:style-name="T1">(</text:span><text:span text:style-name="T4">Woodnotes</text:span><text:span text:style-name="T1">, I.)</text:span></text:p></text:note-body></text:note><text:span text:style-name="T1"> </text:span>.<text:span text:style-name="T1"> » </text:span></text:p>
      <text:p text:style-name="Standard">C'est<text:span text:style-name="T1"> </text:span>une<text:span text:style-name="T1"> </text:span>sorte<text:span text:style-name="T1"> </text:span>de<text:span text:style-name="T1"> </text:span>culte,<text:span text:style-name="T1"> </text:span>qu'en<text:span text:style-name="T1"> </text:span>son<text:span text:style-name="T1"> </text:span>panthéisme<text:span text:style-name="T1"> </text:span>flottant,<text:span text:style-name="T1"> </text:span>Emerson<text:span text:style-name="T1"> </text:span>professe<text:span text:style-name="T1"> </text:span>pour<text:span text:style-name="T1"> </text:span>la<text:span text:style-name="T1"> </text:span>nature.<text:span text:style-name="T1"> </text:span>Pour<text:span text:style-name="T1"> </text:span>lui,<text:span text:style-name="T1"> </text:span>elle<text:span text:style-name="T1"> </text:span>a<text:span text:style-name="T1"> </text:span>du<text:span text:style-name="T1"> </text:span>divin,<text:span text:style-name="T1"> </text:span>elle<text:span text:style-name="T1"> </text:span>n'est<text:span text:style-name="T1"> </text:span>point<text:span text:style-name="T1"> </text:span>profane.<text:span text:style-name="T1"> </text:span>« Il<text:span text:style-name="T1"> </text:span>semble<text:span text:style-name="T1"> </text:span>qu'une<text:span text:style-name="T1"> </text:span>journée<text:span text:style-name="T1"> </text:span>n'a<text:span text:style-name="T1"> </text:span>pas<text:span text:style-name="T1"> </text:span>été<text:span text:style-name="T1"> </text:span>tout<text:span text:style-name="T1"> </text:span>entière<text:span text:style-name="T1"> </text:span>profane,<text:span text:style-name="T1"> </text:span>où<text:span text:style-name="T1"> </text:span>quelque<text:span text:style-name="T1"> </text:span>attention<text:span text:style-name="T1"> </text:span>a<text:span text:style-name="T1"> </text:span>été<text:span text:style-name="T1"> </text:span>donnée<text:span text:style-name="T1"> </text:span>aux<text:span text:style-name="T1"> </text:span>choses<text:span text:style-name="T1"> </text:span>de<text:span text:style-name="T1"> </text:span>la<text:span text:style-name="T1"> </text:span>nature$213$.<text:span text:style-name="T1"> » </text:span>Dans<text:span text:style-name="T1"> </text:span>la<text:span text:style-name="T1"> </text:span>tombée<text:span text:style-name="T1"> </text:span>de<text:span text:style-name="T1"> </text:span>la<text:span text:style-name="T1"> </text:span>neige,<text:span text:style-name="T1"> </text:span>le<text:span text:style-name="T1"> </text:span>passage<text:span text:style-name="T1"> </text:span>du<text:span text:style-name="T1"> </text:span>vent<text:span text:style-name="T1"> </text:span>qui<text:span text:style-name="T1"> </text:span>ride<text:span text:style-name="T1"> </text:span>la<text:span text:style-name="T1"> </text:span>surface<text:span text:style-name="T1"> </text:span>des<text:span text:style-name="T1"> </text:span>eaux,<text:span text:style-name="T1"> </text:span>la<text:span text:style-name="T1"> </text:span>chute<text:span text:style-name="T1"> </text:span>bruissante<text:span text:style-name="T1"> </text:span>du<text:span text:style-name="T1"> </text:span>grésil<text:span text:style-name="T1"> </text:span>sur<text:span text:style-name="T1"> </text:span>les<text:span text:style-name="T1"> </text:span>feuilles<text:span text:style-name="T1"> </text:span>mortes,<text:span text:style-name="T1"> </text:span>la<text:span text:style-name="T1"> </text:span>réflexion<text:span text:style-name="T1"> </text:span>des<text:span text:style-name="T1"> </text:span>arbres<text:span text:style-name="T1"> </text:span>et<text:span text:style-name="T1"> </text:span>des<text:span text:style-name="T1"> </text:span>fleurs<text:span text:style-name="T1"> </text:span>par<text:span text:style-name="T1"> </text:span>le<text:span text:style-name="T1"> </text:span>miroir<text:span text:style-name="T1"> </text:span>d'un<text:span text:style-name="T1"> </text:span>lac,<text:span text:style-name="T1"> </text:span>le<text:span text:style-name="T1"> </text:span>murmure<text:span text:style-name="T1"> </text:span>odorant<text:span text:style-name="T1"> </text:span>du<text:span text:style-name="T1"> </text:span>vent<text:span text:style-name="T1"> </text:span>du<text:span text:style-name="T1"> </text:span>sud,<text:span text:style-name="T1"> </text:span>il<text:span text:style-name="T1"> </text:span>voit<text:span text:style-name="T1"> </text:span>« les<text:span text:style-name="T1"> </text:span>images<text:span text:style-name="T1"> </text:span>de<text:span text:style-name="T1"> </text:span>la<text:span text:style-name="T1"> </text:span>plus<text:span text:style-name="T1"> </text:span>ancienne<text:span text:style-name="T1"> </text:span>religion$214$<text:span text:style-name="T1"> »</text:span>.<text:span text:style-name="T1"> </text:span></text:p>
      <text:p text:style-name="Standard">De<text:span text:style-name="T1"> </text:span>pénétrer<text:span text:style-name="T1"> </text:span>tout<text:span text:style-name="T1"> </text:span>au<text:span text:style-name="T1"> </text:span>fond<text:span text:style-name="T1"> </text:span>en<text:span text:style-name="T1"> </text:span>la<text:span text:style-name="T1"> </text:span>métaphysique<text:span text:style-name="T1"> </text:span>de<text:span text:style-name="T1"> </text:span>la<text:span text:style-name="T1"> </text:span>nature,<text:span text:style-name="T1"> </text:span>selon<text:span text:style-name="T1"> </text:span>Emerson,<text:span text:style-name="T1"> </text:span>ce<text:span text:style-name="T1"> </text:span>n'est<text:span text:style-name="T1"> </text:span>ici<text:span text:style-name="T1"> </text:span>le<text:span text:style-name="T1"> </text:span>lieu,<text:span text:style-name="T1"> </text:span>puisqu'on<text:span text:style-name="T1"> </text:span>ne<text:span text:style-name="T1"> </text:span>veut<text:span text:style-name="T1"> </text:span>montrer<text:span text:style-name="T1"> </text:span>que<text:span text:style-name="T1"> </text:span>le<text:span text:style-name="T1"> </text:span>poète,<text:span text:style-name="T1"> </text:span>doué,<text:span text:style-name="T1"> </text:span>à<text:span text:style-name="T1"> </text:span>un<text:span text:style-name="T1"> </text:span>haut<text:span text:style-name="T1"> </text:span>degré,<text:span text:style-name="T1"> </text:span>du<text:span text:style-name="T1"> </text:span>sens<text:span text:style-name="T1"> </text:span>champêtre,<text:span text:style-name="T1"> </text:span>et<text:span text:style-name="T1"> </text:span>il<text:span text:style-name="T1"> </text:span>faut,<text:span text:style-name="T1"> </text:span>renvoyant<text:span text:style-name="T1"> </text:span>de<text:span text:style-name="T1"> </text:span>plus<text:span text:style-name="T1"> </text:span>profondes<text:span text:style-name="T1"> </text:span>analyses<text:span text:style-name="T1"> </text:span>à<text:span text:style-name="T1"> </text:span>une<text:span text:style-name="T1"> </text:span>étude<text:span text:style-name="T1"> </text:span>sur<text:span text:style-name="T1"> </text:span>le<text:span text:style-name="T1"> </text:span>penseur,<text:span text:style-name="T1"> </text:span>se<text:span text:style-name="T1"> </text:span>borner<text:span text:style-name="T1"> </text:span>à<text:span text:style-name="T1"> </text:span>la<text:span text:style-name="T1"> </text:span>notation<text:span text:style-name="T1"> </text:span>des<text:span text:style-name="T1"> </text:span>caractéristiques<text:span text:style-name="T1"> </text:span>les<text:span text:style-name="T1"> </text:span>plus<text:span text:style-name="T1"> </text:span>notoires.<text:span text:style-name="T1"> </text:span></text:p>
      <text:p text:style-name="Standard">Emerson<text:span text:style-name="T1"> </text:span>est<text:span text:style-name="T1"> </text:span>un<text:span text:style-name="T1"> </text:span>esprit<text:span text:style-name="T1"> </text:span>religieux,<text:span text:style-name="T1"> </text:span>s'il<text:span text:style-name="T1"> </text:span>en<text:span text:style-name="T1"> </text:span>est<text:span text:style-name="T1"> </text:span>de<text:span text:style-name="T1"> </text:span>tels<text:span text:style-name="T1"> </text:span>hors<text:span text:style-name="T1"> </text:span>de<text:span text:style-name="T1"> </text:span>la<text:span text:style-name="T1"> </text:span>religion<text:span text:style-name="T1"> </text:span>même.<text:span text:style-name="T1"> </text:span>L'homme<text:span text:style-name="T1"> </text:span>qu'il<text:span text:style-name="T1"> </text:span>comprend<text:span text:style-name="T1"> </text:span>est<text:span text:style-name="T1"> </text:span>sujet<text:span text:style-name="T1"> </text:span>au<text:span text:style-name="T1"> </text:span>mal,<text:span text:style-name="T1"> </text:span>n'arrive<text:span text:style-name="T1"> </text:span>au<text:span text:style-name="T1"> </text:span>bien<text:span text:style-name="T1"> </text:span>que<text:span text:style-name="T1"> </text:span>d'un<text:span text:style-name="T1"> </text:span>effort<text:span text:style-name="T1"> </text:span>de<text:span text:style-name="T1"> </text:span>volonté,<text:span text:style-name="T1"> </text:span>et<text:span text:style-name="T1"> </text:span>ce<text:span text:style-name="T1"> </text:span>bien,<text:span text:style-name="T1"> </text:span>quel<text:span text:style-name="T1"> </text:span>est-il<text:span text:style-name="T1"> </text:span>?<text:span text:style-name="T1"> </text:span>Nous<text:span text:style-name="T1"> </text:span>retrouvons<text:span text:style-name="T1"> </text:span>les<text:span text:style-name="T1"> </text:span>systèmes<text:span text:style-name="T1"> </text:span>vains<text:span text:style-name="T1"> </text:span>et<text:span text:style-name="T1"> </text:span>faux<text:span text:style-name="T1"> </text:span>du<text:span text:style-name="T1"> </text:span>XVIII<text:span text:style-name="T9">e</text:span><text:span text:style-name="T1"> </text:span>siècle,<text:span text:style-name="T1"> </text:span>la<text:span text:style-name="T1"> </text:span>grande<text:span text:style-name="T1"> </text:span>et<text:span text:style-name="T1"> </text:span>déplorable<text:span text:style-name="T1"> </text:span>hérésie<text:span text:style-name="T1"> </text:span>de<text:span text:style-name="T1"> </text:span>Jean-Jacques<text:span text:style-name="T1"> </text:span>le<text:span text:style-name="T1"> </text:span>bien,<text:span text:style-name="T1"> </text:span>c'est<text:span text:style-name="T1"> </text:span>la<text:span text:style-name="T1"> </text:span>conformité<text:span text:style-name="T1"> </text:span>de<text:span text:style-name="T1"> </text:span>la<text:span text:style-name="T1"> </text:span>volonté<text:span text:style-name="T1"> </text:span>individuelle<text:span text:style-name="T1"> </text:span>avec<text:span text:style-name="T1"> </text:span>la<text:span text:style-name="T1"> </text:span>nature,<text:span text:style-name="T1"> </text:span>bonne<text:span text:style-name="T1"> </text:span>en<text:span text:style-name="T1"> </text:span>soi<text:span text:style-name="T1"> </text:span>et<text:span text:style-name="T1"> </text:span>qui<text:span text:style-name="T1"> </text:span>ne<text:span text:style-name="T1"> </text:span>peut<text:span text:style-name="T1"> </text:span>faillir.<text:span text:style-name="T1"> </text:span>Même<text:span text:style-name="T1"> </text:span>sa<text:span text:style-name="T1"> </text:span>fréquentation<text:span text:style-name="T1"> </text:span>panse<text:span text:style-name="T1"> </text:span>les<text:span text:style-name="T1"> </text:span>faiblesses<text:span text:style-name="T1"> </text:span>morales<text:span text:style-name="T1"> </text:span>comme<text:span text:style-name="T1"> </text:span>les<text:span text:style-name="T1"> </text:span>faiblesses<text:span text:style-name="T1"> </text:span>corporelles<text:span text:style-name="T1"> </text:span>« Viens<text:span text:style-name="T1"> </text:span>(c'est<text:span text:style-name="T1"> </text:span>le<text:span text:style-name="T1"> </text:span>pin<text:span text:style-name="T1"> </text:span>forestier<text:span text:style-name="T1"> </text:span>qui<text:span text:style-name="T1"> </text:span>chante),<text:span text:style-name="T1"> </text:span>viens<text:span text:style-name="T1"> </text:span>t'étendre<text:span text:style-name="T1"> </text:span>sous<text:span text:style-name="T1"> </text:span>mon<text:span text:style-name="T1"> </text:span>ombre<text:span text:style-name="T1"> </text:span>calmante,<text:span text:style-name="T1"> </text:span>y<text:span text:style-name="T1"> </text:span>guérir<text:span text:style-name="T1"> </text:span>les<text:span text:style-name="T1"> </text:span>blessures<text:span text:style-name="T1"> </text:span>que<text:span text:style-name="T1"> </text:span>t'a<text:span text:style-name="T1"> </text:span>faites<text:span text:style-name="T1"> </text:span>le<text:span text:style-name="T1"> </text:span><text:span text:style-name="T5">péché</text:span>$215$.<text:span text:style-name="T1"> » </text:span>Facile<text:span text:style-name="T1"> </text:span>absolution,<text:span text:style-name="T1"> </text:span>mais<text:span text:style-name="T1"> </text:span>quoi<text:span text:style-name="T1"> </text:span>d'étonnant<text:span text:style-name="T1"> </text:span>selon<text:span text:style-name="T1"> </text:span>les<text:span text:style-name="T1"> </text:span>idées<text:span text:style-name="T1"> </text:span>du<text:span text:style-name="T1"> </text:span>poète,<text:span text:style-name="T1"> </text:span>puisqu'en<text:span text:style-name="T1"> </text:span>cotte<text:span text:style-name="T1"> </text:span>même<text:span text:style-name="T1"> </text:span>nature<text:span text:style-name="T1"> </text:span>douée<text:span text:style-name="T1"> </text:span>de<text:span text:style-name="T1"> </text:span>tant<text:span text:style-name="T1"> </text:span>de<text:span text:style-name="T1"> </text:span>vertus<text:span text:style-name="T1"> </text:span>on<text:span text:style-name="T1"> </text:span>rencontre<text:span text:style-name="T1"> </text:span>l'infini<text:span text:style-name="T1"> </text:span>même,<text:span text:style-name="T1"> </text:span>le<text:span text:style-name="T1"> </text:span>Seigneur<text:span text:style-name="T1"> </text:span>que<text:span text:style-name="T1"> </text:span>Moïse<text:span text:style-name="T1"> </text:span>vit<text:span text:style-name="T1"> </text:span>en<text:span text:style-name="T1"> </text:span>la<text:span text:style-name="T1"> </text:span>forme<text:span text:style-name="T1"> </text:span>d'un<text:span text:style-name="T1"> </text:span>buisson<text:span text:style-name="T1"> </text:span>ardent<text:span text:style-name="T1"> </text:span>qui,<text:span text:style-name="T1"> </text:span>sans<text:span text:style-name="T1"> </text:span>se<text:span text:style-name="T1"> </text:span>consumer,<text:span text:style-name="T1"> </text:span>brûlait$216$!<text:span text:style-name="T1"> </text:span></text:p>
      <text:p text:style-name="Standard"><text:soft-page-break/>« Oh !<text:span text:style-name="T1"> </text:span>quand<text:span text:style-name="T1"> </text:span>je<text:span text:style-name="T1"> </text:span>suis<text:span text:style-name="T1"> </text:span>à<text:span text:style-name="T1"> </text:span>l'abri<text:span text:style-name="T1"> </text:span>dans<text:span text:style-name="T1"> </text:span>ma<text:span text:style-name="T1"> </text:span>maison<text:span text:style-name="T1"> </text:span>forestière,<text:span text:style-name="T1"> </text:span>Je<text:span text:style-name="T1"> </text:span>foule<text:span text:style-name="T1"> </text:span>aux<text:span text:style-name="T1"> </text:span>pieds<text:span text:style-name="T1"> </text:span>les<text:span text:style-name="T1"> </text:span>vanités<text:span text:style-name="T1"> </text:span>de<text:span text:style-name="T1"> </text:span>la<text:span text:style-name="T1"> </text:span>Grèce<text:span text:style-name="T1"> </text:span>et<text:span text:style-name="T1"> </text:span>de<text:span text:style-name="T1"> </text:span>Rome ;<text:span text:style-name="T1"> – </text:span>Et<text:span text:style-name="T1"> </text:span>quand<text:span text:style-name="T1"> </text:span>je<text:span text:style-name="T1"> </text:span>m'étends<text:span text:style-name="T1"> </text:span>sous<text:span text:style-name="T1"> </text:span>les<text:span text:style-name="T1"> </text:span>pins,<text:span text:style-name="T1"> – </text:span>Où<text:span text:style-name="T1"> </text:span>l'étoile<text:span text:style-name="T1"> </text:span>du<text:span text:style-name="T1"> </text:span>soir<text:span text:style-name="T1"> </text:span>si<text:span text:style-name="T1"> </text:span>saintement<text:span text:style-name="T1"> </text:span>étincelle,<text:span text:style-name="T1"> – </text:span>Je<text:span text:style-name="T1"> </text:span>me<text:span text:style-name="T1"> </text:span>ris<text:span text:style-name="T1"> </text:span>de<text:span text:style-name="T1"> </text:span>la<text:span text:style-name="T1"> </text:span>science<text:span text:style-name="T1"> </text:span>et<text:span text:style-name="T1"> </text:span>de<text:span text:style-name="T1"> </text:span>l'orgueil<text:span text:style-name="T1"> </text:span>humains,<text:span text:style-name="T1"> – </text:span>Des<text:span text:style-name="T1"> </text:span>écoles<text:span text:style-name="T1"> </text:span>des<text:span text:style-name="T1"> </text:span>sophistes<text:span text:style-name="T1"> </text:span>et<text:span text:style-name="T1"> </text:span>du<text:span text:style-name="T1"> </text:span>clan<text:span text:style-name="T1"> </text:span>des<text:span text:style-name="T1"> </text:span>docteurs, <text:span text:style-name="T1">– <text:s/></text:span>car,<text:span text:style-name="T1"> </text:span>que<text:span text:style-name="T1"> </text:span>sont<text:span text:style-name="T1"> </text:span>toutes<text:span text:style-name="T1"> </text:span>ces<text:span text:style-name="T1"> </text:span>choses,<text:span text:style-name="T1"> </text:span>en<text:span text:style-name="T1"> </text:span>leur<text:span text:style-name="T1"> </text:span>plus<text:span text:style-name="T1"> </text:span>haute<text:span text:style-name="T1"> </text:span>expression, <text:span text:style-name="T1">– </text:span>Quand<text:span text:style-name="T1"> </text:span>l'homme<text:span text:style-name="T1"> </text:span>peut,<text:span text:style-name="T1"> </text:span>dans<text:span text:style-name="T1"> </text:span>un<text:span text:style-name="T1"> </text:span>buisson,<text:span text:style-name="T1"> </text:span>se<text:span text:style-name="T1"> </text:span>rencontrer<text:span text:style-name="T1"> </text:span>avec<text:span text:style-name="T1"> </text:span>Dieu$217$<text:span text:style-name="T1"> »</text:span><text:span text:style-name="T1"><text:note text:id="ftn13" text:note-class="endnote"><text:note-citation text:label="l">l</text:note-citation><text:note-body><text:p text:style-name="P8"><text:tab/></text:p><text:p text:style-name="citation_20_sans_20_espace"><text:span text:style-name="T13">O </text:span><text:span text:style-name="T12">when</text:span><text:span text:style-name="T13"> </text:span><text:span text:style-name="T12">I</text:span><text:span text:style-name="T13"> </text:span><text:span text:style-name="T12">am</text:span><text:span text:style-name="T13"> </text:span><text:span text:style-name="T12">safe</text:span><text:span text:style-name="T13"> </text:span><text:span text:style-name="T12">in</text:span><text:span text:style-name="T13"> </text:span><text:span text:style-name="T12">my</text:span><text:span text:style-name="T13"> </text:span><text:span text:style-name="T12">sylvan</text:span><text:span text:style-name="T13"> </text:span><text:span text:style-name="T12">home,</text:span><text:span text:style-name="T13"> <text:line-break/>I </text:span><text:span text:style-name="T12">tread</text:span><text:span text:style-name="T13"> </text:span><text:span text:style-name="T12">on</text:span><text:span text:style-name="T13"> </text:span><text:span text:style-name="T12">the</text:span><text:span text:style-name="T13"> </text:span><text:span text:style-name="T12">pride</text:span><text:span text:style-name="T13"> </text:span><text:span text:style-name="T12">of</text:span><text:span text:style-name="T13"> </text:span><text:span text:style-name="T12">Grece</text:span><text:span text:style-name="T13"> </text:span><text:span text:style-name="T12">and</text:span><text:span text:style-name="T13"> </text:span><text:span text:style-name="T12">Rome</text:span><text:span text:style-name="T13"> </text:span></text:p><text:p text:style-name="citation_20_sans_20_espace"><text:span text:style-name="T12">And</text:span><text:span text:style-name="T13"> </text:span><text:span text:style-name="T12">where</text:span><text:span text:style-name="T13"> </text:span><text:span text:style-name="T12">I</text:span><text:span text:style-name="T13"> </text:span><text:span text:style-name="T12">am</text:span><text:span text:style-name="T13"> </text:span><text:span text:style-name="T12">streched</text:span><text:span text:style-name="T13"> </text:span><text:span text:style-name="T12">beneath</text:span><text:span text:style-name="T13"> </text:span><text:span text:style-name="T12">the</text:span><text:span text:style-name="T13"> </text:span><text:span text:style-name="T12">pines,</text:span><text:span text:style-name="T13"> </text:span></text:p><text:p text:style-name="citation_20_sans_20_espace"><text:span text:style-name="T12">Where</text:span><text:span text:style-name="T13"> </text:span><text:span text:style-name="T12">the</text:span><text:span text:style-name="T13"> </text:span><text:span text:style-name="T12">evening</text:span><text:span text:style-name="T13"> </text:span><text:span text:style-name="T12">star</text:span><text:span text:style-name="T13"> </text:span><text:span text:style-name="T12">so</text:span><text:span text:style-name="T13"> </text:span><text:span text:style-name="T12">holy</text:span><text:span text:style-name="T13"> </text:span><text:span text:style-name="T12">shines, </text:span></text:p><text:p text:style-name="citation_20_sans_20_espace"><text:span text:style-name="T13">I </text:span><text:span text:style-name="T12">laugh</text:span><text:span text:style-name="T13"> </text:span><text:span text:style-name="T12">at</text:span><text:span text:style-name="T13"> </text:span><text:span text:style-name="T12">the</text:span><text:span text:style-name="T13"> </text:span><text:span text:style-name="T12">lore</text:span><text:span text:style-name="T13"> </text:span><text:span text:style-name="T12">and</text:span><text:span text:style-name="T13"> </text:span><text:span text:style-name="T12">the</text:span><text:span text:style-name="T13"> </text:span><text:span text:style-name="T12">pride</text:span><text:span text:style-name="T13"> </text:span><text:span text:style-name="T12">of</text:span><text:span text:style-name="T13"> </text:span><text:span text:style-name="T12">man,</text:span><text:span text:style-name="T13"> </text:span></text:p><text:p text:style-name="citation_20_sans_20_espace"><text:span text:style-name="T12">At</text:span><text:span text:style-name="T13"> </text:span><text:span text:style-name="T12">the</text:span><text:span text:style-name="T13"> </text:span><text:span text:style-name="T12">sophist</text:span><text:span text:style-name="T13"> </text:span><text:span text:style-name="T12">schools,</text:span><text:span text:style-name="T13"> </text:span><text:span text:style-name="T12">and</text:span><text:span text:style-name="T13"> </text:span><text:span text:style-name="T12">the</text:span><text:span text:style-name="T13"> </text:span><text:span text:style-name="T12">learned</text:span><text:span text:style-name="T13"> </text:span><text:span text:style-name="T12">clan</text:span><text:span text:style-name="T13"> </text:span></text:p><text:p text:style-name="citation_20_sans_20_espace"><text:span text:style-name="T12">For</text:span><text:span text:style-name="T13"> </text:span><text:span text:style-name="T12">what</text:span><text:span text:style-name="T13"> </text:span><text:span text:style-name="T12">are</text:span><text:span text:style-name="T13"> </text:span><text:span text:style-name="T12">they</text:span><text:span text:style-name="T13"> </text:span><text:span text:style-name="T12">all</text:span><text:span text:style-name="T13"> </text:span><text:span text:style-name="T12">in</text:span><text:span text:style-name="T13"> </text:span><text:span text:style-name="T12">their</text:span><text:span text:style-name="T13"> </text:span><text:span text:style-name="T12">high</text:span><text:span text:style-name="T13"> </text:span><text:span text:style-name="T12">conceit,</text:span></text:p><text:p text:style-name="citation_20_sans_20_espace"><text:span text:style-name="T12">When</text:span><text:span text:style-name="T13"> </text:span><text:span text:style-name="T12">man</text:span><text:span text:style-name="T13"> </text:span><text:span text:style-name="T12">in</text:span><text:span text:style-name="T13"> </text:span><text:span text:style-name="T12">the</text:span><text:span text:style-name="T13"> </text:span><text:span text:style-name="T12">bush</text:span><text:span text:style-name="T13"> </text:span><text:span text:style-name="T12">with</text:span><text:span text:style-name="T13"> </text:span><text:span text:style-name="T12">God</text:span><text:span text:style-name="T13"> </text:span><text:span text:style-name="T12">may</text:span><text:span text:style-name="T13"> </text:span><text:span text:style-name="T12">meet</text:span><text:span text:style-name="T13"> </text:span><text:span text:style-name="T12">?</text:span><text:span text:style-name="T13"> </text:span></text:p></text:note-body></text:note></text:span><text:span text:style-name="T1"> </text:span>?<text:span text:style-name="T1"> </text:span></text:p>
      <text:p text:style-name="Standard">Eh !<text:span text:style-name="T1"> </text:span>oui,<text:span text:style-name="T1"> </text:span>Dieu<text:span text:style-name="T1"> </text:span>se<text:span text:style-name="T1"> </text:span>montre<text:span text:style-name="T1"> </text:span>aux<text:span text:style-name="T1"> </text:span>simples<text:span text:style-name="T1"> </text:span>et<text:span text:style-name="T1"> </text:span>aux<text:span text:style-name="T1"> </text:span>croyants<text:span text:style-name="T1"> </text:span>et<text:span text:style-name="T1"> </text:span>aux<text:span text:style-name="T1"> </text:span>purs<text:span text:style-name="T1"> </text:span>en<text:span text:style-name="T1"> </text:span>les<text:span text:style-name="T1"> </text:span>mystères<text:span text:style-name="T1"> </text:span>de<text:span text:style-name="T1"> </text:span>la<text:span text:style-name="T1"> </text:span>nature,<text:span text:style-name="T1"> </text:span>mais<text:span text:style-name="T1"> </text:span>celui-ci<text:span text:style-name="T1"> </text:span>ne<text:span text:style-name="T1"> </text:span>semble-t-il<text:span text:style-name="T1"> </text:span>pas<text:span text:style-name="T1"> </text:span>un<text:span text:style-name="T1"> </text:span>peu<text:span text:style-name="T1"> </text:span>vague,<text:span text:style-name="T1"> </text:span>comme<text:span text:style-name="T1"> </text:span>symbolique<text:span text:style-name="T1"> </text:span>ou<text:span text:style-name="T1"> </text:span>spinoziste<text:span text:style-name="T1"> </text:span>?<text:span text:style-name="T1"> </text:span></text:p>
      <text:p text:style-name="Standard">Laissons<text:span text:style-name="T1"> </text:span>le<text:span text:style-name="T1"> </text:span><text:span text:style-name="T5">prophète</text:span>,<text:span text:style-name="T1"> </text:span>et<text:span text:style-name="T1"> </text:span>qu'il<text:span text:style-name="T1"> </text:span>suffise<text:span text:style-name="T1"> </text:span>d'achever<text:span text:style-name="T1"> </text:span>le<text:span text:style-name="T1"> </text:span>dessein<text:span text:style-name="T1"> </text:span>de<text:span text:style-name="T1"> </text:span>l'amoureux<text:span text:style-name="T1"> </text:span>du<text:span text:style-name="T1"> </text:span>calme<text:span text:style-name="T1"> </text:span>champêtre,<text:span text:style-name="T1"> </text:span>du<text:span text:style-name="T1"> </text:span><text:span text:style-name="T5">sylvan</text:span><text:span text:style-name="T4"> </text:span><text:span text:style-name="T5">home</text:span>,<text:span text:style-name="T1"> </text:span>de<text:span text:style-name="T1"> </text:span>la<text:span text:style-name="T1"> </text:span>cabane<text:span text:style-name="T1"> </text:span>forestière<text:span text:style-name="T1"> </text:span>et<text:span text:style-name="T1"> </text:span>solitaire.<text:span text:style-name="T1"> </text:span>A<text:span text:style-name="T1"> </text:span>cette<text:span text:style-name="T1"> </text:span>aspiration<text:span text:style-name="T1"> </text:span>il<text:span text:style-name="T1"> </text:span>revient<text:span text:style-name="T1"> </text:span>en<text:span text:style-name="T1"> </text:span>maints<text:span text:style-name="T1"> </text:span>endroits.<text:span text:style-name="T1"> </text:span>Il<text:span text:style-name="T1"> </text:span>aime<text:span text:style-name="T1"> </text:span>les<text:span text:style-name="T1"> </text:span>« pauvres<text:span text:style-name="T1"> </text:span>champs,<text:span text:style-name="T1"> </text:span>les<text:span text:style-name="T1"> </text:span>prairies<text:span text:style-name="T1"> </text:span>basses,<text:span text:style-name="T1"> </text:span>les<text:span text:style-name="T1"> </text:span>étroits<text:span text:style-name="T1"> </text:span>ruisselets,<text:span text:style-name="T1"> </text:span>trouve<text:span text:style-name="T1"> </text:span>un<text:span text:style-name="T1"> </text:span>chez<text:span text:style-name="T1"> </text:span>lui<text:span text:style-name="T1"> </text:span>en<text:span text:style-name="T1"> </text:span>des<text:span text:style-name="T1"> </text:span>lieux<text:span text:style-name="T1"> </text:span>du<text:span text:style-name="T1"> </text:span>vulgaire<text:span text:style-name="T1"> </text:span>méprisés$218$<text:span text:style-name="T1"> »</text:span>.<text:span text:style-name="T1"> </text:span>Comme<text:span text:style-name="T1"> </text:span>ses<text:span text:style-name="T1"> </text:span>vers ;<text:span text:style-name="T1"> </text:span>un<text:span text:style-name="T1"> </text:span>peu<text:span text:style-name="T1"> </text:span>rudes,<text:span text:style-name="T1"> </text:span>pleins<text:span text:style-name="T1"> </text:span>de<text:span text:style-name="T1"> </text:span>reflets,<text:span text:style-name="T1"> </text:span>donnent<text:span text:style-name="T1"> </text:span>l'impression<text:span text:style-name="T1"> </text:span>nette<text:span text:style-name="T1"> </text:span>des<text:span text:style-name="T1"> </text:span>renouvellements<text:span text:style-name="T1"> </text:span>du<text:span text:style-name="T1"> </text:span>printemps <text:span text:style-name="T1">!</text:span></text:p>
      <text:p text:style-name="citation_20_sans_20_espace"><text:span text:style-name="T1">I </text:span>bathe<text:span text:style-name="T1"> </text:span>in<text:span text:style-name="T1"> </text:span>the<text:span text:style-name="T1"> </text:span>morn's<text:span text:style-name="T1"> </text:span>soft<text:span text:style-name="T1"> </text:span>and<text:span text:style-name="T1"> </text:span>silvered<text:span text:style-name="T1"> </text:span>air,<text:span text:style-name="T1"> </text:span></text:p>
      <text:p text:style-name="citation_20_sans_20_espace"><text:span text:style-name="T12">And</text:span><text:span text:style-name="T13"> </text:span><text:span text:style-name="T12">loiter</text:span><text:span text:style-name="T13"> </text:span><text:span text:style-name="T12">willing'</text:span><text:span text:style-name="T13"> </text:span><text:span text:style-name="T12">by</text:span><text:span text:style-name="T13"> </text:span><text:span text:style-name="T12">yon</text:span><text:span text:style-name="T13"> </text:span><text:span text:style-name="T12">loitering</text:span><text:span text:style-name="T13"> </text:span><text:span text:style-name="T12">stream.</text:span><text:span text:style-name="T13"> </text:span><text:span text:style-name="T12">Onward</text:span><text:span text:style-name="T13"> </text:span><text:span text:style-name="T12">and</text:span><text:span text:style-name="T13"> </text:span><text:span text:style-name="T12">nearér</text:span><text:span text:style-name="T13"> </text:span><text:span text:style-name="T12">rides</text:span><text:span text:style-name="T13"> </text:span><text:span text:style-name="T12">the</text:span><text:span text:style-name="T13"> </text:span><text:span text:style-name="T12">sun</text:span><text:span text:style-name="T13"> </text:span><text:span text:style-name="T12">of</text:span><text:span text:style-name="T13"> </text:span><text:span text:style-name="T12">May,</text:span><text:span text:style-name="T13"> </text:span></text:p>
      <text:p text:style-name="citation_20_sans_20_espace"><text:span text:style-name="T12">And</text:span><text:span text:style-name="T13"> </text:span><text:span text:style-name="T12">wide</text:span><text:span text:style-name="T13"> </text:span><text:span text:style-name="T12">around,</text:span><text:span text:style-name="T13"> </text:span><text:span text:style-name="T12">the</text:span><text:span text:style-name="T13"> </text:span><text:span text:style-name="T12">marriage</text:span><text:span text:style-name="T13"> </text:span><text:span text:style-name="T12">of</text:span><text:span text:style-name="T13"> </text:span><text:span text:style-name="T12">the</text:span><text:span text:style-name="T13"> </text:span><text:span text:style-name="T12">plants</text:span><text:span text:style-name="T13"> </text:span></text:p>
      <text:p text:style-name="citation_20_sans_20_espace"><text:span text:style-name="T12">Is</text:span><text:span text:style-name="T13"> </text:span><text:span text:style-name="T12">sweetly</text:span><text:span text:style-name="T13"> </text:span><text:span text:style-name="T12">solemnized$219$.</text:span><text:span text:style-name="T13"> </text:span></text:p>
      <text:p text:style-name="P15"/>
      <text:p text:style-name="Standard">Mais<text:span text:style-name="T1"> </text:span>tous,<text:span text:style-name="T1"> </text:span>il<text:span text:style-name="T1"> </text:span>s'en<text:span text:style-name="T1"> </text:span>faut,<text:span text:style-name="T1"> </text:span>n'ont<text:span text:style-name="T1"> </text:span>pas<text:span text:style-name="T1"> </text:span>cette<text:span text:style-name="T1"> </text:span>acuité<text:span text:style-name="T1"> </text:span>des<text:span text:style-name="T1"> </text:span>sens ;<text:span text:style-name="T1"> </text:span>la<text:span text:style-name="T1"> </text:span>plupart<text:span text:style-name="T1"> </text:span>« ont<text:span text:style-name="T1"> </text:span>des<text:span text:style-name="T1"> </text:span>yeux<text:span text:style-name="T1"> </text:span>et<text:span text:style-name="T1"> </text:span>ne<text:span text:style-name="T1"> </text:span>voient<text:span text:style-name="T1"> </text:span>point$220$<text:span text:style-name="T1"> »</text:span>.<text:span text:style-name="T1"> </text:span>Avant<text:span text:style-name="T1"> </text:span>de<text:span text:style-name="T1"> </text:span>rêver,<text:span text:style-name="T1"> </text:span>Emerson<text:span text:style-name="T1"> </text:span>regarde,<text:span text:style-name="T1"> </text:span>et<text:span text:style-name="T1"> </text:span>ses<text:span text:style-name="T1"> </text:span>pensées,<text:span text:style-name="T1"> </text:span>si<text:span text:style-name="T1"> </text:span>haut<text:span text:style-name="T1"> </text:span>qu'elles<text:span text:style-name="T1"> </text:span>montent,<text:span text:style-name="T1"> </text:span>ont<text:span text:style-name="T1"> </text:span>ce<text:span text:style-name="T1"> </text:span>point<text:span text:style-name="T1"> </text:span>de<text:span text:style-name="T1"> </text:span>départ<text:span text:style-name="T1"> </text:span>et<text:span text:style-name="T1"> </text:span>ce<text:span text:style-name="T1"> </text:span>point<text:span text:style-name="T1"> </text:span>d'appui,<text:span text:style-name="T1"> </text:span>l'observation.<text:span text:style-name="T1"> </text:span>C'est<text:span text:style-name="T1"> </text:span>lui-même,<text:span text:style-name="T1"> </text:span>ce<text:span text:style-name="T1"> </text:span>voyant<text:span text:style-name="T1"> </text:span>(<text:span text:style-name="T5">Seer</text:span>$221$)<text:span text:style-name="T1"> </text:span>dont<text:span text:style-name="T1"> </text:span>les<text:span text:style-name="T1"> </text:span>impressions<text:span text:style-name="T1"> </text:span>sont<text:span text:style-name="T1"> </text:span>notées<text:span text:style-name="T1"> </text:span>dans<text:span text:style-name="T1"> </text:span>les<text:span text:style-name="T1"> </text:span><text:span text:style-name="T5">Wood-Notes</text:span>,<text:span text:style-name="T1"> </text:span>et<text:span text:style-name="T1"> </text:span>qui,<text:span text:style-name="T1"> </text:span>« à<text:span text:style-name="T1"> </text:span>la<text:span text:style-name="T1"> </text:span>saison<text:span text:style-name="T1"> </text:span>où<text:span text:style-name="T1"> </text:span>le<text:span text:style-name="T1"> </text:span>sol<text:span text:style-name="T1"> </text:span>se<text:span text:style-name="T1"> </text:span>jonche<text:span text:style-name="T1"> </text:span>des<text:span text:style-name="T1"> </text:span>pommes<text:span text:style-name="T1"> </text:span>du<text:span text:style-name="T1"> </text:span>pin$222$<text:span text:style-name="T1"> »</text:span>,<text:span text:style-name="T1"> </text:span>est<text:span text:style-name="T1"> </text:span>chez<text:span text:style-name="T1"> </text:span>lui<text:span text:style-name="T1"> </text:span>dans<text:span text:style-name="T1"> </text:span>la<text:span text:style-name="T1"> </text:span>forêt,<text:span text:style-name="T1"> </text:span>comme<text:span text:style-name="T1"> </text:span>César<text:span text:style-name="T1"> </text:span>dans<text:span text:style-name="T1"> </text:span>Rome.<text:span text:style-name="T1"> </text:span>Voyant,<text:span text:style-name="T1"> </text:span>c'est-à-dire<text:span text:style-name="T1"> </text:span>poète ;<text:span text:style-name="T1"> </text:span>aussi<text:span text:style-name="T1"> </text:span>longe-t-il,<text:span text:style-name="T1"> </text:span>« sans<text:span text:style-name="T1"> </text:span>hameçon,<text:span text:style-name="T1"> </text:span>ni<text:span text:style-name="T1"> </text:span>lignes,<text:span text:style-name="T1"> </text:span>le<text:span text:style-name="T1"> </text:span>bord<text:span text:style-name="T1"> </text:span>des<text:span text:style-name="T1"> </text:span>ruisseaux,<text:span text:style-name="T1"> </text:span>foulant<text:span text:style-name="T1"> </text:span>les<text:span text:style-name="T1"> </text:span>larges<text:span text:style-name="T1"> </text:span>prés<text:span text:style-name="T1"> »</text:span>.<text:span text:style-name="T1"> </text:span>Il<text:span text:style-name="T1"> </text:span>n'a<text:span text:style-name="T1"> </text:span>« ni<text:span text:style-name="T1"> </text:span>faux,<text:span text:style-name="T1"> </text:span>ni<text:span text:style-name="T1"> </text:span>fusil<text:span text:style-name="T1"> » </text:span>et<text:span text:style-name="T1"> </text:span>rien<text:span text:style-name="T1"> </text:span>ne<text:span text:style-name="T1"> </text:span>lui<text:span text:style-name="T1"> </text:span>importe,<text:span text:style-name="T1"> </text:span>ni<text:span text:style-name="T1"> </text:span>les<text:span text:style-name="T1"> </text:span>hommes,<text:span text:style-name="T1"> </text:span>ni<text:span text:style-name="T1"> </text:span>les<text:span text:style-name="T1"> </text:span>cieux ;<text:span text:style-name="T1"> </text:span>ce<text:span text:style-name="T1"> </text:span>dont<text:span text:style-name="T1"> </text:span>il<text:span text:style-name="T1"> </text:span>se<text:span text:style-name="T1"> </text:span>soucie,<text:span text:style-name="T1"> </text:span>nul<text:span text:style-name="T1"> </text:span>ne<text:span text:style-name="T1"> </text:span>peut<text:span text:style-name="T1"> </text:span>le<text:span text:style-name="T1"> </text:span>lui<text:span text:style-name="T1"> </text:span>donner,<text:span text:style-name="T1"> </text:span>que<text:span text:style-name="T1"> </text:span>la<text:span text:style-name="T1"> </text:span>nature.<text:span text:style-name="T1"> </text:span>C'est<text:span text:style-name="T1"> </text:span>aux<text:span text:style-name="T1"> </text:span>ombres,<text:span text:style-name="T1"> </text:span>aux<text:span text:style-name="T1"> </text:span>couleurs,<text:span text:style-name="T1"> </text:span>aux<text:span text:style-name="T1"> </text:span>nuages,<text:span text:style-name="T1"> </text:span>aux<text:span text:style-name="T1"> </text:span>larves,<text:span text:style-name="T1"> </text:span>aux<text:span text:style-name="T1"> </text:span>buissons<text:span text:style-name="T1"> </text:span>qu'il<text:span text:style-name="T1"> </text:span>s'intéresse,<text:span text:style-name="T1"> </text:span>au<text:span text:style-name="T1"> </text:span>pêle-mêle<text:span text:style-name="T1"> </text:span>des<text:span text:style-name="T1"> </text:span>choses.<text:span text:style-name="T1"> </text:span>Il<text:span text:style-name="T1"> </text:span>sait<text:span text:style-name="T1"> </text:span>l'heure<text:span text:style-name="T1"> </text:span>où<text:span text:style-name="T1"> </text:span>les<text:span text:style-name="T1"> </text:span>fleurs<text:span text:style-name="T1"> </text:span>« ouvrent<text:span text:style-name="T1"> </text:span>leurs<text:span text:style-name="T1"> </text:span>boutons<text:span text:style-name="T1"> </text:span>virginaux<text:span text:style-name="T1"> »</text:span>,<text:span text:style-name="T1"> </text:span>pour<text:span text:style-name="T1"> </text:span>secrets<text:span text:style-name="T1"> </text:span>que<text:span text:style-name="T1"> </text:span>soient<text:span text:style-name="T1"> </text:span>leurs<text:span text:style-name="T1"> </text:span>s<text:span text:style-name="T1"> </text:span>mystères,<text:span text:style-name="T1"> </text:span>et<text:span text:style-name="T1"> </text:span>le<text:span text:style-name="T1"> </text:span>vent,<text:span text:style-name="T1"> </text:span>peut-être,<text:span text:style-name="T1"> </text:span>ou<text:span text:style-name="T1"> </text:span>les<text:span text:style-name="T1"> </text:span>oiseaux<text:span text:style-name="T1"> </text:span>lui<text:span text:style-name="T1"> </text:span>ont<text:span text:style-name="T1"> </text:span>enseigné<text:span text:style-name="T1"> </text:span>les<text:span text:style-name="T1"> </text:span>retraites<text:span text:style-name="T1"> </text:span>lointaines<text:span text:style-name="T1"> </text:span>des<text:span text:style-name="T1"> </text:span>orchidées.<text:span text:style-name="T1"> </text:span>Lui,<text:span text:style-name="T1"> </text:span>sans<text:span text:style-name="T1"> </text:span>doute<text:span text:style-name="T1"> </text:span>lui<text:span text:style-name="T1"> </text:span>seul,<text:span text:style-name="T1"> </text:span>voit<text:span text:style-name="T1"> </text:span>les<text:span text:style-name="T1"> </text:span>perdrix<text:span text:style-name="T1"> </text:span>pondre<text:span text:style-name="T1"> </text:span>dans<text:span text:style-name="T1"> </text:span>les<text:span text:style-name="T1"> </text:span>bois,<text:span text:style-name="T1"> </text:span>entend<text:span text:style-name="T1"> </text:span>le<text:span text:style-name="T1"> </text:span>chant<text:span text:style-name="T1"> </text:span>vespéral<text:span text:style-name="T1"> </text:span>du<text:span text:style-name="T1"> </text:span>coq<text:span text:style-name="T1"> </text:span>de<text:span text:style-name="T1"> </text:span>bruyère,<text:span text:style-name="T1"> </text:span>« et<text:span text:style-name="T1"> </text:span>le<text:span text:style-name="T1"> </text:span>faucon<text:span text:style-name="T1"> </text:span>peureux<text:span text:style-name="T1"> </text:span>ne<text:span text:style-name="T1"> </text:span>fuit<text:span text:style-name="T1"> </text:span>pas<text:span text:style-name="T1"> </text:span>à<text:span text:style-name="T1"> </text:span>son<text:span text:style-name="T1"> </text:span>approche$223$<text:span text:style-name="T1"> »</text:span>.<text:span text:style-name="T1"> </text:span></text:p>
      <text:p text:style-name="Standard">De<text:span text:style-name="T1"> </text:span>l'infinité<text:span text:style-name="T1"> </text:span>de<text:span text:style-name="T1"> </text:span>choses<text:span text:style-name="T1"> </text:span>que<text:span text:style-name="T1"> </text:span><text:span text:style-name="T5">voit</text:span><text:span text:style-name="T4"> </text:span>ce<text:span text:style-name="T1"> </text:span>Voyant,<text:span text:style-name="T1"> </text:span>le<text:span text:style-name="T1"> </text:span>détail<text:span text:style-name="T1"> </text:span>entraînerait<text:span text:style-name="T1"> </text:span>à<text:span text:style-name="T1"> </text:span>une<text:span text:style-name="T1"> </text:span>trop<text:span text:style-name="T1"> </text:span>minutieuse<text:span text:style-name="T1"> </text:span>analyse,<text:span text:style-name="T1"> </text:span>à<text:span text:style-name="T1"> </text:span>des<text:span text:style-name="T1"> </text:span>citations<text:span text:style-name="T1"> </text:span>multiples<text:span text:style-name="T1"> </text:span>et<text:span text:style-name="T1"> </text:span>démesurées,<text:span text:style-name="T1"> </text:span>système<text:span text:style-name="T1"> </text:span>dont<text:span text:style-name="T1"> </text:span>on<text:span text:style-name="T1"> </text:span>craint<text:span text:style-name="T1"> </text:span>déjà<text:span text:style-name="T1"> </text:span>d'avoir<text:span text:style-name="T1"> </text:span>abusé.<text:span text:style-name="T1"> </text:span>Donc<text:span text:style-name="T1"> </text:span>pour<text:span text:style-name="T1"> </text:span>faire<text:span text:style-name="T1"> </text:span>court<text:span text:style-name="T1"> </text:span>et<text:span text:style-name="T1"> </text:span>clair,<text:span text:style-name="T1"> </text:span>notons<text:span text:style-name="T1"> </text:span>l'impression<text:span text:style-name="T1"> </text:span>définitive<text:span text:style-name="T1"> </text:span>qui<text:span text:style-name="T1"> </text:span>se<text:span text:style-name="T1"> </text:span>retient<text:span text:style-name="T1"> </text:span>d'une<text:span text:style-name="T1"> </text:span>familière<text:span text:style-name="T1"> </text:span>lecture<text:span text:style-name="T1"> </text:span>des<text:span text:style-name="T1"> </text:span>poésies<text:span text:style-name="T1"> </text:span>d'Emerson.<text:span text:style-name="T1"> </text:span>Sa<text:span text:style-name="T1"> </text:span>conception<text:span text:style-name="T1"> </text:span>de<text:span text:style-name="T1"> </text:span>la<text:span text:style-name="T1"> </text:span>Nature<text:span text:style-name="T1"> </text:span>est<text:span text:style-name="T1"> </text:span>une<text:span text:style-name="T1"> </text:span>dualité<text:span text:style-name="T1"> </text:span>la<text:span text:style-name="T1"> </text:span>nature<text:span text:style-name="T1"> </text:span>libre<text:span text:style-name="T1"> </text:span>et<text:span text:style-name="T1"> </text:span>spontanée<text:span text:style-name="T1"> </text:span>est<text:span text:style-name="T1"> </text:span>bonne ;<text:span text:style-name="T1"> </text:span>l'autre<text:span text:style-name="T1"> </text:span>est<text:span text:style-name="T1"> </text:span>mauvaise,<text:span text:style-name="T1"> </text:span>celle<text:span text:style-name="T1"> </text:span>que<text:span text:style-name="T1"> </text:span>l'homme<text:span text:style-name="T1"> </text:span>a<text:span text:style-name="T1"> </text:span>façonnée<text:span text:style-name="T1"> </text:span>à<text:span text:style-name="T1"> </text:span>ses<text:span text:style-name="T1"> </text:span>égoïstes<text:span text:style-name="T1"> </text:span>besoins.<text:span text:style-name="T1"> </text:span>Le<text:span text:style-name="T1"> </text:span>monde<text:span text:style-name="T1"> </text:span>corrompt<text:span text:style-name="T1"> </text:span>l'homme,<text:span text:style-name="T1"> </text:span>la<text:span text:style-name="T1"> </text:span>solitude<text:span text:style-name="T1"> </text:span>le<text:span text:style-name="T1"> </text:span>purifie.<text:span text:style-name="T1"> </text:span>Conclusion<text:span text:style-name="T1"> </text:span>tout<text:span text:style-name="T1"> </text:span>à<text:span text:style-name="T1"> </text:span>fait<text:span text:style-name="T1"> </text:span>négative,<text:span text:style-name="T1"> </text:span>puisque,<text:span text:style-name="T1"> </text:span>aussi<text:span text:style-name="T1"> </text:span>bien,<text:span text:style-name="T1"> </text:span>non<text:span text:style-name="T1"> </text:span>moins<text:span text:style-name="T1"> </text:span>que<text:span text:style-name="T1"> </text:span>les<text:span text:style-name="T1"> </text:span>abeilles,<text:span text:style-name="T1"> </text:span>les<text:span text:style-name="T1"> </text:span>fourmis<text:span text:style-name="T1"> </text:span>ou<text:span text:style-name="T1"> </text:span>les<text:span text:style-name="T1"> </text:span>castors,<text:span text:style-name="T1"> </text:span>les<text:span text:style-name="T1"> </text:span>humains<text:span text:style-name="T1"> </text:span>furent<text:span text:style-name="T1"> </text:span>destinés<text:span text:style-name="T1"> </text:span>à<text:span text:style-name="T1"> </text:span>la<text:span text:style-name="T1"> </text:span>société<text:span text:style-name="T1"> </text:span>par<text:span text:style-name="T1"> </text:span>le<text:span text:style-name="T1"> </text:span>Créateur ;<text:span text:style-name="T1"> </text:span>et<text:span text:style-name="T1"> </text:span>que<text:span text:style-name="T1"> </text:span>l'état<text:span text:style-name="T1"> </text:span>de<text:span text:style-name="T1"> </text:span>la<text:span text:style-name="T1"> </text:span>nature<text:span text:style-name="T1"> </text:span>lisez<text:span text:style-name="T1"> </text:span>l'état<text:span text:style-name="T1"> </text:span>sauvage<text:span text:style-name="T1"> </text:span>point<text:span text:style-name="T1"> </text:span>de<text:span text:style-name="T1"> </text:span>départ<text:span text:style-name="T1"> </text:span>ou<text:span text:style-name="T1"> </text:span>dégénérescence,<text:span text:style-name="T1"> </text:span>n'est<text:span text:style-name="T1"> </text:span>qu'un<text:span text:style-name="T1"> </text:span>des<text:span text:style-name="T1"> </text:span>rameaux<text:span text:style-name="T1"> </text:span>ou<text:span text:style-name="T1"> </text:span>que<text:span text:style-name="T1"> </text:span>l'une<text:span text:style-name="T1"> </text:span>des<text:span text:style-name="T1"> </text:span>branches<text:span text:style-name="T1"> </text:span>mortes<text:span text:style-name="T1"> </text:span>de<text:span text:style-name="T1"> </text:span>l'arbre<text:span text:style-name="T1"> </text:span>généalogique<text:span text:style-name="T1"> </text:span>des<text:span text:style-name="T1"> </text:span>civilisations.<text:span text:style-name="T1"> </text:span></text:p>
      <text:p text:style-name="Standard">Mais<text:span text:style-name="T1"> </text:span>le<text:span text:style-name="T1"> </text:span>poète<text:span text:style-name="T1"> </text:span>se<text:span text:style-name="T1"> </text:span>garde,<text:span text:style-name="T1"> </text:span>même<text:span text:style-name="T1"> </text:span>reste<text:span text:style-name="T1"> </text:span>bien<text:span text:style-name="T1"> </text:span>loin<text:span text:style-name="T1"> </text:span>du<text:span text:style-name="T1"> </text:span>pessimisme<text:span text:style-name="T1"> </text:span>relatif<text:span text:style-name="T1"> </text:span>où<text:span text:style-name="T1"> </text:span>devait<text:span text:style-name="T1"> </text:span>l'entraîner<text:span text:style-name="T1"> </text:span>cette<text:span text:style-name="T1"> </text:span>opposition,<text:span text:style-name="T1"> </text:span>et<text:span text:style-name="T1"> </text:span>il<text:span text:style-name="T1"> </text:span>juge<text:span text:style-name="T1"> </text:span>que<text:span text:style-name="T1"> </text:span>les<text:span text:style-name="T1"> </text:span>deux<text:span text:style-name="T1"> </text:span>états<text:span text:style-name="T1"> </text:span>sont<text:span text:style-name="T1"> </text:span>nécessaires<text:span text:style-name="T1"> </text:span>c'est<text:span text:style-name="T1"> </text:span>la<text:span text:style-name="T1"> </text:span>théorie<text:span text:style-name="T1"> </text:span>qu'il<text:span text:style-name="T1"> </text:span>a<text:span text:style-name="T1"> </text:span>développée<text:span text:style-name="T1"> </text:span>en<text:span text:style-name="T1"> </text:span>prose<text:span text:style-name="T1"> </text:span>dans<text:span text:style-name="T1"> </text:span>son<text:span text:style-name="T1"> </text:span>Essai<text:span text:style-name="T1"> </text:span>intitulé<text:span text:style-name="T4"> </text:span><text:span text:style-name="T5">Compensation</text:span>$224$.<text:span text:style-name="T1"> </text:span>Tandis<text:span text:style-name="T1"> </text:span>que<text:span text:style-name="T1"> </text:span>Bryant,<text:span text:style-name="T1"> </text:span>d'une<text:span text:style-name="T1"> </text:span>large<text:span text:style-name="T1"> </text:span>vue,<text:span text:style-name="T1"> </text:span>embrasse<text:span text:style-name="T1"> </text:span>et<text:span text:style-name="T1"> </text:span>unifie<text:span text:style-name="T1"> </text:span><text:soft-page-break/>l'ensemble<text:span text:style-name="T1"> </text:span>de<text:span text:style-name="T1"> </text:span>la<text:span text:style-name="T1"> </text:span>vie,<text:span text:style-name="T1"> </text:span>Emerson<text:span text:style-name="T1"> </text:span>la<text:span text:style-name="T1"> </text:span>dualise,<text:span text:style-name="T1"> </text:span>y<text:span text:style-name="T1"> </text:span>cherche<text:span text:style-name="T1"> </text:span>deux<text:span text:style-name="T1"> </text:span>principes ;<text:span text:style-name="T1"> </text:span>l'un<text:span text:style-name="T1"> </text:span>y<text:span text:style-name="T1"> </text:span>voit<text:span text:style-name="T1"> </text:span>un<text:span text:style-name="T1"> </text:span>enchaînement,<text:span text:style-name="T1"> </text:span>l'autre,<text:span text:style-name="T1"> </text:span>une<text:span text:style-name="T1"> </text:span>bataille.<text:span text:style-name="T1"> </text:span>Tous<text:span text:style-name="T1"> </text:span>deux<text:span text:style-name="T1"> </text:span>se<text:span text:style-name="T1"> </text:span>rencontrent<text:span text:style-name="T1"> </text:span>en<text:span text:style-name="T1"> </text:span>cette<text:span text:style-name="T1"> </text:span>conception<text:span text:style-name="T1"> </text:span>de<text:span text:style-name="T1"> </text:span>la<text:span text:style-name="T1"> </text:span><text:span text:style-name="T5">continuité</text:span><text:span text:style-name="T1"> </text:span>de<text:span text:style-name="T1"> </text:span>la<text:span text:style-name="T1"> </text:span>Nature.<text:span text:style-name="T1"> </text:span>On<text:span text:style-name="T1"> </text:span>dirait,<text:span text:style-name="T1"> </text:span>si<text:span text:style-name="T1"> </text:span>ce<text:span text:style-name="T1"> </text:span>n'était<text:span text:style-name="T1"> </text:span>une<text:span text:style-name="T1"> </text:span>hérésie,<text:span text:style-name="T1"> </text:span>qu'elle<text:span text:style-name="T1"> </text:span>n'a<text:span text:style-name="T1"> </text:span>ni<text:span text:style-name="T1"> </text:span>commencement<text:span text:style-name="T1"> </text:span>ni<text:span text:style-name="T1"> </text:span>fin ;<text:span text:style-name="T1"> </text:span>et<text:span text:style-name="T1"> </text:span>de<text:span text:style-name="T1"> </text:span>fait,<text:span text:style-name="T1"> </text:span>si<text:span text:style-name="T1"> </text:span>l'on<text:span text:style-name="T1"> </text:span>restreint<text:span text:style-name="T1"> </text:span>le<text:span text:style-name="T1"> </text:span>sens<text:span text:style-name="T1"> </text:span>des<text:span text:style-name="T1"> </text:span>mots,<text:span text:style-name="T1"> </text:span>on<text:span text:style-name="T1"> </text:span>peut<text:span text:style-name="T1"> </text:span>le<text:span text:style-name="T1"> </text:span>dire.<text:span text:style-name="T1"> </text:span>Emerson<text:span text:style-name="T1"> </text:span>donne<text:span text:style-name="T1"> </text:span>de<text:span text:style-name="T1"> </text:span>cette<text:span text:style-name="T1"> </text:span>idée<text:span text:style-name="T1"> </text:span>de<text:span text:style-name="T1"> </text:span>pittoresques<text:span text:style-name="T1"> </text:span>for-<text:span text:style-name="T1"> </text:span>mules<text:span text:style-name="T1"> </text:span>« On<text:span text:style-name="T1"> </text:span>ne<text:span text:style-name="T1"> </text:span>surprend<text:span text:style-name="T1"> </text:span>pas<text:span text:style-name="T1"> </text:span>la<text:span text:style-name="T1"> </text:span>nature<text:span text:style-name="T1"> </text:span>dans<text:span text:style-name="T1"> </text:span>un<text:span text:style-name="T1"> </text:span>coin.<text:span text:style-name="T1"> </text:span>On<text:span text:style-name="T1"> </text:span>ne<text:span text:style-name="T1"> </text:span>trouvera<text:span text:style-name="T1"> </text:span>jamais<text:span text:style-name="T1"> </text:span>le<text:span text:style-name="T1"> </text:span>bout<text:span text:style-name="T1"> </text:span>du<text:span text:style-name="T1"> </text:span>fil.<text:span text:style-name="T1"> » </text:span>C'est<text:span text:style-name="T1"> </text:span>pourquoi<text:span text:style-name="T1"> </text:span>on<text:span text:style-name="T1"> </text:span>cherchera<text:span text:style-name="T1"> </text:span>toujours,<text:span text:style-name="T1"> </text:span>et<text:span text:style-name="T1"> </text:span>c'est<text:span text:style-name="T1"> </text:span>aussi<text:span text:style-name="T1"> </text:span>pourquoi<text:span text:style-name="T1"> </text:span>la<text:span text:style-name="T1"> </text:span>Nature<text:span text:style-name="T1"> </text:span>aura<text:span text:style-name="T1"> </text:span>toujours<text:span text:style-name="T1"> </text:span>ses<text:span text:style-name="T1"> </text:span>poètes.<text:span text:style-name="T1"> </text:span></text:p>
      <text:h text:style-name="P24" text:outline-level="2">II - L'humour et les humoristes </text:h>
      <text:p text:style-name="Standard"/>
      <text:p text:style-name="Standard">Tout<text:span text:style-name="T1"> </text:span>n'est<text:span text:style-name="T1"> </text:span>pas<text:span text:style-name="T1"> </text:span>dit<text:span text:style-name="T1"> </text:span>sur<text:span text:style-name="T1"> </text:span>l'humour<text:span text:style-name="T1"> </text:span>anglais<text:span text:style-name="T1"> </text:span>tant<text:span text:style-name="T1"> </text:span>qu'on<text:span text:style-name="T1"> </text:span>ne<text:span text:style-name="T1"> </text:span>l'a<text:span text:style-name="T1"> </text:span>étudié<text:span text:style-name="T1"> </text:span>que<text:span text:style-name="T1"> </text:span>dans<text:span text:style-name="T1"> </text:span>la<text:span text:style-name="T1"> </text:span>littérature<text:span text:style-name="T1"> </text:span>britannique.<text:span text:style-name="T1"> </text:span>Les<text:span text:style-name="T1"> </text:span>Américains,<text:span text:style-name="T1"> </text:span>pour<text:span text:style-name="T1"> </text:span>avoir<text:span text:style-name="T1"> </text:span>le<text:span text:style-name="T1"> </text:span>même<text:span text:style-name="T1"> </text:span>parler,<text:span text:style-name="T1"> </text:span>sont<text:span text:style-name="T1"> </text:span>loin<text:span text:style-name="T1"> </text:span>d'avoir<text:span text:style-name="T1"> </text:span>les<text:span text:style-name="T1"> </text:span>mœurs<text:span text:style-name="T1"> </text:span>anglaises<text:span text:style-name="T1"> </text:span>sans<text:span text:style-name="T1"> </text:span>doute,<text:span text:style-name="T1"> </text:span>cette<text:span text:style-name="T1"> </text:span>unité<text:span text:style-name="T1"> </text:span>de<text:span text:style-name="T1"> </text:span>langue,<text:span text:style-name="T1"> </text:span>d'abord,<text:span text:style-name="T1"> </text:span>une<text:span text:style-name="T1"> </text:span>même<text:span text:style-name="T1"> </text:span>nourriture<text:span text:style-name="T1"> </text:span>intellectuelle<text:span text:style-name="T1"> </text:span>et<text:span text:style-name="T1"> </text:span>le<text:span text:style-name="T1"> </text:span>même<text:span text:style-name="T1"> </text:span>fonds<text:span text:style-name="T1"> </text:span>religieux,<text:span text:style-name="T1"> </text:span>le<text:span text:style-name="T1"> </text:span>même<text:span text:style-name="T1"> </text:span>Shakespeare<text:span text:style-name="T1"> </text:span>et<text:span text:style-name="T1"> </text:span>la<text:span text:style-name="T1"> </text:span>même<text:span text:style-name="T1"> </text:span>Bible,<text:span text:style-name="T1"> </text:span>des<text:span text:style-name="T1"> </text:span>traditions<text:span text:style-name="T1"> </text:span>et<text:span text:style-name="T1"> </text:span>des<text:span text:style-name="T1"> </text:span>préjugés<text:span text:style-name="T1"> </text:span>communs<text:span text:style-name="T1"> </text:span>ont<text:span text:style-name="T1"> </text:span>donné<text:span text:style-name="T1"> </text:span>aux<text:span text:style-name="T1"> </text:span>deux<text:span text:style-name="T1"> </text:span>peuples<text:span text:style-name="T1"> </text:span>un<text:span text:style-name="T1"> </text:span>air<text:span text:style-name="T1"> </text:span>de<text:span text:style-name="T1"> </text:span>famille<text:span text:style-name="T1"> </text:span>mais<text:span text:style-name="T1"> </text:span>plus<text:span text:style-name="T1"> </text:span>encore<text:span text:style-name="T1"> </text:span>que<text:span text:style-name="T1"> </text:span>les<text:span text:style-name="T1"> </text:span>ressemblances,<text:span text:style-name="T1"> </text:span>les<text:span text:style-name="T1"> </text:span>différences<text:span text:style-name="T1"> </text:span>sont<text:span text:style-name="T1"> </text:span>caractéristiques.<text:span text:style-name="T1"> </text:span>Ici,<text:span text:style-name="T1"> </text:span>la<text:span text:style-name="T1"> </text:span>liberté<text:span text:style-name="T1"> </text:span>se<text:span text:style-name="T1"> </text:span>meut<text:span text:style-name="T1"> </text:span>sous<text:span text:style-name="T1"> </text:span>des<text:span text:style-name="T1"> </text:span>règles<text:span text:style-name="T1"> </text:span>qui<text:span text:style-name="T1"> </text:span>la<text:span text:style-name="T1"> </text:span>dominent<text:span text:style-name="T1"> </text:span>sévèrement,<text:span text:style-name="T1"> </text:span>les<text:span text:style-name="T1"> </text:span>personnes,<text:span text:style-name="T1"> </text:span>les<text:span text:style-name="T1"> </text:span>familles,<text:span text:style-name="T1"> </text:span>les<text:span text:style-name="T1"> </text:span>métiers<text:span text:style-name="T1"> </text:span>sont<text:span text:style-name="T1"> </text:span>hiérarchisés,<text:span text:style-name="T1"> </text:span>le<text:span text:style-name="T1"> </text:span>respect<text:span text:style-name="T1"> </text:span>pour<text:span text:style-name="T1"> </text:span>la<text:span text:style-name="T1"> </text:span>forme<text:span text:style-name="T1"> </text:span>va<text:span text:style-name="T1"> </text:span>jusqu'à<text:span text:style-name="T1"> </text:span>la<text:span text:style-name="T1"> </text:span>superstition,<text:span text:style-name="T1"> </text:span>enfin<text:span text:style-name="T1"> </text:span>il<text:span text:style-name="T1"> </text:span>y<text:span text:style-name="T1"> </text:span>a<text:span text:style-name="T1"> </text:span>une<text:span text:style-name="T1"> </text:span>religion<text:span text:style-name="T1"> d’État </text:span>qui<text:span text:style-name="T1"> c</text:span>ommande<text:span text:style-name="T1"> </text:span>à<text:span text:style-name="T1"> </text:span>la<text:span text:style-name="T1"> </text:span>vie<text:span text:style-name="T1"> </text:span>privée<text:span text:style-name="T1"> </text:span>comme<text:span text:style-name="T1"> </text:span>les<text:span text:style-name="T1"> </text:span>lois<text:span text:style-name="T1"> </text:span>à<text:span text:style-name="T1"> </text:span>la<text:span text:style-name="T1"> </text:span>vie<text:span text:style-name="T1"> </text:span>publique<text:span text:style-name="T1"> </text:span>là,<text:span text:style-name="T1"> </text:span>au<text:span text:style-name="T1"> </text:span>contraire,<text:span text:style-name="T1"> </text:span>une<text:span text:style-name="T1"> </text:span>liberté,<text:span text:style-name="T1"> </text:span>une<text:span text:style-name="T1"> </text:span>égalité,<text:span text:style-name="T1"> </text:span>une<text:span text:style-name="T1"> </text:span>tolérance,<text:span text:style-name="T1"> </text:span>un<text:span text:style-name="T1"> </text:span>individualisme<text:span text:style-name="T1"> </text:span>qui<text:span text:style-name="T1"> </text:span>vont<text:span text:style-name="T1"> </text:span>jusqu'à<text:span text:style-name="T1"> </text:span>l'émiettement<text:span text:style-name="T1"> </text:span>de<text:span text:style-name="T1"> </text:span>la<text:span text:style-name="T1"> </text:span>nation<text:span text:style-name="T1"> </text:span>en<text:span text:style-name="T1"> </text:span>une<text:span text:style-name="T1"> </text:span>multitude<text:span text:style-name="T1"> </text:span>de<text:span text:style-name="T1"> </text:span>volontés<text:span text:style-name="T1"> </text:span>divergentes,<text:span text:style-name="T1"> </text:span>un<text:span text:style-name="T1"> </text:span>laisser-aller<text:span text:style-name="T1"> </text:span>de<text:span text:style-name="T1"> </text:span>la<text:span text:style-name="T1"> </text:span>chose<text:span text:style-name="T1"> </text:span>publique<text:span text:style-name="T1"> </text:span>caractérisé<text:span text:style-name="T1"> </text:span>par<text:span text:style-name="T1"> </text:span>le<text:span text:style-name="T1"> </text:span>« chacun<text:span text:style-name="T1"> </text:span>pour<text:span text:style-name="T1"> </text:span>soi<text:span text:style-name="T1"> »</text:span>,<text:span text:style-name="T1"> </text:span>le<text:span text:style-name="T1"> </text:span>défaut<text:span text:style-name="T1"> </text:span>de<text:span text:style-name="T1"> </text:span>cohérence<text:span text:style-name="T1"> </text:span>et,<text:span text:style-name="T1"> </text:span>en<text:span text:style-name="T1"> </text:span>place<text:span text:style-name="T1"> </text:span>de<text:span text:style-name="T1"> </text:span>l'égoïsme<text:span text:style-name="T1"> </text:span>national,<text:span text:style-name="T1"> </text:span>l'égoïsme<text:span text:style-name="T1"> </text:span>personnel.<text:span text:style-name="T1"> </text:span>De<text:span text:style-name="T1"> </text:span>plus,<text:span text:style-name="T1"> </text:span>dans<text:span text:style-name="T1"> </text:span>un<text:span text:style-name="T1"> </text:span>pays<text:span text:style-name="T1"> </text:span>où<text:span text:style-name="T1"> </text:span>bien<text:span text:style-name="T1"> </text:span>peu<text:span text:style-name="T1"> </text:span>de<text:span text:style-name="T1"> </text:span>personnes<text:span text:style-name="T1"> </text:span>ont<text:span text:style-name="T1"> </text:span>leur<text:span text:style-name="T1"> </text:span>fortune<text:span text:style-name="T1"> </text:span>faite,<text:span text:style-name="T1"> </text:span>il<text:span text:style-name="T1"> </text:span>y<text:span text:style-name="T1"> </text:span>a<text:span text:style-name="T1"> </text:span>les<text:span text:style-name="T1"> </text:span>affaires<text:span text:style-name="T1"> </text:span>qui<text:span text:style-name="T1"> </text:span>priment<text:span text:style-name="T1"> </text:span>tout,<text:span text:style-name="T1"> </text:span>dévorent<text:span text:style-name="T1"> </text:span>jusqu'aux<text:span text:style-name="T1"> </text:span>plaisirs.<text:span text:style-name="T1"> </text:span>L'Anglais<text:span text:style-name="T1"> </text:span>est<text:span text:style-name="T1"> </text:span>difficile<text:span text:style-name="T1"> </text:span>à<text:span text:style-name="T1"> </text:span>amuser<text:span text:style-name="T1"> </text:span>l'Américain<text:span text:style-name="T1"> </text:span>paraît<text:span text:style-name="T1"> </text:span>inamusable ;<text:span text:style-name="T1"> </text:span>l'Anglais<text:span text:style-name="T1"> </text:span>est<text:span text:style-name="T1"> </text:span>sérieux,<text:span text:style-name="T1"> </text:span>l'Américain<text:span text:style-name="T1"> </text:span>paraît<text:span text:style-name="T1"> </text:span>grave,<text:span text:style-name="T1"> </text:span>mais<text:span text:style-name="T1"> </text:span>de<text:span text:style-name="T1"> </text:span>cette<text:span text:style-name="T1"> </text:span>gravité<text:span text:style-name="T1"> </text:span>toute<text:span text:style-name="T1"> </text:span>physiologique<text:span text:style-name="T1"> </text:span>qu'un<text:span text:style-name="T1"> </text:span>vif<text:span text:style-name="T1"> </text:span>chatouillement<text:span text:style-name="T1"> </text:span>détruira<text:span text:style-name="T1"> </text:span>soudain.<text:span text:style-name="T1"> </text:span>Et<text:span text:style-name="T1"> </text:span>comme<text:span text:style-name="T1"> </text:span>la<text:span text:style-name="T1"> </text:span>caractéristique<text:span text:style-name="T1"> </text:span>des<text:span text:style-name="T1"> </text:span>peuples<text:span text:style-name="T1"> </text:span>est<text:span text:style-name="T1"> </text:span>surtout<text:span text:style-name="T1"> </text:span>dans<text:span text:style-name="T1"> </text:span>la<text:span text:style-name="T1"> </text:span>manière<text:span text:style-name="T1"> </text:span>dont<text:span text:style-name="T1"> </text:span>ils<text:span text:style-name="T1"> </text:span>s'amusent,<text:span text:style-name="T1"> </text:span>dans<text:span text:style-name="T1"> </text:span>la<text:span text:style-name="T1"> </text:span>forme<text:span text:style-name="T1"> </text:span>qu'ils<text:span text:style-name="T1"> </text:span>donnent<text:span text:style-name="T1"> </text:span>à<text:span text:style-name="T1"> </text:span>cette<text:span text:style-name="T1"> </text:span>littérature<text:span text:style-name="T1"> </text:span>qui<text:span text:style-name="T1"> </text:span>veut<text:span text:style-name="T1"> </text:span>faire<text:span text:style-name="T1"> </text:span>penser,<text:span text:style-name="T1"> </text:span>mais<text:span text:style-name="T1"> </text:span>en<text:span text:style-name="T1"> </text:span>faisant<text:span text:style-name="T1"> </text:span>rire<text:span text:style-name="T1"> </text:span>ou<text:span text:style-name="T1"> </text:span>sourire,<text:span text:style-name="T1"> </text:span>l'humour<text:span text:style-name="T1"> </text:span>chez<text:span text:style-name="T1"> </text:span>les<text:span text:style-name="T1"> </text:span>deux<text:span text:style-name="T1"> </text:span>nations<text:span text:style-name="T1"> </text:span>sœurs<text:span text:style-name="T1"> </text:span>est<text:span text:style-name="T1"> </text:span>très<text:span text:style-name="T1"> </text:span>différent.<text:span text:style-name="T1"> </text:span>Pressé<text:span text:style-name="T1"> </text:span>de<text:span text:style-name="T1"> </text:span>vivre,<text:span text:style-name="T1"> </text:span>l'Américain<text:span text:style-name="T1"> </text:span>ne<text:span text:style-name="T1"> </text:span>saurait<text:span text:style-name="T1"> </text:span>prendre<text:span text:style-name="T1"> </text:span>le<text:span text:style-name="T1"> </text:span>temps<text:span text:style-name="T1"> </text:span>de<text:span text:style-name="T1"> </text:span>méditer<text:span text:style-name="T1"> </text:span>la<text:span text:style-name="T1"> </text:span>profondeur<text:span text:style-name="T1"> </text:span>ou<text:span text:style-name="T1"> </text:span>la<text:span text:style-name="T1"> </text:span>délicatesse<text:span text:style-name="T1"> </text:span>d'un<text:span text:style-name="T1"> </text:span>trait<text:span text:style-name="T1"> </text:span>d'esprit ;<text:span text:style-name="T1"> </text:span>il<text:span text:style-name="T1"> </text:span>faut<text:span text:style-name="T1"> </text:span>l'empoigner,<text:span text:style-name="T1"> </text:span>le<text:span text:style-name="T1"> </text:span>violenter,<text:span text:style-name="T1"> </text:span>le<text:span text:style-name="T1"> </text:span>secouer<text:span text:style-name="T1"> </text:span>brutalement<text:span text:style-name="T1"> </text:span>par<text:span text:style-name="T1"> </text:span>une<text:span text:style-name="T1"> </text:span>grosse<text:span text:style-name="T1"> </text:span>extravagance ;<text:span text:style-name="T1"> </text:span>c'est<text:span text:style-name="T1"> </text:span>un<text:span text:style-name="T1"> </text:span>accès<text:span text:style-name="T1"> </text:span>de<text:span text:style-name="T1"> </text:span>gaieté<text:span text:style-name="T1"> </text:span>qu'il<text:span text:style-name="T1"> </text:span>cherche,<text:span text:style-name="T1"> </text:span>une<text:span text:style-name="T1"> </text:span>énergique<text:span text:style-name="T1"> </text:span>flambée<text:span text:style-name="T1"> </text:span>qui<text:span text:style-name="T1"> </text:span>lui<text:span text:style-name="T1"> </text:span>fouette<text:span text:style-name="T1"> </text:span>le<text:span text:style-name="T1"> </text:span>sang.<text:span text:style-name="T1"> </text:span>Comment<text:span text:style-name="T1"> </text:span>alors<text:span text:style-name="T1"> </text:span>se<text:span text:style-name="T1"> </text:span>plairait-il<text:span text:style-name="T1"> </text:span>à<text:span text:style-name="T1"> </text:span>la<text:span text:style-name="T1"> </text:span>délicatesse<text:span text:style-name="T1"> </text:span>d'un<text:span text:style-name="T1"> </text:span>Charles<text:span text:style-name="T1"> </text:span>Lamb,<text:span text:style-name="T1"> </text:span>aux<text:span text:style-name="T4"> </text:span><text:span text:style-name="T5">Essais</text:span><text:span text:style-name="T1"> </text:span>d'Elia,<text:span text:style-name="T1"> </text:span>ce<text:span text:style-name="T1"> </text:span>foyer<text:span text:style-name="T1"> </text:span>doux<text:span text:style-name="T1"> </text:span>qui<text:span text:style-name="T1"> </text:span>convient<text:span text:style-name="T1"> </text:span>à<text:span text:style-name="T1"> </text:span>l'intimité<text:span text:style-name="T1"> </text:span>du<text:span text:style-name="T1"> </text:span>salon<text:span text:style-name="T1"> </text:span>de<text:span text:style-name="T1"> </text:span>famille<text:span text:style-name="T1"> </text:span>ou<text:span text:style-name="T1"> </text:span>à<text:span text:style-name="T1"> </text:span>la<text:span text:style-name="T1"> </text:span>solitude<text:span text:style-name="T1"> </text:span>du<text:span text:style-name="T1"> </text:span>cabinet<text:span text:style-name="T1"> </text:span>de<text:span text:style-name="T1"> </text:span>travail$226$<text:span text:style-name="T1"> </text:span>?<text:span text:style-name="T1"> </text:span>Les<text:span text:style-name="T1"> </text:span><text:span text:style-name="T5">Essais</text:span><text:span text:style-name="T4"> </text:span>sont<text:span text:style-name="T1"> </text:span>un<text:span text:style-name="T1"> </text:span>livre<text:span text:style-name="T1"> </text:span>du<text:span text:style-name="T1"> </text:span>coin<text:span text:style-name="T1"> </text:span>du<text:span text:style-name="T1"> </text:span>feu,<text:span text:style-name="T1"> </text:span>comme<text:span text:style-name="T1"> </text:span>le<text:span text:style-name="T1"> </text:span><text:span text:style-name="T5">Voyage</text:span><text:span text:style-name="T4"> </text:span><text:span text:style-name="T5">sentimental</text:span>$227$,<text:span text:style-name="T1"> </text:span>comme<text:span text:style-name="T1"> </text:span>le<text:span text:style-name="T1"> </text:span><text:span text:style-name="T5">Vicaire</text:span><text:span text:style-name="T4"> </text:span><text:span text:style-name="T5">de</text:span><text:span text:style-name="T4"> </text:span><text:span text:style-name="T5">Wakefield</text:span>$228$<text:span text:style-name="T1"> </text:span>les<text:span text:style-name="T1"> </text:span>productions<text:span text:style-name="T1"> </text:span>des<text:span text:style-name="T1"> </text:span>humoristes<text:span text:style-name="T1"> </text:span>américains<text:span text:style-name="T1"> </text:span>sont<text:span text:style-name="T1"> </text:span>à<text:span text:style-name="T1"> </text:span>lire<text:span text:style-name="T1"> </text:span>en<text:span text:style-name="T1"> </text:span>chemin<text:span text:style-name="T1"> </text:span>de<text:span text:style-name="T1"> </text:span>fer,<text:span text:style-name="T1"> </text:span>littérature<text:span text:style-name="T1"> </text:span>de<text:span text:style-name="T4"> </text:span><text:span text:style-name="T5">sleeping-car</text:span>.<text:span text:style-name="T1"> </text:span></text:p>
      <text:p text:style-name="Standard">Non<text:span text:style-name="T1"> </text:span>que<text:span text:style-name="T1"> </text:span>tout<text:span text:style-name="T1"> </text:span>l'humour<text:span text:style-name="T1"> </text:span>anglais<text:span text:style-name="T1"> </text:span>soit<text:span text:style-name="T1"> </text:span>digne<text:span text:style-name="T1"> </text:span>de<text:span text:style-name="T1"> </text:span>Lamb<text:span text:style-name="T1"> </text:span>ni<text:span text:style-name="T1"> </text:span>tout<text:span text:style-name="T1"> </text:span>l'humour<text:span text:style-name="T1"> </text:span>américain<text:span text:style-name="T1"> </text:span>au<text:span text:style-name="T1"> </text:span>niveau<text:span text:style-name="T1"> </text:span>de<text:span text:style-name="T1"> </text:span>l'esprit<text:span text:style-name="T1"> </text:span>de<text:span text:style-name="T1"> </text:span>Mark<text:span text:style-name="T1"> </text:span>Twain ;<text:span text:style-name="T1"> </text:span>on<text:span text:style-name="T1"> </text:span>ne<text:span text:style-name="T1"> </text:span>détermine<text:span text:style-name="T1"> </text:span>ici<text:span text:style-name="T1"> </text:span>que<text:span text:style-name="T1"> </text:span>les<text:span text:style-name="T1"> </text:span>divergences<text:span text:style-name="T1"> </text:span>extrêmes.<text:span text:style-name="T1"> </text:span>Aussi<text:span text:style-name="T1"> </text:span>bien,<text:span text:style-name="T1"> </text:span>il<text:span text:style-name="T1"> </text:span>faut<text:span text:style-name="T1"> </text:span>les<text:span text:style-name="T1"> </text:span>exemples<text:span text:style-name="T1"> </text:span>pour<text:span text:style-name="T1"> </text:span>appuyer<text:span text:style-name="T1"> </text:span>la<text:span text:style-name="T1"> </text:span>théorie ;<text:span text:style-name="T1"> </text:span>autrement,<text:span text:style-name="T1"> </text:span>ce<text:span text:style-name="T1"> </text:span>serait,<text:span text:style-name="T1"> </text:span>comme<text:span text:style-name="T1"> </text:span>dit<text:span text:style-name="T1"> </text:span>quelque<text:span text:style-name="T1"> </text:span>part<text:span text:style-name="T1"> </text:span>Schopenhauer,<text:span text:style-name="T1"> </text:span>commencer<text:span text:style-name="T1"> </text:span>par<text:span text:style-name="T1"> </text:span>jouer<text:span text:style-name="T1"> </text:span>une<text:span text:style-name="T1"> </text:span>valse<text:span text:style-name="T1"> </text:span>pour<text:span text:style-name="T1"> </text:span>danser<text:span text:style-name="T1"> </text:span>ensuite.<text:span text:style-name="T1"> </text:span>On<text:span text:style-name="T1"> </text:span>n'a<text:span text:style-name="T1"> </text:span>voulu<text:span text:style-name="T1"> </text:span>qu'exposer<text:span text:style-name="T1"> </text:span>tout<text:span text:style-name="T1"> </text:span>d'abord<text:span text:style-name="T1"> </text:span>le<text:span text:style-name="T1"> </text:span>motif<text:span text:style-name="T1"> </text:span>qui<text:span text:style-name="T1"> </text:span>à<text:span text:style-name="T1"> </text:span>poussé<text:span text:style-name="T1"> </text:span>à<text:span text:style-name="T1"> </text:span>entreprendre<text:span text:style-name="T1"> </text:span>cette<text:span text:style-name="T1"> </text:span>étude<text:span text:style-name="T1"> </text:span>et<text:span text:style-name="T1"> </text:span>le<text:span text:style-name="T1"> </text:span>but<text:span text:style-name="T1"> </text:span>qu'on<text:span text:style-name="T1"> </text:span>espère<text:span text:style-name="T1"> </text:span>atteindre<text:span text:style-name="T1"> </text:span>montrer<text:span text:style-name="T1"> </text:span>quelle<text:span text:style-name="T1"> </text:span>est<text:span text:style-name="T1"> </text:span>la<text:span text:style-name="T1"> </text:span>forme<text:span text:style-name="T1"> </text:span>particulière<text:span text:style-name="T1"> </text:span>que<text:span text:style-name="T1"> </text:span>les<text:span text:style-name="T1"> </text:span>Américains<text:span text:style-name="T1"> </text:span>ont<text:span text:style-name="T1"> </text:span>donnée<text:span text:style-name="T1"> </text:span>au<text:span text:style-name="T1"> </text:span>vieil<text:span text:style-name="T1"> </text:span>humour<text:span text:style-name="T1"> </text:span>britannique,<text:span text:style-name="T1"> </text:span>comment<text:span text:style-name="T1"> </text:span>ils<text:span text:style-name="T1"> </text:span>l'ont<text:span text:style-name="T1"> </text:span>rajeuni,<text:span text:style-name="T1"> </text:span>mais<text:span text:style-name="T1"> </text:span>aussi,<text:span text:style-name="T1"> </text:span>avec<text:span text:style-name="T1"> </text:span>leur<text:span text:style-name="T1"> </text:span>tempérament<text:span text:style-name="T1"> </text:span>propre,<text:span text:style-name="T1"> </text:span>gâté<text:span text:style-name="T1"> </text:span>et<text:span text:style-name="T1"> </text:span>défiguré.<text:span text:style-name="T1"> </text:span></text:p>
      <text:h text:style-name="P35" text:outline-level="3">I</text:h>
      <text:p text:style-name="Standard">En<text:span text:style-name="T1"> </text:span>feuilletant<text:span text:style-name="T1"> </text:span>les<text:span text:style-name="T1"> </text:span>œuvres<text:span text:style-name="T1"> </text:span>d'Emerson,<text:span text:style-name="T1"> </text:span>d'Edgar<text:span text:style-name="T1"> </text:span>Poe,<text:span text:style-name="T1"> </text:span>de<text:span text:style-name="T1"> </text:span>Hawthornë,<text:span text:style-name="T1"> </text:span>on<text:span text:style-name="T1"> </text:span>trouve<text:span text:style-name="T1"> </text:span>des<text:span text:style-name="T1"> </text:span>pages<text:span text:style-name="T1"> </text:span>humoristiques<text:span text:style-name="T1"> </text:span>égales,<text:span text:style-name="T1"> </text:span>pour<text:span text:style-name="T1"> </text:span>la<text:span text:style-name="T1"> </text:span>fantaisie<text:span text:style-name="T1"> </text:span>et<text:span text:style-name="T1"> </text:span>la<text:span text:style-name="T1"> </text:span>profondeur,<text:span text:style-name="T1"> </text:span>aux<text:span text:style-name="T1"> </text:span>plus<text:span text:style-name="T1"> </text:span>belles<text:span text:style-name="T1"> </text:span>pages<text:span text:style-name="T1"> </text:span>des<text:span text:style-name="T1"> </text:span>Swift<text:span text:style-name="T1"> </text:span>et<text:span text:style-name="T1"> </text:span>des<text:span text:style-name="T1"> </text:span>Sterne.<text:span text:style-name="T1"> </text:span>Si<text:span text:style-name="T1"> </text:span>on<text:span text:style-name="T1"> </text:span>se<text:span text:style-name="T1"> </text:span>rabat<text:span text:style-name="T1"> </text:span>sur<text:span text:style-name="T1"> </text:span>les<text:span text:style-name="T1"> </text:span>humoristes<text:span text:style-name="T1"> </text:span>de<text:span text:style-name="T1"> </text:span>profession,<text:span text:style-name="T1"> </text:span>dont<text:span text:style-name="T1"> </text:span>c'est<text:span text:style-name="T1"> </text:span>le<text:span text:style-name="T1"> </text:span>tempérament<text:span text:style-name="T1"> </text:span>de<text:span text:style-name="T1"> </text:span>rire<text:span text:style-name="T1"> </text:span>et<text:span text:style-name="T1"> </text:span>le<text:span text:style-name="T1"> </text:span>métier<text:span text:style-name="T1"> </text:span>de<text:span text:style-name="T1"> </text:span>faire<text:span text:style-name="T1"> </text:span>rire,<text:span text:style-name="T1"> </text:span>la<text:span text:style-name="T1"> </text:span>chute<text:span text:style-name="T1"> </text:span>est<text:span text:style-name="T1"> </text:span>sensible.<text:span text:style-name="T1"> </text:span>L'un<text:span text:style-name="T1"> </text:span>a<text:span text:style-name="T1"> </text:span>de<text:span text:style-name="T1"> </text:span>la<text:span text:style-name="T1"> </text:span>facilité,<text:span text:style-name="T1"> </text:span>l'autre<text:span text:style-name="T1"> </text:span>de<text:span text:style-name="T1"> </text:span>l'imprévu,<text:span text:style-name="T1"> </text:span>tous<text:span text:style-name="T1"> </text:span>une<text:span text:style-name="T1"> </text:span>certaine<text:span text:style-name="T1"> </text:span>sagacité,<text:span text:style-name="T1"> </text:span>un<text:span text:style-name="T1"> </text:span>flair<text:span text:style-name="T1"> </text:span>qui<text:span text:style-name="T1"> </text:span>les<text:span text:style-name="T1"> </text:span>mène<text:span text:style-name="T1"> </text:span>au<text:span text:style-name="T1"> </text:span>comique,<text:span text:style-name="T1"> </text:span>mais<text:span text:style-name="T1"> </text:span>non<text:span text:style-name="T1"> </text:span>sans<text:span text:style-name="T1"> </text:span>une<text:span text:style-name="T1"> </text:span>assez<text:span text:style-name="T1"> </text:span>pénible<text:span text:style-name="T1"> </text:span>recherche.<text:span text:style-name="T1"> </text:span>Ils<text:span text:style-name="T1"> </text:span>rencontrent<text:span text:style-name="T1"> </text:span>le<text:span text:style-name="T1"> </text:span>mot,<text:span text:style-name="T1"> </text:span>mais<text:span text:style-name="T1"> </text:span>la<text:span text:style-name="T1"> </text:span>trouvaille<text:span text:style-name="T1"> </text:span>est<text:span text:style-name="T1"> </text:span>trop<text:span text:style-name="T1"> </text:span>souvent<text:span text:style-name="T1"> </text:span>gâtée<text:span text:style-name="T1"> </text:span>par<text:span text:style-name="T1"> </text:span>l'effort<text:span text:style-name="T1"> </text:span>leur<text:span text:style-name="T1"> </text:span>style<text:span text:style-name="T1"> </text:span>est<text:span text:style-name="T1"> </text:span>essoufflé<text:span text:style-name="T1"> </text:span>comme<text:span text:style-name="T1"> </text:span>un<text:span text:style-name="T1"> </text:span>chasseur<text:span text:style-name="T1"> </text:span>de<text:span text:style-name="T1"> </text:span>papillons.<text:span text:style-name="T1"> </text:span>Quant<text:span text:style-name="T1"> </text:span>au<text:span text:style-name="T1"> </text:span>sérieux,<text:span text:style-name="T1"> </text:span>ils<text:span text:style-name="T1"> </text:span>n'en<text:span text:style-name="T1"> </text:span>ont<text:span text:style-name="T1"> </text:span>point,<text:span text:style-name="T1"> </text:span>paraissant<text:span text:style-name="T1"> </text:span>d'ailleurs<text:span text:style-name="T1"> </text:span>s'en<text:span text:style-name="T1"> </text:span>soucier<text:span text:style-name="T1"> </text:span>fort<text:span text:style-name="T1"> </text:span>peu.<text:span text:style-name="T1"> </text:span>Qu'ils<text:span text:style-name="T1"> </text:span>égratignent<text:span text:style-name="T1"> </text:span>ou<text:span text:style-name="T1"> </text:span>qu'ils<text:span text:style-name="T1"> </text:span><text:soft-page-break/>chatouillent,<text:span text:style-name="T1"> </text:span>la<text:span text:style-name="T1"> </text:span>sensation<text:span text:style-name="T1"> </text:span>ne<text:span text:style-name="T1"> </text:span>va<text:span text:style-name="T1"> </text:span>pas<text:span text:style-name="T1"> </text:span>plus<text:span text:style-name="T1"> </text:span>loin<text:span text:style-name="T1"> </text:span>que<text:span text:style-name="T1"> </text:span>l'épiderme ;<text:span text:style-name="T1"> </text:span>la<text:span text:style-name="T1"> </text:span>blessure<text:span text:style-name="T1"> </text:span>ne<text:span text:style-name="T1"> </text:span>saigne<text:span text:style-name="T1"> </text:span>pas,<text:span text:style-name="T1"> </text:span>le<text:span text:style-name="T1"> </text:span>rire<text:span text:style-name="T1"> </text:span>ne<text:span text:style-name="T1"> </text:span>secoue<text:span text:style-name="T1"> </text:span>pas.<text:span text:style-name="T1"> </text:span>Ce<text:span text:style-name="T1"> </text:span>peuple<text:span text:style-name="T1"> </text:span>si<text:span text:style-name="T1"> </text:span>foncièrement<text:span text:style-name="T1"> </text:span>grave,<text:span text:style-name="T1"> </text:span>et<text:span text:style-name="T1"> </text:span>qui<text:span text:style-name="T1"> </text:span>ne<text:span text:style-name="T1"> </text:span>badine<text:span text:style-name="T1"> </text:span>pas<text:span text:style-name="T1"> </text:span>avec<text:span text:style-name="T1"> </text:span>les<text:span text:style-name="T1"> </text:span>affaires,<text:span text:style-name="T1"> </text:span>a<text:span text:style-name="T1"> </text:span>la<text:span text:style-name="T1"> </text:span>vue<text:span text:style-name="T1"> </text:span>plus<text:span text:style-name="T1"> </text:span>claire<text:span text:style-name="T1"> </text:span>que<text:span text:style-name="T1"> </text:span>profonde.<text:span text:style-name="T1"> </text:span>Ils<text:span text:style-name="T1"> </text:span>atteignent<text:span text:style-name="T1"> </text:span>l'idée,<text:span text:style-name="T1"> </text:span>luttent<text:span text:style-name="T1"> </text:span>pour<text:span text:style-name="T1"> </text:span>la<text:span text:style-name="T1"> </text:span>forme,<text:span text:style-name="T1"> </text:span>l'arrêtent<text:span text:style-name="T1"> </text:span>un<text:span text:style-name="T1"> </text:span>instant,<text:span text:style-name="T1"> </text:span>la<text:span text:style-name="T1"> </text:span>laissent<text:span text:style-name="T1"> </text:span>fuir<text:span text:style-name="T1"> </text:span>sans<text:span text:style-name="T1"> </text:span>lui<text:span text:style-name="T1"> </text:span>pousser<text:span text:style-name="T1"> </text:span>l'épée<text:span text:style-name="T1"> </text:span>aux<text:span text:style-name="T1"> </text:span>reins.<text:span text:style-name="T1"> </text:span>L'humour<text:span text:style-name="T1"> </text:span>des<text:span text:style-name="T1"> </text:span>Américains<text:span text:style-name="T1"> </text:span>ressemble<text:span text:style-name="T1"> </text:span>peut-être<text:span text:style-name="T1"> </text:span>plus<text:span text:style-name="T1"> </text:span>à<text:span text:style-name="T1"> </text:span>l'esprit<text:span text:style-name="T1"> </text:span>français,<text:span text:style-name="T1"> </text:span>celui<text:span text:style-name="T1"> </text:span>qui<text:span text:style-name="T1"> </text:span>n'est<text:span text:style-name="T1"> </text:span>pas<text:span text:style-name="T1"> </text:span>du<text:span text:style-name="T1"> </text:span>meilleur<text:span text:style-name="T1"> </text:span>aloi,<text:span text:style-name="T1"> </text:span>qu'au<text:span text:style-name="T1"> </text:span>vieil<text:span text:style-name="T1"> </text:span>humour<text:span text:style-name="T1"> </text:span>britannique.<text:span text:style-name="T1"> </text:span>C'est<text:span text:style-name="T1"> </text:span>souvent<text:span text:style-name="T1"> </text:span>un<text:span text:style-name="T1"> </text:span>mélange<text:span text:style-name="T1"> </text:span>de<text:span text:style-name="T1"> </text:span>fausse<text:span text:style-name="T1"> </text:span>gravité<text:span text:style-name="T1"> </text:span>et<text:span text:style-name="T1"> </text:span>de<text:span text:style-name="T1"> </text:span>comique<text:span text:style-name="T1"> </text:span>raffiné<text:span text:style-name="T1"> </text:span>qui<text:span text:style-name="T1"> </text:span>se<text:span text:style-name="T1"> </text:span>côtoient,<text:span text:style-name="T1"> </text:span>s'entrelacent,<text:span text:style-name="T1"> </text:span>sans<text:span text:style-name="T1"> </text:span>arriver<text:span text:style-name="T1"> </text:span>à<text:span text:style-name="T1"> </text:span>s'étreindre<text:span text:style-name="T1"> </text:span>et<text:span text:style-name="T1"> </text:span>à<text:span text:style-name="T1"> </text:span>se<text:span text:style-name="T1"> </text:span>fondre<text:span text:style-name="T1"> </text:span>on<text:span text:style-name="T1"> </text:span>pense<text:span text:style-name="T1"> </text:span>à<text:span text:style-name="T1"> </text:span>ces<text:span text:style-name="T1"> </text:span>bouffonneries<text:span text:style-name="T1"> </text:span>nègres<text:span text:style-name="T1"> </text:span>chantées<text:span text:style-name="T1"> </text:span>sur<text:span text:style-name="T1"> </text:span>un<text:span text:style-name="T1"> </text:span>ton<text:span text:style-name="T1"> </text:span>de<text:span text:style-name="T1"> </text:span>mélopée<text:span text:style-name="T1"> </text:span>lugubre.<text:span text:style-name="T1"> </text:span>II<text:span text:style-name="T1"> </text:span>a<text:span text:style-name="T1"> </text:span>des<text:span text:style-name="T1"> </text:span>procédés<text:span text:style-name="T1"> </text:span>enfantins<text:span text:style-name="T1"> </text:span>ou<text:span text:style-name="T1"> </text:span>bizarres<text:span text:style-name="T1"> </text:span>l'hyperbole$229$,<text:span text:style-name="T1"> </text:span>il<text:span text:style-name="T1"> </text:span>faudrait<text:span text:style-name="T1"> </text:span>dire<text:span text:style-name="T1"> </text:span><text:span text:style-name="T5">hyperhyperbole</text:span>,<text:span text:style-name="T1"> </text:span>l'antithèse,<text:span text:style-name="T1"> </text:span>l'énumération<text:span text:style-name="T1"> </text:span>hétéroclite,<text:span text:style-name="T1"> </text:span>la<text:span text:style-name="T1"> </text:span>gradation<text:span text:style-name="T1"> </text:span>illogique,<text:span text:style-name="T1"> </text:span>le<text:span text:style-name="T1"> </text:span>quiproquo<text:span text:style-name="T1"> </text:span>et<text:span text:style-name="T1"> </text:span>surtout<text:span text:style-name="T1"> </text:span>l'emploi<text:span text:style-name="T1"> </text:span>de<text:span text:style-name="T1"> </text:span>l'argot,<text:span text:style-name="T1"> </text:span><text:span text:style-name="T5">slang</text:span>,<text:span text:style-name="T1"> </text:span>d'une<text:span text:style-name="T1"> </text:span>orthographe<text:span text:style-name="T1"> </text:span>étrange,<text:span text:style-name="T1"> </text:span>d'une<text:span text:style-name="T1"> </text:span>grammaire<text:span text:style-name="T1"> </text:span>à<text:span text:style-name="T1"> </text:span>faire<text:span text:style-name="T1"> </text:span>frémir.<text:span text:style-name="T1"> </text:span>Rien<text:span text:style-name="T1"> </text:span>ne<text:span text:style-name="T1"> </text:span>les<text:span text:style-name="T1"> </text:span>arrête<text:span text:style-name="T1"> </text:span>la<text:span text:style-name="T1"> </text:span>langue<text:span text:style-name="T1"> </text:span>nationale<text:span text:style-name="T1"> </text:span>en<text:span text:style-name="T1"> </text:span>a<text:span text:style-name="T1"> </text:span>vu<text:span text:style-name="T1"> </text:span>de<text:span text:style-name="T1"> </text:span>si<text:span text:style-name="T1"> </text:span>dures<text:span text:style-name="T1"> </text:span>entre<text:span text:style-name="T1"> </text:span>leurs<text:span text:style-name="T1"> </text:span>mains<text:span text:style-name="T1"> </text:span>qu'elle<text:span text:style-name="T1"> </text:span>s'en<text:span text:style-name="T1"> </text:span>relèvera<text:span text:style-name="T1"> </text:span>difficilement.<text:span text:style-name="T1"> </text:span>Le<text:span text:style-name="T1"> </text:span>beau<text:span text:style-name="T1"> </text:span>mérite<text:span text:style-name="T1"> </text:span>d'apprendre<text:span text:style-name="T1"> </text:span>à<text:span text:style-name="T1"> </text:span>mal<text:span text:style-name="T1"> </text:span>parler<text:span text:style-name="T1"> </text:span>au<text:span text:style-name="T1"> </text:span>peuple<text:span text:style-name="T1"> </text:span>de<text:span text:style-name="T1"> </text:span>la<text:span text:style-name="T1"> </text:span>terre<text:span text:style-name="T1"> </text:span>qui<text:span text:style-name="T1"> </text:span>parle<text:span text:style-name="T1"> </text:span>le<text:span text:style-name="T1"> </text:span>plus<text:span text:style-name="T1"> </text:span>mal !<text:span text:style-name="T1"> </text:span>Un<text:span text:style-name="T1"> </text:span>Athénien<text:span text:style-name="T1"> </text:span>se<text:span text:style-name="T1"> </text:span>serait<text:span text:style-name="T1"> </text:span>évanoui<text:span text:style-name="T1"> </text:span>à<text:span text:style-name="T1"> </text:span>entendre<text:span text:style-name="T1"> </text:span>un<text:span text:style-name="T1"> </text:span>barbare<text:span text:style-name="T1"> </text:span>traiter<text:span text:style-name="T1"> </text:span>la<text:span text:style-name="T1"> </text:span>langue<text:span text:style-name="T1"> </text:span>d'Aristophane<text:span text:style-name="T1"> </text:span>avec<text:span text:style-name="T1"> </text:span>la<text:span text:style-name="T1"> </text:span>moitié<text:span text:style-name="T1"> </text:span>du<text:span text:style-name="T1"> </text:span>sans-gêne<text:span text:style-name="T1"> </text:span>dont<text:span text:style-name="T1"> </text:span>M.<text:span text:style-name="T1"> </text:span>Billings$230$<text:span text:style-name="T1"> </text:span>ou<text:span text:style-name="T1"> </text:span>M.<text:span text:style-name="T1"> </text:span>Browne$231$<text:span text:style-name="T1"> </text:span>en<text:span text:style-name="T1"> </text:span>usent<text:span text:style-name="T1"> </text:span>avec<text:span text:style-name="T1"> </text:span>l'anglais<text:span text:style-name="T1"> </text:span>de<text:span text:style-name="T1"> </text:span>Swift.<text:span text:style-name="T1"> </text:span>Et,<text:span text:style-name="T1"> </text:span>pour<text:span text:style-name="T1"> </text:span>le<text:span text:style-name="T1"> </text:span>fonds,<text:span text:style-name="T1"> </text:span>M.<text:span text:style-name="T1"> </text:span>Lowell$232$,<text:span text:style-name="T1"> </text:span>lui-même,<text:span text:style-name="T1"> </text:span>le<text:span text:style-name="T1"> </text:span>fin<text:span text:style-name="T1"> </text:span>lettré,<text:span text:style-name="T1"> </text:span>ne<text:span text:style-name="T1"> </text:span>rougira<text:span text:style-name="T1"> </text:span>pas<text:span text:style-name="T1"> </text:span>de<text:span text:style-name="T1"> </text:span>nous<text:span text:style-name="T1"> </text:span>parler<text:span text:style-name="T1"> </text:span>d'un<text:span text:style-name="T1"> </text:span>nègre<text:span text:style-name="T1"> </text:span>« si<text:span text:style-name="T1"> </text:span>noir,<text:span text:style-name="T1"> </text:span>que<text:span text:style-name="T1"> </text:span>le<text:span text:style-name="T1"> </text:span>charbon<text:span text:style-name="T1"> </text:span>faisait<text:span text:style-name="T1"> </text:span>sur<text:span text:style-name="T1"> </text:span>lui<text:span text:style-name="T1"> </text:span>une<text:span text:style-name="T1"> </text:span>tache<text:span text:style-name="T1"> </text:span>blanche$233$<text:span text:style-name="T1"> »</text:span>,<text:span text:style-name="T1"> </text:span>ou<text:span text:style-name="T1"> </text:span>« d'un<text:span text:style-name="T1"> </text:span>morceau<text:span text:style-name="T1"> </text:span>de<text:span text:style-name="T1"> </text:span>bois<text:span text:style-name="T1"> </text:span>où<text:span text:style-name="T1"> </text:span>le<text:span text:style-name="T1"> </text:span>peintre<text:span text:style-name="T1"> </text:span>avait<text:span text:style-name="T1"> </text:span>si<text:span text:style-name="T1"> </text:span>bien<text:span text:style-name="T1"> </text:span>imité<text:span text:style-name="T1"> </text:span>le<text:span text:style-name="T1"> </text:span>marbre<text:span text:style-name="T1"> </text:span>que,<text:span text:style-name="T1"> </text:span>jeté<text:span text:style-name="T1"> </text:span>dans<text:span text:style-name="T1"> </text:span>l'eau,<text:span text:style-name="T1"> </text:span>il<text:span text:style-name="T1"> </text:span>s'enfonçait$234$<text:span text:style-name="T1"> »</text:span>.<text:span text:style-name="T1"> </text:span>Cela<text:span text:style-name="T1"> </text:span>ne<text:span text:style-name="T1"> </text:span>fait<text:span text:style-name="T1"> </text:span>même<text:span text:style-name="T1"> </text:span>pas<text:span text:style-name="T1"> </text:span>sourire.<text:span text:style-name="T1"> </text:span>Meilleur,<text:span text:style-name="T1"> </text:span>mais<text:span text:style-name="T1"> </text:span>d'un<text:span text:style-name="T1"> </text:span>genre<text:span text:style-name="T1"> </text:span>encore<text:span text:style-name="T1"> </text:span>fort<text:span text:style-name="T1"> </text:span>médiocre,<text:span text:style-name="T1"> </text:span>le<text:span text:style-name="T1"> </text:span>mot<text:span text:style-name="T1"> </text:span>de<text:span text:style-name="T1"> </text:span>M.<text:span text:style-name="T1"> </text:span>Browne<text:span text:style-name="T1"> </text:span>sur<text:span text:style-name="T1"> </text:span>un<text:span text:style-name="T1"> </text:span>conscrit<text:span text:style-name="T1"> </text:span>« qui<text:span text:style-name="T1"> </text:span>demande<text:span text:style-name="T1"> </text:span>à<text:span text:style-name="T1"> </text:span>être<text:span text:style-name="T1"> </text:span>exempté<text:span text:style-name="T1"> </text:span>comme<text:span text:style-name="T1"> </text:span>fils<text:span text:style-name="T1"> </text:span>unique<text:span text:style-name="T1"> </text:span>d'une<text:span text:style-name="T1"> </text:span>veuve<text:span text:style-name="T1"> </text:span>qui<text:span text:style-name="T1"> </text:span>est<text:span text:style-name="T1"> </text:span>son<text:span text:style-name="T1"> </text:span>unique<text:span text:style-name="T1"> </text:span>soutien$235$<text:span text:style-name="T1"> »</text:span>.<text:span text:style-name="T1"> </text:span>Une<text:span text:style-name="T1"> </text:span>bonne<text:span text:style-name="T1"> </text:span>moitié<text:span text:style-name="T1"> </text:span>des<text:span text:style-name="T1"> </text:span><text:span text:style-name="T5">humoristic</text:span><text:span text:style-name="T4"> </text:span><text:span text:style-name="T5">papers</text:span><text:span text:style-name="T1"> </text:span>américains<text:span text:style-name="T1"> </text:span>est<text:span text:style-name="T1"> </text:span>de<text:span text:style-name="T1"> </text:span>cette<text:span text:style-name="T1"> </text:span>force,<text:span text:style-name="T1"> </text:span>et<text:span text:style-name="T1"> </text:span>l'autre<text:span text:style-name="T1"> </text:span>souffre<text:span text:style-name="T1"> </text:span>d'un<text:span text:style-name="T1"> </text:span>tel<text:span text:style-name="T1"> </text:span>voisinage<text:span text:style-name="T1"> </text:span>et<text:span text:style-name="T1"> </text:span>d'un<text:span text:style-name="T1"> </text:span>tel<text:span text:style-name="T1"> </text:span>mélange.<text:span text:style-name="T1"> </text:span>Ces<text:span text:style-name="T1"> </text:span>jeux<text:span text:style-name="T1"> </text:span>d'esprit<text:span text:style-name="T1"> </text:span>ont<text:span text:style-name="T1"> </text:span>peu<text:span text:style-name="T1"> </text:span>de<text:span text:style-name="T1"> </text:span>rapport<text:span text:style-name="T1"> </text:span>avec<text:span text:style-name="T1"> </text:span>l'humour<text:span text:style-name="T1"> </text:span>de<text:span text:style-name="T1"> </text:span>Falstaff<text:span text:style-name="T1"> </text:span>ou<text:span text:style-name="T1"> </text:span>de<text:span text:style-name="T1"> </text:span>l'oncle<text:span text:style-name="T1"> </text:span>Toby$236$.<text:span text:style-name="T1"> </text:span>L'absurde<text:span text:style-name="T1"> </text:span>est<text:span text:style-name="T1"> </text:span>tolérable<text:span text:style-name="T1"> </text:span>mais<text:span text:style-name="T1"> </text:span>encore<text:span text:style-name="T1"> </text:span>faut-il<text:span text:style-name="T1"> </text:span>qu'il<text:span text:style-name="T1"> </text:span>soit<text:span text:style-name="T1"> </text:span>pris<text:span text:style-name="T1"> </text:span>sur<text:span text:style-name="T1"> </text:span>le<text:span text:style-name="T1"> </text:span>fait<text:span text:style-name="T1"> </text:span>et<text:span text:style-name="T1"> </text:span>dans<text:span text:style-name="T1"> </text:span>le<text:span text:style-name="T1"> </text:span>vrai<text:span text:style-name="T1"> </text:span>du<text:span text:style-name="T1"> </text:span>caractère<text:span text:style-name="T1"> </text:span>humain<text:span text:style-name="T1"> </text:span>l'observer,<text:span text:style-name="T1"> </text:span>soit,<text:span text:style-name="T1"> </text:span>mais<text:span text:style-name="T1"> </text:span>l'inventer,<text:span text:style-name="T1"> </text:span>c'est<text:span text:style-name="T1"> </text:span>se<text:span text:style-name="T1"> </text:span>moquer.<text:span text:style-name="T1"> </text:span>De<text:span text:style-name="T1"> </text:span>l'esprit,<text:span text:style-name="T1"> </text:span>les<text:span text:style-name="T1"> </text:span>Américains<text:span text:style-name="T1"> </text:span>en<text:span text:style-name="T1"> </text:span>ont<text:span text:style-name="T1"> </text:span>dépensé<text:span text:style-name="T1"> </text:span>beaucoup,<text:span text:style-name="T1"> </text:span>preuve<text:span text:style-name="T1"> </text:span>qu'ils<text:span text:style-name="T1"> </text:span>en<text:span text:style-name="T1"> </text:span>ont,<text:span text:style-name="T1"> </text:span>depuis<text:span text:style-name="T1"> </text:span>les<text:span text:style-name="T1"> </text:span>parodies<text:span text:style-name="T1"> </text:span>de<text:span text:style-name="T1"> </text:span>Quincy<text:span text:style-name="T1"> </text:span>Adams$237$<text:span text:style-name="T1"> </text:span>jusqu'aux<text:span text:style-name="T1"> </text:span>parodies<text:span text:style-name="T1"> </text:span>de<text:span text:style-name="T1"> </text:span>M.<text:span text:style-name="T1"> </text:span>Lowell$238$,<text:span text:style-name="T1"> </text:span>depuis<text:span text:style-name="T1"> </text:span><text:span text:style-name="T5">Rip</text:span><text:span text:style-name="T4"> </text:span><text:span text:style-name="T5">van</text:span><text:span text:style-name="T4"> </text:span><text:span text:style-name="T5">Winkle</text:span>$239$<text:span text:style-name="T1"> </text:span>jusqu'à<text:span text:style-name="T1"> </text:span><text:span text:style-name="T5">Huckleberry</text:span><text:span text:style-name="T4"> </text:span><text:span text:style-name="T5">Finn</text:span>$240$.<text:span text:style-name="T1"> </text:span>En<text:span text:style-name="T1"> </text:span>remontant<text:span text:style-name="T1"> </text:span>le<text:span text:style-name="T1"> </text:span>moins<text:span text:style-name="T1"> </text:span>haut<text:span text:style-name="T1"> </text:span>possible,<text:span text:style-name="T1"> </text:span>il<text:span text:style-name="T1"> </text:span>est<text:span text:style-name="T1"> </text:span>encore<text:span text:style-name="T1"> </text:span>nécessaire<text:span text:style-name="T1"> </text:span>de<text:span text:style-name="T1"> </text:span>faire<text:span text:style-name="T1"> </text:span>partir<text:span text:style-name="T1"> </text:span>cette<text:span text:style-name="T1"> </text:span>étude<text:span text:style-name="T1"> </text:span>de<text:span text:style-name="T1"> </text:span>l'an<text:span text:style-name="T1"> </text:span>1820<text:span text:style-name="T1"> </text:span>car<text:span text:style-name="T1"> </text:span>c'est<text:span text:style-name="T1"> </text:span>à<text:span text:style-name="T1"> </text:span>cette<text:span text:style-name="T1"> </text:span>date<text:span text:style-name="T1"> </text:span>que<text:span text:style-name="T1"> </text:span>se<text:span text:style-name="T1"> </text:span>révéla<text:span text:style-name="T1"> </text:span>l'ancêtre<text:span text:style-name="T1"> </text:span>de<text:span text:style-name="T1"> </text:span>l'humour<text:span text:style-name="T1"> </text:span>américain,<text:span text:style-name="T1"> </text:span>Washington<text:span text:style-name="T1"> </text:span>Irving$241$.<text:span text:style-name="T1"> </text:span>Son<text:span text:style-name="T1"> </text:span>nom<text:span text:style-name="T1"> </text:span>est<text:span text:style-name="T1"> </text:span>connu,<text:span text:style-name="T1"> </text:span>connues<text:span text:style-name="T1"> </text:span>en<text:span text:style-name="T1"> </text:span>Europe<text:span text:style-name="T1"> </text:span>ses<text:span text:style-name="T1"> </text:span>œuvres<text:span text:style-name="T1"> </text:span>historiques,<text:span text:style-name="T1"> </text:span>mais<text:span text:style-name="T1"> </text:span>qui<text:span text:style-name="T1"> </text:span>a<text:span text:style-name="T1"> </text:span>lu<text:span text:style-name="T1"> </text:span>sa<text:span text:style-name="T1"> </text:span>pourtant<text:span text:style-name="T1"> </text:span>fameuse<text:span text:style-name="T1"> </text:span><text:span text:style-name="T5">History</text:span><text:span text:style-name="T4"> </text:span><text:span text:style-name="T5">of</text:span><text:span text:style-name="T4"> </text:span><text:span text:style-name="T5">New-York,</text:span><text:span text:style-name="T4"> </text:span><text:span text:style-name="T5">by</text:span><text:span text:style-name="T4"> </text:span><text:span text:style-name="T5">Knickerboker</text:span>$242$?<text:span text:style-name="T1"> </text:span>Irving,<text:span text:style-name="T1"> </text:span>qui<text:span text:style-name="T1"> </text:span>procède<text:span text:style-name="T1"> </text:span>directement<text:span text:style-name="T1"> </text:span>de<text:span text:style-name="T1"> </text:span>Sterne<text:span text:style-name="T1"> </text:span>et<text:span text:style-name="T1"> </text:span>de<text:span text:style-name="T1"> </text:span>Goldsmith,<text:span text:style-name="T1"> </text:span>prolonge<text:span text:style-name="T1"> </text:span>en<text:span text:style-name="T1"> </text:span>Amérique<text:span text:style-name="T1"> </text:span>cette<text:span text:style-name="T1"> </text:span>école<text:span text:style-name="T1"> </text:span>anglaise<text:span text:style-name="T1"> </text:span>du<text:span text:style-name="T1"> </text:span>bon<text:span text:style-name="T1"> </text:span>sens<text:span text:style-name="T1"> </text:span>il<text:span text:style-name="T1"> </text:span>est<text:span text:style-name="T1"> </text:span>sobre,<text:span text:style-name="T1"> </text:span>un<text:span text:style-name="T1"> </text:span>peu<text:span text:style-name="T1"> </text:span>timide,<text:span text:style-name="T1"> </text:span>mais<text:span text:style-name="T1"> </text:span>il<text:span text:style-name="T1"> </text:span>a<text:span text:style-name="T1"> </text:span>du<text:span text:style-name="T1"> </text:span>goût.<text:span text:style-name="T1"> </text:span>Son<text:span text:style-name="T1"> </text:span>livre<text:span text:style-name="T1"> </text:span>est<text:span text:style-name="T1"> </text:span>clairement<text:span text:style-name="T1"> </text:span>le<text:span text:style-name="T1"> </text:span>patron<text:span text:style-name="T1"> </text:span>de<text:span text:style-name="T1"> </text:span>tous<text:span text:style-name="T1"> </text:span>ceux<text:span text:style-name="T1"> </text:span>du<text:span text:style-name="T1"> </text:span>même<text:span text:style-name="T1"> </text:span>genre<text:span text:style-name="T1"> </text:span>qui<text:span text:style-name="T1"> </text:span>l'ont<text:span text:style-name="T1"> </text:span>suivi,<text:span text:style-name="T1"> </text:span>avec<text:span text:style-name="T1"> </text:span>une<text:span text:style-name="T1"> </text:span>constante<text:span text:style-name="T1"> </text:span>exagération<text:span text:style-name="T1"> </text:span>d'excentricité.<text:span text:style-name="T1"> </text:span>La<text:span text:style-name="T1"> </text:span>parodie<text:span text:style-name="T1"> </text:span>est<text:span text:style-name="T1"> </text:span>si<text:span text:style-name="T1"> </text:span>parfaite,<text:span text:style-name="T1"> </text:span>si<text:span text:style-name="T1"> </text:span>mesurée<text:span text:style-name="T1"> </text:span>de<text:span text:style-name="T1"> </text:span>ton,<text:span text:style-name="T1"> </text:span>bien<text:span text:style-name="T1"> </text:span>que<text:span text:style-name="T1"> </text:span>du<text:span text:style-name="T1"> </text:span>plus<text:span text:style-name="T1"> </text:span>franc<text:span text:style-name="T1"> </text:span>comique,<text:span text:style-name="T1"> </text:span>que<text:span text:style-name="T1"> </text:span>des<text:span text:style-name="T1"> </text:span>Hollandais<text:span text:style-name="T1"> </text:span>y<text:span text:style-name="T1"> </text:span>furent<text:span text:style-name="T1"> </text:span>pris.<text:span text:style-name="T1"> </text:span>D'aucuns<text:span text:style-name="T1"> </text:span>crièrent<text:span text:style-name="T1"> </text:span>à<text:span text:style-name="T1"> </text:span>la<text:span text:style-name="T1"> </text:span>trahison<text:span text:style-name="T1"> </text:span>le<text:span text:style-name="T1"> </text:span>bon<text:span text:style-name="T1"> </text:span>Diedrich<text:span text:style-name="T1"> </text:span>fut<text:span text:style-name="T1"> </text:span>honni,<text:span text:style-name="T1"> </text:span>et<text:span text:style-name="T1"> </text:span>un<text:span text:style-name="T1"> </text:span>citoyen<text:span text:style-name="T1"> </text:span>du<text:span text:style-name="T1"> </text:span>nom<text:span text:style-name="T1"> </text:span>de<text:span text:style-name="T1"> </text:span>Verplanck,<text:span text:style-name="T1"> </text:span>descendant<text:span text:style-name="T1"> </text:span>des<text:span text:style-name="T1"> </text:span>fondateurs<text:span text:style-name="T1"> </text:span>de<text:span text:style-name="T1"> </text:span>l'antique<text:span text:style-name="T1"> </text:span>New-Amsterdam,<text:span text:style-name="T1"> </text:span>se<text:span text:style-name="T1"> </text:span>fâcha<text:span text:style-name="T1"> </text:span>net,<text:span text:style-name="T1"> </text:span>en<text:span text:style-name="T1"> </text:span>déclarant<text:span text:style-name="T1"> </text:span>que<text:span text:style-name="T1"> </text:span>c'était,<text:span text:style-name="T1"> </text:span>en<text:span text:style-name="T1"> </text:span>vérité,<text:span text:style-name="T1"> </text:span>un<text:span text:style-name="T1"> </text:span>exemple<text:span text:style-name="T1"> </text:span>navrant<text:span text:style-name="T1"> </text:span>d'injustice<text:span text:style-name="T1"> </text:span>historique$243$<text:span text:style-name="T1"> »</text:span>.<text:span text:style-name="T1"> </text:span>Le<text:span text:style-name="T1"> </text:span>rire,<text:span text:style-name="T1"> </text:span>sans<text:span text:style-name="T1"> </text:span>doute,<text:span text:style-name="T1"> </text:span>désarma<text:span text:style-name="T1"> </text:span>la<text:span text:style-name="T1"> </text:span>colonie<text:span text:style-name="T1"> </text:span>hollandaise,<text:span text:style-name="T1"> </text:span>et<text:span text:style-name="T1"> </text:span>l'ironie,<text:span text:style-name="T1"> </text:span>d'ailleurs,<text:span text:style-name="T1"> </text:span>n'était<text:span text:style-name="T1"> </text:span>point<text:span text:style-name="T1"> </text:span>du<text:span text:style-name="T1"> </text:span>tout<text:span text:style-name="T1"> </text:span>sanglante :<text:span text:style-name="T1"> </text:span></text:p>
      <text:p text:style-name="Quotations">Les<text:span text:style-name="T1"> </text:span>bourgmestres,<text:span text:style-name="T1"> </text:span>raconte<text:span text:style-name="T1"> </text:span>l'historien,<text:span text:style-name="T1"> </text:span>étaient<text:span text:style-name="T1"> </text:span>généralement<text:span text:style-name="T1"> </text:span>choisis<text:span text:style-name="T1"> </text:span>au<text:span text:style-name="T1"> </text:span>poids.<text:span text:style-name="T1"> </text:span>C'est<text:span text:style-name="T1"> </text:span>une<text:span text:style-name="T1"> </text:span>règle<text:span text:style-name="T1"> </text:span>observée<text:span text:style-name="T1"> </text:span>dans<text:span text:style-name="T1"> </text:span>toutes<text:span text:style-name="T1"> </text:span>les<text:span text:style-name="T1"> </text:span>cités<text:span text:style-name="T1"> </text:span>honnêtes<text:span text:style-name="T1"> </text:span>et<text:span text:style-name="T1"> </text:span>bien<text:span text:style-name="T1"> </text:span>pensantes<text:span text:style-name="T1"> </text:span>qu'un<text:span text:style-name="T1"> </text:span>alderman<text:span text:style-name="T1"> </text:span>doit<text:span text:style-name="T1"> </text:span>être<text:span text:style-name="T1"> </text:span>gras,<text:span text:style-name="T1"> </text:span>et<text:span text:style-name="T1"> </text:span>la<text:span text:style-name="T1"> </text:span>sagesse<text:span text:style-name="T1"> </text:span>en<text:span text:style-name="T1"> </text:span>peut<text:span text:style-name="T1"> </text:span>être<text:span text:style-name="T1"> </text:span>aisément<text:span text:style-name="T1"> </text:span>démontrée.<text:span text:style-name="T1"> </text:span>Un<text:span text:style-name="T1"> </text:span>corps<text:span text:style-name="T1"> </text:span>maigre,<text:span text:style-name="T1"> </text:span>mince,<text:span text:style-name="T1"> </text:span>dégingandé,<text:span text:style-name="T1"> </text:span>est<text:span text:style-name="T1"> </text:span>ordinairement<text:span text:style-name="T1"> </text:span>accompagné<text:span text:style-name="T1"> </text:span>d'un<text:span text:style-name="T1"> </text:span>esprit<text:span text:style-name="T1"> </text:span>pétulant,<text:span text:style-name="T1"> </text:span>toujours<text:span text:style-name="T1"> </text:span>en<text:span text:style-name="T1"> </text:span>l'air,<text:span text:style-name="T1"> </text:span>tandis<text:span text:style-name="T1"> </text:span>qu'à<text:span text:style-name="T1"> </text:span>une<text:span text:style-name="T1"> </text:span>périphérie<text:span text:style-name="T1"> </text:span>ronde,<text:span text:style-name="T1"> </text:span>luisante,<text:span text:style-name="T1"> </text:span>pesante<text:span text:style-name="T1"> </text:span>est<text:span text:style-name="T1"> </text:span>toujours<text:span text:style-name="T1"> </text:span>joint<text:span text:style-name="T1"> </text:span>un<text:span text:style-name="T1"> </text:span>esprit<text:span text:style-name="T1"> </text:span>de<text:span text:style-name="T1"> </text:span>même<text:span text:style-name="T1"> </text:span>sorte,<text:span text:style-name="T1"> </text:span>tranquille,<text:span text:style-name="T1"> </text:span>torpide,<text:span text:style-name="T1"> </text:span>d'aplomb.<text:span text:style-name="T1"> </text:span>Qui<text:span text:style-name="T1"> </text:span>a<text:span text:style-name="T1"> </text:span>jamais<text:span text:style-name="T1"> </text:span>entendu<text:span text:style-name="T1"> </text:span>parler<text:span text:style-name="T1"> </text:span>d'un<text:span text:style-name="T1"> </text:span>homme<text:span text:style-name="T1"> </text:span>gras<text:span text:style-name="T1"> </text:span>conduisant<text:span text:style-name="T1"> </text:span>un<text:span text:style-name="T1"> </text:span>charivari,<text:span text:style-name="T1"> </text:span>ou<text:span text:style-name="T1"> </text:span>se<text:span text:style-name="T1"> </text:span>mêlant<text:span text:style-name="T1"> </text:span>aux<text:span text:style-name="T1"> </text:span>rassemblements<text:span text:style-name="T1"> </text:span>turbulents<text:span text:style-name="T1"> </text:span>du<text:span text:style-name="T1"> </text:span>populaire$244$?<text:span text:style-name="T1"> </text:span></text:p>
      <text:p text:style-name="Standard"><text:soft-page-break/>Et<text:span text:style-name="T1"> </text:span>tout<text:span text:style-name="T1"> </text:span>le<text:span text:style-name="T1"> </text:span>livre<text:span text:style-name="T1"> </text:span>est<text:span text:style-name="T1"> </text:span>maintenu<text:span text:style-name="T1"> </text:span>dans<text:span text:style-name="T1"> </text:span>la<text:span text:style-name="T1"> </text:span>même<text:span text:style-name="T1"> </text:span>note<text:span text:style-name="T1"> </text:span>gaie<text:span text:style-name="T1"> </text:span>et<text:span text:style-name="T1"> </text:span>fine,<text:span text:style-name="T1"> </text:span>Après<text:span text:style-name="T1"> </text:span>les<text:span text:style-name="T1"> </text:span>mœurs<text:span text:style-name="T1"> </text:span>publiques,<text:span text:style-name="T1"> </text:span>les<text:span text:style-name="T1"> </text:span>mœurs<text:span text:style-name="T1"> </text:span>privées<text:span text:style-name="T1"> </text:span>le<text:span text:style-name="T1"> </text:span>passage<text:span text:style-name="T1"> </text:span>est<text:span text:style-name="T1"> </text:span>des<text:span text:style-name="T1"> </text:span>plus<text:span text:style-name="T1"> </text:span>amusants :<text:span text:style-name="T1"> </text:span></text:p>
      <text:p text:style-name="Quotations">Je<text:span text:style-name="T1"> </text:span>me<text:span text:style-name="T1"> </text:span>souviens<text:span text:style-name="T1"> </text:span>d'une<text:span text:style-name="T1"> </text:span>histoire<text:span text:style-name="T1"> </text:span>qui<text:span text:style-name="T1"> </text:span>courait<text:span text:style-name="T1"> </text:span>dans<text:span text:style-name="T1"> </text:span>mon<text:span text:style-name="T1"> </text:span>enfance.<text:span text:style-name="T1"> </text:span>On<text:span text:style-name="T1"> </text:span>racontait<text:span text:style-name="T1"> </text:span>que<text:span text:style-name="T1"> </text:span>la<text:span text:style-name="T1"> </text:span>femme<text:span text:style-name="T1"> </text:span>de<text:span text:style-name="T1"> </text:span>Wonter-VanTwiller,<text:span text:style-name="T1"> </text:span>à<text:span text:style-name="T1"> </text:span>la<text:span text:style-name="T1"> </text:span>recherche<text:span text:style-name="T1"> </text:span>d'une<text:span text:style-name="T1"> </text:span>cuiller<text:span text:style-name="T1"> </text:span>à<text:span text:style-name="T1"> </text:span>pot<text:span text:style-name="T1"> </text:span>égarée,<text:span text:style-name="T1"> </text:span>s'avisa<text:span text:style-name="T1"> </text:span>de<text:span text:style-name="T1"> </text:span>vider<text:span text:style-name="T1"> </text:span>ses<text:span text:style-name="T1"> </text:span>poches<text:span text:style-name="T1"> </text:span>et<text:span text:style-name="T1"> </text:span>découvrit<text:span text:style-name="T1"> </text:span>l'ustensile<text:span text:style-name="T1"> </text:span>caché<text:span text:style-name="T1"> </text:span>tout<text:span text:style-name="T1"> </text:span>au<text:span text:style-name="T1"> </text:span>fond,<text:span text:style-name="T1"> </text:span>parmi<text:span text:style-name="T1"> </text:span>quelques<text:span text:style-name="T1"> </text:span>vieilleries.<text:span text:style-name="T1"> </text:span>Une<text:span text:style-name="T1"> </text:span>belle<text:span text:style-name="T1"> </text:span>dame<text:span text:style-name="T1"> </text:span>de<text:span text:style-name="T1"> </text:span>cette<text:span text:style-name="T1"> </text:span>époque<text:span text:style-name="T1"> </text:span>s'empaquetait,<text:span text:style-name="T1"> </text:span>même<text:span text:style-name="T1"> </text:span>pendant<text:span text:style-name="T1"> </text:span>l'été,<text:span text:style-name="T1"> </text:span>dans<text:span text:style-name="T1"> </text:span>une<text:span text:style-name="T1"> </text:span>quantité<text:span text:style-name="T1"> </text:span>de<text:span text:style-name="T1"> </text:span>jupons<text:span text:style-name="T1"> </text:span>divers,<text:span text:style-name="T1"> </text:span>suffisants<text:span text:style-name="T1"> </text:span>pour<text:span text:style-name="T1"> </text:span>habiller,<text:span text:style-name="T1"> </text:span>et<text:span text:style-name="T1"> </text:span>au-delà,<text:span text:style-name="T1"> </text:span>toutes<text:span text:style-name="T1"> </text:span>les<text:span text:style-name="T1"> </text:span>danseuses<text:span text:style-name="T1"> </text:span>d'un<text:span text:style-name="T1"> </text:span>bal<text:span text:style-name="T1"> </text:span>moderne.<text:span text:style-name="T1"> </text:span>Et<text:span text:style-name="T1"> </text:span>ce<text:span text:style-name="T1"> </text:span>n'était<text:span text:style-name="T1"> </text:span>pas<text:span text:style-name="T1"> </text:span>pour<text:span text:style-name="T1"> </text:span>les<text:span text:style-name="T1"> </text:span>messieurs<text:span text:style-name="T1"> </text:span>un<text:span text:style-name="T1"> </text:span>médiocre<text:span text:style-name="T1"> </text:span>sujet<text:span text:style-name="T1"> </text:span>d'admiration.<text:span text:style-name="T1"> </text:span>Bien<text:span text:style-name="T1"> </text:span>au<text:span text:style-name="T1"> </text:span>contraire,<text:span text:style-name="T1"> </text:span>la<text:span text:style-name="T1"> </text:span>passion<text:span text:style-name="T1"> </text:span>d'un<text:span text:style-name="T1"> </text:span>amoureux<text:span text:style-name="T1"> </text:span>semblait<text:span text:style-name="T1"> </text:span>croître<text:span text:style-name="T1"> </text:span>en<text:span text:style-name="T1"> </text:span>proportion<text:span text:style-name="T1"> </text:span>de<text:span text:style-name="T1"> </text:span>l'amplitude<text:span text:style-name="T1"> </text:span>de<text:span text:style-name="T1"> </text:span>l'objet<text:span text:style-name="T1"> </text:span>aimé ;<text:span text:style-name="T1"> </text:span>et<text:span text:style-name="T1"> </text:span>une<text:span text:style-name="T1"> </text:span>volumineuse<text:span text:style-name="T1"> </text:span>demoiselle<text:span text:style-name="T1"> </text:span>fut<text:span text:style-name="T1"> </text:span>un<text:span text:style-name="T1"> </text:span>jour<text:span text:style-name="T1"> </text:span>proclamée<text:span text:style-name="T1"> </text:span>par<text:span text:style-name="T1"> </text:span>un<text:span text:style-name="T1"> </text:span>sonnettiste<text:span text:style-name="T1"> </text:span>de<text:span text:style-name="T1"> </text:span>l'endroit,<text:span text:style-name="T1"> </text:span>rayonnante<text:span text:style-name="T1"> </text:span>comme<text:span text:style-name="T1"> </text:span>un<text:span text:style-name="T1"> </text:span>tournesol,<text:span text:style-name="T1"> </text:span>luxuriante<text:span text:style-name="T1"> </text:span>comme<text:span text:style-name="T1"> </text:span>un<text:span text:style-name="T1"> </text:span>chou<text:span text:style-name="T1"> </text:span>bien<text:span text:style-name="T1"> </text:span>pommé.<text:span text:style-name="T1"> </text:span>Ce<text:span text:style-name="T1"> </text:span>qu'il<text:span text:style-name="T1"> </text:span>y<text:span text:style-name="T1"> </text:span>a<text:span text:style-name="T1"> </text:span>de<text:span text:style-name="T1"> </text:span>certain,<text:span text:style-name="T1"> </text:span>c'est<text:span text:style-name="T1"> </text:span>que<text:span text:style-name="T1"> </text:span>le<text:span text:style-name="T1"> </text:span>cœur<text:span text:style-name="T1"> </text:span>d'un<text:span text:style-name="T1"> </text:span>amant<text:span text:style-name="T1"> </text:span>d'alors<text:span text:style-name="T1"> </text:span>ne<text:span text:style-name="T1"> </text:span>pouvait<text:span text:style-name="T1"> </text:span>contenir<text:span text:style-name="T1"> </text:span>qu'une<text:span text:style-name="T1"> </text:span>seule<text:span text:style-name="T1"> </text:span>dame<text:span text:style-name="T1"> </text:span>à<text:span text:style-name="T1"> </text:span>la<text:span text:style-name="T1"> </text:span>fois,<text:span text:style-name="T1"> </text:span>tandis<text:span text:style-name="T1"> </text:span>que<text:span text:style-name="T1"> </text:span>dans<text:span text:style-name="T1"> </text:span>celui<text:span text:style-name="T1"> </text:span>de<text:span text:style-name="T1"> </text:span>nos<text:span text:style-name="T1"> </text:span>galants<text:span text:style-name="T1"> </text:span>modernes,<text:span text:style-name="T1"> </text:span>il<text:span text:style-name="T1"> </text:span>y<text:span text:style-name="T1"> </text:span>a<text:span text:style-name="T1"> </text:span>suffisamment<text:span text:style-name="T1"> </text:span>de<text:span text:style-name="T1"> </text:span>place<text:span text:style-name="T1"> </text:span>pour<text:span text:style-name="T1"> </text:span>en<text:span text:style-name="T1"> </text:span>loger<text:span text:style-name="T1"> </text:span>une<text:span text:style-name="T1"> </text:span>demi-douzaine.<text:span text:style-name="T1"> </text:span>D'où<text:span text:style-name="T1"> </text:span>je<text:span text:style-name="T1"> </text:span>conclus<text:span text:style-name="T1"> </text:span>ou<text:span text:style-name="T1"> </text:span>bien<text:span text:style-name="T1"> </text:span>les<text:span text:style-name="T1"> </text:span>cœurs<text:span text:style-name="T1"> </text:span>des<text:span text:style-name="T1"> </text:span>messieurs<text:span text:style-name="T1"> </text:span>se<text:span text:style-name="T1"> </text:span>sont<text:span text:style-name="T1"> </text:span>élargis,<text:span text:style-name="T1"> </text:span>ou<text:span text:style-name="T1"> </text:span>bien<text:span text:style-name="T1"> </text:span>ce<text:span text:style-name="T1"> </text:span>sont<text:span text:style-name="T1"> </text:span>les<text:span text:style-name="T1"> </text:span>dames<text:span text:style-name="T1"> </text:span>elles-mêmes<text:span text:style-name="T1"> </text:span>qui<text:span text:style-name="T1"> </text:span>ont<text:span text:style-name="T1"> </text:span>diminué ;<text:span text:style-name="T1"> </text:span>mais<text:span text:style-name="T1"> </text:span>ceci<text:span text:style-name="T1"> </text:span>est<text:span text:style-name="T1"> </text:span>une<text:span text:style-name="T1"> </text:span>question<text:span text:style-name="T1"> </text:span>que<text:span text:style-name="T1"> </text:span>les<text:span text:style-name="T1"> </text:span>physiologistes<text:span text:style-name="T1"> </text:span>seuls<text:span text:style-name="T1"> </text:span>ont<text:span text:style-name="T1"> </text:span>qualité<text:span text:style-name="T1"> </text:span>pour<text:span text:style-name="T1"> </text:span>résoudre$245$.<text:span text:style-name="T1"> </text:span></text:p>
      <text:p text:style-name="Standard">Washington<text:span text:style-name="T1"> </text:span>Irving<text:span text:style-name="T1"> </text:span>a<text:span text:style-name="T1"> </text:span>écrit<text:span text:style-name="T1"> </text:span>de<text:span text:style-name="T1"> </text:span>charmantes<text:span text:style-name="T1"> </text:span>choses<text:span text:style-name="T1"> </text:span>sur<text:span text:style-name="T1"> </text:span>bien<text:span text:style-name="T1"> </text:span>des<text:span text:style-name="T1"> </text:span>sujets<text:span text:style-name="T1"> </text:span>divers,<text:span text:style-name="T1"> </text:span>mais<text:span text:style-name="T1"> </text:span>ses<text:span text:style-name="T1"> </text:span>meilleures<text:span text:style-name="T1"> </text:span>pages<text:span text:style-name="T1"> </text:span>humoristiques<text:span text:style-name="T1"> </text:span>lui<text:span text:style-name="T1"> </text:span>ont<text:span text:style-name="T1"> </text:span>été<text:span text:style-name="T1"> </text:span>inspirées<text:span text:style-name="T1"> </text:span>par<text:span text:style-name="T1"> </text:span>les<text:span text:style-name="T1"> </text:span>mœurs<text:span text:style-name="T1"> </text:span>des<text:span text:style-name="T1"> </text:span>anciennes<text:span text:style-name="T1"> </text:span>colonies<text:span text:style-name="T1"> </text:span>hollandaises,<text:span text:style-name="T1"> </text:span>leur<text:span text:style-name="T1"> </text:span>contraste<text:span text:style-name="T1"> </text:span>avec<text:span text:style-name="T1"> </text:span>le<text:span text:style-name="T1"> </text:span>nouvel<text:span text:style-name="T1"> </text:span>esprit<text:span text:style-name="T1"> </text:span>américain.<text:span text:style-name="T1"> </text:span>Jamais<text:span text:style-name="T1"> </text:span>il<text:span text:style-name="T1"> </text:span>n'a<text:span text:style-name="T1"> </text:span>été<text:span text:style-name="T1"> </text:span>meilleur<text:span text:style-name="T1"> </text:span>que<text:span text:style-name="T1"> </text:span>dans<text:span text:style-name="T1"> </text:span><text:span text:style-name="T5">Rip</text:span><text:span text:style-name="T4"> </text:span><text:span text:style-name="T5">van</text:span><text:span text:style-name="T4"> </text:span><text:span text:style-name="T5">Winkle</text:span>,<text:span text:style-name="T1"> </text:span>ce<text:span text:style-name="T1"> </text:span>conte<text:span text:style-name="T1"> </text:span>qui<text:span text:style-name="T1"> </text:span>défrayait<text:span text:style-name="T1"> </text:span>encore<text:span text:style-name="T1"> </text:span>l'année<text:span text:style-name="T1"> </text:span>passée<text:span text:style-name="T1"> </text:span>un<text:span text:style-name="T1"> </text:span>petit<text:span text:style-name="T1"> </text:span>théâtre<text:span text:style-name="T1"> </text:span>parisien$246$.<text:span text:style-name="T1"> </text:span>Réveillé<text:span text:style-name="T1"> </text:span>de<text:span text:style-name="T1"> </text:span>son<text:span text:style-name="T1"> </text:span>sommeil<text:span text:style-name="T1"> </text:span>fantastique,<text:span text:style-name="T1"> </text:span>Rip,<text:span text:style-name="T1"> </text:span>après<text:span text:style-name="T1"> </text:span>vingt<text:span text:style-name="T1"> </text:span>ans<text:span text:style-name="T1"> </text:span>d'absence,<text:span text:style-name="T1"> </text:span>revient<text:span text:style-name="T1"> </text:span>chez<text:span text:style-name="T1"> </text:span>lui ;<text:span text:style-name="T1"> </text:span>l'Amérique<text:span text:style-name="T1"> </text:span>n'est<text:span text:style-name="T1"> </text:span>plus<text:span text:style-name="T1"> </text:span>une<text:span text:style-name="T1"> </text:span>dépendance<text:span text:style-name="T1"> </text:span>de<text:span text:style-name="T1"> </text:span>la<text:span text:style-name="T1"> </text:span>couronne<text:span text:style-name="T1"> </text:span>anglaise,<text:span text:style-name="T1"> </text:span>la<text:span text:style-name="T1"> </text:span>république<text:span text:style-name="T1"> </text:span>a<text:span text:style-name="T1"> </text:span>été<text:span text:style-name="T1"> </text:span>proclamée.<text:span text:style-name="T1"> </text:span>Il<text:span text:style-name="T1"> </text:span>croit<text:span text:style-name="T1"> </text:span>tout<text:span text:style-name="T1"> </text:span>bonnement<text:span text:style-name="T1"> </text:span>rentrer<text:span text:style-name="T1"> </text:span>d'une<text:span text:style-name="T1"> </text:span>excursion<text:span text:style-name="T1"> </text:span>de<text:span text:style-name="T1"> </text:span>chasse,<text:span text:style-name="T1"> </text:span>entreprise<text:span text:style-name="T1"> </text:span>la<text:span text:style-name="T1"> </text:span>veille<text:span text:style-name="T1"> </text:span>son<text:span text:style-name="T1"> </text:span>calendrier<text:span text:style-name="T1"> </text:span>retarde<text:span text:style-name="T1"> </text:span>de<text:span text:style-name="T1"> </text:span>vingt<text:span text:style-name="T1"> </text:span>ans <text:span text:style-name="T1">:</text:span></text:p>
      <text:p text:style-name="Quotations">Il<text:span text:style-name="T1"> </text:span>se<text:span text:style-name="T1"> </text:span>dirigea<text:span text:style-name="T1"> </text:span>à<text:span text:style-name="T1"> </text:span>grands<text:span text:style-name="T1"> </text:span>pas<text:span text:style-name="T1"> </text:span>vers<text:span text:style-name="T1"> </text:span>son<text:span text:style-name="T1"> </text:span>lieu<text:span text:style-name="T1"> </text:span>de<text:span text:style-name="T1"> </text:span>rendez-vous<text:span text:style-name="T1"> </text:span>habituel,<text:span text:style-name="T1"> </text:span>l'auberge<text:span text:style-name="T1"> </text:span>du<text:span text:style-name="T1"> </text:span>village<text:span text:style-name="T1"> </text:span>elle<text:span text:style-name="T1"> </text:span>aussi<text:span text:style-name="T1"> </text:span>avait<text:span text:style-name="T1"> </text:span>disparu.<text:span text:style-name="T1"> </text:span>A<text:span text:style-name="T1"> </text:span>sa<text:span text:style-name="T1"> </text:span>place<text:span text:style-name="T1"> </text:span>s'élevait<text:span text:style-name="T1"> </text:span>une<text:span text:style-name="T1"> </text:span>grande<text:span text:style-name="T1"> </text:span>bâtisse<text:span text:style-name="T1"> </text:span>rachitique<text:span text:style-name="T1"> </text:span>en<text:span text:style-name="T1"> </text:span>bois,<text:span text:style-name="T1"> </text:span>avec<text:span text:style-name="T1"> </text:span>d'énormes<text:span text:style-name="T1"> </text:span>fenêtres<text:span text:style-name="T1"> </text:span>béantes<text:span text:style-name="T1"> </text:span>auxquelles<text:span text:style-name="T1"> </text:span>il<text:span text:style-name="T1"> </text:span>manquait<text:span text:style-name="T1"> </text:span>des<text:span text:style-name="T1"> </text:span>vitres<text:span text:style-name="T1"> </text:span>remplacées<text:span text:style-name="T1"> </text:span>par<text:span text:style-name="T1"> </text:span>de<text:span text:style-name="T1"> </text:span>vieux<text:span text:style-name="T1"> </text:span>chapeaux<text:span text:style-name="T1"> </text:span>et<text:span text:style-name="T1"> </text:span>de<text:span text:style-name="T1"> </text:span>vieux<text:span text:style-name="T1"> </text:span>habits ;<text:span text:style-name="T1"> </text:span>au-dessus<text:span text:style-name="T1"> </text:span>de<text:span text:style-name="T1"> </text:span>la<text:span text:style-name="T1"> </text:span>porte<text:span text:style-name="T1"> </text:span>des<text:span text:style-name="T1"> </text:span>lettres<text:span text:style-name="T1"> </text:span>étaient<text:span text:style-name="T1"> </text:span>peintes<text:span text:style-name="T1"> </text:span><text:span text:style-name="T5">Hôtel</text:span><text:span text:style-name="T4"> </text:span><text:span text:style-name="T5">de</text:span><text:span text:style-name="T4"> </text:span><text:span text:style-name="T5">l'Union.</text:span><text:span text:style-name="T4"> </text:span><text:span text:style-name="T5">Jonathan</text:span><text:span text:style-name="T4"> </text:span><text:span text:style-name="T5">Doolittle</text:span>.<text:span text:style-name="T1"> </text:span>Au<text:span text:style-name="T1"> </text:span>lieu<text:span text:style-name="T1"> </text:span>de<text:span text:style-name="T1"> </text:span>l'arbre<text:span text:style-name="T1"> </text:span>qui<text:span text:style-name="T1"> </text:span>abritait<text:span text:style-name="T1"> </text:span>sous<text:span text:style-name="T1"> </text:span>ses<text:span text:style-name="T1"> </text:span>rameaux<text:span text:style-name="T1"> </text:span>la<text:span text:style-name="T1"> </text:span>tranquille<text:span text:style-name="T1"> </text:span>petite<text:span text:style-name="T1"> </text:span>auberge<text:span text:style-name="T1"> </text:span>hollandaise<text:span text:style-name="T1"> </text:span>de<text:span text:style-name="T1"> </text:span>jadis,<text:span text:style-name="T1"> </text:span>on<text:span text:style-name="T1"> </text:span>apercevait<text:span text:style-name="T1"> </text:span>un<text:span text:style-name="T1"> </text:span>immense<text:span text:style-name="T1"> </text:span>poteau<text:span text:style-name="T1"> </text:span>tout<text:span text:style-name="T1"> </text:span>nu ;<text:span text:style-name="T1"> </text:span>et<text:span text:style-name="T1"> </text:span>au<text:span text:style-name="T1"> </text:span>bout,<text:span text:style-name="T1"> </text:span>quelque<text:span text:style-name="T1"> </text:span>chose<text:span text:style-name="T1"> </text:span>de<text:span text:style-name="T1"> </text:span>rouge<text:span text:style-name="T1"> </text:span>qui<text:span text:style-name="T1"> </text:span>ressemblait<text:span text:style-name="T1"> </text:span>à<text:span text:style-name="T1"> </text:span>un<text:span text:style-name="T1"> </text:span>bonnet<text:span text:style-name="T1"> </text:span>de<text:span text:style-name="T1"> </text:span>nuit.<text:span text:style-name="T1"> </text:span>Un<text:span text:style-name="T1"> </text:span>drapeau<text:span text:style-name="T1"> </text:span>flottait,<text:span text:style-name="T1"> </text:span>couvert<text:span text:style-name="T1"> </text:span>d'étoiles<text:span text:style-name="T1"> </text:span>et<text:span text:style-name="T1"> </text:span>de<text:span text:style-name="T1"> </text:span>rayures,<text:span text:style-name="T1"> </text:span>bizarre<text:span text:style-name="T1"> </text:span>et<text:span text:style-name="T1"> </text:span>incompréhensible<text:span text:style-name="T1"> </text:span>assemblage.<text:span text:style-name="T1"> </text:span>Il<text:span text:style-name="T1"> </text:span>reconnut<text:span text:style-name="T1"> </text:span>cependant<text:span text:style-name="T1"> </text:span>sur<text:span text:style-name="T1"> </text:span>l'enseigne<text:span text:style-name="T1"> </text:span>la<text:span text:style-name="T1"> </text:span>face<text:span text:style-name="T1"> </text:span>rubiconde<text:span text:style-name="T1"> </text:span>du<text:span text:style-name="T1"> </text:span>roi<text:span text:style-name="T1"> </text:span>Georges,<text:span text:style-name="T1"> </text:span>sous<text:span text:style-name="T1"> </text:span>laquelle<text:span text:style-name="T1"> </text:span>il avait<text:span text:style-name="T1"> </text:span>fumé<text:span text:style-name="T1"> </text:span>tant<text:span text:style-name="T1"> </text:span>de<text:span text:style-name="T1"> </text:span>paisibles<text:span text:style-name="T1"> </text:span>pipes,<text:span text:style-name="T1"> </text:span>mais<text:span text:style-name="T1"> </text:span>là<text:span text:style-name="T1"> </text:span>encore<text:span text:style-name="T1"> </text:span>il<text:span text:style-name="T1"> </text:span>y<text:span text:style-name="T1"> </text:span>avait<text:span text:style-name="T1"> </text:span>une<text:span text:style-name="T1"> </text:span>étrange<text:span text:style-name="T1"> </text:span>métamorphose.<text:span text:style-name="T1"> </text:span>L'habit<text:span text:style-name="T1"> </text:span>rouge<text:span text:style-name="T1"> </text:span>était<text:span text:style-name="T1"> </text:span>devenu<text:span text:style-name="T1"> </text:span>bleu<text:span text:style-name="T1"> </text:span>et<text:span text:style-name="T1"> </text:span>chamois,<text:span text:style-name="T1"> </text:span>une<text:span text:style-name="T1"> </text:span>épée<text:span text:style-name="T1"> </text:span>remplaçait<text:span text:style-name="T1"> </text:span>le<text:span text:style-name="T1"> </text:span>sceptre,<text:span text:style-name="T1"> </text:span>la<text:span text:style-name="T1"> </text:span>tête<text:span text:style-name="T1"> </text:span>était<text:span text:style-name="T1"> </text:span>ornée<text:span text:style-name="T1"> </text:span>d'un<text:span text:style-name="T1"> </text:span>chapeau<text:span text:style-name="T1"> </text:span>à<text:span text:style-name="T1"> </text:span>cornes,<text:span text:style-name="T1"> </text:span>et<text:span text:style-name="T1"> </text:span>on<text:span text:style-name="T1"> </text:span>lisait<text:span text:style-name="T1"> </text:span>autour<text:span text:style-name="T1"> </text:span>en<text:span text:style-name="T1"> </text:span>gros<text:span text:style-name="T1"> </text:span>caractères<text:span text:style-name="T1"> </text:span><text:span text:style-name="T5">Général</text:span><text:span text:style-name="T4"> </text:span><text:span text:style-name="T5">Washington</text:span>.<text:span text:style-name="T1"> </text:span>Comme<text:span text:style-name="T1"> </text:span>d'habitude,<text:span text:style-name="T1"> </text:span>il<text:span text:style-name="T1"> </text:span>y<text:span text:style-name="T1"> </text:span>avait<text:span text:style-name="T1"> </text:span>foule<text:span text:style-name="T1"> </text:span>autour<text:span text:style-name="T1"> </text:span>de<text:span text:style-name="T1"> </text:span>la<text:span text:style-name="T1"> </text:span>porte,<text:span text:style-name="T1"> </text:span>mais<text:span text:style-name="T1"> </text:span>Rip<text:span text:style-name="T1"> </text:span>ne<text:span text:style-name="T1"> </text:span>reconnaissait<text:span text:style-name="T1"> </text:span>personne.<text:span text:style-name="T1"> </text:span>Le<text:span text:style-name="T1"> </text:span>caractère<text:span text:style-name="T1"> </text:span>même<text:span text:style-name="T1"> </text:span>des<text:span text:style-name="T1"> </text:span>gens<text:span text:style-name="T1"> </text:span>semblait<text:span text:style-name="T1"> </text:span>changé.<text:span text:style-name="T1"> </text:span>C'était<text:span text:style-name="T1"> </text:span>un<text:span text:style-name="T1"> </text:span>brouhaha<text:span text:style-name="T1"> </text:span>affairé,<text:span text:style-name="T1"> </text:span>bourdonnant,<text:span text:style-name="T1"> </text:span>menaçant,<text:span text:style-name="T1"> </text:span>qui<text:span text:style-name="T1"> </text:span>remplaçait<text:span text:style-name="T1"> </text:span>le<text:span text:style-name="T1"> </text:span>flegme<text:span text:style-name="T1"> </text:span>accoutumé<text:span text:style-name="T1"> </text:span>et<text:span text:style-name="T1"> </text:span>la<text:span text:style-name="T1"> </text:span>tranquillité<text:span text:style-name="T1"> </text:span>somnolente.<text:span text:style-name="T1"> </text:span>Il<text:span text:style-name="T1"> </text:span>chercha<text:span text:style-name="T1"> </text:span>en<text:span text:style-name="T1"> </text:span>vain<text:span text:style-name="T1"> </text:span>le<text:span text:style-name="T1"> </text:span>sage<text:span text:style-name="T1"> </text:span>Nicolas<text:span text:style-name="T1"> </text:span>Vedder,<text:span text:style-name="T1"> </text:span>avec<text:span text:style-name="T1"> </text:span>sa<text:span text:style-name="T1"> </text:span>large<text:span text:style-name="T1"> </text:span>face,<text:span text:style-name="T1"> </text:span>son<text:span text:style-name="T1"> </text:span>double<text:span text:style-name="T1"> </text:span>menton,<text:span text:style-name="T1"> </text:span>sa<text:span text:style-name="T1"> </text:span>belle<text:span text:style-name="T1"> </text:span>et<text:span text:style-name="T1"> </text:span>longue<text:span text:style-name="T1"> </text:span>pipe,<text:span text:style-name="T1"> </text:span>poussant,<text:span text:style-name="T1"> </text:span>au<text:span text:style-name="T1"> </text:span>lieu<text:span text:style-name="T1"> </text:span>de<text:span text:style-name="T1"> </text:span>vains<text:span text:style-name="T1"> </text:span>discours,<text:span text:style-name="T1"> </text:span>d'épais<text:span text:style-name="T1"> </text:span>nuages<text:span text:style-name="T1"> </text:span>de<text:span text:style-name="T1"> </text:span>fumée.<text:span text:style-name="T1"> </text:span>Van<text:span text:style-name="T1"> </text:span>Blummel<text:span text:style-name="T1"> </text:span>manquait<text:span text:style-name="T1"> </text:span>aussi,<text:span text:style-name="T1"> </text:span>le<text:span text:style-name="T1"> </text:span>maître<text:span text:style-name="T1"> </text:span>d'école<text:span text:style-name="T1"> </text:span>qui<text:span text:style-name="T1"> </text:span>ressassait<text:span text:style-name="T1"> </text:span>les<text:span text:style-name="T1"> </text:span>vieilles<text:span text:style-name="T1"> </text:span>nouvelles<text:span text:style-name="T1"> </text:span>d'un<text:span text:style-name="T1"> </text:span>vieux<text:span text:style-name="T1"> </text:span>journal.<text:span text:style-name="T1"> </text:span>A<text:span text:style-name="T1"> </text:span>leur<text:span text:style-name="T1"> </text:span>place,<text:span text:style-name="T1"> </text:span>un<text:span text:style-name="T1"> </text:span>grand<text:span text:style-name="T1"> </text:span>garçon<text:span text:style-name="T1"> </text:span>maigre<text:span text:style-name="T1"> </text:span>et<text:span text:style-name="T1"> </text:span>bilieux,<text:span text:style-name="T1"> </text:span>les<text:span text:style-name="T1"> </text:span>poches<text:span text:style-name="T1"> </text:span>pleines<text:span text:style-name="T1"> </text:span>de<text:span text:style-name="T1"> </text:span>proclamations,<text:span text:style-name="T1"> </text:span>déclamait<text:span text:style-name="T1"> </text:span>avec<text:span text:style-name="T1"> </text:span>véhémence<text:span text:style-name="T1"> </text:span>droits<text:span text:style-name="T1"> </text:span>des<text:span text:style-name="T1"> </text:span>citoyens,<text:span text:style-name="T1"> </text:span>élections,<text:span text:style-name="T1"> </text:span><text:soft-page-break/>membres<text:span text:style-name="T1"> </text:span>du<text:span text:style-name="T1"> </text:span>congrès,<text:span text:style-name="T1"> </text:span>liberté,<text:span text:style-name="T1"> </text:span><text:span text:style-name="T5">Bunker's</text:span><text:span text:style-name="T4"> </text:span><text:span text:style-name="T5">Hill,</text:span><text:span text:style-name="T1"> </text:span>héros<text:span text:style-name="T1"> </text:span>de<text:span text:style-name="T1"> </text:span>soixante-six,<text:span text:style-name="T1"> </text:span>et<text:span text:style-name="T1"> </text:span>autres<text:span text:style-name="T1"> </text:span>matières<text:span text:style-name="T1"> </text:span>qui<text:span text:style-name="T1"> </text:span>n'étaient<text:span text:style-name="T1"> </text:span>pour<text:span text:style-name="T1"> </text:span>Rip<text:span text:style-name="T1"> </text:span>qu'un<text:span text:style-name="T1"> </text:span>pur<text:span text:style-name="T1"> </text:span>jargon<text:span text:style-name="T1"> </text:span>babylonien$247$.<text:span text:style-name="T1"> </text:span></text:p>
      <text:p text:style-name="Standard">En<text:span text:style-name="T1"> </text:span>ses<text:span text:style-name="T1"> </text:span>pages<text:span text:style-name="T1"> </text:span>les<text:span text:style-name="T1"> </text:span>plus<text:span text:style-name="T1"> </text:span>vives,<text:span text:style-name="T1"> </text:span>Irving<text:span text:style-name="T1"> </text:span>garde<text:span text:style-name="T1"> </text:span>toujours<text:span text:style-name="T1"> </text:span>ce<text:span text:style-name="T1"> </text:span>ton<text:span text:style-name="T1"> </text:span>modéré.<text:span text:style-name="T1"> </text:span>C'est<text:span text:style-name="T1"> </text:span>moins<text:span text:style-name="T1"> </text:span>un<text:span text:style-name="T1"> </text:span>Américain<text:span text:style-name="T1"> </text:span>qu'un<text:span text:style-name="T1"> </text:span>Anglais<text:span text:style-name="T1"> </text:span>du<text:span text:style-name="T1"> </text:span>XVIII<text:span text:style-name="T9">e</text:span><text:span text:style-name="T1"> </text:span>siècle,<text:span text:style-name="T1"> </text:span>et,<text:span text:style-name="T1"> </text:span>selon<text:span text:style-name="T1"> </text:span>le<text:span text:style-name="T1"> </text:span>mot<text:span text:style-name="T1"> </text:span>de<text:span text:style-name="T1"> </text:span>Thackeray,<text:span text:style-name="T1"> </text:span>« le<text:span text:style-name="T1"> </text:span>Goldsmith<text:span text:style-name="T1"> </text:span>de<text:span text:style-name="T1"> </text:span>notre<text:span text:style-name="T1"> </text:span>temps$248$<text:span text:style-name="T1"> »</text:span>,<text:span text:style-name="T1"> </text:span>gros<text:span text:style-name="T1"> </text:span>éloge<text:span text:style-name="T1"> </text:span>car<text:span text:style-name="T1"> </text:span>l'auteur<text:span text:style-name="T1"> </text:span>de<text:span text:style-name="T1"> </text:span><text:span text:style-name="T5">The</text:span><text:span text:style-name="T4"> </text:span><text:span text:style-name="T5">Bee</text:span>$<text:span text:style-name="T41">249$</text:span><text:span text:style-name="T1"> </text:span>est<text:span text:style-name="T1"> </text:span>bien<text:span text:style-name="T1"> </text:span>exquis<text:span text:style-name="T1"> </text:span>dans<text:span text:style-name="T1"> </text:span>sa<text:span text:style-name="T1"> </text:span>bonhomie<text:span text:style-name="T1"> </text:span>un<text:span text:style-name="T1"> </text:span>peu<text:span text:style-name="T1"> </text:span>bohème.<text:span text:style-name="T1"> </text:span>Irving,<text:span text:style-name="T1"> </text:span>dont<text:span text:style-name="T1"> </text:span>la<text:span text:style-name="T1"> </text:span>vie<text:span text:style-name="T1"> </text:span>fut<text:span text:style-name="T1"> </text:span>toujours<text:span text:style-name="T1"> </text:span>particulièrement<text:span text:style-name="T1"> </text:span>favorisée,<text:span text:style-name="T1"> </text:span>n'a<text:span text:style-name="T1"> </text:span>aucune<text:span text:style-name="T1"> </text:span>amertume<text:span text:style-name="T1"> </text:span>il<text:span text:style-name="T1"> </text:span>passe,<text:span text:style-name="T1"> </text:span>en<text:span text:style-name="T1"> </text:span>souriant<text:span text:style-name="T1"> </text:span>de<text:span text:style-name="T1"> </text:span>nos<text:span text:style-name="T1"> </text:span>travers,<text:span text:style-name="T1"> </text:span>sans<text:span text:style-name="T1"> </text:span>voir<text:span text:style-name="T1"> </text:span>nos<text:span text:style-name="T1"> </text:span>vices,<text:span text:style-name="T1"> </text:span>nos<text:span text:style-name="T1"> </text:span>sottises,<text:span text:style-name="T1"> </text:span>sans<text:span text:style-name="T1"> </text:span>s'arrêter<text:span text:style-name="T1"> </text:span>à<text:span text:style-name="T1"> </text:span>nos<text:span text:style-name="T1"> </text:span>méchancetés.<text:span text:style-name="T1"> </text:span>Comme<text:span text:style-name="T1"> </text:span>sa<text:span text:style-name="T1"> </text:span>moralité<text:span text:style-name="T1"> </text:span>trop<text:span text:style-name="T1"> </text:span>paterne,<text:span text:style-name="T1"> </text:span>son<text:span text:style-name="T1"> </text:span>style<text:span text:style-name="T1"> </text:span>pur<text:span text:style-name="T1"> </text:span>est<text:span text:style-name="T1"> </text:span>simple<text:span text:style-name="T1"> </text:span>jusqu'à<text:span text:style-name="T1"> </text:span>la<text:span text:style-name="T1"> </text:span>nudité<text:span text:style-name="T1"> </text:span>rien<text:span text:style-name="T1"> </text:span>qui<text:span text:style-name="T1"> </text:span>saisisse<text:span text:style-name="T1"> </text:span>et<text:span text:style-name="T1"> </text:span>accroche<text:span text:style-name="T1"> </text:span>au<text:span text:style-name="T1"> </text:span>passage.<text:span text:style-name="T1"> </text:span>Bien<text:span text:style-name="T1"> </text:span>qu'il<text:span text:style-name="T1"> </text:span>écrive<text:span text:style-name="T1"> </text:span>« Je<text:span text:style-name="T1"> </text:span>ne<text:span text:style-name="T1"> </text:span>donnerais<text:span text:style-name="T1"> </text:span>pas<text:span text:style-name="T1"> </text:span>pour<text:span text:style-name="T1"> </text:span>la<text:span text:style-name="T1"> </text:span>moitié<text:span text:style-name="T1"> </text:span>des<text:span text:style-name="T1"> </text:span>grands<text:span text:style-name="T1"> </text:span>hommes<text:span text:style-name="T1"> </text:span>des<text:span text:style-name="T1"> </text:span>anciennes<text:span text:style-name="T1"> </text:span>chroniques<text:span text:style-name="T1"> </text:span>le<text:span text:style-name="T1"> </text:span>vieux<text:span text:style-name="T1"> </text:span>Jack,<text:span text:style-name="T1"> </text:span>le<text:span text:style-name="T1"> </text:span>gros<text:span text:style-name="T1"> </text:span>Jack,<text:span text:style-name="T1"> </text:span>le<text:span text:style-name="T1"> </text:span>bon<text:span text:style-name="T1"> </text:span>Jack,<text:span text:style-name="T1"> </text:span>le<text:span text:style-name="T1"> </text:span>délicieux<text:span text:style-name="T1"> </text:span>Jack<text:span text:style-name="T1"> </text:span>Falstaff$250$<text:span text:style-name="T1"> »</text:span>,<text:span text:style-name="T1"> </text:span>il<text:span text:style-name="T1"> </text:span>n'a<text:span text:style-name="T1"> </text:span>rien<text:span text:style-name="T1"> </text:span>de<text:span text:style-name="T1"> </text:span>l'humeur<text:span text:style-name="T1"> </text:span>exubérante<text:span text:style-name="T1"> </text:span>de<text:span text:style-name="T1"> </text:span>sir<text:span text:style-name="T1"> </text:span>John<text:span text:style-name="T1"> </text:span>il<text:span text:style-name="T1"> </text:span>l'aime,<text:span text:style-name="T1"> </text:span>mais<text:span text:style-name="T1"> </text:span>elle<text:span text:style-name="T1"> </text:span>lui<text:span text:style-name="T1"> </text:span>fait<text:span text:style-name="T1"> </text:span>peur.<text:span text:style-name="T1"> </text:span>Dans<text:span text:style-name="T1"> </text:span>le<text:span text:style-name="T1"> </text:span>même<text:span text:style-name="T1"> </text:span>temps,<text:span text:style-name="T1"> </text:span>Haliburton$251$<text:span text:style-name="T1"> </text:span>jetait<text:span text:style-name="T1"> </text:span>hardiment<text:span text:style-name="T1"> </text:span>l'humour<text:span text:style-name="T1"> </text:span>américain<text:span text:style-name="T1"> </text:span>dans<text:span text:style-name="T1"> </text:span>la<text:span text:style-name="T1"> </text:span>forme<text:span text:style-name="T1"> </text:span>excentrique<text:span text:style-name="T1"> </text:span>où<text:span text:style-name="T1"> </text:span>il<text:span text:style-name="T1"> </text:span>s'est<text:span text:style-name="T1"> </text:span>développé<text:span text:style-name="T1"> </text:span>depuis.<text:span text:style-name="T1"> </text:span>C'était<text:span text:style-name="T1"> </text:span>non<text:span text:style-name="T1"> </text:span>pas<text:span text:style-name="T1"> </text:span>un<text:span text:style-name="T1"> </text:span>citoyen<text:span text:style-name="T1"> </text:span>de<text:span text:style-name="T1"> </text:span>l'Union,<text:span text:style-name="T1"> </text:span>mais<text:span text:style-name="T1"> </text:span>un<text:span text:style-name="T1"> </text:span>Anglais<text:span text:style-name="T1"> </text:span>né<text:span text:style-name="T1"> </text:span>en<text:span text:style-name="T1"> </text:span>Nouvelle-Ecosse.<text:span text:style-name="T1"> </text:span>La<text:span text:style-name="T1"> </text:span>littérature<text:span text:style-name="T1"> </text:span>britannique<text:span text:style-name="T1"> </text:span>ne<text:span text:style-name="T1"> </text:span>saurait<text:span text:style-name="T1"> </text:span>cependant<text:span text:style-name="T1"> </text:span>le<text:span text:style-name="T1"> </text:span>réclamer<text:span text:style-name="T1"> </text:span>il<text:span text:style-name="T1"> </text:span>appartient<text:span text:style-name="T1"> </text:span>à<text:span text:style-name="T1"> </text:span>la<text:span text:style-name="T1"> </text:span>série<text:span text:style-name="T1"> </text:span>qui<text:span text:style-name="T1"> </text:span>va<text:span text:style-name="T1"> </text:span>d'Irving<text:span text:style-name="T1"> </text:span>à<text:span text:style-name="T1"> </text:span>Mark<text:span text:style-name="T1"> </text:span>Twain,<text:span text:style-name="T1"> </text:span>et<text:span text:style-name="T1"> </text:span>laissé<text:span text:style-name="T1"> </text:span>de<text:span text:style-name="T1"> </text:span>côté,<text:span text:style-name="T1"> </text:span>il<text:span text:style-name="T1"> </text:span>y<text:span text:style-name="T1"> </text:span>aurait<text:span text:style-name="T1"> </text:span>un<text:span text:style-name="T1"> </text:span>vide,<text:span text:style-name="T1"> </text:span>car<text:span text:style-name="T1"> </text:span>son<text:span text:style-name="T1"> </text:span>influence,<text:span text:style-name="T1"> </text:span>principalement<text:span text:style-name="T1"> </text:span>au<text:span text:style-name="T1"> </text:span>point<text:span text:style-name="T1"> </text:span>de<text:span text:style-name="T1"> </text:span>vue<text:span text:style-name="T1"> </text:span>du<text:span text:style-name="T1"> </text:span>style<text:span text:style-name="T1"> </text:span>et<text:span text:style-name="T1"> </text:span>de<text:span text:style-name="T1"> </text:span>la<text:span text:style-name="T1"> </text:span>langue,<text:span text:style-name="T1"> </text:span>a<text:span text:style-name="T1"> </text:span>été<text:span text:style-name="T1"> </text:span>assez<text:span text:style-name="T1"> </text:span>grande,<text:span text:style-name="T1"> </text:span>sinon<text:span text:style-name="T1"> </text:span>fort<text:span text:style-name="T1"> </text:span>heureuse.<text:span text:style-name="T1"> </text:span>Le<text:span text:style-name="T1"> </text:span>personnage<text:span text:style-name="T1"> </text:span>dont<text:span text:style-name="T1"> </text:span>il<text:span text:style-name="T1"> </text:span>fait<text:span text:style-name="T1"> </text:span>son<text:span text:style-name="T1"> </text:span>porte-parole,<text:span text:style-name="T1"> </text:span>Sam<text:span text:style-name="T1"> </text:span>Slick$252$,<text:span text:style-name="T1"> </text:span>est<text:span text:style-name="T1"> </text:span>horloger<text:span text:style-name="T1"> </text:span>de<text:span text:style-name="T1"> </text:span>son<text:span text:style-name="T1"> </text:span>état,<text:span text:style-name="T1"> </text:span>et<text:span text:style-name="T1"> </text:span>surtout<text:span text:style-name="T1"> </text:span>beau<text:span text:style-name="T1"> </text:span>diseur.<text:span text:style-name="T1"> </text:span>Sur<text:span text:style-name="T1"> </text:span>tous<text:span text:style-name="T1"> </text:span>sujets,<text:span text:style-name="T1"> </text:span>l'intarissable<text:span text:style-name="T1"> </text:span>Sam<text:span text:style-name="T1"> </text:span>a<text:span text:style-name="T1"> </text:span>une<text:span text:style-name="T1"> </text:span>saillie<text:span text:style-name="T1"> </text:span>ou<text:span text:style-name="T1"> </text:span>un<text:span text:style-name="T1"> </text:span>paradoxe,<text:span text:style-name="T1"> </text:span>où<text:span text:style-name="T1"> </text:span>la<text:span text:style-name="T1"> </text:span>satire<text:span text:style-name="T1"> </text:span>est<text:span text:style-name="T1"> </text:span>vive,<text:span text:style-name="T1"> </text:span>nette,<text:span text:style-name="T1"> </text:span>rarement<text:span text:style-name="T1"> </text:span>cruelle,<text:span text:style-name="T1"> </text:span>mais<text:span text:style-name="T1"> </text:span>non<text:span text:style-name="T1"> </text:span>pas<text:span text:style-name="T1"> </text:span>si<text:span text:style-name="T1"> </text:span>bonne<text:span text:style-name="T1"> </text:span>fille<text:span text:style-name="T1"> </text:span>que<text:span text:style-name="T1"> </text:span>celle<text:span text:style-name="T1"> </text:span>d'Irving.<text:span text:style-name="T1"> </text:span>Les<text:span text:style-name="T1"> </text:span>deux<text:span text:style-name="T1"> </text:span>compagnons<text:span text:style-name="T1"> </text:span>devisent<text:span text:style-name="T1"> </text:span>à<text:span text:style-name="T1"> </text:span>la<text:span text:style-name="T1"> </text:span>bonne<text:span text:style-name="T1"> </text:span>franquette,<text:span text:style-name="T1"> </text:span>tout<text:span text:style-name="T1"> </text:span>en<text:span text:style-name="T1"> </text:span>voyageant<text:span text:style-name="T1"> </text:span>à<text:span text:style-name="T1"> </text:span>petites<text:span text:style-name="T1"> </text:span>journées<text:span text:style-name="T1"> </text:span>de<text:span text:style-name="T1"> </text:span>la<text:span text:style-name="T1"> </text:span>rivière<text:span text:style-name="T1"> </text:span>Philippe<text:span text:style-name="T1"> </text:span>au<text:span text:style-name="T1"> </text:span>fort<text:span text:style-name="T1"> </text:span>Laurence.<text:span text:style-name="T1"> </text:span>Les<text:span text:style-name="T1"> </text:span>titres<text:span text:style-name="T1"> </text:span>des<text:span text:style-name="T1"> </text:span>chapitres<text:span text:style-name="T1"> </text:span>montrent<text:span text:style-name="T1"> </text:span>qu'ils<text:span text:style-name="T1"> </text:span>ne<text:span text:style-name="T1"> </text:span>se<text:span text:style-name="T1"> </text:span>piquent<text:span text:style-name="T1"> </text:span>point<text:span text:style-name="T1"> </text:span>de<text:span text:style-name="T1"> </text:span>beaucoup<text:span text:style-name="T1"> </text:span>de<text:span text:style-name="T1"> </text:span>suite<text:span text:style-name="T1"> </text:span>dans<text:span text:style-name="T1"> </text:span>les<text:span text:style-name="T1"> </text:span>idées<text:span text:style-name="T1"> </text:span>et<text:span text:style-name="T1"> </text:span>que<text:span text:style-name="T1"> </text:span>tout<text:span text:style-name="T1"> </text:span>leur<text:span text:style-name="T1"> </text:span>est<text:span text:style-name="T1"> </text:span>bon<text:span text:style-name="T1"> </text:span><text:span text:style-name="T5">La</text:span><text:span text:style-name="T4"> </text:span><text:span text:style-name="T5">cuisine</text:span><text:span text:style-name="T4"> </text:span><text:span text:style-name="T5">Yankee</text:span><text:span text:style-name="T4"> </text:span><text:span text:style-name="T5">et</text:span><text:span text:style-name="T4"> </text:span><text:span text:style-name="T5">la</text:span><text:span text:style-name="T4"> </text:span><text:span text:style-name="T5">nourriture</text:span><text:span text:style-name="T4"> </text:span><text:span text:style-name="T5">du</text:span><text:span text:style-name="T4"> </text:span><text:span text:style-name="T5">cheval.</text:span><text:span text:style-name="T4"> </text:span><text:span text:style-name="T5">Le</text:span><text:span text:style-name="T4"> </text:span><text:span text:style-name="T5">nègre</text:span><text:span text:style-name="T4"> </text:span><text:span text:style-name="T5">blanc.</text:span><text:span text:style-name="T4"> </text:span><text:span text:style-name="T5">La</text:span><text:span text:style-name="T4"> </text:span><text:span text:style-name="T5">peinture</text:span><text:span text:style-name="T4"> </text:span><text:span text:style-name="T5">italienne.</text:span><text:span text:style-name="T4"> </text:span><text:span text:style-name="T5">L'aigle</text:span><text:span text:style-name="T4"> </text:span><text:span text:style-name="T5">américain.</text:span><text:span text:style-name="T4"> </text:span><text:span text:style-name="T5">Le</text:span><text:span text:style-name="T4"> </text:span><text:span text:style-name="T5">chemin</text:span><text:span text:style-name="T4"> </text:span><text:span text:style-name="T5">d'un</text:span><text:span text:style-name="T4"> </text:span><text:span text:style-name="T5">cœur</text:span><text:span text:style-name="T4"> </text:span><text:span text:style-name="T5">de</text:span><text:span text:style-name="T4"> </text:span><text:span text:style-name="T5">femme.</text:span><text:span text:style-name="T4"> </text:span><text:span text:style-name="T5">Les</text:span><text:span text:style-name="T4"> </text:span><text:span text:style-name="T5">huîtres</text:span><text:span text:style-name="T4"> </text:span><text:span text:style-name="T5">du</text:span><text:span text:style-name="T4"> </text:span><text:span text:style-name="T5">Cumberland</text:span><text:span text:style-name="T4"> </text:span><text:span text:style-name="T5">engendrent</text:span><text:span text:style-name="T4"> </text:span><text:span text:style-name="T5">des</text:span><text:span text:style-name="T4"> </text:span><text:span text:style-name="T5">idées</text:span><text:span text:style-name="T4"> </text:span><text:span text:style-name="T5">mélancoliques</text:span>$253$.<text:span text:style-name="T1"> </text:span>Maître<text:span text:style-name="T1"> </text:span>Sam<text:span text:style-name="T1"> </text:span>juge<text:span text:style-name="T1"> </text:span>fort<text:span text:style-name="T1"> </text:span>cavalièrement<text:span text:style-name="T1"> </text:span>les<text:span text:style-name="T1"> </text:span>Anglais<text:span text:style-name="T1"> </text:span></text:p>
      <text:p text:style-name="Quotations">Celui-là<text:span text:style-name="T1"> </text:span>savait<text:span text:style-name="T1"> </text:span>ce<text:span text:style-name="T1"> </text:span>qu'il<text:span text:style-name="T1"> </text:span>faisait<text:span text:style-name="T1"> </text:span>qui<text:span text:style-name="T1"> </text:span>leur<text:span text:style-name="T1"> </text:span>a<text:span text:style-name="T1"> </text:span>donné<text:span text:style-name="T1"> </text:span>le<text:span text:style-name="T1"> </text:span>nom<text:span text:style-name="T1"> </text:span>de<text:span text:style-name="T1"> </text:span>John<text:span text:style-name="T1"> </text:span>Bull,<text:span text:style-name="T1"> </text:span>je<text:span text:style-name="T1"> </text:span>vous<text:span text:style-name="T1"> </text:span>le<text:span text:style-name="T1"> </text:span>garantis<text:span text:style-name="T1"> </text:span>des<text:span text:style-name="T1"> </text:span>cous<text:span text:style-name="T1"> </text:span>de<text:span text:style-name="T1"> </text:span>taureau,<text:span text:style-name="T1"> </text:span>des<text:span text:style-name="T1"> </text:span>têtes<text:span text:style-name="T1"> </text:span>de<text:span text:style-name="T1"> </text:span>taureau,<text:span text:style-name="T1"> </text:span>c'est<text:span text:style-name="T1"> </text:span>bien<text:span text:style-name="T1"> </text:span>ça,<text:span text:style-name="T1"> </text:span>vous<text:span text:style-name="T1"> </text:span>pouvez<text:span text:style-name="T1"> </text:span>m'en<text:span text:style-name="T1"> </text:span>croire.<text:span text:style-name="T1"> </text:span>Boudeurs,<text:span text:style-name="T1"> </text:span>mauvaises<text:span text:style-name="T1"> </text:span>têtes,<text:span text:style-name="T1"> </text:span>vicieux,<text:span text:style-name="T1"> </text:span>toujours<text:span text:style-name="T1"> </text:span>à<text:span text:style-name="T1"> </text:span>jouer<text:span text:style-name="T1"> </text:span>des<text:span text:style-name="T1"> </text:span>pieds<text:span text:style-name="T1"> </text:span>et<text:span text:style-name="T1"> </text:span>des<text:span text:style-name="T1"> </text:span>mains,<text:span text:style-name="T1"> </text:span>prêts<text:span text:style-name="T1"> </text:span>à<text:span text:style-name="T1"> </text:span>tous<text:span text:style-name="T1"> </text:span>les<text:span text:style-name="T1"> </text:span>vilains<text:span text:style-name="T1"> </text:span>tours,<text:span text:style-name="T1"> </text:span>quand<text:span text:style-name="T1"> </text:span>il<text:span text:style-name="T1"> </text:span>n'y<text:span text:style-name="T1"> </text:span>a<text:span text:style-name="T1"> </text:span>pas<text:span text:style-name="T1"> </text:span>de<text:span text:style-name="T1"> </text:span>risque<text:span text:style-name="T1"> </text:span>et<text:span text:style-name="T1"> </text:span>qu'on<text:span text:style-name="T1"> </text:span>ne<text:span text:style-name="T1"> </text:span>les<text:span text:style-name="T1"> </text:span>surveille<text:span text:style-name="T1"> </text:span>pas,<text:span text:style-name="T1"> </text:span>ils<text:span text:style-name="T1"> </text:span>sont<text:span text:style-name="T1"> </text:span>têtus<text:span text:style-name="T1"> </text:span>comme<text:span text:style-name="T1"> </text:span>des<text:span text:style-name="T1"> </text:span>mules<text:span text:style-name="T1"> </text:span>et<text:span text:style-name="T1"> </text:span>spirituels<text:span text:style-name="T1"> </text:span>comme<text:span text:style-name="T1"> </text:span>des<text:span text:style-name="T1"> </text:span>paons.<text:span text:style-name="T1"> </text:span></text:p>
      <text:p text:style-name="Quotations">Tenez,<text:span text:style-name="T1"> </text:span>il<text:span text:style-name="T1"> </text:span>n'y<text:span text:style-name="T1"> </text:span>a<text:span text:style-name="T1"> </text:span>pas,<text:span text:style-name="T1"> </text:span>que<text:span text:style-name="T1"> </text:span>je<text:span text:style-name="T1"> </text:span>sache,<text:span text:style-name="T1"> </text:span>de<text:span text:style-name="T1"> </text:span>plus<text:span text:style-name="T1"> </text:span>riche<text:span text:style-name="T1"> </text:span>spectacle,<text:span text:style-name="T1"> </text:span>que<text:span text:style-name="T1"> </text:span>d'examiner<text:span text:style-name="T1"> </text:span>un<text:span text:style-name="T1"> </text:span>Anglais<text:span text:style-name="T1"> </text:span>qui<text:span text:style-name="T1"> </text:span>débarque<text:span text:style-name="T1"> </text:span>pour<text:span text:style-name="T1"> </text:span>la<text:span text:style-name="T1"> </text:span>première<text:span text:style-name="T1"> </text:span>fois<text:span text:style-name="T1"> </text:span>dans<text:span text:style-name="T1"> </text:span>une<text:span text:style-name="T1"> </text:span>de<text:span text:style-name="T1"> </text:span>vos<text:span text:style-name="T1"> </text:span>grandes<text:span text:style-name="T1"> </text:span>cités.<text:span text:style-name="T1"> </text:span>II<text:span text:style-name="T1"> </text:span>se<text:span text:style-name="T1"> </text:span>gonfle<text:span text:style-name="T1"> </text:span>comme<text:span text:style-name="T1"> </text:span>un<text:span text:style-name="T1"> </text:span>ballon,<text:span text:style-name="T1"> </text:span>sa<text:span text:style-name="T1"> </text:span>peau<text:span text:style-name="T1"> </text:span>est<text:span text:style-name="T1"> </text:span>près<text:span text:style-name="T1"> </text:span>de<text:span text:style-name="T1"> </text:span>crever,<text:span text:style-name="T1"> </text:span>c'est<text:span text:style-name="T1"> </text:span>un<text:span text:style-name="T1"> </text:span>tambour<text:span text:style-name="T1"> </text:span>à<text:span text:style-name="T1"> </text:span>gaz<text:span text:style-name="T1"> </text:span>qui<text:span text:style-name="T1"> </text:span>se<text:span text:style-name="T1"> </text:span>promène,<text:span text:style-name="T1"> </text:span>et<text:span text:style-name="T1"> </text:span>il<text:span text:style-name="T1"> </text:span>se<text:span text:style-name="T1"> </text:span>dandine<text:span text:style-name="T1"> </text:span>comme<text:span text:style-name="T1"> </text:span>un<text:span text:style-name="T1"> </text:span>ours<text:span text:style-name="T1"> </text:span>qui<text:span text:style-name="T1"> </text:span>marcherait<text:span text:style-name="T1"> </text:span>sur<text:span text:style-name="T1"> </text:span>des<text:span text:style-name="T1"> </text:span>charbons.<text:span text:style-name="T1"> </text:span>Du<text:span text:style-name="T1"> </text:span>haut<text:span text:style-name="T1"> </text:span>de<text:span text:style-name="T1"> </text:span>sa<text:span text:style-name="T1"> </text:span>grande<text:span text:style-name="T1"> </text:span>et<text:span text:style-name="T1"> </text:span>gauche<text:span text:style-name="T1"> </text:span>carcasse<text:span text:style-name="T1"> </text:span>(ils<text:span text:style-name="T1"> </text:span>ne<text:span text:style-name="T1"> </text:span>ressemblent<text:span text:style-name="T1"> </text:span>pas<text:span text:style-name="T1"> </text:span>précisément<text:span text:style-name="T1"> </text:span>aux<text:span text:style-name="T1"> </text:span>Français<text:span text:style-name="T1"> </text:span>pour<text:span text:style-name="T1"> </text:span>les<text:span text:style-name="T1"> </text:span>manières)<text:span text:style-name="T1"> </text:span>tombe<text:span text:style-name="T1"> </text:span>un<text:span text:style-name="T1"> </text:span>sourire<text:span text:style-name="T1"> </text:span>rogue,<text:span text:style-name="T1"> </text:span>qui<text:span text:style-name="T1"> </text:span>vous<text:span text:style-name="T1"> </text:span>dit<text:span text:style-name="T1"> </text:span>Regarde<text:span text:style-name="T1"> </text:span>bien,<text:span text:style-name="T1"> </text:span>Jonathan,<text:span text:style-name="T1"> </text:span>voilà<text:span text:style-name="T1"> </text:span>un<text:span text:style-name="T1"> </text:span>Anglais ;<text:span text:style-name="T1"> </text:span>voilà<text:span text:style-name="T1"> </text:span>un<text:span text:style-name="T1"> </text:span>camarade<text:span text:style-name="T1"> </text:span>dont<text:span text:style-name="T1"> </text:span>le<text:span text:style-name="T1"> </text:span>sang<text:span text:style-name="T1"> </text:span>est<text:span text:style-name="T1"> </text:span>aussi<text:span text:style-name="T1"> </text:span>pur<text:span text:style-name="T1"> </text:span>que<text:span text:style-name="T1"> </text:span>celui<text:span text:style-name="T1"> </text:span>d'un<text:span text:style-name="T1"> </text:span>pirate<text:span text:style-name="T1"> </text:span>normand,<text:span text:style-name="T1"> </text:span>et<text:span text:style-name="T1"> </text:span>il<text:span text:style-name="T1"> </text:span>a<text:span text:style-name="T1"> </text:span>de<text:span text:style-name="T1"> </text:span>l'argent<text:span text:style-name="T1"> </text:span>des<text:span text:style-name="T1"> </text:span>deux<text:span text:style-name="T1"> </text:span>couleurs,<text:span text:style-name="T1"> </text:span>plein<text:span text:style-name="T1"> </text:span>sa<text:span text:style-name="T1"> </text:span>poche<text:span text:style-name="T1"> </text:span>de<text:span text:style-name="T1"> </text:span>l'un,<text:span text:style-name="T1"> </text:span>plein<text:span text:style-name="T1"> </text:span>sa<text:span text:style-name="T1"> </text:span>bouche<text:span text:style-name="T1"> </text:span>de<text:span text:style-name="T1"> </text:span>l'autre$254$.<text:span text:style-name="T1"> </text:span></text:p>
      <text:p text:style-name="Standard">Il<text:span text:style-name="T1"> </text:span>faut<text:span text:style-name="T1"> </text:span>dire<text:span text:style-name="T1"> </text:span>que<text:span text:style-name="T1"> </text:span>Sam<text:span text:style-name="T1"> </text:span>est<text:span text:style-name="T1"> </text:span>Américain<text:span text:style-name="T1"> </text:span>mais,<text:span text:style-name="T1"> </text:span>sans<text:span text:style-name="T1"> </text:span>le<text:span text:style-name="T1"> </text:span>vouloir,<text:span text:style-name="T1"> </text:span>et<text:span text:style-name="T1"> </text:span>tout<text:span text:style-name="T1"> </text:span>naïvement,<text:span text:style-name="T1"> </text:span>il<text:span text:style-name="T1"> </text:span>est<text:span text:style-name="T1"> </text:span>plus<text:span text:style-name="T1"> </text:span>cruel<text:span text:style-name="T1"> </text:span>encore<text:span text:style-name="T1"> </text:span>pour<text:span text:style-name="T1"> </text:span>ses<text:span text:style-name="T1"> </text:span>compatriotes.<text:span text:style-name="T1"> </text:span>« Les<text:span text:style-name="T1"> </text:span>Anglais,<text:span text:style-name="T1"> </text:span>fait-il<text:span text:style-name="T1"> </text:span>remarquer<text:span text:style-name="T1"> </text:span>en<text:span text:style-name="T1"> </text:span>haussant<text:span text:style-name="T1"> </text:span>les<text:span text:style-name="T1"> </text:span>épaules,<text:span text:style-name="T1"> </text:span>ont<text:span text:style-name="T1"> </text:span>des<text:span text:style-name="T1"> </text:span>collèges,<text:span text:style-name="T1"> </text:span>des<text:span text:style-name="T1"> </text:span>académies,<text:span text:style-name="T1"> </text:span>nous<text:span text:style-name="T1"> </text:span>aussi.<text:span text:style-name="T1"> </text:span>Latin,<text:span text:style-name="T1"> </text:span>grec,<text:span text:style-name="T1"> </text:span>nous<text:span text:style-name="T1"> </text:span>n'estimons<text:span text:style-name="T1"> </text:span>point<text:span text:style-name="T1"> </text:span>que<text:span text:style-name="T1"> </text:span>cela<text:span text:style-name="T1"> </text:span>vaille<text:span text:style-name="T1"> </text:span>un<text:span text:style-name="T1"> </text:span>centime,<text:span text:style-name="T1"> </text:span>nous<text:span text:style-name="T1"> </text:span>l'enseignons<text:span text:style-name="T1"> </text:span>comme<text:span text:style-name="T1"> </text:span>eux,<text:span text:style-name="T1"> </text:span>avec<text:span text:style-name="T1"> </text:span>la<text:span text:style-name="T1"> </text:span>peinture,<text:span text:style-name="T1"> </text:span>la<text:span text:style-name="T1"> </text:span>musique<text:span text:style-name="T1"> </text:span>et<text:span text:style-name="T1"> </text:span>autres<text:span text:style-name="T1"> </text:span>balivernes,<text:span text:style-name="T1"> </text:span>mais<text:span text:style-name="T1"> </text:span>nous<text:span text:style-name="T1"> </text:span>savons<text:span text:style-name="T1"> </text:span>ce<text:span text:style-name="T1"> </text:span>qu'en<text:span text:style-name="T1"> </text:span>vaut<text:span text:style-name="T1"> </text:span>l'aune :<text:span text:style-name="T1"> </text:span>le<text:span text:style-name="T1"> </text:span>calcul,<text:span text:style-name="T1"> </text:span>voilà<text:span text:style-name="T1"> </text:span>ce<text:span text:style-name="T1"> </text:span>qu'il<text:span text:style-name="T1"> </text:span>faut.<text:span text:style-name="T1"> </text:span>Un<text:span text:style-name="T1"> </text:span>homme<text:span text:style-name="T1"> </text:span>qui<text:span text:style-name="T1"> </text:span>calcule<text:span text:style-name="T1"> </text:span>est<text:span text:style-name="T1"> </text:span>sûr<text:span text:style-name="T1"> </text:span>de<text:span text:style-name="T1"> </text:span>devenir<text:span text:style-name="T1"> </text:span>riche.<text:span text:style-name="T1"> </text:span>Nous<text:span text:style-name="T1"> </text:span>sommes<text:span text:style-name="T1"> </text:span>un<text:span text:style-name="T1"> </text:span>peuple<text:span text:style-name="T1"> </text:span>calculateur.<text:span text:style-name="T1"> </text:span>Nous<text:span text:style-name="T1"> </text:span>calculons<text:span text:style-name="T1"> </text:span>tous$255$.<text:span text:style-name="T1"> » </text:span></text:p>
      <text:p text:style-name="Standard"><text:soft-page-break/>Voilà<text:span text:style-name="T1"> </text:span>de<text:span text:style-name="T1"> </text:span>la<text:span text:style-name="T1"> </text:span>satire<text:span text:style-name="T1"> </text:span>qui<text:span text:style-name="T1"> </text:span>mord<text:span text:style-name="T1"> </text:span>et<text:span text:style-name="T1"> </text:span>emporte<text:span text:style-name="T1"> </text:span>le<text:span text:style-name="T1"> </text:span>'morceau.<text:span text:style-name="T1"> </text:span>Pour<text:span text:style-name="T1"> </text:span>saccadé,<text:span text:style-name="T1"> </text:span>pénible<text:span text:style-name="T1"> </text:span>que<text:span text:style-name="T1"> </text:span>soit<text:span text:style-name="T1"> </text:span>le<text:span text:style-name="T1"> </text:span>style<text:span text:style-name="T1"> </text:span>d'Haliburtori,<text:span text:style-name="T1"> </text:span>il<text:span text:style-name="T1"> </text:span>à<text:span text:style-name="T1"> </text:span>du<text:span text:style-name="T1"> </text:span>pittoresque<text:span text:style-name="T1"> </text:span>et<text:span text:style-name="T1"> </text:span>une<text:span text:style-name="T1"> </text:span>certaine<text:span text:style-name="T1"> f</text:span>orce<text:span text:style-name="T1"> </text:span>brutale.<text:span text:style-name="T1"> </text:span>D'aucunes<text:span text:style-name="T1"> </text:span>de<text:span text:style-name="T1"> </text:span>ses<text:span text:style-name="T1"> </text:span>pensées<text:span text:style-name="T1"> </text:span>sont<text:span text:style-name="T1"> </text:span>exprimées<text:span text:style-name="T1"> </text:span>avec<text:span text:style-name="T1"> </text:span>une<text:span text:style-name="T1"> </text:span>netteté<text:span text:style-name="T1"> </text:span>et<text:span text:style-name="T1"> </text:span>une<text:span text:style-name="T1"> </text:span>franchise<text:span text:style-name="T1"> </text:span>parfaites,<text:span text:style-name="T1"> </text:span>comme<text:span text:style-name="T1"> </text:span>celle-ci,<text:span text:style-name="T1"> </text:span>qui<text:span text:style-name="T1"> </text:span>est<text:span text:style-name="T1"> </text:span>fort<text:span text:style-name="T1"> </text:span>d'actualité :</text:p>
      <text:p text:style-name="Quotations"><text:span text:style-name="T1"><text:s/></text:span>Ceux<text:span text:style-name="T1"> </text:span>qui<text:span text:style-name="T1"> </text:span>disent<text:span text:style-name="T1"> </text:span>que<text:span text:style-name="T1"> </text:span>les<text:span text:style-name="T1"> </text:span>colonies<text:span text:style-name="T1"> </text:span>sont<text:span text:style-name="T1"> </text:span>inutiles<text:span text:style-name="T1"> </text:span>sont<text:span text:style-name="T1"> </text:span>des<text:span text:style-name="T1"> </text:span>fous<text:span text:style-name="T1"> </text:span>ou<text:span text:style-name="T1"> </text:span>des<text:span text:style-name="T1"> </text:span>coquins.<text:span text:style-name="T1"> </text:span>Si<text:span text:style-name="T1"> </text:span>ce<text:span text:style-name="T1"> </text:span>sont<text:span text:style-name="T1"> </text:span>des<text:span text:style-name="T1"> </text:span>fous,<text:span text:style-name="T1"> </text:span>il<text:span text:style-name="T1"> </text:span>n'y<text:span text:style-name="T1"> </text:span>a<text:span text:style-name="T1"> </text:span>qu'à<text:span text:style-name="T1"> </text:span>hausser<text:span text:style-name="T1"> </text:span>les<text:span text:style-name="T1"> </text:span>épaules ;<text:span text:style-name="T1"> </text:span>si<text:span text:style-name="T1"> </text:span>ce<text:span text:style-name="T1"> </text:span>sont<text:span text:style-name="T1"> </text:span>des<text:span text:style-name="T1"> </text:span>coquins,<text:span text:style-name="T1"> </text:span>qu'on<text:span text:style-name="T1"> </text:span>leur<text:span text:style-name="T1"> </text:span>fasse<text:span text:style-name="T1"> </text:span>tourner<text:span text:style-name="T1"> </text:span>la<text:span text:style-name="T1"> </text:span>meule<text:span text:style-name="T1"> </text:span>jusqu'à<text:span text:style-name="T1"> </text:span>ce<text:span text:style-name="T1"> </text:span>qu'ils<text:span text:style-name="T1"> </text:span>se<text:span text:style-name="T1"> </text:span>décident<text:span text:style-name="T1"> </text:span>à<text:span text:style-name="T1"> </text:span>ne<text:span text:style-name="T1"> </text:span>plus<text:span text:style-name="T1"> </text:span>mentir$256$.<text:span text:style-name="T1"> </text:span></text:p>
      <text:p text:style-name="Standard">Un<text:span text:style-name="T1"> </text:span>critique<text:span text:style-name="T1"> </text:span>américain<text:span text:style-name="T1"> </text:span>qui<text:span text:style-name="T1"> </text:span>fait<text:span text:style-name="T1"> </text:span>autorité<text:span text:style-name="T1"> </text:span>entre<text:span text:style-name="T1"> </text:span>Boston<text:span text:style-name="T1"> </text:span>et<text:span text:style-name="T1"> </text:span>New-York,<text:span text:style-name="T1"> </text:span>M.<text:span text:style-name="T1"> </text:span>Griswold,<text:span text:style-name="T1"> </text:span>a<text:span text:style-name="T1"> </text:span>dit<text:span text:style-name="T1"> </text:span>de<text:span text:style-name="T1"> </text:span>Sanderson<text:span text:style-name="T1"> </text:span>qu'on<text:span text:style-name="T1"> </text:span>trouve<text:span text:style-name="T1"> </text:span>heureusement<text:span text:style-name="T1"> </text:span>réunies<text:span text:style-name="T1"> </text:span>en<text:span text:style-name="T1"> </text:span>lui<text:span text:style-name="T1"> </text:span>les<text:span text:style-name="T1"> </text:span>caractéristiques<text:span text:style-name="T1"> </text:span>de<text:span text:style-name="T1"> </text:span>Rabelais,<text:span text:style-name="T1"> </text:span>de<text:span text:style-name="T1"> </text:span>Sterne<text:span text:style-name="T1"> </text:span>et<text:span text:style-name="T1"> </text:span>de<text:span text:style-name="T1"> </text:span>Lamb$257$.<text:span text:style-name="T1"> </text:span>C'est<text:span text:style-name="T1"> </text:span>donc<text:span text:style-name="T1"> </text:span>bien<text:span text:style-name="T1"> </text:span>le<text:span text:style-name="T1"> </text:span>moins<text:span text:style-name="T1"> </text:span>que<text:span text:style-name="T1"> </text:span>je<text:span text:style-name="T1"> </text:span>dise<text:span text:style-name="T1"> </text:span>pourquoi<text:span text:style-name="T1"> </text:span>cette<text:span text:style-name="T1"> </text:span>appréciation<text:span text:style-name="T1"> </text:span>me<text:span text:style-name="T1"> </text:span>semble<text:span text:style-name="T1"> </text:span>tout<text:span text:style-name="T1"> </text:span>à<text:span text:style-name="T1"> </text:span>fait<text:span text:style-name="T1"> </text:span>bouffonne.<text:span text:style-name="T1"> </text:span>Le<text:span text:style-name="T1"> </text:span>chauvinisme<text:span text:style-name="T1"> </text:span>est<text:span text:style-name="T1"> </text:span>une<text:span text:style-name="T1"> </text:span>plante<text:span text:style-name="T1"> </text:span>qui<text:span text:style-name="T1"> </text:span>atteint<text:span text:style-name="T1"> </text:span>aux<text:span text:style-name="T1"> </text:span>Etats-Unis<text:span text:style-name="T1"> </text:span>des<text:span text:style-name="T1"> </text:span>proportions<text:span text:style-name="T1"> </text:span>tropicales,<text:span text:style-name="T1"> </text:span>et<text:span text:style-name="T1"> </text:span>à<text:span text:style-name="T1"> </text:span>lire<text:span text:style-name="T1"> l'</text:span><text:span text:style-name="T5">Atlantic</text:span><text:span text:style-name="T4"> </text:span><text:span text:style-name="T5">Monthlt</text:span>,<text:span text:style-name="T1"> </text:span>Boston<text:span text:style-name="T1"> </text:span>compterait<text:span text:style-name="T1"> </text:span>les<text:span text:style-name="T1"> </text:span>jours<text:span text:style-name="T1"> </text:span>par<text:span text:style-name="T1"> </text:span>les<text:span text:style-name="T1"> </text:span>chefs-d'œuvre<text:span text:style-name="T1"> </text:span>qui<text:span text:style-name="T1"> </text:span>sortent<text:span text:style-name="T1"> </text:span>de<text:span text:style-name="T1"> </text:span>ses<text:span text:style-name="T1"> </text:span>presses.<text:span text:style-name="T1"> </text:span>La<text:span text:style-name="T1"> </text:span>vérité<text:span text:style-name="T1"> </text:span>est<text:span text:style-name="T1"> </text:span>que<text:span text:style-name="T1"> </text:span>Sanderson<text:span text:style-name="T1"> </text:span>ne<text:span text:style-name="T1"> </text:span>manque<text:span text:style-name="T1"> </text:span>ni<text:span text:style-name="T1"> </text:span>de<text:span text:style-name="T1"> </text:span>finesse,<text:span text:style-name="T1"> </text:span>ni<text:span text:style-name="T1"> </text:span>de<text:span text:style-name="T1"> </text:span>légèreté,<text:span text:style-name="T1"> </text:span>ni<text:span text:style-name="T1"> </text:span>de<text:span text:style-name="T1"> </text:span>cette<text:span text:style-name="T1"> </text:span>observation<text:span text:style-name="T1"> </text:span>superficielle,<text:span text:style-name="T1"> </text:span>facile<text:span text:style-name="T1"> </text:span>à<text:span text:style-name="T1"> </text:span>tout<text:span text:style-name="T1"> </text:span>homme<text:span text:style-name="T1"> </text:span>d'esprit<text:span text:style-name="T1"> </text:span>qui<text:span text:style-name="T1"> </text:span>compare<text:span text:style-name="T1"> </text:span>des<text:span text:style-name="T1"> </text:span>mœurs<text:span text:style-name="T1"> </text:span>étrangères<text:span text:style-name="T1"> </text:span>aux<text:span text:style-name="T1"> </text:span>mœurs<text:span text:style-name="T1"> </text:span>de<text:span text:style-name="T1"> </text:span>son<text:span text:style-name="T1"> </text:span>pays.<text:span text:style-name="T1"> </text:span>C'est<text:span text:style-name="T1"> </text:span>à<text:span text:style-name="T1"> </text:span>Paris,<text:span text:style-name="T1"> </text:span>vers<text:span text:style-name="T1"> </text:span>1839,<text:span text:style-name="T1"> </text:span>qu'il<text:span text:style-name="T1"> </text:span>écrivit<text:span text:style-name="T1"> </text:span>ses<text:span text:style-name="T1"> </text:span><text:span text:style-name="T5">Esquisses</text:span><text:span text:style-name="T4"> </text:span><text:span text:style-name="T5">parisiennes</text:span><text:span text:style-name="T1"> </text:span><text:span text:style-name="T5">par</text:span><text:span text:style-name="T4"> </text:span><text:span text:style-name="T5">un</text:span><text:span text:style-name="T4"> </text:span><text:span text:style-name="T5">gentleman</text:span><text:span text:style-name="T4"> </text:span><text:span text:style-name="T5">américain</text:span>$258$<text:span text:style-name="T1"> </text:span>elles<text:span text:style-name="T1"> </text:span>sont<text:span text:style-name="T1"> </text:span>agréables,<text:span text:style-name="T1"> </text:span>mais<text:span text:style-name="T1"> </text:span>sans<text:span text:style-name="T1"> </text:span>éclat.<text:span text:style-name="T1"> </text:span>Tel,<text:span text:style-name="T1"> </text:span>le<text:span text:style-name="T1"> </text:span>portrait<text:span text:style-name="T1"> </text:span>de<text:span text:style-name="T1"> </text:span>sa<text:span text:style-name="T1"> </text:span>maîtresse<text:span text:style-name="T1"> </text:span>d'hôtel,<text:span text:style-name="T1"> </text:span>une<text:span text:style-name="T1"> </text:span>maman<text:span text:style-name="T1"> </text:span>Vauquer<text:span text:style-name="T1"> </text:span>jeune <text:span text:style-name="T1">:</text:span></text:p>
      <text:p text:style-name="Quotations">Un<text:span text:style-name="T1"> </text:span>des<text:span text:style-name="T1"> </text:span>grands<text:span text:style-name="T1"> </text:span>avantages<text:span text:style-name="T1"> </text:span>de<text:span text:style-name="T1"> </text:span>la<text:span text:style-name="T1"> </text:span><text:span text:style-name="T5">landlady</text:span><text:span text:style-name="T4"> </text:span>française,<text:span text:style-name="T1"> </text:span>c'est<text:span text:style-name="T1"> </text:span>la<text:span text:style-name="T1"> </text:span>douceur<text:span text:style-name="T1"> </text:span>et<text:span text:style-name="T1"> </text:span>la<text:span text:style-name="T1"> </text:span>variété<text:span text:style-name="T1"> </text:span>du<text:span text:style-name="T1"> </text:span>sourire.<text:span text:style-name="T1"> </text:span>Les<text:span text:style-name="T1"> </text:span>Françaises<text:span text:style-name="T1"> </text:span>y<text:span text:style-name="T1"> </text:span>excellent<text:span text:style-name="T1"> </text:span>toutes.<text:span text:style-name="T1"> </text:span>Notre<text:span text:style-name="T1"> </text:span>Mme<text:span text:style-name="T1"> </text:span>Gibou<text:span text:style-name="T1"> </text:span>fait<text:span text:style-name="T1"> </text:span>jouer<text:span text:style-name="T1"> </text:span>sa<text:span text:style-name="T1"> </text:span>petite<text:span text:style-name="T1"> </text:span>artillerie<text:span text:style-name="T1"> </text:span>pendant<text:span text:style-name="T1"> </text:span>le<text:span text:style-name="T1"> </text:span>dîner ;<text:span text:style-name="T1"> </text:span>elle<text:span text:style-name="T1"> </text:span>manie<text:span text:style-name="T1"> </text:span>son<text:span text:style-name="T1"> </text:span>sourire<text:span text:style-name="T1"> </text:span>en<text:span text:style-name="T1"> </text:span>si<text:span text:style-name="T1"> </text:span>grande<text:span text:style-name="T1"> </text:span>perfection<text:span text:style-name="T1"> </text:span>qu'elle<text:span text:style-name="T1"> </text:span>est<text:span text:style-name="T1"> </text:span>arrivée<text:span text:style-name="T1"> </text:span>à<text:span text:style-name="T1"> </text:span>l'adapter<text:span text:style-name="T1"> </text:span>soit<text:span text:style-name="T1"> </text:span>au<text:span text:style-name="T1"> </text:span>degré<text:span text:style-name="T1"> </text:span>de<text:span text:style-name="T1"> </text:span>sentiment<text:span text:style-name="T1"> </text:span>qu'elle<text:span text:style-name="T1"> </text:span>doit<text:span text:style-name="T1"> </text:span>exprimer,<text:span text:style-name="T1"> </text:span>soit<text:span text:style-name="T1"> </text:span>à<text:span text:style-name="T1"> </text:span>la<text:span text:style-name="T1"> </text:span>dignité<text:span text:style-name="T1"> </text:span>de<text:span text:style-name="T1"> </text:span>la<text:span text:style-name="T1"> </text:span>personne<text:span text:style-name="T1"> </text:span>avec<text:span text:style-name="T1"> </text:span>laquelle<text:span text:style-name="T1"> </text:span>se<text:span text:style-name="T1"> </text:span>croisent<text:span text:style-name="T1"> </text:span>ses<text:span text:style-name="T1"> </text:span>regards.<text:span text:style-name="T1"> </text:span>Vous<text:span text:style-name="T1"> </text:span>pouvez<text:span text:style-name="T1"> </text:span>dire<text:span text:style-name="T1"> </text:span>sans<text:span text:style-name="T1"> </text:span>vous<text:span text:style-name="T1"> </text:span>tromper<text:span text:style-name="T1"> </text:span>Un<text:span text:style-name="T1"> </text:span>tel<text:span text:style-name="T1"> </text:span>a<text:span text:style-name="T1"> </text:span>de<text:span text:style-name="T1"> </text:span>l'arriéré ;<text:span text:style-name="T1"> </text:span>cet<text:span text:style-name="T1"> </text:span>autre<text:span text:style-name="T1"> </text:span>est<text:span text:style-name="T1"> </text:span>en<text:span text:style-name="T1"> </text:span>fonds$259$.</text:p>
      <text:p text:style-name="Standard">Et<text:span text:style-name="T1"> </text:span>ceci<text:span text:style-name="T1"> </text:span>lui<text:span text:style-name="T1"> </text:span>sert<text:span text:style-name="T1"> </text:span>à<text:span text:style-name="T1"> </text:span>prouver<text:span text:style-name="T1"> </text:span>que<text:span text:style-name="T1"> </text:span>les<text:span text:style-name="T1"> </text:span>Français<text:span text:style-name="T1"> </text:span>aiment<text:span text:style-name="T1"> </text:span>par-dessus<text:span text:style-name="T1"> </text:span>tout<text:span text:style-name="T1"> </text:span>l'argent,<text:span text:style-name="T1"> </text:span>et<text:span text:style-name="T1"> </text:span>que<text:span text:style-name="T1"> </text:span>tout<text:span text:style-name="T1"> </text:span>se<text:span text:style-name="T1"> </text:span>paie<text:span text:style-name="T1"> </text:span>chez<text:span text:style-name="T1"> </text:span>eux,<text:span text:style-name="T1"> </text:span>les<text:span text:style-name="T1"> </text:span>bonnes<text:span text:style-name="T1"> </text:span>grâces<text:span text:style-name="T1"> </text:span>comme<text:span text:style-name="T1"> </text:span>le<text:span text:style-name="T1"> </text:span>reste.<text:span text:style-name="T1"> </text:span>Voilà<text:span text:style-name="T1"> </text:span>comment<text:span text:style-name="T1"> </text:span>on<text:span text:style-name="T1"> </text:span>juge<text:span text:style-name="T1"> </text:span>un<text:span text:style-name="T1"> </text:span>pays<text:span text:style-name="T1"> </text:span>d'après<text:span text:style-name="T1"> </text:span>le<text:span text:style-name="T1"> </text:span>personnel<text:span text:style-name="T1"> </text:span>de<text:span text:style-name="T1"> </text:span>ses<text:span text:style-name="T1"> </text:span>tables<text:span text:style-name="T1"> </text:span>d'hôte.<text:span text:style-name="T1"> </text:span></text:p>
      <text:p text:style-name="Standard">Qui<text:span text:style-name="T1"> </text:span>tiendrait<text:span text:style-name="T1"> </text:span>à<text:span text:style-name="T1"> </text:span>être<text:span text:style-name="T1"> </text:span>complet<text:span text:style-name="T1"> </text:span>devrait<text:span text:style-name="T1"> </text:span>citer<text:span text:style-name="T1"> </text:span>à<text:span text:style-name="T1"> </text:span>cette<text:span text:style-name="T1"> </text:span>date<text:span text:style-name="T1"> </text:span>trois<text:span text:style-name="T1"> </text:span>ou<text:span text:style-name="T1"> </text:span>quatre<text:span text:style-name="T1"> </text:span>journaux<text:span text:style-name="T1"> </text:span>humoristiques<text:span text:style-name="T1"> </text:span>qui<text:span text:style-name="T1"> </text:span>tiennent<text:span text:style-name="T1"> </text:span>leur<text:span text:style-name="T1"> </text:span>place<text:span text:style-name="T1"> </text:span>dans<text:span text:style-name="T1"> </text:span>la<text:span text:style-name="T1"> </text:span>presse<text:span text:style-name="T1"> </text:span>littéraire,<text:span text:style-name="T1"> </text:span>où<text:span text:style-name="T1"> </text:span>nombre<text:span text:style-name="T1"> </text:span>d'écrivains<text:span text:style-name="T1"> </text:span>spirituels<text:span text:style-name="T1"> </text:span>firent<text:span text:style-name="T1"> </text:span>leurs<text:span text:style-name="T1"> </text:span>premières<text:span text:style-name="T1"> </text:span>armes ;<text:span text:style-name="T1"> </text:span>le<text:span text:style-name="T1"> </text:span>plus<text:span text:style-name="T1"> </text:span>connu<text:span text:style-name="T1"> </text:span>avait<text:span text:style-name="T1"> </text:span>emprunté<text:span text:style-name="T1"> </text:span>son<text:span text:style-name="T1"> </text:span>nom<text:span text:style-name="T1"> </text:span>au<text:span text:style-name="T1"> </text:span>bon<text:span text:style-name="T1"> </text:span>Diedrich<text:span text:style-name="T1"> </text:span>et<text:span text:style-name="T1"> </text:span>s'appelait<text:span text:style-name="T1"> </text:span>le<text:span text:style-name="T1"> </text:span><text:span text:style-name="T5">Knickerbocker</text:span><text:span text:style-name="T4"> </text:span><text:span text:style-name="T5">Magazine</text:span>$260$.<text:span text:style-name="T1"> </text:span>Dans<text:span text:style-name="T1"> </text:span>celui-là<text:span text:style-name="T1"> </text:span>ou<text:span text:style-name="T1"> </text:span>d'autres,<text:span text:style-name="T1"> </text:span>parurent<text:span text:style-name="T1"> </text:span>les<text:span text:style-name="T1"> </text:span>satires<text:span text:style-name="T1"> </text:span>parfois<text:span text:style-name="T1"> </text:span>piquantes<text:span text:style-name="T1"> </text:span>de<text:span text:style-name="T1"> </text:span>Verplanck$261$,<text:span text:style-name="T1"> </text:span>de<text:span text:style-name="T1"> </text:span>Dana$262$,<text:span text:style-name="T1"> </text:span>de<text:span text:style-name="T1"> </text:span>W.-G.<text:span text:style-name="T1"> </text:span>Clarke$263$.<text:span text:style-name="T1"> </text:span>On<text:span text:style-name="T1"> </text:span>ne<text:span text:style-name="T1"> </text:span>peut<text:span text:style-name="T1"> </text:span>dire<text:span text:style-name="T1"> </text:span>que<text:span text:style-name="T1"> </text:span>ces<text:span text:style-name="T1"> </text:span>noms<text:span text:style-name="T1"> </text:span>soient<text:span text:style-name="T1"> </text:span>tout<text:span text:style-name="T1"> </text:span>à<text:span text:style-name="T1"> </text:span>fait<text:span text:style-name="T1"> </text:span>oubliés,<text:span text:style-name="T1"> </text:span>non<text:span text:style-name="T1"> </text:span>plus<text:span text:style-name="T1"> </text:span>que<text:span text:style-name="T1"> </text:span>les<text:span text:style-name="T1"> </text:span>œuvres,<text:span text:style-name="T1"> </text:span>mais<text:span text:style-name="T1"> </text:span>il<text:span text:style-name="T1"> </text:span>semble<text:span text:style-name="T1"> </text:span>qu'ils<text:span text:style-name="T1"> </text:span>appartiennent<text:span text:style-name="T1"> </text:span>maintenant<text:span text:style-name="T1"> </text:span>plutôt<text:span text:style-name="T1"> </text:span>à<text:span text:style-name="T1"> </text:span>l'histoire<text:span text:style-name="T1"> </text:span>qu'à<text:span text:style-name="T1"> </text:span>la<text:span text:style-name="T1"> </text:span>critique<text:span text:style-name="T1"> </text:span>littéraire.<text:span text:style-name="T1"> </text:span>Holmes,<text:span text:style-name="T1"> </text:span>d'ailleurs,<text:span text:style-name="T1"> </text:span>les<text:span text:style-name="T1"> </text:span>a<text:span text:style-name="T1"> </text:span>singulièrement<text:span text:style-name="T1"> </text:span>rejetés<text:span text:style-name="T1"> </text:span>dans<text:span text:style-name="T1"> </text:span>l'ombre<text:span text:style-name="T1"> </text:span>et<text:span text:style-name="T1"> </text:span>le<text:span text:style-name="T1"> </text:span>piment<text:span text:style-name="T1"> </text:span>de<text:span text:style-name="T1"> </text:span>la<text:span text:style-name="T1"> </text:span>nouvelle<text:span text:style-name="T1"> </text:span>littérature<text:span text:style-name="T1"> </text:span>humoristique<text:span text:style-name="T1"> </text:span>a<text:span text:style-name="T1"> </text:span>fait<text:span text:style-name="T1"> </text:span>paraître<text:span text:style-name="T1"> </text:span>fade<text:span text:style-name="T1"> </text:span>ce<text:span text:style-name="T1"> </text:span>qui<text:span text:style-name="T1"> </text:span>n'était<text:span text:style-name="T1"> </text:span>que<text:span text:style-name="T1"> </text:span>modéré<text:span text:style-name="T1"> </text:span>de<text:span text:style-name="T1"> </text:span>goût<text:span text:style-name="T1"> </text:span>et<text:span text:style-name="T1"> </text:span>de<text:span text:style-name="T1"> </text:span>couleur.<text:span text:style-name="T1"> </text:span></text:p>
      <text:h text:style-name="P37" text:outline-level="3">II</text:h>
      <text:p text:style-name="Standard">Olivier<text:span text:style-name="T1"> </text:span>Wendell<text:span text:style-name="T1"> </text:span>Holmes$264$,<text:span text:style-name="T1"> </text:span>l'un<text:span text:style-name="T1"> </text:span>des<text:span text:style-name="T1"> </text:span>esprits<text:span text:style-name="T1"> </text:span>les<text:span text:style-name="T1"> </text:span>plus<text:span text:style-name="T1"> </text:span>distingués<text:span text:style-name="T1"> </text:span>de<text:span text:style-name="T1"> </text:span>l'Amérique<text:span text:style-name="T1"> </text:span>contemporaine,<text:span text:style-name="T1"> </text:span>est<text:span text:style-name="T1"> </text:span>d'un<text:span text:style-name="T1"> </text:span>génie<text:span text:style-name="T1"> </text:span>fort<text:span text:style-name="T1"> </text:span>divers,<text:span text:style-name="T1"> </text:span>quasi<text:span text:style-name="T1"> </text:span>universel.<text:span text:style-name="T1"> </text:span>Poète,<text:span text:style-name="T1"> </text:span>romancier,<text:span text:style-name="T1"> </text:span>essayiste,<text:span text:style-name="T1"> </text:span>historien,<text:span text:style-name="T1"> </text:span>il<text:span text:style-name="T1"> </text:span>est<text:span text:style-name="T1"> </text:span>encore<text:span text:style-name="T1"> </text:span>docteur<text:span text:style-name="T1"> </text:span>en<text:span text:style-name="T1"> </text:span>médecine,<text:span text:style-name="T1"> </text:span>professeur<text:span text:style-name="T1"> </text:span>d'anatomie<text:span text:style-name="T1"> </text:span>à<text:span text:style-name="T1"> </text:span>l'université<text:span text:style-name="T1"> </text:span>de<text:span text:style-name="T1"> </text:span>Harvard,<text:span text:style-name="T1"> </text:span>et<text:span text:style-name="T1"> </text:span>l'auteur<text:span text:style-name="T1"> </text:span>d'études<text:span text:style-name="T1"> </text:span>médicales<text:span text:style-name="T1"> </text:span>d'une<text:span text:style-name="T1"> </text:span>haute<text:span text:style-name="T1"> </text:span>valeur.<text:span text:style-name="T1"> </text:span>Son<text:span text:style-name="T1"> </text:span>véritable<text:span text:style-name="T1"> </text:span>état,<text:span text:style-name="T1"> </text:span>et<text:span text:style-name="T1"> </text:span>sa<text:span text:style-name="T1"> </text:span>nature,<text:span text:style-name="T1"> </text:span>c'est<text:span text:style-name="T1"> </text:span>d'être<text:span text:style-name="T1"> </text:span>humoriste.<text:span text:style-name="T1"> </text:span>Ecrivain<text:span text:style-name="T1"> </text:span>de<text:span text:style-name="T1"> </text:span>race,<text:span text:style-name="T1"> </text:span>il<text:span text:style-name="T1"> </text:span>aime<text:span text:style-name="T1"> </text:span>sa<text:span text:style-name="T1"> </text:span>langue<text:span text:style-name="T1"> </text:span>et<text:span text:style-name="T1"> </text:span>la<text:span text:style-name="T1"> </text:span>manie<text:span text:style-name="T1"> </text:span>en<text:span text:style-name="T1"> </text:span>maître,<text:span text:style-name="T1"> </text:span>avec<text:span text:style-name="T1"> </text:span>quelque<text:span text:style-name="T1"> </text:span>préciosité,<text:span text:style-name="T1"> </text:span>peut-être,<text:span text:style-name="T1"> </text:span>mais<text:span text:style-name="T1"> </text:span>avec<text:span text:style-name="T1"> </text:span>une<text:span text:style-name="T1"> </text:span>habileté<text:span text:style-name="T1"> </text:span>de<text:span text:style-name="T1"> </text:span>main<text:span text:style-name="T1"> </text:span>qui<text:span text:style-name="T1"> </text:span>sent<text:span text:style-name="T1"> </text:span>son<text:span text:style-name="T1"> </text:span>orfèvre<text:span text:style-name="T1"> </text:span>littéraire.<text:span text:style-name="T1"> </text:span>Les<text:span text:style-name="T1"> </text:span>mots,<text:span text:style-name="T1"> </text:span>en<text:span text:style-name="T1"> </text:span>eux-mêmes,<text:span text:style-name="T1"> </text:span>les<text:span text:style-name="T1"> </text:span>syllabes,<text:span text:style-name="T1"> </text:span>et<text:span text:style-name="T1"> </text:span>jusqu'aux<text:span text:style-name="T1"> </text:span>lettres<text:span text:style-name="T1"> </text:span>de<text:span text:style-name="T1"> </text:span>l'alphabet<text:span text:style-name="T1"> </text:span>ont<text:span text:style-name="T1"> </text:span>une<text:span text:style-name="T1"> </text:span>magie<text:span text:style-name="T1"> </text:span>pour<text:span text:style-name="T1"> </text:span>lui.<text:span text:style-name="T1"> </text:span>Il<text:span text:style-name="T1"> </text:span>a<text:span text:style-name="T1"> </text:span>pu<text:span text:style-name="T1"> </text:span>mettre<text:span text:style-name="T1"> </text:span>de<text:span text:style-name="T1"> </text:span>la<text:span text:style-name="T1"> </text:span>poésie<text:span text:style-name="T1"> </text:span>dans<text:span text:style-name="T1"> </text:span>la<text:span text:style-name="T1"> </text:span>grammaire<text:span text:style-name="T1"> </text:span>et<text:span text:style-name="T1"> </text:span>commenter<text:span text:style-name="T1"> </text:span>avec<text:span text:style-name="T1"> </text:span>une<text:span text:style-name="T1"> </text:span>délicatesse<text:span text:style-name="T1"> </text:span>d'artiste<text:span text:style-name="T1"> </text:span>les<text:span text:style-name="T1"> </text:span>théories<text:span text:style-name="T1"> </text:span>du<text:span text:style-name="T1"> </text:span>professeur<text:span text:style-name="T1"> </text:span>de<text:span text:style-name="T1"> </text:span>M.<text:span text:style-name="T1"> </text:span>Jourdain<text:span text:style-name="T1"> </text:span></text:p>
      <text:p text:style-name="Quotations">II<text:span text:style-name="T1"> </text:span>y<text:span text:style-name="T1"> </text:span>a<text:span text:style-name="T1"> </text:span>une<text:span text:style-name="T1"> </text:span>fascination<text:span text:style-name="T1"> </text:span>rien<text:span text:style-name="T1"> </text:span>que<text:span text:style-name="T1"> </text:span>dans<text:span text:style-name="T1"> </text:span>le<text:span text:style-name="T1"> </text:span>son<text:span text:style-name="T1"> </text:span>du<text:span text:style-name="T1"> </text:span>souffle<text:span text:style-name="T1"> </text:span>articulé,<text:span text:style-name="T1"> </text:span>des<text:span text:style-name="T1"> </text:span>consonnes<text:span text:style-name="T1"> </text:span>qui<text:span text:style-name="T1"> </text:span>résistent<text:span text:style-name="T1"> </text:span>avec<text:span text:style-name="T1"> </text:span>la<text:span text:style-name="T1"> </text:span>fermeté<text:span text:style-name="T1"> </text:span>d'une<text:span text:style-name="T1"> </text:span>fille<text:span text:style-name="T1"> </text:span>d'honneur,<text:span text:style-name="T1"> </text:span>ou<text:span text:style-name="T1"> </text:span>cèdent<text:span text:style-name="T1"> </text:span>à<text:span text:style-name="T1"> </text:span>demi,<text:span text:style-name="T1"> </text:span>ou<text:span text:style-name="T1"> </text:span>se<text:span text:style-name="T1"> </text:span>laissent<text:span text:style-name="T1"> </text:span>aller<text:span text:style-name="T1"> </text:span>tout<text:span text:style-name="T1"> </text:span>à<text:span text:style-name="T1"> </text:span>fait<text:span text:style-name="T1"> </text:span>à<text:span text:style-name="T1"> </text:span>la<text:span text:style-name="T1"> </text:span>caresse<text:span text:style-name="T1"> </text:span>des<text:span text:style-name="T1"> </text:span>lèvres,<text:span text:style-name="T1"> </text:span>des<text:span text:style-name="T1"> </text:span>voyelles<text:span text:style-name="T1"> </text:span>qui<text:span text:style-name="T1"> </text:span>coulent<text:span text:style-name="T1"> </text:span>et<text:span text:style-name="T1"> </text:span>murmurent<text:span text:style-name="T1"> </text:span>chacune<text:span text:style-name="T1"> </text:span>à<text:span text:style-name="T1"> </text:span>sa<text:span text:style-name="T1"> </text:span>manière<text:span text:style-name="T1"> </text:span>le<text:span text:style-name="T1"> </text:span>b<text:span text:style-name="T1"> </text:span>et<text:span text:style-name="T1"> </text:span>le<text:span text:style-name="T1"> </text:span>p<text:span text:style-name="T1"> </text:span>péremptoires,<text:span text:style-name="T1"> </text:span>le<text:span text:style-name="T1"> </text:span>fragile<text:span text:style-name="T4"> </text:span><text:span text:style-name="T5">k</text:span>,<text:span text:style-name="T1"> </text:span>l'<text:span text:style-name="T5">r</text:span><text:span text:style-name="T1"> </text:span>vibrant,<text:span text:style-name="T1"> </text:span>l'<text:span text:style-name="T5">s</text:span><text:span text:style-name="T1"> </text:span>insinuant,<text:span text:style-name="T1"> </text:span>l'<text:span text:style-name="T5">f</text:span><text:span text:style-name="T4"> </text:span>empenné ;<text:span text:style-name="T1"> </text:span>le<text:span text:style-name="T1"> </text:span><text:span text:style-name="T5">v</text:span><text:span text:style-name="T4"> </text:span>velouté,<text:span text:style-name="T1"> </text:span>l'<text:span text:style-name="T5">m</text:span><text:span text:style-name="T1"> </text:span>au<text:span text:style-name="T1"> </text:span>son<text:span text:style-name="T1"> </text:span>de<text:span text:style-name="T1"> </text:span>cloche,<text:span text:style-name="T1"> </text:span>le<text:span text:style-name="T1"> </text:span>large<text:span text:style-name="T1"> </text:span>et<text:span text:style-name="T1"> </text:span>tranquille<text:span text:style-name="T1"> </text:span>a,<text:span text:style-name="T1"> </text:span>l'<text:span text:style-name="T5">i</text:span><text:span text:style-name="T4"> </text:span>pénétrant,<text:span text:style-name="T1"> </text:span>l'<text:span text:style-name="T5">u</text:span><text:span text:style-name="T1"> </text:span><text:span text:style-name="T5">(ou)</text:span><text:span text:style-name="T1"> </text:span>roucoulant,<text:span text:style-name="T1"> </text:span>l'<text:span text:style-name="T5">o</text:span><text:span text:style-name="T1"> </text:span>émouvant.<text:span text:style-name="T1"> </text:span>Dans<text:span text:style-name="T1"> </text:span>les<text:span text:style-name="T1"> </text:span>lettres<text:span text:style-name="T1"> </text:span>et<text:span text:style-name="T1"> </text:span>dans<text:span text:style-name="T1"> </text:span>leurs<text:span text:style-name="T1"> </text:span>combinaisons,<text:span text:style-name="T1"> </text:span>il<text:span text:style-name="T1"> </text:span>y<text:span text:style-name="T1"> </text:span>a<text:span text:style-name="T1"> </text:span>une<text:span text:style-name="T1"> </text:span>fascination.<text:span text:style-name="T1"> </text:span></text:p>
      <text:p text:style-name="Standard"><text:span text:style-name="T14">There</text:span><text:span text:style-name="T15"> </text:span><text:span text:style-name="T14">is</text:span><text:span text:style-name="T15"> </text:span><text:span text:style-name="T14">a</text:span><text:span text:style-name="T15"> </text:span><text:span text:style-name="T14">fascination.</text:span><text:span text:style-name="T13"> </text:span>Il<text:span text:style-name="T1"> </text:span>crie<text:span text:style-name="T1"> </text:span>cela<text:span text:style-name="T1"> </text:span>avec<text:span text:style-name="T1"> </text:span>la<text:span text:style-name="T1"> </text:span>même<text:span text:style-name="T1"> </text:span>conviction<text:span text:style-name="T1"> </text:span>que<text:span text:style-name="T1"> </text:span>Childe<text:span text:style-name="T1"> </text:span>Harold<text:span text:style-name="T1"> </text:span>dans<text:span text:style-name="T1"> </text:span>ses<text:span text:style-name="T1"> </text:span>adieux<text:span text:style-name="T1"> </text:span>à<text:span text:style-name="T1"> </text:span>la<text:span text:style-name="T1"> </text:span>mer<text:span text:style-name="T1"> </text:span></text:p>
      <text:p text:style-name="Quotations"><text:span text:style-name="T12">There</text:span><text:span text:style-name="T13"> </text:span><text:span text:style-name="T12">is</text:span><text:span text:style-name="T13"> </text:span><text:span text:style-name="T12">a</text:span><text:span text:style-name="T13"> </text:span><text:span text:style-name="T12">rapture</text:span><text:span text:style-name="T13"> </text:span><text:span text:style-name="T12">on</text:span><text:span text:style-name="T13"> </text:span><text:span text:style-name="T12">thy</text:span><text:span text:style-name="T13"> </text:span><text:span text:style-name="T12">lonely</text:span><text:span text:style-name="T13"> </text:span><text:span text:style-name="T12">shore$266$.</text:span><text:span text:style-name="T13"> </text:span></text:p>
      <text:p text:style-name="Standard">Mais<text:span text:style-name="T1"> </text:span>c'est<text:span text:style-name="T1"> </text:span>ainsi<text:span text:style-name="T1"> </text:span>qu'il<text:span text:style-name="T1"> </text:span>faut<text:span text:style-name="T1"> </text:span>aimer<text:span text:style-name="T1"> </text:span>sa<text:span text:style-name="T1"> </text:span>langue,<text:span text:style-name="T1"> </text:span>dans<text:span text:style-name="T1"> </text:span>la<text:span text:style-name="T1"> </text:span>phrase<text:span text:style-name="T1"> </text:span>les<text:span text:style-name="T1"> </text:span>mots,<text:span text:style-name="T1"> </text:span>dans<text:span text:style-name="T1"> </text:span>les<text:span text:style-name="T1"> </text:span>mots<text:span text:style-name="T1"> </text:span>les<text:span text:style-name="T1"> </text:span>syllabes,<text:span text:style-name="T1"> </text:span>dans<text:span text:style-name="T1"> </text:span>les<text:span text:style-name="T1"> </text:span>syllabes<text:span text:style-name="T1"> </text:span>les<text:span text:style-name="T1"> </text:span>lettres$267$.<text:span text:style-name="T1"> </text:span>Holmes<text:span text:style-name="T1"> </text:span>se<text:span text:style-name="T1"> </text:span>plaît<text:span text:style-name="T1"> </text:span>à<text:span text:style-name="T1"> </text:span>ces<text:span text:style-name="T1"> </text:span>analyses<text:span text:style-name="T1"> </text:span>minutieuses,<text:span text:style-name="T1"> </text:span>et,<text:span text:style-name="T1"> </text:span>dans<text:span text:style-name="T1"> </text:span>l'étude<text:span text:style-name="T1"> </text:span>des<text:span text:style-name="T1"> </text:span>caractères,<text:span text:style-name="T1"> </text:span>il<text:span text:style-name="T1"> </text:span>portera<text:span text:style-name="T1"> </text:span>quelquefois<text:span text:style-name="T1"> </text:span>le<text:span text:style-name="T1"> </text:span>même<text:span text:style-name="T1"> </text:span>procédé<text:span text:style-name="T1"> </text:span>micrographique.<text:span text:style-name="T1"> </text:span>Le<text:span text:style-name="T1"> </text:span>détail,<text:span text:style-name="T1"> </text:span>mieux<text:span text:style-name="T1"> </text:span>que<text:span text:style-name="T1"> </text:span>les<text:span text:style-name="T1"> </text:span>vues<text:span text:style-name="T1"> </text:span>d'ensemble,<text:span text:style-name="T1"> </text:span>convient<text:span text:style-name="T1"> </text:span>à<text:span text:style-name="T1"> </text:span>son<text:span text:style-name="T1"> </text:span>talent ;<text:span text:style-name="T1"> </text:span>il<text:span text:style-name="T1"> </text:span>réussit<text:span text:style-name="T1"> </text:span>admirablement<text:span text:style-name="T1"> </text:span>les<text:span text:style-name="T1"> </text:span>petites<text:span text:style-name="T1"> </text:span>scènes<text:span text:style-name="T1"> </text:span>de<text:span text:style-name="T1"> </text:span>mœurs<text:span text:style-name="T1"> </text:span>reliées<text:span text:style-name="T1"> </text:span>entre<text:span text:style-name="T1"> </text:span>elles<text:span text:style-name="T1"> </text:span>par<text:span text:style-name="T1"> </text:span>un<text:span text:style-name="T1"> </text:span>fil<text:span text:style-name="T1"> </text:span>léger.<text:span text:style-name="T1"> </text:span>Ainsi<text:span text:style-name="T1"> </text:span>sont<text:span text:style-name="T1"> </text:span>composés<text:span text:style-name="T1"> </text:span>les<text:span text:style-name="T1"> </text:span>trois<text:span text:style-name="T1"> </text:span>livres<text:span text:style-name="T1"> </text:span>qui<text:span text:style-name="T1"> </text:span>ont<text:span text:style-name="T1"> </text:span>fait<text:span text:style-name="T1"> </text:span>sa<text:span text:style-name="T1"> </text:span>réputation<text:span text:style-name="T1"> </text:span>et<text:span text:style-name="T1"> </text:span>dont<text:span text:style-name="T1"> </text:span>le<text:span text:style-name="T1"> </text:span>premier<text:span text:style-name="T1"> </text:span>est<text:span text:style-name="T1"> </text:span>aussi<text:span text:style-name="T1"> </text:span>le<text:span text:style-name="T1"> </text:span>meilleur,<text:span text:style-name="T1"> </text:span><text:span text:style-name="T5">The</text:span><text:span text:style-name="T4"> </text:span><text:span text:style-name="T5">autocrat</text:span><text:span text:style-name="T4"> </text:span><text:span text:style-name="T5">of</text:span><text:span text:style-name="T4"> </text:span><text:span text:style-name="T5">the</text:span><text:span text:style-name="T4"> </text:span><text:span text:style-name="T5">Breakfast</text:span><text:span text:style-name="T4"> </text:span><text:span text:style-name="T5">Table</text:span>.-<text:span text:style-name="T1"> </text:span>Dans<text:span text:style-name="T1"> </text:span>les<text:span text:style-name="T1"> </text:span>deux<text:span text:style-name="T1"> </text:span>autres,<text:span text:style-name="T1"> </text:span>l'Autocrate<text:span text:style-name="T1"> </text:span>est<text:span text:style-name="T1"> </text:span>remplacé<text:span text:style-name="T1"> </text:span>par<text:span text:style-name="T1"> </text:span>le<text:span text:style-name="T1"> </text:span><text:span text:style-name="T5">Poète</text:span>,<text:span text:style-name="T1"> </text:span>puis<text:span text:style-name="T1"> </text:span>par<text:span text:style-name="T1"> </text:span>le<text:span text:style-name="T1"> </text:span><text:span text:style-name="T5">Professeur</text:span>$268$,<text:span text:style-name="T1"> </text:span>mais<text:span text:style-name="T1"> </text:span>sous<text:span text:style-name="T1"> </text:span>le<text:span text:style-name="T1"> </text:span>masque<text:span text:style-name="T1"> </text:span>c'est<text:span text:style-name="T1"> </text:span>toujours<text:span text:style-name="T1"> </text:span>le<text:span text:style-name="T1"> </text:span>D<text:span text:style-name="T9">r</text:span><text:span text:style-name="T1"> </text:span>Holmes,<text:span text:style-name="T1"> </text:span>riche<text:span text:style-name="T1"> </text:span>de<text:span text:style-name="T1"> </text:span>traits<text:span text:style-name="T1"> </text:span>d'esprit<text:span text:style-name="T1"> </text:span>et<text:span text:style-name="T1"> </text:span>de<text:span text:style-name="T1"> </text:span>saillies<text:span text:style-name="T1"> </text:span>humoristiques.<text:span text:style-name="T1"> </text:span></text:p>
      <text:p text:style-name="Standard">Deux<text:span text:style-name="T1"> </text:span>romans<text:span text:style-name="T1"> </text:span>avaient<text:span text:style-name="T1"> </text:span>précédé<text:span text:style-name="T1"> </text:span>ses<text:span text:style-name="T1"> </text:span>essais.<text:span text:style-name="T1"> </text:span>L'un<text:span text:style-name="T1"> </text:span>qui<text:span text:style-name="T1"> </text:span>date<text:span text:style-name="T1"> </text:span>de<text:span text:style-name="T1"> </text:span>1860,<text:span text:style-name="T1"> </text:span>Elsie<text:span text:style-name="T1"> </text:span>Venner$269$,<text:span text:style-name="T1"> </text:span>est<text:span text:style-name="T1"> </text:span>excessivement<text:span text:style-name="T1"> </text:span>original,<text:span text:style-name="T1"> </text:span>bien<text:span text:style-name="T1"> </text:span>que<text:span text:style-name="T1"> </text:span>le<text:span text:style-name="T1"> </text:span>physiologiste<text:span text:style-name="T1"> </text:span>y<text:span text:style-name="T1"> </text:span>montre<text:span text:style-name="T1"> </text:span>un<text:span text:style-name="T1"> </text:span>peu<text:span text:style-name="T1"> </text:span>trop<text:span text:style-name="T1"> </text:span>le<text:span text:style-name="T1"> </text:span>bout<text:span text:style-name="T1"> </text:span>de<text:span text:style-name="T1"> </text:span>l'oreille.<text:span text:style-name="T1"> </text:span>La<text:span text:style-name="T1"> </text:span>mère<text:span text:style-name="T1"> </text:span>d'Elsie<text:span text:style-name="T1"> </text:span>a<text:span text:style-name="T1"> </text:span>été<text:span text:style-name="T1"> </text:span>mordue<text:span text:style-name="T1"> </text:span>par<text:span text:style-name="T1"> </text:span>un<text:span text:style-name="T1"> </text:span>serpent<text:span text:style-name="T1"> </text:span>venimeux,<text:span text:style-name="T1"> </text:span>elle<text:span text:style-name="T1"> </text:span>guérit<text:span text:style-name="T1"> </text:span>miraculeusement<text:span text:style-name="T1"> </text:span>et<text:span text:style-name="T1"> </text:span>se<text:span text:style-name="T1"> </text:span>marie<text:span text:style-name="T1"> </text:span>il<text:span text:style-name="T1"> </text:span>lui<text:span text:style-name="T1"> </text:span>naît<text:span text:style-name="T1"> </text:span>une<text:span text:style-name="T1"> </text:span></text:p>
      <text:p text:style-name="Standard">^0</text:p>
      <text:p text:style-name="Standard">fille<text:span text:style-name="T1"> </text:span>dont<text:span text:style-name="T1"> </text:span>la<text:span text:style-name="T1"> </text:span>nature<text:span text:style-name="T1"> </text:span>tient<text:span text:style-name="T1"> </text:span>du<text:span text:style-name="T1"> </text:span>serpent<text:span text:style-name="T1"> </text:span>autant<text:span text:style-name="T1"> </text:span>que<text:span text:style-name="T1"> </text:span>de<text:span text:style-name="T1"> </text:span>la<text:span text:style-name="T1"> </text:span>femme.<text:span text:style-name="T1"> </text:span>Avec<text:span text:style-name="T1"> </text:span>ses<text:span text:style-name="T4"> </text:span><text:span text:style-name="T5">diamond</text:span><text:span text:style-name="T4"> </text:span><text:span text:style-name="T5">eyes</text:span>$270$,<text:span text:style-name="T1"> </text:span>Elsie<text:span text:style-name="T1"> </text:span>dompte<text:span text:style-name="T1"> </text:span>les<text:span text:style-name="T1"> </text:span>reptiles,<text:span text:style-name="T1"> </text:span>vit<text:span text:style-name="T1"> </text:span>familière<text:span text:style-name="T1"> </text:span>avec<text:span text:style-name="T1"> </text:span>eux,<text:span text:style-name="T1"> </text:span>mais<text:span text:style-name="T1"> </text:span>elle<text:span text:style-name="T1"> </text:span>est<text:span text:style-name="T1"> </text:span>fatale<text:span text:style-name="T1"> </text:span>à<text:span text:style-name="T1"> </text:span>ceux<text:span text:style-name="T1"> </text:span>qu'elle<text:span text:style-name="T1"> </text:span>aime<text:span text:style-name="T1"> </text:span>son<text:span text:style-name="T1"> </text:span>amour<text:span text:style-name="T1"> </text:span>est<text:span text:style-name="T1"> </text:span>un<text:span text:style-name="T1"> </text:span>poison.<text:span text:style-name="T1"> </text:span>Sans<text:span text:style-name="T1"> </text:span>les<text:span text:style-name="T1"> </text:span>drôleries<text:span text:style-name="T1"> </text:span>qui<text:span text:style-name="T1"> </text:span>surgissent<text:span text:style-name="T1"> </text:span>sous<text:span text:style-name="T1"> </text:span>la<text:span text:style-name="T1"> </text:span>plume<text:span text:style-name="T1"> </text:span>de<text:span text:style-name="T1"> </text:span>l'humoriste<text:span text:style-name="T1"> </text:span>aux<text:span text:style-name="T1"> </text:span>moments<text:span text:style-name="T1"> </text:span>les<text:span text:style-name="T1"> </text:span>plus<text:span text:style-name="T1"> </text:span>pathétiques,<text:span text:style-name="T1"> </text:span>ce<text:span text:style-name="T1"> </text:span>serait<text:span text:style-name="T1"> </text:span>de<text:span text:style-name="T1"> </text:span>l'Edgar<text:span text:style-name="T1"> </text:span>Poe<text:span text:style-name="T1"> </text:span>ou<text:span text:style-name="T1"> </text:span>du<text:span text:style-name="T1"> </text:span>Hawthorne ;<text:span text:style-name="T1"> </text:span>il<text:span text:style-name="T1"> </text:span>aurait<text:span text:style-name="T1"> </text:span>fallu<text:span text:style-name="T1"> </text:span>une<text:span text:style-name="T1"> </text:span>couleur<text:span text:style-name="T1"> </text:span>plus<text:span text:style-name="T1"> </text:span>uniformément<text:span text:style-name="T1"> </text:span>sombre,<text:span text:style-name="T1"> </text:span>un<text:span text:style-name="T1"> </text:span>fantastique<text:span text:style-name="T1"> </text:span>plus<text:span text:style-name="T1"> </text:span>grave<text:span text:style-name="T1"> </text:span>et<text:span text:style-name="T1"> </text:span>plus<text:span text:style-name="T1"> </text:span>convaincu.<text:span text:style-name="T1"> </text:span>Une<text:span text:style-name="T1"> </text:span>fois<text:span text:style-name="T1"> </text:span>peut-être,<text:span text:style-name="T1"> </text:span>une<text:span text:style-name="T1"> </text:span>seule,<text:span text:style-name="T1"> </text:span>Holmes<text:span text:style-name="T1"> </text:span>s'est<text:span text:style-name="T1"> </text:span>élevé<text:span text:style-name="T1"> </text:span>au<text:span text:style-name="T1"> </text:span>vrai<text:span text:style-name="T1"> </text:span>sentiment<text:span text:style-name="T1"> </text:span>pathétique,<text:span text:style-name="T1"> </text:span>quand<text:span text:style-name="T1"> </text:span>il<text:span text:style-name="T1"> </text:span>raconte<text:span text:style-name="T1"> </text:span>ce<text:span text:style-name="T1"> </text:span>voyage<text:span text:style-name="T1"> </text:span>à<text:span text:style-name="T1"> </text:span>la<text:span text:style-name="T1"> </text:span>recherche<text:span text:style-name="T1"> </text:span>de<text:span text:style-name="T1"> </text:span>son<text:span text:style-name="T1"> </text:span>fils<text:span text:style-name="T1"> </text:span>blessé,<text:span text:style-name="T1"> </text:span>à<text:span text:style-name="T1"> </text:span>travers<text:span text:style-name="T1"> </text:span>tous<text:span text:style-name="T1"> </text:span>les<text:span text:style-name="T1"> </text:span>champs<text:span text:style-name="T1"> </text:span>de<text:span text:style-name="T1"> </text:span>bataille<text:span text:style-name="T1"> </text:span>de<text:span text:style-name="T1"> </text:span>la<text:span text:style-name="T1"> </text:span>guerre<text:span text:style-name="T1"> </text:span>de<text:span text:style-name="T1"> </text:span>Sécession.<text:span text:style-name="T1"> </text:span>Ces<text:span text:style-name="T1"> </text:span>pages<text:span text:style-name="T1"> </text:span>ont<text:span text:style-name="T1"> </text:span>été<text:span text:style-name="T1"> </text:span>recueillies<text:span text:style-name="T1"> </text:span>dans<text:span text:style-name="T1"> </text:span>ses<text:span text:style-name="T1"> </text:span><text:span text:style-name="T5">Soundings</text:span><text:span text:style-name="T4"> </text:span><text:span text:style-name="T5">from</text:span><text:span text:style-name="T4"> </text:span><text:span text:style-name="T5">the</text:span><text:span text:style-name="T4"> </text:span><text:span text:style-name="T5">Atlantic</text:span>$271$.<text:span text:style-name="T1"> </text:span>On<text:span text:style-name="T1"> </text:span>y<text:span text:style-name="T1"> </text:span>entend<text:span text:style-name="T1"> </text:span>cette<text:span text:style-name="T1"> </text:span>note<text:span text:style-name="T1"> </text:span>puissante<text:span text:style-name="T1"> </text:span>et<text:span text:style-name="T1"> </text:span>sévèrement<text:span text:style-name="T1"> </text:span>émue<text:span text:style-name="T1"> </text:span>que<text:span text:style-name="T1"> </text:span>donne<text:span text:style-name="T1"> </text:span>seule<text:span text:style-name="T1"> </text:span>la<text:span text:style-name="T1"> </text:span>réalité<text:span text:style-name="T1"> </text:span>et<text:span text:style-name="T1"> </text:span>l'expérience<text:span text:style-name="T1"> </text:span>personnelle.<text:span text:style-name="T1"> </text:span>C'est<text:span text:style-name="T1"> </text:span>un<text:span text:style-name="T1"> </text:span>morceau<text:span text:style-name="T1"> </text:span>rare<text:span text:style-name="T1"> </text:span>et<text:span text:style-name="T1"> </text:span>si<text:span text:style-name="T1"> </text:span>je<text:span text:style-name="T1"> </text:span>dis<text:span text:style-name="T1"> </text:span>qu'il<text:span text:style-name="T1"> </text:span>fait<text:span text:style-name="T1"> </text:span>pleurer,<text:span text:style-name="T1"> </text:span>on<text:span text:style-name="T1"> </text:span>s'étonnera<text:span text:style-name="T1"> </text:span>que<text:span text:style-name="T1"> </text:span>le<text:span text:style-name="T1"> </text:span>même<text:span text:style-name="T1"> </text:span>homme<text:span text:style-name="T1"> </text:span>s'entende<text:span text:style-name="T1"> </text:span>si<text:span text:style-name="T1"> </text:span>bien<text:span text:style-name="T1"> </text:span>à<text:span text:style-name="T1"> </text:span>faire<text:span text:style-name="T1"> </text:span>rire.<text:span text:style-name="T1"> </text:span></text:p>
      <text:p text:style-name="Standard"><text:soft-page-break/>L'autocrate<text:span text:style-name="T1"> </text:span>prend<text:span text:style-name="T1"> </text:span>ce<text:span text:style-name="T1"> </text:span>nom<text:span text:style-name="T1"> </text:span>de<text:span text:style-name="T1"> </text:span>ses<text:span text:style-name="T1"> </text:span>fonctions.<text:span text:style-name="T1"> </text:span>Il<text:span text:style-name="T1"> </text:span>prétend<text:span text:style-name="T1"> </text:span>qu'il<text:span text:style-name="T1"> </text:span>est<text:span text:style-name="T1"> </text:span>temps<text:span text:style-name="T1"> </text:span>de<text:span text:style-name="T1"> </text:span>guider<text:span text:style-name="T1"> </text:span>un<text:span text:style-name="T1"> </text:span>peu,<text:span text:style-name="T1"> </text:span>d'autorité,<text:span text:style-name="T1"> </text:span>la<text:span text:style-name="T1"> </text:span>jeune<text:span text:style-name="T1"> </text:span>Amérique<text:span text:style-name="T1"> </text:span>vers<text:span text:style-name="T1"> </text:span>des<text:span text:style-name="T1"> </text:span>voies<text:span text:style-name="T1"> </text:span>nouvelles.<text:span text:style-name="T1"> </text:span>Pendant<text:span text:style-name="T1"> </text:span>que<text:span text:style-name="T1"> </text:span>les<text:span text:style-name="T1"> </text:span>mœurs<text:span text:style-name="T1"> </text:span>se<text:span text:style-name="T1"> </text:span>démocratisent,<text:span text:style-name="T1"> </text:span>que<text:span text:style-name="T1"> </text:span>la<text:span text:style-name="T1"> </text:span>bonne<text:span text:style-name="T1"> </text:span>compagnie<text:span text:style-name="T1"> </text:span>se<text:span text:style-name="T1"> </text:span>fait<text:span text:style-name="T1"> </text:span>plus<text:span text:style-name="T1"> </text:span>rare,<text:span text:style-name="T1"> </text:span>l'autocrate<text:span text:style-name="T1"> </text:span>entame<text:span text:style-name="T1"> </text:span>sans<text:span text:style-name="T1"> </text:span>vergogne<text:span text:style-name="T1"> </text:span>l'éloge<text:span text:style-name="T1"> </text:span>du<text:span text:style-name="T1"> </text:span>raffinement<text:span text:style-name="T1"> </text:span>et<text:span text:style-name="T1"> </text:span>même<text:span text:style-name="T1"> </text:span>du<text:span text:style-name="T1"> </text:span>dandysme,<text:span text:style-name="T1"> </text:span>mais<text:span text:style-name="T1"> </text:span>d'un<text:span text:style-name="T1"> </text:span>ton<text:span text:style-name="T1"> </text:span>un<text:span text:style-name="T1"> </text:span>peu<text:span text:style-name="T1"> </text:span>moins<text:span text:style-name="T1"> </text:span>solennel<text:span text:style-name="T1"> </text:span>que<text:span text:style-name="T1"> </text:span>le<text:span text:style-name="T1"> </text:span>petit<text:span text:style-name="T1"> </text:span>traité<text:span text:style-name="T1"> </text:span>d'Emerson,<text:span text:style-name="T1"> </text:span>faussement<text:span text:style-name="T1"> </text:span>intitulé<text:span text:style-name="T1"> </text:span><text:span text:style-name="T5">Manners</text:span>$272$.<text:span text:style-name="T1"> </text:span>Holmes,<text:span text:style-name="T1"> </text:span>du<text:span text:style-name="T1"> </text:span>reste,<text:span text:style-name="T1"> </text:span>partage<text:span text:style-name="T1"> </text:span>le<text:span text:style-name="T1"> </text:span>goût<text:span text:style-name="T1"> </text:span>de<text:span text:style-name="T1"> </text:span>la<text:span text:style-name="T1"> </text:span>civilisation<text:span text:style-name="T1"> </text:span>précieuse<text:span text:style-name="T1"> </text:span>avec<text:span text:style-name="T1"> </text:span>l'élite<text:span text:style-name="T1"> </text:span>des<text:span text:style-name="T1"> </text:span>écrivains<text:span text:style-name="T1"> </text:span>américains.<text:span text:style-name="T1"> </text:span>De<text:span text:style-name="T1"> </text:span>caractère,<text:span text:style-name="T1"> </text:span>autant<text:span text:style-name="T1"> </text:span>que<text:span text:style-name="T1"> </text:span>d'origine,<text:span text:style-name="T1"> </text:span>Poe<text:span text:style-name="T1"> </text:span>était<text:span text:style-name="T1"> </text:span>fort<text:span text:style-name="T1"> </text:span>aristocrate<text:span text:style-name="T1"> </text:span>Hawthorne<text:span text:style-name="T1"> </text:span>n'oublie<text:span text:style-name="T1"> </text:span>pas<text:span text:style-name="T1"> </text:span>qu'il<text:span text:style-name="T1"> </text:span>descend<text:span text:style-name="T1"> </text:span>des<text:span text:style-name="T1"> </text:span>antiques<text:span text:style-name="T1"> </text:span>puritains,<text:span text:style-name="T1"> </text:span>fondateurs<text:span text:style-name="T1"> </text:span>de<text:span text:style-name="T1"> </text:span>Salem.<text:span text:style-name="T1"> </text:span>Ni<text:span text:style-name="T1"> </text:span>Howells$273$,<text:span text:style-name="T1"> </text:span>ni<text:span text:style-name="T1"> </text:span>Faucett$274$,<text:span text:style-name="T1"> </text:span>ces<text:span text:style-name="T1"> </text:span>deux<text:span text:style-name="T1"> </text:span>romanciers<text:span text:style-name="T1"> </text:span>du<text:span text:style-name="T1"> </text:span>bon<text:span text:style-name="T1"> </text:span>ton,<text:span text:style-name="T1"> </text:span>ne<text:span text:style-name="T1"> </text:span>vont<text:span text:style-name="T1"> </text:span>jamais<text:span text:style-name="T1"> </text:span>chercher<text:span text:style-name="T1"> </text:span>leurs<text:span text:style-name="T1"> </text:span>types<text:span text:style-name="T1"> </text:span>dans<text:span text:style-name="T1"> </text:span>les<text:span text:style-name="T1"> </text:span>classes<text:span text:style-name="T1"> </text:span>des<text:span text:style-name="T1"> </text:span><text:span text:style-name="T5">farmers</text:span><text:span text:style-name="T1"> </text:span>ou<text:span text:style-name="T1"> </text:span>des<text:span text:style-name="T1"> </text:span><text:span text:style-name="T5">merchants,</text:span><text:span text:style-name="T4"> </text:span>que<text:span text:style-name="T1"> </text:span>pour<text:span text:style-name="T1"> </text:span>y<text:span text:style-name="T1"> </text:span>chercher<text:span text:style-name="T1"> </text:span>des<text:span text:style-name="T1"> </text:span>exemples<text:span text:style-name="T1"> </text:span>de<text:span text:style-name="T1"> </text:span>vulgarité,<text:span text:style-name="T4"> </text:span><text:span text:style-name="T5">low</text:span><text:span text:style-name="T4"> </text:span><text:span text:style-name="T5">humanity.</text:span><text:span text:style-name="T1"> </text:span>La<text:span text:style-name="T1"> </text:span>constitution<text:span text:style-name="T1"> </text:span>des<text:span text:style-name="T1"> </text:span>Etats-Unis<text:span text:style-name="T1"> </text:span>et<text:span text:style-name="T1"> </text:span>les<text:span text:style-name="T1"> </text:span>habitudes<text:span text:style-name="T1"> </text:span>générales<text:span text:style-name="T1"> </text:span>sont<text:span text:style-name="T1"> </text:span>foncièrement<text:span text:style-name="T1"> </text:span>démocratiques ;<text:span text:style-name="T1"> </text:span>la<text:span text:style-name="T1"> </text:span>littérature<text:span text:style-name="T1"> </text:span>y<text:span text:style-name="T1"> </text:span>est<text:span text:style-name="T1"> </text:span>plus<text:span text:style-name="T1"> </text:span>aristocratique<text:span text:style-name="T1"> </text:span>qu'en<text:span text:style-name="T1"> </text:span>Angleterre<text:span text:style-name="T1"> </text:span>même.<text:span text:style-name="T1"> </text:span>Il<text:span text:style-name="T1"> </text:span>y<text:span text:style-name="T1"> </text:span>a<text:span text:style-name="T1"> </text:span>d'ailleurs,<text:span text:style-name="T1"> </text:span>à<text:span text:style-name="T1"> </text:span>Boston<text:span text:style-name="T1"> </text:span>et<text:span text:style-name="T1"> </text:span>surtout<text:span text:style-name="T1"> </text:span>à<text:span text:style-name="T1"> </text:span>New-York,<text:span text:style-name="T1"> </text:span>une<text:span text:style-name="T1"> </text:span>société,<text:span text:style-name="T1"> </text:span>très<text:span text:style-name="T1"> </text:span>hautaine<text:span text:style-name="T1"> </text:span>de<text:span text:style-name="T1"> </text:span>prétention,<text:span text:style-name="T1"> </text:span>aussi<text:span text:style-name="T1"> </text:span>fermée<text:span text:style-name="T1"> </text:span>que<text:span text:style-name="T1"> </text:span>l'ancien<text:span text:style-name="T1"> </text:span>faubourg<text:span text:style-name="T1"> </text:span>Saint-Germain,<text:span text:style-name="T1"> </text:span>qui<text:span text:style-name="T1"> </text:span>a<text:span text:style-name="T1"> </text:span>eu<text:span text:style-name="T1"> </text:span>sur<text:span text:style-name="T1"> </text:span>les<text:span text:style-name="T1"> </text:span>lettres<text:span text:style-name="T1"> </text:span>une<text:span text:style-name="T1"> </text:span>profonde<text:span text:style-name="T1"> </text:span>influence.<text:span text:style-name="T1"> </text:span>C'est<text:span text:style-name="T1"> </text:span>pour<text:span text:style-name="T1"> </text:span>elle<text:span text:style-name="T1"> </text:span>que<text:span text:style-name="T1"> </text:span>Howells<text:span text:style-name="T1"> </text:span>a<text:span text:style-name="T1"> </text:span>écrit<text:span text:style-name="T1"> </text:span>C<text:span text:style-name="T5">hance</text:span><text:span text:style-name="T4"> </text:span><text:span text:style-name="T5">acquaintance</text:span>$275$,<text:span text:style-name="T1"> </text:span>et<text:span text:style-name="T1"> </text:span>Faucett<text:span text:style-name="T1"> </text:span><text:span text:style-name="T5">A</text:span><text:span text:style-name="T4"> </text:span><text:span text:style-name="T5">gentleman</text:span><text:span text:style-name="T4"> </text:span><text:span text:style-name="T5">of</text:span><text:span text:style-name="T4"> </text:span><text:span text:style-name="T5">leisure</text:span>$276$.<text:span text:style-name="T1"> </text:span></text:p>
      <text:p text:style-name="Standard">Holmes<text:span text:style-name="T1"> </text:span>a<text:span text:style-name="T1"> </text:span>l'esprit<text:span text:style-name="T1"> </text:span>trop<text:span text:style-name="T1"> </text:span>fin<text:span text:style-name="T1"> </text:span>pour<text:span text:style-name="T1"> </text:span>ne<text:span text:style-name="T1"> </text:span>pas<text:span text:style-name="T1"> </text:span>voir<text:span text:style-name="T1"> </text:span>tous<text:span text:style-name="T1"> </text:span>les<text:span text:style-name="T1"> </text:span>défauts<text:span text:style-name="T1"> </text:span>de<text:span text:style-name="T1"> </text:span>ses<text:span text:style-name="T1"> </text:span>compatriotes<text:span text:style-name="T1"> </text:span>il<text:span text:style-name="T1"> </text:span>va<text:span text:style-name="T1"> </text:span>plus<text:span text:style-name="T1"> </text:span>loin,<text:span text:style-name="T1"> </text:span>et<text:span text:style-name="T1"> </text:span>ses<text:span text:style-name="T1"> </text:span>remarques<text:span text:style-name="T1"> </text:span>sont<text:span text:style-name="T1"> </text:span>presque<text:span text:style-name="T1"> </text:span>toujours<text:span text:style-name="T1"> </text:span>d'une<text:span text:style-name="T1"> </text:span>application<text:span text:style-name="T1"> </text:span>générale.<text:span text:style-name="T1"> </text:span>Il<text:span text:style-name="T1"> </text:span>n'oublie<text:span text:style-name="T1"> </text:span>pas<text:span text:style-name="T1"> </text:span>qu'il<text:span text:style-name="T1"> </text:span>est<text:span text:style-name="T1"> </text:span>des<text:span text:style-name="T1"> </text:span>travers<text:span text:style-name="T1"> </text:span>communs<text:span text:style-name="T1"> </text:span>à<text:span text:style-name="T1"> </text:span>tous<text:span text:style-name="T1"> </text:span>les<text:span text:style-name="T1"> </text:span>hommes<text:span text:style-name="T1"> </text:span>ce<text:span text:style-name="T1"> </text:span>sont<text:span text:style-name="T1"> </text:span>ceux-là<text:span text:style-name="T1"> </text:span>qu'il<text:span text:style-name="T1"> </text:span>vise<text:span text:style-name="T1"> </text:span>avec<text:span text:style-name="T1"> </text:span>un<text:span text:style-name="T1"> </text:span>véritable<text:span text:style-name="T1"> </text:span>instinct<text:span text:style-name="T1"> </text:span>de<text:span text:style-name="T1"> </text:span>moraliste.<text:span text:style-name="T1"> </text:span>Il<text:span text:style-name="T1"> </text:span>a<text:span text:style-name="T1"> </text:span>le<text:span text:style-name="T1"> </text:span>mot<text:span text:style-name="T1"> </text:span>méchant,<text:span text:style-name="T1"> </text:span>l'ayant<text:span text:style-name="T1"> </text:span>juste.<text:span text:style-name="T1"> </text:span>Aller<text:span text:style-name="T1"> </text:span>chercher<text:span text:style-name="T1"> </text:span>la<text:span text:style-name="T1"> </text:span>morale<text:span text:style-name="T1"> </text:span>au<text:span text:style-name="T1"> </text:span>milieu<text:span text:style-name="T1"> </text:span>des<text:span text:style-name="T1"> </text:span>aphorismes<text:span text:style-name="T1"> </text:span>de<text:span text:style-name="T1"> </text:span>l'autocrate,<text:span text:style-name="T1"> </text:span>c'est<text:span text:style-name="T1"> </text:span>cueillir<text:span text:style-name="T1"> </text:span>des<text:span text:style-name="T1"> </text:span>violettes<text:span text:style-name="T1"> </text:span>parmi<text:span text:style-name="T1"> </text:span>les<text:span text:style-name="T1"> </text:span>buissons,<text:span text:style-name="T1"> </text:span>on<text:span text:style-name="T1"> </text:span>s'égratigne.<text:span text:style-name="T1"> </text:span>Il<text:span text:style-name="T1"> </text:span>dira,<text:span text:style-name="T1"> </text:span>par<text:span text:style-name="T1"> </text:span>exemple<text:span text:style-name="T1"> </text:span></text:p>
      <text:p text:style-name="Quotations">La<text:span text:style-name="T1"> </text:span>nature,<text:span text:style-name="T1"> </text:span>ayant<text:span text:style-name="T1"> </text:span>inventé<text:span text:style-name="T1"> </text:span>et<text:span text:style-name="T1"> </text:span>manufacturé<text:span text:style-name="T1"> </text:span>les<text:span text:style-name="T1"> </text:span>auteurs,<text:span text:style-name="T1"> </text:span>s'aperçut<text:span text:style-name="T1"> </text:span>qu'il<text:span text:style-name="T1"> </text:span>lui<text:span text:style-name="T1"> </text:span>restait<text:span text:style-name="T1"> </text:span>quelques<text:span text:style-name="T1"> </text:span>déchets<text:span text:style-name="T1"> </text:span>elle<text:span text:style-name="T1"> </text:span>en<text:span text:style-name="T1"> </text:span>fil<text:span text:style-name="T1"> </text:span>les<text:span text:style-name="T1"> </text:span>critiques$277$.<text:span text:style-name="T1"> </text:span></text:p>
      <text:p text:style-name="Standard">Savant,<text:span text:style-name="T1"> </text:span>il<text:span text:style-name="T1"> </text:span>excelle<text:span text:style-name="T1"> </text:span>à<text:span text:style-name="T1"> </text:span>ridiculiser<text:span text:style-name="T1"> </text:span>le<text:span text:style-name="T1"> </text:span>pédantisme<text:span text:style-name="T1"> </text:span>scientifique,<text:span text:style-name="T1"> </text:span>comme<text:span text:style-name="T1"> </text:span>dans<text:span text:style-name="T1"> </text:span>ce<text:span text:style-name="T1"> </text:span>dialogue<text:span text:style-name="T1"> </text:span>entre<text:span text:style-name="T1"> </text:span>le<text:span text:style-name="T1"> </text:span>poète<text:span text:style-name="T1"> </text:span>et<text:span text:style-name="T1"> </text:span>un<text:span text:style-name="T1"> </text:span>entomologiste<text:span text:style-name="T1"> </text:span></text:p>
      <text:p text:style-name="citation_20_sans_20_espace">— Comment,<text:span text:style-name="T1"> </text:span>pensez-vous<text:span text:style-name="T1"> </text:span>que<text:span text:style-name="T1"> </text:span>marchera<text:span text:style-name="T1"> </text:span>l'élection,<text:span text:style-name="T1"> </text:span>demain ?<text:span text:style-name="T1"> </text:span>demandai-je.<text:span text:style-name="T1"> </text:span></text:p>
      <text:p text:style-name="citation_20_sans_20_espace">— Ce<text:span text:style-name="T1"> </text:span>n'est<text:span text:style-name="T1"> </text:span>pas<text:span text:style-name="T1"> </text:span>demain,<text:span text:style-name="T1"> </text:span>ce<text:span text:style-name="T1"> </text:span>n'est<text:span text:style-name="T1"> </text:span>que<text:span text:style-name="T1"> </text:span>dans<text:span text:style-name="T1"> </text:span>un<text:span text:style-name="T1"> </text:span>mois.<text:span text:style-name="T1"> </text:span></text:p>
      <text:p text:style-name="citation_20_sans_20_espace"><text:span text:style-name="T1">— </text:span>Dans<text:span text:style-name="T1"> </text:span>un<text:span text:style-name="T1"> </text:span>mois !<text:span text:style-name="T1"> </text:span>Mais<text:span text:style-name="T1"> </text:span>de<text:span text:style-name="T1"> </text:span>quelle<text:span text:style-name="T1"> </text:span>élection<text:span text:style-name="T1"> </text:span>voulez-vous<text:span text:style-name="T1"> </text:span>donc<text:span text:style-name="T1"> </text:span>parler ?<text:span text:style-name="T1"> </text:span></text:p>
      <text:p text:style-name="citation_20_sans_20_espace">— De<text:span text:style-name="T1"> </text:span>l'élection<text:span text:style-name="T1"> </text:span>du<text:span text:style-name="T1"> </text:span>président<text:span text:style-name="T1"> </text:span>de<text:span text:style-name="T1"> </text:span>la<text:span text:style-name="T1"> </text:span>société<text:span text:style-name="T1"> </text:span>entomologique,<text:span text:style-name="T1"> </text:span>monsieur,<text:span text:style-name="T1"> </text:span>répliqua-t-il<text:span text:style-name="T1"> </text:span>l'air<text:span text:style-name="T1"> </text:span>ébahi<text:span text:style-name="T1"> </text:span>comme<text:span text:style-name="T1"> </text:span>si<text:span text:style-name="T1"> </text:span>l'on<text:span text:style-name="T1"> </text:span>pouvait<text:span text:style-name="T1"> </text:span>songer<text:span text:style-name="T1"> </text:span>à<text:span text:style-name="T1"> </text:span>une<text:span text:style-name="T1"> </text:span>autre<text:span text:style-name="T1"> </text:span>élection<text:span text:style-name="T1"> </text:span>qu'à<text:span text:style-name="T1"> </text:span>celle-là.<text:span text:style-name="T1"> </text:span>Il<text:span text:style-name="T1"> </text:span>y<text:span text:style-name="T1"> </text:span>a<text:span text:style-name="T1"> </text:span>compétition,<text:span text:style-name="T1"> </text:span>monsieur,<text:span text:style-name="T1"> </text:span>continua-t-il,<text:span text:style-name="T1"> </text:span>entre<text:span text:style-name="T1"> </text:span>les<text:span text:style-name="T1"> </text:span>diptéristes<text:span text:style-name="T1"> </text:span>et<text:span text:style-name="T1"> </text:span>les<text:span text:style-name="T1"> </text:span>lépidoptéristes,<text:span text:style-name="T1"> </text:span>et<text:span text:style-name="T1"> </text:span>les<text:span text:style-name="T1"> </text:span>deux<text:span text:style-name="T1"> </text:span>partis<text:span text:style-name="T1"> </text:span>ont<text:span text:style-name="T1"> </text:span>leur<text:span text:style-name="T1"> </text:span>candidat<text:span text:style-name="T1"> </text:span>tout<text:span text:style-name="T1"> </text:span>prêt.<text:span text:style-name="T1"> </text:span></text:p>
      <text:p text:style-name="citation_20_sans_20_espace">— Je<text:span text:style-name="T1"> </text:span>suppose<text:span text:style-name="T1"> </text:span>que<text:span text:style-name="T1"> </text:span>vous<text:span text:style-name="T1"> </text:span>êtes<text:span text:style-name="T1"> </text:span>entomologiste<text:span text:style-name="T1"> </text:span>?<text:span text:style-name="T1"> </text:span>interrompis-je.<text:span text:style-name="T1"> </text:span></text:p>
      <text:p text:style-name="citation_20_sans_20_espace">— Oh!<text:span text:style-name="T1"> </text:span>mon<text:span text:style-name="T1"> </text:span>ambition<text:span text:style-name="T1"> </text:span>ne<text:span text:style-name="T1"> </text:span>va<text:span text:style-name="T1"> </text:span>pas<text:span text:style-name="T1"> </text:span>jusque-là,<text:span text:style-name="T1"> </text:span>monsieur.<text:span text:style-name="T1"> </text:span>Il<text:span text:style-name="T1"> </text:span>est<text:span text:style-name="T1"> </text:span>permis<text:span text:style-name="T1"> </text:span>à<text:span text:style-name="T1"> </text:span>une<text:span text:style-name="T1"> </text:span>société<text:span text:style-name="T1"> </text:span>de<text:span text:style-name="T1"> </text:span>se<text:span text:style-name="T1"> </text:span>faire<text:span text:style-name="T1"> </text:span>appeler<text:span text:style-name="T1"> </text:span>entomologique,<text:span text:style-name="T1"> </text:span>mais<text:span text:style-name="T1"> </text:span>l'homme<text:span text:style-name="T1"> </text:span>qui,<text:span text:style-name="T1"> </text:span>dans<text:span text:style-name="T1"> </text:span>l'état<text:span text:style-name="T1"> </text:span>actuel<text:span text:style-name="T1"> </text:span>de<text:span text:style-name="T1"> </text:span>la<text:span text:style-name="T1"> </text:span>science,<text:span text:style-name="T1"> </text:span>monsieur,<text:span text:style-name="T1"> </text:span>l'homme<text:span text:style-name="T1"> </text:span>qui<text:span text:style-name="T1"> </text:span>s'arroge<text:span text:style-name="T1"> </text:span>un<text:span text:style-name="T1"> </text:span>tel<text:span text:style-name="T1"> </text:span>titre<text:span text:style-name="T1"> </text:span>est<text:span text:style-name="T1"> </text:span>un<text:span text:style-name="T1"> </text:span>imposteur.<text:span text:style-name="T1"> </text:span>Nul<text:span text:style-name="T1"> </text:span>homme<text:span text:style-name="T1"> </text:span>n'a<text:span text:style-name="T1"> </text:span>le<text:span text:style-name="T1"> </text:span>droit<text:span text:style-name="T1"> </text:span>de<text:span text:style-name="T1"> </text:span>se<text:span text:style-name="T1"> </text:span>dire<text:span text:style-name="T1"> </text:span>entomologiste,<text:span text:style-name="T1"> </text:span>monsieur,<text:span text:style-name="T1"> </text:span>le<text:span text:style-name="T1"> </text:span>sujet<text:span text:style-name="T1"> </text:span>est<text:span text:style-name="T1"> </text:span>trop<text:span text:style-name="T1"> </text:span>vaste<text:span text:style-name="T1"> </text:span>pour<text:span text:style-name="T1"> </text:span>une<text:span text:style-name="T1"> </text:span>seule<text:span text:style-name="T1"> </text:span>intelligence<text:span text:style-name="T1"> </text:span>humaine.<text:span text:style-name="T1"> </text:span></text:p>
      <text:p text:style-name="citation_20_sans_20_espace">— Puis-je<text:span text:style-name="T1"> </text:span>me<text:span text:style-name="T1"> </text:span>permettre<text:span text:style-name="T1"> </text:span>de<text:span text:style-name="T1"> </text:span>demander,<text:span text:style-name="T1"> </text:span>repris-je<text:span text:style-name="T1"> </text:span>un<text:span text:style-name="T1"> </text:span>peu<text:span text:style-name="T1"> </text:span>intimidé,<text:span text:style-name="T1"> </text:span>quelle<text:span text:style-name="T1"> </text:span>est<text:span text:style-name="T1"> </text:span>la<text:span text:style-name="T1"> </text:span>division<text:span text:style-name="T1"> </text:span>particulière<text:span text:style-name="T1"> </text:span>que<text:span text:style-name="T1"> </text:span>vous<text:span text:style-name="T1"> </text:span>étudiez?<text:span text:style-name="T1"> </text:span></text:p>
      <text:list xml:id="list31428280" text:style-name="L2">
        <text:list-item>
          <text:p text:style-name="P29">On<text:span text:style-name="T1"> </text:span>me<text:span text:style-name="T1"> </text:span>donne<text:span text:style-name="T1"> </text:span>quelquefois<text:span text:style-name="T1"> </text:span>le<text:span text:style-name="T1"> </text:span>nom<text:span text:style-name="T1"> </text:span>de<text:span text:style-name="T1"> </text:span>coléoptériste,<text:span text:style-name="T1"> </text:span>mais<text:span text:style-name="T1"> </text:span>je<text:span text:style-name="T1"> </text:span>n'ai<text:span text:style-name="T1"> </text:span>aucun<text:span text:style-name="T1"> </text:span>droit<text:span text:style-name="T1"> </text:span>à<text:span text:style-name="T1"> </text:span>une<text:span text:style-name="T1"> </text:span>appellation<text:span text:style-name="T1"> </text:span>aussi<text:span text:style-name="T1"> </text:span>générale.<text:span text:style-name="T1"> </text:span>Le<text:span text:style-name="T1"> </text:span>genre<text:span text:style-name="T1"> </text:span>scarabée,<text:span text:style-name="T1"> </text:span>voilà<text:span text:style-name="T1"> </text:span>où<text:span text:style-name="T1"> </text:span>je<text:span text:style-name="T1"> </text:span>me<text:span text:style-name="T1"> </text:span>suis<text:span text:style-name="T1"> </text:span>spécialement<text:span text:style-name="T1"> </text:span>confiné,<text:span text:style-name="T1"> </text:span>et<text:span text:style-name="T1"> </text:span>que<text:span text:style-name="T1"> </text:span>j'ai<text:span text:style-name="T1"> </text:span>presque<text:span text:style-name="T1"> </text:span>exclusivement<text:span text:style-name="T1"> </text:span>étudié.<text:span text:style-name="T1"> </text:span>Appelez-moi<text:span text:style-name="T1"> </text:span>donc<text:span text:style-name="T1"> </text:span>scarabéiste,<text:span text:style-name="T1"> </text:span>si<text:span text:style-name="T1"> </text:span>vous<text:span text:style-name="T1"> </text:span>voulez.<text:span text:style-name="T1"> </text:span>Que<text:span text:style-name="T1"> </text:span>je<text:span text:style-name="T1"> </text:span>devienne<text:span text:style-name="T1"> </text:span>seulement<text:span text:style-name="T1"> </text:span>digne<text:span text:style-name="T1"> </text:span>de<text:span text:style-name="T1"> </text:span>ce<text:span text:style-name="T1"> </text:span>titre<text:span text:style-name="T1"> </text:span>et<text:span text:style-name="T1"> </text:span>j'aurai<text:span text:style-name="T1"> </text:span>satisfait<text:span text:style-name="T1"> </text:span>mon<text:span text:style-name="T1"> </text:span>ambition<text:span text:style-name="T1"> </text:span>la<text:span text:style-name="T1"> </text:span>plus<text:span text:style-name="T1"> </text:span>haute$278$.</text:p>
          <text:p text:style-name="P30"/>
        </text:list-item>
      </text:list>
      <text:p text:style-name="Standard"><text:soft-page-break/>Le<text:span text:style-name="T1"> </text:span>pontife<text:span text:style-name="T1"> </text:span>de<text:span text:style-name="T1"> </text:span>la<text:span text:style-name="T1"> </text:span>table<text:span text:style-name="T1"> </text:span>d'hôte<text:span text:style-name="T1"> </text:span>dirige<text:span text:style-name="T1"> </text:span>la<text:span text:style-name="T1"> </text:span>conversation<text:span text:style-name="T1"> </text:span>vers<text:span text:style-name="T1"> </text:span>les<text:span text:style-name="T1"> </text:span>sujets<text:span text:style-name="T1"> </text:span>les<text:span text:style-name="T1"> </text:span>plus<text:span text:style-name="T1"> </text:span>piquants<text:span text:style-name="T1"> </text:span>et<text:span text:style-name="T1"> </text:span>les<text:span text:style-name="T1"> </text:span>plus<text:span text:style-name="T1"> </text:span>actuels.<text:span text:style-name="T1"> </text:span>Il<text:span text:style-name="T1"> </text:span>tranche<text:span text:style-name="T1"> </text:span>la<text:span text:style-name="T1"> </text:span>question<text:span text:style-name="T1"> </text:span>des<text:span text:style-name="T1"> </text:span>femmes<text:span text:style-name="T1"> </text:span>de<text:span text:style-name="T1"> </text:span>lettres.<text:span text:style-name="T1"> </text:span></text:p>
      <text:p text:style-name="Quotations">Tant<text:span text:style-name="T1"> </text:span>d'insensés<text:span text:style-name="T1"> </text:span>se<text:span text:style-name="T1"> </text:span>font<text:span text:style-name="T1"> </text:span>imprimer<text:span text:style-name="T1"> </text:span>maintenant,<text:span text:style-name="T1"> </text:span>que<text:span text:style-name="T1"> </text:span>l'heure<text:span text:style-name="T1"> </text:span>est<text:span text:style-name="T1"> </text:span>venue<text:span text:style-name="T1"> </text:span>d'instituer<text:span text:style-name="T1"> </text:span>une<text:span text:style-name="T1"> </text:span>sorte<text:span text:style-name="T1"> </text:span>de<text:span text:style-name="T1"> </text:span>police<text:span text:style-name="T1"> </text:span>littéraire<text:span text:style-name="T1"> </text:span>qui<text:span text:style-name="T1"> </text:span>maintienne<text:span text:style-name="T1"> </text:span>le<text:span text:style-name="T1"> </text:span>flot<text:span text:style-name="T1"> </text:span>envahissant<text:span text:style-name="T1"> </text:span>de<text:span text:style-name="T1"> </text:span>la<text:span text:style-name="T1"> </text:span>presse.<text:span text:style-name="T1"> </text:span>Si<text:span text:style-name="T1"> </text:span>l'on<text:span text:style-name="T1"> </text:span>s'adressait<text:span text:style-name="T1"> </text:span>particulièrement<text:span text:style-name="T1"> </text:span>à<text:span text:style-name="T1"> </text:span>chacune<text:span text:style-name="T1"> </text:span>des<text:span text:style-name="T1"> </text:span>jeunes<text:span text:style-name="T1"> </text:span>personnes<text:span text:style-name="T1"> </text:span>qui<text:span text:style-name="T1"> </text:span>ont<text:span text:style-name="T1"> </text:span>des<text:span text:style-name="T1"> </text:span>aspirations<text:span text:style-name="T1"> </text:span>littéraires,<text:span text:style-name="T1"> </text:span>il<text:span text:style-name="T1"> </text:span>faudrait<text:span text:style-name="T1"> </text:span>respecter<text:span text:style-name="T1"> </text:span>leur<text:span text:style-name="T1"> </text:span>amour-propre<text:span text:style-name="T1"> </text:span>mais<text:span text:style-name="T1"> </text:span>un<text:span text:style-name="T1"> </text:span>avertissement<text:span text:style-name="T1"> </text:span>collectif<text:span text:style-name="T1"> </text:span>me<text:span text:style-name="T1"> </text:span>permettra<text:span text:style-name="T1"> </text:span>de<text:span text:style-name="T1"> </text:span>leur<text:span text:style-name="T1"> </text:span>adresser<text:span text:style-name="T1"> </text:span>quelques<text:span text:style-name="T1"> </text:span>bonnes<text:span text:style-name="T1"> </text:span>vérités<text:span text:style-name="T1"> </text:span>sans<text:span text:style-name="T1"> </text:span>leur<text:span text:style-name="T1"> </text:span>causer<text:span text:style-name="T1"> </text:span>trop<text:span text:style-name="T1"> </text:span>de<text:span text:style-name="T1"> </text:span>chagrin.<text:span text:style-name="T1"> </text:span>Si<text:span text:style-name="T1"> </text:span>j'étais<text:span text:style-name="T1"> </text:span>un<text:span text:style-name="T1"> </text:span>pape<text:span text:style-name="T1"> </text:span>littéraire,<text:span text:style-name="T1"> </text:span>lançant<text:span text:style-name="T1"> </text:span>une<text:span text:style-name="T1"> </text:span>Encyclique,<text:span text:style-name="T1"> </text:span>je<text:span text:style-name="T1"> </text:span>dirais<text:span text:style-name="T1"> </text:span>à<text:span text:style-name="T1"> </text:span>ces<text:span text:style-name="T1"> </text:span>jeunes<text:span text:style-name="T1"> </text:span>personnes<text:span text:style-name="T1"> </text:span>inexpérimentées<text:span text:style-name="T1"> </text:span>que<text:span text:style-name="T1"> </text:span>rien<text:span text:style-name="T1"> </text:span>n'est<text:span text:style-name="T1"> </text:span>si<text:span text:style-name="T1"> </text:span>commun<text:span text:style-name="T1"> </text:span>que<text:span text:style-name="T1"> </text:span>de<text:span text:style-name="T1"> </text:span>prendre<text:span text:style-name="T1"> </text:span>une<text:span text:style-name="T1"> </text:span>aptitude<text:span text:style-name="T1"> </text:span>banale<text:span text:style-name="T1"> </text:span>pour<text:span text:style-name="T1"> </text:span>un<text:span text:style-name="T1"> </text:span>don<text:span text:style-name="T1"> </text:span>particulier<text:span text:style-name="T1"> </text:span>et<text:span text:style-name="T1"> </text:span>un<text:span text:style-name="T1"> </text:span>signe<text:span text:style-name="T1"> </text:span>non<text:span text:style-name="T1"> </text:span>équivoque<text:span text:style-name="T1"> </text:span>de<text:span text:style-name="T1"> </text:span>vocation.<text:span text:style-name="T1"> </text:span>Nul,<text:span text:style-name="T1"> </text:span>excepté<text:span text:style-name="T1"> </text:span>les<text:span text:style-name="T1"> </text:span>éditeurs,<text:span text:style-name="T1"> </text:span>les<text:span text:style-name="T1"> </text:span>maîtres<text:span text:style-name="T1"> </text:span>d'école<text:span text:style-name="T1"> </text:span>et<text:span text:style-name="T1"> </text:span>quelques<text:span text:style-name="T1"> </text:span>hommes<text:span text:style-name="T1"> </text:span>de<text:span text:style-name="T1"> </text:span>lettres,<text:span text:style-name="T1"> </text:span>ne<text:span text:style-name="T1"> </text:span>sait<text:span text:style-name="T1"> </text:span>combien<text:span text:style-name="T1"> </text:span>il<text:span text:style-name="T1"> </text:span>est<text:span text:style-name="T1"> </text:span>fréquent<text:span text:style-name="T1"> </text:span>de<text:span text:style-name="T1"> </text:span>rencontrer<text:span text:style-name="T1"> </text:span>des<text:span text:style-name="T1"> </text:span>personnes<text:span text:style-name="T1"> </text:span>capables<text:span text:style-name="T1"> </text:span>de<text:span text:style-name="T1"> </text:span>rimer<text:span text:style-name="T1"> </text:span>convenablement,<text:span text:style-name="T1"> </text:span>ou<text:span text:style-name="T1"> </text:span>de<text:span text:style-name="T1"> </text:span>griffonner<text:span text:style-name="T1"> </text:span>en<text:span text:style-name="T1"> </text:span>prose<text:span text:style-name="T1"> </text:span>des<text:span text:style-name="T1"> </text:span>bavardages<text:span text:style-name="T1"> </text:span>d'une<text:span text:style-name="T1"> </text:span>lecture<text:span text:style-name="T1"> </text:span>possible,<text:span text:style-name="T1"> </text:span>surtout<text:span text:style-name="T1"> </text:span>parmi<text:span text:style-name="T1"> </text:span>les<text:span text:style-name="T1"> </text:span>jeunes<text:span text:style-name="T1"> </text:span>femmes<text:span text:style-name="T1"> </text:span>qui<text:span text:style-name="T1"> </text:span>ont<text:span text:style-name="T1"> </text:span>reçu<text:span text:style-name="T1"> </text:span>une<text:span text:style-name="T1"> </text:span>certaine<text:span text:style-name="T1"> </text:span>éducation$279$.<text:span text:style-name="T1"> </text:span></text:p>
      <text:p text:style-name="Standard">Et<text:span text:style-name="T1"> </text:span>il<text:span text:style-name="T1"> </text:span>les<text:span text:style-name="T1"> </text:span>renvoie,<text:span text:style-name="T1"> </text:span>comme<text:span text:style-name="T1"> </text:span>Molière,<text:span text:style-name="T1"> </text:span>aux<text:span text:style-name="T1"> </text:span>soins<text:span text:style-name="T1"> </text:span>de<text:span text:style-name="T1"> </text:span>leur<text:span text:style-name="T1"> </text:span>ménage,<text:span text:style-name="T1"> </text:span>et<text:span text:style-name="T1"> </text:span>aux<text:span text:style-name="T1"> </text:span>bons<text:span text:style-name="T1"> </text:span>travaux<text:span text:style-name="T1"> </text:span>d'aiguille<text:span text:style-name="T1"> </text:span>pour<text:span text:style-name="T1"> </text:span>lesquels<text:span text:style-name="T1"> </text:span>le<text:span text:style-name="T1"> </text:span>ciel<text:span text:style-name="T1"> </text:span>les<text:span text:style-name="T1"> </text:span>à<text:span text:style-name="T1"> </text:span>formées.<text:span text:style-name="T1"> </text:span>Les<text:span text:style-name="T1"> </text:span>conseils<text:span text:style-name="T1"> </text:span>sont<text:span text:style-name="T1"> </text:span>complétés<text:span text:style-name="T1"> </text:span>par<text:span text:style-name="T1"> </text:span>l'histoire<text:span text:style-name="T1"> </text:span>humoristique<text:span text:style-name="T1"> </text:span>d'une<text:span text:style-name="T1"> </text:span>pauvre<text:span text:style-name="T1"> </text:span>jeune<text:span text:style-name="T1"> </text:span>fille,<text:span text:style-name="T1"> </text:span>obligée,<text:span text:style-name="T1"> </text:span>pour<text:span text:style-name="T1"> </text:span>vivre,<text:span text:style-name="T1"> </text:span>de<text:span text:style-name="T1"> </text:span>fournir<text:span text:style-name="T1"> </text:span>toutes<text:span text:style-name="T1"> </text:span>les<text:span text:style-name="T1"> </text:span>semaines<text:span text:style-name="T1"> </text:span>une<text:span text:style-name="T1"> </text:span>nouvelle<text:span text:style-name="T1"> </text:span>au<text:span text:style-name="T1"> </text:span><text:span text:style-name="T5">Weekly</text:span><text:span text:style-name="T4"> </text:span><text:span text:style-name="T5">Basket</text:span>,<text:span text:style-name="T1"> </text:span>corbeille<text:span text:style-name="T1"> </text:span>hebdomadaire<text:span text:style-name="T1"> </text:span>et<text:span text:style-name="T1"> </text:span>sans<text:span text:style-name="T1"> </text:span>fond,<text:span text:style-name="T1"> </text:span>qu'elle<text:span text:style-name="T1"> </text:span>est<text:span text:style-name="T1"> </text:span>condamnée<text:span text:style-name="T1"> </text:span>à<text:span text:style-name="T1"> </text:span>remplir<text:span text:style-name="T1"> </text:span>comme<text:span text:style-name="T1"> </text:span>une<text:span text:style-name="T1"> Danaïde</text:span>$280$.<text:span text:style-name="T1"> </text:span>La<text:span text:style-name="T1"> </text:span>malheureuse<text:span text:style-name="T1"> </text:span>doit<text:span text:style-name="T1"> </text:span>trouver<text:span text:style-name="T1"> </text:span>tous<text:span text:style-name="T1"> </text:span>les<text:span text:style-name="T1"> </text:span>sept<text:span text:style-name="T1"> </text:span>jours<text:span text:style-name="T1"> </text:span>des<text:span text:style-name="T1"> </text:span>émotions,<text:span text:style-name="T1"> </text:span>des<text:span text:style-name="T1"> </text:span>passions,<text:span text:style-name="T1"> </text:span>des<text:span text:style-name="T1"> </text:span>intrigues,<text:span text:style-name="T1"> </text:span>des<text:span text:style-name="T1"> </text:span>mystères<text:span text:style-name="T1"> </text:span>nouveaux,<text:span text:style-name="T1"> </text:span>pour<text:span text:style-name="T1"> </text:span>les<text:span text:style-name="T1"> </text:span>gages<text:span text:style-name="T1"> </text:span>d'une<text:span text:style-name="T1"> </text:span>bonne<text:span text:style-name="T1"> </text:span>à<text:span text:style-name="T1"> </text:span>tout<text:span text:style-name="T1"> </text:span>faire<text:span text:style-name="T1"> </text:span>anonyme.<text:span text:style-name="T1"> </text:span></text:p>
      <text:p text:style-name="Quotations">Pauvre<text:span text:style-name="T1"> </text:span>petit<text:span text:style-name="T1"> </text:span>corps,<text:span text:style-name="T1"> </text:span>pauvre<text:span text:style-name="T1"> </text:span>petite<text:span text:style-name="T1"> </text:span>âme!<text:span text:style-name="T1"> </text:span>Elle<text:span text:style-name="T1"> </text:span>est<text:span text:style-name="T1"> </text:span>une<text:span text:style-name="T1"> </text:span>de<text:span text:style-name="T1"> </text:span>ces<text:span text:style-name="T1"> </text:span>trop<text:span text:style-name="T1"> </text:span>nombreuses<text:span text:style-name="T1"> </text:span>jeunes<text:span text:style-name="T1"> </text:span>créatures<text:span text:style-name="T1"> </text:span>délicates,<text:span text:style-name="T1"> </text:span>intelligentes,<text:span text:style-name="T1"> </text:span>capables<text:span text:style-name="T1"> </text:span>de<text:span text:style-name="T1"> </text:span>sentiment,<text:span text:style-name="T1"> </text:span>qui<text:span text:style-name="T1"> </text:span>attendent<text:span text:style-name="T1"> </text:span>comme<text:span text:style-name="T1"> </text:span>une<text:span text:style-name="T1"> </text:span>voile<text:span text:style-name="T1"> </text:span>détendue<text:span text:style-name="T1"> </text:span>le<text:span text:style-name="T1"> </text:span>souffle<text:span text:style-name="T1"> </text:span>céleste<text:span text:style-name="T1"> </text:span>qui<text:span text:style-name="T1"> </text:span>gonflerait<text:span text:style-name="T1"> </text:span>leur<text:span text:style-name="T1"> </text:span>poitrine<text:span text:style-name="T1"> </text:span>blanche,<text:span text:style-name="T1"> </text:span>l'amour,<text:span text:style-name="T1"> </text:span>ce<text:span text:style-name="T1"> </text:span>droit<text:span text:style-name="T1"> </text:span>des<text:span text:style-name="T1"> </text:span>femmes,<text:span text:style-name="T1"> </text:span>et<text:span text:style-name="T1"> </text:span>s'aperçoivent<text:span text:style-name="T1"> </text:span>que<text:span text:style-name="T1"> </text:span>la<text:span text:style-name="T1"> </text:span>vie<text:span text:style-name="T1"> </text:span>leur<text:span text:style-name="T1"> </text:span>offre<text:span text:style-name="T1"> </text:span>une<text:span text:style-name="T1"> </text:span>place<text:span text:style-name="T1"> </text:span>sur<text:span text:style-name="T1"> </text:span>un<text:span text:style-name="T1"> </text:span>banc,<text:span text:style-name="T1"> </text:span>une<text:span text:style-name="T1"> </text:span>chaîne<text:span text:style-name="T1"> </text:span>aux<text:span text:style-name="T1"> </text:span>pieds<text:span text:style-name="T1"> </text:span>et<text:span text:style-name="T1"> </text:span>la<text:span text:style-name="T1"> </text:span>rame<text:span text:style-name="T1"> </text:span>à<text:span text:style-name="T1"> </text:span>tirer<text:span text:style-name="T1"> </text:span>nuit<text:span text:style-name="T1"> </text:span>-et<text:span text:style-name="T1"> </text:span>jour$281$.<text:span text:style-name="T1"> </text:span></text:p>
      <text:p text:style-name="Standard">C'est<text:span text:style-name="T1"> </text:span>peut-être<text:span text:style-name="T1"> </text:span>parce<text:span text:style-name="T1"> </text:span>qu'il<text:span text:style-name="T1"> </text:span>y<text:span text:style-name="T1"> </text:span>a<text:span text:style-name="T1"> </text:span>tant<text:span text:style-name="T1"> </text:span>de<text:span text:style-name="T1"> </text:span>galériennes<text:span text:style-name="T1"> </text:span>de<text:span text:style-name="T1"> </text:span>lettres,<text:span text:style-name="T1"> </text:span>tant<text:span text:style-name="T1"> </text:span>de<text:span text:style-name="T1"> </text:span>damnées<text:span text:style-name="T1"> </text:span>du<text:span text:style-name="T4"> </text:span><text:span text:style-name="T5">novel</text:span><text:span text:style-name="T1"> </text:span>en<text:span text:style-name="T1"> </text:span>trois<text:span text:style-name="T1"> </text:span>volumes<text:span text:style-name="T1"> </text:span>que<text:span text:style-name="T1"> </text:span>les<text:span text:style-name="T1"> </text:span>sentiers<text:span text:style-name="T1"> </text:span>de<text:span text:style-name="T1"> </text:span>la<text:span text:style-name="T1"> </text:span>littérature<text:span text:style-name="T1"> </text:span>sont<text:span text:style-name="T1"> </text:span>jonchés<text:span text:style-name="T1"> </text:span>de<text:span text:style-name="T1"> </text:span>coquilles<text:span text:style-name="T1"> </text:span>de<text:span text:style-name="T1"> </text:span>romans<text:span text:style-name="T1"> </text:span>que<text:span text:style-name="T1"> </text:span>le<text:span text:style-name="T1"> </text:span>public<text:span text:style-name="T1"> </text:span>a<text:span text:style-name="T1"> </text:span>avalés<text:span text:style-name="T1"> </text:span>tout<text:span text:style-name="T1"> </text:span>frais<text:span text:style-name="T1"> </text:span>et<text:span text:style-name="T1"> </text:span>dont<text:span text:style-name="T1"> </text:span>il<text:span text:style-name="T1"> </text:span>ne<text:span text:style-name="T1"> </text:span>reste<text:span text:style-name="T1"> </text:span>plus<text:span text:style-name="T1"> </text:span>d'autre<text:span text:style-name="T1"> </text:span>trace.<text:span text:style-name="T1"> </text:span></text:p>
      <text:p text:style-name="Standard">Un<text:span text:style-name="T1"> </text:span>peu<text:span text:style-name="T1"> </text:span>plus<text:span text:style-name="T1"> </text:span>loin,<text:span text:style-name="T1"> </text:span>Holmes<text:span text:style-name="T1"> </text:span>revient<text:span text:style-name="T1"> </text:span>sur<text:span text:style-name="T1"> </text:span>les<text:span text:style-name="T1"> </text:span>critiques<text:span text:style-name="T1"> </text:span>et<text:span text:style-name="T1"> </text:span>les<text:span text:style-name="T1"> </text:span>charge<text:span text:style-name="T1"> </text:span>à<text:span text:style-name="T1"> </text:span>fond<text:span text:style-name="T1"> </text:span>dans<text:span text:style-name="T1"> </text:span>un<text:span text:style-name="T1"> </text:span>passage<text:span text:style-name="T1"> </text:span>amusant<text:span text:style-name="T1"> </text:span></text:p>
      <text:p text:style-name="Quotations">Quelqu'un<text:span text:style-name="T1"> </text:span>écrit<text:span text:style-name="T1"> </text:span>un<text:span text:style-name="T1"> </text:span>volume<text:span text:style-name="T1"> </text:span>de<text:span text:style-name="T1"> </text:span>critique.<text:span text:style-name="T1"> </text:span>Une<text:span text:style-name="T1"> </text:span>revue<text:span text:style-name="T1"> </text:span>trimestrielle<text:span text:style-name="T1"> </text:span>critique<text:span text:style-name="T1"> </text:span>le<text:span text:style-name="T1"> </text:span>critique.<text:span text:style-name="T1"> </text:span>Un<text:span text:style-name="T1"> </text:span>magazine<text:span text:style-name="T1"> </text:span>mensuel<text:span text:style-name="T1"> </text:span>parle<text:span text:style-name="T1"> </text:span>de<text:span text:style-name="T1"> </text:span>la<text:span text:style-name="T1"> </text:span>critique<text:span text:style-name="T1"> </text:span>du<text:span text:style-name="T1"> </text:span>critique.<text:span text:style-name="T1"> </text:span>Un<text:span text:style-name="T1"> </text:span>journal<text:span text:style-name="T1"> </text:span>hebdomadaire<text:span text:style-name="T1"> </text:span>critique<text:span text:style-name="T1"> </text:span>la<text:span text:style-name="T1"> </text:span>critique<text:span text:style-name="T1"> </text:span>de<text:span text:style-name="T1"> </text:span>la<text:span text:style-name="T1"> </text:span>critique<text:span text:style-name="T1"> </text:span>du<text:span text:style-name="T1"> </text:span>critique.<text:span text:style-name="T1"> </text:span>Enfin,<text:span text:style-name="T1"> </text:span>le<text:span text:style-name="T1"> </text:span>journal<text:span text:style-name="T1"> </text:span>quotidien<text:span text:style-name="T1"> </text:span>nous<text:span text:style-name="T1"> </text:span>donne<text:span text:style-name="T1"> </text:span>quelques<text:span text:style-name="T1"> </text:span>remarques<text:span text:style-name="T1"> </text:span>critiques<text:span text:style-name="T1"> </text:span>sur<text:span text:style-name="T1"> </text:span>l'article<text:span text:style-name="T1"> </text:span>de<text:span text:style-name="T1"> </text:span>l'auteur<text:span text:style-name="T1"> </text:span>hebdomadaire<text:span text:style-name="T1"> </text:span>qui<text:span text:style-name="T1"> </text:span>a<text:span text:style-name="T1"> </text:span>critiqué<text:span text:style-name="T1"> </text:span>la<text:span text:style-name="T1"> </text:span>notice<text:span text:style-name="T1"> </text:span>critique<text:span text:style-name="T1"> </text:span>parue<text:span text:style-name="T1"> </text:span>dans<text:span text:style-name="T1"> </text:span>le<text:span text:style-name="T1"> </text:span>magazine<text:span text:style-name="T1"> </text:span>sur<text:span text:style-name="T1"> </text:span>l'essai<text:span text:style-name="T1"> </text:span>critique<text:span text:style-name="T1"> </text:span>qui<text:span text:style-name="T1"> </text:span>étudiait<text:span text:style-name="T1"> </text:span>le<text:span text:style-name="T1"> </text:span>volume<text:span text:style-name="T1"> </text:span>de<text:span text:style-name="T1"> </text:span>critique$282$.</text:p>
      <text:p text:style-name="Standard"><text:span text:style-name="T1"><text:s/></text:span>Il<text:span text:style-name="T1"> </text:span>sait<text:span text:style-name="T1"> </text:span>être<text:span text:style-name="T1"> </text:span>sérieux<text:span text:style-name="T1"> </text:span>en<text:span text:style-name="T1"> </text:span>conservant<text:span text:style-name="T1"> </text:span>son<text:span text:style-name="T1"> </text:span>esprit.<text:span text:style-name="T1"> </text:span>Il<text:span text:style-name="T1"> </text:span>dira<text:span text:style-name="T1"> </text:span>par<text:span text:style-name="T1"> </text:span>exemple<text:span text:style-name="T1"> </text:span></text:p>
      <text:p text:style-name="Quotations">On<text:span text:style-name="T1"> </text:span>commence<text:span text:style-name="T1"> </text:span>à<text:span text:style-name="T1"> </text:span>comprendre<text:span text:style-name="T1"> </text:span>qu'il<text:span text:style-name="T1"> </text:span>n'y<text:span text:style-name="T1"> </text:span>a<text:span text:style-name="T1"> </text:span>pas<text:span text:style-name="T1"> </text:span>moyen<text:span text:style-name="T1"> </text:span>d'étudier<text:span text:style-name="T1"> </text:span>n'importe<text:span text:style-name="T1"> </text:span>quelle<text:span text:style-name="T1"> </text:span>religion<text:span text:style-name="T1"> </text:span>séparément.<text:span text:style-name="T1"> </text:span>Il<text:span text:style-name="T1"> </text:span>faut<text:span text:style-name="T1"> </text:span>faire<text:span text:style-name="T1"> </text:span>de<text:span text:style-name="T1"> </text:span>la<text:span text:style-name="T1"> </text:span>théologie<text:span text:style-name="T1"> </text:span>comparée,<text:span text:style-name="T1"> </text:span>comme<text:span text:style-name="T1"> </text:span>on<text:span text:style-name="T1"> </text:span>fait<text:span text:style-name="T1"> </text:span>de<text:span text:style-name="T1"> </text:span>l'anatomie<text:span text:style-name="T1"> </text:span>comparée$283$.<text:span text:style-name="T1"> </text:span></text:p>
      <text:p text:style-name="Standard"><text:soft-page-break/>Voici<text:span text:style-name="T1"> </text:span>deux<text:span text:style-name="T1"> </text:span>autres<text:span text:style-name="T1"> </text:span>remarques,<text:span text:style-name="T1"> </text:span>l'une<text:span text:style-name="T1"> </text:span>très<text:span text:style-name="T1"> </text:span>fine,<text:span text:style-name="T1"> </text:span>l'autre<text:span text:style-name="T1"> </text:span>d'une<text:span text:style-name="T1"> </text:span>rare<text:span text:style-name="T1"> </text:span>profondeur<text:span text:style-name="T1"> </text:span></text:p>
      <text:p text:style-name="Quotations">Beaucoup<text:span text:style-name="T1"> </text:span>d'idées<text:span text:style-name="T1"> </text:span>croissent<text:span text:style-name="T1"> </text:span>mieux<text:span text:style-name="T1"> </text:span>une<text:span text:style-name="T1"> </text:span>fois<text:span text:style-name="T1"> </text:span>transplantées<text:span text:style-name="T1"> </text:span>dans<text:span text:style-name="T1"> </text:span>une<text:span text:style-name="T1"> </text:span>autre<text:span text:style-name="T1"> </text:span>intelligence<text:span text:style-name="T1"> </text:span>que<text:span text:style-name="T1"> </text:span>celle<text:span text:style-name="T1"> </text:span>où<text:span text:style-name="T1"> </text:span>elles<text:span text:style-name="T1"> </text:span>ont<text:span text:style-name="T1"> </text:span>poussé.<text:span text:style-name="T1"> </text:span>Ce<text:span text:style-name="T1"> </text:span>qui<text:span text:style-name="T1"> </text:span>dans<text:span text:style-name="T1"> </text:span>l'une<text:span text:style-name="T1"> </text:span>était<text:span text:style-name="T1"> </text:span>herbe<text:span text:style-name="T1"> </text:span>folle,<text:span text:style-name="T1"> </text:span>devient<text:span text:style-name="T1"> </text:span>fleur<text:span text:style-name="T1"> </text:span>dans<text:span text:style-name="T1"> </text:span>une<text:span text:style-name="T1"> </text:span>autre ;<text:span text:style-name="T1"> </text:span>et<text:span text:style-name="T1"> </text:span>une<text:span text:style-name="T1"> </text:span>fleur<text:span text:style-name="T1"> </text:span>aussi,<text:span text:style-name="T1"> </text:span>par<text:span text:style-name="T1"> </text:span>un<text:span text:style-name="T1"> </text:span>changement<text:span text:style-name="T1"> </text:span>de<text:span text:style-name="T1"> </text:span>terrain<text:span text:style-name="T1"> </text:span>analogue,<text:span text:style-name="T1"> </text:span>peut<text:span text:style-name="T1"> </text:span>devenir<text:span text:style-name="T1"> </text:span>mauvaise<text:span text:style-name="T1"> </text:span>herbe$284$.<text:span text:style-name="T1"> </text:span>Quand<text:span text:style-name="T1"> </text:span>un<text:span text:style-name="T1"> </text:span>homme<text:span text:style-name="T1"> </text:span>a<text:span text:style-name="T1"> </text:span>le<text:span text:style-name="T1"> </text:span>désir<text:span text:style-name="T1"> </text:span>de<text:span text:style-name="T1"> </text:span>Se<text:span text:style-name="T1"> </text:span>débarrasser<text:span text:style-name="T1"> </text:span>de<text:span text:style-name="T1"> </text:span>sa<text:span text:style-name="T1"> </text:span>liberté,<text:span text:style-name="T1"> </text:span>s'il<text:span text:style-name="T1"> </text:span>est<text:span text:style-name="T1"> </text:span>réellement<text:span text:style-name="T1"> </text:span>prêt<text:span text:style-name="T1"> </text:span>à<text:span text:style-name="T1"> </text:span>se<text:span text:style-name="T1"> </text:span>courber<text:span text:style-name="T1"> </text:span>sous<text:span text:style-name="T1"> </text:span>un<text:span text:style-name="T1"> </text:span>esclavage<text:span text:style-name="T1"> </text:span>volontaire,<text:span text:style-name="T1"> </text:span>rien<text:span text:style-name="T1"> </text:span>ne<text:span text:style-name="T1"> </text:span>peut<text:span text:style-name="T1"> </text:span>l'en<text:span text:style-name="T1"> </text:span>empêcher.<text:span text:style-name="T1"> </text:span>La<text:span text:style-name="T1"> </text:span>liberté<text:span text:style-name="T1"> </text:span>est<text:span text:style-name="T1"> </text:span>souvent<text:span text:style-name="T1"> </text:span>un<text:span text:style-name="T1"> </text:span>lourd<text:span text:style-name="T1"> </text:span>fardeau<text:span text:style-name="T1"> </text:span>pour<text:span text:style-name="T1"> </text:span>un<text:span text:style-name="T1"> </text:span>homme.<text:span text:style-name="T1"> </text:span>Elle<text:span text:style-name="T1"> </text:span>implique<text:span text:style-name="T1"> </text:span>la<text:span text:style-name="T1"> </text:span>nécessité<text:span text:style-name="T1"> </text:span>d'un<text:span text:style-name="T1"> </text:span>choix<text:span text:style-name="T1"> </text:span>perpétuel,<text:span text:style-name="T1"> </text:span>ce<text:span text:style-name="T1"> </text:span>qui<text:span text:style-name="T1"> </text:span>constitue<text:span text:style-name="T1"> </text:span>le<text:span text:style-name="T1"> </text:span>genre<text:span text:style-name="T1"> </text:span>de<text:span text:style-name="T1"> </text:span>travail<text:span text:style-name="T1"> </text:span>qui<text:span text:style-name="T1"> </text:span>répugne<text:span text:style-name="T1"> </text:span>le<text:span text:style-name="T1"> </text:span>plus<text:span text:style-name="T1"> </text:span>aux<text:span text:style-name="T1"> </text:span>créatures<text:span text:style-name="T1"> </text:span>humaines.<text:span text:style-name="T1"> </text:span>Dans<text:span text:style-name="T1"> </text:span>la<text:span text:style-name="T1"> </text:span>vie<text:span text:style-name="T1"> </text:span>ordinaire,<text:span text:style-name="T1"> </text:span>nous<text:span text:style-name="T1"> </text:span>y<text:span text:style-name="T1"> </text:span>suppléons<text:span text:style-name="T1"> </text:span>en<text:span text:style-name="T1"> </text:span>nous<text:span text:style-name="T1"> </text:span>faisant<text:span text:style-name="T1"> </text:span>des<text:span text:style-name="T1"> </text:span>habitudes ;<text:span text:style-name="T1"> </text:span>et<text:span text:style-name="T1"> </text:span>en<text:span text:style-name="T1"> </text:span>politique,<text:span text:style-name="T1"> </text:span>l'organisation<text:span text:style-name="T1"> </text:span>des<text:span text:style-name="T1"> </text:span>partis<text:span text:style-name="T1"> </text:span>n'est<text:span text:style-name="T1"> </text:span>que<text:span text:style-name="T1"> </text:span>le<text:span text:style-name="T1"> </text:span>moyen<text:span text:style-name="T1"> </text:span>de<text:span text:style-name="T1"> </text:span>nous<text:span text:style-name="T1"> </text:span>décharger<text:span text:style-name="T1"> </text:span>du<text:span text:style-name="T1"> </text:span>soin<text:span text:style-name="T1"> </text:span>de<text:span text:style-name="T1"> </text:span>penser$285$.<text:span text:style-name="T1"> </text:span></text:p>
      <text:p text:style-name="Standard">La<text:span text:style-name="T1"> </text:span>richesse<text:span text:style-name="T1"> </text:span>de<text:span text:style-name="T1"> </text:span>cet<text:span text:style-name="T1"> </text:span>esprit<text:span text:style-name="T1"> </text:span>qui<text:span text:style-name="T1"> </text:span>va,<text:span text:style-name="T1"> </text:span>sans<text:span text:style-name="T1"> </text:span>faux<text:span text:style-name="T1"> </text:span>pas,<text:span text:style-name="T1"> </text:span>de<text:span text:style-name="T1"> </text:span>la<text:span text:style-name="T1"> </text:span>plaisanterie<text:span text:style-name="T1"> </text:span>à<text:span text:style-name="T1"> </text:span>la<text:span text:style-name="T1"> </text:span>pensée<text:span text:style-name="T1"> </text:span>philosophique,<text:span text:style-name="T1"> </text:span>n'est<text:span text:style-name="T1"> </text:span>pas<text:span text:style-name="T1"> </text:span>moins<text:span text:style-name="T1"> </text:span>étonnante<text:span text:style-name="T1"> </text:span>en<text:span text:style-name="T1"> </text:span>vers<text:span text:style-name="T1"> </text:span>qu'en<text:span text:style-name="T1"> </text:span>prose.<text:span text:style-name="T1"> </text:span>Poète,<text:span text:style-name="T1"> </text:span>il<text:span text:style-name="T1"> </text:span>reste<text:span text:style-name="T1"> </text:span>humoriste<text:span text:style-name="T1"> </text:span>il<text:span text:style-name="T1"> </text:span>met,<text:span text:style-name="T1"> </text:span>sans<text:span text:style-name="T1"> </text:span>la<text:span text:style-name="T1"> </text:span>gâter,<text:span text:style-name="T1"> </text:span>de<text:span text:style-name="T1"> </text:span>l'esprit<text:span text:style-name="T1"> </text:span>dans<text:span text:style-name="T1"> </text:span>sa<text:span text:style-name="T1"> </text:span>poésie.<text:span text:style-name="T1"> </text:span>Le<text:span text:style-name="T1"> </text:span>don<text:span text:style-name="T1"> </text:span>est<text:span text:style-name="T1"> </text:span>rare.<text:span text:style-name="T1"> </text:span></text:p>
      <text:p text:style-name="Standard">Avant<text:span text:style-name="T1"> </text:span>d'écrire<text:span text:style-name="T1"> </text:span>ses<text:span text:style-name="T1"> </text:span>trois<text:span text:style-name="T1"> </text:span>petits<text:span text:style-name="T1"> </text:span>livres<text:span text:style-name="T1"> </text:span>humoristiques,<text:span text:style-name="T1"> </text:span>Holmes<text:span text:style-name="T1"> </text:span>avait<text:span text:style-name="T1"> </text:span>publié<text:span text:style-name="T1"> </text:span>un<text:span text:style-name="T1"> </text:span>recueil<text:span text:style-name="T1"> </text:span>de<text:span text:style-name="T1"> </text:span>vers<text:span text:style-name="T1"> </text:span>intitulé<text:span text:style-name="T1"> </text:span><text:span text:style-name="T5">Poems,</text:span><text:span text:style-name="T1"> </text:span>où<text:span text:style-name="T1"> </text:span>des<text:span text:style-name="T1"> </text:span>poésies<text:span text:style-name="T1"> </text:span>d'une<text:span text:style-name="T1"> </text:span>bouffonnerie<text:span text:style-name="T1"> </text:span>étrange<text:span text:style-name="T1"> </text:span>coudoyaient<text:span text:style-name="T1"> </text:span>des<text:span text:style-name="T1"> </text:span>hymnes<text:span text:style-name="T1"> </text:span>patriotiques<text:span text:style-name="T1"> </text:span>en<text:span text:style-name="T1"> </text:span>l'honneur<text:span text:style-name="T1"> </text:span>de<text:span text:style-name="T1"> </text:span>Washington<text:span text:style-name="T1"> </text:span>et<text:span text:style-name="T1"> </text:span>de<text:span text:style-name="T1"> </text:span>Lincoln$286$.<text:span text:style-name="T1"> </text:span>Quelle<text:span text:style-name="T1"> </text:span>qu'en<text:span text:style-name="T1"> </text:span>soit<text:span text:style-name="T1"> </text:span>la<text:span text:style-name="T1"> </text:span>forme,<text:span text:style-name="T1"> </text:span>sa<text:span text:style-name="T1"> </text:span>poésie<text:span text:style-name="T1"> </text:span>est<text:span text:style-name="T1"> </text:span>certainement<text:span text:style-name="T1"> </text:span>originale ;<text:span text:style-name="T1"> </text:span>elle<text:span text:style-name="T1"> </text:span>lui<text:span text:style-name="T1"> </text:span>appartient ;<text:span text:style-name="T1"> </text:span>son<text:span text:style-name="T1"> </text:span>inspiration,<text:span text:style-name="T1"> </text:span>toute<text:span text:style-name="T1"> </text:span>personnelle,<text:span text:style-name="T1"> </text:span>n'a<text:span text:style-name="T1"> </text:span>aucun<text:span text:style-name="T1"> </text:span>des<text:span text:style-name="T1"> </text:span>pédantismes<text:span text:style-name="T1"> </text:span>de<text:span text:style-name="T1"> </text:span>l'érudition<text:span text:style-name="T1"> </text:span>littéraire.<text:span text:style-name="T1"> </text:span>S'il<text:span text:style-name="T1"> </text:span>n'échappe<text:span text:style-name="T1"> </text:span>point,<text:span text:style-name="T1"> </text:span>dans<text:span text:style-name="T1"> </text:span>ses<text:span text:style-name="T1"> </text:span>débuts,<text:span text:style-name="T1"> </text:span>à<text:span text:style-name="T1"> </text:span>l'influence<text:span text:style-name="T1"> </text:span>de<text:span text:style-name="T1"> </text:span>Longfellow,<text:span text:style-name="T1"> </text:span>plus<text:span text:style-name="T1"> </text:span>tard<text:span text:style-name="T1"> </text:span>il<text:span text:style-name="T1"> </text:span>s'en<text:span text:style-name="T1"> </text:span>dégage,<text:span text:style-name="T1"> </text:span>et<text:span text:style-name="T1"> </text:span>il<text:span text:style-name="T1"> </text:span>n'a<text:span text:style-name="T1"> </text:span>jamais<text:span text:style-name="T1"> </text:span>imité<text:span text:style-name="T1"> </text:span>ni<text:span text:style-name="T1"> </text:span>les<text:span text:style-name="T1"> </text:span>effusions<text:span text:style-name="T1"> </text:span>solennelles<text:span text:style-name="T1"> </text:span>de<text:span text:style-name="T1"> </text:span>Bryant,<text:span text:style-name="T1"> </text:span>ni<text:span text:style-name="T1"> </text:span>les<text:span text:style-name="T1"> </text:span>mièvreries<text:span text:style-name="T1"> </text:span>de<text:span text:style-name="T1"> </text:span>Whittier,<text:span text:style-name="T1"> </text:span>ni<text:span text:style-name="T1"> </text:span>Willie$287$,<text:span text:style-name="T1"> </text:span>doux<text:span text:style-name="T1"> </text:span>et<text:span text:style-name="T1"> </text:span>religieux,<text:span text:style-name="T1"> </text:span>ni<text:span text:style-name="T1"> </text:span>Poe,<text:span text:style-name="T1"> </text:span>dont<text:span text:style-name="T1"> </text:span>les<text:span text:style-name="T1"> </text:span>stupéfiantes<text:span text:style-name="T1"> </text:span>ballades<text:span text:style-name="T1"> </text:span>se<text:span text:style-name="T1"> </text:span>tordent<text:span text:style-name="T1"> </text:span>dans<text:span text:style-name="T1"> </text:span>la<text:span text:style-name="T1"> </text:span>nuit<text:span text:style-name="T1"> </text:span>comme<text:span text:style-name="T1"> </text:span>de<text:span text:style-name="T1"> </text:span>jeunes<text:span text:style-name="T1"> </text:span>sorcières.<text:span text:style-name="T1"> </text:span>Son<text:span text:style-name="T1"> </text:span>vers,<text:span text:style-name="T1"> </text:span>remarquablement<text:span text:style-name="T1"> </text:span>net<text:span text:style-name="T1"> </text:span>et<text:span text:style-name="T1"> </text:span>bien<text:span text:style-name="T1"> </text:span>ciselé,<text:span text:style-name="T1"> </text:span>rappelle<text:span text:style-name="T1"> </text:span>un<text:span text:style-name="T1"> </text:span>peu<text:span text:style-name="T1"> </text:span>celui<text:span text:style-name="T1"> </text:span>de<text:span text:style-name="T1"> </text:span>Crabbe$288$,<text:span text:style-name="T1"> </text:span>qui,<text:span text:style-name="T1"> </text:span>comme<text:span text:style-name="T1"> </text:span>lui,<text:span text:style-name="T1"> </text:span>travaillait<text:span text:style-name="T1"> </text:span>dans<text:span text:style-name="T1"> </text:span>le<text:span text:style-name="T1"> </text:span>mode<text:span text:style-name="T1"> </text:span>héroïque,<text:span text:style-name="T1"> </text:span>avec<text:span text:style-name="T1"> </text:span>amour<text:span text:style-name="T1"> </text:span>et<text:span text:style-name="T1"> </text:span>minutie,<text:span text:style-name="T1"> </text:span>les<text:span text:style-name="T1"> </text:span>thèmes<text:span text:style-name="T1"> </text:span>les<text:span text:style-name="T1"> </text:span>plus<text:span text:style-name="T1"> </text:span>humbles.<text:span text:style-name="T1"> </text:span>Ajoutez-y<text:span text:style-name="T1"> </text:span>la<text:span text:style-name="T1"> </text:span>finesse<text:span text:style-name="T1"> </text:span>de<text:span text:style-name="T1"> </text:span>William<text:span text:style-name="T1"> </text:span>Spencer,<text:span text:style-name="T1"> </text:span>la<text:span text:style-name="T1"> </text:span>note<text:span text:style-name="T1"> </text:span>émue<text:span text:style-name="T1"> </text:span>de<text:span text:style-name="T1"> </text:span>Cowper,<text:span text:style-name="T1"> </text:span>et<text:span text:style-name="T1"> </text:span>enfin,<text:span text:style-name="T1"> </text:span>une<text:span text:style-name="T1"> </text:span>fantaisie<text:span text:style-name="T1"> </text:span>et<text:span text:style-name="T1"> </text:span>une<text:span text:style-name="T1"> </text:span>verve<text:span text:style-name="T1"> </text:span>humoristique<text:span text:style-name="T1"> </text:span>qu'on<text:span text:style-name="T1"> </text:span>ne<text:span text:style-name="T1"> </text:span>retrouverait<text:span text:style-name="T1"> </text:span>nulle<text:span text:style-name="T1"> </text:span>part.<text:span text:style-name="T1"> </text:span>Il<text:span text:style-name="T1"> </text:span>est<text:span text:style-name="T1"> </text:span>parfois<text:span text:style-name="T1"> </text:span>goguenard,<text:span text:style-name="T1"> </text:span>au<text:span text:style-name="T1"> </text:span>sens<text:span text:style-name="T1"> </text:span>que<text:span text:style-name="T1"> </text:span>Théophile<text:span text:style-name="T1"> </text:span>Gautier<text:span text:style-name="T1"> </text:span>a<text:span text:style-name="T1"> </text:span>donné<text:span text:style-name="T1"> </text:span>au<text:span text:style-name="T1"> </text:span>mot$289$,<text:span text:style-name="T1"> </text:span>et<text:span text:style-name="T1"> </text:span>aussi<text:span text:style-name="T1"> </text:span>parodiste<text:span text:style-name="T1"> </text:span>à<text:span text:style-name="T1"> </text:span>la<text:span text:style-name="T1"> </text:span>manière<text:span text:style-name="T1"> </text:span>de<text:span text:style-name="T1"> </text:span>Théodore<text:span text:style-name="T1"> </text:span>de<text:span text:style-name="T1"> </text:span>Banville,<text:span text:style-name="T1"> </text:span>bien<text:span text:style-name="T1"> </text:span>qu'avec<text:span text:style-name="T1"> </text:span>moins<text:span text:style-name="T1"> </text:span>d'esprit.<text:span text:style-name="T1"> </text:span>Son<text:span text:style-name="T1"> </text:span>ironie,<text:span text:style-name="T1"> </text:span>qui<text:span text:style-name="T1"> </text:span>n'est<text:span text:style-name="T1"> </text:span>jamais<text:span text:style-name="T1"> </text:span>trop<text:span text:style-name="T1"> </text:span>mordante,<text:span text:style-name="T1"> </text:span>prend<text:span text:style-name="T1"> </text:span>souvent<text:span text:style-name="T1"> </text:span>quelque<text:span text:style-name="T1"> </text:span>chose<text:span text:style-name="T1"> </text:span>de<text:span text:style-name="T1"> </text:span>doucement<text:span text:style-name="T1"> </text:span>ému,<text:span text:style-name="T1"> </text:span>et<text:span text:style-name="T1"> </text:span>l'instant<text:span text:style-name="T1"> </text:span>d'après,<text:span text:style-name="T1"> </text:span>elle<text:span text:style-name="T1"> </text:span>part<text:span text:style-name="T1"> </text:span>en<text:span text:style-name="T1"> </text:span>fusée<text:span text:style-name="T1"> </text:span>et<text:span text:style-name="T1"> </text:span>crève<text:span text:style-name="T1"> </text:span>en<text:span text:style-name="T1"> </text:span>éclats<text:span text:style-name="T1"> </text:span>de<text:span text:style-name="T1"> </text:span>rire.<text:span text:style-name="T1"> </text:span>Il<text:span text:style-name="T1"> </text:span>aime<text:span text:style-name="T1"> </text:span>à<text:span text:style-name="T1"> </text:span>commencer<text:span text:style-name="T1"> </text:span>sur<text:span text:style-name="T1"> </text:span>un<text:span text:style-name="T1"> </text:span>ton<text:span text:style-name="T1"> </text:span>élégiaque<text:span text:style-name="T1"> </text:span>pour<text:span text:style-name="T1"> </text:span>finir<text:span text:style-name="T1"> </text:span>sur<text:span text:style-name="T1"> </text:span>un<text:span text:style-name="T1"> </text:span>jeu<text:span text:style-name="T1"> </text:span>de<text:span text:style-name="T1"> </text:span>mots.<text:span text:style-name="T1"> </text:span>Ainsi<text:span text:style-name="T1"> </text:span>la<text:span text:style-name="T1"> </text:span>pièce<text:span text:style-name="T1"> </text:span>qui<text:span text:style-name="T1"> </text:span>a<text:span text:style-name="T1"> </text:span>pour<text:span text:style-name="T1"> </text:span>titre<text:span text:style-name="T1"> </text:span><text:span text:style-name="T5">Ma</text:span><text:span text:style-name="T4"> volière</text:span>,<text:span text:style-name="T1"> </text:span>parue<text:span text:style-name="T1"> </text:span>dans<text:span text:style-name="T1"> </text:span><text:span text:style-name="T5">The</text:span><text:span text:style-name="T4"> </text:span><text:span text:style-name="T5">Iron</text:span><text:span text:style-name="T4"> </text:span><text:span text:style-name="T5">Gate</text:span><text:span text:style-name="T4"> </text:span><text:span text:style-name="T5">and</text:span><text:span text:style-name="T4"> </text:span><text:span text:style-name="T5">other</text:span><text:span text:style-name="T4"> </text:span><text:span text:style-name="T5">poem</text:span>s<text:span text:style-name="T1"> </text:span>(1880$290$)<text:span text:style-name="T1"> </text:span></text:p>
      <text:p text:style-name="Quotations">Combien<text:span text:style-name="T1"> </text:span>de<text:span text:style-name="T1"> </text:span>fois,<text:span text:style-name="T1"> </text:span>regardant<text:span text:style-name="T1"> </text:span>un<text:span text:style-name="T1"> </text:span>nid<text:span text:style-name="T1"> </text:span>d'oiseau<text:span text:style-name="T1"> </text:span>bercé<text:span text:style-name="T1"> </text:span>sur<text:span text:style-name="T1"> </text:span>les<text:span text:style-name="T1"> </text:span>vagues<text:span text:style-name="T1"> </text:span>au<text:span text:style-name="T1"> </text:span>gré<text:span text:style-name="T1"> </text:span>de<text:span text:style-name="T1"> </text:span>la<text:span text:style-name="T1"> </text:span>marée,<text:span text:style-name="T1"> </text:span>je<text:span text:style-name="T1"> </text:span>me<text:span text:style-name="T1"> </text:span>suis<text:span text:style-name="T1"> </text:span>perdu<text:span text:style-name="T1"> </text:span>en<text:span text:style-name="T1"> </text:span>d'étranges<text:span text:style-name="T1"> </text:span>rêves<text:span text:style-name="T1"> </text:span>de<text:span text:style-name="T1"> </text:span>métempsycose,<text:span text:style-name="T1"> </text:span>flottant,<text:span text:style-name="T1"> </text:span>oiseau<text:span text:style-name="T1"> </text:span>de<text:span text:style-name="T1"> </text:span>mer<text:span text:style-name="T1"> </text:span>moi-même,<text:span text:style-name="T1"> </text:span>parmi<text:span text:style-name="T1"> </text:span>les<text:span text:style-name="T1"> </text:span>oiseaux<text:span text:style-name="T1"> </text:span>de<text:span text:style-name="T1"> </text:span>mer.<text:span text:style-name="T1"> </text:span>Contre<text:span text:style-name="T1"> </text:span>la<text:span text:style-name="T1"> </text:span>pluie,<text:span text:style-name="T1"> </text:span>grêle,<text:span text:style-name="T1"> </text:span>neige,<text:span text:style-name="T1"> </text:span>dans<text:span text:style-name="T1"> </text:span>un<text:span text:style-name="T1"> </text:span>manteau<text:span text:style-name="T1"> </text:span>de<text:span text:style-name="T1"> </text:span>plume<text:span text:style-name="T1"> </text:span>emmitouflé,<text:span text:style-name="T1"> </text:span>l'œil<text:span text:style-name="T1"> </text:span>vif<text:span text:style-name="T1"> </text:span>et<text:span text:style-name="T1"> </text:span>clair,<text:span text:style-name="T1"> </text:span>les<text:span text:style-name="T1"> </text:span>muscles<text:span text:style-name="T1"> </text:span>déliés,<text:span text:style-name="T1"> </text:span>l'oreille<text:span text:style-name="T1"> </text:span>tendue<text:span text:style-name="T1"> </text:span>à<text:span text:style-name="T1"> </text:span>tout<text:span text:style-name="T1"> </text:span>bruit$291$.<text:span text:style-name="T1"> </text:span></text:p>
      <text:p text:style-name="Standard">Il<text:span text:style-name="T1"> </text:span>se<text:span text:style-name="T1"> </text:span>représente,<text:span text:style-name="T1"> </text:span>voguant<text:span text:style-name="T1"> </text:span>ainsi<text:span text:style-name="T1"> </text:span>en<text:span text:style-name="T1"> </text:span>rêve<text:span text:style-name="T1"> </text:span>sur<text:span text:style-name="T1"> </text:span>le<text:span text:style-name="T1"> </text:span>grand<text:span text:style-name="T1"> </text:span>océan<text:span text:style-name="T1"> </text:span>bleu,<text:span text:style-name="T1"> </text:span>et<text:span text:style-name="T1"> </text:span>les<text:span text:style-name="T1"> </text:span>vers<text:span text:style-name="T1"> </text:span>sont<text:span text:style-name="T1"> </text:span>fort<text:span text:style-name="T1"> </text:span>jolis,<text:span text:style-name="T1"> </text:span>puis<text:span text:style-name="T1"> </text:span>il<text:span text:style-name="T1"> </text:span>termine<text:span text:style-name="T1"> </text:span>brusquement<text:span text:style-name="T1"> </text:span></text:p>
      <text:p text:style-name="Quotations">Une<text:span text:style-name="T1"> </text:span>voix<text:span text:style-name="T1"> </text:span>m'appelle,<text:span text:style-name="T1"> </text:span>je<text:span text:style-name="T1"> </text:span>quitte<text:span text:style-name="T1"> </text:span>la<text:span text:style-name="T1"> </text:span>fenêtre<text:span text:style-name="T1"> </text:span>et<text:span text:style-name="T1"> </text:span>je<text:span text:style-name="T1"> </text:span>me<text:span text:style-name="T1"> </text:span>retrouve<text:span text:style-name="T1"> </text:span>comme<text:span text:style-name="T1"> </text:span>devant,<text:span text:style-name="T1"> </text:span>bipède<text:span text:style-name="T1"> </text:span>sans<text:span text:style-name="T1"> </text:span>plumage<text:span text:style-name="T1"> </text:span>ni<text:span text:style-name="T1"> </text:span>bec,<text:span text:style-name="T1"> </text:span>ni<text:span text:style-name="T1"> </text:span>pattes,<text:span text:style-name="T1"> </text:span>ni<text:span text:style-name="T1"> </text:span>le<text:span text:style-name="T1"> </text:span>moindre<text:span text:style-name="T1"> </text:span>bout<text:span text:style-name="T1"> </text:span>d'aile,<text:span text:style-name="T1"> </text:span>n'ayant<text:span text:style-name="T1"> </text:span>plus<text:span text:style-name="T1"> </text:span>rien<text:span text:style-name="T1"> </text:span>de<text:span text:style-name="T1"> </text:span>l'oiseau,<text:span text:style-name="T1"> </text:span>rien<text:span text:style-name="T1"> </text:span>du<text:span text:style-name="T1"> </text:span>tout,<text:span text:style-name="T1"> </text:span>que<text:span text:style-name="T1"> </text:span>ma<text:span text:style-name="T1"> </text:span>plume$292$.<text:span text:style-name="T1"> </text:span></text:p>
      <text:p text:style-name="Standard"><text:soft-page-break/>Cela<text:span text:style-name="T1"> </text:span>rapelle<text:span text:style-name="T1"> </text:span>l'épigramme<text:span text:style-name="T1"> </text:span>de<text:span text:style-name="T1"> </text:span>Goldsmith:<text:span text:style-name="T1"> </text:span>« Dis-moi,<text:span text:style-name="T1"> </text:span>cruelle<text:span text:style-name="T1"> </text:span>Iris,<text:span text:style-name="T1"> </text:span>que<text:span text:style-name="T1"> </text:span>pourrais-je<text:span text:style-name="T1"> </text:span>bien<text:span text:style-name="T1"> </text:span>te<text:span text:style-name="T1"> </text:span>donner<text:span text:style-name="T1"> </text:span>?.<text:span text:style-name="T1"> </text:span>Je<text:span text:style-name="T1"> </text:span>vais<text:span text:style-name="T1"> </text:span>te<text:span text:style-name="T1"> </text:span>donner<text:span text:style-name="T1"> </text:span>quelque<text:span text:style-name="T1"> </text:span>chose<text:span text:style-name="T1"> </text:span>d'inestimable,<text:span text:style-name="T1"> </text:span>et<text:span text:style-name="T1"> </text:span>je<text:span text:style-name="T1"> </text:span>l'offre<text:span text:style-name="T1"> </text:span>du<text:span text:style-name="T1"> </text:span>fond<text:span text:style-name="T1"> </text:span>de<text:span text:style-name="T1"> </text:span>mon<text:span text:style-name="T1"> </text:span>cœur<text:span text:style-name="T1"> </text:span>je<text:span text:style-name="T1"> </text:span>vais<text:span text:style-name="T1"> </text:span>te<text:span text:style-name="T1"> </text:span>donner,<text:span text:style-name="T1"> </text:span>oh !<text:span text:style-name="T1"> </text:span>trop<text:span text:style-name="T1"> </text:span>charmante<text:span text:style-name="T1"> </text:span>enfant,<text:span text:style-name="T1"> </text:span>je<text:span text:style-name="T1"> </text:span>vais<text:span text:style-name="T1"> </text:span>te<text:span text:style-name="T1"> </text:span>donner<text:span text:style-name="T1"> </text:span>au<text:span text:style-name="T1"> </text:span>diable$293$<text:span text:style-name="T1"> » </text:span>Dans<text:span text:style-name="T1"> </text:span>une<text:span text:style-name="T1"> </text:span>note<text:span text:style-name="T1"> </text:span>plus<text:span text:style-name="T1"> </text:span>sérieuse,<text:span text:style-name="T1"> </text:span>Holmes<text:span text:style-name="T1"> </text:span>garde<text:span text:style-name="T1"> </text:span>son<text:span text:style-name="T1"> </text:span>amour<text:span text:style-name="T1"> </text:span>du<text:span text:style-name="T1"> </text:span>contraste.<text:span text:style-name="T1"> </text:span>Il.<text:span text:style-name="T1"> </text:span>intitule<text:span text:style-name="T1"> </text:span>une<text:span text:style-name="T1"> </text:span>pièce<text:span text:style-name="T1"> </text:span>de<text:span text:style-name="T1"> </text:span>vers<text:span text:style-name="T1"> </text:span>d'un<text:span text:style-name="T1"> </text:span>ordre<text:span text:style-name="T1"> </text:span>tout<text:span text:style-name="T1"> </text:span>à<text:span text:style-name="T1"> </text:span>fait<text:span text:style-name="T1"> </text:span>philosophique,<text:span text:style-name="T1"> </text:span>la<text:span text:style-name="T1"> </text:span><text:span text:style-name="T5">Nostalgie</text:span><text:span text:style-name="T4"> </text:span><text:span text:style-name="T5">au</text:span><text:span text:style-name="T4"> </text:span><text:span text:style-name="T5">Paradis</text:span>$294$.<text:span text:style-name="T1"> </text:span>Trois<text:span text:style-name="T1"> </text:span>âmes<text:span text:style-name="T1"> </text:span>se<text:span text:style-name="T1"> </text:span>lamentent<text:span text:style-name="T1"> </text:span>d'avoir<text:span text:style-name="T1"> </text:span>quitté<text:span text:style-name="T1"> </text:span>l'une,<text:span text:style-name="T1"> </text:span>son<text:span text:style-name="T1"> </text:span>enfant ;<text:span text:style-name="T1"> </text:span>l'autre,<text:span text:style-name="T1"> </text:span>son<text:span text:style-name="T1"> </text:span>fiancé ;<text:span text:style-name="T1"> </text:span>la<text:span text:style-name="T1"> </text:span>dernière,<text:span text:style-name="T1"> </text:span>son<text:span text:style-name="T1"> </text:span>père.<text:span text:style-name="T1"> </text:span>Leurs<text:span text:style-name="T1"> </text:span>plaintes<text:span text:style-name="T1"> </text:span>sont<text:span text:style-name="T1"> </text:span>très<text:span text:style-name="T1"> </text:span>belles<text:span text:style-name="T1"> </text:span>et<text:span text:style-name="T1"> </text:span>débordantes<text:span text:style-name="T1"> </text:span>de<text:span text:style-name="T1"> </text:span>lyrisme.<text:span text:style-name="T1"> </text:span>Il<text:span text:style-name="T1"> </text:span>semble<text:span text:style-name="T1"> </text:span>qu'elles<text:span text:style-name="T1"> </text:span>aient,<text:span text:style-name="T1"> </text:span>en<text:span text:style-name="T1"> </text:span>effet,<text:span text:style-name="T1"> </text:span>quelques<text:span text:style-name="T1"> </text:span>raisons<text:span text:style-name="T1"> </text:span>de<text:span text:style-name="T1"> </text:span>se<text:span text:style-name="T1"> </text:span>tourmenter,<text:span text:style-name="T1"> </text:span>lorsque<text:span text:style-name="T1"> </text:span>Dieu<text:span text:style-name="T1"> </text:span>leur<text:span text:style-name="T1"> </text:span>dépêche<text:span text:style-name="T1"> </text:span>un<text:span text:style-name="T1"> </text:span>ange<text:span text:style-name="T1"> </text:span>qui<text:span text:style-name="T1"> </text:span>les<text:span text:style-name="T1"> </text:span>rassure<text:span text:style-name="T1"> </text:span>et<text:span text:style-name="T1"> </text:span>les<text:span text:style-name="T1"> </text:span>console<text:span text:style-name="T1"> </text:span>avec<text:span text:style-name="T1"> </text:span>des<text:span text:style-name="T1"> </text:span>phrases<text:span text:style-name="T1"> </text:span>captieuses,<text:span text:style-name="T1"> </text:span>bonnes<text:span text:style-name="T1"> </text:span>pour<text:span text:style-name="T1"> </text:span>des<text:span text:style-name="T1"> </text:span>âmes,<text:span text:style-name="T1"> </text:span>peut-être,<text:span text:style-name="T1"> </text:span>mais<text:span text:style-name="T1"> </text:span>dont<text:span text:style-name="T1"> </text:span>des<text:span text:style-name="T1"> </text:span>créatures<text:span text:style-name="T1"> </text:span>terrestres<text:span text:style-name="T1"> </text:span>se<text:span text:style-name="T1"> </text:span>contenteraient<text:span text:style-name="T1"> </text:span>difficilement.<text:span text:style-name="T1"> </text:span>Elles<text:span text:style-name="T1"> </text:span>seront<text:span text:style-name="T1"> </text:span>heureuses,<text:span text:style-name="T1"> </text:span>malgré<text:span text:style-name="T1"> </text:span>tout,<text:span text:style-name="T1"> </text:span>puisque,<text:span text:style-name="T1"> </text:span>aussi<text:span text:style-name="T1"> </text:span>bien,<text:span text:style-name="T1"> </text:span>c'est<text:span text:style-name="T1"> </text:span>dorénavant<text:span text:style-name="T1"> </text:span>leur<text:span text:style-name="T1"> </text:span>état<text:span text:style-name="T1"> </text:span>d'être<text:span text:style-name="T1"> </text:span>heureuses<text:span text:style-name="T1"> </text:span>et<text:span text:style-name="T1"> </text:span>qu'elles<text:span text:style-name="T1"> </text:span>sont<text:span text:style-name="T1"> </text:span>au<text:span text:style-name="T1"> </text:span>ciel<text:span text:style-name="T1"> </text:span>pour<text:span text:style-name="T1"> </text:span>cela,<text:span text:style-name="T1"> </text:span>mais<text:span text:style-name="T1"> </text:span>le<text:span text:style-name="T1"> </text:span>poète<text:span text:style-name="T1"> </text:span>n'a<text:span text:style-name="T1"> </text:span>l'air<text:span text:style-name="T1"> </text:span>qu'à<text:span text:style-name="T1"> </text:span>demi<text:span text:style-name="T1"> </text:span>convaincu.<text:span text:style-name="T1"> </text:span>Qu'il<text:span text:style-name="T1"> </text:span>ait<text:span text:style-name="T1"> </text:span>voulu<text:span text:style-name="T1"> </text:span>nous<text:span text:style-name="T1"> </text:span>montrer<text:span text:style-name="T1"> </text:span>ou<text:span text:style-name="T1"> </text:span>l'inanité<text:span text:style-name="T1"> </text:span>de<text:span text:style-name="T1"> </text:span>l'amour,<text:span text:style-name="T1"> </text:span>puisqu'il<text:span text:style-name="T1"> </text:span>n'a<text:span text:style-name="T1"> </text:span>pas<text:span text:style-name="T1"> </text:span>d'au-delà,<text:span text:style-name="T1"> </text:span>ou<text:span text:style-name="T1"> </text:span>les<text:span text:style-name="T1"> </text:span>contradictions<text:span text:style-name="T1"> </text:span>de<text:span text:style-name="T1"> </text:span>nos<text:span text:style-name="T1"> </text:span>espérances<text:span text:style-name="T1"> </text:span>extra-terrestres,<text:span text:style-name="T1"> </text:span>ses<text:span text:style-name="T1"> </text:span>vers<text:span text:style-name="T1"> </text:span>sont<text:span text:style-name="T1"> </text:span>beaux<text:span text:style-name="T1"> </text:span>et<text:span text:style-name="T1"> </text:span>font<text:span text:style-name="T1"> </text:span>penser.<text:span text:style-name="T1"> </text:span></text:p>
      <text:p text:style-name="Standard">Beaucoup<text:span text:style-name="T1"> </text:span>plus<text:span text:style-name="T1"> </text:span>humble<text:span text:style-name="T1"> </text:span>est<text:span text:style-name="T1"> </text:span>le<text:span text:style-name="T1"> </text:span>ton<text:span text:style-name="T1"> </text:span>d'une<text:span text:style-name="T1"> </text:span>autre<text:span text:style-name="T1"> </text:span>pièce,<text:span text:style-name="T1"> </text:span>dont<text:span text:style-name="T1"> </text:span>le<text:span text:style-name="T1"> </text:span>titre<text:span text:style-name="T1"> </text:span>est<text:span text:style-name="T1"> </text:span>comme<text:span text:style-name="T1"> </text:span>un<text:span text:style-name="T1"> </text:span>sommaire,<text:span text:style-name="T1"> </text:span><text:span text:style-name="T5">Le</text:span><text:span text:style-name="T4"> </text:span><text:span text:style-name="T5">Soir,</text:span><text:span text:style-name="T4"> </text:span><text:span text:style-name="T5">par</text:span><text:span text:style-name="T4"> </text:span><text:span text:style-name="T5">un</text:span><text:span text:style-name="T4"> </text:span><text:span text:style-name="T5">tailleur.</text:span><text:span text:style-name="T4"> </text:span></text:p>
      <text:p text:style-name="Quotations">Le<text:span text:style-name="T1"> </text:span>soir<text:span text:style-name="T1"> </text:span>a<text:span text:style-name="T1"> </text:span>mis<text:span text:style-name="T1"> </text:span>sa<text:span text:style-name="T1"> </text:span>jaquette,<text:span text:style-name="T1"> </text:span>et<text:span text:style-name="T1"> </text:span>autour<text:span text:style-name="T1"> </text:span>de<text:span text:style-name="T1"> </text:span>son<text:span text:style-name="T1"> </text:span>sein<text:span text:style-name="T1"> </text:span>brûlant<text:span text:style-name="T1"> </text:span>l'a<text:span text:style-name="T1"> </text:span>boutonnée<text:span text:style-name="T1"> </text:span>avec<text:span text:style-name="T1"> </text:span>des<text:span text:style-name="T1"> </text:span>étoiles.<text:span text:style-name="T1"> </text:span>Je<text:span text:style-name="T1"> </text:span>vais<text:span text:style-name="T1"> </text:span>m'étendre<text:span text:style-name="T1"> </text:span>là,<text:span text:style-name="T1"> </text:span>sur<text:span text:style-name="T1"> </text:span>le<text:span text:style-name="T1"> </text:span>velours<text:span text:style-name="T1"> </text:span>du<text:span text:style-name="T1"> </text:span>gazon<text:span text:style-name="T1"> </text:span>qui<text:span text:style-name="T1"> </text:span>ouate<text:span text:style-name="T1"> </text:span>les<text:span text:style-name="T1"> </text:span>membres<text:span text:style-name="T1"> </text:span>amaigris<text:span text:style-name="T1"> </text:span>de<text:span text:style-name="T1"> </text:span>la<text:span text:style-name="T1"> </text:span>terre,<text:span text:style-name="T1"> – </text:span>et<text:span text:style-name="T1"> </text:span>rêver<text:span text:style-name="T1"> </text:span>à<text:span text:style-name="T1"> </text:span>l'unisson<text:span text:style-name="T1"> </text:span>des<text:span text:style-name="T1"> </text:span>choses<text:span text:style-name="T1"> </text:span>qui<text:span text:style-name="T1"> </text:span>m'environnent.<text:span text:style-name="T1"> </text:span>Ah<text:span text:style-name="T1"> </text:span>que<text:span text:style-name="T1"> </text:span>ce<text:span text:style-name="T1"> </text:span>lacet<text:span text:style-name="T1"> </text:span>doré<text:span text:style-name="T1"> </text:span>est<text:span text:style-name="T1"> </text:span>charmant,<text:span text:style-name="T1"> </text:span>qui<text:span text:style-name="T1"> </text:span>retient<text:span text:style-name="T1"> </text:span>la<text:span text:style-name="T1"> </text:span>jupe<text:span text:style-name="T1"> </text:span>traînante<text:span text:style-name="T1"> </text:span>de<text:span text:style-name="T1"> </text:span>la<text:span text:style-name="T1"> </text:span>nuit<text:span text:style-name="T1"> <text:s/>– </text:span>Les<text:span text:style-name="T1"> </text:span>feuilles<text:span text:style-name="T1"> </text:span>épaisses,<text:span text:style-name="T1"> </text:span>tremblant<text:span text:style-name="T1"> </text:span>sur<text:span text:style-name="T1"> </text:span>leur<text:span text:style-name="T1"> </text:span>fil<text:span text:style-name="T1"> </text:span>de<text:span text:style-name="T1"> </text:span>soie,<text:span text:style-name="T1"> – </text:span>font<text:span text:style-name="T1"> </text:span>une<text:span text:style-name="T1"> </text:span>musique<text:span text:style-name="T1"> </text:span>pareille<text:span text:style-name="T1"> </text:span>au<text:span text:style-name="T1"> </text:span>frou-frou<text:span text:style-name="T1"> </text:span>du<text:span text:style-name="T1"> </text:span>satin,<text:span text:style-name="T1"> </text:span>pendant<text:span text:style-name="T1"> </text:span>que<text:span text:style-name="T1"> </text:span>la<text:span text:style-name="T1"> </text:span>brise<text:span text:style-name="T1"> </text:span>légère<text:span text:style-name="T1"> </text:span>berce<text:span text:style-name="T1"> </text:span>leur<text:span text:style-name="T1"> </text:span>sommeil.<text:span text:style-name="T1"> </text:span>La<text:span text:style-name="T1"> </text:span>bonne<text:span text:style-name="T1"> </text:span>nature<text:span text:style-name="T1"> </text:span>se<text:span text:style-name="T1"> </text:span>traîne<text:span text:style-name="T1"> </text:span>languissante,<text:span text:style-name="T1"> </text:span>et<text:span text:style-name="T1"> </text:span>son<text:span text:style-name="T1"> </text:span>déshabillé<text:span text:style-name="T1"> </text:span>laisse<text:span text:style-name="T1"> </text:span>à<text:span text:style-name="T1"> </text:span>nu<text:span text:style-name="T1"> </text:span>sa<text:span text:style-name="T1"> </text:span>gorge<text:span text:style-name="T1"> </text:span>émue.<text:span text:style-name="T1"> </text:span>Mes<text:span text:style-name="T1"> </text:span>sentiments<text:span text:style-name="T1"> </text:span>sont<text:span text:style-name="T1"> </text:span>en<text:span text:style-name="T1"> </text:span>harmonie<text:span text:style-name="T1"> </text:span>avec<text:span text:style-name="T1"> </text:span>tout<text:span text:style-name="T1"> </text:span>ce<text:span text:style-name="T1"> </text:span>qui<text:span text:style-name="T1"> </text:span>m'entoure.<text:span text:style-name="T1"> </text:span>Je<text:span text:style-name="T1"> </text:span>salue<text:span text:style-name="T1"> </text:span>les<text:span text:style-name="T1"> </text:span>fleurs<text:span text:style-name="T1"> </text:span>qui<text:span text:style-name="T1"> </text:span>brodent<text:span text:style-name="T1"> </text:span>le<text:span text:style-name="T1"> </text:span>manteau<text:span text:style-name="T1"> </text:span>de<text:span text:style-name="T1"> </text:span>la<text:span text:style-name="T1"> </text:span>terre,<text:span text:style-name="T1"> </text:span>et<text:span text:style-name="T1"> </text:span>là-bas<text:span text:style-name="T1"> </text:span>l'oiseau<text:span text:style-name="T1"> </text:span>tranquille<text:span text:style-name="T29"><text:note text:id="ftn14" text:note-class="endnote"><text:note-citation text:label="m">m</text:note-citation><text:note-body><text:p text:style-name="P14"><text:span text:style-name="T1"><text:tab/> </text:span>Le<text:span text:style-name="T1"> </text:span>mot<text:span text:style-name="T1"> </text:span>goose<text:span text:style-name="T1"> </text:span>signifie<text:span text:style-name="T1"> </text:span>une<text:span text:style-name="T1"> </text:span>oie<text:span text:style-name="T1"> </text:span>et<text:span text:style-name="T1"> </text:span>un<text:span text:style-name="T1"> </text:span>carreau<text:span text:style-name="T1"> </text:span>de<text:span text:style-name="T1"> </text:span>tailleur.<text:span text:style-name="T1"> </text:span></text:p></text:note-body></text:note></text:span><text:span text:style-name="T1"> </text:span>qui<text:span text:style-name="T1"> </text:span>vogue<text:span text:style-name="T1"> </text:span>sur<text:span text:style-name="T1"> </text:span>les<text:span text:style-name="T1"> </text:span>eaux<text:span text:style-name="T1"> </text:span>est<text:span text:style-name="T1"> </text:span>un<text:span text:style-name="T1"> </text:span>frère<text:span text:style-name="T1"> </text:span>pour<text:span text:style-name="T1"> </text:span>moi.<text:span text:style-name="T1"> </text:span>Le<text:span text:style-name="T1"> </text:span>vulgaire<text:span text:style-name="T1"> </text:span>ne<text:span text:style-name="T1"> </text:span>connaît<text:span text:style-name="T1"> </text:span>pas<text:span text:style-name="T1"> </text:span>toutes<text:span text:style-name="T1"> </text:span>les<text:span text:style-name="T1"> </text:span>poches<text:span text:style-name="T1"> </text:span>dissimulées<text:span text:style-name="T1"> </text:span>où<text:span text:style-name="T1"> </text:span>la<text:span text:style-name="T1"> </text:span>nature<text:span text:style-name="T1"> </text:span>fourre<text:span text:style-name="T1"> </text:span>ses<text:span text:style-name="T1"> </text:span>charmes.<text:span text:style-name="T1"> </text:span>Mais<text:span text:style-name="T1"> </text:span>cette<text:span text:style-name="T1"> </text:span>position<text:span text:style-name="T1"> </text:span>inusitée<text:span text:style-name="T1"> </text:span>de<text:span text:style-name="T1"> </text:span>mes<text:span text:style-name="T1"> </text:span>jambes<text:span text:style-name="T1"> </text:span>me<text:span text:style-name="T1"> </text:span>donne<text:span text:style-name="T1"> </text:span>des<text:span text:style-name="T1"> </text:span>crampes<text:span text:style-name="T1"> </text:span>dans<text:span text:style-name="T1"> </text:span>les<text:span text:style-name="T1"> </text:span>mollets.<text:span text:style-name="T1"> </text:span>Il<text:span text:style-name="T1"> </text:span>faut<text:span text:style-name="T1"> </text:span>que<text:span text:style-name="T1"> </text:span>j'aille<text:span text:style-name="T1"> </text:span>les<text:span text:style-name="T1"> </text:span>croiser<text:span text:style-name="T1"> </text:span>à<text:span text:style-name="T1"> </text:span>leur<text:span text:style-name="T1"> </text:span>manière<text:span text:style-name="T1"> </text:span>habituelle$295$.<text:span text:style-name="T1"> </text:span></text:p>
      <text:p text:style-name="Standard">On<text:span text:style-name="T1"> </text:span>trouvera<text:span text:style-name="T1"> </text:span>ce<text:span text:style-name="T1"> </text:span>badinage<text:span text:style-name="T1"> </text:span>un<text:span text:style-name="T1"> </text:span>peu<text:span text:style-name="T1"> </text:span>léger,<text:span text:style-name="T1"> </text:span>mais<text:span text:style-name="T1"> </text:span>que<text:span text:style-name="T1"> </text:span>de<text:span text:style-name="T1"> </text:span>gens,<text:span text:style-name="T1"> </text:span>devant<text:span text:style-name="T1"> </text:span>la<text:span text:style-name="T1"> </text:span>nature<text:span text:style-name="T1"> </text:span>et<text:span text:style-name="T1"> </text:span>tout<text:span text:style-name="T1"> </text:span>le<text:span text:style-name="T1"> </text:span>long<text:span text:style-name="T1"> </text:span>de<text:span text:style-name="T1"> </text:span>leur<text:span text:style-name="T1"> </text:span>vie,<text:span text:style-name="T1"> </text:span>restent<text:span text:style-name="T1"> </text:span>comme<text:span text:style-name="T1"> </text:span>le<text:span text:style-name="T1"> </text:span>tailleur<text:span text:style-name="T1"> </text:span>de<text:span text:style-name="T1"> </text:span>Holmes,<text:span text:style-name="T1"> </text:span>les<text:span text:style-name="T1"> </text:span>hommes<text:span text:style-name="T1"> </text:span>de<text:span text:style-name="T1"> </text:span>leur<text:span text:style-name="T1"> </text:span>profession<text:span text:style-name="T1"> </text:span>Il<text:span text:style-name="T1"> </text:span>fallait<text:span text:style-name="T1"> </text:span>descendre<text:span text:style-name="T1"> </text:span>jusque-là<text:span text:style-name="T1"> </text:span>pour<text:span text:style-name="T1"> </text:span>compléter<text:span text:style-name="T1"> </text:span>le<text:span text:style-name="T1"> </text:span>raccourci<text:span text:style-name="T1"> </text:span>de<text:span text:style-name="T1"> </text:span>ce<text:span text:style-name="T1"> </text:span>talent<text:span text:style-name="T1"> </text:span>inégal<text:span text:style-name="T1"> </text:span>dont<text:span text:style-name="T1"> </text:span>l'étrange<text:span text:style-name="T1"> </text:span>souplesse<text:span text:style-name="T1"> </text:span>déconcerte<text:span text:style-name="T1"> </text:span>nos<text:span text:style-name="T1"> </text:span>habitudes<text:span text:style-name="T1"> </text:span>d'esprit.<text:span text:style-name="T1"> </text:span>Holmes<text:span text:style-name="T1"> </text:span>n'a<text:span text:style-name="T1"> </text:span>pas<text:span text:style-name="T1"> </text:span>bien<text:span text:style-name="T1"> </text:span>su<text:span text:style-name="T1"> </text:span>fixer<text:span text:style-name="T1"> </text:span>ses<text:span text:style-name="T1"> </text:span>facultés<text:span text:style-name="T1"> </text:span>trop<text:span text:style-name="T1"> </text:span>ondoyantes ;<text:span text:style-name="T1"> </text:span>il<text:span text:style-name="T1"> </text:span>flotte<text:span text:style-name="T1"> </text:span>entre<text:span text:style-name="T1"> </text:span>tous<text:span text:style-name="T1"> </text:span>les<text:span text:style-name="T1"> </text:span>genres<text:span text:style-name="T1"> </text:span>comme<text:span text:style-name="T1"> </text:span>une<text:span text:style-name="T1"> </text:span>épave<text:span text:style-name="T1"> </text:span>poussée<text:span text:style-name="T1"> </text:span>et<text:span text:style-name="T1"> </text:span>repoussée<text:span text:style-name="T1"> </text:span>par<text:span text:style-name="T1"> </text:span>les<text:span text:style-name="T1"> </text:span>courants<text:span text:style-name="T1"> </text:span>contraires.<text:span text:style-name="T1"> </text:span>C'est<text:span text:style-name="T1"> </text:span>d'ailleurs<text:span text:style-name="T1"> </text:span>un<text:span text:style-name="T1"> </text:span>don<text:span text:style-name="T1"> </text:span>funeste<text:span text:style-name="T1"> </text:span>du<text:span text:style-name="T1"> </text:span>caractère<text:span text:style-name="T1"> </text:span>américain<text:span text:style-name="T1"> </text:span>de<text:span text:style-name="T1"> </text:span>se<text:span text:style-name="T1"> </text:span>répandre<text:span text:style-name="T1"> </text:span>en<text:span text:style-name="T1"> </text:span>toutes<text:span text:style-name="T1"> </text:span>directions<text:span text:style-name="T1"> </text:span>avec<text:span text:style-name="T1"> </text:span>une<text:span text:style-name="T1"> </text:span>prodigalité<text:span text:style-name="T1"> </text:span>folle.<text:span text:style-name="T1"> </text:span>Faire<text:span text:style-name="T1"> </text:span>prendre<text:span text:style-name="T1"> </text:span>au<text:span text:style-name="T1"> </text:span>cours<text:span text:style-name="T1"> </text:span>d'une<text:span text:style-name="T1"> </text:span>rivière<text:span text:style-name="T1"> </text:span>quatre<text:span text:style-name="T1"> </text:span>lits<text:span text:style-name="T1"> </text:span>différents,<text:span text:style-name="T1"> </text:span>cela<text:span text:style-name="T1"> </text:span>ne<text:span text:style-name="T1"> </text:span>fera<text:span text:style-name="T1"> </text:span>pas<text:span text:style-name="T1"> </text:span>quatre<text:span text:style-name="T1"> </text:span>rivières,<text:span text:style-name="T1"> </text:span>mais<text:span text:style-name="T1"> </text:span>quatre<text:span text:style-name="T1"> </text:span>ruisseaux.<text:span text:style-name="T1"> </text:span>Holmes<text:span text:style-name="T1"> </text:span>s'est<text:span text:style-name="T1"> </text:span>amoindri<text:span text:style-name="T1"> </text:span>en<text:span text:style-name="T1"> </text:span>se<text:span text:style-name="T1"> </text:span>prodiguant<text:span text:style-name="T1"> </text:span>sous<text:span text:style-name="T1"> </text:span>des<text:span text:style-name="T1"> </text:span>formes<text:span text:style-name="T1"> </text:span>trop<text:span text:style-name="T1"> </text:span>diverses.<text:span text:style-name="T1"> </text:span>La<text:span text:style-name="T1"> </text:span>critique<text:span text:style-name="T1"> </text:span>américaine,<text:span text:style-name="T1"> </text:span>dont<text:span text:style-name="T1"> </text:span>la<text:span text:style-name="T1"> </text:span>naïveté<text:span text:style-name="T1"> </text:span>vaniteuse<text:span text:style-name="T1"> </text:span>est<text:span text:style-name="T1"> </text:span>proverbiale<text:span text:style-name="T1"> </text:span>en<text:span text:style-name="T1"> </text:span>Angleterre,<text:span text:style-name="T1"> </text:span>a<text:span text:style-name="T1"> </text:span>quelquefois<text:span text:style-name="T1"> </text:span>appelé<text:span text:style-name="T1"> </text:span>l'A<text:span text:style-name="T1"> </text:span>utocrat<text:span text:style-name="T1"> </text:span>un<text:span text:style-name="T1"> </text:span>Montaigne<text:span text:style-name="T1"> </text:span>expurgé$296$.<text:span text:style-name="T1"> </text:span>C'est<text:span text:style-name="T1"> </text:span>bientôt<text:span text:style-name="T1"> </text:span>dit,<text:span text:style-name="T1"> </text:span>mais<text:span text:style-name="T1"> </text:span>l'éloge<text:span text:style-name="T1"> </text:span>est<text:span text:style-name="T1"> </text:span>plus<text:span text:style-name="T1"> </text:span>faux<text:span text:style-name="T1"> </text:span>encore<text:span text:style-name="T1"> </text:span>qu'il<text:span text:style-name="T1"> </text:span>ne<text:span text:style-name="T1"> </text:span>paraît<text:span text:style-name="T1"> </text:span>outrecuidant.<text:span text:style-name="T1"> </text:span>Holmes<text:span text:style-name="T1"> </text:span>est<text:span text:style-name="T1"> </text:span>fort<text:span text:style-name="T1"> </text:span>peu<text:span text:style-name="T1"> </text:span>sceptique ;<text:span text:style-name="T1"> </text:span>le<text:span text:style-name="T1"> </text:span>doute<text:span text:style-name="T1"> </text:span>serait<text:span text:style-name="T1"> </text:span>un<text:span text:style-name="T1"> </text:span>anachronisme<text:span text:style-name="T1"> </text:span>dans<text:span text:style-name="T1"> </text:span>une<text:span text:style-name="T1"> </text:span>nation<text:span text:style-name="T1"> </text:span>qui<text:span text:style-name="T1"> </text:span>se<text:span text:style-name="T1"> </text:span>forme<text:span text:style-name="T1"> </text:span>et<text:span text:style-name="T1"> </text:span>dont<text:span text:style-name="T1"> </text:span>la<text:span text:style-name="T1"> </text:span>première<text:span text:style-name="T1"> </text:span>tendance<text:span text:style-name="T1"> </text:span>est<text:span text:style-name="T1"> </text:span>de<text:span text:style-name="T1"> </text:span>croire<text:span text:style-name="T1"> </text:span>à-<text:span text:style-name="T1"> </text:span>la<text:span text:style-name="T1"> </text:span>patrie<text:span text:style-name="T1"> </text:span>grandissante,<text:span text:style-name="T1"> </text:span>à<text:span text:style-name="T1"> </text:span>l'avenir.<text:span text:style-name="T1"> </text:span>Les<text:span text:style-name="T1"> </text:span>Américains<text:span text:style-name="T1"> </text:span>ont<text:span text:style-name="T1"> </text:span>encore<text:span text:style-name="T1"> </text:span>des<text:span text:style-name="T1"> </text:span>naïvetés<text:span text:style-name="T1"> </text:span>d'espérance<text:span text:style-name="T1"> </text:span>et<text:span text:style-name="T1"> </text:span>de<text:span text:style-name="T1"> </text:span>foi<text:span text:style-name="T1"> </text:span>qui<text:span text:style-name="T1"> </text:span>s'arrangeraient<text:span text:style-name="T1"> </text:span>mal<text:span text:style-name="T1"> </text:span>des<text:span text:style-name="T1"> </text:span>hésitations<text:span text:style-name="T1"> </text:span>de<text:span text:style-name="T1"> </text:span>ceux<text:span text:style-name="T1"> </text:span>qui<text:span text:style-name="T1"> </text:span>disent<text:span text:style-name="T1"> </text:span>Que<text:span text:style-name="T1"> </text:span>sais-je<text:span text:style-name="T1"> </text:span>?<text:span text:style-name="T1"> </text:span>Leurs<text:span text:style-name="T1"> </text:span>poètes<text:span text:style-name="T1"> </text:span>sont<text:span text:style-name="T1"> </text:span>des<text:span text:style-name="T1"> </text:span>apôtres,<text:span text:style-name="T1"> </text:span>comme<text:span text:style-name="T1"> </text:span>Longfellow<text:span text:style-name="T1"> </text:span>leurs<text:span text:style-name="T1"> </text:span>prosateurs,<text:span text:style-name="T1"> </text:span>des<text:span text:style-name="T1"> </text:span>éducateurs<text:span text:style-name="T1"> </text:span>comme<text:span text:style-name="T1"> </text:span>Emerson,<text:span text:style-name="T1"> </text:span>dont<text:span text:style-name="T1"> </text:span>la<text:span text:style-name="T1"> </text:span>férule<text:span text:style-name="T1"> </text:span>a<text:span text:style-name="T1"> </text:span>été<text:span text:style-name="T1"> </text:span>respectée<text:span text:style-name="T1"> </text:span>plus<text:span text:style-name="T1"> </text:span>qu'un<text:span text:style-name="T1"> </text:span>sceptre.<text:span text:style-name="T1"> </text:span>A<text:span text:style-name="T1"> </text:span>sa<text:span text:style-name="T1"> </text:span>manière,<text:span text:style-name="T1"> </text:span>et<text:span text:style-name="T1"> </text:span>tout<text:span text:style-name="T1"> </text:span>en<text:span text:style-name="T1"> </text:span>badinant,<text:span text:style-name="T1"> </text:span>Holmes<text:span text:style-name="T1"> </text:span>a<text:span text:style-name="T1"> </text:span>joué,<text:span text:style-name="T1"> </text:span>lui<text:span text:style-name="T1"> </text:span>aussi,<text:span text:style-name="T1"> </text:span>ce<text:span text:style-name="T1"> </text:span>rôle<text:span text:style-name="T1"> </text:span>de<text:span text:style-name="T1"> </text:span>maître<text:span text:style-name="T1"> </text:span>d'école.<text:span text:style-name="T1"> </text:span>Des<text:span text:style-name="T1"> </text:span>trois<text:span text:style-name="T1"> </text:span>titres<text:span text:style-name="T1"> </text:span>qu'il<text:span text:style-name="T1"> </text:span>s'est<text:span text:style-name="T1"> </text:span>octroyé,<text:span text:style-name="T1"> </text:span>le<text:span text:style-name="T1"> </text:span>professeur<text:span text:style-name="T1"> </text:span>est<text:span text:style-name="T1"> </text:span>peut-être<text:span text:style-name="T1"> </text:span>celui<text:span text:style-name="T1"> </text:span>qui<text:span text:style-name="T1"> </text:span>lui<text:span text:style-name="T1"> </text:span>convient<text:span text:style-name="T1"> </text:span>le<text:span text:style-name="T1"> </text:span>mieux.<text:span text:style-name="T1"> </text:span>Ses<text:span text:style-name="T1"> </text:span>bouffonneries<text:span text:style-name="T1"> </text:span>même<text:span text:style-name="T1"> </text:span>ont<text:span text:style-name="T1"> </text:span>un<text:span text:style-name="T1"> </text:span>fond<text:span text:style-name="T1"> </text:span><text:soft-page-break/>doctoral.<text:span text:style-name="T1"> </text:span>Il<text:span text:style-name="T1"> </text:span>a<text:span text:style-name="T1"> </text:span>l'esprit<text:span text:style-name="T1"> </text:span>didactique,<text:span text:style-name="T1"> </text:span>la<text:span text:style-name="T1"> </text:span>main<text:span text:style-name="T1"> </text:span>pleine<text:span text:style-name="T1"> </text:span>de<text:span text:style-name="T1"> </text:span>conseils<text:span text:style-name="T1"> </text:span>qu'il<text:span text:style-name="T1"> </text:span>sème<text:span text:style-name="T1"> </text:span>en<text:span text:style-name="T1"> </text:span>tout<text:span text:style-name="T1"> </text:span>terrain,<text:span text:style-name="T1"> </text:span>au<text:span text:style-name="T1"> </text:span>hasard<text:span text:style-name="T1"> </text:span>de<text:span text:style-name="T1"> </text:span>la<text:span text:style-name="T1"> </text:span>volée.<text:span text:style-name="T1"> </text:span></text:p>
      <text:h text:style-name="Heading_20_2" text:outline-level="2">III<text:span text:style-name="T1"> </text:span></text:h>
      <text:p text:style-name="Standard">Si<text:span text:style-name="T1"> </text:span>l'on<text:span text:style-name="T1"> </text:span>mettait,<text:span text:style-name="T1"> </text:span>autrement<text:span text:style-name="T1"> </text:span>que<text:span text:style-name="T1"> </text:span>pour<text:span text:style-name="T1"> </text:span>mémoire,<text:span text:style-name="T1"> </text:span>M.<text:span text:style-name="T1"> </text:span>Joseph<text:span text:style-name="T1"> </text:span>Neal$297$<text:span text:style-name="T1"> </text:span>en<text:span text:style-name="T1"> </text:span>tête<text:span text:style-name="T1"> </text:span>des<text:span text:style-name="T1"> </text:span><text:span text:style-name="T5">minor</text:span><text:span text:style-name="T4"> </text:span><text:span text:style-name="T5">humorists</text:span>$298$,<text:span text:style-name="T1"> </text:span>ce<text:span text:style-name="T1"> </text:span>serait<text:span text:style-name="T1"> </text:span>pour<text:span text:style-name="T1"> </text:span>lui<text:span text:style-name="T1"> </text:span>faire<text:span text:style-name="T1"> </text:span>une<text:span text:style-name="T1"> </text:span>leçon<text:span text:style-name="T1"> </text:span>de<text:span text:style-name="T1"> </text:span>moralité<text:span text:style-name="T1"> </text:span>grammaticale.<text:span text:style-name="T1"> </text:span>Les<text:span text:style-name="T1"> </text:span>américanismes<text:span text:style-name="T1"> </text:span>d'Haliburton<text:span text:style-name="T1"> </text:span>sont<text:span text:style-name="T1"> </text:span>acceptables,<text:span text:style-name="T1"> </text:span>le<text:span text:style-name="T1"> </text:span>jargon<text:span text:style-name="T1"> </text:span>qui<text:span text:style-name="T1"> </text:span>remplit<text:span text:style-name="T1"> </text:span>les<text:span text:style-name="T4"> </text:span><text:span text:style-name="T5">Charcoal</text:span><text:span text:style-name="T4"> </text:span><text:span text:style-name="T5">Studies</text:span>$299$<text:span text:style-name="T1"> </text:span>n'est<text:span text:style-name="T1"> </text:span>plus<text:span text:style-name="T1"> </text:span>qu'un<text:span text:style-name="T1"> </text:span>langage<text:span text:style-name="T1"> </text:span>vicieux.<text:span text:style-name="T1"> </text:span>Cette<text:span text:style-name="T1"> </text:span>manière<text:span text:style-name="T1"> </text:span>de<text:span text:style-name="T1"> </text:span>parler<text:span text:style-name="T1"> </text:span>populaire<text:span text:style-name="T1"> </text:span>est<text:span text:style-name="T1"> </text:span>devenue<text:span text:style-name="T1"> </text:span>l'unique<text:span text:style-name="T1"> </text:span>forme<text:span text:style-name="T1"> </text:span>sous<text:span text:style-name="T1"> </text:span>laquelle<text:span text:style-name="T1"> </text:span>les<text:span text:style-name="T1"> </text:span>humoristes<text:span text:style-name="T1"> </text:span>américains<text:span text:style-name="T1"> </text:span>essaient<text:span text:style-name="T1"> </text:span>de<text:span text:style-name="T1"> </text:span>voiler<text:span text:style-name="T1"> </text:span>à<text:span text:style-name="T1"> </text:span>demi<text:span text:style-name="T1"> </text:span>aux<text:span text:style-name="T1"> </text:span>étrangers<text:span text:style-name="T1"> </text:span>la<text:span text:style-name="T1"> </text:span>profondeur<text:span text:style-name="T1"> </text:span>de<text:span text:style-name="T1"> </text:span>leurs<text:span text:style-name="T1"> </text:span>pensées.<text:span text:style-name="T1"> </text:span>Cela<text:span text:style-name="T1"> </text:span>s'appelle<text:span text:style-name="T1"> </text:span>le<text:span text:style-name="T1"> </text:span>dialecte<text:span text:style-name="T1"> </text:span>yankee$300$<text:span text:style-name="T1"> </text:span>et<text:span text:style-name="T1"> </text:span>cela<text:span text:style-name="T1"> </text:span>consiste<text:span text:style-name="T1"> </text:span>en<text:span text:style-name="T1"> </text:span>une<text:span text:style-name="T1"> </text:span>mauvaise<text:span text:style-name="T1"> </text:span>prononciation<text:span text:style-name="T1"> </text:span>et<text:span text:style-name="T1"> </text:span>une<text:span text:style-name="T1"> </text:span>mauvaise<text:span text:style-name="T1"> </text:span>orthographe.<text:span text:style-name="T1"> </text:span>Assurément<text:span text:style-name="T1"> </text:span>les<text:span text:style-name="T1"> </text:span>hommes<text:span text:style-name="T1"> </text:span>d'esprit<text:span text:style-name="T1"> </text:span>qui<text:span text:style-name="T1"> </text:span>l'ont<text:span text:style-name="T1"> </text:span>manié<text:span text:style-name="T1"> </text:span>ont<text:span text:style-name="T1"> </text:span>su<text:span text:style-name="T1"> </text:span>en<text:span text:style-name="T1"> </text:span>tirer<text:span text:style-name="T1"> </text:span>des<text:span text:style-name="T1"> </text:span>effets<text:span text:style-name="T1"> </text:span>de<text:span text:style-name="T1"> </text:span>comique<text:span text:style-name="T1"> </text:span>fort<text:span text:style-name="T1"> </text:span>drôle,<text:span text:style-name="T1"> </text:span>et<text:span text:style-name="T1"> </text:span>il<text:span text:style-name="T1"> </text:span>faut<text:span text:style-name="T1"> </text:span>se<text:span text:style-name="T1"> </text:span>résigner<text:span text:style-name="T1"> </text:span>à<text:span text:style-name="T1"> </text:span>rire,<text:span text:style-name="T1"> </text:span>tout<text:span text:style-name="T1"> </text:span>en<text:span text:style-name="T1"> </text:span>protestant.<text:span text:style-name="T1"> </text:span>Je<text:span text:style-name="T1"> </text:span>leur<text:span text:style-name="T1"> </text:span>garde,<text:span text:style-name="T1"> </text:span>pour<text:span text:style-name="T1"> </text:span>ma<text:span text:style-name="T1"> </text:span>part,<text:span text:style-name="T1"> </text:span>fort<text:span text:style-name="T1"> </text:span>peu<text:span text:style-name="T1"> </text:span>de<text:span text:style-name="T1"> </text:span>rancune,<text:span text:style-name="T1"> </text:span>la<text:span text:style-name="T1"> </text:span>conservation<text:span text:style-name="T1"> </text:span>du<text:span text:style-name="T1"> </text:span>pur<text:span text:style-name="T1"> </text:span>anglais<text:span text:style-name="T1"> </text:span>n'étant<text:span text:style-name="T1"> </text:span>point<text:span text:style-name="T1"> </text:span>mon<text:span text:style-name="T1"> </text:span>affaire.<text:span text:style-name="T1"> </text:span>Je<text:span text:style-name="T1"> </text:span>pousserai<text:span text:style-name="T1"> </text:span>même<text:span text:style-name="T1"> </text:span>la<text:span text:style-name="T1"> </text:span>condescendance<text:span text:style-name="T1"> </text:span>jusqu'à<text:span text:style-name="T1"> </text:span>citer<text:span text:style-name="T1"> </text:span>dans<text:span text:style-name="T1"> </text:span>toute<text:span text:style-name="T1"> </text:span>la<text:span text:style-name="T1"> </text:span>beauté<text:span text:style-name="T1"> </text:span>de<text:span text:style-name="T1"> </text:span>leur<text:span text:style-name="T1"> </text:span>débraillé<text:span text:style-name="T1"> </text:span>les<text:span text:style-name="T1"> </text:span>passages<text:span text:style-name="T1"> </text:span>originaux<text:span text:style-name="T1"> </text:span>à<text:span text:style-name="T1"> </text:span>côté<text:span text:style-name="T1"> </text:span>de<text:span text:style-name="T1"> </text:span>la<text:span text:style-name="T1"> </text:span>traduction.<text:span text:style-name="T1"> </text:span>Ceux<text:span text:style-name="T1"> </text:span>qui<text:span text:style-name="T1"> </text:span>lisent<text:span text:style-name="T1"> </text:span>l'anglais<text:span text:style-name="T1"> </text:span>ne<text:span text:style-name="T1"> </text:span>s'y<text:span text:style-name="T1"> </text:span>divertiront<text:span text:style-name="T1"> </text:span>point<text:span text:style-name="T1"> </text:span>médiocrement.<text:span text:style-name="T1"> </text:span></text:p>
      <text:p text:style-name="Standard">Ces<text:span text:style-name="T1"> </text:span>remarques<text:span text:style-name="T1"> </text:span>s'appliquent<text:span text:style-name="T1"> </text:span>tout<text:span text:style-name="T1"> </text:span>d'abord<text:span text:style-name="T1"> </text:span>aux<text:span text:style-name="T1"> </text:span>célèbres<text:span text:style-name="T1"> </text:span><text:span text:style-name="T5">Biglow</text:span><text:span text:style-name="T4"> </text:span><text:span text:style-name="T5">Paper</text:span><text:span text:style-name="T1"> </text:span>de<text:span text:style-name="T1"> </text:span>M.<text:span text:style-name="T1"> </text:span>Lowell$301$.<text:span text:style-name="T1"> </text:span>C'est<text:span text:style-name="T1"> </text:span>un<text:span text:style-name="T1"> </text:span>mélange<text:span text:style-name="T1"> </text:span>de<text:span text:style-name="T1"> </text:span>prose<text:span text:style-name="T1"> </text:span>et<text:span text:style-name="T1"> </text:span>de<text:span text:style-name="T1"> </text:span>vers,<text:span text:style-name="T1"> </text:span>de<text:span text:style-name="T1"> </text:span>plaisanteries<text:span text:style-name="T1"> </text:span>et<text:span text:style-name="T1"> </text:span>de<text:span text:style-name="T1"> </text:span>chants<text:span text:style-name="T1"> </text:span>patriotiques,<text:span text:style-name="T1"> </text:span>de<text:span text:style-name="T1"> </text:span>satires<text:span text:style-name="T1"> </text:span>et<text:span text:style-name="T1"> </text:span>d'hymnes,<text:span text:style-name="T1"> </text:span>partie<text:span text:style-name="T1"> </text:span>en<text:span text:style-name="T1"> </text:span>bon<text:span text:style-name="T1"> </text:span>anglais,<text:span text:style-name="T1"> </text:span>partie<text:span text:style-name="T1"> </text:span>en<text:span text:style-name="T1"> </text:span>dialecte.<text:span text:style-name="T1"> </text:span>Henri<text:span text:style-name="T1"> </text:span>Russel<text:span text:style-name="T1"> </text:span>Lowell$302$,<text:span text:style-name="T1"> </text:span>poète<text:span text:style-name="T1"> </text:span>et<text:span text:style-name="T1"> </text:span>homme<text:span text:style-name="T1"> </text:span>d'esprit,<text:span text:style-name="T1"> </text:span>sait,<text:span text:style-name="T1"> </text:span>par<text:span text:style-name="T1"> </text:span>prodige,<text:span text:style-name="T1"> </text:span>demeurer<text:span text:style-name="T1"> </text:span>l'un<text:span text:style-name="T1"> </text:span>et<text:span text:style-name="T1"> </text:span>l'autre,<text:span text:style-name="T1"> </text:span>même<text:span text:style-name="T1"> </text:span>en<text:span text:style-name="T1"> </text:span>jargon.<text:span text:style-name="T1"> </text:span>L'auteur<text:span text:style-name="T1"> </text:span>de<text:span text:style-name="T1"> </text:span>la<text:span text:style-name="T1"> </text:span><text:span text:style-name="T5">Commemoration</text:span><text:span text:style-name="T4"> </text:span><text:span text:style-name="T5">Ode</text:span>$303$<text:span text:style-name="T1"> </text:span>et<text:span text:style-name="T1"> </text:span>de<text:span text:style-name="T1"> </text:span>la<text:span text:style-name="T1"> </text:span><text:span text:style-name="T5">Fable</text:span><text:span text:style-name="T4"> </text:span><text:span text:style-name="T5">pour</text:span><text:span text:style-name="T4"> </text:span><text:span text:style-name="T5">les</text:span><text:span text:style-name="T4"> </text:span><text:span text:style-name="T5">critiques</text:span>$304$<text:span text:style-name="T1"> </text:span>n'est<text:span text:style-name="T1"> </text:span>pas<text:span text:style-name="T1"> </text:span>un<text:span text:style-name="T1"> </text:span>écrivain<text:span text:style-name="T1"> </text:span>de<text:span text:style-name="T1"> </text:span>médiocre<text:span text:style-name="T1"> </text:span>valeur.<text:span text:style-name="T1"> </text:span>La<text:span text:style-name="T1"> </text:span>satire<text:span text:style-name="T1"> </text:span>des<text:span text:style-name="T1"> </text:span><text:span text:style-name="T5">Biglow</text:span><text:span text:style-name="T4"> </text:span><text:span text:style-name="T5">Papers</text:span>$305$<text:span text:style-name="T1"> </text:span>est<text:span text:style-name="T1"> </text:span>très<text:span text:style-name="T1"> </text:span>dense,<text:span text:style-name="T1"> </text:span>assez<text:span text:style-name="T1"> </text:span>difficile<text:span text:style-name="T1"> </text:span>à<text:span text:style-name="T1"> </text:span>saisir<text:span text:style-name="T1"> </text:span>pour<text:span text:style-name="T1"> </text:span>qui<text:span text:style-name="T1"> </text:span>n'est<text:span text:style-name="T1"> </text:span>pas<text:span text:style-name="T1"> </text:span>familier<text:span text:style-name="T1"> </text:span>avec<text:span text:style-name="T1"> </text:span>tous<text:span text:style-name="T1"> </text:span>les<text:span text:style-name="T1"> </text:span>détails<text:span text:style-name="T1"> </text:span>de<text:span text:style-name="T1"> </text:span>l'histoire<text:span text:style-name="T1"> </text:span>des<text:span text:style-name="T1"> </text:span>Etats-Unis <text:span text:style-name="T1">:</text:span></text:p>
      <text:p text:style-name="citation_20_sans_20_espace"><text:span text:style-name="T12">Freedom's</text:span><text:span text:style-name="T13"> </text:span><text:span text:style-name="T12">keystone</text:span><text:span text:style-name="T13"> </text:span><text:span text:style-name="T12">is</text:span><text:span text:style-name="T13"> </text:span><text:span text:style-name="T12">slavery,</text:span><text:span text:style-name="T13"> </text:span><text:span text:style-name="T12">that</text:span><text:span text:style-name="T13"> </text:span><text:span text:style-name="T12">ther's</text:span><text:span text:style-name="T13"> </text:span><text:span text:style-name="T12">no</text:span><text:span text:style-name="T13"> </text:span><text:span text:style-name="T12">doubt</text:span><text:span text:style-name="T13"> </text:span><text:span text:style-name="T12">on,</text:span><text:span text:style-name="T13"> </text:span><text:span text:style-name="T12">It's</text:span><text:span text:style-name="T13"> </text:span><text:span text:style-name="T12">suthin'</text:span><text:span text:style-name="T13"> </text:span><text:span text:style-name="T12">thet's</text:span><text:span text:style-name="T13"> – </text:span><text:span text:style-name="T12">wha'd</text:span><text:span text:style-name="T13"> </text:span><text:span text:style-name="T12">ye</text:span><text:span text:style-name="T13"> </text:span><text:span text:style-name="T12">call</text:span><text:span text:style-name="T13"> </text:span><text:span text:style-name="T12">it?</text:span><text:span text:style-name="T13"> – </text:span><text:span text:style-name="T12">Divine.</text:span><text:span text:style-name="T13"> </text:span><text:span text:style-name="T12">The</text:span><text:span text:style-name="T13"> </text:span><text:span text:style-name="T12">mass</text:span><text:span text:style-name="T13"> </text:span><text:span text:style-name="T12">ough'to</text:span><text:span text:style-name="T13"> </text:span><text:span text:style-name="T12">labour,</text:span><text:span text:style-name="T13"> </text:span><text:span text:style-name="T12">an</text:span><text:span text:style-name="T13"> </text:span><text:span text:style-name="T12">we</text:span><text:span text:style-name="T13"> </text:span><text:span text:style-name="T12">lay</text:span><text:span text:style-name="T13"> </text:span><text:span text:style-name="T12">on</text:span><text:span text:style-name="T13"> </text:span><text:span text:style-name="T12">soffies,</text:span><text:span text:style-name="T13"> </text:span></text:p>
      <text:p text:style-name="citation_20_sans_20_espace"><text:span text:style-name="T12">Thet's</text:span><text:span text:style-name="T13"> </text:span><text:span text:style-name="T12">the</text:span><text:span text:style-name="T13"> </text:span><text:span text:style-name="T12">reason</text:span><text:span text:style-name="T13"> </text:span><text:span text:style-name="T12">I</text:span><text:span text:style-name="T13"> </text:span><text:span text:style-name="T12">want</text:span><text:span text:style-name="T13"> </text:span><text:span text:style-name="T12">to</text:span><text:span text:style-name="T13"> </text:span><text:span text:style-name="T12">spread</text:span><text:span text:style-name="T13"> </text:span><text:span text:style-name="T12">Freedom's</text:span><text:span text:style-name="T13"> a</text:span><text:span text:style-name="T12">ree.</text:span><text:span text:style-name="T13"> </text:span></text:p>
      <text:p text:style-name="citation_20_sans_20_espace">Sez<text:span text:style-name="T1"> </text:span>John<text:span text:style-name="T1"> </text:span>C.<text:span text:style-name="T1"> </text:span>Calhoum,<text:span text:style-name="T1"> </text:span>sez<text:span text:style-name="T1"> </text:span>he$306$.<text:span text:style-name="T1"> </text:span></text:p>
      <text:p text:style-name="citation_20_sans_20_espace">La<text:span text:style-name="T1"> </text:span>clef<text:span text:style-name="T1"> </text:span>de<text:span text:style-name="T1"> </text:span>voûte<text:span text:style-name="T1"> </text:span>de<text:span text:style-name="T1"> </text:span>la<text:span text:style-name="T1"> </text:span>liberté,<text:span text:style-name="T1"> </text:span>c'est<text:span text:style-name="T1"> </text:span>l'esclavage ;<text:span text:style-name="T1"> </text:span>là-dessus,<text:span text:style-name="T1"> </text:span>pas<text:span text:style-name="T1"> </text:span>de<text:span text:style-name="T1"> </text:span>doute,<text:span text:style-name="T1"> – </text:span>c'est<text:span text:style-name="T1"> </text:span>quelque<text:span text:style-name="T1"> </text:span>chose<text:span text:style-name="T1"> </text:span>qui<text:span text:style-name="T1"> </text:span>me<text:span text:style-name="T1"> </text:span>semble,<text:span text:style-name="T1"> </text:span>comment<text:span text:style-name="T1"> </text:span>diriez-vous?<text:span text:style-name="T1"> </text:span>divin.<text:span text:style-name="T1"> </text:span>La<text:span text:style-name="T1"> </text:span>masse<text:span text:style-name="T1"> </text:span>est<text:span text:style-name="T1"> </text:span>faite<text:span text:style-name="T1"> </text:span>pour<text:span text:style-name="T1"> </text:span>travailler,<text:span text:style-name="T1"> </text:span>et<text:span text:style-name="T1"> </text:span>nous<text:span text:style-name="T1"> </text:span>pour<text:span text:style-name="T1"> </text:span>nous<text:span text:style-name="T1"> </text:span>étaler<text:span text:style-name="T1"> </text:span>sur<text:span text:style-name="T1"> </text:span>nos<text:span text:style-name="T1"> </text:span>sofas,<text:span text:style-name="T1"> </text:span>voilà<text:span text:style-name="T1"> </text:span>pourquoi<text:span text:style-name="T1"> </text:span>je<text:span text:style-name="T1"> </text:span>veux<text:span text:style-name="T1"> </text:span>étendre<text:span text:style-name="T1"> </text:span>l'air<text:span text:style-name="T1"> </text:span>de<text:span text:style-name="T1"> </text:span>la<text:span text:style-name="T1"> </text:span>liberté,<text:span text:style-name="T1"> </text:span>dit<text:span text:style-name="T1"> </text:span>John-C.<text:span text:style-name="T1"> </text:span>Calhoun,<text:span text:style-name="T1"> </text:span>en<text:span text:style-name="T1"> </text:span>personne.<text:span text:style-name="T1"> </text:span></text:p>
      <text:p text:style-name="P18"/>
      <text:p text:style-name="Standard">Plus<text:span text:style-name="T1"> </text:span>amusante<text:span text:style-name="T1"> </text:span>que<text:span text:style-name="T1"> </text:span>la<text:span text:style-name="T1"> </text:span>partie<text:span text:style-name="T1"> </text:span>rimée<text:span text:style-name="T1"> </text:span>est<text:span text:style-name="T1"> </text:span>l'appendice<text:span text:style-name="T1"> </text:span>où<text:span text:style-name="T1"> </text:span>l'auteur<text:span text:style-name="T1"> </text:span>a<text:span text:style-name="T1"> </text:span>recueilli<text:span text:style-name="T1"> </text:span>les<text:span text:style-name="T1"> </text:span>prétendues<text:span text:style-name="T1"> </text:span>appréciations<text:span text:style-name="T1"> </text:span>d'une<text:span text:style-name="T1"> </text:span>presse<text:span text:style-name="T1"> </text:span>fantaisiste<text:span text:style-name="T1"> </text:span>sur<text:span text:style-name="T1"> </text:span>son<text:span text:style-name="T1"> </text:span>œuvre.<text:span text:style-name="T1"> </text:span>Il<text:span text:style-name="T1"> </text:span>s'y<text:span text:style-name="T1"> </text:span>raille<text:span text:style-name="T1"> </text:span>lui-même,<text:span text:style-name="T1"> </text:span>en<text:span text:style-name="T1"> </text:span>daubant<text:span text:style-name="T1"> </text:span>ses<text:span text:style-name="T1"> </text:span>contemporains.<text:span text:style-name="T1"> </text:span></text:p>
      <text:p text:style-name="Quotations">Extrait<text:span text:style-name="T1"> </text:span>de<text:span text:style-name="T1"> </text:span>l'<text:span text:style-name="T5">Univers</text:span><text:span text:style-name="T4"> </text:span><text:span text:style-name="T5">littéraire</text:span><text:span text:style-name="T4"> </text:span><text:span text:style-name="T5">universel :</text:span><text:span text:style-name="T1"> </text:span>Livre<text:span text:style-name="T1"> </text:span>unique<text:span text:style-name="T1"> </text:span>que<text:span text:style-name="T1"> </text:span>nous<text:span text:style-name="T1"> </text:span>espérons<text:span text:style-name="T1"> </text:span>voir<text:span text:style-name="T1"> </text:span>bientôt<text:span text:style-name="T1"> </text:span>entre<text:span text:style-name="T1"> </text:span>les<text:span text:style-name="T1"> </text:span>mains<text:span text:style-name="T1"> </text:span>de<text:span text:style-name="T1"> </text:span>tous<text:span text:style-name="T1"> </text:span>les<text:span text:style-name="T1"> </text:span>écoliers.<text:span text:style-name="T1"> </text:span>Nous<text:span text:style-name="T1"> </text:span>sommes<text:span text:style-name="T1"> </text:span>heureux<text:span text:style-name="T1"> </text:span>de<text:span text:style-name="T1"> </text:span>rencontrer<text:span text:style-name="T1"> </text:span>enfin<text:span text:style-name="T1"> </text:span>un<text:span text:style-name="T1"> </text:span>auteur<text:span text:style-name="T1"> </text:span>assez<text:span text:style-name="T1"> </text:span>patriote<text:span text:style-name="T1"> </text:span>pour<text:span text:style-name="T1"> </text:span>s'être<text:span text:style-name="T1"> </text:span>affranchi<text:span text:style-name="T1"> </text:span>de<text:span text:style-name="T1"> </text:span>cette<text:span text:style-name="T1"> </text:span>servile<text:span text:style-name="T1"> </text:span>déférence<text:span text:style-name="T1"> </text:span>à<text:span text:style-name="T1"> </text:span>la<text:span text:style-name="T1"> </text:span>grammaire<text:span text:style-name="T1"> </text:span>et<text:span text:style-name="T1"> </text:span>à<text:span text:style-name="T1"> </text:span>l'orthographe<text:span text:style-name="T1"> </text:span>anglaise<text:span text:style-name="T1"> </text:span>trop<text:span text:style-name="T1"> </text:span>commune<text:span text:style-name="T1"> </text:span>parmi<text:span text:style-name="T1"> </text:span>nous$307$.<text:span text:style-name="T1"> </text:span></text:p>
      <text:p text:style-name="Standard">Si<text:span text:style-name="T1"> </text:span>cette<text:span text:style-name="T1"> </text:span>phrase<text:span text:style-name="T1"> </text:span>est<text:span text:style-name="T1"> </text:span>inventée,<text:span text:style-name="T1"> </text:span>elle<text:span text:style-name="T1"> </text:span>aurait<text:span text:style-name="T1"> </text:span>bien<text:span text:style-name="T1"> </text:span>pu<text:span text:style-name="T1"> </text:span>avoir<text:span text:style-name="T1"> </text:span>été<text:span text:style-name="T1"> </text:span>sérieusement<text:span text:style-name="T1"> </text:span>écrite,<text:span text:style-name="T1"> </text:span>car<text:span text:style-name="T1"> </text:span>il<text:span text:style-name="T1"> </text:span>ne<text:span text:style-name="T1"> </text:span>manque<text:span text:style-name="T1"> </text:span>pas<text:span text:style-name="T1"> </text:span>d'Américains<text:span text:style-name="T1"> </text:span>pour<text:span text:style-name="T1"> </text:span>étendre<text:span text:style-name="T1"> </text:span>la<text:span text:style-name="T1"> </text:span>haine<text:span text:style-name="T1"> </text:span>de<text:span text:style-name="T1"> </text:span>l'Anglais<text:span text:style-name="T1"> </text:span>à<text:span text:style-name="T1"> </text:span>la<text:span text:style-name="T1"> </text:span>haine<text:span text:style-name="T1"> </text:span>de<text:span text:style-name="T1"> </text:span>la<text:span text:style-name="T1"> </text:span>langue ;<text:span text:style-name="T1"> </text:span>ceci<text:span text:style-name="T1"> </text:span>explique<text:span text:style-name="T1"> </text:span>la<text:span text:style-name="T1"> </text:span>faveur<text:span text:style-name="T1"> </text:span>qui<text:span text:style-name="T1"> </text:span>n'a<text:span text:style-name="T1"> </text:span>cessé<text:span text:style-name="T1"> </text:span>d'accueillir<text:span text:style-name="T1"> </text:span>les<text:span text:style-name="T1"> </text:span>livres<text:span text:style-name="T1"> </text:span>humoristiques<text:span text:style-name="T1"> </text:span>en<text:span text:style-name="T1"> </text:span>dialecte<text:span text:style-name="T1"> </text:span>yankee.<text:span text:style-name="T1"> </text:span>Parfois<text:span text:style-name="T1"> </text:span>Lowell<text:span text:style-name="T1"> </text:span>va<text:span text:style-name="T1"> </text:span>plus<text:span text:style-name="T1"> </text:span>loin<text:span text:style-name="T1"> </text:span>dans<text:span text:style-name="T1"> </text:span>cette<text:span text:style-name="T1"> </text:span>voie<text:span text:style-name="T1"> </text:span>où<text:span text:style-name="T1"> </text:span>il<text:span text:style-name="T1"> </text:span>est<text:span text:style-name="T1"> </text:span>difficile<text:span text:style-name="T1"> </text:span>de<text:span text:style-name="T1"> </text:span>s'arrêter.<text:span text:style-name="T1"> </text:span><text:span text:style-name="T12">Le</text:span><text:span text:style-name="T13"> </text:span><text:span text:style-name="T12">vrai</text:span><text:span text:style-name="T13"> </text:span><text:span text:style-name="T12">dialecte</text:span><text:span text:style-name="T13"> </text:span><text:span text:style-name="T12">finit</text:span><text:span text:style-name="T13"> </text:span><text:span text:style-name="T12">par</text:span><text:span text:style-name="T13"> </text:span><text:span text:style-name="T12">manquer</text:span><text:span text:style-name="T13"> </text:span><text:span text:style-name="T12">de</text:span><text:span text:style-name="T13"> </text:span><text:span text:style-name="T12">piquant</text:span><text:span text:style-name="T13"> </text:span><text:span text:style-name="T12">lorsqu'on</text:span><text:span text:style-name="T13"> </text:span><text:span text:style-name="T12">le</text:span><text:span text:style-name="T13"> </text:span><text:span text:style-name="T12">manie</text:span><text:span text:style-name="T13"> </text:span><text:span text:style-name="T12">tous</text:span><text:span text:style-name="T13"> </text:span><text:span text:style-name="T12">les</text:span><text:span text:style-name="T13"> </text:span><text:span text:style-name="T12">jours,</text:span><text:span text:style-name="T13"> </text:span><text:span text:style-name="T12">alors</text:span><text:span text:style-name="T13"> </text:span><text:span text:style-name="T12">on</text:span><text:span text:style-name="T13"> </text:span><text:span text:style-name="T12">prête</text:span><text:span text:style-name="T13"> </text:span><text:span text:style-name="T12">ce</text:span><text:span text:style-name="T13"> </text:span><text:span text:style-name="T12">style</text:span><text:span text:style-name="T13"> </text:span><text:span text:style-name="T12">à</text:span><text:span text:style-name="T13"> </text:span><text:span text:style-name="T12">un</text:span><text:span text:style-name="T13"> </text:span><text:span text:style-name="T12">agent</text:span><text:span text:style-name="T13"> </text:span><text:span text:style-name="T12">électoral,</text:span><text:span text:style-name="T13"> </text:span><text:span text:style-name="T12">personnage</text:span><text:span text:style-name="T13"> </text:span><text:span text:style-name="T12">américain</text:span><text:span text:style-name="T13"> </text:span><text:span text:style-name="T12">d'une</text:span><text:span text:style-name="T13"> </text:span><text:span text:style-name="T12">haute</text:span><text:span text:style-name="T13"> </text:span><text:span text:style-name="T12">saveur</text:span><text:span text:style-name="T13"> </text:span><text:span text:style-name="T12">comique :</text:span><text:span text:style-name="T13"> </text:span></text:p>
      <text:p text:style-name="citation_20_sans_20_espace"><text:soft-page-break/><text:span text:style-name="T12">Deer</text:span><text:span text:style-name="T13"> </text:span><text:span text:style-name="T12">sir,</text:span><text:span text:style-name="T13"> — </text:span><text:span text:style-name="T12">it's</text:span><text:span text:style-name="T13"> </text:span><text:span text:style-name="T12">gut</text:span><text:span text:style-name="T13"> </text:span><text:span text:style-name="T12">to</text:span><text:span text:style-name="T13"> </text:span><text:span text:style-name="T12">be</text:span><text:span text:style-name="T13"> </text:span><text:span text:style-name="T12">the</text:span><text:span text:style-name="T13"> </text:span><text:span text:style-name="T12">fashun</text:span><text:span text:style-name="T13"> </text:span><text:span text:style-name="T12">now</text:span><text:span text:style-name="T13"> </text:span><text:span text:style-name="T12">to</text:span><text:span text:style-name="T13"> </text:span><text:span text:style-name="T12">rite</text:span><text:span text:style-name="T13"> </text:span><text:span text:style-name="T12">letters</text:span><text:span text:style-name="T13"> </text:span><text:span text:style-name="T12">to</text:span><text:span text:style-name="T13"> </text:span><text:span text:style-name="T12">thec</text:span><text:span text:style-name="T13"> </text:span><text:span text:style-name="T12">andid</text:span><text:span text:style-name="T13"> </text:span><text:span text:style-name="T12">8s,</text:span><text:span text:style-name="T13"> </text:span><text:span text:style-name="T12">and</text:span><text:span text:style-name="T13"> </text:span><text:span text:style-name="T12">i</text:span><text:span text:style-name="T13"> </text:span><text:span text:style-name="T12">wus</text:span><text:span text:style-name="T13"> </text:span><text:span text:style-name="T12">chose</text:span><text:span text:style-name="T13"> </text:span><text:span text:style-name="T12">at</text:span><text:span text:style-name="T13"> </text:span><text:span text:style-name="T12">a</text:span><text:span text:style-name="T13"> </text:span><text:span text:style-name="T12">publik</text:span><text:span text:style-name="T13"> </text:span><text:span text:style-name="T12">meetin</text:span><text:span text:style-name="T13"> </text:span><text:span text:style-name="T12">in</text:span><text:span text:style-name="T13"> </text:span><text:span text:style-name="T12">Quaalam</text:span><text:span text:style-name="T13"> </text:span><text:span text:style-name="T12">to</text:span><text:span text:style-name="T13"> </text:span><text:span text:style-name="T12">du</text:span><text:span text:style-name="T13"> </text:span><text:span text:style-name="T12">wut</text:span><text:span text:style-name="T13"> </text:span><text:span text:style-name="T12">was</text:span><text:span text:style-name="T13"> </text:span><text:span text:style-name="T12">nessary</text:span><text:span text:style-name="T13"> </text:span><text:span text:style-name="T12">fur</text:span><text:span text:style-name="T13"> </text:span><text:span text:style-name="T12">that</text:span><text:span text:style-name="T13"> </text:span><text:span text:style-name="T12">town.</text:span><text:span text:style-name="T13"> </text:span><text:span text:style-name="T12">i</text:span><text:span text:style-name="T13"> </text:span><text:span text:style-name="T12">writ</text:span><text:span text:style-name="T13"> </text:span><text:span text:style-name="T12">to</text:span><text:span text:style-name="T13"> </text:span><text:span text:style-name="T12">271</text:span><text:span text:style-name="T13"> </text:span><text:span text:style-name="T12">ginerals</text:span><text:span text:style-name="T13"> </text:span><text:span text:style-name="T12">and</text:span><text:span text:style-name="T13"> </text:span><text:span text:style-name="T12">gut</text:span><text:span text:style-name="T13"> </text:span><text:span text:style-name="T12">answers</text:span><text:span text:style-name="T13"> </text:span><text:span text:style-name="T12">to</text:span><text:span text:style-name="T13"> </text:span><text:span text:style-name="T12">209.</text:span><text:span text:style-name="T13"> </text:span><text:span text:style-name="T12">tha</text:span><text:span text:style-name="T13"> </text:span><text:span text:style-name="T12">air</text:span><text:span text:style-name="T13"> </text:span><text:span text:style-name="T12">called</text:span><text:span text:style-name="T13"> </text:span><text:span text:style-name="T12">candid</text:span><text:span text:style-name="T13"> </text:span><text:span text:style-name="T12">8s</text:span><text:span text:style-name="T13"> </text:span><text:span text:style-name="T12">but</text:span><text:span text:style-name="T13"> </text:span><text:span text:style-name="T12">i</text:span><text:span text:style-name="T13"> </text:span><text:span text:style-name="T12">dont</text:span><text:span text:style-name="T13"> </text:span><text:span text:style-name="T12">see</text:span><text:span text:style-name="T13"> </text:span><text:span text:style-name="T12">nothing</text:span><text:span text:style-name="T13"> </text:span><text:span text:style-name="T12">candid</text:span><text:span text:style-name="T13"> </text:span><text:span text:style-name="T12">about</text:span><text:span text:style-name="T13"> </text:span><text:span text:style-name="T12">em.</text:span><text:span text:style-name="T13"> </text:span><text:span text:style-name="T12">this</text:span><text:span text:style-name="T13"> </text:span><text:span text:style-name="T12">here</text:span><text:span text:style-name="T13"> 1 </text:span><text:span text:style-name="T12">wich</text:span><text:span text:style-name="T13"> </text:span><text:span text:style-name="T12">i</text:span><text:span text:style-name="T13"> </text:span><text:span text:style-name="T12">send</text:span><text:span text:style-name="T13"> </text:span><text:span text:style-name="T12">was</text:span><text:span text:style-name="T13"> </text:span><text:span text:style-name="T12">thought</text:span><text:span text:style-name="T13"> </text:span><text:span text:style-name="T12">satt'ys</text:span><text:span text:style-name="T13"> </text:span><text:span text:style-name="T12">factory$308$.</text:span><text:span text:style-name="T13"> </text:span></text:p>
      <text:p text:style-name="P15"/>
      <text:p text:style-name="Standard">La<text:span text:style-name="T1"> </text:span>traduction<text:span text:style-name="T1"> </text:span>donne<text:span text:style-name="T1"> </text:span>un<text:span text:style-name="T1"> </text:span>résultat<text:span text:style-name="T1"> </text:span>assez<text:span text:style-name="T1"> </text:span>misérable,<text:span text:style-name="T1"> </text:span>même<text:span text:style-name="T1"> </text:span>en<text:span text:style-name="T1"> </text:span>conservant<text:span text:style-name="T1"> </text:span>le<text:span text:style-name="T1"> </text:span>calembour<text:span text:style-name="T1"> </text:span>sur<text:span text:style-name="T1"> </text:span>les<text:span text:style-name="T1"> </text:span>candidats.<text:span text:style-name="T1"> </text:span></text:p>
      <text:p text:style-name="Quotations">Cher<text:span text:style-name="T1"> </text:span>monsieur,<text:span text:style-name="T1"> — </text:span>il<text:span text:style-name="T1"> </text:span>est<text:span text:style-name="T1"> </text:span>de<text:span text:style-name="T1"> </text:span>mode,<text:span text:style-name="T1"> </text:span>maintenant,<text:span text:style-name="T1"> </text:span>d'envoyer<text:span text:style-name="T1"> </text:span>des<text:span text:style-name="T1"> </text:span>lettres<text:span text:style-name="T1"> </text:span>aux<text:span text:style-name="T1"> </text:span>candides<text:span text:style-name="T1"> </text:span>As,<text:span text:style-name="T1"> </text:span>et<text:span text:style-name="T1"> </text:span>j'ai<text:span text:style-name="T1"> </text:span>été<text:span text:style-name="T1"> </text:span>choisi<text:span text:style-name="T1"> </text:span>à<text:span text:style-name="T1"> </text:span>un<text:span text:style-name="T1"> </text:span>meeting<text:span text:style-name="T1"> </text:span>public<text:span text:style-name="T1"> </text:span>à<text:span text:style-name="T1"> </text:span>Quaalam<text:span text:style-name="T1"> </text:span>pour<text:span text:style-name="T1"> </text:span>faire<text:span text:style-name="T1"> </text:span>le<text:span text:style-name="T1"> </text:span>nécessaire<text:span text:style-name="T1"> </text:span>dans<text:span text:style-name="T1"> </text:span>cette<text:span text:style-name="T1"> </text:span>ville.<text:span text:style-name="T1"> </text:span>J'ai<text:span text:style-name="T1"> </text:span>écrit<text:span text:style-name="T1"> </text:span>à<text:span text:style-name="T1"> </text:span>271<text:span text:style-name="T1"> </text:span>généraux<text:span text:style-name="T1"> </text:span>et<text:span text:style-name="T1"> </text:span>209<text:span text:style-name="T1"> </text:span>m'ont<text:span text:style-name="T1"> </text:span>répondu.<text:span text:style-name="T1"> </text:span>Ils<text:span text:style-name="T1"> </text:span>sont<text:span text:style-name="T1"> </text:span>candides<text:span text:style-name="T1"> </text:span>As,<text:span text:style-name="T1"> </text:span>mais<text:span text:style-name="T1"> </text:span>je<text:span text:style-name="T1"> </text:span>ne<text:span text:style-name="T1"> </text:span>vois<text:span text:style-name="T1"> </text:span>rien<text:span text:style-name="T1"> </text:span>de<text:span text:style-name="T1"> </text:span>candide<text:span text:style-name="T1"> </text:span>en<text:span text:style-name="T1"> </text:span>eux.<text:span text:style-name="T1"> </text:span>La<text:span text:style-name="T1"> </text:span>ci-incluse<text:span text:style-name="T1"> </text:span>m'a<text:span text:style-name="T1"> </text:span>paru<text:span text:style-name="T1"> </text:span>satisfaisante.<text:span text:style-name="T1"> </text:span></text:p>
      <text:p text:style-name="Standard">Sur<text:span text:style-name="T1"> </text:span>l'usage<text:span text:style-name="T1"> </text:span>ridicule<text:span text:style-name="T1"> </text:span>des<text:span text:style-name="T1"> </text:span>citations<text:span text:style-name="T1"> </text:span>grecques<text:span text:style-name="T1"> </text:span>ou<text:span text:style-name="T1"> </text:span>latines,<text:span text:style-name="T1"> </text:span>surtout<text:span text:style-name="T1"> </text:span>de<text:span text:style-name="T1"> </text:span>la<text:span text:style-name="T1"> </text:span>part<text:span text:style-name="T1"> </text:span>de<text:span text:style-name="T1"> </text:span>ceux<text:span text:style-name="T1"> </text:span>qui<text:span text:style-name="T1"> </text:span>ne<text:span text:style-name="T1"> </text:span>les<text:span text:style-name="T1"> </text:span>comprennent<text:span text:style-name="T1"> </text:span>pas <text:span text:style-name="T1">:</text:span></text:p>
      <text:p text:style-name="Quotations">La<text:span text:style-name="T1"> </text:span>première<text:span text:style-name="T1"> </text:span>platitude<text:span text:style-name="T1"> </text:span>venue<text:span text:style-name="T1"> </text:span>en<text:span text:style-name="T1"> </text:span>l'une<text:span text:style-name="T1"> </text:span>ou<text:span text:style-name="T1"> </text:span>l'autre<text:span text:style-name="T1"> </text:span>de<text:span text:style-name="T1"> </text:span>ces<text:span text:style-name="T1"> </text:span>deux<text:span text:style-name="T1"> </text:span>langues<text:span text:style-name="T1"> </text:span>a<text:span text:style-name="T1"> </text:span>pour<text:span text:style-name="T1"> </text:span>le<text:span text:style-name="T1"> </text:span>vulgaire<text:span text:style-name="T1"> </text:span>un<text:span text:style-name="T1"> </text:span>attrait<text:span text:style-name="T1"> </text:span>aussi<text:span text:style-name="T1"> </text:span>mystérieux<text:span text:style-name="T1"> </text:span>que<text:span text:style-name="T1"> </text:span>les<text:span text:style-name="T1"> </text:span>cérémonies<text:span text:style-name="T1"> </text:span>des<text:span text:style-name="T1"> </text:span>Francs-Maçons.<text:span text:style-name="T1"> </text:span>Cette<text:span text:style-name="T1"> </text:span>fascination<text:span text:style-name="T1"> </text:span>est<text:span text:style-name="T1"> </text:span>si<text:span text:style-name="T1"> </text:span>puissante<text:span text:style-name="T1"> </text:span>qu'il<text:span text:style-name="T1"> </text:span>ne<text:span text:style-name="T1"> </text:span>serait<text:span text:style-name="T1"> </text:span>pas<text:span text:style-name="T1"> </text:span>étonnant<text:span text:style-name="T1"> </text:span>de<text:span text:style-name="T1"> </text:span>voir<text:span text:style-name="T1"> </text:span><text:span text:style-name="T5">Festina</text:span><text:span text:style-name="T4"> </text:span><text:span text:style-name="T5">lente</text:span><text:span text:style-name="T1"> </text:span>choisi<text:span text:style-name="T1"> </text:span>pour<text:span text:style-name="T1"> </text:span>devise<text:span text:style-name="T1"> </text:span>favorite<text:span text:style-name="T1"> </text:span>par<text:span text:style-name="T1"> </text:span>le<text:span text:style-name="T1"> </text:span>capitaine<text:span text:style-name="T1"> </text:span>d'un<text:span text:style-name="T1"> </text:span>steamboat<text:span text:style-name="T1"> </text:span>du<text:span text:style-name="T1"> </text:span>Mississipi ;<text:span text:style-name="T1"> </text:span>ou<text:span text:style-name="T1"> </text:span><text:span text:style-name="T28">άρίστόυ μέυ ϋδωρ </text:span><text:span text:style-name="T1"><text:s/></text:span>cité<text:span text:style-name="T1"> </text:span>comme<text:span text:style-name="T1"> </text:span>argument<text:span text:style-name="T1"> </text:span>irréfutable<text:span text:style-name="T1"> </text:span>par<text:span text:style-name="T1"> </text:span>un<text:span text:style-name="T1"> </text:span>gentleman<text:span text:style-name="T1"> </text:span>dont<text:span text:style-name="T1"> </text:span>la<text:span text:style-name="T1"> </text:span>vue<text:span text:style-name="T1"> </text:span>a<text:span text:style-name="T1"> </text:span>sur<text:span text:style-name="T1"> </text:span>les<text:span text:style-name="T1"> </text:span>bouteilles<text:span text:style-name="T1"> </text:span>un<text:span text:style-name="T1"> </text:span>effet<text:span text:style-name="T1"> </text:span>diamétralement<text:span text:style-name="T1"> </text:span>opposé<text:span text:style-name="T1"> </text:span>à<text:span text:style-name="T1"> </text:span>celui<text:span text:style-name="T1"> </text:span>du<text:span text:style-name="T1"> </text:span>stéréoscope,<text:span text:style-name="T1"> </text:span>et<text:span text:style-name="T1"> </text:span>réclame<text:span text:style-name="T1"> </text:span>la<text:span text:style-name="T1"> </text:span>substitution<text:span text:style-name="T1"> </text:span>du<text:span text:style-name="T1"> </text:span><text:span text:style-name="T5">v</text:span><text:span text:style-name="T1"> </text:span>au<text:span text:style-name="T1"> </text:span><text:span text:style-name="T5">b</text:span><text:span text:style-name="T1"> </text:span>dans<text:span text:style-name="T1"> </text:span>binoculaire$309$.<text:span text:style-name="T1"> </text:span></text:p>
      <text:p text:style-name="Standard">Voilà<text:span text:style-name="T1"> </text:span>de<text:span text:style-name="T1"> </text:span>l'esprit<text:span text:style-name="T1"> </text:span>qui<text:span text:style-name="T1"> </text:span>vient<text:span text:style-name="T1"> </text:span>de<text:span text:style-name="T1"> </text:span>loin.<text:span text:style-name="T1"> </text:span>Lowell<text:span text:style-name="T1"> </text:span>a<text:span text:style-name="T1"> </text:span>cependant<text:span text:style-name="T1"> </text:span>quelquefois<text:span text:style-name="T1"> </text:span>la<text:span text:style-name="T1"> </text:span>satire<text:span text:style-name="T1"> </text:span>assez<text:span text:style-name="T1"> </text:span>juste<text:span text:style-name="T1"> </text:span>et<text:span text:style-name="T1"> </text:span>fort<text:span text:style-name="T1"> </text:span>incisive,<text:span text:style-name="T1"> </text:span>quand<text:span text:style-name="T1"> </text:span>il<text:span text:style-name="T1"> </text:span>se<text:span text:style-name="T1"> </text:span>moque,<text:span text:style-name="T1"> </text:span>comme<text:span text:style-name="T1"> </text:span>le<text:span text:style-name="T1"> </text:span>fait<text:span text:style-name="T1"> </text:span>Holmes,<text:span text:style-name="T1"> </text:span>de<text:span text:style-name="T1"> </text:span>l'amour<text:span text:style-name="T1"> </text:span>des<text:span text:style-name="T1"> </text:span>Américains<text:span text:style-name="T1"> </text:span>pour<text:span text:style-name="T1"> </text:span>les<text:span text:style-name="T1"> </text:span>distinctions<text:span text:style-name="T1"> </text:span>honorifiques,<text:span text:style-name="T1"> </text:span>que<text:span text:style-name="T1"> </text:span>l'Etat<text:span text:style-name="T1"> </text:span>leur<text:span text:style-name="T1"> </text:span>refuse,<text:span text:style-name="T1"> </text:span>mais<text:span text:style-name="T1"> </text:span>que<text:span text:style-name="T1"> </text:span>distribuent<text:span text:style-name="T1"> </text:span>généreusement<text:span text:style-name="T1"> </text:span>toutes<text:span text:style-name="T1"> </text:span>sortes<text:span text:style-name="T1"> </text:span>de<text:span text:style-name="T1"> </text:span>sociétés<text:span text:style-name="T1"> </text:span>et<text:span text:style-name="T1"> </text:span>d'académies<text:span text:style-name="T1"> </text:span>de<text:span text:style-name="T1"> </text:span>province.<text:span text:style-name="T1"> </text:span>Il<text:span text:style-name="T1"> </text:span>a<text:span text:style-name="T1"> </text:span>de<text:span text:style-name="T1"> </text:span>la<text:span text:style-name="T1"> </text:span>perspicacité,<text:span text:style-name="T1"> </text:span>de<text:span text:style-name="T1"> </text:span>l'imprévu,<text:span text:style-name="T1"> </text:span>beaucoup<text:span text:style-name="T1"> </text:span>de<text:span text:style-name="T1"> </text:span>pittoresque<text:span text:style-name="T1"> </text:span>dans<text:span text:style-name="T1"> </text:span>la<text:span text:style-name="T1"> </text:span>forme<text:span text:style-name="T1"> </text:span>souvent<text:span text:style-name="T1"> </text:span>étrange<text:span text:style-name="T1"> </text:span>qu'il<text:span text:style-name="T1"> </text:span>donne<text:span text:style-name="T1"> </text:span>à<text:span text:style-name="T1"> </text:span>sa<text:span text:style-name="T1"> </text:span>pensée.<text:span text:style-name="T1"> </text:span>Telle<text:span text:style-name="T1"> </text:span>de<text:span text:style-name="T1"> </text:span>ses<text:span text:style-name="T1"> </text:span>boutades<text:span text:style-name="T1"> </text:span>ne<text:span text:style-name="T1"> </text:span>recule<text:span text:style-name="T1"> </text:span>pas<text:span text:style-name="T1"> </text:span>devant<text:span text:style-name="T1"> </text:span>l'irrévérence<text:span text:style-name="T1"> </text:span></text:p>
      <text:p text:style-name="Quotations">Je<text:span text:style-name="T1"> </text:span>ne<text:span text:style-name="T1"> </text:span>voudrais<text:span text:style-name="T1"> </text:span>pas<text:span text:style-name="T1"> </text:span>aller<text:span text:style-name="T1"> </text:span>trop<text:span text:style-name="T1"> </text:span>loin,<text:span text:style-name="T1"> </text:span>ni<text:span text:style-name="T1"> </text:span>me<text:span text:style-name="T1"> </text:span>flatter<text:span text:style-name="T1"> </text:span>de<text:span text:style-name="T1"> </text:span>pousser<text:span text:style-name="T1"> </text:span>le<text:span text:style-name="T1"> </text:span>coude<text:span text:style-name="T1"> </text:span>à<text:span text:style-name="T1"> </text:span>la<text:span text:style-name="T1"> </text:span>Providence$310$.<text:span text:style-name="T1"> <text:line-break/></text:span>Milton<text:span text:style-name="T1"> </text:span>est<text:span text:style-name="T1"> </text:span>le<text:span text:style-name="T1"> </text:span>seul<text:span text:style-name="T1"> </text:span>homme<text:span text:style-name="T1"> </text:span>qui<text:span text:style-name="T1"> </text:span>ait<text:span text:style-name="T1"> </text:span>bien<text:span text:style-name="T1"> </text:span>compris<text:span text:style-name="T1"> </text:span>la<text:span text:style-name="T1"> </text:span>poésie<text:span text:style-name="T1"> </text:span>de<text:span text:style-name="T1"> </text:span>la<text:span text:style-name="T1"> </text:span>cataracte ;<text:span text:style-name="T1"> </text:span>il<text:span text:style-name="T1"> </text:span>est<text:span text:style-name="T1"> </text:span>vrai<text:span text:style-name="T1"> </text:span>qu'il<text:span text:style-name="T1"> </text:span>l'avait<text:span text:style-name="T1"> </text:span>dans<text:span text:style-name="T1"> </text:span>l'œil$311$.<text:span text:style-name="T1"> </text:span></text:p>
      <text:p text:style-name="Standard">Ceci<text:span text:style-name="T1"> </text:span>passe<text:span text:style-name="T1"> </text:span>peut-être<text:span text:style-name="T1"> </text:span>les<text:span text:style-name="T1"> </text:span>bornes<text:span text:style-name="T1"> </text:span>au-delà<text:span text:style-name="T1"> </text:span>desquelles<text:span text:style-name="T1"> </text:span>la<text:span text:style-name="T1"> </text:span>plaisanterie<text:span text:style-name="T1"> </text:span>cesse<text:span text:style-name="T1"> </text:span>d'être<text:span text:style-name="T1"> </text:span>littéraire.<text:span text:style-name="T1"> </text:span>Le<text:span text:style-name="T1"> </text:span>même<text:span text:style-name="T1"> </text:span>homme<text:span text:style-name="T1"> </text:span>a<text:span text:style-name="T1"> </text:span>parlé<text:span text:style-name="T1"> </text:span>ailleurs<text:span text:style-name="T1"> </text:span>de<text:span text:style-name="T1"> </text:span>Milton<text:span text:style-name="T1"> </text:span>et<text:span text:style-name="T1"> </text:span>des<text:span text:style-name="T1"> </text:span>vieux<text:span text:style-name="T1"> </text:span>poètes<text:span text:style-name="T1"> </text:span>anglais<text:span text:style-name="T1"> </text:span>en<text:span text:style-name="T1"> </text:span>fort<text:span text:style-name="T1"> </text:span>bonne<text:span text:style-name="T1"> </text:span>prose<text:span text:style-name="T1"> </text:span>avec<text:span text:style-name="T1"> </text:span>une<text:span text:style-name="T1"> </text:span>érudition<text:span text:style-name="T1"> </text:span>et<text:span text:style-name="T1"> </text:span>un<text:span text:style-name="T1"> </text:span>jugement<text:span text:style-name="T1"> </text:span>sains$312$.<text:span text:style-name="T1"> </text:span>Auquel<text:span text:style-name="T1"> </text:span>entendre<text:span text:style-name="T1"> </text:span>?<text:span text:style-name="T1"> </text:span>Voilà<text:span text:style-name="T1"> </text:span>bien<text:span text:style-name="T1"> </text:span>de<text:span text:style-name="T1"> </text:span>leurs<text:span text:style-name="T1"> </text:span>tours,<text:span text:style-name="T1"> </text:span>à<text:span text:style-name="T1"> </text:span>ces<text:span text:style-name="T1"> </text:span>humoristes<text:span text:style-name="T1"> </text:span>railler<text:span text:style-name="T1"> </text:span>aujourd'hui<text:span text:style-name="T1"> </text:span>ce<text:span text:style-name="T1"> </text:span>qu'ils<text:span text:style-name="T1"> </text:span>respectaient<text:span text:style-name="T1"> </text:span>hier,<text:span text:style-name="T1"> </text:span>sans<text:span text:style-name="T1"> </text:span>qu'on<text:span text:style-name="T1"> </text:span>puisse<text:span text:style-name="T1"> </text:span>savoir<text:span text:style-name="T1"> </text:span>ce<text:span text:style-name="T1"> </text:span>qu'ils<text:span text:style-name="T1"> </text:span>pensent<text:span text:style-name="T1"> </text:span>au<text:span text:style-name="T1"> </text:span>fond.<text:span text:style-name="T1"> </text:span></text:p>
      <text:p text:style-name="Standard">S'il<text:span text:style-name="T1"> </text:span>est<text:span text:style-name="T1"> </text:span>difficile<text:span text:style-name="T1"> </text:span>de<text:span text:style-name="T1"> </text:span>pénétrer<text:span text:style-name="T1"> </text:span>l'esprit<text:span text:style-name="T1"> </text:span>de<text:span text:style-name="T1"> </text:span>M.<text:span text:style-name="T1"> </text:span>Lowell,<text:span text:style-name="T1"> </text:span>on<text:span text:style-name="T1"> </text:span>peut<text:span text:style-name="T1"> </text:span>prendre<text:span text:style-name="T1"> </text:span>sa<text:span text:style-name="T1"> </text:span>revanche<text:span text:style-name="T1"> </text:span>avec<text:span text:style-name="T1"> </text:span>M.<text:span text:style-name="T1"> </text:span>Browne,<text:span text:style-name="T1"> </text:span>qui<text:span text:style-name="T1"> </text:span>sous<text:span text:style-name="T1"> </text:span>le<text:span text:style-name="T1"> </text:span>pseudonyme<text:span text:style-name="T1"> </text:span>d'Artemus<text:span text:style-name="T1"> </text:span>Ward<text:span text:style-name="T1"> </text:span>a<text:span text:style-name="T1"> </text:span>publié<text:span text:style-name="T1"> </text:span>plusieurs<text:span text:style-name="T1"> </text:span>volumes<text:span text:style-name="T1"> </text:span>humoristiques<text:span text:style-name="T1"> </text:span>très<text:span text:style-name="T1"> </text:span>populaires<text:span text:style-name="T1"> </text:span>en<text:span text:style-name="T1"> </text:span>pays<text:span text:style-name="T1"> </text:span>de<text:span text:style-name="T1"> </text:span>langue<text:span text:style-name="T1"> </text:span>anglaise$313$.<text:span text:style-name="T1"> </text:span>Fantaisiste<text:span text:style-name="T1"> </text:span>spirituel,<text:span text:style-name="T1"> </text:span>d'une<text:span text:style-name="T1"> </text:span>bonne<text:span text:style-name="T1"> </text:span>humeur<text:span text:style-name="T1"> </text:span>engageante,<text:span text:style-name="T1"> </text:span>allant<text:span text:style-name="T1"> </text:span>volontiers<text:span text:style-name="T1"> </text:span>jusqu'au<text:span text:style-name="T1"> </text:span>burlesque<text:span text:style-name="T1"> </text:span>pur,<text:span text:style-name="T1"> </text:span>jusqu'à<text:span text:style-name="T1"> </text:span>la<text:span text:style-name="T1"> </text:span>charge<text:span text:style-name="T1"> </text:span>et<text:span text:style-name="T1"> </text:span>l'énormité<text:span text:style-name="T1"> </text:span>comiques,<text:span text:style-name="T1"> </text:span>il<text:span text:style-name="T1"> </text:span>ne<text:span text:style-name="T1"> </text:span>se<text:span text:style-name="T1"> </text:span>donne<text:span text:style-name="T1"> </text:span>ni<text:span text:style-name="T1"> </text:span>comme<text:span text:style-name="T1"> </text:span>un<text:span text:style-name="T1"> </text:span>penseur,<text:span text:style-name="T1"> </text:span>ni<text:span text:style-name="T1"> </text:span>comme<text:span text:style-name="T1"> </text:span>un<text:span text:style-name="T1"> </text:span>moraliste.<text:span text:style-name="T1"> </text:span>Son<text:span text:style-name="T1"> </text:span>but<text:span text:style-name="T1"> </text:span>est<text:span text:style-name="T1"> </text:span>d'amuser,<text:span text:style-name="T1"> </text:span>et<text:span text:style-name="T1"> </text:span>il<text:span text:style-name="T1"> </text:span>réussit,<text:span text:style-name="T1"> </text:span>surtout<text:span text:style-name="T1"> </text:span>à<text:span text:style-name="T1"> </text:span>ses<text:span text:style-name="T1"> </text:span>propres<text:span text:style-name="T1"> </text:span>dépens,<text:span text:style-name="T1"> </text:span>car<text:span text:style-name="T1"> </text:span>c'est<text:span text:style-name="T1"> </text:span>Artemus<text:span text:style-name="T1"> </text:span>Ward<text:span text:style-name="T1"> </text:span>lui-même<text:span text:style-name="T1"> </text:span>qui<text:span text:style-name="T1"> </text:span>sert<text:span text:style-name="T1"> </text:span>généralement<text:span text:style-name="T1"> </text:span>de<text:span text:style-name="T1"> </text:span>plastron<text:span text:style-name="T1"> </text:span>aux<text:span text:style-name="T1"> </text:span>plaisanteries<text:span text:style-name="T1"> </text:span>de<text:span text:style-name="T1"> </text:span>M.<text:span text:style-name="T1"> </text:span>Browne.<text:span text:style-name="T1"> </text:span><text:soft-page-break/>Artemus<text:span text:style-name="T1"> </text:span>Ward<text:span text:style-name="T1"> </text:span>a<text:span text:style-name="T1"> </text:span>fait<text:span text:style-name="T1"> </text:span>une<text:span text:style-name="T1"> </text:span>conférence<text:span text:style-name="T1"> </text:span>dans<text:span text:style-name="T1"> </text:span>une<text:span text:style-name="T1"> </text:span>petite<text:span text:style-name="T1"> </text:span>ville<text:span text:style-name="T1"> </text:span>américaine,<text:span text:style-name="T1"> </text:span>et<text:span text:style-name="T1"> </text:span>M.<text:span text:style-name="T1"> </text:span>Browne<text:span text:style-name="T1"> </text:span>en<text:span text:style-name="T1"> </text:span>donne<text:span text:style-name="T1"> </text:span>le<text:span text:style-name="T1"> </text:span>compte<text:span text:style-name="T1"> </text:span>rendu <text:span text:style-name="T1">:</text:span></text:p>
      <text:p text:style-name="Quotations">C'était<text:span text:style-name="T1"> </text:span>un<text:span text:style-name="T1"> </text:span>grand<text:span text:style-name="T1"> </text:span>spectacle.<text:span text:style-name="T1"> </text:span>M.<text:span text:style-name="T1"> </text:span>Artemus<text:span text:style-name="T1"> </text:span>Ward<text:span text:style-name="T1"> </text:span>parlait<text:span text:style-name="T1"> </text:span>et<text:span text:style-name="T1"> </text:span>la<text:span text:style-name="T1"> </text:span>plupart<text:span text:style-name="T1"> </text:span>des<text:span text:style-name="T1"> </text:span>auditeurs<text:span text:style-name="T1"> </text:span>dormaient<text:span text:style-name="T1"> </text:span>tranquillement<text:span text:style-name="T1"> </text:span>sur<text:span text:style-name="T1"> </text:span>leurs<text:span text:style-name="T1"> </text:span>chaises.<text:span text:style-name="T1"> </text:span>Quelques-uns<text:span text:style-name="T1"> </text:span>quittaient<text:span text:style-name="T1"> </text:span>la<text:span text:style-name="T1"> </text:span>salle<text:span text:style-name="T1"> </text:span>pour<text:span text:style-name="T1"> </text:span>ne<text:span text:style-name="T1"> </text:span>plus<text:span text:style-name="T1"> </text:span>revenir,<text:span text:style-name="T1"> </text:span>d'autres<text:span text:style-name="T1"> </text:span>pleuraient<text:span text:style-name="T1"> </text:span>comme<text:span text:style-name="T1"> </text:span>des<text:span text:style-name="T1"> </text:span>enfants<text:span text:style-name="T1"> </text:span>à<text:span text:style-name="T1"> </text:span>chacun<text:span text:style-name="T1"> </text:span>de<text:span text:style-name="T1"> </text:span>ses<text:span text:style-name="T1"> </text:span>mots<text:span text:style-name="T1"> </text:span>les<text:span text:style-name="T1"> </text:span>plus<text:span text:style-name="T1"> </text:span>spirituels.<text:span text:style-name="T1"> </text:span>Tout<text:span text:style-name="T1"> </text:span>cela<text:span text:style-name="T1"> </text:span>formait<text:span text:style-name="T1"> </text:span>une<text:span text:style-name="T1"> </text:span>scène<text:span text:style-name="T1"> </text:span>expressive<text:span text:style-name="T1"> </text:span>et<text:span text:style-name="T1"> </text:span>montrait<text:span text:style-name="T1"> </text:span>bien<text:span text:style-name="T1"> </text:span>la<text:span text:style-name="T1"> </text:span>puissance<text:span text:style-name="T1"> </text:span>de<text:span text:style-name="T1"> </text:span>ce<text:span text:style-name="T1"> </text:span>remarquable<text:span text:style-name="T1"> </text:span>orateur.<text:span text:style-name="T1"> </text:span>Lorsqu'il<text:span text:style-name="T1"> </text:span>annonça<text:span text:style-name="T1"> </text:span>qu'il<text:span text:style-name="T1"> </text:span>ne<text:span text:style-name="T1"> </text:span>redonnerait<text:span text:style-name="T1"> </text:span>jamais<text:span text:style-name="T1"> </text:span>de<text:span text:style-name="T1"> </text:span>conférence<text:span text:style-name="T1"> </text:span>dans<text:span text:style-name="T1"> </text:span>la<text:span text:style-name="T1"> </text:span>ville,<text:span text:style-name="T1"> </text:span>ce<text:span text:style-name="T1"> </text:span>fut<text:span text:style-name="T1"> </text:span>une<text:span text:style-name="T1"> </text:span>explosion<text:span text:style-name="T1"> </text:span>de<text:span text:style-name="T1"> </text:span>bravos<text:span text:style-name="T1"> </text:span>assourdissants$314$.<text:span text:style-name="T1"> </text:span></text:p>
      <text:p text:style-name="Standard">Tout<text:span text:style-name="T1"> </text:span>lecteur<text:span text:style-name="T1"> </text:span>anglais<text:span text:style-name="T1"> </text:span>connaît<text:span text:style-name="T1"> </text:span>le<text:span text:style-name="T1"> </text:span>livre<text:span text:style-name="T1"> </text:span>où<text:span text:style-name="T1"> </text:span>il<text:span text:style-name="T1"> </text:span>raconte<text:span text:style-name="T1"> </text:span>les<text:span text:style-name="T1"> </text:span>aventures<text:span text:style-name="T1"> </text:span>de<text:span text:style-name="T1"> </text:span>ce<text:span text:style-name="T1"> </text:span>montreur<text:span text:style-name="T1"> </text:span>de<text:span text:style-name="T1"> </text:span>figures<text:span text:style-name="T1"> </text:span>de<text:span text:style-name="T1"> </text:span>cire,<text:span text:style-name="T1"> </text:span>qui<text:span text:style-name="T1"> </text:span>parcourt<text:span text:style-name="T1"> </text:span>les<text:span text:style-name="T1"> </text:span>Etats-Unis,<text:span text:style-name="T1"> </text:span>subit<text:span text:style-name="T1"> </text:span>beaucoup<text:span text:style-name="T1"> </text:span>d'aventures<text:span text:style-name="T1"> </text:span>et<text:span text:style-name="T1"> </text:span>résume<text:span text:style-name="T1"> </text:span>ainsi<text:span text:style-name="T1"> </text:span>son<text:span text:style-name="T1"> </text:span>expérience:<text:span text:style-name="T1"> </text:span>« Vivez<text:span text:style-name="T1"> </text:span>de<text:span text:style-name="T1"> </text:span>vos<text:span text:style-name="T1"> </text:span>rentes,<text:span text:style-name="T1"> </text:span>empruntez<text:span text:style-name="T1"> </text:span>pour<text:span text:style-name="T1"> </text:span>cela<text:span text:style-name="T1"> </text:span>s'il<text:span text:style-name="T1"> </text:span>le<text:span text:style-name="T1"> </text:span>faut,<text:span text:style-name="T1"> </text:span>mais<text:span text:style-name="T1"> </text:span>vivez<text:span text:style-name="T1"> </text:span>de<text:span text:style-name="T1"> </text:span>vos<text:span text:style-name="T1"> </text:span>rentes$315$.<text:span text:style-name="T1"> » </text:span>Quand<text:span text:style-name="T1"> </text:span>le<text:span text:style-name="T1"> </text:span><text:span text:style-name="T5">Showman</text:span><text:span text:style-name="T1"> </text:span>passe<text:span text:style-name="T1"> </text:span>en<text:span text:style-name="T1"> </text:span>Angleterre,<text:span text:style-name="T1"> </text:span>il<text:span text:style-name="T1"> </text:span>a<text:span text:style-name="T1"> </text:span>changé<text:span text:style-name="T1"> </text:span>de<text:span text:style-name="T1"> </text:span>métier,<text:span text:style-name="T1"> </text:span>il<text:span text:style-name="T1"> </text:span>promène<text:span text:style-name="T1"> </text:span>une<text:span text:style-name="T1"> </text:span>ménagerie.<text:span text:style-name="T1"> </text:span>Cela<text:span text:style-name="T1"> </text:span>est<text:span text:style-name="T1"> </text:span>écrit<text:span text:style-name="T1"> </text:span>dans<text:span text:style-name="T1"> </text:span>le<text:span text:style-name="T1"> </text:span>langage<text:span text:style-name="T1"> </text:span>étrange<text:span text:style-name="T1"> </text:span>qu'on<text:span text:style-name="T1"> </text:span>connaît,<text:span text:style-name="T1"> </text:span>mais<text:span text:style-name="T1"> </text:span>sans<text:span text:style-name="T1"> </text:span>affectation<text:span text:style-name="T1"> </text:span>d'excentricités<text:span text:style-name="T1"> </text:span>grammaticales.<text:span text:style-name="T1"> </text:span></text:p>
      <text:p text:style-name="citation_20_sans_20_espace">Un<text:span text:style-name="T1"> </text:span>jour<text:span text:style-name="T1"> </text:span>que<text:span text:style-name="T1"> </text:span>je<text:span text:style-name="T1"> </text:span>frappais<text:span text:style-name="T1"> </text:span>mon<text:span text:style-name="T1"> </text:span>léopard<text:span text:style-name="T1"> </text:span>plus<text:span text:style-name="T1"> </text:span>fort<text:span text:style-name="T1"> </text:span>que<text:span text:style-name="T1"> </text:span>d'habitude,<text:span text:style-name="T1"> </text:span>cela<text:span text:style-name="T1"> </text:span>m'attira<text:span text:style-name="T1"> </text:span>une<text:span text:style-name="T1"> </text:span>remontrance<text:span text:style-name="T1"> </text:span>de<text:span text:style-name="T1"> </text:span>la<text:span text:style-name="T1"> </text:span>part<text:span text:style-name="T1"> </text:span>d'un<text:span text:style-name="T1"> </text:span>grand<text:span text:style-name="T1"> </text:span>monsieur<text:span text:style-name="T1"> </text:span>à<text:span text:style-name="T1"> </text:span>lunettes<text:span text:style-name="T1"> </text:span>qui<text:span text:style-name="T1"> </text:span>me<text:span text:style-name="T1"> </text:span>dit :<text:span text:style-name="T1"> </text:span></text:p>
      <text:p text:style-name="citation_20_sans_20_espace">— Mon<text:span text:style-name="T1"> </text:span>brave<text:span text:style-name="T1"> </text:span>homme,<text:span text:style-name="T1"> </text:span>ne<text:span text:style-name="T1"> </text:span>battez<text:span text:style-name="T1"> </text:span>pas<text:span text:style-name="T1"> </text:span>ce<text:span text:style-name="T1"> </text:span>pauvre<text:span text:style-name="T1"> </text:span>animal<text:span text:style-name="T1"> </text:span>prisonnier.<text:span text:style-name="T1"> </text:span>Caressez-le<text:span text:style-name="T1"> </text:span>plutôt.<text:span text:style-name="T1"> </text:span></text:p>
      <text:p text:style-name="citation_20_sans_20_espace">— Je<text:span text:style-name="T1"> </text:span>vais<text:span text:style-name="T1"> </text:span>le<text:span text:style-name="T1"> </text:span>caresser<text:span text:style-name="T1"> </text:span>avec<text:span text:style-name="T1"> </text:span>un<text:span text:style-name="T1"> </text:span>bâton,<text:span text:style-name="T1"> </text:span>répondis-je.<text:span text:style-name="T1"> </text:span>Et<text:span text:style-name="T1"> </text:span>je<text:span text:style-name="T1"> </text:span>lui<text:span text:style-name="T1"> </text:span>en<text:span text:style-name="T1"> </text:span>envoyai<text:span text:style-name="T1"> </text:span>une<text:span text:style-name="T1"> </text:span>nouvelle<text:span text:style-name="T1"> </text:span>volée,<text:span text:style-name="T1"> </text:span></text:p>
      <text:p text:style-name="citation_20_sans_20_espace">Je<text:span text:style-name="T1"> </text:span>vous<text:span text:style-name="T1"> </text:span>en<text:span text:style-name="T1"> </text:span>prie,<text:span text:style-name="T1"> </text:span>cessez,<text:span text:style-name="T1"> </text:span>reprit<text:span text:style-name="T1"> </text:span>le<text:span text:style-name="T1"> </text:span>monsieur,<text:span text:style-name="T1"> </text:span>éloignez-vous<text:span text:style-name="T1"> </text:span>et<text:span text:style-name="T1"> </text:span>considérez<text:span text:style-name="T1"> </text:span>bien<text:span text:style-name="T1"> </text:span>l'effet<text:span text:style-name="T1"> </text:span>de<text:span text:style-name="T1"> </text:span>la<text:span text:style-name="T1"> </text:span>douceur.<text:span text:style-name="T1"> </text:span>Je<text:span text:style-name="T1"> </text:span>connais<text:span text:style-name="T1"> </text:span>mieux<text:span text:style-name="T1"> </text:span>que<text:span text:style-name="T1"> </text:span>vous<text:span text:style-name="T1"> </text:span>les<text:span text:style-name="T1"> </text:span>idiosyncrasies<text:span text:style-name="T1"> </text:span>de<text:span text:style-name="T1"> </text:span>ces<text:span text:style-name="T1"> </text:span>bêtes.<text:span text:style-name="T1"> </text:span>En<text:span text:style-name="T1"> </text:span>disant<text:span text:style-name="T1"> </text:span>cela<text:span text:style-name="T1"> </text:span>il<text:span text:style-name="T1"> </text:span>alla<text:span text:style-name="T1"> </text:span>vers<text:span text:style-name="T1"> </text:span>la<text:span text:style-name="T1"> </text:span>cage,<text:span text:style-name="T1"> </text:span>et<text:span text:style-name="T1"> </text:span>collant<text:span text:style-name="T1"> </text:span>sa<text:span text:style-name="T1"> </text:span>figure<text:span text:style-name="T1"> </text:span>aux<text:span text:style-name="T1"> </text:span>barreaux<text:span text:style-name="T1"> </text:span>de<text:span text:style-name="T1"> </text:span>fer,<text:span text:style-name="T1"> </text:span>il<text:span text:style-name="T1"> </text:span>dit<text:span text:style-name="T1"> </text:span>gentiment <text:span text:style-name="T1">:</text:span></text:p>
      <text:p text:style-name="citation_20_sans_20_espace"><text:span text:style-name="T1">— </text:span>Viens<text:span text:style-name="T1"> </text:span>ici,<text:span text:style-name="T1"> </text:span>ma<text:span text:style-name="T1"> </text:span>jolie<text:span text:style-name="T1"> </text:span>petite<text:span text:style-name="T1"> </text:span>bête.<text:span text:style-name="T1"> </text:span></text:p>
      <text:p text:style-name="citation_20_sans_20_espace">La<text:span text:style-name="T1"> </text:span>jolie<text:span text:style-name="T1"> </text:span>petite<text:span text:style-name="T1"> </text:span>bête<text:span text:style-name="T1"> </text:span>obéit<text:span text:style-name="T1"> </text:span>sans<text:span text:style-name="T1"> </text:span>se<text:span text:style-name="T1"> </text:span>faire<text:span text:style-name="T1"> </text:span>prier,<text:span text:style-name="T1"> </text:span>saisit<text:span text:style-name="T1"> </text:span>le<text:span text:style-name="T1"> </text:span>monsieur<text:span text:style-name="T1"> </text:span>par<text:span text:style-name="T1"> </text:span>ses<text:span text:style-name="T1"> </text:span>favoris<text:span text:style-name="T1"> </text:span>et<text:span text:style-name="T1"> </text:span>lui<text:span text:style-name="T1"> </text:span>en<text:span text:style-name="T1"> </text:span>arracha<text:span text:style-name="T1"> </text:span>de<text:span text:style-name="T1"> </text:span>quoi<text:span text:style-name="T1"> </text:span>former<text:span text:style-name="T1"> </text:span>une<text:span text:style-name="T1"> </text:span>pelote<text:span text:style-name="T1"> </text:span>à<text:span text:style-name="T1"> </text:span>épingles.<text:span text:style-name="T1"> </text:span></text:p>
      <text:p text:style-name="citation_20_sans_20_espace">Il<text:span text:style-name="T1"> </text:span>se<text:span text:style-name="T1"> </text:span>retourna<text:span text:style-name="T1"> </text:span>vers<text:span text:style-name="T1"> </text:span>moi.<text:span text:style-name="T1"> </text:span></text:p>
      <text:p text:style-name="citation_20_sans_20_espace">— Espèce<text:span text:style-name="T1"> </text:span>de<text:span text:style-name="T1"> </text:span>vagabond,<text:span text:style-name="T1"> </text:span>je<text:span text:style-name="T1"> </text:span>vais<text:span text:style-name="T1"> </text:span>vous<text:span text:style-name="T1"> </text:span>faire<text:span text:style-name="T1"> </text:span>poursuivre<text:span text:style-name="T1"> </text:span>pour<text:span text:style-name="T1"> </text:span>exhibition<text:span text:style-name="T1"> </text:span>d'animaux<text:span text:style-name="T1"> </text:span>dangereux<text:span text:style-name="T1"> </text:span>et<text:span text:style-name="T1"> </text:span>immoraux.<text:span text:style-name="T1"> </text:span></text:p>
      <text:p text:style-name="citation_20_sans_20_espace"><text:span text:style-name="T1">— </text:span>Mais,<text:span text:style-name="T1"> </text:span>cher<text:span text:style-name="T1"> </text:span>monsieur,<text:span text:style-name="T1"> </text:span>repris-je,<text:span text:style-name="T1"> </text:span>il<text:span text:style-name="T1"> </text:span>n'y<text:span text:style-name="T1"> </text:span>a<text:span text:style-name="T1"> </text:span>pas<text:span text:style-name="T1"> </text:span>ici<text:span text:style-name="T1"> </text:span>un<text:span text:style-name="T1"> </text:span>animal<text:span text:style-name="T1"> </text:span>qui<text:span text:style-name="T1"> </text:span>ne<text:span text:style-name="T1"> </text:span>soit<text:span text:style-name="T1"> </text:span>d'une<text:span text:style-name="T1"> </text:span>moralité<text:span text:style-name="T1"> </text:span>parfaite ;<text:span text:style-name="T1"> </text:span>seulement<text:span text:style-name="T1"> </text:span>il<text:span text:style-name="T1"> </text:span>ne<text:span text:style-name="T1"> </text:span>faut<text:span text:style-name="T1"> </text:span>pas<text:span text:style-name="T1"> </text:span>les<text:span text:style-name="T1"> </text:span>flatter.<text:span text:style-name="T1"> </text:span>Pourquoi<text:span text:style-name="T1"> </text:span>aller<text:span text:style-name="T1"> </text:span>vous<text:span text:style-name="T1"> </text:span>immiscer<text:span text:style-name="T1"> </text:span>dans<text:span text:style-name="T1"> </text:span>leurs<text:span text:style-name="T1"> </text:span>idiotes<text:span text:style-name="T1"> </text:span>syncrasies ?<text:span text:style-name="T1"> </text:span></text:p>
      <text:p text:style-name="citation_20_sans_20_espace">Le<text:span text:style-name="T1"> </text:span>monsieur<text:span text:style-name="T1"> </text:span>était<text:span text:style-name="T1"> </text:span>un<text:span text:style-name="T1"> </text:span>échotier<text:span text:style-name="T1"> </text:span>dramatique ;<text:span text:style-name="T1"> </text:span>il<text:span text:style-name="T1"> </text:span>écrivit<text:span text:style-name="T1"> </text:span>un<text:span text:style-name="T1"> </text:span>entrefilet<text:span text:style-name="T1"> </text:span>dans<text:span text:style-name="T1"> </text:span>un<text:span text:style-name="T1"> </text:span>journal<text:span text:style-name="T1"> </text:span>où<text:span text:style-name="T1"> </text:span>il<text:span text:style-name="T1"> </text:span>déclara<text:span text:style-name="T1"> </text:span>que<text:span text:style-name="T1"> </text:span>mon<text:span text:style-name="T1"> </text:span>établissement<text:span text:style-name="T1"> </text:span>faisait<text:span text:style-name="T1"> </text:span>de<text:span text:style-name="T1"> </text:span>mauvaises<text:span text:style-name="T1"> </text:span>affaires$316$.<text:span text:style-name="T1"> </text:span></text:p>
      <text:p text:style-name="P18"/>
      <text:p text:style-name="Standard">Un<text:span text:style-name="T1"> </text:span>chapitre<text:span text:style-name="T1"> </text:span>des<text:span text:style-name="T1"> </text:span>impressions<text:span text:style-name="T1"> </text:span>d'Artemus<text:span text:style-name="T1"> </text:span>Ward<text:span text:style-name="T1"> </text:span>comme<text:span text:style-name="T1"> </text:span>dompteur <text:span text:style-name="T1">:</text:span></text:p>
      <text:p text:style-name="citation_20_sans_20_espace">Quant<text:span text:style-name="T1"> </text:span>aux<text:span text:style-name="T1"> </text:span>ours,<text:span text:style-name="T1"> </text:span>on<text:span text:style-name="T1"> </text:span>peut<text:span text:style-name="T1"> </text:span>leur<text:span text:style-name="T1"> </text:span>apprendre<text:span text:style-name="T1"> </text:span>des<text:span text:style-name="T1"> </text:span>exercices<text:span text:style-name="T1"> </text:span>intéressants,<text:span text:style-name="T1"> </text:span>mais<text:span text:style-name="T1"> </text:span>il<text:span text:style-name="T1"> </text:span>ne<text:span text:style-name="T1"> </text:span>faut<text:span text:style-name="T1"> </text:span>pas<text:span text:style-name="T1"> </text:span>compter<text:span text:style-name="T1"> </text:span>dessus.<text:span text:style-name="T1"> </text:span>Je<text:span text:style-name="T1"> </text:span>possédais<text:span text:style-name="T1"> </text:span>donc<text:span text:style-name="T1"> </text:span>un<text:span text:style-name="T1"> </text:span>ours<text:span text:style-name="T1"> </text:span>gris<text:span text:style-name="T1"> </text:span>Énorme<text:span text:style-name="T1"> </text:span>qui<text:span text:style-name="T1"> </text:span>savait<text:span text:style-name="T1"> </text:span>danser,<text:span text:style-name="T1"> </text:span>gesticuler,<text:span text:style-name="T1"> </text:span>faire<text:span text:style-name="T1"> </text:span>le<text:span text:style-name="T1"> </text:span>mort,<text:span text:style-name="T1"> </text:span>pencher<text:span text:style-name="T1"> </text:span>tristement<text:span text:style-name="T1"> </text:span>la<text:span text:style-name="T1"> </text:span>tête,<text:span text:style-name="T1"> </text:span>soupirer<text:span text:style-name="T1"> </text:span>mélancoliquement,<text:span text:style-name="T1"> </text:span>etc.<text:span text:style-name="T1"> </text:span>Je<text:span text:style-name="T1"> </text:span>représentais<text:span text:style-name="T1"> </text:span>avec<text:span text:style-name="T1"> </text:span>lui<text:span text:style-name="T1"> </text:span>quelque<text:span text:style-name="T1"> </text:span>chose<text:span text:style-name="T1"> </text:span>que<text:span text:style-name="T1"> </text:span>j'appelais<text:span text:style-name="T1"> </text:span>sur<text:span text:style-name="T1"> </text:span>mes<text:span text:style-name="T1"> </text:span>affiches<text:span text:style-name="T1"> </text:span>« Magnifique<text:span text:style-name="T1"> </text:span>Tableau<text:span text:style-name="T1"> </text:span>vivant,<text:span text:style-name="T1"> </text:span>où<text:span text:style-name="T1"> </text:span>l'on<text:span text:style-name="T1"> </text:span>voit<text:span text:style-name="T1"> </text:span>la<text:span text:style-name="T1"> </text:span>tendresse<text:span text:style-name="T1"> </text:span>de<text:span text:style-name="T1"> </text:span>l'ours<text:span text:style-name="T1"> </text:span>pour<text:span text:style-name="T1"> </text:span>son<text:span text:style-name="T1"> </text:span>maître.<text:span text:style-name="T1"> » </text:span>Je<text:span text:style-name="T1"> </text:span>me<text:span text:style-name="T1"> </text:span>couchais<text:span text:style-name="T1"> </text:span>sur<text:span text:style-name="T1"> </text:span>un<text:span text:style-name="T1"> </text:span>tapis,<text:span text:style-name="T1"> </text:span>et<text:span text:style-name="T1"> </text:span>l'ours<text:span text:style-name="T1"> </text:span>devait<text:span text:style-name="T1"> </text:span>venir<text:span text:style-name="T1"> </text:span>s'étendre<text:span text:style-name="T1"> </text:span>près<text:span text:style-name="T1"> </text:span>de<text:span text:style-name="T1"> </text:span>moi,<text:span text:style-name="T1"> </text:span>la<text:span text:style-name="T1"> </text:span>patte<text:span text:style-name="T1"> </text:span>droite<text:span text:style-name="T1"> </text:span>sur<text:span text:style-name="T1"> </text:span>mon<text:span text:style-name="T1"> </text:span>cœur,<text:span text:style-name="T1"> </text:span>pendant<text:span text:style-name="T1"> </text:span>que<text:span text:style-name="T1"> </text:span>l'orchestre<text:span text:style-name="T1"> </text:span>jouait<text:span text:style-name="T1"> </text:span>en<text:span text:style-name="T1"> </text:span>sourdine<text:span text:style-name="T1"> </text:span>Home,<text:span text:style-name="T1"> </text:span>sweet<text:span text:style-name="T1"> </text:span>home.<text:span text:style-name="T1"> </text:span>C'était<text:span text:style-name="T1"> </text:span>un<text:span text:style-name="T1"> </text:span>spectacle<text:span text:style-name="T1"> </text:span>touchant,<text:span text:style-name="T1"> </text:span>je<text:span text:style-name="T1"> </text:span>puis<text:span text:style-name="T1"> </text:span>le<text:span text:style-name="T1"> </text:span>dire,<text:span text:style-name="T1"> </text:span>et<text:span text:style-name="T1"> </text:span>j'y<text:span text:style-name="T1"> </text:span>ai<text:span text:style-name="T1"> </text:span>vu<text:span text:style-name="T1"> </text:span>pleurer<text:span text:style-name="T1"> </text:span>un<text:span text:style-name="T1"> </text:span>collecteur<text:span text:style-name="T1"> </text:span>d'impôts.<text:span text:style-name="T1"> </text:span>Un<text:span text:style-name="T1"> </text:span>jour<text:span text:style-name="T1"> </text:span>donc,<text:span text:style-name="T1"> </text:span>je<text:span text:style-name="T1"> </text:span>m'avançai<text:span text:style-name="T1"> </text:span>et<text:span text:style-name="T1"> </text:span>je<text:span text:style-name="T1"> </text:span>dis<text:span text:style-name="T1"> </text:span>Mesdames<text:span text:style-name="T1"> </text:span>et<text:span text:style-name="T1"> </text:span>messieurs,<text:span text:style-name="T1"> </text:span>nous<text:span text:style-name="T1"> </text:span>allons<text:span text:style-name="T1"> </text:span>vous<text:span text:style-name="T1"> </text:span>montrer<text:span text:style-name="T1"> </text:span>la<text:span text:style-name="T1"> </text:span>tendresse<text:span text:style-name="T1"> </text:span>de<text:span text:style-name="T1"> </text:span>l'ours<text:span text:style-name="T1"> </text:span>pour<text:span text:style-name="T1"> </text:span>son<text:span text:style-name="T1"> </text:span>maître.<text:span text:style-name="T1"> </text:span></text:p>
      <text:p text:style-name="citation_20_sans_20_espace"><text:soft-page-break/>Comme<text:span text:style-name="T1"> </text:span>je<text:span text:style-name="T1"> </text:span>m'étendais<text:span text:style-name="T1"> </text:span>par<text:span text:style-name="T1"> </text:span>terre,<text:span text:style-name="T1"> </text:span>je<text:span text:style-name="T1"> </text:span>remarquai<text:span text:style-name="T1"> </text:span>bien<text:span text:style-name="T1"> </text:span>l'expression<text:span text:style-name="T1"> </text:span>singulière<text:span text:style-name="T1"> </text:span>de<text:span text:style-name="T1"> </text:span>ses<text:span text:style-name="T1"> </text:span>yeux ;<text:span text:style-name="T1"> </text:span>il<text:span text:style-name="T1"> </text:span>les<text:span text:style-name="T1"> </text:span>roulait<text:span text:style-name="T1"> </text:span>en<text:span text:style-name="T1"> </text:span>me<text:span text:style-name="T1"> </text:span>regardant,<text:span text:style-name="T1"> </text:span>mais<text:span text:style-name="T1"> </text:span>je<text:span text:style-name="T1"> </text:span>ne<text:span text:style-name="T1"> </text:span>pouvais<text:span text:style-name="T1"> </text:span>me<text:span text:style-name="T1"> </text:span>figurer<text:span text:style-name="T1"> </text:span>la<text:span text:style-name="T1"> </text:span>scène<text:span text:style-name="T1"> </text:span>qui<text:span text:style-name="T1"> </text:span>allait<text:span text:style-name="T1"> </text:span>suivre.<text:span text:style-name="T1"> </text:span>Il<text:span text:style-name="T1"> </text:span>se<text:span text:style-name="T1"> </text:span>coucha<text:span text:style-name="T1"> </text:span>et<text:span text:style-name="T1"> </text:span>mit<text:span text:style-name="T1"> </text:span>sa<text:span text:style-name="T1"> </text:span>patte<text:span text:style-name="T1"> </text:span>sur<text:span text:style-name="T1"> </text:span>ma<text:span text:style-name="T1"> </text:span>poitrine,<text:span text:style-name="T1"> </text:span>pendant<text:span text:style-name="T1"> </text:span>que<text:span text:style-name="T1"> </text:span>je<text:span text:style-name="T1"> </text:span>répétais <text:span text:style-name="T1">:</text:span></text:p>
      <text:p text:style-name="citation_20_sans_20_espace">— Affection<text:span text:style-name="T1"> </text:span>de<text:span text:style-name="T1"> </text:span>l'ours,<text:span text:style-name="T1"> </text:span>pour<text:span text:style-name="T1"> </text:span>son<text:span text:style-name="T1"> </text:span>maître.<text:span text:style-name="T1"> </text:span>Vous<text:span text:style-name="T1"> </text:span>voyez<text:span text:style-name="T1"> </text:span>le<text:span text:style-name="T1"> </text:span>monarque<text:span text:style-name="T1"> </text:span>des<text:span text:style-name="T1"> </text:span>solitudes<text:span text:style-name="T1"> </text:span>de<text:span text:style-name="T1"> </text:span>l'ouest<text:span text:style-name="T1"> </text:span>absolument<text:span text:style-name="T1"> </text:span>subjugué.<text:span text:style-name="T1"> </text:span>Si<text:span text:style-name="T1"> </text:span>cruels<text:span text:style-name="T1"> </text:span>que<text:span text:style-name="T1"> </text:span>soient<text:span text:style-name="T1"> </text:span>ces<text:span text:style-name="T1"> </text:span>animaux,<text:span text:style-name="T1"> </text:span>on<text:span text:style-name="T1"> </text:span>peut<text:span text:style-name="T1"> </text:span>se<text:span text:style-name="T1"> </text:span>rendre<text:span text:style-name="T1"> </text:span>compte<text:span text:style-name="T1"> </text:span>qu'ils<text:span text:style-name="T1"> </text:span>ont<text:span text:style-name="T1"> </text:span>un<text:span text:style-name="T1"> </text:span>cœur<text:span text:style-name="T1"> </text:span>et<text:span text:style-name="T1"> </text:span>qu'ils<text:span text:style-name="T1"> </text:span>sont<text:span text:style-name="T1"> </text:span>capables<text:span text:style-name="T1"> </text:span>d'aimer.<text:span text:style-name="T1"> </text:span>Cet<text:span text:style-name="T1"> </text:span>ours,<text:span text:style-name="T1"> </text:span>le<text:span text:style-name="T1"> </text:span>plus<text:span text:style-name="T1"> </text:span>formidable<text:span text:style-name="T1"> </text:span>qui<text:span text:style-name="T1"> </text:span>existe,<text:span text:style-name="T1"> </text:span>et<text:span text:style-name="T1"> </text:span>qui<text:span text:style-name="T1"> </text:span>mesure<text:span text:style-name="T1"> </text:span>dix-sept<text:span text:style-name="T1"> </text:span>pieds<text:span text:style-name="T1"> </text:span>de<text:span text:style-name="T1"> </text:span>circonférence,<text:span text:style-name="T1"> </text:span>me<text:span text:style-name="T1"> </text:span>chérit<text:span text:style-name="T1"> </text:span>comme<text:span text:style-name="T1"> </text:span>une<text:span text:style-name="T1"> </text:span>mère<text:span text:style-name="T1"> </text:span>chérit<text:span text:style-name="T1"> </text:span>son<text:span text:style-name="T1"> </text:span>enfant <text:span text:style-name="T1">!</text:span></text:p>
      <text:p text:style-name="citation_20_sans_20_espace">Mais<text:span text:style-name="T1"> </text:span>quelle<text:span text:style-name="T1"> </text:span>fut<text:span text:style-name="T1"> </text:span>mon<text:span text:style-name="T1"> </text:span>horreur<text:span text:style-name="T1"> </text:span>lorsque<text:span text:style-name="T1"> </text:span>cet<text:span text:style-name="T1"> </text:span>ours<text:span text:style-name="T1"> </text:span>gris<text:span text:style-name="T1"> </text:span>et<text:span text:style-name="T1"> </text:span>infâme<text:span text:style-name="T1"> </text:span>passa<text:span text:style-name="T1"> </text:span>sous<text:span text:style-name="T1"> </text:span>moi<text:span text:style-name="T1"> </text:span>son<text:span text:style-name="T1"> </text:span>autre<text:span text:style-name="T1"> </text:span>patte<text:span text:style-name="T1"> </text:span>et<text:span text:style-name="T1"> </text:span>se<text:span text:style-name="T1"> </text:span>dressa<text:span text:style-name="T1"> </text:span>en<text:span text:style-name="T1"> </text:span>brandissant<text:span text:style-name="T1"> </text:span>ma<text:span text:style-name="T1"> </text:span>personne.<text:span text:style-name="T1"> </text:span>Il<text:span text:style-name="T1"> </text:span>valsait<text:span text:style-name="T1"> </text:span>et<text:span text:style-name="T1"> </text:span>gambadait<text:span text:style-name="T1"> </text:span>de<text:span text:style-name="T1"> </text:span>la<text:span text:style-name="T1"> </text:span>façon<text:span text:style-name="T1"> </text:span>la<text:span text:style-name="T1"> </text:span>plus<text:span text:style-name="T1"> </text:span>effrayante<text:span text:style-name="T1"> </text:span>en<text:span text:style-name="T1"> </text:span>me<text:span text:style-name="T1"> </text:span>tenant<text:span text:style-name="T1"> </text:span>serré<text:span text:style-name="T1"> </text:span>contre<text:span text:style-name="T1"> </text:span>lui ;<text:span text:style-name="T1"> </text:span>j'étais<text:span text:style-name="T1"> </text:span>mort<text:span text:style-name="T1"> </text:span>de<text:span text:style-name="T1"> </text:span>peur.<text:span text:style-name="T1"> </text:span>Je<text:span text:style-name="T1"> </text:span>l'échappai<text:span text:style-name="T1"> </text:span>belle.<text:span text:style-name="T1"> </text:span>L'ours<text:span text:style-name="T1"> </text:span>mourut<text:span text:style-name="T1"> </text:span>de<text:span text:style-name="T1"> </text:span>mort<text:span text:style-name="T1"> </text:span>violente,<text:span text:style-name="T1"> </text:span>le<text:span text:style-name="T1"> </text:span>lendemain,<text:span text:style-name="T1"> </text:span>s'étant<text:span text:style-name="T1"> </text:span>trouvé<text:span text:style-name="T1"> </text:span>devant<text:span text:style-name="T1"> </text:span>une<text:span text:style-name="T1"> </text:span>balle<text:span text:style-name="T1"> </text:span>qui<text:span text:style-name="T1"> </text:span>sortait<text:span text:style-name="T1"> </text:span>du<text:span text:style-name="T1"> </text:span>fusil<text:span text:style-name="T1"> </text:span>d'un<text:span text:style-name="T1"> </text:span>de<text:span text:style-name="T1"> </text:span>mes<text:span text:style-name="T1"> </text:span>hommes$317$.<text:span text:style-name="T1"> </text:span></text:p>
      <text:p text:style-name="P18"/>
      <text:p text:style-name="Standard">Il<text:span text:style-name="T1"> </text:span>ne<text:span text:style-name="T1"> </text:span>faut<text:span text:style-name="T1"> </text:span>point<text:span text:style-name="T1"> </text:span>faire<text:span text:style-name="T1"> fi </text:span>du<text:span text:style-name="T1"> </text:span>rire<text:span text:style-name="T1"> </text:span>ces<text:span text:style-name="T1"> </text:span>bouffonneries<text:span text:style-name="T1"> </text:span>d'une<text:span text:style-name="T1"> </text:span>verve<text:span text:style-name="T1"> </text:span>inférieure,<text:span text:style-name="T1"> </text:span>plus<text:span text:style-name="T1"> </text:span>clownesque<text:span text:style-name="T1"> </text:span>que<text:span text:style-name="T1"> </text:span>comique,<text:span text:style-name="T1"> </text:span>sont<text:span text:style-name="T1"> </text:span>si<text:span text:style-name="T1"> </text:span>franches<text:span text:style-name="T1"> </text:span>et<text:span text:style-name="T1"> </text:span>dénuées<text:span text:style-name="T1"> </text:span>de<text:span text:style-name="T1"> </text:span>toute<text:span text:style-name="T1"> </text:span>prétention<text:span text:style-name="T1"> </text:span>qu'il<text:span text:style-name="T1"> </text:span>est<text:span text:style-name="T1"> </text:span>bien<text:span text:style-name="T1"> </text:span>permis<text:span text:style-name="T1"> </text:span>de<text:span text:style-name="T1"> </text:span>s'y<text:span text:style-name="T1"> </text:span>amuser,<text:span text:style-name="T1"> </text:span>Le<text:span text:style-name="T1"> </text:span>sujet<text:span text:style-name="T1"> </text:span>n'en<text:span text:style-name="T1"> </text:span>demande<text:span text:style-name="T1"> </text:span>pas<text:span text:style-name="T1"> </text:span>plus,<text:span text:style-name="T1"> </text:span>la<text:span text:style-name="T1"> </text:span>forme<text:span text:style-name="T1"> </text:span>et<text:span text:style-name="T1"> </text:span>le<text:span text:style-name="T1"> </text:span>fond<text:span text:style-name="T1"> </text:span>s'adaptent<text:span text:style-name="T1"> </text:span>à<text:span text:style-name="T1"> </text:span>merveille ;<text:span text:style-name="T1"> </text:span>on<text:span text:style-name="T1"> </text:span>n'en<text:span text:style-name="T1"> </text:span>saurait<text:span text:style-name="T1"> </text:span>dire<text:span text:style-name="T1"> </text:span>autant<text:span text:style-name="T1"> </text:span>de<text:span text:style-name="T1"> </text:span>trois<text:span text:style-name="T1"> </text:span>petits<text:span text:style-name="T1"> </text:span>humoristes<text:span text:style-name="T1"> </text:span>qui<text:span text:style-name="T1"> </text:span>ont<text:span text:style-name="T1"> </text:span><text:span text:style-name="T5">blagué</text:span><text:span text:style-name="T1"> </text:span>la<text:span text:style-name="T1"> </text:span>guerre<text:span text:style-name="T1"> </text:span>civile<text:span text:style-name="T1"> </text:span>et<text:span text:style-name="T1"> </text:span>jeté<text:span text:style-name="T1"> </text:span>au<text:span text:style-name="T1"> </text:span>milieu<text:span text:style-name="T1"> </text:span>des<text:span text:style-name="T1"> </text:span>batailles<text:span text:style-name="T1"> </text:span>et<text:span text:style-name="T1"> </text:span>des<text:span text:style-name="T1"> </text:span>dissensions<text:span text:style-name="T1"> </text:span>des<text:span text:style-name="T1"> </text:span>partis<text:span text:style-name="T1"> </text:span>la<text:span text:style-name="T1"> </text:span>note<text:span text:style-name="T1"> </text:span>grossière<text:span text:style-name="T1"> </text:span>de<text:span text:style-name="T1"> </text:span>leur<text:span text:style-name="T1"> </text:span>rire<text:span text:style-name="T1"> </text:span>indécent$318$.<text:span text:style-name="T1"> </text:span></text:p>
      <text:p text:style-name="Standard">Les<text:span text:style-name="T1"> </text:span><text:span text:style-name="T5">lettres</text:span><text:span text:style-name="T4"> </text:span>du<text:span text:style-name="T1"> </text:span>major<text:span text:style-name="T1"> </text:span>Jack<text:span text:style-name="T1"> </text:span>Downing<text:span text:style-name="T1"> </text:span>sont<text:span text:style-name="T1"> </text:span>la<text:span text:style-name="T1"> </text:span>protestation<text:span text:style-name="T1"> </text:span>d'un<text:span text:style-name="T1"> </text:span>démocrate<text:span text:style-name="T1"> </text:span>contre<text:span text:style-name="T1"> </text:span>la<text:span text:style-name="T1"> </text:span>politique<text:span text:style-name="T1"> </text:span>abolitionniste$319$.<text:span text:style-name="T1"> </text:span>Il<text:span text:style-name="T1"> </text:span>cherche<text:span text:style-name="T1"> </text:span>à<text:span text:style-name="T1"> </text:span>couvrir<text:span text:style-name="T1"> </text:span>ses<text:span text:style-name="T1"> </text:span>adversaires<text:span text:style-name="T1"> </text:span>de<text:span text:style-name="T1"> </text:span>ridicule<text:span text:style-name="T1"> </text:span>et<text:span text:style-name="T1"> </text:span>à<text:span text:style-name="T1"> </text:span>les<text:span text:style-name="T1"> </text:span>vouer<text:span text:style-name="T1"> </text:span>au<text:span text:style-name="T1"> </text:span>mépris,<text:span text:style-name="T1"> </text:span>mais<text:span text:style-name="T1"> </text:span>l'autorité<text:span text:style-name="T1"> </text:span>lui<text:span text:style-name="T1"> </text:span>manque<text:span text:style-name="T1"> </text:span>ses<text:span text:style-name="T1"> </text:span>plaisanteries<text:span text:style-name="T1"> </text:span>ne<text:span text:style-name="T1"> </text:span>portent pas. Tout<text:span text:style-name="T1"> </text:span>cela<text:span text:style-name="T1"> </text:span>est,<text:span text:style-name="T1"> </text:span>d'ailleurs,<text:span text:style-name="T1"> </text:span>d'un<text:span text:style-name="T1"> </text:span>intérêt<text:span text:style-name="T1"> </text:span>rétrospectif,<text:span text:style-name="T1"> </text:span>et<text:span text:style-name="T1"> </text:span>quand<text:span text:style-name="T1"> </text:span>il<text:span text:style-name="T1"> </text:span>nous<text:span text:style-name="T1"> </text:span>dit<text:span text:style-name="T1"> </text:span>qu'après<text:span text:style-name="T1"> </text:span>la<text:span text:style-name="T1"> </text:span>victoire<text:span text:style-name="T1"> </text:span>du<text:span text:style-name="T1"> </text:span>nord<text:span text:style-name="T1"> </text:span>« le<text:span text:style-name="T1"> </text:span>pays<text:span text:style-name="T1"> </text:span>a<text:span text:style-name="T1"> </text:span>pris<text:span text:style-name="T1"> </text:span>la<text:span text:style-name="T1"> </text:span>grippe<text:span text:style-name="T1"> </text:span>et<text:span text:style-name="T1"> </text:span>les<text:span text:style-name="T1"> </text:span>fièvres$320$<text:span text:style-name="T1"> »</text:span>,<text:span text:style-name="T1"> </text:span>pour<text:span text:style-name="T1"> </text:span>avoir<text:span text:style-name="T1"> </text:span>avalé<text:span text:style-name="T1"> </text:span>la<text:span text:style-name="T1"> </text:span>médecine<text:span text:style-name="T1"> </text:span>suivante ;<text:span text:style-name="T1"> </text:span></text:p>
      <text:p text:style-name="P19">Etat de siège. <text:tab/>2 onces </text:p>
      <text:p text:style-name="P19">Confiscation <text:tab/>2 » </text:p>
      <text:p text:style-name="P19">Impôts <text:tab/>2 » </text:p>
      <text:p text:style-name="P19">Abolition. <text:tab/>8 » </text:p>
      <text:p text:style-name="P19">Justice <text:tab/>0 » </text:p>
      <text:p text:style-name="P18">(Agiter avant de s'en servir.) </text:p>
      <text:p text:style-name="P18"/>
      <text:p text:style-name="Standard">qui<text:span text:style-name="T1"> </text:span>peut<text:span text:style-name="T1"> </text:span>s'intéresser<text:span text:style-name="T1"> </text:span>à<text:span text:style-name="T1"> </text:span>cela,<text:span text:style-name="T1"> </text:span>à<text:span text:style-name="T1"> </text:span>part<text:span text:style-name="T1"> </text:span>peut-être<text:span text:style-name="T1"> </text:span>quelques<text:span text:style-name="T1"> </text:span>fanatiques<text:span text:style-name="T1"> </text:span>sudistes<text:span text:style-name="T1"> </text:span>attardés<text:span text:style-name="T1"> </text:span>?<text:span text:style-name="T1"> </text:span></text:p>
      <text:p text:style-name="Standard">Dans<text:span text:style-name="T1"> </text:span>le<text:span text:style-name="T1"> </text:span>comique<text:span text:style-name="T1"> </text:span>de<text:span text:style-name="T1"> </text:span>Downing,<text:span text:style-name="T1"> </text:span>l'orthographe<text:span text:style-name="T1"> </text:span>joue<text:span text:style-name="T1"> </text:span>un<text:span text:style-name="T1"> </text:span>grand<text:span text:style-name="T1"> </text:span>rôle.<text:span text:style-name="T1"> </text:span>Ecrire<text:span text:style-name="T1"> </text:span><text:span text:style-name="T5">majer</text:span><text:span text:style-name="T1"> </text:span>pour<text:span text:style-name="T1"> </text:span><text:span text:style-name="T5">major</text:span>,<text:span text:style-name="T1"> </text:span>medicen<text:span text:style-name="T1"> </text:span>pour<text:span text:style-name="T4"> </text:span><text:span text:style-name="T5">medecine,</text:span><text:span text:style-name="T1"> </text:span><text:span text:style-name="T5">ginrally</text:span><text:span text:style-name="T1"> </text:span>pour<text:span text:style-name="T1"> </text:span><text:span text:style-name="T5">generallg</text:span>,<text:span text:style-name="T1"> </text:span>surtout<text:span text:style-name="T1"> </text:span><text:span text:style-name="T5">dimmicracy</text:span><text:span text:style-name="T4"> </text:span>pour<text:span text:style-name="T1"> </text:span><text:span text:style-name="T5">democracy</text:span>$321$,<text:span text:style-name="T1"> </text:span>etc.,<text:span text:style-name="T1"> </text:span>fait<text:span text:style-name="T1"> </text:span>partie<text:span text:style-name="T1"> </text:span>de<text:span text:style-name="T1"> </text:span>son<text:span text:style-name="T1"> </text:span>esthétique,<text:span text:style-name="T1"> </text:span>et<text:span text:style-name="T1"> </text:span>il<text:span text:style-name="T1"> </text:span>n'en<text:span text:style-name="T1"> </text:span>a<text:span text:style-name="T1"> </text:span>guère<text:span text:style-name="T1"> </text:span>d'autre.<text:span text:style-name="T1"> </text:span>A<text:span text:style-name="T1"> </text:span>peine<text:span text:style-name="T1"> </text:span>de<text:span text:style-name="T1"> </text:span>temps<text:span text:style-name="T1"> </text:span>à<text:span text:style-name="T1"> </text:span>autre<text:span text:style-name="T1"> </text:span>trouve-t-il<text:span text:style-name="T1"> </text:span>un<text:span text:style-name="T1"> </text:span>mot<text:span text:style-name="T1"> </text:span>vraiment<text:span text:style-name="T1"> </text:span>drôle,<text:span text:style-name="T1"> </text:span>comme<text:span text:style-name="T1"> </text:span>celui<text:span text:style-name="T1"> </text:span>de<text:span text:style-name="T1"> </text:span>cet<text:span text:style-name="T1"> </text:span>abolitionniste:</text:p>
      <text:p text:style-name="citation_20_sans_20_espace"><text:span text:style-name="T1"><text:s/></text:span>Un<text:span text:style-name="T1"> </text:span>petit<text:span text:style-name="T1"> </text:span>enfant<text:span text:style-name="T1"> </text:span>nègre<text:span text:style-name="T1"> </text:span>dans<text:span text:style-name="T1"> </text:span>les<text:span text:style-name="T1"> </text:span>bras,<text:span text:style-name="T1"> </text:span>les<text:span text:style-name="T1"> </text:span>yeux<text:span text:style-name="T1"> </text:span>levés<text:span text:style-name="T1"> </text:span>au<text:span text:style-name="T1"> </text:span>ciel,<text:span text:style-name="T1"> </text:span>il<text:span text:style-name="T1"> </text:span>répète<text:span text:style-name="T1"> </text:span>tout<text:span text:style-name="T1"> </text:span>le<text:span text:style-name="T1"> </text:span>temps<text:span text:style-name="T1"> </text:span>la<text:span text:style-name="T1"> </text:span>même<text:span text:style-name="T1"> </text:span>prière<text:span text:style-name="T1"> </text:span>« 0<text:span text:style-name="T1"> </text:span>mon<text:span text:style-name="T1"> </text:span>Dieu,<text:span text:style-name="T1"> </text:span>que<text:span text:style-name="T1"> </text:span>ma<text:span text:style-name="T1"> </text:span>volonté<text:span text:style-name="T1"> </text:span>soit<text:span text:style-name="T1"> </text:span>faite,<text:span text:style-name="T1"> </text:span>et<text:span text:style-name="T1"> </text:span>non<text:span text:style-name="T1"> </text:span>la<text:span text:style-name="T1"> </text:span>vôtre$322$.<text:span text:style-name="T1"> »</text:span></text:p>
      <text:p text:style-name="P18"/>
      <text:p text:style-name="Standard"><text:span text:style-name="T1"><text:s/></text:span>Pètroleum<text:span text:style-name="T1"> </text:span>V.<text:span text:style-name="T1"> </text:span>Nasby<text:span text:style-name="T1"> </text:span>donne<text:span text:style-name="T1"> </text:span>la<text:span text:style-name="T1"> </text:span>réplique<text:span text:style-name="T1"> </text:span>au<text:span text:style-name="T1"> </text:span><text:span text:style-name="T5">majer ;</text:span><text:span text:style-name="T1"> </text:span>il<text:span text:style-name="T1"> </text:span>est<text:span text:style-name="T1"> </text:span>républicain$323$.<text:span text:style-name="T1"> </text:span>Mais<text:span text:style-name="T1"> </text:span>sa<text:span text:style-name="T1"> </text:span>platitude<text:span text:style-name="T1"> </text:span>est<text:span text:style-name="T1"> </text:span>de<text:span text:style-name="T1"> </text:span>celles<text:span text:style-name="T1"> </text:span>qu'aucune<text:span text:style-name="T1"> </text:span>cause<text:span text:style-name="T1"> </text:span>ne<text:span text:style-name="T1"> </text:span>relève.<text:span text:style-name="T1"> </text:span>Les<text:span text:style-name="T4"> </text:span><text:span text:style-name="T5">Orpheus</text:span><text:span text:style-name="T4"> </text:span><text:span text:style-name="T5">C.</text:span><text:span text:style-name="T4"> </text:span><text:span text:style-name="T5">Kerr</text:span><text:span text:style-name="T4"> </text:span><text:span text:style-name="T5">papers</text:span><text:span text:style-name="T1"> </text:span>n'ont<text:span text:style-name="T1"> </text:span>point<text:span text:style-name="T1"> </text:span>une<text:span text:style-name="T1"> </text:span>valeur<text:span text:style-name="T1"> </text:span>bien<text:span text:style-name="T1"> </text:span>supérieure<text:span text:style-name="T1"> </text:span>aux<text:span text:style-name="T1"> </text:span><text:span text:style-name="T5">Lettres</text:span><text:span text:style-name="T4"> </text:span>de<text:span text:style-name="T1"> </text:span>Jack<text:span text:style-name="T1"> </text:span>Downing$324$,<text:span text:style-name="T1"> </text:span>mais<text:span text:style-name="T1"> </text:span>si<text:span text:style-name="T1"> </text:span>la<text:span text:style-name="T1"> </text:span>satire<text:span text:style-name="T1"> </text:span>y<text:span text:style-name="T1"> </text:span>est<text:span text:style-name="T1"> </text:span>souvent<text:span text:style-name="T1"> </text:span>aussi<text:span text:style-name="T1"> </text:span>grossière<text:span text:style-name="T1"> </text:span>et<text:span text:style-name="T1"> </text:span>aussi<text:span text:style-name="T1"> ca</text:span>lomniatrice,<text:span text:style-name="T1"> </text:span>elle<text:span text:style-name="T1"> </text:span>a<text:span text:style-name="T1"> </text:span>peut-être<text:span text:style-name="T1"> </text:span>une<text:span text:style-name="T1"> </text:span>portée<text:span text:style-name="T1"> </text:span>plus<text:span text:style-name="T1"> </text:span>générale.<text:span text:style-name="T1"> </text:span>Il<text:span text:style-name="T1"> </text:span>nous<text:span text:style-name="T1"> </text:span>montre<text:span text:style-name="T1"> </text:span>l'envers<text:span text:style-name="T1"> </text:span>de<text:span text:style-name="T1"> </text:span>la<text:span text:style-name="T1"> </text:span>guerre<text:span text:style-name="T1"> </text:span>civile,<text:span text:style-name="T1"> </text:span>fouille,<text:span text:style-name="T1"> </text:span>en<text:span text:style-name="T1"> </text:span>ricanant,<text:span text:style-name="T1"> </text:span>les<text:span text:style-name="T1"> </text:span>plaies<text:span text:style-name="T1"> </text:span>les<text:span text:style-name="T1"> </text:span>plus<text:span text:style-name="T1"> </text:span>laides,<text:span text:style-name="T1"> </text:span>et<text:span text:style-name="T1"> </text:span>lance<text:span text:style-name="T1"> </text:span>des<text:span text:style-name="T1"> </text:span>calembours<text:span text:style-name="T1"> </text:span>cyniques<text:span text:style-name="T1"> </text:span>devant<text:span text:style-name="T1"> </text:span>les<text:span text:style-name="T1"> </text:span>lâchetés<text:span text:style-name="T1"> </text:span>et<text:span text:style-name="T1"> </text:span><text:soft-page-break/>les<text:span text:style-name="T1"> </text:span>trahisons<text:span text:style-name="T1"> </text:span>qu'il<text:span text:style-name="T1"> </text:span>étale<text:span text:style-name="T1"> </text:span>au<text:span text:style-name="T1"> </text:span>jour.<text:span text:style-name="T1"> </text:span>M.<text:span text:style-name="T1"> </text:span>G.<text:span text:style-name="T1"> </text:span>Sala<text:span text:style-name="T1"> </text:span>nous<text:span text:style-name="T1"> </text:span>en<text:span text:style-name="T1"> </text:span>prévient<text:span text:style-name="T1"> </text:span>dans<text:span text:style-name="T1"> </text:span>la<text:span text:style-name="T1"> </text:span>préface<text:span text:style-name="T1"> </text:span>Orpheus<text:span text:style-name="T1"> </text:span>C.<text:span text:style-name="T1"> </text:span>Kerr<text:span text:style-name="T1"> </text:span>« éclate<text:span text:style-name="T1"> </text:span>de<text:span text:style-name="T1"> </text:span>rire<text:span text:style-name="T1"> </text:span>au<text:span text:style-name="T1"> </text:span>nez<text:span text:style-name="T1"> </text:span>d'événements<text:span text:style-name="T1"> </text:span>qui<text:span text:style-name="T1"> </text:span>ont<text:span text:style-name="T1"> </text:span>douloureusement<text:span text:style-name="T1"> </text:span>étonné<text:span text:style-name="T1"> </text:span>le<text:span text:style-name="T1"> </text:span>monde$325$<text:span text:style-name="T1"> »</text:span>.<text:span text:style-name="T1"> </text:span>Son<text:span text:style-name="T1"> </text:span>livre<text:span text:style-name="T1"> </text:span>nous<text:span text:style-name="T1"> </text:span>donne<text:span text:style-name="T1"> </text:span>l'impression<text:span text:style-name="T1"> </text:span>d'armées<text:span text:style-name="T1"> </text:span>uniquement<text:span text:style-name="T1"> </text:span>composées<text:span text:style-name="T1"> </text:span>de<text:span text:style-name="T1"> </text:span>titubantes<text:span text:style-name="T1"> </text:span>escouades<text:span text:style-name="T1"> </text:span>de<text:span text:style-name="T1"> </text:span>coquins,<text:span text:style-name="T1"> </text:span>d'imbéciles<text:span text:style-name="T1"> </text:span>et<text:span text:style-name="T1"> </text:span>de<text:span text:style-name="T1"> </text:span>fanfarons$326$ :<text:span text:style-name="T1"> </text:span>.<text:span text:style-name="T1"> </text:span>Si<text:span text:style-name="T1"> </text:span>les<text:span text:style-name="T1"> </text:span>soldats<text:span text:style-name="T1"> </text:span>des<text:span text:style-name="T1"> </text:span>deux<text:span text:style-name="T1"> </text:span>partis<text:span text:style-name="T1"> </text:span>étaient<text:span text:style-name="T1"> </text:span>de<text:span text:style-name="T1"> </text:span>provenances<text:span text:style-name="T1"> </text:span>assez<text:span text:style-name="T1"> </text:span>hétéroclites,<text:span text:style-name="T1"> </text:span>il<text:span text:style-name="T1"> </text:span>ne<text:span text:style-name="T1"> </text:span>faudrait<text:span text:style-name="T1"> </text:span>cependant<text:span text:style-name="T1"> </text:span>pas<text:span text:style-name="T1"> </text:span>prendre<text:span text:style-name="T1"> </text:span>au<text:span text:style-name="T1"> </text:span>pied<text:span text:style-name="T1"> </text:span>de<text:span text:style-name="T1"> </text:span>la<text:span text:style-name="T1"> </text:span>lettre<text:span text:style-name="T1"> </text:span>des<text:span text:style-name="T1"> </text:span>choses<text:span text:style-name="T1"> </text:span>comme<text:span text:style-name="T1"> </text:span>celle-ci<text:span text:style-name="T1"> </text:span></text:p>
      <text:p text:style-name="Quotations">On<text:span text:style-name="T1"> </text:span>attend<text:span text:style-name="T1"> </text:span>deux<text:span text:style-name="T1"> </text:span>Arabes<text:span text:style-name="T1"> </text:span>pour<text:span text:style-name="T1"> </text:span>prendre<text:span text:style-name="T1"> </text:span>le<text:span text:style-name="T1"> </text:span>commandement<text:span text:style-name="T1"> </text:span>des<text:span text:style-name="T1"> </text:span>brigades<text:span text:style-name="T1"> </text:span>irlandaises,<text:span text:style-name="T1"> </text:span>et<text:span text:style-name="T1"> </text:span>le<text:span text:style-name="T1"> </text:span>général<text:span text:style-name="T1"> </text:span>Bleuker<text:span text:style-name="T1"> </text:span>aura<text:span text:style-name="T1"> </text:span>probablement<text:span text:style-name="T1"> </text:span>deux<text:span text:style-name="T1"> </text:span>Aztèques<text:span text:style-name="T1"> </text:span>qui<text:span text:style-name="T1"> </text:span>l'assisteront<text:span text:style-name="T1"> </text:span>dans<text:span text:style-name="T1"> </text:span>la<text:span text:style-name="T1"> </text:span>direction<text:span text:style-name="T1"> </text:span>de<text:span text:style-name="T1"> </text:span>sa<text:span text:style-name="T1"> </text:span>division<text:span text:style-name="T1"> </text:span>allemande$327$.<text:span text:style-name="T1"> </text:span></text:p>
      <text:p text:style-name="Standard">Un<text:span text:style-name="T1"> </text:span>exemple<text:span text:style-name="T1"> </text:span>de<text:span text:style-name="T1"> </text:span>probité<text:span text:style-name="T1"> </text:span>commerciale <text:span text:style-name="T1">:</text:span></text:p>
      <text:p text:style-name="Quotations">Ils<text:span text:style-name="T1"> </text:span>allèrent<text:span text:style-name="T1"> </text:span>au<text:span text:style-name="T1"> </text:span>plus<text:span text:style-name="T1"> </text:span>prochain<text:span text:style-name="T1"> </text:span>cimetière,<text:span text:style-name="T1"> </text:span>vidèrent<text:span text:style-name="T1"> </text:span>toutes<text:span text:style-name="T1"> </text:span>les<text:span text:style-name="T1"> </text:span>tombes,<text:span text:style-name="T1"> </text:span>en<text:span text:style-name="T1"> </text:span>jetèrent<text:span text:style-name="T1"> </text:span>le<text:span text:style-name="T1"> </text:span>contenu<text:span text:style-name="T1"> </text:span>dans<text:span text:style-name="T1"> </text:span>un<text:span text:style-name="T1"> </text:span>vieux<text:span text:style-name="T1"> </text:span>broyeur<text:span text:style-name="T1"> </text:span>à<text:span text:style-name="T1"> </text:span>quartz,<text:span text:style-name="T1"> </text:span>et<text:span text:style-name="T1"> </text:span>le<text:span text:style-name="T1"> </text:span>réduisirent<text:span text:style-name="T1"> </text:span>en<text:span text:style-name="T1"> </text:span>poudre.<text:span text:style-name="T1"> </text:span>Ladite<text:span text:style-name="T1"> </text:span>poudre<text:span text:style-name="T1"> </text:span>fut<text:span text:style-name="T1"> </text:span>envoyée<text:span text:style-name="T1"> </text:span>à<text:span text:style-name="T1"> </text:span>la<text:span text:style-name="T1"> </text:span>côte<text:span text:style-name="T1"> </text:span>et<text:span text:style-name="T1"> </text:span>vendue<text:span text:style-name="T1"> </text:span>comme<text:span text:style-name="T1"> </text:span>fine<text:span text:style-name="T1"> </text:span>fleur<text:span text:style-name="T1"> </text:span>à<text:span text:style-name="T1"> </text:span>douze<text:span text:style-name="T1"> </text:span>dollars<text:span text:style-name="T1"> </text:span>et<text:span text:style-name="T1"> </text:span>demi<text:span text:style-name="T1"> </text:span>le<text:span text:style-name="T1"> </text:span>baril.<text:span text:style-name="T1"> </text:span>Et<text:span text:style-name="T1"> </text:span>un<text:span text:style-name="T1"> </text:span>tel<text:span text:style-name="T1"> </text:span>peuple<text:span text:style-name="T1"> </text:span>serait<text:span text:style-name="T1"> </text:span>conquis<text:span text:style-name="T1"> </text:span>par<text:span text:style-name="T1"> </text:span>une<text:span text:style-name="T1"> </text:span>horde<text:span text:style-name="T1"> </text:span>de<text:span text:style-name="T1"> </text:span>rebelles<text:span text:style-name="T1"> </text:span>sans<text:span text:style-name="T1"> </text:span>religion ?<text:span text:style-name="T1"> </text:span>Jamais !<text:span text:style-name="T1"> </text:span>Je<text:span text:style-name="T1"> </text:span>le<text:span text:style-name="T1"> </text:span>répète,<text:span text:style-name="T1"> </text:span>non,<text:span text:style-name="T1"> </text:span>jamais$328$ <text:span text:style-name="T1">!</text:span></text:p>
      <text:p text:style-name="Standard">La<text:span text:style-name="T1"> </text:span>politique<text:span text:style-name="T1"> </text:span>est<text:span text:style-name="T1"> </text:span>rarement<text:span text:style-name="T1"> </text:span>une<text:span text:style-name="T1"> </text:span>bonne<text:span text:style-name="T1"> </text:span>inspiratrice.<text:span text:style-name="T1"> </text:span>En<text:span text:style-name="T1"> </text:span>faisant<text:span text:style-name="T1"> </text:span>œuvre<text:span text:style-name="T1"> </text:span>de<text:span text:style-name="T1"> </text:span>parti,<text:span text:style-name="T1"> </text:span>les<text:span text:style-name="T1"> </text:span>Downing<text:span text:style-name="T1"> </text:span>et<text:span text:style-name="T1"> </text:span>les<text:span text:style-name="T1"> </text:span>Orpheus<text:span text:style-name="T1"> </text:span>C.<text:span text:style-name="T1"> </text:span>Kerr<text:span text:style-name="T1"> </text:span>ont<text:span text:style-name="T1"> </text:span>calomnié<text:span text:style-name="T1"> </text:span>leur<text:span text:style-name="T1"> </text:span>pays<text:span text:style-name="T1"> </text:span>jamais<text:span text:style-name="T1"> </text:span>le<text:span text:style-name="T1"> </text:span>plus<text:span text:style-name="T1"> </text:span>sévère<text:span text:style-name="T1"> </text:span>des<text:span text:style-name="T1"> </text:span>étrangers,<text:span text:style-name="T1"> </text:span>ni<text:span text:style-name="T1"> </text:span>Mrs<text:span text:style-name="T1"> </text:span>Trolope,<text:span text:style-name="T1"> </text:span>ni<text:span text:style-name="T1"> </text:span>Dickens<text:span text:style-name="T1"> </text:span>n'a<text:span text:style-name="T1"> </text:span>dit<text:span text:style-name="T1"> </text:span>autant<text:span text:style-name="T1"> </text:span>de<text:span text:style-name="T1"> </text:span>mal<text:span text:style-name="T1"> </text:span>de<text:span text:style-name="T1"> </text:span>l'Amérique<text:span text:style-name="T1"> </text:span>que<text:span text:style-name="T1"> </text:span>les<text:span text:style-name="T1"> </text:span>Américains$329$.<text:span text:style-name="T1"> </text:span>Il<text:span text:style-name="T1"> </text:span>faut<text:span text:style-name="T1"> </text:span>ajouter<text:span text:style-name="T1"> </text:span>qu'ils<text:span text:style-name="T1"> </text:span>n'ont<text:span text:style-name="T1"> </text:span>pas<text:span text:style-name="T1"> </text:span>eu<text:span text:style-name="T1"> </text:span>la<text:span text:style-name="T1"> </text:span>veine<text:span text:style-name="T1"> </text:span>heureuse<text:span text:style-name="T1"> </text:span>j<text:span text:style-name="T1"> </text:span>bien<text:span text:style-name="T1"> </text:span>qu'entretenue<text:span text:style-name="T1"> </text:span>par<text:span text:style-name="T1"> </text:span>la<text:span text:style-name="T1"> </text:span>jalousie<text:span text:style-name="T1"> </text:span>anglaise,<text:span text:style-name="T1"> </text:span>la<text:span text:style-name="T1"> </text:span>popularité<text:span text:style-name="T1"> </text:span>de<text:span text:style-name="T1"> </text:span>leurs<text:span text:style-name="T1"> </text:span>vilains<text:span text:style-name="T1"> </text:span>petits<text:span text:style-name="T1"> </text:span>livres<text:span text:style-name="T1"> </text:span>va<text:span text:style-name="T1"> </text:span>diminuant<text:span text:style-name="T1"> </text:span>de<text:span text:style-name="T1"> </text:span>jour<text:span text:style-name="T1"> </text:span>en<text:span text:style-name="T1"> </text:span>jour.<text:span text:style-name="T1"> </text:span>La<text:span text:style-name="T1"> </text:span>vogue<text:span text:style-name="T1"> </text:span>se<text:span text:style-name="T1"> </text:span>porte,<text:span text:style-name="T1"> </text:span>en<text:span text:style-name="T1"> </text:span>ce<text:span text:style-name="T1"> </text:span>genre,<text:span text:style-name="T1"> </text:span>aux<text:span text:style-name="T1"> </text:span>amuseurs<text:span text:style-name="T1"> </text:span>qui<text:span text:style-name="T1"> </text:span>se<text:span text:style-name="T1"> </text:span>moquent<text:span text:style-name="T1"> </text:span>des<text:span text:style-name="T1"> </text:span>travers<text:span text:style-name="T1"> </text:span>et<text:span text:style-name="T1"> </text:span>non<text:span text:style-name="T1"> </text:span>des<text:span text:style-name="T1"> </text:span>convictions<text:span text:style-name="T1"> </text:span>de<text:span text:style-name="T1"> </text:span>leurs<text:span text:style-name="T1"> </text:span>compatriotes,<text:span text:style-name="T1"> </text:span>font<text:span text:style-name="T1"> </text:span>poser<text:span text:style-name="T1"> </text:span>devant<text:span text:style-name="T1"> </text:span>eux<text:span text:style-name="T1"> </text:span>tous<text:span text:style-name="T1"> </text:span>les<text:span text:style-name="T1"> </text:span>hommes<text:span text:style-name="T1"> </text:span>et<text:span text:style-name="T1"> </text:span>non<text:span text:style-name="T1"> </text:span>pas<text:span text:style-name="T1"> </text:span>seulement<text:span text:style-name="T1"> </text:span>leurs<text:span text:style-name="T1"> </text:span>adversaires,<text:span text:style-name="T1"> </text:span>ne<text:span text:style-name="T1"> </text:span>reconnaissent<text:span text:style-name="T1"> </text:span>pour<text:span text:style-name="T1"> </text:span>ennemis<text:span text:style-name="T1"> </text:span>que<text:span text:style-name="T1"> </text:span>ceux<text:span text:style-name="T1"> </text:span>qu'ils<text:span text:style-name="T1"> </text:span>n'ont<text:span text:style-name="T1"> </text:span>pu<text:span text:style-name="T1"> </text:span>parvenir<text:span text:style-name="T1"> </text:span>à<text:span text:style-name="T1"> </text:span>dérider.<text:span text:style-name="T1"> </text:span>L'un<text:span text:style-name="T1"> </text:span>de<text:span text:style-name="T1"> </text:span>ceux-là<text:span text:style-name="T1"> </text:span>est<text:span text:style-name="T1"> </text:span>l'auteur<text:span text:style-name="T1"> </text:span>des<text:span text:style-name="T1"> </text:span><text:span text:style-name="T5">Innocents</text:span><text:span text:style-name="T4"> </text:span><text:span text:style-name="T5">Abroad</text:span>,<text:span text:style-name="T1"> </text:span>l'autre,<text:span text:style-name="T1"> </text:span>M.<text:span text:style-name="T1"> </text:span>Billings,<text:span text:style-name="T1"> </text:span>« le<text:span text:style-name="T1"> </text:span>moraliste<text:span text:style-name="T1"> </text:span>populaire<text:span text:style-name="T1"> </text:span>par<text:span text:style-name="T1"> </text:span>excellence,<text:span text:style-name="T1"> </text:span>dit<text:span text:style-name="T1"> </text:span>M.<text:span text:style-name="T1"> </text:span>E.-P.<text:span text:style-name="T1"> </text:span>Hingston,<text:span text:style-name="T1"> </text:span>l'homme<text:span text:style-name="T1"> </text:span>au<text:span text:style-name="T1"> </text:span>bonnet<text:span text:style-name="T1"> </text:span>à<text:span text:style-name="T1"> </text:span>grelots,<text:span text:style-name="T1"> </text:span>le<text:span text:style-name="T1"> </text:span>type<text:span text:style-name="T1"> </text:span>de<text:span text:style-name="T1"> </text:span>l'humoriste<text:span text:style-name="T1"> </text:span>américain$330$<text:span text:style-name="T1"> »</text:span>.<text:span text:style-name="T1"> </text:span>Il<text:span text:style-name="T1"> </text:span>est<text:span text:style-name="T1"> </text:span>assez<text:span text:style-name="T1"> </text:span>écouté,<text:span text:style-name="T1"> </text:span>paraît-il<text:span text:style-name="T1"> </text:span>on<text:span text:style-name="T1"> </text:span>accorde<text:span text:style-name="T1"> </text:span>comme<text:span text:style-name="T1"> </text:span>une<text:span text:style-name="T1"> </text:span>valeur<text:span text:style-name="T1"> </text:span>de<text:span text:style-name="T1"> </text:span>sermon<text:span text:style-name="T1"> </text:span>à<text:span text:style-name="T1"> </text:span>ses<text:span text:style-name="T1"> </text:span>aphorismes<text:span text:style-name="T1"> </text:span>ironiques<text:span text:style-name="T1"> </text:span>qui<text:span text:style-name="T1"> </text:span>l'ont<text:span text:style-name="T1"> </text:span>fait<text:span text:style-name="T1"> </text:span>comparer<text:span text:style-name="T1"> </text:span>à<text:span text:style-name="T1"> </text:span>Thomas<text:span text:style-name="T1"> </text:span>Hood$331$.<text:span text:style-name="T1"> </text:span>J'en<text:span text:style-name="T1"> </text:span>choisis<text:span text:style-name="T1"> </text:span>donc<text:span text:style-name="T1"> </text:span>quelques-uns$332$,<text:span text:style-name="T1"> </text:span>mais<text:span text:style-name="T1"> </text:span>on<text:span text:style-name="T1"> </text:span>ne<text:span text:style-name="T1"> </text:span>peut<text:span text:style-name="T1"> </text:span>les<text:span text:style-name="T1"> </text:span>goûter<text:span text:style-name="T1"> </text:span>complètement<text:span text:style-name="T1"> </text:span>qu'en<text:span text:style-name="T1"> </text:span>les<text:span text:style-name="T1"> </text:span>lisant<text:span text:style-name="T1"> </text:span>dans<text:span text:style-name="T1"> </text:span>leur<text:span text:style-name="T1"> </text:span>jargon<text:span text:style-name="T1"> </text:span>original :<text:span text:style-name="T1"> </text:span></text:p>
      <text:p text:style-name="citation_20_sans_20_espace"><text:span text:style-name="T12">Rize</text:span><text:span text:style-name="T13"> </text:span><text:span text:style-name="T12">arly,</text:span><text:span text:style-name="T13"> </text:span><text:span text:style-name="T12">work</text:span><text:span text:style-name="T13"> </text:span><text:span text:style-name="T12">hard</text:span><text:span text:style-name="T13"> </text:span><text:span text:style-name="T12">and</text:span><text:span text:style-name="T13"> </text:span><text:span text:style-name="T12">late,</text:span><text:span text:style-name="T13"> </text:span><text:span text:style-name="T12">live</text:span><text:span text:style-name="T13"> </text:span><text:span text:style-name="T12">on</text:span><text:span text:style-name="T13"> </text:span><text:span text:style-name="T12">what</text:span><text:span text:style-name="T13"> </text:span><text:span text:style-name="T12">yu</text:span><text:span text:style-name="T13"> </text:span><text:span text:style-name="T12">kant</text:span><text:span text:style-name="T13"> </text:span><text:span text:style-name="T12">sell,</text:span><text:span text:style-name="T13"> </text:span><text:span text:style-name="T12">giv</text:span><text:span text:style-name="T13"> </text:span><text:span text:style-name="T12">noth'ing</text:span><text:span text:style-name="T13"> </text:span><text:span text:style-name="T12">awa,</text:span><text:span text:style-name="T13"> </text:span><text:span text:style-name="T12">and</text:span><text:span text:style-name="T13"> </text:span><text:span text:style-name="T12">if</text:span><text:span text:style-name="T13"> </text:span><text:span text:style-name="T12">yu</text:span><text:span text:style-name="T13"> </text:span><text:span text:style-name="T12">dont</text:span><text:span text:style-name="T13"> </text:span><text:span text:style-name="T12">die</text:span><text:span text:style-name="T13"> </text:span><text:span text:style-name="T12">ritch,</text:span><text:span text:style-name="T13"> </text:span><text:span text:style-name="T12">and</text:span><text:span text:style-name="T13"> </text:span><text:span text:style-name="T12">go</text:span><text:span text:style-name="T13"> </text:span><text:span text:style-name="T12">tu</text:span><text:span text:style-name="T13"> </text:span><text:span text:style-name="T12">thé</text:span><text:span text:style-name="T13"> </text:span><text:span text:style-name="T12">devil,</text:span><text:span text:style-name="T13"> </text:span><text:span text:style-name="T12">yu</text:span><text:span text:style-name="T13"> </text:span><text:span text:style-name="T12">ma</text:span><text:span text:style-name="T13"> </text:span><text:span text:style-name="T12">sue</text:span><text:span text:style-name="T13"> </text:span><text:span text:style-name="T12">me</text:span><text:span text:style-name="T13"> </text:span><text:span text:style-name="T12">for</text:span><text:span text:style-name="T13"> </text:span><text:span text:style-name="T12">damages.</text:span><text:span text:style-name="T13"> </text:span></text:p>
      <text:p text:style-name="citation_20_sans_20_espace"><text:span text:style-name="T12">There</text:span><text:span text:style-name="T13"> </text:span><text:span text:style-name="T12">is</text:span><text:span text:style-name="T13"> </text:span><text:span text:style-name="T12">one</text:span><text:span text:style-name="T13"> </text:span><text:span text:style-name="T12">thing</text:span><text:span text:style-name="T13"> </text:span><text:span text:style-name="T12">I</text:span><text:span text:style-name="T13"> </text:span><text:span text:style-name="T12">kant</text:span><text:span text:style-name="T13"> </text:span><text:span text:style-name="T12">neve</text:span><text:span text:style-name="T13"> </text:span><text:span text:style-name="T12">forget,</text:span><text:span text:style-name="T13"> </text:span><text:span text:style-name="T12">nor</text:span><text:span text:style-name="T13"> </text:span><text:span text:style-name="T12">1</text:span><text:span text:style-name="T13"> </text:span><text:span text:style-name="T12">hain</text:span><text:span text:style-name="T13"> </text:span><text:span text:style-name="T12">tried</text:span><text:span text:style-name="T13"> </text:span><text:span text:style-name="T12">to,</text:span><text:span text:style-name="T13"> </text:span><text:span text:style-name="T12">and</text:span><text:span text:style-name="T13"> </text:span><text:span text:style-name="T12">that</text:span><text:span text:style-name="T13"> </text:span><text:span text:style-name="T12">is</text:span><text:span text:style-name="T13"> </text:span><text:span text:style-name="T12">thé</text:span><text:span text:style-name="T13"> </text:span><text:span text:style-name="T12">fust</text:span><text:span text:style-name="T13"> </text:span><text:span text:style-name="T12">time</text:span><text:span text:style-name="T13"> </text:span><text:span text:style-name="T12">I</text:span><text:span text:style-name="T13"> </text:span><text:span text:style-name="T12">kissed</text:span><text:span text:style-name="T13"> </text:span><text:span text:style-name="T12">a</text:span><text:span text:style-name="T13"> </text:span><text:span text:style-name="T12">gal.</text:span><text:span text:style-name="T13"> </text:span><text:span text:style-name="T12">If</text:span><text:span text:style-name="T13"> </text:span><text:span text:style-name="T12">I</text:span><text:span text:style-name="T13"> </text:span><text:span text:style-name="T12">was</text:span><text:span text:style-name="T13"> </text:span><text:span text:style-name="T12">asked,</text:span><text:span text:style-name="T13"> </text:span><text:span text:style-name="T12">What</text:span><text:span text:style-name="T13"> </text:span><text:span text:style-name="T12">is</text:span><text:span text:style-name="T13"> </text:span><text:span text:style-name="T12">the</text:span><text:span text:style-name="T13"> </text:span><text:span text:style-name="T12">chief</text:span><text:span text:style-name="T13"> </text:span><text:span text:style-name="T12">end</text:span><text:span text:style-name="T13"> </text:span><text:span text:style-name="T12">of</text:span><text:span text:style-name="T13"> </text:span><text:span text:style-name="T12">a</text:span><text:span text:style-name="T13"> </text:span><text:span text:style-name="T12">man</text:span><text:span text:style-name="T13"> </text:span><text:span text:style-name="T12">now</text:span><text:span text:style-name="T13"> </text:span><text:span text:style-name="T12">a</text:span><text:span text:style-name="T13"> </text:span><text:span text:style-name="T12">daze?</text:span><text:span text:style-name="T13"> </text:span>I.<text:span text:style-name="T1"> </text:span>should<text:span text:style-name="T1"> </text:span>immegiatly<text:span text:style-name="T1"> </text:span>repli,<text:span text:style-name="T1"> </text:span>10<text:span text:style-name="T1"> </text:span>per<text:span text:style-name="T1"> </text:span>cent$333$.<text:span text:style-name="T1"> </text:span></text:p>
      <text:p text:style-name="citation_20_sans_20_espace">Levez-vous<text:span text:style-name="T1"> </text:span>tôt,<text:span text:style-name="T1"> </text:span>travaillez<text:span text:style-name="T1"> </text:span>dur<text:span text:style-name="T1"> </text:span>et<text:span text:style-name="T1"> </text:span>tard,<text:span text:style-name="T1"> </text:span>vivez<text:span text:style-name="T1"> </text:span>sur<text:span text:style-name="T1"> </text:span>ce<text:span text:style-name="T1"> </text:span>que<text:span text:style-name="T1"> </text:span>vous<text:span text:style-name="T1"> </text:span>ne<text:span text:style-name="T1"> </text:span>pouvez<text:span text:style-name="T1"> </text:span>pas<text:span text:style-name="T1"> </text:span>vendre<text:span text:style-name="T1"> </text:span>si<text:span text:style-name="T1"> </text:span>vous<text:span text:style-name="T1"> </text:span>ne<text:span text:style-name="T1"> </text:span>devenez<text:span text:style-name="T1"> </text:span>pas<text:span text:style-name="T1"> </text:span>riche<text:span text:style-name="T1"> </text:span>et<text:span text:style-name="T1"> </text:span>que<text:span text:style-name="T1"> </text:span>vous<text:span text:style-name="T1"> </text:span>n'alliez<text:span text:style-name="T1"> </text:span>pas<text:span text:style-name="T1"> </text:span>au<text:span text:style-name="T1"> </text:span>diable,<text:span text:style-name="T1"> </text:span>je<text:span text:style-name="T1"> </text:span>vous<text:span text:style-name="T1"> </text:span>permets<text:span text:style-name="T1"> </text:span>de<text:span text:style-name="T1"> </text:span>m'actionner<text:span text:style-name="T1"> </text:span>en<text:span text:style-name="T1"> </text:span>dommages<text:span text:style-name="T1"> </text:span>et<text:span text:style-name="T1"> </text:span>intérêts.<text:span text:style-name="T1"> </text:span></text:p>
      <text:p text:style-name="citation_20_sans_20_espace">Il<text:span text:style-name="T1"> </text:span>y<text:span text:style-name="T1"> </text:span>a<text:span text:style-name="T1"> </text:span>quelque<text:span text:style-name="T1"> </text:span>chose<text:span text:style-name="T1"> </text:span>que<text:span text:style-name="T1"> </text:span>je<text:span text:style-name="T1"> </text:span>ne<text:span text:style-name="T1"> </text:span>pourrai<text:span text:style-name="T1"> </text:span>jamais<text:span text:style-name="T1"> </text:span>oublier,<text:span text:style-name="T1"> </text:span>il<text:span text:style-name="T1"> </text:span>est<text:span text:style-name="T1"> </text:span>vrai<text:span text:style-name="T1"> </text:span>que<text:span text:style-name="T1"> </text:span>je<text:span text:style-name="T1"> </text:span>ne<text:span text:style-name="T1"> </text:span>l'ai<text:span text:style-name="T1"> </text:span>pas<text:span text:style-name="T1"> </text:span>essayé,<text:span text:style-name="T1"> </text:span>c'est<text:span text:style-name="T1"> </text:span>la<text:span text:style-name="T1"> </text:span>première<text:span text:style-name="T1"> </text:span>fois<text:span text:style-name="T1"> </text:span>que<text:span text:style-name="T1"> </text:span>j'ai<text:span text:style-name="T1"> </text:span>embrassé<text:span text:style-name="T1"> </text:span>une<text:span text:style-name="T1"> </text:span>fille.<text:span text:style-name="T1"> </text:span></text:p>
      <text:p text:style-name="citation_20_sans_20_espace">Si<text:span text:style-name="T1"> </text:span>l'on<text:span text:style-name="T1"> </text:span>me<text:span text:style-name="T1"> </text:span>demandait<text:span text:style-name="T1"> </text:span>Quelle<text:span text:style-name="T1"> </text:span>est<text:span text:style-name="T1"> </text:span>la<text:span text:style-name="T1"> </text:span>principale<text:span text:style-name="T1"> </text:span>fin<text:span text:style-name="T1"> </text:span>de<text:span text:style-name="T1"> </text:span>l'homme,<text:span text:style-name="T1"> </text:span>au<text:span text:style-name="T1"> </text:span>jour<text:span text:style-name="T1"> </text:span>d'aujourd'hui?<text:span text:style-name="T1"> </text:span>Je<text:span text:style-name="T1"> </text:span>répondrais<text:span text:style-name="T1"> </text:span>sans<text:span text:style-name="T1"> </text:span>hésiter<text:span text:style-name="T1"> </text:span>10<text:span text:style-name="T1"> </text:span>pour<text:span text:style-name="T1"> </text:span>cent.<text:span text:style-name="T1"> </text:span></text:p>
      <text:p text:style-name="P18"/>
      <text:p text:style-name="Standard">Il<text:span text:style-name="T1"> </text:span>s'assure<text:span text:style-name="T1"> </text:span>sur<text:span text:style-name="T1"> </text:span>la<text:span text:style-name="T1"> </text:span>vie,<text:span text:style-name="T1"> </text:span>et<text:span text:style-name="T1"> </text:span>on<text:span text:style-name="T1"> </text:span>lui<text:span text:style-name="T1"> </text:span>fait<text:span text:style-name="T1"> </text:span>les<text:span text:style-name="T1"> </text:span>questions<text:span text:style-name="T1"> </text:span>suivantes <text:span text:style-name="T1">:</text:span></text:p>
      <text:p text:style-name="Quotations"><text:span text:style-name="T12">Are</text:span><text:span text:style-name="T13"> </text:span><text:span text:style-name="T12">yu</text:span><text:span text:style-name="T13"> </text:span><text:span text:style-name="T12">mail</text:span><text:span text:style-name="T13"> </text:span><text:span text:style-name="T12">or</text:span><text:span text:style-name="T13"> </text:span><text:span text:style-name="T12">femail?</text:span><text:span text:style-name="T13"> </text:span><text:span text:style-name="T12">If</text:span><text:span text:style-name="T13"> </text:span><text:span text:style-name="T12">so,</text:span><text:span text:style-name="T13"> </text:span><text:span text:style-name="T12">please</text:span><text:span text:style-name="T13"> </text:span><text:span text:style-name="T12">state</text:span><text:span text:style-name="T13"> </text:span><text:span text:style-name="T12">how</text:span><text:span text:style-name="T13"> </text:span><text:span text:style-name="T12">long</text:span><text:span text:style-name="T13"> </text:span><text:span text:style-name="T12">yu</text:span><text:span text:style-name="T13"> </text:span><text:span text:style-name="T12">have</text:span><text:span text:style-name="T13"> </text:span><text:span text:style-name="T12">been</text:span><text:span text:style-name="T13"> </text:span><text:span text:style-name="T12">so.</text:span><text:span text:style-name="T13"> </text:span><text:span text:style-name="T12">Do</text:span><text:span text:style-name="T13"> </text:span><text:span text:style-name="T12">yu</text:span><text:span text:style-name="T13"> </text:span><text:span text:style-name="T12">believe</text:span><text:span text:style-name="T13"> </text:span><text:span text:style-name="T12">in</text:span><text:span text:style-name="T13"> </text:span><text:span text:style-name="T12">a</text:span><text:span text:style-name="T13"> </text:span><text:span text:style-name="T12">futer</text:span><text:span text:style-name="T13"> </text:span><text:span text:style-name="T12">state?</text:span><text:span text:style-name="T13"> </text:span><text:span text:style-name="T12">If</text:span><text:span text:style-name="T13"> </text:span><text:span text:style-name="T12">yu</text:span><text:span text:style-name="T13"> </text:span><text:span text:style-name="T12">du,</text:span><text:span text:style-name="T13"> </text:span><text:span text:style-name="T12">state</text:span><text:span text:style-name="T13"> </text:span><text:span text:style-name="T12">it.</text:span><text:span text:style-name="T13"> </text:span><text:span text:style-name="T12">Have</text:span><text:span text:style-name="T13"> </text:span><text:span text:style-name="T12">yu</text:span><text:span text:style-name="T13"> </text:span><text:span text:style-name="T12">ever</text:span><text:span text:style-name="T13"> </text:span><text:span text:style-name="T12">committed</text:span><text:span text:style-name="T13"> </text:span><text:span text:style-name="T12">suiside?</text:span><text:span text:style-name="T13"> </text:span><text:span text:style-name="T12">And</text:span><text:span text:style-name="T13"> </text:span><text:span text:style-name="T12">if</text:span><text:span text:style-name="T13"> </text:span><text:span text:style-name="T12">so,</text:span><text:span text:style-name="T13"> </text:span><text:span text:style-name="T12">how</text:span><text:span text:style-name="T13"> </text:span><text:span text:style-name="T12">did</text:span><text:span text:style-name="T13"> </text:span><text:span text:style-name="T12">it</text:span><text:span text:style-name="T13"> </text:span><text:span text:style-name="T12">seem</text:span><text:span text:style-name="T13"> </text:span><text:span text:style-name="T12">to</text:span><text:span text:style-name="T13"> </text:span><text:span text:style-name="T12">affect</text:span><text:span text:style-name="T13"> </text:span><text:span text:style-name="T12">yu$334$?</text:span><text:span text:style-name="T13"> </text:span></text:p>
      <text:p text:style-name="Quotations"><text:soft-page-break/>Etes-vous<text:span text:style-name="T1"> </text:span>homme<text:span text:style-name="T1"> </text:span>ou<text:span text:style-name="T1"> </text:span>femme?<text:span text:style-name="T1"> </text:span>Dans<text:span text:style-name="T1"> </text:span>ce<text:span text:style-name="T1"> </text:span>cas,<text:span text:style-name="T1"> </text:span>écrivez<text:span text:style-name="T1"> </text:span>depuis<text:span text:style-name="T1"> </text:span>combien<text:span text:style-name="T1"> </text:span>de<text:span text:style-name="T1"> </text:span>temps.<text:span text:style-name="T1"> </text:span>Croyez-vous<text:span text:style-name="T1"> </text:span>en<text:span text:style-name="T1"> </text:span>une<text:span text:style-name="T1"> </text:span>vie<text:span text:style-name="T1"> </text:span>future?<text:span text:style-name="T1"> </text:span>Dans<text:span text:style-name="T1"> </text:span>ce<text:span text:style-name="T1"> </text:span>cas,<text:span text:style-name="T1"> </text:span>écrivez-le.<text:span text:style-name="T1"> </text:span>Vous<text:span text:style-name="T1"> </text:span>êtes-vous<text:span text:style-name="T1"> </text:span>jamais<text:span text:style-name="T1"> </text:span>suicidé?<text:span text:style-name="T1"> </text:span>Dans<text:span text:style-name="T1"> </text:span>ce<text:span text:style-name="T1"> </text:span>cas,<text:span text:style-name="T1"> </text:span>quel<text:span text:style-name="T1"> </text:span>effet<text:span text:style-name="T1"> </text:span>cela<text:span text:style-name="T1"> </text:span>vous<text:span text:style-name="T1"> </text:span>a-t-il<text:span text:style-name="T1"> </text:span>produit<text:span text:style-name="T1"> </text:span>?<text:span text:style-name="T1"> </text:span></text:p>
      <text:p text:style-name="Standard">Encore<text:span text:style-name="T1"> </text:span>une<text:span text:style-name="T1"> </text:span>poignée<text:span text:style-name="T1"> </text:span>de<text:span text:style-name="T1"> </text:span>sentences<text:span text:style-name="T1"> </text:span>familières !<text:span text:style-name="T1"> </text:span>il<text:span text:style-name="T1"> </text:span>y<text:span text:style-name="T1"> </text:span>en<text:span text:style-name="T1"> </text:span>a<text:span text:style-name="T1"> </text:span>de<text:span text:style-name="T1"> </text:span>très<text:span text:style-name="T1"> </text:span>fines :<text:span text:style-name="T1"> </text:span></text:p>
      <text:p text:style-name="citation_20_sans_20_espace"><text:span text:style-name="T12">Honesta</text:span><text:span text:style-name="T13"> </text:span><text:span text:style-name="T12">is</text:span><text:span text:style-name="T13"> </text:span><text:span text:style-name="T12">the</text:span><text:span text:style-name="T13"> </text:span><text:span text:style-name="T12">best</text:span><text:span text:style-name="T13"> </text:span><text:span text:style-name="T12">polisy,</text:span><text:span text:style-name="T13"> </text:span><text:span text:style-name="T12">but</text:span><text:span text:style-name="T13"> </text:span><text:span text:style-name="T12">dont</text:span><text:span text:style-name="T13"> </text:span><text:span text:style-name="T12">take</text:span><text:span text:style-name="T13"> </text:span><text:span text:style-name="T12">my</text:span><text:span text:style-name="T13"> </text:span><text:span text:style-name="T12">word</text:span><text:span text:style-name="T13"> </text:span><text:span text:style-name="T12">for</text:span><text:span text:style-name="T13"> </text:span><text:span text:style-name="T12">it ;</text:span><text:span text:style-name="T13"> </text:span><text:span text:style-name="T12">tri</text:span><text:span text:style-name="T13"> </text:span><text:span text:style-name="T12">it.</text:span><text:span text:style-name="T13"> </text:span></text:p>
      <text:p text:style-name="citation_20_sans_20_espace"><text:span text:style-name="T12">Familiarity</text:span><text:span text:style-name="T13"> </text:span><text:span text:style-name="T12">breeds</text:span><text:span text:style-name="T13"> </text:span><text:span text:style-name="T12">contempt,</text:span><text:span text:style-name="T13"> </text:span><text:span text:style-name="T12">this</text:span><text:span text:style-name="T13"> </text:span><text:span text:style-name="T12">iz</text:span><text:span text:style-name="T13"> </text:span><text:span text:style-name="T12">so ;</text:span><text:span text:style-name="T13"> </text:span><text:span text:style-name="T12">jist</text:span><text:span text:style-name="T13"> </text:span><text:span text:style-name="T12">as</text:span><text:span text:style-name="T13"> </text:span><text:span text:style-name="T12">soon</text:span><text:span text:style-name="T13"> </text:span><text:span text:style-name="T12">as</text:span><text:span text:style-name="T13"> </text:span><text:span text:style-name="T12">we</text:span><text:span text:style-name="T13"> </text:span><text:span text:style-name="T12">git</text:span><text:span text:style-name="T13"> </text:span><text:span text:style-name="T12">familiarized</text:span><text:span text:style-name="T13"> </text:span><text:span text:style-name="T12">with</text:span><text:span text:style-name="T13"> </text:span><text:span text:style-name="T12">castor</text:span><text:span text:style-name="T13"> </text:span><text:span text:style-name="T12">ile,</text:span><text:span text:style-name="T13"> </text:span><text:span text:style-name="T12">for</text:span><text:span text:style-name="T13"> </text:span><text:span text:style-name="T12">instance,</text:span><text:span text:style-name="T13"> </text:span><text:span text:style-name="T12">we</text:span><text:span text:style-name="T13"> </text:span><text:span text:style-name="T12">contempt</text:span><text:span text:style-name="T13"> </text:span><text:span text:style-name="T12">it.</text:span><text:span text:style-name="T13"> </text:span></text:p>
      <text:p text:style-name="citation_20_sans_20_espace"><text:span text:style-name="T12">Misfortin</text:span><text:span text:style-name="T13"> </text:span><text:span text:style-name="T12">and</text:span><text:span text:style-name="T13"> </text:span><text:span text:style-name="T12">twins</text:span><text:span text:style-name="T13"> </text:span><text:span text:style-name="T12">hardly</text:span><text:span text:style-name="T13"> </text:span><text:span text:style-name="T12">ever</text:span><text:span text:style-name="T13"> </text:span><text:span text:style-name="T12">cum</text:span><text:span text:style-name="T13"> </text:span><text:span text:style-name="T12">singly.</text:span><text:span text:style-name="T13"> </text:span><text:span text:style-name="T12">The</text:span><text:span text:style-name="T13"> </text:span><text:span text:style-name="T12">fust</text:span><text:span text:style-name="T13"> </text:span><text:span text:style-name="T12">law</text:span><text:span text:style-name="T13"> </text:span><text:span text:style-name="T12">ov</text:span><text:span text:style-name="T13"> </text:span><text:span text:style-name="T12">natur</text:span><text:span text:style-name="T13"> </text:span><text:span text:style-name="T12">iz</text:span><text:span text:style-name="T13"> </text:span><text:span text:style-name="T12">tu</text:span><text:span text:style-name="T13"> </text:span><text:span text:style-name="T12">steal</text:span><text:span text:style-name="T13"> </text:span><text:span text:style-name="T12">the</text:span><text:span text:style-name="T13"> </text:span><text:span text:style-name="T12">sekund,</text:span><text:span text:style-name="T13"> </text:span><text:span text:style-name="T12">tu</text:span><text:span text:style-name="T13"> </text:span><text:span text:style-name="T12">hide ;</text:span><text:span text:style-name="T13"> </text:span><text:span text:style-name="T12">and</text:span><text:span text:style-name="T13"> </text:span><text:span text:style-name="T12">the</text:span><text:span text:style-name="T13"> </text:span><text:span text:style-name="T12">third</text:span><text:span text:style-name="T13"> </text:span><text:span text:style-name="T12">iz</text:span><text:span text:style-name="T13"> </text:span><text:span text:style-name="T12">tu</text:span><text:span text:style-name="T13"> </text:span><text:span text:style-name="T12">steal</text:span><text:span text:style-name="T13"> </text:span><text:span text:style-name="T12">agin.</text:span><text:span text:style-name="T13"> </text:span></text:p>
      <text:p text:style-name="citation_20_sans_20_espace"><text:span text:style-name="T12">Woman</text:span><text:span text:style-name="T13"> </text:span><text:span text:style-name="T12">will</text:span><text:span text:style-name="T13"> </text:span><text:span text:style-name="T12">sometimes</text:span><text:span text:style-name="T13"> </text:span><text:span text:style-name="T12">confess</text:span><text:span text:style-name="T13"> </text:span><text:span text:style-name="T12">her</text:span><text:span text:style-name="T13"> </text:span><text:span text:style-name="T12">sins,</text:span><text:span text:style-name="T13"> </text:span><text:span text:style-name="T12">but</text:span><text:span text:style-name="T13"> </text:span><text:span text:style-name="T12">I</text:span><text:span text:style-name="T13"> </text:span><text:span text:style-name="T12">never</text:span><text:span text:style-name="T13"> </text:span><text:span text:style-name="T12">knu</text:span><text:span text:style-name="T13"> </text:span><text:span text:style-name="T12">one</text:span><text:span text:style-name="T13"> </text:span><text:span text:style-name="T12">tu</text:span><text:span text:style-name="T13"> </text:span><text:span text:style-name="T12">confess</text:span><text:span text:style-name="T13"> </text:span><text:span text:style-name="T12">her</text:span><text:span text:style-name="T13"> </text:span><text:span text:style-name="T12">faults$335$.</text:span><text:span text:style-name="T13"> </text:span></text:p>
      <text:p text:style-name="citation_20_sans_20_espace">L'honnêteté<text:span text:style-name="T1"> </text:span>est<text:span text:style-name="T1"> </text:span>la<text:span text:style-name="T1"> </text:span>meilleure<text:span text:style-name="T1"> </text:span>des<text:span text:style-name="T1"> </text:span>politiques ;<text:span text:style-name="T1"> </text:span>mais<text:span text:style-name="T1"> </text:span>ne<text:span text:style-name="T1"> </text:span>me<text:span text:style-name="T1"> </text:span>croyez<text:span text:style-name="T1"> </text:span>pas<text:span text:style-name="T1"> </text:span>sur<text:span text:style-name="T1"> </text:span>parole,<text:span text:style-name="T1"> </text:span>essayez-en.<text:span text:style-name="T1"> </text:span></text:p>
      <text:p text:style-name="citation_20_sans_20_espace">La<text:span text:style-name="T1"> </text:span>familiarité<text:span text:style-name="T1"> </text:span>engendre<text:span text:style-name="T1"> </text:span>le<text:span text:style-name="T1"> </text:span>mépris ;<text:span text:style-name="T1"> </text:span>à<text:span text:style-name="T1"> </text:span>peine<text:span text:style-name="T1"> </text:span>sommes<text:span text:style-name="T1"> </text:span>nous<text:span text:style-name="T1"> </text:span>familiarisés<text:span text:style-name="T1"> </text:span>avec<text:span text:style-name="T1"> </text:span>l'huile<text:span text:style-name="T1"> </text:span>de<text:span text:style-name="T1"> </text:span>castor,<text:span text:style-name="T1"> </text:span>par<text:span text:style-name="T1"> </text:span>exemple,<text:span text:style-name="T1"> </text:span>que<text:span text:style-name="T1"> </text:span>nous<text:span text:style-name="T1"> </text:span>la<text:span text:style-name="T1"> </text:span>méprisons.<text:span text:style-name="T1"> </text:span></text:p>
      <text:p text:style-name="citation_20_sans_20_espace">Les<text:span text:style-name="T1"> </text:span>malheurs<text:span text:style-name="T1"> </text:span>et<text:span text:style-name="T1"> </text:span>les<text:span text:style-name="T1"> </text:span>jumeaux<text:span text:style-name="T1"> </text:span>viennent<text:span text:style-name="T1"> </text:span>rarement<text:span text:style-name="T1"> </text:span>seuls.<text:span text:style-name="T1"> </text:span>La<text:span text:style-name="T1"> </text:span>première<text:span text:style-name="T1"> </text:span>loi<text:span text:style-name="T1"> </text:span>de<text:span text:style-name="T1"> </text:span>nature<text:span text:style-name="T1"> </text:span>est<text:span text:style-name="T1"> </text:span>de<text:span text:style-name="T1"> </text:span>voler ;<text:span text:style-name="T1"> </text:span>la<text:span text:style-name="T1"> </text:span>seconde,<text:span text:style-name="T1"> </text:span>de<text:span text:style-name="T1"> </text:span>cacher ;<text:span text:style-name="T1"> </text:span>et<text:span text:style-name="T1"> </text:span>la<text:span text:style-name="T1"> </text:span>troisième,<text:span text:style-name="T1"> </text:span>de<text:span text:style-name="T1"> </text:span>voler<text:span text:style-name="T1"> </text:span>encore.<text:span text:style-name="T1"> </text:span></text:p>
      <text:p text:style-name="citation_20_sans_20_espace">La<text:span text:style-name="T1"> </text:span>femme<text:span text:style-name="T1"> </text:span>avoue<text:span text:style-name="T1"> </text:span>quelquefois<text:span text:style-name="T1"> </text:span>ses<text:span text:style-name="T1"> </text:span>péchés ;<text:span text:style-name="T1"> </text:span>mais<text:span text:style-name="T1"> </text:span>je<text:span text:style-name="T1"> </text:span>n'en<text:span text:style-name="T1"> </text:span>ai<text:span text:style-name="T1"> </text:span>jamais<text:span text:style-name="T1"> </text:span>vu<text:span text:style-name="T1"> </text:span>avouer<text:span text:style-name="T1"> </text:span>ses<text:span text:style-name="T1"> </text:span>défauts.<text:span text:style-name="T1"> </text:span></text:p>
      <text:p text:style-name="P18"/>
      <text:p text:style-name="Standard">Restons<text:span text:style-name="T1"> </text:span>sur<text:span text:style-name="T1"> </text:span>celle-ci.<text:span text:style-name="T1"> </text:span>Il<text:span text:style-name="T1"> </text:span>y<text:span text:style-name="T1"> </text:span>en<text:span text:style-name="T1"> </text:span>a<text:span text:style-name="T1"> </text:span>trop<text:span text:style-name="T1"> </text:span>peu<text:span text:style-name="T1"> </text:span>de<text:span text:style-name="T1"> </text:span>pareilles<text:span text:style-name="T1"> </text:span>parmi<text:span text:style-name="T1"> </text:span>les<text:span text:style-name="T1"> </text:span>élucubrations<text:span text:style-name="T1"> </text:span>de<text:span text:style-name="T1"> </text:span>Josh<text:span text:style-name="T1"> </text:span>Billings.<text:span text:style-name="T1"> </text:span>La<text:span text:style-name="T1"> </text:span>compagnie<text:span text:style-name="T1"> </text:span>est<text:span text:style-name="T1"> </text:span>un<text:span text:style-name="T1"> </text:span>peu<text:span text:style-name="T1"> </text:span>mêlée,<text:span text:style-name="T1"> </text:span>chez<text:span text:style-name="T1"> </text:span>lui,<text:span text:style-name="T1"> </text:span>et<text:span text:style-name="T1"> </text:span>c'est<text:span text:style-name="T1"> </text:span>dommage.<text:span text:style-name="T1"> </text:span>Peut-être<text:span text:style-name="T1"> </text:span>que<text:span text:style-name="T1"> </text:span>s'il<text:span text:style-name="T1"> </text:span>voulait<text:span text:style-name="T1"> </text:span>écrire<text:span text:style-name="T1"> </text:span>en<text:span text:style-name="T1"> </text:span>anglais,<text:span text:style-name="T1"> </text:span>se<text:span text:style-name="T1"> </text:span>livrer<text:span text:style-name="T1"> </text:span>moins<text:span text:style-name="T1"> </text:span>à<text:span text:style-name="T1"> </text:span>son<text:span text:style-name="T1"> </text:span>imagination<text:span text:style-name="T1"> </text:span>qu'à<text:span text:style-name="T1"> </text:span>ses<text:span text:style-name="T1"> </text:span>bons<text:span text:style-name="T1"> </text:span>yeux<text:span text:style-name="T1"> </text:span>d'observateur,<text:span text:style-name="T1"> </text:span>il<text:span text:style-name="T1"> </text:span>serait<text:span text:style-name="T1"> </text:span>capable<text:span text:style-name="T1"> </text:span>de<text:span text:style-name="T1"> </text:span>nous<text:span text:style-name="T1"> </text:span>donner<text:span text:style-name="T1"> </text:span>un<text:span text:style-name="T1"> </text:span>tout<text:span text:style-name="T1"> </text:span>petit<text:span text:style-name="T1"> </text:span>volume<text:span text:style-name="T1"> </text:span>qui<text:span text:style-name="T1"> </text:span>trouverait<text:span text:style-name="T1"> </text:span>sa<text:span text:style-name="T1"> </text:span>place<text:span text:style-name="T1"> </text:span>à<text:span text:style-name="T1"> </text:span>côté<text:span text:style-name="T1"> </text:span>de<text:span text:style-name="T1"> </text:span>l'<text:span text:style-name="T6">Autocrate.</text:span><text:span text:style-name="T7"> </text:span><text:span text:style-name="T26">Son</text:span><text:span text:style-name="T27"> </text:span><text:span text:style-name="T26">plus</text:span><text:span text:style-name="T27"> </text:span><text:span text:style-name="T26">grave</text:span><text:span text:style-name="T27"> </text:span><text:span text:style-name="T26">défaut</text:span><text:span text:style-name="T27"> </text:span><text:span text:style-name="T26">lui</text:span><text:span text:style-name="T27"> </text:span><text:span text:style-name="T26">est</text:span><text:span text:style-name="T27"> </text:span><text:span text:style-name="T26">commun,</text:span><text:span text:style-name="T27"> </text:span><text:span text:style-name="T26">d'ailleurs,</text:span><text:span text:style-name="T27"> </text:span><text:span text:style-name="T26">avec</text:span><text:span text:style-name="T27"> </text:span><text:span text:style-name="T26">tous</text:span><text:span text:style-name="T27"> </text:span><text:span text:style-name="T26">les</text:span><text:span text:style-name="T27"> </text:span><text:span text:style-name="T26">humoristes</text:span><text:span text:style-name="T27"> </text:span><text:span text:style-name="T26">américains</text:span><text:span text:style-name="T27"> </text:span><text:span text:style-name="T26">leur</text:span><text:span text:style-name="T27"> </text:span><text:span text:style-name="T26">com</text:span>ique<text:span text:style-name="T1"> </text:span>est<text:span text:style-name="T1"> </text:span>trop<text:span text:style-name="T1"> </text:span>prémédité<text:span text:style-name="T1"> </text:span>et<text:span text:style-name="T1"> </text:span>préparé<text:span text:style-name="T1"> </text:span>en<text:span text:style-name="T1"> </text:span>sous-main.<text:span text:style-name="T1"> </text:span>La<text:span text:style-name="T1"> </text:span>source<text:span text:style-name="T1"> </text:span>n'en<text:span text:style-name="T1"> </text:span>est<text:span text:style-name="T1"> </text:span>ni<text:span text:style-name="T1"> </text:span>spontanée,<text:span text:style-name="T1"> </text:span>ni<text:span text:style-name="T1"> </text:span>imprévue<text:span text:style-name="T1"> </text:span>l'eau<text:span text:style-name="T1"> </text:span>jaillit,<text:span text:style-name="T1"> </text:span>parfois<text:span text:style-name="T1"> </text:span>assez<text:span text:style-name="T1"> </text:span>vive,<text:span text:style-name="T1"> </text:span>assez<text:span text:style-name="T1"> </text:span>claire,<text:span text:style-name="T1"> </text:span>mais<text:span text:style-name="T1"> </text:span>il<text:span text:style-name="T1"> </text:span>a<text:span text:style-name="T1"> </text:span>fallu<text:span text:style-name="T1"> </text:span>creuser<text:span text:style-name="T1"> </text:span>un<text:span text:style-name="T1"> </text:span>puits<text:span text:style-name="T1"> </text:span>artésien.<text:span text:style-name="T1"> </text:span>Mesurant<text:span text:style-name="T1"> </text:span>l'effet<text:span text:style-name="T1"> </text:span>à<text:span text:style-name="T1"> </text:span>l'effort,<text:span text:style-name="T1"> </text:span>ils<text:span text:style-name="T1"> </text:span>croient<text:span text:style-name="T1"> </text:span>leur<text:span text:style-name="T1"> </text:span>esprit<text:span text:style-name="T1"> </text:span>irrésistible<text:span text:style-name="T1"> </text:span>mais<text:span text:style-name="T1"> </text:span>le<text:span text:style-name="T1"> </text:span>lecteur<text:span text:style-name="T1"> </text:span>égoïste<text:span text:style-name="T1"> </text:span>s'obstine<text:span text:style-name="T1"> </text:span>à<text:span text:style-name="T1"> </text:span>n'apprécier<text:span text:style-name="T1"> </text:span>que<text:span text:style-name="T1"> </text:span>le<text:span text:style-name="T1"> </text:span>résultat.<text:span text:style-name="T1"> </text:span></text:p>
      <text:p text:style-name="Standard">S'il<text:span text:style-name="T1"> </text:span>en<text:span text:style-name="T1"> </text:span>était<text:span text:style-name="T1"> </text:span>autrement,<text:span text:style-name="T1"> </text:span>M.<text:span text:style-name="T1"> </text:span>Leland$336$<text:span text:style-name="T1"> </text:span>serait<text:span text:style-name="T1"> </text:span>un<text:span text:style-name="T1"> </text:span>homme<text:span text:style-name="T1"> </text:span>de<text:span text:style-name="T1"> </text:span>génie.<text:span text:style-name="T1"> </text:span>Les<text:span text:style-name="T1"> </text:span><text:span text:style-name="T5">Hans</text:span><text:span text:style-name="T4"> </text:span><text:span text:style-name="T5">Breitmann's</text:span><text:span text:style-name="T4"> </text:span><text:span text:style-name="T5">Ballads</text:span>$337$<text:span text:style-name="T1"> </text:span>représentent<text:span text:style-name="T1"> </text:span>une<text:span text:style-name="T1"> </text:span>somme<text:span text:style-name="T1"> </text:span>de<text:span text:style-name="T1"> </text:span>travail<text:span text:style-name="T1"> </text:span>qu'il<text:span text:style-name="T1"> </text:span>est<text:span text:style-name="T1"> </text:span>sans<text:span text:style-name="T1"> </text:span>doute<text:span text:style-name="T1"> </text:span>difficile<text:span text:style-name="T1"> </text:span>d'estimer<text:span text:style-name="T1"> </text:span>à<text:span text:style-name="T1"> </text:span>sa<text:span text:style-name="T1"> </text:span>juste<text:span text:style-name="T1"> </text:span>valeur.<text:span text:style-name="T1"> </text:span>La<text:span text:style-name="T1"> </text:span>lecture<text:span text:style-name="T1"> </text:span>en<text:span text:style-name="T1"> </text:span>est<text:span text:style-name="T1"> </text:span>si<text:span text:style-name="T1"> </text:span>pénible,<text:span text:style-name="T1"> </text:span>l'esprit<text:span text:style-name="T1"> </text:span>et<text:span text:style-name="T1"> </text:span>l'oreille<text:span text:style-name="T1"> </text:span>sont<text:span text:style-name="T1"> </text:span>si<text:span text:style-name="T1"> </text:span>désagréablement<text:span text:style-name="T1"> </text:span>affectés<text:span text:style-name="T1"> </text:span>par<text:span text:style-name="T1"> </text:span>ce<text:span text:style-name="T1"> </text:span>patois<text:span text:style-name="T1"> </text:span>anglohollandais<text:span text:style-name="T1"> </text:span>aux<text:span text:style-name="T1"> </text:span>articulations<text:span text:style-name="T1"> </text:span>raides,<text:span text:style-name="T1"> </text:span>que<text:span text:style-name="T1"> </text:span>l'ironie<text:span text:style-name="T1"> </text:span>assez<text:span text:style-name="T1"> </text:span>subtile<text:span text:style-name="T1"> </text:span>de<text:span text:style-name="T1"> </text:span>la<text:span text:style-name="T1"> </text:span>pensée<text:span text:style-name="T1"> </text:span>s'évanouit<text:span text:style-name="T1"> </text:span>à<text:span text:style-name="T1"> </text:span>mesure<text:span text:style-name="T1"> </text:span>qu'on<text:span text:style-name="T1"> </text:span>en<text:span text:style-name="T1"> </text:span>poursuit<text:span text:style-name="T1"> </text:span>la<text:span text:style-name="T1"> </text:span>lecture :<text:span text:style-name="T1"> </text:span></text:p>
      <text:p text:style-name="citation_20_sans_20_espace">Vhere<text:span text:style-name="T1"> </text:span>ish<text:span text:style-name="T1"> </text:span>de<text:span text:style-name="T1"> </text:span>lofely<text:span text:style-name="T1"> </text:span>golden<text:span text:style-name="T1"> </text:span>cloud<text:span text:style-name="T1"> </text:span></text:p>
      <text:p text:style-name="citation_20_sans_20_espace">Dad<text:span text:style-name="T1"> </text:span>float<text:span text:style-name="T1"> </text:span>on<text:span text:style-name="T1"> </text:span>de<text:span text:style-name="T1"> </text:span>moundain's<text:span text:style-name="T1"> </text:span>'prow?<text:span text:style-name="T1"> </text:span></text:p>
      <text:p text:style-name="citation_20_sans_20_espace">Where<text:span text:style-name="T1"> </text:span>ish<text:span text:style-name="T1"> </text:span>de<text:span text:style-name="T1"> </text:span>hummelstrahlende<text:span text:style-name="T1"> </text:span>stern.<text:span text:style-name="T1"> </text:span></text:p>
      <text:p text:style-name="citation_20_sans_20_espace">De<text:span text:style-name="T1"> </text:span>shtar<text:span text:style-name="T1"> </text:span>of<text:span text:style-name="T1"> </text:span>de<text:span text:style-name="T1"> </text:span>shpirits<text:span text:style-name="T1"> </text:span>light?<text:span text:style-name="T1"> </text:span></text:p>
      <text:p text:style-name="citation_20_sans_20_espace">AU<text:span text:style-name="T1"> </text:span>goned<text:span text:style-name="T1"> </text:span>afay<text:span text:style-name="T1"> </text:span>mit<text:span text:style-name="T1"> </text:span>de<text:span text:style-name="T1"> </text:span>lager<text:span text:style-name="T1"> </text:span>beer<text:span text:style-name="T1"> </text:span></text:p>
      <text:p text:style-name="citation_20_sans_20_espace">Afay<text:span text:style-name="T1"> </text:span>in<text:span text:style-name="T1"> </text:span>de<text:span text:style-name="T1"> </text:span>ewigkeit$338$.<text:span text:style-name="T1"> </text:span></text:p>
      <text:p text:style-name="Quotations">Où<text:span text:style-name="T1"> </text:span>sont<text:span text:style-name="T1"> </text:span>les<text:span text:style-name="T1"> </text:span>charmants<text:span text:style-name="T1"> </text:span>nuages<text:span text:style-name="T1"> </text:span>dorés<text:span text:style-name="T1"> </text:span>qui<text:span text:style-name="T1"> </text:span>flottent<text:span text:style-name="T1"> </text:span>sur<text:span text:style-name="T1"> </text:span>les<text:span text:style-name="T1"> </text:span>sommets<text:span text:style-name="T1"> </text:span>des<text:span text:style-name="T1"> </text:span>monts?<text:span text:style-name="T1"> – </text:span>Où<text:span text:style-name="T1"> </text:span>est<text:span text:style-name="T1"> </text:span>l'étoile<text:span text:style-name="T1"> </text:span>qui<text:span text:style-name="T1"> </text:span>resplendissait<text:span text:style-name="T1"> </text:span>au<text:span text:style-name="T1"> </text:span>ciel,<text:span text:style-name="T1"> – </text:span>L'étoile,<text:span text:style-name="T1"> </text:span>lumière<text:span text:style-name="T1"> </text:span>de<text:span text:style-name="T1"> </text:span>nos<text:span text:style-name="T1"> </text:span>esprits?<text:span text:style-name="T1"> – </text:span>Mais<text:span text:style-name="T1"> </text:span>où<text:span text:style-name="T1"> </text:span>est<text:span text:style-name="T1"> </text:span>la<text:span text:style-name="T1"> </text:span>bière<text:span text:style-name="T1"> </text:span>de<text:span text:style-name="T1"> </text:span>l'an<text:span text:style-name="T1"> </text:span>passé?<text:span text:style-name="T1"> </text:span>Tout<text:span text:style-name="T1"> </text:span>cela<text:span text:style-name="T1"> </text:span>est<text:span text:style-name="T1"> </text:span>loin,<text:span text:style-name="T1"> – </text:span>bien<text:span text:style-name="T1"> </text:span>loin<text:span text:style-name="T1"> </text:span>dans<text:span text:style-name="T1"> </text:span>l'éternité.<text:span text:style-name="T1"> </text:span></text:p>
      <text:p text:style-name="Standard">C'est<text:span text:style-name="T1"> </text:span>railler<text:span text:style-name="T1"> </text:span>comme<text:span text:style-name="T1"> </text:span>il<text:span text:style-name="T1"> </text:span>faut<text:span text:style-name="T1"> </text:span>le<text:span text:style-name="T1"> </text:span>sentimentalisme<text:span text:style-name="T1"> </text:span>allemand<text:span text:style-name="T1"> </text:span>la<text:span text:style-name="T1"> </text:span>note<text:span text:style-name="T1"> </text:span>n'est<text:span text:style-name="T1"> </text:span>pas<text:span text:style-name="T1"> </text:span>sans<text:span text:style-name="T1"> </text:span>originalité,<text:span text:style-name="T1"> </text:span>et<text:span text:style-name="T1"> </text:span>à<text:span text:style-name="T1"> </text:span>la<text:span text:style-name="T1"> </text:span>langue<text:span text:style-name="T1"> </text:span>près,<text:span text:style-name="T1"> </text:span>on<text:span text:style-name="T1"> </text:span>s'en<text:span text:style-name="T1"> </text:span>accommoderait.<text:span text:style-name="T1"> </text:span>Malheureusement,<text:span text:style-name="T1"> </text:span>dévêtu<text:span text:style-name="T1"> </text:span>de<text:span text:style-name="T1"> </text:span>son<text:span text:style-name="T1"> </text:span>travestissement,<text:span text:style-name="T1"> </text:span>ayant<text:span text:style-name="T1"> </text:span><text:soft-page-break/>dépouillé<text:span text:style-name="T1"> </text:span>le<text:span text:style-name="T1"> </text:span>Hans<text:span text:style-name="T1"> </text:span>Breitmann,<text:span text:style-name="T1"> </text:span>M.<text:span text:style-name="T1"> </text:span>Leland<text:span text:style-name="T1"> </text:span>n'a<text:span text:style-name="T1"> </text:span>su<text:span text:style-name="T1"> </text:span>écrire<text:span text:style-name="T1"> </text:span>que<text:span text:style-name="T1"> </text:span>des<text:span text:style-name="T1"> </text:span>pochades<text:span text:style-name="T1"> </text:span>sans<text:span text:style-name="T1"> </text:span>style<text:span text:style-name="T1"> </text:span>et<text:span text:style-name="T1"> </text:span>sans<text:span text:style-name="T1"> </text:span>finesse.<text:span text:style-name="T1"> </text:span>Il<text:span text:style-name="T1"> </text:span>abuse<text:span text:style-name="T1"> </text:span>dans<text:span text:style-name="T1"> </text:span>son<text:span text:style-name="T1"> </text:span><text:span text:style-name="T4">A</text:span><text:span text:style-name="T5">Egyptîan</text:span><text:span text:style-name="T4"> </text:span><text:span text:style-name="T5">Sketchbook</text:span>$339$<text:span text:style-name="T1"> </text:span>de<text:span text:style-name="T1"> </text:span>la<text:span text:style-name="T1"> </text:span>permission<text:span text:style-name="T1"> </text:span>qu'on<text:span text:style-name="T1"> </text:span>peut<text:span text:style-name="T1"> </text:span>accorder<text:span text:style-name="T1"> </text:span>à<text:span text:style-name="T1"> </text:span>un<text:span text:style-name="T1"> </text:span>homme<text:span text:style-name="T1"> </text:span>d'esprit<text:span text:style-name="T1"> </text:span>d'user<text:span text:style-name="T1"> </text:span>de<text:span text:style-name="T1"> </text:span>la<text:span text:style-name="T1"> </text:span>parodie.<text:span text:style-name="T1"> </text:span>Passe<text:span text:style-name="T1"> </text:span>pour<text:span text:style-name="T1"> </text:span><text:span text:style-name="T5">La</text:span><text:span text:style-name="T4"> </text:span><text:span text:style-name="T5">belle</text:span><text:span text:style-name="T4"> </text:span><text:span text:style-name="T5">Hélène,</text:span><text:span text:style-name="T1"> </text:span>mais<text:span text:style-name="T1"> </text:span>y<text:span text:style-name="T1"> </text:span>a-t-il<text:span text:style-name="T1"> </text:span>le<text:span text:style-name="T1"> </text:span>moindre<text:span text:style-name="T1"> </text:span>sel<text:span text:style-name="T1"> </text:span>dans<text:span text:style-name="T1"> </text:span>les<text:span text:style-name="T1"> </text:span>boutades<text:span text:style-name="T1"> </text:span>de<text:span text:style-name="T1"> </text:span>ce<text:span text:style-name="T1"> </text:span>ton<text:span text:style-name="T1"> </text:span></text:p>
      <text:p text:style-name="Quotations">On<text:span text:style-name="T1"> </text:span>rapporte<text:span text:style-name="T1"> </text:span>que<text:span text:style-name="T1"> </text:span>les<text:span text:style-name="T1"> </text:span>Egyptiens<text:span text:style-name="T1"> </text:span>apprirent<text:span text:style-name="T1"> </text:span>tout<text:span text:style-name="T1"> </text:span>ce<text:span text:style-name="T1"> </text:span>qu'ils<text:span text:style-name="T1"> </text:span>savaient<text:span text:style-name="T1"> </text:span>des<text:span text:style-name="T1"> </text:span>Juifs<text:span text:style-name="T1"> </text:span>et<text:span text:style-name="T1"> </text:span>en<text:span text:style-name="T1"> </text:span>particulier<text:span text:style-name="T1"> </text:span>d'Abraham<text:span text:style-name="T1"> </text:span>qui<text:span text:style-name="T1"> </text:span>avait<text:span text:style-name="T1"> </text:span>établi<text:span text:style-name="T1"> </text:span>à<text:span text:style-name="T1"> </text:span>Héliopolis<text:span text:style-name="T1"> </text:span>un<text:span text:style-name="T1"> </text:span>cabinet<text:span text:style-name="T1"> </text:span>de<text:span text:style-name="T1"> </text:span>diseur<text:span text:style-name="T1"> </text:span>de<text:span text:style-name="T1"> </text:span>bonne<text:span text:style-name="T1"> </text:span>aventure<text:span text:style-name="T1"> </text:span>il<text:span text:style-name="T1"> </text:span>enseigna<text:span text:style-name="T1"> </text:span>l'astrologie<text:span text:style-name="T1"> </text:span>aux<text:span text:style-name="T1"> </text:span>prêtres.<text:span text:style-name="T1"> </text:span>Je<text:span text:style-name="T1"> </text:span>le-<text:span text:style-name="T1"> </text:span>vois<text:span text:style-name="T1"> </text:span>faisant<text:span text:style-name="T1"> </text:span>distribuer<text:span text:style-name="T1"> </text:span>de<text:span text:style-name="T1"> </text:span>petites<text:span text:style-name="T1"> </text:span>cartes<text:span text:style-name="T1"> </text:span>où<text:span text:style-name="T1"> </text:span>était<text:span text:style-name="T1"> </text:span>écrit<text:span text:style-name="T1"> </text:span>« On<text:span text:style-name="T1"> </text:span>prédit<text:span text:style-name="T1"> </text:span>les<text:span text:style-name="T1"> </text:span>mariages ;<text:span text:style-name="T1"> </text:span>on<text:span text:style-name="T1"> </text:span>vous<text:span text:style-name="T1"> </text:span>montrera<text:span text:style-name="T1"> </text:span>le<text:span text:style-name="T1"> </text:span>portrait<text:span text:style-name="T1"> </text:span>de<text:span text:style-name="T1"> </text:span>votre<text:span text:style-name="T1"> </text:span>futur.<text:span text:style-name="T1"> </text:span>On<text:span text:style-name="T1"> </text:span>retrouve<text:span text:style-name="T1"> </text:span>tous<text:span text:style-name="T1"> </text:span>les<text:span text:style-name="T1"> </text:span>objets<text:span text:style-name="T1"> </text:span>perdus<text:span text:style-name="T1"> </text:span>par<text:span text:style-name="T1"> </text:span>l'observation<text:span text:style-name="T1"> </text:span>des<text:span text:style-name="T1"> </text:span>planètes.<text:span text:style-name="T1"> </text:span>Messieurs,<text:span text:style-name="T1"> </text:span>un<text:span text:style-name="T1"> </text:span>dollar.<text:span text:style-name="T1"> </text:span>Second<text:span text:style-name="T1"> </text:span>étage,<text:span text:style-name="T1"> </text:span>au<text:span text:style-name="T1"> </text:span>fond<text:span text:style-name="T1"> </text:span>de<text:span text:style-name="T1"> </text:span>la<text:span text:style-name="T1"> </text:span>cour.<text:span text:style-name="T1"> </text:span>N.<text:span text:style-name="T1"> </text:span>B.<text:span text:style-name="T1"> </text:span>Sonnez<text:span text:style-name="T1"> </text:span>à<text:span text:style-name="T1"> </text:span>la<text:span text:style-name="T1"> </text:span>grille$340$.<text:span text:style-name="T1"> » </text:span></text:p>
      <text:p text:style-name="Standard">Se<text:span text:style-name="T1"> </text:span>peut-il<text:span text:style-name="T1"> </text:span>rien<text:span text:style-name="T1"> </text:span>de<text:span text:style-name="T1"> </text:span>plus<text:span text:style-name="T1"> </text:span>misérable<text:span text:style-name="T1"> </text:span>?<text:span text:style-name="T1"> </text:span>Je<text:span text:style-name="T1"> </text:span>crois<text:span text:style-name="T1"> </text:span>qu'après<text:span text:style-name="T1"> </text:span>cela,<text:span text:style-name="T1"> </text:span>il<text:span text:style-name="T1"> </text:span>est<text:span text:style-name="T1"> </text:span>temps<text:span text:style-name="T1"> </text:span>d'arrêter.<text:span text:style-name="T1"> </text:span>Et<text:span text:style-name="T1"> </text:span>même<text:span text:style-name="T1"> </text:span>je<text:span text:style-name="T1"> </text:span>ne<text:span text:style-name="T1"> </text:span>me<text:span text:style-name="T1"> </text:span>sens<text:span text:style-name="T1"> </text:span>point<text:span text:style-name="T1"> </text:span>trop<text:span text:style-name="T1"> </text:span>rassuré<text:span text:style-name="T1"> </text:span>déjà.<text:span text:style-name="T1"> </text:span>Me<text:span text:style-name="T1"> </text:span>pardonnera-t-on<text:span text:style-name="T1"> </text:span>d'avoir<text:span text:style-name="T1"> </text:span>voulu<text:span text:style-name="T1"> </text:span>donner<text:span text:style-name="T1"> </text:span>une<text:span text:style-name="T1"> </text:span>esquisse<text:span text:style-name="T1"> </text:span>complète<text:span text:style-name="T1"> </text:span>de<text:span text:style-name="T1"> </text:span>l'humour<text:span text:style-name="T1"> </text:span>américain,<text:span text:style-name="T1"> </text:span>d'avoir<text:span text:style-name="T1"> </text:span>cité<text:span text:style-name="T1"> </text:span>parmi<text:span text:style-name="T1"> </text:span>le<text:span text:style-name="T1"> </text:span>meilleur<text:span text:style-name="T1"> </text:span>un<text:span text:style-name="T1"> </text:span>peu<text:span text:style-name="T1"> </text:span>de<text:span text:style-name="T1"> </text:span>mauvais?<text:span text:style-name="T1"> </text:span>Je<text:span text:style-name="T1"> </text:span>l'ai<text:span text:style-name="T1"> </text:span>fait,<text:span text:style-name="T1"> </text:span>du<text:span text:style-name="T1"> </text:span>moins,<text:span text:style-name="T1"> </text:span>par<text:span text:style-name="T1"> </text:span>esprit<text:span text:style-name="T1"> </text:span>de<text:span text:style-name="T1"> </text:span>vérité,<text:span text:style-name="T1"> </text:span>plutôt<text:span text:style-name="T1"> </text:span>que<text:span text:style-name="T1"> </text:span>par<text:span text:style-name="T1"> </text:span>amour<text:span text:style-name="T1"> </text:span>du<text:span text:style-name="T1"> </text:span>contraste,<text:span text:style-name="T1"> </text:span>et<text:span text:style-name="T1"> </text:span>c'est<text:span text:style-name="T1"> </text:span>le<text:span text:style-name="T1"> </text:span>même<text:span text:style-name="T1"> </text:span>sentiment<text:span text:style-name="T1"> </text:span>de<text:span text:style-name="T1"> </text:span>curiosité<text:span text:style-name="T1"> </text:span>analytique<text:span text:style-name="T1"> </text:span>qui<text:span text:style-name="T1"> </text:span>me<text:span text:style-name="T1"> </text:span>guidera<text:span text:style-name="T1"> </text:span>dans<text:span text:style-name="T1"> </text:span>l'étude<text:span text:style-name="T1"> </text:span>qu'il<text:span text:style-name="T1"> </text:span>me<text:span text:style-name="T1"> </text:span>reste<text:span text:style-name="T1"> </text:span>à<text:span text:style-name="T1"> </text:span>faire<text:span text:style-name="T1"> </text:span>de<text:span text:style-name="T1"> </text:span>l'auteur<text:span text:style-name="T1"> </text:span>trop<text:span text:style-name="T1"> </text:span>prôné,<text:span text:style-name="T1"> </text:span>certainement,<text:span text:style-name="T1"> </text:span>en<text:span text:style-name="T1"> </text:span>France,<text:span text:style-name="T1"> </text:span>mais<text:span text:style-name="T1"> </text:span>trop<text:span text:style-name="T1"> </text:span>dénigré<text:span text:style-name="T1"> </text:span>peutêtre<text:span text:style-name="T1"> </text:span>en<text:span text:style-name="T1"> </text:span>Angleterre,<text:span text:style-name="T1"> </text:span>de<text:span text:style-name="T1"> </text:span><text:span text:style-name="T5">The</text:span><text:span text:style-name="T4"> </text:span><text:span text:style-name="T5">celebrated</text:span><text:span text:style-name="T4"> </text:span><text:span text:style-name="T5">jumping</text:span><text:span text:style-name="T4"> </text:span><text:span text:style-name="T5">frog</text:span><text:span text:style-name="T1"> </text:span>et<text:span text:style-name="T1"> </text:span>du<text:span text:style-name="T1"> </text:span><text:span text:style-name="T5">Mississipi</text:span><text:span text:style-name="T4"> </text:span><text:span text:style-name="T5">Sketch-Book</text:span>$341$.<text:span text:style-name="T1"> </text:span></text:p>
      <text:h text:style-name="Heading_20_3" text:outline-level="3">IV<text:span text:style-name="T1"> </text:span></text:h>
      <text:p text:style-name="Standard">Johnson<text:span text:style-name="T1"> </text:span>a<text:span text:style-name="T1"> </text:span>dit,<text:span text:style-name="T1"> </text:span>en<text:span text:style-name="T1"> </text:span>parlant<text:span text:style-name="T1"> </text:span>de<text:span text:style-name="T1"> </text:span>l'esprit<text:span text:style-name="T1"> </text:span>de<text:span text:style-name="T1"> </text:span>certains<text:span text:style-name="T1"> </text:span>poètes<text:span text:style-name="T1"> </text:span>légers<text:span text:style-name="T1"> </text:span>de<text:span text:style-name="T1"> </text:span>son<text:span text:style-name="T1"> </text:span>temps<text:span text:style-name="T1"> </text:span></text:p>
      <text:p text:style-name="Quotations">Leurs<text:span text:style-name="T1"> </text:span>pensées<text:span text:style-name="T1"> </text:span>sont<text:span text:style-name="T1"> </text:span>souvent<text:span text:style-name="T1"> </text:span>nouvelles,<text:span text:style-name="T1"> </text:span>mais<text:span text:style-name="T1"> </text:span>rarement<text:span text:style-name="T1"> </text:span>naturelles ;<text:span text:style-name="T1"> </text:span>elles<text:span text:style-name="T1"> </text:span>ne<text:span text:style-name="T1"> </text:span>sont<text:span text:style-name="T1"> </text:span>point<text:span text:style-name="T1"> </text:span>banales,<text:span text:style-name="T1"> </text:span>mais<text:span text:style-name="T1"> </text:span>point<text:span text:style-name="T1"> </text:span>davantage<text:span text:style-name="T1"> </text:span>justes ;<text:span text:style-name="T1"> </text:span>le<text:span text:style-name="T1"> </text:span>lecteur,<text:span text:style-name="T1"> </text:span>loin<text:span text:style-name="T1"> </text:span>de<text:span text:style-name="T1"> </text:span>s'étonner<text:span text:style-name="T1"> </text:span>de<text:span text:style-name="T1"> </text:span>ne<text:span text:style-name="T1"> </text:span>pas<text:span text:style-name="T1"> </text:span>les<text:span text:style-name="T1"> </text:span>avoir<text:span text:style-name="T1"> </text:span>trouvées<text:span text:style-name="T1"> </text:span>lui-même,<text:span text:style-name="T1"> </text:span>se<text:span text:style-name="T1"> </text:span>demande<text:span text:style-name="T1"> </text:span>par<text:span text:style-name="T1"> </text:span>quelles<text:span text:style-name="T1"> </text:span>tortures<text:span text:style-name="T1"> </text:span>infligées<text:span text:style-name="T1"> </text:span>à<text:span text:style-name="T1"> </text:span>son<text:span text:style-name="T1"> </text:span>esprit,<text:span text:style-name="T1"> </text:span>l'auteur<text:span text:style-name="T1"> </text:span>a<text:span text:style-name="T1"> </text:span>jamais<text:span text:style-name="T1"> </text:span>pu<text:span text:style-name="T1"> </text:span>les<text:span text:style-name="T1"> </text:span>faire<text:span text:style-name="T1"> </text:span>sortir$342$.<text:span text:style-name="T1"> </text:span></text:p>
      <text:p text:style-name="Standard">Telle<text:span text:style-name="T1"> </text:span>est<text:span text:style-name="T1"> </text:span>également<text:span text:style-name="T1"> </text:span>la<text:span text:style-name="T1"> </text:span>réflexion<text:span text:style-name="T1"> </text:span>que<text:span text:style-name="T1"> </text:span>fait<text:span text:style-name="T1"> </text:span>naître<text:span text:style-name="T1"> </text:span>la<text:span text:style-name="T1"> </text:span>lecture<text:span text:style-name="T1"> </text:span>des<text:span text:style-name="T1"> </text:span>petits<text:span text:style-name="T1"> </text:span>humoristes<text:span text:style-name="T1"> </text:span>américains,<text:span text:style-name="T1"> </text:span>mais<text:span text:style-name="T1"> </text:span>cela<text:span text:style-name="T1"> </text:span>s'applique<text:span text:style-name="T1"> </text:span>admirablement<text:span text:style-name="T1"> </text:span>aux<text:span text:style-name="T1"> </text:span>productions<text:span text:style-name="T1"> </text:span>de<text:span text:style-name="T1"> </text:span>M.<text:span text:style-name="T1"> </text:span>Samuel<text:span text:style-name="T1"> </text:span>Langhorne<text:span text:style-name="T1"> </text:span>Clemens,<text:span text:style-name="T1"> </text:span>fort<text:span text:style-name="T1"> </text:span>connu<text:span text:style-name="T1"> </text:span>sous<text:span text:style-name="T1"> </text:span>le<text:span text:style-name="T1"> </text:span>pseudonyme<text:span text:style-name="T1"> </text:span>de<text:span text:style-name="T1"> </text:span>Mark<text:span text:style-name="T1"> </text:span>Twain$343$.<text:span text:style-name="T1"> </text:span></text:p>
      <text:p text:style-name="Standard">Doué<text:span text:style-name="T1"> </text:span>d'un<text:span text:style-name="T1"> </text:span>rare<text:span text:style-name="T1"> </text:span>talent<text:span text:style-name="T1"> </text:span>d'observation,<text:span text:style-name="T1"> </text:span>connaissant<text:span text:style-name="T1"> </text:span>sa<text:span text:style-name="T1"> </text:span>langue<text:span text:style-name="T1"> </text:span>et<text:span text:style-name="T1"> </text:span>la<text:span text:style-name="T1"> </text:span>maniant,<text:span text:style-name="T1"> </text:span>à<text:span text:style-name="T1"> </text:span>l'occasion,<text:span text:style-name="T1"> </text:span>avec<text:span text:style-name="T1"> </text:span>souplesse<text:span text:style-name="T1"> </text:span>et<text:span text:style-name="T1"> </text:span>sincérité,<text:span text:style-name="T1"> </text:span>plein<text:span text:style-name="T1"> </text:span>de<text:span text:style-name="T1"> </text:span>cette<text:span text:style-name="T1"> </text:span>imagination<text:span text:style-name="T1"> </text:span>comique<text:span text:style-name="T1"> </text:span>qui<text:span text:style-name="T1"> </text:span>transforme<text:span text:style-name="T1"> </text:span>en<text:span text:style-name="T1"> </text:span>sujets<text:span text:style-name="T1"> </text:span>de<text:span text:style-name="T1"> </text:span>rire<text:span text:style-name="T1"> </text:span>tous<text:span text:style-name="T1"> </text:span>les<text:span text:style-name="T1"> </text:span>spectacles<text:span text:style-name="T1"> </text:span>humains,<text:span text:style-name="T1"> </text:span>M.<text:span text:style-name="T1"> </text:span>Clemens<text:span text:style-name="T1"> </text:span>pouvait<text:span text:style-name="T1"> </text:span>prendre<text:span text:style-name="T1"> </text:span>dans<text:span text:style-name="T1"> </text:span>la<text:span text:style-name="T1"> </text:span>littérature<text:span text:style-name="T1"> </text:span>de<text:span text:style-name="T1"> </text:span>son<text:span text:style-name="T1"> </text:span>pays<text:span text:style-name="T1"> </text:span>une<text:span text:style-name="T1"> </text:span>place<text:span text:style-name="T1"> </text:span>foute<text:span text:style-name="T1"> </text:span>autre<text:span text:style-name="T1"> </text:span>que<text:span text:style-name="T1"> </text:span>celle<text:span text:style-name="T1"> </text:span>qui<text:span text:style-name="T1"> </text:span>lui<text:span text:style-name="T1"> </text:span>restera.<text:span text:style-name="T1"> </text:span>En<text:span text:style-name="T1"> </text:span>des<text:span text:style-name="T1"> </text:span>proportions<text:span text:style-name="T1"> </text:span>restreintes,<text:span text:style-name="T1"> </text:span>il<text:span text:style-name="T1"> </text:span>pouvait<text:span text:style-name="T1"> </text:span>en<text:span text:style-name="T1"> </text:span>être<text:span text:style-name="T1"> </text:span>l'Aristophane<text:span text:style-name="T1"> </text:span>il<text:span text:style-name="T1"> </text:span>a<text:span text:style-name="T1"> </text:span>préféré<text:span text:style-name="T1"> </text:span>le<text:span text:style-name="T1"> </text:span>rôle<text:span text:style-name="T1"> </text:span>du<text:span text:style-name="T1"> </text:span>bouffon,<text:span text:style-name="T1"> </text:span>du<text:span text:style-name="T1"> </text:span>prestidigitateur,<text:span text:style-name="T1"> </text:span>du<text:span text:style-name="T1"> </text:span>clown<text:span text:style-name="T1"> </text:span>littéraire.<text:span text:style-name="T1"> </text:span>Et<text:span text:style-name="T1"> </text:span>le<text:span text:style-name="T1"> </text:span>public<text:span text:style-name="T1"> </text:span>a<text:span text:style-name="T1"> </text:span>été<text:span text:style-name="T1"> </text:span>son<text:span text:style-name="T1"> </text:span>complice<text:span text:style-name="T1"> </text:span>ses<text:span text:style-name="T1"> </text:span>premières<text:span text:style-name="T1"> </text:span>excentricités<text:span text:style-name="T1"> </text:span>furent<text:span text:style-name="T1"> </text:span>saluées<text:span text:style-name="T1"> </text:span>d'une<text:span text:style-name="T1"> </text:span>telle<text:span text:style-name="T1"> </text:span>explosion<text:span text:style-name="T1"> </text:span>de<text:span text:style-name="T1"> </text:span>bravos,<text:span text:style-name="T1"> </text:span>qu'il<text:span text:style-name="T1"> </text:span>se<text:span text:style-name="T1"> </text:span>trouva<text:span text:style-name="T1"> </text:span>comme<text:span text:style-name="T1"> </text:span>emprisonné<text:span text:style-name="T1"> </text:span>dans<text:span text:style-name="T1"> </text:span>ce<text:span text:style-name="T1"> </text:span>rôle<text:span text:style-name="T1"> </text:span>inférieur<text:span text:style-name="T1"> </text:span>d'amuseur<text:span text:style-name="T1"> </text:span>populaire.<text:span text:style-name="T1"> </text:span>La<text:span text:style-name="T1"> </text:span>chose<text:span text:style-name="T1"> </text:span>en<text:span text:style-name="T1"> </text:span>est<text:span text:style-name="T1"> </text:span>venue<text:span text:style-name="T1"> </text:span>à<text:span text:style-name="T1"> </text:span>un<text:span text:style-name="T1"> </text:span>point<text:span text:style-name="T1"> </text:span>qu'il<text:span text:style-name="T1"> </text:span>est<text:span text:style-name="T1"> </text:span>devenu,<text:span text:style-name="T1"> </text:span>pour<text:span text:style-name="T1"> </text:span>la<text:span text:style-name="T1"> </text:span>foule<text:span text:style-name="T1"> </text:span>ignorante<text:span text:style-name="T1"> </text:span>des<text:span text:style-name="T1"> </text:span>lecteurs<text:span text:style-name="T1"> </text:span>européens,<text:span text:style-name="T1"> </text:span>l'expression<text:span text:style-name="T1"> </text:span>même<text:span text:style-name="T1"> </text:span>de<text:span text:style-name="T1"> </text:span>l'esprit<text:span text:style-name="T1"> </text:span>américain<text:span text:style-name="T1"> </text:span>et<text:span text:style-name="T1"> </text:span>ceux-ci<text:span text:style-name="T1"> </text:span>le<text:span text:style-name="T1"> </text:span>jugent<text:span text:style-name="T1"> </text:span>par<text:span text:style-name="T1"> </text:span>ce<text:span text:style-name="T1"> </text:span>qu'il<text:span text:style-name="T1"> </text:span>a<text:span text:style-name="T1"> </text:span>écrit<text:span text:style-name="T1"> </text:span>de<text:span text:style-name="T1"> </text:span>plus<text:span text:style-name="T1"> </text:span>insensé.<text:span text:style-name="T1"> </text:span></text:p>
      <text:p text:style-name="Quotations">Il<text:span text:style-name="T1"> </text:span>est<text:span text:style-name="T1"> </text:span>probable,<text:span text:style-name="T1"> </text:span>dit<text:span text:style-name="T1"> </text:span>un<text:span text:style-name="T1"> </text:span>critique<text:span text:style-name="T1"> </text:span>anglais,<text:span text:style-name="T1"> </text:span>M.<text:span text:style-name="T1"> </text:span>Nichol<text:span text:style-name="T30"><text:note text:id="ftn15" text:note-class="endnote"><text:note-citation text:label="n">n</text:note-citation><text:note-body><text:p text:style-name="Standard"><text:span text:style-name="T1"><text:s/></text:span><text:span text:style-name="T4"><text:s/></text:span><text:span text:style-name="T5">American</text:span><text:span text:style-name="T4"> </text:span><text:span text:style-name="T5">literature</text:span>.<text:span text:style-name="T1"> </text:span>Londres,<text:span text:style-name="T1"> </text:span>1883<text:span text:style-name="T1"> </text:span>1<text:span text:style-name="T1"> </text:span>vol.<text:span text:style-name="T1"> </text:span>in-8°.<text:span text:style-name="T1"> </text:span>Ce<text:span text:style-name="T1"> </text:span>livre,<text:span text:style-name="T1"> </text:span>qui<text:span text:style-name="T1"> </text:span>m'a<text:span text:style-name="T1"> </text:span>été<text:span text:style-name="T1"> </text:span>précieux<text:span text:style-name="T1"> </text:span>dans<text:span text:style-name="T1"> </text:span>cette<text:span text:style-name="T1"> </text:span>étude,<text:span text:style-name="T1"> </text:span>n'est<text:span text:style-name="T1"> </text:span>point<text:span text:style-name="T1"> </text:span>cité<text:span text:style-name="T1"> </text:span>partout<text:span text:style-name="T1"> </text:span>où<text:span text:style-name="T1"> </text:span>il<text:span text:style-name="T1"> </text:span>devrait<text:span text:style-name="T1"> </text:span>l'être.<text:span text:style-name="T1"> </text:span>Je<text:span text:style-name="T1"> </text:span>reconnais<text:span text:style-name="T1"> </text:span>ici<text:span text:style-name="T1"> </text:span>ma<text:span text:style-name="T1"> </text:span>dette$347$.<text:span text:style-name="T1"> </text:span></text:p></text:note-body></text:note></text:span>,<text:span text:style-name="T1"> </text:span>que<text:span text:style-name="T1"> </text:span>pour<text:span text:style-name="T1"> </text:span>la<text:span text:style-name="T1"> </text:span>basse<text:span text:style-name="T1"> </text:span>classe<text:span text:style-name="T1"> </text:span>des<text:span text:style-name="T1"> </text:span>snobs<text:span text:style-name="T1"> </text:span>la<text:span text:style-name="T1"> </text:span>prose<text:span text:style-name="T1"> </text:span>américaine<text:span text:style-name="T1"> </text:span>est,<text:span text:style-name="T1"> </text:span>à<text:span text:style-name="T1"> </text:span>l'heure<text:span text:style-name="T1"> </text:span>actuelle,<text:span text:style-name="T1"> </text:span>bien<text:span text:style-name="T1"> </text:span>moins<text:span text:style-name="T1"> </text:span>représentée<text:span text:style-name="T1"> </text:span>par<text:span text:style-name="T1"> </text:span>Irving,<text:span text:style-name="T1"> </text:span>Emerson<text:span text:style-name="T1"> </text:span>ou<text:span text:style-name="T1"> </text:span>Hawthorne,<text:span text:style-name="T1"> </text:span>que<text:span text:style-name="T1"> </text:span>par<text:span text:style-name="T1"> </text:span>Mark<text:span text:style-name="T1"> </text:span>Twain,<text:span text:style-name="T1"> </text:span>qui<text:span text:style-name="T1"> </text:span>a<text:span text:style-name="T1"> </text:span>pourtant<text:span text:style-name="T1"> </text:span>plus<text:span text:style-name="T1"> </text:span>fait<text:span text:style-name="T1"> </text:span>qu'aucun<text:span text:style-name="T1"> </text:span>autre<text:span text:style-name="T1"> </text:span>écrivain<text:span text:style-name="T1"> </text:span><text:soft-page-break/>américain<text:span text:style-name="T1"> </text:span>contemporain,<text:span text:style-name="T1"> </text:span>pour<text:span text:style-name="T1"> </text:span>abaisser<text:span text:style-name="T1"> </text:span>le<text:span text:style-name="T1"> </text:span>ton<text:span text:style-name="T1"> </text:span>de<text:span text:style-name="T1"> </text:span>la<text:span text:style-name="T1"> </text:span>littérature<text:span text:style-name="T1"> </text:span>aussi<text:span text:style-name="T1"> </text:span>bien<text:span text:style-name="T1"> </text:span>en<text:span text:style-name="T1"> </text:span>Angletterre<text:span text:style-name="T1"> </text:span>que<text:span text:style-name="T1"> </text:span>dans<text:span text:style-name="T1"> </text:span>son<text:span text:style-name="T1"> </text:span>propre<text:span text:style-name="T1"> </text:span>pays.<text:span text:style-name="T1"> </text:span></text:p>
      <text:p text:style-name="Standard">Prodigue<text:span text:style-name="T1"> </text:span>de<text:span text:style-name="T1"> </text:span>plaisanteries<text:span text:style-name="T1"> </text:span>irrespectueuses,<text:span text:style-name="T1"> </text:span>de<text:span text:style-name="T1"> </text:span>railleries<text:span text:style-name="T1"> </text:span>méprisantes,<text:span text:style-name="T1"> </text:span>d'avilissantes<text:span text:style-name="T1"> </text:span>parodies,<text:span text:style-name="T1"> </text:span>Mark<text:span text:style-name="T1"> </text:span>Twain<text:span text:style-name="T1"> </text:span>est<text:span text:style-name="T1"> </text:span>un<text:span text:style-name="T1"> </text:span>démolisseur<text:span text:style-name="T1"> </text:span>à<text:span text:style-name="T1"> </text:span>sa<text:span text:style-name="T1"> </text:span>manière.<text:span text:style-name="T1"> </text:span>Il<text:span text:style-name="T4"> </text:span><text:span text:style-name="T5">blague</text:span><text:span text:style-name="T4"> </text:span>Washington<text:span text:style-name="T1"> </text:span>et<text:span text:style-name="T1"> </text:span>les<text:span text:style-name="T1"> </text:span>primitifs<text:span text:style-name="T1"> </text:span>Italiens,<text:span text:style-name="T1"> </text:span>fait<text:span text:style-name="T1"> </text:span>la<text:span text:style-name="T1"> </text:span>nique<text:span text:style-name="T1"> </text:span>aux<text:span text:style-name="T1"> </text:span>Pyramides<text:span text:style-name="T1"> </text:span>et<text:span text:style-name="T1"> </text:span>un<text:span text:style-name="T1"> </text:span>pied<text:span text:style-name="T1"> </text:span>de<text:span text:style-name="T1"> </text:span>nez<text:span text:style-name="T1"> </text:span>au<text:span text:style-name="T1"> </text:span>Mont<text:span text:style-name="T1"> </text:span>Blanc$345$.<text:span text:style-name="T1"> </text:span>Il<text:span text:style-name="T1"> </text:span>voit<text:span text:style-name="T1"> </text:span>les<text:span text:style-name="T1"> </text:span>choses<text:span text:style-name="T1"> </text:span>sous<text:span text:style-name="T1"> </text:span>un<text:span text:style-name="T1"> </text:span>jour<text:span text:style-name="T1"> </text:span>bizarre,<text:span text:style-name="T1"> </text:span>mais<text:span text:style-name="T1"> </text:span>très<text:span text:style-name="T1"> </text:span>particulier,<text:span text:style-name="T1"> </text:span>très<text:span text:style-name="T1"> </text:span>.personnel.<text:span text:style-name="T1"> </text:span>Il<text:span text:style-name="T1"> </text:span>y<text:span text:style-name="T1"> </text:span>a<text:span text:style-name="T1"> </text:span>de<text:span text:style-name="T1"> </text:span>la<text:span text:style-name="T1"> </text:span>nouveauté<text:span text:style-name="T1"> </text:span>et<text:span text:style-name="T1"> </text:span>de<text:span text:style-name="T1"> </text:span>la<text:span text:style-name="T1"> </text:span>fraîcheur<text:span text:style-name="T1"> </text:span>dans<text:span text:style-name="T1"> </text:span>ses<text:span text:style-name="T1"> </text:span>aperçus<text:span text:style-name="T1"> </text:span>il<text:span text:style-name="T1"> </text:span>n'imite<text:span text:style-name="T1"> </text:span>pas,<text:span text:style-name="T1"> </text:span>il<text:span text:style-name="T1"> </text:span>ne<text:span text:style-name="T1"> </text:span>compile<text:span text:style-name="T1"> </text:span>pas<text:span text:style-name="T1"> </text:span>l'esprit<text:span text:style-name="T1"> </text:span>d'autrui$346$.<text:span text:style-name="T1"> </text:span>Le<text:span text:style-name="T1"> </text:span>bon<text:span text:style-name="T1"> </text:span>comme<text:span text:style-name="T1"> </text:span>le<text:span text:style-name="T1"> </text:span>mauvais,<text:span text:style-name="T1"> </text:span>tout<text:span text:style-name="T1"> </text:span>est<text:span text:style-name="T1"> </text:span>neuf:<text:span text:style-name="T1"> </text:span>d'un<text:span text:style-name="T1"> </text:span>mot,<text:span text:style-name="T1"> </text:span>il<text:span text:style-name="T1"> </text:span>est<text:span text:style-name="T1"> </text:span>original.<text:span text:style-name="T1"> </text:span>Cette<text:span text:style-name="T1"> </text:span>qualité,<text:span text:style-name="T1"> </text:span>sans<text:span text:style-name="T1"> </text:span>laquelle<text:span text:style-name="T1"> </text:span>d'ailleurs<text:span text:style-name="T1"> </text:span>les<text:span text:style-name="T1"> </text:span>autres<text:span text:style-name="T1"> </text:span>ne<text:span text:style-name="T1"> </text:span>sont<text:span text:style-name="T1"> </text:span>absolument<text:span text:style-name="T1"> </text:span>rien,<text:span text:style-name="T1"> </text:span>en<text:span text:style-name="T1"> </text:span>littérature,<text:span text:style-name="T1"> </text:span>a<text:span text:style-name="T1"> </text:span>sans<text:span text:style-name="T1"> </text:span>doute<text:span text:style-name="T1"> </text:span>beaucoup<text:span text:style-name="T1"> </text:span>fait<text:span text:style-name="T1"> </text:span>pour<text:span text:style-name="T1"> </text:span>sa<text:span text:style-name="T1"> </text:span>popularité<text:span text:style-name="T1"> </text:span>près<text:span text:style-name="T1"> </text:span>d'un<text:span text:style-name="T1"> </text:span>peuple<text:span text:style-name="T1"> </text:span>avide<text:span text:style-name="T1"> </text:span>de<text:span text:style-name="T1"> </text:span>nouveau,<text:span text:style-name="T1"> </text:span>mais<text:span text:style-name="T1"> </text:span>il,<text:span text:style-name="T1"> </text:span>y<text:span text:style-name="T1"> </text:span>a<text:span text:style-name="T1"> </text:span>plus<text:span text:style-name="T1"> </text:span>d'une<text:span text:style-name="T1"> </text:span>façon<text:span text:style-name="T1"> </text:span>d'être<text:span text:style-name="T1"> </text:span>original,<text:span text:style-name="T1"> </text:span>et<text:span text:style-name="T1"> </text:span>l'on<text:span text:style-name="T1"> </text:span>peut<text:span text:style-name="T1"> </text:span>représenter<text:span text:style-name="T1"> </text:span>à<text:span text:style-name="T1"> </text:span>M.<text:span text:style-name="T1"> </text:span>Clemens<text:span text:style-name="T1"> </text:span>et<text:span text:style-name="T1"> </text:span>à<text:span text:style-name="T1"> </text:span>ses<text:span text:style-name="T1"> </text:span>admirateurs<text:span text:style-name="T1"> </text:span>qu'il<text:span text:style-name="T1"> </text:span>n'a<text:span text:style-name="T1"> </text:span>point<text:span text:style-name="T1"> </text:span>pris<text:span text:style-name="T1"> </text:span>la<text:span text:style-name="T1"> </text:span>bonne.<text:span text:style-name="T1"> </text:span>Les<text:span text:style-name="T1"> </text:span>procédés<text:span text:style-name="T1"> </text:span>familiers<text:span text:style-name="T1"> </text:span>aux<text:span text:style-name="T1"> </text:span>humoristes<text:span text:style-name="T1"> </text:span>américains,<text:span text:style-name="T1"> </text:span>l'exagération<text:span text:style-name="T1"> </text:span>et<text:span text:style-name="T1"> </text:span>l'hyperbole,<text:span text:style-name="T1"> </text:span>le<text:span text:style-name="T1"> </text:span>grossissement<text:span text:style-name="T1"> </text:span>jusqu'à<text:span text:style-name="T1"> </text:span>l'absurde<text:span text:style-name="T1"> </text:span>des<text:span text:style-name="T1"> </text:span>faits<text:span text:style-name="T1"> </text:span>d'observation,<text:span text:style-name="T1"> </text:span>sont<text:span text:style-name="T1"> </text:span>adroitement<text:span text:style-name="T1"> </text:span>mis<text:span text:style-name="T1"> </text:span>en<text:span text:style-name="T1"> </text:span>œuvre<text:span text:style-name="T1"> </text:span>par<text:span text:style-name="T1"> </text:span>Mark<text:span text:style-name="T1"> </text:span>Twain.<text:span text:style-name="T1"> </text:span>Il<text:span text:style-name="T1"> </text:span>y<text:span text:style-name="T1"> </text:span>faut<text:span text:style-name="T1"> </text:span>joindre<text:span text:style-name="T1"> </text:span>une<text:span text:style-name="T1"> </text:span>certaine<text:span text:style-name="T1"> </text:span>naïveté,<text:span text:style-name="T1"> </text:span>tantôt<text:span text:style-name="T1"> </text:span>originelle,<text:span text:style-name="T1"> </text:span>tantôt<text:span text:style-name="T1"> </text:span>voulue,<text:span text:style-name="T1"> </text:span>une<text:span text:style-name="T1"> </text:span>affectation<text:span text:style-name="T1"> </text:span>de<text:span text:style-name="T1"> </text:span>moralité<text:span text:style-name="T1"> </text:span>fort<text:span text:style-name="T1"> </text:span>amusante,<text:span text:style-name="T1"> </text:span>qui<text:span text:style-name="T1"> </text:span>lui<text:span text:style-name="T1"> </text:span>fait<text:span text:style-name="T1"> </text:span>se<text:span text:style-name="T1"> </text:span>voiler<text:span text:style-name="T1"> </text:span>la<text:span text:style-name="T1"> </text:span>face<text:span text:style-name="T1"> </text:span>en<text:span text:style-name="T1"> </text:span>traversant<text:span text:style-name="T1"> </text:span>Regent<text:span text:style-name="T1"> </text:span>Street<text:span text:style-name="T1"> </text:span>ou<text:span text:style-name="T1"> </text:span>le<text:span text:style-name="T1"> </text:span>boulevard<text:span text:style-name="T1"> </text:span>Montmartre,<text:span text:style-name="T1"> </text:span>et<text:span text:style-name="T1"> </text:span>déclamer<text:span text:style-name="T1"> </text:span>au<text:span text:style-name="T1"> </text:span>tombeau<text:span text:style-name="T1"> </text:span>d'Abélard<text:span text:style-name="T1"> </text:span>contre<text:span text:style-name="T1"> </text:span>les<text:span text:style-name="T1"> </text:span>semi-assassins<text:span text:style-name="T1"> </text:span>de<text:span text:style-name="T1"> </text:span>l'amant<text:span text:style-name="T1"> </text:span>d'Héloïse$348$.<text:span text:style-name="T1"> </text:span>Il<text:span text:style-name="T1"> </text:span>ne<text:span text:style-name="T1"> </text:span>se<text:span text:style-name="T1"> </text:span>refuse,<text:span text:style-name="T1"> </text:span>en<text:span text:style-name="T1"> </text:span>somme,<text:span text:style-name="T1"> </text:span>aucune<text:span text:style-name="T1"> </text:span>fantaisie.<text:span text:style-name="T1"> </text:span>Le<text:span text:style-name="T1"> </text:span>passé<text:span text:style-name="T1"> </text:span>n'existe<text:span text:style-name="T1"> </text:span>point<text:span text:style-name="T1"> </text:span>pour<text:span text:style-name="T1"> </text:span>lui<text:span text:style-name="T1"> </text:span>il<text:span text:style-name="T1"> </text:span>traite<text:span text:style-name="T1"> </text:span>l'antiquité<text:span text:style-name="T1"> </text:span>tout<text:span text:style-name="T1"> </text:span>entière<text:span text:style-name="T1"> </text:span>comme<text:span text:style-name="T1"> </text:span>firent<text:span text:style-name="T1"> </text:span>de<text:span text:style-name="T1"> </text:span>l'Olympe<text:span text:style-name="T1"> </text:span>les<text:span text:style-name="T1"> </text:span>auteurs<text:span text:style-name="T1"> </text:span>d'<text:span text:style-name="T5">Orphée</text:span><text:span text:style-name="T4"> </text:span><text:span text:style-name="T5">aux</text:span><text:span text:style-name="T4"> </text:span><text:span text:style-name="T5">enfers</text:span>$349$.<text:span text:style-name="T1"> </text:span>Ce<text:span text:style-name="T1"> </text:span>sont<text:span text:style-name="T1"> </text:span>des<text:span text:style-name="T1"> </text:span>pages<text:span text:style-name="T1"> </text:span>assez<text:span text:style-name="T1"> </text:span>vulgaires,<text:span text:style-name="T1"> </text:span>mais<text:span text:style-name="T1"> </text:span>amusantes,<text:span text:style-name="T1"> </text:span>que<text:span text:style-name="T1"> </text:span>celles<text:span text:style-name="T1"> </text:span>où<text:span text:style-name="T1"> </text:span>il<text:span text:style-name="T1"> </text:span>raconte<text:span text:style-name="T1"> </text:span>la<text:span text:style-name="T1"> </text:span>mort<text:span text:style-name="T1"> </text:span>de<text:span text:style-name="T1"> </text:span>Jules<text:span text:style-name="T1"> </text:span>César<text:span text:style-name="T1"> </text:span>en<text:span text:style-name="T1"> </text:span>style<text:span text:style-name="T1"> </text:span>de<text:span text:style-name="T1"> </text:span>reporter,<text:span text:style-name="T1"> </text:span>en<text:span text:style-name="T1"> </text:span>appelant<text:span text:style-name="T1"> </text:span>César,<text:span text:style-name="T1"> </text:span>monsieur<text:span text:style-name="T1"> </text:span>le<text:span text:style-name="T1"> </text:span>prêteur,<text:span text:style-name="T1"> </text:span>coroner,<text:span text:style-name="T1"> </text:span>et<text:span text:style-name="T1"> </text:span>les<text:span text:style-name="T1"> </text:span>licteurs,<text:span text:style-name="T1"> </text:span>des<text:span text:style-name="T1"> </text:span>policemen$350$.<text:span text:style-name="T1"> </text:span>Les<text:span text:style-name="T1"> </text:span>croyances,<text:span text:style-name="T1"> </text:span>populaires<text:span text:style-name="T1"> </text:span>ne<text:span text:style-name="T1"> </text:span>sont<text:span text:style-name="T1"> </text:span>pas<text:span text:style-name="T1"> </text:span>plus<text:span text:style-name="T1"> </text:span>sérieusement<text:span text:style-name="T1"> </text:span>traitées.<text:span text:style-name="T1"> </text:span>Il<text:span text:style-name="T1"> </text:span>nous<text:span text:style-name="T1"> </text:span>raconte<text:span text:style-name="T1"> </text:span>qu'il<text:span text:style-name="T1"> </text:span>assistait<text:span text:style-name="T1"> </text:span>un<text:span text:style-name="T1"> </text:span>jour<text:span text:style-name="T1"> </text:span>à<text:span text:style-name="T1"> </text:span>une<text:span text:style-name="T1"> </text:span>représentation<text:span text:style-name="T1"> </text:span>de<text:span text:style-name="T1"> </text:span>lanterne<text:span text:style-name="T1"> </text:span>magique<text:span text:style-name="T1"> </text:span>on<text:span text:style-name="T1"> </text:span>voyait<text:span text:style-name="T1"> </text:span>des<text:span text:style-name="T1"> </text:span>tableaux<text:span text:style-name="T1"> </text:span>de<text:span text:style-name="T1"> </text:span>la<text:span text:style-name="T1"> </text:span>Bible<text:span text:style-name="T1"> </text:span>et<text:span text:style-name="T1"> </text:span>entre<text:span text:style-name="T1"> </text:span>autres<text:span text:style-name="T1"> </text:span>la<text:span text:style-name="T1"> </text:span>touchante<text:span text:style-name="T1"> </text:span>histoire<text:span text:style-name="T1"> </text:span>de<text:span text:style-name="T1"> </text:span>l'enfant<text:span text:style-name="T1"> </text:span>prodigue<text:span text:style-name="T1"> </text:span>qui<text:span text:style-name="T1"> </text:span>rentrait<text:span text:style-name="T1"> </text:span>à<text:span text:style-name="T1"> </text:span>la<text:span text:style-name="T1"> </text:span>maison<text:span text:style-name="T1"> </text:span>pendant<text:span text:style-name="T1"> </text:span>que<text:span text:style-name="T1"> </text:span>l'orchestre<text:span text:style-name="T1"> </text:span>jouait<text:span text:style-name="T1"> </text:span>l'air<text:span text:style-name="T1"> </text:span>connu<text:span text:style-name="T1"> </text:span></text:p>
      <text:p text:style-name="citation_20_sans_20_espace">Nous<text:span text:style-name="T1"> </text:span>étions<text:span text:style-name="T1"> </text:span>tous<text:span text:style-name="T1"> </text:span>noblement<text:span text:style-name="T1"> </text:span>gris<text:span text:style-name="T1"> </text:span></text:p>
      <text:p text:style-name="citation_20_sans_20_espace">Quand<text:span text:style-name="T1"> </text:span>nous<text:span text:style-name="T1"> </text:span>som's<text:span text:style-name="T1"> </text:span>rentrés<text:span text:style-name="T1"> </text:span>au<text:span text:style-name="T1"> </text:span>logis$351$.<text:span text:style-name="T1"> </text:span></text:p>
      <text:p text:style-name="P18"/>
      <text:p text:style-name="Standard">Très<text:span text:style-name="T1"> </text:span>souvent<text:span text:style-name="T1"> </text:span>la<text:span text:style-name="T1"> </text:span>naïveté<text:span text:style-name="T1"> </text:span>est<text:span text:style-name="T1"> </text:span>dans<text:span text:style-name="T1"> </text:span>le<text:span text:style-name="T1"> </text:span>style,<text:span text:style-name="T1"> </text:span>auquel<text:span text:style-name="T1"> </text:span>il<text:span text:style-name="T1"> </text:span>donne<text:span text:style-name="T1"> </text:span>quelque<text:span text:style-name="T1"> </text:span>chose<text:span text:style-name="T1"> </text:span>d'enfantin<text:span text:style-name="T1"> </text:span>« Well,<text:span text:style-name="T1"> </text:span>judge<text:span text:style-name="T1"> </text:span>Thatcher,<text:span text:style-name="T1"> </text:span><text:span text:style-name="T5">he</text:span><text:span text:style-name="T1"> </text:span>took<text:span text:style-name="T1"> </text:span>it.<text:span text:style-name="T1"> </text:span>the<text:span text:style-name="T1"> </text:span>widow<text:span text:style-name="T1"> </text:span>Douglas<text:span text:style-name="T1"> </text:span>she<text:span text:style-name="T1"> </text:span>took<text:span text:style-name="T1"> </text:span>me.<text:span text:style-name="T1"> </text:span><text:span text:style-name="T12">But</text:span><text:span text:style-name="T13"> </text:span><text:span text:style-name="T12">Tom</text:span><text:span text:style-name="T13"> </text:span><text:span text:style-name="T12">Sawyer,</text:span><text:span text:style-name="T13"> </text:span><text:span text:style-name="T12">he</text:span><text:span text:style-name="T13"> </text:span><text:span text:style-name="T12">hurted</text:span><text:span text:style-name="T13"> </text:span><text:span text:style-name="T12">me.</text:span><text:span text:style-name="T13"> </text:span><text:span text:style-name="T12">The</text:span><text:span text:style-name="T13"> </text:span><text:span text:style-name="T12">widow,</text:span><text:span text:style-name="T13"> </text:span><text:span text:style-name="T12">she</text:span><text:span text:style-name="T13"> </text:span><text:span text:style-name="T12">cried</text:span><text:span text:style-name="T13"> </text:span><text:span text:style-name="T12">over</text:span><text:span text:style-name="T13"> </text:span><text:span text:style-name="T12">me.</text:span><text:span text:style-name="T13"> » </text:span>Ces<text:span text:style-name="T1"> </text:span>quatre<text:span text:style-name="T1"> </text:span>exemples<text:span text:style-name="T1"> </text:span>sont<text:span text:style-name="T1"> </text:span>pris<text:span text:style-name="T1"> </text:span>dans<text:span text:style-name="T1"> </text:span>les<text:span text:style-name="T1"> </text:span>quinze<text:span text:style-name="T1"> </text:span>premières<text:span text:style-name="T1"> </text:span>lignes<text:span text:style-name="T1"> </text:span>d'une<text:span text:style-name="T1"> </text:span>page<text:span text:style-name="T1"> </text:span>de<text:span text:style-name="T1"> </text:span>Huckleberry<text:span text:style-name="T1"> </text:span>Finn$352$.<text:span text:style-name="T1"> </text:span>Un<text:span text:style-name="T1"> </text:span>autre<text:span text:style-name="T1"> </text:span>procédé<text:span text:style-name="T1"> </text:span>consiste<text:span text:style-name="T1"> </text:span>dans<text:span text:style-name="T1"> </text:span>l'emploi<text:span text:style-name="T1"> </text:span>des<text:span text:style-name="T1"> </text:span>patois<text:span text:style-name="T1"> </text:span>on<text:span text:style-name="T1"> </text:span>n'en<text:span text:style-name="T1"> </text:span>conte<text:span text:style-name="T1"> </text:span>pas<text:span text:style-name="T1"> </text:span>moins<text:span text:style-name="T1"> </text:span>de<text:span text:style-name="T1"> </text:span>neuf,<text:span text:style-name="T1"> </text:span>tous<text:span text:style-name="T1"> </text:span>différents<text:span text:style-name="T1"> </text:span>dans<text:span text:style-name="T1"> </text:span>ce<text:span text:style-name="T1"> </text:span>même<text:span text:style-name="T1"> </text:span>livre,<text:span text:style-name="T1"> </text:span>dont<text:span text:style-name="T1"> </text:span>la<text:span text:style-name="T1"> </text:span>lecture<text:span text:style-name="T1"> </text:span>n'est<text:span text:style-name="T1"> </text:span>pas<text:span text:style-name="T1"> </text:span>toujours<text:span text:style-name="T1"> </text:span>aisée.<text:span text:style-name="T1"> </text:span><text:span text:style-name="T12">Voici,</text:span><text:span text:style-name="T13"> </text:span><text:span text:style-name="T12">par</text:span><text:span text:style-name="T13"> </text:span><text:span text:style-name="T12">exemple,</text:span><text:span text:style-name="T13"> </text:span><text:span text:style-name="T12">le</text:span><text:span text:style-name="T13"> </text:span><text:span text:style-name="T12">dialecte</text:span><text:span text:style-name="T13"> </text:span><text:span text:style-name="T12">des</text:span><text:span text:style-name="T13"> </text:span><text:span text:style-name="T12">nègres</text:span><text:span text:style-name="T13"> </text:span><text:span text:style-name="T12">du</text:span><text:span text:style-name="T13"> </text:span><text:span text:style-name="T12">Missouri</text:span><text:span text:style-name="T13"> </text:span></text:p>
      <text:p text:style-name="Quotations"><text:span text:style-name="T12">Yo'ole</text:span><text:span text:style-name="T13"> </text:span><text:span text:style-name="T12">father</text:span><text:span text:style-name="T13"> </text:span><text:span text:style-name="T12">doan'know,</text:span><text:span text:style-name="T13"> </text:span><text:span text:style-name="T12">yit,</text:span><text:span text:style-name="T13"> </text:span><text:span text:style-name="T12">what</text:span><text:span text:style-name="T13"> </text:span><text:span text:style-name="T12">he's</text:span><text:span text:style-name="T13"> </text:span><text:span text:style-name="T12">a-gwyne</text:span><text:span text:style-name="T13"> </text:span><text:span text:style-name="T12">to</text:span><text:span text:style-name="T13"> </text:span><text:span text:style-name="T12">do.</text:span><text:span text:style-name="T13"> </text:span><text:span text:style-name="T12">Sometimes</text:span><text:span text:style-name="T13"> </text:span><text:span text:style-name="T12">he</text:span><text:span text:style-name="T13"> </text:span><text:span text:style-name="T12">spec</text:span><text:span text:style-name="T13"> </text:span><text:span text:style-name="T12">he'll</text:span><text:span text:style-name="T13"> </text:span><text:span text:style-name="T12">go'way,</text:span><text:span text:style-name="T13"> </text:span><text:span text:style-name="T12">en</text:span><text:span text:style-name="T13"> </text:span><text:span text:style-name="T12">den</text:span><text:span text:style-name="T13"> </text:span><text:span text:style-name="T12">agin</text:span><text:span text:style-name="T13"> </text:span><text:span text:style-name="T12">he</text:span><text:span text:style-name="T13"> </text:span><text:span text:style-name="T12">spec</text:span><text:span text:style-name="T13"> </text:span><text:span text:style-name="T12">he'll</text:span><text:span text:style-name="T13"> </text:span><text:span text:style-name="T12">stay.</text:span><text:span text:style-name="T13"> </text:span><text:span text:style-name="T12">De</text:span><text:span text:style-name="T13"> </text:span><text:span text:style-name="T12">bes'</text:span><text:span text:style-name="T13"> </text:span><text:span text:style-name="T12">way</text:span><text:span text:style-name="T13"> </text:span><text:span text:style-name="T12">is</text:span><text:span text:style-name="T13"> </text:span><text:span text:style-name="T12">to</text:span><text:span text:style-name="T13"> </text:span><text:span text:style-name="T12">res'easy</text:span><text:span text:style-name="T13"> </text:span><text:span text:style-name="T12">en</text:span><text:span text:style-name="T13"> </text:span><text:span text:style-name="T12">let</text:span><text:span text:style-name="T13"> </text:span><text:span text:style-name="T12">de</text:span><text:span text:style-name="T13"> </text:span><text:span text:style-name="T12">ole</text:span><text:span text:style-name="T13"> </text:span><text:span text:style-name="T12">man</text:span><text:span text:style-name="T13"> </text:span><text:span text:style-name="T12">take</text:span><text:span text:style-name="T13"> </text:span><text:span text:style-name="T12">his</text:span><text:span text:style-name="T13"> </text:span><text:span text:style-name="T12">own</text:span><text:span text:style-name="T13"> </text:span><text:span text:style-name="T12">way.</text:span><text:span text:style-name="T13"> </text:span>Dey's<text:span text:style-name="T1"> </text:span>two<text:span text:style-name="T1"> </text:span>angels<text:span text:style-name="T1"> </text:span>hoverin'<text:span text:style-name="T1"> </text:span>roun'<text:span text:style-name="T1"> </text:span>'bout<text:span text:style-name="T1"> </text:span>him$353$<text:span text:style-name="T1"> </text:span><text:span text:style-name="T30"><text:note text:id="ftn16" text:note-class="endnote"><text:note-citation text:label="o">o</text:note-citation><text:note-body><text:p text:style-name="Standard"><text:span text:style-name="T1"><text:s/></text:span><text:span text:style-name="T34"><text:tab/></text:span><text:span text:style-name="T33">Je</text:span><text:span text:style-name="T34"> </text:span><text:span text:style-name="T33">traduis</text:span><text:span text:style-name="T34"> </text:span><text:span text:style-name="T33">en</text:span><text:span text:style-name="T34"> </text:span><text:span text:style-name="T33">anglais</text:span><text:span text:style-name="T34"> </text:span><text:span text:style-name="T33">« Your</text:span><text:span text:style-name="T34"> </text:span><text:span text:style-name="T33">old</text:span><text:span text:style-name="T34"> </text:span><text:span text:style-name="T33">father</text:span><text:span text:style-name="T34"> </text:span><text:span text:style-name="T33">does</text:span><text:span text:style-name="T34"> </text:span><text:span text:style-name="T33">not</text:span><text:span text:style-name="T34"> </text:span><text:span text:style-name="T33">know,</text:span><text:span text:style-name="T34"> </text:span><text:span text:style-name="T33">yet,</text:span><text:span text:style-name="T34"> </text:span><text:span text:style-name="T33">what</text:span><text:span text:style-name="T34"> </text:span><text:span text:style-name="T33">he</text:span><text:span text:style-name="T34"> </text:span><text:span text:style-name="T33">is</text:span><text:span text:style-name="T34"> </text:span><text:span text:style-name="T33">going</text:span><text:span text:style-name="T34"> </text:span><text:span text:style-name="T33">to</text:span><text:span text:style-name="T34"> </text:span><text:span text:style-name="T33">do.</text:span><text:span text:style-name="T34"> </text:span><text:span text:style-name="T35">Some</text:span><text:span text:style-name="T36"> </text:span><text:span text:style-name="T35">times</text:span><text:span text:style-name="T36"> </text:span><text:span text:style-name="T35">hé</text:span><text:span text:style-name="T36"> </text:span><text:span text:style-name="T35">says</text:span><text:span text:style-name="T36"> </text:span><text:span text:style-name="T35">(speaks)</text:span><text:span text:style-name="T36"> </text:span><text:span text:style-name="T35">he</text:span><text:span text:style-name="T36"> </text:span><text:span text:style-name="T35">will</text:span><text:span text:style-name="T36"> </text:span><text:span text:style-name="T35">go</text:span><text:span text:style-name="T36"> </text:span><text:span text:style-name="T35">away,</text:span><text:span text:style-name="T36"> </text:span><text:span text:style-name="T35">and</text:span><text:span text:style-name="T36"> </text:span><text:span text:style-name="T35">then</text:span><text:span text:style-name="T36"> </text:span><text:span text:style-name="T35">again</text:span><text:span text:style-name="T36"> </text:span><text:span text:style-name="T35">he</text:span><text:span text:style-name="T36"> </text:span><text:span text:style-name="T35">says</text:span><text:span text:style-name="T36"> </text:span><text:span text:style-name="T35">he</text:span><text:span text:style-name="T36"> </text:span><text:span text:style-name="T35">will</text:span><text:span text:style-name="T36"> </text:span><text:span text:style-name="T35">stay.</text:span><text:span text:style-name="T36"> </text:span><text:span text:style-name="T35">The</text:span><text:span text:style-name="T36"> </text:span><text:span text:style-name="T35">best</text:span><text:span text:style-name="T36"> </text:span><text:span text:style-name="T35">way</text:span><text:span text:style-name="T36"> </text:span><text:span text:style-name="T35">is</text:span><text:span text:style-name="T36"> </text:span><text:span text:style-name="T35">to</text:span><text:span text:style-name="T36"> </text:span><text:span text:style-name="T35">rest</text:span><text:span text:style-name="T36"> </text:span><text:span text:style-name="T35">easy</text:span><text:span text:style-name="T36"> </text:span><text:span text:style-name="T35">and</text:span><text:span text:style-name="T36"> </text:span><text:span text:style-name="T35">let</text:span><text:span text:style-name="T36"> </text:span><text:span text:style-name="T35">the</text:span><text:span text:style-name="T36"> </text:span><text:span text:style-name="T35">old</text:span><text:span text:style-name="T36"> </text:span><text:span text:style-name="T35">man</text:span><text:span text:style-name="T36"> </text:span><text:span text:style-name="T35">take</text:span><text:span text:style-name="T36"> </text:span><text:span text:style-name="T35">his</text:span><text:span text:style-name="T36"> </text:span><text:span text:style-name="T35">own'</text:span><text:span text:style-name="T36"> </text:span><text:span text:style-name="T35">way.</text:span><text:span text:style-name="T36"> </text:span><text:span text:style-name="T33">There</text:span><text:span text:style-name="T34"> </text:span><text:span text:style-name="T33">are</text:span><text:span text:style-name="T34"> </text:span><text:span text:style-name="T33">(is)</text:span><text:span text:style-name="T34"> </text:span><text:span text:style-name="T33">two</text:span><text:span text:style-name="T34"> </text:span><text:span text:style-name="T33">angels</text:span><text:span text:style-name="T34"> </text:span><text:span text:style-name="T33">hovering</text:span><text:span text:style-name="T34"> </text:span><text:span text:style-name="T33">round</text:span><text:span text:style-name="T34"> </text:span><text:span text:style-name="T33">about</text:span><text:span text:style-name="T34"> h</text:span><text:span text:style-name="T33">im. »</text:span></text:p></text:note-body></text:note></text:span>.<text:span text:style-name="T1"> </text:span></text:p>
      <text:p text:style-name="Standard">Cette<text:span text:style-name="T1"> </text:span>représentation<text:span text:style-name="T1"> </text:span>graphique<text:span text:style-name="T1"> </text:span>du<text:span text:style-name="T1"> </text:span>patois<text:span text:style-name="T1"> </text:span>est,<text:span text:style-name="T1"> </text:span>en<text:span text:style-name="T1"> </text:span>somme,<text:span text:style-name="T1"> </text:span>légitime<text:span text:style-name="T1"> </text:span>c'est<text:span text:style-name="T1"> </text:span>du<text:span text:style-name="T1"> </text:span>bon<text:span text:style-name="T1"> </text:span>naturalisme,<text:span text:style-name="T1"> </text:span>à<text:span text:style-name="T1"> </text:span>condition<text:span text:style-name="T1"> </text:span>de<text:span text:style-name="T1"> </text:span>n'en<text:span text:style-name="T1"> </text:span>pas<text:span text:style-name="T1"> </text:span>abuser.<text:span text:style-name="T1"> </text:span>Un<text:span text:style-name="T1"> </text:span>nègre,<text:span text:style-name="T1"> </text:span>après<text:span text:style-name="T1"> </text:span>tout,<text:span text:style-name="T1"> </text:span>parle<text:span text:style-name="T1"> </text:span>nègre,<text:span text:style-name="T1"> </text:span>si<text:span text:style-name="T1"> </text:span>un<text:span text:style-name="T1"> </text:span>académicien<text:span text:style-name="T1"> </text:span>parle<text:span text:style-name="T1"> </text:span>académiquement<text:span text:style-name="T1"> </text:span>il<text:span text:style-name="T1"> </text:span>faut<text:span text:style-name="T1"> </text:span>cependant<text:span text:style-name="T1"> </text:span>ménager<text:span text:style-name="T1"> </text:span>la<text:span text:style-name="T1"> </text:span>patience<text:span text:style-name="T1"> </text:span>du<text:span text:style-name="T1"> </text:span>lecteur<text:span text:style-name="T1"> </text:span>et<text:span text:style-name="T1"> </text:span>modérer<text:span text:style-name="T1"> </text:span>les<text:span text:style-name="T1"> </text:span>bavardages<text:span text:style-name="T1"> </text:span>d'un<text:span text:style-name="T1"> </text:span>personnage<text:span text:style-name="T1"> </text:span>armé<text:span text:style-name="T1"> </text:span>d'un<text:span text:style-name="T1"> </text:span>tel<text:span text:style-name="T1"> </text:span>jargon.<text:span text:style-name="T1"> </text:span></text:p>
      <text:p text:style-name="Standard"><text:soft-page-break/><text:span text:style-name="T1">M. </text:span>Clemens<text:span text:style-name="T1"> </text:span>est<text:span text:style-name="T1"> </text:span>plus<text:span text:style-name="T1"> </text:span>amusant<text:span text:style-name="T1"> </text:span>quand<text:span text:style-name="T1"> </text:span>il<text:span text:style-name="T1"> </text:span>manie<text:span text:style-name="T1"> </text:span>ses<text:span text:style-name="T1"> </text:span>ironies<text:span text:style-name="T1"> </text:span>hyperboliques.<text:span text:style-name="T1"> </text:span>Etant<text:span text:style-name="T1"> </text:span>directeur<text:span text:style-name="T1"> </text:span>d'un<text:span text:style-name="T1"> </text:span>journal<text:span text:style-name="T1"> </text:span>agricole,<text:span text:style-name="T1"> </text:span>raconte-t-il<text:span text:style-name="T1"> </text:span>quelque<text:span text:style-name="T1"> </text:span>part$354$,<text:span text:style-name="T1"> </text:span>un<text:span text:style-name="T1"> </text:span>abonné<text:span text:style-name="T1"> </text:span>lui<text:span text:style-name="T1"> </text:span>demanda<text:span text:style-name="T1"> </text:span>son<text:span text:style-name="T1"> </text:span>avis<text:span text:style-name="T1"> </text:span>sur<text:span text:style-name="T1"> </text:span>l'influence<text:span text:style-name="T1"> </text:span>du<text:span text:style-name="T1"> </text:span>phosphore<text:span text:style-name="T1"> </text:span>dans<text:span text:style-name="T1"> </text:span>l'organisme<text:span text:style-name="T1"> </text:span>il<text:span text:style-name="T1"> </text:span>répondit :</text:p>
      <text:list xml:id="list31425515" text:style-name="L3">
        <text:list-header>
          <text:p text:style-name="P38"><text:span text:style-name="T1"><text:s/></text:span>Oui,<text:span text:style-name="T1"> </text:span>Agassiz<text:span text:style-name="T1"> </text:span>recommande<text:span text:style-name="T1"> </text:span>aux<text:span text:style-name="T1"> </text:span>auteurs<text:span text:style-name="T1"> </text:span>de<text:span text:style-name="T1"> </text:span>manger<text:span text:style-name="T1"> </text:span>du<text:span text:style-name="T1"> </text:span>poisson,<text:span text:style-name="T1"> </text:span>parce<text:span text:style-name="T1"> </text:span>que<text:span text:style-name="T1"> </text:span>le<text:span text:style-name="T1"> </text:span>phosphore<text:span text:style-name="T1"> </text:span>qu'il<text:span text:style-name="T1"> </text:span>contient<text:span text:style-name="T1"> </text:span>fait<text:span text:style-name="T1"> </text:span>de<text:span text:style-name="T1"> </text:span>la<text:span text:style-name="T1"> </text:span>cervelle.<text:span text:style-name="T1"> </text:span>C'est<text:span text:style-name="T1"> </text:span>exact.<text:span text:style-name="T1"> </text:span>Mais<text:span text:style-name="T1"> </text:span>je<text:span text:style-name="T1"> </text:span>ne<text:span text:style-name="T1"> </text:span>puis<text:span text:style-name="T1"> </text:span>vous<text:span text:style-name="T1"> </text:span>indiquer<text:span text:style-name="T1"> </text:span>la<text:span text:style-name="T1"> </text:span>dose<text:span text:style-name="T1"> </text:span>nécessaire,<text:span text:style-name="T1"> </text:span>du<text:span text:style-name="T1"> </text:span>moins<text:span text:style-name="T1"> </text:span>avec<text:span text:style-name="T1"> </text:span>certitude.<text:span text:style-name="T1"> </text:span>Cependant,<text:span text:style-name="T1"> </text:span>je<text:span text:style-name="T1"> </text:span>crois,<text:span text:style-name="T1"> </text:span>d'après<text:span text:style-name="T1"> </text:span>vos<text:span text:style-name="T1"> </text:span>renseignements,<text:span text:style-name="T1"> </text:span>qu'une<text:span text:style-name="T1"> </text:span>couple<text:span text:style-name="T1"> </text:span>de<text:span text:style-name="T1"> </text:span>baleines<text:span text:style-name="T1"> </text:span>vous<text:span text:style-name="T1"> </text:span>suffira<text:span text:style-name="T1"> </text:span>pour<text:span text:style-name="T1"> </text:span>le<text:span text:style-name="T1"> </text:span>présent.<text:span text:style-name="T1"> </text:span>Non<text:span text:style-name="T1"> </text:span>des<text:span text:style-name="T1"> </text:span>plus<text:span text:style-name="T1"> </text:span>grosses ;<text:span text:style-name="T1"> </text:span>de<text:span text:style-name="T1"> </text:span>bonnes<text:span text:style-name="T1"> </text:span>baleines<text:span text:style-name="T1"> </text:span>moyennes$355$.<text:span text:style-name="T1"> </text:span></text:p>
        </text:list-header>
      </text:list>
      <text:p text:style-name="Standard">Pour<text:span text:style-name="T1"> </text:span>grossi<text:span text:style-name="T1"> </text:span>qu'est<text:span text:style-name="T1"> </text:span>le<text:span text:style-name="T1"> </text:span>ridicule,<text:span text:style-name="T1"> </text:span>la<text:span text:style-name="T1"> </text:span>satire<text:span text:style-name="T1"> </text:span>porte,<text:span text:style-name="T1"> </text:span>car<text:span text:style-name="T1"> </text:span>il<text:span text:style-name="T1"> </text:span>y<text:span text:style-name="T1"> </text:span>a<text:span text:style-name="T1"> </text:span>certainement<text:span text:style-name="T1"> </text:span>plus<text:span text:style-name="T1"> </text:span>d'un<text:span text:style-name="T1"> </text:span>matérialiste<text:span text:style-name="T1"> </text:span>ignorant<text:span text:style-name="T1"> </text:span>qui<text:span text:style-name="T1"> </text:span>s'imagine<text:span text:style-name="T1"> </text:span>que<text:span text:style-name="T1"> </text:span>le<text:span text:style-name="T1"> </text:span>génie<text:span text:style-name="T1"> </text:span>se<text:span text:style-name="T1"> </text:span>fabrique<text:span text:style-name="T1"> </text:span>avec<text:span text:style-name="T1"> </text:span>du<text:span text:style-name="T1"> </text:span>phosphore.<text:span text:style-name="T1"> </text:span>Je<text:span text:style-name="T1"> </text:span>crois<text:span text:style-name="T1"> </text:span>bien<text:span text:style-name="T1"> </text:span>que<text:span text:style-name="T1"> </text:span>c'est<text:span text:style-name="T1"> </text:span>Maieschott,<text:span text:style-name="T1"> </text:span>un<text:span text:style-name="T1"> </text:span>des<text:span text:style-name="T1"> </text:span>siens,<text:span text:style-name="T1"> </text:span>du<text:span text:style-name="T1"> </text:span>moins,<text:span text:style-name="T1"> </text:span>qui<text:span text:style-name="T1"> </text:span>recommande<text:span text:style-name="T1"> </text:span>avec<text:span text:style-name="T1"> </text:span>un<text:span text:style-name="T1"> </text:span>sérieux<text:span text:style-name="T1"> </text:span>parfait<text:span text:style-name="T1"> </text:span>et<text:span text:style-name="T1"> </text:span>pour<text:span text:style-name="T1"> </text:span>le<text:span text:style-name="T1"> </text:span>même<text:span text:style-name="T1"> </text:span>usage<text:span text:style-name="T1"> </text:span>la<text:span text:style-name="T1"> </text:span>purée<text:span text:style-name="T1"> </text:span>de<text:span text:style-name="T1"> </text:span>pois<text:span text:style-name="T1"> </text:span>verts,<text:span text:style-name="T1"> </text:span>lesquels<text:span text:style-name="T1"> </text:span>sont,<text:span text:style-name="T1"> </text:span>paraît-il,<text:span text:style-name="T1"> </text:span>extraordinairement<text:span text:style-name="T1"> </text:span>phosphorés$356$.<text:span text:style-name="T1"> </text:span>Mark<text:span text:style-name="T1"> </text:span>Twain<text:span text:style-name="T1"> </text:span>tombe<text:span text:style-name="T1"> </text:span>rarement<text:span text:style-name="T1"> </text:span>aussi<text:span text:style-name="T1"> </text:span>juste,<text:span text:style-name="T1"> </text:span>mais<text:span text:style-name="T1"> </text:span>il<text:span text:style-name="T1"> </text:span>a<text:span text:style-name="T1"> </text:span>des<text:span text:style-name="T1"> </text:span>traits<text:span text:style-name="T1"> </text:span>fort<text:span text:style-name="T1"> </text:span>amusants,<text:span text:style-name="T1"> </text:span>çà<text:span text:style-name="T1"> </text:span>et<text:span text:style-name="T1"> </text:span>là,<text:span text:style-name="T1"> </text:span>dans<text:span text:style-name="T1"> </text:span>ses<text:span text:style-name="T1"> </text:span>divers<text:span text:style-name="T1"> </text:span>recueils<text:span text:style-name="T1"> </text:span>humoristiques.<text:span text:style-name="T1"> </text:span><text:span text:style-name="T5">La</text:span><text:span text:style-name="T4"> </text:span><text:span text:style-name="T5">célèbre</text:span><text:span text:style-name="T4"> </text:span><text:span text:style-name="T5">grenouille</text:span><text:span text:style-name="T4"> </text:span><text:span text:style-name="T5">sauteuse</text:span>$357$<text:span text:style-name="T1"> </text:span>commença<text:span text:style-name="T1"> </text:span>sa<text:span text:style-name="T1"> </text:span>réputation<text:span text:style-name="T1"> </text:span>c'est<text:span text:style-name="T1"> </text:span>un<text:span text:style-name="T1"> </text:span>court<text:span text:style-name="T1"> </text:span>récit,<text:span text:style-name="T1"> </text:span>non<text:span text:style-name="T1"> </text:span>sans<text:span text:style-name="T1"> </text:span>pittoresque,<text:span text:style-name="T1"> </text:span>où<text:span text:style-name="T1"> </text:span>le<text:span text:style-name="T1"> </text:span>bouffon<text:span text:style-name="T1"> </text:span>se<text:span text:style-name="T1"> </text:span>mêle<text:span text:style-name="T1"> </text:span>au<text:span text:style-name="T1"> </text:span>sentimental.<text:span text:style-name="T1"> </text:span>D'autres<text:span text:style-name="T1"> </text:span>contes<text:span text:style-name="T1"> </text:span>suivirent,<text:span text:style-name="T1"> </text:span>du<text:span text:style-name="T1"> </text:span>même<text:span text:style-name="T1"> </text:span>genre,<text:span text:style-name="T1"> </text:span>moins<text:span text:style-name="T1"> </text:span>réussis,<text:span text:style-name="T1"> </text:span>puis<text:span text:style-name="T1"> </text:span>il<text:span text:style-name="T1"> </text:span>donna<text:span text:style-name="T1"> </text:span>la<text:span text:style-name="T1"> </text:span>narration<text:span text:style-name="T1"> </text:span>humoristique<text:span text:style-name="T1"> </text:span>de<text:span text:style-name="T1"> </text:span>ses<text:span text:style-name="T1"> </text:span>voyages<text:span text:style-name="T1"> </text:span>en<text:span text:style-name="T1"> </text:span>Europe,<text:span text:style-name="T1"> </text:span>toujours<text:span text:style-name="T1"> </text:span>suivi<text:span text:style-name="T1"> </text:span>par<text:span text:style-name="T1"> </text:span>la<text:span text:style-name="T1"> </text:span>vogue$358$.<text:span text:style-name="T1"> </text:span>Quand<text:span text:style-name="T1"> </text:span>il<text:span text:style-name="T1"> </text:span>s'est<text:span text:style-name="T1"> </text:span>avisé<text:span text:style-name="T1"> </text:span>d'appliquer<text:span text:style-name="T1"> </text:span>sa<text:span text:style-name="T1"> </text:span>méthode<text:span text:style-name="T1"> </text:span>au<text:span text:style-name="T1"> </text:span>roman<text:span text:style-name="T1"> </text:span>historique,<text:span text:style-name="T1"> </text:span>dans<text:span text:style-name="T1"> </text:span><text:span text:style-name="T5">Le</text:span><text:span text:style-name="T4"> </text:span><text:span text:style-name="T5">Prince</text:span><text:span text:style-name="T4"> </text:span><text:span text:style-name="T5">et</text:span><text:span text:style-name="T4"> </text:span><text:span text:style-name="T5">le</text:span><text:span text:style-name="T4"> </text:span><text:span text:style-name="T5">Pauvre</text:span>$359$,<text:span text:style-name="T1"> </text:span>le<text:span text:style-name="T1"> </text:span>résultat<text:span text:style-name="T1"> </text:span>a<text:span text:style-name="T1"> </text:span>été<text:span text:style-name="T1"> </text:span>si<text:span text:style-name="T1"> </text:span>médiocre<text:span text:style-name="T1"> </text:span>que<text:span text:style-name="T1"> </text:span>ses<text:span text:style-name="T1"> </text:span>fidèles<text:span text:style-name="T1"> </text:span>mêmes<text:span text:style-name="T1"> </text:span>ont<text:span text:style-name="T1"> </text:span>douté<text:span text:style-name="T1"> </text:span>de<text:span text:style-name="T1"> </text:span>lui.<text:span text:style-name="T1"> </text:span>Plus<text:span text:style-name="T1"> </text:span>agréables<text:span text:style-name="T1"> </text:span>sont<text:span text:style-name="T1"> </text:span>les<text:span text:style-name="T1"> </text:span>deux<text:span text:style-name="T1"> </text:span>livres<text:span text:style-name="T1"> </text:span>où<text:span text:style-name="T1"> </text:span>il<text:span text:style-name="T1"> </text:span>raconte<text:span text:style-name="T1"> </text:span>les<text:span text:style-name="T1"> </text:span>aventures<text:span text:style-name="T1"> </text:span>de<text:span text:style-name="T1"> </text:span>Tom<text:span text:style-name="T1"> </text:span>Sawyer<text:span text:style-name="T1"> </text:span>et<text:span text:style-name="T1"> </text:span>celles<text:span text:style-name="T1"> </text:span>de<text:span text:style-name="T1"> </text:span>son<text:span text:style-name="T1"> </text:span>camarade<text:span text:style-name="T1"> </text:span>Huckleberry<text:span text:style-name="T1"> </text:span>Finn$360$.<text:span text:style-name="T1"> </text:span>Dans<text:span text:style-name="T1"> </text:span>une<text:span text:style-name="T1"> </text:span>note<text:span text:style-name="T1"> </text:span>placée<text:span text:style-name="T1"> </text:span>en<text:span text:style-name="T1"> </text:span>tête<text:span text:style-name="T1"> </text:span>de<text:span text:style-name="T1"> </text:span><text:span text:style-name="T5">Huckleberry</text:span><text:span text:style-name="T4"> </text:span><text:span text:style-name="T5">Finn,</text:span><text:span text:style-name="T1"> </text:span>l'auteur<text:span text:style-name="T1"> </text:span>nous<text:span text:style-name="T1"> </text:span>avertit<text:span text:style-name="T1"> </text:span></text:p>
      <text:p text:style-name="citation_20_sans_20_espace">Les<text:span text:style-name="T1"> </text:span>personnes<text:span text:style-name="T1"> </text:span>qui<text:span text:style-name="T1"> </text:span>chercheront<text:span text:style-name="T1"> </text:span>de<text:span text:style-name="T1"> </text:span>la<text:span text:style-name="T1"> </text:span>logique<text:span text:style-name="T1"> </text:span>dans<text:span text:style-name="T1"> </text:span>ce<text:span text:style-name="T1"> </text:span>récit<text:span text:style-name="T1"> </text:span>subiront<text:span text:style-name="T1"> </text:span>de<text:span text:style-name="T1"> </text:span>la<text:span text:style-name="T1"> </text:span>prison ;<text:span text:style-name="T1"> </text:span>celles<text:span text:style-name="T1"> </text:span>qui<text:span text:style-name="T1"> </text:span>y<text:span text:style-name="T1"> </text:span>chercheront<text:span text:style-name="T1"> </text:span>de<text:span text:style-name="T1"> </text:span>la<text:span text:style-name="T1"> </text:span>morale<text:span text:style-name="T1"> </text:span>seront<text:span text:style-name="T1"> </text:span>bannies ;<text:span text:style-name="T1"> </text:span>celles<text:span text:style-name="T1"> </text:span>qui<text:span text:style-name="T1"> </text:span>y<text:span text:style-name="T1"> </text:span>chercheront<text:span text:style-name="T1"> </text:span>une<text:span text:style-name="T1"> </text:span>fabulation<text:span text:style-name="T1"> </text:span>seront<text:span text:style-name="T1"> </text:span>condamnées<text:span text:style-name="T1"> </text:span>à<text:span text:style-name="T1"> </text:span>mort$361$.<text:span text:style-name="T1"> </text:span></text:p>
      <text:p text:style-name="P18"/>
      <text:p text:style-name="Standard">Celles<text:span text:style-name="T1"> </text:span>qui<text:span text:style-name="T1"> </text:span>y<text:span text:style-name="T1"> </text:span>chercheront<text:span text:style-name="T1"> </text:span>de<text:span text:style-name="T1"> </text:span>l'esprit<text:span text:style-name="T1"> </text:span>n'étant<text:span text:style-name="T1"> </text:span>point<text:span text:style-name="T1"> </text:span>mentionnées<text:span text:style-name="T1"> </text:span>dans<text:span text:style-name="T1"> </text:span>cette<text:span text:style-name="T1"> </text:span>note<text:span text:style-name="T1"> </text:span>comminatoire,<text:span text:style-name="T1"> </text:span>je<text:span text:style-name="T1"> </text:span>me<text:span text:style-name="T1"> </text:span>risque<text:span text:style-name="T1"> </text:span>à<text:span text:style-name="T1"> </text:span>en<text:span text:style-name="T1"> </text:span>détacher<text:span text:style-name="T1"> </text:span>quelques<text:span text:style-name="T1"> </text:span>passages.<text:span text:style-name="T1"> </text:span>Le<text:span text:style-name="T1"> </text:span>camarade<text:span text:style-name="T1"> </text:span>Finn<text:span text:style-name="T1"> </text:span>parcourant<text:span text:style-name="T1"> </text:span>l'Arkansas<text:span text:style-name="T1"> </text:span>trouve<text:span text:style-name="T1"> </text:span>dans<text:span text:style-name="T1"> </text:span>une<text:span text:style-name="T1"> </text:span>ferme<text:span text:style-name="T1"> </text:span>l'œuvre<text:span text:style-name="T1"> </text:span>inédit<text:span text:style-name="T1"> </text:span>de<text:span text:style-name="T1"> </text:span>la<text:span text:style-name="T1"> </text:span>fille<text:span text:style-name="T1"> </text:span>de<text:span text:style-name="T1"> </text:span>la<text:span text:style-name="T1"> </text:span>maison,<text:span text:style-name="T1"> </text:span>jeune<text:span text:style-name="T1"> </text:span>artiste<text:span text:style-name="T1"> </text:span>morte<text:span text:style-name="T1"> </text:span>à<text:span text:style-name="T1"> </text:span>la<text:span text:style-name="T1"> </text:span>fleur<text:span text:style-name="T1"> </text:span>de<text:span text:style-name="T1"> </text:span>l'âge,<text:span text:style-name="T1"> </text:span>consumée<text:span text:style-name="T1"> </text:span>par<text:span text:style-name="T1"> </text:span>la<text:span text:style-name="T1"> </text:span>fièvre<text:span text:style-name="T1"> </text:span>du<text:span text:style-name="T1"> </text:span>génie.<text:span text:style-name="T1"> </text:span>Il<text:span text:style-name="T1"> </text:span>décrit<text:span text:style-name="T1"> </text:span>quelques-uns<text:span text:style-name="T1"> </text:span>de<text:span text:style-name="T1"> </text:span>ses<text:span text:style-name="T1"> </text:span>tableaux.<text:span text:style-name="T1"> </text:span></text:p>
      <text:p text:style-name="Quotations">Cela<text:span text:style-name="T1"> </text:span>représentait<text:span text:style-name="T1"> </text:span>une<text:span text:style-name="T1"> </text:span>jeune<text:span text:style-name="T1"> </text:span>femme<text:span text:style-name="T1"> </text:span>vêtue<text:span text:style-name="T1"> </text:span>d'une<text:span text:style-name="T1"> </text:span>longue<text:span text:style-name="T1"> </text:span>robe<text:span text:style-name="T1"> </text:span>blanche,<text:span text:style-name="T1"> </text:span>debout<text:span text:style-name="T1"> </text:span>sur<text:span text:style-name="T1"> </text:span>le<text:span text:style-name="T1"> </text:span>parapet<text:span text:style-name="T1"> </text:span>d'un<text:span text:style-name="T1"> </text:span>pont,<text:span text:style-name="T1"> </text:span>prête<text:span text:style-name="T1"> </text:span>à<text:span text:style-name="T1"> </text:span>sauter<text:span text:style-name="T1"> </text:span>dans<text:span text:style-name="T1"> </text:span>l'eau,<text:span text:style-name="T1"> </text:span>les<text:span text:style-name="T1"> </text:span>cheveux<text:span text:style-name="T1"> </text:span>déroulés,<text:span text:style-name="T1"> </text:span>regardant<text:span text:style-name="T1"> </text:span>la<text:span text:style-name="T1"> </text:span>lune<text:span text:style-name="T1"> </text:span>avec<text:span text:style-name="T1"> </text:span>des<text:span text:style-name="T1"> </text:span>yeux<text:span text:style-name="T1"> </text:span>pleins<text:span text:style-name="T1"> </text:span>de<text:span text:style-name="T1"> </text:span>larmes.<text:span text:style-name="T1"> </text:span>Elle<text:span text:style-name="T1"> </text:span>avait<text:span text:style-name="T1"> </text:span>deux<text:span text:style-name="T1"> </text:span>bras<text:span text:style-name="T1"> </text:span>croisés<text:span text:style-name="T1"> </text:span>sur<text:span text:style-name="T1"> </text:span>la<text:span text:style-name="T1"> </text:span>poitrine,<text:span text:style-name="T1"> </text:span>deux<text:span text:style-name="T1"> </text:span>autres<text:span text:style-name="T1"> </text:span>bras<text:span text:style-name="T1"> </text:span>étendus<text:span text:style-name="T1"> </text:span>en<text:span text:style-name="T1"> </text:span>avant,<text:span text:style-name="T1"> </text:span>et<text:span text:style-name="T1"> </text:span>deux<text:span text:style-name="T1"> </text:span>autres<text:span text:style-name="T1"> </text:span>encore<text:span text:style-name="T1"> </text:span>levés<text:span text:style-name="T1"> </text:span>vers<text:span text:style-name="T1"> </text:span>la<text:span text:style-name="T1"> </text:span>lune.<text:span text:style-name="T1"> </text:span>L'artiste<text:span text:style-name="T1"> </text:span>n'avait<text:span text:style-name="T1"> </text:span>dessiné<text:span text:style-name="T1"> </text:span>tant<text:span text:style-name="T1"> </text:span>de<text:span text:style-name="T1"> </text:span>bras<text:span text:style-name="T1"> </text:span>que<text:span text:style-name="T1"> </text:span>pour<text:span text:style-name="T1"> </text:span>voir<text:span text:style-name="T1"> </text:span>lesquels<text:span text:style-name="T1"> </text:span>feraient<text:span text:style-name="T1"> </text:span>le<text:span text:style-name="T1"> </text:span>meilleur<text:span text:style-name="T1"> </text:span>effet ;<text:span text:style-name="T1"> </text:span>l'une<text:span text:style-name="T1"> </text:span>des<text:span text:style-name="T1"> </text:span>paires<text:span text:style-name="T1"> </text:span>étant<text:span text:style-name="T1"> </text:span>adoptées,<text:span text:style-name="T1"> </text:span>elle<text:span text:style-name="T1"> </text:span>aurait<text:span text:style-name="T1"> </text:span>effacé<text:span text:style-name="T1"> </text:span>les<text:span text:style-name="T1"> </text:span>autres.<text:span text:style-name="T1"> </text:span>Mais<text:span text:style-name="T1"> </text:span>la<text:span text:style-name="T1"> </text:span>mort<text:span text:style-name="T1"> </text:span>la<text:span text:style-name="T1"> </text:span>surprit<text:span text:style-name="T1"> </text:span>avant<text:span text:style-name="T1"> </text:span>qu'elle<text:span text:style-name="T1"> </text:span>eût<text:span text:style-name="T1"> </text:span>pu<text:span text:style-name="T1"> </text:span>se<text:span text:style-name="T1"> </text:span>résoudre,<text:span text:style-name="T1"> </text:span>et<text:span text:style-name="T1"> </text:span>maintenant<text:span text:style-name="T1"> </text:span>on<text:span text:style-name="T1"> </text:span>conserve<text:span text:style-name="T1"> </text:span>ce<text:span text:style-name="T1"> </text:span>tableau<text:span text:style-name="T1"> </text:span>à<text:span text:style-name="T1"> </text:span>la<text:span text:style-name="T1"> </text:span>tête<text:span text:style-name="T1"> </text:span>de<text:span text:style-name="T1"> </text:span>son<text:span text:style-name="T1"> </text:span>lit,<text:span text:style-name="T1"> </text:span>dans<text:span text:style-name="T1"> </text:span>sa<text:span text:style-name="T1"> </text:span>chambre ;<text:span text:style-name="T1"> </text:span>à<text:span text:style-name="T1"> </text:span>chaque<text:span text:style-name="T1"> </text:span>anniversaire<text:span text:style-name="T1"> </text:span>de<text:span text:style-name="T1"> </text:span>sa<text:span text:style-name="T1"> </text:span>naissance,<text:span text:style-name="T1"> </text:span>on<text:span text:style-name="T1"> </text:span>y<text:span text:style-name="T1"> </text:span>suspend<text:span text:style-name="T1"> </text:span>des<text:span text:style-name="T1"> </text:span>fleurs.<text:span text:style-name="T1"> </text:span>La<text:span text:style-name="T1"> </text:span>jeune<text:span text:style-name="T1"> </text:span>femme<text:span text:style-name="T1"> </text:span>en<text:span text:style-name="T1"> </text:span>blanc<text:span text:style-name="T1"> </text:span>a<text:span text:style-name="T1"> </text:span>certainement<text:span text:style-name="T1"> </text:span>une<text:span text:style-name="T1"> </text:span>jolie<text:span text:style-name="T1"> </text:span>figure<text:span text:style-name="T1"> </text:span>bien<text:span text:style-name="T1"> </text:span>douce,<text:span text:style-name="T1"> </text:span>mais<text:span text:style-name="T1"> </text:span>à<text:span text:style-name="T1"> </text:span>mon<text:span text:style-name="T1"> </text:span>avis,<text:span text:style-name="T1"> </text:span>tant<text:span text:style-name="T1"> </text:span>de<text:span text:style-name="T1"> </text:span>bras<text:span text:style-name="T1"> </text:span>que<text:span text:style-name="T1"> </text:span>cela<text:span text:style-name="T1"> </text:span>lui<text:span text:style-name="T1"> </text:span>donne<text:span text:style-name="T1"> </text:span>vraiment<text:span text:style-name="T1"> </text:span>par<text:span text:style-name="T1"> </text:span>trop<text:span text:style-name="T1"> </text:span>l'air<text:span text:style-name="T1"> </text:span>d'une<text:span text:style-name="T1"> </text:span>araignée$362$.<text:span text:style-name="T1"> </text:span></text:p>
      <text:p text:style-name="Standard">Cette<text:span text:style-name="T1"> </text:span>même<text:span text:style-name="T1"> </text:span>demoiselle<text:span text:style-name="T1"> </text:span>de<text:span text:style-name="T1"> </text:span>l'Arkansas<text:span text:style-name="T1"> </text:span>était<text:span text:style-name="T1"> </text:span>poète,<text:span text:style-name="T1"> </text:span>pour<text:span text:style-name="T1"> </text:span>mieux<text:span text:style-name="T1"> </text:span>dire<text:span text:style-name="T1"> </text:span><text:span text:style-name="T5">poétesse </text:span>:<text:span text:style-name="T1"> </text:span></text:p>
      <text:p text:style-name="Quotations">Et<text:span text:style-name="T1"> </text:span>elle<text:span text:style-name="T1"> </text:span>vous<text:span text:style-name="T1"> </text:span>expédiait<text:span text:style-name="T1"> </text:span>cela<text:span text:style-name="T1"> </text:span>en<text:span text:style-name="T1"> </text:span>un<text:span text:style-name="T1"> </text:span>clin<text:span text:style-name="T1"> </text:span>d'œil.<text:span text:style-name="T1"> </text:span>Jamais<text:span text:style-name="T1"> </text:span>elle<text:span text:style-name="T1"> </text:span>n'avait<text:span text:style-name="T1"> </text:span>besoin<text:span text:style-name="T1"> </text:span>de<text:span text:style-name="T1"> </text:span>s'arrêter<text:span text:style-name="T1"> </text:span>pour<text:span text:style-name="T1"> </text:span>penser.<text:span text:style-name="T1"> </text:span>On<text:span text:style-name="T1"> </text:span>lui<text:span text:style-name="T1"> </text:span>écrivait<text:span text:style-name="T1"> </text:span>un<text:span text:style-name="T1"> </text:span>vers,<text:span text:style-name="T1"> </text:span>et<text:span text:style-name="T1"> </text:span>pourvu<text:span text:style-name="T1"> </text:span>qu'il<text:span text:style-name="T1"> </text:span>y<text:span text:style-name="T1"> </text:span>eût<text:span text:style-name="T1"> </text:span>une<text:span text:style-name="T1"> </text:span>rime<text:span text:style-name="T1"> </text:span>possible,<text:span text:style-name="T1"> </text:span>elle<text:span text:style-name="T1"> </text:span>en<text:span text:style-name="T1"> </text:span>écrivait<text:span text:style-name="T1"> </text:span>un<text:span text:style-name="T1"> </text:span><text:soft-page-break/>autre<text:span text:style-name="T1"> </text:span>aussitôt,<text:span text:style-name="T1"> </text:span>puis<text:span text:style-name="T1"> </text:span>la<text:span text:style-name="T1"> </text:span>suite<text:span text:style-name="T1"> </text:span>de<text:span text:style-name="T1"> </text:span>la<text:span text:style-name="T1"> </text:span>pièce,<text:span text:style-name="T1"> </text:span>sans<text:span text:style-name="T1"> </text:span>prendre<text:span text:style-name="T1"> </text:span>haleine.<text:span text:style-name="T1"> </text:span>Elle<text:span text:style-name="T1"> </text:span>n'avait<text:span text:style-name="T1"> </text:span>point<text:span text:style-name="T1"> </text:span>de<text:span text:style-name="T1"> </text:span>préférence ;<text:span text:style-name="T1"> </text:span>tous<text:span text:style-name="T1"> </text:span>les<text:span text:style-name="T1"> </text:span>sujets<text:span text:style-name="T1"> </text:span>lui<text:span text:style-name="T1"> </text:span>étaient<text:span text:style-name="T1"> </text:span>bons,<text:span text:style-name="T1"> </text:span>pourvu<text:span text:style-name="T1"> </text:span>qu'ils<text:span text:style-name="T1"> </text:span>fussent<text:span text:style-name="T1"> </text:span>tristes.<text:span text:style-name="T1"> </text:span>Chaque<text:span text:style-name="T1"> </text:span>fois<text:span text:style-name="T1"> </text:span>qu'il<text:span text:style-name="T1"> </text:span>mourait<text:span text:style-name="T1"> </text:span>quelqu'un,<text:span text:style-name="T1"> </text:span>homme,<text:span text:style-name="T1"> </text:span>femme<text:span text:style-name="T1"> </text:span>ou<text:span text:style-name="T1"> </text:span>enfant,<text:span text:style-name="T1"> </text:span>elle<text:span text:style-name="T1"> </text:span>avait<text:span text:style-name="T1"> </text:span>la<text:span text:style-name="T1"> </text:span>plume<text:span text:style-name="T1"> </text:span>à<text:span text:style-name="T1"> </text:span>la<text:span text:style-name="T1"> </text:span>main<text:span text:style-name="T1"> </text:span>pour<text:span text:style-name="T1"> </text:span>lui<text:span text:style-name="T1"> </text:span>payer<text:span text:style-name="T1"> </text:span>son<text:span text:style-name="T1"> </text:span>« tribut,<text:span text:style-name="T1"> » </text:span>avant<text:span text:style-name="T1"> </text:span>que<text:span text:style-name="T1"> </text:span>le<text:span text:style-name="T1"> </text:span>corps<text:span text:style-name="T1"> </text:span>fût<text:span text:style-name="T1"> </text:span>froid.<text:span text:style-name="T1"> </text:span>Le<text:span text:style-name="T1"> </text:span>médecin<text:span text:style-name="T1"> </text:span>des<text:span text:style-name="T1"> </text:span>morts<text:span text:style-name="T1"> </text:span>arrivait,<text:span text:style-name="T1"> </text:span>puis<text:span text:style-name="T1"> </text:span>Emmeline,<text:span text:style-name="T1"> </text:span>puis<text:span text:style-name="T1"> </text:span>l'entre"preneur<text:span text:style-name="T1"> </text:span>funèbre.<text:span text:style-name="T1"> </text:span>L'entrepreneur<text:span text:style-name="T1"> </text:span>ne<text:span text:style-name="T1"> </text:span>la<text:span text:style-name="T1"> </text:span>devança<text:span text:style-name="T1"> </text:span>qu'une<text:span text:style-name="T1"> </text:span>fois ;<text:span text:style-name="T1"> </text:span>alors<text:span text:style-name="T1"> </text:span>elle<text:span text:style-name="T1"> </text:span>jeta<text:span text:style-name="T1"> </text:span>au<text:span text:style-name="T1"> </text:span>feu<text:span text:style-name="T1"> </text:span>la<text:span text:style-name="T1"> </text:span>poésie<text:span text:style-name="T1"> </text:span>qu'elle<text:span text:style-name="T1"> </text:span>apportait<text:span text:style-name="T1"> </text:span>sur<text:span text:style-name="T1"> </text:span>le<text:span text:style-name="T1"> </text:span>défunt<text:span text:style-name="T1"> </text:span>qui<text:span text:style-name="T1"> </text:span>s'appelait<text:span text:style-name="T1"> </text:span>Whistler.<text:span text:style-name="T1"> </text:span>Elle<text:span text:style-name="T1"> </text:span>ne<text:span text:style-name="T1"> </text:span>fut<text:span text:style-name="T1"> </text:span>plus<text:span text:style-name="T1"> </text:span>jamais<text:span text:style-name="T1"> </text:span>la<text:span text:style-name="T1"> </text:span>même,<text:span text:style-name="T1"> </text:span>après<text:span text:style-name="T1"> </text:span>cela ;<text:span text:style-name="T1"> </text:span>elle<text:span text:style-name="T1"> </text:span>ne<text:span text:style-name="T1"> </text:span>disait<text:span text:style-name="T1"> </text:span>rien,<text:span text:style-name="T1"> </text:span>elle<text:span text:style-name="T1"> </text:span>ne<text:span text:style-name="T1"> </text:span>se<text:span text:style-name="T1"> </text:span>plaignait<text:span text:style-name="T1"> </text:span>pas,<text:span text:style-name="T1"> </text:span>mais<text:span text:style-name="T1"> </text:span>elle<text:span text:style-name="T1"> </text:span>se<text:span text:style-name="T1"> </text:span>consumait,<text:span text:style-name="T1"> </text:span>et<text:span text:style-name="T1"> </text:span>ne<text:span text:style-name="T1"> </text:span>survécut<text:span text:style-name="T1"> </text:span>pas<text:span text:style-name="T1"> </text:span>longtemps$363$.<text:span text:style-name="T1"> </text:span></text:p>
      <text:p text:style-name="Standard">Cette<text:span text:style-name="T1"> </text:span>raillerie<text:span text:style-name="T1"> </text:span>est<text:span text:style-name="T1"> </text:span>peut-être<text:span text:style-name="T1"> </text:span>un<text:span text:style-name="T1"> </text:span>peu<text:span text:style-name="T1"> </text:span>funèbre,<text:span text:style-name="T1"> </text:span>mais<text:span text:style-name="T1"> </text:span>le<text:span text:style-name="T1"> </text:span>genre<text:span text:style-name="T1"> </text:span>est<text:span text:style-name="T1"> </text:span>bien<text:span text:style-name="T1"> </text:span>anglo-saxon<text:span text:style-name="T1"> </text:span>il<text:span text:style-name="T1"> </text:span>n'a<text:span text:style-name="T1"> </text:span>point<text:span text:style-name="T1"> </text:span>répugné<text:span text:style-name="T1"> </text:span>à<text:span text:style-name="T1"> </text:span>Dickens,<text:span text:style-name="T1"> </text:span>qui<text:span text:style-name="T1"> </text:span>en<text:span text:style-name="T1"> </text:span>a<text:span text:style-name="T1"> </text:span>donné<text:span text:style-name="T1"> </text:span>l'exemple.<text:span text:style-name="T1"> </text:span>Le<text:span text:style-name="T1"> </text:span>passage<text:span text:style-name="T1"> </text:span>suivant<text:span text:style-name="T1"> </text:span>est<text:span text:style-name="T1"> </text:span>plus<text:span text:style-name="T1"> </text:span>caractéristique<text:span text:style-name="T1"> </text:span>il<text:span text:style-name="T1"> </text:span>s'agit<text:span text:style-name="T1"> </text:span>du<text:span text:style-name="T1"> </text:span><text:span text:style-name="T5">Feud</text:span>,<text:span text:style-name="T1"> </text:span>haine<text:span text:style-name="T1"> </text:span>de<text:span text:style-name="T1"> </text:span>famille<text:span text:style-name="T1"> </text:span>dans<text:span text:style-name="T1"> </text:span>la<text:span text:style-name="T1"> </text:span>vallée<text:span text:style-name="T1"> </text:span>du<text:span text:style-name="T1"> </text:span>Mississipi,<text:span text:style-name="T1"> </text:span>analogue<text:span text:style-name="T1"> </text:span>à<text:span text:style-name="T1"> </text:span>la<text:span text:style-name="T1"> </text:span><text:span text:style-name="T5">vendetta</text:span><text:span text:style-name="T1"> </text:span>corse.<text:span text:style-name="T1"> </text:span>Interrogatoire<text:span text:style-name="T1"> </text:span>du<text:span text:style-name="T1"> </text:span>meurtrier<text:span text:style-name="T1"> </text:span></text:p>
      <text:p text:style-name="citation_20_sans_20_espace">Vous<text:span text:style-name="T1"> </text:span>avez<text:span text:style-name="T1"> </text:span>été<text:span text:style-name="T1"> </text:span>obligé<text:span text:style-name="T1"> </text:span>de<text:span text:style-name="T1"> </text:span>le<text:span text:style-name="T1"> </text:span>tuer?<text:span text:style-name="T1"> </text:span></text:p>
      <text:p text:style-name="citation_20_sans_20_espace">Je<text:span text:style-name="T1"> </text:span>le<text:span text:style-name="T1"> </text:span>crois<text:span text:style-name="T1"> </text:span>bien,<text:span text:style-name="T1"> </text:span>que<text:span text:style-name="T1"> </text:span>j'y<text:span text:style-name="T1"> </text:span>ai<text:span text:style-name="T1"> </text:span>été<text:span text:style-name="T1"> </text:span>obligé.<text:span text:style-name="T1"> </text:span></text:p>
      <text:p text:style-name="citation_20_sans_20_espace">Que<text:span text:style-name="T1"> </text:span>vous<text:span text:style-name="T1"> </text:span>avait-il<text:span text:style-name="T1"> </text:span>fait?<text:span text:style-name="T1"> </text:span></text:p>
      <text:p text:style-name="citation_20_sans_20_espace">Lui?<text:span text:style-name="T1"> </text:span>Il<text:span text:style-name="T1"> </text:span>ne<text:span text:style-name="T1"> </text:span>m'a<text:span text:style-name="T1"> </text:span>jamais<text:span text:style-name="T1"> </text:span>rien<text:span text:style-name="T1"> </text:span>fait.<text:span text:style-name="T1"> </text:span></text:p>
      <text:p text:style-name="citation_20_sans_20_espace">Alors,<text:span text:style-name="T1"> </text:span>pourquoi<text:span text:style-name="T1"> </text:span>étiez-vous<text:span text:style-name="T1"> </text:span>obligé<text:span text:style-name="T1"> </text:span>de<text:span text:style-name="T1"> </text:span>le<text:span text:style-name="T1"> </text:span>tuer?<text:span text:style-name="T1"> </text:span>Quoi<text:span text:style-name="T1"> </text:span>pour<text:span text:style-name="T1"> </text:span>rien.<text:span text:style-name="T1"> </text:span>C'est<text:span text:style-name="T1"> </text:span>seulement<text:span text:style-name="T1"> </text:span>à<text:span text:style-name="T1"> </text:span>cause<text:span text:style-name="T1"> </text:span>du<text:span text:style-name="T1"> </text:span>Feud.<text:span text:style-name="T1"> </text:span>Qu'est-ce<text:span text:style-name="T1"> </text:span>nue<text:span text:style-name="T1"> </text:span>c'est<text:span text:style-name="T1"> </text:span>que<text:span text:style-name="T1"> </text:span>le<text:span text:style-name="T1"> </text:span>Feud ?<text:span text:style-name="T1"> </text:span></text:p>
      <text:p text:style-name="citation_20_sans_20_espace">Mais<text:span text:style-name="T1"> </text:span>où<text:span text:style-name="T1"> </text:span>donc<text:span text:style-name="T1"> </text:span>que<text:span text:style-name="T1"> </text:span>vous<text:span text:style-name="T1"> </text:span>avez<text:span text:style-name="T1"> </text:span>été<text:span text:style-name="T1"> </text:span>élevé?<text:span text:style-name="T1"> </text:span>Vous<text:span text:style-name="T1"> </text:span>ne<text:span text:style-name="T1"> </text:span>savez<text:span text:style-name="T1"> </text:span>pas<text:span text:style-name="T1"> </text:span>ce<text:span text:style-name="T1"> </text:span>que<text:span text:style-name="T1"> </text:span>c'est<text:span text:style-name="T1"> </text:span>qu'un<text:span text:style-name="T1"> </text:span>Feud ?<text:span text:style-name="T1"> </text:span></text:p>
      <text:p text:style-name="citation_20_sans_20_espace">Je<text:span text:style-name="T1"> </text:span>n'en<text:span text:style-name="T1"> </text:span>ai<text:span text:style-name="T1"> </text:span>jamais<text:span text:style-name="T1"> </text:span>entendu<text:span text:style-name="T1"> </text:span>parler,<text:span text:style-name="T1"> </text:span>qu'est-ce<text:span text:style-name="T1"> </text:span>que<text:span text:style-name="T1"> </text:span>c'est?<text:span text:style-name="T1"> </text:span></text:p>
      <text:p text:style-name="citation_20_sans_20_espace">— Eh<text:span text:style-name="T1"> </text:span>bien,<text:span text:style-name="T1"> </text:span>un<text:span text:style-name="T4"> </text:span><text:span text:style-name="T5">Feud,</text:span><text:span text:style-name="T1"> </text:span>c'est<text:span text:style-name="T1"> </text:span>ça.<text:span text:style-name="T1"> </text:span>Un<text:span text:style-name="T1"> </text:span>homme<text:span text:style-name="T1"> </text:span>a<text:span text:style-name="T1"> </text:span>une<text:span text:style-name="T1"> </text:span>querelle<text:span text:style-name="T1"> </text:span>avec<text:span text:style-name="T1"> </text:span>un<text:span text:style-name="T1"> </text:span>autre<text:span text:style-name="T1"> </text:span>homme<text:span text:style-name="T1"> </text:span>et<text:span text:style-name="T1"> </text:span>le<text:span text:style-name="T1"> </text:span>tue ;<text:span text:style-name="T1"> </text:span>alors<text:span text:style-name="T1"> </text:span>le<text:span text:style-name="T1"> </text:span>frère<text:span text:style-name="T1"> </text:span>de<text:span text:style-name="T1"> </text:span>l'autre<text:span text:style-name="T1"> </text:span>homme<text:span text:style-name="T1"> </text:span>le<text:span text:style-name="T1"> </text:span>tue ;<text:span text:style-name="T1"> </text:span>alors<text:span text:style-name="T1"> </text:span>les<text:span text:style-name="T1"> </text:span>autres<text:span text:style-name="T1"> </text:span>frères<text:span text:style-name="T1"> </text:span>des<text:span text:style-name="T1"> </text:span>deux<text:span text:style-name="T1"> </text:span>côtés<text:span text:style-name="T1"> </text:span>viennent<text:span text:style-name="T1"> </text:span>à<text:span text:style-name="T1"> </text:span>la<text:span text:style-name="T1"> </text:span>rescousse<text:span text:style-name="T1"> </text:span>les<text:span text:style-name="T1"> </text:span>uns<text:span text:style-name="T1"> </text:span>contre<text:span text:style-name="T1"> </text:span>les<text:span text:style-name="T1"> </text:span>autres ;<text:span text:style-name="T1"> </text:span>alors<text:span text:style-name="T1"> </text:span>les<text:span text:style-name="T1"> </text:span>cousins<text:span text:style-name="T1"> </text:span>se<text:span text:style-name="T1"> </text:span>mettent<text:span text:style-name="T1"> </text:span>de<text:span text:style-name="T1"> </text:span>la<text:span text:style-name="T1"> </text:span>partie ;<text:span text:style-name="T1"> </text:span>alors,<text:span text:style-name="T1"> </text:span>comme<text:span text:style-name="T1"> </text:span>ça,<text:span text:style-name="T1"> </text:span>un<text:span text:style-name="T1"> </text:span>beau<text:span text:style-name="T1"> </text:span>jour<text:span text:style-name="T1"> </text:span>tout<text:span text:style-name="T1"> </text:span>le<text:span text:style-name="T1"> </text:span>monde<text:span text:style-name="T1"> </text:span>est<text:span text:style-name="T1"> </text:span>tué,<text:span text:style-name="T1"> </text:span>et<text:span text:style-name="T1"> </text:span>il<text:span text:style-name="T1"> </text:span>n'y<text:span text:style-name="T1"> </text:span>a<text:span text:style-name="T1"> </text:span>plus<text:span text:style-name="T1"> </text:span>de<text:span text:style-name="T1"> </text:span><text:span text:style-name="T5">Feud</text:span>.<text:span text:style-name="T1"> </text:span>Mais<text:span text:style-name="T1"> </text:span>ça<text:span text:style-name="T1"> </text:span>ne<text:span text:style-name="T1"> </text:span>va<text:span text:style-name="T1"> </text:span>pas<text:span text:style-name="T1"> </text:span>trop<text:span text:style-name="T1"> </text:span>vite<text:span text:style-name="T1"> </text:span>il<text:span text:style-name="T1"> </text:span>faut<text:span text:style-name="T1"> </text:span>longtemps$364$.<text:span text:style-name="T1"> </text:span></text:p>
      <text:p text:style-name="P18"/>
      <text:p text:style-name="Standard">Mark<text:span text:style-name="T1"> </text:span>Twain<text:span text:style-name="T1"> </text:span>connaît<text:span text:style-name="T1"> </text:span>bien<text:span text:style-name="T1"> </text:span>la<text:span text:style-name="T1"> </text:span>psychologie<text:span text:style-name="T1"> </text:span>de<text:span text:style-name="T1"> </text:span>cet<text:span text:style-name="T1"> </text:span>être<text:span text:style-name="T1"> </text:span>inférieur,<text:span text:style-name="T1"> </text:span>le<text:span text:style-name="T1"> </text:span>nègre,<text:span text:style-name="T1"> </text:span>il<text:span text:style-name="T1"> </text:span>sait<text:span text:style-name="T1"> </text:span>la<text:span text:style-name="T1"> </text:span>mettre<text:span text:style-name="T1"> </text:span>en<text:span text:style-name="T1"> </text:span>action.<text:span text:style-name="T1"> </text:span>Rien<text:span text:style-name="T1"> </text:span>de<text:span text:style-name="T1"> </text:span>curieux<text:span text:style-name="T1"> </text:span>comme<text:span text:style-name="T1"> </text:span>ce<text:span text:style-name="T1"> </text:span>dialogue<text:span text:style-name="T1"> </text:span>où<text:span text:style-name="T1"> </text:span>Finn<text:span text:style-name="T1"> </text:span>s'efforce,<text:span text:style-name="T1"> </text:span>en<text:span text:style-name="T1"> </text:span>vain,<text:span text:style-name="T1"> </text:span>de<text:span text:style-name="T1"> </text:span>faire<text:span text:style-name="T1"> </text:span>comprendre<text:span text:style-name="T1"> </text:span>au<text:span text:style-name="T1"> </text:span>vieux<text:span text:style-name="T1"> </text:span>Jim<text:span text:style-name="T1"> </text:span>que<text:span text:style-name="T1"> </text:span>les<text:span text:style-name="T1"> </text:span>Français<text:span text:style-name="T1"> </text:span>parlent<text:span text:style-name="T1"> </text:span>et<text:span text:style-name="T1"> </text:span>ont<text:span text:style-name="T1"> </text:span>le<text:span text:style-name="T1"> </text:span>droit<text:span text:style-name="T1"> </text:span>de<text:span text:style-name="T1"> </text:span>parler<text:span text:style-name="T1"> </text:span>français,<text:span text:style-name="T1"> </text:span>et<text:span text:style-name="T1"> </text:span>non<text:span text:style-name="T1"> </text:span>anglais :<text:span text:style-name="T1"> </text:span></text:p>
      <text:p text:style-name="citation_20_sans_20_espace"><text:span text:style-name="T1">— </text:span>Voyons,<text:span text:style-name="T1"> </text:span>Jim,<text:span text:style-name="T1"> </text:span>un<text:span text:style-name="T1"> </text:span>chat<text:span text:style-name="T1"> </text:span>parle-t-il<text:span text:style-name="T1"> </text:span>comme<text:span text:style-name="T1"> </text:span>nous<text:span text:style-name="T1"> </text:span>faisons?<text:span text:style-name="T1"> </text:span>Non,<text:span text:style-name="T1"> </text:span>pas<text:span text:style-name="T1"> </text:span>un<text:span text:style-name="T1"> </text:span>chat.<text:span text:style-name="T1"> </text:span></text:p>
      <text:p text:style-name="citation_20_sans_20_espace"><text:span text:style-name="T1">— </text:span>Eh<text:span text:style-name="T1"> </text:span>bien,<text:span text:style-name="T1"> </text:span>et<text:span text:style-name="T1"> </text:span>une<text:span text:style-name="T1"> </text:span>vache?<text:span text:style-name="T1"> </text:span></text:p>
      <text:p text:style-name="citation_20_sans_20_espace"><text:span text:style-name="T1">— </text:span>Non,<text:span text:style-name="T1"> </text:span>pas<text:span text:style-name="T1"> </text:span>une<text:span text:style-name="T1"> </text:span>vache,<text:span text:style-name="T1"> </text:span>non<text:span text:style-name="T1"> </text:span>plus.<text:span text:style-name="T1"> </text:span></text:p>
      <text:p text:style-name="citation_20_sans_20_espace"><text:span text:style-name="T1">— </text:span>Un<text:span text:style-name="T1"> </text:span>chat<text:span text:style-name="T1"> </text:span>parle-t-il<text:span text:style-name="T1"> </text:span>comme<text:span text:style-name="T1"> </text:span>une<text:span text:style-name="T1"> </text:span>vache,<text:span text:style-name="T1"> </text:span>ou<text:span text:style-name="T1"> </text:span>une<text:span text:style-name="T1"> </text:span>vache<text:span text:style-name="T1"> </text:span>comme<text:span text:style-name="T1"> </text:span>un<text:span text:style-name="T1"> </text:span>chat?<text:span text:style-name="T1"> </text:span></text:p>
      <text:p text:style-name="citation_20_sans_20_espace"><text:span text:style-name="T1">— </text:span>Non<text:span text:style-name="T1"> </text:span>pas.<text:span text:style-name="T1"> </text:span></text:p>
      <text:p text:style-name="citation_20_sans_20_espace"><text:span text:style-name="T1">— </text:span>Il<text:span text:style-name="T1"> </text:span>est<text:span text:style-name="T1"> </text:span>naturel<text:span text:style-name="T1"> </text:span>et<text:span text:style-name="T1"> </text:span>juste<text:span text:style-name="T1"> </text:span>pour<text:span text:style-name="T1"> </text:span>eux<text:span text:style-name="T1"> </text:span>de<text:span text:style-name="T1"> </text:span>parler<text:span text:style-name="T1"> </text:span>différemment<text:span text:style-name="T1"> </text:span>l'un<text:span text:style-name="T1"> </text:span>de<text:span text:style-name="T1"> </text:span>l'autre,<text:span text:style-name="T1"> </text:span>n'est-ce<text:span text:style-name="T1"> </text:span>pas?<text:span text:style-name="T1"> </text:span></text:p>
      <text:p text:style-name="citation_20_sans_20_espace"><text:span text:style-name="T1">— </text:span>Ça,<text:span text:style-name="T1"> </text:span>oui.<text:span text:style-name="T1"> </text:span></text:p>
      <text:p text:style-name="citation_20_sans_20_espace"><text:span text:style-name="T1">— </text:span>Alors,<text:span text:style-name="T1"> </text:span>n'est-il<text:span text:style-name="T1"> </text:span>pas<text:span text:style-name="T1"> </text:span>naturel<text:span text:style-name="T1"> </text:span>et<text:span text:style-name="T1"> </text:span>juste<text:span text:style-name="T1"> </text:span>pour<text:span text:style-name="T1"> </text:span>un<text:span text:style-name="T1"> </text:span>chat<text:span text:style-name="T1"> </text:span>et<text:span text:style-name="T1"> </text:span>une<text:span text:style-name="T1"> </text:span>vache<text:span text:style-name="T1"> </text:span>de<text:span text:style-name="T1"> </text:span>parler<text:span text:style-name="T1"> </text:span>différemment<text:span text:style-name="T1"> </text:span>de<text:span text:style-name="T1"> </text:span>nous<text:span text:style-name="T1"> </text:span>autres?<text:span text:style-name="T1"> </text:span></text:p>
      <text:p text:style-name="citation_20_sans_20_espace"><text:span text:style-name="T1">— </text:span>Oui,<text:span text:style-name="T1"> </text:span>ça,<text:span text:style-name="T1"> </text:span>c'est<text:span text:style-name="T1"> </text:span>sûr.<text:span text:style-name="T1"> </text:span></text:p>
      <text:p text:style-name="citation_20_sans_20_espace"><text:span text:style-name="T1">— </text:span>Bon.<text:span text:style-name="T1"> </text:span>Pourquoi<text:span text:style-name="T1"> </text:span>donc<text:span text:style-name="T1"> </text:span>ne<text:span text:style-name="T1"> </text:span>serait-il<text:span text:style-name="T1"> </text:span>pas<text:span text:style-name="T1"> </text:span>naturel<text:span text:style-name="T1"> </text:span>et<text:span text:style-name="T1"> </text:span>juste<text:span text:style-name="T1"> </text:span>pour<text:span text:style-name="T1"> </text:span>un<text:span text:style-name="T1"> </text:span>Français<text:span text:style-name="T1"> </text:span>de<text:span text:style-name="T1"> </text:span>parler<text:span text:style-name="T1"> </text:span>différemment<text:span text:style-name="T1"> </text:span>de<text:span text:style-name="T1"> </text:span>nous<text:span text:style-name="T1"> </text:span>autres?<text:span text:style-name="T1"> </text:span>Réponds-moi<text:span text:style-name="T1"> </text:span>à<text:span text:style-name="T1"> </text:span>cela.<text:span text:style-name="T1"> </text:span></text:p>
      <text:p text:style-name="citation_20_sans_20_espace"><text:span text:style-name="T1">— </text:span>Un<text:span text:style-name="T1"> </text:span>chat<text:span text:style-name="T1"> </text:span>est-il<text:span text:style-name="T1"> </text:span>un<text:span text:style-name="T1"> </text:span>homme?<text:span text:style-name="T1"> </text:span>reprit<text:span text:style-name="T1"> </text:span>Jim.<text:span text:style-name="T1"> </text:span></text:p>
      <text:p text:style-name="citation_20_sans_20_espace"><text:span text:style-name="T1">— </text:span>Non.<text:span text:style-name="T1"> </text:span></text:p>
      <text:p text:style-name="citation_20_sans_20_espace"><text:span text:style-name="T1">— </text:span>Ça<text:span text:style-name="T1"> </text:span>n'aurait<text:span text:style-name="T1"> </text:span>donc<text:span text:style-name="T1"> </text:span>pas<text:span text:style-name="T1"> </text:span>de<text:span text:style-name="T1"> </text:span>sens<text:span text:style-name="T1"> </text:span>si<text:span text:style-name="T1"> </text:span>un<text:span text:style-name="T1"> </text:span>chat<text:span text:style-name="T1"> </text:span>parlait<text:span text:style-name="T1"> </text:span>comme<text:span text:style-name="T1"> </text:span>un<text:span text:style-name="T1"> </text:span>homme.<text:span text:style-name="T1"> </text:span>Une<text:span text:style-name="T1"> </text:span>vache<text:span text:style-name="T1"> </text:span>est-elle<text:span text:style-name="T1"> </text:span>un<text:span text:style-name="T1"> </text:span>homme,<text:span text:style-name="T1"> </text:span>ou<text:span text:style-name="T1"> </text:span>une<text:span text:style-name="T1"> </text:span>vache<text:span text:style-name="T1"> </text:span>est-elle<text:span text:style-name="T1"> </text:span>un<text:span text:style-name="T1"> </text:span>chat?<text:span text:style-name="T1"> </text:span></text:p>
      <text:p text:style-name="citation_20_sans_20_espace"><text:soft-page-break/><text:span text:style-name="T1">— </text:span>Non,<text:span text:style-name="T1"> </text:span>ni<text:span text:style-name="T1"> </text:span>l'un<text:span text:style-name="T1"> </text:span>ni<text:span text:style-name="T1"> </text:span>l'autre.<text:span text:style-name="T1"> </text:span></text:p>
      <text:p text:style-name="citation_20_sans_20_espace"><text:span text:style-name="T1">— </text:span>Eh<text:span text:style-name="T1"> </text:span>bien,<text:span text:style-name="T1"> </text:span>alors,<text:span text:style-name="T1"> </text:span>elle<text:span text:style-name="T1"> </text:span>ne<text:span text:style-name="T1"> </text:span>peut<text:span text:style-name="T1"> </text:span>pas<text:span text:style-name="T1"> </text:span>parler<text:span text:style-name="T1"> </text:span>comme<text:span text:style-name="T1"> </text:span>l'un<text:span text:style-name="T1"> </text:span>ou<text:span text:style-name="T1"> </text:span>comme<text:span text:style-name="T1"> </text:span>l'autre.<text:span text:style-name="T1"> </text:span>Mais,<text:span text:style-name="T1"> </text:span>un<text:span text:style-name="T1"> </text:span>Français<text:span text:style-name="T1"> </text:span>est-il<text:span text:style-name="T1"> </text:span>un<text:span text:style-name="T1"> </text:span>homme?<text:span text:style-name="T1"> </text:span></text:p>
      <text:p text:style-name="citation_20_sans_20_espace"><text:span text:style-name="T1">— </text:span>Oui.<text:span text:style-name="T1"> </text:span></text:p>
      <text:p text:style-name="citation_20_sans_20_espace"><text:span text:style-name="T1">— </text:span>Eh<text:span text:style-name="T1"> </text:span>bien,<text:span text:style-name="T1"> </text:span>le<text:span text:style-name="T1"> </text:span>diable<text:span text:style-name="T1"> </text:span>m'emporte,<text:span text:style-name="T1"> </text:span>pourquoi<text:span text:style-name="T1"> </text:span>ne<text:span text:style-name="T1"> </text:span>parle-t-il<text:span text:style-name="T1"> </text:span>pas<text:span text:style-name="T1"> </text:span>comme<text:span text:style-name="T1"> </text:span>un<text:span text:style-name="T1"> </text:span>homme?<text:span text:style-name="T1"> </text:span>Répondez-moi<text:span text:style-name="T1"> </text:span>à<text:span text:style-name="T1"> </text:span>cela,<text:span text:style-name="T1"> </text:span>vous.<text:span text:style-name="T1"> </text:span>Je<text:span text:style-name="T1"> </text:span>vis,<text:span text:style-name="T1"> </text:span>conclut<text:span text:style-name="T1"> </text:span>Finn,<text:span text:style-name="T1"> </text:span>que<text:span text:style-name="T1"> </text:span>c'était<text:span text:style-name="T1"> </text:span>perdre<text:span text:style-name="T1"> </text:span>son<text:span text:style-name="T1"> </text:span>temps.<text:span text:style-name="T1"> </text:span>Il<text:span text:style-name="T1"> </text:span>n'est<text:span text:style-name="T1"> </text:span>pas<text:span text:style-name="T1"> </text:span>possible<text:span text:style-name="T1"> </text:span>de<text:span text:style-name="T1"> </text:span>faire<text:span text:style-name="T1"> </text:span>raisonner<text:span text:style-name="T1"> </text:span>un<text:span text:style-name="T1"> </text:span>nègre$365$.<text:span text:style-name="T1"> </text:span></text:p>
      <text:p text:style-name="P1"/>
      <text:p text:style-name="Standard">Il<text:span text:style-name="T1"> </text:span>n'y<text:span text:style-name="T1"> </text:span>a<text:span text:style-name="T1"> </text:span>point<text:span text:style-name="T1"> </text:span>pénurie<text:span text:style-name="T1"> </text:span>de<text:span text:style-name="T1"> </text:span>prétendants<text:span text:style-name="T1"> </text:span>en<text:span text:style-name="T1"> </text:span>France,<text:span text:style-name="T1"> </text:span>et<text:span text:style-name="T1"> </text:span>l'on<text:span text:style-name="T1"> </text:span>en<text:span text:style-name="T1"> </text:span>trouve<text:span text:style-name="T1"> </text:span>cependant<text:span text:style-name="T1"> </text:span>jusque<text:span text:style-name="T1"> </text:span>dans<text:span text:style-name="T1"> </text:span>l'Arkansas.<text:span text:style-name="T1"> </text:span>Un<text:span text:style-name="T1"> </text:span>aventurier<text:span text:style-name="T1"> </text:span>qui<text:span text:style-name="T1"> </text:span>se<text:span text:style-name="T1"> </text:span>fait<text:span text:style-name="T1"> </text:span>appeler<text:span text:style-name="T1"> </text:span>le<text:span text:style-name="T1"> </text:span>duc<text:span text:style-name="T1"> </text:span>de<text:span text:style-name="T1"> </text:span>Bridgewater<text:span text:style-name="T1"> </text:span>(nous<text:span text:style-name="T1"> </text:span>dirions<text:span text:style-name="T1"> </text:span>duc<text:span text:style-name="T1"> </text:span>du<text:span text:style-name="T1"> </text:span>Bord<text:span text:style-name="T1">-</text:span>de-l'eau)<text:span text:style-name="T1"> </text:span>est<text:span text:style-name="T1"> </text:span>abordé<text:span text:style-name="T1"> </text:span>par<text:span text:style-name="T1"> </text:span>un<text:span text:style-name="T1"> </text:span>vieillard<text:span text:style-name="T1"> </text:span>à<text:span text:style-name="T1"> </text:span>barbe<text:span text:style-name="T1"> </text:span>de<text:span text:style-name="T1"> </text:span>fleuve,<text:span text:style-name="T1"> </text:span>déguenillé,<text:span text:style-name="T1"> </text:span>son<text:span text:style-name="T1"> </text:span>pantalon<text:span text:style-name="T1"> </text:span>dans<text:span text:style-name="T1"> </text:span>ses<text:span text:style-name="T1"> </text:span>bottes,<text:span text:style-name="T1"> </text:span>qui<text:span text:style-name="T1"> </text:span>se<text:span text:style-name="T1"> </text:span>jette<text:span text:style-name="T1"> </text:span>dans<text:span text:style-name="T1"> </text:span>ses<text:span text:style-name="T1"> </text:span>bras<text:span text:style-name="T1"> </text:span>et<text:span text:style-name="T1"> </text:span>lui<text:span text:style-name="T1"> </text:span>dit<text:span text:style-name="T1"> </text:span></text:p>
      <text:p text:style-name="citation_20_sans_20_espace">— Bridgewater,<text:span text:style-name="T1"> </text:span>je<text:span text:style-name="T1"> </text:span>suis<text:span text:style-name="T1"> </text:span>le<text:span text:style-name="T1"> </text:span>dauphin.<text:span text:style-name="T1"> </text:span></text:p>
      <text:p text:style-name="citation_20_sans_20_espace">— Vous<text:span text:style-name="T1"> </text:span>êtes<text:span text:style-name="T1"> </text:span>quoi?<text:span text:style-name="T1"> </text:span></text:p>
      <text:p text:style-name="citation_20_sans_20_espace">— Oui,<text:span text:style-name="T1"> </text:span>mon<text:span text:style-name="T1"> </text:span>ami,<text:span text:style-name="T1"> </text:span>ce<text:span text:style-name="T1"> </text:span>n'est<text:span text:style-name="T1"> </text:span>que<text:span text:style-name="T1"> </text:span>trop<text:span text:style-name="T1"> </text:span>vrai,<text:span text:style-name="T1"> </text:span>vos<text:span text:style-name="T1"> </text:span>yeux<text:span text:style-name="T1"> </text:span>contemplent<text:span text:style-name="T1"> </text:span>en<text:span text:style-name="T1"> </text:span>ce<text:span text:style-name="T1"> </text:span>moment<text:span text:style-name="T1"> </text:span>même<text:span text:style-name="T1"> </text:span>le<text:span text:style-name="T1"> </text:span>pauvre<text:span text:style-name="T1"> </text:span>dauphin<text:span text:style-name="T1"> </text:span>disparu,<text:span text:style-name="T1"> </text:span>Louis<text:span text:style-name="T1"> </text:span>XVII,<text:span text:style-name="T1"> </text:span>fils<text:span text:style-name="T1"> </text:span>de<text:span text:style-name="T1"> </text:span>Louis<text:span text:style-name="T1"> </text:span>XVI<text:span text:style-name="T1"> </text:span>et<text:span text:style-name="T1"> </text:span>de<text:span text:style-name="T1"> </text:span>Marie-Antoinette.<text:span text:style-name="T1"> </text:span></text:p>
      <text:p text:style-name="citation_20_sans_20_espace"><text:span text:style-name="T1">— </text:span>Vous,<text:span text:style-name="T1"> </text:span>à<text:span text:style-name="T1"> </text:span>votre<text:span text:style-name="T1"> </text:span>âge!<text:span text:style-name="T1"> </text:span>jamais!<text:span text:style-name="T1"> </text:span>Vous<text:span text:style-name="T1"> </text:span>voulez<text:span text:style-name="T1"> </text:span>dire<text:span text:style-name="T1"> </text:span>défunt<text:span text:style-name="T1"> </text:span>Charlemagne,<text:span text:style-name="T1"> </text:span>vous<text:span text:style-name="T1"> </text:span>devez<text:span text:style-name="T1"> </text:span>avoir<text:span text:style-name="T1"> </text:span>six<text:span text:style-name="T1"> </text:span>ou<text:span text:style-name="T1"> </text:span>sept<text:span text:style-name="T1"> </text:span>cents'ans,<text:span text:style-name="T1"> </text:span>pour<text:span text:style-name="T1"> </text:span>le<text:span text:style-name="T1"> </text:span>moins.<text:span text:style-name="T1"> </text:span></text:p>
      <text:p text:style-name="citation_20_sans_20_espace">— Ce<text:span text:style-name="T1"> </text:span>sont<text:span text:style-name="T1"> </text:span>mes<text:span text:style-name="T1"> </text:span>malheurs,<text:span text:style-name="T1"> </text:span>Bridgewater,<text:span text:style-name="T1"> </text:span>ce<text:span text:style-name="T1"> </text:span>sont<text:span text:style-name="T1"> </text:span>mes<text:span text:style-name="T1"> </text:span>malheurs.<text:span text:style-name="T1"> </text:span>Ce<text:span text:style-name="T1"> </text:span>sont<text:span text:style-name="T1"> </text:span>mes<text:span text:style-name="T1"> </text:span>malheurs<text:span text:style-name="T1"> </text:span>qui<text:span text:style-name="T1"> </text:span>ont<text:span text:style-name="T1"> </text:span>fait<text:span text:style-name="T1"> </text:span>blanchir<text:span text:style-name="T1"> </text:span>ma<text:span text:style-name="T1"> </text:span>barbe<text:span text:style-name="T1"> </text:span>et<text:span text:style-name="T1"> </text:span>tomber<text:span text:style-name="T1"> </text:span>mes<text:span text:style-name="T1"> </text:span>cheveux.<text:span text:style-name="T1"> </text:span>Oui,<text:span text:style-name="T1"> </text:span>messieurs,<text:span text:style-name="T1"> </text:span>vous<text:span text:style-name="T1"> </text:span>voyez<text:span text:style-name="T1"> </text:span>devant<text:span text:style-name="T1"> </text:span>vous,<text:span text:style-name="T1"> </text:span>misérable,<text:span text:style-name="T1"> </text:span>exilé,<text:span text:style-name="T1"> </text:span>errant,<text:span text:style-name="T1"> </text:span>méprisé,<text:span text:style-name="T1"> </text:span>souffrant,<text:span text:style-name="T1"> </text:span>le<text:span text:style-name="T1"> </text:span>roi<text:span text:style-name="T1"> </text:span>de<text:span text:style-name="T1"> </text:span>France,<text:span text:style-name="T1"> </text:span>le<text:span text:style-name="T1"> </text:span>roi<text:span text:style-name="T1"> </text:span>légitime$366$.<text:span text:style-name="T1"> </text:span></text:p>
      <text:p text:style-name="P18"/>
      <text:p text:style-name="Standard">Je<text:span text:style-name="T1"> </text:span>ne<text:span text:style-name="T1"> </text:span>donne<text:span text:style-name="T1"> </text:span>point<text:span text:style-name="T1"> </text:span>cela<text:span text:style-name="T1"> </text:span>pour<text:span text:style-name="T1"> </text:span>du<text:span text:style-name="T1"> </text:span>très<text:span text:style-name="T1"> </text:span>mauvais<text:span text:style-name="T1"> </text:span>Mark<text:span text:style-name="T1"> </text:span>Twain,<text:span text:style-name="T1"> </text:span>car<text:span text:style-name="T1"> </text:span>il<text:span text:style-name="T1"> </text:span>y<text:span text:style-name="T1"> </text:span>a<text:span text:style-name="T1"> </text:span>pire<text:span text:style-name="T1"> </text:span>mais<text:span text:style-name="T1"> </text:span>voici<text:span text:style-name="T1"> </text:span>du<text:span text:style-name="T1"> </text:span>meilleur,<text:span text:style-name="T1"> </text:span>extrait<text:span text:style-name="T1"> </text:span>du<text:span text:style-name="T1"> </text:span>livre<text:span text:style-name="T1"> </text:span>où<text:span text:style-name="T1"> </text:span>il<text:span text:style-name="T1"> </text:span>raconte<text:span text:style-name="T1"> </text:span>ses<text:span text:style-name="T1"> </text:span>expériences<text:span text:style-name="T1"> </text:span>personnelles<text:span text:style-name="T1"> </text:span>comme<text:span text:style-name="T1"> </text:span>pilote<text:span text:style-name="T1"> </text:span>du<text:span text:style-name="T1"> </text:span>Mississipi<text:span text:style-name="T1"> </text:span></text:p>
      <text:p text:style-name="Quotations">La<text:span text:style-name="T1"> </text:span>face<text:span text:style-name="T1"> </text:span>des<text:span text:style-name="T1"> </text:span>eaux<text:span text:style-name="T1"> </text:span>devint<text:span text:style-name="T1"> </text:span>pour<text:span text:style-name="T1"> </text:span>moi<text:span text:style-name="T1"> </text:span>un<text:span text:style-name="T1"> </text:span>livre<text:span text:style-name="T1"> </text:span>merveilleux,<text:span text:style-name="T1"> </text:span>non<text:span text:style-name="T1"> </text:span>de<text:span text:style-name="T1"> </text:span>ceux<text:span text:style-name="T1"> </text:span>que<text:span text:style-name="T1"> </text:span>l'on<text:span text:style-name="T1"> </text:span>jette<text:span text:style-name="T1"> </text:span>après<text:span text:style-name="T1"> </text:span>qu'on<text:span text:style-name="T1"> </text:span>les<text:span text:style-name="T1"> </text:span>a<text:span text:style-name="T1"> </text:span>lus,<text:span text:style-name="T1"> </text:span>car<text:span text:style-name="T1"> </text:span>il<text:span text:style-name="T1"> </text:span>avait<text:span text:style-name="T1"> </text:span>chaque<text:span text:style-name="T1"> </text:span>jour<text:span text:style-name="T1"> </text:span>une<text:span text:style-name="T1"> </text:span>nouvelle<text:span text:style-name="T1"> </text:span>histoire<text:span text:style-name="T1"> </text:span>à<text:span text:style-name="T1"> </text:span>conter<text:span text:style-name="T1"> </text:span>Tout<text:span text:style-name="T1"> </text:span>le<text:span text:style-name="T1"> </text:span>long<text:span text:style-name="T1"> </text:span>des<text:span text:style-name="T1"> </text:span>douze<text:span text:style-name="T1"> </text:span>cents<text:span text:style-name="T1"> </text:span>milles,<text:span text:style-name="T1"> </text:span>il<text:span text:style-name="T1"> </text:span>n'y<text:span text:style-name="T1"> </text:span>avait<text:span text:style-name="T1"> </text:span>pas<text:span text:style-name="T1"> </text:span>une<text:span text:style-name="T1"> </text:span>page<text:span text:style-name="T1"> </text:span>qui<text:span text:style-name="T1"> </text:span>fût<text:span text:style-name="T1"> </text:span>sans<text:span text:style-name="T1"> </text:span>intérêt.<text:span text:style-name="T1"> </text:span>Jamais<text:span text:style-name="T1"> </text:span>homme<text:span text:style-name="T1"> </text:span>n'en<text:span text:style-name="T1"> </text:span>écrivit<text:span text:style-name="T1"> </text:span>de<text:span text:style-name="T1"> </text:span>pareil.<text:span text:style-name="T1"> </text:span>Le<text:span text:style-name="T1"> </text:span>passager,<text:span text:style-name="T1"> </text:span>incapable<text:span text:style-name="T1"> </text:span>de<text:span text:style-name="T1"> </text:span>le<text:span text:style-name="T1"> </text:span>lire,<text:span text:style-name="T1"> </text:span>y<text:span text:style-name="T1"> </text:span>voyait<text:span text:style-name="T1"> </text:span>une<text:span text:style-name="T1"> </text:span>suite<text:span text:style-name="T1"> </text:span>de<text:span text:style-name="T1"> </text:span>jolis<text:span text:style-name="T1"> </text:span>tableaux<text:span text:style-name="T1"> </text:span>peints<text:span text:style-name="T1"> </text:span>par<text:span text:style-name="T1"> </text:span>le<text:span text:style-name="T1"> </text:span>soleil<text:span text:style-name="T1"> </text:span>et<text:span text:style-name="T1"> </text:span>ombrés<text:span text:style-name="T1"> </text:span>par<text:span text:style-name="T1"> </text:span>les<text:span text:style-name="T1"> </text:span>nuages,<text:span text:style-name="T1"> </text:span>tandis<text:span text:style-name="T1"> </text:span>que<text:span text:style-name="T1"> </text:span>l'œil<text:span text:style-name="T1"> </text:span>expérimenté<text:span text:style-name="T1"> </text:span>n'y<text:span text:style-name="T1"> </text:span>trouvait<text:span text:style-name="T1"> </text:span>rien<text:span text:style-name="T1"> </text:span>du<text:span text:style-name="T1"> </text:span>tout<text:span text:style-name="T1"> </text:span>que<text:span text:style-name="T1"> </text:span>la<text:span text:style-name="T1"> </text:span>lecture<text:span text:style-name="T1"> </text:span>la<text:span text:style-name="T1"> </text:span>plus<text:span text:style-name="T1"> </text:span>mortellement<text:span text:style-name="T1"> </text:span>sérieuse.<text:span text:style-name="T1"> </text:span>Lorsque<text:span text:style-name="T1"> </text:span>j'eus<text:span text:style-name="T1"> </text:span>appris<text:span text:style-name="T1"> </text:span>le<text:span text:style-name="T1"> </text:span>langage<text:span text:style-name="T1"> </text:span>du<text:span text:style-name="T1"> </text:span>fleuve,<text:span text:style-name="T1"> </text:span>que<text:span text:style-name="T1"> </text:span>le<text:span text:style-name="T1"> </text:span>plus<text:span text:style-name="T1"> </text:span>banal<text:span text:style-name="T1"> </text:span>détail<text:span text:style-name="T1"> </text:span>de<text:span text:style-name="T1"> </text:span>ses<text:span text:style-name="T1"> </text:span>rives<text:span text:style-name="T1"> </text:span>me<text:span text:style-name="T1"> </text:span>fut<text:span text:style-name="T1"> </text:span>devenu<text:span text:style-name="T1"> </text:span>aussi<text:span text:style-name="T1"> </text:span>familier<text:span text:style-name="T1"> </text:span>que<text:span text:style-name="T1"> </text:span>les<text:span text:style-name="T1"> </text:span>lettres<text:span text:style-name="T1"> </text:span>de l'alphabet,<text:span text:style-name="T1"> </text:span>il<text:span text:style-name="T1"> </text:span>se<text:span text:style-name="T1"> </text:span>trouva<text:span text:style-name="T1"> </text:span>que<text:span text:style-name="T1"> </text:span>j'avais<text:span text:style-name="T1"> </text:span>fait<text:span text:style-name="T1"> </text:span>une<text:span text:style-name="T1"> </text:span>importante<text:span text:style-name="T1"> </text:span>conquête.<text:span text:style-name="T1"> </text:span>Mais<text:span text:style-name="T1"> </text:span>j'avais<text:span text:style-name="T1"> </text:span>en<text:span text:style-name="T1"> </text:span>même<text:span text:style-name="T1"> </text:span>temps<text:span text:style-name="T1"> </text:span>perdu<text:span text:style-name="T1"> </text:span>quelque<text:span text:style-name="T1"> </text:span>chose<text:span text:style-name="T1"> </text:span>qui<text:span text:style-name="T1"> </text:span>ne<text:span text:style-name="T1"> </text:span>pouvait<text:span text:style-name="T1"> </text:span>jamais<text:span text:style-name="T1"> </text:span>m'être<text:span text:style-name="T1"> </text:span>rendu.<text:span text:style-name="T1"> </text:span>La<text:span text:style-name="T1"> </text:span>grâce,<text:span text:style-name="T1"> </text:span>la<text:span text:style-name="T1"> </text:span>beauté,<text:span text:style-name="T1"> </text:span>la<text:span text:style-name="T1"> </text:span>poésie,<text:span text:style-name="T1"> </text:span>avaient<text:span text:style-name="T1"> </text:span>abandonné<text:span text:style-name="T1"> </text:span>le<text:span text:style-name="T1"> </text:span>fleuve<text:span text:style-name="T1"> </text:span>majestueux.<text:span text:style-name="T1"> </text:span>Un<text:span text:style-name="T1"> </text:span>jour<text:span text:style-name="T1"> </text:span>vint<text:span text:style-name="T1"> </text:span>où<text:span text:style-name="T1"> </text:span>je<text:span text:style-name="T1"> </text:span>cessai<text:span text:style-name="T1"> </text:span>de<text:span text:style-name="T1"> </text:span>faire<text:span text:style-name="T1"> </text:span>attention<text:span text:style-name="T1"> </text:span>aux<text:span text:style-name="T1"> </text:span>gloires<text:span text:style-name="T1"> </text:span>et<text:span text:style-name="T1"> </text:span>aux<text:span text:style-name="T1"> </text:span>charmes<text:span text:style-name="T1"> </text:span>que<text:span text:style-name="T1"> </text:span>la<text:span text:style-name="T1"> </text:span>lune,<text:span text:style-name="T1"> </text:span>le<text:span text:style-name="T1"> </text:span>soleil,<text:span text:style-name="T1"> </text:span>l'aurore<text:span text:style-name="T1"> </text:span>jetaient<text:span text:style-name="T1"> </text:span>sur<text:span text:style-name="T1"> </text:span>les<text:span text:style-name="T1"> </text:span>eaux,<text:span text:style-name="T1"> </text:span>Ce<text:span text:style-name="T1"> </text:span>soleil<text:span text:style-name="T1"> </text:span>signifie<text:span text:style-name="T1"> </text:span>que<text:span text:style-name="T1"> </text:span>nous<text:span text:style-name="T1"> </text:span>aurons<text:span text:style-name="T1"> </text:span>du<text:span text:style-name="T1"> </text:span>vent<text:span text:style-name="T1"> </text:span>demain ;<text:span text:style-name="T1"> </text:span>ces<text:span text:style-name="T1"> </text:span>troncs<text:span text:style-name="T1"> </text:span>flottants<text:span text:style-name="T1"> </text:span>que<text:span text:style-name="T1"> </text:span>la<text:span text:style-name="T1"> </text:span>rivière<text:span text:style-name="T1"> </text:span>va<text:span text:style-name="T1"> </text:span>grossir,<text:span text:style-name="T1"> </text:span>remercions-les ;<text:span text:style-name="T1"> </text:span>cette<text:span text:style-name="T1"> </text:span>marque<text:span text:style-name="T1"> </text:span>oblique<text:span text:style-name="T1"> </text:span>sur<text:span text:style-name="T1"> </text:span>la<text:span text:style-name="T1"> </text:span>surface<text:span text:style-name="T1"> </text:span>du<text:span text:style-name="T1"> </text:span>'courant,<text:span text:style-name="T1"> </text:span>c'est<text:span text:style-name="T1"> </text:span>un<text:span text:style-name="T1"> </text:span>haut-fond<text:span text:style-name="T1"> </text:span>où<text:span text:style-name="T1"> </text:span>s'éventrera<text:span text:style-name="T1"> </text:span>quelque<text:span text:style-name="T1"> </text:span>vapeur,<text:span text:style-name="T1"> </text:span>une<text:span text:style-name="T1"> </text:span>de<text:span text:style-name="T1"> </text:span>ces<text:span text:style-name="T1"> </text:span>nuits,<text:span text:style-name="T1"> </text:span>si<text:span text:style-name="T1"> </text:span>elle<text:span text:style-name="T1"> </text:span>continue<text:span text:style-name="T1"> </text:span>à<text:span text:style-name="T1"> </text:span>s'étendre ;<text:span text:style-name="T1"> </text:span>ces<text:span text:style-name="T1"> </text:span>bouillons<text:span text:style-name="T1"> </text:span>qui<text:span text:style-name="T1"> </text:span>tournoient,<text:span text:style-name="T1"> </text:span>c'est<text:span text:style-name="T1"> </text:span>une<text:span text:style-name="T1"> </text:span>barre<text:span text:style-name="T1"> </text:span>qui<text:span text:style-name="T1"> </text:span>se<text:span text:style-name="T1"> </text:span>résout,<text:span text:style-name="T1"> </text:span>un<text:span text:style-name="T1"> </text:span>changement<text:span text:style-name="T1"> </text:span>de<text:span text:style-name="T1"> </text:span>chenal.<text:span text:style-name="T1"> </text:span>Le<text:span text:style-name="T1"> </text:span>fleuve<text:span text:style-name="T1"> </text:span>n'avait<text:span text:style-name="T1"> </text:span>plus<text:span text:style-name="T1"> </text:span>pour<text:span text:style-name="T1"> </text:span>moi<text:span text:style-name="T1"> </text:span>d'autre<text:span text:style-name="T1"> </text:span>intérêt<text:span text:style-name="T1"> </text:span>que<text:span text:style-name="T1"> </text:span>de<text:span text:style-name="T1"> </text:span>me<text:span text:style-name="T1"> </text:span>fournir<text:span text:style-name="T1"> </text:span>d'utiles<text:span text:style-name="T1"> </text:span>indications<text:span text:style-name="T1"> </text:span>pour<text:span text:style-name="T1"> </text:span>le<text:span text:style-name="T1"> </text:span>pilotage.<text:span text:style-name="T1"> </text:span>Depuis<text:span text:style-name="T1"> </text:span>ce<text:span text:style-name="T1"> </text:span>moment,<text:span text:style-name="T1"> </text:span>j'ai<text:span text:style-name="T1"> </text:span>eu<text:span text:style-name="T1"> </text:span>pitié<text:span text:style-name="T1"> </text:span>des<text:span text:style-name="T1"> </text:span>médecins.<text:span text:style-name="T1"> </text:span>Qu'est-ce<text:span text:style-name="T1"> </text:span>que<text:span text:style-name="T1"> </text:span>c'est<text:span text:style-name="T1"> </text:span>pour<text:span text:style-name="T1"> </text:span>eux<text:span text:style-name="T1"> </text:span>que<text:span text:style-name="T1"> </text:span>la<text:span text:style-name="T1"> </text:span>beauté<text:span text:style-name="T1"> </text:span>d'une<text:span text:style-name="T1"> </text:span>femme$367$!<text:span text:style-name="T1"> </text:span></text:p>
      <text:p text:style-name="Standard"><text:soft-page-break/>Plaignons<text:span text:style-name="T1"> </text:span>le<text:span text:style-name="T1"> </text:span>pilote<text:span text:style-name="T1"> </text:span>du<text:span text:style-name="T1"> </text:span>Mississipi,<text:span text:style-name="T1"> </text:span>les<text:span text:style-name="T1"> </text:span>médecins,<text:span text:style-name="T1"> </text:span>si<text:span text:style-name="T1"> </text:span>l'on<text:span text:style-name="T1"> </text:span>veut,<text:span text:style-name="T1"> </text:span>et<text:span text:style-name="T1"> </text:span>aussi<text:span text:style-name="T1"> </text:span>M.<text:span text:style-name="T1"> </text:span>Clemens,<text:span text:style-name="T1"> </text:span>qui,<text:span text:style-name="T1"> </text:span>à<text:span text:style-name="T1"> </text:span>force<text:span text:style-name="T1"> </text:span>de<text:span text:style-name="T1"> </text:span>rire<text:span text:style-name="T1"> </text:span>de<text:span text:style-name="T1"> </text:span>tout,<text:span text:style-name="T1"> </text:span>n'a<text:span text:style-name="T1"> </text:span>plus<text:span text:style-name="T1"> </text:span>vu<text:span text:style-name="T1"> </text:span>dans<text:span text:style-name="T1"> </text:span>la<text:span text:style-name="T1"> </text:span>vie<text:span text:style-name="T1"> </text:span>que<text:span text:style-name="T1"> </text:span>le<text:span text:style-name="T1"> </text:span>côté<text:span text:style-name="T1"> </text:span>comique<text:span text:style-name="T1"> </text:span>des<text:span text:style-name="T1"> </text:span>choses<text:span text:style-name="T1"> </text:span>et<text:span text:style-name="T1"> </text:span>prenons<text:span text:style-name="T1"> </text:span>ces<text:span text:style-name="T1"> </text:span>lignes<text:span text:style-name="T1"> </text:span>que<text:span text:style-name="T1"> </text:span>nous<text:span text:style-name="T1"> </text:span>venons<text:span text:style-name="T1"> </text:span>de<text:span text:style-name="T1"> </text:span>lire<text:span text:style-name="T1"> </text:span>comme<text:span text:style-name="T1"> </text:span>la<text:span text:style-name="T1"> </text:span>confession<text:span text:style-name="T1"> </text:span>d'un<text:span text:style-name="T1"> </text:span>humoriste.<text:span text:style-name="T1"> </text:span>Elle<text:span text:style-name="T1"> </text:span>n'est<text:span text:style-name="T1"> </text:span>pas<text:span text:style-name="T1"> </text:span>sans<text:span text:style-name="T1"> </text:span>amertume.<text:span text:style-name="T1"> </text:span></text:p>
      <text:p text:style-name="Standard">M.<text:span text:style-name="T1"> </text:span>Holmes<text:span text:style-name="T1"> </text:span>est<text:span text:style-name="T1"> </text:span>très<text:span text:style-name="T1"> </text:span>âgé,<text:span text:style-name="T1"> </text:span>Browne<text:span text:style-name="T1"> </text:span>est<text:span text:style-name="T1"> </text:span>mort,<text:span text:style-name="T1"> </text:span>M.<text:span text:style-name="T1"> </text:span>Lowell<text:span text:style-name="T1"> </text:span>fait<text:span text:style-name="T1"> </text:span>de<text:span text:style-name="T1"> </text:span>la<text:span text:style-name="T1"> </text:span>critique<text:span text:style-name="T1"> </text:span>où<text:span text:style-name="T1"> </text:span>en<text:span text:style-name="T1"> </text:span>sera<text:span text:style-name="T1"> </text:span>l'humour,<text:span text:style-name="T1"> </text:span>où<text:span text:style-name="T1"> </text:span>en<text:span text:style-name="T1"> </text:span>seront<text:span text:style-name="T1"> </text:span>les<text:span text:style-name="T1"> </text:span>humoristes<text:span text:style-name="T1"> </text:span>américains<text:span text:style-name="T1"> </text:span>lorsque<text:span text:style-name="T1"> </text:span>M.<text:span text:style-name="T1"> </text:span>Billings<text:span text:style-name="T1"> </text:span>et<text:span text:style-name="T1"> </text:span>M.<text:span text:style-name="T1"> </text:span>Clemens<text:span text:style-name="T1"> </text:span>auront<text:span text:style-name="T1"> </text:span>encore<text:span text:style-name="T1"> </text:span>écrit<text:span text:style-name="T1"> </text:span>pendant<text:span text:style-name="T1"> </text:span>vingt<text:span text:style-name="T1"> </text:span>ans<text:span text:style-name="T1"> </text:span>?<text:span text:style-name="T1"> </text:span></text:p>
      <text:p text:style-name="Standard">C'est<text:span text:style-name="T1"> </text:span>un<text:span text:style-name="T1"> </text:span>genre<text:span text:style-name="T1"> </text:span>qui<text:span text:style-name="T1"> </text:span>s'en<text:span text:style-name="T1"> </text:span>va,<text:span text:style-name="T1"> </text:span>peut-être,<text:span text:style-name="T1"> </text:span>et<text:span text:style-name="T1"> </text:span>par<text:span text:style-name="T1"> </text:span>la<text:span text:style-name="T1"> </text:span>faute<text:span text:style-name="T1"> </text:span>même<text:span text:style-name="T1"> </text:span>de<text:span text:style-name="T1"> </text:span>ceux<text:span text:style-name="T1"> </text:span>qui<text:span text:style-name="T1"> </text:span>l'ont<text:span text:style-name="T1"> </text:span>cultivé<text:span text:style-name="T1"> </text:span>avec<text:span text:style-name="T1"> </text:span>le<text:span text:style-name="T1"> </text:span>plus<text:span text:style-name="T1"> </text:span>de<text:span text:style-name="T1"> </text:span>succès.<text:span text:style-name="T1"> </text:span>Ils<text:span text:style-name="T1"> </text:span>ont<text:span text:style-name="T1"> </text:span>trop<text:span text:style-name="T1"> </text:span>oublié<text:span text:style-name="T1"> </text:span>que<text:span text:style-name="T1"> </text:span>le<text:span text:style-name="T1"> </text:span>véritable<text:span text:style-name="T1"> </text:span>humour,<text:span text:style-name="T1"> </text:span>c'est<text:span text:style-name="T1"> </text:span>de<text:span text:style-name="T1"> </text:span>rire,<text:span text:style-name="T1"> </text:span>sans<text:span text:style-name="T1"> </text:span>doute,<text:span text:style-name="T1"> </text:span>mais<text:span text:style-name="T1"> </text:span>non<text:span text:style-name="T1"> </text:span>de<text:span text:style-name="T1"> </text:span>rire<text:span text:style-name="T1"> </text:span>toujours<text:span text:style-name="T1"> </text:span>et<text:span text:style-name="T1"> </text:span>quand<text:span text:style-name="T1"> </text:span>même.<text:span text:style-name="T1"> </text:span>C'est<text:span text:style-name="T1"> </text:span>trop<text:span text:style-name="T1"> </text:span>mépriser<text:span text:style-name="T1"> </text:span>la<text:span text:style-name="T1"> </text:span>vie<text:span text:style-name="T1"> </text:span>que<text:span text:style-name="T1"> </text:span>de<text:span text:style-name="T1"> </text:span>la<text:span text:style-name="T1"> </text:span>railler<text:span text:style-name="T1"> </text:span>sans<text:span text:style-name="T1"> </text:span>cesse<text:span text:style-name="T1"> </text:span>elle<text:span text:style-name="T1"> </text:span>peut<text:span text:style-name="T1"> </text:span>être<text:span text:style-name="T1"> </text:span>mauvaise,<text:span text:style-name="T1"> </text:span>en<text:span text:style-name="T1"> </text:span>soi<text:span text:style-name="T1"> </text:span>elle<text:span text:style-name="T1"> </text:span>n'est<text:span text:style-name="T1"> </text:span>point<text:span text:style-name="T1"> </text:span>ridicule.<text:span text:style-name="T1"> </text:span>Dans<text:span text:style-name="T1"> </text:span>une<text:span text:style-name="T1"> </text:span>des<text:span text:style-name="T1"> </text:span>dernières<text:span text:style-name="T1"> </text:span>pages<text:span text:style-name="T1"> </text:span>qu'elle<text:span text:style-name="T1"> </text:span>ait<text:span text:style-name="T1"> </text:span>écrites,<text:span text:style-name="T1"> </text:span>George<text:span text:style-name="T1"> </text:span>Eliot<text:span text:style-name="T1"> </text:span>a<text:span text:style-name="T1"> </text:span>fermement<text:span text:style-name="T1"> </text:span>flagellé<text:span text:style-name="T1"> </text:span>ces<text:span text:style-name="T1"> </text:span>bouffons<text:span text:style-name="T1"> </text:span>de<text:span text:style-name="T1"> </text:span>la<text:span text:style-name="T1"> </text:span>littérature$368$ <text:span text:style-name="T29"><text:note text:id="ftn17" text:note-class="endnote"><text:note-citation text:label="p">p</text:note-citation><text:note-body><text:p text:style-name="Standard"><text:span text:style-name="T1"><text:s/><text:tab/></text:span><text:span text:style-name="T37">The</text:span><text:span text:style-name="T38"> </text:span><text:span text:style-name="T37">impressions</text:span><text:span text:style-name="T38"> </text:span><text:span text:style-name="T37">of</text:span><text:span text:style-name="T38"> </text:span><text:span text:style-name="T37">Theoplirastus</text:span><text:span text:style-name="T38"> </text:span><text:span text:style-name="T37">such.</text:span><text:span text:style-name="T38"> </text:span><text:span text:style-name="T37">Edimbourg</text:span><text:span text:style-name="T33">,</text:span><text:span text:style-name="T34"> </text:span><text:span text:style-name="T33">1879.</text:span><text:span text:style-name="T34"> </text:span></text:p></text:note-body></text:note></text:span>.<text:span text:style-name="T1"> </text:span>Son<text:span text:style-name="T1"> </text:span>jugement<text:span text:style-name="T1"> </text:span>est<text:span text:style-name="T1"> </text:span>même<text:span text:style-name="T1"> </text:span>un<text:span text:style-name="T1"> </text:span>peu<text:span text:style-name="T1"> </text:span>morose :<text:span text:style-name="T1"> </text:span></text:p>
      <text:p text:style-name="Quotations">L'art<text:span text:style-name="T1"> </text:span>de<text:span text:style-name="T1"> </text:span>détruire<text:span text:style-name="T1"> </text:span>est<text:span text:style-name="T1"> </text:span>à<text:span text:style-name="T1"> </text:span>la<text:span text:style-name="T1"> </text:span>portée<text:span text:style-name="T1"> </text:span>des<text:span text:style-name="T1"> </text:span>esprits<text:span text:style-name="T1"> </text:span>les<text:span text:style-name="T1"> </text:span>plus<text:span text:style-name="T1"> </text:span>bornés.<text:span text:style-name="T1"> </text:span>Rien<text:span text:style-name="T1"> </text:span>n'empêche<text:span text:style-name="T1"> </text:span>un<text:span text:style-name="T1"> </text:span>grossier<text:span text:style-name="T1"> </text:span>butor<text:span text:style-name="T1"> </text:span>de<text:span text:style-name="T1"> </text:span>prendre<text:span text:style-name="T1"> </text:span>un<text:span text:style-name="T1"> </text:span>marteau<text:span text:style-name="T1"> </text:span>et<text:span text:style-name="T1"> </text:span>de<text:span text:style-name="T1"> </text:span>faire<text:span text:style-name="T1"> </text:span>sauter<text:span text:style-name="T1"> </text:span>le<text:span text:style-name="T1"> </text:span>nez<text:span text:style-name="T1"> </text:span>à<text:span text:style-name="T1"> </text:span>toutes<text:span text:style-name="T1"> </text:span>les<text:span text:style-name="T1"> </text:span>statues<text:span text:style-name="T1"> </text:span>et<text:span text:style-name="T1"> </text:span>à<text:span text:style-name="T1"> </text:span>tous<text:span text:style-name="T1"> </text:span>les<text:span text:style-name="T1"> </text:span>bustes<text:span text:style-name="T1"> </text:span>du<text:span text:style-name="T1"> </text:span>Vatican,<text:span text:style-name="T1"> </text:span>après<text:span text:style-name="T1"> </text:span>quoi<text:span text:style-name="T1"> </text:span>il<text:span text:style-name="T1"> </text:span>pourra<text:span text:style-name="T1"> </text:span>ricaner<text:span text:style-name="T1"> </text:span>de<text:span text:style-name="T1"> </text:span>plaisir<text:span text:style-name="T1"> </text:span>devant<text:span text:style-name="T1"> </text:span>son<text:span text:style-name="T1"> </text:span>œuvre.<text:span text:style-name="T1"> </text:span>Si<text:span text:style-name="T1"> </text:span>l'esprit<text:span text:style-name="T1"> </text:span>est<text:span text:style-name="T1"> </text:span>le<text:span text:style-name="T1"> </text:span>produit<text:span text:style-name="T1"> </text:span>exquis<text:span text:style-name="T1"> </text:span>de<text:span text:style-name="T1"> </text:span>puissantes<text:span text:style-name="T1"> </text:span>facultés,<text:span text:style-name="T1"> </text:span>ce<text:span text:style-name="T1"> </text:span>n'est<text:span text:style-name="T1"> </text:span>pas<text:span text:style-name="T1"> </text:span>une<text:span text:style-name="T1"> </text:span>raison<text:span text:style-name="T1"> </text:span>pour<text:span text:style-name="T1"> </text:span>que<text:span text:style-name="T1"> </text:span>nous<text:span text:style-name="T1"> </text:span>soyons<text:span text:style-name="T1"> </text:span>obligés<text:span text:style-name="T1"> </text:span>de<text:span text:style-name="T1"> </text:span>supporter<text:span text:style-name="T1"> </text:span>les<text:span text:style-name="T1"> </text:span>prétentions<text:span text:style-name="T1"> </text:span>lamentablement<text:span text:style-name="T1"> </text:span>désordonnées<text:span text:style-name="T1"> </text:span>de<text:span text:style-name="T1"> </text:span>monotones<text:span text:style-name="T1"> </text:span>plaisantins<text:span text:style-name="T1"> </text:span>à<text:span text:style-name="T1"> </text:span>établir<text:span text:style-name="T1"> </text:span>leur<text:span text:style-name="T1"> </text:span>supériorité<text:span text:style-name="T1"> </text:span>sur<text:span text:style-name="T1"> </text:span>quiconque<text:span text:style-name="T1"> </text:span>est<text:span text:style-name="T1"> </text:span>doué<text:span text:style-name="T1"> </text:span>de<text:span text:style-name="T1"> </text:span>facultés<text:span text:style-name="T1"> </text:span>moins<text:span text:style-name="T1"> </text:span>facétieuses,<text:span text:style-name="T1"> </text:span>à<text:span text:style-name="T1"> </text:span>trancher<text:span text:style-name="T1"> </text:span>dans<text:span text:style-name="T1"> </text:span>tous<text:span text:style-name="T1"> </text:span>les<text:span text:style-name="T1"> </text:span>sujets<text:span text:style-name="T1"> </text:span>qu'ils<text:span text:style-name="T1"> </text:span>ne<text:span text:style-name="T1"> </text:span>sentent,<text:span text:style-name="T1"> </text:span>ni<text:span text:style-name="T1"> </text:span>ne<text:span text:style-name="T1"> </text:span>comprennent,<text:span text:style-name="T1"> </text:span>et<text:span text:style-name="T1"> </text:span>cela<text:span text:style-name="T1"> </text:span>parce<text:span text:style-name="T1"> </text:span>qu'ils<text:span text:style-name="T1"> </text:span>n'ont<text:span text:style-name="T1"> </text:span>de<text:span text:style-name="T1"> </text:span>repos<text:span text:style-name="T1"> </text:span>qu'après<text:span text:style-name="T1"> </text:span>avoir<text:span text:style-name="T1"> </text:span>brisé<text:span text:style-name="T1"> </text:span>en<text:span text:style-name="T1"> </text:span>mille<text:span text:style-name="T1"> </text:span>pièces<text:span text:style-name="T1"> </text:span>le<text:span text:style-name="T1"> </text:span>miroir<text:span text:style-name="T1"> </text:span>de<text:span text:style-name="T1"> </text:span>la<text:span text:style-name="T1"> </text:span>vérité<text:span text:style-name="T1"> </text:span>dont<text:span text:style-name="T1"> </text:span>ils<text:span text:style-name="T1"> </text:span>se<text:span text:style-name="T1"> </text:span>parent<text:span text:style-name="T1"> </text:span>comme<text:span text:style-name="T1"> </text:span>d'une<text:span text:style-name="T1"> </text:span>verroterie<text:span text:style-name="T1"> </text:span>bouffonne.<text:span text:style-name="T1"> </text:span></text:p>
      <text:p text:style-name="Quotations">Les<text:span text:style-name="T1"> </text:span>Tirynthiens,<text:span text:style-name="T1"> </text:span>selon<text:span text:style-name="T1"> </text:span>une<text:span text:style-name="T1"> </text:span>ancienne<text:span text:style-name="T1"> </text:span>tradition<text:span text:style-name="T1"> </text:span>rapportée<text:span text:style-name="T1"> </text:span>par<text:span text:style-name="T1"> </text:span>Athénée,<text:span text:style-name="T1"> </text:span>ayant<text:span text:style-name="T1"> </text:span>reconnu<text:span text:style-name="T1"> </text:span>que<text:span text:style-name="T1"> </text:span>leur<text:span text:style-name="T1"> </text:span>manie<text:span text:style-name="T1"> </text:span>de<text:span text:style-name="T1"> </text:span>rire<text:span text:style-name="T1"> </text:span>de<text:span text:style-name="T1"> </text:span>tout<text:span text:style-name="T1"> </text:span>et<text:span text:style-name="T1"> </text:span>du<text:span text:style-name="T1"> </text:span>reste<text:span text:style-name="T1"> </text:span>les<text:span text:style-name="T1"> </text:span>rendait<text:span text:style-name="T1"> </text:span>impropres<text:span text:style-name="T1"> </text:span>aux<text:span text:style-name="T1"> </text:span>affaires<text:span text:style-name="T1"> </text:span>sérieuses,<text:span text:style-name="T1"> </text:span>allèrent<text:span text:style-name="T1"> </text:span>demander<text:span text:style-name="T1"> </text:span>un<text:span text:style-name="T1"> </text:span>remède<text:span text:style-name="T1"> </text:span>à<text:span text:style-name="T1"> </text:span>l'oracle<text:span text:style-name="T1"> </text:span>de<text:span text:style-name="T1"> </text:span>Delphes.<text:span text:style-name="T1"> </text:span>Le<text:span text:style-name="T1"> </text:span>dieu<text:span text:style-name="T1"> </text:span>leur<text:span text:style-name="T1"> </text:span>prescrivit<text:span text:style-name="T1"> </text:span>une<text:span text:style-name="T1"> </text:span>forme<text:span text:style-name="T1"> </text:span>particulière<text:span text:style-name="T1"> </text:span>de<text:span text:style-name="T1"> </text:span>sacrifice<text:span text:style-name="T1"> </text:span>qui<text:span text:style-name="T1"> </text:span>devait<text:span text:style-name="T1"> </text:span>être<text:span text:style-name="T1"> </text:span>absolument<text:span text:style-name="T1"> </text:span>efficace<text:span text:style-name="T1"> </text:span>s'ils<text:span text:style-name="T1"> </text:span>étaient<text:span text:style-name="T1"> </text:span>capables<text:span text:style-name="T1"> </text:span>de<text:span text:style-name="T1"> </text:span>l'accomplir<text:span text:style-name="T1"> </text:span>jusqu'au<text:span text:style-name="T1"> </text:span>bout<text:span text:style-name="T1"> </text:span>sans<text:span text:style-name="T1"> </text:span>rire<text:span text:style-name="T1"> </text:span>une<text:span text:style-name="T1"> </text:span>seule<text:span text:style-name="T1"> </text:span>fois.<text:span text:style-name="T1"> </text:span>Ils<text:span text:style-name="T1"> </text:span>y<text:span text:style-name="T1"> </text:span>firent<text:span text:style-name="T1"> </text:span>leur<text:span text:style-name="T1"> </text:span>possible,<text:span text:style-name="T1"> </text:span>mais<text:span text:style-name="T1"> </text:span>la<text:span text:style-name="T1"> </text:span>sotte<text:span text:style-name="T1"> </text:span>gaminerie<text:span text:style-name="T1"> </text:span>d'un<text:span text:style-name="T1"> </text:span>enfant<text:span text:style-name="T1"> </text:span>suffit<text:span text:style-name="T1"> </text:span>pour<text:span text:style-name="T1"> </text:span>détruire<text:span text:style-name="T1"> </text:span>leur<text:span text:style-name="T1"> </text:span>gravité<text:span text:style-name="T1"> </text:span>inaccoutumée.<text:span text:style-name="T1"> </text:span>L'oracle<text:span text:style-name="T1"> </text:span>avait<text:span text:style-name="T1"> </text:span>ainsi<text:span text:style-name="T1"> </text:span>montré<text:span text:style-name="T1"> </text:span>que<text:span text:style-name="T1"> </text:span>les<text:span text:style-name="T1"> </text:span>dieux<text:span text:style-name="T1"> </text:span>eux-mêmes<text:span text:style-name="T1"> </text:span>ne<text:span text:style-name="T1"> </text:span>sauraient<text:span text:style-name="T1"> </text:span>trouver<text:span text:style-name="T1"> </text:span>un<text:span text:style-name="T1"> </text:span>remède<text:span text:style-name="T1"> </text:span>à<text:span text:style-name="T1"> </text:span>une<text:span text:style-name="T1"> </text:span>altération<text:span text:style-name="T1"> </text:span>invétérée<text:span text:style-name="T1"> </text:span>du<text:span text:style-name="T1"> </text:span>caractère,<text:span text:style-name="T1"> </text:span>ni<text:span text:style-name="T1"> </text:span>donner<text:span text:style-name="T1"> </text:span>la<text:span text:style-name="T1"> </text:span>force<text:span text:style-name="T1"> </text:span>et<text:span text:style-name="T1"> </text:span>la<text:span text:style-name="T1"> </text:span>dignité<text:span text:style-name="T1"> </text:span>à<text:span text:style-name="T1"> </text:span>un<text:span text:style-name="T1"> </text:span>peuple<text:span text:style-name="T1"> </text:span>qui,<text:span text:style-name="T1"> </text:span>au<text:span text:style-name="T1"> </text:span>milieu<text:span text:style-name="T1"> </text:span>d'une<text:span text:style-name="T1"> </text:span>crise<text:span text:style-name="T1"> </text:span>publique,<text:span text:style-name="T1"> </text:span>est<text:span text:style-name="T1"> </text:span>à<text:span text:style-name="T1"> </text:span>la<text:span text:style-name="T1"> </text:span>merci<text:span text:style-name="T1"> </text:span>d'une<text:span text:style-name="T1"> </text:span>misérable<text:span text:style-name="T1"> </text:span>plaisanterie$369$.<text:span text:style-name="T1"> </text:span></text:p>
      <text:p text:style-name="Standard">Ceci<text:span text:style-name="T1"> </text:span>a<text:span text:style-name="T1"> </text:span>visiblement<text:span text:style-name="T1"> </text:span>été<text:span text:style-name="T1"> </text:span>écrit<text:span text:style-name="T1"> </text:span>pour<text:span text:style-name="T1"> </text:span>les<text:span text:style-name="T1"> </text:span>Français,<text:span text:style-name="T1"> </text:span>il<text:span text:style-name="T1"> </text:span>y<text:span text:style-name="T1"> </text:span>a<text:span text:style-name="T1"> </text:span>quelque<text:span text:style-name="T1"> </text:span>quinze<text:span text:style-name="T1"> </text:span>ans$370$,<text:span text:style-name="T1"> </text:span>mais<text:span text:style-name="T1"> </text:span>l'application<text:span text:style-name="T1"> </text:span>en<text:span text:style-name="T1"> </text:span>peut<text:span text:style-name="T1"> </text:span>être<text:span text:style-name="T1"> </text:span>à<text:span text:style-name="T1"> </text:span>la<text:span text:style-name="T1"> </text:span>fois<text:span text:style-name="T1"> </text:span>générale<text:span text:style-name="T1"> </text:span>et<text:span text:style-name="T1"> </text:span>plus<text:span text:style-name="T1"> </text:span>particulière.<text:span text:style-name="T1"> </text:span>Un<text:span text:style-name="T1"> </text:span>genre<text:span text:style-name="T1"> </text:span>littéraire<text:span text:style-name="T1"> </text:span>est<text:span text:style-name="T1"> </text:span>bien<text:span text:style-name="T1"> </text:span>près<text:span text:style-name="T1"> </text:span>de<text:span text:style-name="T1"> </text:span>disparaître<text:span text:style-name="T1"> </text:span>qui<text:span text:style-name="T1"> </text:span>ne<text:span text:style-name="T1"> </text:span>vit<text:span text:style-name="T1"> </text:span>plus<text:span text:style-name="T1"> </text:span>que<text:span text:style-name="T1"> </text:span>d'une<text:span text:style-name="T1"> </text:span>continuelle<text:span text:style-name="T1"> </text:span>intoxication<text:span text:style-name="T1"> </text:span>de<text:span text:style-name="T1"> </text:span>bouffonnerie.<text:span text:style-name="T1"> </text:span>C'est<text:span text:style-name="T1"> </text:span>l'agonie<text:span text:style-name="T1"> </text:span>exhilarante<text:span text:style-name="T1"> </text:span>du<text:span text:style-name="T1"> </text:span>protoxyde<text:span text:style-name="T1"> </text:span>d'azote,<text:span text:style-name="T1"> </text:span>mais<text:span text:style-name="T1"> </text:span>c'est<text:span text:style-name="T1"> </text:span>l'agonie,<text:span text:style-name="T1"> </text:span>puis<text:span text:style-name="T1"> </text:span>la<text:span text:style-name="T1"> </text:span>mort.<text:span text:style-name="T1"> </text:span>Hors<text:span text:style-name="T1"> </text:span>cela,<text:span text:style-name="T1"> </text:span>le<text:span text:style-name="T1"> </text:span>criterium<text:span text:style-name="T1"> </text:span>serait<text:span text:style-name="T1"> </text:span>médiocre<text:span text:style-name="T1"> </text:span>pour<text:span text:style-name="T1"> </text:span>juger<text:span text:style-name="T1"> </text:span>de<text:span text:style-name="T1"> </text:span>la<text:span text:style-name="T1"> </text:span>santé<text:span text:style-name="T1"> </text:span>d'un<text:span text:style-name="T1"> </text:span>peuple.<text:span text:style-name="T1"> </text:span>Aussi<text:span text:style-name="T1"> </text:span>bien<text:span text:style-name="T1"> </text:span>le<text:span text:style-name="T1"> </text:span>rire<text:span text:style-name="T1"> </text:span>que<text:span text:style-name="T1"> </text:span>ne<text:span text:style-name="T1"> </text:span>comprenait<text:span text:style-name="T1"> </text:span>plus<text:span text:style-name="T1"> </text:span>le<text:span text:style-name="T1"> </text:span>romancier<text:span text:style-name="T1"> </text:span>devenu<text:span text:style-name="T1"> </text:span>philosophe<text:span text:style-name="T1"> </text:span>est<text:span text:style-name="T1"> </text:span>encore<text:span text:style-name="T1"> </text:span>un<text:span text:style-name="T1"> </text:span>bien<text:span text:style-name="T1"> </text:span>assez<text:span text:style-name="T1"> </text:span>précieux,<text:span text:style-name="T1"> </text:span>et<text:span text:style-name="T1"> </text:span>il<text:span text:style-name="T1"> </text:span>n'y<text:span text:style-name="T1"> </text:span>a<text:span text:style-name="T1"> </text:span>plus<text:span text:style-name="T1"> </text:span>de<text:span text:style-name="T1"> </text:span>Tirynthien<text:span text:style-name="T1"> </text:span>que<text:span text:style-name="T1"> </text:span>Mark<text:span text:style-name="T1"> </text:span>Twain.<text:span text:style-name="T1"> </text:span>Ma<text:span text:style-name="T1"> </text:span>sagesse<text:span text:style-name="T1"> </text:span>n'est<text:span text:style-name="T1"> </text:span>pas<text:span text:style-name="T1"> </text:span>aussi<text:span text:style-name="T1"> </text:span>sombre ;<text:span text:style-name="T1"> </text:span>et,<text:span text:style-name="T1"> </text:span>plus<text:span text:style-name="T1"> </text:span>réservée,<text:span text:style-name="T1"> </text:span>elle<text:span text:style-name="T1"> </text:span>ne<text:span text:style-name="T1"> </text:span>va<text:span text:style-name="T1"> </text:span>pas<text:span text:style-name="T1"> </text:span>interroger<text:span text:style-name="T1"> </text:span>les<text:span text:style-name="T1"> </text:span>dieux<text:span text:style-name="T1"> </text:span>dans<text:span text:style-name="T1"> </text:span>leurs<text:span text:style-name="T1"> </text:span>temples,<text:span text:style-name="T1"> </text:span>mais<text:span text:style-name="T1"> </text:span>seulement<text:span text:style-name="T1"> </text:span>La<text:span text:style-name="T1"> </text:span>Bruyère,<text:span text:style-name="T1"> </text:span>qui<text:span text:style-name="T1"> </text:span>répond :<text:span text:style-name="T1"> </text:span>« Il<text:span text:style-name="T1"> </text:span>ne<text:span text:style-name="T1"> </text:span>faut<text:span text:style-name="T1"> </text:span>point<text:span text:style-name="T1"> </text:span>mettre<text:span text:style-name="T1"> </text:span>un<text:span text:style-name="T1"> </text:span>ridicule<text:span text:style-name="T1"> </text:span>là<text:span text:style-name="T1"> </text:span>où<text:span text:style-name="T1"> </text:span>il<text:span text:style-name="T1"> </text:span>n'y<text:span text:style-name="T1"> </text:span>en<text:span text:style-name="T1"> </text:span>a<text:span text:style-name="T1"> </text:span>point.<text:span text:style-name="T1"> </text:span>C'est<text:span text:style-name="T1"> </text:span>se<text:span text:style-name="T1"> </text:span>gâter<text:span text:style-name="T1"> </text:span>le<text:span text:style-name="T1"> </text:span>goût,<text:span text:style-name="T1"> </text:span>c'est<text:span text:style-name="T1"> </text:span>corrompre<text:span text:style-name="T1"> </text:span>son<text:span text:style-name="T1"> </text:span>jugement<text:span text:style-name="T1"> </text:span>et<text:span text:style-name="T1"> </text:span>celui<text:span text:style-name="T1"> </text:span>des<text:span text:style-name="T1"> </text:span>autres$371$.<text:span text:style-name="T1"> » </text:span></text:p>
      <text:p text:style-name="Standard"/>
      <text:h text:style-name="P25" text:outline-level="1">La littérature de<text:span text:style-name="T1"> </text:span>Jésuites$372$<text:span text:style-name="T1"> </text:span></text:h>
      <text:p text:style-name="P22"/>
      <text:p text:style-name="Standard">Les<text:span text:style-name="T1"> </text:span>jésuites<text:span text:style-name="T1"> </text:span>eurent<text:span text:style-name="T1"> </text:span>un<text:span text:style-name="T1"> </text:span>art,<text:span text:style-name="T1"> </text:span>une<text:span text:style-name="T1"> </text:span>méthode<text:span text:style-name="T1"> </text:span>d'éducation,<text:span text:style-name="T1"> </text:span>une<text:span text:style-name="T1"> </text:span>religion ;<text:span text:style-name="T1"> </text:span>ils<text:span text:style-name="T1"> </text:span>essayèrent<text:span text:style-name="T1"> </text:span>d'avoir<text:span text:style-name="T1"> </text:span>une<text:span text:style-name="T1"> </text:span>littérature.<text:span text:style-name="T1"> </text:span>Leur<text:span text:style-name="T1"> </text:span>art,<text:span text:style-name="T1"> </text:span>qui<text:span text:style-name="T1"> </text:span>se<text:span text:style-name="T1"> </text:span>révéla<text:span text:style-name="T1"> </text:span>principalement<text:span text:style-name="T1"> </text:span>dans<text:span text:style-name="T1"> </text:span>l'architecture,<text:span text:style-name="T1"> </text:span>a<text:span text:style-name="T1"> </text:span>quelque<text:span text:style-name="T1"> </text:span>chose<text:span text:style-name="T1"> </text:span>de<text:span text:style-name="T1"> </text:span>pimpant<text:span text:style-name="T1"> </text:span>et<text:span text:style-name="T1"> </text:span>de<text:span text:style-name="T1"> </text:span>mondain,<text:span text:style-name="T1"> </text:span>sent<text:span text:style-name="T1"> </text:span>la<text:span text:style-name="T1"> </text:span>religiosité<text:span text:style-name="T1"> </text:span>sucrée<text:span text:style-name="T1"> </text:span>des<text:span text:style-name="T1"> </text:span>gens<text:span text:style-name="T1"> </text:span>qui<text:span text:style-name="T1"> </text:span>veulent<text:span text:style-name="T1"> </text:span>prendre<text:span text:style-name="T1"> </text:span>les<text:span text:style-name="T1"> </text:span>âmes<text:span text:style-name="T1"> </text:span>à<text:span text:style-name="T1"> </text:span>la<text:span text:style-name="T1"> </text:span>glu<text:span text:style-name="T1"> </text:span>des<text:span text:style-name="T1"> </text:span>jolies<text:span text:style-name="T1"> </text:span>choses.<text:span text:style-name="T1"> </text:span>Telle<text:span text:style-name="T1"> </text:span>église,<text:span text:style-name="T1"> </text:span>qu'on<text:span text:style-name="T1"> </text:span>attribue<text:span text:style-name="T1"> </text:span>à<text:span text:style-name="T1"> </text:span>leur<text:span text:style-name="T1"> </text:span>inspiration,<text:span text:style-name="T1"> </text:span>éveille<text:span text:style-name="T1"> </text:span>l'idée<text:span text:style-name="T1"> </text:span>d'un<text:span text:style-name="T1"> </text:span>grand<text:span text:style-name="T1"> </text:span>boudoir<text:span text:style-name="T1"> </text:span>fané<text:span text:style-name="T1"> </text:span>où<text:span text:style-name="T1"> </text:span>des<text:span text:style-name="T1"> </text:span>Jésus<text:span text:style-name="T1"> </text:span>papillonnants<text:span text:style-name="T1"> </text:span>donnent<text:span text:style-name="T1"> </text:span>à<text:span text:style-name="T1"> </text:span>la<text:span text:style-name="T1"> </text:span>dévotion<text:span text:style-name="T1"> </text:span>de<text:span text:style-name="T1"> </text:span>discrets<text:span text:style-name="T1"> </text:span>rendez-vous.<text:span text:style-name="T1"> </text:span>Les<text:span text:style-name="T1"> </text:span>anges<text:span text:style-name="T1"> </text:span>y<text:span text:style-name="T1"> </text:span>ont<text:span text:style-name="T1"> </text:span>des<text:span text:style-name="T1"> </text:span>airs<text:span text:style-name="T1"> </text:span>de<text:span text:style-name="T1"> </text:span>cupidons. ;<text:span text:style-name="T1"> </text:span>les<text:span text:style-name="T1"> </text:span>bergers<text:span text:style-name="T1"> </text:span>adorants<text:span text:style-name="T1"> </text:span>ont<text:span text:style-name="T1"> </text:span>mis<text:span text:style-name="T1"> </text:span>des<text:span text:style-name="T1"> </text:span>rubans<text:span text:style-name="T1"> </text:span>à<text:span text:style-name="T1"> </text:span>leurs<text:span text:style-name="T1"> </text:span>houlettes,<text:span text:style-name="T1"> </text:span>et<text:span text:style-name="T1"> </text:span>les<text:span text:style-name="T1"> </text:span>calvaires<text:span text:style-name="T1"> </text:span>sont<text:span text:style-name="T1"> </text:span>adoucis<text:span text:style-name="T1"> </text:span>par<text:span text:style-name="T1"> </text:span>des<text:span text:style-name="T1"> </text:span>Madeleines<text:span text:style-name="T1"> </text:span>bien<text:span text:style-name="T1"> </text:span>pomponnées.<text:span text:style-name="T1"> </text:span>On<text:span text:style-name="T1"> </text:span>s'imagine<text:span text:style-name="T1"> </text:span>un<text:span text:style-name="T1"> </text:span>scrupule<text:span text:style-name="T1"> </text:span>d'iris<text:span text:style-name="T1"> </text:span>dans<text:span text:style-name="T1"> </text:span>l'encens,<text:span text:style-name="T1"> </text:span>et<text:span text:style-name="T1"> </text:span>dans<text:span text:style-name="T1"> </text:span>la<text:span text:style-name="T1"> </text:span>cendre<text:span text:style-name="T1"> </text:span>du<text:span text:style-name="T1"> </text:span>mercredi<text:span text:style-name="T1"> </text:span>de<text:span text:style-name="T1"> </text:span>pénitence<text:span text:style-name="T1"> </text:span>un<text:span text:style-name="T1"> </text:span>soupçon<text:span text:style-name="T1"> </text:span>de<text:span text:style-name="T1"> </text:span>poudre<text:span text:style-name="T1"> </text:span>à<text:span text:style-name="T1"> </text:span>la<text:span text:style-name="T1"> </text:span>maréchale.<text:span text:style-name="T1"> </text:span></text:p>
      <text:p text:style-name="Standard">Cet<text:span text:style-name="T1"> </text:span>art<text:span text:style-name="T1"> </text:span>dut<text:span text:style-name="T1"> </text:span>être<text:span text:style-name="T1"> </text:span>engageant,<text:span text:style-name="T1"> </text:span>aujourd'hui<text:span text:style-name="T1"> </text:span>il<text:span text:style-name="T1"> </text:span>est<text:span text:style-name="T1"> </text:span>suranné.<text:span text:style-name="T1"> </text:span></text:p>
      <text:p text:style-name="Standard">Leur<text:span text:style-name="T1"> </text:span>littérature<text:span text:style-name="T1"> </text:span>apparaît<text:span text:style-name="T1"> </text:span>plus<text:span text:style-name="T1"> </text:span>sérieuse,<text:span text:style-name="T1"> </text:span>encore<text:span text:style-name="T1"> </text:span>qu'elle<text:span text:style-name="T1"> </text:span>ait<text:span text:style-name="T1"> </text:span>son<text:span text:style-name="T1"> </text:span>tour<text:span text:style-name="T1"> </text:span>mondain,<text:span text:style-name="T1"> </text:span>pour<text:span text:style-name="T1"> </text:span>but<text:span text:style-name="T1"> </text:span>de<text:span text:style-name="T1"> </text:span>plaire<text:span text:style-name="T1"> </text:span>autant<text:span text:style-name="T1"> </text:span>que<text:span text:style-name="T1"> </text:span>de<text:span text:style-name="T1"> </text:span>convaincre.<text:span text:style-name="T1"> </text:span></text:p>
      <text:p text:style-name="Standard">Son<text:span text:style-name="T1"> </text:span>époque<text:span text:style-name="T1"> </text:span>est<text:span text:style-name="T1"> </text:span>le<text:span text:style-name="T1"> </text:span>grand<text:span text:style-name="T1"> </text:span>siècle,<text:span text:style-name="T1"> </text:span>son<text:span text:style-name="T1"> </text:span>terrain<text:span text:style-name="T1"> </text:span>la<text:span text:style-name="T1"> </text:span>querelle<text:span text:style-name="T1"> </text:span>avec<text:span text:style-name="T1"> </text:span>le<text:span text:style-name="T1"> </text:span>jansénisme.<text:span text:style-name="T1"> </text:span>Un<text:span text:style-name="T1"> </text:span>parti<text:span text:style-name="T1"> </text:span>met<text:span text:style-name="T1"> </text:span>en<text:span text:style-name="T1"> </text:span>avant<text:span text:style-name="T1"> </text:span>Pascal,<text:span text:style-name="T1"> </text:span>se<text:span text:style-name="T1"> </text:span>sent<text:span text:style-name="T1"> </text:span>pour<text:span text:style-name="T1"> </text:span>allié<text:span text:style-name="T1"> </text:span>tout<text:span text:style-name="T1"> </text:span>le<text:span text:style-name="T1"> </text:span>cercle<text:span text:style-name="T1"> </text:span>où<text:span text:style-name="T1"> </text:span>règne<text:span text:style-name="T1"> </text:span>Boileau :<text:span text:style-name="T1"> </text:span>les<text:span text:style-name="T1"> </text:span>adversaires<text:span text:style-name="T1"> </text:span>ont<text:span text:style-name="T1"> </text:span>le<text:span text:style-name="T1"> </text:span>P.<text:span text:style-name="T1"> </text:span>Bouhours$373$.<text:span text:style-name="T1"> </text:span>En<text:span text:style-name="T1"> </text:span>somme,<text:span text:style-name="T1"> </text:span>et<text:span text:style-name="T1"> </text:span>si<text:span text:style-name="T1"> </text:span>l'on<text:span text:style-name="T1"> </text:span>excepte<text:span text:style-name="T1"> </text:span>Bourdaloue$374$,<text:span text:style-name="T1"> </text:span>qui<text:span text:style-name="T1"> </text:span>n'est<text:span text:style-name="T1"> </text:span>pas<text:span text:style-name="T1"> </text:span>tellement<text:span text:style-name="T1"> </text:span>loin<text:span text:style-name="T1"> </text:span>de<text:span text:style-name="T1"> </text:span>Bossuet,<text:span text:style-name="T1"> </text:span>Bouhours<text:span text:style-name="T1"> </text:span>représente<text:span text:style-name="T1"> </text:span>à<text:span text:style-name="T1"> </text:span>peu<text:span text:style-name="T1"> </text:span>près<text:span text:style-name="T1"> </text:span>tout<text:span text:style-name="T1"> </text:span>ce<text:span text:style-name="T1"> </text:span>que<text:span text:style-name="T1"> </text:span>l'on<text:span text:style-name="T1"> </text:span>peut<text:span text:style-name="T1"> </text:span>appeler<text:span text:style-name="T1"> </text:span>la<text:span text:style-name="T1"> </text:span><text:span text:style-name="T5">littérature</text:span><text:span text:style-name="T4"> </text:span><text:span text:style-name="T5">des</text:span><text:span text:style-name="T4"> </text:span><text:span text:style-name="T5">jésuites</text:span>.<text:span text:style-name="T1"> </text:span>Il<text:span text:style-name="T1"> </text:span>est<text:span text:style-name="T1"> </text:span>polémiste,<text:span text:style-name="T1"> </text:span>lance<text:span text:style-name="T1"> </text:span>contre<text:span text:style-name="T1"> </text:span>Port-Royal<text:span text:style-name="T1"> </text:span>des<text:span text:style-name="T1"> </text:span>pamphlets<text:span text:style-name="T1"> </text:span>assez<text:span text:style-name="T1"> </text:span>persifleurs$375$.<text:span text:style-name="T1"> </text:span>Il<text:span text:style-name="T1"> </text:span>est<text:span text:style-name="T1"> </text:span>grammairien,<text:span text:style-name="T1"> </text:span>continue<text:span text:style-name="T1"> </text:span>Vaugelas<text:span text:style-name="T1"> </text:span>d'un<text:span text:style-name="T1"> </text:span>ton<text:span text:style-name="T1"> </text:span>plus<text:span text:style-name="T1"> </text:span>dégagé$376$.<text:span text:style-name="T1"> </text:span>Il<text:span text:style-name="T1"> </text:span>est<text:span text:style-name="T1"> </text:span>critique,<text:span text:style-name="T1"> </text:span>raisonne<text:span text:style-name="T1"> </text:span>sur<text:span text:style-name="T1"> </text:span>la<text:span text:style-name="T1"> </text:span>manière<text:span text:style-name="T1"> </text:span>de<text:span text:style-name="T1"> </text:span>penser<text:span text:style-name="T1"> </text:span>et<text:span text:style-name="T1"> </text:span>délimite<text:span text:style-name="T1"> </text:span>les<text:span text:style-name="T1"> </text:span>bornes<text:span text:style-name="T1"> </text:span>du<text:span text:style-name="T1"> </text:span>bel<text:span text:style-name="T1"> </text:span>esprit$377$.<text:span text:style-name="T1"> </text:span>Il<text:span text:style-name="T1"> </text:span>est<text:span text:style-name="T1"> </text:span>universel,<text:span text:style-name="T1"> </text:span>assez<text:span text:style-name="T1"> </text:span>libre<text:span text:style-name="T1"> </text:span>et<text:span text:style-name="T1"> </text:span>assez<text:span text:style-name="T1"> </text:span>sagace<text:span text:style-name="T1"> </text:span>pour<text:span text:style-name="T1"> </text:span>esquisser<text:span text:style-name="T1"> </text:span>une<text:span text:style-name="T1"> </text:span>théorie<text:span text:style-name="T1"> </text:span>des<text:span text:style-name="T1"> </text:span>milieux<text:span text:style-name="T1"> </text:span>qui<text:span text:style-name="T1"> </text:span>sentirait<text:span text:style-name="T1"> </text:span>presque<text:span text:style-name="T1"> </text:span>son<text:span text:style-name="T1"> </text:span>M.<text:span text:style-name="T1"> </text:span>Taine$378$.<text:span text:style-name="T1"> </text:span></text:p>
      <text:p text:style-name="Standard">On<text:span text:style-name="T1"> </text:span>se<text:span text:style-name="T1"> </text:span>représente<text:span text:style-name="T1"> </text:span>!mal,<text:span text:style-name="T1"> </text:span>de<text:span text:style-name="T1"> </text:span>prime<text:span text:style-name="T1"> </text:span>abord,<text:span text:style-name="T1"> </text:span>un<text:span text:style-name="T1"> </text:span>jésuite<text:span text:style-name="T1"> </text:span>homme<text:span text:style-name="T1"> </text:span>de<text:span text:style-name="T1"> </text:span>lettres.<text:span text:style-name="T1"> </text:span>Il<text:span text:style-name="T1"> </text:span>faut<text:span text:style-name="T1"> </text:span>s'abstraire<text:span text:style-name="T1"> </text:span>de<text:span text:style-name="T1"> </text:span>nos<text:span text:style-name="T1"> </text:span>habitudes,<text:span text:style-name="T1"> </text:span>rendre<text:span text:style-name="T1"> </text:span>au<text:span text:style-name="T1"> </text:span>mot<text:span text:style-name="T1"> </text:span>la<text:span text:style-name="T1"> </text:span>signification<text:span text:style-name="T1"> </text:span>qu'il<text:span text:style-name="T1"> </text:span>pouvait<text:span text:style-name="T1"> </text:span>avoir<text:span text:style-name="T1"> </text:span>au<text:span text:style-name="T1"> </text:span>temps<text:span text:style-name="T1"> </text:span>de<text:span text:style-name="T1"> </text:span>Pascal.<text:span text:style-name="T1"> </text:span>Après<text:span text:style-name="T1"> </text:span>tout,<text:span text:style-name="T1"> </text:span>est<text:span text:style-name="T1"> </text:span>homme<text:span text:style-name="T1"> </text:span>de<text:span text:style-name="T1"> </text:span>lettres<text:span text:style-name="T1"> </text:span>celui<text:span text:style-name="T1"> </text:span>qui<text:span text:style-name="T1"> </text:span>est<text:span text:style-name="T1"> </text:span>prêt<text:span text:style-name="T1"> </text:span>à<text:span text:style-name="T1"> </text:span>écrire<text:span text:style-name="T1"> </text:span>sur<text:span text:style-name="T1"> </text:span>tout<text:span text:style-name="T1"> </text:span>sujet<text:span text:style-name="T1"> </text:span>donné,<text:span text:style-name="T1"> </text:span>qui<text:span text:style-name="T1"> </text:span>n'est<text:span text:style-name="T1"> </text:span>jamais<text:span text:style-name="T1"> </text:span>au<text:span text:style-name="T1"> </text:span>dépourvu,<text:span text:style-name="T1"> </text:span>que<text:span text:style-name="T1"> </text:span>nul<text:span text:style-name="T1"> </text:span>genre<text:span text:style-name="T1"> </text:span>ne<text:span text:style-name="T1"> </text:span>trouve<text:span text:style-name="T1"> </text:span>à<text:span text:style-name="T1"> </text:span>court ;<text:span text:style-name="T1"> </text:span>Voltaire<text:span text:style-name="T1"> </text:span>fut<text:span text:style-name="T1"> </text:span>cela<text:span text:style-name="T1"> </text:span>par<text:span text:style-name="T1"> </text:span>excellence ;<text:span text:style-name="T1"> </text:span>Bouhours<text:span text:style-name="T1"> </text:span>aussi,<text:span text:style-name="T1"> </text:span>en<text:span text:style-name="T1"> </text:span>des<text:span text:style-name="T1"> </text:span>proportions<text:span text:style-name="T1"> </text:span>différentes<text:span text:style-name="T1"> </text:span>et<text:span text:style-name="T1"> </text:span>moindres.<text:span text:style-name="T1"> </text:span></text:p>
      <text:p text:style-name="Standard">Cette<text:span text:style-name="T1"> </text:span>figure ;<text:span text:style-name="T1"> </text:span>pour<text:span text:style-name="T1"> </text:span>être<text:span text:style-name="T1"> </text:span>de<text:span text:style-name="T1"> </text:span>second<text:span text:style-name="T1"> </text:span>plan,<text:span text:style-name="T1"> </text:span>ne<text:span text:style-name="T1"> </text:span>laisse<text:span text:style-name="T1"> </text:span>pas<text:span text:style-name="T1"> </text:span>/d'intéresser<text:span text:style-name="T1"> </text:span>à<text:span text:style-name="T1"> </text:span>moins<text:span text:style-name="T1"> </text:span>qu'on<text:span text:style-name="T1"> </text:span>ne<text:span text:style-name="T1"> </text:span>doive<text:span text:style-name="T1"> </text:span>cette<text:span text:style-name="T1"> </text:span>illusion<text:span text:style-name="T1"> </text:span>à<text:span text:style-name="T1"> </text:span>M.<text:span text:style-name="T1"> </text:span>G:<text:span text:style-name="T1"> </text:span>Doncieux,<text:span text:style-name="T1"> </text:span>qui<text:span text:style-name="T1"> </text:span>vient<text:span text:style-name="T1"> </text:span>de<text:span text:style-name="T1"> </text:span>restaurer<text:span text:style-name="T1"> </text:span>Bouhours<text:span text:style-name="T1"> </text:span>et<text:span text:style-name="T1"> </text:span>d'en<text:span text:style-name="T1"> </text:span>disserter<text:span text:style-name="T1"> </text:span>en<text:span text:style-name="T1"> </text:span>Sorbonne.<text:span text:style-name="T1"> </text:span>Sous<text:span text:style-name="T1"> </text:span>ce<text:span text:style-name="T1"> </text:span>titre,<text:span text:style-name="T1"> </text:span>où<text:span text:style-name="T1"> </text:span>se<text:span text:style-name="T1"> </text:span>prend<text:span text:style-name="T1"> </text:span>la<text:span text:style-name="T1"> </text:span>curiosité<text:span text:style-name="T4"> </text:span><text:span text:style-name="T5">Un</text:span><text:span text:style-name="T4"> </text:span><text:span text:style-name="T5">Jésuite</text:span><text:span text:style-name="T4"> </text:span><text:span text:style-name="T5">homme</text:span><text:span text:style-name="T4"> </text:span><text:span text:style-name="T5">de</text:span><text:span text:style-name="T4"> </text:span><text:span text:style-name="T5">lettres</text:span><text:span text:style-name="T4"> </text:span><text:span text:style-name="T5">au</text:span><text:span text:style-name="T4"> </text:span><text:span text:style-name="T5">dix-septième</text:span><text:span text:style-name="T4"> </text:span><text:span text:style-name="T5">siècle</text:span>$379$,<text:span text:style-name="T1"> </text:span>l'auteur<text:span text:style-name="T1"> </text:span>nous<text:span text:style-name="T1"> </text:span>donne,<text:span text:style-name="T1"> </text:span>en<text:span text:style-name="T1"> </text:span>un<text:span text:style-name="T1"> </text:span>cadre<text:span text:style-name="T1"> </text:span>plus<text:span text:style-name="T1"> </text:span>restreint,<text:span text:style-name="T1"> </text:span>comme<text:span text:style-name="T1"> </text:span>un<text:span text:style-name="T1"> </text:span>pendant<text:span text:style-name="T1"> </text:span>au<text:span text:style-name="T1"> </text:span><text:span text:style-name="T8">Port-Royal</text:span><text:span text:style-name="T32"> </text:span>de<text:span text:style-name="T1"> </text:span>Sainte-Beuve.<text:span text:style-name="T1"> </text:span></text:p>
      <text:p text:style-name="Standard">Pourquoi<text:span text:style-name="T1"> </text:span>tout<text:span text:style-name="T1"> </text:span>sacrifier<text:span text:style-name="T1"> </text:span>au<text:span text:style-name="T1"> </text:span>grand<text:span text:style-name="T1"> </text:span>Arnaud <text:span text:style-name="T1">!</text:span>Aujourd'hui,<text:span text:style-name="T1"> </text:span>fort<text:span text:style-name="T1"> </text:span>désintéressés<text:span text:style-name="T1"> </text:span>de<text:span text:style-name="T1"> </text:span>ces<text:span text:style-name="T1"> </text:span>choses,<text:span text:style-name="T1"> </text:span>nous<text:span text:style-name="T1"> </text:span>pouvons<text:span text:style-name="T1"> </text:span>bien<text:span text:style-name="T1"> </text:span>rendre<text:span text:style-name="T1"> </text:span>justice<text:span text:style-name="T1"> </text:span>même<text:span text:style-name="T1"> </text:span>aux<text:span text:style-name="T1"> </text:span>jésuites<text:span text:style-name="T1"> </text:span>et<text:span text:style-name="T1"> </text:span>reconnaître<text:span text:style-name="T1"> </text:span>que<text:span text:style-name="T1"> </text:span>les<text:span text:style-name="T1"> </text:span>jansénistes<text:span text:style-name="T1"> </text:span>furent<text:span text:style-name="T1"> </text:span>quelquefois<text:span text:style-name="T1"> </text:span>aussi<text:span text:style-name="T1"> </text:span>jésuites<text:span text:style-name="T1"> </text:span>que<text:span text:style-name="T1"> </text:span>leurs<text:span text:style-name="T1"> </text:span>adversaires.<text:span text:style-name="T1"> </text:span>A<text:span text:style-name="T1"> </text:span>coup<text:span text:style-name="T1"> </text:span>sûr,<text:span text:style-name="T1"> </text:span>Arnaud<text:span text:style-name="T1"> </text:span>n'est<text:span text:style-name="T1"> </text:span>pas<text:span text:style-name="T1"> </text:span>moins<text:span text:style-name="T1"> </text:span>retors<text:span text:style-name="T1"> </text:span>que<text:span text:style-name="T1"> </text:span>Bouhours ;<text:span text:style-name="T1"> </text:span>et<text:span text:style-name="T1"> </text:span>Pascal<text:span text:style-name="T1"> </text:span>a<text:span text:style-name="T1"> </text:span>tronqué<text:span text:style-name="T1"> </text:span>trop<text:span text:style-name="T1"> </text:span>de<text:span text:style-name="T1"> </text:span>textes<text:span text:style-name="T1"> </text:span>dans<text:span text:style-name="T1"> </text:span>les<text:span text:style-name="T1"> </text:span>immortelles<text:span text:style-name="T1"> </text:span><text:span text:style-name="T5">Petites</text:span><text:span text:style-name="T4"> </text:span><text:span text:style-name="T5">Lettres</text:span>$380$<text:span text:style-name="T1"> </text:span>pour<text:span text:style-name="T1"> </text:span>ne<text:span text:style-name="T1"> </text:span>pas<text:span text:style-name="T1"> </text:span>donner<text:span text:style-name="T1"> </text:span>soupçon<text:span text:style-name="T1"> </text:span>que<text:span text:style-name="T1"> </text:span>sa<text:span text:style-name="T1"> </text:span>bonne<text:span text:style-name="T1"> </text:span>foi<text:span text:style-name="T1"> </text:span>fut,<text:span text:style-name="T1"> </text:span>avant<text:span text:style-name="T1"> </text:span>tout,<text:span text:style-name="T1"> </text:span>celle<text:span text:style-name="T1"> </text:span>d'un<text:span text:style-name="T1"> </text:span>croyant.<text:span text:style-name="T1"> </text:span>Or,<text:span text:style-name="T1"> </text:span>dans<text:span text:style-name="T1"> </text:span>toutes<text:span text:style-name="T1"> </text:span>les<text:span text:style-name="T1"> </text:span>polémiques<text:span text:style-name="T1"> </text:span>où<text:span text:style-name="T1"> </text:span>la<text:span text:style-name="T1"> </text:span>croyance<text:span text:style-name="T1"> </text:span>est<text:span text:style-name="T1"> </text:span>en<text:span text:style-name="T1"> </text:span>jeu,<text:span text:style-name="T1"> </text:span>l'on<text:span text:style-name="T1"> </text:span>ment<text:span text:style-name="T1"> </text:span>de<text:span text:style-name="T1"> </text:span>part<text:span text:style-name="T1"> </text:span>et<text:span text:style-name="T1"> </text:span>d'autre<text:span text:style-name="T1"> </text:span>avec<text:span text:style-name="T1"> </text:span>sérénité.<text:span text:style-name="T1"> </text:span></text:p>
      <text:p text:style-name="Standard">Calomnie?<text:span text:style-name="T1"> </text:span>Point!<text:span text:style-name="T1"> </text:span>On<text:span text:style-name="T1"> </text:span>sert<text:span text:style-name="T1"> </text:span>sa<text:span text:style-name="T1"> </text:span>cause,<text:span text:style-name="T1"> </text:span>on<text:span text:style-name="T1"> </text:span>frappe,<text:span text:style-name="T1"> </text:span>et<text:span text:style-name="T1"> </text:span>comme<text:span text:style-name="T1"> </text:span>l'on<text:span text:style-name="T1"> </text:span>peut.<text:span text:style-name="T1"> </text:span></text:p>
      <text:p text:style-name="Standard"><text:soft-page-break/>Le,<text:span text:style-name="T1"> </text:span>lettré<text:span text:style-name="T1"> </text:span>moderne<text:span text:style-name="T1"> </text:span>suivra<text:span text:style-name="T1"> </text:span>plus<text:span text:style-name="T1"> </text:span>volontiers<text:span text:style-name="T1"> </text:span>le<text:span text:style-name="T1"> </text:span>jésuite<text:span text:style-name="T1"> </text:span>sur<text:span text:style-name="T1"> </text:span>un<text:span text:style-name="T1"> </text:span>terrain<text:span text:style-name="T1"> </text:span>moins<text:span text:style-name="T1"> </text:span>âpre.<text:span text:style-name="T1"> </text:span>Quand<text:span text:style-name="T1"> </text:span>il<text:span text:style-name="T1"> </text:span>fait<text:span text:style-name="T1"> </text:span>de<text:span text:style-name="T1"> </text:span>la<text:span text:style-name="T1"> </text:span>grammaire,<text:span text:style-name="T1"> </text:span>Bouhours<text:span text:style-name="T1"> </text:span>ne<text:span text:style-name="T1"> </text:span>saurait<text:span text:style-name="T1"> </text:span>molester<text:span text:style-name="T1"> </text:span>que<text:span text:style-name="T1"> </text:span>les<text:span text:style-name="T1"> </text:span>syllabes,<text:span text:style-name="T1"> </text:span>les<text:span text:style-name="T1"> </text:span>mots<text:span text:style-name="T1"> </text:span>ou<text:span text:style-name="T1"> </text:span>les<text:span text:style-name="T1"> </text:span>phrases:<text:span text:style-name="T1"> </text:span>c'est<text:span text:style-name="T1"> </text:span>péché<text:span text:style-name="T1"> </text:span>véniel !<text:span text:style-name="T1"> </text:span>Au<text:span text:style-name="T1"> </text:span>reste,<text:span text:style-name="T1"> </text:span>comme<text:span text:style-name="T1"> </text:span>avec<text:span text:style-name="T1"> </text:span>le<text:span text:style-name="T1"> </text:span>ciel,<text:span text:style-name="T1"> </text:span>Bouhours,<text:span text:style-name="T1"> </text:span>un<text:span text:style-name="T1"> </text:span>peu<text:span text:style-name="T1"> </text:span>moins<text:span text:style-name="T1"> </text:span>tyran<text:span text:style-name="T1"> </text:span>que<text:span text:style-name="T1"> </text:span>son<text:span text:style-name="T1"> </text:span>maître<text:span text:style-name="T1"> </text:span>Vaugelas,<text:span text:style-name="T1"> </text:span>s'accommode<text:span text:style-name="T1"> </text:span>avec<text:span text:style-name="T1"> </text:span>la<text:span text:style-name="T1"> </text:span>grammaire.<text:span text:style-name="T1"> </text:span>Tout<text:span text:style-name="T1"> </text:span>de<text:span text:style-name="T1"> </text:span>même<text:span text:style-name="T1"> </text:span>que<text:span text:style-name="T1"> </text:span>ses<text:span text:style-name="T1"> </text:span>confrères<text:span text:style-name="T1"> </text:span>font<text:span text:style-name="T1"> </text:span>les<text:span text:style-name="T1"> </text:span>âmes,<text:span text:style-name="T1"> </text:span>il<text:span text:style-name="T1"> </text:span>laisse<text:span text:style-name="T1"> </text:span>venir<text:span text:style-name="T1"> </text:span>à<text:span text:style-name="T1"> </text:span>lui<text:span text:style-name="T1"> </text:span>les<text:span text:style-name="T1"> </text:span>mots<text:span text:style-name="T1"> </text:span>nouveaux,<text:span text:style-name="T1"> </text:span>pourvu<text:span text:style-name="T1"> </text:span>qu'ils<text:span text:style-name="T1"> </text:span>soient<text:span text:style-name="T1"> </text:span>de<text:span text:style-name="T1"> </text:span>bonne<text:span text:style-name="T1"> </text:span>compagnie,<text:span text:style-name="T1"> </text:span>nés<text:span text:style-name="T1"> </text:span>en<text:span text:style-name="T1"> </text:span>la<text:span text:style-name="T1"> </text:span>conversation<text:span text:style-name="T1"> </text:span>des<text:span text:style-name="T1"> </text:span>« honnêtes<text:span text:style-name="T1"> </text:span>gens<text:span text:style-name="T1"> »</text:span>,<text:span text:style-name="T1"> </text:span>agréés<text:span text:style-name="T1"> </text:span>par<text:span text:style-name="T1"> </text:span>les<text:span text:style-name="T1"> </text:span>femmes<text:span text:style-name="T1"> </text:span>(ce<text:span text:style-name="T1"> </text:span>qui<text:span text:style-name="T1"> </text:span>est<text:span text:style-name="T1"> </text:span>un<text:span text:style-name="T1"> </text:span>grand<text:span text:style-name="T1"> </text:span>point<text:span text:style-name="T1"> </text:span>)<text:span text:style-name="T1"> </text:span>La<text:span text:style-name="T1"> </text:span>circonspection<text:span text:style-name="T1"> </text:span>qu'il<text:span text:style-name="T1"> </text:span>montre<text:span text:style-name="T1"> </text:span>en<text:span text:style-name="T1"> </text:span>cette<text:span text:style-name="T1"> </text:span>matière<text:span text:style-name="T1"> </text:span>a<text:span text:style-name="T1"> </text:span>de<text:span text:style-name="T1"> </text:span>quoi<text:span text:style-name="T1"> </text:span>nous<text:span text:style-name="T1"> </text:span>faire<text:span text:style-name="T1"> </text:span>sourire,<text:span text:style-name="T1"> </text:span>nous<text:span text:style-name="T1"> </text:span>autres<text:span text:style-name="T1"> </text:span>qui<text:span text:style-name="T1"> </text:span>voyons<text:span text:style-name="T1"> </text:span>éclore<text:span text:style-name="T1"> </text:span>à<text:span text:style-name="T1"> </text:span>chaque<text:span text:style-name="T1"> </text:span>pas<text:span text:style-name="T1"> </text:span>des<text:span text:style-name="T1"> </text:span>mots<text:span text:style-name="T1"> </text:span>de<text:span text:style-name="T1"> </text:span>toute<text:span text:style-name="T1"> </text:span>couleur,<text:span text:style-name="T1"> </text:span>et<text:span text:style-name="T1"> </text:span>qui<text:span text:style-name="T1"> </text:span>les<text:span text:style-name="T1"> </text:span>prenons<text:span text:style-name="T1"> </text:span>sans<text:span text:style-name="T1"> </text:span>marchander,<text:span text:style-name="T1"> </text:span>même<text:span text:style-name="T1"> </text:span>les<text:span text:style-name="T1"> </text:span>disgracieux<text:span text:style-name="T1"> </text:span>et<text:span text:style-name="T1"> </text:span>les<text:span text:style-name="T1"> </text:span>inutiles.<text:span text:style-name="T1"> </text:span></text:p>
      <text:p text:style-name="Standard">Langue<text:span text:style-name="T1"> </text:span>turbulente,<text:span text:style-name="T1"> </text:span>criarde,<text:span text:style-name="T1"> </text:span>qui<text:span text:style-name="T1"> </text:span>ne<text:span text:style-name="T1"> </text:span>ferait<text:span text:style-name="T1"> </text:span>point<text:span text:style-name="T1"> </text:span>mal<text:span text:style-name="T1"> </text:span>de<text:span text:style-name="T1"> </text:span>se<text:span text:style-name="T1"> </text:span>remettre<text:span text:style-name="T1"> </text:span>un<text:span text:style-name="T1"> </text:span>tant<text:span text:style-name="T1"> </text:span>soit<text:span text:style-name="T1"> </text:span>peu<text:span text:style-name="T1"> </text:span>sous<text:span text:style-name="T1"> </text:span>la<text:span text:style-name="T1"> </text:span>discipline<text:span text:style-name="T1"> </text:span>d'un<text:span text:style-name="T1"> </text:span>Bouhours.<text:span text:style-name="T1"> </text:span></text:p>
      <text:p text:style-name="Standard">Sa<text:span text:style-name="T1"> </text:span>prudence<text:span text:style-name="T1"> </text:span>conciliante<text:span text:style-name="T1"> </text:span>et<text:span text:style-name="T1"> </text:span>ce<text:span text:style-name="T1"> </text:span>goût<text:span text:style-name="T1"> </text:span>de<text:span text:style-name="T1"> </text:span>la<text:span text:style-name="T1"> </text:span>règle,<text:span text:style-name="T1"> </text:span>mais<text:span text:style-name="T1"> </text:span>d'une<text:span text:style-name="T1"> </text:span>règle<text:span text:style-name="T1"> </text:span>point<text:span text:style-name="T1"> </text:span>trop<text:span text:style-name="T1"> </text:span>rigoureuse,<text:span text:style-name="T1"> </text:span>pliante<text:span text:style-name="T1"> </text:span>aux<text:span text:style-name="T1"> </text:span>usages<text:span text:style-name="T1"> </text:span>et<text:span text:style-name="T1"> </text:span>aux<text:span text:style-name="T1"> </text:span>modes,<text:span text:style-name="T1"> </text:span>sont<text:span text:style-name="T1"> </text:span>bien<text:span text:style-name="T1"> </text:span>d'un<text:span text:style-name="T1"> </text:span>siècle<text:span text:style-name="T1"> </text:span>où<text:span text:style-name="T1"> </text:span>le<text:span text:style-name="T1"> </text:span>caprice<text:span text:style-name="T1"> </text:span>d'une<text:span text:style-name="T1"> </text:span>cour,<text:span text:style-name="T1"> </text:span>du<text:span text:style-name="T1"> </text:span>roi<text:span text:style-name="T1"> </text:span>plutôt,<text:span text:style-name="T1"> </text:span>fait<text:span text:style-name="T1"> </text:span>toute<text:span text:style-name="T1"> </text:span>la<text:span text:style-name="T1"> </text:span>loi.<text:span text:style-name="T1"> </text:span>Comme<text:span text:style-name="T1"> </text:span>ils<text:span text:style-name="T1"> </text:span>peignent<text:span text:style-name="T1"> </text:span>bien<text:span text:style-name="T1"> </text:span>aussi,<text:span text:style-name="T1"> </text:span>en<text:span text:style-name="T1"> </text:span>miniature,<text:span text:style-name="T1"> </text:span>l'esprit<text:span text:style-name="T1"> </text:span>ondoyant<text:span text:style-name="T1"> </text:span>de<text:span text:style-name="T1"> </text:span>son<text:span text:style-name="T1"> </text:span>ordre !<text:span text:style-name="T1"> </text:span>Ce<text:span text:style-name="T1"> </text:span>qui<text:span text:style-name="T1"> </text:span>n'est<text:span text:style-name="T1"> </text:span>pas<text:span text:style-name="T1"> </text:span>bon<text:span text:style-name="T1"> </text:span>aujourd'hui<text:span text:style-name="T1"> </text:span>le<text:span text:style-name="T1"> </text:span>sera<text:span text:style-name="T1"> </text:span>peut-être<text:span text:style-name="T1"> </text:span>demain ;<text:span text:style-name="T1"> </text:span>pas<text:span text:style-name="T1"> </text:span>de<text:span text:style-name="T1"> </text:span>rigueurs,<text:span text:style-name="T1"> </text:span>des<text:span text:style-name="T1"> </text:span>tempéraments !<text:span text:style-name="T1"> </text:span>Bouhours<text:span text:style-name="T1"> </text:span>n'est<text:span text:style-name="T1"> </text:span>pas<text:span text:style-name="T1"> </text:span>homme<text:span text:style-name="T1"> </text:span>à<text:span text:style-name="T1"> </text:span>trancher<text:span text:style-name="T1"> </text:span>il<text:span text:style-name="T1"> </text:span>expose<text:span text:style-name="T1"> </text:span>le<text:span text:style-name="T1"> </text:span>pour<text:span text:style-name="T1"> </text:span>et<text:span text:style-name="T1"> </text:span>le<text:span text:style-name="T1"> </text:span>contre,<text:span text:style-name="T1"> </text:span>propose<text:span text:style-name="T1"> </text:span>à<text:span text:style-name="T1"> </text:span>peine.<text:span text:style-name="T1"> </text:span>Ainsi<text:span text:style-name="T1"> </text:span>pour<text:span text:style-name="T1"> </text:span>ses<text:span text:style-name="T1"> </text:span>théories<text:span text:style-name="T1"> </text:span>littéraires<text:span text:style-name="T1"> – </text:span>ce<text:span text:style-name="T1"> </text:span>qu'il<text:span text:style-name="T1"> </text:span>prise,<text:span text:style-name="T1"> </text:span>c'est<text:span text:style-name="T1"> </text:span>la<text:span text:style-name="T1"> </text:span>mesure —<text:span text:style-name="T1"> </text:span>« un<text:span text:style-name="T1"> </text:span>bel<text:span text:style-name="T1"> </text:span>esprit<text:span text:style-name="T1"> </text:span>est<text:span text:style-name="T1"> </text:span>comme<text:span text:style-name="T1"> </text:span>ces<text:span text:style-name="T1"> </text:span>gens<text:span text:style-name="T1"> </text:span>riches<text:span text:style-name="T1"> </text:span>et<text:span text:style-name="T1"> </text:span>sages<text:span text:style-name="T1"> </text:span>qui<text:span text:style-name="T1"> </text:span>sont<text:span text:style-name="T1"> </text:span>magnifiques<text:span text:style-name="T1"> </text:span>en<text:span text:style-name="T1"> </text:span>tout<text:span text:style-name="T1"> </text:span>et<text:span text:style-name="T1"> </text:span>qui<text:span text:style-name="T1"> </text:span>ne<text:span text:style-name="T1"> </text:span>font<text:span text:style-name="T1"> </text:span>jamais<text:span text:style-name="T1"> </text:span>de<text:span text:style-name="T1"> </text:span>folles<text:span text:style-name="T1"> </text:span>dépenses$381$<text:span text:style-name="T1"> »</text:span>.<text:span text:style-name="T1"> </text:span>Il<text:span text:style-name="T1"> </text:span>y<text:span text:style-name="T1"> </text:span>a<text:span text:style-name="T1"> </text:span>des<text:span text:style-name="T1"> </text:span>choses<text:span text:style-name="T1"> </text:span>fines<text:span text:style-name="T1"> </text:span>dans<text:span text:style-name="T1"> </text:span>ses<text:span text:style-name="T1"> </text:span><text:span text:style-name="T5">Entretiens</text:span>$382$,<text:span text:style-name="T1"> </text:span>dans<text:span text:style-name="T1"> </text:span>sa<text:span text:style-name="T1"> </text:span><text:span text:style-name="T5">Manière</text:span><text:span text:style-name="T4"> </text:span><text:span text:style-name="T5">de</text:span><text:span text:style-name="T4"> </text:span><text:span text:style-name="T5">bien</text:span><text:span text:style-name="T4"> </text:span><text:span text:style-name="T5">penser</text:span>$383$,<text:span text:style-name="T1"> </text:span>et<text:span text:style-name="T1"> </text:span>c'est<text:span text:style-name="T1"> </text:span>un<text:span text:style-name="T1"> </text:span>chapitre<text:span text:style-name="T1"> </text:span>où<text:span text:style-name="T1"> </text:span>M.<text:span text:style-name="T1"> </text:span>Doncieux<text:span text:style-name="T1"> </text:span>fait<text:span text:style-name="T1"> </text:span>preuve<text:span text:style-name="T1"> </text:span>d'une<text:span text:style-name="T1"> </text:span>rare<text:span text:style-name="T1"> </text:span>pénétration<text:span text:style-name="T1"> </text:span>d'analyse$384$.<text:span text:style-name="T1"> </text:span>Son<text:span text:style-name="T1"> </text:span>Père<text:span text:style-name="T1"> </text:span>Bouhours<text:span text:style-name="T1"> </text:span>prend<text:span text:style-name="T1"> </text:span>place<text:span text:style-name="T1"> </text:span>parmi<text:span text:style-name="T1"> </text:span>les<text:span text:style-name="T1"> </text:span>délicats ;<text:span text:style-name="T1"> </text:span>et<text:span text:style-name="T1"> </text:span>comme<text:span text:style-name="T1"> </text:span>on<text:span text:style-name="T1"> </text:span>ne<text:span text:style-name="T1"> </text:span>va<text:span text:style-name="T1"> </text:span>guère<text:span text:style-name="T1"> </text:span>feuilleter<text:span text:style-name="T1"> </text:span>l'original,<text:span text:style-name="T1"> </text:span>il<text:span text:style-name="T1"> </text:span>y<text:span text:style-name="T1"> </text:span>a<text:span text:style-name="T1"> </text:span>gré<text:span text:style-name="T1"> </text:span>à<text:span text:style-name="T1"> </text:span>savoir<text:span text:style-name="T1"> </text:span>à<text:span text:style-name="T1"> </text:span>celui<text:span text:style-name="T1"> </text:span>qui<text:span text:style-name="T1"> </text:span>vient<text:span text:style-name="T1"> </text:span>de<text:span text:style-name="T1"> </text:span>si<text:span text:style-name="T1"> </text:span>bien<text:span text:style-name="T1"> </text:span>mettre<text:span text:style-name="T1"> </text:span>en<text:span text:style-name="T1"> </text:span>lumière,<text:span text:style-name="T1"> </text:span>parmi<text:span text:style-name="T1"> </text:span>son<text:span text:style-name="T1"> </text:span>entourage,<text:span text:style-name="T1"> </text:span>dans<text:span text:style-name="T1"> </text:span>son<text:span text:style-name="T1"> </text:span>vrai<text:span text:style-name="T1"> </text:span>milieu,<text:span text:style-name="T1"> </text:span>cet<text:span text:style-name="T1"> </text:span>homme<text:span text:style-name="T1"> </text:span>de<text:span text:style-name="T1"> </text:span>goût<text:span text:style-name="T1"> </text:span>qui<text:span text:style-name="T1"> </text:span>fut,<text:span text:style-name="T1"> </text:span>tout<text:span text:style-name="T1"> </text:span>autant<text:span text:style-name="T1"> </text:span>que<text:span text:style-name="T1"> </text:span>jésuite,<text:span text:style-name="T1"> </text:span>littérateur.<text:span text:style-name="T1"> </text:span></text:p>
      <text:p text:style-name="Standard">Ami<text:span text:style-name="T1"> </text:span>simple,<text:span text:style-name="T1"> </text:span>d'ailleurs,<text:span text:style-name="T1"> </text:span>qui,<text:span text:style-name="T1"> </text:span>malgré<text:span text:style-name="T1"> </text:span>le<text:span text:style-name="T1"> </text:span>piquant<text:span text:style-name="T1"> </text:span>de<text:span text:style-name="T1"> </text:span>ses<text:span text:style-name="T1"> </text:span>polémiques,<text:span text:style-name="T1"> </text:span>ne<text:span text:style-name="T1"> </text:span>rendit<text:span text:style-name="T1"> </text:span>guère<text:span text:style-name="T1"> </text:span>d'autre<text:span text:style-name="T1"> </text:span>service<text:span text:style-name="T1"> </text:span>à<text:span text:style-name="T1"> </text:span>sa<text:span text:style-name="T1"> </text:span>compagnie<text:span text:style-name="T1"> </text:span>que<text:span text:style-name="T1"> </text:span>d'en<text:span text:style-name="T1"> </text:span>être<text:span text:style-name="T1"> </text:span>l'ornement<text:span text:style-name="T1"> </text:span>et<text:span text:style-name="T1"> </text:span>comme<text:span text:style-name="T1"> </text:span>le<text:span text:style-name="T1"> </text:span>luxe<text:span text:style-name="T1"> </text:span>aimable.<text:span text:style-name="T1"> </text:span>Il<text:span text:style-name="T1"> </text:span>est<text:span text:style-name="T1"> </text:span>vrai<text:span text:style-name="T1"> </text:span>qu'au<text:span text:style-name="T1"> </text:span>dix-septième<text:span text:style-name="T1"> </text:span>siècle<text:span text:style-name="T1"> </text:span>les<text:span text:style-name="T1"> </text:span>belles-lettres<text:span text:style-name="T1"> </text:span>avaient<text:span text:style-name="T1"> </text:span>leur<text:span text:style-name="T1"> </text:span>importance<text:span text:style-name="T1"> </text:span>dans<text:span text:style-name="T1"> </text:span>l'Etat,<text:span text:style-name="T1"> </text:span>par<text:span text:style-name="T1"> </text:span>elles-mêmes ;<text:span text:style-name="T1"> </text:span>jamais<text:span text:style-name="T1"> </text:span>on<text:span text:style-name="T1"> </text:span>ne<text:span text:style-name="T1"> </text:span>pratiqua<text:span text:style-name="T1"> </text:span>autant<text:span text:style-name="T1"> </text:span>l'art<text:span text:style-name="T1"> </text:span>pour<text:span text:style-name="T1"> </text:span>l'art,<text:span text:style-name="T1"> </text:span>jamais<text:span text:style-name="T1"> </text:span>la<text:span text:style-name="T1"> </text:span>langue<text:span text:style-name="T1"> </text:span>ne<text:span text:style-name="T1"> </text:span>fut<text:span text:style-name="T1"> </text:span>tant<text:span text:style-name="T1"> </text:span>aimée,<text:span text:style-name="T1"> </text:span>aimée<text:span text:style-name="T1"> </text:span>parfois<text:span text:style-name="T1"> </text:span>de<text:span text:style-name="T1"> </text:span>travers,<text:span text:style-name="T1"> </text:span>mais<text:span text:style-name="T1"> </text:span>choyée<text:span text:style-name="T1"> </text:span>par<text:span text:style-name="T1"> </text:span>des<text:span text:style-name="T1"> </text:span>esprits<text:span text:style-name="T1"> </text:span>qui<text:span text:style-name="T1"> </text:span>la<text:span text:style-name="T1"> </text:span>voulaient<text:span text:style-name="T1"> </text:span>parfaite.<text:span text:style-name="T1"> </text:span>C'était<text:span text:style-name="T1"> </text:span>avoir<text:span text:style-name="T1"> </text:span>son<text:span text:style-name="T1"> </text:span>rang,<text:span text:style-name="T1"> </text:span>par<text:span text:style-name="T1"> </text:span>là<text:span text:style-name="T1"> </text:span>son<text:span text:style-name="T1"> </text:span>influence,<text:span text:style-name="T1"> </text:span>que<text:span text:style-name="T1"> </text:span>de<text:span text:style-name="T1"> </text:span>régenter<text:span text:style-name="T1"> </text:span>en<text:span text:style-name="T1"> </text:span>quelque<text:span text:style-name="T1"> </text:span>coin<text:span text:style-name="T1"> </text:span>du<text:span text:style-name="T1"> </text:span>Parnasse ;<text:span text:style-name="T1"> </text:span>la<text:span text:style-name="T1"> </text:span>renommée<text:span text:style-name="T1"> </text:span>de<text:span text:style-name="T1"> </text:span>Bouhours<text:span text:style-name="T1"> </text:span>donnait<text:span text:style-name="T1"> </text:span>du<text:span text:style-name="T1"> </text:span>lustre<text:span text:style-name="T1"> </text:span>à<text:span text:style-name="T1"> </text:span>la<text:span text:style-name="T1"> </text:span>compagnie,<text:span text:style-name="T1"> </text:span>jetait<text:span text:style-name="T1"> </text:span>sur<text:span text:style-name="T1"> </text:span>elle<text:span text:style-name="T1"> </text:span>comme<text:span text:style-name="T1"> </text:span>un<text:span text:style-name="T1"> </text:span>manteau<text:span text:style-name="T1"> </text:span>littéraire<text:span text:style-name="T1"> </text:span>et<text:span text:style-name="T1"> </text:span>mondain<text:span text:style-name="T1"> </text:span>sous<text:span text:style-name="T1"> </text:span>lequel<text:span text:style-name="T1"> </text:span>le<text:span text:style-name="T1"> </text:span>ménage<text:span text:style-name="T1"> </text:span>politique<text:span text:style-name="T1"> </text:span>pouvait<text:span text:style-name="T1"> </text:span>s'élaborer<text:span text:style-name="T1"> </text:span>à<text:span text:style-name="T1"> </text:span>l'aise.<text:span text:style-name="T1"> </text:span>Sans<text:span text:style-name="T1"> </text:span>s'en<text:span text:style-name="T1"> </text:span>douter,<text:span text:style-name="T1"> </text:span>Bouhours<text:span text:style-name="T1"> </text:span>eut<text:span text:style-name="T1"> </text:span>ce<text:span text:style-name="T1"> </text:span>rôle<text:span text:style-name="T1"> </text:span>et<text:span text:style-name="T1"> </text:span>le<text:span text:style-name="T1"> </text:span>tint<text:span text:style-name="T1"> </text:span>à<text:span text:style-name="T1"> </text:span>merveille.<text:span text:style-name="T1"> </text:span>Par<text:span text:style-name="T1"> </text:span>la<text:span text:style-name="T1"> </text:span>suite,<text:span text:style-name="T1"> </text:span>l'histoire<text:span text:style-name="T1"> </text:span>littéraire<text:span text:style-name="T1"> </text:span>de<text:span text:style-name="T1"> </text:span>la<text:span text:style-name="T1"> </text:span>Société<text:span text:style-name="T1"> </text:span>de<text:span text:style-name="T1"> </text:span>Jésus<text:span text:style-name="T1"> </text:span>ne<text:span text:style-name="T1"> </text:span>nous<text:span text:style-name="T1"> </text:span>offre<text:span text:style-name="T1"> </text:span>guère<text:span text:style-name="T1"> </text:span>de<text:span text:style-name="T1"> </text:span>personnages<text:span text:style-name="T1"> </text:span>comparables.<text:span text:style-name="T1"> </text:span>Au<text:span text:style-name="T1"> </text:span>dix-huitième<text:span text:style-name="T1"> </text:span>siècle,<text:span text:style-name="T1"> </text:span>la<text:span text:style-name="T1"> </text:span>littérature<text:span text:style-name="T1"> </text:span>des<text:span text:style-name="T1"> </text:span>jésuites<text:span text:style-name="T1"> </text:span>se<text:span text:style-name="T1"> </text:span>dessèche<text:span text:style-name="T1"> </text:span>dans<text:span text:style-name="T1"> </text:span>la<text:span text:style-name="T1"> </text:span>théologie<text:span text:style-name="T1"> </text:span>ou<text:span text:style-name="T1"> </text:span>bien<text:span text:style-name="T1"> </text:span>s'affadit<text:span text:style-name="T1"> </text:span>dans<text:span text:style-name="T1"> </text:span>les<text:span text:style-name="T1"> </text:span>collèges<text:span text:style-name="T1"> </text:span>il<text:span text:style-name="T1"> </text:span>y<text:span text:style-name="T1"> </text:span>a<text:span text:style-name="T1"> </text:span>peu<text:span text:style-name="T1"> </text:span>de<text:span text:style-name="T1"> </text:span>place<text:span text:style-name="T1"> </text:span>pour<text:span text:style-name="T1"> </text:span>les<text:span text:style-name="T1"> </text:span>Bouhours.<text:span text:style-name="T1"> </text:span>Plus<text:span text:style-name="T1"> </text:span>tard<text:span text:style-name="T1"> </text:span>encore,<text:span text:style-name="T1"> </text:span>après<text:span text:style-name="T1"> </text:span>la<text:span text:style-name="T1"> </text:span>résurrection<text:span text:style-name="T1"> </text:span>de<text:span text:style-name="T1"> </text:span>l'ordre,<text:span text:style-name="T1"> </text:span>il<text:span text:style-name="T1"> </text:span>faut<text:span text:style-name="T1"> </text:span>lutter<text:span text:style-name="T1"> </text:span>pour<text:span text:style-name="T1"> </text:span>l'existence,<text:span text:style-name="T1"> </text:span>donner<text:span text:style-name="T1"> </text:span>toutes<text:span text:style-name="T1"> </text:span>les<text:span text:style-name="T1"> </text:span>forces<text:span text:style-name="T1"> </text:span>de<text:span text:style-name="T1"> </text:span>l'esprit<text:span text:style-name="T1"> </text:span>à<text:span text:style-name="T1"> </text:span>l'activité<text:span text:style-name="T1"> </text:span>pratique<text:span text:style-name="T1"> </text:span>plus<text:span text:style-name="T1"> </text:span>que<text:span text:style-name="T1"> </text:span>jamais,<text:span text:style-name="T1"> </text:span>les<text:span text:style-name="T1"> </text:span>Bouhours<text:span text:style-name="T1"> </text:span>sont<text:span text:style-name="T1"> </text:span>inutiles.<text:span text:style-name="T1"> </text:span>Au<text:span text:style-name="T1"> </text:span>reste,<text:span text:style-name="T1"> </text:span>il<text:span text:style-name="T1"> </text:span>suffit<text:span text:style-name="T1"> </text:span>qu'il<text:span text:style-name="T1"> </text:span>'en<text:span text:style-name="T1"> </text:span>soit<text:span text:style-name="T1"> </text:span>rencontré<text:span text:style-name="T1"> </text:span>un ;<text:span text:style-name="T1"> </text:span>et<text:span text:style-name="T1"> </text:span>maintenant<text:span text:style-name="T1"> </text:span>qu'il<text:span text:style-name="T1"> </text:span>nous<text:span text:style-name="T1"> </text:span>est<text:span text:style-name="T1"> </text:span>loisible,<text:span text:style-name="T1"> </text:span>à<text:span text:style-name="T1"> </text:span>travers<text:span text:style-name="T1"> </text:span>une<text:span text:style-name="T1"> </text:span>lecture<text:span text:style-name="T1"> </text:span>fort<text:span text:style-name="T1"> </text:span>agréable,<text:span text:style-name="T1"> </text:span>de<text:span text:style-name="T1"> </text:span>faire<text:span text:style-name="T1"> </text:span>entière<text:span text:style-name="T1"> </text:span>con-,<text:span text:style-name="T1"> </text:span>naissance<text:span text:style-name="T1"> </text:span>avec<text:span text:style-name="T1"> </text:span>Bouhours,<text:span text:style-name="T1"> </text:span>nous<text:span text:style-name="T1"> </text:span>nous<text:span text:style-name="T1"> </text:span>prenons<text:span text:style-name="T1"> </text:span>pour<text:span text:style-name="T1"> </text:span>lui<text:span text:style-name="T1"> </text:span>d'une<text:span text:style-name="T1"> </text:span>certaine<text:span text:style-name="T1"> </text:span>sympathie.<text:span text:style-name="T1"> </text:span>Et<text:span text:style-name="T1"> </text:span>quel<text:span text:style-name="T1"> </text:span>brave<text:span text:style-name="T1"> </text:span>jésuite,<text:span text:style-name="T1"> </text:span>en<text:span text:style-name="T1"> </text:span>somme,<text:span text:style-name="T1"> </text:span>celui<text:span text:style-name="T1"> </text:span>qui<text:span text:style-name="T1"> </text:span>la<text:span text:style-name="T1"> </text:span>veille<text:span text:style-name="T1"> </text:span>de<text:span text:style-name="T1"> </text:span>sa<text:span text:style-name="T1"> </text:span>mort,<text:span text:style-name="T1"> </text:span>dans<text:span text:style-name="T1"> </text:span>le<text:span text:style-name="T1"> </text:span>calme<text:span text:style-name="T1"> </text:span>crépuscule<text:span text:style-name="T1"> </text:span>de<text:span text:style-name="T1"> </text:span>la<text:span text:style-name="T1"> </text:span>nuit<text:span text:style-name="T1"> </text:span>éternelle,<text:span text:style-name="T1"> </text:span>disait<text:span text:style-name="T1"> </text:span>à<text:span text:style-name="T1"> </text:span>un<text:span text:style-name="T1"> </text:span>ami<text:span text:style-name="T1"> </text:span>« J'ai<text:span text:style-name="T1"> </text:span>quelque<text:span text:style-name="T1"> </text:span>Scrupule<text:span text:style-name="T1"> </text:span>du<text:span text:style-name="T1"> </text:span>plaisir<text:span text:style-name="T1"> </text:span>que<text:span text:style-name="T1"> </text:span>je<text:span text:style-name="T1"> </text:span>trouve<text:span text:style-name="T1"> </text:span>à<text:span text:style-name="T1"> </text:span>mourir$385$!<text:span text:style-name="T1"> » </text:span></text:p>
      <text:h text:style-name="P25" text:outline-level="1">Alfred Vallette,<text:span text:style-name="T1"> romancier </text:span>$386$</text:h>
      <text:p text:style-name="Text_20_body"/>
      <text:p text:style-name="Standard">Annuellement,<text:span text:style-name="T1"> </text:span>d'après<text:span text:style-name="T1"> </text:span>de<text:span text:style-name="T1"> </text:span>sûres<text:span text:style-name="T1"> </text:span>statistiques,<text:span text:style-name="T1"> </text:span>la<text:span text:style-name="T1"> </text:span>nation<text:span text:style-name="T1"> </text:span>française<text:span text:style-name="T1"> </text:span>produit<text:span text:style-name="T1"> </text:span>environ<text:span text:style-name="T1"> </text:span>trois<text:span text:style-name="T1"> </text:span>mille<text:span text:style-name="T1"> </text:span>tomes<text:span text:style-name="T1"> </text:span>de<text:span text:style-name="T1"> </text:span>roman<text:span text:style-name="T1"> </text:span>c'est<text:span text:style-name="T1"> </text:span>une<text:span text:style-name="T1"> </text:span>grande<text:span text:style-name="T1"> </text:span>richesse.<text:span text:style-name="T1"> </text:span>Là-dedans<text:span text:style-name="T1"> </text:span>sont<text:span text:style-name="T1"> </text:span>comprises<text:span text:style-name="T1"> </text:span>les<text:span text:style-name="T1"> </text:span>réimpressions<text:span text:style-name="T1"> </text:span>et<text:span text:style-name="T1"> </text:span>les<text:span text:style-name="T1"> </text:span>traductions<text:span text:style-name="T1"> </text:span>et<text:span text:style-name="T1"> </text:span>toutes<text:span text:style-name="T1"> </text:span>sortes<text:span text:style-name="T1"> </text:span>de<text:span text:style-name="T1"> </text:span>babioles,<text:span text:style-name="T1"> </text:span>de<text:span text:style-name="T1"> </text:span>jouets<text:span text:style-name="T1"> </text:span>et<text:span text:style-name="T1"> </text:span>de<text:span text:style-name="T1"> </text:span>verroteries.<text:span text:style-name="T1"> </text:span>Il<text:span text:style-name="T1"> </text:span>est<text:span text:style-name="T1"> </text:span>à<text:span text:style-name="T1"> </text:span>croire<text:span text:style-name="T1"> </text:span>que<text:span text:style-name="T1"> </text:span>le<text:span text:style-name="T1"> </text:span>trafic<text:span text:style-name="T1"> </text:span>engendré<text:span text:style-name="T1"> </text:span>par<text:span text:style-name="T1"> </text:span>cette<text:span text:style-name="T1"> </text:span>industrie<text:span text:style-name="T1"> </text:span>est<text:span text:style-name="T1"> </text:span>spécialement<text:span text:style-name="T1"> </text:span>d'importation ;<text:span text:style-name="T1"> </text:span>on<text:span text:style-name="T1"> </text:span>voit<text:span text:style-name="T1"> </text:span>des<text:span text:style-name="T1"> </text:span>gens<text:span text:style-name="T1"> </text:span>curieux<text:span text:style-name="T1"> </text:span>et<text:span text:style-name="T1"> </text:span>même<text:span text:style-name="T1"> </text:span>dévoués<text:span text:style-name="T1"> </text:span>tenter<text:span text:style-name="T1"> </text:span>sous<text:span text:style-name="T1"> </text:span>l'Odéon<text:span text:style-name="T1"> </text:span>la<text:span text:style-name="T1"> </text:span>dévirginisation<text:span text:style-name="T1"> </text:span>subreptice<text:span text:style-name="T1"> </text:span>de<text:span text:style-name="T1"> </text:span>ces<text:span text:style-name="T1"> </text:span>tomes,<text:span text:style-name="T1"> </text:span>on<text:span text:style-name="T1"> </text:span>n'en<text:span text:style-name="T1"> </text:span>voit<text:span text:style-name="T1"> </text:span>jamais<text:span text:style-name="T1"> </text:span>que<text:span text:style-name="T1"> </text:span>la<text:span text:style-name="T1"> </text:span>passion<text:span text:style-name="T1"> </text:span>exalte<text:span text:style-name="T1"> </text:span>au<text:span text:style-name="T1"> </text:span>point<text:span text:style-name="T1"> </text:span>de<text:span text:style-name="T1"> </text:span>leur<text:span text:style-name="T1"> </text:span>faire<text:span text:style-name="T1"> </text:span>payer,<text:span text:style-name="T1"> </text:span>afin<text:span text:style-name="T1"> </text:span>d'une<text:span text:style-name="T1"> </text:span>possession<text:span text:style-name="T1"> </text:span>complète<text:span text:style-name="T1"> </text:span>et<text:span text:style-name="T1"> </text:span>définitive,<text:span text:style-name="T1"> </text:span>la<text:span text:style-name="T1"> </text:span>rançon<text:span text:style-name="T1"> </text:span>de<text:span text:style-name="T1"> </text:span>ces<text:span text:style-name="T1"> </text:span>multicolores<text:span text:style-name="T1"> </text:span>esclaves.<text:span text:style-name="T1"> </text:span>Où<text:span text:style-name="T1"> </text:span>vont-elles,<text:span text:style-name="T1"> </text:span>après<text:span text:style-name="T1"> </text:span>ce<text:span text:style-name="T1"> </text:span>stage<text:span text:style-name="T1"> </text:span>à<text:span text:style-name="T1"> </text:span>des<text:span text:style-name="T1"> </text:span>comptoirs,<text:span text:style-name="T1"> </text:span>à<text:span text:style-name="T1"> </text:span>des<text:span text:style-name="T1"> </text:span>vitrines,<text:span text:style-name="T1"> </text:span>ces<text:span text:style-name="T1"> </text:span>créatures<text:span text:style-name="T1"> </text:span>issues<text:span text:style-name="T1"> </text:span>de<text:span text:style-name="T1"> </text:span>nous,<text:span text:style-name="T1"> </text:span>pour<text:span text:style-name="T1"> </text:span>qui<text:span text:style-name="T1"> </text:span>leurs<text:span text:style-name="T1"> </text:span>fabricateurs<text:span text:style-name="T1"> </text:span>rêvèrent<text:span text:style-name="T1"> </text:span>des<text:span text:style-name="T1"> </text:span>robes<text:span text:style-name="T1"> </text:span>brodées<text:span text:style-name="T1"> </text:span>d'orfroi<text:span text:style-name="T1"> </text:span>comme<text:span text:style-name="T1"> </text:span>des<text:span text:style-name="T1"> </text:span>chasubles,<text:span text:style-name="T1"> </text:span>des<text:span text:style-name="T1"> </text:span>colliers<text:span text:style-name="T1"> </text:span>de<text:span text:style-name="T1"> </text:span>perles<text:span text:style-name="T1"> </text:span>noires,<text:span text:style-name="T1"> </text:span>des<text:span text:style-name="T1"> </text:span>diadèmes<text:span text:style-name="T1"> </text:span>d'escarboucles,<text:span text:style-name="T1"> </text:span>des<text:span text:style-name="T1"> </text:span>souliers<text:span text:style-name="T1"> </text:span>en<text:span text:style-name="T1"> </text:span>peau<text:span text:style-name="T1"> </text:span>d'unicorne,<text:span text:style-name="T1"> </text:span>et<text:span text:style-name="T1"> </text:span>des<text:span text:style-name="T1"> </text:span>lits<text:span text:style-name="T1"> </text:span>de<text:span text:style-name="T1"> </text:span>harem<text:span text:style-name="T1"> </text:span>où<text:span text:style-name="T1"> </text:span>la<text:span text:style-name="T1"> </text:span>favorite<text:span text:style-name="T1"> </text:span>parfumée,<text:span text:style-name="T1"> </text:span>d'origan<text:span text:style-name="T1"> </text:span>s'évente<text:span text:style-name="T1"> </text:span>sur<text:span text:style-name="T1"> </text:span>des<text:span text:style-name="T1"> </text:span>toisons<text:span text:style-name="T1"> </text:span>de<text:span text:style-name="T1"> </text:span>lynx<text:span text:style-name="T1"> </text:span>avec<text:span text:style-name="T1"> </text:span>des<text:span text:style-name="T1"> </text:span>plumes<text:span text:style-name="T1"> </text:span>de<text:span text:style-name="T1"> </text:span>chimères !<text:span text:style-name="T1"> </text:span></text:p>
      <text:p text:style-name="Standard">Il<text:span text:style-name="T1"> </text:span>y<text:span text:style-name="T1"> </text:span>a<text:span text:style-name="T1"> </text:span>telle<text:span text:style-name="T1"> </text:span>sorte<text:span text:style-name="T1"> </text:span>d'ivoire<text:span text:style-name="T1"> </text:span>vert<text:span text:style-name="T1"> </text:span>dont<text:span text:style-name="T1"> </text:span>la<text:span text:style-name="T1"> </text:span>provenance<text:span text:style-name="T1"> </text:span>est<text:span text:style-name="T1"> </text:span>inconnue ;<text:span text:style-name="T1"> </text:span>presque<text:span text:style-name="T1"> </text:span>aussi<text:span text:style-name="T1"> </text:span>mystérieux,<text:span text:style-name="T1"> </text:span>mais<text:span text:style-name="T1"> </text:span>à<text:span text:style-name="T1"> </text:span>l'inverse,<text:span text:style-name="T1"> </text:span>le<text:span text:style-name="T1"> </text:span>commerce<text:span text:style-name="T1"> </text:span>des<text:span text:style-name="T1"> </text:span>livres.<text:span text:style-name="T1"> </text:span>On<text:span text:style-name="T1"> </text:span>en<text:span text:style-name="T1"> </text:span>sait<text:span text:style-name="T1"> </text:span>le<text:span text:style-name="T1"> </text:span>départ,<text:span text:style-name="T1"> </text:span>on<text:span text:style-name="T1"> </text:span>en<text:span text:style-name="T1"> </text:span>ignore<text:span text:style-name="T1"> </text:span>les<text:span text:style-name="T1"> </text:span>suites.<text:span text:style-name="T1"> </text:span>Rachilde$387$<text:span text:style-name="T1"> </text:span>émettait<text:span text:style-name="T1"> </text:span>l'autre<text:span text:style-name="T1"> </text:span>jour<text:span text:style-name="T1"> </text:span>cette<text:span text:style-name="T1"> </text:span>idée<text:span text:style-name="T1"> </text:span>que<text:span text:style-name="T1"> </text:span>peut-être,<text:span text:style-name="T1"> </text:span>en<text:span text:style-name="T1"> </text:span>telles<text:span text:style-name="T1"> </text:span>régions<text:span text:style-name="T1"> </text:span>invisitées,<text:span text:style-name="T1"> </text:span>enfilées<text:span text:style-name="T1"> </text:span>comme<text:span text:style-name="T1"> </text:span>des<text:span text:style-name="T1"> </text:span>merluches<text:span text:style-name="T1"> </text:span>à<text:span text:style-name="T1"> </text:span>de<text:span text:style-name="T1"> </text:span>souples<text:span text:style-name="T1"> </text:span>baguettes,<text:span text:style-name="T1"> </text:span>ou<text:span text:style-name="T1"> </text:span>comme<text:span text:style-name="T1"> </text:span>des<text:span text:style-name="T1"> </text:span>conques<text:span text:style-name="T1"> </text:span>à<text:span text:style-name="T1"> </text:span>des<text:span text:style-name="T1"> </text:span>cordes<text:span text:style-name="T1"> </text:span>de<text:span text:style-name="T1"> </text:span>ramie,<text:span text:style-name="T1"> </text:span>les<text:span text:style-name="T1"> </text:span>romans<text:span text:style-name="T1"> </text:span>nouveaux<text:span text:style-name="T1"> </text:span>servent<text:span text:style-name="T1"> </text:span>de<text:span text:style-name="T1"> </text:span>monnaie,<text:span text:style-name="T1"> </text:span>de<text:span text:style-name="T1"> </text:span>régulateur<text:span text:style-name="T1"> </text:span>du<text:span text:style-name="T1"> </text:span>troc:<text:span text:style-name="T1"> </text:span>avec<text:span text:style-name="T1"> </text:span>ces<text:span text:style-name="T1"> </text:span>ligatures,<text:span text:style-name="T1"> </text:span>on<text:span text:style-name="T1"> </text:span>dote<text:span text:style-name="T1"> </text:span>les<text:span text:style-name="T1"> </text:span>filles,<text:span text:style-name="T1"> </text:span>on<text:span text:style-name="T1"> </text:span>acquiert<text:span text:style-name="T1"> </text:span>des<text:span text:style-name="T1"> </text:span>chèvres<text:span text:style-name="T1"> </text:span>et<text:span text:style-name="T1"> </text:span>des<text:span text:style-name="T1"> </text:span>armes<text:span text:style-name="T1"> </text:span>de<text:span text:style-name="T1"> </text:span>guerre,<text:span text:style-name="T1"> </text:span>des<text:span text:style-name="T1"> </text:span>femmes<text:span text:style-name="T1"> </text:span>et<text:span text:style-name="T1"> </text:span>de<text:span text:style-name="T1"> </text:span>l'eau-de-vie.<text:span text:style-name="T1"> </text:span>Bien<text:span text:style-name="T1"> </text:span>que<text:span text:style-name="T1"> </text:span>cette<text:span text:style-name="T1"> </text:span>opinion<text:span text:style-name="T1"> </text:span>ne<text:span text:style-name="T1"> </text:span>soit<text:span text:style-name="T1"> </text:span>encore<text:span text:style-name="T1"> </text:span>que<text:span text:style-name="T1"> </text:span>probable,<text:span text:style-name="T1"> </text:span>et<text:span text:style-name="T1"> </text:span>que<text:span text:style-name="T1"> </text:span>nulle<text:span text:style-name="T1"> </text:span>carte<text:span text:style-name="T1"> </text:span>géographique,<text:span text:style-name="T1"> </text:span>même<text:span text:style-name="T1"> </text:span>de<text:span text:style-name="T1"> </text:span>Justus<text:span text:style-name="T1"> </text:span>Perthes$388$,<text:span text:style-name="T1"> </text:span>ne<text:span text:style-name="T1"> </text:span>marque<text:span text:style-name="T1"> </text:span>dans<text:span text:style-name="T1"> </text:span>les<text:span text:style-name="T1"> </text:span>solitudes<text:span text:style-name="T1"> </text:span>de<text:span text:style-name="T1"> </text:span>l'Afrique<text:span text:style-name="T1"> </text:span>centrale<text:span text:style-name="T1"> </text:span>une<text:span text:style-name="T1"> </text:span>« Région<text:span text:style-name="T1"> </text:span>des<text:span text:style-name="T1"> </text:span>Livres<text:span text:style-name="T1"> »</text:span>,<text:span text:style-name="T1"> </text:span>comme<text:span text:style-name="T1"> </text:span>il<text:span text:style-name="T1"> </text:span>y<text:span text:style-name="T1"> </text:span>a<text:span text:style-name="T1"> </text:span>une<text:span text:style-name="T1"> </text:span>« Région<text:span text:style-name="T1"> </text:span>des<text:span text:style-name="T1"> </text:span>Lacs<text:span text:style-name="T1"> »</text:span>,<text:span text:style-name="T1"> </text:span>bien<text:span text:style-name="T1"> </text:span>que<text:span text:style-name="T1"> </text:span>Stanley$389$<text:span text:style-name="T1"> </text:span>soit<text:span text:style-name="T1"> </text:span>resté<text:span text:style-name="T1"> </text:span>à<text:span text:style-name="T1"> </text:span>ce<text:span text:style-name="T1"> </text:span>sujet,<text:span text:style-name="T1"> </text:span>non<text:span text:style-name="T1"> </text:span>comme<text:span text:style-name="T1"> </text:span>sur<text:span text:style-name="T1"> </text:span>d'autres,<text:span text:style-name="T1"> </text:span>muet,<text:span text:style-name="T1"> </text:span>on<text:span text:style-name="T1"> </text:span>peut,<text:span text:style-name="T1"> </text:span>néanmoins,<text:span text:style-name="T1"> </text:span>l'accepter<text:span text:style-name="T1"> </text:span>provisoirement.<text:span text:style-name="T1"> </text:span>Cela<text:span text:style-name="T1"> </text:span>nous<text:span text:style-name="T1"> </text:span>tire<text:span text:style-name="T1"> </text:span>d'un<text:span text:style-name="T1"> </text:span>grand<text:span text:style-name="T1"> </text:span>embarras,<text:span text:style-name="T1"> </text:span>si<text:span text:style-name="T1"> </text:span>toutefois,<text:span text:style-name="T1"> </text:span>ainsi<text:span text:style-name="T1"> </text:span>que<text:span text:style-name="T1"> </text:span>je<text:span text:style-name="T1"> </text:span>le<text:span text:style-name="T1"> </text:span>pense,<text:span text:style-name="T1"> </text:span>le<text:span text:style-name="T1"> </text:span>doute<text:span text:style-name="T1"> </text:span>est<text:span text:style-name="T1"> </text:span>supérieur<text:span text:style-name="T1"> </text:span>à<text:span text:style-name="T1"> </text:span>l'ignorance.<text:span text:style-name="T1"> </text:span></text:p>
      <text:p text:style-name="Standard">D'autre<text:span text:style-name="T1"> </text:span>part,<text:span text:style-name="T1"> </text:span>c'est<text:span text:style-name="T1"> </text:span>encore<text:span text:style-name="T1"> </text:span>un<text:span text:style-name="T1"> </text:span>soulagement.<text:span text:style-name="T1"> </text:span>Qui<text:span text:style-name="T1"> </text:span>n'avait<text:span text:style-name="T1"> </text:span>été<text:span text:style-name="T1"> </text:span>froissé<text:span text:style-name="T1"> </text:span>de<text:span text:style-name="T1"> </text:span>constater,<text:span text:style-name="T1"> </text:span>en<text:span text:style-name="T1"> </text:span>ces<text:span text:style-name="T1"> </text:span>temps<text:span text:style-name="T1"> </text:span>si<text:span text:style-name="T1"> </text:span>noblement<text:span text:style-name="T1"> </text:span>utilitaires,<text:span text:style-name="T1"> </text:span>la<text:span text:style-name="T1"> </text:span>vanité,<text:span text:style-name="T1"> </text:span>le<text:span text:style-name="T1"> </text:span>bon-à-rien<text:span text:style-name="T1"> </text:span>du<text:span text:style-name="T1"> </text:span>roman<text:span text:style-name="T1"> </text:span>filoselle$390$,<text:span text:style-name="T1"> </text:span>de<text:span text:style-name="T1"> </text:span>la<text:span text:style-name="T1"> </text:span>bobine<text:span text:style-name="T1"> </text:span>vulgaire<text:span text:style-name="T1"> </text:span>débobinée<text:span text:style-name="T1"> </text:span>en<text:span text:style-name="T1"> </text:span>feuilleton<text:span text:style-name="T1"> </text:span>puis<text:span text:style-name="T1"> </text:span>rebobinée<text:span text:style-name="T1"> </text:span>en<text:span text:style-name="T1"> </text:span>volume<text:span text:style-name="T1"> </text:span>(marques<text:span text:style-name="T1"> </text:span>Delpit<text:span text:style-name="T1"> </text:span>frères$391$,<text:span text:style-name="T1"> </text:span>Rabusson<text:span text:style-name="T1"> </text:span>aîné$392$,<text:span text:style-name="T1"> </text:span>les<text:span text:style-name="T1"> </text:span>Fils<text:span text:style-name="T1"> </text:span>de<text:span text:style-name="T1"> </text:span>Cotonet$393$,<text:span text:style-name="T1"> </text:span>Gréville-Duruy<text:span text:style-name="T1"> </text:span>jeune$394$<text:span text:style-name="T1"> </text:span>et<text:span text:style-name="T1"> </text:span>Vve<text:span text:style-name="T1"> </text:span>Theuriet$395$,<text:span text:style-name="T1"> </text:span><text:span text:style-name="T5">Aux</text:span><text:span text:style-name="T4"> </text:span><text:span text:style-name="T5">100.000</text:span><text:span text:style-name="T4"> </text:span><text:span text:style-name="T5">Bobines</text:span>$396$<text:span text:style-name="T1"> </text:span>(Ancienne<text:span text:style-name="T1"> </text:span>Maison<text:span text:style-name="T1"> </text:span>Maupassant,<text:span text:style-name="T4"> </text:span><text:span text:style-name="T5">Aux</text:span><text:span text:style-name="T4"> </text:span><text:span text:style-name="T5">Fleurs</text:span><text:span text:style-name="T4"> </text:span><text:span text:style-name="T5">de</text:span><text:span text:style-name="T4"> </text:span><text:span text:style-name="T5">Médan</text:span>$397$,<text:span text:style-name="T1"> </text:span>etc.)?<text:span text:style-name="T1"> </text:span></text:p>
      <text:p text:style-name="Standard">Dorénavant,<text:span text:style-name="T1"> </text:span>nous<text:span text:style-name="T1"> </text:span>voilà<text:span text:style-name="T1"> </text:span>consolés<text:span text:style-name="T1"> </text:span>et<text:span text:style-name="T1"> </text:span>rassurés<text:span text:style-name="T1"> </text:span>sur<text:span text:style-name="T1"> </text:span>les<text:span text:style-name="T1"> </text:span>floraisons<text:span text:style-name="T1"> </text:span>funèbres<text:span text:style-name="T1"> </text:span>d'un<text:span text:style-name="T1"> </text:span>des<text:span text:style-name="T1"> </text:span>arbres<text:span text:style-name="T1"> </text:span>fruitiers<text:span text:style-name="T1"> </text:span>les<text:span text:style-name="T1"> </text:span>plus<text:span text:style-name="T1"> </text:span>productifs<text:span text:style-name="T1"> </text:span>du<text:span text:style-name="T1"> </text:span>grand<text:span text:style-name="T1"> </text:span>verger<text:span text:style-name="T1"> </text:span>de<text:span text:style-name="T1"> </text:span>l'industrie<text:span text:style-name="T1"> </text:span>française.<text:span text:style-name="T1"> </text:span>Travaillons,<text:span text:style-name="T1"> </text:span>l'avenir<text:span text:style-name="T1"> </text:span>est<text:span text:style-name="T1"> </text:span>à,<text:span text:style-name="T1"> </text:span>nous<text:span text:style-name="T1"> </text:span>qui<text:span text:style-name="T1"> </text:span>sait<text:span text:style-name="T1"> </text:span>si<text:span text:style-name="T1"> </text:span>à<text:span text:style-name="T1"> </text:span>la<text:span text:style-name="T1"> </text:span>prochaine<text:span text:style-name="T1"> </text:span>exposition<text:span text:style-name="T1"> </text:span>décennale<text:span text:style-name="T1"> </text:span>nous<text:span text:style-name="T1"> </text:span>n'aurons<text:span text:style-name="T1"> </text:span>pas<text:span text:style-name="T1"> </text:span>une<text:span text:style-name="T1"> </text:span>place<text:span text:style-name="T1"> </text:span>notoire,<text:span text:style-name="T1"> </text:span>au<text:span text:style-name="T1"> </text:span>pavillon<text:span text:style-name="T1"> </text:span>de<text:span text:style-name="T1"> </text:span>la<text:span text:style-name="T1"> </text:span>République<text:span text:style-name="T1"> </text:span>de<text:span text:style-name="T1"> </text:span>Libéria,<text:span text:style-name="T1"> </text:span>entre<text:span text:style-name="T1"> </text:span>les<text:span text:style-name="T1"> </text:span>plumes<text:span text:style-name="T1"> </text:span>d'autruche<text:span text:style-name="T1"> </text:span>et<text:span text:style-name="T1"> </text:span>la<text:span text:style-name="T1"> </text:span>poudre<text:span text:style-name="T1"> </text:span>d'or!<text:span text:style-name="T1"> </text:span></text:p>
      <text:p text:style-name="Standard">Cependant,<text:span text:style-name="T1"> </text:span>n'étant<text:span text:style-name="T1"> </text:span>point<text:span text:style-name="T1"> </text:span>spécialement<text:span text:style-name="T1"> </text:span>qualifié<text:span text:style-name="T1"> </text:span>pour<text:span text:style-name="T1"> </text:span>les<text:span text:style-name="T1"> </text:span>enquêtes<text:span text:style-name="T1"> </text:span>commerciales,<text:span text:style-name="T1"> </text:span>je<text:span text:style-name="T1"> </text:span>me<text:span text:style-name="T1"> </text:span>permettrai,<text:span text:style-name="T1"> </text:span>au<text:span text:style-name="T1"> </text:span>risque<text:span text:style-name="T1"> </text:span>de<text:span text:style-name="T1"> </text:span>mortifier<text:span text:style-name="T1"> </text:span>dans<text:span text:style-name="T1"> </text:span>leur<text:span text:style-name="T1"> </text:span>dignité<text:span text:style-name="T1"> </text:span>et<text:span text:style-name="T1"> </text:span>même<text:span text:style-name="T1"> </text:span>de<text:span text:style-name="T1"> </text:span>léser<text:span text:style-name="T1"> </text:span>dans<text:span text:style-name="T1"> </text:span>leurs<text:span text:style-name="T1"> </text:span>intérêts<text:span text:style-name="T1"> </text:span>tant<text:span text:style-name="T1"> </text:span>de<text:span text:style-name="T1"> </text:span>respectables<text:span text:style-name="T1"> </text:span>usiniers,<text:span text:style-name="T1"> </text:span>de<text:span text:style-name="T1"> </text:span>considérer<text:span text:style-name="T1"> </text:span>la<text:span text:style-name="T1"> </text:span>question<text:span text:style-name="T1"> </text:span>à<text:span text:style-name="T1"> </text:span>un<text:span text:style-name="T1"> </text:span>point<text:span text:style-name="T1"> </text:span>de<text:span text:style-name="T1"> </text:span>vue<text:span text:style-name="T1"> </text:span>différent,<text:span text:style-name="T1"> </text:span>oh!<text:span text:style-name="T1"> </text:span>moins<text:span text:style-name="T1"> </text:span>sérieux,<text:span text:style-name="T1"> </text:span>et<text:span text:style-name="T1"> </text:span>même,<text:span text:style-name="T1"> </text:span>disons-le,<text:span text:style-name="T1"> </text:span>entièrement<text:span text:style-name="T1"> </text:span>futile,<text:span text:style-name="T1"> </text:span>celui<text:span text:style-name="T1"> </text:span>de<text:span text:style-name="T1"> </text:span>l'art.<text:span text:style-name="T1"> </text:span></text:p>
      <text:p text:style-name="Standard">Pour<text:span text:style-name="T1"> </text:span>des<text:span text:style-name="T1"> </text:span>yeux<text:span text:style-name="T1"> </text:span>inexercés,<text:span text:style-name="T1"> </text:span>inhabitués<text:span text:style-name="T1"> </text:span>au<text:span text:style-name="T1"> </text:span>compte-fil,<text:span text:style-name="T1"> </text:span>les<text:span text:style-name="T1"> </text:span>marques<text:span text:style-name="T1"> </text:span>ci-dessus<text:span text:style-name="T1"> </text:span>(et<text:span text:style-name="T1"> </text:span>toutes<text:span text:style-name="T1"> </text:span>les<text:span text:style-name="T1"> </text:span>autres),<text:span text:style-name="T1"> </text:span>se<text:span text:style-name="T1"> </text:span>différencient<text:span text:style-name="T1"> </text:span>très<text:span text:style-name="T1"> </text:span>bien<text:span text:style-name="T1"> </text:span>tel<text:span text:style-name="T1"> </text:span>amateur<text:span text:style-name="T1"> </text:span>des<text:span text:style-name="T1"> </text:span>produits<text:span text:style-name="T1"> </text:span>galamment<text:span text:style-name="T1"> </text:span>mélancoliques<text:span text:style-name="T1"> </text:span>et<text:span text:style-name="T1"> </text:span>jobardement<text:span text:style-name="T1"> </text:span>mondains<text:span text:style-name="T1"> </text:span>des<text:span text:style-name="T1"> </text:span>« Fils<text:span text:style-name="T1"> </text:span>de<text:span text:style-name="T1"> </text:span>Cotonet<text:span text:style-name="T1"> » </text:span>méprise<text:span text:style-name="T1"> </text:span>avec<text:span text:style-name="T1"> </text:span>résolution<text:span text:style-name="T1"> </text:span>la<text:span text:style-name="T1"> </text:span>marchandise<text:span text:style-name="T1"> </text:span>« Rabusson<text:span text:style-name="T1"> </text:span>aîné<text:span text:style-name="T1"> »</text:span> ;<text:span text:style-name="T1"> </text:span>ceux<text:span text:style-name="T1"> </text:span>qui<text:span text:style-name="T1"> </text:span>se<text:span text:style-name="T1"> </text:span>fournissent<text:span text:style-name="T1"> </text:span>aux<text:span text:style-name="T1"> </text:span><text:span text:style-name="T5">100.000</text:span><text:span text:style-name="T4"> </text:span><text:span text:style-name="T5">Bobines</text:span><text:span text:style-name="T1"> </text:span>(Ancienne<text:span text:style-name="T1"> </text:span>Maison<text:span text:style-name="T1"> </text:span>Maupassant),<text:span text:style-name="T1"> </text:span>haussent<text:span text:style-name="T1"> </text:span>les<text:span text:style-name="T1"> </text:span>épaules<text:span text:style-name="T1"> </text:span>devant<text:span text:style-name="T1"> </text:span>les<text:span text:style-name="T1"> </text:span><text:soft-page-break/>filés,<text:span text:style-name="T1"> </text:span>prudemment<text:span text:style-name="T1"> </text:span>perpétrés<text:span text:style-name="T1"> </text:span>sous<text:span text:style-name="T1"> </text:span>les<text:span text:style-name="T1"> </text:span>auspices<text:span text:style-name="T1"> </text:span>de<text:span text:style-name="T1"> </text:span>la<text:span text:style-name="T1"> </text:span>Vve<text:span text:style-name="T1"> </text:span>Theuriet ;<text:span text:style-name="T1"> </text:span>et<text:span text:style-name="T1"> </text:span>les<text:span text:style-name="T1"> </text:span>habitués<text:span text:style-name="T1"> </text:span>des<text:span text:style-name="T1"> </text:span>cordonnets<text:span text:style-name="T1"> </text:span>Fleurs<text:span text:style-name="T1"> </text:span>de<text:span text:style-name="T1"> </text:span>Médan<text:span text:style-name="T1"> </text:span>(avec<text:span text:style-name="T1"> </text:span>lesquels,<text:span text:style-name="T1"> </text:span>disent-ils,<text:span text:style-name="T1"> </text:span>on<text:span text:style-name="T1"> </text:span>pourrait<text:span text:style-name="T1"> </text:span>se<text:span text:style-name="T1"> </text:span>pendre),<text:span text:style-name="T1"> </text:span>récusent<text:span text:style-name="T1"> </text:span>l'usage<text:span text:style-name="T1"> </text:span>des<text:span text:style-name="T1"> </text:span>pelotons<text:span text:style-name="T1"> </text:span>« Delpit<text:span text:style-name="T1"> </text:span>frères<text:span text:style-name="T1"> »</text:span>,<text:span text:style-name="T1"> </text:span>qu'ils<text:span text:style-name="T1"> </text:span>qualifient<text:span text:style-name="T1"> </text:span>de<text:span text:style-name="T1"> </text:span>simple<text:span text:style-name="T1"> </text:span>filasse.<text:span text:style-name="T1"> </text:span></text:p>
      <text:p text:style-name="Standard">Il<text:span text:style-name="T1"> </text:span>est<text:span text:style-name="T1"> </text:span>difficile<text:span text:style-name="T1"> </text:span>de<text:span text:style-name="T1"> </text:span>compatir<text:span text:style-name="T1"> </text:span>aux<text:span text:style-name="T1"> </text:span>sympathies<text:span text:style-name="T1"> </text:span>et<text:span text:style-name="T1"> </text:span>aux<text:span text:style-name="T1"> </text:span>dégoûts<text:span text:style-name="T1"> </text:span>de<text:span text:style-name="T1"> </text:span>ces<text:span text:style-name="T1"> </text:span>amateurs,<text:span text:style-name="T1"> </text:span>car<text:span text:style-name="T1"> </text:span>les<text:span text:style-name="T1"> </text:span>produits<text:span text:style-name="T1"> </text:span>qu'ils<text:span text:style-name="T1"> </text:span>aiment<text:span text:style-name="T1"> </text:span>et<text:span text:style-name="T1"> </text:span>ceux<text:span text:style-name="T1"> </text:span>qu'ils<text:span text:style-name="T1"> </text:span>repoussent<text:span text:style-name="T1"> </text:span>sont<text:span text:style-name="T1"> </text:span>tous<text:span text:style-name="T1"> </text:span>taxés<text:span text:style-name="T1"> </text:span>de<text:span text:style-name="T1"> </text:span>hâtivité<text:span text:style-name="T1"> </text:span>et<text:span text:style-name="T1"> </text:span>d'insolidité,<text:span text:style-name="T1"> </text:span>tous<text:span text:style-name="T1"> </text:span>fabriqués<text:span text:style-name="T1"> </text:span>avec<text:span text:style-name="T1"> </text:span>une<text:span text:style-name="T1"> </text:span>belle<text:span text:style-name="T1"> </text:span>ignorance<text:span text:style-name="T1"> </text:span>ou<text:span text:style-name="T1"> </text:span>un<text:span text:style-name="T1"> </text:span>rare<text:span text:style-name="T1"> </text:span>dédain<text:span text:style-name="T1"> </text:span>des<text:span text:style-name="T1"> </text:span>élémentaires<text:span text:style-name="T1"> </text:span>principes<text:span text:style-name="T1"> </text:span>artistiques,<text:span text:style-name="T1"> </text:span>tous<text:span text:style-name="T1"> </text:span>« établis<text:span text:style-name="T1"> </text:span>'»<text:span text:style-name="T1"> </text:span>avec<text:span text:style-name="T1"> </text:span>le<text:span text:style-name="T1"> </text:span>seul<text:span text:style-name="T1"> </text:span>souci<text:span text:style-name="T1"> </text:span>de<text:span text:style-name="T1"> </text:span>la<text:span text:style-name="T1"> </text:span>vente,<text:span text:style-name="T1"> </text:span>du<text:span text:style-name="T1"> </text:span>succès<text:span text:style-name="T1"> </text:span>rapide,<text:span text:style-name="T1"> </text:span>de<text:span text:style-name="T1"> </text:span>la<text:span text:style-name="T1"> </text:span>caisse<text:span text:style-name="T1"> </text:span>à<text:span text:style-name="T1"> </text:span>remplir.<text:span text:style-name="T1"> </text:span></text:p>
      <text:p text:style-name="Standard">Un<text:span text:style-name="T1"> </text:span>homme<text:span text:style-name="T1"> </text:span>de<text:span text:style-name="T1"> </text:span>lettres<text:span text:style-name="T1"> </text:span>qui,<text:span text:style-name="T1"> </text:span>pour<text:span text:style-name="T1"> </text:span>gagner<text:span text:style-name="T1"> </text:span>strictement<text:span text:style-name="T1"> </text:span>sa<text:span text:style-name="T1"> </text:span>vie,<text:span text:style-name="T1"> </text:span>se<text:span text:style-name="T1"> </text:span>livre<text:span text:style-name="T1"> </text:span>à<text:span text:style-name="T1"> </text:span>des<text:span text:style-name="T1"> </text:span>écritures<text:span text:style-name="T1"> </text:span>ou<text:span text:style-name="T1"> </text:span>médiocres<text:span text:style-name="T1"> </text:span>ou<text:span text:style-name="T1"> </text:span>volontairement<text:span text:style-name="T1"> </text:span>médiocrisées,<text:span text:style-name="T1"> </text:span>fourrées,<text:span text:style-name="T1"> </text:span>selon<text:span text:style-name="T1"> </text:span>la<text:span text:style-name="T1"> </text:span>nécessaire<text:span text:style-name="T1"> </text:span>clientèle,<text:span text:style-name="T1"> </text:span>de<text:span text:style-name="T1"> </text:span>cédrats<text:span text:style-name="T1"> </text:span>ou<text:span text:style-name="T1"> </text:span>de<text:span text:style-name="T1"> </text:span>piments,<text:span text:style-name="T1"> </text:span>n'est<text:span text:style-name="T1"> </text:span>par<text:span text:style-name="T1"> </text:span>cela<text:span text:style-name="T1"> </text:span>même<text:span text:style-name="T1"> </text:span>nullement<text:span text:style-name="T1"> </text:span>condamnable :<text:span text:style-name="T1"> </text:span>la<text:span text:style-name="T1"> </text:span>liberté<text:span text:style-name="T1"> </text:span>est<text:span text:style-name="T1"> </text:span>une<text:span text:style-name="T1"> </text:span>maîtresse<text:span text:style-name="T1"> </text:span>qu'on<text:span text:style-name="T1"> </text:span>ne<text:span text:style-name="T1"> </text:span>paie<text:span text:style-name="T1"> </text:span>jamais<text:span text:style-name="T1"> </text:span>trop<text:span text:style-name="T1"> </text:span>cher.<text:span text:style-name="T1"> </text:span>Mais<text:span text:style-name="T1"> </text:span>celui<text:span text:style-name="T1"> </text:span>qui,<text:span text:style-name="T1"> </text:span>à<text:span text:style-name="T1"> </text:span>l'abri<text:span text:style-name="T1"> </text:span>de<text:span text:style-name="T1"> </text:span>toute<text:span text:style-name="T1"> </text:span>pauvreté<text:span text:style-name="T1"> </text:span>présente<text:span text:style-name="T1"> </text:span>ou<text:span text:style-name="T1"> </text:span>future,<text:span text:style-name="T1"> </text:span>rédige,<text:span text:style-name="T1"> </text:span>dans<text:span text:style-name="T1"> </text:span>un<text:span text:style-name="T1"> </text:span>but<text:span text:style-name="T1"> </text:span>mercantile,<text:span text:style-name="T1"> </text:span>de<text:span text:style-name="T1"> </text:span>la<text:span text:style-name="T1"> </text:span>copie,<text:span text:style-name="T1"> </text:span>s'exclut<text:span text:style-name="T1"> </text:span>à<text:span text:style-name="T1"> </text:span>jamais,<text:span text:style-name="T1"> </text:span>par<text:span text:style-name="T1"> </text:span>ce<text:span text:style-name="T1"> </text:span>seul<text:span text:style-name="T1"> </text:span>acte,<text:span text:style-name="T1"> </text:span>de<text:span text:style-name="T1"> </text:span>la<text:span text:style-name="T1"> </text:span>société<text:span text:style-name="T1"> </text:span>des<text:span text:style-name="T1"> </text:span>honnêtes<text:span text:style-name="T1"> </text:span>gens<text:span text:style-name="T1"> </text:span>dont<text:span text:style-name="T1"> </text:span>nous<text:span text:style-name="T1"> </text:span>voulons<text:span text:style-name="T1"> </text:span>que<text:span text:style-name="T1"> </text:span>la<text:span text:style-name="T1"> </text:span>Littérature<text:span text:style-name="T1"> </text:span>soit<text:span text:style-name="T1"> </text:span>exclusivement<text:span text:style-name="T1"> </text:span>composée.<text:span text:style-name="T1"> </text:span>M.<text:span text:style-name="T1"> </text:span>Zola,<text:span text:style-name="T1"> </text:span>par<text:span text:style-name="T1"> </text:span>exemple,<text:span text:style-name="T1"> </text:span>qui<text:span text:style-name="T1"> </text:span>eut<text:span text:style-name="T1"> </text:span>du<text:span text:style-name="T1"> </text:span>talent,<text:span text:style-name="T1"> </text:span>l'a<text:span text:style-name="T1"> </text:span>si<text:span text:style-name="T1"> </text:span>bien<text:span text:style-name="T1"> </text:span>galvaudé<text:span text:style-name="T1"> </text:span>à<text:span text:style-name="T1"> </text:span>des<text:span text:style-name="T1"> </text:span>entreprises<text:span text:style-name="T1"> </text:span>du.<text:span text:style-name="T1"> </text:span>genre<text:span text:style-name="T1"> </text:span>de<text:span text:style-name="T1"> </text:span>la<text:span text:style-name="T1"> </text:span><text:span text:style-name="T5">Bête</text:span><text:span text:style-name="T4"> </text:span><text:span text:style-name="T5">humaine</text:span><text:span text:style-name="T1"> </text:span>et<text:span text:style-name="T1"> </text:span>du<text:span text:style-name="T1"> </text:span><text:span text:style-name="T5">Rêve</text:span><text:span text:style-name="T1"> </text:span>que<text:span text:style-name="T1"> </text:span>l'annonce<text:span text:style-name="T1"> </text:span>actuelle<text:span text:style-name="T1"> </text:span>de<text:span text:style-name="T1"> </text:span>tel<text:span text:style-name="T1"> </text:span>de<text:span text:style-name="T1"> </text:span>ses<text:span text:style-name="T1"> </text:span>livres<text:span text:style-name="T1"> </text:span>nouveaux<text:span text:style-name="T1"> </text:span>nous<text:span text:style-name="T1"> </text:span>laisse<text:span text:style-name="T1"> </text:span>aussi<text:span text:style-name="T1"> </text:span>indifférents<text:span text:style-name="T1"> </text:span>que<text:span text:style-name="T1"> </text:span>les<text:span text:style-name="T1"> </text:span>réclames<text:span text:style-name="T1"> </text:span>des<text:span text:style-name="T1"> </text:span>poêliers<text:span text:style-name="T1"> </text:span>et<text:span text:style-name="T1"> </text:span>des<text:span text:style-name="T1"> </text:span>droguistes.<text:span text:style-name="T1"> </text:span></text:p>
      <text:p text:style-name="Standard">Il<text:span text:style-name="T1"> </text:span>nous<text:span text:style-name="T1"> </text:span>suffit<text:span text:style-name="T1"> </text:span>d'ailleurs<text:span text:style-name="T1"> </text:span>qu'à<text:span text:style-name="T1"> </text:span>la<text:span text:style-name="T1"> </text:span>suite<text:span text:style-name="T1"> </text:span>de<text:span text:style-name="T1"> </text:span>maîtres<text:span text:style-name="T1"> </text:span>toujours<text:span text:style-name="T1"> </text:span>dignes,<text:span text:style-name="T1"> </text:span>quelques-jeunes<text:span text:style-name="T1"> </text:span>écrivains,<text:span text:style-name="T1"> </text:span>bien<text:span text:style-name="T1"> </text:span>décidés<text:span text:style-name="T1"> </text:span>à<text:span text:style-name="T1"> </text:span>ne<text:span text:style-name="T1"> </text:span>jamais<text:span text:style-name="T1"> </text:span>forfaire,<text:span text:style-name="T1"> </text:span>publient<text:span text:style-name="T1"> </text:span>de<text:span text:style-name="T1"> </text:span>temps<text:span text:style-name="T1"> </text:span>à<text:span text:style-name="T1"> </text:span>autre<text:span text:style-name="T1"> </text:span>un<text:span text:style-name="T1"> </text:span>livre<text:span text:style-name="T1"> </text:span>dont<text:span text:style-name="T1"> </text:span>l'art,<text:span text:style-name="T1"> </text:span>qui<text:span text:style-name="T1"> </text:span>en<text:span text:style-name="T1"> </text:span>est<text:span text:style-name="T1"> </text:span>le<text:span text:style-name="T1"> </text:span>moyen,<text:span text:style-name="T1"> </text:span>est<text:span text:style-name="T1"> </text:span>aussi<text:span text:style-name="T1"> </text:span>le<text:span text:style-name="T1"> </text:span>but<text:span text:style-name="T1"> </text:span><text:span text:style-name="T5">Le</text:span><text:span text:style-name="T4"> </text:span><text:span text:style-name="T5">Vierge</text:span>$398$,<text:span text:style-name="T1"> </text:span>d'Alfred<text:span text:style-name="T1"> </text:span>Vallette,<text:span text:style-name="T1"> </text:span>est<text:span text:style-name="T1"> </text:span>de<text:span text:style-name="T1"> </text:span>ceux-là.<text:span text:style-name="T1"> </text:span></text:p>
      <text:p text:style-name="Standard">On<text:span text:style-name="T1"> </text:span>était<text:span text:style-name="T1"> </text:span>accoutumé,<text:span text:style-name="T1"> </text:span>dans<text:span text:style-name="T1"> </text:span>un<text:span text:style-name="T1"> </text:span>cercle,<text:span text:style-name="T1"> </text:span>à<text:span text:style-name="T1"> </text:span>dénommer<text:span text:style-name="T1"> </text:span>ce<text:span text:style-name="T1"> </text:span>volume,<text:span text:style-name="T1"> </text:span>avant<text:span text:style-name="T1"> </text:span>son<text:span text:style-name="T1"> </text:span>apparition,<text:span text:style-name="T1"> </text:span>« Monsieur<text:span text:style-name="T1"> </text:span>Bâbylas<text:span text:style-name="T1"> »</text:span>,<text:span text:style-name="T1"> </text:span>et<text:span text:style-name="T1"> </text:span>il<text:span text:style-name="T1"> </text:span>me<text:span text:style-name="T1"> </text:span>coûte<text:span text:style-name="T1"> </text:span>(moins<text:span text:style-name="T1"> </text:span>qu'à<text:span text:style-name="T1"> </text:span>l'auteur,<text:span text:style-name="T1"> </text:span>sans<text:span text:style-name="T1"> </text:span>doute),<text:span text:style-name="T1"> </text:span>d'avoir<text:span text:style-name="T1"> </text:span>à<text:span text:style-name="T1"> </text:span>employer<text:span text:style-name="T1"> </text:span>une<text:span text:style-name="T1"> </text:span>appellation<text:span text:style-name="T1"> </text:span>différente<text:span text:style-name="T1"> </text:span>et<text:span text:style-name="T1"> </text:span>fausse,<text:span text:style-name="T1"> </text:span>sans<text:span text:style-name="T1"> </text:span>être<text:span text:style-name="T1"> </text:span>inexacte.<text:span text:style-name="T1"> </text:span>Il<text:span text:style-name="T1"> </text:span>faut,<text:span text:style-name="T1"> </text:span>en<text:span text:style-name="T1"> </text:span>de<text:span text:style-name="T1"> </text:span>certaines<text:span text:style-name="T1"> </text:span>circonstances,<text:span text:style-name="T1"> </text:span>capituler<text:span text:style-name="T1"> </text:span>avec<text:span text:style-name="T1"> </text:span>les<text:span text:style-name="T1"> </text:span>éditeurs,<text:span text:style-name="T1"> </text:span>il<text:span text:style-name="T1"> </text:span>serait<text:span text:style-name="T1"> </text:span>parfois<text:span text:style-name="T1"> </text:span>périlleux<text:span text:style-name="T1"> </text:span>de<text:span text:style-name="T1"> </text:span>leur<text:span text:style-name="T1"> </text:span>répondre<text:span text:style-name="T1"> </text:span>par<text:span text:style-name="T1"> </text:span>un<text:span text:style-name="T1"> </text:span><text:span text:style-name="T5">S</text:span><text:span text:style-name="T4">it </text:span><text:span text:style-name="T5">ut</text:span><text:span text:style-name="T4"> </text:span><text:span text:style-name="T5">est,</text:span><text:span text:style-name="T4"> </text:span><text:span text:style-name="T5">aut</text:span><text:span text:style-name="T4"> </text:span><text:span text:style-name="T5">non</text:span><text:span text:style-name="T4"> </text:span><text:span text:style-name="T5">sit</text:span>,<text:span text:style-name="T1"> </text:span>mais<text:span text:style-name="T1"> </text:span>ces<text:span text:style-name="T1"> </text:span>raisons<text:span text:style-name="T1"> </text:span>majeures<text:span text:style-name="T1"> </text:span>ne<text:span text:style-name="T1"> </text:span>peuvent<text:span text:style-name="T1"> </text:span>m'empêcher<text:span text:style-name="T1"> </text:span>de<text:span text:style-name="T1"> </text:span>regretter<text:span text:style-name="T1"> </text:span>le<text:span text:style-name="T1"> </text:span>premier<text:span text:style-name="T1"> </text:span>titre.<text:span text:style-name="T1"> </text:span>Non<text:span text:style-name="T1"> </text:span>que<text:span text:style-name="T1"> </text:span><text:span text:style-name="T5">Le</text:span><text:span text:style-name="T4"> </text:span><text:span text:style-name="T5">Vierge</text:span><text:span text:style-name="T1"> </text:span>soit<text:span text:style-name="T1"> </text:span>spécialement<text:span text:style-name="T1"> </text:span>mauvais,<text:span text:style-name="T1"> </text:span>mais<text:span text:style-name="T1"> </text:span>ces<text:span text:style-name="T1"> </text:span>syllabes<text:span text:style-name="T1"> </text:span>induisent<text:span text:style-name="T1"> </text:span>en<text:span text:style-name="T1"> </text:span>erreur<text:span text:style-name="T1"> </text:span>sur<text:span text:style-name="T1"> </text:span>le<text:span text:style-name="T1"> </text:span>but<text:span text:style-name="T1"> </text:span>du<text:span text:style-name="T1"> </text:span>romancier,<text:span text:style-name="T1"> </text:span>qui<text:span text:style-name="T1"> </text:span>n'a<text:span text:style-name="T1"> </text:span>voulu<text:span text:style-name="T1"> </text:span>ni<text:span text:style-name="T1"> </text:span>donner<text:span text:style-name="T1"> </text:span>un<text:span text:style-name="T1"> </text:span>pendant<text:span text:style-name="T1"> </text:span>à<text:span text:style-name="T1"> </text:span>la<text:span text:style-name="T1"> </text:span>vie<text:span text:style-name="T1"> </text:span>de<text:span text:style-name="T1"> </text:span>Stanislas<text:span text:style-name="T1"> </text:span>Kostka$399$,<text:span text:style-name="T1"> </text:span>ni<text:span text:style-name="T1"> </text:span>exciter<text:span text:style-name="T1"> </text:span>les<text:span text:style-name="T1"> </text:span>imaginations.<text:span text:style-name="T1"> </text:span></text:p>
      <text:p text:style-name="Standard">C'est<text:span text:style-name="T1"> </text:span>une<text:span text:style-name="T1"> </text:span>étude<text:span text:style-name="T1"> </text:span>très<text:span text:style-name="T1"> </text:span>simple,<text:span text:style-name="T1"> </text:span>très<text:span text:style-name="T1"> </text:span>dense<text:span text:style-name="T1"> </text:span>et<text:span text:style-name="T1"> </text:span>d'un<text:span text:style-name="T1"> </text:span>bon<text:span text:style-name="T1"> </text:span>naturalisme<text:span text:style-name="T1"> </text:span>de<text:span text:style-name="T1"> </text:span>la<text:span text:style-name="T1"> </text:span>petite<text:span text:style-name="T1"> </text:span>vie<text:span text:style-name="T1"> </text:span>de<text:span text:style-name="T1"> </text:span>province,<text:span text:style-name="T1"> </text:span></text:p>
      <text:p text:style-name="Standard">synthétisée<text:span text:style-name="T1"> </text:span>en<text:span text:style-name="T1"> </text:span>une<text:span text:style-name="T1"> </text:span>figure<text:span text:style-name="T1"> </text:span>falote<text:span text:style-name="T1"> </text:span>de<text:span text:style-name="T1"> </text:span>petit<text:span text:style-name="T1"> </text:span>vieux,<text:span text:style-name="T1"> </text:span>figure<text:span text:style-name="T1"> </text:span>merveilleusement<text:span text:style-name="T1"> </text:span>vivante<text:span text:style-name="T1"> </text:span>en<text:span text:style-name="T1"> </text:span>son<text:span text:style-name="T1"> </text:span>absence<text:span text:style-name="T1"> </text:span>de<text:span text:style-name="T1"> </text:span>vie,<text:span text:style-name="T1"> </text:span>étonnamment<text:span text:style-name="T1"> </text:span>vraie<text:span text:style-name="T1"> </text:span>en<text:span text:style-name="T1"> </text:span>son<text:span text:style-name="T1"> </text:span>exagération<text:span text:style-name="T1"> </text:span>vers<text:span text:style-name="T1"> </text:span>le<text:span text:style-name="T1"> </text:span>néant.<text:span text:style-name="T1"> </text:span>Monsieur<text:span text:style-name="T1"> </text:span>Babylas<text:span text:style-name="T1"> </text:span>est<text:span text:style-name="T1"> </text:span>la<text:span text:style-name="T1"> </text:span>créature<text:span text:style-name="T1"> </text:span>à<text:span text:style-name="T1"> </text:span>laquelle<text:span text:style-name="T1"> </text:span>il<text:span text:style-name="T1"> </text:span>n'arrive<text:span text:style-name="T1"> </text:span>jamais<text:span text:style-name="T1"> </text:span>rien<text:span text:style-name="T1"> </text:span>de<text:span text:style-name="T1"> </text:span>notoire,<text:span text:style-name="T1"> </text:span>qui<text:span text:style-name="T1"> </text:span>se<text:span text:style-name="T1"> </text:span>meut<text:span text:style-name="T1"> </text:span>dans<text:span text:style-name="T1"> </text:span>un<text:span text:style-name="T1"> </text:span>milieu<text:span text:style-name="T1"> </text:span>on<text:span text:style-name="T1"> </text:span>dirait<text:span text:style-name="T1"> </text:span>fluide<text:span text:style-name="T1"> </text:span>où<text:span text:style-name="T1"> </text:span>les<text:span text:style-name="T1"> </text:span>chocs<text:span text:style-name="T1"> </text:span>sont<text:span text:style-name="T1"> </text:span>rares<text:span text:style-name="T1"> </text:span>et<text:span text:style-name="T1"> </text:span>peu<text:span text:style-name="T1"> </text:span>violents,<text:span text:style-name="T1"> </text:span>à<text:span text:style-name="T1"> </text:span>laquelle<text:span text:style-name="T1"> </text:span>rien<text:span text:style-name="T1"> </text:span>ne<text:span text:style-name="T1"> </text:span>réussit,<text:span text:style-name="T1"> </text:span>mais<text:span text:style-name="T1"> </text:span>qui<text:span text:style-name="T1"> </text:span>d'ailleurs<text:span text:style-name="T1"> </text:span>n'entreprend<text:span text:style-name="T1"> </text:span>à<text:span text:style-name="T1"> </text:span>peu<text:span text:style-name="T1"> </text:span>près<text:span text:style-name="T1"> </text:span>rien,<text:span text:style-name="T1"> </text:span>qui<text:span text:style-name="T1"> </text:span>est<text:span text:style-name="T1"> </text:span>d'une<text:span text:style-name="T1"> </text:span>timidité<text:span text:style-name="T1"> </text:span>de<text:span text:style-name="T1"> </text:span>chien<text:span text:style-name="T1"> </text:span>battu<text:span text:style-name="T1"> </text:span>et<text:span text:style-name="T1"> </text:span>naturellement<text:span text:style-name="T1"> </text:span>se<text:span text:style-name="T1"> </text:span>fait<text:span text:style-name="T1"> </text:span>battre<text:span text:style-name="T1"> </text:span>rien<text:span text:style-name="T1"> </text:span>que<text:span text:style-name="T1"> </text:span>sur<text:span text:style-name="T1"> </text:span>son<text:span text:style-name="T1"> </text:span>air,<text:span text:style-name="T1"> </text:span>souffre-douleur<text:span text:style-name="T1"> </text:span>par<text:span text:style-name="T1"> </text:span>destination,<text:span text:style-name="T1"> </text:span>souffrant<text:span text:style-name="T1"> </text:span>réellement,<text:span text:style-name="T1"> </text:span>mais<text:span text:style-name="T1"> </text:span>pas<text:span text:style-name="T1"> </text:span>comme<text:span text:style-name="T1"> </text:span>d'autres,<text:span text:style-name="T1"> </text:span>souffrant<text:span text:style-name="T1"> </text:span>négativement,<text:span text:style-name="T1"> </text:span>ne<text:span text:style-name="T1"> </text:span>comprenant<text:span text:style-name="T1"> </text:span>pas<text:span text:style-name="T1"> </text:span>la<text:span text:style-name="T1"> </text:span>vie<text:span text:style-name="T1"> </text:span>et<text:span text:style-name="T1"> </text:span>incapable<text:span text:style-name="T1"> </text:span>de<text:span text:style-name="T1"> </text:span>chercher<text:span text:style-name="T1"> </text:span>à<text:span text:style-name="T1"> </text:span>la<text:span text:style-name="T1"> </text:span>comprendre,<text:span text:style-name="T1"> </text:span>un<text:span text:style-name="T1"> </text:span>être<text:span text:style-name="T1"> </text:span>faible,<text:span text:style-name="T1"> </text:span>facilement<text:span text:style-name="T1"> </text:span>roulé,<text:span text:style-name="T1"> </text:span>mais<text:span text:style-name="T1"> </text:span>jusqu'à<text:span text:style-name="T1"> </text:span>un<text:span text:style-name="T1"> </text:span>certain<text:span text:style-name="T1"> </text:span>point<text:span text:style-name="T1"> </text:span>protégé<text:span text:style-name="T1"> </text:span>par<text:span text:style-name="T1"> </text:span>cet<text:span text:style-name="T1"> </text:span>excès<text:span text:style-name="T1"> </text:span>d'innocence<text:span text:style-name="T1"> </text:span>contre<text:span text:style-name="T1"> </text:span>de<text:span text:style-name="T1"> </text:span>trop<text:span text:style-name="T1"> </text:span>grosses<text:span text:style-name="T1"> </text:span>canailleries,<text:span text:style-name="T1"> </text:span>incapable<text:span text:style-name="T1"> </text:span>également<text:span text:style-name="T1"> </text:span>de<text:span text:style-name="T1"> </text:span>s'amuser<text:span text:style-name="T1"> </text:span>et<text:span text:style-name="T1"> </text:span>de<text:span text:style-name="T1"> </text:span>s'ennuyer,<text:span text:style-name="T1"> </text:span>contenté<text:span text:style-name="T1"> </text:span>par<text:span text:style-name="T1"> </text:span>l'absence<text:span text:style-name="T1"> </text:span>d'activité,<text:span text:style-name="T1"> </text:span>passant<text:span text:style-name="T1"> </text:span>de<text:span text:style-name="T1"> </text:span>longs<text:span text:style-name="T1"> </text:span>moments,<text:span text:style-name="T1"> </text:span>au<text:span text:style-name="T1"> </text:span>bureau<text:span text:style-name="T1"> </text:span>où<text:span text:style-name="T1"> </text:span>il<text:span text:style-name="T1"> </text:span>fait<text:span text:style-name="T1"> </text:span>des<text:span text:style-name="T1"> </text:span>copies,<text:span text:style-name="T1"> </text:span>à<text:span text:style-name="T1"> </text:span>jouir<text:span text:style-name="T1"> </text:span>de<text:span text:style-name="T1"> </text:span>ne<text:span text:style-name="T1"> </text:span>rien<text:span text:style-name="T1"> </text:span>faire,<text:span text:style-name="T1"> </text:span>« dans<text:span text:style-name="T1"> </text:span>une<text:span text:style-name="T1"> </text:span>pose<text:span text:style-name="T1"> </text:span>de<text:span text:style-name="T1"> </text:span>petite<text:span text:style-name="T1"> </text:span>fille<text:span text:style-name="T1"> </text:span>qui<text:span text:style-name="T1"> </text:span>s'ennuie<text:span text:style-name="T1"> </text:span>à<text:span text:style-name="T1"> </text:span>la<text:span text:style-name="T1"> </text:span>messe<text:span text:style-name="T1"> »</text:span>,<text:span text:style-name="T1"> </text:span>ne<text:span text:style-name="T1"> </text:span>changeant<text:span text:style-name="T1"> </text:span>guère<text:span text:style-name="T1"> </text:span>en<text:span text:style-name="T1"> </text:span>prenant<text:span text:style-name="T1"> </text:span>de<text:span text:style-name="T1"> </text:span>l'âge,<text:span text:style-name="T1"> </text:span>ne<text:span text:style-name="T1"> </text:span>s'apercevant<text:span text:style-name="T1"> </text:span>de<text:span text:style-name="T1"> </text:span>la<text:span text:style-name="T1"> </text:span>puberté<text:span text:style-name="T1"> </text:span>que<text:span text:style-name="T1"> </text:span>par<text:span text:style-name="T1"> </text:span>des<text:span text:style-name="T1"> </text:span>désirs<text:span text:style-name="T1"> </text:span>très<text:span text:style-name="T1"> </text:span>imprécis,<text:span text:style-name="T1"> </text:span>ne<text:span text:style-name="T1"> </text:span>parvenant,<text:span text:style-name="T1"> </text:span>à<text:span text:style-name="T1"> </text:span>aucun<text:span text:style-name="T1"> </text:span>moment,<text:span text:style-name="T1"> </text:span>malgré<text:span text:style-name="T1"> </text:span>des<text:span text:style-name="T1"> </text:span>luttes<text:span text:style-name="T1"> </text:span>contre<text:span text:style-name="T1"> </text:span>une<text:span text:style-name="T1"> </text:span>sorte<text:span text:style-name="T1"> </text:span>de<text:span text:style-name="T1"> </text:span>couardise<text:span text:style-name="T1"> </text:span>maladive,<text:span text:style-name="T1"> </text:span>à<text:span text:style-name="T1"> </text:span>se<text:span text:style-name="T1"> </text:span>renseigner<text:span text:style-name="T1"> </text:span>directement<text:span text:style-name="T1"> </text:span>sur<text:span text:style-name="T1"> </text:span>la<text:span text:style-name="T1"> </text:span>différence<text:span text:style-name="T1"> </text:span>des<text:span text:style-name="T1"> </text:span>sexes,<text:span text:style-name="T1"> </text:span>mourant<text:span text:style-name="T1"> </text:span>encore<text:span text:style-name="T1"> </text:span>jeune<text:span text:style-name="T1"> </text:span>ou<text:span text:style-name="T1"> </text:span>toujours<text:span text:style-name="T1"> </text:span>vieux<text:span text:style-name="T1"> </text:span>d'une<text:span text:style-name="T1"> </text:span>phtisie<text:span text:style-name="T1"> </text:span>héréditaire,<text:span text:style-name="T1"> </text:span>mourant<text:span text:style-name="T1"> </text:span>guetté<text:span text:style-name="T1"> </text:span>par<text:span text:style-name="T1"> </text:span>d'équivoques<text:span text:style-name="T1"> </text:span>captations,<text:span text:style-name="T1"> </text:span>et<text:span text:style-name="T1"> </text:span>après<text:span text:style-name="T1"> </text:span>sa<text:span text:style-name="T1"> </text:span>mort<text:span text:style-name="T1"> </text:span>insulté,<text:span text:style-name="T1"> </text:span>lui,<text:span text:style-name="T1"> </text:span>le<text:span text:style-name="T1"> </text:span>pauvre<text:span text:style-name="T1"> </text:span>immaculé<text:span text:style-name="T1"> </text:span>Babylas,<text:span text:style-name="T1"> </text:span>dans<text:span text:style-name="T1"> </text:span>ses<text:span text:style-name="T1"> </text:span>mœurs <text:span text:style-name="T1">!</text:span></text:p>
      <text:p text:style-name="Standard"><text:soft-page-break/>C'est<text:span text:style-name="T1"> </text:span>une<text:span text:style-name="T1"> </text:span>création<text:span text:style-name="T1"> </text:span>qui,<text:span text:style-name="T1"> </text:span>sans<text:span text:style-name="T1"> </text:span>être<text:span text:style-name="T1"> </text:span>immense,<text:span text:style-name="T1"> </text:span>est<text:span text:style-name="T1"> </text:span>bien<text:span text:style-name="T1"> </text:span>une<text:span text:style-name="T1"> </text:span>création.<text:span text:style-name="T1"> </text:span>Babylas<text:span text:style-name="T1"> </text:span>nous<text:span text:style-name="T1"> </text:span>était<text:span text:style-name="T1"> </text:span>inconnu ;<text:span text:style-name="T1"> </text:span>désormais<text:span text:style-name="T1"> </text:span>il<text:span text:style-name="T1"> </text:span>existe,<text:span text:style-name="T1"> </text:span>il<text:span text:style-name="T1"> </text:span>entre<text:span text:style-name="T1"> </text:span>dans<text:span text:style-name="T1"> </text:span>les<text:span text:style-name="T1"> </text:span>types.<text:span text:style-name="T1"> </text:span>Création<text:span text:style-name="T1"> </text:span>originale,<text:span text:style-name="T1"> </text:span>oui,<text:span text:style-name="T1"> </text:span>car<text:span text:style-name="T1"> </text:span>si<text:span text:style-name="T1"> </text:span>elle<text:span text:style-name="T1"> </text:span>doit<text:span text:style-name="T1"> </text:span>quelque<text:span text:style-name="T1"> </text:span>chose<text:span text:style-name="T1"> </text:span>à<text:span text:style-name="T1"> </text:span>Charles<text:span text:style-name="T1"> </text:span>Bovary,<text:span text:style-name="T1"> </text:span>elle<text:span text:style-name="T1"> </text:span>pousse<text:span text:style-name="T1"> </text:span>ce<text:span text:style-name="T1"> </text:span>quelque<text:span text:style-name="T1"> </text:span>chose<text:span text:style-name="T1"> </text:span>très<text:span text:style-name="T1"> </text:span>loin<text:span text:style-name="T1"> </text:span>en<text:span text:style-name="T1"> </text:span>dehors<text:span text:style-name="T1"> </text:span>du<text:span text:style-name="T1"> </text:span>type<text:span text:style-name="T1"> </text:span>de<text:span text:style-name="T1"> </text:span>Flaubert.<text:span text:style-name="T1"> </text:span>Bovary<text:span text:style-name="T1"> </text:span>est<text:span text:style-name="T1"> </text:span>un<text:span text:style-name="T1"> </text:span>homme<text:span text:style-name="T1"> </text:span>faible,<text:span text:style-name="T1"> </text:span>bon,<text:span text:style-name="T1"> </text:span>un<text:span text:style-name="T1"> </text:span>peu<text:span text:style-name="T1"> </text:span>niais,<text:span text:style-name="T1"> </text:span>non<text:span text:style-name="T1"> </text:span>dénué<text:span text:style-name="T1"> </text:span>d'instruction,<text:span text:style-name="T1"> </text:span>capable<text:span text:style-name="T1"> </text:span>même,<text:span text:style-name="T1"> </text:span>avec<text:span text:style-name="T1"> </text:span>une<text:span text:style-name="T1"> </text:span>autre<text:span text:style-name="T1"> </text:span>femme,<text:span text:style-name="T1"> </text:span>de<text:span text:style-name="T1"> </text:span>faire<text:span text:style-name="T1"> </text:span>figure<text:span text:style-name="T1"> </text:span>c'est<text:span text:style-name="T1"> </text:span>un<text:span text:style-name="T1"> </text:span>homme<text:span text:style-name="T1"> </text:span>acceptable<text:span text:style-name="T1"> </text:span>et<text:span text:style-name="T1"> </text:span>même<text:span text:style-name="T1"> </text:span>supérieur<text:span text:style-name="T1"> </text:span>à<text:span text:style-name="T1"> </text:span>bien<text:span text:style-name="T1"> </text:span>des<text:span text:style-name="T1"> </text:span>petits<text:span text:style-name="T1"> </text:span>médecins<text:span text:style-name="T1"> </text:span>et<text:span text:style-name="T1"> </text:span>fonctionnaires<text:span text:style-name="T1"> </text:span>de<text:span text:style-name="T1"> </text:span>province.<text:span text:style-name="T1"> </text:span>Babylas<text:span text:style-name="T1"> </text:span>n'est<text:span text:style-name="T1"> </text:span>pas<text:span text:style-name="T1"> </text:span>acceptable ;<text:span text:style-name="T1"> </text:span>il<text:span text:style-name="T1"> </text:span>y<text:span text:style-name="T1"> </text:span>a<text:span text:style-name="T1"> </text:span>en<text:span text:style-name="T1"> </text:span>lui<text:span text:style-name="T1"> </text:span>du<text:span text:style-name="T1"> </text:span>gnome,<text:span text:style-name="T1"> </text:span>de<text:span text:style-name="T1"> </text:span>la<text:span text:style-name="T1"> </text:span>larve ;<text:span text:style-name="T1"> </text:span>il<text:span text:style-name="T1"> </text:span>donne<text:span text:style-name="T1"> </text:span>la<text:span text:style-name="T1"> </text:span>sensation<text:span text:style-name="T1"> </text:span>pénible<text:span text:style-name="T1"> </text:span>de<text:span text:style-name="T1"> </text:span>l'incomplet,<text:span text:style-name="T1"> </text:span>d'un<text:span text:style-name="T1"> </text:span>chien<text:span text:style-name="T1"> </text:span>sans<text:span text:style-name="T1"> </text:span>queue,<text:span text:style-name="T1"> </text:span>d'un<text:span text:style-name="T1"> </text:span>chat<text:span text:style-name="T1"> </text:span>sans<text:span text:style-name="T1"> </text:span>oreilles,<text:span text:style-name="T1"> </text:span>d'un<text:span text:style-name="T1"> </text:span>oiseau<text:span text:style-name="T1"> </text:span>sans<text:span text:style-name="T1"> </text:span>plumes ;<text:span text:style-name="T1"> </text:span>il<text:span text:style-name="T1"> </text:span>n'a<text:span text:style-name="T1"> </text:span>ni<text:span text:style-name="T1"> </text:span>cheveux<text:span text:style-name="T1"> </text:span>ni<text:span text:style-name="T1"> </text:span>barbe ;<text:span text:style-name="T1"> </text:span>dès<text:span text:style-name="T1"> </text:span>sa<text:span text:style-name="T1"> </text:span>première<text:span text:style-name="T1"> </text:span>jeunesse,<text:span text:style-name="T1"> </text:span>il<text:span text:style-name="T1"> </text:span>doit<text:span text:style-name="T1"> </text:span>couvrir<text:span text:style-name="T1"> </text:span>d'une<text:span text:style-name="T1"> </text:span>perruque<text:span text:style-name="T1"> </text:span>son<text:span text:style-name="T1"> </text:span>crâne<text:span text:style-name="T1"> </text:span>dé<text:span text:style-name="T1"> </text:span>poussin<text:span text:style-name="T1"> </text:span>duveté<text:span text:style-name="T1"> </text:span>à<text:span text:style-name="T1"> </text:span>peine,<text:span text:style-name="T1"> </text:span>.son<text:span text:style-name="T1"> </text:span>crâne<text:span text:style-name="T1"> </text:span>guère<text:span text:style-name="T1"> </text:span>plus<text:span text:style-name="T1"> </text:span>gros,<text:span text:style-name="T1"> </text:span>guère<text:span text:style-name="T1"> </text:span>plus<text:span text:style-name="T1"> </text:span>plein<text:span text:style-name="T1"> </text:span>pourtant<text:span text:style-name="T1"> </text:span>ce<text:span text:style-name="T1"> </text:span>n'est<text:span text:style-name="T1"> </text:span>pas<text:span text:style-name="T1"> </text:span>un<text:span text:style-name="T1"> </text:span>idiot,<text:span text:style-name="T1"> </text:span>ni<text:span text:style-name="T1"> </text:span>un<text:span text:style-name="T1"> </text:span>noué,<text:span text:style-name="T1"> — </text:span>c'est<text:span text:style-name="T1"> </text:span>une<text:span text:style-name="T1"> </text:span>maquette.<text:span text:style-name="T1"> </text:span></text:p>
      <text:p text:style-name="Standard">Il<text:span text:style-name="T1"> </text:span>est<text:span text:style-name="T1"> </text:span>presque<text:span text:style-name="T1"> </text:span>prodigieux<text:span text:style-name="T1"> </text:span>que<text:span text:style-name="T1"> </text:span>l'auteur<text:span text:style-name="T1"> </text:span>ait<text:span text:style-name="T1"> </text:span>réussi<text:span text:style-name="T1"> </text:span>à<text:span text:style-name="T1"> </text:span>donner<text:span text:style-name="T1"> </text:span>la<text:span text:style-name="T1"> </text:span>vie<text:span text:style-name="T1"> </text:span>à<text:span text:style-name="T1"> </text:span>un<text:span text:style-name="T1"> </text:span>être<text:span text:style-name="T1"> </text:span>qui<text:span text:style-name="T1"> </text:span>semble<text:span text:style-name="T1"> </text:span>si<text:span text:style-name="T1"> </text:span>peu<text:span text:style-name="T1"> </text:span>fait<text:span text:style-name="T1"> </text:span>pour<text:span text:style-name="T1"> </text:span>vivre.<text:span text:style-name="T1"> </text:span>Il<text:span text:style-name="T1"> </text:span>vit,<text:span text:style-name="T1"> </text:span>néanmoins,<text:span text:style-name="T1"> </text:span>même<text:span text:style-name="T1"> </text:span>d'une<text:span text:style-name="T1"> </text:span>vie<text:span text:style-name="T1"> </text:span>très<text:span text:style-name="T1"> </text:span>visible,<text:span text:style-name="T1"> </text:span>avec<text:span text:style-name="T1"> </text:span>les<text:span text:style-name="T1"> </text:span>paroles<text:span text:style-name="T1"> </text:span>et<text:span text:style-name="T1"> </text:span>les<text:span text:style-name="T1"> </text:span>gestes,<text:span text:style-name="T1"> </text:span>le<text:span text:style-name="T1"> </text:span>corps<text:span text:style-name="T1"> </text:span>et<text:span text:style-name="T1"> </text:span>l'âme,<text:span text:style-name="T1"> </text:span>de<text:span text:style-name="T1"> </text:span>la<text:span text:style-name="T1"> </text:span>vie<text:span text:style-name="T1"> </text:span>intérieure<text:span text:style-name="T1"> </text:span>et<text:span text:style-name="T1"> </text:span>de<text:span text:style-name="T1"> </text:span>la<text:span text:style-name="T1"> </text:span>vie<text:span text:style-name="T1"> </text:span>de<text:span text:style-name="T1"> </text:span>relation,<text:span text:style-name="T1"> </text:span>bien<text:span text:style-name="T1"> </text:span>posé<text:span text:style-name="T1"> </text:span>dans<text:span text:style-name="T1"> </text:span>son<text:span text:style-name="T1"> </text:span>ambiance,<text:span text:style-name="T1"> </text:span>debout<text:span text:style-name="T1"> </text:span>sur<text:span text:style-name="T1"> </text:span>ses<text:span text:style-name="T1"> </text:span>maigres<text:span text:style-name="T1"> </text:span>jambes,<text:span text:style-name="T1"> </text:span>bien<text:span text:style-name="T1"> </text:span>logique<text:span text:style-name="T1"> </text:span>avec<text:span text:style-name="T1"> </text:span>lui-même,<text:span text:style-name="T1"> </text:span>du<text:span text:style-name="T1"> </text:span>dehors<text:span text:style-name="T1"> </text:span>au<text:span text:style-name="T1"> </text:span>dedans<text:span text:style-name="T1"> </text:span>et<text:span text:style-name="T1"> </text:span>du<text:span text:style-name="T1"> </text:span>dedans<text:span text:style-name="T1"> </text:span>au<text:span text:style-name="T1"> </text:span>dehors<text:span text:style-name="T1"> </text:span>pour<text:span text:style-name="T1"> </text:span>cela,<text:span text:style-name="T1"> </text:span>le<text:span text:style-name="T1"> </text:span>mot<text:span text:style-name="T1"> </text:span>de<text:span text:style-name="T1"> </text:span>création<text:span text:style-name="T1"> </text:span>n'est<text:span text:style-name="T1"> </text:span>pas<text:span text:style-name="T1"> </text:span>excessif.<text:span text:style-name="T1"> </text:span>Et<text:span text:style-name="T1"> </text:span>l'ensemble<text:span text:style-name="T1"> </text:span>est<text:span text:style-name="T1"> </text:span>une<text:span text:style-name="T1"> </text:span>œuvre<text:span text:style-name="T1"> </text:span>d'art<text:span text:style-name="T1"> </text:span>comme<text:span text:style-name="T1"> </text:span>tel<text:span text:style-name="T1"> </text:span>ivoire<text:span text:style-name="T1"> </text:span>de<text:span text:style-name="T1"> </text:span>Chine,<text:span text:style-name="T1"> </text:span>tel<text:span text:style-name="T1"> </text:span>bronze<text:span text:style-name="T1"> </text:span>du<text:span text:style-name="T1"> </text:span>Japon,<text:span text:style-name="T1"> </text:span>art<text:span text:style-name="T1"> </text:span>qui<text:span text:style-name="T1"> </text:span>vaut<text:span text:style-name="T1"> </text:span>par<text:span text:style-name="T1"> </text:span>le<text:span text:style-name="T1"> </text:span>détail<text:span text:style-name="T1"> </text:span>autant<text:span text:style-name="T1"> </text:span>que<text:span text:style-name="T1"> </text:span>par<text:span text:style-name="T1"> </text:span>le<text:span text:style-name="T1"> </text:span>total<text:span text:style-name="T1"> </text:span>et,<text:span text:style-name="T1"> </text:span>dans<text:span text:style-name="T1"> </text:span>le<text:span text:style-name="T1"> </text:span>ramassis<text:span text:style-name="T1"> </text:span>condensé<text:span text:style-name="T1"> </text:span>de<text:span text:style-name="T1"> </text:span>son<text:span text:style-name="T1"> </text:span>grotesque<text:span text:style-name="T1"> </text:span>intense<text:span text:style-name="T1"> </text:span>et<text:span text:style-name="T1"> </text:span>suranimé,<text:span text:style-name="T1"> </text:span>nous<text:span text:style-name="T1"> </text:span>donne<text:span text:style-name="T1"> </text:span>une<text:span text:style-name="T1"> </text:span>impression<text:span text:style-name="T1"> </text:span>d'existence<text:span text:style-name="T1"> </text:span>que<text:span text:style-name="T1"> </text:span>ne<text:span text:style-name="T1"> </text:span>nous<text:span text:style-name="T1"> </text:span>donneront<text:span text:style-name="T1"> </text:span>jamais,<text:span text:style-name="T1"> </text:span>les<text:span text:style-name="T1"> </text:span>contemplerions-nous<text:span text:style-name="T1"> </text:span>pendant<text:span text:style-name="T1"> </text:span>des<text:span text:style-name="T1"> </text:span>siècles,<text:span text:style-name="T1"> </text:span>les<text:span text:style-name="T1"> </text:span>truquages<text:span text:style-name="T1"> </text:span>gréco-romains<text:span text:style-name="T1"> </text:span>de<text:span text:style-name="T1"> </text:span>M.<text:span text:style-name="T1"> </text:span>Chapu$400$<text:span text:style-name="T1"> </text:span></text:p>
      <text:p text:style-name="Standard">L'histoire<text:span text:style-name="T1"> </text:span>de<text:span text:style-name="T1"> </text:span>Monsieur<text:span text:style-name="T1"> </text:span>Babylas<text:span text:style-name="T1"> </text:span>apparaît,<text:span text:style-name="T1"> </text:span>pour<text:span text:style-name="T1"> </text:span>la<text:span text:style-name="T1"> </text:span>contexture<text:span text:style-name="T1"> </text:span>générale,<text:span text:style-name="T1"> </text:span>ordonnée<text:span text:style-name="T1"> </text:span>selon<text:span text:style-name="T1"> </text:span>des<text:span text:style-name="T1"> </text:span>principes<text:span text:style-name="T1"> </text:span>scientifiquement<text:span text:style-name="T1"> </text:span>codifiés.<text:span text:style-name="T1"> </text:span>Le<text:span text:style-name="T1"> </text:span>livre<text:span text:style-name="T1"> </text:span>qui<text:span text:style-name="T1"> </text:span>a<text:span text:style-name="T1"> </text:span>ainsi<text:span text:style-name="T1"> </text:span>servi<text:span text:style-name="T1"> </text:span>de<text:span text:style-name="T1"> </text:span>grammaire<text:span text:style-name="T1"> </text:span>artistique<text:span text:style-name="T1"> </text:span>à<text:span text:style-name="T1"> </text:span>l'auteur<text:span text:style-name="T1"> </text:span>est<text:span text:style-name="T1"> </text:span>évidemment<text:span text:style-name="T1"> </text:span><text:span text:style-name="T5">l'Education</text:span><text:span text:style-name="T4"> </text:span><text:span text:style-name="T5">sentimentale,</text:span><text:span text:style-name="T4"> </text:span>mais<text:span text:style-name="T1"> </text:span>il<text:span text:style-name="T1"> </text:span>n'y<text:span text:style-name="T1"> </text:span>a<text:span text:style-name="T1"> </text:span>pas<text:span text:style-name="T1"> </text:span>imitation ;<text:span text:style-name="T1"> </text:span>c'est<text:span text:style-name="T1"> </text:span>plutôt<text:span text:style-name="T1"> </text:span>une<text:span text:style-name="T1"> </text:span>assimilation<text:span text:style-name="T1"> </text:span>volontaire<text:span text:style-name="T1"> </text:span>de<text:span text:style-name="T1"> </text:span>procédés,<text:span text:style-name="T1"> </text:span>une<text:span text:style-name="T1"> </text:span>expérience<text:span text:style-name="T1"> </text:span>résolument<text:span text:style-name="T1"> </text:span>tentée<text:span text:style-name="T1"> </text:span>et<text:span text:style-name="T1"> </text:span>certainement<text:span text:style-name="T1"> </text:span>réussie,<text:span text:style-name="T1"> </text:span>comme<text:span text:style-name="T1"> </text:span>d'un<text:span text:style-name="T1"> </text:span>peintre<text:span text:style-name="T1"> </text:span>qui<text:span text:style-name="T1"> </text:span>emprunterait<text:span text:style-name="T1"> </text:span>à<text:span text:style-name="T1"> </text:span>un<text:span text:style-name="T1"> </text:span>devancier<text:span text:style-name="T1"> </text:span>sa<text:span text:style-name="T1"> </text:span>perspective,<text:span text:style-name="T1"> </text:span>son<text:span text:style-name="T1"> </text:span>groupement,<text:span text:style-name="T1"> </text:span>ses<text:span text:style-name="T1"> </text:span>lointains,<text:span text:style-name="T1"> </text:span>son<text:span text:style-name="T1"> </text:span>étagement<text:span text:style-name="T1"> </text:span>de<text:span text:style-name="T1"> </text:span>plans,<text:span text:style-name="T1"> </text:span>mais<text:span text:style-name="T1"> </text:span>se<text:span text:style-name="T1"> </text:span>réserverait<text:span text:style-name="T1"> </text:span>la<text:span text:style-name="T1"> </text:span>couleur,<text:span text:style-name="T1"> </text:span>la<text:span text:style-name="T1"> </text:span>forme,<text:span text:style-name="T1"> </text:span>l'expression,<text:span text:style-name="T1"> </text:span>l'intention,<text:span text:style-name="T1"> </text:span>tout<text:span text:style-name="T1"> </text:span>ce<text:span text:style-name="T1"> </text:span>qui<text:span text:style-name="T1"> </text:span>doit<text:span text:style-name="T1"> </text:span>être<text:span text:style-name="T1"> </text:span>personnel,<text:span text:style-name="T1"> </text:span>à<text:span text:style-name="T1"> </text:span>moins<text:span text:style-name="T1"> </text:span>d'inexistence.<text:span text:style-name="T1"> </text:span>Ainsi<text:span text:style-name="T1"> </text:span>l'ironie<text:span text:style-name="T1"> </text:span>est<text:span text:style-name="T1"> </text:span>plus<text:span text:style-name="T1"> </text:span>accentuée,<text:span text:style-name="T1"> </text:span>les<text:span text:style-name="T1"> </text:span>faits<text:span text:style-name="T1"> </text:span>sont<text:span text:style-name="T1"> </text:span>plus<text:span text:style-name="T1"> </text:span>menus,<text:span text:style-name="T1"> </text:span>plus<text:span text:style-name="T1"> </text:span>tassés,<text:span text:style-name="T1"> </text:span>engendrent<text:span text:style-name="T1"> </text:span>bien<text:span text:style-name="T1"> </text:span>plus<text:span text:style-name="T1"> </text:span>que<text:span text:style-name="T1"> </text:span>dans<text:span text:style-name="T1"> </text:span>tels<text:span text:style-name="T1"> </text:span>succédanés<text:span text:style-name="T1"> </text:span>de<text:span text:style-name="T1"> </text:span>l'<text:span text:style-name="T5">Education</text:span><text:span text:style-name="T4"> </text:span>le<text:span text:style-name="T1"> </text:span>sourire<text:span text:style-name="T1"> </text:span>et<text:span text:style-name="T1"> </text:span>même<text:span text:style-name="T1"> </text:span>le<text:span text:style-name="T1"> </text:span>rire,<text:span text:style-name="T1"> </text:span>l'émotion<text:span text:style-name="T1"> </text:span>et<text:span text:style-name="T1"> </text:span>même<text:span text:style-name="T1"> </text:span>la<text:span text:style-name="T1"> </text:span>pitié,<text:span text:style-name="T1"> </text:span>la<text:span text:style-name="T1"> </text:span>curiosité<text:span text:style-name="T1"> </text:span>et<text:span text:style-name="T1"> </text:span>même<text:span text:style-name="T1"> </text:span>la<text:span text:style-name="T1"> </text:span>sympathie,<text:span text:style-name="T1"> </text:span>ce<text:span text:style-name="T1"> </text:span>qui<text:span text:style-name="T1"> </text:span>est<text:span text:style-name="T1"> </text:span>très<text:span text:style-name="T1"> </text:span>loin<text:span text:style-name="T1"> </text:span>des<text:span text:style-name="T1"> </text:span>exagérations<text:span text:style-name="T1"> </text:span>d'indifférence<text:span text:style-name="T1"> </text:span>où<text:span text:style-name="T1"> </text:span>se<text:span text:style-name="T1"> </text:span>sont<text:span text:style-name="T1"> </text:span>complu<text:span text:style-name="T1"> </text:span>(pour<text:span text:style-name="T1"> </text:span>n'avoir<text:span text:style-name="T1"> </text:span>pas<text:span text:style-name="T1"> </text:span>compris<text:span text:style-name="T1"> </text:span>tout<text:span text:style-name="T1"> </text:span>ce<text:span text:style-name="T1"> </text:span>qu'il<text:span text:style-name="T1"> </text:span>y<text:span text:style-name="T1"> </text:span>avait<text:span text:style-name="T1"> </text:span>en<text:span text:style-name="T1"> </text:span>Flaubert<text:span text:style-name="T1"> </text:span>de<text:span text:style-name="T1"> </text:span>tristesse,<text:span text:style-name="T1"> </text:span>d'amertume<text:span text:style-name="T1"> </text:span>et<text:span text:style-name="T1"> </text:span>même<text:span text:style-name="T1"> </text:span>de<text:span text:style-name="T1"> </text:span>tendresse<text:span text:style-name="T1"> </text:span>et<text:span text:style-name="T1"> </text:span>de<text:span text:style-name="T1"> </text:span>bonté<text:span text:style-name="T1"> </text:span>sous<text:span text:style-name="T1"> </text:span>la<text:span text:style-name="T1"> </text:span>rigidité<text:span text:style-name="T1"> </text:span>affectée<text:span text:style-name="T1"> </text:span>de<text:span text:style-name="T1"> </text:span>cet<text:span text:style-name="T1"> </text:span>homme<text:span text:style-name="T1"> </text:span>au<text:span text:style-name="T1"> </text:span>large<text:span text:style-name="T1"> </text:span>cœur)<text:span text:style-name="T1"> </text:span>de<text:span text:style-name="T1"> </text:span>prudents<text:span text:style-name="T1"> </text:span>compilateurs,<text:span text:style-name="T1"> </text:span>comme<text:span text:style-name="T1"> </text:span>M.<text:span text:style-name="T1"> </text:span>Céard<text:span text:style-name="T1"> </text:span>ou<text:span text:style-name="T1"> </text:span>M.<text:span text:style-name="T1"> </text:span>Alexis$401$.<text:span text:style-name="T1"> </text:span></text:p>
      <text:p text:style-name="Standard"><text:span text:style-name="T5">Le</text:span><text:span text:style-name="T4"> </text:span><text:span text:style-name="T5">Vierge</text:span><text:span text:style-name="T4"> </text:span>est<text:span text:style-name="T1"> </text:span>plein<text:span text:style-name="T1"> </text:span>d'agréables<text:span text:style-name="T1"> </text:span>descriptions<text:span text:style-name="T1"> </text:span>qu'on<text:span text:style-name="T1"> </text:span>devine<text:span text:style-name="T1"> </text:span>exactes<text:span text:style-name="T1"> </text:span>(il<text:span text:style-name="T1"> </text:span>ne<text:span text:style-name="T1"> </text:span>faut<text:span text:style-name="T1"> </text:span>pas<text:span text:style-name="T1"> </text:span>dire<text:span text:style-name="T1"> </text:span>vraies),<text:span text:style-name="T1"> </text:span>avec<text:span text:style-name="T1"> </text:span>dedans<text:span text:style-name="T1"> </text:span>de<text:span text:style-name="T1"> </text:span>jolis<text:span text:style-name="T1"> </text:span>mots,<text:span text:style-name="T1"> </text:span>le<text:span text:style-name="T1"> </text:span>« grisollis<text:span text:style-name="T1"> » </text:span>des<text:span text:style-name="T1"> </text:span>alouettes,<text:span text:style-name="T1"> </text:span>les<text:span text:style-name="T1"> </text:span>tons<text:span text:style-name="T1"> </text:span>d'un<text:span text:style-name="T1"> </text:span>couchant<text:span text:style-name="T1"> </text:span>dégradés<text:span text:style-name="T1"> </text:span>jusqu'au<text:span text:style-name="T1"> </text:span>« vert<text:span text:style-name="T1"> </text:span>putride<text:span text:style-name="T1"> »</text:span> ;<text:span text:style-name="T1"> — </text:span>de<text:span text:style-name="T1"> </text:span>très<text:span text:style-name="T1"> </text:span>curieuses<text:span text:style-name="T1"> </text:span>observations<text:span text:style-name="T1"> </text:span>une<text:span text:style-name="T1"> </text:span>nouvelle<text:span text:style-name="T1"> </text:span>circule<text:span text:style-name="T1"> </text:span>dans<text:span text:style-name="T1"> </text:span>l'école,<text:span text:style-name="T1"> </text:span>colère<text:span text:style-name="T1"> </text:span>du<text:span text:style-name="T1"> </text:span>maître,<text:span text:style-name="T1"> </text:span>silence,<text:span text:style-name="T1"> </text:span>recueillement,<text:span text:style-name="T1"> </text:span>« après<text:span text:style-name="T1"> </text:span>quoi<text:span text:style-name="T1"> </text:span>prudemment<text:span text:style-name="T1"> </text:span>une<text:span text:style-name="T1"> </text:span>tête<text:span text:style-name="T1"> </text:span>se<text:span text:style-name="T1"> </text:span>releva,<text:span text:style-name="T1"> </text:span>imitée<text:span text:style-name="T1"> </text:span>d'une<text:span text:style-name="T1"> </text:span>autre,<text:span text:style-name="T1"> </text:span>encore,<text:span text:style-name="T1"> </text:span>et<text:span text:style-name="T1"> </text:span>de<text:span text:style-name="T1"> </text:span>toutes<text:span text:style-name="T1"> »</text:span> ;<text:span text:style-name="T1"> </text:span>on<text:span text:style-name="T1"> </text:span>voit<text:span text:style-name="T1"> </text:span>ces<text:span text:style-name="T1"> </text:span>oiseaux<text:span text:style-name="T1"> </text:span>c'est<text:span text:style-name="T1"> </text:span>tout<text:span text:style-name="T1"> </text:span>à<text:span text:style-name="T1"> </text:span>fait<text:span text:style-name="T1"> </text:span>charmant ;<text:span text:style-name="T1"> — </text:span>d'autres<text:span text:style-name="T1"> </text:span>telles<text:span text:style-name="T1"> </text:span>que<text:span text:style-name="T1"> </text:span>les<text:span text:style-name="T1"> </text:span>petites<text:span text:style-name="T1"> </text:span>filles<text:span text:style-name="T1"> </text:span>aiment<text:span text:style-name="T1"> </text:span>bien<text:span text:style-name="T1"> </text:span>le<text:span text:style-name="T1"> </text:span>sage<text:span text:style-name="T1"> </text:span>Babylas,<text:span text:style-name="T1"> </text:span>mais<text:span text:style-name="T1"> </text:span>elles<text:span text:style-name="T1"> </text:span>l'utilisent,<text:span text:style-name="T1"> </text:span>lui<text:span text:style-name="T1"> </text:span>font<text:span text:style-name="T1"> </text:span>tourner<text:span text:style-name="T1"> </text:span>la<text:span text:style-name="T1"> </text:span>corde,<text:span text:style-name="T1"> </text:span>brusquement,<text:span text:style-name="T1"> </text:span>le<text:span text:style-name="T1"> </text:span>jeu<text:span text:style-name="T1"> </text:span>fini,<text:span text:style-name="T1"> </text:span>le<text:span text:style-name="T1"> </text:span>plantent<text:span text:style-name="T1"> </text:span>là ;<text:span text:style-name="T1"> </text:span>par<text:span text:style-name="T1"> </text:span>la<text:span text:style-name="T1"> </text:span>forme<text:span text:style-name="T1"> </text:span>de<text:span text:style-name="T1"> </text:span>sa<text:span text:style-name="T1"> </text:span>bouche<text:span text:style-name="T1"> </text:span>« abaissée<text:span text:style-name="T1"> </text:span>aux<text:span text:style-name="T1"> </text:span>commissures,<text:span text:style-name="T1"> </text:span>il<text:span text:style-name="T1"> </text:span>semblait<text:span text:style-name="T1"> </text:span>toujours<text:span text:style-name="T1"> </text:span>sur<text:span text:style-name="T1"> </text:span>le<text:span text:style-name="T1"> </text:span>point<text:span text:style-name="T1"> </text:span>de<text:span text:style-name="T1"> </text:span>pleurer<text:span text:style-name="T1"> »</text:span> ;<text:span text:style-name="T1"> — </text:span>page<text:span text:style-name="T1"> </text:span>5,<text:span text:style-name="T1"> </text:span>une<text:span text:style-name="T1"> </text:span>très<text:span text:style-name="T1"> </text:span>bonne<text:span text:style-name="T1"> </text:span>psychologie<text:span text:style-name="T1"> </text:span>de<text:span text:style-name="T1"> </text:span>l'enfant<text:span text:style-name="T1"> </text:span>pris<text:span text:style-name="T1"> </text:span>et<text:span text:style-name="T1"> </text:span>dompté<text:span text:style-name="T1"> </text:span>par<text:span text:style-name="T1"> </text:span>la<text:span text:style-name="T1"> </text:span>vanité<text:span text:style-name="T1"> — </text:span>ailleurs,<text:span text:style-name="T1"> </text:span>bien<text:span text:style-name="T1"> </text:span>notée<text:span text:style-name="T1"> </text:span>« la<text:span text:style-name="T1"> </text:span>tristesse<text:span text:style-name="T1"> </text:span>des<text:span text:style-name="T1"> </text:span>journées<text:span text:style-name="T1"> </text:span>de<text:span text:style-name="T1"> </text:span>fêtes<text:span text:style-name="T1"> »</text:span>,<text:span text:style-name="T1"> </text:span>des<text:span text:style-name="T1"> </text:span>jours<text:span text:style-name="T1"> </text:span>où<text:span text:style-name="T1"> </text:span>les<text:span text:style-name="T1"> </text:span>gens<text:span text:style-name="T1"> </text:span>ont<text:span text:style-name="T1"> </text:span>l'air<text:span text:style-name="T1"> </text:span>de<text:span text:style-name="T1"> </text:span>jouer<text:span text:style-name="T1"> </text:span>à<text:span text:style-name="T1"> </text:span>s'ennuyer ;<text:span text:style-name="T1"> — </text:span>plus<text:span text:style-name="T1"> </text:span>loin,<text:span text:style-name="T1"> </text:span>la<text:span text:style-name="T1"> </text:span>naissance<text:span text:style-name="T1"> </text:span>de<text:span text:style-name="T1"> </text:span>la<text:span text:style-name="T1"> </text:span>puberté,<text:span text:style-name="T1"> </text:span>sur<text:span text:style-name="T1"> </text:span>le<text:span text:style-name="T1"> </text:span>fond<text:span text:style-name="T1"> </text:span>toujours<text:span text:style-name="T1"> </text:span>gris<text:span text:style-name="T1"> </text:span>pointillée<text:span text:style-name="T1"> </text:span>en<text:span text:style-name="T1"> </text:span>menus<text:span text:style-name="T1"> </text:span>coups<text:span text:style-name="T1"> </text:span>de<text:span text:style-name="T1"> </text:span>pinceau,<text:span text:style-name="T1"> </text:span>en<text:span text:style-name="T1"> </text:span>minuscules<text:span text:style-name="T1"> </text:span>taches,<text:span text:style-name="T1"> </text:span>mais<text:span text:style-name="T1"> </text:span>fondues<text:span text:style-name="T1"> </text:span>et<text:span text:style-name="T1"> </text:span>assemblées<text:span text:style-name="T1"> </text:span>vers<text:span text:style-name="T1"> </text:span>une<text:span text:style-name="T1"> </text:span>impression<text:span text:style-name="T1"> </text:span>unique ;<text:span text:style-name="T1"> </text:span>des<text:span text:style-name="T1"> </text:span>remarques<text:span text:style-name="T1"> </text:span>d'un<text:span text:style-name="T1"> </text:span>humorisme<text:span text:style-name="T1"> </text:span>lugubre,<text:span text:style-name="T1"> </text:span>d'un<text:span text:style-name="T1"> </text:span>comique<text:span text:style-name="T1"> </text:span>atroce<text:span text:style-name="T1"> </text:span>Babylas<text:span text:style-name="T1"> </text:span>cette<text:span text:style-name="T1"> </text:span>malchance<text:span text:style-name="T1"> </text:span>n'arrive<text:span text:style-name="T1"> </text:span>qu'à<text:span text:style-name="T1"> </text:span>lui<text:span text:style-name="T1">—  </text:span>« ferma<text:span text:style-name="T1"> </text:span>les<text:span text:style-name="T1"> </text:span>yeux<text:span text:style-name="T1"> </text:span>de<text:span text:style-name="T1"> </text:span>son<text:span text:style-name="T1"> </text:span>père,<text:span text:style-name="T1"> — </text:span>qui<text:span text:style-name="T1"> </text:span>se<text:span text:style-name="T1"> </text:span>rouvrirent<text:span text:style-name="T1"> </text:span>peu<text:span text:style-name="T1"> </text:span>après<text:span text:style-name="T1"> »</text:span>.<text:span text:style-name="T1"> </text:span></text:p>
      <text:p text:style-name="Standard"><text:soft-page-break/>En<text:span text:style-name="T1"> </text:span>général,<text:span text:style-name="T1"> </text:span>il<text:span text:style-name="T1"> </text:span>y<text:span text:style-name="T1"> </text:span>a,<text:span text:style-name="T1"> </text:span>tout<text:span text:style-name="T1"> </text:span>le<text:span text:style-name="T1"> </text:span>long<text:span text:style-name="T1"> </text:span>du<text:span text:style-name="T1"> </text:span>volume,<text:span text:style-name="T1"> </text:span>une<text:span text:style-name="T1"> </text:span>bonne<text:span text:style-name="T1"> </text:span>représentation<text:span text:style-name="T1"> </text:span>de<text:span text:style-name="T1"> </text:span>l'acte<text:span text:style-name="T1"> </text:span>par<text:span text:style-name="T1"> </text:span>le<text:span text:style-name="T1"> </text:span>mot<text:span text:style-name="T1"> </text:span>qui<text:span text:style-name="T1"> </text:span>matériellement<text:span text:style-name="T1"> </text:span>le<text:span text:style-name="T1"> </text:span>détermine<text:span text:style-name="T1"> </text:span>d'entre<text:span text:style-name="T1"> </text:span>les<text:span text:style-name="T1"> </text:span>autres<text:span text:style-name="T1"> </text:span>actes,<text:span text:style-name="T1"> </text:span>et<text:span text:style-name="T1"> </text:span>un<text:span text:style-name="T1"> </text:span>bon<text:span text:style-name="T1"> </text:span>choix<text:span text:style-name="T1"> </text:span>des<text:span text:style-name="T1"> </text:span>actes<text:span text:style-name="T1"> </text:span>nécessaires<text:span text:style-name="T1"> </text:span>à<text:span text:style-name="T1"> </text:span>la<text:span text:style-name="T1"> </text:span>différenciation<text:span text:style-name="T1"> </text:span>du<text:span text:style-name="T1"> </text:span>type<text:span text:style-name="T1"> </text:span>Babylas<text:span text:style-name="T1"> </text:span>d'entre<text:span text:style-name="T1"> </text:span>ses<text:span text:style-name="T1"> </text:span>congénères.<text:span text:style-name="T1"> </text:span></text:p>
      <text:p text:style-name="Standard">Après<text:span text:style-name="T1"> </text:span>avoir<text:span text:style-name="T1"> </text:span>amusé,<text:span text:style-name="T1"> </text:span>vers<text:span text:style-name="T1"> </text:span>les<text:span text:style-name="T1"> </text:span>deux<text:span text:style-name="T1"> </text:span>tiers<text:span text:style-name="T1"> </text:span>de<text:span text:style-name="T1"> </text:span>cette<text:span text:style-name="T1"> </text:span>histoire<text:span text:style-name="T1"> </text:span>en<text:span text:style-name="T1"> </text:span>images,<text:span text:style-name="T1"> </text:span>la<text:span text:style-name="T1"> </text:span>pauvre<text:span text:style-name="T1"> </text:span>créature,<text:span text:style-name="T1"> </text:span>tout<text:span text:style-name="T1"> </text:span>d'un<text:span text:style-name="T1"> </text:span>coup,<text:span text:style-name="T1"> </text:span>par<text:span text:style-name="T1"> </text:span>un<text:span text:style-name="T1"> </text:span>imperceptible<text:span text:style-name="T1"> </text:span>changement<text:span text:style-name="T1"> </text:span>de<text:span text:style-name="T1"> </text:span>rythme,<text:span text:style-name="T1"> </text:span>commence<text:span text:style-name="T1"> </text:span>à<text:span text:style-name="T1"> </text:span>vous<text:span text:style-name="T1"> </text:span>navrer<text:span text:style-name="T1"> </text:span>cela<text:span text:style-name="T1"> </text:span>s'accentue<text:span text:style-name="T1"> </text:span>à<text:span text:style-name="T1"> </text:span>partir<text:span text:style-name="T1"> </text:span>de<text:span text:style-name="T1"> </text:span>la<text:span text:style-name="T1"> </text:span>femme<text:span text:style-name="T1"> </text:span>fuyante<text:span text:style-name="T1"> </text:span>à<text:span text:style-name="T1"> </text:span>ses<text:span text:style-name="T1"> </text:span>pitoyables<text:span text:style-name="T1"> </text:span>velléités,<text:span text:style-name="T1"> </text:span>et<text:span text:style-name="T1"> </text:span>l'enterrement<text:span text:style-name="T1"> </text:span>du<text:span text:style-name="T1"> </text:span>chien <text:span text:style-name="T1">— </text:span>fragment<text:span text:style-name="T1"> </text:span>d'un<text:span text:style-name="T1"> </text:span>tout<text:span text:style-name="T1"> </text:span>à<text:span text:style-name="T1"> </text:span>fait<text:span text:style-name="T1"> </text:span>vrai<text:span text:style-name="T1"> </text:span>sentiment<text:span text:style-name="T1"> — </text:span>vient<text:span text:style-name="T1"> </text:span>encore<text:span text:style-name="T1"> </text:span>préciser<text:span text:style-name="T1"> </text:span>la<text:span text:style-name="T1"> </text:span>sorte<text:span text:style-name="T1"> </text:span>de<text:span text:style-name="T1"> </text:span>misère<text:span text:style-name="T1"> </text:span>dont<text:span text:style-name="T1"> </text:span>souffre<text:span text:style-name="T1"> </text:span>alors<text:span text:style-name="T1"> </text:span>Babylas<text:span text:style-name="T1"> </text:span>celle<text:span text:style-name="T1"> </text:span>de<text:span text:style-name="T1"> </text:span>l'isolement<text:span text:style-name="T1"> </text:span>par<text:span text:style-name="T1"> </text:span>timidité<text:span text:style-name="T1"> </text:span>sentimentale.<text:span text:style-name="T1"> </text:span></text:p>
      <text:p text:style-name="Standard">Enfin,<text:span text:style-name="T1"> </text:span>tout<text:span text:style-name="T1"> </text:span>autour<text:span text:style-name="T1"> </text:span>de<text:span text:style-name="T1"> </text:span>Babylas,<text:span text:style-name="T1"> </text:span>des<text:span text:style-name="T1"> </text:span>personnages<text:span text:style-name="T1"> </text:span>et<text:span text:style-name="T1"> </text:span>des<text:span text:style-name="T1"> </text:span>choses<text:span text:style-name="T1"> </text:span>bien<text:span text:style-name="T1"> </text:span>concordants<text:span text:style-name="T1"> </text:span>avec<text:span text:style-name="T1"> </text:span>la<text:span text:style-name="T1"> </text:span>tonalité<text:span text:style-name="T1"> </text:span>de<text:span text:style-name="T1"> </text:span>la<text:span text:style-name="T1"> </text:span>figurine<text:span text:style-name="T1"> </text:span>centrale<text:span text:style-name="T1"> </text:span>et<text:span text:style-name="T1"> </text:span>qui<text:span text:style-name="T1"> </text:span>la<text:span text:style-name="T1"> </text:span>repoussent,<text:span text:style-name="T1"> </text:span>par<text:span text:style-name="T1"> </text:span>les<text:span text:style-name="T1"> </text:span>hachures<text:span text:style-name="T1"> </text:span>de<text:span text:style-name="T1"> </text:span>leur<text:span text:style-name="T1"> </text:span>grisaille,<text:span text:style-name="T1"> </text:span>vers<text:span text:style-name="T1"> </text:span>une<text:span text:style-name="T1"> </text:span>lumière<text:span text:style-name="T1"> </text:span>doucement<text:span text:style-name="T1"> </text:span>trouble<text:span text:style-name="T1"> </text:span>on<text:span text:style-name="T1"> </text:span>dirait<text:span text:style-name="T1"> </text:span>d'un<text:span text:style-name="T1"> </text:span>pays<text:span text:style-name="T1"> </text:span>d'éternelle<text:span text:style-name="T1"> </text:span>demi-transparence,<text:span text:style-name="T1"> </text:span>une<text:span text:style-name="T1"> </text:span>perpétuelle<text:span text:style-name="T1"> </text:span>atmosphère<text:span text:style-name="T1"> </text:span>de<text:span text:style-name="T1"> </text:span>matin<text:span text:style-name="T1"> </text:span>d'hiver,<text:span text:style-name="T1"> </text:span>mais<text:span text:style-name="T1"> </text:span>d'un<text:span text:style-name="T1"> </text:span>matin<text:span text:style-name="T1"> </text:span>ni<text:span text:style-name="T1"> </text:span>froid<text:span text:style-name="T1"> </text:span>ni<text:span text:style-name="T1"> </text:span>chaud,<text:span text:style-name="T1"> </text:span>ni<text:span text:style-name="T1"> </text:span>clair<text:span text:style-name="T1"> </text:span>ni<text:span text:style-name="T1"> </text:span>sombre.<text:span text:style-name="T1"> </text:span></text:p>
      <text:p text:style-name="Standard">Ici<text:span text:style-name="T1"> </text:span>finit<text:span text:style-name="T1"> </text:span>le<text:span text:style-name="T1"> </text:span>résumé,<text:span text:style-name="T1"> </text:span>en<text:span text:style-name="T1"> </text:span>impressions ;<text:span text:style-name="T1"> </text:span>de<text:span text:style-name="T1"> </text:span>ce<text:span text:style-name="T1"> </text:span>premier<text:span text:style-name="T1"> </text:span>roman<text:span text:style-name="T1"> </text:span>d'Alfred<text:span text:style-name="T1"> </text:span>Vallette,<text:span text:style-name="T1"> </text:span>roman<text:span text:style-name="T1"> </text:span>sobre<text:span text:style-name="T1"> </text:span>et<text:span text:style-name="T1"> </text:span>solide,<text:span text:style-name="T1"> </text:span>consciencieux<text:span text:style-name="T1"> </text:span>et<text:span text:style-name="T1"> </text:span>achevé,<text:span text:style-name="T1"> </text:span>de<text:span text:style-name="T1"> </text:span>noble<text:span text:style-name="T1"> </text:span>labeur<text:span text:style-name="T1"> </text:span>et<text:span text:style-name="T1"> </text:span>d'art<text:span text:style-name="T1"> </text:span>sincère.<text:span text:style-name="T1"> </text:span></text:p>
      <text:p text:style-name="Standard"/>
      <text:h text:style-name="P25" text:outline-level="1">La bestialité$402$</text:h>
      <text:p text:style-name="Standard">L'extrême<text:span text:style-name="T1"> </text:span>dépravation<text:span text:style-name="T1"> </text:span>n'est<text:span text:style-name="T1"> </text:span>souvent<text:span text:style-name="T1"> </text:span>qu'un<text:span text:style-name="T1"> </text:span>retour<text:span text:style-name="T1"> </text:span>à<text:span text:style-name="T1"> </text:span>la<text:span text:style-name="T1"> </text:span>candeur<text:span text:style-name="T1"> </text:span>première,<text:span text:style-name="T1"> </text:span>et<text:span text:style-name="T1"> </text:span>des<text:span text:style-name="T1"> </text:span>écrivains<text:span text:style-name="T1"> </text:span>qui<text:span text:style-name="T1"> </text:span>ont<text:span text:style-name="T1"> </text:span>fait<text:span text:style-name="T1"> </text:span>de<text:span text:style-name="T1"> </text:span>la<text:span text:style-name="T1"> </text:span>perversité<text:span text:style-name="T1"> </text:span>leur<text:span text:style-name="T1"> </text:span>carrière<text:span text:style-name="T1"> </text:span>en<text:span text:style-name="T1"> </text:span>arrivent<text:span text:style-name="T1"> </text:span>parfois<text:span text:style-name="T1"> </text:span>à<text:span text:style-name="T1"> </text:span>nous<text:span text:style-name="T1"> </text:span>conter,<text:span text:style-name="T1"> </text:span>sous<text:span text:style-name="T1"> </text:span>couleur<text:span text:style-name="T1"> </text:span>de<text:span text:style-name="T1"> </text:span>luxures<text:span text:style-name="T1"> </text:span>nouvelles,<text:span text:style-name="T1"> </text:span>des<text:span text:style-name="T1"> </text:span>histoires<text:span text:style-name="T1"> </text:span>dont<text:span text:style-name="T1"> </text:span>la<text:span text:style-name="T1"> </text:span>fraîcheur<text:span text:style-name="T1"> </text:span>était<text:span text:style-name="T1"> </text:span>déjà<text:span text:style-name="T1"> </text:span>contestable<text:span text:style-name="T1"> </text:span>aux<text:span text:style-name="T1"> </text:span>temps<text:span text:style-name="T1"> </text:span>bibliques.<text:span text:style-name="T1"> </text:span>C'est<text:span text:style-name="T1"> </text:span>qu'il<text:span text:style-name="T1"> </text:span>est<text:span text:style-name="T1"> </text:span>fort<text:span text:style-name="T1"> </text:span>difficile<text:span text:style-name="T1"> </text:span>d'innover<text:span text:style-name="T1"> </text:span>en<text:span text:style-name="T1"> </text:span>ces<text:span text:style-name="T1"> </text:span>imaginations.<text:span text:style-name="T1"> </text:span>Le<text:span text:style-name="T1"> </text:span>catalogue<text:span text:style-name="T1"> </text:span>des<text:span text:style-name="T1"> </text:span>plaisirs<text:span text:style-name="T1"> </text:span>d'amour<text:span text:style-name="T1"> </text:span>est<text:span text:style-name="T1"> </text:span>bref,<text:span text:style-name="T1"> </text:span>même<text:span text:style-name="T1"> </text:span>si<text:span text:style-name="T1"> </text:span>on<text:span text:style-name="T1"> </text:span>y<text:span text:style-name="T1"> </text:span>accueille<text:span text:style-name="T1"> </text:span>les<text:span text:style-name="T1"> </text:span>déviations<text:span text:style-name="T1"> </text:span>de<text:span text:style-name="T1"> </text:span>la<text:span text:style-name="T1"> </text:span>folie<text:span text:style-name="T1"> </text:span>charnelle,<text:span text:style-name="T1"> </text:span>-<text:span text:style-name="T1">– </text:span>et<text:span text:style-name="T1"> </text:span>les<text:span text:style-name="T1"> </text:span>anecdotes<text:span text:style-name="T1"> </text:span>pathologiques,<text:span text:style-name="T1"> </text:span>toujours<text:span text:style-name="T1"> </text:span>les<text:span text:style-name="T1"> </text:span>mêmes,<text:span text:style-name="T1"> </text:span>que<text:span text:style-name="T1"> </text:span>l'on<text:span text:style-name="T1"> </text:span>trouve<text:span text:style-name="T1"> </text:span>en<text:span text:style-name="T1"> </text:span>nombre<text:span text:style-name="T1"> </text:span>presque<text:span text:style-name="T1"> </text:span>égal<text:span text:style-name="T1"> </text:span>dans<text:span text:style-name="T1"> </text:span>certains<text:span text:style-name="T1"> </text:span>écrits<text:span text:style-name="T1"> </text:span>scientifiques,<text:span text:style-name="T1"> </text:span>dans<text:span text:style-name="T1"> </text:span>les<text:span text:style-name="T1"> </text:span>pamphlets<text:span text:style-name="T1"> </text:span>licencieux<text:span text:style-name="T1"> </text:span>du<text:span text:style-name="T1"> </text:span>siècle<text:span text:style-name="T1"> </text:span>dernier<text:span text:style-name="T1"> </text:span>(Voir<text:span text:style-name="T1"> </text:span><text:span text:style-name="T2">l'Espion</text:span><text:span text:style-name="T3"> </text:span><text:span text:style-name="T2">du</text:span><text:span text:style-name="T3"> </text:span><text:span text:style-name="T2">boulevard</text:span><text:span text:style-name="T3"> </text:span><text:span text:style-name="T2">du</text:span><text:span text:style-name="T3"> </text:span><text:span text:style-name="T2">Temple</text:span>$403$)<text:span text:style-name="T1"> </text:span>et<text:span text:style-name="T1"> </text:span>dans<text:span text:style-name="T1"> </text:span>la<text:span text:style-name="T1"> </text:span>littérature<text:span text:style-name="T1"> </text:span>aphrodisiaque<text:span text:style-name="T1"> </text:span>de<text:span text:style-name="T1"> </text:span>toutes<text:span text:style-name="T1"> </text:span>les<text:span text:style-name="T1"> </text:span>époques.<text:span text:style-name="T1"> </text:span>Les<text:span text:style-name="T1"> </text:span>ouvrages<text:span text:style-name="T1"> </text:span>casuistiques<text:span text:style-name="T1"> </text:span>des<text:span text:style-name="T1"> </text:span>Jésuites<text:span text:style-name="T1"> </text:span>sont,<text:span text:style-name="T1"> </text:span>en<text:span text:style-name="T1"> </text:span>ce<text:span text:style-name="T1"> </text:span>dernier<text:span text:style-name="T1"> </text:span>genre,<text:span text:style-name="T1"> </text:span>à<text:span text:style-name="T1"> </text:span>mettre<text:span text:style-name="T1"> </text:span>au<text:span text:style-name="T1"> </text:span>premier<text:span text:style-name="T1"> </text:span>rang.<text:span text:style-name="T1"> </text:span>Sans<text:span text:style-name="T1"> </text:span>doute,<text:span text:style-name="T1"> </text:span>ils<text:span text:style-name="T1"> </text:span>y<text:span text:style-name="T1"> </text:span>font<text:span text:style-name="T1"> </text:span>preuve<text:span text:style-name="T1"> </text:span>d'une<text:span text:style-name="T1"> </text:span>suprême<text:span text:style-name="T1"> </text:span>connaissance<text:span text:style-name="T1"> </text:span>de<text:span text:style-name="T1"> </text:span>la<text:span text:style-name="T1"> </text:span>bête<text:span text:style-name="T1"> </text:span>humaine,<text:span text:style-name="T1"> </text:span>mais<text:span text:style-name="T1"> </text:span>leur<text:span text:style-name="T1"> </text:span>sagacité<text:span text:style-name="T1"> </text:span>n'est<text:span text:style-name="T1"> </text:span>assez<text:span text:style-name="T1"> </text:span>souvent<text:span text:style-name="T1"> </text:span>que<text:span text:style-name="T1"> </text:span>puérile<text:span text:style-name="T1"> </text:span>et<text:span text:style-name="T1"> </text:span>ils<text:span text:style-name="T1"> </text:span>oublient<text:span text:style-name="T1"> </text:span>que<text:span text:style-name="T1"> </text:span>la<text:span text:style-name="T1"> </text:span>vulgarisation<text:span text:style-name="T1"> </text:span>des<text:span text:style-name="T1"> </text:span>modes<text:span text:style-name="T1"> </text:span>secrets<text:span text:style-name="T1"> </text:span>du<text:span text:style-name="T1"> </text:span>péché<text:span text:style-name="T1"> </text:span>de<text:span text:style-name="T1"> </text:span>la<text:span text:style-name="T1"> </text:span>chair<text:span text:style-name="T1"> </text:span>est<text:span text:style-name="T1"> </text:span>beaucoup<text:span text:style-name="T1"> </text:span>plus<text:span text:style-name="T1"> </text:span>dangereuse<text:span text:style-name="T1"> </text:span>que<text:span text:style-name="T1"> </text:span>n'est<text:span text:style-name="T1"> </text:span>probable<text:span text:style-name="T1"> </text:span>leur<text:span text:style-name="T1"> </text:span>guérison.<text:span text:style-name="T1"> </text:span></text:p>
      <text:p text:style-name="Standard">Dirai-je<text:span text:style-name="T1"> </text:span>que<text:span text:style-name="T1"> </text:span>ces<text:span text:style-name="T1"> </text:span>sortes<text:span text:style-name="T1"> </text:span>d'ouvrages<text:span text:style-name="T1"> </text:span>seraient<text:span text:style-name="T1"> </text:span>utilement<text:span text:style-name="T1"> </text:span>étudiés<text:span text:style-name="T1"> </text:span>par<text:span text:style-name="T1"> </text:span>les<text:span text:style-name="T1"> </text:span>romanciers<text:span text:style-name="T1"> </text:span>érotiques<text:span text:style-name="T1"> </text:span>?<text:span text:style-name="T1"> </text:span>C'est<text:span text:style-name="T1"> </text:span>assez<text:span text:style-name="T1"> </text:span>douteux,<text:span text:style-name="T1"> </text:span>car<text:span text:style-name="T1"> </text:span>l'imagination<text:span text:style-name="T1"> </text:span>même<text:span text:style-name="T1"> </text:span>d'un<text:span text:style-name="T1"> </text:span>jésuite,<text:span text:style-name="T1"> </text:span>comme<text:span text:style-name="T1"> </text:span>le<text:span text:style-name="T1"> </text:span>P.<text:span text:style-name="T1"> </text:span>Sanchez$404$,<text:span text:style-name="T1"> </text:span>ou<text:span text:style-name="T1"> </text:span>d'un<text:span text:style-name="T1"> </text:span>capucin,<text:span text:style-name="T1"> </text:span>comme<text:span text:style-name="T1"> </text:span>le<text:span text:style-name="T1"> </text:span>P.<text:span text:style-name="T1"> </text:span>Sinistrari$405$,<text:span text:style-name="T1"> </text:span>est<text:span text:style-name="T1"> </text:span>assez<text:span text:style-name="T1"> </text:span>vite<text:span text:style-name="T1"> </text:span>bornée<text:span text:style-name="T1"> </text:span>par<text:span text:style-name="T1"> </text:span>les<text:span text:style-name="T1"> </text:span>possibilités,<text:span text:style-name="T1"> </text:span>sinon<text:span text:style-name="T1"> </text:span>par<text:span text:style-name="T1"> </text:span>les<text:span text:style-name="T1"> </text:span>vraisemblances.<text:span text:style-name="T1"> </text:span>Pourtant,<text:span text:style-name="T1"> </text:span>de<text:span text:style-name="T1"> </text:span>tous<text:span text:style-name="T1"> </text:span>ces<text:span text:style-name="T1"> </text:span>médicastres<text:span text:style-name="T1"> </text:span>de<text:span text:style-name="T1"> </text:span>la<text:span text:style-name="T1"> </text:span>chair<text:span text:style-name="T1"> </text:span>en<text:span text:style-name="T1"> </text:span>délire,<text:span text:style-name="T1"> </text:span>Sinistrari<text:span text:style-name="T1"> </text:span>est<text:span text:style-name="T1"> </text:span>peut-être<text:span text:style-name="T1"> </text:span>le<text:span text:style-name="T1"> </text:span>plus<text:span text:style-name="T1"> </text:span>curieux.<text:span text:style-name="T1"> </text:span>Son<text:span text:style-name="T1"> </text:span>petit<text:span text:style-name="T1"> </text:span>livre,<text:span text:style-name="T1"> </text:span>qui<text:span text:style-name="T1"> </text:span>est<text:span text:style-name="T1"> </text:span>assez<text:span text:style-name="T1"> </text:span>connu,<text:span text:style-name="T1"> </text:span>porte<text:span text:style-name="T1"> </text:span>ce<text:span text:style-name="T1"> </text:span>titre<text:span text:style-name="T1"> </text:span>étrange<text:span text:style-name="T1"> </text:span>« <text:span text:style-name="T2">De</text:span><text:span text:style-name="T3"> </text:span><text:span text:style-name="T2">la</text:span><text:span text:style-name="T3"> </text:span><text:span text:style-name="T2">Démonialité</text:span><text:span text:style-name="T3"> </text:span><text:span text:style-name="T2">et</text:span><text:span text:style-name="T3"> </text:span><text:span text:style-name="T2">des</text:span><text:span text:style-name="T3"> </text:span><text:span text:style-name="T2">animaux</text:span><text:span text:style-name="T3"> </text:span><text:span text:style-name="T2">incubes</text:span><text:span text:style-name="T3"> </text:span><text:span text:style-name="T2">et</text:span><text:span text:style-name="T3"> </text:span><text:span text:style-name="T2">succubes</text:span>,<text:span text:style-name="T1"> </text:span>où<text:span text:style-name="T1"> </text:span>l'on<text:span text:style-name="T1"> </text:span>prouve<text:span text:style-name="T1"> </text:span>qu'il<text:span text:style-name="T1"> </text:span>existe<text:span text:style-name="T1"> </text:span>sur<text:span text:style-name="T1"> </text:span>terre<text:span text:style-name="T1"> </text:span>des<text:span text:style-name="T1"> </text:span>créatures<text:span text:style-name="T1"> </text:span>raisonnables<text:span text:style-name="T1"> </text:span>autres<text:span text:style-name="T1"> </text:span>que<text:span text:style-name="T1"> </text:span>l'homme,<text:span text:style-name="T1"> </text:span>ayant<text:span text:style-name="T1"> </text:span>comme<text:span text:style-name="T1"> </text:span>lui<text:span text:style-name="T1"> </text:span>un<text:span text:style-name="T1"> </text:span>corps<text:span text:style-name="T1"> </text:span>et<text:span text:style-name="T1"> </text:span>une<text:span text:style-name="T1"> </text:span>âme,<text:span text:style-name="T1"> </text:span>naissant<text:span text:style-name="T1"> </text:span>et<text:span text:style-name="T1"> </text:span>mourant<text:span text:style-name="T1"> </text:span>comme<text:span text:style-name="T1"> </text:span>lui<text:span text:style-name="T1"> </text:span>et<text:span text:style-name="T1"> </text:span>capables<text:span text:style-name="T1"> </text:span>de<text:span text:style-name="T1"> </text:span>salut<text:span text:style-name="T1"> </text:span>et<text:span text:style-name="T1"> </text:span>de<text:span text:style-name="T1"> </text:span>damnation$406$.<text:span text:style-name="T1"> » </text:span>Naturellement,<text:span text:style-name="T1"> </text:span>Sinistrari<text:span text:style-name="T1"> </text:span>ne<text:span text:style-name="T1"> </text:span>prouve<text:span text:style-name="T1"> </text:span>rien<text:span text:style-name="T1"> </text:span>du<text:span text:style-name="T1"> </text:span>tout<text:span text:style-name="T1"> </text:span>que<text:span text:style-name="T1"> </text:span>sa<text:span text:style-name="T1"> </text:span>propre<text:span text:style-name="T1"> </text:span>crédulité<text:span text:style-name="T1"> </text:span>et<text:span text:style-name="T1"> </text:span>son<text:span text:style-name="T1"> </text:span>goût<text:span text:style-name="T1"> </text:span>pour<text:span text:style-name="T1"> </text:span>les<text:span text:style-name="T1"> </text:span>obscénités<text:span text:style-name="T1"> </text:span>pieuses,<text:span text:style-name="T1"> </text:span>j'allais<text:span text:style-name="T1"> </text:span>dire<text:span text:style-name="T1"> </text:span>édifiantes,<text:span text:style-name="T1"> </text:span>mais<text:span text:style-name="T1"> </text:span>sa<text:span text:style-name="T1"> </text:span>théorie<text:span text:style-name="T1"> </text:span>de<text:span text:style-name="T1"> </text:span>l'incubat<text:span text:style-name="T1"> </text:span>et<text:span text:style-name="T1"> </text:span>du<text:span text:style-name="T1"> </text:span>succubat<text:span text:style-name="T1"> </text:span>n'en<text:span text:style-name="T1"> </text:span>est<text:span text:style-name="T1"> </text:span>pas<text:span text:style-name="T1"> </text:span>moins<text:span text:style-name="T1"> </text:span>intéressante<text:span text:style-name="T1"> </text:span>en<text:span text:style-name="T1"> </text:span>son<text:span text:style-name="T1"> </text:span>absurdité<text:span text:style-name="T1"> </text:span>si<text:span text:style-name="T1"> </text:span>logique,<text:span text:style-name="T1"> </text:span>et<text:span text:style-name="T1"> </text:span>peut-être<text:span text:style-name="T1"> </text:span>vraie,<text:span text:style-name="T1"> </text:span>car<text:span text:style-name="T1"> </text:span>que<text:span text:style-name="T1"> </text:span>savons-nous<text:span text:style-name="T1"> </text:span>?<text:span text:style-name="T1"> </text:span>C'est<text:span text:style-name="T1"> </text:span>en<text:span text:style-name="T1"> </text:span>cet<text:span text:style-name="T1"> </text:span>opuscule<text:span text:style-name="T1"> </text:span>que<text:span text:style-name="T1"> </text:span>plus<text:span text:style-name="T1"> </text:span>d'un<text:span text:style-name="T1"> </text:span>mage,<text:span text:style-name="T1"> </text:span>parmi<text:span text:style-name="T1"> </text:span>les<text:span text:style-name="T1"> </text:span>plus<text:span text:style-name="T1"> </text:span>estimés,<text:span text:style-name="T1"> </text:span>puisa<text:span text:style-name="T1"> </text:span>sa<text:span text:style-name="T1"> </text:span>science<text:span text:style-name="T1"> </text:span>de<text:span text:style-name="T1"> </text:span>la<text:span text:style-name="T1"> </text:span>luxure<text:span text:style-name="T1"> </text:span>ésotérique.<text:span text:style-name="T1"> </text:span>En<text:span text:style-name="T1"> </text:span>passant,<text:span text:style-name="T1"> </text:span>et<text:span text:style-name="T1"> </text:span>pour<text:span text:style-name="T1"> </text:span>préciser<text:span text:style-name="T1"> </text:span>ses<text:span text:style-name="T1"> </text:span>définitions,<text:span text:style-name="T1"> </text:span>Sinistrari<text:span text:style-name="T1"> </text:span>distingue<text:span text:style-name="T1"> </text:span>soigneusement<text:span text:style-name="T1"> </text:span>la<text:span text:style-name="T1"> </text:span>démonialité<text:span text:style-name="T1"> </text:span>de<text:span text:style-name="T1"> </text:span>la<text:span text:style-name="T1"> </text:span>bestialité.<text:span text:style-name="T1"> </text:span>Comment<text:span text:style-name="T1"> </text:span>?<text:span text:style-name="T1"> </text:span>Il<text:span text:style-name="T1"> </text:span>est<text:span text:style-name="T1"> </text:span>malaisé<text:span text:style-name="T1"> </text:span>de<text:span text:style-name="T1"> </text:span>répéter<text:span text:style-name="T1"> </text:span>ses<text:span text:style-name="T1"> </text:span>arguments,<text:span text:style-name="T1"> </text:span>et<text:span text:style-name="T1"> </text:span>il<text:span text:style-name="T1"> </text:span>faut<text:span text:style-name="T1"> </text:span>s'en<text:span text:style-name="T1"> </text:span>tenir<text:span text:style-name="T1"> </text:span>ici<text:span text:style-name="T1"> </text:span>aux<text:span text:style-name="T1"> </text:span>expressions<text:span text:style-name="T1"> </text:span>de<text:span text:style-name="T1"> </text:span>la<text:span text:style-name="T1"> </text:span>bulle<text:span text:style-name="T1"> </text:span>du<text:span text:style-name="T1"> </text:span>pape<text:span text:style-name="T1"> </text:span>Alexandre<text:span text:style-name="T1"> </text:span>VII,<text:span text:style-name="T1"> </text:span>qui<text:span text:style-name="T1"> </text:span>déclare<text:span text:style-name="T1"> </text:span>que<text:span text:style-name="T1"> </text:span>« chacun<text:span text:style-name="T1"> </text:span>de<text:span text:style-name="T1"> </text:span>ces<text:span text:style-name="T1"> </text:span>péchés<text:span text:style-name="T1"> </text:span>porte<text:span text:style-name="T1"> </text:span>avec<text:span text:style-name="T1"> </text:span>lui<text:span text:style-name="T1"> </text:span>sa<text:span text:style-name="T1"> </text:span>turpitude<text:span text:style-name="T1"> </text:span>particulière<text:span text:style-name="T1"> </text:span>et<text:span text:style-name="T1"> </text:span>distincte$407$<text:span text:style-name="T1"> »</text:span>.<text:span text:style-name="T1"> </text:span></text:p>
      <text:p text:style-name="Standard">Le<text:span text:style-name="T1"> </text:span>second<text:span text:style-name="T1"> </text:span>de<text:span text:style-name="T1"> </text:span>ces<text:span text:style-name="T1"> </text:span>péchés,<text:span text:style-name="T1"> </text:span>l'abominable<text:span text:style-name="T1"> </text:span>bestialité,<text:span text:style-name="T1"> </text:span>est<text:span text:style-name="T1"> </text:span>un<text:span text:style-name="T1"> </text:span>acte<text:span text:style-name="T1"> </text:span>qu'on<text:span text:style-name="T1"> </text:span>ose<text:span text:style-name="T1"> </text:span>à<text:span text:style-name="T1"> </text:span>peine<text:span text:style-name="T1"> </text:span>évoquer,<text:span text:style-name="T1"> </text:span>en<text:span text:style-name="T1"> </text:span>sa<text:span text:style-name="T1"> </text:span>triste<text:span text:style-name="T1"> </text:span>et<text:span text:style-name="T1"> </text:span>douloureuse<text:span text:style-name="T1"> </text:span>abjection<text:span text:style-name="T1"> </text:span>cependant,<text:span text:style-name="T1"> </text:span>pour<text:span text:style-name="T1"> </text:span>un<text:span text:style-name="T1"> </text:span>homme<text:span text:style-name="T1"> </text:span>primitif,<text:span text:style-name="T1"> </text:span>un<text:span text:style-name="T1"> </text:span>homme<text:span text:style-name="T1"> </text:span>tout<text:span text:style-name="T1"> </text:span>près<text:span text:style-name="T1"> </text:span>de<text:span text:style-name="T1"> </text:span>la<text:span text:style-name="T1"> </text:span>nature<text:span text:style-name="T1"> </text:span>et<text:span text:style-name="T1"> </text:span>qui<text:span text:style-name="T1"> </text:span>vit<text:span text:style-name="T1"> </text:span>en<text:span text:style-name="T1"> </text:span>frère<text:span text:style-name="T1"> </text:span>parmi<text:span text:style-name="T1"> </text:span>les<text:span text:style-name="T1"> </text:span>animaux,<text:span text:style-name="T1"> </text:span>il<text:span text:style-name="T1"> </text:span>ne<text:span text:style-name="T1"> </text:span>doit<text:span text:style-name="T1"> </text:span>pas<text:span text:style-name="T1"> </text:span>être<text:span text:style-name="T1"> </text:span>si<text:span text:style-name="T1"> </text:span>abject<text:span text:style-name="T1"> </text:span>que<text:span text:style-name="T1"> </text:span>cela.<text:span text:style-name="T1"> </text:span>L'Histoire,<text:span text:style-name="T1"> </text:span>légendaire<text:span text:style-name="T1"> </text:span>ou<text:span text:style-name="T1"> </text:span>véridique,<text:span text:style-name="T1"> </text:span>le<text:span text:style-name="T1"> </text:span>montre<text:span text:style-name="T1"> </text:span>à<text:span text:style-name="T1"> </text:span>l'origine<text:span text:style-name="T1"> </text:span>de<text:span text:style-name="T1"> </text:span>toutes<text:span text:style-name="T1"> </text:span>les<text:span text:style-name="T1"> </text:span>civilisations<text:span text:style-name="T1"> </text:span>les<text:span text:style-name="T1"> </text:span>poètes<text:span text:style-name="T1"> </text:span>le<text:span text:style-name="T1"> </text:span>chantaient,<text:span text:style-name="T1"> </text:span>et<text:span text:style-name="T1"> </text:span>les<text:span text:style-name="T1"> </text:span>nourrices,<text:span text:style-name="T1"> </text:span>sans<text:span text:style-name="T1"> </text:span>doute,<text:span text:style-name="T1"> </text:span>narraient<text:span text:style-name="T1"> </text:span>aux<text:span text:style-name="T1"> </text:span>petits<text:span text:style-name="T1"> </text:span>enfants,<text:span text:style-name="T1"> </text:span>pour<text:span text:style-name="T1"> </text:span>les<text:span text:style-name="T1"> </text:span>endormir,<text:span text:style-name="T1"> </text:span>des<text:span text:style-name="T1"> </text:span>histoires<text:span text:style-name="T1"> </text:span>d'amour<text:span text:style-name="T1"> </text:span>où<text:span text:style-name="T1"> </text:span>le<text:span text:style-name="T1"> </text:span>jeune<text:span text:style-name="T1"> </text:span>prince<text:span text:style-name="T1"> </text:span>était<text:span text:style-name="T1"> </text:span>un<text:span text:style-name="T1"> </text:span>taureau<text:span text:style-name="T1"> </text:span>blanc<text:span text:style-name="T1"> </text:span>qui<text:span text:style-name="T1"> </text:span>enlevait<text:span text:style-name="T1"> </text:span>sur<text:span text:style-name="T1"> </text:span>son<text:span text:style-name="T1"> </text:span>dos,<text:span text:style-name="T1"> </text:span>à<text:span text:style-name="T1"> </text:span>travers<text:span text:style-name="T1"> </text:span>les<text:span text:style-name="T1"> </text:span>nues,<text:span text:style-name="T1"> </text:span>sa<text:span text:style-name="T1"> </text:span>belle,<text:span text:style-name="T1"> </text:span>la<text:span text:style-name="T1"> </text:span>blonde<text:span text:style-name="T1"> </text:span>Europe$408$.<text:span text:style-name="T1"> </text:span>La<text:span text:style-name="T1"> </text:span>mythologie<text:span text:style-name="T1"> </text:span>grecque<text:span text:style-name="T1"> </text:span>est<text:span text:style-name="T1"> </text:span>pleine<text:span text:style-name="T1"> </text:span>d'aventures<text:span text:style-name="T1"> </text:span>de<text:span text:style-name="T1"> </text:span>ce<text:span text:style-name="T1"> </text:span>genre<text:span text:style-name="T1"> </text:span>que<text:span text:style-name="T1"> </text:span>personne<text:span text:style-name="T1"> </text:span>n'ignore<text:span text:style-name="T1"> </text:span>et<text:span text:style-name="T1"> </text:span>qui<text:span text:style-name="T1"> </text:span>ne<text:span text:style-name="T1"> </text:span>choquent<text:span text:style-name="T1"> </text:span>personne,<text:span text:style-name="T1"> </text:span>parce<text:span text:style-name="T1"> </text:span>qu'elles,<text:span text:style-name="T1"> </text:span>sont<text:span text:style-name="T1"> </text:span>classiques<text:span text:style-name="T1"> </text:span>et<text:span text:style-name="T1"> </text:span>qu'on<text:span text:style-name="T1"> </text:span>nous<text:span text:style-name="T1"> </text:span>les<text:span text:style-name="T1"> </text:span>apprend<text:span text:style-name="T1"> </text:span>dès<text:span text:style-name="T1"> </text:span>l'âge<text:span text:style-name="T1"> </text:span>le<text:span text:style-name="T1"> </text:span>plus<text:span text:style-name="T1"> </text:span>tendre,<text:span text:style-name="T1"> </text:span>mais<text:span text:style-name="T1"> </text:span>s'il<text:span text:style-name="T1"> </text:span>nous<text:span text:style-name="T1"> </text:span>prenait<text:span text:style-name="T1"> </text:span>envie<text:span text:style-name="T1"> </text:span>de<text:span text:style-name="T1"> </text:span>réfléchir<text:span text:style-name="T1"> </text:span>aux<text:span text:style-name="T1"> </text:span>amours<text:span text:style-name="T1"> </text:span>de<text:span text:style-name="T1"> </text:span>Pasiphaé$409$<text:span text:style-name="T1"> </text:span>?<text:span text:style-name="T1"> </text:span>La<text:span text:style-name="T1"> </text:span>distinction<text:span text:style-name="T1"> </text:span>absolue<text:span text:style-name="T1"> </text:span>que<text:span text:style-name="T1"> </text:span>nous<text:span text:style-name="T1"> </text:span>faisons,<text:span text:style-name="T1"> </text:span>depuis<text:span text:style-name="T1"> </text:span>la<text:span text:style-name="T1"> </text:span>civilisation,<text:span text:style-name="T1"> </text:span>entre<text:span text:style-name="T1"> </text:span>l'homme<text:span text:style-name="T1"> </text:span>et<text:span text:style-name="T1"> </text:span>les<text:span text:style-name="T1"> </text:span>animaux,<text:span text:style-name="T1"> </text:span>n'a<text:span text:style-name="T1"> </text:span>pas<text:span text:style-name="T1"> </text:span>toujours<text:span text:style-name="T1"> </text:span>existé.<text:span text:style-name="T1"> </text:span>Beaucoup<text:span text:style-name="T1"> </text:span>de<text:span text:style-name="T1"> </text:span>peuplades<text:span text:style-name="T1"> </text:span>sauvages<text:span text:style-name="T1"> </text:span>se<text:span text:style-name="T1"> </text:span>croient<text:span text:style-name="T1"> </text:span>issues<text:span text:style-name="T1"> </text:span>d'un<text:span text:style-name="T1"> </text:span>ancêtre<text:span text:style-name="T1"> </text:span>animal<text:span text:style-name="T1"> </text:span>et<text:span text:style-name="T1"> </text:span>c'est<text:span text:style-name="T1"> </text:span>même<text:span text:style-name="T1"> </text:span>cette<text:span text:style-name="T1"> </text:span>croyance<text:span text:style-name="T1"> </text:span>qui<text:span text:style-name="T1"> </text:span>explique<text:span text:style-name="T1"> </text:span>les<text:span text:style-name="T1"> </text:span>noms<text:span text:style-name="T1"> </text:span>d'animaux<text:span text:style-name="T1"> </text:span>que<text:span text:style-name="T1"> </text:span>se<text:span text:style-name="T1"> </text:span>donnaient<text:span text:style-name="T1"> </text:span>les<text:span text:style-name="T1"> </text:span>Peaux-rouges.<text:span text:style-name="T1"> </text:span>En<text:span text:style-name="T1"> </text:span>Egypte,<text:span text:style-name="T1"> </text:span>le<text:span text:style-name="T1"> </text:span>culte<text:span text:style-name="T1"> </text:span>des<text:span text:style-name="T1"> </text:span>animaux<text:span text:style-name="T1"> </text:span>avait<text:span text:style-name="T1"> </text:span>une<text:span text:style-name="T1"> </text:span>origine<text:span text:style-name="T1"> </text:span>analogue<text:span text:style-name="T1"> </text:span>les<text:span text:style-name="T1"> </text:span>bêtes<text:span text:style-name="T1"> </text:span>sacrées<text:span text:style-name="T1"> </text:span>étaient<text:span text:style-name="T1"> </text:span>sacrées,<text:span text:style-name="T1"> </text:span>non<text:span text:style-name="T1"> </text:span>comme<text:span text:style-name="T1"> </text:span>bêtes,<text:span text:style-name="T1"> </text:span>mais<text:span text:style-name="T1"> </text:span>comme<text:span text:style-name="T1"> </text:span>parents<text:span text:style-name="T1"> </text:span>de<text:span text:style-name="T1"> </text:span>l'homme,<text:span text:style-name="T1"> </text:span>comme<text:span text:style-name="T1"> </text:span>membres<text:span text:style-name="T1"> </text:span>de<text:span text:style-name="T1"> </text:span>la<text:span text:style-name="T1"> </text:span>famille,<text:span text:style-name="T1"> </text:span>et<text:span text:style-name="T1"> </text:span>on<text:span text:style-name="T1"> </text:span>ne<text:span text:style-name="T1"> </text:span>devait<text:span text:style-name="T1"> </text:span>pas<text:span text:style-name="T1"> </text:span>les<text:span text:style-name="T1"> </text:span>manger,<text:span text:style-name="T1"> </text:span>parce<text:span text:style-name="T1"> </text:span>qu'on<text:span text:style-name="T1"> </text:span>ne<text:span text:style-name="T1"> </text:span>se<text:span text:style-name="T1"> </text:span>mange<text:span text:style-name="T1"> </text:span>pas<text:span text:style-name="T1"> </text:span>en<text:span text:style-name="T1"> </text:span>famille.<text:span text:style-name="T1"> </text:span>Tels<text:span text:style-name="T1"> </text:span>cannibales,<text:span text:style-name="T1"> </text:span>qui<text:span text:style-name="T1"> </text:span>n'auraient<text:span text:style-name="T1"> </text:span>pas<text:span text:style-name="T1"> </text:span>mangé<text:span text:style-name="T1"> </text:span>de<text:span text:style-name="T1"> </text:span>lièvres,<text:span text:style-name="T1"> </text:span>mangeaient<text:span text:style-name="T1"> </text:span>fort<text:span text:style-name="T1"> </text:span>bien<text:span text:style-name="T1"> </text:span>les<text:span text:style-name="T1"> </text:span><text:soft-page-break/>hommes<text:span text:style-name="T1"> </text:span>d'une<text:span text:style-name="T1"> </text:span>autre<text:span text:style-name="T1"> </text:span>tribu.<text:span text:style-name="T1"> </text:span>Règle<text:span text:style-name="T1"> </text:span>générale<text:span text:style-name="T1"> </text:span>quand<text:span text:style-name="T1"> </text:span>un<text:span text:style-name="T1"> </text:span>peuple<text:span text:style-name="T1"> </text:span>s'abstient<text:span text:style-name="T1"> </text:span>de<text:span text:style-name="T1"> </text:span>la<text:span text:style-name="T1"> </text:span>viande<text:span text:style-name="T1"> </text:span>de<text:span text:style-name="T1"> </text:span>telle<text:span text:style-name="T1"> </text:span>bête,<text:span text:style-name="T1"> </text:span>c'est<text:span text:style-name="T1"> </text:span>qu'une<text:span text:style-name="T1"> </text:span>tradition,<text:span text:style-name="T1"> </text:span>souvent<text:span text:style-name="T1"> </text:span>obscure,<text:span text:style-name="T1"> </text:span>ou<text:span text:style-name="T1"> </text:span>même<text:span text:style-name="T1"> </text:span>oubliée,<text:span text:style-name="T1"> </text:span>lui<text:span text:style-name="T1"> </text:span>donne<text:span text:style-name="T1"> </text:span>pour<text:span text:style-name="T1"> </text:span>ancêtre<text:span text:style-name="T1"> </text:span>cette<text:span text:style-name="T1"> </text:span>bête<text:span text:style-name="T1"> </text:span>elle-même.<text:span text:style-name="T1"> </text:span></text:p>
      <text:p text:style-name="Standard">On<text:span text:style-name="T1"> </text:span>comprend<text:span text:style-name="T1"> </text:span>qu'avec<text:span text:style-name="T1"> </text:span>un<text:span text:style-name="T1"> </text:span>tel<text:span text:style-name="T1"> </text:span>état<text:span text:style-name="T1"> </text:span>d'esprit,<text:span text:style-name="T1"> </text:span>la<text:span text:style-name="T1"> </text:span>fornication<text:span text:style-name="T1"> </text:span>ne<text:span text:style-name="T1"> </text:span>fût<text:span text:style-name="T1"> </text:span>pas<text:span text:style-name="T1"> </text:span>rare<text:span text:style-name="T1"> </text:span>entre<text:span text:style-name="T1"> </text:span>l'homme<text:span text:style-name="T1"> </text:span>et<text:span text:style-name="T1"> </text:span>les<text:span text:style-name="T1"> </text:span>animaux<text:span text:style-name="T1"> </text:span>elle<text:span text:style-name="T1"> </text:span>était<text:span text:style-name="T1"> </text:span>peut-être<text:span text:style-name="T1"> </text:span>plus<text:span text:style-name="T1"> </text:span>fréquente<text:span text:style-name="T1"> </text:span>que<text:span text:style-name="T1"> </text:span>nous<text:span text:style-name="T1"> </text:span>ne<text:span text:style-name="T1"> </text:span>pouvons<text:span text:style-name="T1"> </text:span>ou<text:span text:style-name="T1"> </text:span>que<text:span text:style-name="T1"> </text:span>nous<text:span text:style-name="T1"> </text:span>ne<text:span text:style-name="T1"> </text:span>voulons<text:span text:style-name="T1"> </text:span>l'admettre<text:span text:style-name="T1"> </text:span>et<text:span text:style-name="T1"> </text:span>personne<text:span text:style-name="T1"> </text:span>ne<text:span text:style-name="T1"> </text:span>doit<text:span text:style-name="T1"> </text:span>affirmer<text:span text:style-name="T1"> </text:span>que<text:span text:style-name="T1"> </text:span>des<text:span text:style-name="T1"> </text:span>êtres<text:span text:style-name="T1"> </text:span>tels<text:span text:style-name="T1"> </text:span>que<text:span text:style-name="T1"> </text:span>les<text:span text:style-name="T1"> </text:span>faunes<text:span text:style-name="T1"> </text:span>et<text:span text:style-name="T1"> </text:span>les<text:span text:style-name="T1"> </text:span>sylvains,<text:span text:style-name="T1"> </text:span>et<text:span text:style-name="T1"> </text:span>tous<text:span text:style-name="T1"> </text:span>les<text:span text:style-name="T1"> </text:span>hybrides<text:span text:style-name="T1"> </text:span>dont<text:span text:style-name="T1"> </text:span>parlent<text:span text:style-name="T1"> </text:span>les<text:span text:style-name="T1"> </text:span>anciens<text:span text:style-name="T1"> </text:span>poètes,<text:span text:style-name="T1"> </text:span>n'aient<text:span text:style-name="T1"> </text:span>jamais<text:span text:style-name="T1"> </text:span>existé.<text:span text:style-name="T1"> </text:span>Qui<text:span text:style-name="T1"> </text:span>sait<text:span text:style-name="T1"> </text:span>ce<text:span text:style-name="T1"> </text:span>qu'ont<text:span text:style-name="T1"> </text:span>pu<text:span text:style-name="T1"> </text:span>produire,<text:span text:style-name="T1"> </text:span>pendant<text:span text:style-name="T1"> </text:span>des<text:span text:style-name="T1"> </text:span>milliers<text:span text:style-name="T1"> </text:span>d'années,<text:span text:style-name="T1"> </text:span>les<text:span text:style-name="T1"> </text:span>amours<text:span text:style-name="T1"> </text:span>répétées<text:span text:style-name="T1"> </text:span>des<text:span text:style-name="T1"> </text:span>bergers<text:span text:style-name="T1"> </text:span>et<text:span text:style-name="T1"> </text:span>de<text:span text:style-name="T1"> </text:span>leur<text:span text:style-name="T1"> </text:span>troupeau?<text:span text:style-name="T1"> </text:span>Qui<text:span text:style-name="T1"> </text:span>sait ?<text:span text:style-name="T1"> </text:span>On<text:span text:style-name="T1"> </text:span>avait<text:span text:style-name="T1"> </text:span>tant<text:span text:style-name="T1"> </text:span>raillé<text:span text:style-name="T1"> </text:span>Hérodote<text:span text:style-name="T1"> </text:span>pour<text:span text:style-name="T1"> </text:span>ses<text:span text:style-name="T1"> </text:span>pygmées<text:span text:style-name="T1"> </text:span>et<text:span text:style-name="T1"> </text:span>Stanley<text:span text:style-name="T1"> </text:span>les<text:span text:style-name="T1"> </text:span>a<text:span text:style-name="T1"> </text:span>retrouvés$410$.<text:span text:style-name="T1"> </text:span></text:p>
      <text:p text:style-name="Standard">En<text:span text:style-name="T1"> </text:span>somme,<text:span text:style-name="T1"> </text:span>des<text:span text:style-name="T1"> </text:span>amours<text:span text:style-name="T1"> </text:span>qui<text:span text:style-name="T1"> </text:span>nous<text:span text:style-name="T1"> </text:span>paraissent<text:span text:style-name="T1"> </text:span>monstrueuses,<text:span text:style-name="T1"> </text:span>à<text:span text:style-name="T1"> </text:span>cette<text:span text:style-name="T1"> </text:span>heure,<text:span text:style-name="T1"> </text:span>furent,<text:span text:style-name="T1"> </text:span>à<text:span text:style-name="T1"> </text:span>une<text:span text:style-name="T1"> </text:span>époque<text:span text:style-name="T1"> </text:span>donnée,<text:span text:style-name="T1"> </text:span>« toutes<text:span text:style-name="T1"> </text:span>naturelles<text:span text:style-name="T1"> »</text:span>.<text:span text:style-name="T1"> </text:span>Aussi,<text:span text:style-name="T1"> </text:span>sachant<text:span text:style-name="T1"> </text:span>bien<text:span text:style-name="T1"> </text:span>des<text:span text:style-name="T1"> </text:span>choses<text:span text:style-name="T1"> </text:span>et<text:span text:style-name="T1"> </text:span>ayant<text:span text:style-name="T1"> </text:span>lu<text:span text:style-name="T1"> </text:span>bien<text:span text:style-name="T1"> </text:span>des<text:span text:style-name="T1"> </text:span>livres,<text:span text:style-name="T1"> </text:span>n'irai-je<text:span text:style-name="T1"> </text:span>pas<text:span text:style-name="T1"> </text:span>me<text:span text:style-name="T1"> </text:span>scandaliser<text:span text:style-name="T1"> </text:span>d'un<text:span text:style-name="T1"> </text:span>roman<text:span text:style-name="T1"> </text:span>récemment<text:span text:style-name="T1"> </text:span>paru,<text:span text:style-name="T1"> </text:span>sous<text:span text:style-name="T1"> </text:span>le<text:span text:style-name="T1"> </text:span>titre<text:span text:style-name="T1"> </text:span>de<text:span text:style-name="T1"> </text:span>l<text:span text:style-name="T2">'Animale</text:span><text:span text:style-name="T31"><text:note text:id="ftn18" text:note-class="endnote"><text:note-citation text:label="q">q</text:note-citation><text:note-body><text:p text:style-name="Endnote"><text:tab/><text:span text:style-name="T1"> </text:span>Rachilde<text:span text:style-name="T1"> </text:span><text:span text:style-name="T2">L'Animale.</text:span><text:span text:style-name="T1"> </text:span>Edition<text:span text:style-name="T1"> </text:span>du<text:span text:style-name="T1"> </text:span>Mercure<text:span text:style-name="T1"> </text:span>de<text:span text:style-name="T1"> </text:span>France.<text:span text:style-name="T1"> </text:span></text:p></text:note-body></text:note></text:span><text:span text:style-name="T1"> </text:span>et<text:span text:style-name="T1"> </text:span>où<text:span text:style-name="T1"> </text:span>on<text:span text:style-name="T1"> </text:span>nous<text:span text:style-name="T1"> </text:span>raconte<text:span text:style-name="T1"> </text:span>les<text:span text:style-name="T1"> </text:span>amours<text:span text:style-name="T1"> </text:span>d'une<text:span text:style-name="T1"> </text:span>femme<text:span text:style-name="T1"> </text:span>et<text:span text:style-name="T1"> </text:span>d'un<text:span text:style-name="T1"> </text:span>félin$411$.<text:span text:style-name="T1"> </text:span>Ce<text:span text:style-name="T1"> </text:span>félin<text:span text:style-name="T1"> </text:span>étant<text:span text:style-name="T1"> </text:span>un<text:span text:style-name="T1"> </text:span>chat<text:span text:style-name="T1"> </text:span>(mon<text:span text:style-name="T1"> </text:span>Dieu,<text:span text:style-name="T1"> </text:span>quel<text:span text:style-name="T1"> </text:span>homme,<text:span text:style-name="T1"> </text:span>quel<text:span text:style-name="T1"> </text:span>petit<text:span text:style-name="T1"> </text:span>homme!<text:span text:style-name="T1"> </text:span>comme<text:span text:style-name="T1"> </text:span>dit<text:span text:style-name="T1"> </text:span>la<text:span text:style-name="T1"> </text:span>chanson),<text:span text:style-name="T1"> </text:span>ces<text:span text:style-name="T1"> </text:span>amours<text:span text:style-name="T1"> </text:span>sont<text:span text:style-name="T1"> </text:span>assez<text:span text:style-name="T1"> </text:span>irréelles,<text:span text:style-name="T1"> </text:span>et<text:span text:style-name="T1"> </text:span>leur<text:span text:style-name="T1"> </text:span>sensualisme<text:span text:style-name="T1"> </text:span>assez<text:span text:style-name="T1"> </text:span>vague.<text:span text:style-name="T1"> </text:span>L'auteur,<text:span text:style-name="T1"> </text:span>qui<text:span text:style-name="T1"> </text:span>est<text:span text:style-name="T1"> </text:span>une<text:span text:style-name="T1"> </text:span>femme,<text:span text:style-name="T1"> </text:span>Rachilde,<text:span text:style-name="T1"> </text:span>est<text:span text:style-name="T1"> </text:span>sans<text:span text:style-name="T1"> </text:span>doute<text:span text:style-name="T1"> </text:span>persuadée<text:span text:style-name="T1"> </text:span>d'avoir<text:span text:style-name="T1"> </text:span>écrit<text:span text:style-name="T1"> </text:span>une<text:span text:style-name="T1"> </text:span>histoire<text:span text:style-name="T1"> </text:span>plutôt<text:span text:style-name="T1"> </text:span>pimentée ;<text:span text:style-name="T1"> </text:span>je<text:span text:style-name="T1"> </text:span>le<text:span text:style-name="T1"> </text:span>veux<text:span text:style-name="T1"> </text:span>bien,<text:span text:style-name="T1"> </text:span>et<text:span text:style-name="T1"> </text:span>aussi<text:span text:style-name="T1"> </text:span>que<text:span text:style-name="T1"> </text:span>l'histoire<text:span text:style-name="T1"> </text:span>soit,<text:span text:style-name="T1"> </text:span>d'un<text:span text:style-name="T1"> </text:span>bout<text:span text:style-name="T1"> </text:span>à<text:span text:style-name="T1"> </text:span>l'autre,<text:span text:style-name="T1"> </text:span>singulièrement<text:span text:style-name="T1"> </text:span>malsaine,<text:span text:style-name="T1"> </text:span>mais<text:span text:style-name="T1"> </text:span>malsaine<text:span text:style-name="T1"> </text:span>et<text:span text:style-name="T1"> </text:span>pimentée<text:span text:style-name="T1"> </text:span>à<text:span text:style-name="T1"> </text:span>la<text:span text:style-name="T1"> </text:span>surface<text:span text:style-name="T1"> </text:span>seulement.<text:span text:style-name="T1"> </text:span>La<text:span text:style-name="T1"> </text:span>vraie<text:span text:style-name="T1"> </text:span>perversité,<text:span text:style-name="T1"> </text:span>comme<text:span text:style-name="T1"> </text:span>le<text:span text:style-name="T1"> </text:span>vrai<text:span text:style-name="T1"> </text:span>sadisme,<text:span text:style-name="T1"> </text:span>ne<text:span text:style-name="T1"> </text:span>s'acquiert<text:span text:style-name="T1"> </text:span>pas<text:span text:style-name="T1"> </text:span>par<text:span text:style-name="T1"> </text:span>un<text:span text:style-name="T1"> </text:span>effort<text:span text:style-name="T1"> </text:span>d'imagination.<text:span text:style-name="T1"> </text:span>L'affreux<text:span text:style-name="T1"> </text:span>marquis<text:span text:style-name="T1"> </text:span>de<text:span text:style-name="T1"> </text:span>Sade<text:span text:style-name="T1"> </text:span>se<text:span text:style-name="T1"> </text:span>racontait<text:span text:style-name="T1"> </text:span>lui-même ;<text:span text:style-name="T1"> </text:span>il<text:span text:style-name="T1"> </text:span>avait<text:span text:style-name="T1"> </text:span>vécu<text:span text:style-name="T1"> </text:span>ses<text:span text:style-name="T1"> </text:span>« sadismes<text:span text:style-name="T1"> » </text:span>avant<text:span text:style-name="T1"> </text:span>de<text:span text:style-name="T1"> </text:span>les<text:span text:style-name="T1"> </text:span>écrire ;<text:span text:style-name="T1"> </text:span>il<text:span text:style-name="T1"> </text:span>imaginait<text:span text:style-name="T1"> </text:span>peu,<text:span text:style-name="T1"> </text:span>et<text:span text:style-name="T1"> </text:span>le<text:span text:style-name="T1"> </text:span>peu<text:span text:style-name="T1"> </text:span>qu'il<text:span text:style-name="T1"> </text:span>imagina<text:span text:style-name="T1"> </text:span>est<text:span text:style-name="T1"> </text:span>fort<text:span text:style-name="T1"> </text:span>médiocre.<text:span text:style-name="T1"> </text:span>Il<text:span text:style-name="T1"> </text:span>n'est<text:span text:style-name="T1"> </text:span>pathologiquement<text:span text:style-name="T1"> </text:span>intéressant<text:span text:style-name="T1"> </text:span>que<text:span text:style-name="T1"> </text:span>lorsqu'il<text:span text:style-name="T1"> </text:span>hurle<text:span text:style-name="T1"> </text:span>après<text:span text:style-name="T1"> </text:span>la<text:span text:style-name="T1"> </text:span>chair<text:span text:style-name="T1"> </text:span>et<text:span text:style-name="T1"> </text:span>après<text:span text:style-name="T1"> </text:span>le<text:span text:style-name="T1"> </text:span>sang,<text:span text:style-name="T1"> </text:span>sans<text:span text:style-name="T1"> </text:span>menteries<text:span text:style-name="T1"> </text:span>et<text:span text:style-name="T1"> </text:span>sans<text:span text:style-name="T1"> </text:span>simagrées.<text:span text:style-name="T1"> </text:span>Son<text:span text:style-name="T1"> </text:span>livre<text:span text:style-name="T1"> </text:span>fameux,<text:span text:style-name="T1"> </text:span>la<text:span text:style-name="T1"> </text:span><text:span text:style-name="T2">Philosophie</text:span><text:span text:style-name="T3"> </text:span><text:span text:style-name="T2">dans</text:span><text:span text:style-name="T3"> </text:span><text:span text:style-name="T2">le</text:span><text:span text:style-name="T3"> </text:span><text:span text:style-name="T2">boudoir</text:span><text:span text:style-name="T3"> </text:span>(que<text:span text:style-name="T1"> </text:span>d'aucuns<text:span text:style-name="T1"> </text:span>croient,<text:span text:style-name="T1"> </text:span>sur<text:span text:style-name="T1"> </text:span>son<text:span text:style-name="T1"> </text:span>titre,<text:span text:style-name="T1"> </text:span>une<text:span text:style-name="T1"> </text:span>œuvre<text:span text:style-name="T1"> </text:span>de<text:span text:style-name="T1"> </text:span>galante<text:span text:style-name="T1"> </text:span>perversité),<text:span text:style-name="T1"> </text:span>est<text:span text:style-name="T1"> </text:span>un<text:span text:style-name="T1"> </text:span>manuel<text:span text:style-name="T1"> </text:span>d'érotisme<text:span text:style-name="T1"> </text:span>à<text:span text:style-name="T1"> </text:span>la<text:span text:style-name="T1"> </text:span>fois<text:span text:style-name="T1"> </text:span>effroyable<text:span text:style-name="T1"> </text:span>et<text:span text:style-name="T1"> </text:span>dégoûtant,<text:span text:style-name="T1"> </text:span>mais<text:span text:style-name="T1"> </text:span>on<text:span text:style-name="T1"> </text:span>y<text:span text:style-name="T1"> </text:span>sent<text:span text:style-name="T1"> </text:span>vraiment<text:span text:style-name="T1"> </text:span>toutes<text:span text:style-name="T1"> </text:span>les<text:span text:style-name="T1"> </text:span>violences<text:span text:style-name="T1"> </text:span>et<text:span text:style-name="T1"> </text:span>toutes<text:span text:style-name="T1"> </text:span>les<text:span text:style-name="T1"> </text:span>audaces<text:span text:style-name="T1"> </text:span>charnelles<text:span text:style-name="T1"> </text:span>d'un<text:span text:style-name="T1"> </text:span>exceptionnel<text:span text:style-name="T1"> </text:span>mâle,<text:span text:style-name="T1"> </text:span>d'un<text:span text:style-name="T1"> </text:span>être<text:span text:style-name="T1"> </text:span>tellement<text:span text:style-name="T1"> </text:span>armé<text:span text:style-name="T1"> </text:span>pour<text:span text:style-name="T1"> </text:span>l'amour<text:span text:style-name="T1"> </text:span>brutal,<text:span text:style-name="T1"> </text:span>pour<text:span text:style-name="T1"> </text:span>la<text:span text:style-name="T1"> </text:span>sensualité<text:span text:style-name="T1"> </text:span>qu'il<text:span text:style-name="T1"> </text:span>a<text:span text:style-name="T1"> </text:span>probablement<text:span text:style-name="T1"> </text:span>été<text:span text:style-name="T1"> </text:span>un<text:span text:style-name="T1"> </text:span>phénomène<text:span text:style-name="T1"> </text:span>unique<text:span text:style-name="T1"> </text:span>en<text:span text:style-name="T1"> </text:span>son<text:span text:style-name="T1"> </text:span>genre.<text:span text:style-name="T1"> </text:span></text:p>
      <text:p text:style-name="Standard">Je<text:span text:style-name="T1"> </text:span>ne<text:span text:style-name="T1"> </text:span>demande<text:span text:style-name="T1"> </text:span>à<text:span text:style-name="T1"> </text:span>personne<text:span text:style-name="T1"> </text:span>d'être<text:span text:style-name="T1"> </text:span>le<text:span text:style-name="T1"> </text:span>marquis<text:span text:style-name="T1"> </text:span>de<text:span text:style-name="T1"> </text:span>Sade.<text:span text:style-name="T1"> </text:span>Il<text:span text:style-name="T1"> </text:span>y<text:span text:style-name="T1"> </text:span>en<text:span text:style-name="T1"> </text:span>eut<text:span text:style-name="T1"> </text:span>assez<text:span text:style-name="T1"> </text:span>d'un.<text:span text:style-name="T1"> </text:span>Je<text:span text:style-name="T1"> </text:span>demanderais<text:span text:style-name="T1"> </text:span>plus<text:span text:style-name="T1"> </text:span>volontiers<text:span text:style-name="T1"> </text:span>aux<text:span text:style-name="T1"> </text:span>romanciers<text:span text:style-name="T1"> </text:span>qui<text:span text:style-name="T1"> </text:span>n'ont<text:span text:style-name="T1"> </text:span>ni<text:span text:style-name="T1"> </text:span>sensualisme<text:span text:style-name="T1"> </text:span>ni<text:span text:style-name="T1"> </text:span>perversité<text:span text:style-name="T1"> </text:span>naturelles,<text:span text:style-name="T1"> </text:span>d'écrire<text:span text:style-name="T1"> </text:span>selon<text:span text:style-name="T1"> </text:span>leur<text:span text:style-name="T1"> </text:span>tempérament<text:span text:style-name="T1"> </text:span>:<text:span text:style-name="T1"> </text:span>leurs<text:span text:style-name="T1"> </text:span>œuvres<text:span text:style-name="T1"> </text:span>seraient<text:span text:style-name="T1"> </text:span>sans<text:span text:style-name="T1"> </text:span>doute<text:span text:style-name="T1"> </text:span>moins<text:span text:style-name="T1"> </text:span>alléchantes,<text:span text:style-name="T1"> </text:span>mais<text:span text:style-name="T1"> </text:span>ce<text:span text:style-name="T1"> </text:span>qu'elles<text:span text:style-name="T1"> </text:span>perdraient<text:span text:style-name="T1"> </text:span>en<text:span text:style-name="T1"> </text:span>odeur,<text:span text:style-name="T1"> </text:span>elles<text:span text:style-name="T1"> </text:span>le<text:span text:style-name="T1"> </text:span>gagneraient<text:span text:style-name="T1"> </text:span>en<text:span text:style-name="T1"> </text:span>saveur.<text:span text:style-name="T1"> </text:span>Je<text:span text:style-name="T1"> </text:span>veux<text:span text:style-name="T1"> </text:span>dire<text:span text:style-name="T1"> </text:span>qu'elles<text:span text:style-name="T1"> </text:span>séduiraient<text:span text:style-name="T1"> </text:span>plus<text:span text:style-name="T1"> </text:span>profondément<text:span text:style-name="T1"> </text:span> ;<text:span text:style-name="T1"> </text:span>et<text:span text:style-name="T1"> </text:span>puis,<text:span text:style-name="T1"> </text:span>quand<text:span text:style-name="T1"> </text:span>on<text:span text:style-name="T1"> </text:span>a<text:span text:style-name="T1"> </text:span>du<text:span text:style-name="T1"> </text:span>talent,<text:span text:style-name="T1"> </text:span>la<text:span text:style-name="T1"> </text:span>vraie<text:span text:style-name="T1"> </text:span>perversité,<text:span text:style-name="T1"> </text:span>c'est<text:span text:style-name="T1"> </text:span>d'être<text:span text:style-name="T1"> </text:span>soi-même,<text:span text:style-name="T1"> </text:span>en<text:span text:style-name="T1"> </text:span>toute<text:span text:style-name="T1"> </text:span>sincérité.</text:p>
      <text:p text:style-name="Standard">Mais<text:span text:style-name="T1"> </text:span>l'auteur<text:span text:style-name="T1"> </text:span>de<text:span text:style-name="T1"> </text:span><text:span text:style-name="T2">l'Animale</text:span><text:span text:style-name="T1"> </text:span>est<text:span text:style-name="T1"> </text:span>un<text:span text:style-name="T1"> </text:span>pur<text:span text:style-name="T1"> </text:span>imaginatif,<text:span text:style-name="T1"> </text:span>et,<text:span text:style-name="T1"> </text:span>après<text:span text:style-name="T1"> </text:span>tout,<text:span text:style-name="T1"> </text:span>c'est<text:span text:style-name="T1"> </text:span>peut-être<text:span text:style-name="T1"> </text:span>un<text:span text:style-name="T1"> </text:span>des<text:span text:style-name="T1"> </text:span>meilleurs<text:span text:style-name="T1"> </text:span>compliments<text:span text:style-name="T1"> </text:span>qu'on<text:span text:style-name="T1"> </text:span>puisse<text:span text:style-name="T1"> </text:span>lui<text:span text:style-name="T1"> </text:span>faire.</text:p>
      <text:p text:style-name="Standard">Un<text:span text:style-name="T1"> </text:span>dernier<text:span text:style-name="T1"> </text:span>mot<text:span text:style-name="T1"> </text:span>:<text:span text:style-name="T1"> </text:span>ce<text:span text:style-name="T1"> </text:span>roman<text:span text:style-name="T1"> </text:span>aurait<text:span text:style-name="T1"> </text:span>beaucoup<text:span text:style-name="T1"> </text:span>plu<text:span text:style-name="T1"> </text:span>au<text:span text:style-name="T1"> </text:span>capucin<text:span text:style-name="T1"> </text:span>Sinistrari.</text:p>
      <text:p text:style-name="Standard"/>
      <text:h text:style-name="P25" text:outline-level="1">L'affaire<text:span text:style-name="T1"> </text:span>La<text:span text:style-name="T1"> </text:span>Roncière$412$<text:span text:style-name="T1"> </text:span></text:h>
      <text:p text:style-name="P22"/>
      <text:p text:style-name="Standard">En<text:span text:style-name="T1"> </text:span>1834,<text:span text:style-name="T1"> </text:span>M.<text:span text:style-name="T1"> </text:span>de<text:span text:style-name="T1"> </text:span>Morell,<text:span text:style-name="T1"> </text:span>commandant<text:span text:style-name="T1"> </text:span>de<text:span text:style-name="T1"> </text:span>l'école<text:span text:style-name="T1"> </text:span>de<text:span text:style-name="T1"> </text:span>cavalerie,<text:span text:style-name="T1"> </text:span>à<text:span text:style-name="T1"> </text:span>Saumur,<text:span text:style-name="T1"> </text:span>ferma<text:span text:style-name="T1"> </text:span>sa<text:span text:style-name="T1"> </text:span>porte<text:span text:style-name="T1"> </text:span>à<text:span text:style-name="T1"> </text:span>un<text:span text:style-name="T1"> </text:span>des<text:span text:style-name="T1"> </text:span>jeunes<text:span text:style-name="T1"> </text:span>officiers<text:span text:style-name="T1"> </text:span>de<text:span text:style-name="T1"> </text:span>la<text:span text:style-name="T1"> </text:span>garnison<text:span text:style-name="T1"> </text:span>qui,<text:span text:style-name="T1"> </text:span>jusque-là,<text:span text:style-name="T1"> </text:span>avait<text:span text:style-name="T1"> </text:span>fréquenté<text:span text:style-name="T1"> </text:span>chez<text:span text:style-name="T1"> </text:span>lui.<text:span text:style-name="T1"> </text:span>Cet<text:span text:style-name="T1"> </text:span>officier,<text:span text:style-name="T1"> </text:span>le<text:span text:style-name="T1"> </text:span>lieutenant<text:span text:style-name="T1"> </text:span>de<text:span text:style-name="T1"> </text:span>La<text:span text:style-name="T1"> </text:span>Roncière,<text:span text:style-name="T1"> </text:span>était<text:span text:style-name="T1"> </text:span>soupçonné<text:span text:style-name="T1"> </text:span>d'être<text:span text:style-name="T1"> </text:span>l'auteur<text:span text:style-name="T1"> </text:span>d'une<text:span text:style-name="T1"> </text:span>quantité<text:span text:style-name="T1"> </text:span>de<text:span text:style-name="T1"> </text:span>lettres<text:span text:style-name="T1"> </text:span>anonymes<text:span text:style-name="T1"> </text:span>injurieuses<text:span text:style-name="T1"> </text:span>et<text:span text:style-name="T1"> </text:span>menaçantes<text:span text:style-name="T1"> </text:span>dont<text:span text:style-name="T1"> </text:span>la<text:span text:style-name="T1"> </text:span>maison<text:span text:style-name="T1"> </text:span>du<text:span text:style-name="T1"> </text:span>général<text:span text:style-name="T1"> </text:span>était<text:span text:style-name="T1"> </text:span>remplie<text:span text:style-name="T1"> </text:span>tous<text:span text:style-name="T1"> </text:span>les<text:span text:style-name="T1"> </text:span>matins.<text:span text:style-name="T1"> </text:span>On<text:span text:style-name="T1"> </text:span>trouvait<text:span text:style-name="T1"> </text:span>ces<text:span text:style-name="T1"> </text:span>lettres<text:span text:style-name="T1"> </text:span>épinglées<text:span text:style-name="T1"> </text:span>au<text:span text:style-name="T1"> </text:span>mur,<text:span text:style-name="T1"> </text:span>cachées<text:span text:style-name="T1"> </text:span>à<text:span text:style-name="T1"> </text:span>demi<text:span text:style-name="T1"> </text:span>sous<text:span text:style-name="T1"> </text:span>les<text:span text:style-name="T1"> </text:span>flambeaux<text:span text:style-name="T1"> </text:span>des<text:span text:style-name="T1"> </text:span>cheminées,<text:span text:style-name="T1"> </text:span>sur<text:span text:style-name="T1"> </text:span>les<text:span text:style-name="T1"> </text:span>tables,<text:span text:style-name="T1"> </text:span>jusque<text:span text:style-name="T1"> </text:span>dans<text:span text:style-name="T1"> </text:span>la<text:span text:style-name="T1"> </text:span>chambre<text:span text:style-name="T1"> </text:span>de<text:span text:style-name="T1"> </text:span>Mme<text:span text:style-name="T1"> </text:span>de<text:span text:style-name="T1"> </text:span>Morell<text:span text:style-name="T1"> </text:span>et<text:span text:style-name="T1"> </text:span>dans<text:span text:style-name="T1"> </text:span>celle<text:span text:style-name="T1"> </text:span>de<text:span text:style-name="T1"> </text:span>sa<text:span text:style-name="T1"> </text:span>fille,<text:span text:style-name="T1"> </text:span>Marie,<text:span text:style-name="T1"> </text:span>qui<text:span text:style-name="T1"> </text:span>avait<text:span text:style-name="T1"> </text:span>alors<text:span text:style-name="T1"> </text:span>à<text:span text:style-name="T1"> </text:span>peine<text:span text:style-name="T1"> </text:span>seize<text:span text:style-name="T1"> </text:span>ans.<text:span text:style-name="T1"> </text:span>De<text:span text:style-name="T1"> </text:span>plus,<text:span text:style-name="T1"> </text:span>Marie<text:span text:style-name="T1"> </text:span>de<text:span text:style-name="T1"> </text:span>Morell<text:span text:style-name="T1"> </text:span>s'était<text:span text:style-name="T1"> </text:span>plainte<text:span text:style-name="T1"> </text:span>de<text:span text:style-name="T1"> </text:span>propos<text:span text:style-name="T1"> </text:span>dédaigneux<text:span text:style-name="T1"> </text:span>et<text:span text:style-name="T1"> </text:span>presque<text:span text:style-name="T1"> </text:span>grossiers :<text:span text:style-name="T1"> </text:span>« Votre<text:span text:style-name="T1"> </text:span>mère<text:span text:style-name="T1"> </text:span>était<text:span text:style-name="T1"> </text:span>fort<text:span text:style-name="T1"> </text:span>jolie,<text:span text:style-name="T1"> </text:span>lui<text:span text:style-name="T1"> </text:span>aurait<text:span text:style-name="T1"> </text:span>dit<text:span text:style-name="T1"> </text:span>un<text:span text:style-name="T1"> </text:span>jour<text:span text:style-name="T1"> </text:span>La<text:span text:style-name="T1"> </text:span>Roncière,<text:span text:style-name="T1"> </text:span>vous<text:span text:style-name="T1"> </text:span>ne<text:span text:style-name="T1"> </text:span>lui<text:span text:style-name="T1"> </text:span>ressemblez<text:span text:style-name="T1"> </text:span>pas$413$.<text:span text:style-name="T1"> » </text:span>Enfin,<text:span text:style-name="T1"> </text:span>La<text:span text:style-name="T1"> </text:span>Roncière<text:span text:style-name="T1"> </text:span>avait<text:span text:style-name="T1"> </text:span>la<text:span text:style-name="T1"> </text:span>réputation<text:span text:style-name="T1"> </text:span>d'un<text:span text:style-name="T1"> </text:span>débauché,<text:span text:style-name="T1"> </text:span>d'un<text:span text:style-name="T1"> </text:span>joueur ;<text:span text:style-name="T1"> </text:span>sa<text:span text:style-name="T1"> </text:span>vie<text:span text:style-name="T1"> </text:span>était<text:span text:style-name="T1"> </text:span>irrégulière ;<text:span text:style-name="T1"> </text:span>ses<text:span text:style-name="T1"> </text:span>camarades<text:span text:style-name="T1"> </text:span>le<text:span text:style-name="T1"> </text:span>mésestimaient.<text:span text:style-name="T1"> </text:span>Il<text:span text:style-name="T1"> </text:span>semble<text:span text:style-name="T1"> </text:span>qu'il<text:span text:style-name="T1"> </text:span>fût<text:span text:style-name="T1"> </text:span>peu<text:span text:style-name="T1"> </text:span>intelligent<text:span text:style-name="T1"> </text:span>et<text:span text:style-name="T1"> </text:span>d'un<text:span text:style-name="T1"> </text:span>caractère<text:span text:style-name="T1"> </text:span>faible,<text:span text:style-name="T1"> </text:span>puisque,<text:span text:style-name="T1"> </text:span>à<text:span text:style-name="T1"> </text:span>un<text:span text:style-name="T1"> </text:span>certain<text:span text:style-name="T1"> </text:span>moment,<text:span text:style-name="T1"> </text:span>pour<text:span text:style-name="T1"> </text:span>sauver,<text:span text:style-name="T1"> </text:span>à<text:span text:style-name="T1"> </text:span>propos<text:span text:style-name="T1"> </text:span>d'un<text:span text:style-name="T1"> </text:span>duel,<text:span text:style-name="T1"> </text:span>l'apparence<text:span text:style-name="T1"> </text:span>de<text:span text:style-name="T1"> </text:span>son<text:span text:style-name="T1"> </text:span>honneur,<text:span text:style-name="T1"> </text:span>il<text:span text:style-name="T1"> </text:span>consentit,<text:span text:style-name="T1"> </text:span>dans<text:span text:style-name="T1"> </text:span>un<text:span text:style-name="T1"> </text:span>billet<text:span text:style-name="T1"> </text:span>qui,<text:span text:style-name="T1"> </text:span>il<text:span text:style-name="T1"> </text:span>est<text:span text:style-name="T1"> </text:span>vrai,<text:span text:style-name="T1"> </text:span>devait<text:span text:style-name="T1"> </text:span>rester<text:span text:style-name="T1"> </text:span>secret,<text:span text:style-name="T1"> </text:span>à<text:span text:style-name="T1"> </text:span>se<text:span text:style-name="T1"> </text:span>reconnaître<text:span text:style-name="T1"> </text:span>l'auteur<text:span text:style-name="T1"> </text:span>des<text:span text:style-name="T1"> </text:span>lettres<text:span text:style-name="T1"> </text:span>anonymes.<text:span text:style-name="T1"> </text:span></text:p>
      <text:p text:style-name="Standard">Ces<text:span text:style-name="T1"> </text:span>lettres,<text:span text:style-name="T1"> </text:span>qui<text:span text:style-name="T1"> </text:span>reproduisaient<text:span text:style-name="T1"> </text:span>parfaitement<text:span text:style-name="T1"> </text:span>son<text:span text:style-name="T1"> </text:span>écriture,<text:span text:style-name="T1"> </text:span>étaient<text:span text:style-name="T1"> </text:span>des<text:span text:style-name="T1"> </text:span>plus<text:span text:style-name="T1"> </text:span>singulières<text:span text:style-name="T1"> </text:span>et<text:span text:style-name="T1"> </text:span>fort<text:span text:style-name="T1"> </text:span>incohérentes.<text:span text:style-name="T1"> </text:span>L'exaltation<text:span text:style-name="T1"> </text:span>s'y<text:span text:style-name="T1"> </text:span>montrait<text:span text:style-name="T1"> </text:span>extrême.<text:span text:style-name="T1"> </text:span>Il<text:span text:style-name="T1"> </text:span>n'y<text:span text:style-name="T1"> </text:span>était<text:span text:style-name="T1"> </text:span>question<text:span text:style-name="T1"> </text:span>que<text:span text:style-name="T1"> </text:span>de<text:span text:style-name="T1"> </text:span>haine,<text:span text:style-name="T1"> </text:span>de<text:span text:style-name="T1"> </text:span>vengeance,<text:span text:style-name="T1"> </text:span>de<text:span text:style-name="T1"> </text:span>crime :<text:span text:style-name="T1"> </text:span>« Il<text:span text:style-name="T1"> </text:span>me<text:span text:style-name="T1"> </text:span>faudra<text:span text:style-name="T1"> </text:span>la<text:span text:style-name="T1"> </text:span>mort<text:span text:style-name="T1"> </text:span>pour<text:span text:style-name="T1"> </text:span>assouvir<text:span text:style-name="T1"> </text:span>ma<text:span text:style-name="T1"> </text:span>vengeance,<text:span text:style-name="T1"> </text:span>disait<text:span text:style-name="T1"> </text:span>une<text:span text:style-name="T1"> </text:span>des<text:span text:style-name="T1"> </text:span>lettres,<text:span text:style-name="T1"> </text:span>adressée<text:span text:style-name="T1"> </text:span>à<text:span text:style-name="T1"> </text:span>un<text:span text:style-name="T1"> </text:span>ami<text:span text:style-name="T1"> </text:span>de<text:span text:style-name="T1"> </text:span>la<text:span text:style-name="T1"> </text:span>famille ;<text:span text:style-name="T1"> </text:span>dans<text:span text:style-name="T1"> </text:span>quelque<text:span text:style-name="T1"> </text:span>temps,<text:span text:style-name="T1"> </text:span>cette<text:span text:style-name="T1"> </text:span>jeune<text:span text:style-name="T1"> </text:span>fille<text:span text:style-name="T1"> </text:span>ne<text:span text:style-name="T1"> </text:span>sera<text:span text:style-name="T1"> </text:span>qu'une<text:span text:style-name="T1"> </text:span>pauvre<text:span text:style-name="T1"> </text:span>créature<text:span text:style-name="T1"> </text:span>dégradée.<text:span text:style-name="T1"> </text:span>Si<text:span text:style-name="T1"> </text:span>vous<text:span text:style-name="T1"> </text:span>en<text:span text:style-name="T1"> </text:span>voulez<text:span text:style-name="T1"> </text:span>comme<text:span text:style-name="T1"> </text:span>cela,<text:span text:style-name="T1"> </text:span>on<text:span text:style-name="T1"> </text:span>vous<text:span text:style-name="T1"> </text:span>la<text:span text:style-name="T1"> </text:span>jettera<text:span text:style-name="T1"> </text:span>dans<text:span text:style-name="T1"> </text:span>les<text:span text:style-name="T1"> </text:span>bras.<text:span text:style-name="T1"> </text:span>Je<text:span text:style-name="T1"> </text:span>l'aime<text:span text:style-name="T1"> </text:span>comme<text:span text:style-name="T1"> </text:span>un<text:span text:style-name="T1"> </text:span>fou,<text:span text:style-name="T1"> </text:span>c'est-à-dire<text:span text:style-name="T1"> </text:span>son<text:span text:style-name="T1"> </text:span>argent,<text:span text:style-name="T1"> </text:span>et<text:span text:style-name="T1"> </text:span>à<text:span text:style-name="T1"> </text:span>ma<text:span text:style-name="T1"> </text:span>manière<text:span text:style-name="T1"> </text:span>j'aurais<text:span text:style-name="T1"> </text:span>voulu<text:span text:style-name="T1"> </text:span>lui<text:span text:style-name="T1"> </text:span>tourner<text:span text:style-name="T1"> </text:span>la<text:span text:style-name="T1"> </text:span>tête ;<text:span text:style-name="T1"> </text:span>son<text:span text:style-name="T1"> </text:span>petit<text:span text:style-name="T1"> </text:span>air<text:span text:style-name="T1"> </text:span>dédaigneux<text:span text:style-name="T1"> </text:span>m'a<text:span text:style-name="T1"> </text:span>empêché<text:span text:style-name="T1"> </text:span>de<text:span text:style-name="T1"> </text:span>le<text:span text:style-name="T1"> </text:span>lui<text:span text:style-name="T1"> </text:span>dire.<text:span text:style-name="T1"> </text:span>Aussi,<text:span text:style-name="T1"> </text:span>je<text:span text:style-name="T1"> </text:span>me<text:span text:style-name="T1"> </text:span>vengerai<text:span text:style-name="T1"> </text:span>sur<text:span text:style-name="T1"> </text:span>elle<text:span text:style-name="T1"> </text:span>de<text:span text:style-name="T1"> </text:span>son<text:span text:style-name="T1"> </text:span>amour<text:span text:style-name="T1"> </text:span>pour<text:span text:style-name="T1"> </text:span>vous$414$.<text:span text:style-name="T1"> » </text:span>« Comme<text:span text:style-name="T1"> </text:span>on<text:span text:style-name="T1"> </text:span>le<text:span text:style-name="T1"> </text:span>voit,<text:span text:style-name="T1"> </text:span>observe<text:span text:style-name="T1"> </text:span>l'acte<text:span text:style-name="T1"> </text:span>d'accusation<text:span text:style-name="T30"><text:note text:id="ftn19" text:note-class="endnote"><text:note-citation text:label="r">r</text:note-citation><text:note-body><text:p text:style-name="Endnote"><text:tab/>Résumé<text:span text:style-name="T1"> </text:span>dans<text:span text:style-name="T4"> </text:span><text:span text:style-name="T5">Drames</text:span><text:span text:style-name="T4"> </text:span><text:span text:style-name="T5">judiciaires.</text:span><text:span text:style-name="T4"> </text:span><text:span text:style-name="T5">Causes</text:span><text:span text:style-name="T4"> </text:span><text:span text:style-name="T5">célèbres</text:span><text:span text:style-name="T4"> </text:span><text:span text:style-name="T5">de</text:span><text:span text:style-name="T4"> </text:span><text:span text:style-name="T5">tous</text:span><text:span text:style-name="T4"> </text:span><text:span text:style-name="T5">les</text:span><text:span text:style-name="T4"> </text:span><text:span text:style-name="T5">peuples</text:span>.<text:span text:style-name="T1"> </text:span><text:span text:style-name="T5">1re</text:span><text:span text:style-name="T4"> </text:span><text:span text:style-name="T5">livraison.</text:span><text:span text:style-name="T4"> </text:span><text:span text:style-name="T5">Vers</text:span><text:span text:style-name="T4"> </text:span><text:span text:style-name="T5">1855.</text:span></text:p></text:note-body></text:note></text:span>,<text:span text:style-name="T1"> </text:span>ces<text:span text:style-name="T1"> </text:span>menaces<text:span text:style-name="T1"> </text:span>pouvaient<text:span text:style-name="T1"> </text:span>déjà<text:span text:style-name="T1"> </text:span>faire<text:span text:style-name="T1"> </text:span>pressentir<text:span text:style-name="T1"> </text:span>de<text:span text:style-name="T1"> </text:span>sinistres<text:span text:style-name="T1"> </text:span>projets$415$.<text:span text:style-name="T1"> » </text:span>En<text:span text:style-name="T1"> </text:span>effet,<text:span text:style-name="T1"> </text:span>elles<text:span text:style-name="T1"> </text:span>ne<text:span text:style-name="T1"> </text:span>devaient<text:span text:style-name="T1"> </text:span>pas<text:span text:style-name="T1"> </text:span>rester<text:span text:style-name="T1"> </text:span>vaines :<text:span text:style-name="T1"> </text:span>tout<text:span text:style-name="T1"> </text:span>se<text:span text:style-name="T1"> </text:span>passe<text:span text:style-name="T1"> </text:span>dans<text:span text:style-name="T1"> </text:span>ce<text:span text:style-name="T1"> </text:span>drame<text:span text:style-name="T1"> </text:span>comme<text:span text:style-name="T1"> </text:span>dans<text:span text:style-name="T1"> </text:span>les<text:span text:style-name="T1"> </text:span>feuilletons,<text:span text:style-name="T1"> </text:span>où<text:span text:style-name="T1"> </text:span>le<text:span text:style-name="T1"> </text:span>romancier<text:span text:style-name="T1"> </text:span>prédit<text:span text:style-name="T1"> </text:span>très<text:span text:style-name="T1"> </text:span>facilement,<text:span text:style-name="T1"> </text:span>en<text:span text:style-name="T1"> </text:span>termes<text:span text:style-name="T1"> </text:span>dont<text:span text:style-name="T1"> </text:span>l'ambiguïté<text:span text:style-name="T1"> </text:span>devient<text:span text:style-name="T1"> </text:span>très<text:span text:style-name="T1"> </text:span>claire<text:span text:style-name="T1"> </text:span>par<text:span text:style-name="T1"> </text:span>la<text:span text:style-name="T1"> </text:span>suite,<text:span text:style-name="T1"> </text:span>les<text:span text:style-name="T1"> </text:span>catastrophes<text:span text:style-name="T1"> </text:span>des<text:span text:style-name="T1"> </text:span>prochains<text:span text:style-name="T1"> </text:span>chapitres,<text:span text:style-name="T1"> </text:span></text:p>
      <text:p text:style-name="Standard">« Nous<text:span text:style-name="T1"> </text:span>avons<text:span text:style-name="T1"> </text:span>dit,<text:span text:style-name="T1"> </text:span>continue<text:span text:style-name="T1"> </text:span>le<text:span text:style-name="T1"> </text:span>même<text:span text:style-name="T1"> </text:span>document,<text:span text:style-name="T1"> </text:span>que<text:span text:style-name="T1"> </text:span>l'hôtel<text:span text:style-name="T1"> </text:span>de<text:span text:style-name="T1"> </text:span>M.<text:span text:style-name="T1"> </text:span>de<text:span text:style-name="T1"> </text:span>Morell<text:span text:style-name="T1"> </text:span>était<text:span text:style-name="T1"> </text:span>situé<text:span text:style-name="T1"> </text:span>sur<text:span text:style-name="T1"> </text:span>la<text:span text:style-name="T1"> </text:span>rive<text:span text:style-name="T1"> </text:span>droite<text:span text:style-name="T1"> </text:span>de<text:span text:style-name="T1"> </text:span>la<text:span text:style-name="T1"> </text:span>Loire,<text:span text:style-name="T1"> </text:span>à<text:span text:style-name="T1"> </text:span>l'angle<text:span text:style-name="T1"> </text:span>de<text:span text:style-name="T1"> </text:span>la<text:span text:style-name="T1"> </text:span>rue<text:span text:style-name="T1"> </text:span>Royale.<text:span text:style-name="T1"> </text:span>Il<text:span text:style-name="T1"> </text:span>se<text:span text:style-name="T1"> </text:span>compose<text:span text:style-name="T1"> </text:span>d'un<text:span text:style-name="T1"> </text:span>rez-de-chaussée,<text:span text:style-name="T1"> </text:span>de<text:span text:style-name="T1"> </text:span>deux<text:span text:style-name="T1"> </text:span>étages<text:span text:style-name="T1"> </text:span>et<text:span text:style-name="T1"> </text:span>de<text:span text:style-name="T1"> </text:span>mansardes,<text:span text:style-name="T1"> </text:span>avec<text:span text:style-name="T1"> </text:span>fenêtres<text:span text:style-name="T1"> </text:span>ouvertes<text:span text:style-name="T1"> </text:span>sur<text:span text:style-name="T1"> </text:span>la<text:span text:style-name="T1"> </text:span>rivière.<text:span text:style-name="T1"> </text:span>M.<text:span text:style-name="T1"> </text:span>et<text:span text:style-name="T1"> </text:span>Mme<text:span text:style-name="T1"> </text:span>de<text:span text:style-name="T1"> </text:span>Morell<text:span text:style-name="T1"> </text:span>occupaient<text:span text:style-name="T1"> </text:span>le<text:span text:style-name="T1"> </text:span>premier<text:span text:style-name="T1"> </text:span>étage ;<text:span text:style-name="T1"> </text:span>Mll<text:span text:style-name="T1">e </text:span>de<text:span text:style-name="T1"> </text:span>Morell<text:span text:style-name="T1"> </text:span>était<text:span text:style-name="T1"> </text:span>logée,<text:span text:style-name="T1"> </text:span>avec<text:span text:style-name="T1"> </text:span>Miss<text:span text:style-name="T1"> </text:span>Allen,<text:span text:style-name="T1"> </text:span>sa<text:span text:style-name="T1"> </text:span>gouvernante,<text:span text:style-name="T1"> </text:span>dans<text:span text:style-name="T1"> </text:span>un<text:span text:style-name="T1"> </text:span>appartement<text:span text:style-name="T1"> </text:span>au<text:span text:style-name="T1"> </text:span>deuxième<text:span text:style-name="T1"> </text:span>étage<text:span text:style-name="T1"> </text:span>et<text:span text:style-name="T1"> </text:span>donnant<text:span text:style-name="T1"> </text:span>sur<text:span text:style-name="T1"> </text:span>le<text:span text:style-name="T1"> </text:span>quai$416$.<text:span text:style-name="T1"> » </text:span>Cet<text:span text:style-name="T1"> </text:span>appartement<text:span text:style-name="T1"> </text:span>était<text:span text:style-name="T1"> </text:span>formé<text:span text:style-name="T1"> </text:span>de<text:span text:style-name="T1"> </text:span>trois<text:span text:style-name="T1"> </text:span>pièces ;<text:span text:style-name="T1"> </text:span>une<text:span text:style-name="T1"> </text:span>grande<text:span text:style-name="T1"> </text:span>alcôve,<text:span text:style-name="T1"> </text:span>dans<text:span text:style-name="T1"> </text:span>laquelle<text:span text:style-name="T1"> </text:span>couchait<text:span text:style-name="T1"> </text:span>Miss<text:span text:style-name="T1"> </text:span>Allen<text:span text:style-name="T1"> </text:span>un<text:span text:style-name="T1"> </text:span>cabinet<text:span text:style-name="T1"> </text:span>à<text:span text:style-name="T1"> </text:span>côté<text:span text:style-name="T1"> </text:span>où<text:span text:style-name="T1"> </text:span>couchait<text:span text:style-name="T1"> </text:span>MlIe<text:span text:style-name="T1"> </text:span>de<text:span text:style-name="T1"> </text:span>Morell,<text:span text:style-name="T1"> </text:span>et<text:span text:style-name="T1"> </text:span>un<text:span text:style-name="T1"> </text:span>cabinet<text:span text:style-name="T1"> </text:span>noir<text:span text:style-name="T1"> </text:span>renfermant<text:span text:style-name="T1"> </text:span>des<text:span text:style-name="T1"> </text:span>armoires,<text:span text:style-name="T1"> </text:span>qui<text:span text:style-name="T1"> </text:span>ne<text:span text:style-name="T1"> </text:span>communiquait<text:span text:style-name="T1"> </text:span>qu'avec<text:span text:style-name="T1"> </text:span>le<text:span text:style-name="T1"> </text:span>cabinet<text:span text:style-name="T1"> </text:span>de<text:span text:style-name="T1"> Mll</text:span>e<text:span text:style-name="T1"> </text:span>de<text:span text:style-name="T1"> </text:span>Morell.<text:span text:style-name="T1"> </text:span>La<text:span text:style-name="T1"> </text:span>chambre<text:span text:style-name="T1"> </text:span>de<text:span text:style-name="T1"> </text:span>miss<text:span text:style-name="T1"> </text:span>Allen<text:span text:style-name="T1"> </text:span>n'avait<text:span text:style-name="T1"> </text:span>d'accès<text:span text:style-name="T1"> </text:span>que<text:span text:style-name="T1"> </text:span>sur<text:span text:style-name="T1"> </text:span>un<text:span text:style-name="T1"> </text:span>corridor<text:span text:style-name="T1"> </text:span>conduisant<text:span text:style-name="T1"> </text:span>à<text:span text:style-name="T1"> </text:span>l'escalier<text:span text:style-name="T1"> </text:span>de<text:span text:style-name="T1"> </text:span>service.<text:span text:style-name="T1"> </text:span>La<text:span text:style-name="T1"> </text:span>porte<text:span text:style-name="T1"> </text:span>de<text:span text:style-name="T1"> </text:span>ce<text:span text:style-name="T1"> </text:span>corridor<text:span text:style-name="T1"> </text:span>était<text:span text:style-name="T1"> </text:span>garnie<text:span text:style-name="T1"> </text:span>d'une<text:span text:style-name="T1"> </text:span>serrure<text:span text:style-name="T1"> </text:span>à<text:span text:style-name="T1"> </text:span>bec<text:span text:style-name="T1"> </text:span>de<text:span text:style-name="T1"> </text:span>canne<text:span text:style-name="T1"> </text:span>et<text:span text:style-name="T1"> </text:span>à<text:span text:style-name="T1"> </text:span>tour<text:span text:style-name="T1"> </text:span>et<text:span text:style-name="T1"> </text:span>demi.<text:span text:style-name="T1"> </text:span>Elle<text:span text:style-name="T1"> </text:span>se<text:span text:style-name="T1"> </text:span>trouvait<text:span text:style-name="T1"> </text:span>au<text:span text:style-name="T1"> </text:span>bout<text:span text:style-name="T1"> </text:span>d'un<text:span text:style-name="T1"> </text:span>petit<text:span text:style-name="T1"> </text:span>couloir<text:span text:style-name="T1"> </text:span>régnant<text:span text:style-name="T1"> </text:span>sur<text:span text:style-name="T1"> </text:span>un<text:span text:style-name="T1"> </text:span>côté<text:span text:style-name="T1"> </text:span>de<text:span text:style-name="T1"> </text:span>l'alcôve<text:span text:style-name="T1"> </text:span>et<text:span text:style-name="T1"> </text:span>fermé<text:span text:style-name="T1"> </text:span>avec<text:span text:style-name="T1"> </text:span>un<text:span text:style-name="T1"> </text:span>simple<text:span text:style-name="T1"> </text:span>bouton$417$.<text:span text:style-name="T1"> </text:span></text:p>
      <text:p text:style-name="Standard">»<text:span text:style-name="T1"> </text:span>Quant<text:span text:style-name="T1"> </text:span>au<text:span text:style-name="T1"> </text:span>cabinet<text:span text:style-name="T1"> </text:span>de<text:span text:style-name="T1"> </text:span>Mlle<text:span text:style-name="T1"> </text:span>de<text:span text:style-name="T1"> </text:span>Morell,<text:span text:style-name="T1"> </text:span>la<text:span text:style-name="T1"> </text:span>porte<text:span text:style-name="T1"> </text:span>qui<text:span text:style-name="T1"> </text:span>le<text:span text:style-name="T1"> </text:span>séparait<text:span text:style-name="T1"> </text:span>de<text:span text:style-name="T1"> </text:span>la<text:span text:style-name="T1"> </text:span>chambre<text:span text:style-name="T1"> </text:span>de<text:span text:style-name="T1"> </text:span>miss<text:span text:style-name="T1"> </text:span>Allen<text:span text:style-name="T1"> </text:span>ne<text:span text:style-name="T1"> </text:span>se<text:span text:style-name="T1"> </text:span>fermait<text:span text:style-name="T1"> </text:span>en<text:span text:style-name="T1"> </text:span>dedans<text:span text:style-name="T1"> </text:span>qu'au<text:span text:style-name="T1"> </text:span>moyen<text:span text:style-name="T1"> </text:span>d'une<text:span text:style-name="T1"> </text:span>petite<text:span text:style-name="T1"> </text:span>targette<text:span text:style-name="T1"> </text:span>dont<text:span text:style-name="T1"> </text:span>le<text:span text:style-name="T1"> </text:span>pène<text:span text:style-name="T1"> </text:span>ne<text:span text:style-name="T1"> </text:span>s'adaptait<text:span text:style-name="T1"> </text:span>pas<text:span text:style-name="T1"> </text:span>bien<text:span text:style-name="T1"> </text:span>dans<text:span text:style-name="T1"> </text:span>la<text:span text:style-name="T1"> </text:span>gâche.<text:span text:style-name="T1"> </text:span>La<text:span text:style-name="T1"> </text:span>chambre<text:span text:style-name="T1"> </text:span>et<text:span text:style-name="T1"> </text:span>le<text:span text:style-name="T1"> </text:span>cabinet<text:span text:style-name="T1"> </text:span>étaient<text:span text:style-name="T1"> </text:span>éclairés<text:span text:style-name="T1"> </text:span>par<text:span text:style-name="T1"> </text:span>des<text:span text:style-name="T1"> </text:span>croisées<text:span text:style-name="T1"> </text:span>à<text:span text:style-name="T1"> </text:span>vingt-huit<text:span text:style-name="T1"> </text:span>pieds<text:span text:style-name="T1"> </text:span>du<text:span text:style-name="T1"> </text:span>sol.<text:span text:style-name="T1"> </text:span>Ces<text:span text:style-name="T1"> </text:span>croisées<text:span text:style-name="T1"> </text:span>étaient<text:span text:style-name="T1"> </text:span>munies<text:span text:style-name="T1"> </text:span>de<text:span text:style-name="T1"> </text:span>persiennes<text:span text:style-name="T1"> </text:span>qui<text:span text:style-name="T1"> </text:span>n'étaient<text:span text:style-name="T1"> </text:span>jamais<text:span text:style-name="T1"> </text:span>fermées$418$.<text:span text:style-name="T1"> </text:span></text:p>
      <text:p text:style-name="Standard"><text:soft-page-break/>»<text:span text:style-name="T1"> </text:span>Au-dessus<text:span text:style-name="T1"> </text:span>de<text:span text:style-name="T1"> </text:span>l'appartement<text:span text:style-name="T1"> </text:span>de<text:span text:style-name="T1"> </text:span>Mlle<text:span text:style-name="T1"> </text:span>de<text:span text:style-name="T1"> </text:span>Morell<text:span text:style-name="T1"> </text:span>était<text:span text:style-name="T1"> </text:span>une<text:span text:style-name="T1"> </text:span>grande<text:span text:style-name="T1"> </text:span>mansarde,<text:span text:style-name="T1"> </text:span>que<text:span text:style-name="T1"> </text:span>personne<text:span text:style-name="T1"> </text:span>alors<text:span text:style-name="T1"> </text:span>n'occupait,<text:span text:style-name="T1"> </text:span>mais<text:span text:style-name="T1"> </text:span>dans<text:span text:style-name="T1"> </text:span>laquelle<text:span text:style-name="T1"> </text:span>Samuel<text:span text:style-name="T29"><text:note text:id="ftn20" text:note-class="endnote"><text:note-citation text:label="s">s</text:note-citation><text:note-body><text:p text:style-name="Endnote"><text:tab/>Domestique,<text:span text:style-name="T1"> </text:span>regardé<text:span text:style-name="T1"> </text:span>comme<text:span text:style-name="T1"> </text:span>un<text:span text:style-name="T1"> </text:span>des<text:span text:style-name="T1"> </text:span>complices<text:span text:style-name="T1"> </text:span>de<text:span text:style-name="T1"> </text:span>M.<text:span text:style-name="T1"> </text:span>de<text:span text:style-name="T1"> </text:span>La<text:span text:style-name="T1"> </text:span>Roncière.<text:span text:style-name="T1"> </text:span></text:p></text:note-body></text:note></text:span><text:span text:style-name="T1"> </text:span>avait<text:span text:style-name="T1"> </text:span>un<text:span text:style-name="T1"> </text:span>accès<text:span text:style-name="T1"> </text:span>facile.<text:span text:style-name="T1"> </text:span>Il<text:span text:style-name="T1"> </text:span>logeait<text:span text:style-name="T1"> </text:span>en<text:span text:style-name="T1"> </text:span>effet,<text:span text:style-name="T1"> </text:span>seul<text:span text:style-name="T1"> </text:span>des<text:span text:style-name="T1"> </text:span>domestiques,<text:span text:style-name="T1"> </text:span>dans<text:span text:style-name="T1"> </text:span>cette<text:span text:style-name="T1"> </text:span>partie<text:span text:style-name="T1"> </text:span>de<text:span text:style-name="T1"> </text:span>l'hôtel,<text:span text:style-name="T1"> </text:span>et<text:span text:style-name="T1"> </text:span>la<text:span text:style-name="T1"> </text:span>mansarde<text:span text:style-name="T1"> </text:span>où<text:span text:style-name="T1"> </text:span>il<text:span text:style-name="T1"> </text:span>couchait<text:span text:style-name="T1"> </text:span>communiquait<text:span text:style-name="T1"> </text:span>par<text:span text:style-name="T1"> </text:span>un<text:span text:style-name="T1"> </text:span>corridor<text:span text:style-name="T1"> </text:span>avec<text:span text:style-name="T1"> </text:span>la<text:span text:style-name="T1"> </text:span>mansarde<text:span text:style-name="T1"> </text:span>inoccupée.<text:span text:style-name="T1"> </text:span>Les<text:span text:style-name="T1"> </text:span>croisées<text:span text:style-name="T1"> </text:span>de<text:span text:style-name="T1"> </text:span>ces<text:span text:style-name="T1"> </text:span>deux<text:span text:style-name="T1"> </text:span>pièces<text:span text:style-name="T1"> </text:span>n'étaient<text:span text:style-name="T1"> </text:span>qu'à<text:span text:style-name="T1"> </text:span>une<text:span text:style-name="T1"> </text:span>distance<text:span text:style-name="T1"> </text:span>de<text:span text:style-name="T1"> </text:span>quatorze<text:span text:style-name="T1"> </text:span>pieds<text:span text:style-name="T1"> </text:span>des<text:span text:style-name="T1"> </text:span>croisées<text:span text:style-name="T1"> </text:span>de<text:span text:style-name="T1"> </text:span>Mlle<text:span text:style-name="T1"> </text:span>de<text:span text:style-name="T1"> </text:span>Morell$419$.<text:span text:style-name="T1"> » </text:span>On<text:span text:style-name="T1"> </text:span>était<text:span text:style-name="T1"> </text:span>arrivé<text:span text:style-name="T1"> </text:span>au<text:span text:style-name="T1"> </text:span>mardi<text:span text:style-name="T1"> </text:span>23<text:span text:style-name="T1"> </text:span>septembre.<text:span text:style-name="T1"> </text:span>M.<text:span text:style-name="T1"> </text:span>et<text:span text:style-name="T1"> </text:span>Mme<text:span text:style-name="T1"> </text:span>de<text:span text:style-name="T1"> </text:span>Morell<text:span text:style-name="T1"> </text:span>avaient<text:span text:style-name="T1"> </text:span>passé<text:span text:style-name="T1"> </text:span>la<text:span text:style-name="T1"> </text:span>soirée<text:span text:style-name="T1"> </text:span>au<text:span text:style-name="T1"> </text:span>spectacle<text:span text:style-name="T1"> </text:span>où<text:span text:style-name="T1"> </text:span>ils<text:span text:style-name="T1"> </text:span>avaient<text:span text:style-name="T1"> </text:span>conduit<text:span text:style-name="T1"> </text:span>le<text:span text:style-name="T1"> </text:span>général<text:span text:style-name="T1"> </text:span>de<text:span text:style-name="T1"> </text:span>Préval.<text:span text:style-name="T1"> </text:span>Mlle<text:span text:style-name="T1"> </text:span>Marie<text:span text:style-name="T1"> </text:span>de<text:span text:style-name="T1"> </text:span>Morell<text:span text:style-name="T1"> </text:span>était<text:span text:style-name="T1"> </text:span>restée<text:span text:style-name="T1"> </text:span>dans<text:span text:style-name="T1"> </text:span>son<text:span text:style-name="T1"> </text:span>appartement<text:span text:style-name="T1"> </text:span>avec<text:span text:style-name="T1"> </text:span>Mme<text:span text:style-name="T1"> </text:span>Bécœur,<text:span text:style-name="T1"> </text:span>femme<text:span text:style-name="T1"> </text:span>du<text:span text:style-name="T1"> </text:span>chirurgien major,<text:span text:style-name="T1"> </text:span>Mlle<text:span text:style-name="T1"> </text:span>Bécœur<text:span text:style-name="T1"> </text:span>et<text:span text:style-name="T1"> </text:span>Miss<text:span text:style-name="T1"> </text:span>Allen$420$.<text:span text:style-name="T1"> </text:span></text:p>
      <text:p text:style-name="Standard">»<text:span text:style-name="T1"> </text:span>La<text:span text:style-name="T1"> </text:span>soirée<text:span text:style-name="T1"> </text:span>se<text:span text:style-name="T1"> </text:span>passa<text:span text:style-name="T1"> </text:span>en<text:span text:style-name="T1"> </text:span>causeries$421$.<text:span text:style-name="T1"> </text:span></text:p>
      <text:p text:style-name="Standard">»<text:span text:style-name="T1"> </text:span>Après<text:span text:style-name="T1"> </text:span>le<text:span text:style-name="T1"> </text:span>départ<text:span text:style-name="T1"> </text:span>des<text:span text:style-name="T1"> </text:span>dames<text:span text:style-name="T1"> </text:span>Bécœur,<text:span text:style-name="T1"> </text:span>miss<text:span text:style-name="T1"> </text:span>Allen<text:span text:style-name="T1"> </text:span>fit,<text:span text:style-name="T1"> </text:span>selon<text:span text:style-name="T1"> </text:span>sa<text:span text:style-name="T1"> </text:span>coutume,<text:span text:style-name="T1"> </text:span>la<text:span text:style-name="T1"> </text:span>revue<text:span text:style-name="T1"> </text:span>de<text:span text:style-name="T1"> </text:span>l'appartement<text:span text:style-name="T1"> </text:span>avec<text:span text:style-name="T1"> </text:span>un<text:span text:style-name="T1"> </text:span>soin<text:span text:style-name="T1"> </text:span>extrême ;<text:span text:style-name="T1"> </text:span>puis<text:span text:style-name="T1"> </text:span>elle<text:span text:style-name="T1"> </text:span>ferma<text:span text:style-name="T1"> </text:span>la<text:span text:style-name="T1"> </text:span>porte<text:span text:style-name="T1"> </text:span>extérieure<text:span text:style-name="T1"> </text:span>du<text:span text:style-name="T1"> </text:span>corridor<text:span text:style-name="T1"> </text:span>à<text:span text:style-name="T1"> </text:span>tour<text:span text:style-name="T1"> </text:span>et<text:span text:style-name="T1"> </text:span>demi,<text:span text:style-name="T1"> </text:span>et<text:span text:style-name="T1"> </text:span>elle<text:span text:style-name="T1"> </text:span>se<text:span text:style-name="T1"> </text:span>coucha,<text:span text:style-name="T1"> </text:span>ainsi<text:span text:style-name="T1"> </text:span>que <text:span text:style-name="T1">Mlle </text:span>de<text:span text:style-name="T1"> </text:span>Morell$422$.<text:span text:style-name="T1"> </text:span></text:p>
      <text:p text:style-name="Standard">»<text:span text:style-name="T1"> </text:span>La<text:span text:style-name="T1"> </text:span>jeune<text:span text:style-name="T1"> </text:span>fille<text:span text:style-name="T1"> </text:span>était<text:span text:style-name="T1"> </text:span>depuis<text:span text:style-name="T1"> </text:span>longtemps<text:span text:style-name="T1"> </text:span>endormie<text:span text:style-name="T1"> </text:span>il<text:span text:style-name="T1"> </text:span>était<text:span text:style-name="T1"> </text:span>environ<text:span text:style-name="T1"> </text:span>deux<text:span text:style-name="T1"> </text:span>heures<text:span text:style-name="T1"> </text:span>du<text:span text:style-name="T1"> </text:span>matin.<text:span text:style-name="T1"> » </text:span>Tout<text:span text:style-name="T1"> </text:span>à<text:span text:style-name="T1"> </text:span>coup<text:span text:style-name="T1"> </text:span>un<text:span text:style-name="T1"> </text:span>bruit<text:span text:style-name="T1"> </text:span>de<text:span text:style-name="T1"> </text:span>vitres<text:span text:style-name="T1"> </text:span>qui<text:span text:style-name="T1"> </text:span>se<text:span text:style-name="T1"> </text:span>brisent<text:span text:style-name="T1"> </text:span>vient<text:span text:style-name="T1"> </text:span>éveiller<text:span text:style-name="T1"> </text:span>Marie.<text:span text:style-name="T1"> </text:span>Ecartant<text:span text:style-name="T1"> </text:span>ses<text:span text:style-name="T1"> </text:span>rideaux,<text:span text:style-name="T1"> </text:span>elle<text:span text:style-name="T1"> </text:span>vit,<text:span text:style-name="T1"> </text:span>à<text:span text:style-name="T1"> </text:span>la<text:span text:style-name="T1"> </text:span>clarté<text:span text:style-name="T1"> </text:span>de<text:span text:style-name="T1"> </text:span>la<text:span text:style-name="T1"> </text:span>lune,<text:span text:style-name="T1"> </text:span>un<text:span text:style-name="T1"> </text:span>bras<text:span text:style-name="T1"> </text:span>passer<text:span text:style-name="T1"> </text:span>par<text:span text:style-name="T1"> </text:span>le<text:span text:style-name="T1"> </text:span>carreau<text:span text:style-name="T1"> </text:span>cassé<text:span text:style-name="T1"> </text:span>et<text:span text:style-name="T1"> </text:span>lever<text:span text:style-name="T1"> </text:span>la<text:span text:style-name="T1"> </text:span>poignée<text:span text:style-name="T1"> </text:span>de<text:span text:style-name="T1"> </text:span>l'espagnolette<text:span text:style-name="T1"> </text:span>de<text:span text:style-name="T1"> </text:span>sa<text:span text:style-name="T1"> </text:span>fenêtre ;<text:span text:style-name="T1"> </text:span>puis<text:span text:style-name="T1"> </text:span>un<text:span text:style-name="T1"> </text:span>homme<text:span text:style-name="T1"> </text:span>pénétra<text:span text:style-name="T1"> </text:span>dans<text:span text:style-name="T1"> </text:span>la<text:span text:style-name="T1"> </text:span>chambre<text:span text:style-name="T1"> </text:span>et<text:span text:style-name="T1"> </text:span>se<text:span text:style-name="T1"> </text:span>dirigea<text:span text:style-name="T1"> </text:span>rapidement<text:span text:style-name="T1"> </text:span>vers<text:span text:style-name="T1"> </text:span>la<text:span text:style-name="T1"> </text:span>porte<text:span text:style-name="T1"> </text:span>de<text:span text:style-name="T1"> </text:span>communication<text:span text:style-name="T1"> </text:span>du<text:span text:style-name="T1"> </text:span>cabinet<text:span text:style-name="T1"> </text:span>de<text:span text:style-name="T1"> </text:span>Mlle<text:span text:style-name="T1"> </text:span>de<text:span text:style-name="T1"> </text:span>Morell<text:span text:style-name="T1"> </text:span>avec<text:span text:style-name="T1"> </text:span>la<text:span text:style-name="T1"> </text:span>chambre<text:span text:style-name="T1"> </text:span>de<text:span text:style-name="T1"> </text:span>sa<text:span text:style-name="T1"> </text:span>gouvernante.<text:span text:style-name="T1"> » </text:span>A<text:span text:style-name="T1"> </text:span>cette<text:span text:style-name="T1"> </text:span>vue,<text:span text:style-name="T1"> </text:span>et<text:span text:style-name="T1"> </text:span>par<text:span text:style-name="T1"> </text:span>un<text:span text:style-name="T1"> </text:span>mouvement<text:span text:style-name="T1"> </text:span>spontané<text:span text:style-name="T1"> </text:span>comme<text:span text:style-name="T1"> </text:span>la<text:span text:style-name="T1"> </text:span>pensée,<text:span text:style-name="T1"> </text:span>Marie<text:span text:style-name="T1"> </text:span>se<text:span text:style-name="T1"> </text:span>précipita<text:span text:style-name="T1"> </text:span>en<text:span text:style-name="T1"> </text:span>bas<text:span text:style-name="T1"> </text:span>de<text:span text:style-name="T1"> </text:span>son<text:span text:style-name="T1"> </text:span>lit,<text:span text:style-name="T1"> </text:span>et<text:span text:style-name="T1"> </text:span>chercha<text:span text:style-name="T1"> </text:span>à<text:span text:style-name="T1"> </text:span>se<text:span text:style-name="T1"> </text:span>faire<text:span text:style-name="T1"> </text:span>une<text:span text:style-name="T1"> </text:span>sorte<text:span text:style-name="T1"> </text:span>de<text:span text:style-name="T1"> </text:span>rempart<text:span text:style-name="T1"> </text:span>d'une<text:span text:style-name="T1"> </text:span>chaise<text:span text:style-name="T1"> </text:span>derrière<text:span text:style-name="T1"> </text:span>laquelle<text:span text:style-name="T1"> </text:span>elle<text:span text:style-name="T1"> </text:span>se<text:span text:style-name="T1"> </text:span>plaça.<text:span text:style-name="T1"> » </text:span>Elle<text:span text:style-name="T1"> </text:span>put<text:span text:style-name="T1"> </text:span>alors<text:span text:style-name="T1"> </text:span>examiner<text:span text:style-name="T1"> </text:span>l'homme<text:span text:style-name="T1"> </text:span>qui<text:span text:style-name="T1"> </text:span>venait<text:span text:style-name="T1"> </text:span>de<text:span text:style-name="T1"> </text:span>s'introduire<text:span text:style-name="T1"> </text:span>chez<text:span text:style-name="T1"> </text:span>elle.<text:span text:style-name="T1"> </text:span>Il<text:span text:style-name="T1"> </text:span>était<text:span text:style-name="T1"> </text:span>de<text:span text:style-name="T1"> </text:span>taille<text:span text:style-name="T1"> </text:span>ordinaire,<text:span text:style-name="T1"> </text:span>vêtu<text:span text:style-name="T1"> </text:span>d'une<text:span text:style-name="T1"> </text:span>capote<text:span text:style-name="T1"> </text:span>en<text:span text:style-name="T1"> </text:span>drap,<text:span text:style-name="T1"> </text:span>coiffé<text:span text:style-name="T1"> </text:span>d'un<text:span text:style-name="T1"> </text:span>bonnet<text:span text:style-name="T1"> </text:span>de<text:span text:style-name="T1"> </text:span>police<text:span text:style-name="T1"> </text:span>en<text:span text:style-name="T1"> </text:span>drap<text:span text:style-name="T1"> </text:span>rouge,<text:span text:style-name="T1"> </text:span>et<text:span text:style-name="T1"> </text:span>qui<text:span text:style-name="T1"> </text:span>parut<text:span text:style-name="T1"> </text:span>à<text:span text:style-name="T1"> </text:span>la<text:span text:style-name="T1"> </text:span>jeune<text:span text:style-name="T1"> </text:span>fille<text:span text:style-name="T1"> </text:span>avoir<text:span text:style-name="T1"> </text:span>pour<text:span text:style-name="T1"> </text:span>ornement<text:span text:style-name="T1"> </text:span>un<text:span text:style-name="T1"> </text:span>galon<text:span text:style-name="T1"> </text:span>d'argent.<text:span text:style-name="T1"> </text:span>Autour<text:span text:style-name="T1"> </text:span>du<text:span text:style-name="T1"> </text:span>col<text:span text:style-name="T1"> </text:span>il<text:span text:style-name="T1"> </text:span>avait<text:span text:style-name="T1"> </text:span>une<text:span text:style-name="T1"> </text:span>vaste<text:span text:style-name="T1"> </text:span>cravate<text:span text:style-name="T1"> </text:span>noire<text:span text:style-name="T1"> </text:span>qui<text:span text:style-name="T1"> </text:span>cachait<text:span text:style-name="T1"> </text:span>les<text:span text:style-name="T1"> </text:span>oreilles$423$.<text:span text:style-name="T1"> </text:span>Malgré<text:span text:style-name="T1"> </text:span>cela,<text:span text:style-name="T1"> </text:span>Marie<text:span text:style-name="T1"> </text:span>reconnut<text:span text:style-name="T1"> </text:span>aussitôt<text:span text:style-name="T1"> </text:span>le<text:span text:style-name="T1"> </text:span>lieutenant<text:span text:style-name="T1"> </text:span>La<text:span text:style-name="T1"> </text:span>Roncière.<text:span text:style-name="T1"> » </text:span>Tous<text:span text:style-name="T1"> </text:span>ceux<text:span text:style-name="T1"> </text:span>qui<text:span text:style-name="T1"> </text:span>ont<text:span text:style-name="T1"> </text:span>eu<text:span text:style-name="T1"> </text:span>peur<text:span text:style-name="T1"> </text:span>comprendront<text:span text:style-name="T1"> </text:span>comment<text:span text:style-name="T1"> </text:span>Marie<text:span text:style-name="T1"> </text:span>n'avait<text:span text:style-name="T1"> </text:span>pas<text:span text:style-name="T1"> </text:span>pu<text:span text:style-name="T1"> </text:span>pousser<text:span text:style-name="T1"> </text:span>un<text:span text:style-name="T1"> </text:span>cri<text:span text:style-name="T1"> </text:span>en<text:span text:style-name="T1"> </text:span>apercevant<text:span text:style-name="T1"> </text:span>un<text:span text:style-name="T1"> </text:span>homme<text:span text:style-name="T1"> </text:span>qui<text:span text:style-name="T1"> </text:span>s'introduisait<text:span text:style-name="T1"> </text:span>par<text:span text:style-name="T1"> </text:span>la<text:span text:style-name="T1"> </text:span>fenêtre.<text:span text:style-name="T1"> </text:span>Les<text:span text:style-name="T1"> </text:span>grandes<text:span text:style-name="T1"> </text:span>frayeurs<text:span text:style-name="T1"> </text:span>semblent<text:span text:style-name="T1"> </text:span>nous<text:span text:style-name="T1"> </text:span>paralyser ;<text:span text:style-name="T1"> </text:span>et<text:span text:style-name="T1"> </text:span>en<text:span text:style-name="T1"> </text:span>présence<text:span text:style-name="T1"> </text:span>d'un<text:span text:style-name="T1"> </text:span>danger<text:span text:style-name="T1"> </text:span>imminent,<text:span text:style-name="T1"> </text:span>il<text:span text:style-name="T1"> </text:span>est<text:span text:style-name="T1"> </text:span>rare<text:span text:style-name="T1"> </text:span>que<text:span text:style-name="T1"> </text:span>nous<text:span text:style-name="T1"> </text:span>conservions<text:span text:style-name="T1"> </text:span>le<text:span text:style-name="T1"> </text:span>sang-froid<text:span text:style-name="T1"> </text:span>nécessaire<text:span text:style-name="T1"> </text:span>pour<text:span text:style-name="T1"> </text:span>le<text:span text:style-name="T1"> </text:span>conjurer.<text:span text:style-name="T1"> </text:span>Chez<text:span text:style-name="T1"> </text:span>les<text:span text:style-name="T1"> </text:span>uns,<text:span text:style-name="T1"> </text:span>ce<text:span text:style-name="T1"> </text:span>sont<text:span text:style-name="T1"> </text:span>les<text:span text:style-name="T1"> </text:span>yeux<text:span text:style-name="T1"> </text:span>qui<text:span text:style-name="T1"> </text:span>se<text:span text:style-name="T1"> </text:span>ferment,<text:span text:style-name="T1"> </text:span>comme<text:span text:style-name="T1"> </text:span>si<text:span text:style-name="T1"> </text:span>en<text:span text:style-name="T1"> </text:span>cessant<text:span text:style-name="T1"> </text:span>de<text:span text:style-name="T1"> </text:span>voir<text:span text:style-name="T1"> </text:span>on<text:span text:style-name="T1"> </text:span>pouvait<text:span text:style-name="T1"> </text:span>cesser<text:span text:style-name="T1"> </text:span>aussi<text:span text:style-name="T1"> </text:span>d'être<text:span text:style-name="T1"> </text:span>vu ;<text:span text:style-name="T1"> </text:span>chez<text:span text:style-name="T1"> </text:span>d'autres,<text:span text:style-name="T1"> </text:span>ce<text:span text:style-name="T1"> </text:span>sont<text:span text:style-name="T1"> </text:span>les<text:span text:style-name="T1"> </text:span>jambes<text:span text:style-name="T1"> </text:span>et<text:span text:style-name="T1"> </text:span>les<text:span text:style-name="T1"> </text:span>bras<text:span text:style-name="T1"> </text:span>qui<text:span text:style-name="T1"> </text:span>se<text:span text:style-name="T1"> </text:span>trouvent<text:span text:style-name="T1"> </text:span>frappés<text:span text:style-name="T1"> </text:span>d'inertie ;<text:span text:style-name="T1"> </text:span>chez<text:span text:style-name="T1"> </text:span>d'autres<text:span text:style-name="T1"> </text:span>enfin,<text:span text:style-name="T1"> </text:span>et<text:span text:style-name="T1"> </text:span>il<text:span text:style-name="T1"> </text:span>en<text:span text:style-name="T1"> </text:span>fut<text:span text:style-name="T1"> </text:span>ainsi<text:span text:style-name="T1"> </text:span>pour<text:span text:style-name="T1"> </text:span>Mlle<text:span text:style-name="T1"> </text:span>de<text:span text:style-name="T1"> </text:span>Morell,<text:span text:style-name="T1"> </text:span>c'est<text:span text:style-name="T1"> </text:span>la<text:span text:style-name="T1"> </text:span>langue<text:span text:style-name="T1"> </text:span>qui<text:span text:style-name="T1"> </text:span>semble<text:span text:style-name="T1"> </text:span>clouée<text:span text:style-name="T1"> </text:span>au<text:span text:style-name="T1"> </text:span>palais<text:span text:style-name="T1"> </text:span>et<text:span text:style-name="T1"> </text:span>refuse<text:span text:style-name="T1"> </text:span>de<text:span text:style-name="T1"> </text:span>s'en<text:span text:style-name="T1"> </text:span>détacher,<text:span text:style-name="T1"> </text:span>quelque<text:span text:style-name="T1"> </text:span>effort<text:span text:style-name="T1"> </text:span>que<text:span text:style-name="T1"> </text:span>l'on<text:span text:style-name="T1"> </text:span>fasse$424$.<text:span text:style-name="T1"> » </text:span>Cependant<text:span text:style-name="T1"> </text:span>La<text:span text:style-name="T1"> </text:span>Roncière<text:span text:style-name="T1"> </text:span>s'était<text:span text:style-name="T1"> </text:span>élancé<text:span text:style-name="T1"> </text:span>vers<text:span text:style-name="T1"> </text:span>Marie,<text:span text:style-name="T1"> </text:span>et<text:span text:style-name="T1"> </text:span>la<text:span text:style-name="T1"> </text:span>couvrant<text:span text:style-name="T1"> </text:span>d'un<text:span text:style-name="T1"> </text:span>regard<text:span text:style-name="T1"> </text:span>effrayant<text:span text:style-name="T1"> » </text:span>Je<text:span text:style-name="T1"> </text:span>viens<text:span text:style-name="T1"> </text:span>me<text:span text:style-name="T1"> </text:span>venger!<text:span text:style-name="T1"> </text:span>lui<text:span text:style-name="T1"> </text:span>dit-il.<text:span text:style-name="T1"> </text:span></text:p>
      <text:p text:style-name="Standard">»<text:span text:style-name="T1"> </text:span>En<text:span text:style-name="T1"> </text:span>même<text:span text:style-name="T1"> </text:span>temps,<text:span text:style-name="T1"> </text:span>il<text:span text:style-name="T1"> </text:span>se<text:span text:style-name="T1"> </text:span>jeta<text:span text:style-name="T1"> </text:span>sur<text:span text:style-name="T1"> </text:span>elle<text:span text:style-name="T1"> </text:span>et<text:span text:style-name="T1"> </text:span>lui<text:span text:style-name="T1"> </text:span>arracha<text:span text:style-name="T1"> </text:span>violemment<text:span text:style-name="T1"> </text:span>la<text:span text:style-name="T1"> </text:span>chaise<text:span text:style-name="T1"> </text:span>à<text:span text:style-name="T1"> </text:span>laquelle<text:span text:style-name="T1"> </text:span>elle<text:span text:style-name="T1"> </text:span>se<text:span text:style-name="T1"> </text:span>cramponnait<text:span text:style-name="T1"> </text:span>convulsivement.<text:span text:style-name="T1"> </text:span></text:p>
      <text:p text:style-name="Standard">»<text:span text:style-name="T1"> </text:span>Alors,<text:span text:style-name="T1"> </text:span>il<text:span text:style-name="T1"> </text:span>saisit<text:span text:style-name="T1"> </text:span>la<text:span text:style-name="T1"> </text:span>jeune<text:span text:style-name="T1"> </text:span>fille<text:span text:style-name="T1"> </text:span>par<text:span text:style-name="T1"> </text:span>les<text:span text:style-name="T1"> </text:span>épaules,<text:span text:style-name="T1"> </text:span>la<text:span text:style-name="T1"> </text:span>terrassa<text:span text:style-name="T1"> </text:span>et<text:span text:style-name="T1"> </text:span>lui<text:span text:style-name="T1"> </text:span>arracha<text:span text:style-name="T1"> </text:span>sa<text:span text:style-name="T1"> </text:span>camisole<text:span text:style-name="T1"> </text:span>de<text:span text:style-name="T1"> </text:span>nuit ;<text:span text:style-name="T1"> </text:span>puis<text:span text:style-name="T1"> </text:span>il<text:span text:style-name="T1"> </text:span>lui<text:span text:style-name="T1"> </text:span>passa<text:span text:style-name="T1"> </text:span>un<text:span text:style-name="T1"> </text:span>mouchoir<text:span text:style-name="T1"> </text:span>autour<text:span text:style-name="T1"> </text:span>du<text:span text:style-name="T1"> </text:span>cou,<text:span text:style-name="T1"> </text:span>et<text:span text:style-name="T1"> </text:span>le<text:span text:style-name="T1"> </text:span>serra<text:span text:style-name="T1"> </text:span>de<text:span text:style-name="T1"> </text:span>manière<text:span text:style-name="T1"> </text:span>à<text:span text:style-name="T1"> </text:span>ne<text:span text:style-name="T1"> </text:span>laisser<text:span text:style-name="T1"> </text:span>à<text:span text:style-name="T1"> </text:span>sa<text:span text:style-name="T1"> </text:span>victime<text:span text:style-name="T1"> </text:span>que<text:span text:style-name="T1"> </text:span>la<text:span text:style-name="T1"> </text:span>faculté<text:span text:style-name="T1"> </text:span>de<text:span text:style-name="T1"> </text:span>pousser<text:span text:style-name="T1"> </text:span>de<text:span text:style-name="T1"> </text:span>faibles<text:span text:style-name="T1"> </text:span>gémissements<text:span text:style-name="T1"> </text:span>ensuite,<text:span text:style-name="T1"> </text:span>il<text:span text:style-name="T1"> </text:span>lui<text:span text:style-name="T1"> </text:span>étreignit<text:span text:style-name="T1"> </text:span>le<text:span text:style-name="T1"> </text:span>corps<text:span text:style-name="T1"> </text:span>dans<text:span text:style-name="T1"> </text:span>une<text:span text:style-name="T1"> </text:span>corde ;<text:span text:style-name="T1"> </text:span>et,<text:span text:style-name="T1"> </text:span>afin<text:span text:style-name="T1"> </text:span>sans<text:span text:style-name="T1"> </text:span>doute<text:span text:style-name="T1"> </text:span>qu'elle<text:span text:style-name="T1"> </text:span>ne<text:span text:style-name="T1"> </text:span>pût<text:span text:style-name="T1"> </text:span>tenter<text:span text:style-name="T1"> </text:span>un<text:span text:style-name="T1"> </text:span>mouvement,<text:span text:style-name="T1"> </text:span>il<text:span text:style-name="T1"> </text:span>mit<text:span text:style-name="T1"> </text:span>ses<text:span text:style-name="T1"> </text:span>pieds<text:span text:style-name="T1"> </text:span>sur<text:span text:style-name="T1"> </text:span>les<text:span text:style-name="T1"> </text:span>jambes<text:span text:style-name="T1"> </text:span>de<text:span text:style-name="T1"> </text:span>cette<text:span text:style-name="T1"> </text:span>malheureuse<text:span text:style-name="T1"> </text:span>enfant.<text:span text:style-name="T1"> </text:span></text:p>
      <text:p text:style-name="Standard">»<text:span text:style-name="T1"> </text:span>Quand<text:span text:style-name="T1"> </text:span>il<text:span text:style-name="T1"> </text:span>l'eut<text:span text:style-name="T1"> </text:span>ainsi<text:span text:style-name="T1"> </text:span>garrottée,<text:span text:style-name="T1"> </text:span>il<text:span text:style-name="T1"> </text:span>se<text:span text:style-name="T1"> </text:span>pencha<text:span text:style-name="T1"> </text:span>sur<text:span text:style-name="T1"> </text:span>elle<text:span text:style-name="T1"> </text:span>et<text:span text:style-name="T1"> </text:span>lui<text:span text:style-name="T1"> </text:span>porta<text:span text:style-name="T1"> </text:span>des<text:span text:style-name="T1"> </text:span>coups<text:span text:style-name="T1"> </text:span>violents<text:span text:style-name="T1"> </text:span>sur<text:span text:style-name="T1"> </text:span>la<text:span text:style-name="T1"> </text:span>poitrine<text:span text:style-name="T1"> </text:span>et<text:span text:style-name="T1"> </text:span>sur<text:span text:style-name="T1"> </text:span>les<text:span text:style-name="T1"> </text:span>bras ;<text:span text:style-name="T1"> </text:span>il<text:span text:style-name="T1"> </text:span>poussa<text:span text:style-name="T1"> </text:span>la<text:span text:style-name="T1"> </text:span>rage<text:span text:style-name="T1"> </text:span>jusqu'à<text:span text:style-name="T1"> </text:span>la<text:span text:style-name="T1"> </text:span>mordre<text:span text:style-name="T1"> </text:span>au<text:span text:style-name="T1"> </text:span>poignet<text:span text:style-name="T1"> </text:span>droit$425$.<text:span text:style-name="T1"> </text:span></text:p>
      <text:p text:style-name="Standard"><text:soft-page-break/>»<text:span text:style-name="T1"> </text:span>Et<text:span text:style-name="T1"> </text:span>tout<text:span text:style-name="T1"> </text:span>en<text:span text:style-name="T1"> </text:span>frappant<text:span text:style-name="T1"> </text:span>et<text:span text:style-name="T1"> </text:span>mordant,<text:span text:style-name="T1"> </text:span>il<text:span text:style-name="T1"> </text:span>s'écriait<text:span text:style-name="T1"> » : </text:span>J'avais<text:span text:style-name="T1"> </text:span>juré<text:span text:style-name="T1"> </text:span>que<text:span text:style-name="T1"> </text:span>je<text:span text:style-name="T1"> </text:span>me<text:span text:style-name="T1"> </text:span>vengerais !<text:span text:style-name="T1"> </text:span>Votre<text:span text:style-name="T1"> </text:span>père<text:span text:style-name="T1"> </text:span>m'a<text:span text:style-name="T1"> </text:span>traité<text:span text:style-name="T1"> </text:span>en<text:span text:style-name="T1"> </text:span>laquais !<text:span text:style-name="T1"> </text:span>J'agis<text:span text:style-name="T1"> </text:span>en<text:span text:style-name="T1"> </text:span>laquais !<text:span text:style-name="T1"> » </text:span>Et<text:span text:style-name="T1"> </text:span>après<text:span text:style-name="T1"> </text:span>un<text:span text:style-name="T1"> </text:span>moment,<text:span text:style-name="T1"> </text:span>il<text:span text:style-name="T1"> </text:span>ajoutait <text:span text:style-name="T1">:</text:span></text:p>
      <text:p text:style-name="Standard">»<text:span text:style-name="T1"> </text:span>Ce<text:span text:style-name="T1"> </text:span>n'est<text:span text:style-name="T1"> </text:span>pas<text:span text:style-name="T1"> </text:span>tout !<text:span text:style-name="T1"> </text:span>Il<text:span text:style-name="T1"> </text:span>me<text:span text:style-name="T1"> </text:span>reste<text:span text:style-name="T1"> </text:span>à<text:span text:style-name="T1"> </text:span>me<text:span text:style-name="T1"> </text:span>venger<text:span text:style-name="T1"> </text:span>d'une<text:span text:style-name="T1"> </text:span>autre<text:span text:style-name="T1"> </text:span>personne<text:span text:style-name="T1"> </text:span>qui<text:span text:style-name="T1"> </text:span>a<text:span text:style-name="T1"> </text:span>fait<text:span text:style-name="T1"> </text:span>usage<text:span text:style-name="T1"> </text:span>de<text:span text:style-name="T1"> </text:span>lettres<text:span text:style-name="T1"> </text:span>anonymes !<text:span text:style-name="T1"> </text:span>Elle<text:span text:style-name="T1"> </text:span>ne<text:span text:style-name="T1"> </text:span>perdra<text:span text:style-name="T1"> </text:span>rien<text:span text:style-name="T1"> </text:span>pour<text:span text:style-name="T1"> </text:span>attendre$426$ <text:span text:style-name="T1">:</text:span></text:p>
      <text:p text:style-name="Standard">»<text:span text:style-name="T1"> </text:span>A<text:span text:style-name="T1"> </text:span>mesure<text:span text:style-name="T1"> </text:span>qu'il<text:span text:style-name="T1"> </text:span>parlait,<text:span text:style-name="T1"> </text:span>son<text:span text:style-name="T1"> </text:span>exaspération<text:span text:style-name="T1"> </text:span>allait<text:span text:style-name="T1"> </text:span>croissant,<text:span text:style-name="T1"> </text:span>et<text:span text:style-name="T1"> </text:span>il<text:span text:style-name="T1"> </text:span>redoublait<text:span text:style-name="T1"> </text:span>ses<text:span text:style-name="T1"> </text:span>coups.<text:span text:style-name="T1"> </text:span></text:p>
      <text:p text:style-name="Standard">»<text:span text:style-name="T1"> </text:span>Depuis<text:span text:style-name="T1"> </text:span>que<text:span text:style-name="T1"> </text:span>je<text:span text:style-name="T1"> </text:span>vous<text:span text:style-name="T1"> </text:span>connais,<text:span text:style-name="T1"> </text:span>poursuivit-il,<text:span text:style-name="T1"> </text:span>il<text:span text:style-name="T1"> </text:span>y<text:span text:style-name="T1"> </text:span>a<text:span text:style-name="T1"> </text:span>quelque<text:span text:style-name="T1"> </text:span>chose<text:span text:style-name="T1"> </text:span>en<text:span text:style-name="T1"> </text:span>vous<text:span text:style-name="T1"> </text:span>qui<text:span text:style-name="T1"> </text:span>m'a<text:span text:style-name="T1"> </text:span>donné<text:span text:style-name="T1"> </text:span>le<text:span text:style-name="T1"> </text:span>désir<text:span text:style-name="T1"> </text:span>de<text:span text:style-name="T1"> </text:span>vous<text:span text:style-name="T1"> </text:span>faire<text:span text:style-name="T1"> </text:span>du<text:span text:style-name="T1"> </text:span>mal <text:span text:style-name="T1">!</text:span></text:p>
      <text:p text:style-name="Standard">»<text:span text:style-name="T1"> </text:span>A<text:span text:style-name="T1"> </text:span>ces<text:span text:style-name="T1"> </text:span>mots,<text:span text:style-name="T1"> </text:span>la<text:span text:style-name="T1"> </text:span>rage<text:span text:style-name="T1"> </text:span>de<text:span text:style-name="T1"> </text:span>ce<text:span text:style-name="T1"> </text:span>forcené<text:span text:style-name="T1"> </text:span>n'eut<text:span text:style-name="T1"> </text:span>plus<text:span text:style-name="T1"> </text:span>de<text:span text:style-name="T1"> </text:span>bornes,<text:span text:style-name="T1"> </text:span>il<text:span text:style-name="T1"> </text:span>saisit<text:span text:style-name="T1"> </text:span>un<text:span text:style-name="T1"> </text:span>instrument<text:span text:style-name="T1"> </text:span>que<text:span text:style-name="T1"> </text:span>la<text:span text:style-name="T1"> </text:span>jeune<text:span text:style-name="T1"> </text:span>fille<text:span text:style-name="T1"> </text:span>ne<text:span text:style-name="T1"> </text:span>put<text:span text:style-name="T1"> </text:span>voir,<text:span text:style-name="T1"> </text:span>mais<text:span text:style-name="T1"> </text:span>qu'elle<text:span text:style-name="T1"> </text:span>crut<text:span text:style-name="T1"> </text:span>être<text:span text:style-name="T1"> </text:span>un<text:span text:style-name="T1"> </text:span>couteau,<text:span text:style-name="T1"> </text:span>et<text:span text:style-name="T1"> </text:span>il<text:span text:style-name="T1"> </text:span>lui<text:span text:style-name="T1"> </text:span>en<text:span text:style-name="T1"> </text:span>porta<text:span text:style-name="T1"> </text:span>deux<text:span text:style-name="T1"> </text:span>coups<text:span text:style-name="T1"> </text:span>entre<text:span text:style-name="T1"> </text:span>les<text:span text:style-name="T1"> </text:span>jambes ;<text:span text:style-name="T1"> </text:span>d'autres<text:span text:style-name="T1"> </text:span>coups<text:span text:style-name="T1"> </text:span>sur<text:span text:style-name="T1"> </text:span>les<text:span text:style-name="T1"> </text:span>cuisses<text:span text:style-name="T1"> </text:span>occasionnèrent<text:span text:style-name="T1"> </text:span>des<text:span text:style-name="T1"> </text:span>contusions<text:span text:style-name="T1"> </text:span>graves$427$.<text:span text:style-name="T1"> </text:span></text:p>
      <text:p text:style-name="Standard">»<text:span text:style-name="T1"> </text:span>Mais<text:span text:style-name="T1"> </text:span>ces<text:span text:style-name="T1"> </text:span>blessures<text:span text:style-name="T1"> </text:span>produisirent<text:span text:style-name="T1"> </text:span>un<text:span text:style-name="T1"> </text:span>effet<text:span text:style-name="T1"> </text:span>auquel<text:span text:style-name="T1"> </text:span>La<text:span text:style-name="T1"> </text:span>Roncière<text:span text:style-name="T1"> </text:span>était<text:span text:style-name="T1"> </text:span>assurément<text:span text:style-name="T1"> </text:span>bien<text:span text:style-name="T1"> </text:span>loin<text:span text:style-name="T1"> </text:span>de<text:span text:style-name="T1"> </text:span>s'attendre,<text:span text:style-name="T1"> </text:span>et<text:span text:style-name="T1"> </text:span>qui<text:span text:style-name="T1"> </text:span>sauva<text:span text:style-name="T1"> </text:span>la<text:span text:style-name="T1"> </text:span>jeune<text:span text:style-name="T1"> </text:span>fille<text:span text:style-name="T1"> </text:span>du<text:span text:style-name="T1"> </text:span>déshonneur$428$.<text:span text:style-name="T1"> </text:span></text:p>
      <text:p text:style-name="Standard">»<text:span text:style-name="T1"> </text:span>Le<text:span text:style-name="T1"> </text:span>saisissement<text:span text:style-name="T1"> </text:span>avait<text:span text:style-name="T1"> </text:span>laissé<text:span text:style-name="T1"> </text:span>Marie<text:span text:style-name="T1"> </text:span>sans<text:span text:style-name="T1"> </text:span>voix ;<text:span text:style-name="T1"> </text:span>l'excès<text:span text:style-name="T1"> </text:span>de<text:span text:style-name="T1"> </text:span>la<text:span text:style-name="T1"> </text:span>douleur<text:span text:style-name="T1"> </text:span>lui<text:span text:style-name="T1"> </text:span>rendant<text:span text:style-name="T1"> </text:span>des<text:span text:style-name="T1"> </text:span>forces,<text:span text:style-name="T1"> </text:span>elle<text:span text:style-name="T1"> </text:span>poussa<text:span text:style-name="T1"> </text:span>des<text:span text:style-name="T1"> </text:span>cris<text:span text:style-name="T1"> </text:span>qui<text:span text:style-name="T1"> </text:span>devaient<text:span text:style-name="T1"> </text:span>être<text:span text:style-name="T1"> </text:span>entendus.<text:span text:style-name="T1"> » </text:span>En<text:span text:style-name="T1"> </text:span>effet,<text:span text:style-name="T1"> </text:span>les<text:span text:style-name="T1"> </text:span>plaintes<text:span text:style-name="T1"> </text:span>et<text:span text:style-name="T1"> </text:span>les<text:span text:style-name="T1"> </text:span>exclamations<text:span text:style-name="T1"> </text:span>de<text:span text:style-name="T1"> </text:span>détresse<text:span text:style-name="T1"> </text:span>de<text:span text:style-name="T1"> </text:span>Mlle<text:span text:style-name="T1"> </text:span>de<text:span text:style-name="T1"> </text:span>Morell<text:span text:style-name="T1"> </text:span>parvinrent<text:span text:style-name="T1"> </text:span>aux<text:span text:style-name="T1"> </text:span>oreilles<text:span text:style-name="T1"> </text:span>de<text:span text:style-name="T1"> </text:span>miss<text:span text:style-name="T1"> </text:span>Allen ;<text:span text:style-name="T1"> </text:span>la<text:span text:style-name="T1"> </text:span>fidèle<text:span text:style-name="T1"> </text:span>gouvernante.<text:span text:style-name="T1"> </text:span>Elle<text:span text:style-name="T1"> </text:span>se<text:span text:style-name="T1"> </text:span>leva<text:span text:style-name="T1"> </text:span>aussitôt,<text:span text:style-name="T1"> </text:span>et<text:span text:style-name="T1"> </text:span>La<text:span text:style-name="T1"> </text:span>Roncière,<text:span text:style-name="T1"> </text:span>ayant<text:span text:style-name="T1"> </text:span>entendu<text:span text:style-name="T1"> </text:span>le<text:span text:style-name="T1"> </text:span>bruit<text:span text:style-name="T1"> </text:span>qu'elle<text:span text:style-name="T1"> </text:span>faisait<text:span text:style-name="T1"> </text:span>en<text:span text:style-name="T1"> </text:span>frappant<text:span text:style-name="T1"> </text:span>à<text:span text:style-name="T1"> </text:span>la<text:span text:style-name="T1"> </text:span>porte<text:span text:style-name="T1"> </text:span>et<text:span text:style-name="T1"> </text:span>en<text:span text:style-name="T1"> </text:span>l'agitant<text:span text:style-name="T1"> </text:span>pour<text:span text:style-name="T1"> </text:span>l'ouvrir,<text:span text:style-name="T1"> </text:span>pensa<text:span text:style-name="T1"> </text:span>qu'il<text:span text:style-name="T1"> </text:span>était<text:span text:style-name="T1"> </text:span>temps<text:span text:style-name="T1"> </text:span>de<text:span text:style-name="T1"> </text:span>songer<text:span text:style-name="T1"> </text:span>à<text:span text:style-name="T1"> </text:span>la<text:span text:style-name="T1"> </text:span>retraite.<text:span text:style-name="T1"> </text:span></text:p>
      <text:p text:style-name="Standard">»<text:span text:style-name="T1"> – </text:span><text:span text:style-name="T5">En</text:span><text:span text:style-name="T4"> </text:span><text:span text:style-name="T5">voilà</text:span><text:span text:style-name="T4"> </text:span><text:span text:style-name="T5">assez</text:span><text:span text:style-name="T4"> </text:span><text:span text:style-name="T5">pour</text:span><text:span text:style-name="T4"> </text:span><text:span text:style-name="T5">elle,</text:span><text:span text:style-name="T1"> </text:span>dit-il<text:span text:style-name="T1"> </text:span>en<text:span text:style-name="T1"> </text:span>désignant<text:span text:style-name="T1"> </text:span>Marie.<text:span text:style-name="T1"> </text:span></text:p>
      <text:p text:style-name="Standard">»<text:span text:style-name="T1"> </text:span>En<text:span text:style-name="T1"> </text:span>même<text:span text:style-name="T1"> </text:span>temps,<text:span text:style-name="T1"> </text:span>il<text:span text:style-name="T1"> </text:span>déposa<text:span text:style-name="T1"> </text:span>une<text:span text:style-name="T1"> </text:span>lettre<text:span text:style-name="T1"> </text:span>sur<text:span text:style-name="T1"> </text:span>la<text:span text:style-name="T1"> </text:span>commode,<text:span text:style-name="T1"> </text:span>et<text:span text:style-name="T1"> </text:span>se<text:span text:style-name="T1"> </text:span>retira<text:span text:style-name="T1"> </text:span>par<text:span text:style-name="T1"> </text:span>la<text:span text:style-name="T1"> </text:span>fenêtre<text:span text:style-name="T1"> </text:span>qui<text:span text:style-name="T1"> </text:span>était<text:span text:style-name="T1"> </text:span>restée<text:span text:style-name="T1"> </text:span>entièrement<text:span text:style-name="T1"> </text:span>ouverte.<text:span text:style-name="T1"> </text:span></text:p>
      <text:p text:style-name="Standard">»<text:span text:style-name="T1"> – </text:span><text:span text:style-name="T5">Tiens</text:span><text:span text:style-name="T4"> </text:span><text:span text:style-name="T5">ferme !</text:span> dit-il,<text:span text:style-name="T1"> </text:span>s'adressant<text:span text:style-name="T1"> </text:span>évidemment<text:span text:style-name="T1"> </text:span>à<text:span text:style-name="T1"> </text:span>un<text:span text:style-name="T1"> </text:span>complice.<text:span text:style-name="T1"> </text:span></text:p>
      <text:p text:style-name="Standard">»<text:span text:style-name="T1"> </text:span>Et<text:span text:style-name="T1"> </text:span>il<text:span text:style-name="T1"> </text:span>disparut$429$.<text:span text:style-name="T1"> » </text:span></text:p>
      <text:p text:style-name="Standard">Cette<text:span text:style-name="T1"> </text:span>aventure<text:span text:style-name="T1"> </text:span>fut<text:span text:style-name="T1"> </text:span>d'abord<text:span text:style-name="T1"> </text:span>tenue<text:span text:style-name="T1"> </text:span>secrète<text:span text:style-name="T1"> </text:span>par<text:span text:style-name="T1"> </text:span>la<text:span text:style-name="T1"> </text:span>famille<text:span text:style-name="T1"> </text:span>de<text:span text:style-name="T1"> </text:span>Morell<text:span text:style-name="T1"> </text:span>et,<text:span text:style-name="T1"> </text:span>La<text:span text:style-name="T1"> </text:span>Roncière<text:span text:style-name="T1"> </text:span>ayant<text:span text:style-name="T1"> </text:span>quitté<text:span text:style-name="T1"> </text:span>Saumur,<text:span text:style-name="T1"> </text:span>ils<text:span text:style-name="T1"> </text:span>se<text:span text:style-name="T1"> </text:span>crurent<text:span text:style-name="T1"> </text:span>libérés<text:span text:style-name="T1"> </text:span>de<text:span text:style-name="T1"> </text:span>cette<text:span text:style-name="T1"> </text:span>longue<text:span text:style-name="T1"> </text:span>et<text:span text:style-name="T1"> </text:span>cruelle<text:span text:style-name="T1"> </text:span>persécution<text:span text:style-name="T1"> </text:span>lorsque<text:span text:style-name="T1"> </text:span>de<text:span text:style-name="T1"> </text:span>nouvelles<text:span text:style-name="T1"> </text:span>lettres<text:span text:style-name="T1"> </text:span>de<text:span text:style-name="T1"> </text:span>menaces<text:span text:style-name="T1"> </text:span>les<text:span text:style-name="T1"> </text:span>obligèrent<text:span text:style-name="T1"> </text:span>à<text:span text:style-name="T1"> </text:span>prévenir<text:span text:style-name="T1"> </text:span>la<text:span text:style-name="T1"> </text:span>justice.<text:span text:style-name="T1"> </text:span>Un<text:span text:style-name="T1"> </text:span>billet,<text:span text:style-name="T1"> </text:span>adressé<text:span text:style-name="T1"> </text:span>à<text:span text:style-name="T1"> </text:span>Marie<text:span text:style-name="T1"> </text:span>de<text:span text:style-name="T1"> </text:span>Morell,<text:span text:style-name="T1"> </text:span>disait<text:span text:style-name="T1"> </text:span>ceci :<text:span text:style-name="T1"> </text:span>« Ce<text:span text:style-name="T1"> </text:span>que<text:span text:style-name="T1"> </text:span>vous<text:span text:style-name="T1"> </text:span>aimez<text:span text:style-name="T1"> </text:span>le<text:span text:style-name="T1"> </text:span>plus<text:span text:style-name="T1"> </text:span>au<text:span text:style-name="T1"> </text:span>monde,<text:span text:style-name="T1"> </text:span>votre<text:span text:style-name="T1"> </text:span>père,<text:span text:style-name="T1"> </text:span>votre<text:span text:style-name="T1"> </text:span>mère<text:span text:style-name="T1"> </text:span>et<text:span text:style-name="T1"> </text:span>M.<text:span text:style-name="T1"> </text:span>d'Estouilly<text:span text:style-name="T1"> </text:span>n'existeront<text:span text:style-name="T1"> </text:span>plus<text:span text:style-name="T1"> </text:span>dans<text:span text:style-name="T1"> </text:span>quelques<text:span text:style-name="T1"> </text:span>mois.<text:span text:style-name="T1"> </text:span>Vous<text:span text:style-name="T1"> </text:span>m'avez<text:span text:style-name="T1"> </text:span>refusé,<text:span text:style-name="T1"> </text:span>je<text:span text:style-name="T1"> </text:span>me<text:span text:style-name="T1"> </text:span>vengerai<text:span text:style-name="T1"> </text:span>d'abord<text:span text:style-name="T1"> </text:span>sur<text:span text:style-name="T1"> </text:span>lui$430$.<text:span text:style-name="T1"> » </text:span>On<text:span text:style-name="T1"> </text:span>trouva<text:span text:style-name="T1"> </text:span>ce<text:span text:style-name="T1"> </text:span>billet<text:span text:style-name="T1"> </text:span>en<text:span text:style-name="T1"> </text:span>des<text:span text:style-name="T1"> </text:span>circonstances<text:span text:style-name="T1"> </text:span>dramatiques.<text:span text:style-name="T1"> </text:span>L'intéressante<text:span text:style-name="T1"> </text:span>jeune<text:span text:style-name="T1"> </text:span>fille,<text:span text:style-name="T1"> </text:span>évanouie<text:span text:style-name="T1"> </text:span>dans<text:span text:style-name="T1"> </text:span>son<text:span text:style-name="T1"> </text:span>cabinet<text:span text:style-name="T1"> </text:span>de<text:span text:style-name="T1"> </text:span>toilette,<text:span text:style-name="T1"> </text:span>le<text:span text:style-name="T1"> </text:span>tenait<text:span text:style-name="T1"> </text:span>à<text:span text:style-name="T1"> </text:span>la<text:span text:style-name="T1"> </text:span>main.<text:span text:style-name="T1"> </text:span>On<text:span text:style-name="T1"> </text:span>la<text:span text:style-name="T1"> </text:span>ranima,<text:span text:style-name="T1"> </text:span>on<text:span text:style-name="T1"> </text:span>appela<text:span text:style-name="T1"> </text:span>un<text:span text:style-name="T1"> </text:span>médecin<text:span text:style-name="T1"> </text:span>et<text:span text:style-name="T1"> </text:span>il<text:span text:style-name="T1"> </text:span>y<text:span text:style-name="T1"> </text:span>eut<text:span text:style-name="T1"> </text:span>alors<text:span text:style-name="T1"> </text:span>un<text:span text:style-name="T1"> </text:span>spectacle<text:span text:style-name="T1"> </text:span>qui<text:span text:style-name="T1"> </text:span>aurait<text:span text:style-name="T1"> </text:span>dû<text:span text:style-name="T1"> </text:span>faire<text:span text:style-name="T1"> </text:span>réfléchir :<text:span text:style-name="T1"> </text:span>la<text:span text:style-name="T1"> </text:span>malheureuse<text:span text:style-name="T1"> </text:span>fut<text:span text:style-name="T1"> </text:span>pendant<text:span text:style-name="T1"> </text:span>plusieurs<text:span text:style-name="T1"> </text:span>heures<text:span text:style-name="T1"> </text:span>en<text:span text:style-name="T1"> </text:span>proie à<text:span text:style-name="T1"> </text:span>une<text:span text:style-name="T1"> </text:span>effroyable<text:span text:style-name="T1"> </text:span>crise<text:span text:style-name="T1"> </text:span>hystérique.<text:span text:style-name="T1"> </text:span>« Les<text:span text:style-name="T1"> </text:span>muscles<text:span text:style-name="T1"> </text:span>de<text:span text:style-name="T1"> </text:span>son<text:span text:style-name="T1"> </text:span>visage<text:span text:style-name="T1"> </text:span>étaient<text:span text:style-name="T1"> </text:span>tellement<text:span text:style-name="T1"> </text:span>contractés<text:span text:style-name="T1"> </text:span>qu'elle<text:span text:style-name="T1"> </text:span>était<text:span text:style-name="T1"> </text:span>devenue<text:span text:style-name="T1"> </text:span>méconnaissable$431$.<text:span text:style-name="T1"> » </text:span></text:p>
      <text:p text:style-name="Standard">M.<text:span text:style-name="T1"> </text:span>de<text:span text:style-name="T1"> </text:span>La<text:span text:style-name="T1"> </text:span>Roncière<text:span text:style-name="T1"> </text:span>fut<text:span text:style-name="T1"> </text:span>arrêté<text:span text:style-name="T1"> </text:span>à<text:span text:style-name="T1"> </text:span>Paris<text:span text:style-name="T1"> </text:span>le<text:span text:style-name="T1"> </text:span>28<text:span text:style-name="T1"> </text:span>octobre.<text:span text:style-name="T1"> </text:span>Cela<text:span text:style-name="T1"> </text:span>n'entrava<text:span text:style-name="T1"> </text:span>aucunement<text:span text:style-name="T1"> </text:span>les<text:span text:style-name="T1"> </text:span>lettres<text:span text:style-name="T1"> </text:span>anonymes ;<text:span text:style-name="T1"> </text:span>maintenant,<text:span text:style-name="T1"> </text:span>elles<text:span text:style-name="T1"> </text:span>contenaient<text:span text:style-name="T1"> </text:span>des<text:span text:style-name="T1"> </text:span>aveux<text:span text:style-name="T1"> </text:span>et<text:span text:style-name="T1"> </text:span>faisaient<text:span text:style-name="T1"> </text:span>clairement<text:span text:style-name="T1"> </text:span>entendre<text:span text:style-name="T1"> </text:span>que<text:span text:style-name="T1"> </text:span>le<text:span text:style-name="T1"> </text:span>but<text:span text:style-name="T1"> </text:span>du<text:span text:style-name="T1"> </text:span>bourreau<text:span text:style-name="T1"> </text:span>était<text:span text:style-name="T1"> </text:span>d'obtenir<text:span text:style-name="T1"> </text:span>par<text:span text:style-name="T1"> </text:span>la<text:span text:style-name="T1"> </text:span>terreur<text:span text:style-name="T1"> </text:span>la<text:span text:style-name="T1"> </text:span>main<text:span text:style-name="T1"> </text:span>de<text:span text:style-name="T1"> </text:span>Marie<text:span text:style-name="T1"> </text:span>de<text:span text:style-name="T1"> </text:span>Morell.<text:span text:style-name="T1"> </text:span>Que<text:span text:style-name="T1"> </text:span>les<text:span text:style-name="T1"> </text:span>lettres<text:span text:style-name="T1"> </text:span>de<text:span text:style-name="T1"> </text:span>l'écriture<text:span text:style-name="T1"> </text:span>de<text:span text:style-name="T1"> </text:span>La<text:span text:style-name="T1"> </text:span>Roncière<text:span text:style-name="T1"> </text:span>aient<text:span text:style-name="T1"> </text:span>continué<text:span text:style-name="T1"> </text:span>après<text:span text:style-name="T1"> </text:span>son<text:span text:style-name="T1"> </text:span>arrestation,<text:span text:style-name="T1"> </text:span>cela<text:span text:style-name="T1"> </text:span>ne<text:span text:style-name="T1"> </text:span>surprit<text:span text:style-name="T1"> </text:span>personne,<text:span text:style-name="T1"> </text:span>car<text:span text:style-name="T1"> </text:span>on<text:span text:style-name="T1"> </text:span>le<text:span text:style-name="T1"> </text:span>savait<text:span text:style-name="T1"> </text:span>assez<text:span text:style-name="T1"> </text:span>riche<text:span text:style-name="T1"> </text:span>pour<text:span text:style-name="T1"> </text:span>pouvoir<text:span text:style-name="T1"> </text:span>soudoyer<text:span text:style-name="T1"> </text:span>des<text:span text:style-name="T1"> </text:span>gardiens<text:span text:style-name="T1"> </text:span>de<text:span text:style-name="T1"> </text:span>prison<text:span text:style-name="T1"> </text:span>et<text:span text:style-name="T1"> </text:span>d'ailleurs<text:span text:style-name="T1"> </text:span>il<text:span text:style-name="T1"> </text:span>avait<text:span text:style-name="T1"> </text:span>évidemment<text:span text:style-name="T1"> </text:span>plusieurs<text:span text:style-name="T1"> </text:span>complices,<text:span text:style-name="T1"> </text:span>sa<text:span text:style-name="T1"> </text:span><text:soft-page-break/>maîtresse,<text:span text:style-name="T1"> </text:span>une<text:span text:style-name="T1"> </text:span>autre<text:span text:style-name="T1"> </text:span>femme<text:span text:style-name="T1"> </text:span>et<text:span text:style-name="T1"> </text:span>un<text:span text:style-name="T1"> </text:span>des<text:span text:style-name="T1"> </text:span>domestiques<text:span text:style-name="T1"> </text:span>de<text:span text:style-name="T1"> </text:span>M.<text:span text:style-name="T1"> </text:span>de<text:span text:style-name="T1"> </text:span>Morell.<text:span text:style-name="T1"> </text:span>Partout<text:span text:style-name="T1"> </text:span>où<text:span text:style-name="T1"> </text:span>passait<text:span text:style-name="T1"> </text:span>la<text:span text:style-name="T1"> </text:span>jeune<text:span text:style-name="T1"> </text:span>Marie,<text:span text:style-name="T1"> </text:span>les<text:span text:style-name="T1"> </text:span>billets<text:span text:style-name="T1"> </text:span>signés<text:span text:style-name="T1"> </text:span>E.<text:span text:style-name="T1"> </text:span>R.<text:span text:style-name="T1"> </text:span>pleuvaient ;<text:span text:style-name="T1"> </text:span>elle<text:span text:style-name="T1"> </text:span>ne<text:span text:style-name="T1"> </text:span>pouvait<text:span text:style-name="T1"> </text:span>sortir<text:span text:style-name="T1"> </text:span>en<text:span text:style-name="T1"> </text:span>voiture<text:span text:style-name="T1"> </text:span>sans<text:span text:style-name="T1"> </text:span>qu'on<text:span text:style-name="T1"> </text:span>en<text:span text:style-name="T1"> </text:span>lançât<text:span text:style-name="T1"> </text:span>par<text:span text:style-name="T1"> </text:span>la<text:span text:style-name="T1"> </text:span>portière<text:span text:style-name="T1"> </text:span>elle<text:span text:style-name="T1"> </text:span>les<text:span text:style-name="T1"> </text:span>retrouvait<text:span text:style-name="T1"> </text:span>aussitôt<text:span text:style-name="T1"> </text:span>dans<text:span text:style-name="T1"> </text:span>un<text:span text:style-name="T1"> </text:span>pli<text:span text:style-name="T1"> </text:span>de<text:span text:style-name="T1"> </text:span>sa<text:span text:style-name="T1"> </text:span>robe$432$.<text:span text:style-name="T1"> </text:span></text:p>
      <text:p text:style-name="Standard">Traduit<text:span text:style-name="T1"> </text:span>en<text:span text:style-name="T1"> </text:span>cour<text:span text:style-name="T1"> </text:span>d'assises<text:span text:style-name="T1"> </text:span>sous<text:span text:style-name="T1"> </text:span>l'inculpation<text:span text:style-name="T1"> </text:span>de<text:span text:style-name="T1"> </text:span>tentative<text:span text:style-name="T1"> </text:span>de<text:span text:style-name="T1"> </text:span>viol,<text:span text:style-name="T1"> </text:span>M.<text:span text:style-name="T1"> </text:span>de<text:span text:style-name="T1"> </text:span>La<text:span text:style-name="T1"> </text:span>Roncière<text:span text:style-name="T1"> </text:span>fut<text:span text:style-name="T1"> </text:span>défendu<text:span text:style-name="T1"> </text:span>par<text:span text:style-name="T1"> </text:span>Chaix<text:span text:style-name="T1"> </text:span>d'Est-Ange$433$ ;<text:span text:style-name="T1"> </text:span>Odilon<text:span text:style-name="T1"> </text:span>Barrot$434$<text:span text:style-name="T1"> </text:span>et<text:span text:style-name="T1"> </text:span>Berryer$435$<text:span text:style-name="T1"> </text:span>représentaient<text:span text:style-name="T1"> </text:span>les<text:span text:style-name="T1"> </text:span>intérêts<text:span text:style-name="T1"> </text:span>de<text:span text:style-name="T1"> </text:span>la<text:span text:style-name="T1"> </text:span>partie<text:span text:style-name="T1"> </text:span>civile,<text:span text:style-name="T1"> </text:span>de<text:span text:style-name="T1"> </text:span>sorte<text:span text:style-name="T1"> </text:span>qu'il<text:span text:style-name="T1"> </text:span>y<text:span text:style-name="T1"> </text:span>eut,<text:span text:style-name="T1"> </text:span>en<text:span text:style-name="T1"> </text:span>somme,<text:span text:style-name="T1"> </text:span>trois<text:span text:style-name="T1"> </text:span>accusateurs<text:span text:style-name="T1"> </text:span>contre<text:span text:style-name="T1"> </text:span>un<text:span text:style-name="T1"> </text:span>défenseur.<text:span text:style-name="T1"> </text:span>Cependant,<text:span text:style-name="T1"> </text:span>le<text:span text:style-name="T1"> </text:span>président<text:span text:style-name="T1"> </text:span>des<text:span text:style-name="T1"> </text:span>assises<text:span text:style-name="T1"> </text:span>semble<text:span text:style-name="T1"> </text:span>avoir<text:span text:style-name="T1"> </text:span>senti,<text:span text:style-name="T1"> </text:span>sinon<text:span text:style-name="T1"> </text:span>compris,<text:span text:style-name="T1"> </text:span>l'innocence<text:span text:style-name="T1"> </text:span>de<text:span text:style-name="T1"> </text:span>La<text:span text:style-name="T1"> </text:span>Roncière ;<text:span text:style-name="T1"> </text:span>le<text:span text:style-name="T1"> </text:span>tour<text:span text:style-name="T1"> </text:span>de<text:span text:style-name="T1"> </text:span>ses<text:span text:style-name="T1"> </text:span>interrogations<text:span text:style-name="T1"> </text:span>le<text:span text:style-name="T1"> </text:span>prouve,<text:span text:style-name="T1"> </text:span>ainsi<text:span text:style-name="T1"> </text:span>que<text:span text:style-name="T1"> </text:span>cette<text:span text:style-name="T1"> </text:span>phrase<text:span text:style-name="T1"> </text:span>de<text:span text:style-name="T1"> </text:span>son<text:span text:style-name="T1"> </text:span>résumé,<text:span text:style-name="T1"> </text:span>visiblement<text:span text:style-name="T1"> </text:span>calculée,<text:span text:style-name="T1"> </text:span>dans<text:span text:style-name="T1"> </text:span>sa<text:span text:style-name="T1"> </text:span>solennité,<text:span text:style-name="T1"> </text:span>pour<text:span text:style-name="T1"> </text:span>impressionner<text:span text:style-name="T1"> </text:span>le<text:span text:style-name="T1"> </text:span>jury :<text:span text:style-name="T1"> </text:span>« Si<text:span text:style-name="T1"> </text:span>l'on<text:span text:style-name="T1"> </text:span>rencontre<text:span text:style-name="T1"> </text:span>quelquefois,<text:span text:style-name="T1"> </text:span>en<text:span text:style-name="T1"> </text:span>matière<text:span text:style-name="T1"> </text:span>criminelle,<text:span text:style-name="T1"> </text:span>des<text:span text:style-name="T1"> </text:span>faits<text:span text:style-name="T1"> </text:span>impénétrables<text:span text:style-name="T1"> </text:span>à<text:span text:style-name="T1"> </text:span>la<text:span text:style-name="T1"> </text:span>sagacité<text:span text:style-name="T1"> </text:span>humaine,<text:span text:style-name="T1"> </text:span>le<text:span text:style-name="T1"> </text:span>mystère<text:span text:style-name="T1"> </text:span>dont<text:span text:style-name="T1"> </text:span>ils<text:span text:style-name="T1"> </text:span>restent<text:span text:style-name="T1"> </text:span>entourés<text:span text:style-name="T1"> </text:span>est<text:span text:style-name="T1"> </text:span>un<text:span text:style-name="T1"> </text:span>avertissement<text:span text:style-name="T1"> </text:span>qu'ils<text:span text:style-name="T1"> </text:span>doivent<text:span text:style-name="T1"> </text:span>être<text:span text:style-name="T1"> </text:span>réservés<text:span text:style-name="T1"> </text:span>au<text:span text:style-name="T1"> </text:span>jugement<text:span text:style-name="T1"> </text:span>de<text:span text:style-name="T1"> </text:span>Dieu$436$.<text:span text:style-name="T1"> » </text:span>Il<text:span text:style-name="T1"> </text:span>s'appelait<text:span text:style-name="T1"> </text:span>M.<text:span text:style-name="T1"> </text:span>Férey$437$ ;<text:span text:style-name="T1"> </text:span>intelligent<text:span text:style-name="T1"> </text:span>et<text:span text:style-name="T1"> </text:span>scrupuleux,<text:span text:style-name="T1"> </text:span>il<text:span text:style-name="T1"> </text:span>fut<text:span text:style-name="T1"> </text:span>à<text:span text:style-name="T1"> </text:span>peu<text:span text:style-name="T1"> </text:span>près<text:span text:style-name="T1"> </text:span>le<text:span text:style-name="T1"> </text:span>seul<text:span text:style-name="T1"> </text:span>à<text:span text:style-name="T1"> </text:span>faire<text:span text:style-name="T1"> </text:span>figure<text:span text:style-name="T1"> </text:span>honorable<text:span text:style-name="T1"> </text:span>dans<text:span text:style-name="T1"> </text:span>ce<text:span text:style-name="T1"> </text:span>procès,<text:span text:style-name="T1"> </text:span>où<text:span text:style-name="T1"> </text:span>trois<text:span text:style-name="T1"> </text:span>illustres<text:span text:style-name="T1"> </text:span>avocats<text:span text:style-name="T1"> </text:span>furent<text:span text:style-name="T1"> </text:span>si<text:span text:style-name="T1"> </text:span>pompeusement<text:span text:style-name="T1"> </text:span>médiocres.<text:span text:style-name="T1"> </text:span></text:p>
      <text:p text:style-name="Standard">« L'accusation,<text:span text:style-name="T1"> </text:span>dit<text:span text:style-name="T1"> </text:span>une<text:span text:style-name="T1"> </text:span>lettre<text:span text:style-name="T1"> </text:span>de<text:span text:style-name="T1"> </text:span>La<text:span text:style-name="T1"> </text:span>Roncière,<text:span text:style-name="T1"> </text:span>le<text:span text:style-name="T1"> </text:span>père,<text:span text:style-name="T1"> </text:span>écrite<text:span text:style-name="T1"> </text:span>à<text:span text:style-name="T1"> </text:span><text:span text:style-name="T5">l'Observateur</text:span><text:span text:style-name="T4"> </text:span><text:span text:style-name="T5">des</text:span><text:span text:style-name="T4"> </text:span><text:span text:style-name="T5">Tribunaux</text:span><text:span text:style-name="T1"> </text:span>du<text:span text:style-name="T1"> </text:span>25<text:span text:style-name="T1"> </text:span>août<text:span text:style-name="T1"> </text:span>1835,<text:span text:style-name="T1"> </text:span>l'accusation,<text:span text:style-name="T1"> </text:span>en<text:span text:style-name="T1"> </text:span>avouant<text:span text:style-name="T1"> </text:span>son<text:span text:style-name="T1"> </text:span>impuissance<text:span text:style-name="T1"> </text:span>de<text:span text:style-name="T1"> </text:span>fournir<text:span text:style-name="T1"> </text:span>des<text:span text:style-name="T1"> </text:span>preuves,<text:span text:style-name="T1"> </text:span>a<text:span text:style-name="T1"> </text:span>demandé<text:span text:style-name="T1"> </text:span>à<text:span text:style-name="T1"> </text:span>être<text:span text:style-name="T1"> </text:span>crue<text:span text:style-name="T1"> </text:span>sur<text:span text:style-name="T1"> </text:span>parole$438$.<text:span text:style-name="T1"> » </text:span></text:p>
      <text:p text:style-name="Standard">Elle<text:span text:style-name="T1"> </text:span>demanda<text:span text:style-name="T1"> </text:span>même<text:span text:style-name="T1"> </text:span>et<text:span text:style-name="T1"> </text:span>obtint<text:span text:style-name="T1"> </text:span>davantage ;<text:span text:style-name="T1"> </text:span>elle<text:span text:style-name="T1"> </text:span>exigea<text:span text:style-name="T1"> </text:span>et<text:span text:style-name="T1"> </text:span>on<text:span text:style-name="T1"> </text:span>lui<text:span text:style-name="T1"> </text:span>accorda<text:span text:style-name="T1"> </text:span>que<text:span text:style-name="T1"> </text:span>tout<text:span text:style-name="T1"> </text:span>le<text:span text:style-name="T1"> </text:span>calcul<text:span text:style-name="T1"> </text:span>des<text:span text:style-name="T1"> </text:span>vraisemblances<text:span text:style-name="T1"> </text:span>fût<text:span text:style-name="T1"> </text:span>renversé<text:span text:style-name="T1"> </text:span>en<text:span text:style-name="T1"> </text:span>sa<text:span text:style-name="T1"> </text:span>faveur.<text:span text:style-name="T1"> </text:span>Le<text:span text:style-name="T1"> </text:span>témoignage<text:span text:style-name="T1"> </text:span>des<text:span text:style-name="T1"> </text:span>experts<text:span text:style-name="T1"> </text:span>en<text:span text:style-name="T1"> </text:span>écriture<text:span text:style-name="T1"> </text:span>fut<text:span text:style-name="T1"> </text:span>entièrement<text:span text:style-name="T1"> </text:span>favorable<text:span text:style-name="T1"> </text:span>à<text:span text:style-name="T1"> </text:span>La<text:span text:style-name="T1"> </text:span>Roncière.<text:span text:style-name="T1"> </text:span>Selon<text:span text:style-name="T1"> </text:span>l'un<text:span text:style-name="T1"> </text:span>d'eux,<text:span text:style-name="T1"> </text:span>M.<text:span text:style-name="T1"> </text:span>Oudard,<text:span text:style-name="T1"> </text:span>une<text:span text:style-name="T1"> </text:span>seule<text:span text:style-name="T1"> </text:span>des<text:span text:style-name="T1"> </text:span>quatorze<text:span text:style-name="T1"> </text:span>lettres<text:span text:style-name="T1"> </text:span>saisies<text:span text:style-name="T1"> </text:span>était<text:span text:style-name="T1"> </text:span>d'une<text:span text:style-name="T1"> </text:span>écriture<text:span text:style-name="T1"> </text:span>réelle,<text:span text:style-name="T1"> </text:span>sans<text:span text:style-name="T1"> </text:span>déguisement,<text:span text:style-name="T1"> </text:span>librement<text:span text:style-name="T1"> </text:span>et<text:span text:style-name="T1"> </text:span>franchement<text:span text:style-name="T1"> </text:span>tracée ;<text:span text:style-name="T1"> </text:span>c'était<text:span text:style-name="T1"> </text:span>une<text:span text:style-name="T1"> </text:span>petite<text:span text:style-name="T1"> </text:span>lettre<text:span text:style-name="T1"> </text:span>signée<text:span text:style-name="T1"> </text:span>Marie<text:span text:style-name="T1"> </text:span>de<text:span text:style-name="T1"> </text:span>Morell,<text:span text:style-name="T1"> </text:span>adressée<text:span text:style-name="T1"> </text:span>à<text:span text:style-name="T1"> </text:span>M.<text:span text:style-name="T1"> </text:span>d'Estouilly ;<text:span text:style-name="T1"> </text:span>or,<text:span text:style-name="T1"> </text:span>les<text:span text:style-name="T1"> </text:span>treize<text:span text:style-name="T1"> </text:span>autres<text:span text:style-name="T1"> </text:span>lettres<text:span text:style-name="T1"> </text:span>représentaient<text:span text:style-name="T1"> </text:span>la<text:span text:style-name="T1"> </text:span>même<text:span text:style-name="T1"> </text:span>écriture,<text:span text:style-name="T1"> </text:span>mais<text:span text:style-name="T1"> </text:span>dissimulée<text:span text:style-name="T1"> </text:span>de<text:span text:style-name="T1"> </text:span>façon<text:span text:style-name="T1"> </text:span>à<text:span text:style-name="T1"> </text:span>imiter<text:span text:style-name="T1"> </text:span>assez<text:span text:style-name="T1"> </text:span>bien<text:span text:style-name="T1"> </text:span>l'écriture<text:span text:style-name="T1"> </text:span>de<text:span text:style-name="T1"> </text:span>La<text:span text:style-name="T1"> </text:span>Roncière.<text:span text:style-name="T1"> </text:span>L'expert<text:span text:style-name="T1"> </text:span>reconnaissait<text:span text:style-name="T1"> </text:span>dans<text:span text:style-name="T1"> </text:span>le<text:span text:style-name="T1"> </text:span>tout<text:span text:style-name="T1"> </text:span>une<text:span text:style-name="T1"> </text:span>main<text:span text:style-name="T1"> </text:span>légère,<text:span text:style-name="T1"> </text:span>très<text:span text:style-name="T1"> </text:span>adroite<text:span text:style-name="T1"> </text:span>et<text:span text:style-name="T1"> </text:span>à<text:span text:style-name="T1"> </text:span>son<text:span text:style-name="T1"> </text:span>avis<text:span text:style-name="T1"> </text:span>très<text:span text:style-name="T1"> </text:span>différente<text:span text:style-name="T1"> </text:span>de<text:span text:style-name="T1"> </text:span>la<text:span text:style-name="T1"> </text:span>main<text:span text:style-name="T1"> </text:span>de<text:span text:style-name="T1"> </text:span>La<text:span text:style-name="T1"> </text:span>Roncière$439$.<text:span text:style-name="T1"> </text:span>Un<text:span text:style-name="T1"> </text:span>témoin<text:span text:style-name="T1"> </text:span>ami<text:span text:style-name="T1"> </text:span>de<text:span text:style-name="T1"> </text:span>la<text:span text:style-name="T1"> </text:span>famille<text:span text:style-name="T1"> </text:span>de<text:span text:style-name="T1"> </text:span>Morell,<text:span text:style-name="T1"> </text:span>en<text:span text:style-name="T1"> </text:span>voulant<text:span text:style-name="T1"> </text:span>combattre<text:span text:style-name="T1"> </text:span>l'opinion<text:span text:style-name="T1"> </text:span>de<text:span text:style-name="T1"> </text:span>l'expert,<text:span text:style-name="T1"> </text:span>reconnut<text:span text:style-name="T1"> </text:span>sans<text:span text:style-name="T1"> </text:span>s'en<text:span text:style-name="T1"> </text:span>douter<text:span text:style-name="T1"> </text:span>l'authenticité<text:span text:style-name="T1"> </text:span>de<text:span text:style-name="T1"> </text:span>la<text:span text:style-name="T1"> </text:span>lettre<text:span text:style-name="T1"> </text:span>signée<text:span text:style-name="T1"> </text:span>Marie<text:span text:style-name="T1"> </text:span>de<text:span text:style-name="T1"> </text:span>Morell,<text:span text:style-name="T1"> </text:span>il<text:span text:style-name="T1"> </text:span>semblait<text:span text:style-name="T1"> </text:span>donc<text:span text:style-name="T1"> </text:span>que<text:span text:style-name="T1"> </text:span>l'avis<text:span text:style-name="T1"> </text:span>de<text:span text:style-name="T1"> </text:span>l'expert<text:span text:style-name="T1"> </text:span>dût<text:span text:style-name="T1"> </text:span>au<text:span text:style-name="T1"> </text:span>moins<text:span text:style-name="T1"> </text:span>être<text:span text:style-name="T1"> </text:span>recueilli<text:span text:style-name="T1"> </text:span>avec<text:span text:style-name="T1"> </text:span>déférence ;<text:span text:style-name="T1"> </text:span>loin<text:span text:style-name="T1"> </text:span>de<text:span text:style-name="T1"> </text:span>là,<text:span text:style-name="T1"> </text:span>il<text:span text:style-name="T1"> </text:span>fut<text:span text:style-name="T1"> </text:span>bafoué,<text:span text:style-name="T1"> </text:span>ainsi<text:span text:style-name="T1"> </text:span>que<text:span text:style-name="T1"> </text:span>ses<text:span text:style-name="T1"> </text:span>trois<text:span text:style-name="T1"> </text:span>confrères,<text:span text:style-name="T1"> </text:span>par<text:span text:style-name="T1"> </text:span>les<text:span text:style-name="T1"> </text:span>avocats<text:span text:style-name="T1"> </text:span>et<text:span text:style-name="T1"> </text:span>par<text:span text:style-name="T1"> </text:span>le<text:span text:style-name="T1"> </text:span>public.<text:span text:style-name="T1"> </text:span>Dans<text:span text:style-name="T1"> </text:span>sa<text:span text:style-name="T1"> </text:span>plaidoirie,<text:span text:style-name="T1"> </text:span>Odilon<text:span text:style-name="T1"> </text:span>Barrot<text:span text:style-name="T1"> </text:span>fit<text:span text:style-name="T1"> </text:span>rire<text:span text:style-name="T1"> </text:span>en<text:span text:style-name="T1"> </text:span>racontant<text:span text:style-name="T1"> </text:span>les<text:span text:style-name="T1"> </text:span>méprises<text:span text:style-name="T1"> </text:span>fameuses<text:span text:style-name="T1"> </text:span>de<text:span text:style-name="T1"> </text:span>quelques<text:span text:style-name="T1"> </text:span>experts<text:span text:style-name="T1"> </text:span>ridicules ;<text:span text:style-name="T1"> </text:span>et<text:span text:style-name="T1"> </text:span>ce<text:span text:style-name="T1"> </text:span>moyen<text:span text:style-name="T1"> </text:span>puissant<text:span text:style-name="T1"> </text:span>de<text:span text:style-name="T1"> </text:span>défense<text:span text:style-name="T1"> </text:span>devint<text:span text:style-name="T1"> </text:span>nul.<text:span text:style-name="T1"> </text:span>Les<text:span text:style-name="T1"> </text:span>affirmations<text:span text:style-name="T1"> </text:span>de<text:span text:style-name="T1"> </text:span>l'architecte,<text:span text:style-name="T1"> </text:span>du<text:span text:style-name="T1"> </text:span>vitrier<text:span text:style-name="T1"> </text:span>et<text:span text:style-name="T1"> </text:span>de<text:span text:style-name="T1"> </text:span>la<text:span text:style-name="T1"> </text:span>femme<text:span text:style-name="T1"> </text:span>de<text:span text:style-name="T1"> </text:span>chambre<text:span text:style-name="T1"> </text:span>ne<text:span text:style-name="T1"> </text:span>furent<text:span text:style-name="T1"> </text:span>pas<text:span text:style-name="T1"> </text:span>moins<text:span text:style-name="T1"> </text:span>défavorables<text:span text:style-name="T1"> </text:span>aux<text:span text:style-name="T1"> </text:span>prétentions<text:span text:style-name="T1"> </text:span>du<text:span text:style-name="T1"> </text:span>ministère<text:span text:style-name="T1"> </text:span>public.<text:span text:style-name="T1"> </text:span></text:p>
      <text:p text:style-name="Standard">« M.<text:span text:style-name="T1"> </text:span>Girard,<text:span text:style-name="T1"> </text:span>architecte<text:span text:style-name="T1"> </text:span>à<text:span text:style-name="T1"> </text:span>Saumur,<text:span text:style-name="T1"> </text:span>fit<text:span text:style-name="T1"> </text:span>la<text:span text:style-name="T1"> </text:span>déposition<text:span text:style-name="T1"> </text:span>suivante :<text:span text:style-name="T1"> l</text:span>a<text:span text:style-name="T1"> </text:span>chambre<text:span text:style-name="T1"> </text:span>de<text:span text:style-name="T1"> </text:span>Mlle<text:span text:style-name="T1"> </text:span>de<text:span text:style-name="T1"> </text:span>Morell<text:span text:style-name="T1"> </text:span>est<text:span text:style-name="T1"> </text:span>placée<text:span text:style-name="T1"> </text:span>à<text:span text:style-name="T1"> </text:span>vingt-huit<text:span text:style-name="T1"> </text:span>pieds<text:span text:style-name="T1"> </text:span>de<text:span text:style-name="T1"> </text:span>hauteur.<text:span text:style-name="T1"> </text:span>La<text:span text:style-name="T1"> </text:span>persienne<text:span text:style-name="T1"> </text:span>paraissait<text:span text:style-name="T1"> </text:span>altérée,<text:span text:style-name="T1"> </text:span>mais<text:span text:style-name="T1"> </text:span>cette<text:span text:style-name="T1"> </text:span>altération<text:span text:style-name="T1"> </text:span>existait<text:span text:style-name="T1"> </text:span>de<text:span text:style-name="T1"> </text:span>longue<text:span text:style-name="T1"> </text:span>date.<text:span text:style-name="T1"> </text:span>Il<text:span text:style-name="T1"> </text:span>n'y<text:span text:style-name="T1"> </text:span>avait,<text:span text:style-name="T1"> </text:span>le<text:span text:style-name="T1"> </text:span>long<text:span text:style-name="T1"> </text:span>du<text:span text:style-name="T1"> </text:span>mur<text:span text:style-name="T1"> </text:span>de<text:span text:style-name="T1"> </text:span>face,<text:span text:style-name="T1"> </text:span>aucune<text:span text:style-name="T1"> </text:span>trace<text:span text:style-name="T1"> </text:span>de<text:span text:style-name="T1"> </text:span>passage<text:span text:style-name="T1"> </text:span>ou<text:span text:style-name="T1"> </text:span>d'escalade.<text:span text:style-name="T1"> </text:span>Au-dessus<text:span text:style-name="T1"> </text:span>de<text:span text:style-name="T1"> </text:span>l'appartement<text:span text:style-name="T1"> </text:span>se<text:span text:style-name="T1"> </text:span>trouve<text:span text:style-name="T1"> </text:span>une<text:span text:style-name="T1"> </text:span>mansarde<text:span text:style-name="T1"> </text:span>occupée<text:span text:style-name="T1"> </text:span>par<text:span text:style-name="T1"> </text:span>Samuel.<text:span text:style-name="T1"> </text:span>Cette<text:span text:style-name="T1"> </text:span>mansarde<text:span text:style-name="T1"> </text:span>présente<text:span text:style-name="T1"> </text:span>un<text:span text:style-name="T1"> </text:span>rebord<text:span text:style-name="T1"> </text:span>qui<text:span text:style-name="T1"> </text:span>forme<text:span text:style-name="T1"> </text:span>à<text:span text:style-name="T1"> </text:span>l'extérieur<text:span text:style-name="T1"> </text:span>un<text:span text:style-name="T1"> </text:span>angle<text:span text:style-name="T1"> </text:span>de<text:span text:style-name="T1"> </text:span>quelques<text:span text:style-name="T1"> </text:span>pieds.<text:span text:style-name="T1"> </text:span>On<text:span text:style-name="T1"> </text:span>a<text:span text:style-name="T1"> </text:span>examiné<text:span text:style-name="T1"> </text:span>attentivement<text:span text:style-name="T1"> </text:span>cette<text:span text:style-name="T1"> </text:span>partie<text:span text:style-name="T1"> </text:span>de<text:span text:style-name="T1"> </text:span>la<text:span text:style-name="T1"> </text:span>maison,<text:span text:style-name="T1"> </text:span>et<text:span text:style-name="T1"> </text:span>on<text:span text:style-name="T1"> </text:span>n'y<text:span text:style-name="T1"> </text:span>remarqua<text:span text:style-name="T1"> </text:span>aucune<text:span text:style-name="T1"> </text:span>trace<text:span text:style-name="T1"> </text:span>d'escalade.<text:span text:style-name="T1"> </text:span>La<text:span text:style-name="T1"> </text:span>toiture<text:span text:style-name="T1"> </text:span>était<text:span text:style-name="T1"> </text:span>intacte,<text:span text:style-name="T1"> </text:span>et<text:span text:style-name="T1"> </text:span>rien<text:span text:style-name="T1"> </text:span>ne<text:span text:style-name="T1"> </text:span>révélait<text:span text:style-name="T1"> </text:span>qu'une<text:span text:style-name="T1"> </text:span>corde<text:span text:style-name="T1"> </text:span>y<text:span text:style-name="T1"> </text:span>eût<text:span text:style-name="T1"> </text:span>été<text:span text:style-name="T1"> </text:span>fixée.<text:span text:style-name="T1"> </text:span>Quant<text:span text:style-name="T1"> </text:span>à<text:span text:style-name="T1"> </text:span>la<text:span text:style-name="T1"> </text:span>chambre<text:span text:style-name="T1"> </text:span>de<text:span text:style-name="T1"> </text:span>Samuel,<text:span text:style-name="T1"> </text:span>rien<text:span text:style-name="T1"> </text:span>n'a<text:span text:style-name="T1"> </text:span>fait<text:span text:style-name="T1"> </text:span>présumer<text:span text:style-name="T1"> </text:span>qu'une<text:span text:style-name="T1"> </text:span>corde<text:span text:style-name="T1"> </text:span>y<text:span text:style-name="T1"> </text:span>eût<text:span text:style-name="T1"> </text:span>été<text:span text:style-name="T1"> </text:span>placée.<text:span text:style-name="T1"> </text:span>Il<text:span text:style-name="T1"> </text:span>a<text:span text:style-name="T1"> </text:span>été<text:span text:style-name="T1"> </text:span>également<text:span text:style-name="T1"> </text:span>impossible<text:span text:style-name="T1"> </text:span>à<text:span text:style-name="T1"> </text:span>M.<text:span text:style-name="T1"> </text:span>Girard<text:span text:style-name="T1"> </text:span>de<text:span text:style-name="T1"> </text:span>découvrir<text:span text:style-name="T1"> </text:span>sur<text:span text:style-name="T1"> </text:span>le<text:span text:style-name="T1"> </text:span>carreau<text:span text:style-name="T1"> </text:span>en<text:span text:style-name="T1"> </text:span>pierre<text:span text:style-name="T1"> </text:span>blanche<text:span text:style-name="T1"> </text:span>du<text:span text:style-name="T1"> </text:span>pays,<text:span text:style-name="T1"> </text:span>dont<text:span text:style-name="T1"> </text:span>est<text:span text:style-name="T1"> </text:span>carrelée<text:span text:style-name="T1"> </text:span>la<text:span text:style-name="T1"> </text:span>chambre<text:span text:style-name="T1"> </text:span>de<text:span text:style-name="T1"> </text:span>Mlle<text:span text:style-name="T1"> </text:span>de<text:span text:style-name="T1"> </text:span>Morell,<text:span text:style-name="T1"> </text:span>aucune<text:span text:style-name="T1"> </text:span>trace<text:span text:style-name="T1"> </text:span>de<text:span text:style-name="T1"> </text:span>sang.<text:span text:style-name="T1"> </text:span>A<text:span text:style-name="T1"> </text:span>l'extérieur,<text:span text:style-name="T1"> </text:span>rien<text:span text:style-name="T1"> </text:span>n'annonce<text:span text:style-name="T1"> </text:span>le<text:span text:style-name="T1"> </text:span>frottement<text:span text:style-name="T1"> </text:span>d'une<text:span text:style-name="T1"> </text:span>corde<text:span text:style-name="T1"> </text:span>contre<text:span text:style-name="T1"> </text:span>le<text:span text:style-name="T1"> </text:span>mur,<text:span text:style-name="T1"> </text:span>et<text:span text:style-name="T1"> </text:span>cependant,<text:span text:style-name="T1"> </text:span>si<text:span text:style-name="T1"> </text:span>une<text:span text:style-name="T1"> </text:span>corde<text:span text:style-name="T1"> </text:span>eût<text:span text:style-name="T1"> </text:span>frotté<text:span text:style-name="T1"> </text:span>ce<text:span text:style-name="T1"> </text:span>mur,<text:span text:style-name="T1"> </text:span>elle<text:span text:style-name="T1"> </text:span>eût<text:span text:style-name="T1"> </text:span>laissé<text:span text:style-name="T1"> </text:span>des<text:span text:style-name="T1"> </text:span>traces<text:span text:style-name="T1"> </text:span>infaillibles.<text:span text:style-name="T1"> </text:span>Sans<text:span text:style-name="T1"> </text:span>doute<text:span text:style-name="T1"> </text:span>on<text:span text:style-name="T1"> </text:span>aurait<text:span text:style-name="T1"> </text:span>pu<text:span text:style-name="T1"> </text:span>détacher<text:span text:style-name="T1"> </text:span>la<text:span text:style-name="T1"> </text:span>gouttière<text:span text:style-name="T1"> </text:span>qui<text:span text:style-name="T1"> </text:span>descendait<text:span text:style-name="T1"> </text:span>du<text:span text:style-name="T1"> </text:span>haut<text:span text:style-name="T1"> </text:span>de<text:span text:style-name="T1"> </text:span>la<text:span text:style-name="T1"> </text:span>maison<text:span text:style-name="T1"> </text:span>et<text:span text:style-name="T1"> </text:span>faire<text:span text:style-name="T1"> </text:span>passer<text:span text:style-name="T1"> </text:span>la<text:span text:style-name="T1"> </text:span>corde<text:span text:style-name="T1"> </text:span>dessous,<text:span text:style-name="T1"> </text:span>mais<text:span text:style-name="T1"> </text:span>la<text:span text:style-name="T1"> </text:span>gouttière<text:span text:style-name="T1"> </text:span>est<text:span text:style-name="T1"> </text:span>restée<text:span text:style-name="T1"> </text:span>en<text:span text:style-name="T1"> </text:span><text:soft-page-break/>place.<text:span text:style-name="T1"> </text:span>On<text:span text:style-name="T1"> </text:span>aurait<text:span text:style-name="T1"> </text:span>pu<text:span text:style-name="T1"> </text:span>encore<text:span text:style-name="T1"> </text:span>placer<text:span text:style-name="T1"> </text:span>une<text:span text:style-name="T1"> </text:span>échelle<text:span text:style-name="T1"> </text:span>contre<text:span text:style-name="T1"> </text:span>le<text:span text:style-name="T1"> </text:span>mur,<text:span text:style-name="T1"> </text:span>mais<text:span text:style-name="T1"> </text:span>pour<text:span text:style-name="T1"> </text:span>le<text:span text:style-name="T1"> </text:span>faire<text:span text:style-name="T1"> </text:span>avec<text:span text:style-name="T1"> </text:span>précaution<text:span text:style-name="T1"> </text:span>et<text:span text:style-name="T1"> </text:span>empêcher<text:span text:style-name="T1"> </text:span>que<text:span text:style-name="T1"> </text:span>des<text:span text:style-name="T1"> </text:span>traces<text:span text:style-name="T1"> </text:span>existassent,<text:span text:style-name="T1"> </text:span>il<text:span text:style-name="T1"> </text:span>eût<text:span text:style-name="T1"> </text:span>fallu,<text:span text:style-name="T1"> </text:span>en<text:span text:style-name="T1"> </text:span>raison<text:span text:style-name="T1"> </text:span>du<text:span text:style-name="T1"> </text:span>point<text:span text:style-name="T1"> </text:span>d'appui<text:span text:style-name="T1"> </text:span>indispensable,<text:span text:style-name="T1"> </text:span>une<text:span text:style-name="T1"> </text:span>échelle<text:span text:style-name="T1"> </text:span>d'environ<text:span text:style-name="T1"> </text:span>trente<text:span text:style-name="T1"> </text:span>ou<text:span text:style-name="T1"> </text:span>quarante<text:span text:style-name="T1"> </text:span>pieds,<text:span text:style-name="T1"> </text:span>et,<text:span text:style-name="T1"> </text:span>en<text:span text:style-name="T1"> </text:span>outre,<text:span text:style-name="T1"> </text:span>il<text:span text:style-name="T1"> </text:span>eût<text:span text:style-name="T1"> </text:span>été<text:span text:style-name="T1"> </text:span>nécessaire<text:span text:style-name="T1"> </text:span>que<text:span text:style-name="T1"> </text:span>deux<text:span text:style-name="T1"> </text:span>ouvriers<text:span text:style-name="T1"> </text:span>habiles<text:span text:style-name="T1"> </text:span>et<text:span text:style-name="T1"> </text:span>habitués<text:span text:style-name="T1"> </text:span>à<text:span text:style-name="T1"> </text:span>pareille<text:span text:style-name="T1"> </text:span>manœuvre<text:span text:style-name="T1"> </text:span>prêtassent<text:span text:style-name="T1"> </text:span>leur<text:span text:style-name="T1"> </text:span>concours.<text:span text:style-name="T1"> </text:span>D'ailleurs,<text:span text:style-name="T1"> </text:span>il<text:span text:style-name="T1"> </text:span>n'y<text:span text:style-name="T1"> </text:span>avait<text:span text:style-name="T1"> </text:span>sur<text:span text:style-name="T1"> </text:span>les<text:span text:style-name="T1"> </text:span>murs<text:span text:style-name="T1"> </text:span>blancs<text:span text:style-name="T1"> </text:span>aucune<text:span text:style-name="T1"> </text:span>trace<text:span text:style-name="T1"> </text:span>d'échelle.<text:span text:style-name="T1"> </text:span>La<text:span text:style-name="T1"> </text:span>conviction<text:span text:style-name="T1"> </text:span>du<text:span text:style-name="T1"> </text:span>témoin<text:span text:style-name="T1"> </text:span>est<text:span text:style-name="T1"> </text:span>qu'il<text:span text:style-name="T1"> </text:span>n'y<text:span text:style-name="T1"> </text:span>aurait<text:span text:style-name="T1"> </text:span>pas<text:span text:style-name="T1"> </text:span>eu<text:span text:style-name="T1"> </text:span>impossibilité<text:span text:style-name="T1"> </text:span>de<text:span text:style-name="T1"> </text:span>monter<text:span text:style-name="T1"> </text:span>par<text:span text:style-name="T1"> </text:span>la<text:span text:style-name="T1"> </text:span>fenêtre<text:span text:style-name="T1"> </text:span>pour<text:span text:style-name="T1"> </text:span>quelqu'un<text:span text:style-name="T1"> </text:span>qui<text:span text:style-name="T1"> </text:span>aurait<text:span text:style-name="T1"> </text:span>pris<text:span text:style-name="T1"> </text:span>toutes<text:span text:style-name="T1"> </text:span>les<text:span text:style-name="T1"> </text:span>précautions<text:span text:style-name="T1"> </text:span>nécessaires,<text:span text:style-name="T1"> </text:span>qui<text:span text:style-name="T1"> </text:span>aurait<text:span text:style-name="T1"> </text:span>eu<text:span text:style-name="T1"> </text:span>du<text:span text:style-name="T1"> </text:span>temps<text:span text:style-name="T1"> </text:span>à<text:span text:style-name="T1"> </text:span>lui,<text:span text:style-name="T1"> </text:span>mais<text:span text:style-name="T1"> </text:span>que<text:span text:style-name="T1"> </text:span>l'ascension<text:span text:style-name="T1"> </text:span>eût<text:span text:style-name="T1"> </text:span>laissé<text:span text:style-name="T1"> </text:span>des<text:span text:style-name="T1"> </text:span>traces<text:span text:style-name="T1"> </text:span>dans<text:span text:style-name="T1"> </text:span>le<text:span text:style-name="T1"> </text:span>cas<text:span text:style-name="T1"> </text:span>contraire,<text:span text:style-name="T1"> </text:span>et<text:span text:style-name="T1"> </text:span>surtout<text:span text:style-name="T1"> </text:span>pendant<text:span text:style-name="T1"> </text:span>la<text:span text:style-name="T1"> </text:span>nuit$440$.<text:span text:style-name="T1"> </text:span></text:p>
      <text:p text:style-name="Standard">»<text:span text:style-name="T1"> </text:span>Le<text:span text:style-name="T1"> </text:span>vitrier<text:span text:style-name="T1"> </text:span>de<text:span text:style-name="T1"> </text:span>l'hôtel<text:span text:style-name="T1"> </text:span>de<text:span text:style-name="T1"> </text:span>Morell,<text:span text:style-name="T1"> </text:span>le<text:span text:style-name="T1"> </text:span>sieur<text:span text:style-name="T1"> </text:span>Jorry,<text:span text:style-name="T1"> </text:span>fait<text:span text:style-name="T1"> </text:span>également<text:span text:style-name="T1"> </text:span>une<text:span text:style-name="T1"> </text:span>déposition<text:span text:style-name="T1"> </text:span>très<text:span text:style-name="T1"> </text:span>importante.<text:span text:style-name="T1"> </text:span>Le<text:span text:style-name="T1"> </text:span>27<text:span text:style-name="T1"> </text:span>septembre$441$,<text:span text:style-name="T1"> </text:span>il<text:span text:style-name="T1"> </text:span>a<text:span text:style-name="T1"> </text:span>remis<text:span text:style-name="T1"> </text:span>le<text:span text:style-name="T1"> </text:span>carreau<text:span text:style-name="T1"> </text:span>cassé<text:span text:style-name="T1"> </text:span>dans<text:span text:style-name="T1"> </text:span>la<text:span text:style-name="T1"> </text:span>chambre<text:span text:style-name="T1"> </text:span>de<text:span text:style-name="T1"> </text:span>Mlle<text:span text:style-name="T1"> </text:span>de<text:span text:style-name="T1"> </text:span>Morell.<text:span text:style-name="T1"> </text:span>C'était<text:span text:style-name="T1"> </text:span>le<text:span text:style-name="T1"> </text:span>carreau<text:span text:style-name="T1"> </text:span>dans<text:span text:style-name="T1"> </text:span>le<text:span text:style-name="T1"> </text:span>battant<text:span text:style-name="T1"> </text:span>à<text:span text:style-name="T1"> </text:span>gauche<text:span text:style-name="T1"> </text:span>le<text:span text:style-name="T1"> </text:span>premier<text:span text:style-name="T1"> </text:span>en<text:span text:style-name="T1"> </text:span>bas.<text:span text:style-name="T1"> </text:span>Il<text:span text:style-name="T1"> </text:span>y<text:span text:style-name="T1"> </text:span>avait<text:span text:style-name="T1"> </text:span>un<text:span text:style-name="T1"> </text:span>trou<text:span text:style-name="T1"> </text:span>de<text:span text:style-name="T1"> </text:span>trois<text:span text:style-name="T1"> </text:span>à<text:span text:style-name="T1"> </text:span>cinq<text:span text:style-name="T1"> </text:span>pouces,<text:span text:style-name="T1"> </text:span>et<text:span text:style-name="T1"> </text:span>le<text:span text:style-name="T1"> </text:span>carreau<text:span text:style-name="T1"> </text:span>était<text:span text:style-name="T1"> </text:span>cassé<text:span text:style-name="T1"> </text:span>sur<text:span text:style-name="T1"> </text:span>la<text:span text:style-name="T1"> </text:span>longueur<text:span text:style-name="T1"> </text:span>plus<text:span text:style-name="T1"> </text:span>que<text:span text:style-name="T1"> </text:span>sur<text:span text:style-name="T1"> </text:span>la<text:span text:style-name="T1"> </text:span>largeur.<text:span text:style-name="T1"> – </text:span>D.<text:span text:style-name="T1"> </text:span>Pouvait-on<text:span text:style-name="T1"> </text:span>passer<text:span text:style-name="T1"> </text:span>la<text:span text:style-name="T1"> </text:span>main?<text:span text:style-name="T1"> – </text:span>R.<text:span text:style-name="T1"> </text:span>Oui,<text:span text:style-name="T1"> </text:span>Monsieur.<text:span text:style-name="T1"> – </text:span>D.<text:span text:style-name="T1"> </text:span>Pouvait-on,<text:span text:style-name="T1"> </text:span>en<text:span text:style-name="T1"> </text:span>passant<text:span text:style-name="T1"> </text:span>la<text:span text:style-name="T1"> </text:span>main,<text:span text:style-name="T1"> </text:span>ouvrir<text:span text:style-name="T1"> </text:span>l'espagnolette?<text:span text:style-name="T1"> – </text:span>R.<text:span text:style-name="T1"> </text:span>Par<text:span text:style-name="T1"> </text:span>la<text:span text:style-name="T1"> </text:span>distance<text:span text:style-name="T1"> </text:span>de<text:span text:style-name="T1"> </text:span>l'intervalle<text:span text:style-name="T1"> </text:span>du<text:span text:style-name="T1"> </text:span>trou<text:span text:style-name="T1"> </text:span>du<text:span text:style-name="T1"> </text:span>carreau<text:span text:style-name="T1"> </text:span>pour<text:span text:style-name="T1"> </text:span>arriver<text:span text:style-name="T1"> </text:span>à<text:span text:style-name="T1"> </text:span>l'espagnolette,<text:span text:style-name="T1"> </text:span>il<text:span text:style-name="T1"> </text:span>y<text:span text:style-name="T1"> </text:span>avait<text:span text:style-name="T1"> </text:span><text:span text:style-name="T5">un</text:span><text:span text:style-name="T4"> </text:span><text:span text:style-name="T5">peu</text:span><text:span text:style-name="T4"> d’impossibilité</text:span><text:span text:style-name="T1">. </text:span>(Vive<text:span text:style-name="T1"> </text:span>sensation.)<text:span text:style-name="T1"> – </text:span>D.<text:span text:style-name="T1"> </text:span>Ces<text:span text:style-name="T1"> </text:span>débris<text:span text:style-name="T1"> </text:span>du<text:span text:style-name="T1"> </text:span>carreau<text:span text:style-name="T1"> </text:span>étaient-ils<text:span text:style-name="T1"> </text:span>tombés<text:span text:style-name="T1"> </text:span>en<text:span text:style-name="T1"> </text:span>dedans<text:span text:style-name="T1"> </text:span>ou<text:span text:style-name="T1"> </text:span>en<text:span text:style-name="T1"> </text:span>dehors<text:span text:style-name="T1"> </text:span>de<text:span text:style-name="T1"> </text:span>la<text:span text:style-name="T1"> </text:span>chambre?<text:span text:style-name="T1"> – </text:span>R.<text:span text:style-name="T1"> </text:span>Je<text:span text:style-name="T1"> </text:span>trouvai<text:span text:style-name="T1"> </text:span>les<text:span text:style-name="T1"> </text:span>débris<text:span text:style-name="T1"> </text:span>du<text:span text:style-name="T1"> </text:span>verre<text:span text:style-name="T1"> </text:span>sur<text:span text:style-name="T1"> </text:span>l'abri<text:span text:style-name="T1"> </text:span>extérieur ;<text:span text:style-name="T1"> </text:span>je<text:span text:style-name="T1"> </text:span>n'en<text:span text:style-name="T1"> </text:span>ai<text:span text:style-name="T1"> </text:span>point<text:span text:style-name="T1"> </text:span>trouvé<text:span text:style-name="T1"> </text:span>à<text:span text:style-name="T1"> </text:span>l'intérieur.<text:span text:style-name="T1"> </text:span>(Nouvelle<text:span text:style-name="T1"> </text:span>sensation$442$.)<text:span text:style-name="T1"> » </text:span>Une<text:span text:style-name="T1"> </text:span>femme<text:span text:style-name="T1"> </text:span>Tissier,<text:span text:style-name="T1"> </text:span>domestique<text:span text:style-name="T1"> </text:span>chez<text:span text:style-name="T1"> </text:span>le<text:span text:style-name="T1"> </text:span>général,<text:span text:style-name="T1"> </text:span>déclare<text:span text:style-name="T1"> </text:span>également<text:span text:style-name="T1"> </text:span>que<text:span text:style-name="T1"> </text:span>le<text:span text:style-name="T1"> </text:span>carreau<text:span text:style-name="T1"> </text:span>était<text:span text:style-name="T1"> </text:span>cassé<text:span text:style-name="T1"> </text:span>dans<text:span text:style-name="T1"> </text:span>le<text:span text:style-name="T1"> </text:span>bas<text:span text:style-name="T1"> </text:span>de<text:span text:style-name="T1"> </text:span>la<text:span text:style-name="T1"> </text:span>croisée<text:span text:style-name="T1"> </text:span>à<text:span text:style-name="T1"> </text:span>gauche,<text:span text:style-name="T1"> </text:span>et<text:span text:style-name="T1"> </text:span>qu'en<text:span text:style-name="T1"> </text:span>balayant<text:span text:style-name="T1"> </text:span>elle<text:span text:style-name="T1"> </text:span>n'a<text:span text:style-name="T1"> </text:span>point<text:span text:style-name="T1"> </text:span>trouvé<text:span text:style-name="T1"> </text:span>de<text:span text:style-name="T1"> </text:span>morceaux<text:span text:style-name="T1"> </text:span>de<text:span text:style-name="T1"> </text:span>verre<text:span text:style-name="T1"> </text:span>dans<text:span text:style-name="T1"> </text:span>la<text:span text:style-name="T1"> </text:span>chambre$443$.<text:span text:style-name="T1"> » </text:span></text:p>
      <text:p text:style-name="Standard">Une<text:span text:style-name="T1"> </text:span>autre<text:span text:style-name="T1"> </text:span>domestique<text:span text:style-name="T1"> </text:span>déclare<text:span text:style-name="T1"> </text:span>que<text:span text:style-name="T1"> </text:span>quatre<text:span text:style-name="T1"> </text:span>jours<text:span text:style-name="T1"> </text:span>après<text:span text:style-name="T1"> </text:span>la<text:span text:style-name="T1"> </text:span>nuit<text:span text:style-name="T1"> </text:span>de<text:span text:style-name="T1"> </text:span>l'attentat,<text:span text:style-name="T1"> </text:span>Mlle<text:span text:style-name="T1"> </text:span>de<text:span text:style-name="T1"> </text:span>Morell<text:span text:style-name="T1"> </text:span>alla<text:span text:style-name="T1"> </text:span>au<text:span text:style-name="T1"> </text:span>bal<text:span text:style-name="T1"> </text:span>et<text:span text:style-name="T1"> </text:span>dansa<text:span text:style-name="T1"> </text:span>avec<text:span text:style-name="T1"> </text:span>beaucoup<text:span text:style-name="T1"> </text:span>d'entrain$444$.<text:span text:style-name="T1"> </text:span>Sa<text:span text:style-name="T1"> </text:span>mère,<text:span text:style-name="T1"> </text:span>interrogée,<text:span text:style-name="T1"> </text:span>donna<text:span text:style-name="T1"> </text:span>pour<text:span text:style-name="T1"> </text:span>explication<text:span text:style-name="T1"> </text:span>que<text:span text:style-name="T1"> </text:span>« sa<text:span text:style-name="T1"> </text:span>fille,<text:span text:style-name="T1"> </text:span>en<text:span text:style-name="T1"> </text:span>allant<text:span text:style-name="T1"> </text:span>au<text:span text:style-name="T1"> </text:span>bal,<text:span text:style-name="T1"> </text:span>remplissait<text:span text:style-name="T1"> </text:span>un<text:span text:style-name="T1"> </text:span>devoir$445$<text:span text:style-name="T1"> »</text:span>.<text:span text:style-name="T1"> </text:span>Cette<text:span text:style-name="T1"> </text:span>bonne<text:span text:style-name="T1"> </text:span>dame<text:span text:style-name="T1"> </text:span>semble<text:span text:style-name="T1"> </text:span>d'ailleurs<text:span text:style-name="T1"> </text:span>n'avoir<text:span text:style-name="T1"> </text:span>même<text:span text:style-name="T1"> </text:span>pas<text:span text:style-name="T1"> </text:span>eu<text:span text:style-name="T1"> </text:span>la<text:span text:style-name="T1"> </text:span>curiosité<text:span text:style-name="T1"> </text:span>de<text:span text:style-name="T1"> </text:span>vérifier<text:span text:style-name="T1"> </text:span>les<text:span text:style-name="T1"> </text:span>« graves<text:span text:style-name="T1"> </text:span>blessures$446$<text:span text:style-name="T1"> » </text:span>de<text:span text:style-name="T1"> </text:span>sa<text:span text:style-name="T1"> </text:span>fille,<text:span text:style-name="T1"> </text:span>ni<text:span text:style-name="T1"> </text:span>le<text:span text:style-name="T1"> </text:span>souci<text:span text:style-name="T1"> </text:span>de<text:span text:style-name="T1"> </text:span>les<text:span text:style-name="T1"> </text:span>soigner.<text:span text:style-name="T1"> </text:span>Elle<text:span text:style-name="T1"> </text:span>justifie<text:span text:style-name="T1"> </text:span>son<text:span text:style-name="T1"> </text:span>abstention<text:span text:style-name="T1"> </text:span>par<text:span text:style-name="T1"> </text:span>des<text:span text:style-name="T1"> </text:span>phrases<text:span text:style-name="T1"> </text:span>mécaniques<text:span text:style-name="T1"> </text:span>sur<text:span text:style-name="T1"> </text:span>la<text:span text:style-name="T1"> </text:span>pudeur<text:span text:style-name="T1"> </text:span>« Seize<text:span text:style-name="T1"> </text:span>ans!<text:span text:style-name="T1"> </text:span>monsieur<text:span text:style-name="T1"> </text:span>le<text:span text:style-name="T1"> </text:span>président,<text:span text:style-name="T1"> </text:span>un<text:span text:style-name="T1"> </text:span>ange<text:span text:style-name="T1"> </text:span>de<text:span text:style-name="T1"> </text:span>pureté$447$!<text:span text:style-name="T1"> » </text:span>Cet<text:span text:style-name="T1"> </text:span>ange<text:span text:style-name="T1"> </text:span>de<text:span text:style-name="T1"> </text:span>pureté<text:span text:style-name="T1"> </text:span>ignorait,<text:span text:style-name="T1"> </text:span>en<text:span text:style-name="T1"> </text:span>effet,<text:span text:style-name="T1"> </text:span>comment<text:span text:style-name="T1"> </text:span>se<text:span text:style-name="T1"> </text:span>pratique<text:span text:style-name="T1"> </text:span>un<text:span text:style-name="T1"> </text:span>viol<text:span text:style-name="T1"> </text:span>et<text:span text:style-name="T1"> </text:span>quel<text:span text:style-name="T1"> </text:span>est<text:span text:style-name="T1"> </text:span>le<text:span text:style-name="T1"> </text:span>but<text:span text:style-name="T1"> </text:span>des<text:span text:style-name="T1"> </text:span>violences<text:span text:style-name="T1"> </text:span>qui<text:span text:style-name="T1"> </text:span>peuvent<text:span text:style-name="T1"> </text:span>accompagner<text:span text:style-name="T1"> </text:span>cet<text:span text:style-name="T1"> </text:span>acte.<text:span text:style-name="T1"> </text:span>Sa<text:span text:style-name="T1"> </text:span>pureté<text:span text:style-name="T1"> </text:span>consiste<text:span text:style-name="T1"> </text:span>en<text:span text:style-name="T1"> </text:span>une<text:span text:style-name="T1"> </text:span>ignorance<text:span text:style-name="T1"> </text:span>matérielle<text:span text:style-name="T1"> </text:span>des<text:span text:style-name="T1"> </text:span>choses<text:span text:style-name="T1"> </text:span>de<text:span text:style-name="T1"> </text:span>l'amour<text:span text:style-name="T1"> </text:span>et<text:span text:style-name="T1"> </text:span>la<text:span text:style-name="T1"> </text:span>perversité<text:span text:style-name="T1"> </text:span>s'est<text:span text:style-name="T1"> </text:span>heurtée<text:span text:style-name="T1"> </text:span>à<text:span text:style-name="T1"> </text:span>l'impossibilité<text:span text:style-name="T1"> </text:span>d'imaginer<text:span text:style-name="T1"> </text:span>les<text:span text:style-name="T1"> </text:span>gestes<text:span text:style-name="T1"> </text:span>sexuels ;<text:span text:style-name="T1"> </text:span>ainsi<text:span text:style-name="T1"> </text:span>ne<text:span text:style-name="T1"> </text:span>parle-t-elle<text:span text:style-name="T1"> </text:span>que<text:span text:style-name="T1"> </text:span>de<text:span text:style-name="T1"> </text:span>coups<text:span text:style-name="T1"> </text:span>et<text:span text:style-name="T1"> </text:span>de<text:span text:style-name="T1"> </text:span>morsures,<text:span text:style-name="T1"> </text:span>de<text:span text:style-name="T1"> </text:span>« blessures<text:span text:style-name="T1"> </text:span>faites<text:span text:style-name="T1"> </text:span>aux<text:span text:style-name="T1"> </text:span>parties<text:span text:style-name="T1"> </text:span>les<text:span text:style-name="T1"> </text:span>plus<text:span text:style-name="T1"> </text:span>secrètes$448$<text:span text:style-name="T1"> »</text:span>.<text:span text:style-name="T1"> </text:span>Rien<text:span text:style-name="T1"> </text:span>ne<text:span text:style-name="T1"> </text:span>ressemble<text:span text:style-name="T1"> </text:span>moins<text:span text:style-name="T1"> </text:span>à<text:span text:style-name="T1"> </text:span>ce<text:span text:style-name="T1"> </text:span>qu'on<text:span text:style-name="T1"> </text:span>peut<text:span text:style-name="T1"> </text:span>imaginer<text:span text:style-name="T1"> </text:span>d'un<text:span text:style-name="T1"> </text:span>viol<text:span text:style-name="T1"> </text:span>que<text:span text:style-name="T1"> </text:span>la<text:span text:style-name="T1"> </text:span>scène<text:span text:style-name="T1"> </text:span>que<text:span text:style-name="T1"> </text:span>l'on<text:span text:style-name="T1"> </text:span>reconstitue<text:span text:style-name="T1"> </text:span>par<text:span text:style-name="T1"> </text:span>l'interrogatoire<text:span text:style-name="T1"> </text:span>de<text:span text:style-name="T1"> </text:span>Marie<text:span text:style-name="T1"> </text:span>de<text:span text:style-name="T1"> </text:span>Morell.<text:span text:style-name="T1"> </text:span>Le<text:span text:style-name="T1"> </text:span>début<text:span text:style-name="T1"> </text:span>de<text:span text:style-name="T1"> </text:span>la<text:span text:style-name="T1"> </text:span>plaidoirie<text:span text:style-name="T1"> </text:span>d'Odilon<text:span text:style-name="T1"> </text:span>Barrot,<text:span text:style-name="T1"> </text:span>ou<text:span text:style-name="T1"> </text:span>de<text:span text:style-name="T1"> </text:span>son<text:span text:style-name="T1"> </text:span>réquisitoire,<text:span text:style-name="T1"> </text:span>est<text:span text:style-name="T1"> </text:span>curieux<text:span text:style-name="T1"> </text:span>et<text:span text:style-name="T1"> </text:span>il<text:span text:style-name="T1"> </text:span>résume<text:span text:style-name="T1"> </text:span>bien,<text:span text:style-name="T1"> </text:span>en<text:span text:style-name="T1"> </text:span>ses<text:span text:style-name="T1"> </text:span>antiphrases<text:span text:style-name="T1"> </text:span>oratoires,<text:span text:style-name="T1"> </text:span>ce<text:span text:style-name="T1"> </text:span>que<text:span text:style-name="T1"> </text:span>l'on<text:span text:style-name="T1"> </text:span>pense<text:span text:style-name="T1"> </text:span>aujourd'hui<text:span text:style-name="T1"> </text:span>du<text:span text:style-name="T1"> </text:span>rôle<text:span text:style-name="T1"> </text:span>joué<text:span text:style-name="T1"> </text:span>« par<text:span text:style-name="T1"> </text:span>la<text:span text:style-name="T1"> </text:span>plus<text:span text:style-name="T1"> </text:span>pure<text:span text:style-name="T1"> </text:span>et<text:span text:style-name="T1"> </text:span>la<text:span text:style-name="T1"> </text:span>plus<text:span text:style-name="T1"> </text:span>innocente<text:span text:style-name="T1"> </text:span>des<text:span text:style-name="T1"> </text:span>vierges$449$<text:span text:style-name="T1"> »</text:span>.<text:span text:style-name="T1"> </text:span>Il<text:span text:style-name="T1"> </text:span>dit<text:span text:style-name="T1"> </text:span>la<text:span text:style-name="T1"> </text:span>vérité<text:span text:style-name="T1"> </text:span>sans<text:span text:style-name="T1"> </text:span>s'en<text:span text:style-name="T1"> </text:span>douter,<text:span text:style-name="T1"> </text:span>car<text:span text:style-name="T1"> </text:span>on<text:span text:style-name="T1"> </text:span>sait<text:span text:style-name="T1"> </text:span>ce<text:span text:style-name="T1"> </text:span>que<text:span text:style-name="T1"> </text:span>dit<text:span text:style-name="T1"> </text:span>un<text:span text:style-name="T1"> </text:span>avocat<text:span text:style-name="T1"> </text:span>on<text:span text:style-name="T1"> </text:span>ne<text:span text:style-name="T1"> </text:span>sait<text:span text:style-name="T1"> </text:span>pas<text:span text:style-name="T1"> </text:span>ce<text:span text:style-name="T1"> </text:span>qu'il<text:span text:style-name="T1"> </text:span>pense.<text:span text:style-name="T1"> </text:span></text:p>
      <text:p text:style-name="Standard">»<text:span text:style-name="T1"> </text:span>Cependant<text:span text:style-name="T1"> </text:span>on<text:span text:style-name="T1"> </text:span>accuse<text:span text:style-name="T1"> </text:span>Mlle<text:span text:style-name="T1"> </text:span>Marie<text:span text:style-name="T1"> </text:span>de<text:span text:style-name="T1"> </text:span>Morell,<text:span text:style-name="T1"> </text:span>dit<text:span text:style-name="T1"> </text:span>l'avocat : on<text:span text:style-name="T1"> </text:span>dit<text:span text:style-name="T1"> </text:span>qu'elle<text:span text:style-name="T1"> </text:span>est<text:span text:style-name="T1"> </text:span>l'auteur<text:span text:style-name="T1"> </text:span>des<text:span text:style-name="T1"> </text:span>lettres<text:span text:style-name="T1"> </text:span>anonymes ;<text:span text:style-name="T1"> </text:span>qu'elle<text:span text:style-name="T1"> </text:span>a<text:span text:style-name="T1"> </text:span>ourdi<text:span text:style-name="T1"> </text:span>une<text:span text:style-name="T1"> </text:span>trame<text:span text:style-name="T1"> </text:span>infâme,<text:span text:style-name="T1"> </text:span>une<text:span text:style-name="T1"> </text:span>combinaison<text:span text:style-name="T1"> </text:span>infernale<text:span text:style-name="T1"> </text:span>c'est<text:span text:style-name="T1"> </text:span>elle,<text:span text:style-name="T1"> </text:span>à<text:span text:style-name="T1"> </text:span>entendre<text:span text:style-name="T1"> </text:span>la<text:span text:style-name="T1"> </text:span>défense,<text:span text:style-name="T1"> </text:span>qui<text:span text:style-name="T1"> </text:span>a<text:span text:style-name="T1"> </text:span>donné<text:span text:style-name="T1"> </text:span>des<text:span text:style-name="T1"> </text:span>rendez-vous<text:span text:style-name="T1"> </text:span>à<text:span text:style-name="T1"> </text:span>sa<text:span text:style-name="T1"> </text:span>mère<text:span text:style-name="T1"> </text:span>sous<text:span text:style-name="T1"> </text:span>le<text:span text:style-name="T1"> </text:span>nom<text:span text:style-name="T1"> </text:span>d'un<text:span text:style-name="T1"> </text:span>officier,<text:span text:style-name="T1"> </text:span>c'est<text:span text:style-name="T1"> </text:span>elle<text:span text:style-name="T1"> </text:span>qui<text:span text:style-name="T1"> </text:span>a<text:span text:style-name="T1"> </text:span>adressé<text:span text:style-name="T1"> </text:span>des<text:span text:style-name="T1"> </text:span>déclarations<text:span text:style-name="T1"> </text:span>fort<text:span text:style-name="T1"> </text:span>lestes<text:span text:style-name="T1"> </text:span>à<text:span text:style-name="T1"> </text:span>un<text:span text:style-name="T1"> </text:span>officier.<text:span text:style-name="T1"> </text:span>Elle<text:span text:style-name="T1"> </text:span>a<text:span text:style-name="T1"> </text:span>vu<text:span text:style-name="T1"> </text:span>le<text:span text:style-name="T1"> </text:span>désordre<text:span text:style-name="T1"> </text:span>que<text:span text:style-name="T1"> </text:span>ces<text:span text:style-name="T1"> </text:span>lettres<text:span text:style-name="T1"> </text:span>jetaient<text:span text:style-name="T1"> </text:span>dans<text:span text:style-name="T1"> </text:span>la<text:span text:style-name="T1"> </text:span>maison ;<text:span text:style-name="T1"> </text:span>elle<text:span text:style-name="T1"> </text:span>a<text:span text:style-name="T1"> </text:span>vu<text:span text:style-name="T1"> </text:span>le<text:span text:style-name="T1"> </text:span>chagrin,<text:span text:style-name="T1"> </text:span>la<text:span text:style-name="T1"> </text:span>perplexité<text:span text:style-name="T1"> </text:span>de<text:span text:style-name="T1"> </text:span>sa<text:span text:style-name="T1"> </text:span>famille,<text:span text:style-name="T1"> </text:span>et<text:span text:style-name="T1"> </text:span>elle<text:span text:style-name="T1"> </text:span>s'est<text:span text:style-name="T1"> </text:span>jouée<text:span text:style-name="T1"> </text:span>de<text:span text:style-name="T1"> </text:span>tout<text:span text:style-name="T1"> </text:span>cela.<text:span text:style-name="T1"> </text:span>Elle<text:span text:style-name="T1"> </text:span>a<text:span text:style-name="T1"> </text:span>poussé<text:span text:style-name="T1"> </text:span>deux<text:span text:style-name="T1"> </text:span>officiers<text:span text:style-name="T1"> </text:span>à<text:span text:style-name="T1"> </text:span>se<text:span text:style-name="T1"> </text:span>couper<text:span text:style-name="T1"> </text:span>la<text:span text:style-name="T1"> </text:span>gorge ;<text:span text:style-name="T1"> </text:span>elle<text:span text:style-name="T1"> </text:span>a<text:span text:style-name="T1"> </text:span>fait<text:span text:style-name="T1"> </text:span>verser<text:span text:style-name="T1"> </text:span>le<text:span text:style-name="T1"> </text:span>sang<text:span text:style-name="T1"> </text:span>de<text:span text:style-name="T1"> </text:span>l'un<text:span text:style-name="T1"> </text:span>par<text:span text:style-name="T1"> </text:span>la<text:span text:style-name="T1"> </text:span>main<text:span text:style-name="T1"> </text:span>de<text:span text:style-name="T1"> </text:span>l'autre ;<text:span text:style-name="T1"> </text:span>elle<text:span text:style-name="T1"> </text:span>a<text:span text:style-name="T1"> </text:span>écrit<text:span text:style-name="T1"> </text:span>une<text:span text:style-name="T1"> </text:span>lettre<text:span text:style-name="T1"> </text:span>qui<text:span text:style-name="T1"> </text:span>retrace<text:span text:style-name="T1"> </text:span>le<text:span text:style-name="T1"> </text:span>langage,<text:span text:style-name="T1"> </text:span>je<text:span text:style-name="T1"> </text:span>ne<text:span text:style-name="T1"> </text:span>dirai<text:span text:style-name="T1"> </text:span>pas<text:span text:style-name="T1"> </text:span>d'un<text:span text:style-name="T1"> </text:span>soldat,<text:span text:style-name="T1"> </text:span>mais<text:span text:style-name="T1"> </text:span>d'un<text:span text:style-name="T1"> </text:span>soudard<text:span text:style-name="T1"> </text:span>habitué<text:span text:style-name="T1"> </text:span>à<text:span text:style-name="T1"> </text:span>tout<text:span text:style-name="T1"> </text:span>le<text:span text:style-name="T1"> </text:span>dévergondage<text:span text:style-name="T1"> </text:span>des<text:span text:style-name="T1"> </text:span>tavernes<text:span text:style-name="T1"> </text:span>et<text:span text:style-name="T1"> </text:span>des<text:span text:style-name="T1"> </text:span>lieux<text:span text:style-name="T1"> </text:span>de<text:span text:style-name="T1"> </text:span>débauche.<text:span text:style-name="T1"> </text:span>Elle<text:span text:style-name="T1"> </text:span>a,<text:span text:style-name="T1"> </text:span>jeune<text:span text:style-name="T1"> </text:span>fille<text:span text:style-name="T1"> </text:span>de<text:span text:style-name="T1"> </text:span>seize<text:span text:style-name="T1"> </text:span>ans<text:span text:style-name="T1"> </text:span>qu'elle<text:span text:style-name="T1"> </text:span>est,<text:span text:style-name="T1"> </text:span>tout<text:span text:style-name="T1"> </text:span>foulé<text:span text:style-name="T1"> </text:span>aux<text:span text:style-name="T1"> </text:span>pieds,<text:span text:style-name="T1"> </text:span>tout<text:span text:style-name="T1"> </text:span>méconnu.<text:span text:style-name="T1"> </text:span>Elle<text:span text:style-name="T1"> </text:span>à<text:span text:style-name="T1"> </text:span>tout<text:span text:style-name="T1"> </text:span>deviné,<text:span text:style-name="T1"> </text:span>tout<text:span text:style-name="T1"> </text:span>appris,<text:span text:style-name="T1"> </text:span>tout<text:span text:style-name="T1"> </text:span>inventé ;<text:span text:style-name="T1"> </text:span>elle<text:span text:style-name="T1"> </text:span>a<text:span text:style-name="T1"> </text:span>semé<text:span text:style-name="T1"> </text:span>partout<text:span text:style-name="T1"> </text:span>le<text:span text:style-name="T1"> </text:span>désespoir ;<text:span text:style-name="T1"> </text:span>elle<text:span text:style-name="T1"> </text:span>a<text:span text:style-name="T1"> </text:span>mis<text:span text:style-name="T1"> </text:span>le<text:span text:style-name="T1"> </text:span>deuil<text:span text:style-name="T1"> </text:span>partout,<text:span text:style-name="T1"> </text:span>et<text:span text:style-name="T1"> </text:span>puis<text:span text:style-name="T1"> </text:span>après,<text:span text:style-name="T1"> </text:span>sur<text:span text:style-name="T1"> </text:span>ce<text:span text:style-name="T1"> </text:span>tas<text:span text:style-name="T1"> </text:span>d'infamies,<text:span text:style-name="T1"> </text:span>elle<text:span text:style-name="T1"> </text:span>se<text:span text:style-name="T1"> </text:span>dresse<text:span text:style-name="T1"> </text:span>triomphante,<text:span text:style-name="T1"> </text:span>et<text:span text:style-name="T1"> </text:span>dans<text:span text:style-name="T1"> </text:span>sa<text:span text:style-name="T1"> </text:span><text:soft-page-break/>frénétique<text:span text:style-name="T1"> </text:span>joie,<text:span text:style-name="T1"> </text:span>elle<text:span text:style-name="T1"> </text:span>a<text:span text:style-name="T1"> </text:span>entonné<text:span text:style-name="T1"> </text:span>en<text:span text:style-name="T1"> </text:span>quelque<text:span text:style-name="T1"> </text:span>sorte<text:span text:style-name="T1"> </text:span>un<text:span text:style-name="T1"> </text:span>hymne<text:span text:style-name="T1"> </text:span>satanique !...<text:span text:style-name="T1"> </text:span>(Rumeur<text:span text:style-name="T1"> </text:span>prolongée<text:span text:style-name="T1"> </text:span>dans<text:span text:style-name="T1"> </text:span>l'auditoire.)<text:span text:style-name="T1"> </text:span>Voilà,<text:span text:style-name="T1"> </text:span>au<text:span text:style-name="T1"> </text:span>dire<text:span text:style-name="T1"> </text:span>de<text:span text:style-name="T1"> </text:span>la<text:span text:style-name="T1"> </text:span>défense,<text:span text:style-name="T1"> </text:span>ce<text:span text:style-name="T1"> </text:span>qu'a<text:span text:style-name="T1"> </text:span>fait<text:span text:style-name="T1"> </text:span>la<text:span text:style-name="T1"> </text:span>plus<text:span text:style-name="T1"> </text:span>pure<text:span text:style-name="T1"> </text:span>et<text:span text:style-name="T1"> </text:span>la<text:span text:style-name="T1"> </text:span>plus<text:span text:style-name="T1"> </text:span>innocente<text:span text:style-name="T1"> </text:span>des<text:span text:style-name="T1"> </text:span>vierges<text:span text:style-name="T1"> </text:span>celle<text:span text:style-name="T1"> </text:span>que,<text:span text:style-name="T1"> </text:span>dans<text:span text:style-name="T1"> </text:span>sa<text:span text:style-name="T1"> </text:span>famille,<text:span text:style-name="T1"> </text:span>on<text:span text:style-name="T1"> </text:span>ne<text:span text:style-name="T1"> </text:span>définit<text:span text:style-name="T1"> </text:span>qu'en<text:span text:style-name="T1"> </text:span>l'appelant<text:span text:style-name="T1"> </text:span>un<text:span text:style-name="T1"> </text:span>ange<text:span text:style-name="T1"> </text:span>de<text:span text:style-name="T1"> </text:span>douceur<text:span text:style-name="T1"> </text:span>et<text:span text:style-name="T1"> </text:span>de<text:span text:style-name="T1"> </text:span>pureté$450$...<text:span text:style-name="T1"> » </text:span></text:p>
      <text:p text:style-name="Standard">M.<text:span text:style-name="T1"> </text:span>de<text:span text:style-name="T1"> </text:span>La<text:span text:style-name="T1"> </text:span>Roncière<text:span text:style-name="T1"> </text:span>fut<text:span text:style-name="T1"> </text:span>condamné<text:span text:style-name="T1"> </text:span>à<text:span text:style-name="T1"> </text:span>dix<text:span text:style-name="T1"> </text:span>ans<text:span text:style-name="T1"> </text:span>de<text:span text:style-name="T1"> </text:span>réclusion.<text:span text:style-name="T1"> </text:span>Le<text:span text:style-name="T1"> </text:span>jury,<text:span text:style-name="T1"> </text:span>voix<text:span text:style-name="T1"> </text:span>de<text:span text:style-name="T1"> </text:span>la<text:span text:style-name="T1"> </text:span>foule,<text:span text:style-name="T1"> </text:span>avait<text:span text:style-name="T1"> </text:span>été<text:span text:style-name="T1"> </text:span>entièrement<text:span text:style-name="T1"> </text:span>dupe<text:span text:style-name="T1"> </text:span>de<text:span text:style-name="T1"> </text:span>cette<text:span text:style-name="T1"> </text:span>idée<text:span text:style-name="T1"> </text:span>bizarre,<text:span text:style-name="T1"> </text:span>alors<text:span text:style-name="T1"> </text:span>très<text:span text:style-name="T1"> </text:span>répandue,<text:span text:style-name="T1"> </text:span>que<text:span text:style-name="T1"> </text:span>dans<text:span text:style-name="T1"> </text:span>la<text:span text:style-name="T1"> </text:span>race<text:span text:style-name="T1"> </text:span>humaine,<text:span text:style-name="T1"> </text:span>les<text:span text:style-name="T1"> </text:span>jeunes<text:span text:style-name="T1"> </text:span>femelles<text:span text:style-name="T1"> </text:span>sont<text:span text:style-name="T1"> </text:span>naturellement<text:span text:style-name="T1"> </text:span>douées<text:span text:style-name="T1"> </text:span>de<text:span text:style-name="T1"> </text:span>toutes<text:span text:style-name="T1"> </text:span>les<text:span text:style-name="T1"> </text:span>vertus ;<text:span text:style-name="T1"> </text:span>l'état<text:span text:style-name="T1"> </text:span>des<text:span text:style-name="T1"> </text:span>jeunes<text:span text:style-name="T1"> </text:span>mâles<text:span text:style-name="T1"> </text:span>est<text:span text:style-name="T1"> </text:span>l'impureté<text:span text:style-name="T1"> </text:span>l'état<text:span text:style-name="T1"> </text:span>des<text:span text:style-name="T1"> </text:span>jeunes<text:span text:style-name="T1"> </text:span>femelles<text:span text:style-name="T1"> </text:span>est<text:span text:style-name="T1"> </text:span>la<text:span text:style-name="T1"> </text:span>pureté.<text:span text:style-name="T1"> </text:span>Il<text:span text:style-name="T1"> </text:span>serait<text:span text:style-name="T1"> </text:span>curieux<text:span text:style-name="T1"> </text:span>de<text:span text:style-name="T1"> </text:span>rechercher<text:span text:style-name="T1"> </text:span>l'origine<text:span text:style-name="T1"> </text:span>de<text:span text:style-name="T1"> </text:span>cette<text:span text:style-name="T1"> </text:span>opinion<text:span text:style-name="T1"> </text:span>singulière<text:span text:style-name="T1"> </text:span>qui,<text:span text:style-name="T1"> </text:span>depuis<text:span text:style-name="T1"> </text:span>cent<text:span text:style-name="T1"> </text:span>ans,<text:span text:style-name="T1"> </text:span>a<text:span text:style-name="T1"> </text:span>faussé<text:span text:style-name="T1"> </text:span>la<text:span text:style-name="T1"> </text:span>littérature,<text:span text:style-name="T1"> </text:span>l'art<text:span text:style-name="T1"> </text:span>et<text:span text:style-name="T1"> </text:span>les<text:span text:style-name="T1"> </text:span>mœurs,<text:span text:style-name="T1"> </text:span>et<text:span text:style-name="T1"> </text:span>a<text:span text:style-name="T1"> </text:span>créé<text:span text:style-name="T1"> </text:span>cet<text:span text:style-name="T1"> </text:span>être<text:span text:style-name="T1"> </text:span>factice,<text:span text:style-name="T1"> </text:span>la<text:span text:style-name="T1"> </text:span>Jeune<text:span text:style-name="T1"> </text:span>Fille.<text:span text:style-name="T1"> </text:span>Assurément,<text:span text:style-name="T1"> </text:span>en<text:span text:style-name="T1"> </text:span>aucun<text:span text:style-name="T1"> </text:span>moment<text:span text:style-name="T1"> </text:span>des<text:span text:style-name="T1"> </text:span>siècles<text:span text:style-name="T1"> </text:span>passés,<text:span text:style-name="T1"> </text:span>on<text:span text:style-name="T1"> </text:span>n'eût<text:span text:style-name="T1"> </text:span>été<text:span text:style-name="T1"> </text:span>dupe<text:span text:style-name="T1"> </text:span>d'une<text:span text:style-name="T1"> </text:span>aussi<text:span text:style-name="T1"> </text:span>diabolique<text:span text:style-name="T1"> </text:span>vierge.<text:span text:style-name="T1"> </text:span>Il<text:span text:style-name="T1"> </text:span>y<text:span text:style-name="T1"> </text:span>a<text:span text:style-name="T1"> </text:span>deux<text:span text:style-name="T1"> </text:span>cents<text:span text:style-name="T1"> </text:span>ans,<text:span text:style-name="T1"> </text:span>on<text:span text:style-name="T1"> </text:span>eût<text:span text:style-name="T1"> </text:span>évité<text:span text:style-name="T1"> </text:span>un<text:span text:style-name="T1"> </text:span>procès<text:span text:style-name="T1"> </text:span>scandaleux<text:span text:style-name="T1"> </text:span>et<text:span text:style-name="T1"> </text:span>diffamatoire<text:span text:style-name="T1"> </text:span>pour<text:span text:style-name="T1"> </text:span>deux<text:span text:style-name="T1"> </text:span>familles<text:span text:style-name="T1"> </text:span>en<text:span text:style-name="T1"> </text:span>enfermant<text:span text:style-name="T1"> </text:span>la<text:span text:style-name="T1"> </text:span>malheureuse<text:span text:style-name="T1"> </text:span>dans<text:span text:style-name="T1"> </text:span>un<text:span text:style-name="T1"> </text:span>maternel<text:span text:style-name="T1"> </text:span>couvent ;<text:span text:style-name="T1"> </text:span>plus<text:span text:style-name="T1"> </text:span>haut,<text:span text:style-name="T1"> </text:span>on<text:span text:style-name="T1"> </text:span>l'eût<text:span text:style-name="T1"> </text:span>exorcisée<text:span text:style-name="T1"> </text:span>à<text:span text:style-name="T1"> </text:span>coups<text:span text:style-name="T1"> </text:span>de<text:span text:style-name="T1"> </text:span>fouet<text:span text:style-name="T1"> </text:span>et<text:span text:style-name="T1"> </text:span>ce<text:span text:style-name="T1"> </text:span>traitement<text:span text:style-name="T1"> </text:span>n'eût<text:span text:style-name="T1"> </text:span>pas<text:span text:style-name="T1"> </text:span>manqué<text:span text:style-name="T1"> </text:span>d'avoir<text:span text:style-name="T1"> </text:span>les<text:span text:style-name="T1"> </text:span>meilleurs<text:span text:style-name="T1"> </text:span>effets.<text:span text:style-name="T1"> </text:span>C'était<text:span text:style-name="T1"> </text:span>une<text:span text:style-name="T1"> </text:span>possédée ;<text:span text:style-name="T1"> </text:span>c'était<text:span text:style-name="T1"> </text:span>une<text:span text:style-name="T1"> </text:span>grande<text:span text:style-name="T1"> </text:span>hystérique$451$ ;<text:span text:style-name="T1"> </text:span>les<text:span text:style-name="T1"> </text:span>deux<text:span text:style-name="T1"> </text:span>mots,<text:span text:style-name="T1"> </text:span>qui<text:span text:style-name="T1"> </text:span>ont<text:span text:style-name="T1"> </text:span>une<text:span text:style-name="T1"> </text:span>signification<text:span text:style-name="T1"> </text:span>également<text:span text:style-name="T1"> </text:span>nulle,<text:span text:style-name="T1"> </text:span>sont<text:span text:style-name="T1"> </text:span>clairs<text:span text:style-name="T1"> </text:span>du<text:span text:style-name="T1"> </text:span>moins<text:span text:style-name="T1"> </text:span>par<text:span text:style-name="T1"> </text:span>la<text:span text:style-name="T1"> </text:span>certitude<text:span text:style-name="T1"> </text:span>des<text:span text:style-name="T1"> </text:span>faits<text:span text:style-name="T1"> </text:span>toujours<text:span text:style-name="T1"> </text:span>identiques<text:span text:style-name="T1"> </text:span>qu'ils<text:span text:style-name="T1"> </text:span>renferment.<text:span text:style-name="T1"> </text:span>En<text:span text:style-name="T1"> </text:span>ces<text:span text:style-name="T1"> </text:span>dernières<text:span text:style-name="T1"> </text:span>années,<text:span text:style-name="T1"> </text:span>le<text:span text:style-name="T1"> </text:span>cas<text:span text:style-name="T1"> </text:span>de<text:span text:style-name="T1"> </text:span>Mlle<text:span text:style-name="T1"> </text:span>de<text:span text:style-name="T1"> </text:span>Morell<text:span text:style-name="T1"> </text:span>a<text:span text:style-name="T1"> </text:span>inquiété<text:span text:style-name="T1"> </text:span>la<text:span text:style-name="T1"> </text:span>science,<text:span text:style-name="T1"> </text:span>qui<text:span text:style-name="T1"> </text:span>a<text:span text:style-name="T1"> </text:span>facilement<text:span text:style-name="T1"> </text:span>confirmé<text:span text:style-name="T1"> </text:span>l'opinion<text:span text:style-name="T1"> </text:span>des<text:span text:style-name="T1"> </text:span>contemporains<text:span text:style-name="T1"> </text:span>un<text:span text:style-name="T1"> </text:span>peu<text:span text:style-name="T1"> </text:span>avisés,<text:span text:style-name="T1"> </text:span>telle<text:span text:style-name="T1"> </text:span>à<text:span text:style-name="T1"> </text:span>peu<text:span text:style-name="T1"> </text:span>près<text:span text:style-name="T1"> </text:span>qu'elle<text:span text:style-name="T1"> </text:span>est<text:span text:style-name="T1"> </text:span>rapportée<text:span text:style-name="T1"> </text:span>dans<text:span text:style-name="T1"> </text:span>le<text:span text:style-name="T1"> </text:span>discours<text:span text:style-name="T1"> </text:span>d'Odilon<text:span text:style-name="T1"> </text:span>Barrot.<text:span text:style-name="T1"> </text:span>Toutes<text:span text:style-name="T1"> </text:span>les<text:span text:style-name="T1"> </text:span>inventions<text:span text:style-name="T1"> </text:span>maladives<text:span text:style-name="T1"> </text:span>des<text:span text:style-name="T1"> </text:span>hystériques<text:span text:style-name="T1"> </text:span>n'ont<text:span text:style-name="T1"> </text:span>pas<text:span text:style-name="T1"> </text:span>d'aussi<text:span text:style-name="T1"> </text:span>tragiques<text:span text:style-name="T1"> </text:span>conclusions ;<text:span text:style-name="T1"> </text:span>mais<text:span text:style-name="T1"> </text:span>elles<text:span text:style-name="T1"> </text:span>ont<text:span text:style-name="T1"> </text:span>toutes<text:span text:style-name="T1"> </text:span>le<text:span text:style-name="T1"> </text:span>même<text:span text:style-name="T1"> </text:span>but :<text:span text:style-name="T1"> </text:span>l'hystérique<text:span text:style-name="T1"> </text:span>veut<text:span text:style-name="T1"> </text:span>que<text:span text:style-name="T1"> </text:span>l'on<text:span text:style-name="T1"> </text:span>s'occupe<text:span text:style-name="T1"> </text:span>d'elle ;<text:span text:style-name="T1"> </text:span>elle<text:span text:style-name="T1"> </text:span>veut<text:span text:style-name="T1"> </text:span>être<text:span text:style-name="T1"> </text:span>intéressante<text:span text:style-name="T1"> </text:span>elle<text:span text:style-name="T1"> </text:span>veut<text:span text:style-name="T1"> </text:span>être<text:span text:style-name="T1"> </text:span>au<text:span text:style-name="T1"> </text:span>premier<text:span text:style-name="T1"> </text:span>plan ;<text:span text:style-name="T1"> </text:span>son<text:span text:style-name="T1"> </text:span>habileté<text:span text:style-name="T1"> </text:span>simulatrice,<text:span text:style-name="T1"> </text:span>que<text:span text:style-name="T1"> </text:span>l'on<text:span text:style-name="T1"> </text:span>a<text:span text:style-name="T1"> </text:span>appris<text:span text:style-name="T1"> </text:span>à<text:span text:style-name="T1"> </text:span>déjouer,<text:span text:style-name="T1"> </text:span>est<text:span text:style-name="T1"> </text:span>parfois<text:span text:style-name="T1"> </text:span>véritablement<text:span text:style-name="T1"> </text:span>démoniaque.<text:span text:style-name="T1"> </text:span></text:p>
      <text:p text:style-name="Standard">Mais<text:span text:style-name="T1"> </text:span>les<text:span text:style-name="T1"> </text:span>romans<text:span text:style-name="T1"> </text:span>les<text:span text:style-name="T1"> </text:span>mieux<text:span text:style-name="T1"> </text:span>construits<text:span text:style-name="T1"> </text:span>ont<text:span text:style-name="T1"> </text:span>des<text:span text:style-name="T1"> </text:span>lacunes<text:span text:style-name="T1"> </text:span>et<text:span text:style-name="T1"> </text:span>des<text:span text:style-name="T1"> </text:span>invraisemblances ;<text:span text:style-name="T1"> </text:span>le<text:span text:style-name="T1"> </text:span>génie<text:span text:style-name="T1"> </text:span>lui-même<text:span text:style-name="T1"> </text:span>ne<text:span text:style-name="T1"> </text:span>pense<text:span text:style-name="T1"> </text:span>pas<text:span text:style-name="T1"> </text:span>à<text:span text:style-name="T1"> </text:span>tout ;<text:span text:style-name="T1"> </text:span>il<text:span text:style-name="T1"> </text:span>y<text:span text:style-name="T1"> </text:span>a<text:span text:style-name="T1"> </text:span>des<text:span text:style-name="T1"> </text:span>défaillances<text:span text:style-name="T1"> </text:span>dans<text:span text:style-name="T1"> </text:span>les<text:span text:style-name="T1"> </text:span>combinaisons<text:span text:style-name="T1"> </text:span>de<text:span text:style-name="T1"> </text:span>l'hystérie.<text:span text:style-name="T1"> </text:span>Le<text:span text:style-name="T1"> </text:span>roman<text:span text:style-name="T1"> </text:span>de<text:span text:style-name="T1"> </text:span>Marie<text:span text:style-name="T1"> </text:span>de<text:span text:style-name="T1"> </text:span>Morell<text:span text:style-name="T1"> </text:span>étonna<text:span text:style-name="T1"> </text:span>par<text:span text:style-name="T1"> </text:span>la<text:span text:style-name="T1"> </text:span>précocité<text:span text:style-name="T1"> </text:span>d'une<text:span text:style-name="T1"> </text:span>telle<text:span text:style-name="T1"> </text:span>perversion,<text:span text:style-name="T1"> </text:span>mais<text:span text:style-name="T1"> </text:span>ses<text:span text:style-name="T1"> </text:span>invraisemblances<text:span text:style-name="T1"> </text:span>furent<text:span text:style-name="T1"> </text:span>vivement<text:span text:style-name="T1"> </text:span>critiquées.<text:span text:style-name="T1"> </text:span>La<text:span text:style-name="T1"> </text:span>cause<text:span text:style-name="T1"> </text:span>de<text:span text:style-name="T1"> </text:span>La<text:span text:style-name="T1"> </text:span>Roncière<text:span text:style-name="T1"> </text:span>devint<text:span text:style-name="T1"> </text:span>européenne.<text:span text:style-name="T1"> </text:span>Il<text:span text:style-name="T1"> </text:span>fut<text:span text:style-name="T1"> </text:span>défendu<text:span text:style-name="T1"> </text:span>avec<text:span text:style-name="T1"> </text:span>science<text:span text:style-name="T1"> </text:span>en<text:span text:style-name="T1"> </text:span>Angleterre<text:span text:style-name="T1"> </text:span>et<text:span text:style-name="T1"> </text:span>en<text:span text:style-name="T1"> </text:span>Allemagne ;<text:span text:style-name="T1"> </text:span>des<text:span text:style-name="T1"> </text:span>gens<text:span text:style-name="T1"> </text:span>nés<text:span text:style-name="T1"> </text:span>pour<text:span text:style-name="T1"> </text:span>ne<text:span text:style-name="T1"> </text:span>pas<text:span text:style-name="T1"> </text:span>être<text:span text:style-name="T1"> </text:span>dupes<text:span text:style-name="T1"> </text:span>réfutèrent<text:span text:style-name="T1"> </text:span>aisément<text:span text:style-name="T1"> </text:span>un<text:span text:style-name="T1"> </text:span>acte<text:span text:style-name="T1"> </text:span>d'accusation<text:span text:style-name="T1"> </text:span>qui<text:span text:style-name="T1"> </text:span>apparaît<text:span text:style-name="T1"> </text:span>aujourd'hui<text:span text:style-name="T1"> </text:span>comme<text:span text:style-name="T1"> </text:span>un<text:span text:style-name="T1"> </text:span>des<text:span text:style-name="T1"> </text:span>monuments<text:span text:style-name="T1"> </text:span>de<text:span text:style-name="T1"> </text:span>la<text:span text:style-name="T1"> </text:span>sottise<text:span text:style-name="T1"> </text:span>humaine.<text:span text:style-name="T1"> </text:span>En<text:span text:style-name="T1"> </text:span>absolvant<text:span text:style-name="T1"> </text:span>M.<text:span text:style-name="T1"> </text:span>de<text:span text:style-name="T1"> </text:span>La<text:span text:style-name="T1"> </text:span>Roncière,<text:span text:style-name="T1"> </text:span>la<text:span text:style-name="T1"> </text:span>science$452$<text:span text:style-name="T1"> </text:span>n'a<text:span text:style-name="T1"> </text:span>aucunement<text:span text:style-name="T1"> </text:span>prétendu<text:span text:style-name="T1"> </text:span>condamner<text:span text:style-name="T1"> </text:span>Mlle<text:span text:style-name="T1"> </text:span>de<text:span text:style-name="T1"> </text:span>Morell,<text:span text:style-name="T1"> </text:span>l'inconscience<text:span text:style-name="T1"> </text:span>étant<text:span text:style-name="T1"> </text:span>inséparable<text:span text:style-name="T1"> </text:span>de<text:span text:style-name="T1"> </text:span>l'état<text:span text:style-name="T1"> </text:span>hystérique ;<text:span text:style-name="T1"> </text:span>tout<text:span text:style-name="T1"> </text:span>ce<text:span text:style-name="T1"> </text:span>qu'elle<text:span text:style-name="T1"> </text:span>pourrait<text:span text:style-name="T1"> </text:span>insinuer,<text:span text:style-name="T1"> </text:span>c'est<text:span text:style-name="T1"> </text:span>que<text:span text:style-name="T1"> </text:span>de<text:span text:style-name="T1"> </text:span>pareils<text:span text:style-name="T1"> </text:span>procès,<text:span text:style-name="T1"> </text:span>toujours<text:span text:style-name="T1"> </text:span>possibles,<text:span text:style-name="T1"> </text:span>en<text:span text:style-name="T1"> </text:span>somme,<text:span text:style-name="T1"> </text:span>devraient<text:span text:style-name="T1"> </text:span>être<text:span text:style-name="T1"> </text:span>évoqués<text:span text:style-name="T1"> </text:span>devant<text:span text:style-name="T1"> </text:span>elle<text:span text:style-name="T1"> </text:span>et<text:span text:style-name="T1"> </text:span>non<text:span text:style-name="T1"> </text:span>devant<text:span text:style-name="T1"> </text:span>une<text:span text:style-name="T1"> </text:span>assemblée<text:span text:style-name="T1"> </text:span>de<text:span text:style-name="T1"> </text:span>rentiers<text:span text:style-name="T1"> </text:span>et<text:span text:style-name="T1"> </text:span>de<text:span text:style-name="T1"> </text:span>boutiquiers.<text:span text:style-name="T1"> </text:span>Quelle<text:span text:style-name="T1"> </text:span>civilisation<text:span text:style-name="T1"> </text:span>que<text:span text:style-name="T1"> </text:span>celle<text:span text:style-name="T1"> </text:span>où<text:span text:style-name="T1"> </text:span>un<text:span text:style-name="T1"> </text:span>marchand<text:span text:style-name="T1"> </text:span>de<text:span text:style-name="T1"> </text:span>parapluies<text:span text:style-name="T1"> </text:span>est,<text:span text:style-name="T1"> </text:span>dans<text:span text:style-name="T1"> </text:span>tous<text:span text:style-name="T1"> </text:span>les<text:span text:style-name="T1"> </text:span>cas<text:span text:style-name="T1"> </text:span>possibles,<text:span text:style-name="T1"> </text:span>le<text:span text:style-name="T1"> </text:span>juge<text:span text:style-name="T1"> </text:span>absolu,<text:span text:style-name="T1"> </text:span>le<text:span text:style-name="T1"> </text:span>juge<text:span text:style-name="T1"> </text:span>de<text:span text:style-name="T1"> </text:span>la<text:span text:style-name="T1"> </text:span>vie<text:span text:style-name="T1"> </text:span>et<text:span text:style-name="T1"> </text:span>de<text:span text:style-name="T1"> </text:span>la<text:span text:style-name="T1"> </text:span>mort <text:span text:style-name="T1">!</text:span></text:p>
      <text:p text:style-name="Standard"/>
      <text:h text:style-name="P25" text:outline-level="1">La littérature française en 1900$453$<text:span text:style-name="T1"> </text:span></text:h>
      <text:p text:style-name="Standard">La<text:span text:style-name="T1"> </text:span>littérature<text:span text:style-name="T1"> </text:span>vue<text:span text:style-name="T1"> </text:span>en<text:span text:style-name="T1"> </text:span>perspective<text:span text:style-name="T1"> </text:span>n'est<text:span text:style-name="T1"> </text:span>pas<text:span text:style-name="T1"> </text:span>tout<text:span text:style-name="T1"> </text:span>à<text:span text:style-name="T1"> </text:span>fait<text:span text:style-name="T1"> </text:span>la<text:span text:style-name="T1"> </text:span>même<text:span text:style-name="T1"> </text:span>que<text:span text:style-name="T1"> </text:span>vue<text:span text:style-name="T1"> </text:span>au<text:span text:style-name="T1"> </text:span>jour<text:span text:style-name="T1"> </text:span>le<text:span text:style-name="T1"> </text:span>jour,<text:span text:style-name="T1"> </text:span>au<text:span text:style-name="T1"> </text:span>hasard<text:span text:style-name="T1"> </text:span>des<text:span text:style-name="T1"> </text:span>rencontres.<text:span text:style-name="T1"> </text:span>Après<text:span text:style-name="T1"> </text:span>une<text:span text:style-name="T1"> </text:span>année,<text:span text:style-name="T1"> </text:span>tel<text:span text:style-name="T1"> </text:span>livre<text:span text:style-name="T1"> </text:span>a<text:span text:style-name="T1"> </text:span>acquis<text:span text:style-name="T1"> </text:span>une<text:span text:style-name="T1"> </text:span>valeur<text:span text:style-name="T1"> </text:span>plus<text:span text:style-name="T1"> </text:span>grande,<text:span text:style-name="T1"> </text:span>ou<text:span text:style-name="T1"> </text:span>moindre,<text:span text:style-name="T1"> </text:span>que<text:span text:style-name="T1"> </text:span>celle<text:span text:style-name="T1"> </text:span>qu'il<text:span text:style-name="T1"> </text:span>avait<text:span text:style-name="T1"> </text:span>le<text:span text:style-name="T1"> </text:span>jour<text:span text:style-name="T1"> </text:span>qu'on<text:span text:style-name="T1"> </text:span>lui<text:span text:style-name="T1"> </text:span>mit<text:span text:style-name="T1"> </text:span>sa<text:span text:style-name="T1"> </text:span>première<text:span text:style-name="T1"> </text:span>robe —<text:span text:style-name="T1"> </text:span>la<text:span text:style-name="T1"> </text:span>célèbre<text:span text:style-name="T1"> </text:span>robe<text:span text:style-name="T1"> </text:span>jaune.<text:span text:style-name="T1"> </text:span>La<text:span text:style-name="T1"> </text:span>lecture<text:span text:style-name="T1"> </text:span>fermente<text:span text:style-name="T1"> </text:span>dans<text:span text:style-name="T1"> </text:span>le<text:span text:style-name="T1"> </text:span>cerveau,<text:span text:style-name="T1"> </text:span>comme<text:span text:style-name="T1"> </text:span>la<text:span text:style-name="T1"> </text:span>nourriture<text:span text:style-name="T1"> </text:span>dans<text:span text:style-name="T1"> </text:span>l'estomac <text:span text:style-name="T1">— </text:span>et<text:span text:style-name="T1"> </text:span>les<text:span text:style-name="T1"> </text:span>suites<text:span text:style-name="T1"> </text:span>sont<text:span text:style-name="T1"> </text:span>un<text:span text:style-name="T1"> </text:span>surcroît<text:span text:style-name="T1"> </text:span>de<text:span text:style-name="T1"> </text:span>forces,<text:span text:style-name="T1"> </text:span>ou<text:span text:style-name="T1"> </text:span>une<text:span text:style-name="T1"> </text:span>rancœur.<text:span text:style-name="T1"> </text:span>Il<text:span text:style-name="T1"> </text:span>arrive<text:span text:style-name="T1"> </text:span>aussi<text:span text:style-name="T1"> </text:span>que<text:span text:style-name="T1"> </text:span>nous<text:span text:style-name="T1"> </text:span>avons<text:span text:style-name="T1"> </text:span>dévoré<text:span text:style-name="T1"> </text:span>des<text:span text:style-name="T1"> </text:span>lectures<text:span text:style-name="T1"> </text:span>si<text:span text:style-name="T1"> </text:span>légères,<text:span text:style-name="T1"> </text:span>si<text:span text:style-name="T1"> </text:span>fugitives,<text:span text:style-name="T1"> </text:span>qu'un<text:span text:style-name="T1"> </text:span>souvenir<text:span text:style-name="T1"> </text:span>à<text:span text:style-name="T1"> </text:span>peine<text:span text:style-name="T1"> </text:span>en<text:span text:style-name="T1"> </text:span>reste,<text:span text:style-name="T1"> </text:span>nuageux,<text:span text:style-name="T1"> </text:span>dans<text:span text:style-name="T1"> </text:span>notre<text:span text:style-name="T1"> </text:span>esprit.<text:span text:style-name="T1"> </text:span>C'était<text:span text:style-name="T1"> </text:span>peut-être<text:span text:style-name="T1"> </text:span>un<text:span text:style-name="T1"> </text:span>parfum?<text:span text:style-name="T1"> </text:span>peut-être,<text:span text:style-name="T1"> </text:span>et<text:span text:style-name="T1"> </text:span>rien<text:span text:style-name="T1"> </text:span>de<text:span text:style-name="T1"> </text:span>plus.<text:span text:style-name="T1"> </text:span></text:p>
      <text:p text:style-name="Standard">Il<text:span text:style-name="T1"> </text:span>s'agira<text:span text:style-name="T1"> </text:span>ici<text:span text:style-name="T1"> </text:span>d'impressions<text:span text:style-name="T1"> </text:span>personnelles ;<text:span text:style-name="T1"> </text:span>mais<text:span text:style-name="T1"> </text:span>contrôlées<text:span text:style-name="T1"> </text:span>par<text:span text:style-name="T1"> </text:span>les<text:span text:style-name="T1"> </text:span>jugements<text:span text:style-name="T1"> </text:span>de<text:span text:style-name="T1"> </text:span>l'opinion,<text:span text:style-name="T1"> </text:span>même<text:span text:style-name="T1"> </text:span>adverse.<text:span text:style-name="T1"> </text:span>Je<text:span text:style-name="T1"> </text:span>signalerai,<text:span text:style-name="T1"> </text:span>en<text:span text:style-name="T1"> </text:span>quelques<text:span text:style-name="T1"> </text:span>pages,<text:span text:style-name="T1"> </text:span>avec les<text:span text:style-name="T1"> </text:span>livres<text:span text:style-name="T1"> </text:span>qui<text:span text:style-name="T1"> </text:span>m'ont<text:span text:style-name="T1"> </text:span>été<text:span text:style-name="T1"> </text:span>un<text:span text:style-name="T1"> </text:span>plaisir,<text:span text:style-name="T1"> </text:span>ceux<text:span text:style-name="T1"> </text:span>qui<text:span text:style-name="T1"> </text:span>ont<text:span text:style-name="T1"> </text:span>agréé<text:span text:style-name="T1"> </text:span>à<text:span text:style-name="T1"> </text:span>une<text:span text:style-name="T1"> </text:span>partie<text:span text:style-name="T1"> </text:span>notable,<text:span text:style-name="T1"> </text:span>même<text:span text:style-name="T1"> </text:span>à<text:span text:style-name="T1"> </text:span>un<text:span text:style-name="T1"> </text:span>clan,<text:span text:style-name="T1"> </text:span>du<text:span text:style-name="T1"> </text:span>public<text:span text:style-name="T1"> </text:span>lettré.<text:span text:style-name="T1"> </text:span></text:p>
      <text:p text:style-name="Standard">Il<text:span text:style-name="T1"> </text:span>faut<text:span text:style-name="T1"> </text:span>un<text:span text:style-name="T1"> </text:span>ordre,<text:span text:style-name="T1"> </text:span>ascendant<text:span text:style-name="T1"> </text:span>ou<text:span text:style-name="T1"> </text:span>descendant,<text:span text:style-name="T1"> </text:span>selon<text:span text:style-name="T1"> </text:span>les<text:span text:style-name="T1"> </text:span>philosophies,<text:span text:style-name="T1"> </text:span>qu'elles<text:span text:style-name="T1"> </text:span>soient<text:span text:style-name="T1"> </text:span>rationalistes<text:span text:style-name="T1"> </text:span>ou<text:span text:style-name="T1"> </text:span>physiologistes ;<text:span text:style-name="T1"> </text:span>on<text:span text:style-name="T1"> </text:span>commencera<text:span text:style-name="T1"> </text:span>donc<text:span text:style-name="T1"> </text:span>par<text:span text:style-name="T1"> </text:span>en<text:span text:style-name="T1"> </text:span>haut,<text:span text:style-name="T1"> </text:span>par<text:span text:style-name="T1"> </text:span>la<text:span text:style-name="T1"> </text:span>critique,<text:span text:style-name="T1"> </text:span>pour<text:span text:style-name="T1"> </text:span>aboutir<text:span text:style-name="T1"> </text:span>à<text:span text:style-name="T1"> </text:span>la<text:span text:style-name="T1"> </text:span>poésie,<text:span text:style-name="T1"> </text:span>qui<text:span text:style-name="T1"> </text:span>représente<text:span text:style-name="T1"> </text:span>ce<text:span text:style-name="T1"> </text:span>qu'il<text:span text:style-name="T1"> </text:span>y<text:span text:style-name="T1"> </text:span>a<text:span text:style-name="T1"> </text:span>de<text:span text:style-name="T1"> </text:span>plus<text:span text:style-name="T1"> </text:span>simple<text:span text:style-name="T1"> </text:span>dans<text:span text:style-name="T1"> </text:span>l'intellectualité,<text:span text:style-name="T1"> </text:span>la<text:span text:style-name="T1"> </text:span>conscience<text:span text:style-name="T1"> </text:span>de<text:span text:style-name="T1"> </text:span>la<text:span text:style-name="T1"> </text:span>sensation.<text:span text:style-name="T1"> </text:span>Cette<text:span text:style-name="T1"> </text:span>hiérarchie<text:span text:style-name="T1"> </text:span>peut<text:span text:style-name="T1"> </text:span>se<text:span text:style-name="T1"> </text:span>renverser,<text:span text:style-name="T1"> </text:span>cela<text:span text:style-name="T1"> </text:span>est<text:span text:style-name="T1"> </text:span>sans<text:span text:style-name="T1"> </text:span>importance.<text:span text:style-name="T1"> </text:span></text:p>
      <text:p text:style-name="Standard">La<text:span text:style-name="T1"> </text:span>philosophie<text:span text:style-name="T1"> </text:span>en<text:span text:style-name="T1"> </text:span>France<text:span text:style-name="T1"> </text:span>est<text:span text:style-name="T1"> </text:span>presque<text:span text:style-name="T1"> </text:span>réduite<text:span text:style-name="T1"> </text:span>à<text:span text:style-name="T1"> </text:span>la<text:span text:style-name="T1"> </text:span>psychologie.<text:span text:style-name="T1"> </text:span>C'est<text:span text:style-name="T1"> </text:span>l'influence<text:span text:style-name="T1"> </text:span>de<text:span text:style-name="T1"> </text:span>M.<text:span text:style-name="T1"> </text:span>Ribot$454$.<text:span text:style-name="T1"> </text:span>Les<text:span text:style-name="T1"> </text:span>questions<text:span text:style-name="T1"> </text:span>d'origine<text:span text:style-name="T1"> </text:span>et<text:span text:style-name="T1"> </text:span>de<text:span text:style-name="T1"> </text:span>finalité<text:span text:style-name="T1"> </text:span>rejetées<text:span text:style-name="T1"> </text:span>hors<text:span text:style-name="T1"> </text:span>de<text:span text:style-name="T1"> </text:span>la<text:span text:style-name="T1"> </text:span>science,<text:span text:style-name="T1"> </text:span>il<text:span text:style-name="T1"> </text:span>ne<text:span text:style-name="T1"> </text:span>reste<text:span text:style-name="T1"> </text:span>au<text:span text:style-name="T1"> </text:span>philosophe<text:span text:style-name="T1"> </text:span>que<text:span text:style-name="T1"> </text:span>l'observation ;<text:span text:style-name="T1"> </text:span>soit<text:span text:style-name="T1"> </text:span>interne,<text:span text:style-name="T1"> </text:span>celle<text:span text:style-name="T1"> </text:span>qui<text:span text:style-name="T1"> </text:span>dans<text:span text:style-name="T1"> </text:span>le<text:span text:style-name="T1"> </text:span>silence<text:span text:style-name="T1"> </text:span>interroge<text:span text:style-name="T1"> </text:span>la<text:span text:style-name="T1"> </text:span>conscience<text:span text:style-name="T1"> </text:span>psychologique<text:span text:style-name="T1"> </text:span>soit<text:span text:style-name="T1"> </text:span>externe,<text:span text:style-name="T1"> </text:span>celle<text:span text:style-name="T1"> </text:span>qui<text:span text:style-name="T1"> </text:span>étudie<text:span text:style-name="T1"> </text:span>sur<text:span text:style-name="T1"> </text:span>autrui,<text:span text:style-name="T1"> </text:span>homme<text:span text:style-name="T1"> </text:span>ou<text:span text:style-name="T1"> </text:span>animal,<text:span text:style-name="T1"> </text:span>l'itinéraire<text:span text:style-name="T1"> </text:span>obscur<text:span text:style-name="T1"> </text:span>des<text:span text:style-name="T1"> </text:span>sensations<text:span text:style-name="T1"> </text:span>en<text:span text:style-name="T1"> </text:span>leur<text:span text:style-name="T1"> </text:span>voyage<text:span text:style-name="T1"> </text:span>le<text:span text:style-name="T1"> </text:span>long<text:span text:style-name="T1"> </text:span>des<text:span text:style-name="T1"> </text:span>nerfs<text:span text:style-name="T1"> </text:span>vers<text:span text:style-name="T1"> </text:span>le<text:span text:style-name="T1"> </text:span>cerveau.<text:span text:style-name="T1"> </text:span>Les<text:span text:style-name="T1"> </text:span>maladies<text:span text:style-name="T1"> </text:span>mentales<text:span text:style-name="T1"> </text:span>ont<text:span text:style-name="T1"> </text:span>été<text:span text:style-name="T1"> </text:span>fort<text:span text:style-name="T1"> </text:span>utiles<text:span text:style-name="T1"> </text:span>aux<text:span text:style-name="T1"> </text:span>progrès<text:span text:style-name="T1"> </text:span>de<text:span text:style-name="T1"> </text:span>la<text:span text:style-name="T1"> </text:span>psychologie<text:span text:style-name="T1"> </text:span>objective.<text:span text:style-name="T1"> </text:span>Il<text:span text:style-name="T1"> </text:span>n'est<text:span text:style-name="T1"> </text:span>rien<text:span text:style-name="T1"> </text:span>de<text:span text:style-name="T1"> </text:span>tel,<text:span text:style-name="T1"> </text:span>pour<text:span text:style-name="T1"> </text:span>comprendre<text:span text:style-name="T1"> </text:span>un<text:span text:style-name="T1"> </text:span>mécanisme,<text:span text:style-name="T1"> </text:span>que<text:span text:style-name="T1"> </text:span>de<text:span text:style-name="T1"> </text:span>conférer<text:span text:style-name="T1"> </text:span>l'horloge<text:span text:style-name="T1"> </text:span>normale<text:span text:style-name="T1"> </text:span>avec<text:span text:style-name="T1"> </text:span>l'horloge<text:span text:style-name="T1"> </text:span>désordonnée.<text:span text:style-name="T1"> </text:span>C'est<text:span text:style-name="T1"> </text:span>en<text:span text:style-name="T1"> </text:span>étudiant<text:span text:style-name="T1"> </text:span>la<text:span text:style-name="T1"> </text:span>volonté<text:span text:style-name="T1"> </text:span>malade,<text:span text:style-name="T1"> </text:span>la<text:span text:style-name="T1"> </text:span>mémoire<text:span text:style-name="T1"> </text:span>malade<text:span text:style-name="T1"> </text:span>que<text:span text:style-name="T1"> </text:span>M.<text:span text:style-name="T1"> </text:span>Ribot<text:span text:style-name="T1"> </text:span>nous<text:span text:style-name="T1"> </text:span>a<text:span text:style-name="T1"> </text:span>fait<text:span text:style-name="T1"> </text:span>savoir<text:span text:style-name="T1"> </text:span>plus<text:span text:style-name="T1"> </text:span>exactement<text:span text:style-name="T1"> </text:span>ce<text:span text:style-name="T1"> </text:span>que<text:span text:style-name="T1"> </text:span>c'est<text:span text:style-name="T1"> </text:span>que<text:span text:style-name="T1"> </text:span>la<text:span text:style-name="T1"> </text:span>mémoire,<text:span text:style-name="T1"> </text:span>ce<text:span text:style-name="T1"> </text:span>que<text:span text:style-name="T1"> </text:span>c'est<text:span text:style-name="T1"> </text:span>que<text:span text:style-name="T1"> </text:span>la<text:span text:style-name="T1"> </text:span>volonté$455$.<text:span text:style-name="T1"> </text:span></text:p>
      <text:p text:style-name="Standard">[Mais<text:span text:style-name="T1"> </text:span>voici<text:span text:style-name="T1"> </text:span>qu'il<text:span text:style-name="T1"> </text:span>change<text:span text:style-name="T1"> </text:span>de<text:span text:style-name="T1"> </text:span>méthode.<text:span text:style-name="T1"> </text:span>Pour<text:span text:style-name="T1"> </text:span>déterminer<text:span text:style-name="T1"> </text:span>la<text:span text:style-name="T1"> </text:span>nature<text:span text:style-name="T1"> </text:span>de<text:span text:style-name="T1"> </text:span>l'imagination<text:span text:style-name="T1"> </text:span>créatrice,<text:span text:style-name="T1"> </text:span>nous<text:span text:style-name="T1"> </text:span>expliquer,<text:span text:style-name="T1"> </text:span>du<text:span text:style-name="T1"> </text:span>moins,<text:span text:style-name="T1"> </text:span>sa<text:span text:style-name="T1"> </text:span>formation<text:span text:style-name="T1"> </text:span>et<text:span text:style-name="T1"> </text:span>sa<text:span text:style-name="T1"> </text:span>marche,<text:span text:style-name="T1"> </text:span>il<text:span text:style-name="T1"> </text:span>laisse<text:span text:style-name="T1"> </text:span>de<text:span text:style-name="T1"> </text:span>côté,<text:span text:style-name="T1"> </text:span>cette<text:span text:style-name="T1"> </text:span>fois,<text:span text:style-name="T1"> </text:span>la<text:span text:style-name="T1"> </text:span>pathologie<text:span text:style-name="T1"> </text:span>de<text:span text:style-name="T1"> </text:span>cette<text:span text:style-name="T1"> </text:span>faculté<text:span text:style-name="T1"> </text:span>encore<text:span text:style-name="T1"> </text:span>mystérieuse.<text:span text:style-name="T1"> </text:span>Il<text:span text:style-name="T1"> </text:span>ne<text:span text:style-name="T1"> </text:span>compare<text:span text:style-name="T1"> </text:span>plus<text:span text:style-name="T1"> </text:span>le<text:span text:style-name="T1"> </text:span>dévergondage<text:span text:style-name="T1"> </text:span>à<text:span text:style-name="T1"> </text:span>la<text:span text:style-name="T1"> </text:span>règle ;<text:span text:style-name="T1"> </text:span>il<text:span text:style-name="T1"> </text:span>reste<text:span text:style-name="T1"> </text:span>dans<text:span text:style-name="T1"> </text:span>la<text:span text:style-name="T1"> </text:span>grande<text:span text:style-name="T1"> </text:span>route,<text:span text:style-name="T1"> </text:span>daignant<text:span text:style-name="T1"> </text:span>à<text:span text:style-name="T1"> </text:span>peine<text:span text:style-name="T1"> </text:span>jeter<text:span text:style-name="T1"> </text:span>un<text:span text:style-name="T1"> </text:span>regard<text:span text:style-name="T1"> </text:span>oblique<text:span text:style-name="T1"> </text:span>sur<text:span text:style-name="T1"> </text:span>les<text:span text:style-name="T1"> </text:span>chemins<text:span text:style-name="T1"> </text:span>perdus.<text:span text:style-name="T1"> </text:span>La<text:span text:style-name="T1"> </text:span>tâche<text:span text:style-name="T1"> </text:span>en<text:span text:style-name="T1"> </text:span>a-t-elle<text:span text:style-name="T1"> </text:span>été<text:span text:style-name="T1"> </text:span>plus<text:span text:style-name="T1"> </text:span>difficile ?<text:span text:style-name="T1"> </text:span>Peut-être ;<text:span text:style-name="T1"> </text:span>mais<text:span text:style-name="T1"> </text:span>l'étude<text:span text:style-name="T1"> </text:span>a<text:span text:style-name="T1"> </text:span>gagné<text:span text:style-name="T1"> </text:span>en<text:span text:style-name="T1"> </text:span>agrément,<text:span text:style-name="T1"> </text:span>un<text:span text:style-name="T1"> </text:span>élément<text:span text:style-name="T1"> </text:span>nouveau<text:span text:style-name="T1"> </text:span>s'est<text:span text:style-name="T1"> </text:span>alors<text:span text:style-name="T1"> </text:span>insinué<text:span text:style-name="T1"> </text:span>dans<text:span text:style-name="T1"> </text:span>la<text:span text:style-name="T1"> </text:span>psychologie.<text:span text:style-name="T1"> </text:span>En<text:span text:style-name="T1"> </text:span>mettant<text:span text:style-name="T1"> </text:span>sur<text:span text:style-name="T1"> </text:span>le<text:span text:style-name="T1"> </text:span>même<text:span text:style-name="T1"> </text:span>plan<text:span text:style-name="T1"> </text:span>toutes<text:span text:style-name="T1"> </text:span>les<text:span text:style-name="T1"> </text:span>imaginations,<text:span text:style-name="T1"> </text:span>celle<text:span text:style-name="T1"> </text:span>du<text:span text:style-name="T1"> </text:span>poète<text:span text:style-name="T1"> </text:span>et<text:span text:style-name="T1"> </text:span>celle<text:span text:style-name="T1"> </text:span>du<text:span text:style-name="T1"> </text:span>commerçant,<text:span text:style-name="T1"> </text:span>celle<text:span text:style-name="T1"> </text:span>de<text:span text:style-name="T1"> </text:span>l'ingénieur<text:span text:style-name="T1"> </text:span>et<text:span text:style-name="T1"> </text:span>celle<text:span text:style-name="T1"> </text:span>du<text:span text:style-name="T1"> </text:span>mystique,<text:span text:style-name="T1"> </text:span>M.<text:span text:style-name="T1"> </text:span>Ribot<text:span text:style-name="T1"> </text:span>a<text:span text:style-name="T1"> </text:span>semblé<text:span text:style-name="T1"> </text:span>ironique.<text:span text:style-name="T1"> </text:span>Ce<text:span text:style-name="T1"> </text:span>n'est<text:span text:style-name="T1"> </text:span>qu'une<text:span text:style-name="T1"> </text:span>apparence ;<text:span text:style-name="T1"> </text:span>mais<text:span text:style-name="T1"> </text:span>c'est<text:span text:style-name="T1"> </text:span>un<text:span text:style-name="T1"> </text:span>agrément.<text:span text:style-name="T1"> </text:span>Que<text:span text:style-name="T1"> </text:span>d'autres<text:span text:style-name="T1"> </text:span>eussent<text:span text:style-name="T1"> </text:span>été<text:span text:style-name="T1"> </text:span>tentés<text:span text:style-name="T1"> </text:span>de<text:span text:style-name="T1"> </text:span>classer<text:span text:style-name="T1"> </text:span>dans<text:span text:style-name="T1"> </text:span>la<text:span text:style-name="T1"> </text:span>pathologie<text:span text:style-name="T1"> </text:span>l'imagination<text:span text:style-name="T1"> </text:span>poétique!<text:span text:style-name="T1"> </text:span>Mais<text:span text:style-name="T1"> </text:span>reconnaître<text:span text:style-name="T1"> </text:span>la<text:span text:style-name="T1"> </text:span>légitimité<text:span text:style-name="T1"> </text:span>et<text:span text:style-name="T1"> </text:span>l'équivalence<text:span text:style-name="T1"> </text:span>de<text:span text:style-name="T1"> </text:span>toutes<text:span text:style-name="T1"> </text:span>les<text:span text:style-name="T1"> </text:span>activités<text:span text:style-name="T1"> </text:span>humaines,<text:span text:style-name="T1"> </text:span>c'est<text:span text:style-name="T1"> </text:span>faire<text:span text:style-name="T1"> </text:span>œuvre<text:span text:style-name="T1"> </text:span>de<text:span text:style-name="T1"> </text:span>haute<text:span text:style-name="T1"> </text:span>philosophie.<text:span text:style-name="T1"> </text:span>Il<text:span text:style-name="T1"> </text:span>faut<text:span text:style-name="T1"> </text:span>donc<text:span text:style-name="T1"> </text:span>retenir<text:span text:style-name="T1"> </text:span>comme<text:span text:style-name="T1"> </text:span>un<text:span text:style-name="T1"> </text:span>modèle<text:span text:style-name="T1"> </text:span>cet<text:span text:style-name="T1"> </text:span><text:span text:style-name="T5">Essai</text:span><text:span text:style-name="T4"> </text:span><text:span text:style-name="T5">sur</text:span><text:span text:style-name="T4"> </text:span><text:span text:style-name="T5">l'Imagination</text:span><text:span text:style-name="T4"> </text:span><text:span text:style-name="T5">créatrice</text:span>$456$.<text:span text:style-name="T1"> </text:span>La<text:span text:style-name="T1"> </text:span>vulgarisation<text:span text:style-name="T1"> </text:span>de<text:span text:style-name="T1"> </text:span>l'œuvre<text:span text:style-name="T1"> </text:span>de<text:span text:style-name="T1"> </text:span>Nietzsche<text:span text:style-name="T1"> </text:span>a<text:span text:style-name="T1"> </text:span>semblé<text:span text:style-name="T1"> </text:span>tout<text:span text:style-name="T1"> </text:span>d'abord<text:span text:style-name="T1"> </text:span>redonner<text:span text:style-name="T1"> </text:span>une<text:span text:style-name="T1"> </text:span>sorte<text:span text:style-name="T1"> </text:span>de<text:span text:style-name="T1"> </text:span>vie<text:span text:style-name="T1"> </text:span>aux<text:span text:style-name="T1"> </text:span>vieilles<text:span text:style-name="T1"> </text:span>querelles<text:span text:style-name="T1"> </text:span>métaphysiques.<text:span text:style-name="T1"> </text:span>Les<text:span text:style-name="T1"> </text:span>psychologues<text:span text:style-name="T1"> </text:span>ont<text:span text:style-name="T1"> </text:span>pu<text:span text:style-name="T1"> </text:span>craindre<text:span text:style-name="T1"> </text:span>de<text:span text:style-name="T1"> </text:span>se<text:span text:style-name="T1"> </text:span>trouver<text:span text:style-name="T1"> </text:span>délaissés.<text:span text:style-name="T1"> </text:span>Mais<text:span text:style-name="T1"> </text:span>Nietzsche,<text:span text:style-name="T1"> </text:span>lui<text:span text:style-name="T1"> </text:span>aussi,<text:span text:style-name="T1"> </text:span>est<text:span text:style-name="T1"> </text:span>un<text:span text:style-name="T1"> </text:span>psychologue<text:span text:style-name="T1"> </text:span>d'une<text:span text:style-name="T1"> </text:span>singulière<text:span text:style-name="T1"> </text:span>force,<text:span text:style-name="T1"> </text:span>quoique<text:span text:style-name="T1"> </text:span>sa<text:span text:style-name="T1"> </text:span>méthode<text:span text:style-name="T1"> </text:span>soit<text:span text:style-name="T1"> </text:span>bien<text:span text:style-name="T1"> </text:span>plutôt<text:span text:style-name="T1"> </text:span>philologique<text:span text:style-name="T1"> </text:span>que<text:span text:style-name="T1"> </text:span>physiologique.<text:span text:style-name="T1"> </text:span>On<text:span text:style-name="T1"> </text:span>peut<text:span text:style-name="T1"> </text:span>donc<text:span text:style-name="T1"> </text:span>le<text:span text:style-name="T1"> </text:span>suivre<text:span text:style-name="T1"> </text:span>et<text:span text:style-name="T1"> </text:span>l'étudier<text:span text:style-name="T1"> </text:span>sans<text:span text:style-name="T1"> </text:span>mépriser<text:span text:style-name="T1"> </text:span>les<text:span text:style-name="T1"> </text:span>travaux<text:span text:style-name="T1"> </text:span>de<text:span text:style-name="T1"> </text:span>l'école<text:span text:style-name="T1"> </text:span>française.<text:span text:style-name="T1"> </text:span>L'observation<text:span text:style-name="T1"> </text:span>exacte<text:span text:style-name="T1"> </text:span>est<text:span text:style-name="T1"> </text:span>nécessaire,<text:span text:style-name="T1"> </text:span>comme<text:span text:style-name="T1"> </text:span>point<text:span text:style-name="T1"> </text:span>de<text:span text:style-name="T1"> </text:span>départ,<text:span text:style-name="T1"> </text:span>à<text:span text:style-name="T1"> </text:span>la<text:span text:style-name="T1"> </text:span>métaphysique<text:span text:style-name="T1"> </text:span>aussi<text:span text:style-name="T1"> </text:span>bien<text:span text:style-name="T1"> </text:span>qu'à<text:span text:style-name="T1"> </text:span>la<text:span text:style-name="T1"> </text:span>sociologie.<text:span text:style-name="T1"> </text:span>D'ailleurs,<text:span text:style-name="T1"> </text:span>Nietzsche<text:span text:style-name="T1"> </text:span>est<text:span text:style-name="T1"> </text:span>mort<text:span text:style-name="T1"> </text:span>sans<text:span text:style-name="T1"> </text:span>avoir<text:span text:style-name="T1"> </text:span>pu<text:span text:style-name="T1"> </text:span>formuler<text:span text:style-name="T1"> </text:span>nettement<text:span text:style-name="T1"> </text:span>sa<text:span text:style-name="T1"> </text:span>métaphysique<text:span text:style-name="T1"> </text:span>personnelle.<text:span text:style-name="T1"> </text:span>L'idée<text:span text:style-name="T1"> </text:span>du<text:span text:style-name="T1"> </text:span>surhomme<text:span text:style-name="T1"> </text:span>ne<text:span text:style-name="T1"> </text:span>semble<text:span text:style-name="T1"> </text:span>pas<text:span text:style-name="T1"> </text:span>compatible<text:span text:style-name="T1"> </text:span>avec<text:span text:style-name="T1"> </text:span>les<text:span text:style-name="T1"> </text:span>dernières<text:span text:style-name="T1"> </text:span>vues<text:span text:style-name="T1"> </text:span>de<text:span text:style-name="T1"> </text:span>la<text:span text:style-name="T1"> </text:span>science.<text:span text:style-name="T1"> </text:span>Cette<text:span text:style-name="T1"> </text:span>grandiose<text:span text:style-name="T1"> </text:span>conception,<text:span text:style-name="T1"> </text:span>née<text:span text:style-name="T1"> </text:span>sous<text:span text:style-name="T1"> </text:span>l'influence<text:span text:style-name="T1"> </text:span>du <text:span text:style-name="T1"><text:s/></text:span><text:soft-page-break/>darwinisme,<text:span text:style-name="T1"> </text:span>n'aurait<text:span text:style-name="T1"> </text:span>plus<text:span text:style-name="T1"> </text:span>même<text:span text:style-name="T1"> </text:span>une<text:span text:style-name="T1"> </text:span>apparence<text:span text:style-name="T1"> </text:span>de<text:span text:style-name="T1"> </text:span>possibilité,<text:span text:style-name="T1"> </text:span>si<text:span text:style-name="T1"> </text:span>la<text:span text:style-name="T1"> </text:span>croyance<text:span text:style-name="T1"> </text:span>à<text:span text:style-name="T1"> </text:span>l'évolution<text:span text:style-name="T1"> </text:span>des<text:span text:style-name="T1"> </text:span>espèces<text:span text:style-name="T1"> </text:span>se<text:span text:style-name="T1"> </text:span>trouvait<text:span text:style-name="T1"> </text:span>contredite<text:span text:style-name="T1"> </text:span>par<text:span text:style-name="T1"> </text:span>des<text:span text:style-name="T1"> </text:span>faits<text:span text:style-name="T1"> </text:span>mieux<text:span text:style-name="T1"> </text:span>observés,<text:span text:style-name="T1"> </text:span>par<text:span text:style-name="T1"> </text:span>des<text:span text:style-name="T1"> </text:span>raisonnements<text:span text:style-name="T1"> </text:span>plus<text:span text:style-name="T1"> </text:span>serrés.<text:span text:style-name="T1"> </text:span>Quant<text:span text:style-name="T1"> </text:span>au<text:span text:style-name="T1"> </text:span>retour<text:span text:style-name="T1"> </text:span>éternel,<text:span text:style-name="T1"> </text:span>laissons<text:span text:style-name="T1"> </text:span>au<text:span text:style-name="T1"> </text:span>catalogue<text:span text:style-name="T1"> </text:span>des<text:span text:style-name="T1"> </text:span>enfers<text:span text:style-name="T1"> </text:span>bouddhistes<text:span text:style-name="T1"> </text:span>cette<text:span text:style-name="T1"> </text:span>rêverie<text:span text:style-name="T1"> </text:span>énervante.<text:span text:style-name="T1"> </text:span>II<text:span text:style-name="T1"> </text:span>restera<text:span text:style-name="T1"> </text:span>de<text:span text:style-name="T1"> </text:span>Nietzsche<text:span text:style-name="T1"> </text:span>l'œuvre<text:span text:style-name="T1"> </text:span>d'un<text:span text:style-name="T1"> </text:span>restaurateur<text:span text:style-name="T1"> </text:span>de<text:span text:style-name="T1"> </text:span>l'énergie<text:span text:style-name="T1"> </text:span>humaine,<text:span text:style-name="T1"> </text:span>d'un<text:span text:style-name="T1"> </text:span>affirmateur<text:span text:style-name="T1"> </text:span>des<text:span text:style-name="T1"> </text:span>droits<text:span text:style-name="T1"> </text:span>de<text:span text:style-name="T1"> </text:span>la<text:span text:style-name="T1"> </text:span>vie.<text:span text:style-name="T1"> </text:span>Sa<text:span text:style-name="T1"> </text:span>vraie<text:span text:style-name="T1"> </text:span>métaphysique<text:span text:style-name="T1"> </text:span>est<text:span text:style-name="T1"> </text:span>dans<text:span text:style-name="T1"> </text:span>l'opposition<text:span text:style-name="T1"> </text:span>qu'il<text:span text:style-name="T1"> </text:span>a<text:span text:style-name="T1"> </text:span>tentée<text:span text:style-name="T1"> </text:span>de<text:span text:style-name="T1"> </text:span>l'instinct<text:span text:style-name="T1"> </text:span>de<text:span text:style-name="T1"> </text:span>grandeur<text:span text:style-name="T1"> </text:span>contre<text:span text:style-name="T1"> </text:span>l'idée<text:span text:style-name="T1"> </text:span>de<text:span text:style-name="T1"> </text:span>devoir.<text:span text:style-name="T1"> </text:span>Il<text:span text:style-name="T1"> </text:span>a<text:span text:style-name="T1"> </text:span>lutté<text:span text:style-name="T1"> </text:span>contre<text:span text:style-name="T1"> </text:span>Kant ;<text:span text:style-name="T1"> </text:span>et<text:span text:style-name="T1"> </text:span>s'il<text:span text:style-name="T1"> </text:span>ne<text:span text:style-name="T1"> </text:span>l'a<text:span text:style-name="T1"> </text:span>pas<text:span text:style-name="T1"> </text:span>vaincu,<text:span text:style-name="T1"> </text:span>il<text:span text:style-name="T1"> </text:span>l'a<text:span text:style-name="T1"> </text:span>blessé<text:span text:style-name="T1"> </text:span>très<text:span text:style-name="T1"> </text:span>dangereusement.<text:span text:style-name="T1"> </text:span></text:p>
      <text:p text:style-name="Standard">M.<text:span text:style-name="T1"> </text:span>Jules<text:span text:style-name="T1"> </text:span>de<text:span text:style-name="T1"> </text:span>Gaultier$457$<text:span text:style-name="T1"> </text:span>a<text:span text:style-name="T1"> </text:span>conté<text:span text:style-name="T1"> </text:span>l'histoire<text:span text:style-name="T1"> </text:span>de<text:span text:style-name="T1"> </text:span>ce<text:span text:style-name="T1"> </text:span>duel,<text:span text:style-name="T1"> </text:span>qui<text:span text:style-name="T1"> </text:span>se<text:span text:style-name="T1"> </text:span>perpétue.<text:span text:style-name="T1"> </text:span>Son<text:span text:style-name="T1"> </text:span>livre,<text:span text:style-name="T1"> </text:span><text:span text:style-name="T5">De</text:span><text:span text:style-name="T4"> </text:span><text:span text:style-name="T5">Kant</text:span><text:span text:style-name="T4"> </text:span><text:span text:style-name="T5">à</text:span><text:span text:style-name="T4"> </text:span><text:span text:style-name="T5">Nietzsche</text:span>$458$,<text:span text:style-name="T1"> </text:span>représente<text:span text:style-name="T1"> </text:span>le<text:span text:style-name="T1"> </text:span>plus<text:span text:style-name="T1"> </text:span>grand<text:span text:style-name="T1"> </text:span>effort<text:span text:style-name="T1"> </text:span>métaphysique<text:span text:style-name="T1"> </text:span>de<text:span text:style-name="T1"> </text:span>cette<text:span text:style-name="T1"> </text:span>année.<text:span text:style-name="T1"> </text:span>Il<text:span text:style-name="T1"> </text:span>a<text:span text:style-name="T1"> </text:span>été<text:span text:style-name="T1"> </text:span>le<text:span text:style-name="T1"> </text:span>signal<text:span text:style-name="T1"> </text:span>de<text:span text:style-name="T1"> </text:span>l'examen<text:span text:style-name="T1"> </text:span>nouveau<text:span text:style-name="T1"> </text:span>de<text:span text:style-name="T1"> </text:span>plusieurs<text:span text:style-name="T1"> </text:span>questions<text:span text:style-name="T1"> </text:span>que<text:span text:style-name="T1"> </text:span>l'on<text:span text:style-name="T1"> </text:span>croyait<text:span text:style-name="T1"> </text:span>définitivement<text:span text:style-name="T1"> </text:span>résolues.<text:span text:style-name="T1"> </text:span>Les<text:span text:style-name="T1"> </text:span>dévots<text:span text:style-name="T1"> </text:span>les<text:span text:style-name="T1"> </text:span>plus<text:span text:style-name="T1"> </text:span>austères<text:span text:style-name="T1"> </text:span>du<text:span text:style-name="T1"> </text:span>Kantisme<text:span text:style-name="T1"> </text:span>en<text:span text:style-name="T1"> </text:span>ont<text:span text:style-name="T1"> </text:span>été<text:span text:style-name="T1"> </text:span>troublés<text:span text:style-name="T1"> </text:span>dans<text:span text:style-name="T1"> </text:span>leur<text:span text:style-name="T1"> </text:span>piété<text:span text:style-name="T1"> </text:span>naïve.<text:span text:style-name="T1"> </text:span></text:p>
      <text:p text:style-name="Standard">Après<text:span text:style-name="T1"> </text:span>ces<text:span text:style-name="T1"> </text:span>deux<text:span text:style-name="T1"> </text:span>ouvrages<text:span text:style-name="T1"> </text:span>qui<text:span text:style-name="T1"> </text:span>figurent<text:span text:style-name="T1"> </text:span>les<text:span text:style-name="T1"> </text:span>deux<text:span text:style-name="T1"> </text:span>ordres<text:span text:style-name="T1"> </text:span>de<text:span text:style-name="T1"> </text:span>travaux<text:span text:style-name="T1"> </text:span>aujourd'hui<text:span text:style-name="T1"> </text:span>en<text:span text:style-name="T1"> </text:span>honneur<text:span text:style-name="T1"> </text:span>dans<text:span text:style-name="T1"> </text:span>la<text:span text:style-name="T1"> </text:span>philosophie,<text:span text:style-name="T1"> </text:span>quelques<text:span text:style-name="T1"> </text:span>autres<text:span text:style-name="T1"> </text:span>ont<text:span text:style-name="T1"> </text:span>eu<text:span text:style-name="T1"> </text:span>leur<text:span text:style-name="T1"> </text:span>intérêt<text:span text:style-name="T1"> </text:span>et<text:span text:style-name="T1"> </text:span>leurs<text:span text:style-name="T1"> </text:span>lecteurs.<text:span text:style-name="T1"> </text:span>Voici<text:span text:style-name="T1"> </text:span>le<text:span text:style-name="T1"> </text:span><text:span text:style-name="T5">Victor</text:span><text:span text:style-name="T4"> </text:span><text:span text:style-name="T5">Hugo</text:span><text:span text:style-name="T4"> </text:span><text:span text:style-name="T5">philosophe</text:span>,<text:span text:style-name="T1"> </text:span>de<text:span text:style-name="T1"> </text:span>M.<text:span text:style-name="T1"> </text:span>Renouvier,<text:span text:style-name="T1"> </text:span>étude<text:span text:style-name="T1"> </text:span>paradoxale,<text:span text:style-name="T1"> </text:span>car<text:span text:style-name="T1"> </text:span>la<text:span text:style-name="T1"> </text:span>philosophie<text:span text:style-name="T1"> </text:span>de<text:span text:style-name="T1"> </text:span>Victor<text:span text:style-name="T1"> </text:span>Hugo,<text:span text:style-name="T1"> </text:span>dépouillée<text:span text:style-name="T1"> </text:span>de<text:span text:style-name="T1"> </text:span>la<text:span text:style-name="T1"> </text:span>parure<text:span text:style-name="T1"> </text:span>lyrique,<text:span text:style-name="T1"> </text:span>est<text:span text:style-name="T1"> </text:span>bien<text:span text:style-name="T1"> </text:span>vulgaire<text:span text:style-name="T1"> </text:span>et<text:span text:style-name="T1"> </text:span>bien<text:span text:style-name="T1"> </text:span>nulle$459$.<text:span text:style-name="T1"> </text:span>Voici<text:span text:style-name="T1"> </text:span><text:span text:style-name="T5">la</text:span><text:span text:style-name="T4"> </text:span><text:span text:style-name="T5">France</text:span><text:span text:style-name="T4"> </text:span><text:span text:style-name="T5">au</text:span><text:span text:style-name="T4"> </text:span><text:span text:style-name="T5">point</text:span><text:span text:style-name="T4"> </text:span><text:span text:style-name="T5">de</text:span><text:span text:style-name="T4"> </text:span><text:span text:style-name="T5">vue</text:span><text:span text:style-name="T4"> </text:span><text:span text:style-name="T5">moral,</text:span><text:span text:style-name="T1"> </text:span>de<text:span text:style-name="T1"> </text:span>M.<text:span text:style-name="T1"> </text:span>Fouillée,<text:span text:style-name="T1"> </text:span>dont<text:span text:style-name="T1"> </text:span>il<text:span text:style-name="T1"> </text:span>n'y<text:span text:style-name="T1"> </text:span>a<text:span text:style-name="T1"> </text:span>rien<text:span text:style-name="T1"> </text:span>à<text:span text:style-name="T1"> </text:span>dire,<text:span text:style-name="T1"> </text:span>sinon<text:span text:style-name="T1"> </text:span>que<text:span text:style-name="T1"> </text:span>c'est<text:span text:style-name="T1"> </text:span>un<text:span text:style-name="T1"> </text:span>livre<text:span text:style-name="T1"> </text:span>plein<text:span text:style-name="T1"> </text:span>de<text:span text:style-name="T1"> </text:span>bonnes<text:span text:style-name="T1"> </text:span>intentions$460$.<text:span text:style-name="T1"> </text:span>Mme<text:span text:style-name="T1"> </text:span>Clémence<text:span text:style-name="T1"> </text:span>Royer<text:span text:style-name="T1"> </text:span>nous<text:span text:style-name="T1"> </text:span>a<text:span text:style-name="T1"> </text:span>donné<text:span text:style-name="T1"> </text:span>une<text:span text:style-name="T1"> </text:span><text:span text:style-name="T5">Constitution</text:span><text:span text:style-name="T4"> </text:span><text:span text:style-name="T5">du</text:span><text:span text:style-name="T4"> </text:span><text:span text:style-name="T5">Monde</text:span>,<text:span text:style-name="T1"> </text:span>dont<text:span text:style-name="T1"> </text:span>le<text:span text:style-name="T1"> </text:span>monde<text:span text:style-name="T1"> </text:span>n'avait<text:span text:style-name="T1"> </text:span>que<text:span text:style-name="T1"> </text:span>faire$461$.<text:span text:style-name="T1"> </text:span>Enfin<text:span text:style-name="T1"> </text:span>il<text:span text:style-name="T1"> </text:span>y<text:span text:style-name="T1"> </text:span>a<text:span text:style-name="T1"> </text:span>eu<text:span text:style-name="T1"> </text:span>quantité<text:span text:style-name="T1"> </text:span>d'études<text:span text:style-name="T1"> </text:span>de<text:span text:style-name="T1"> </text:span>psychologie<text:span text:style-name="T1"> </text:span>dont<text:span text:style-name="T1"> </text:span>le<text:span text:style-name="T1"> </text:span>type<text:span text:style-name="T1"> </text:span>pourrait<text:span text:style-name="T1"> </text:span>être<text:span text:style-name="T1"> </text:span><text:span text:style-name="T5">Le</text:span><text:span text:style-name="T4"> </text:span><text:span text:style-name="T5">Rire</text:span>,<text:span text:style-name="T1"> </text:span>par<text:span text:style-name="T1"> </text:span>M.<text:span text:style-name="T1"> </text:span>Bergson$462$.<text:span text:style-name="T1"> </text:span>L'activité<text:span text:style-name="T1"> </text:span>philosophique<text:span text:style-name="T1"> </text:span>a<text:span text:style-name="T1"> </text:span>été<text:span text:style-name="T1"> </text:span>très<text:span text:style-name="T1"> </text:span>grande<text:span text:style-name="T1"> </text:span>et<text:span text:style-name="T1"> </text:span>cependant,<text:span text:style-name="T1"> </text:span>une<text:span text:style-name="T1"> </text:span>partie<text:span text:style-name="T1"> </text:span>de<text:span text:style-name="T1"> </text:span>la<text:span text:style-name="T1"> </text:span>force<text:span text:style-name="T1"> </text:span>qui<text:span text:style-name="T1"> </text:span>pourrait<text:span text:style-name="T1"> </text:span>s'y<text:span text:style-name="T1"> </text:span>employer<text:span text:style-name="T1"> </text:span>se<text:span text:style-name="T1"> </text:span>détourne<text:span text:style-name="T1"> </text:span>vers<text:span text:style-name="T1"> </text:span>la<text:span text:style-name="T1"> </text:span>sociologie.<text:span text:style-name="T1"> </text:span></text:p>
      <text:p text:style-name="Standard">Ici<text:span text:style-name="T1"> </text:span>on<text:span text:style-name="T1"> </text:span>sort<text:span text:style-name="T1"> </text:span>de<text:span text:style-name="T1"> </text:span>la<text:span text:style-name="T1"> </text:span>littérature.<text:span text:style-name="T1"> </text:span>Les<text:span text:style-name="T1"> </text:span>réformateurs<text:span text:style-name="T1"> </text:span>croient<text:span text:style-name="T1"> </text:span>faire<text:span text:style-name="T1"> </text:span>œuvre<text:span text:style-name="T1"> </text:span>d'utilité ;<text:span text:style-name="T1"> </text:span>ils<text:span text:style-name="T1"> </text:span>sont<text:span text:style-name="T1"> </text:span>donc<text:span text:style-name="T1"> </text:span>en<text:span text:style-name="T1"> </text:span>dehors<text:span text:style-name="T1"> </text:span>de<text:span text:style-name="T1"> </text:span>l'art ;<text:span text:style-name="T1"> </text:span>tandis<text:span text:style-name="T1"> </text:span>que<text:span text:style-name="T1"> </text:span>les<text:span text:style-name="T1"> </text:span>philosophes,<text:span text:style-name="T1"> </text:span>comme<text:span text:style-name="T1"> </text:span>les<text:span text:style-name="T1"> </text:span>savants,<text:span text:style-name="T1"> </text:span>gardent<text:span text:style-name="T1"> </text:span>jusqu'à<text:span text:style-name="T1"> </text:span>un<text:span text:style-name="T1"> </text:span>certain<text:span text:style-name="T1"> </text:span>point<text:span text:style-name="T1"> </text:span>l'attitude<text:span text:style-name="T1"> </text:span>du<text:span text:style-name="T1"> </text:span>désintéressement.<text:span text:style-name="T1"> </text:span></text:p>
      <text:p text:style-name="Standard">Cependant,<text:span text:style-name="T1"> </text:span>pour<text:span text:style-name="T1"> </text:span>combler<text:span text:style-name="T1"> </text:span>la<text:span text:style-name="T1"> </text:span>lacune<text:span text:style-name="T1"> </text:span>entre<text:span text:style-name="T1"> </text:span>la<text:span text:style-name="T1"> </text:span>philosophie<text:span text:style-name="T1"> </text:span>et<text:span text:style-name="T1"> </text:span>l'histoire,<text:span text:style-name="T1"> </text:span>je<text:span text:style-name="T1"> </text:span>citerai<text:span text:style-name="T1"> </text:span>un<text:span text:style-name="T1"> </text:span>ouvrage<text:span text:style-name="T1"> </text:span>qui<text:span text:style-name="T1"> </text:span>se<text:span text:style-name="T1"> </text:span>range<text:span text:style-name="T1"> </text:span>parmi<text:span text:style-name="T1"> </text:span>les<text:span text:style-name="T1"> </text:span>plus<text:span text:style-name="T1"> </text:span>importants<text:span text:style-name="T1"> </text:span>de<text:span text:style-name="T1"> </text:span>l'année<text:span text:style-name="T1"> </text:span><text:span text:style-name="T5">L'Aryen,</text:span><text:span text:style-name="T4"> </text:span><text:span text:style-name="T5">son</text:span><text:span text:style-name="T4"> </text:span><text:span text:style-name="T5">rôle</text:span><text:span text:style-name="T4"> </text:span><text:span text:style-name="T5">social,</text:span><text:span text:style-name="T1"> </text:span>par<text:span text:style-name="T1"> </text:span>Vacher<text:span text:style-name="T1"> </text:span>de<text:span text:style-name="T1"> </text:span>Lapouge$463$.<text:span text:style-name="T1"> </text:span>Il<text:span text:style-name="T1"> </text:span>serait<text:span text:style-name="T1"> </text:span>même<text:span text:style-name="T1"> </text:span>utile<text:span text:style-name="T1"> </text:span>de<text:span text:style-name="T1"> </text:span>le<text:span text:style-name="T1"> </text:span>lire<text:span text:style-name="T1"> </text:span>avant<text:span text:style-name="T1"> </text:span>de<text:span text:style-name="T1"> </text:span>s'occuper<text:span text:style-name="T1"> </text:span>d'études<text:span text:style-name="T1"> </text:span>historiques.<text:span text:style-name="T1"> </text:span>Et<text:span text:style-name="T1"> </text:span>on<text:span text:style-name="T1"> </text:span>lirait<text:span text:style-name="T1"> </text:span>aussi,<text:span text:style-name="T1"> </text:span>de<text:span text:style-name="T1"> </text:span>même<text:span text:style-name="T1"> </text:span>que<text:span text:style-name="T1"> </text:span>l'<text:span text:style-name="T5">Année</text:span><text:span text:style-name="T4"> </text:span><text:span text:style-name="T5">sociologique</text:span><text:span text:style-name="T1"> </text:span>de<text:span text:style-name="T1"> </text:span>M.<text:span text:style-name="T1"> </text:span>Durkheim$464$,<text:span text:style-name="T1"> </text:span>les<text:span text:style-name="T1"> </text:span>livres<text:span text:style-name="T1"> </text:span>où<text:span text:style-name="T1"> </text:span>M.<text:span text:style-name="T1"> </text:span>Gabriel<text:span text:style-name="T1"> </text:span>de<text:span text:style-name="T1"> </text:span>Tarde<text:span text:style-name="T1"> </text:span>a<text:span text:style-name="T1"> </text:span>consigné<text:span text:style-name="T1"> </text:span>de<text:span text:style-name="T1"> </text:span>précieuses<text:span text:style-name="T1"> </text:span>observations<text:span text:style-name="T1"> </text:span>et<text:span text:style-name="T1"> </text:span>formulé<text:span text:style-name="T1"> </text:span>sa<text:span text:style-name="T1"> </text:span>loi<text:span text:style-name="T1"> </text:span>de<text:span text:style-name="T1"> </text:span>l'imitation,<text:span text:style-name="T1"> </text:span>clef<text:span text:style-name="T1"> </text:span>de<text:span text:style-name="T1"> </text:span>plus<text:span text:style-name="T1"> </text:span>d'un<text:span text:style-name="T1"> </text:span>problème<text:span text:style-name="T1"> </text:span>historique$465$.<text:span text:style-name="T1"> </text:span></text:p>
      <text:p text:style-name="Standard">Le<text:span text:style-name="T1"> </text:span>temps<text:span text:style-name="T1"> </text:span>est<text:span text:style-name="T1"> </text:span>loin<text:span text:style-name="T1"> </text:span>où<text:span text:style-name="T1"> </text:span>un<text:span text:style-name="T1"> </text:span>écrivain<text:span text:style-name="T1"> </text:span>pouvait<text:span text:style-name="T1"> </text:span>entreprendre<text:span text:style-name="T1"> </text:span>à<text:span text:style-name="T1"> </text:span>lui<text:span text:style-name="T1"> </text:span>seul<text:span text:style-name="T1"> </text:span>une<text:span text:style-name="T1"> </text:span>histoire<text:span text:style-name="T1"> </text:span>de<text:span text:style-name="T1"> </text:span>France<text:span text:style-name="T1"> </text:span>« depuis<text:span text:style-name="T1"> </text:span>les<text:span text:style-name="T1"> </text:span>temps<text:span text:style-name="T1"> </text:span>les<text:span text:style-name="T1"> </text:span>plus<text:span text:style-name="T1"> </text:span>reculés<text:span text:style-name="T1"> </text:span>jusqu'à<text:span text:style-name="T1"> </text:span>nos<text:span text:style-name="T1"> </text:span>jours$466$<text:span text:style-name="T1"> »</text:span>.<text:span text:style-name="T1"> </text:span>Michelet,<text:span text:style-name="T1"> </text:span>qui<text:span text:style-name="T1"> </text:span>avait<text:span text:style-name="T1"> </text:span>du<text:span text:style-name="T1"> </text:span>génie,<text:span text:style-name="T1"> </text:span>n'y<text:span text:style-name="T1"> </text:span>a<text:span text:style-name="T1"> </text:span>pas<text:span text:style-name="T1"> </text:span>réussi<text:span text:style-name="T1"> </text:span>c'est-à-dire<text:span text:style-name="T1"> </text:span>que<text:span text:style-name="T1"> </text:span>son<text:span text:style-name="T1"> </text:span>histoire<text:span text:style-name="T1"> </text:span>est<text:span text:style-name="T1"> </text:span>une<text:span text:style-name="T1"> </text:span>œuvre<text:span text:style-name="T1"> </text:span>de<text:span text:style-name="T1"> </text:span>littérature<text:span text:style-name="T1"> </text:span>et<text:span text:style-name="T1"> </text:span>non<text:span text:style-name="T1"> </text:span>de<text:span text:style-name="T1"> </text:span>science.<text:span text:style-name="T1"> </text:span>Son<text:span text:style-name="T1"> </text:span>volume<text:span text:style-name="T1"> </text:span>sur<text:span text:style-name="T1"> </text:span>Jeanne<text:span text:style-name="T1"> </text:span>d'Arc<text:span text:style-name="T1"> </text:span>est<text:span text:style-name="T1"> </text:span>un<text:span text:style-name="T1"> </text:span>fort<text:span text:style-name="T1"> </text:span>curieux<text:span text:style-name="T1"> </text:span>roman<text:span text:style-name="T1"> </text:span>historique,<text:span text:style-name="T1"> </text:span>et<text:span text:style-name="T1"> </text:span>guère<text:span text:style-name="T1"> </text:span>plus$467$.<text:span text:style-name="T1"> </text:span>Aujourd'hui,<text:span text:style-name="T1"> </text:span>on<text:span text:style-name="T1"> </text:span>a<text:span text:style-name="T1"> </text:span>reconnu<text:span text:style-name="T1"> </text:span>que<text:span text:style-name="T1"> </text:span>pour<text:span text:style-name="T1"> </text:span>bien<text:span text:style-name="T1"> </text:span>se<text:span text:style-name="T1"> </text:span>pénétrer<text:span text:style-name="T1"> </text:span>de<text:span text:style-name="T1"> </text:span>l'esprit<text:span text:style-name="T1"> </text:span>d'une<text:span text:style-name="T1"> </text:span>époque,<text:span text:style-name="T1"> </text:span>il<text:span text:style-name="T1"> </text:span>y<text:span text:style-name="T1"> </text:span>faut<text:span text:style-name="T1"> </text:span>vivre<text:span text:style-name="T1"> </text:span>exclusivement ;<text:span text:style-name="T1"> </text:span>et<text:span text:style-name="T1"> </text:span>plus<text:span text:style-name="T1"> </text:span>on<text:span text:style-name="T1"> </text:span>approche<text:span text:style-name="T1"> </text:span>des<text:span text:style-name="T1"> </text:span>temps<text:span text:style-name="T1"> </text:span>modernes,<text:span text:style-name="T1"> </text:span>plus<text:span text:style-name="T1"> </text:span>cette<text:span text:style-name="T1"> </text:span>époque<text:span text:style-name="T1"> </text:span>se<text:span text:style-name="T1"> </text:span>restreint<text:span text:style-name="T1"> </text:span>en<text:span text:style-name="T1"> </text:span>étendue.<text:span text:style-name="T1"> </text:span>La<text:span text:style-name="T1"> </text:span>nouvelle<text:span text:style-name="T1"> </text:span><text:span text:style-name="T5">Histoire</text:span><text:span text:style-name="T4"> </text:span><text:span text:style-name="T5">de</text:span><text:span text:style-name="T4"> </text:span><text:span text:style-name="T5">France</text:span><text:span text:style-name="T4"> </text:span>qui<text:span text:style-name="T1"> </text:span>a<text:span text:style-name="T1"> </text:span>commencé<text:span text:style-name="T1"> </text:span>à<text:span text:style-name="T1"> </text:span>paraître<text:span text:style-name="T1"> </text:span>sous<text:span text:style-name="T1"> </text:span>la<text:span text:style-name="T1"> </text:span>direction<text:span text:style-name="T1"> </text:span>de<text:span text:style-name="T1"> </text:span>M.<text:span text:style-name="T1"> </text:span>Lavisse<text:span text:style-name="T1"> </text:span>aura<text:span text:style-name="T1"> </text:span>donc<text:span text:style-name="T1"> </text:span>plusieurs<text:span text:style-name="T1"> </text:span>auteurs$468$.<text:span text:style-name="T1"> </text:span>On<text:span text:style-name="T1"> </text:span>en<text:span text:style-name="T1"> </text:span>est<text:span text:style-name="T1"> </text:span>aux<text:span text:style-name="T1"> </text:span><text:span text:style-name="T5">Capétiens</text:span>$469$<text:span text:style-name="T1"> </text:span>c'est<text:span text:style-name="T1"> </text:span>M.<text:span text:style-name="T1"> </text:span>Luchaire<text:span text:style-name="T1"> </text:span>qui<text:span text:style-name="T1"> </text:span>traite<text:span text:style-name="T1"> </text:span>cette<text:span text:style-name="T1"> </text:span>période.<text:span text:style-name="T1"> </text:span>Il<text:span text:style-name="T1"> </text:span>la<text:span text:style-name="T1"> </text:span>connaît<text:span text:style-name="T1"> </text:span>fort<text:span text:style-name="T1"> </text:span>bien<text:span text:style-name="T1"> </text:span>et<text:span text:style-name="T1"> </text:span>peut<text:span text:style-name="T1"> </text:span>inspirer<text:span text:style-name="T1"> </text:span>confiance.<text:span text:style-name="T1"> </text:span></text:p>
      <text:p text:style-name="Standard">Cependant,<text:span text:style-name="T1"> </text:span>même<text:span text:style-name="T1"> </text:span>ainsi<text:span text:style-name="T1"> </text:span>comprise,<text:span text:style-name="T1"> </text:span>l'histoire<text:span text:style-name="T1"> </text:span>de<text:span text:style-name="T1"> </text:span>France<text:span text:style-name="T1"> </text:span>n'est<text:span text:style-name="T1"> </text:span>guère<text:span text:style-name="T1"> </text:span>séduisante.<text:span text:style-name="T1"> </text:span>Ce<text:span text:style-name="T1"> </text:span>qui<text:span text:style-name="T1"> </text:span>vaut,<text:span text:style-name="T1"> </text:span>ce<text:span text:style-name="T1"> </text:span>sont<text:span text:style-name="T1"> </text:span>les<text:span text:style-name="T1"> </text:span>documents<text:span text:style-name="T1"> </text:span>originaux,<text:span text:style-name="T1"> </text:span>les<text:span text:style-name="T1"> </text:span>chroniques,<text:span text:style-name="T1"> </text:span>les<text:span text:style-name="T1"> </text:span>mémoires,<text:span text:style-name="T1"> </text:span>les<text:span text:style-name="T1"> </text:span>monographies<text:span text:style-name="T1"> </text:span>sur<text:span text:style-name="T1"> </text:span>un<text:span text:style-name="T1"> </text:span>personnage,<text:span text:style-name="T1"> </text:span>un<text:span text:style-name="T1"> </text:span>événement.<text:span text:style-name="T1"> </text:span>Les<text:span text:style-name="T1"> </text:span>vues<text:span text:style-name="T1"> </text:span>d'ensemble<text:span text:style-name="T1"> </text:span>sont<text:span text:style-name="T1"> </text:span>toujours<text:span text:style-name="T1"> </text:span>plus<text:span text:style-name="T1"> </text:span>ou<text:span text:style-name="T1"> </text:span>moins<text:span text:style-name="T1"> </text:span>romanesques ;<text:span text:style-name="T1"> </text:span>ce<text:span text:style-name="T1"> </text:span>sont<text:span text:style-name="T1"> </text:span>des<text:span text:style-name="T1"> </text:span>constructions.<text:span text:style-name="T1"> </text:span>La<text:span text:style-name="T1"> </text:span>réalité<text:span text:style-name="T1"> </text:span>n'est<text:span text:style-name="T1"> </text:span>pas<text:span text:style-name="T1"> </text:span>construite.<text:span text:style-name="T1"> </text:span>Le<text:span text:style-name="T1"> </text:span>plus<text:span text:style-name="T1"> </text:span>précieux,<text:span text:style-name="T1"> </text:span>peut-être,<text:span text:style-name="T1"> </text:span>dans<text:span text:style-name="T1"> </text:span>la<text:span text:style-name="T1"> </text:span>matière<text:span text:style-name="T1"> </text:span>historique,<text:span text:style-name="T1"> </text:span>c'est<text:span text:style-name="T1"> </text:span>l'anecdote,<text:span text:style-name="T1"> </text:span>le<text:span text:style-name="T1"> </text:span>trait<text:span text:style-name="T1"> </text:span>de<text:span text:style-name="T1"> </text:span>mœurs,<text:span text:style-name="T1"> </text:span>la<text:span text:style-name="T1"> </text:span>scène<text:span text:style-name="T1"> </text:span>décrite<text:span text:style-name="T1"> </text:span>par<text:span text:style-name="T1"> </text:span>un<text:span text:style-name="T1"> </text:span>témoin.<text:span text:style-name="T1"> </text:span>En<text:span text:style-name="T1"> </text:span>ce<text:span text:style-name="T1"> </text:span>genre,<text:span text:style-name="T1"> </text:span>cette<text:span text:style-name="T1"> </text:span>année<text:span text:style-name="T1"> </text:span>nous<text:span text:style-name="T1"> </text:span><text:soft-page-break/>apporte<text:span text:style-name="T1"> </text:span>Napoléon<text:span text:style-name="T1"> </text:span>et<text:span text:style-name="T1"> </text:span>sa<text:span text:style-name="T1"> </text:span>famille,<text:span text:style-name="T1"> </text:span>par<text:span text:style-name="T1"> </text:span>Frédéric<text:span text:style-name="T1"> </text:span>Masson$470$,<text:span text:style-name="T1"> </text:span><text:span text:style-name="T5">Le</text:span><text:span text:style-name="T4"> </text:span><text:span text:style-name="T5">Cabinet</text:span><text:span text:style-name="T4"> </text:span><text:span text:style-name="T5">secret</text:span><text:span text:style-name="T4"> </text:span><text:span text:style-name="T5">de</text:span><text:span text:style-name="T4"> </text:span><text:span text:style-name="T5">l'histoire,</text:span><text:span text:style-name="T1"> </text:span>par<text:span text:style-name="T1"> </text:span>le<text:span text:style-name="T1"> </text:span>Dr<text:span text:style-name="T1"> </text:span>Cabanes$471$,<text:span text:style-name="T1"> </text:span>le<text:span text:style-name="T1"> </text:span>Journal<text:span text:style-name="T1"> </text:span>intime<text:span text:style-name="T1"> </text:span>de<text:span text:style-name="T1"> </text:span>Cuvillier-Fleury$472$.<text:span text:style-name="T1"> </text:span>Parmi<text:span text:style-name="T1"> </text:span>les<text:span text:style-name="T1"> </text:span>monographies,<text:span text:style-name="T1"> </text:span>on<text:span text:style-name="T1"> </text:span>se<text:span text:style-name="T1"> </text:span>souvient<text:span text:style-name="T1"> </text:span>surtout<text:span text:style-name="T1"> </text:span>de<text:span text:style-name="T1"> </text:span>la<text:span text:style-name="T1"> </text:span>vie<text:span text:style-name="T1"> </text:span>du<text:span text:style-name="T1"> </text:span><text:span text:style-name="T5">Comte</text:span><text:span text:style-name="T4"> </text:span><text:span text:style-name="T5">de</text:span><text:span text:style-name="T4"> </text:span><text:span text:style-name="T5">La</text:span><text:span text:style-name="T4"> </text:span><text:span text:style-name="T5">Ferronays,</text:span><text:span text:style-name="T1"> </text:span>par<text:span text:style-name="T1"> </text:span>M<text:span text:style-name="T1">. </text:span>Costa<text:span text:style-name="T1"> </text:span>de<text:span text:style-name="T1"> </text:span>Beauregard$473$,<text:span text:style-name="T1"> </text:span>des<text:span text:style-name="T1"> </text:span><text:span text:style-name="T5">Trois</text:span><text:span text:style-name="T4"> </text:span><text:span text:style-name="T5">femmes</text:span><text:span text:style-name="T4"> </text:span><text:span text:style-name="T5">de </text:span><text:span text:style-name="T4"><text:s/></text:span><text:span text:style-name="T5">la</text:span><text:span text:style-name="T4"> </text:span><text:span text:style-name="T5">Révolution,</text:span><text:span text:style-name="T1"> </text:span>de<text:span text:style-name="T1"> </text:span>Léopold<text:span text:style-name="T1"> </text:span>Lacour$474$,<text:span text:style-name="T1"> </text:span>du<text:span text:style-name="T1"> </text:span>B<text:span text:style-name="T5">aron</text:span><text:span text:style-name="T4"> </text:span><text:span text:style-name="T5">de</text:span><text:span text:style-name="T4"> </text:span><text:span text:style-name="T5">La</text:span><text:span text:style-name="T4"> </text:span><text:span text:style-name="T5">Hontan</text:span><text:span text:style-name="T4"> </text:span><text:span text:style-name="T5">et</text:span><text:span text:style-name="T4"> </text:span><text:span text:style-name="T5">le</text:span><text:span text:style-name="T4"> </text:span><text:span text:style-name="T5">Canada</text:span><text:span text:style-name="T4"> </text:span><text:span text:style-name="T5">au</text:span><text:span text:style-name="T4"> </text:span><text:span text:style-name="T5">XVII</text:span><text:span text:style-name="T10">e</text:span><text:span text:style-name="T4"> </text:span><text:span text:style-name="T5">siècle,</text:span><text:span text:style-name="T1"> </text:span>de<text:span text:style-name="T1"> </text:span>François<text:span text:style-name="T1"> </text:span>de<text:span text:style-name="T1"> </text:span>Nion$475$.<text:span text:style-name="T1"> </text:span>Nous<text:span text:style-name="T1"> </text:span>avons<text:span text:style-name="T1"> </text:span>eu<text:span text:style-name="T1"> </text:span>deux<text:span text:style-name="T1"> </text:span>Bismarck,<text:span text:style-name="T1"> </text:span>celui<text:span text:style-name="T1"> </text:span>de<text:span text:style-name="T1"> </text:span>M.<text:span text:style-name="T1"> </text:span>Ch.<text:span text:style-name="T1"> </text:span>Benoist$476$<text:span text:style-name="T1"> </text:span>et<text:span text:style-name="T1"> </text:span>celui<text:span text:style-name="T1"> </text:span>de<text:span text:style-name="T1"> </text:span>M.<text:span text:style-name="T1"> </text:span>Welschinger$477$.<text:span text:style-name="T1"> </text:span>C'est<text:span text:style-name="T1"> </text:span>aussi<text:span text:style-name="T1"> </text:span>dans<text:span text:style-name="T1"> </text:span>l'histoire,<text:span text:style-name="T1"> </text:span>section<text:span text:style-name="T1"> </text:span>des<text:span text:style-name="T1"> </text:span>documents<text:span text:style-name="T1"> </text:span>et<text:span text:style-name="T1"> </text:span>des<text:span text:style-name="T1"> </text:span>observations,<text:span text:style-name="T1"> </text:span>qu'il<text:span text:style-name="T1"> </text:span>faut<text:span text:style-name="T1"> </text:span>ranger<text:span text:style-name="T1"> </text:span>l'ouvrage<text:span text:style-name="T1"> </text:span>de<text:span text:style-name="T1"> </text:span>M.<text:span text:style-name="T1"> </text:span>Baumann,<text:span text:style-name="T1"> </text:span><text:span text:style-name="T5">La</text:span><text:span text:style-name="T4"> </text:span><text:span text:style-name="T5">Vie</text:span><text:span text:style-name="T4"> </text:span><text:span text:style-name="T5">sociale</text:span><text:span text:style-name="T4"> </text:span><text:span text:style-name="T5">de</text:span><text:span text:style-name="T4"> </text:span><text:span text:style-name="T5">notre</text:span><text:span text:style-name="T4"> </text:span><text:span text:style-name="T5">temps</text:span>$478$,<text:span text:style-name="T1"> </text:span>déjà<text:span text:style-name="T1"> </text:span>mis<text:span text:style-name="T1"> </text:span>à<text:span text:style-name="T1"> </text:span>profit<text:span text:style-name="T1"> </text:span>par<text:span text:style-name="T1"> </text:span>des<text:span text:style-name="T1"> </text:span>romanciers<text:span text:style-name="T1"> </text:span>et<text:span text:style-name="T1"> </text:span>des<text:span text:style-name="T1"> </text:span>auteurs<text:span text:style-name="T1"> </text:span>dramatiques.<text:span text:style-name="T1"> </text:span></text:p>
      <text:p text:style-name="P1"/>
      <text:p text:style-name="Standard">A<text:span text:style-name="T1"> </text:span>l'histoire<text:span text:style-name="T1"> </text:span>politique<text:span text:style-name="T1"> </text:span>anecdotique,<text:span text:style-name="T1"> </text:span>biographique,<text:span text:style-name="T1"> </text:span>est<text:span text:style-name="T1"> </text:span>intimement<text:span text:style-name="T1"> </text:span>liée<text:span text:style-name="T1"> </text:span>l'histoire<text:span text:style-name="T1"> </text:span>littéraire<text:span text:style-name="T1"> </text:span>et<text:span text:style-name="T1"> </text:span>aussi<text:span text:style-name="T1"> </text:span>la<text:span text:style-name="T1"> </text:span>critique<text:span text:style-name="T1"> </text:span>littéraire.<text:span text:style-name="T1"> </text:span>On<text:span text:style-name="T1"> </text:span>ne<text:span text:style-name="T1"> </text:span>peut<text:span text:style-name="T1"> </text:span>écrire,<text:span text:style-name="T1"> </text:span>sans<text:span text:style-name="T1"> </text:span>toucher<text:span text:style-name="T1"> </text:span>à<text:span text:style-name="T1"> </text:span>la<text:span text:style-name="T1"> </text:span>littérature,<text:span text:style-name="T1"> </text:span>la<text:span text:style-name="T1"> </text:span>vie<text:span text:style-name="T1"> </text:span>d'un<text:span text:style-name="T1"> </text:span>Richelieu,<text:span text:style-name="T1"> </text:span>d'un<text:span text:style-name="T1"> </text:span>Condé,<text:span text:style-name="T1"> </text:span>d'un<text:span text:style-name="T1"> </text:span>Choiseul ;<text:span text:style-name="T1"> </text:span>ni<text:span text:style-name="T1"> </text:span>sans<text:span text:style-name="T1"> </text:span>toucher<text:span text:style-name="T1"> </text:span>à<text:span text:style-name="T1"> </text:span>la<text:span text:style-name="T1"> </text:span>politique<text:span text:style-name="T1"> </text:span>la<text:span text:style-name="T1"> </text:span>vie<text:span text:style-name="T1"> </text:span>de<text:span text:style-name="T1"> </text:span>Voltaire<text:span text:style-name="T1"> </text:span>ou<text:span text:style-name="T1"> </text:span>celle<text:span text:style-name="T1"> </text:span>de<text:span text:style-name="T1"> </text:span>Chateaubriand,<text:span text:style-name="T1"> </text:span>ni<text:span text:style-name="T1"> </text:span>celle<text:span text:style-name="T1"> </text:span>même<text:span text:style-name="T1"> </text:span>d'un<text:span text:style-name="T1"> </text:span>libertin<text:span text:style-name="T1"> </text:span>comme<text:span text:style-name="T1"> </text:span>Théophile<text:span text:style-name="T1"> </text:span>de<text:span text:style-name="T1"> </text:span>Viau,<text:span text:style-name="T1"> </text:span>ou<text:span text:style-name="T1"> </text:span>celle<text:span text:style-name="T1"> </text:span>de<text:span text:style-name="T1"> </text:span>Bois-Robert,<text:span text:style-name="T1"> </text:span>ce<text:span text:style-name="T1"> </text:span>bouffon.<text:span text:style-name="T1"> </text:span>Il<text:span text:style-name="T1"> </text:span>est<text:span text:style-name="T1"> </text:span>vrai<text:span text:style-name="T1"> </text:span>que<text:span text:style-name="T1"> </text:span>la<text:span text:style-name="T1"> </text:span>littérature<text:span text:style-name="T1"> </text:span>et<text:span text:style-name="T1"> </text:span>la<text:span text:style-name="T1"> </text:span>politique<text:span text:style-name="T1"> </text:span>sont<text:span text:style-name="T1"> </text:span>désormais<text:span text:style-name="T1"> </text:span>entièrement<text:span text:style-name="T1"> </text:span>séparées ;<text:span text:style-name="T1"> </text:span>mais<text:span text:style-name="T1"> </text:span>cela<text:span text:style-name="T1"> </text:span>est<text:span text:style-name="T1"> </text:span>fort<text:span text:style-name="T1"> </text:span>récent<text:span text:style-name="T1"> </text:span>et<text:span text:style-name="T1"> </text:span>dû<text:span text:style-name="T1"> </text:span>à<text:span text:style-name="T1"> </text:span>l'invasion<text:span text:style-name="T1"> </text:span>démocratique.<text:span text:style-name="T1"> </text:span>Les<text:span text:style-name="T1"> </text:span>hommes<text:span text:style-name="T1"> </text:span>politiques<text:span text:style-name="T1"> </text:span>étant<text:span text:style-name="T1"> </text:span>créés<text:span text:style-name="T1"> </text:span>par<text:span text:style-name="T1"> </text:span>la<text:span text:style-name="T1"> </text:span>populace<text:span text:style-name="T1"> </text:span>et<text:span text:style-name="T1"> </text:span>les<text:span text:style-name="T1"> </text:span>écrivains<text:span text:style-name="T1"> </text:span>tenant<text:span text:style-name="T1"> </text:span>d'une<text:span text:style-name="T1"> </text:span>élite<text:span text:style-name="T1"> </text:span>leur<text:span text:style-name="T1"> </text:span>réputation,<text:span text:style-name="T1"> </text:span>il<text:span text:style-name="T1"> </text:span>en<text:span text:style-name="T1"> </text:span>est<text:span text:style-name="T1"> </text:span>résulté<text:span text:style-name="T1"> </text:span>deux<text:span text:style-name="T1"> </text:span>castes<text:span text:style-name="T1"> </text:span>dirigeantes<text:span text:style-name="T1"> </text:span>excessivement<text:span text:style-name="T1"> </text:span>diverses<text:span text:style-name="T1"> </text:span>d'idées,<text:span text:style-name="T1"> </text:span>de<text:span text:style-name="T1"> </text:span>goût,<text:span text:style-name="T1"> </text:span>d'aptitudes.<text:span text:style-name="T1"> </text:span>Le<text:span text:style-name="T1"> </text:span>fossé<text:span text:style-name="T1"> </text:span>se<text:span text:style-name="T1"> </text:span>comblera<text:span text:style-name="T1"> </text:span>peut-être.<text:span text:style-name="T1"> </text:span>Des<text:span text:style-name="T1"> </text:span>hommes<text:span text:style-name="T1"> </text:span>courageux<text:span text:style-name="T1"> </text:span>s'y<text:span text:style-name="T1"> </text:span>sont<text:span text:style-name="T1"> </text:span>jetés,<text:span text:style-name="T1"> </text:span>nouveaux<text:span text:style-name="T1"> </text:span>Curtius$479$.<text:span text:style-name="T1"> </text:span>mais<text:span text:style-name="T1"> </text:span>on<text:span text:style-name="T1"> </text:span>ne<text:span text:style-name="T1"> </text:span>sait<text:span text:style-name="T1"> </text:span>si<text:span text:style-name="T1"> </text:span>les<text:span text:style-name="T1"> </text:span>dieux<text:span text:style-name="T1"> </text:span>récompenseront<text:span text:style-name="T1"> </text:span>leur<text:span text:style-name="T1"> </text:span>dévouement,<text:span text:style-name="T1"> </text:span>ou<text:span text:style-name="T1"> </text:span>leur<text:span text:style-name="T1"> </text:span>ambition.<text:span text:style-name="T1"> </text:span></text:p>
      <text:p text:style-name="Standard">Il<text:span text:style-name="T1"> </text:span>ne<text:span text:style-name="T1"> </text:span>faudrait<text:span text:style-name="T1"> </text:span>pas<text:span text:style-name="T1"> </text:span>demander<text:span text:style-name="T1"> </text:span>à<text:span text:style-name="T1"> </text:span>des<text:span text:style-name="T1"> </text:span>critiques<text:span text:style-name="T1"> </text:span>comme<text:span text:style-name="T1"> </text:span>M.<text:span text:style-name="T1"> </text:span>Brunetière$480$<text:span text:style-name="T1"> </text:span>de<text:span text:style-name="T1"> </text:span>séparer<text:span text:style-name="T1"> </text:span>la<text:span text:style-name="T1"> </text:span>littérature<text:span text:style-name="T1"> </text:span>de<text:span text:style-name="T1"> </text:span>l'étude<text:span text:style-name="T1"> </text:span>des<text:span text:style-name="T1"> </text:span>questions<text:span text:style-name="T1"> </text:span>politiques<text:span text:style-name="T1"> </text:span>ou<text:span text:style-name="T1"> </text:span>religieuses ;<text:span text:style-name="T1"> </text:span>mais<text:span text:style-name="T1"> </text:span>d'autres<text:span text:style-name="T1"> </text:span>s'en<text:span text:style-name="T1"> </text:span>soucient<text:span text:style-name="T1"> </text:span>peu<text:span text:style-name="T1"> </text:span>et<text:span text:style-name="T1"> </text:span>relèguent,<text:span text:style-name="T1"> </text:span>peut-être<text:span text:style-name="T1"> </text:span>à<text:span text:style-name="T1"> </text:span>tort,<text:span text:style-name="T1"> </text:span>l'histoire<text:span text:style-name="T1"> </text:span>de<text:span text:style-name="T1"> </text:span>la<text:span text:style-name="T1"> </text:span>pensée<text:span text:style-name="T1"> </text:span>humaine et<text:span text:style-name="T1"> </text:span>de<text:span text:style-name="T1"> </text:span>ses<text:span text:style-name="T1"> </text:span>formes,<text:span text:style-name="T1"> </text:span>au-dessus<text:span text:style-name="T1"> </text:span>des<text:span text:style-name="T1"> </text:span>intérêts<text:span text:style-name="T1"> </text:span>sociaux.<text:span text:style-name="T1"> </text:span>Ainsi<text:span text:style-name="T1"> </text:span>M.<text:span text:style-name="T1"> </text:span>Petit<text:span text:style-name="T1"> </text:span>de<text:span text:style-name="T1"> </text:span>Julleville$481$<text:span text:style-name="T1"> </text:span>ou<text:span text:style-name="T1"> </text:span>M.<text:span text:style-name="T1"> </text:span>Emile<text:span text:style-name="T1"> </text:span>Faguet$482$,<text:span text:style-name="T1"> </text:span>dans<text:span text:style-name="T1"> </text:span>leurs<text:span text:style-name="T1"> </text:span>récentes<text:span text:style-name="T1"> </text:span>histoires<text:span text:style-name="T1"> </text:span>de<text:span text:style-name="T1"> </text:span>la<text:span text:style-name="T1"> </text:span>littérature<text:span text:style-name="T1"> </text:span>française.<text:span text:style-name="T1"> </text:span>Mais<text:span text:style-name="T1"> </text:span>M.<text:span text:style-name="T1"> </text:span>Faguef,<text:span text:style-name="T1"> </text:span>seul<text:span text:style-name="T1"> </text:span>rédacteur<text:span text:style-name="T1"> </text:span>de<text:span text:style-name="T1"> </text:span>son<text:span text:style-name="T1"> </text:span>ouvrage,<text:span text:style-name="T1"> </text:span>a<text:span text:style-name="T1"> </text:span>pu<text:span text:style-name="T1"> </text:span>lui<text:span text:style-name="T1"> </text:span>donner<text:span text:style-name="T1"> </text:span>une<text:span text:style-name="T1"> </text:span>unité<text:span text:style-name="T1"> </text:span>de<text:span text:style-name="T1"> </text:span>vues<text:span text:style-name="T1"> </text:span>qu'il<text:span text:style-name="T1"> </text:span>ne<text:span text:style-name="T1"> </text:span>faut<text:span text:style-name="T1"> </text:span>pas<text:span text:style-name="T1"> </text:span>demander<text:span text:style-name="T1"> </text:span>à<text:span text:style-name="T1"> l’œuvre </text:span>d'ailleurs<text:span text:style-name="T1"> </text:span>considérable<text:span text:style-name="T1"> </text:span>de<text:span text:style-name="T1"> </text:span>M.<text:span text:style-name="T1"> </text:span>de<text:span text:style-name="T1"> </text:span>Julleville,<text:span text:style-name="T1"> </text:span>réunion<text:span text:style-name="T1"> </text:span>de<text:span text:style-name="T1"> </text:span>chapitres<text:span text:style-name="T1"> </text:span>écrits<text:span text:style-name="T1"> </text:span>par<text:span text:style-name="T1"> </text:span>des<text:span text:style-name="T1"> </text:span>hommes<text:span text:style-name="T1"> </text:span>de<text:span text:style-name="T1"> </text:span>valeur<text:span text:style-name="T1"> </text:span>et<text:span text:style-name="T1"> </text:span>d'opinions<text:span text:style-name="T1"> </text:span>diverses.<text:span text:style-name="T1"> </text:span></text:p>
      <text:p text:style-name="Standard">Parmi<text:span text:style-name="T1"> </text:span>les<text:span text:style-name="T1"> </text:span>études<text:span text:style-name="T1"> </text:span>de<text:span text:style-name="T1"> </text:span>la<text:span text:style-name="T1"> </text:span>littérature<text:span text:style-name="T1"> </text:span>classique,<text:span text:style-name="T1"> </text:span>on<text:span text:style-name="T1"> </text:span>a<text:span text:style-name="T1"> </text:span>remarqué<text:span text:style-name="T1"> </text:span>le<text:span text:style-name="T1"> </text:span><text:span text:style-name="T5">Montaigne</text:span>,<text:span text:style-name="T1"> </text:span>de<text:span text:style-name="T1"> </text:span>Guillaume<text:span text:style-name="T1"> </text:span>Guizot,<text:span text:style-name="T1"> </text:span>œuvre<text:span text:style-name="T1"> </text:span>de<text:span text:style-name="T1"> </text:span>réaction<text:span text:style-name="T1"> </text:span>chrétienne<text:span text:style-name="T1"> </text:span>contre<text:span text:style-name="T1"> </text:span>le<text:span text:style-name="T1"> </text:span>scepticisme<text:span text:style-name="T1"> </text:span>catholique$483$ ;<text:span text:style-name="T1"> </text:span>le<text:span text:style-name="T4"> </text:span><text:span text:style-name="T5">Pascal,</text:span><text:span text:style-name="T4"> </text:span>de<text:span text:style-name="T1"> </text:span>M.<text:span text:style-name="T1"> </text:span>Boutroux,<text:span text:style-name="T1"> </text:span>auquel<text:span text:style-name="T1"> </text:span>la<text:span text:style-name="T1"> </text:span>même<text:span text:style-name="T1"> </text:span>remarque<text:span text:style-name="T1"> </text:span>convient<text:span text:style-name="T1"> </text:span>très<text:span text:style-name="T1"> </text:span>bien$484$.<text:span text:style-name="T1"> </text:span>Ces<text:span text:style-name="T1"> </text:span>deux<text:span text:style-name="T1"> </text:span>livres<text:span text:style-name="T1"> </text:span>doivent<text:span text:style-name="T1"> </text:span>être<text:span text:style-name="T1"> </text:span>rangés<text:span text:style-name="T1"> </text:span>parmi<text:span text:style-name="T1"> </text:span>les<text:span text:style-name="T1"> </text:span>mauvais<text:span text:style-name="T1"> </text:span>livres,<text:span text:style-name="T1"> </text:span>puisqu'ils<text:span text:style-name="T1"> </text:span>tendent<text:span text:style-name="T1"> </text:span>tous<text:span text:style-name="T1"> </text:span>les<text:span text:style-name="T1"> </text:span>deux<text:span text:style-name="T1"> </text:span>à<text:span text:style-name="T1"> </text:span>dénaturer<text:span text:style-name="T1"> </text:span>l'idéal<text:span text:style-name="T1"> </text:span>que<text:span text:style-name="T1"> </text:span>se<text:span text:style-name="T1"> </text:span>sont<text:span text:style-name="T1"> </text:span>fait<text:span text:style-name="T1"> </text:span>de<text:span text:style-name="T1"> </text:span>la<text:span text:style-name="T1"> </text:span>vie<text:span text:style-name="T1"> </text:span>les<text:span text:style-name="T1"> </text:span>races<text:span text:style-name="T1"> </text:span>latines,<text:span text:style-name="T1"> </text:span>éprises<text:span text:style-name="T1"> </text:span>naturellement<text:span text:style-name="T1"> </text:span>de<text:span text:style-name="T1"> </text:span>beauté<text:span text:style-name="T1"> </text:span>et<text:span text:style-name="T1"> </text:span>de<text:span text:style-name="T1"> </text:span>grandeur,<text:span text:style-name="T1"> </text:span>bien<text:span text:style-name="T1"> </text:span>plus<text:span text:style-name="T1"> </text:span>que<text:span text:style-name="T1"> </text:span>de<text:span text:style-name="T1"> </text:span>vérité<text:span text:style-name="T1"> </text:span>et<text:span text:style-name="T1"> </text:span>de<text:span text:style-name="T1"> </text:span>justice.<text:span text:style-name="T1"> </text:span>Le<text:span text:style-name="T1"> </text:span>Pascal<text:span text:style-name="T1"> </text:span>est<text:span text:style-name="T1"> </text:span>médiocre<text:span text:style-name="T1"> </text:span>et<text:span text:style-name="T1"> </text:span>presque<text:span text:style-name="T1"> </text:span>honnête<text:span text:style-name="T1"> </text:span>le<text:span text:style-name="T1"> </text:span><text:span text:style-name="T5">Montaigne</text:span><text:span text:style-name="T1"> </text:span>est<text:span text:style-name="T1"> </text:span>adroit<text:span text:style-name="T1"> </text:span>et<text:span text:style-name="T1"> </text:span>presque<text:span text:style-name="T1"> </text:span>scandaleux.<text:span text:style-name="T1"> </text:span></text:p>
      <text:p text:style-name="Standard">Plusieurs<text:span text:style-name="T1"> </text:span>critiques,<text:span text:style-name="T1"> </text:span>avec des<text:span text:style-name="T1"> </text:span>fortunes<text:span text:style-name="T1"> </text:span>assez<text:span text:style-name="T1"> </text:span>égales,<text:span text:style-name="T1"> </text:span>recueillent<text:span text:style-name="T1"> </text:span>actuellement<text:span text:style-name="T1"> </text:span>en<text:span text:style-name="T1"> </text:span>volumes<text:span text:style-name="T1"> </text:span>leurs<text:span text:style-name="T1"> </text:span>articles<text:span text:style-name="T1"> </text:span>de<text:span text:style-name="T1"> </text:span>l'année ;<text:span text:style-name="T1"> </text:span>il<text:span text:style-name="T1"> </text:span>y<text:span text:style-name="T1"> </text:span>a<text:span text:style-name="T1"> </text:span>M.<text:span text:style-name="T1"> </text:span>Doumic$485$<text:span text:style-name="T1"> </text:span>et<text:span text:style-name="T1"> </text:span>il<text:span text:style-name="T1"> </text:span>y<text:span text:style-name="T1"> </text:span>a<text:span text:style-name="T1"> </text:span>M.<text:span text:style-name="T1"> </text:span>Bordeaux$486$,<text:span text:style-name="T1"> </text:span>M.<text:span text:style-name="T1"> </text:span>de<text:span text:style-name="T1"> </text:span>Wyzewa$487$<text:span text:style-name="T1"> </text:span>et<text:span text:style-name="T1"> </text:span>M.<text:span text:style-name="T1"> </text:span>Larroumet$488$,<text:span text:style-name="T1"> </text:span>et<text:span text:style-name="T1"> </text:span>d'autres.<text:span text:style-name="T1"> </text:span>Ce<text:span text:style-name="T1"> </text:span>sont<text:span text:style-name="T1"> </text:span>des<text:span text:style-name="T1"> </text:span>documents<text:span text:style-name="T1"> </text:span>d'opinion<text:span text:style-name="T1"> </text:span>qu'il<text:span text:style-name="T1"> </text:span>n'est<text:span text:style-name="T1"> </text:span>pas<text:span text:style-name="T1"> </text:span>inutile<text:span text:style-name="T1"> </text:span>de<text:span text:style-name="T1"> </text:span>consulter.<text:span text:style-name="T1"> </text:span></text:p>
      <text:p text:style-name="Standard">L'existence<text:span text:style-name="T1"> </text:span>et<text:span text:style-name="T1"> </text:span>la<text:span text:style-name="T1"> </text:span>durée<text:span text:style-name="T1"> </text:span>de<text:span text:style-name="T1"> </text:span>ces<text:span text:style-name="T1"> </text:span>collections<text:span text:style-name="T1"> </text:span>prouvent<text:span text:style-name="T1"> </text:span>un<text:span text:style-name="T1"> </text:span>nombre<text:span text:style-name="T1"> </text:span>croissant<text:span text:style-name="T1"> </text:span>d'amateurs<text:span text:style-name="T1"> </text:span>de<text:span text:style-name="T1"> </text:span>controverse<text:span text:style-name="T1"> </text:span>littéraire.<text:span text:style-name="T1"> </text:span></text:p>
      <text:p text:style-name="Standard">Il<text:span text:style-name="T1"> </text:span>est<text:span text:style-name="T1"> </text:span>fâcheux<text:span text:style-name="T1"> </text:span>que<text:span text:style-name="T1"> </text:span>l'exemple<text:span text:style-name="T1"> </text:span>de<text:span text:style-name="T1"> </text:span>ces<text:span text:style-name="T1"> </text:span>représentants<text:span text:style-name="T1"> </text:span>de<text:span text:style-name="T1"> </text:span>la<text:span text:style-name="T1"> </text:span>critique<text:span text:style-name="T1"> </text:span>classique<text:span text:style-name="T1"> </text:span>n'ait<text:span text:style-name="T1"> </text:span>pas<text:span text:style-name="T1"> </text:span>suscité<text:span text:style-name="T1"> </text:span>quelques<text:span text:style-name="T1"> </text:span>juges<text:span text:style-name="T1"> </text:span>parmi<text:span text:style-name="T1"> </text:span>les<text:span text:style-name="T1"> </text:span>nouvelles<text:span text:style-name="T1"> </text:span>écoles.<text:span text:style-name="T1"> </text:span>Parfois<text:span text:style-name="T1"> </text:span>M.<text:span text:style-name="T1"> </text:span>André<text:span text:style-name="T1"> </text:span>Gide<text:span text:style-name="T1"> </text:span>ose<text:span text:style-name="T1"> </text:span>une<text:span text:style-name="T1"> </text:span>belle<text:span text:style-name="T1"> </text:span>page<text:span text:style-name="T1"> </text:span>de<text:span text:style-name="T1"> </text:span>critique,<text:span text:style-name="T1"> </text:span>telle<text:span text:style-name="T1"> </text:span>sa<text:span text:style-name="T1"> </text:span>brochure<text:span text:style-name="T1"> </text:span>sur<text:span text:style-name="T1"> </text:span>l'<text:span text:style-name="T5">Influence</text:span><text:span text:style-name="T4"> </text:span><text:span text:style-name="T5">en</text:span><text:span text:style-name="T4"> </text:span><text:span text:style-name="T5">littérature</text:span>$489$,<text:span text:style-name="T1"> </text:span>parfois<text:span text:style-name="T1"> </text:span>M.<text:span text:style-name="T1"> </text:span>Beaunier$490$,<text:span text:style-name="T1"> </text:span>M.<text:span text:style-name="T1"> </text:span>Mauclair,<text:span text:style-name="T1"> </text:span>qui<text:span text:style-name="T1"> </text:span>vient<text:span text:style-name="T1"> </text:span>de<text:span text:style-name="T1"> </text:span><text:soft-page-break/>donner<text:span text:style-name="T1"> </text:span><text:span text:style-name="T5">l'Art</text:span><text:span text:style-name="T4"> </text:span><text:span text:style-name="T5">en</text:span><text:span text:style-name="T4"> </text:span><text:span text:style-name="T5">silence</text:span>$491$,<text:span text:style-name="T1"> </text:span>M.<text:span text:style-name="T1"> </text:span>Kahn$492$,<text:span text:style-name="T1"> </text:span>ou<text:span text:style-name="T1"> </text:span>M.<text:span text:style-name="T1"> </text:span>Mockel$493$<text:span text:style-name="T1"> </text:span>analysent<text:span text:style-name="T1"> </text:span>avec<text:span text:style-name="T1"> </text:span>pénétration<text:span text:style-name="T1"> </text:span>un<text:span text:style-name="T1"> </text:span>livre<text:span text:style-name="T1"> </text:span>nouveau<text:span text:style-name="T1"> </text:span>ou<text:span text:style-name="T1"> </text:span>le<text:span text:style-name="T1"> </text:span>talent<text:span text:style-name="T1"> </text:span>d'un<text:span text:style-name="T1"> </text:span>poète ;<text:span text:style-name="T1"> </text:span>mais<text:span text:style-name="T1"> </text:span>il<text:span text:style-name="T1"> </text:span>n'y<text:span text:style-name="T1"> </text:span>a<text:span text:style-name="T1"> </text:span>rien<text:span text:style-name="T1"> </text:span>de<text:span text:style-name="T1"> </text:span>suivi,<text:span text:style-name="T1"> </text:span>rien<text:span text:style-name="T1"> </text:span>surtout<text:span text:style-name="T1"> </text:span>qui<text:span text:style-name="T1"> </text:span>fasse<text:span text:style-name="T1"> </text:span>pleine<text:span text:style-name="T1"> </text:span>autorité.<text:span text:style-name="T1"> </text:span>On<text:span text:style-name="T1"> </text:span>a,<text:span text:style-name="T1"> </text:span>en<text:span text:style-name="T1"> </text:span>telles<text:span text:style-name="T1"> </text:span>revues,<text:span text:style-name="T1"> </text:span>des<text:span text:style-name="T1"> </text:span>ensembles<text:span text:style-name="T1"> </text:span>excellents<text:span text:style-name="T1"> </text:span>de<text:span text:style-name="T1"> </text:span>critiques,<text:span text:style-name="T1"> </text:span>mais<text:span text:style-name="T1"> </text:span>ce<text:span text:style-name="T1"> </text:span>ne<text:span text:style-name="T1"> </text:span>sont<text:span text:style-name="T1"> </text:span>que<text:span text:style-name="T1"> </text:span>des<text:span text:style-name="T1"> </text:span>ensembles<text:span text:style-name="T1"> </text:span>et<text:span text:style-name="T1"> </text:span>non<text:span text:style-name="T1"> </text:span>des<text:span text:style-name="T1"> </text:span>œuvres<text:span text:style-name="T1"> </text:span>personnelles.<text:span text:style-name="T1"> </text:span>Cependant,<text:span text:style-name="T1"> </text:span>quelle<text:span text:style-name="T1"> </text:span>œuvre<text:span text:style-name="T1"> </text:span>demande<text:span text:style-name="T1"> </text:span>plus<text:span text:style-name="T1"> </text:span>de<text:span text:style-name="T1"> </text:span>personnalité<text:span text:style-name="T1"> </text:span>que<text:span text:style-name="T1"> </text:span>la<text:span text:style-name="T1"> </text:span>critique<text:span text:style-name="T1"> </text:span>?<text:span text:style-name="T1"> </text:span></text:p>
      <text:p text:style-name="Standard">Il<text:span text:style-name="T1"> </text:span>en<text:span text:style-name="T1"> </text:span>fallait<text:span text:style-name="T1"> </text:span>même<text:span text:style-name="T1"> </text:span>dans<text:span text:style-name="T1"> </text:span>un<text:span text:style-name="T1"> </text:span>recueil<text:span text:style-name="T1"> </text:span>comme<text:span text:style-name="T1"> </text:span>celui<text:span text:style-name="T1"> </text:span>qui<text:span text:style-name="T1"> </text:span>s'appelle<text:span text:style-name="T1"> </text:span><text:span text:style-name="T5">Poètes</text:span><text:span text:style-name="T4"> </text:span><text:span text:style-name="T5">d'Aujourd'hu</text:span>i<text:span text:style-name="T1"> </text:span>$494$ayant<text:span text:style-name="T1"> </text:span>à<text:span text:style-name="T1"> </text:span>offrir<text:span text:style-name="T1"> </text:span>au<text:span text:style-name="T1"> </text:span>public<text:span text:style-name="T1"> </text:span>des<text:span text:style-name="T1"> </text:span>morceaux<text:span text:style-name="T1"> </text:span>choisis<text:span text:style-name="T1"> </text:span>parmi<text:span text:style-name="T1"> </text:span>les<text:span text:style-name="T1"> </text:span>plus<text:span text:style-name="T1"> </text:span>beaux<text:span text:style-name="T1"> </text:span>poèmes<text:span text:style-name="T1"> </text:span>de<text:span text:style-name="T1"> </text:span>ces<text:span text:style-name="T1"> </text:span>dernières<text:span text:style-name="T1"> </text:span>années,<text:span text:style-name="T1"> </text:span>les<text:span text:style-name="T1"> </text:span>éditeurs<text:span text:style-name="T1"> </text:span>se<text:span text:style-name="T1"> </text:span>devaient<text:span text:style-name="T1"> </text:span>guider<text:span text:style-name="T1"> </text:span>à<text:span text:style-name="T1"> </text:span>la<text:span text:style-name="T1"> </text:span>fois<text:span text:style-name="T1"> </text:span>sur<text:span text:style-name="T1"> </text:span>leur<text:span text:style-name="T1"> </text:span>propre<text:span text:style-name="T1"> </text:span>sens<text:span text:style-name="T1"> </text:span>esthétique<text:span text:style-name="T1"> </text:span>et<text:span text:style-name="T1"> </text:span>sur<text:span text:style-name="T1"> </text:span>l'état<text:span text:style-name="T1"> </text:span>du<text:span text:style-name="T1"> </text:span>goût<text:span text:style-name="T1"> </text:span>parmi<text:span text:style-name="T1"> </text:span>les<text:span text:style-name="T1"> </text:span>lecteurs<text:span text:style-name="T1"> </text:span>lettrés.<text:span text:style-name="T1"> </text:span>On<text:span text:style-name="T1"> </text:span>a<text:span text:style-name="T1"> </text:span>dit<text:span text:style-name="T1"> </text:span>que<text:span text:style-name="T1"> </text:span>certains<text:span text:style-name="T1"> </text:span>de<text:span text:style-name="T1"> </text:span>leurs<text:span text:style-name="T1"> </text:span>choix<text:span text:style-name="T1"> </text:span>étaient<text:span text:style-name="T1"> </text:span>arbitraires<text:span text:style-name="T1"> </text:span>et<text:span text:style-name="T1"> </text:span>aussi<text:span text:style-name="T1"> </text:span>certaines<text:span text:style-name="T1"> </text:span>de<text:span text:style-name="T1"> </text:span>leurs<text:span text:style-name="T1"> </text:span>exclusions.<text:span text:style-name="T1"> </text:span>Mais<text:span text:style-name="T1"> </text:span>tout<text:span text:style-name="T1"> </text:span>jugement<text:span text:style-name="T1"> </text:span>est<text:span text:style-name="T1"> </text:span>arbitraire.<text:span text:style-name="T1"> </text:span>Ce<text:span text:style-name="T1"> </text:span>livre<text:span text:style-name="T1"> </text:span>a<text:span text:style-name="T1"> </text:span>popularisé<text:span text:style-name="T1"> </text:span>une<text:span text:style-name="T1"> </text:span>poésie<text:span text:style-name="T1"> </text:span>à<text:span text:style-name="T1"> </text:span>laquelle<text:span text:style-name="T1"> </text:span>on<text:span text:style-name="T1"> </text:span>avait<text:span text:style-name="T1"> </text:span>prédit<text:span text:style-name="T1"> </text:span>qu'elle<text:span text:style-name="T1"> </text:span>ne<text:span text:style-name="T1"> </text:span>sortirait<text:span text:style-name="T1"> </text:span>jamais<text:span text:style-name="T1"> </text:span>des<text:span text:style-name="T1"> </text:span>cénacles.<text:span text:style-name="T1"> </text:span>C'est<text:span text:style-name="T1"> </text:span>un<text:span text:style-name="T1"> </text:span>résultat<text:span text:style-name="T1"> </text:span>appréciable<text:span text:style-name="T1"> </text:span>et<text:span text:style-name="T1"> </text:span>qui,<text:span text:style-name="T1"> </text:span>sans<text:span text:style-name="T1"> </text:span>cette<text:span text:style-name="T1"> </text:span>initiative,<text:span text:style-name="T1"> </text:span>aurait<text:span text:style-name="T1"> </text:span>pu<text:span text:style-name="T1"> </text:span>se<text:span text:style-name="T1"> </text:span>faire<text:span text:style-name="T1"> </text:span>encore<text:span text:style-name="T1"> </text:span>attendre<text:span text:style-name="T1"> </text:span>fort<text:span text:style-name="T1"> </text:span>longtemps.<text:span text:style-name="T1"> </text:span>Pratiquons<text:span text:style-name="T1"> </text:span>un<text:span text:style-name="T1"> </text:span>peu,<text:span text:style-name="T1"> </text:span>à<text:span text:style-name="T1"> </text:span>notre<text:span text:style-name="T1"> </text:span>tour,<text:span text:style-name="T1"> </text:span>la<text:span text:style-name="T1"> </text:span>politique<text:span text:style-name="T1"> </text:span>des<text:span text:style-name="T1"> </text:span>résultats ;<text:span text:style-name="T1"> </text:span>d'autres,<text:span text:style-name="T1"> </text:span>qui<text:span text:style-name="T1"> </text:span>ne<text:span text:style-name="T1"> </text:span>nous<text:span text:style-name="T1"> </text:span>valaient<text:span text:style-name="T1"> </text:span>pas,<text:span text:style-name="T1"> </text:span>s'en<text:span text:style-name="T1"> </text:span>sont<text:span text:style-name="T1"> </text:span>bien<text:span text:style-name="T1"> </text:span>trouvés.<text:span text:style-name="T1"> </text:span>Il<text:span text:style-name="T1"> </text:span>faut<text:span text:style-name="T1"> </text:span>réussir,<text:span text:style-name="T1"> </text:span>c'est-à-dire<text:span text:style-name="T1"> </text:span>qu'il<text:span text:style-name="T1"> </text:span>faut,<text:span text:style-name="T1"> </text:span>quand<text:span text:style-name="T1"> </text:span>on<text:span text:style-name="T1"> </text:span>a<text:span text:style-name="T1"> </text:span>la<text:span text:style-name="T1"> </text:span>force,<text:span text:style-name="T1"> </text:span>la<text:span text:style-name="T1"> </text:span>force<text:span text:style-name="T1"> </text:span>motrice,<text:span text:style-name="T1"> </text:span>filer<text:span text:style-name="T1"> </text:span>son<text:span text:style-name="T1"> </text:span>chemin.<text:span text:style-name="T1"> </text:span>Un<text:span text:style-name="T1"> </text:span>livre<text:span text:style-name="T1"> </text:span>tel<text:span text:style-name="T1"> </text:span>que<text:span text:style-name="T1"> </text:span>le<text:span text:style-name="T1"> </text:span><text:span text:style-name="T5">Tristan</text:span><text:span text:style-name="T4"> </text:span><text:span text:style-name="T5">et</text:span><text:span text:style-name="T4"> </text:span><text:span text:style-name="T5">Yseult</text:span><text:span text:style-name="T4"> </text:span>de<text:span text:style-name="T1"> </text:span>M.<text:span text:style-name="T1"> </text:span>J.<text:span text:style-name="T1"> </text:span>Bédier<text:span text:style-name="T1"> </text:span>est-il<text:span text:style-name="T1"> </text:span>du<text:span text:style-name="T1"> </text:span>roman,<text:span text:style-name="T1"> </text:span>est-il<text:span text:style-name="T1"> </text:span>de<text:span text:style-name="T1"> </text:span>la<text:span text:style-name="T1"> </text:span>critique$495$<text:span text:style-name="T1"> </text:span>?<text:span text:style-name="T1"> <text:s/></text:span>J'appellerais<text:span text:style-name="T1"> </text:span>cela<text:span text:style-name="T1"> </text:span>assez<text:span text:style-name="T1"> </text:span>volontiers<text:span text:style-name="T1"> </text:span>du<text:span text:style-name="T1"> </text:span>roman<text:span text:style-name="T1"> </text:span>critique.<text:span text:style-name="T1"> </text:span>Recueillir<text:span text:style-name="T1"> </text:span>les<text:span text:style-name="T1"> </text:span>anciens<text:span text:style-name="T1"> </text:span>textes<text:span text:style-name="T1"> </text:span>où<text:span text:style-name="T1"> </text:span>se<text:span text:style-name="T1"> </text:span>trouvent<text:span text:style-name="T1"> </text:span>épars<text:span text:style-name="T1"> </text:span>les<text:span text:style-name="T1"> </text:span>épisodes<text:span text:style-name="T1"> </text:span>d'une<text:span text:style-name="T1"> </text:span>légende,<text:span text:style-name="T1"> </text:span>les<text:span text:style-name="T1"> </text:span>coordonner,<text:span text:style-name="T1"> </text:span>les<text:span text:style-name="T1"> </text:span>traduire<text:span text:style-name="T1"> </text:span>en<text:span text:style-name="T1"> </text:span>un<text:span text:style-name="T1"> </text:span>français<text:span text:style-name="T1"> </text:span>simple<text:span text:style-name="T1"> </text:span>et<text:span text:style-name="T1"> </text:span>harmonieux,<text:span text:style-name="T1"> </text:span>cela<text:span text:style-name="T1"> </text:span>demande<text:span text:style-name="T1"> </text:span>le<text:span text:style-name="T1"> </text:span>sens<text:span text:style-name="T1"> </text:span>d'un<text:span text:style-name="T1"> </text:span>érudit<text:span text:style-name="T1"> </text:span>et<text:span text:style-name="T1"> </text:span>l'instinct<text:span text:style-name="T1"> </text:span>d'un<text:span text:style-name="T1"> </text:span>poète.<text:span text:style-name="T1"> </text:span>M.<text:span text:style-name="T1"> </text:span>Bédier<text:span text:style-name="T1"> </text:span>possède<text:span text:style-name="T1"> </text:span>ces<text:span text:style-name="T1"> </text:span>dons,<text:span text:style-name="T1"> </text:span>contradictoires<text:span text:style-name="T1"> </text:span>trop<text:span text:style-name="T1"> </text:span>souvent.<text:span text:style-name="T1"> </text:span>On<text:span text:style-name="T1"> </text:span>attend<text:span text:style-name="T1"> </text:span>de<text:span text:style-name="T1"> </text:span>lui<text:span text:style-name="T1"> </text:span>d'autres<text:span text:style-name="T1"> </text:span>restaurations.<text:span text:style-name="T1"> </text:span>Il<text:span text:style-name="T1"> </text:span>sera,<text:span text:style-name="T1"> </text:span>s'il<text:span text:style-name="T1"> </text:span>le<text:span text:style-name="T1"> </text:span>veut,<text:span text:style-name="T1"> </text:span>un<text:span text:style-name="T1"> </text:span>nouveau<text:span text:style-name="T1"> </text:span>Tressan$496$,<text:span text:style-name="T1"> </text:span>mais<text:span text:style-name="T1"> </text:span>avec<text:span text:style-name="T1"> </text:span>tout<text:span text:style-name="T1"> </text:span>ce<text:span text:style-name="T1"> </text:span>qui<text:span text:style-name="T1"> </text:span>manquait<text:span text:style-name="T1"> </text:span>à<text:span text:style-name="T1"> </text:span>l'ancien,<text:span text:style-name="T1"> </text:span>de<text:span text:style-name="T1"> </text:span>science,<text:span text:style-name="T1"> </text:span>de<text:span text:style-name="T1"> </text:span>style<text:span text:style-name="T1"> </text:span>et<text:span text:style-name="T1"> </text:span>de<text:span text:style-name="T1"> </text:span>goût.<text:span text:style-name="T1"> </text:span></text:p>
      <text:p text:style-name="P1"/>
      <text:p text:style-name="Standard">Les<text:span text:style-name="T1"> </text:span>romans<text:span text:style-name="T1"> </text:span>sont<text:span text:style-name="T1"> </text:span>toujours<text:span text:style-name="T1"> </text:span>nombreux ;<text:span text:style-name="T1"> </text:span>mais<text:span text:style-name="T1"> </text:span>une<text:span text:style-name="T1"> </text:span>statistique<text:span text:style-name="T1"> </text:span>exacte<text:span text:style-name="T1"> </text:span>constaterait<text:span text:style-name="T1"> </text:span>peut-être<text:span text:style-name="T1"> </text:span>leur<text:span text:style-name="T1"> </text:span>décroissance.<text:span text:style-name="T1"> </text:span>C'est<text:span text:style-name="T1"> </text:span>à<text:span text:style-name="T1"> </text:span>propos<text:span text:style-name="T1"> </text:span>du<text:span text:style-name="T1"> </text:span>roman<text:span text:style-name="T1"> </text:span>sans<text:span text:style-name="T1"> </text:span>doute<text:span text:style-name="T1"> </text:span>qu'on<text:span text:style-name="T1"> </text:span>a<text:span text:style-name="T1"> </text:span>parlé<text:span text:style-name="T1"> </text:span>d'une<text:span text:style-name="T1"> </text:span>crise<text:span text:style-name="T1"> </text:span>du<text:span text:style-name="T1"> </text:span>livre.<text:span text:style-name="T1"> </text:span>Il<text:span text:style-name="T1"> </text:span>y<text:span text:style-name="T1"> </text:span>a<text:span text:style-name="T1"> </text:span>la<text:span text:style-name="T1"> </text:span>crise<text:span text:style-name="T1"> </text:span>vinicole ;<text:span text:style-name="T1"> </text:span>il<text:span text:style-name="T1"> </text:span>y<text:span text:style-name="T1"> </text:span>aurait<text:span text:style-name="T1"> </text:span>la<text:span text:style-name="T1"> </text:span>crise<text:span text:style-name="T1"> </text:span>romanesque.<text:span text:style-name="T1"> </text:span>A<text:span text:style-name="T1"> </text:span>la<text:span text:style-name="T1"> </text:span>vérité,<text:span text:style-name="T1"> </text:span>jamais<text:span text:style-name="T1"> </text:span>il<text:span text:style-name="T1"> </text:span>ne<text:span text:style-name="T1"> </text:span>se<text:span text:style-name="T1"> </text:span>publia<text:span text:style-name="T1"> </text:span>autant<text:span text:style-name="T1"> </text:span>de<text:span text:style-name="T1"> </text:span>romans<text:span text:style-name="T1"> </text:span>médiocres ;<text:span text:style-name="T1"> </text:span>non<text:span text:style-name="T1"> </text:span>pas<text:span text:style-name="T1"> </text:span>même<text:span text:style-name="T1"> </text:span>mauvais,<text:span text:style-name="T1"> </text:span>médiocres<text:span text:style-name="T1"> </text:span>et<text:span text:style-name="T1"> </text:span>de<text:span text:style-name="T1"> </text:span>tous<text:span text:style-name="T1"> </text:span>les<text:span text:style-name="T1"> </text:span>genres<text:span text:style-name="T1"> </text:span>de<text:span text:style-name="T1"> </text:span>médiocrité.<text:span text:style-name="T1"> </text:span>Libertinage,<text:span text:style-name="T1"> </text:span>moralisme,<text:span text:style-name="T1"> </text:span>études<text:span text:style-name="T1"> </text:span>sociales,<text:span text:style-name="T1"> </text:span>passionnelles,<text:span text:style-name="T1"> </text:span>parisiennes,<text:span text:style-name="T1"> </text:span>exotiques ;<text:span text:style-name="T1"> </text:span>la<text:span text:style-name="T1"> </text:span>lyre<text:span text:style-name="T1"> </text:span>a<text:span text:style-name="T1"> </text:span>un<text:span text:style-name="T1"> </text:span>très<text:span text:style-name="T1"> </text:span>grand<text:span text:style-name="T1"> </text:span>nombre<text:span text:style-name="T1"> </text:span>de<text:span text:style-name="T1"> </text:span>cordes,<text:span text:style-name="T1"> </text:span>mais<text:span text:style-name="T1"> </text:span>y<text:span text:style-name="T1"> </text:span>en<text:span text:style-name="T1"> </text:span>a-t-il<text:span text:style-name="T1"> </text:span>deux<text:span text:style-name="T1"> </text:span>ou<text:span text:style-name="T1"> </text:span>trois<text:span text:style-name="T1"> </text:span>qui<text:span text:style-name="T1"> </text:span>donnent<text:span text:style-name="T1"> </text:span>une<text:span text:style-name="T1"> </text:span>note<text:span text:style-name="T1"> </text:span>juste<text:span text:style-name="T1"> </text:span>et<text:span text:style-name="T1"> </text:span>claire?<text:span text:style-name="T1"> </text:span></text:p>
      <text:p text:style-name="Standard">Les<text:span text:style-name="T1"> </text:span>deux<text:span text:style-name="T1"> </text:span>grands<text:span text:style-name="T1"> </text:span>succès<text:span text:style-name="T1"> </text:span>de<text:span text:style-name="T1"> </text:span>l'année<text:span text:style-name="T1"> </text:span>furent<text:span text:style-name="T1"> </text:span><text:span text:style-name="T5">Quo</text:span><text:span text:style-name="T4"> </text:span><text:span text:style-name="T5">Vadis</text:span>$497$?<text:span text:style-name="T1"> </text:span>et<text:span text:style-name="T1"> </text:span><text:span text:style-name="T5">le</text:span><text:span text:style-name="T4"> </text:span><text:span text:style-name="T5">Journal</text:span><text:span text:style-name="T4"> </text:span><text:span text:style-name="T5">d'une</text:span><text:span text:style-name="T4"> </text:span><text:span text:style-name="T5">femme</text:span><text:span text:style-name="T4"> </text:span><text:span text:style-name="T5">de</text:span><text:span text:style-name="T4"> </text:span><text:span text:style-name="T5">chambre</text:span>$498$.<text:span text:style-name="T1"> </text:span>Mais<text:span text:style-name="T1"> </text:span>le<text:span text:style-name="T1"> </text:span>livre<text:span text:style-name="T1"> </text:span>de<text:span text:style-name="T1"> </text:span>M.<text:span text:style-name="T1"> </text:span>Sienkiewicz<text:span text:style-name="T1"> </text:span>ne<text:span text:style-name="T1"> </text:span>nous<text:span text:style-name="T1"> </text:span>regarde<text:span text:style-name="T1"> </text:span>pas.<text:span text:style-name="T1"> </text:span>Celui<text:span text:style-name="T1"> </text:span>de<text:span text:style-name="T1"> </text:span>M.<text:span text:style-name="T1"> </text:span>Mirbeau<text:span text:style-name="T1"> </text:span>n'est<text:span text:style-name="T1"> </text:span>pas<text:span text:style-name="T1"> </text:span>des<text:span text:style-name="T1"> </text:span>plus<text:span text:style-name="T1"> </text:span>agréables.<text:span text:style-name="T1"> </text:span>On<text:span text:style-name="T1"> </text:span>s'y<text:span text:style-name="T1"> </text:span>amuse,<text:span text:style-name="T1"> </text:span>mais<text:span text:style-name="T1"> </text:span>non<text:span text:style-name="T1"> </text:span>sans<text:span text:style-name="T1"> </text:span>honte,<text:span text:style-name="T1"> </text:span>avec<text:span text:style-name="T1"> </text:span>la<text:span text:style-name="T1"> </text:span>conscience<text:span text:style-name="T1"> </text:span>de<text:span text:style-name="T1"> </text:span>goûter<text:span text:style-name="T1"> </text:span>un<text:span text:style-name="T1"> </text:span>plaisir<text:span text:style-name="T1"> </text:span>presque<text:span text:style-name="T1"> </text:span>dégradant.<text:span text:style-name="T1"> </text:span>Il<text:span text:style-name="T1"> </text:span>y<text:span text:style-name="T1"> </text:span>a des<text:span text:style-name="T1"> </text:span>êtres<text:span text:style-name="T1"> </text:span>abjects<text:span text:style-name="T1"> </text:span>parmi<text:span text:style-name="T1"> </text:span>la<text:span text:style-name="T1"> </text:span>bourgeoisie ; <text:span text:style-name="T1"><text:s/></text:span>il<text:span text:style-name="T1"> </text:span>y<text:span text:style-name="T1"> </text:span>en<text:span text:style-name="T1"> </text:span>a<text:span text:style-name="T1"> </text:span>davantage<text:span text:style-name="T1"> </text:span>encore<text:span text:style-name="T1"> </text:span>parmi<text:span text:style-name="T1"> </text:span>le<text:span text:style-name="T1"> </text:span>peuple.<text:span text:style-name="T1"> </text:span>M.<text:span text:style-name="T1"> </text:span>Mirbeau<text:span text:style-name="T1"> </text:span>ne<text:span text:style-name="T1"> </text:span>le<text:span text:style-name="T1"> </text:span>croit<text:span text:style-name="T1"> </text:span>pas.<text:span text:style-name="T1"> </text:span>Il<text:span text:style-name="T1"> </text:span>croit<text:span text:style-name="T1"> </text:span>même<text:span text:style-name="T1"> </text:span>le<text:span text:style-name="T1"> </text:span>contraire<text:span text:style-name="T1"> </text:span>et<text:span text:style-name="T1"> </text:span>que<text:span text:style-name="T1"> </text:span>le<text:span text:style-name="T1"> </text:span>peuple<text:span text:style-name="T1"> </text:span>serait<text:span text:style-name="T1"> </text:span>tout<text:span text:style-name="T1"> </text:span>à<text:span text:style-name="T1"> </text:span>fait<text:span text:style-name="T1"> </text:span>exquis<text:span text:style-name="T1"> </text:span>s'il<text:span text:style-name="T1"> </text:span>était<text:span text:style-name="T1"> </text:span>tout<text:span text:style-name="T1"> </text:span>à<text:span text:style-name="T1"> </text:span>fait<text:span text:style-name="T1"> </text:span>maître.<text:span text:style-name="T1"> </text:span>On<text:span text:style-name="T1"> </text:span>a<text:span text:style-name="T1"> </text:span>réimprimé<text:span text:style-name="T1"> </text:span>le<text:span text:style-name="T1"> </text:span><text:span text:style-name="T5">Calvaire</text:span>$499$.<text:span text:style-name="T1"> </text:span>M.<text:span text:style-name="T1"> </text:span>Mirbeau<text:span text:style-name="T1"> </text:span>a<text:span text:style-name="T1"> </text:span>eu<text:span text:style-name="T1"> </text:span>ainsi<text:span text:style-name="T1"> </text:span>l'occasion<text:span text:style-name="T1"> </text:span>de<text:span text:style-name="T1"> </text:span>faire<text:span text:style-name="T1"> </text:span>un<text:span text:style-name="T1"> </text:span>examen<text:span text:style-name="T1"> </text:span>de<text:span text:style-name="T1"> </text:span>conscience.<text:span text:style-name="T1"> </text:span>Son<text:span text:style-name="T1"> </text:span>prochain<text:span text:style-name="T1"> </text:span>roman<text:span text:style-name="T1"> </text:span>nous<text:span text:style-name="T1"> </text:span>en<text:span text:style-name="T1"> </text:span>dira<text:span text:style-name="T1"> </text:span>le<text:span text:style-name="T1"> </text:span>résultat.<text:span text:style-name="T1"> </text:span></text:p>
      <text:p text:style-name="Standard"><text:span text:style-name="T5">La</text:span><text:span text:style-name="T4"> </text:span><text:span text:style-name="T5">Double</text:span><text:span text:style-name="T4"> </text:span><text:span text:style-name="T5">Maîtresse,</text:span> de<text:span text:style-name="T1"> </text:span>Henri<text:span text:style-name="T1"> </text:span>de<text:span text:style-name="T1"> </text:span>Régnier$500$<text:span text:style-name="T1"> </text:span>et<text:span text:style-name="T1"> </text:span><text:span text:style-name="T5">Amour,</text:span><text:span text:style-name="T4"> </text:span><text:span text:style-name="T5">Amour !</text:span><text:span text:style-name="T4"> </text:span>de<text:span text:style-name="T1"> </text:span>Pierre<text:span text:style-name="T1"> </text:span>Veber$501$<text:span text:style-name="T1"> </text:span>ont<text:span text:style-name="T1"> </text:span>également<text:span text:style-name="T1"> </text:span>été<text:span text:style-name="T1"> </text:span>fort<text:span text:style-name="T1"> </text:span>bien<text:span text:style-name="T1"> </text:span>accueillis<text:span text:style-name="T1"> </text:span>par<text:span text:style-name="T1"> </text:span>un<text:span text:style-name="T1"> </text:span>large<text:span text:style-name="T1"> </text:span>public.<text:span text:style-name="T1"> </text:span>L'un<text:span text:style-name="T1"> </text:span>est<text:span text:style-name="T1"> </text:span>le<text:span text:style-name="T1"> </text:span>roman<text:span text:style-name="T1"> </text:span>littéraire,<text:span text:style-name="T1"> </text:span>spirituel,<text:span text:style-name="T1"> </text:span>fin<text:span text:style-name="T1"> </text:span>et<text:span text:style-name="T1"> </text:span>de<text:span text:style-name="T1"> </text:span>bonne<text:span text:style-name="T1"> </text:span>compagnie ;<text:span text:style-name="T1"> </text:span>l'autre,<text:span text:style-name="T1"> </text:span>le<text:span text:style-name="T1"> </text:span>roman<text:span text:style-name="T1"> </text:span>goguenard,<text:span text:style-name="T1"> </text:span>boulevardier,<text:span text:style-name="T1"> </text:span>équivoque.<text:span text:style-name="T1"> </text:span>Je<text:span text:style-name="T1"> </text:span>ne<text:span text:style-name="T1"> </text:span>les<text:span text:style-name="T1"> </text:span>ai<text:span text:style-name="T1"> </text:span>pas<text:span text:style-name="T1"> </text:span>réunis<text:span text:style-name="T1"> </text:span>pour<text:span text:style-name="T1"> </text:span>les<text:span text:style-name="T1"> </text:span>mettre<text:span text:style-name="T1"> </text:span>en<text:span text:style-name="T1"> </text:span>parallèle<text:span text:style-name="T1"> </text:span>et<text:span text:style-name="T1"> </text:span>les<text:span text:style-name="T1"> </text:span>critiquer<text:span text:style-name="T1"> </text:span>de<text:span text:style-name="T1"> </text:span>compagnie.<text:span text:style-name="T1"> Il </text:span>y<text:span text:style-name="T1"> </text:span>aura<text:span text:style-name="T1"> </text:span>toujours<text:span text:style-name="T1"> </text:span>très<text:span text:style-name="T1"> </text:span>loin<text:span text:style-name="T1"> </text:span>d'un<text:span text:style-name="T1"> </text:span>poète<text:span text:style-name="T1"> </text:span>lyrique<text:span text:style-name="T1"> </text:span>à<text:span text:style-name="T1"> </text:span>un<text:span text:style-name="T1"> </text:span>vaudevilliste,<text:span text:style-name="T1"> </text:span>même<text:span text:style-name="T1"> </text:span>quand<text:span text:style-name="T1"> </text:span>ils<text:span text:style-name="T1"> </text:span>se<text:span text:style-name="T1"> </text:span>rencontrent<text:span text:style-name="T1"> </text:span>en<text:span text:style-name="T1"> </text:span>un<text:span text:style-name="T1"> </text:span>même<text:span text:style-name="T1"> </text:span>genre.<text:span text:style-name="T1"> </text:span>Ce<text:span text:style-name="T1"> </text:span>qui<text:span text:style-name="T1"> </text:span>est<text:span text:style-name="T1"> </text:span>piquant,<text:span text:style-name="T1"> </text:span>c'est<text:span text:style-name="T1"> </text:span>que<text:span text:style-name="T1"> </text:span>le<text:span text:style-name="T1"> </text:span>vaudevilliste<text:span text:style-name="T1"> </text:span>et<text:span text:style-name="T1"> </text:span>le<text:span text:style-name="T1"> </text:span>poète<text:span text:style-name="T1"> </text:span>aient<text:span text:style-name="T1"> </text:span>trouvé<text:span text:style-name="T1"> </text:span>presque<text:span text:style-name="T1"> </text:span>en<text:span text:style-name="T1"> </text:span>même<text:span text:style-name="T1"> </text:span>temps<text:span text:style-name="T1"> </text:span>un<text:span text:style-name="T1"> </text:span>succès<text:span text:style-name="T1"> </text:span>presque<text:span text:style-name="T1"> </text:span>égal<text:span text:style-name="T1"> </text:span>cela<text:span text:style-name="T1"> </text:span>montre<text:span text:style-name="T1"> </text:span>la<text:span text:style-name="T1"> </text:span>variété<text:span text:style-name="T1"> </text:span>des<text:span text:style-name="T1"> </text:span>publics ;<text:span text:style-name="T1"> </text:span>ou,<text:span text:style-name="T1"> </text:span>s'il<text:span text:style-name="T1"> </text:span>s'agit<text:span text:style-name="T1"> </text:span>des<text:span text:style-name="T1"> </text:span>mêmes<text:span text:style-name="T1"> </text:span>lecteurs,<text:span text:style-name="T1"> </text:span>la<text:span text:style-name="T1"> </text:span>variété<text:span text:style-name="T1"> </text:span>des<text:span text:style-name="T1"> </text:span>goûts<text:span text:style-name="T1"> </text:span>dans<text:span text:style-name="T1"> </text:span>un<text:span text:style-name="T1"> </text:span>même<text:span text:style-name="T1"> </text:span>liseur<text:span text:style-name="T1"> </text:span>de<text:span text:style-name="T1"> </text:span>livres.<text:span text:style-name="T1"> </text:span></text:p>
      <text:p text:style-name="Standard"><text:soft-page-break/>Voici<text:span text:style-name="T1"> </text:span><text:span text:style-name="T5">Le</text:span><text:span text:style-name="T4"> </text:span><text:span text:style-name="T5">Roi</text:span>$502$.<text:span text:style-name="T1"> </text:span>M.<text:span text:style-name="T1"> </text:span>d'Esparbès$503$<text:span text:style-name="T1"> </text:span>écrit<text:span text:style-name="T1"> </text:span>assez<text:span text:style-name="T1"> </text:span>bien,<text:span text:style-name="T1"> </text:span>d'un<text:span text:style-name="T1"> </text:span>style<text:span text:style-name="T1"> </text:span>coulant,<text:span text:style-name="T1"> </text:span>riche<text:span text:style-name="T1"> </text:span>et<text:span text:style-name="T1"> </text:span>triste,<text:span text:style-name="T1"> </text:span>il<text:span text:style-name="T1"> </text:span>prend<text:span text:style-name="T1"> </text:span>tout<text:span text:style-name="T1"> </text:span>au<text:span text:style-name="T1"> </text:span>sérieux,<text:span text:style-name="T1"> </text:span>mais<text:span text:style-name="T1"> </text:span>son<text:span text:style-name="T1"> </text:span>sérieux<text:span text:style-name="T1"> </text:span>ne<text:span text:style-name="T1"> </text:span>va<text:span text:style-name="T1"> </text:span>pas<text:span text:style-name="T1"> </text:span>très<text:span text:style-name="T1"> </text:span>loin.<text:span text:style-name="T1"> </text:span>C'est<text:span text:style-name="T1"> </text:span>un<text:span text:style-name="T1"> </text:span>des<text:span text:style-name="T1"> </text:span>écrivains<text:span text:style-name="T1"> </text:span>de<text:span text:style-name="T1"> </text:span>ce<text:span text:style-name="T1"> </text:span>temps<text:span text:style-name="T1"> </text:span>les<text:span text:style-name="T1"> </text:span>plus<text:span text:style-name="T1"> </text:span>appliqués<text:span text:style-name="T1"> </text:span>et<text:span text:style-name="T1"> </text:span>les<text:span text:style-name="T1"> </text:span>plus<text:span text:style-name="T1"> </text:span>consciencieux.<text:span text:style-name="T1"> </text:span>Ses<text:span text:style-name="T1"> </text:span>contes<text:span text:style-name="T1"> </text:span>sont<text:span text:style-name="T1"> </text:span>presque<text:span text:style-name="T1"> </text:span>aussi<text:span text:style-name="T1"> </text:span>sévères,<text:span text:style-name="T1"> </text:span>en<text:span text:style-name="T1"> </text:span>leur<text:span text:style-name="T1"> </text:span>genre<text:span text:style-name="T1"> </text:span>qui<text:span text:style-name="T1"> </text:span>se<text:span text:style-name="T1"> </text:span>voudrait<text:span text:style-name="T1"> </text:span>vert-galant<text:span text:style-name="T1"> </text:span>ou<text:span text:style-name="T1"> </text:span>talon<text:span text:style-name="T1"> </text:span>rouge$504$,<text:span text:style-name="T1"> </text:span>que<text:span text:style-name="T1"> </text:span>les<text:span text:style-name="T1"> </text:span>articles<text:span text:style-name="T1"> </text:span>de<text:span text:style-name="T1"> </text:span>M.<text:span text:style-name="T1"> </text:span>Paul<text:span text:style-name="T1"> </text:span>Adam$505$,<text:span text:style-name="T1"> </text:span>ces<text:span text:style-name="T1"> </text:span>chefs-d'œuvre<text:span text:style-name="T1"> </text:span>d'idéologie<text:span text:style-name="T1"> </text:span>grave.<text:span text:style-name="T1"> </text:span>Que<text:span text:style-name="T1"> </text:span>c'est<text:span text:style-name="T1"> </text:span>beau,<text:span text:style-name="T1"> </text:span>la<text:span text:style-name="T1"> </text:span>foi<text:span text:style-name="T1"> </text:span>littéraire!<text:span text:style-name="T1"> <text:s/></text:span>Ce<text:span text:style-name="T1"> </text:span>n'est<text:span text:style-name="T1"> </text:span>pas,<text:span text:style-name="T1"> </text:span>du<text:span text:style-name="T1"> </text:span>moins,<text:span text:style-name="T1"> </text:span>ce<text:span text:style-name="T1"> </text:span>que<text:span text:style-name="T1"> </text:span>l'on<text:span text:style-name="T1"> </text:span>reprocherait<text:span text:style-name="T1"> </text:span>à<text:span text:style-name="T1"> </text:span>Rachilde$506$,<text:span text:style-name="T1"> </text:span>si<text:span text:style-name="T1"> </text:span>cela<text:span text:style-name="T1"> </text:span>pouvait<text:span text:style-name="T1"> </text:span>être<text:span text:style-name="T1"> </text:span>reproché.<text:span text:style-name="T1"> </text:span>L'auteur<text:span text:style-name="T1"> </text:span>de<text:span text:style-name="T1"> </text:span>la<text:span text:style-name="T1"> </text:span><text:span text:style-name="T5">Jongleuse</text:span>$507$<text:span text:style-name="T1"> </text:span>et<text:span text:style-name="T1"> </text:span>des<text:span text:style-name="T4"> </text:span><text:span text:style-name="T5">Contes</text:span><text:span text:style-name="T4"> </text:span><text:span text:style-name="T5">et</text:span><text:span text:style-name="T4"> </text:span><text:span text:style-name="T5">Nouvelles</text:span>$508$<text:span text:style-name="T1"> </text:span>n'a<text:span text:style-name="T1"> </text:span>pas<text:span text:style-name="T1"> </text:span>la<text:span text:style-name="T1"> </text:span>foi.<text:span text:style-name="T1"> </text:span>Il<text:span text:style-name="T1"> </text:span>la<text:span text:style-name="T1"> </text:span>remplace<text:span text:style-name="T1"> </text:span>par<text:span text:style-name="T1"> </text:span>de<text:span text:style-name="T1"> </text:span>l'esprit ;<text:span text:style-name="T1"> </text:span>de<text:span text:style-name="T1"> </text:span>la<text:span text:style-name="T1"> </text:span>fantaisie,<text:span text:style-name="T1"> </text:span>de<text:span text:style-name="T1"> </text:span>l'ironie.<text:span text:style-name="T1"> </text:span>Et<text:span text:style-name="T1"> </text:span>Jean<text:span text:style-name="T1"> </text:span>Lorrain<text:span text:style-name="T1"> </text:span>ne<text:span text:style-name="T1"> </text:span>s'y<text:span text:style-name="T1"> </text:span>prend<text:span text:style-name="T1"> </text:span>pas<text:span text:style-name="T1"> </text:span>autrement<text:span text:style-name="T1"> </text:span>pour<text:span text:style-name="T1"> </text:span>nous<text:span text:style-name="T1"> </text:span>plaire<text:span text:style-name="T1"> </text:span>dans<text:span text:style-name="T1"> </text:span>ses<text:span text:style-name="T1"> </text:span><text:span text:style-name="T5">Histoires</text:span><text:span text:style-name="T4"> </text:span><text:span text:style-name="T5">de</text:span><text:span text:style-name="T4"> </text:span><text:span text:style-name="T5">Masques</text:span>$509$ ;<text:span text:style-name="T1"> </text:span>ni<text:span text:style-name="T1"> </text:span>Pierre<text:span text:style-name="T1"> </text:span>Louys,<text:span text:style-name="T1"> </text:span>dans<text:span text:style-name="T1"> </text:span>son<text:span text:style-name="T1"> </text:span><text:span text:style-name="T5">Roi</text:span><text:span text:style-name="T4"> </text:span><text:span text:style-name="T5">Pausole</text:span>$510$ ;<text:span text:style-name="T1"> </text:span>ni<text:span text:style-name="T1"> </text:span>M.<text:span text:style-name="T1"> </text:span>Maindron,<text:span text:style-name="T1"> </text:span>dans<text:span text:style-name="T1"> </text:span>son<text:span text:style-name="T1"> </text:span><text:span text:style-name="T5">Blancador</text:span>$511$ ;<text:span text:style-name="T1"> </text:span>ni<text:span text:style-name="T1"> </text:span>Hugues<text:span text:style-name="T1"> </text:span>Rebell<text:span text:style-name="T1"> </text:span>dans<text:span text:style-name="T1"> </text:span>sa<text:span text:style-name="T1"> </text:span>C<text:span text:style-name="T5">âlineuse</text:span>$512$ ;<text:span text:style-name="T1"> </text:span>ni<text:span text:style-name="T1"> </text:span>Willy<text:span text:style-name="T1"> </text:span>dans<text:span text:style-name="T1"> </text:span>sa<text:span text:style-name="T1"> </text:span>piquante<text:span text:style-name="T1"> </text:span><text:span text:style-name="T5">Claudine </text:span>;$513$<text:span text:style-name="T1"> </text:span>ni<text:span text:style-name="T1"> </text:span>Camille<text:span text:style-name="T1"> </text:span>de<text:span text:style-name="T1"> </text:span>Sainte-Croix,<text:span text:style-name="T1"> </text:span>dans<text:span text:style-name="T1"> </text:span>sa<text:span text:style-name="T1"> </text:span>moqueuse<text:span text:style-name="T1"> </text:span><text:span text:style-name="T5">Pantalonie</text:span>$514$ :<text:span text:style-name="T1"> </text:span>c'est<text:span text:style-name="T1"> </text:span>la<text:span text:style-name="T1"> </text:span>veine<text:span text:style-name="T1"> </text:span>française.<text:span text:style-name="T1"> </text:span></text:p>
      <text:p text:style-name="Standard">Un<text:span text:style-name="T1"> </text:span>des<text:span text:style-name="T1"> </text:span>romans<text:span text:style-name="T1"> </text:span>de<text:span text:style-name="T1"> </text:span>l'année<text:span text:style-name="T1"> </text:span>qui<text:span text:style-name="T1"> </text:span>furent<text:span text:style-name="T1"> </text:span>le<text:span text:style-name="T1"> </text:span>plus<text:span text:style-name="T1"> </text:span>discutés,<text:span text:style-name="T1"> </text:span>l'<text:span text:style-name="T5">Appel</text:span><text:span text:style-name="T4"> </text:span><text:span text:style-name="T5">au</text:span><text:span text:style-name="T4"> </text:span><text:span text:style-name="T5">Soldat,</text:span><text:span text:style-name="T1"> </text:span>de<text:span text:style-name="T1"> </text:span>M.<text:span text:style-name="T1"> </text:span>Barrès$515$,<text:span text:style-name="T1"> </text:span>le<text:span text:style-name="T1"> </text:span>pourrait<text:span text:style-name="T1"> </text:span>être<text:span text:style-name="T1"> </text:span>encore,<text:span text:style-name="T1"> </text:span>car<text:span text:style-name="T1"> </text:span>les<text:span text:style-name="T1"> </text:span>passions<text:span text:style-name="T1"> </text:span>politiques<text:span text:style-name="T1"> </text:span>sont<text:span text:style-name="T1"> </text:span>restées<text:span text:style-name="T1"> </text:span>en<text:span text:style-name="T1"> </text:span>état.<text:span text:style-name="T1"> </text:span>C'est<text:span text:style-name="T1"> </text:span>un<text:span text:style-name="T1"> </text:span>roman<text:span text:style-name="T1"> </text:span>historique,<text:span text:style-name="T1"> </text:span>mais<text:span text:style-name="T1"> </text:span>d'histoire<text:span text:style-name="T1"> </text:span>contemporaine,<text:span text:style-name="T1"> </text:span>et<text:span text:style-name="T1"> </text:span>plus<text:span text:style-name="T1"> </text:span>encore<text:span text:style-name="T1"> </text:span>d'histoire<text:span text:style-name="T1"> </text:span>vivante<text:span text:style-name="T1"> </text:span>et<text:span text:style-name="T1"> </text:span>dans<text:span text:style-name="T1"> </text:span>laquelle<text:span text:style-name="T1"> </text:span>nous<text:span text:style-name="T1"> </text:span>vivons.<text:span text:style-name="T1"> </text:span>Le<text:span text:style-name="T1"> </text:span>meilleur<text:span text:style-name="T1"> </text:span>de<text:span text:style-name="T1"> </text:span>ce<text:span text:style-name="T1"> </text:span>livre<text:span text:style-name="T1"> </text:span>épais<text:span text:style-name="T1"> </text:span>et<text:span text:style-name="T1"> </text:span>parfois<text:span text:style-name="T1"> </text:span>pénible<text:span text:style-name="T1"> </text:span>est<text:span text:style-name="T1"> </text:span>la<text:span text:style-name="T1"> </text:span>partie<text:span text:style-name="T1"> </text:span>purement<text:span text:style-name="T1"> </text:span>romanesque ;<text:span text:style-name="T1"> </text:span>et<text:span text:style-name="T1"> </text:span>ce<text:span text:style-name="T1"> </text:span>meilleur<text:span text:style-name="T1"> </text:span>y<text:span text:style-name="T1"> </text:span>est<text:span text:style-name="T1"> </text:span>bon<text:span text:style-name="T1"> </text:span>au<text:span text:style-name="T1"> </text:span>sens<text:span text:style-name="T1"> </text:span>absolu.<text:span text:style-name="T1"> </text:span>Quel<text:span text:style-name="T1"> </text:span>livre<text:span text:style-name="T1"> </text:span>délicieux<text:span text:style-name="T1"> </text:span>si<text:span text:style-name="T1"> </text:span>on<text:span text:style-name="T1"> </text:span>en<text:span text:style-name="T1"> </text:span>ôtait<text:span text:style-name="T1"> </text:span>tout<text:span text:style-name="T1"> </text:span>ce<text:span text:style-name="T1"> </text:span>que<text:span text:style-name="T1"> </text:span>M.<text:span text:style-name="T1"> </text:span>Barrès<text:span text:style-name="T1"> </text:span>a<text:span text:style-name="T1"> </text:span>pris<text:span text:style-name="T1"> </text:span>dans<text:span text:style-name="T1"> </text:span>les<text:span text:style-name="T1"> </text:span>journaux,<text:span text:style-name="T1"> </text:span>si<text:span text:style-name="T1"> </text:span>on<text:span text:style-name="T1"> </text:span>n'y<text:span text:style-name="T1"> </text:span>laissait<text:span text:style-name="T1"> </text:span>que<text:span text:style-name="T1"> </text:span>ce<text:span text:style-name="T1"> </text:span>qui<text:span text:style-name="T1"> </text:span>est<text:span text:style-name="T1"> </text:span>sorti<text:span text:style-name="T1"> </text:span>directement<text:span text:style-name="T1"> </text:span>de<text:span text:style-name="T1"> </text:span>sa<text:span text:style-name="T1"> </text:span>sensibilité<text:span text:style-name="T1"> </text:span>si<text:span text:style-name="T1"> </text:span>originale.<text:span text:style-name="T1"> </text:span>M.<text:span text:style-name="T1"> </text:span>Paul<text:span text:style-name="T1"> </text:span>Bourget<text:span text:style-name="T1"> </text:span>publie<text:span text:style-name="T1"> </text:span>ses<text:span text:style-name="T1"> </text:span><text:span text:style-name="T5">Œuvres</text:span><text:span text:style-name="T4"> </text:span><text:span text:style-name="T5">complètes</text:span>$516$<text:span text:style-name="T1"> </text:span>et<text:span text:style-name="T1"> </text:span>en<text:span text:style-name="T1"> </text:span>même<text:span text:style-name="T1"> </text:span>temps<text:span text:style-name="T1"> </text:span><text:span text:style-name="T5">Un</text:span><text:span text:style-name="T4"> </text:span><text:span text:style-name="T5">homme</text:span><text:span text:style-name="T4"> </text:span><text:span text:style-name="T5">d'affaires</text:span>$517$,<text:span text:style-name="T1"> </text:span>recueil<text:span text:style-name="T1"> </text:span>de<text:span text:style-name="T1"> </text:span>nouvelles,<text:span text:style-name="T1"> </text:span>qui<text:span text:style-name="T1"> </text:span>n'ajouteront<text:span text:style-name="T1"> </text:span>rien<text:span text:style-name="T1"> </text:span>à<text:span text:style-name="T1"> </text:span>sa<text:span text:style-name="T1"> </text:span>gloire.<text:span text:style-name="T1"> </text:span>Il<text:span text:style-name="T1"> </text:span>y<text:span text:style-name="T1"> </text:span>a<text:span text:style-name="T1"> </text:span>longtemps<text:span text:style-name="T1"> </text:span>que<text:span text:style-name="T1"> </text:span>M.<text:span text:style-name="T1"> </text:span>Bourget<text:span text:style-name="T1"> </text:span>n'augmente<text:span text:style-name="T1"> </text:span>plus<text:span text:style-name="T1"> </text:span>sa<text:span text:style-name="T1"> </text:span>fortune<text:span text:style-name="T1"> </text:span>littéraire ;<text:span text:style-name="T1"> </text:span>il<text:span text:style-name="T1"> </text:span>a<text:span text:style-name="T1"> </text:span>même<text:span text:style-name="T1"> </text:span>fait<text:span text:style-name="T1"> </text:span>quelques<text:span text:style-name="T1"> </text:span>mauvaises<text:span text:style-name="T1"> </text:span>opérations.<text:span text:style-name="T1"> </text:span>Ses<text:span text:style-name="T1"> </text:span>livres<text:span text:style-name="T1"> </text:span>trouvent<text:span text:style-name="T1"> </text:span>encore<text:span text:style-name="T1"> </text:span>beaucoup<text:span text:style-name="T1"> </text:span>de<text:span text:style-name="T1"> </text:span>lecteurs,<text:span text:style-name="T1"> </text:span>mais<text:span text:style-name="T1"> </text:span>nul<text:span text:style-name="T1"> </text:span>n'est<text:span text:style-name="T1"> </text:span>plus<text:span text:style-name="T1"> </text:span>tenté<text:span text:style-name="T1"> </text:span>ni<text:span text:style-name="T1"> </text:span>de<text:span text:style-name="T1"> </text:span>les<text:span text:style-name="T1"> </text:span>discuter<text:span text:style-name="T1"> </text:span>ni<text:span text:style-name="T1"> </text:span>de<text:span text:style-name="T1"> </text:span>les<text:span text:style-name="T1"> </text:span>vouloir<text:span text:style-name="T1"> </text:span>démolir.<text:span text:style-name="T1"> </text:span>Il<text:span text:style-name="T1"> </text:span>y<text:span text:style-name="T1"> </text:span>a<text:span text:style-name="T1"> </text:span>un<text:span text:style-name="T1"> </text:span>mur<text:span text:style-name="T1"> </text:span>entre<text:span text:style-name="T1"> </text:span>lui<text:span text:style-name="T1"> </text:span>et<text:span text:style-name="T1"> </text:span>les<text:span text:style-name="T1"> </text:span>écrivains<text:span text:style-name="T1"> </text:span>d'aujourd'hui<text:span text:style-name="T1"> </text:span>et<text:span text:style-name="T1"> </text:span>on<text:span text:style-name="T1"> </text:span>ne<text:span text:style-name="T1"> </text:span>songe<text:span text:style-name="T1"> </text:span>pas<text:span text:style-name="T1"> </text:span>à<text:span text:style-name="T1"> </text:span>y<text:span text:style-name="T1"> </text:span>faire<text:span text:style-name="T1"> </text:span>des<text:span text:style-name="T1"> </text:span>trous.<text:span text:style-name="T1"> </text:span>La<text:span text:style-name="T1"> </text:span>communication<text:span text:style-name="T1"> </text:span>s'est<text:span text:style-name="T1"> </text:span>rétablie<text:span text:style-name="T1"> </text:span>au<text:span text:style-name="T1"> </text:span>contraire<text:span text:style-name="T1"> </text:span>entre<text:span text:style-name="T1"> </text:span>M.<text:span text:style-name="T1"> </text:span>Zola<text:span text:style-name="T1"> </text:span>et<text:span text:style-name="T1"> </text:span>les<text:span text:style-name="T1"> </text:span>nouvelles<text:span text:style-name="T1"> </text:span>générations ;<text:span text:style-name="T1"> </text:span>mais<text:span text:style-name="T1"> </text:span>la<text:span text:style-name="T1"> </text:span>politique<text:span text:style-name="T1"> </text:span>eut<text:span text:style-name="T1"> </text:span>plus<text:span text:style-name="T1"> </text:span>de<text:span text:style-name="T1"> </text:span>part<text:span text:style-name="T1"> </text:span>à<text:span text:style-name="T1"> </text:span>ces<text:span text:style-name="T1"> </text:span>secondes<text:span text:style-name="T1"> </text:span>noces<text:span text:style-name="T1"> </text:span>que<text:span text:style-name="T1"> </text:span>la<text:span text:style-name="T1"> </text:span>littérature.<text:span text:style-name="T1"> </text:span><text:span text:style-name="T5">Fécondité</text:span>$518$,<text:span text:style-name="T1"> </text:span>qui<text:span text:style-name="T1"> </text:span>n'a<text:span text:style-name="T1"> </text:span>pas<text:span text:style-name="T1"> </text:span>beaucoup<text:span text:style-name="T1"> </text:span>grandi<text:span text:style-name="T1"> </text:span>non<text:span text:style-name="T1"> </text:span>plus<text:span text:style-name="T1"> </text:span>sa<text:span text:style-name="T1"> </text:span>réputation,<text:span text:style-name="T1"> </text:span>a<text:span text:style-name="T1"> </text:span>du<text:span text:style-name="T1"> </text:span>moins<text:span text:style-name="T1"> </text:span>prouvé<text:span text:style-name="T1"> </text:span>son<text:span text:style-name="T1"> </text:span>existence<text:span text:style-name="T1"> </text:span>littéraire<text:span text:style-name="T1"> </text:span>et<text:span text:style-name="T1"> </text:span>la<text:span text:style-name="T1"> </text:span>permanence<text:span text:style-name="T1"> </text:span>de<text:span text:style-name="T1"> </text:span>son<text:span text:style-name="T1"> </text:span>orgueil<text:span text:style-name="T1"> </text:span>d'écrivain.<text:span text:style-name="T1"> </text:span>C'est<text:span text:style-name="T1"> </text:span>un<text:span text:style-name="T1"> </text:span>bonheur<text:span text:style-name="T1"> </text:span>que<text:span text:style-name="T1"> </text:span>n'avait<text:span text:style-name="T1"> </text:span>plus<text:span text:style-name="T1"> </text:span>le<text:span text:style-name="T1"> </text:span>Daudet<text:span text:style-name="T1"> </text:span>des<text:span text:style-name="T1"> </text:span>dernières<text:span text:style-name="T1"> </text:span>années$519$ ;<text:span text:style-name="T1"> </text:span>et<text:span text:style-name="T1"> </text:span>M.<text:span text:style-name="T1"> </text:span>Bourget,<text:span text:style-name="T1"> </text:span>comparé<text:span text:style-name="T1"> </text:span>à<text:span text:style-name="T1"> </text:span>son<text:span text:style-name="T1"> </text:span>ancien<text:span text:style-name="T1"> </text:span>rival,<text:span text:style-name="T1"> </text:span>semble<text:span text:style-name="T1"> </text:span>avoir<text:span text:style-name="T1"> </text:span>été<text:span text:style-name="T1"> </text:span>enseveli<text:span text:style-name="T1"> </text:span>tout<text:span text:style-name="T1"> </text:span>vif.<text:span text:style-name="T1"> </text:span>Il<text:span text:style-name="T1"> </text:span>ressuscitera<text:span text:style-name="T1"> </text:span>peut-être.<text:span text:style-name="T1"> </text:span>Il<text:span text:style-name="T1"> </text:span>est<text:span text:style-name="T1"> </text:span>bien<text:span text:style-name="T1"> </text:span>plus<text:span text:style-name="T1"> </text:span>mort<text:span text:style-name="T1"> </text:span>que<text:span text:style-name="T1"> </text:span>Maupassant,<text:span text:style-name="T1"> </text:span>dont<text:span text:style-name="T1"> l’œuvre </text:span>a<text:span text:style-name="T1"> </text:span>conservé<text:span text:style-name="T1"> </text:span>toute<text:span text:style-name="T1"> </text:span>sa<text:span text:style-name="T1"> </text:span>fraîcheur.<text:span text:style-name="T1"> </text:span>Les<text:span text:style-name="T1"> </text:span><text:span text:style-name="T5">Dimanches</text:span><text:span text:style-name="T4"> </text:span><text:span text:style-name="T5">de</text:span><text:span text:style-name="T4"> </text:span><text:span text:style-name="T5">Paris</text:span>$520$,<text:span text:style-name="T1"> </text:span>roman<text:span text:style-name="T1"> </text:span>inédit<text:span text:style-name="T1"> </text:span>qu'on<text:span text:style-name="T1"> </text:span>vient<text:span text:style-name="T1"> </text:span>de<text:span text:style-name="T1"> </text:span>retrouver,<text:span text:style-name="T1"> </text:span>sont<text:span text:style-name="T1"> </text:span>du<text:span text:style-name="T1"> </text:span>Maupassant<text:span text:style-name="T1"> </text:span>de<text:span text:style-name="T1"> </text:span>la<text:span text:style-name="T1"> </text:span>première<text:span text:style-name="T1"> </text:span>manière,<text:span text:style-name="T1"> – </text:span>celle<text:span text:style-name="T1"> </text:span>peut-être<text:span text:style-name="T1"> </text:span>qui<text:span text:style-name="T1"> </text:span>lui<text:span text:style-name="T1"> </text:span>était<text:span text:style-name="T1"> </text:span>la<text:span text:style-name="T1"> </text:span>plus<text:span text:style-name="T1"> </text:span>naturelle<text:span text:style-name="T1"> </text:span>et<text:span text:style-name="T1"> </text:span>la<text:span text:style-name="T1"> </text:span>mieux<text:span text:style-name="T1"> </text:span>adaptée<text:span text:style-name="T1"> </text:span>à<text:span text:style-name="T1"> </text:span>son<text:span text:style-name="T1"> </text:span>intelligence<text:span text:style-name="T1"> </text:span>froide<text:span text:style-name="T1"> </text:span>et<text:span text:style-name="T1"> </text:span>méticuleuse.<text:span text:style-name="T1"> </text:span></text:p>
      <text:p text:style-name="Standard">Voici<text:span text:style-name="T1"> </text:span>deux<text:span text:style-name="T1"> </text:span>réimpressions<text:span text:style-name="T1"> </text:span>qui<text:span text:style-name="T1"> </text:span>furent<text:span text:style-name="T1"> </text:span>les<text:span text:style-name="T1"> </text:span>bienvenues<text:span text:style-name="T1"> </text:span><text:span text:style-name="T5">Isis</text:span>,<text:span text:style-name="T1"> </text:span>de<text:span text:style-name="T1"> </text:span>Villiers<text:span text:style-name="T1"> </text:span>de<text:span text:style-name="T1"> </text:span>l'Isle-Adam$521$,<text:span text:style-name="T1"> </text:span>et<text:span text:style-name="T1"> </text:span>le<text:span text:style-name="T1"> </text:span><text:span text:style-name="T5">Dragon</text:span><text:span text:style-name="T4"> </text:span><text:span text:style-name="T5">impérial</text:span>,<text:span text:style-name="T1"> </text:span>de<text:span text:style-name="T1"> </text:span>Judith<text:span text:style-name="T1"> </text:span>Gautier$522$ ;<text:span text:style-name="T1"> </text:span>et<text:span text:style-name="T1"> </text:span>cela<text:span text:style-name="T1"> </text:span>nous<text:span text:style-name="T1"> </text:span>fait<text:span text:style-name="T1"> </text:span>souvenir<text:span text:style-name="T1"> </text:span>que<text:span text:style-name="T1"> </text:span>ces<text:span text:style-name="T1"> </text:span>deux<text:span text:style-name="T1"> </text:span>admirables<text:span text:style-name="T1"> </text:span>écrivains<text:span text:style-name="T1"> </text:span>avaient<text:span text:style-name="T1"> </text:span>jadis<text:span text:style-name="T1"> </text:span>projeté<text:span text:style-name="T1"> </text:span>d'écrire<text:span text:style-name="T1"> </text:span>en<text:span text:style-name="T1"> </text:span>collaboration<text:span text:style-name="T1"> </text:span>un<text:span text:style-name="T1"> </text:span>roman<text:span text:style-name="T1"> </text:span>par<text:span text:style-name="T1"> </text:span>lettres,<text:span text:style-name="T1"> </text:span>l'un<text:span text:style-name="T1"> </text:span>faisant<text:span text:style-name="T1"> </text:span>le<text:span text:style-name="T1"> </text:span>héros<text:span text:style-name="T1"> </text:span>et<text:span text:style-name="T1"> </text:span>l'autre<text:span text:style-name="T1"> </text:span>l'héroïne$523$.<text:span text:style-name="T1"> </text:span>Des<text:span text:style-name="T1"> </text:span>deux<text:span text:style-name="T1"> </text:span>l'héroïne<text:span text:style-name="T1"> </text:span>seule<text:span text:style-name="T1"> </text:span>nous<text:span text:style-name="T1"> </text:span>reste<text:span text:style-name="T1"> </text:span>et<text:span text:style-name="T1"> </text:span>elle<text:span text:style-name="T1"> </text:span>vient<text:span text:style-name="T1"> </text:span>de<text:span text:style-name="T1"> </text:span>nous<text:span text:style-name="T1"> </text:span>conter,<text:span text:style-name="T1"> </text:span>dans<text:span text:style-name="T1"> </text:span>ses<text:span text:style-name="T1"> </text:span><text:span text:style-name="T5">Princesses</text:span><text:span text:style-name="T4"> </text:span><text:span text:style-name="T5">d'Amour</text:span>,<text:span text:style-name="T1"> </text:span>les<text:span text:style-name="T1"> </text:span>plus<text:span text:style-name="T1"> </text:span>délicieux<text:span text:style-name="T1"> </text:span>contes$524$.<text:span text:style-name="T1"> </text:span>Deux<text:span text:style-name="T1"> </text:span>romans<text:span text:style-name="T1"> </text:span>encore<text:span text:style-name="T1"> </text:span>appartiennent<text:span text:style-name="T1"> </text:span>à<text:span text:style-name="T1"> </text:span>l'année,<text:span text:style-name="T1"> </text:span>parce<text:span text:style-name="T1"> </text:span>que<text:span text:style-name="T1"> </text:span>l'année<text:span text:style-name="T1"> </text:span>les<text:span text:style-name="T1"> </text:span>vit<text:span text:style-name="T1"> </text:span>passer<text:span text:style-name="T1"> </text:span>en<text:span text:style-name="T1"> </text:span>cour<text:span text:style-name="T1"> </text:span>d'assises<text:span text:style-name="T1"> </text:span><text:span text:style-name="T5">L'Homme</text:span><text:span text:style-name="T4"> </text:span><text:span text:style-name="T5">en</text:span><text:span text:style-name="T4"> </text:span><text:span text:style-name="T5">amour,</text:span><text:span text:style-name="T4"> </text:span>par<text:span text:style-name="T1"> </text:span>Camille<text:span text:style-name="T1"> </text:span>Lemonnier$525$,<text:span text:style-name="T1"> </text:span>et<text:span text:style-name="T1"> </text:span><text:span text:style-name="T5">Escal-Vigor</text:span>,<text:span text:style-name="T1"> </text:span>par<text:span text:style-name="T1"> </text:span>Georges<text:span text:style-name="T1"> </text:span>Eeckhoud$526$,<text:span text:style-name="T1"> </text:span>les<text:span text:style-name="T1"> </text:span>meilleurs<text:span text:style-name="T1"> </text:span>romanciers<text:span text:style-name="T1"> </text:span>de<text:span text:style-name="T1"> </text:span>la<text:span text:style-name="T1"> </text:span>Belgique<text:span text:style-name="T1"> </text:span>française.<text:span text:style-name="T1"> </text:span>On<text:span text:style-name="T1"> </text:span>n'a<text:span text:style-name="T1"> </text:span>brûlé<text:span text:style-name="T1"> </text:span>ni<text:span text:style-name="T1"> </text:span>les<text:span text:style-name="T1"> </text:span>romans,<text:span text:style-name="T1"> </text:span>ni<text:span text:style-name="T1"> </text:span>les<text:span text:style-name="T1"> </text:span>romanciers.<text:span text:style-name="T1"> </text:span>Pourtant,<text:span text:style-name="T1"> </text:span>quel<text:span text:style-name="T1"> </text:span>plus<text:span text:style-name="T1"> </text:span>beau<text:span text:style-name="T1"> </text:span>cadre<text:span text:style-name="T1"> </text:span>que<text:span text:style-name="T1"> </text:span>Bruges<text:span text:style-name="T1"> </text:span>pour<text:span text:style-name="T1"> </text:span>un<text:span text:style-name="T1"> </text:span>auto-da-fé?<text:span text:style-name="T1"> </text:span></text:p>
      <text:p text:style-name="Standard">Parmi<text:span text:style-name="T1"> </text:span>les<text:span text:style-name="T1"> </text:span>débuts,<text:span text:style-name="T1"> </text:span>quelques-uns<text:span text:style-name="T1"> </text:span>sont<text:span text:style-name="T1"> </text:span>à<text:span text:style-name="T1"> </text:span>noter, celui<text:span text:style-name="T1"> </text:span>d'une<text:span text:style-name="T1"> </text:span>femme,<text:span text:style-name="T1"> </text:span>G.<text:span text:style-name="T1"> </text:span>Réval,<text:span text:style-name="T1"> </text:span>qui<text:span text:style-name="T1"> </text:span>nous<text:span text:style-name="T1"> </text:span>a<text:span text:style-name="T1"> </text:span>initiés<text:span text:style-name="T1"> </text:span>dans<text:span text:style-name="T1"> </text:span>les<text:span text:style-name="T1"> </text:span><text:span text:style-name="T5">Sévriennes</text:span><text:span text:style-name="T1"> </text:span>aux<text:span text:style-name="T1"> </text:span>mœurs<text:span text:style-name="T1"> </text:span>intimes<text:span text:style-name="T1"> </text:span>d'une<text:span text:style-name="T1"> </text:span>école<text:span text:style-name="T1"> </text:span>normale<text:span text:style-name="T1"> </text:span>de<text:span text:style-name="T1"> </text:span>filles$527$ ;<text:span text:style-name="T1"> </text:span>de<text:span text:style-name="T1"> </text:span>Lucien<text:span text:style-name="T1"> </text:span>Muhlfeld,<text:span text:style-name="T1"> </text:span>avec<text:span text:style-name="T1"> </text:span><text:span text:style-name="T5">La</text:span><text:span text:style-name="T4"> </text:span><text:span text:style-name="T5">Carrière</text:span><text:span text:style-name="T1"> </text:span>d'André<text:span text:style-name="T1"> </text:span>Tourette,<text:span text:style-name="T1"> </text:span>roman<text:span text:style-name="T1"> </text:span>parisien$528$ ;<text:span text:style-name="T1"> </text:span>de<text:span text:style-name="T1"> </text:span>Binet-Vaïmer et<text:span text:style-name="T1"> </text:span>de<text:span text:style-name="T1"> </text:span>Gilbert<text:span text:style-name="T1"> </text:span>de<text:span text:style-name="T1"> </text:span>Voisins,<text:span text:style-name="T1"> </text:span>avec<text:span text:style-name="T1"> </text:span>Le<text:span text:style-name="T1"> </text:span><text:span text:style-name="T5">Sphinx</text:span><text:span text:style-name="T4"> </text:span><text:span text:style-name="T5">de</text:span><text:span text:style-name="T4"> </text:span><text:span text:style-name="T5">plâtre</text:span>$529$<text:span text:style-name="T1"> </text:span>et<text:span text:style-name="T1"> </text:span><text:span text:style-name="T5">La</text:span><text:span text:style-name="T4"> </text:span><text:span text:style-name="T5">Petite</text:span><text:span text:style-name="T4"> </text:span><text:span text:style-name="T5">angoisse</text:span>$530$,<text:span text:style-name="T1"> </text:span>romans<text:span text:style-name="T1"> </text:span>de<text:span text:style-name="T1"> </text:span>psychologie.<text:span text:style-name="T1"> </text:span></text:p>
      <text:p text:style-name="Standard"><text:soft-page-break/>Et<text:span text:style-name="T1"> </text:span>ce<text:span text:style-name="T1"> </text:span>n'est<text:span text:style-name="T1"> </text:span>pas<text:span text:style-name="T1"> </text:span>tout ;<text:span text:style-name="T1"> </text:span>mais<text:span text:style-name="T1"> </text:span>ce<text:span text:style-name="T1"> </text:span>que<text:span text:style-name="T1"> </text:span>je<text:span text:style-name="T1"> </text:span>cite<text:span text:style-name="T1"> </text:span>est<text:span text:style-name="T1"> </text:span>représentatif<text:span text:style-name="T1"> </text:span>de<text:span text:style-name="T1"> </text:span>ce<text:span text:style-name="T1"> </text:span>que<text:span text:style-name="T1"> </text:span>j'oublie.<text:span text:style-name="T1"> </text:span>Et<text:span text:style-name="T1"> </text:span>si<text:span text:style-name="T1"> </text:span>je<text:span text:style-name="T1"> </text:span>néglige<text:span text:style-name="T1"> </text:span>un<text:span text:style-name="T1"> </text:span>chef-d'œuvre,<text:span text:style-name="T1"> </text:span>par<text:span text:style-name="T1"> </text:span>hasard,<text:span text:style-name="T1"> </text:span>il<text:span text:style-name="T1"> </text:span>se<text:span text:style-name="T1"> </text:span>tirera<text:span text:style-name="T1"> </text:span>d'affaire<text:span text:style-name="T1"> </text:span>tout<text:span text:style-name="T1"> </text:span>seul.<text:span text:style-name="T1"> </text:span></text:p>
      <text:p text:style-name="Standard"/>
      <text:p text:style-name="Standard">C'est<text:span text:style-name="T1"> </text:span>au<text:span text:style-name="T1"> </text:span>théâtre<text:span text:style-name="T1"> </text:span>que<text:span text:style-name="T1"> </text:span>les<text:span text:style-name="T1"> </text:span>écoles<text:span text:style-name="T1"> </text:span>littéraires<text:span text:style-name="T1"> </text:span>sont<text:span text:style-name="T1"> </text:span>le<text:span text:style-name="T1"> </text:span>plus<text:span text:style-name="T1"> </text:span>nettement<text:span text:style-name="T1"> </text:span>représentées,<text:span text:style-name="T1"> </text:span>avec<text:span text:style-name="T1"> </text:span>des<text:span text:style-name="T1"> </text:span>fortunes<text:span text:style-name="T1"> </text:span>diverses.<text:span text:style-name="T1"> </text:span></text:p>
      <text:p text:style-name="Standard">Nous<text:span text:style-name="T1"> </text:span>eûmes<text:span text:style-name="T1"> </text:span>du<text:span text:style-name="T1"> </text:span>théâtre<text:span text:style-name="T1"> </text:span>romantique,<text:span text:style-name="T1"> </text:span>avec<text:span text:style-name="T1"> </text:span><text:span text:style-name="T5">l'Aiglon</text:span>,<text:span text:style-name="T1"> </text:span>de<text:span text:style-name="T1"> </text:span>M.<text:span text:style-name="T1"> </text:span>Rostand$531$.<text:span text:style-name="T1"> </text:span>Les<text:span text:style-name="T1"> </text:span>écoles<text:span text:style-name="T1"> </text:span>ont<text:span text:style-name="T1"> </text:span>la<text:span text:style-name="T1"> </text:span>vie<text:span text:style-name="T1"> </text:span>dure.<text:span text:style-name="T1"> </text:span>Le<text:span text:style-name="T1"> </text:span>drame<text:span text:style-name="T1"> </text:span>romantique<text:span text:style-name="T1"> </text:span>vivra<text:span text:style-name="T1"> </text:span>sans<text:span text:style-name="T1"> </text:span>doute<text:span text:style-name="T1"> </text:span>moins<text:span text:style-name="T1"> </text:span>longtemps<text:span text:style-name="T1"> </text:span>que<text:span text:style-name="T1"> </text:span>la<text:span text:style-name="T1"> </text:span>tragédie<text:span text:style-name="T1"> </text:span>classique ;<text:span text:style-name="T1"> </text:span>comme<text:span text:style-name="T1"> </text:span>la<text:span text:style-name="T1"> </text:span>tragédie,<text:span text:style-name="T1"> </text:span>c'est<text:span text:style-name="T1"> </text:span>vers<text:span text:style-name="T1"> </text:span>son<text:span text:style-name="T1"> </text:span>déclin<text:span text:style-name="T1"> </text:span>qu'il<text:span text:style-name="T1"> </text:span>triomphe,<text:span text:style-name="T1"> </text:span>alors<text:span text:style-name="T1"> </text:span>que<text:span text:style-name="T1"> </text:span>l'art<text:span text:style-name="T1"> </text:span>s'en<text:span text:style-name="T1"> </text:span>est<text:span text:style-name="T1"> </text:span>retiré,<text:span text:style-name="T1"> </text:span>alors<text:span text:style-name="T1"> </text:span>que<text:span text:style-name="T1"> </text:span>toute<text:span text:style-name="T1"> </text:span>beauté<text:span text:style-name="T1"> </text:span>en<text:span text:style-name="T1"> </text:span>est<text:span text:style-name="T1"> </text:span>absente.<text:span text:style-name="T1"> </text:span>L'homme<text:span text:style-name="T1"> </text:span>habile<text:span text:style-name="T1"> </text:span>et<text:span text:style-name="T1"> </text:span>qui<text:span text:style-name="T1"> </text:span>a<text:span text:style-name="T1"> </text:span>travaillé<text:span text:style-name="T1"> </text:span>son<text:span text:style-name="T1"> </text:span>métier<text:span text:style-name="T1"> </text:span>réussit<text:span text:style-name="T1"> </text:span>où<text:span text:style-name="T1"> </text:span>avait<text:span text:style-name="T1"> </text:span>échoué<text:span text:style-name="T1"> </text:span>à<text:span text:style-name="T1"> </text:span>demi<text:span text:style-name="T1"> </text:span>l'homme<text:span text:style-name="T1"> </text:span>de<text:span text:style-name="T1"> </text:span>génie.<text:span text:style-name="T1"> </text:span>Les<text:span text:style-name="T1"> </text:span>éléments<text:span text:style-name="T1"> </text:span>du<text:span text:style-name="T1"> </text:span>succès<text:span text:style-name="T1"> </text:span>de<text:span text:style-name="T1"> </text:span>M.<text:span text:style-name="T1"> </text:span>Rostand<text:span text:style-name="T1"> </text:span>sont<text:span text:style-name="T1"> </text:span>d'ailleurs<text:span text:style-name="T1"> </text:span>multiples.<text:span text:style-name="T1"> </text:span>Il<text:span text:style-name="T1"> </text:span>y<text:span text:style-name="T1"> </text:span>a<text:span text:style-name="T1"> </text:span>d'abord<text:span text:style-name="T1"> </text:span>son<text:span text:style-name="T1"> </text:span>adresse<text:span text:style-name="T1"> </text:span>merveilleuse<text:span text:style-name="T1"> </text:span>de<text:span text:style-name="T1"> </text:span>charpentier<text:span text:style-name="T1"> </text:span>dramatique.<text:span text:style-name="T1"> </text:span>Il<text:span text:style-name="T1"> </text:span>sait<text:span text:style-name="T1"> </text:span>les<text:span text:style-name="T1"> </text:span>combinaisons<text:span text:style-name="T1"> </text:span>qui,<text:span text:style-name="T1"> </text:span>à<text:span text:style-name="T1"> </text:span>coup<text:span text:style-name="T1"> </text:span>sûr,<text:span text:style-name="T1"> </text:span>amuseront<text:span text:style-name="T1"> </text:span>ou<text:span text:style-name="T1"> </text:span>passionneront<text:span text:style-name="T1"> </text:span>ce<text:span text:style-name="T1"> </text:span>public<text:span text:style-name="T1"> </text:span>des<text:span text:style-name="T1"> </text:span>théâtres,<text:span text:style-name="T1"> </text:span>crédule<text:span text:style-name="T1"> </text:span>et<text:span text:style-name="T1"> </text:span>nerveux.<text:span text:style-name="T1"> Écrites </text:span>en<text:span text:style-name="T1"> </text:span>prose,<text:span text:style-name="T1"> </text:span>ses<text:span text:style-name="T1"> </text:span>pièces<text:span text:style-name="T1"> </text:span>ne<text:span text:style-name="T1"> </text:span>seraient<text:span text:style-name="T1"> </text:span>pas<text:span text:style-name="T1"> </text:span>allées<text:span text:style-name="T1"> </text:span>si<text:span text:style-name="T1"> </text:span>loin ;<text:span text:style-name="T1"> </text:span>l'emploi<text:span text:style-name="T1"> </text:span>du<text:span text:style-name="T1"> </text:span>vers<text:span text:style-name="T1"> </text:span>leur<text:span text:style-name="T1"> </text:span>a<text:span text:style-name="T1"> </text:span>donné<text:span text:style-name="T1"> </text:span>précisément<text:span text:style-name="T1"> </text:span>ce<text:span text:style-name="T1"> </text:span>vernis<text:span text:style-name="T1"> </text:span>d'art<text:span text:style-name="T1"> </text:span>facile<text:span text:style-name="T1"> </text:span>qui<text:span text:style-name="T1"> </text:span>flatte<text:span text:style-name="T1"> </text:span>les<text:span text:style-name="T1"> </text:span>demi-lettrés.<text:span text:style-name="T1"> </text:span>Le<text:span text:style-name="T1"> </text:span>bourgeois<text:span text:style-name="T1"> </text:span>qui<text:span text:style-name="T1"> </text:span>s'amusait<text:span text:style-name="T1"> </text:span>à<text:span text:style-name="T1"> </text:span>une<text:span text:style-name="T1"> </text:span>pièce<text:span text:style-name="T1"> </text:span>écrite<text:span text:style-name="T1"> </text:span>en<text:span text:style-name="T1"> </text:span>vers,<text:span text:style-name="T1"> </text:span>genre<text:span text:style-name="T1"> </text:span>réputé<text:span text:style-name="T1"> </text:span>ennuyeux,<text:span text:style-name="T1"> </text:span>en<text:span text:style-name="T1"> </text:span>a<text:span text:style-name="T1"> </text:span>pris<text:span text:style-name="T1"> </text:span>tout<text:span text:style-name="T1"> </text:span>à<text:span text:style-name="T1"> </text:span>coup<text:span text:style-name="T1"> </text:span>une<text:span text:style-name="T1"> </text:span>nouvelle<text:span text:style-name="T1"> </text:span>estime<text:span text:style-name="T1"> </text:span>pour<text:span text:style-name="T1"> </text:span>soi-même.<text:span text:style-name="T1"> </text:span>Il<text:span text:style-name="T1"> </text:span>s'est<text:span text:style-name="T1"> </text:span>cru<text:span text:style-name="T1"> </text:span>en<text:span text:style-name="T1"> </text:span>progrès<text:span text:style-name="T1"> </text:span>intellectuel ;<text:span text:style-name="T1"> </text:span>alors<text:span text:style-name="T1"> </text:span>que<text:span text:style-name="T1"> </text:span>c'est<text:span text:style-name="T1"> </text:span>la<text:span text:style-name="T1"> </text:span>poésie<text:span text:style-name="T1"> </text:span>qui,<text:span text:style-name="T1"> </text:span>tombée<text:span text:style-name="T1"> </text:span>aux<text:span text:style-name="T1"> </text:span>mains<text:span text:style-name="T1"> </text:span>de<text:span text:style-name="T1"> </text:span>M.<text:span text:style-name="T1"> </text:span>Rostand,<text:span text:style-name="T1"> </text:span>était<text:span text:style-name="T1"> </text:span>tombée<text:span text:style-name="T1"> </text:span>en<text:span text:style-name="T1"> </text:span>déchéance.<text:span text:style-name="T1"> </text:span>Derniers<text:span text:style-name="T1"> </text:span>éléments,<text:span text:style-name="T1"> </text:span>et<text:span text:style-name="T1"> </text:span>non<text:span text:style-name="T1"> </text:span>les<text:span text:style-name="T1"> </text:span>moins<text:span text:style-name="T1"> </text:span>importants,<text:span text:style-name="T1"> </text:span>de<text:span text:style-name="T1"> </text:span>ces<text:span text:style-name="T1"> </text:span>succès<text:span text:style-name="T1"> </text:span>immodérés,<text:span text:style-name="T1"> </text:span>le<text:span text:style-name="T1"> </text:span>talent<text:span text:style-name="T1"> </text:span>bruyant<text:span text:style-name="T1"> </text:span>de<text:span text:style-name="T1"> </text:span>certains<text:span text:style-name="T1"> </text:span>acteurs,<text:span text:style-name="T1"> </text:span>et<text:span text:style-name="T1"> </text:span>une<text:span text:style-name="T1"> </text:span>entente<text:span text:style-name="T1"> </text:span>de<text:span text:style-name="T1"> </text:span>la<text:span text:style-name="T1"> </text:span>réclame ;<text:span text:style-name="T1"> </text:span>qui<text:span text:style-name="T1"> </text:span>égale<text:span text:style-name="T1"> </text:span>l'auteur<text:span text:style-name="T1"> </text:span>et<text:span text:style-name="T1"> </text:span>ses<text:span text:style-name="T1"> </text:span>interprètes<text:span text:style-name="T1"> </text:span>aux<text:span text:style-name="T1"> </text:span>plus<text:span text:style-name="T1"> </text:span>ingénieux<text:span text:style-name="T1"> </text:span>industriels<text:span text:style-name="T1"> </text:span>américains.<text:span text:style-name="T1"> </text:span></text:p>
      <text:p text:style-name="Standard">Nul<text:span text:style-name="T1"> </text:span>d'ailleurs<text:span text:style-name="T1"> </text:span>n'a<text:span text:style-name="T1"> </text:span>le<text:span text:style-name="T1"> </text:span>droit<text:span text:style-name="T1"> </text:span>d'être<text:span text:style-name="T1"> </text:span>jaloux<text:span text:style-name="T1"> </text:span>de<text:span text:style-name="T1"> </text:span>M.<text:span text:style-name="T1"> </text:span>Rostand.<text:span text:style-name="T1"> </text:span>Il<text:span text:style-name="T1"> </text:span>a<text:span text:style-name="T1"> </text:span>usé<text:span text:style-name="T1"> </text:span>légalement<text:span text:style-name="T1"> </text:span>des<text:span text:style-name="T1"> </text:span>dons<text:span text:style-name="T1"> </text:span>qu'il<text:span text:style-name="T1"> </text:span>avait<text:span text:style-name="T1"> </text:span>reçus,<text:span text:style-name="T1"> </text:span>de<text:span text:style-name="T1"> </text:span>son<text:span text:style-name="T1"> </text:span>talent<text:span text:style-name="T1"> </text:span>comme<text:span text:style-name="T1"> </text:span>de<text:span text:style-name="T1"> </text:span>sa<text:span text:style-name="T1"> </text:span>fortune,<text:span text:style-name="T1"> </text:span>et<text:span text:style-name="T1"> </text:span>il<text:span text:style-name="T1"> </text:span>en<text:span text:style-name="T1"> </text:span>a<text:span text:style-name="T1"> </text:span>tiré<text:span text:style-name="T1"> </text:span>le<text:span text:style-name="T1"> </text:span>plus<text:span text:style-name="T1"> </text:span>/heureux<text:span text:style-name="T1"> </text:span>parti.<text:span text:style-name="T1"> </text:span></text:p>
      <text:p text:style-name="Standard">On<text:span text:style-name="T1"> </text:span>a<text:span text:style-name="T1"> </text:span>beaucoup<text:span text:style-name="T1"> </text:span>ri<text:span text:style-name="T1"> </text:span>de<text:span text:style-name="T1"> </text:span>l'art<text:span text:style-name="T1"> </text:span>social ;<text:span text:style-name="T1"> </text:span>il<text:span text:style-name="T1"> </text:span>faut<text:span text:style-name="T1"> </text:span>cependant<text:span text:style-name="T1"> </text:span>reconnaître<text:span text:style-name="T1"> </text:span>son<text:span text:style-name="T1"> </text:span>existence.<text:span text:style-name="T1"> </text:span>On<text:span text:style-name="T1"> </text:span>pourrait<text:span text:style-name="T1"> </text:span>appeler<text:span text:style-name="T1"> </text:span>ainsi<text:span text:style-name="T1"> </text:span>toute<text:span text:style-name="T1"> </text:span>œuvre<text:span text:style-name="T1"> </text:span>où<text:span text:style-name="T1"> </text:span>le<text:span text:style-name="T1"> </text:span>souci<text:span text:style-name="T1"> </text:span>d'être<text:span text:style-name="T1"> </text:span>utile,<text:span text:style-name="T1"> </text:span>de<text:span text:style-name="T1"> </text:span>résoudre<text:span text:style-name="T1"> </text:span>un<text:span text:style-name="T1"> </text:span>problème<text:span text:style-name="T1"> </text:span>se<text:span text:style-name="T1"> </text:span>rencontre<text:span text:style-name="T1"> </text:span>à<text:span text:style-name="T1"> un </text:span>degré<text:span text:style-name="T1"> </text:span>quelconque.<text:span text:style-name="T1"> </text:span>Mais<text:span text:style-name="T1"> </text:span>on<text:span text:style-name="T1"> </text:span>peut<text:span text:style-name="T1"> </text:span>mesurer<text:span text:style-name="T1"> </text:span>le<text:span text:style-name="T1"> </text:span>degré ;<text:span text:style-name="T1"> </text:span>il<text:span text:style-name="T1"> </text:span>n'est<text:span text:style-name="T1"> </text:span>pas<text:span text:style-name="T1"> </text:span>le<text:span text:style-name="T1"> </text:span>même<text:span text:style-name="T1"> </text:span>sans<text:span text:style-name="T1"> </text:span>doute<text:span text:style-name="T1"> </text:span>dans<text:span text:style-name="T1"> </text:span>les<text:span text:style-name="T4"> </text:span><text:span text:style-name="T5">Tenailles</text:span><text:span text:style-name="T4"> </text:span>de<text:span text:style-name="T1"> </text:span>Paul<text:span text:style-name="T1"> </text:span>Hervieu$532$<text:span text:style-name="T1"> </text:span>et<text:span text:style-name="T1"> </text:span>dans<text:span text:style-name="T1"> </text:span>la<text:span text:style-name="T1"> </text:span><text:span text:style-name="T5">Robe</text:span><text:span text:style-name="T4"> </text:span><text:span text:style-name="T5">rouge</text:span>$533$<text:span text:style-name="T1"> </text:span>ou<text:span text:style-name="T1"> </text:span>la<text:span text:style-name="T4"> </text:span><text:span text:style-name="T5">Clairière</text:span>$534$.<text:span text:style-name="T1"> </text:span>Cependant<text:span text:style-name="T1"> </text:span>ces<text:span text:style-name="T1"> </text:span>trois<text:span text:style-name="T1"> </text:span>pièces<text:span text:style-name="T1"> </text:span>rentrent<text:span text:style-name="T1"> </text:span>bien<text:span text:style-name="T1"> </text:span>dans<text:span text:style-name="T1"> </text:span>le<text:span text:style-name="T1"> </text:span>même<text:span text:style-name="T1"> </text:span>genre.<text:span text:style-name="T1"> </text:span>Je<text:span text:style-name="T1"> </text:span>n'en<text:span text:style-name="T1"> </text:span>connais<text:span text:style-name="T1"> </text:span>pas<text:span text:style-name="T1"> </text:span>vraiment<text:span text:style-name="T1"> </text:span>de<text:span text:style-name="T1"> </text:span>plus<text:span text:style-name="T1"> </text:span>fâcheux.<text:span text:style-name="T1"> </text:span>Oh!<text:span text:style-name="T1"> </text:span>la<text:span text:style-name="T1"> </text:span>singulière<text:span text:style-name="T1"> </text:span>idée<text:span text:style-name="T1"> </text:span>que<text:span text:style-name="T1"> </text:span>de<text:span text:style-name="T1"> </text:span>faire<text:span text:style-name="T1"> </text:span>discuter<text:span text:style-name="T1"> </text:span>au<text:span text:style-name="T1"> </text:span>théâtre<text:span text:style-name="T1"> </text:span>des<text:span text:style-name="T1"> </text:span>droits<text:span text:style-name="T1"> </text:span>de<text:span text:style-name="T1"> </text:span>l'enfant<text:span text:style-name="T1"> </text:span>ou<text:span text:style-name="T1"> </text:span>de<text:span text:style-name="T1"> </text:span>la<text:span text:style-name="T1"> </text:span>femme$535$,<text:span text:style-name="T1"> </text:span>des<text:span text:style-name="T1"> </text:span>devoirs<text:span text:style-name="T1"> </text:span>du<text:span text:style-name="T1"> </text:span>magistrat$536$,<text:span text:style-name="T1"> </text:span>de<text:span text:style-name="T1"> </text:span>la<text:span text:style-name="T1"> </text:span>question<text:span text:style-name="T1"> </text:span>des<text:span text:style-name="T1"> </text:span>salaires$537$!<text:span text:style-name="T1"> </text:span>L'art,<text:span text:style-name="T1"> </text:span>quoi<text:span text:style-name="T1"> </text:span>qu'il<text:span text:style-name="T1"> </text:span>fasse,<text:span text:style-name="T1"> </text:span>étant<text:span text:style-name="T1"> </text:span>toujours<text:span text:style-name="T1"> </text:span>social<text:span text:style-name="T1"> </text:span>au<text:span text:style-name="T1"> </text:span>sens<text:span text:style-name="T1"> </text:span>vrai<text:span text:style-name="T1"> </text:span>du<text:span text:style-name="T1"> </text:span>mot,<text:span text:style-name="T1"> </text:span>on<text:span text:style-name="T1"> </text:span>pourrait<text:span text:style-name="T1"> </text:span>appeler<text:span text:style-name="T1"> </text:span>cette<text:span text:style-name="T1"> </text:span>sorte<text:span text:style-name="T1"> </text:span>d'art,<text:span text:style-name="T1"> </text:span>l'art<text:span text:style-name="T1"> </text:span>instructif ;<text:span text:style-name="T1"> </text:span>cela<text:span text:style-name="T1"> </text:span>ferait<text:span text:style-name="T1"> </text:span>suite<text:span text:style-name="T1"> </text:span>à<text:span text:style-name="T1"> </text:span>la<text:span text:style-name="T1"> </text:span>morale<text:span text:style-name="T1"> </text:span>en<text:span text:style-name="T1"> </text:span>action<text:span text:style-name="T1"> </text:span>et<text:span text:style-name="T1"> </text:span>l'on<text:span text:style-name="T1"> </text:span>saurait<text:span text:style-name="T1"> </text:span>d'avance<text:span text:style-name="T1"> </text:span>à<text:span text:style-name="T1"> </text:span>quoi<text:span text:style-name="T1"> </text:span>s'en<text:span text:style-name="T1"> </text:span>tenir.<text:span text:style-name="T1"> </text:span></text:p>
      <text:p text:style-name="Standard">Comme<text:span text:style-name="T1"> </text:span>théâtre<text:span text:style-name="T1"> </text:span>parnassien,<text:span text:style-name="T1"> </text:span>nous<text:span text:style-name="T1"> </text:span>eûmes<text:span text:style-name="T1"> </text:span>le<text:span text:style-name="T1"> </text:span><text:span text:style-name="T5">Prométhée</text:span><text:span text:style-name="T1"> </text:span>de<text:span text:style-name="T1"> </text:span>J.<text:span text:style-name="T1"> </text:span>Lorran<text:span text:style-name="T1"> </text:span>et<text:span text:style-name="T1"> </text:span>F.<text:span text:style-name="T1"> </text:span>Herold,<text:span text:style-name="T1"> </text:span>joué<text:span text:style-name="T1"> </text:span>en<text:span text:style-name="T1"> </text:span>plein<text:span text:style-name="T1"> </text:span>air<text:span text:style-name="T1"> </text:span>aux<text:span text:style-name="T1"> </text:span>arènes<text:span text:style-name="T1"> </text:span>de<text:span text:style-name="T1"> </text:span>Béziers$538$.<text:span text:style-name="T1"> </text:span>Comme<text:span text:style-name="T1"> </text:span>théâtre<text:span text:style-name="T1"> </text:span>symboliste,<text:span text:style-name="T1"> </text:span>le<text:span text:style-name="T1"> </text:span>Cloître,<text:span text:style-name="T1"> </text:span>de<text:span text:style-name="T1"> </text:span>M.<text:span text:style-name="T1"> </text:span>Verhaeren$539$.<text:span text:style-name="T1"> </text:span>Il<text:span text:style-name="T1"> </text:span>y<text:span text:style-name="T1"> </text:span>a<text:span text:style-name="T1"> </text:span>dans<text:span text:style-name="T1"> </text:span>la<text:span text:style-name="T1"> </text:span>première<text:span text:style-name="T1"> </text:span>de<text:span text:style-name="T1"> </text:span>ces<text:span text:style-name="T1"> </text:span>œuvres<text:span text:style-name="T1"> </text:span>un<text:span text:style-name="T1"> </text:span>talent<text:span text:style-name="T1"> </text:span>heureux ;<text:span text:style-name="T1"> </text:span>dans<text:span text:style-name="T1"> </text:span>la<text:span text:style-name="T1"> </text:span>seconde,<text:span text:style-name="T1"> </text:span>une<text:span text:style-name="T1"> </text:span>rude<text:span text:style-name="T1"> </text:span>et<text:span text:style-name="T1"> </text:span>belle<text:span text:style-name="T1"> </text:span>originalité.<text:span text:style-name="T1"> </text:span></text:p>
      <text:p text:style-name="P1"/>
      <text:p text:style-name="Standard">Quel<text:span text:style-name="T1"> </text:span>fut<text:span text:style-name="T1"> </text:span>le<text:span text:style-name="T1"> </text:span>poète<text:span text:style-name="T1"> </text:span>de<text:span text:style-name="T1"> </text:span>l'année,<text:span text:style-name="T1"> </text:span>celui<text:span text:style-name="T1"> </text:span>qui<text:span text:style-name="T1"> </text:span>nous<text:span text:style-name="T1"> </text:span>donna<text:span text:style-name="T1"> </text:span>l'œuvre<text:span text:style-name="T1"> </text:span>de<text:span text:style-name="T1"> </text:span>l'art<text:span text:style-name="T1"> </text:span>le<text:span text:style-name="T1"> </text:span>plus<text:span text:style-name="T1"> </text:span>nouveau<text:span text:style-name="T1"> </text:span>et<text:span text:style-name="T1"> </text:span>le<text:span text:style-name="T1"> </text:span>plus<text:span text:style-name="T1"> </text:span>vrai ?<text:span text:style-name="T1"> </text:span></text:p>
      <text:p text:style-name="Standard">La<text:span text:style-name="T1"> </text:span>question<text:span text:style-name="T1"> </text:span>posée,<text:span text:style-name="T1"> </text:span>je<text:span text:style-name="T1"> </text:span>sens<text:span text:style-name="T1"> </text:span>mon<text:span text:style-name="T1"> </text:span>imprudence ;<text:span text:style-name="T1"> </text:span>mais<text:span text:style-name="T1"> </text:span>comme<text:span text:style-name="T1"> </text:span>je<text:span text:style-name="T1"> </text:span>viens<text:span text:style-name="T1"> </text:span>de<text:span text:style-name="T1"> </text:span>relire<text:span text:style-name="T1"> </text:span>plus<text:span text:style-name="T1"> </text:span>de<text:span text:style-name="T1"> </text:span>vingt<text:span text:style-name="T1"> </text:span>volumes<text:span text:style-name="T1"> </text:span>de<text:span text:style-name="T1"> </text:span>vers<text:span text:style-name="T1"> </text:span>pour<text:span text:style-name="T1"> </text:span>la<text:span text:style-name="T1"> </text:span>résoudre,<text:span text:style-name="T1"> </text:span>je<text:span text:style-name="T1"> </text:span>ne<text:span text:style-name="T1"> </text:span>veux<text:span text:style-name="T1"> </text:span>pas<text:span text:style-name="T1"> </text:span>avoir<text:span text:style-name="T1"> </text:span>perdu<text:span text:style-name="T1"> </text:span>mon<text:span text:style-name="T1"> </text:span>temps.<text:span text:style-name="T1"> </text:span></text:p>
      <text:p text:style-name="Standard">Le<text:span text:style-name="T1"> </text:span>poète<text:span text:style-name="T1"> </text:span>de<text:span text:style-name="T1"> </text:span>l'année,<text:span text:style-name="T1"> </text:span>c'est<text:span text:style-name="T1"> </text:span>Stuart<text:span text:style-name="T1"> </text:span>Merril.<text:span text:style-name="T1"> </text:span>Son<text:span text:style-name="T1"> </text:span>livre<text:span text:style-name="T1"> </text:span>s'appelle<text:span text:style-name="T1"> </text:span>très<text:span text:style-name="T1"> </text:span>simplement<text:span text:style-name="T1"> </text:span><text:span text:style-name="T5">Les</text:span><text:span text:style-name="T4"> </text:span><text:span text:style-name="T5">Quatre</text:span><text:span text:style-name="T4"> </text:span><text:span text:style-name="T5">Saisons</text:span>$540$.<text:span text:style-name="T1"> </text:span>On<text:span text:style-name="T1"> </text:span>y<text:span text:style-name="T1"> </text:span>trouvera<text:span text:style-name="T1"> </text:span>des<text:span text:style-name="T1"> </text:span>pages<text:span text:style-name="T1"> </text:span>d'un<text:span text:style-name="T1"> </text:span>sentiment<text:span text:style-name="T1"> </text:span>délicieux<text:span text:style-name="T1"> </text:span>et<text:span text:style-name="T1"> </text:span>d'une<text:span text:style-name="T1"> </text:span>langue<text:span text:style-name="T1"> </text:span>parfaite,<text:span text:style-name="T1"> </text:span>des<text:span text:style-name="T1"> </text:span>images<text:span text:style-name="T1"> </text:span>nouvelles<text:span text:style-name="T1"> </text:span>ou<text:span text:style-name="T1"> </text:span><text:soft-page-break/>qui<text:span text:style-name="T1"> </text:span>le<text:span text:style-name="T1"> </text:span>semblent,<text:span text:style-name="T1"> </text:span>parce<text:span text:style-name="T1"> </text:span>qu'elles<text:span text:style-name="T1"> </text:span>sont<text:span text:style-name="T1"> </text:span>bien<text:span text:style-name="T1"> </text:span>mises<text:span text:style-name="T1"> </text:span>en<text:span text:style-name="T1"> </text:span>lumière<text:span text:style-name="T1"> </text:span>et<text:span text:style-name="T1"> </text:span>à<text:span text:style-name="T1"> </text:span>leur<text:span text:style-name="T1"> </text:span>place ;<text:span text:style-name="T1"> </text:span>on<text:span text:style-name="T1"> </text:span>y<text:span text:style-name="T1"> </text:span>respirera<text:span text:style-name="T1"> </text:span>partout<text:span text:style-name="T1"> </text:span>un<text:span text:style-name="T1"> </text:span>air<text:span text:style-name="T1"> </text:span>de<text:span text:style-name="T1"> </text:span>cordialité<text:span text:style-name="T1"> </text:span>et<text:span text:style-name="T1"> </text:span>de<text:span text:style-name="T1"> </text:span>fraîcheur,<text:span text:style-name="T1"> </text:span>pendant<text:span text:style-name="T1"> </text:span>que<text:span text:style-name="T1"> </text:span>se<text:span text:style-name="T1"> </text:span>font<text:span text:style-name="T1"> </text:span>entendre<text:span text:style-name="T1"> </text:span>de<text:span text:style-name="T1"> </text:span>divines<text:span text:style-name="T1"> </text:span>musiques..<text:span text:style-name="T1"> </text:span></text:p>
      <text:p text:style-name="Standard">Il<text:span text:style-name="T1"> </text:span>y<text:span text:style-name="T1"> </text:span>a<text:span text:style-name="T1"> </text:span>du<text:span text:style-name="T1"> </text:span>nouveau<text:span text:style-name="T1"> </text:span>dans<text:span text:style-name="T1"> </text:span>ce<text:span text:style-name="T1"> </text:span>livre,<text:span text:style-name="T1"> </text:span>absolument.<text:span text:style-name="T1"> </text:span>Il<text:span text:style-name="T1"> </text:span>est<text:span text:style-name="T1"> </text:span>également<text:span text:style-name="T1"> </text:span>nouveau,<text:span text:style-name="T1"> </text:span>si<text:span text:style-name="T1"> </text:span>l'on<text:span text:style-name="T1"> </text:span>se<text:span text:style-name="T1"> </text:span>souvient<text:span text:style-name="T1"> </text:span>des<text:span text:style-name="T1"> </text:span>précédents<text:span text:style-name="T1"> </text:span>vers<text:span text:style-name="T1"> </text:span>de<text:span text:style-name="T1"> </text:span>M.<text:span text:style-name="T1"> </text:span>Stuart<text:span text:style-name="T1"> </text:span>Merril.<text:span text:style-name="T1"> </text:span>Mais<text:span text:style-name="T1"> </text:span>c'était<text:span text:style-name="T1"> </text:span>le<text:span text:style-name="T1"> </text:span>prélude.<text:span text:style-name="T1"> </text:span><text:span text:style-name="T5">Les</text:span><text:span text:style-name="T4"> </text:span><text:span text:style-name="T5">Quatre</text:span><text:span text:style-name="T4"> </text:span><text:span text:style-name="T5">Saisons</text:span><text:span text:style-name="T4"> </text:span>vous<text:span text:style-name="T1"> </text:span>donnent<text:span text:style-name="T1"> </text:span>le<text:span text:style-name="T1"> </text:span>poète<text:span text:style-name="T1"> </text:span>tel<text:span text:style-name="T1"> </text:span>qu'il<text:span text:style-name="T1"> </text:span>est<text:span text:style-name="T1"> </text:span>devenu,<text:span text:style-name="T1"> </text:span>après,<text:span text:style-name="T1"> </text:span>les<text:span text:style-name="T1"> </text:span>années<text:span text:style-name="T1"> </text:span>d'apprentissage$541$.<text:span text:style-name="T1"> </text:span></text:p>
      <text:p text:style-name="Standard">En<text:span text:style-name="T1"> </text:span>signalant<text:span text:style-name="T1"> </text:span>ensuite<text:span text:style-name="T1"> </text:span>les<text:span text:style-name="T1"> </text:span><text:span text:style-name="T5">Médailles</text:span><text:span text:style-name="T4"> </text:span><text:span text:style-name="T5">d'argile</text:span>$542$<text:span text:style-name="T1"> </text:span>d'Henri<text:span text:style-name="T1"> </text:span>de<text:span text:style-name="T1"> </text:span>Régnier,<text:span text:style-name="T1"> </text:span>je<text:span text:style-name="T1"> </text:span>n'entends<text:span text:style-name="T1"> </text:span>point<text:span text:style-name="T1"> </text:span>juger<text:span text:style-name="T1"> </text:span>d'un<text:span text:style-name="T1"> </text:span>concours<text:span text:style-name="T1"> </text:span>entre<text:span text:style-name="T1"> </text:span>lui<text:span text:style-name="T1"> </text:span>et<text:span text:style-name="T1"> </text:span>M.<text:span text:style-name="T1"> </text:span>Merril.<text:span text:style-name="T1"> </text:span>Le<text:span text:style-name="T1"> </text:span>nouveau<text:span text:style-name="T1"> </text:span>qu'il<text:span text:style-name="T1"> </text:span>n'apporta<text:span text:style-name="T1"> </text:span>pas<text:span text:style-name="T1"> </text:span>très<text:span text:style-name="T1"> </text:span>abondamment<text:span text:style-name="T1"> </text:span>cette<text:span text:style-name="T1"> </text:span>année,<text:span text:style-name="T1"> </text:span>il<text:span text:style-name="T1"> </text:span>nous<text:span text:style-name="T1"> </text:span>l'avait<text:span text:style-name="T1"> </text:span>donné<text:span text:style-name="T1"> </text:span>déjà.<text:span text:style-name="T1"> </text:span>D'ailleurs,<text:span text:style-name="T1"> </text:span>un<text:span text:style-name="T1"> </text:span>roman<text:span text:style-name="T1"> </text:span>témoignait<text:span text:style-name="T1"> </text:span>en<text:span text:style-name="T1"> </text:span>même<text:span text:style-name="T1"> </text:span>temps<text:span text:style-name="T1"> </text:span>d'un<text:span text:style-name="T1"> </text:span>accroissement<text:span text:style-name="T1"> </text:span>de<text:span text:style-name="T1"> </text:span>sa<text:span text:style-name="T1"> </text:span>personnalité.<text:span text:style-name="T1"> </text:span>Les<text:span text:style-name="T1"> </text:span><text:span text:style-name="T5">Médailles</text:span><text:span text:style-name="T4"> </text:span><text:span text:style-name="T5">d'argile</text:span><text:span text:style-name="T1"> </text:span>sont<text:span text:style-name="T1"> </text:span>d'une<text:span text:style-name="T1"> </text:span>beauté<text:span text:style-name="T1"> </text:span>un<text:span text:style-name="T1"> </text:span>peu<text:span text:style-name="T1"> </text:span>froide,<text:span text:style-name="T1"> </text:span>mais<text:span text:style-name="T1"> </text:span>le<text:span text:style-name="T1"> </text:span>pur<text:span text:style-name="T1"> </text:span>relief<text:span text:style-name="T1"> </text:span>est<text:span text:style-name="T1"> </text:span>si<text:span text:style-name="T1"> </text:span>pur,<text:span text:style-name="T1"> </text:span>la<text:span text:style-name="T1"> </text:span>ligne<text:span text:style-name="T1"> </text:span>si<text:span text:style-name="T1"> </text:span>précise !<text:span text:style-name="T1"> </text:span></text:p>
      <text:p text:style-name="Standard">Le<text:span text:style-name="T1"> </text:span>vers<text:span text:style-name="T1"> </text:span>libre,<text:span text:style-name="T1"> </text:span>assez<text:span text:style-name="T1"> </text:span>peu<text:span text:style-name="T1"> </text:span>représenté<text:span text:style-name="T1"> </text:span>dans<text:span text:style-name="T1"> </text:span>les<text:span text:style-name="T1"> </text:span>deux<text:span text:style-name="T1"> </text:span>volumes<text:span text:style-name="T1"> </text:span>précédents,<text:span text:style-name="T1"> </text:span>triomphe,<text:span text:style-name="T1"> </text:span>dans<text:span text:style-name="T1"> </text:span>la<text:span text:style-name="T1"> </text:span><text:span text:style-name="T5">Légende</text:span><text:span text:style-name="T4"> </text:span><text:span text:style-name="T5">ailée</text:span><text:span text:style-name="T4"> </text:span><text:span text:style-name="T5">de</text:span><text:span text:style-name="T4"> </text:span><text:span text:style-name="T5">Wieland</text:span><text:span text:style-name="T4"> </text:span><text:span text:style-name="T5">le</text:span><text:span text:style-name="T4"> </text:span><text:span text:style-name="T5">Forgeron</text:span>$543$.<text:span text:style-name="T1"> </text:span>Ce<text:span text:style-name="T1"> </text:span>poème<text:span text:style-name="T1"> </text:span>de<text:span text:style-name="T1"> </text:span>M.<text:span text:style-name="T1"> </text:span>Vielé-Griffin<text:span text:style-name="T1"> </text:span>est<text:span text:style-name="T1"> </text:span>une<text:span text:style-name="T1"> </text:span>œuvre<text:span text:style-name="T1"> </text:span>d'une<text:span text:style-name="T1"> </text:span>noble<text:span text:style-name="T1"> </text:span>inspiration<text:span text:style-name="T1"> </text:span>et<text:span text:style-name="T1"> </text:span>d'un<text:span text:style-name="T1"> </text:span>beau<text:span text:style-name="T1"> </text:span>lyrisme.<text:span text:style-name="T1"> </text:span></text:p>
      <text:p text:style-name="Standard">Je<text:span text:style-name="T1"> </text:span>ne<text:span text:style-name="T1"> </text:span>prétends<text:span text:style-name="T1"> </text:span>pas<text:span text:style-name="T1"> </text:span>dresser<text:span text:style-name="T1"> </text:span>un<text:span text:style-name="T1"> </text:span>catalogue<text:span text:style-name="T1"> </text:span>annoté<text:span text:style-name="T1"> </text:span>des<text:span text:style-name="T1"> </text:span>livres<text:span text:style-name="T1"> </text:span>de<text:span text:style-name="T1"> </text:span>vers<text:span text:style-name="T1"> </text:span>parus<text:span text:style-name="T1"> </text:span>depuis<text:span text:style-name="T1"> </text:span>douze<text:span text:style-name="T1"> </text:span>mois.<text:span text:style-name="T1"> </text:span>Cela<text:span text:style-name="T1"> </text:span>mènerait<text:span text:style-name="T1"> </text:span>loin.<text:span text:style-name="T1"> </text:span>Il<text:span text:style-name="T1"> </text:span>me<text:span text:style-name="T1"> </text:span>suffira<text:span text:style-name="T1"> </text:span>de<text:span text:style-name="T1"> </text:span>nommer<text:span text:style-name="T1"> </text:span>encore<text:span text:style-name="T1"> </text:span><text:span text:style-name="T5">Au</text:span><text:span text:style-name="T4"> </text:span><text:span text:style-name="T5">hasard</text:span><text:span text:style-name="T4"> </text:span><text:span text:style-name="T5">des</text:span><text:span text:style-name="T4"> </text:span><text:span text:style-name="T5">chemins</text:span>$544$,<text:span text:style-name="T1"> </text:span>de<text:span text:style-name="T1"> </text:span>A.-F.<text:span text:style-name="T1"> </text:span>Herold,<text:span text:style-name="T1"> </text:span>poésie<text:span text:style-name="T1"> </text:span>apaisée,<text:span text:style-name="T1"> </text:span>charmante ;<text:span text:style-name="T1"> </text:span>le<text:span text:style-name="T1"> </text:span><text:span text:style-name="T5">Songe</text:span><text:span text:style-name="T4"> </text:span><text:span text:style-name="T5">de</text:span><text:span text:style-name="T4"> </text:span><text:span text:style-name="T5">l'amour</text:span>,<text:span text:style-name="T1"> </text:span>d'André<text:span text:style-name="T1"> </text:span>Rivoire$545$,<text:span text:style-name="T1"> </text:span>poésie<text:span text:style-name="T1"> </text:span>calme,<text:span text:style-name="T1"> </text:span>assez<text:span text:style-name="T1"> </text:span>agréable ;<text:span text:style-name="T1"> </text:span>la<text:span text:style-name="T1"> </text:span><text:span text:style-name="T5">Beauté</text:span><text:span text:style-name="T4"> </text:span><text:span text:style-name="T5">de</text:span><text:span text:style-name="T4"> </text:span><text:span text:style-name="T5">la</text:span><text:span text:style-name="T4"> </text:span><text:span text:style-name="T5">vie</text:span>,<text:span text:style-name="T1"> </text:span>de<text:span text:style-name="T1"> </text:span>Fernand<text:span text:style-name="T1"> </text:span>Gregh$546$,<text:span text:style-name="T1"> </text:span>poésie<text:span text:style-name="T1"> ingénieuse</text:span>,<text:span text:style-name="T1"> </text:span>non<text:span text:style-name="T1"> </text:span>moins<text:span text:style-name="T1"> </text:span>agréable ;<text:span text:style-name="T1"> </text:span>les<text:span text:style-name="T4"> </text:span><text:span text:style-name="T5">Idylles antiques</text:span> et <text:span text:style-name="T5">l'Amour marin</text:span>,<text:span text:style-name="T1"> <text:s/></text:span>de<text:span text:style-name="T1"> </text:span>Paul<text:span text:style-name="T1"> </text:span>Fort$547$.<text:span text:style-name="T1"> </text:span>De<text:span text:style-name="T1"> </text:span>ces<text:span text:style-name="T1"> </text:span>deux<text:span text:style-name="T1"> </text:span>recueils<text:span text:style-name="T1"> </text:span>de<text:span text:style-name="T1"> </text:span>ballades,<text:span text:style-name="T1"> </text:span>le<text:span text:style-name="T1"> </text:span>premier,<text:span text:style-name="T1"> </text:span>s'il<text:span text:style-name="T1"> </text:span>n'est<text:span text:style-name="T1"> </text:span>le<text:span text:style-name="T1"> m</text:span>eilleur,<text:span text:style-name="T1"> </text:span>est<text:span text:style-name="T1"> </text:span>le<text:span text:style-name="T1"> </text:span>plus<text:span text:style-name="T1"> séduisant. </text:span>M.<text:span text:style-name="T1"> </text:span>Paul<text:span text:style-name="T1"> </text:span>Fort<text:span text:style-name="T1"> </text:span>rythme<text:span text:style-name="T1"> </text:span>admirablement<text:span text:style-name="T1"> </text:span>sa<text:span text:style-name="T1"> </text:span>pensée,<text:span text:style-name="T1"> </text:span>son<text:span text:style-name="T1"> </text:span>impression.<text:span text:style-name="T1"> </text:span>II<text:span text:style-name="T1"> </text:span>a<text:span text:style-name="T1"> </text:span>le<text:span text:style-name="T1"> </text:span>don<text:span text:style-name="T1"> </text:span>de<text:span text:style-name="T1"> </text:span>chanter<text:span text:style-name="T1"> </text:span>et,<text:span text:style-name="T1"> </text:span>chantant<text:span text:style-name="T1"> </text:span>toujours<text:span text:style-name="T1"> </text:span>dans<text:span text:style-name="T1"> </text:span>le<text:span text:style-name="T1"> </text:span>même<text:span text:style-name="T1"> </text:span>mètre,<text:span text:style-name="T1"> </text:span>de<text:span text:style-name="T1"> </text:span>n'être<text:span text:style-name="T1"> </text:span>jamais<text:span text:style-name="T1"> </text:span>monotone.<text:span text:style-name="T1"> </text:span>Son<text:span text:style-name="T1"> antiquité </text:span>est<text:span text:style-name="T1"> </text:span>ingénue<text:span text:style-name="T1"> </text:span>dans<text:span text:style-name="T1"> </text:span>l'amour<text:span text:style-name="T1"> </text:span>comme<text:span text:style-name="T1"> </text:span>dans<text:span text:style-name="T1"> l'</text:span>héroïsme ;<text:span text:style-name="T1"> </text:span>ses<text:span text:style-name="T1"> </text:span>marins<text:span text:style-name="T1"> </text:span>sont<text:span text:style-name="T1"> </text:span>amusants,<text:span text:style-name="T1"> </text:span>même<text:span text:style-name="T1"> </text:span>quand<text:span text:style-name="T1"> </text:span>ils<text:span text:style-name="T1"> </text:span>sont<text:span text:style-name="T1"> </text:span>tragiques,<text:span text:style-name="T1"> </text:span>mais<text:span text:style-name="T1"> </text:span>ils<text:span text:style-name="T1"> </text:span>sont<text:span text:style-name="T1"> </text:span>ceci<text:span text:style-name="T1"> </text:span>ou<text:span text:style-name="T1"> </text:span>cela<text:span text:style-name="T1"> </text:span>avec<text:span text:style-name="T1"> </text:span>un<text:span text:style-name="T1"> </text:span>réalisme<text:span text:style-name="T1"> </text:span>parfois<text:span text:style-name="T1"> </text:span>excessif.<text:span text:style-name="T1"> </text:span></text:p>
      <text:p text:style-name="Standard"><text:span text:style-name="T1">Il y a eu quelques </text:span>débuts.<text:span text:style-name="T1"> </text:span>L'un<text:span text:style-name="T1"> </text:span>était<text:span text:style-name="T1"> </text:span>attendu,<text:span text:style-name="T1"> </text:span>celui<text:span text:style-name="T1"> </text:span>de<text:span text:style-name="T1"> </text:span>Louis<text:span text:style-name="T1"> </text:span>Payen<text:span text:style-name="T1"> </text:span>qui<text:span text:style-name="T1"> </text:span>nous<text:span text:style-name="T1"> </text:span>donne,<text:span text:style-name="T1"> </text:span>avec<text:span text:style-name="T4"> </text:span><text:span text:style-name="T5">A</text:span><text:span text:style-name="T4"> </text:span><text:span text:style-name="T5">l'ombre</text:span><text:span text:style-name="T4"> </text:span><text:span text:style-name="T5">du</text:span><text:span text:style-name="T4"> </text:span><text:span text:style-name="T5">portique</text:span>$548$,<text:span text:style-name="T1"> </text:span>des<text:span text:style-name="T1"> </text:span>vers<text:span text:style-name="T1"> </text:span>où<text:span text:style-name="T1"> </text:span>il<text:span text:style-name="T1"> </text:span>y<text:span text:style-name="T1"> </text:span>a<text:span text:style-name="T1"> </text:span>de<text:span text:style-name="T1"> </text:span>la<text:span text:style-name="T1"> </text:span>sensualité<text:span text:style-name="T1"> </text:span>et<text:span text:style-name="T1"> </text:span>de<text:span text:style-name="T1"> </text:span>la<text:span text:style-name="T1"> </text:span>pensée,<text:span text:style-name="T1"> </text:span>du<text:span text:style-name="T1"> </text:span>rêve<text:span text:style-name="T1"> </text:span>et<text:span text:style-name="T1"> </text:span>de<text:span text:style-name="T1"> </text:span>la<text:span text:style-name="T1"> </text:span>vie.<text:span text:style-name="T1"> </text:span>L'autre<text:span text:style-name="T1"> </text:span>nous<text:span text:style-name="T1"> </text:span>prit<text:span text:style-name="T1"> </text:span>à<text:span text:style-name="T1"> </text:span>l'improviste.<text:span text:style-name="T1"> </text:span>Et<text:span text:style-name="T1"> </text:span>c'est<text:span text:style-name="T1"> </text:span>à<text:span text:style-name="T1"> </text:span>peine<text:span text:style-name="T1"> </text:span>si<text:span text:style-name="T1"> </text:span>nous<text:span text:style-name="T1"> </text:span>sommes<text:span text:style-name="T1"> </text:span>maintenant<text:span text:style-name="T1"> </text:span>habitués<text:span text:style-name="T1"> </text:span>à<text:span text:style-name="T1"> </text:span>l'originalité<text:span text:style-name="T1"> </text:span>dédaigneuse<text:span text:style-name="T1"> </text:span>de<text:span text:style-name="T1"> </text:span>Laurent<text:span text:style-name="T1"> </text:span>Evrard.<text:span text:style-name="T1"> </text:span>Il<text:span text:style-name="T1"> </text:span>y<text:span text:style-name="T1"> </text:span>a<text:span text:style-name="T1"> </text:span>dans<text:span text:style-name="T1"> </text:span>ses<text:span text:style-name="T1"> </text:span><text:span text:style-name="T5">Fables</text:span><text:span text:style-name="T4"> </text:span><text:span text:style-name="T5">et</text:span><text:span text:style-name="T4"> </text:span><text:span text:style-name="T5">Chansons</text:span>$549$<text:span text:style-name="T1"> </text:span>une<text:span text:style-name="T1"> </text:span>manière<text:span text:style-name="T1"> </text:span>très<text:span text:style-name="T1"> </text:span>personnelle<text:span text:style-name="T1"> </text:span>de<text:span text:style-name="T1"> </text:span>voir,<text:span text:style-name="T1"> </text:span>de<text:span text:style-name="T1"> </text:span>sentir<text:span text:style-name="T1"> </text:span>et<text:span text:style-name="T1"> </text:span>de<text:span text:style-name="T1"> </text:span>dire.<text:span text:style-name="T1"> </text:span></text:p>
      <text:p text:style-name="Standard">Le<text:span text:style-name="T1"> </text:span>poème<text:span text:style-name="T1"> </text:span>en<text:span text:style-name="T1"> </text:span>prose,<text:span text:style-name="T1"> </text:span>qui<text:span text:style-name="T1"> </text:span>fut<text:span text:style-name="T1"> </text:span>tant<text:span text:style-name="T1"> </text:span>en<text:span text:style-name="T1"> </text:span>faveur,<text:span text:style-name="T1"> </text:span>n'a<text:span text:style-name="T1"> </text:span>guère<text:span text:style-name="T1"> </text:span>produit<text:span text:style-name="T1"> </text:span>cette<text:span text:style-name="T1"> </text:span>année<text:span text:style-name="T1"> </text:span>que<text:span text:style-name="T1"> </text:span>la<text:span text:style-name="T1"> </text:span><text:span text:style-name="T5">Connaissance</text:span><text:span text:style-name="T4"> </text:span><text:span text:style-name="T5">de</text:span><text:span text:style-name="T4"> </text:span><text:span text:style-name="T5">l'Est,</text:span><text:span text:style-name="T4"> </text:span>de<text:span text:style-name="T1"> </text:span>M.<text:span text:style-name="T1"> </text:span>Paul<text:span text:style-name="T1"> </text:span>Claudel$550$.<text:span text:style-name="T1"> </text:span>Ce<text:span text:style-name="T1"> </text:span>sont<text:span text:style-name="T1"> </text:span>des<text:span text:style-name="T1"> </text:span>paysages<text:span text:style-name="T1"> </text:span>d'extrême<text:span text:style-name="T1"> </text:span>orient,<text:span text:style-name="T1"> </text:span>de<text:span text:style-name="T1"> </text:span>Chine<text:span text:style-name="T1"> </text:span>surtout,<text:span text:style-name="T1"> </text:span>dont<text:span text:style-name="T1"> </text:span>les<text:span text:style-name="T1"> </text:span>couleurs<text:span text:style-name="T1"> </text:span>sont<text:span text:style-name="T1"> </text:span>admirables,<text:span text:style-name="T1"> </text:span>des<text:span text:style-name="T1"> </text:span>sensations<text:span text:style-name="T1"> </text:span>exotiques<text:span text:style-name="T1"> </text:span>rendues<text:span text:style-name="T1"> </text:span>avec<text:span text:style-name="T1"> </text:span>un<text:span text:style-name="T1"> </text:span>art<text:span text:style-name="T1"> </text:span>d'une<text:span text:style-name="T1"> </text:span>singulière<text:span text:style-name="T1"> </text:span>intensité.<text:span text:style-name="T1"> </text:span></text:p>
      <text:p text:style-name="Standard">Et<text:span text:style-name="T1"> </text:span>voilà<text:span text:style-name="T1"> </text:span>ce<text:span text:style-name="T1"> </text:span>que<text:span text:style-name="T1"> </text:span>c'est<text:span text:style-name="T1"> </text:span>qu'une<text:span text:style-name="T1"> </text:span>année<text:span text:style-name="T1"> </text:span>de<text:span text:style-name="T1"> </text:span>littérature.<text:span text:style-name="T1"> </text:span>Avec<text:span text:style-name="T1"> </text:span>ce<text:span text:style-name="T1"> </text:span>que<text:span text:style-name="T1"> </text:span>j'ai<text:span text:style-name="T1"> </text:span>dû<text:span text:style-name="T1"> </text:span>négliger,<text:span text:style-name="T1"> </text:span>et<text:span text:style-name="T1"> </text:span>qui<text:span text:style-name="T1"> </text:span>avait<text:span text:style-name="T1"> </text:span>encore<text:span text:style-name="T1"> </text:span>son<text:span text:style-name="T1"> </text:span>intérêt,<text:span text:style-name="T1"> </text:span>avec<text:span text:style-name="T1"> </text:span>les<text:span text:style-name="T1"> </text:span>utiles<text:span text:style-name="T1"> </text:span>réimpressions,<text:span text:style-name="T1"> </text:span>avec<text:span text:style-name="T1"> </text:span>les<text:span text:style-name="T1"> </text:span>revues,<text:span text:style-name="T1"> </text:span>cela<text:span text:style-name="T1"> </text:span>donne<text:span text:style-name="T1"> </text:span>au<text:span text:style-name="T1"> </text:span>lecteur<text:span text:style-name="T1"> </text:span>de<text:span text:style-name="T1"> </text:span>livres<text:span text:style-name="T1"> </text:span>français,<text:span text:style-name="T1"> </text:span>plus<text:span text:style-name="T1"> </text:span>de<text:span text:style-name="T1"> </text:span>deux<text:span text:style-name="T1"> </text:span>livres<text:span text:style-name="T1"> </text:span>par<text:span text:style-name="T1"> </text:span>semaine,<text:span text:style-name="T1"> </text:span>qui<text:span text:style-name="T1"> </text:span>valent<text:span text:style-name="T1"> </text:span>la<text:span text:style-name="T1"> </text:span>peine,<text:span text:style-name="T1"> </text:span>les<text:span text:style-name="T1"> </text:span>uns<text:span text:style-name="T1"> </text:span>d'être<text:span text:style-name="T1"> </text:span>lus,<text:span text:style-name="T1"> </text:span>les<text:span text:style-name="T1"> </text:span>autres<text:span text:style-name="T1"> </text:span>d'être<text:span text:style-name="T1"> </text:span>étudiés.<text:span text:style-name="T1"> </text:span>C'est<text:span text:style-name="T1"> </text:span>beaucoup.<text:span text:style-name="T1"> </text:span>Et<text:span text:style-name="T1"> </text:span>il<text:span text:style-name="T1"> </text:span>n'a<text:span text:style-name="T1"> </text:span>pas<text:span text:style-name="T1"> </text:span>été<text:span text:style-name="T1"> </text:span>parlé<text:span text:style-name="T1"> </text:span>des<text:span text:style-name="T1"> </text:span>traductions,<text:span text:style-name="T1"> </text:span>des<text:span text:style-name="T1"> </text:span>romans<text:span text:style-name="T1"> </text:span>de<text:span text:style-name="T1"> </text:span>d'Annunzio$551$,<text:span text:style-name="T1"> </text:span>de<text:span text:style-name="T1"> </text:span>Serao$552$,<text:span text:style-name="T1"> </text:span>de<text:span text:style-name="T1"> </text:span>Wells$553$,<text:span text:style-name="T1"> </text:span>de<text:span text:style-name="T1"> </text:span>Stevenson$554$,<text:span text:style-name="T1"> </text:span>de<text:span text:style-name="T1"> </text:span>Hardy$555$,<text:span text:style-name="T1"> </text:span>des<text:span text:style-name="T1"> </text:span>dissertations<text:span text:style-name="T1"> </text:span>de<text:span text:style-name="T1"> </text:span>Tolstoï$556$,<text:span text:style-name="T1"> </text:span>des<text:span text:style-name="T1"> </text:span>pièces<text:span text:style-name="T1"> </text:span>d'Ibsen$557$,<text:span text:style-name="T1"> </text:span>des<text:span text:style-name="T1"> </text:span>œuvres<text:span text:style-name="T1"> </text:span>de<text:span text:style-name="T1"> </text:span>Nietzsche$558$,<text:span text:style-name="T1"> </text:span>de<text:span text:style-name="T1"> </text:span>toute<text:span text:style-name="T1"> </text:span>cette<text:span text:style-name="T1"> </text:span>littérature<text:span text:style-name="T1"> </text:span>francisée,<text:span text:style-name="T1"> </text:span>dont<text:span text:style-name="T1"> </text:span>les<text:span text:style-name="T1"> </text:span>amateurs<text:span text:style-name="T1"> </text:span>sont<text:span text:style-name="T1"> </text:span>nombreux.<text:span text:style-name="T1"> </text:span>Il<text:span text:style-name="T1"> </text:span>y<text:span text:style-name="T1"> </text:span>a<text:span text:style-name="T1"> </text:span>certainement<text:span text:style-name="T1"> </text:span>en<text:span text:style-name="T1"> </text:span>France<text:span text:style-name="T1"> </text:span>une<text:span text:style-name="T1"> </text:span>grande<text:span text:style-name="T1"> </text:span>richesse<text:span text:style-name="T1"> </text:span>intellectuelle,<text:span text:style-name="T1"> </text:span>et<text:span text:style-name="T1"> </text:span>de<text:span text:style-name="T1"> </text:span>bon<text:span text:style-name="T1"> </text:span>aloi.<text:span text:style-name="T1"> </text:span>C'est<text:span text:style-name="T1"> </text:span>une<text:span text:style-name="T1"> </text:span>fortune<text:span text:style-name="T1"> </text:span>solide,<text:span text:style-name="T1"> </text:span>bien<text:span text:style-name="T1"> </text:span>assise<text:span text:style-name="T1"> </text:span>en<text:span text:style-name="T1"> </text:span>fonds<text:span text:style-name="T1"> </text:span>de<text:span text:style-name="T1"> </text:span>terre<text:span text:style-name="T1"> </text:span>et<text:span text:style-name="T1"> </text:span>de<text:span text:style-name="T1"> </text:span>la<text:span text:style-name="T1"> </text:span>culture<text:span text:style-name="T1"> </text:span>la<text:span text:style-name="T1"> </text:span>plus<text:span text:style-name="T1"> </text:span>variée<text:span text:style-name="T1"> </text:span>et<text:span text:style-name="T1"> </text:span>la<text:span text:style-name="T1"> </text:span>plus<text:span text:style-name="T1"> </text:span>heureuse.<text:span text:style-name="T1"> </text:span></text:p>
      <text:h text:style-name="P26" text:outline-level="1">La question Loriquet$559$<text:span text:style-name="T1"> </text:span></text:h>
      <text:p text:style-name="P22"/>
      <text:p text:style-name="Standard">Si le<text:span text:style-name="T1"> </text:span>nom<text:span text:style-name="T1"> </text:span>de<text:span text:style-name="T1"> </text:span>Loriquet<text:span text:style-name="T1"> </text:span>a<text:span text:style-name="T1"> </text:span>acquis<text:span text:style-name="T1"> </text:span>une<text:span text:style-name="T1"> </text:span>gloire<text:span text:style-name="T1"> </text:span>immortelle,<text:span text:style-name="T1"> </text:span>il<text:span text:style-name="T1"> </text:span>n'est<text:span text:style-name="T1"> </text:span>point<text:span text:style-name="T1"> </text:span>prouvé<text:span text:style-name="T1"> </text:span>que<text:span text:style-name="T1"> </text:span>cela<text:span text:style-name="T1"> </text:span>soit<text:span text:style-name="T1"> </text:span>à<text:span text:style-name="T1"> </text:span>juste<text:span text:style-name="T1"> </text:span>titre$560$.<text:span text:style-name="T1"> </text:span><text:span text:style-name="T5">L'Histoire</text:span><text:span text:style-name="T4"> </text:span><text:span text:style-name="T5">de</text:span><text:span text:style-name="T4"> </text:span><text:span text:style-name="T5">France</text:span>$561$<text:span text:style-name="T1"> </text:span>où<text:span text:style-name="T1"> </text:span>le<text:span text:style-name="T1"> </text:span>Père<text:span text:style-name="T1"> </text:span>de<text:span text:style-name="T1"> </text:span>la<text:span text:style-name="T1"> </text:span>Foi<text:span text:style-name="T1"> </text:span>(pseudonyme<text:span text:style-name="T1"> </text:span>des<text:span text:style-name="T1"> </text:span>Jésuites,<text:span text:style-name="T1"> </text:span>sous<text:span text:style-name="T1"> </text:span>la<text:span text:style-name="T1"> </text:span>Restauration)<text:span text:style-name="T1"> </text:span>appelle<text:span text:style-name="T1"> </text:span>Napoléon<text:span text:style-name="T1"> </text:span>« Monsieur<text:span text:style-name="T1"> </text:span>le<text:span text:style-name="T1"> </text:span>Marquis<text:span text:style-name="T1"> </text:span>de<text:span text:style-name="T1"> </text:span>Buonaparte<text:span text:style-name="T1"> » </text:span>n'a<text:span text:style-name="T1"> </text:span>jamais<text:span text:style-name="T1"> </text:span>été<text:span text:style-name="T1"> </text:span>vue<text:span text:style-name="T1"> </text:span>par<text:span text:style-name="T1"> </text:span>personne.<text:span text:style-name="T1"> </text:span>C'est<text:span text:style-name="T1"> </text:span>dire<text:span text:style-name="T1"> </text:span>qu'elle<text:span text:style-name="T1"> </text:span>n'a<text:span text:style-name="T1"> </text:span>jamais<text:span text:style-name="T1"> </text:span>existé,<text:span text:style-name="T1"> </text:span>car<text:span text:style-name="T1"> </text:span>un<text:span text:style-name="T1"> </text:span>livre<text:span text:style-name="T1"> </text:span>scolaire<text:span text:style-name="T1"> </text:span>tiré<text:span text:style-name="T1"> </text:span>à<text:span text:style-name="T1"> </text:span>des<text:span text:style-name="T1"> </text:span>milliers<text:span text:style-name="T1"> </text:span>ne<text:span text:style-name="T1"> </text:span>disparaît<text:span text:style-name="T1"> </text:span>pas<text:span text:style-name="T1"> </text:span>soudain.<text:span text:style-name="T1"> </text:span>Je<text:span text:style-name="T1"> </text:span>sais<text:span text:style-name="T1"> </text:span>qu'il<text:span text:style-name="T1"> </text:span>y<text:span text:style-name="T1"> </text:span>'a<text:span text:style-name="T1"> </text:span>des<text:span text:style-name="T1"> </text:span>ouvrages<text:span text:style-name="T1"> </text:span>perdus ;<text:span text:style-name="T1"> </text:span>des<text:span text:style-name="T1"> </text:span>éditions<text:span text:style-name="T1"> </text:span>entières<text:span text:style-name="T1"> </text:span>ont<text:span text:style-name="T1"> </text:span>fondu<text:span text:style-name="T1"> </text:span>jadis<text:span text:style-name="T1"> </text:span>entre<text:span text:style-name="T1"> </text:span>les<text:span text:style-name="T1"> </text:span>mains<text:span text:style-name="T1"> </text:span>de<text:span text:style-name="T1"> </text:span>lecteurs<text:span text:style-name="T1"> </text:span>trop<text:span text:style-name="T1"> </text:span>fiévreux.<text:span text:style-name="T1"> </text:span>Mais<text:span text:style-name="T1"> </text:span>il<text:span text:style-name="T1"> </text:span>s'agit<text:span text:style-name="T1"> </text:span>de<text:span text:style-name="T1"> </text:span>jadis.<text:span text:style-name="T1"> </text:span>Depuis<text:span text:style-name="T1"> </text:span>le<text:span text:style-name="T1"> </text:span>dix-huitième<text:span text:style-name="T1"> </text:span>siècle,<text:span text:style-name="T1"> </text:span>il<text:span text:style-name="T1"> </text:span>y<text:span text:style-name="T1"> </text:span>a<text:span text:style-name="T1"> </text:span>toujours<text:span text:style-name="T1"> </text:span>eu<text:span text:style-name="T1"> </text:span>un<text:span text:style-name="T1"> </text:span>grand<text:span text:style-name="T1"> </text:span>nombre<text:span text:style-name="T1"> </text:span>de<text:span text:style-name="T1"> </text:span>libraires<text:span text:style-name="T1"> </text:span>et<text:span text:style-name="T1"> </text:span>de<text:span text:style-name="T1"> </text:span>collectionneurs,<text:span text:style-name="T1"> </text:span>curieux<text:span text:style-name="T1"> </text:span>même<text:span text:style-name="T1"> </text:span>de<text:span text:style-name="T1"> </text:span>babioles.<text:span text:style-name="T1"> </text:span>Un<text:span text:style-name="T1"> </text:span>livre<text:span text:style-name="T1"> </text:span>s'absente,<text:span text:style-name="T1"> </text:span>qui<text:span text:style-name="T1"> </text:span>se<text:span text:style-name="T1"> </text:span>retrouve<text:span text:style-name="T1"> </text:span>dès.<text:span text:style-name="T1"> </text:span>que<text:span text:style-name="T1"> </text:span>sa<text:span text:style-name="T1"> </text:span>valeur<text:span text:style-name="T1"> </text:span>est<text:span text:style-name="T1"> </text:span>connue.<text:span text:style-name="T1"> </text:span>Il<text:span text:style-name="T1"> </text:span>n'est<text:span text:style-name="T1"> </text:span>pas<text:span text:style-name="T1"> </text:span>un<text:span text:style-name="T1"> </text:span>illettré,<text:span text:style-name="T1"> </text:span>à<text:span text:style-name="T1"> </text:span>cette<text:span text:style-name="T1"> </text:span>heure,<text:span text:style-name="T1"> </text:span>qui<text:span text:style-name="T1"> </text:span>ne<text:span text:style-name="T1"> </text:span>voie,<text:span text:style-name="T1"> </text:span>dans<text:span text:style-name="T1"> </text:span>un<text:span text:style-name="T1"> </text:span>livr.e<text:span text:style-name="T1"> </text:span>datant<text:span text:style-name="T1"> </text:span>d'un<text:span text:style-name="T1"> </text:span>demi-siècle,<text:span text:style-name="T1"> </text:span>un<text:span text:style-name="T1"> </text:span>inestimable<text:span text:style-name="T1"> </text:span>trésor.<text:span text:style-name="T1"> </text:span>Hélas!<text:span text:style-name="T1"> </text:span>car<text:span text:style-name="T1"> </text:span>c'est<text:span text:style-name="T1"> </text:span>dommage,<text:span text:style-name="T1"> </text:span>le<text:span text:style-name="T1"> </text:span>marquis<text:span text:style-name="T1"> </text:span>de<text:span text:style-name="T1"> </text:span>Buonaparte<text:span text:style-name="T1"> </text:span>est<text:span text:style-name="T1"> </text:span>une<text:span text:style-name="T1"> </text:span>légende,<text:span text:style-name="T1"> </text:span>comme<text:span text:style-name="T1"> </text:span>Charles<text:span text:style-name="T1"> </text:span>IX<text:span text:style-name="T1"> </text:span>arquebusant<text:span text:style-name="T1"> </text:span>ses<text:span text:style-name="T1"> </text:span>sujets<text:span text:style-name="T1"> </text:span>pardessus<text:span text:style-name="T1"> </text:span>la<text:span text:style-name="T1"> </text:span>Seine<text:span text:style-name="T1"> </text:span>(du<text:span text:style-name="T1"> </text:span>Louvre<text:span text:style-name="T1"> </text:span>à<text:span text:style-name="T1"> </text:span>la<text:span text:style-name="T1"> </text:span>rue<text:span text:style-name="T1"> </text:span>Mazarine,<text:span text:style-name="T1"> </text:span>avec<text:span text:style-name="T1"> </text:span>des<text:span text:style-name="T1"> </text:span>tubes<text:span text:style-name="T1"> </text:span>portant<text:span text:style-name="T1"> </text:span>à<text:span text:style-name="T1"> </text:span>cent<text:span text:style-name="T1"> </text:span>pas?)<text:span text:style-name="T1"> </text:span>comme<text:span text:style-name="T1"> </text:span>le<text:span text:style-name="T1"> </text:span>« Fier<text:span text:style-name="T1"> </text:span>Sicambre<text:span text:style-name="T1"> »</text:span>,<text:span text:style-name="T1"> </text:span>comme<text:span text:style-name="T1"> </text:span>le<text:span text:style-name="T1"> </text:span>« Fils<text:span text:style-name="T1"> </text:span>de<text:span text:style-name="T1"> </text:span>SaintLouis<text:span text:style-name="T1"> »</text:span>,<text:span text:style-name="T1"> </text:span>comme<text:span text:style-name="T1"> </text:span>la<text:span text:style-name="T1"> </text:span>« Seringue<text:span text:style-name="T1"> </text:span>spirituelle<text:span text:style-name="T1"> </text:span>pour<text:span text:style-name="T1"> </text:span>les<text:span text:style-name="T1"> </text:span>âmes<text:span text:style-name="T1"> </text:span>constipées<text:span text:style-name="T1"> </text:span>en<text:span text:style-name="T1"> </text:span>dévotion<text:span text:style-name="T1"> »</text:span>,<text:span text:style-name="T1"> </text:span>comme<text:span text:style-name="T1"> </text:span>les<text:span text:style-name="T1"> </text:span>« Lettres<text:span text:style-name="T1"> </text:span>d'Héloïse<text:span text:style-name="T1"> </text:span>et<text:span text:style-name="T1"> </text:span>d'Abailard<text:span text:style-name="T1"> »</text:span>,<text:span text:style-name="T1"> </text:span>comme<text:span text:style-name="T1"> </text:span>la<text:span text:style-name="T1"> </text:span>« Poule<text:span text:style-name="T1"> </text:span>au<text:span text:style-name="T1"> </text:span>pot<text:span text:style-name="T1"> »</text:span>,<text:span text:style-name="T1"> </text:span>comme<text:span text:style-name="T1"> </text:span>« le<text:span text:style-name="T1"> </text:span>Vaisseau<text:span text:style-name="T1"> </text:span><text:span text:style-name="T5">Le</text:span><text:span text:style-name="T4"> </text:span><text:span text:style-name="T5">Vengeur</text:span><text:span text:style-name="T4"> </text:span><text:span text:style-name="T1">»</text:span>,<text:span text:style-name="T1"> </text:span>les<text:span text:style-name="T1"> </text:span>« Volontaires<text:span text:style-name="T1"> </text:span>de<text:span text:style-name="T1"> </text:span>92<text:span text:style-name="T1"> »</text:span>,<text:span text:style-name="T1"> </text:span>ou<text:span text:style-name="T1"> </text:span>« le<text:span text:style-name="T1"> </text:span>bon<text:span text:style-name="T1"> </text:span>roi<text:span text:style-name="T1"> </text:span>Dagobert$562$<text:span text:style-name="T1"> »</text:span>.<text:span text:style-name="T1"> </text:span>En<text:span text:style-name="T1"> </text:span>général<text:span text:style-name="T1"> </text:span>toute<text:span text:style-name="T1"> </text:span>l'histoire<text:span text:style-name="T1"> </text:span>connue,<text:span text:style-name="T1"> </text:span>approuvée,<text:span text:style-name="T1"> </text:span>populaire,<text:span text:style-name="T1"> </text:span>est<text:span text:style-name="T1"> </text:span>apocryphe.<text:span text:style-name="T1"> </text:span>Mais<text:span text:style-name="T1"> </text:span>il<text:span text:style-name="T1"> </text:span>est<text:span text:style-name="T1"> </text:span>assez<text:span text:style-name="T1"> </text:span>probable<text:span text:style-name="T1"> </text:span>que<text:span text:style-name="T1"> </text:span>celle<text:span text:style-name="T1"> </text:span>que<text:span text:style-name="T1"> </text:span>l'on<text:span text:style-name="T1"> </text:span>met<text:span text:style-name="T1"> </text:span>à<text:span text:style-name="T1"> </text:span>la<text:span text:style-name="T1"> </text:span>place<text:span text:style-name="T1"> </text:span>n'est<text:span text:style-name="T1"> </text:span>guère<text:span text:style-name="T1"> </text:span>plus<text:span text:style-name="T1"> </text:span>certaine.<text:span text:style-name="T1"> </text:span>Tout<text:span text:style-name="T1"> </text:span>est<text:span text:style-name="T1"> </text:span>possible<text:span text:style-name="T1"> </text:span>et<text:span text:style-name="T1"> </text:span>rien<text:span text:style-name="T1"> </text:span>n'est<text:span text:style-name="T1"> </text:span>vrai.<text:span text:style-name="T1"> </text:span></text:p>
      <text:p text:style-name="Standard">Le<text:span text:style-name="T1"> </text:span>« Marquis<text:span text:style-name="T1"> </text:span>de<text:span text:style-name="T1"> </text:span>Buonaparte<text:span text:style-name="T1"> » </text:span>est<text:span text:style-name="T1"> </text:span>possible ;<text:span text:style-name="T1"> </text:span>le<text:span text:style-name="T1"> </text:span>mot<text:span text:style-name="T1"> </text:span>est<text:span text:style-name="T1"> </text:span>bien<text:span text:style-name="T1"> </text:span>dans<text:span text:style-name="T1"> </text:span>l'esprit<text:span text:style-name="T1"> </text:span>des<text:span text:style-name="T1"> </text:span>régions<text:span text:style-name="T1"> </text:span>basses<text:span text:style-name="T1"> </text:span>de<text:span text:style-name="T1"> </text:span>la<text:span text:style-name="T1"> </text:span>Restauration.<text:span text:style-name="T1"> </text:span>Il<text:span text:style-name="T1"> </text:span>n'est<text:span text:style-name="T1"> </text:span>pas<text:span text:style-name="T1"> </text:span>vrai.<text:span text:style-name="T1"> </text:span>Le<text:span text:style-name="T1"> </text:span>P.<text:span text:style-name="T1"> </text:span>Loriquet<text:span text:style-name="T1"> </text:span>lui-même<text:span text:style-name="T1"> </text:span>l'affirma<text:span text:style-name="T1"> </text:span>dans<text:span text:style-name="T1"> </text:span>une<text:span text:style-name="T1"> </text:span>lettre<text:span text:style-name="T1"> </text:span>à<text:span text:style-name="T1"> </text:span>M.<text:span text:style-name="T1"> </text:span>Passy<text:span text:style-name="T1"> </text:span>qui,<text:span text:style-name="T1"> </text:span>le<text:span text:style-name="T1"> </text:span>30<text:span text:style-name="T1"> </text:span>avril<text:span text:style-name="T1"> </text:span>1844,<text:span text:style-name="T1"> </text:span>avait<text:span text:style-name="T1"> </text:span>pris<text:span text:style-name="T1"> </text:span>la<text:span text:style-name="T1"> </text:span>phrase<text:span text:style-name="T1"> </text:span>fameuse<text:span text:style-name="T1"> </text:span>pour<text:span text:style-name="T1"> </text:span>thème<text:span text:style-name="T1"> </text:span>d'un<text:span text:style-name="T1"> </text:span>discours<text:span text:style-name="T1"> </text:span>contre<text:span text:style-name="T1"> </text:span>les<text:span text:style-name="T1"> </text:span>Jésuites$563$.<text:span text:style-name="T1"> </text:span>Ce<text:span text:style-name="T1"> </text:span>genre<text:span text:style-name="T1"> </text:span>de<text:span text:style-name="T1"> </text:span>littérature,<text:span text:style-name="T1"> </text:span>qui<text:span text:style-name="T1"> </text:span>est<text:span text:style-name="T1"> </text:span>ancien,<text:span text:style-name="T1"> </text:span>a<text:span text:style-name="T1"> </text:span>toujours<text:span text:style-name="T1"> </text:span>attiré<text:span text:style-name="T1"> </text:span>les<text:span text:style-name="T1"> </text:span>imbéciles.<text:span text:style-name="T1"> </text:span>Là<text:span text:style-name="T1"> </text:span>où<text:span text:style-name="T1"> </text:span>il<text:span text:style-name="T1"> </text:span>y<text:span text:style-name="T1"> </text:span>a,<text:span text:style-name="T1"> </text:span>enfin!<text:span text:style-name="T1"> </text:span>une<text:span text:style-name="T1"> </text:span>bonne<text:span text:style-name="T1"> </text:span>occasion<text:span text:style-name="T1"> </text:span>de<text:span text:style-name="T1"> </text:span>sourire<text:span text:style-name="T1"> </text:span>en<text:span text:style-name="T1"> </text:span>examinant<text:span text:style-name="T1"> </text:span>une<text:span text:style-name="T1"> </text:span>bête<text:span text:style-name="T1"> </text:span>curieuse,<text:span text:style-name="T1"> </text:span>l'imbécile<text:span text:style-name="T1"> </text:span>se<text:span text:style-name="T1"> </text:span>fâche.<text:span text:style-name="T1"> </text:span>Voici<text:span text:style-name="T1"> </text:span>le<text:span text:style-name="T1"> </text:span>principal<text:span text:style-name="T1"> </text:span>argument<text:span text:style-name="T1"> </text:span>de<text:span text:style-name="T1"> </text:span>Loriquet<text:span text:style-name="T1"> </text:span></text:p>
      <text:p text:style-name="Standard">« Sans<text:span text:style-name="T1"> </text:span>doute<text:span text:style-name="T1"> </text:span>il<text:span text:style-name="T1"> </text:span>peut<text:span text:style-name="T1"> </text:span>se<text:span text:style-name="T1"> </text:span>trouver<text:span text:style-name="T1"> </text:span>un<text:span text:style-name="T1"> </text:span>faussaire<text:span text:style-name="T1"> </text:span>capable<text:span text:style-name="T1"> </text:span>de<text:span text:style-name="T1"> </text:span>faire<text:span text:style-name="T1"> </text:span>ce<text:span text:style-name="T1"> </text:span>qu'on<text:span text:style-name="T1"> </text:span>appelle<text:span text:style-name="T1"> </text:span>un<text:span text:style-name="T1"> </text:span><text:span text:style-name="T5">carton</text:span>,<text:span text:style-name="T1"> </text:span>de<text:span text:style-name="T1"> </text:span>mettre<text:span text:style-name="T1"> </text:span>telle<text:span text:style-name="T1"> </text:span>sottise<text:span text:style-name="T1"> </text:span>qu'il<text:span text:style-name="T1"> </text:span>voudra<text:span text:style-name="T1"> </text:span>sur<text:span text:style-name="T1"> </text:span>un<text:span text:style-name="T1"> </text:span>feuillet<text:span text:style-name="T1"> </text:span>détaché,<text:span text:style-name="T1"> </text:span>et<text:span text:style-name="T1"> </text:span>de<text:span text:style-name="T1"> </text:span>substituer,<text:span text:style-name="T1"> </text:span>dans<text:span text:style-name="T1"> </text:span>quelques<text:span text:style-name="T1"> </text:span>exemplaires,<text:span text:style-name="T1"> </text:span>le<text:span text:style-name="T1"> </text:span>faux<text:span text:style-name="T1"> </text:span>texte<text:span text:style-name="T1"> </text:span>au<text:span text:style-name="T1"> </text:span>texte<text:span text:style-name="T1"> </text:span>véritable<text:span text:style-name="T1"> </text:span>de<text:span text:style-name="T1"> </text:span>l'auteur.<text:span text:style-name="T1"> </text:span>Supposé<text:span text:style-name="T1"> </text:span>donc<text:span text:style-name="T1"> </text:span>que<text:span text:style-name="T1"> </text:span>le<text:span text:style-name="T1"> </text:span>feuillet<text:span text:style-name="T1"> </text:span>postiche<text:span text:style-name="T1"> </text:span>existe,<text:span text:style-name="T1"> </text:span>et<text:span text:style-name="T1"> </text:span>qu'il<text:span text:style-name="T1"> </text:span>vous<text:span text:style-name="T1"> </text:span>tombe<text:span text:style-name="T1"> </text:span>sous<text:span text:style-name="T1"> </text:span>la<text:span text:style-name="T1"> </text:span>main,<text:span text:style-name="T1"> </text:span>et<text:span text:style-name="T1"> </text:span>que<text:span text:style-name="T1"> </text:span>vous<text:span text:style-name="T1"> </text:span>puissiez<text:span text:style-name="T1"> </text:span>le<text:span text:style-name="T1"> </text:span>présenter<text:span text:style-name="T1"> </text:span>à<text:span text:style-name="T1"> </text:span>la<text:span text:style-name="T1"> </text:span>chambre<text:span text:style-name="T1"> </text:span>des<text:span text:style-name="T1"> </text:span>Pairs.<text:span text:style-name="T1"> </text:span>Mais<text:span text:style-name="T1"> </text:span>les<text:span text:style-name="T1"> </text:span>cent<text:span text:style-name="T1"> </text:span>mille<text:span text:style-name="T1"> </text:span>exemplaires<text:span text:style-name="T1"> </text:span>tirés<text:span text:style-name="T1"> </text:span>et<text:span text:style-name="T1"> </text:span>répandus<text:span text:style-name="T1"> </text:span>de<text:span text:style-name="T1"> </text:span>toutes<text:span text:style-name="T1"> </text:span>parts<text:span text:style-name="T1"> </text:span>depuis<text:span text:style-name="T1"> </text:span>1814<text:span text:style-name="T1"> </text:span>sont<text:span text:style-name="T1"> </text:span>encore<text:span text:style-name="T1"> </text:span>là<text:span text:style-name="T1"> </text:span>pour<text:span text:style-name="T1"> </text:span>protester<text:span text:style-name="T1"> </text:span>contre<text:span text:style-name="T1"> </text:span>l'imposture<text:span text:style-name="T1"> </text:span>mais<text:span text:style-name="T1"> </text:span>l'ouvrage<text:span text:style-name="T1"> </text:span>stéréotypé<text:span text:style-name="T1"> </text:span>existe,<text:span text:style-name="T1"> </text:span>toujours<text:span text:style-name="T1"> </text:span>le<text:span text:style-name="T1"> </text:span>même<text:span text:style-name="T1"> </text:span>depuis<text:span text:style-name="T1"> </text:span>près<text:span text:style-name="T1"> </text:span>de<text:span text:style-name="T1"> </text:span>trente<text:span text:style-name="T1"> </text:span>ans,<text:span text:style-name="T1"> </text:span>chez<text:span text:style-name="T1"> </text:span>l'imprimeur,<text:span text:style-name="T1"> </text:span>et<text:span text:style-name="T1"> </text:span>son<text:span text:style-name="T1"> </text:span>immuable<text:span text:style-name="T1"> </text:span>existence<text:span text:style-name="T1"> </text:span>est<text:span text:style-name="T1"> </text:span>une<text:span text:style-name="T1"> </text:span>réclamation<text:span text:style-name="T1"> </text:span>perpétuelle,<text:span text:style-name="T1"> </text:span>irrécusable.<text:span text:style-name="T1"> </text:span>Mais<text:span text:style-name="T1"> </text:span>le<text:span text:style-name="T1"> </text:span>feuillet,<text:span text:style-name="T1"> </text:span>ou<text:span text:style-name="T1"> </text:span>peut-être<text:span text:style-name="T1"> </text:span>la<text:span text:style-name="T1"> </text:span>feuille<text:span text:style-name="T1"> </text:span>entière<text:span text:style-name="T1"> </text:span>clandestinement<text:span text:style-name="T1"> </text:span>substituée<text:span text:style-name="T1"> </text:span>à<text:span text:style-name="T1"> </text:span>la<text:span text:style-name="T1"> </text:span>véritable,<text:span text:style-name="T1"> </text:span>si<text:span text:style-name="T1"> </text:span>toutefois<text:span text:style-name="T1"> </text:span>elle<text:span text:style-name="T1"> </text:span>existe,<text:span text:style-name="T1"> </text:span>examinée<text:span text:style-name="T1"> </text:span>de<text:span text:style-name="T1"> </text:span>près<text:span text:style-name="T1"> </text:span>par<text:span text:style-name="T1"> </text:span>des<text:span text:style-name="T1"> </text:span>connaisseurs,<text:span text:style-name="T1"> </text:span>donnera<text:span text:style-name="T1"> </text:span>toujours,<text:span text:style-name="T1"> </text:span>par<text:span text:style-name="T1"> </text:span>la<text:span text:style-name="T1"> </text:span>différence<text:span text:style-name="T1"> </text:span>même<text:span text:style-name="T1"> </text:span>du<text:span text:style-name="T1"> </text:span>caractère<text:span text:style-name="T1"> </text:span>et<text:span text:style-name="T1"> </text:span>du<text:span text:style-name="T1"> </text:span>papier,<text:span text:style-name="T1"> </text:span>de<text:span text:style-name="T1"> </text:span>quoi<text:span text:style-name="T1"> </text:span>confondre<text:span text:style-name="T1"> </text:span>le<text:span text:style-name="T1"> </text:span>coupable<text:span text:style-name="T1"> </text:span>et<text:span text:style-name="T1"> </text:span>le<text:span text:style-name="T1"> </text:span>ridicule<text:span text:style-name="T1"> </text:span>auteur<text:span text:style-name="T1"> </text:span>de<text:span text:style-name="T1"> </text:span>ce<text:span text:style-name="T1"> </text:span>guet-apens.<text:span text:style-name="T1"> </text:span>Enfin<text:span text:style-name="T1"> </text:span>il<text:span text:style-name="T1"> </text:span>y<text:span text:style-name="T1"> </text:span>a<text:span text:style-name="T1"> </text:span>aujourd'hui,<text:span text:style-name="T1"> </text:span>soit<text:span text:style-name="T1"> </text:span>à<text:span text:style-name="T1"> </text:span>Paris,<text:span text:style-name="T1"> </text:span>soit<text:span text:style-name="T1"> </text:span>à<text:span text:style-name="T1"> </text:span>Lyon,<text:span text:style-name="T1"> </text:span>soit<text:span text:style-name="T1"> </text:span>dans,<text:span text:style-name="T1"> </text:span>toute<text:span text:style-name="T1"> </text:span>la<text:span text:style-name="T1"> </text:span>France,<text:span text:style-name="T1"> </text:span>tant<text:span text:style-name="T1"> </text:span>d'établissements,<text:span text:style-name="T1"> </text:span>tant<text:span text:style-name="T1"> </text:span>de<text:span text:style-name="T1"> </text:span>maîtres<text:span text:style-name="T1"> </text:span>et<text:span text:style-name="T1"> </text:span>de<text:span text:style-name="T1"> </text:span>maîtresses,<text:span text:style-name="T1"> </text:span>tant<text:span text:style-name="T1"> </text:span>de<text:span text:style-name="T1"> </text:span>milliers<text:span text:style-name="T1"> </text:span>d'élèves<text:span text:style-name="T1"> </text:span>qui,<text:span text:style-name="T1"> </text:span>depuis<text:span text:style-name="T1"> </text:span>1814,<text:span text:style-name="T1"> </text:span>ont<text:span text:style-name="T1"> </text:span>eu,<text:span text:style-name="T1"> </text:span>ont<text:span text:style-name="T1"> </text:span>même<text:span text:style-name="T1"> </text:span>encore<text:span text:style-name="T1"> </text:span>cet<text:span text:style-name="T1"> </text:span>ouvrage<text:span text:style-name="T1"> </text:span>dans<text:span text:style-name="T1"> </text:span>leurs<text:span text:style-name="T1"> </text:span>mains!<text:span text:style-name="T1"> </text:span>Veuillez<text:span text:style-name="T1"> </text:span>les<text:span text:style-name="T1"> </text:span>interroger<text:span text:style-name="T1"> </text:span>en<text:span text:style-name="T1"> </text:span>tel<text:span text:style-name="T1"> </text:span>nombre<text:span text:style-name="T1"> </text:span>qu'il<text:span text:style-name="T1"> </text:span>vous<text:span text:style-name="T1"> </text:span>plaira ;<text:span text:style-name="T1"> </text:span>pour<text:span text:style-name="T1"> </text:span>abréger<text:span text:style-name="T1"> </text:span>les<text:span text:style-name="T1"> </text:span>recherches,<text:span text:style-name="T1"> </text:span>indiquez-leur<text:span text:style-name="T1"> </text:span>seulement<text:span text:style-name="T1"> </text:span>le<text:span text:style-name="T1"> </text:span>chiffre<text:span text:style-name="T1"> </text:span>de<text:span text:style-name="T1"> </text:span>la<text:span text:style-name="T1"> </text:span>page<text:span text:style-name="T1"> </text:span>maudite ;<text:span text:style-name="T1"> </text:span>faites-vous<text:span text:style-name="T1"> </text:span>même<text:span text:style-name="T1"> </text:span>aider<text:span text:style-name="T1"> </text:span>dans<text:span text:style-name="T1"> </text:span>cet<text:span text:style-name="T1"> </text:span>important<text:span text:style-name="T1"> </text:span>travail<text:span text:style-name="T1"> </text:span>par<text:span text:style-name="T1"> </text:span>M.<text:span text:style-name="T1"> </text:span>Portalis<text:span text:style-name="T1"> </text:span>qui<text:span text:style-name="T1"> </text:span>a<text:span text:style-name="T1"> </text:span>été<text:span text:style-name="T1"> </text:span>pour<text:span text:style-name="T1"> </text:span>vous<text:span text:style-name="T1"> </text:span>une<text:span text:style-name="T1"> </text:span>autorité<text:span text:style-name="T1"> </text:span>vous<text:span text:style-name="T1"> </text:span>me<text:span text:style-name="T1"> </text:span>direz<text:span text:style-name="T1"> </text:span>ensuite,<text:span text:style-name="T1"> </text:span>ou<text:span text:style-name="T1"> </text:span>plutôt<text:span text:style-name="T1"> </text:span>encore<text:span text:style-name="T1"> </text:span>à<text:span text:style-name="T1"> </text:span>la<text:span text:style-name="T1"> </text:span>chambre<text:span text:style-name="T1"> </text:span>des<text:span text:style-name="T1"> </text:span>Pairs<text:span text:style-name="T1"> </text:span>où<text:span text:style-name="T1"> </text:span>vous,<text:span text:style-name="T1"> </text:span>vous<text:span text:style-name="T1"> </text:span>êtes<text:span text:style-name="T1"> </text:span>fait<text:span text:style-name="T1"> m</text:span>on<text:span text:style-name="T1"> </text:span>dénonciateur,<text:span text:style-name="T1"> </text:span>combien<text:span text:style-name="T1"> </text:span>vous<text:span text:style-name="T1"> </text:span>aurez<text:span text:style-name="T1"> </text:span>trouvé<text:span text:style-name="T1"> </text:span>de<text:span text:style-name="T1"> </text:span>personnes<text:span text:style-name="T1"> </text:span>qui<text:span text:style-name="T1"> </text:span>aient<text:span text:style-name="T1"> </text:span>lu,<text:span text:style-name="T1"> </text:span>dans<text:span text:style-name="T1"> </text:span>mon<text:span text:style-name="T1"> </text:span><text:span text:style-name="T5">Histoire</text:span><text:span text:style-name="T4"> </text:span><text:span text:style-name="T5">de</text:span><text:span text:style-name="T4"> </text:span><text:span text:style-name="T5">France</text:span>,<text:span text:style-name="T1"> </text:span>la<text:span text:style-name="T1"> </text:span>sotte<text:span text:style-name="T1"> </text:span>phrase<text:span text:style-name="T1"> </text:span>du<text:span text:style-name="T1"> </text:span><text:span text:style-name="T5">marquis</text:span><text:span text:style-name="T4"> </text:span><text:span text:style-name="T5">de</text:span><text:span text:style-name="T4"> </text:span><text:span text:style-name="T5">Buonaparte,</text:span><text:span text:style-name="T4"> </text:span><text:span text:style-name="T5">lieutenant</text:span><text:span text:style-name="T4"> </text:span><text:span text:style-name="T5">général</text:span><text:span text:style-name="T4"> </text:span><text:span text:style-name="T5">des</text:span><text:span text:style-name="T4"> </text:span><text:span text:style-name="T5">armées</text:span><text:span text:style-name="T4"> </text:span><text:span text:style-name="T5">de</text:span><text:span text:style-name="T4"> </text:span><text:span text:style-name="T5">Louis</text:span><text:span text:style-name="T4"> </text:span><text:span text:style-name="T5">XVIII</text:span>$565$.<text:span text:style-name="T1"> » </text:span></text:p>
      <text:p text:style-name="Standard"><text:soft-page-break/>II<text:span text:style-name="T1"> </text:span>paraîtrait<text:span text:style-name="T1"> </text:span>que<text:span text:style-name="T1"> </text:span>le<text:span text:style-name="T1"> </text:span><text:span text:style-name="T5">carton</text:span><text:span text:style-name="T1"> </text:span>dont<text:span text:style-name="T1"> </text:span>parle<text:span text:style-name="T1"> </text:span>Loriquet<text:span text:style-name="T1"> </text:span>a<text:span text:style-name="T1"> </text:span>vraiment<text:span text:style-name="T1"> </text:span>été<text:span text:style-name="T1"> </text:span>fabriqué<text:span text:style-name="T1"> </text:span>par<text:span text:style-name="T1"> </text:span>les<text:span text:style-name="T1"> </text:span>soins<text:span text:style-name="T1"> </text:span>d'un<text:span text:style-name="T1"> </text:span>journal<text:span text:style-name="T1"> </text:span>de<text:span text:style-name="T1"> </text:span>cette<text:span text:style-name="T1"> </text:span>époque$566$<text:span text:style-name="T1"> </text:span>(vers<text:span text:style-name="T1"> </text:span>1828),<text:span text:style-name="T1"> </text:span>mais<text:span text:style-name="T1"> </text:span>son<text:span text:style-name="T1"> </text:span>existence<text:span text:style-name="T1"> </text:span>est<text:span text:style-name="T1"> </text:span>douteuse<text:span text:style-name="T1"> </text:span>et<text:span text:style-name="T1"> </text:span>je<text:span text:style-name="T1"> </text:span>ne<text:span text:style-name="T1"> </text:span>crois<text:span text:style-name="T1"> </text:span>point,<text:span text:style-name="T1"> </text:span>si<text:span text:style-name="T1"> </text:span>on<text:span text:style-name="T1"> </text:span>en<text:span text:style-name="T1"> </text:span>a<text:span text:style-name="T1"> </text:span>produit<text:span text:style-name="T1"> </text:span>des<text:span text:style-name="T1"> </text:span>exemplaires,<text:span text:style-name="T1"> </text:span>qu'ils<text:span text:style-name="T1"> </text:span>aient<text:span text:style-name="T1"> </text:span>été<text:span text:style-name="T1"> </text:span>conservés.<text:span text:style-name="T1"> </text:span>Quant<text:span text:style-name="T1"> </text:span>à<text:span text:style-name="T1"> </text:span>l'authentique<text:span text:style-name="T1"> </text:span><text:span text:style-name="T5">Histoire</text:span><text:span text:style-name="T4"> </text:span><text:span text:style-name="T5">de</text:span><text:span text:style-name="T4"> </text:span><text:span text:style-name="T5">France</text:span><text:span text:style-name="T1"> </text:span>du<text:span text:style-name="T1"> </text:span>Jésuite,<text:span text:style-name="T1"> </text:span>on<text:span text:style-name="T1"> </text:span>en<text:span text:style-name="T1"> </text:span>possède<text:span text:style-name="T1"> </text:span>de<text:span text:style-name="T1"> </text:span>nombreux<text:span text:style-name="T1"> </text:span>spécimens<text:span text:style-name="T1"> </text:span>de<text:span text:style-name="T1"> </text:span>toutes<text:span text:style-name="T1"> </text:span>les<text:span text:style-name="T1"> </text:span>éditions$567$ ;<text:span text:style-name="T1"> </text:span>elle<text:span text:style-name="T1"> </text:span>est<text:span text:style-name="T1"> </text:span>innocente.<text:span text:style-name="T1"> </text:span>C'est<text:span text:style-name="T1"> </text:span>dans<text:span text:style-name="T1"> </text:span>la<text:span text:style-name="T1"> </text:span>première<text:span text:style-name="T1"> </text:span>édition,<text:span text:style-name="T1"> </text:span>celle<text:span text:style-name="T1"> </text:span>de<text:span text:style-name="T1"> </text:span>1814,<text:span text:style-name="T1"> </text:span>que<text:span text:style-name="T1"> </text:span>l'on<text:span text:style-name="T1"> </text:span>affirmait<text:span text:style-name="T1"> </text:span>avoir<text:span text:style-name="T1"> </text:span>lu<text:span text:style-name="T1"> </text:span>la<text:span text:style-name="T1"> </text:span>phrase<text:span text:style-name="T1"> </text:span>mémorable.<text:span text:style-name="T1"> </text:span>Or<text:span text:style-name="T1"> </text:span>cette<text:span text:style-name="T1"> </text:span>édition<text:span text:style-name="T1"> </text:span>prudente<text:span text:style-name="T1"> </text:span>s'arrête<text:span text:style-name="T1"> </text:span>à<text:span text:style-name="T1"> </text:span>la<text:span text:style-name="T1"> </text:span>mort<text:span text:style-name="T1"> </text:span>de<text:span text:style-name="T1"> </text:span>Louis<text:span text:style-name="T1"> </text:span>XVI.<text:span text:style-name="T1"> </text:span></text:p>
      <text:p text:style-name="Standard">Il<text:span text:style-name="T1"> </text:span>ne<text:span text:style-name="T1"> </text:span>faudrait<text:span text:style-name="T1"> </text:span>pas<text:span text:style-name="T1"> </text:span>croire<text:span text:style-name="T1"> </text:span>cependant<text:span text:style-name="T1"> </text:span>que<text:span text:style-name="T1"> </text:span>l'excellent<text:span text:style-name="T1"> </text:span>Jésuite,<text:span text:style-name="T1"> </text:span>capable<text:span text:style-name="T1"> </text:span>de<text:span text:style-name="T1"> </text:span>se<text:span text:style-name="T1"> </text:span>bien<text:span text:style-name="T1"> </text:span>défendre,<text:span text:style-name="T1"> </text:span>fût<text:span text:style-name="T1"> </text:span>incapable<text:span text:style-name="T1"> </text:span>d'une<text:span text:style-name="T1"> </text:span>certaine<text:span text:style-name="T1"> </text:span>imposture<text:span text:style-name="T1"> </text:span>historique.<text:span text:style-name="T1"> </text:span>Trop<text:span text:style-name="T1"> </text:span>fin<text:span text:style-name="T1"> </text:span>pour<text:span text:style-name="T1"> </text:span>risquer<text:span text:style-name="T1"> </text:span>une<text:span text:style-name="T1"> </text:span>contre-vérité<text:span text:style-name="T1"> </text:span>grossière,<text:span text:style-name="T1"> </text:span>il<text:span text:style-name="T1"> </text:span>est<text:span text:style-name="T1"> </text:span>riche<text:span text:style-name="T1"> </text:span>en<text:span text:style-name="T1"> </text:span>insinuations.<text:span text:style-name="T1"> </text:span>Il<text:span text:style-name="T1"> </text:span>ne<text:span text:style-name="T1"> </text:span>nie<text:span text:style-name="T1"> </text:span>rien<text:span text:style-name="T1"> </text:span>et<text:span text:style-name="T1"> </text:span>il<text:span text:style-name="T1"> </text:span>arrange<text:span text:style-name="T1"> </text:span>tout.<text:span text:style-name="T1"> </text:span>N'ayant<text:span text:style-name="T1"> </text:span>point<text:span text:style-name="T1"> </text:span>sous<text:span text:style-name="T1"> </text:span>la<text:span text:style-name="T1"> </text:span>main<text:span text:style-name="T1"> </text:span>son<text:span text:style-name="T1"> </text:span>élucubration,<text:span text:style-name="T1"> </text:span>je<text:span text:style-name="T1"> </text:span>n'insiste<text:span text:style-name="T1"> </text:span>pas,<text:span text:style-name="T1"> </text:span>ayant<text:span text:style-name="T1"> </text:span>mieux.<text:span text:style-name="T1"> </text:span>A<text:span text:style-name="T1"> </text:span>défaut<text:span text:style-name="T1"> </text:span>de<text:span text:style-name="T1"> </text:span>Loriquet,<text:span text:style-name="T1"> </text:span>hors<text:span text:style-name="T1"> </text:span>de<text:span text:style-name="T1"> </text:span>cause,<text:span text:style-name="T1"> </text:span>voici<text:span text:style-name="T1"> </text:span><text:span text:style-name="T24">Le</text:span><text:span text:style-name="T25"> </text:span><text:span text:style-name="T24">Ragois</text:span>$568$.<text:span text:style-name="T1"> </text:span></text:p>
      <text:p text:style-name="Standard">L'abbé<text:span text:style-name="T1"> </text:span>Claude<text:span text:style-name="T1"> </text:span>Le<text:span text:style-name="T1"> </text:span>Ragois<text:span text:style-name="T1"> </text:span>n'est<text:span text:style-name="T1"> </text:span>qu'un<text:span text:style-name="T1"> </text:span>nom<text:span text:style-name="T1"> </text:span>en<text:span text:style-name="T1"> </text:span>cette<text:span text:style-name="T1"> </text:span>aventure.<text:span text:style-name="T1"> </text:span>Neveu<text:span text:style-name="T1"> </text:span>de<text:span text:style-name="T1"> </text:span>l'abbé<text:span text:style-name="T1"> </text:span>Gobelin,<text:span text:style-name="T1"> </text:span>le<text:span text:style-name="T1"> </text:span>confesseur<text:span text:style-name="T1"> </text:span>de<text:span text:style-name="T1"> </text:span>Mme<text:span text:style-name="T1"> </text:span>de<text:span text:style-name="T1"> </text:span>Maintenon,<text:span text:style-name="T1"> </text:span>il<text:span text:style-name="T1"> </text:span>fut<text:span text:style-name="T1"> </text:span>chargé<text:span text:style-name="T1"> </text:span>d'enseigner<text:span text:style-name="T1"> </text:span>l'histoire<text:span text:style-name="T1"> </text:span>au<text:span text:style-name="T1"> </text:span>duc<text:span text:style-name="T1"> </text:span>du<text:span text:style-name="T1"> </text:span>Maine<text:span text:style-name="T1"> </text:span>et<text:span text:style-name="T1"> </text:span>mourut<text:span text:style-name="T1"> </text:span>vers<text:span text:style-name="T1"> </text:span>1695.<text:span text:style-name="T1"> </text:span>C'est<text:span text:style-name="T1"> </text:span>pour<text:span text:style-name="T1"> </text:span>l'édification<text:span text:style-name="T1"> </text:span>de<text:span text:style-name="T1"> </text:span>son<text:span text:style-name="T1"> </text:span>élève<text:span text:style-name="T1"> </text:span>qu'il<text:span text:style-name="T1"> </text:span>avait<text:span text:style-name="T1"> </text:span>publié,<text:span text:style-name="T1"> </text:span>en<text:span text:style-name="T1"> </text:span>1684,<text:span text:style-name="T1"> </text:span>une<text:span text:style-name="T1"> </text:span><text:span text:style-name="T5">Instruction</text:span><text:span text:style-name="T4"> </text:span><text:span text:style-name="T5">sur</text:span><text:span text:style-name="T4"> </text:span><text:span text:style-name="T5">l'histoire</text:span><text:span text:style-name="T4"> </text:span><text:span text:style-name="T5">de</text:span><text:span text:style-name="T4"> </text:span><text:span text:style-name="T5">France</text:span><text:span text:style-name="T4"> </text:span><text:span text:style-name="T5">et</text:span><text:span text:style-name="T4"> </text:span><text:span text:style-name="T5">l'histoire</text:span><text:span text:style-name="T4"> </text:span><text:span text:style-name="T5">romaine</text:span>$569$,<text:span text:style-name="T1"> </text:span>ouvrage<text:span text:style-name="T1"> </text:span>des<text:span text:style-name="T1"> </text:span>plus<text:span text:style-name="T1"> </text:span>médiocres,<text:span text:style-name="T1"> </text:span>arrangé,<text:span text:style-name="T1"> </text:span>à<text:span text:style-name="T1"> </text:span>l'instar<text:span text:style-name="T1"> </text:span>des<text:span text:style-name="T1"> </text:span>catéchismes,<text:span text:style-name="T1"> </text:span>par<text:span text:style-name="T1"> </text:span>demandes<text:span text:style-name="T1"> </text:span>et<text:span text:style-name="T1"> </text:span>par<text:span text:style-name="T1"> </text:span>réponses.<text:span text:style-name="T1"> </text:span>Réimprimée<text:span text:style-name="T1"> </text:span>souvent<text:span text:style-name="T1"> </text:span>avec<text:span text:style-name="T1"> </text:span>les<text:span text:style-name="T1"> </text:span>additions<text:span text:style-name="T1"> </text:span>nécessaires,<text:span text:style-name="T1"> </text:span>cette<text:span text:style-name="T1"> </text:span>histoire<text:span text:style-name="T1"> </text:span>anodine<text:span text:style-name="T1"> </text:span>acquit,<text:span text:style-name="T1"> </text:span>en<text:span text:style-name="T1"> </text:span>1820,<text:span text:style-name="T1"> </text:span>la<text:span text:style-name="T1"> </text:span>valeur<text:span text:style-name="T1"> </text:span>d'un<text:span text:style-name="T1"> </text:span>ouvrage<text:span text:style-name="T1"> </text:span>classique<text:span text:style-name="T1"> </text:span>grâce<text:span text:style-name="T1"> </text:span>aux<text:span text:style-name="T1"> </text:span>améliorations<text:span text:style-name="T1"> </text:span>que<text:span text:style-name="T1"> </text:span>lui<text:span text:style-name="T1"> </text:span>apporta<text:span text:style-name="T1"> </text:span>un<text:span text:style-name="T1"> </text:span>sieur<text:span text:style-name="T1"> </text:span>Moustalon$570$.<text:span text:style-name="T1"> </text:span>Mais<text:span text:style-name="T1"> </text:span>Le<text:span text:style-name="T1"> </text:span>Ragois<text:span text:style-name="T1"> </text:span>n'acquit<text:span text:style-name="T1"> </text:span>toute<text:span text:style-name="T1"> </text:span>sa<text:span text:style-name="T1"> </text:span>valeur<text:span text:style-name="T1"> </text:span>que<text:span text:style-name="T1"> </text:span>par<text:span text:style-name="T1"> </text:span>la<text:span text:style-name="T1"> </text:span>collaboration<text:span text:style-name="T1"> </text:span>de<text:span text:style-name="T1"> </text:span>M.<text:span text:style-name="T1"> </text:span>De<text:span text:style-name="T1"> </text:span>Foris,<text:span text:style-name="T1"> </text:span>professeur<text:span text:style-name="T1"> </text:span>de<text:span text:style-name="T1"> </text:span>langues<text:span text:style-name="T1"> </text:span>et<text:span text:style-name="T1"> </text:span>de<text:span text:style-name="T1"> </text:span>géographie$571$.<text:span text:style-name="T1"> </text:span>Le<text:span text:style-name="T1"> </text:span>livre<text:span text:style-name="T1"> </text:span>définitif,<text:span text:style-name="T1"> </text:span>monument<text:span text:style-name="T1"> </text:span>de<text:span text:style-name="T1"> </text:span>bêtise<text:span text:style-name="T1"> </text:span>et<text:span text:style-name="T1"> </text:span>de<text:span text:style-name="T1"> </text:span>mensonge,<text:span text:style-name="T1"> </text:span>se<text:span text:style-name="T1"> </text:span>présente<text:span text:style-name="T1"> </text:span>ainsi<text:span text:style-name="T1"> </text:span>Un<text:span text:style-name="T1"> </text:span>frontispice,<text:span text:style-name="T1"> </text:span>gravé<text:span text:style-name="T1"> </text:span>par<text:span text:style-name="T1"> </text:span>Hocquart,<text:span text:style-name="T1"> </text:span>montre<text:span text:style-name="T1"> </text:span>une<text:span text:style-name="T1"> </text:span>assemblée<text:span text:style-name="T1"> </text:span>des<text:span text:style-name="T1"> </text:span>rois<text:span text:style-name="T1"> </text:span>de<text:span text:style-name="T1"> </text:span>France<text:span text:style-name="T1"> </text:span>les<text:span text:style-name="T1"> </text:span>plus<text:span text:style-name="T1"> </text:span>connus.<text:span text:style-name="T1"> </text:span>Au<text:span text:style-name="T1"> </text:span>premier<text:span text:style-name="T1"> </text:span>plan,<text:span text:style-name="T1"> </text:span>Charles<text:span text:style-name="T1"> </text:span>X<text:span text:style-name="T1"> </text:span>déroule<text:span text:style-name="T1"> </text:span>un<text:span text:style-name="T1"> </text:span>parchemin<text:span text:style-name="T1"> </text:span>où<text:span text:style-name="T1"> </text:span>on<text:span text:style-name="T1"> </text:span>lit<text:span text:style-name="T1"> </text:span>Trocadéro,<text:span text:style-name="T1"> </text:span>C'est<text:span text:style-name="T1"> </text:span>un<text:span text:style-name="T1"> </text:span>nom<text:span text:style-name="T1"> </text:span>de<text:span text:style-name="T1"> </text:span>victoire ;<text:span text:style-name="T1"> </text:span>il<text:span text:style-name="T1"> </text:span>est<text:span text:style-name="T1"> </text:span>répété<text:span text:style-name="T1"> </text:span>dans<text:span text:style-name="T1"> </text:span>un<text:span text:style-name="T1"> </text:span>cartouche<text:span text:style-name="T1"> </text:span>en<text:span text:style-name="T1"> </text:span>forme<text:span text:style-name="T1"> </text:span>de<text:span text:style-name="T1"> </text:span>pyramide<text:span text:style-name="T1"> </text:span>où<text:span text:style-name="T1"> </text:span>sont<text:span text:style-name="T1"> </text:span>inscrits<text:span text:style-name="T1"> </text:span>Tolbiac,<text:span text:style-name="T1"> </text:span>Bouvines,<text:span text:style-name="T1"> </text:span>Rosbecq,<text:span text:style-name="T1"> </text:span>Agnadel,<text:span text:style-name="T1"> </text:span>Marignah,<text:span text:style-name="T1"> </text:span>Renti,<text:span text:style-name="T1"> </text:span>Ivry,<text:span text:style-name="T1"> </text:span>Rhinfeld,<text:span text:style-name="T1"> </text:span>Fleurus<text:span text:style-name="T29"><text:note text:id="ftn21" text:note-class="endnote"><text:note-citation text:label="t">t</text:note-citation><text:note-body><text:p text:style-name="P14"><text:tab/>La<text:span text:style-name="T1"> </text:span>bataille<text:span text:style-name="T1"> </text:span>de<text:span text:style-name="T1"> </text:span>1690.<text:span text:style-name="T1"> </text:span><text:tab/></text:p></text:note-body></text:note></text:span>,<text:span text:style-name="T1"> </text:span>Nervinde<text:span text:style-name="T29"><text:note text:id="ftn22" text:note-class="endnote"><text:note-citation text:label="u">u</text:note-citation><text:note-body><text:p text:style-name="Endnote"><text:tab/>La<text:span text:style-name="T1"> </text:span>bataille<text:span text:style-name="T1"> </text:span>de<text:span text:style-name="T1"> </text:span>1693.<text:span text:style-name="T1"> </text:span></text:p></text:note-body></text:note></text:span>,<text:span text:style-name="T1"> </text:span>Fontenoi,<text:span text:style-name="T1"> </text:span>Trocadéro.<text:span text:style-name="T1"> </text:span>En<text:span text:style-name="T1"> </text:span>bas,<text:span text:style-name="T1"> </text:span>différents<text:span text:style-name="T1"> </text:span>hommes<text:span text:style-name="T1"> </text:span>de<text:span text:style-name="T1"> </text:span>guerre.<text:span text:style-name="T1"> </text:span>Le<text:span text:style-name="T1"> </text:span>titre<text:span text:style-name="T1"> </text:span>« Instruction<text:span text:style-name="T1"> </text:span>sur<text:span text:style-name="T1"> </text:span>l'histoire<text:span text:style-name="T1"> </text:span>de<text:span text:style-name="T1"> </text:span>France,<text:span text:style-name="T1"> </text:span>par<text:span text:style-name="T1"> </text:span>Le<text:span text:style-name="T1"> </text:span>Ragois,<text:span text:style-name="T1"> </text:span>continuée<text:span text:style-name="T1"> </text:span>jusqu'au<text:span text:style-name="T1"> </text:span>couronnement<text:span text:style-name="T1"> </text:span>de<text:span text:style-name="T1"> </text:span>S.<text:span text:style-name="T1"> </text:span>M.<text:span text:style-name="T1"> </text:span>Charles<text:span text:style-name="T1"> </text:span>X ;<text:span text:style-name="T1"> </text:span>augmentée<text:span text:style-name="T1"> </text:span>d'une<text:span text:style-name="T1"> </text:span>chronologie<text:span text:style-name="T1"> </text:span>en<text:span text:style-name="T1"> </text:span>vers<text:span text:style-name="T1"> </text:span>des<text:span text:style-name="T1"> </text:span>rois<text:span text:style-name="T1"> </text:span>de<text:span text:style-name="T1"> </text:span>France,<text:span text:style-name="T1"> </text:span>par<text:span text:style-name="T1"> </text:span>M.<text:span text:style-name="T1"> </text:span>De<text:span text:style-name="T1"> </text:span>Foris,<text:span text:style-name="T1"> </text:span>professeur<text:span text:style-name="T1"> </text:span>de<text:span text:style-name="T1"> </text:span>géographie,<text:span text:style-name="T1"> </text:span>de<text:span text:style-name="T1"> </text:span>langues,<text:span text:style-name="T1"> </text:span>10e<text:span text:style-name="T1"> </text:span>édition,<text:span text:style-name="T1"> </text:span>ornée<text:span text:style-name="T1"> </text:span>de<text:span text:style-name="T1"> </text:span>portraits<text:span text:style-name="T1"> </text:span>de<text:span text:style-name="T1"> </text:span>nos<text:span text:style-name="T1"> </text:span>rois<text:span text:style-name="T1"> </text:span>jusqu'à<text:span text:style-name="T1"> </text:span>S.<text:span text:style-name="T1"> </text:span>M.<text:span text:style-name="T1"> </text:span>Charles<text:span text:style-name="T1"> </text:span>X,<text:span text:style-name="T1"> </text:span>admis<text:span text:style-name="T1"> </text:span>par<text:span text:style-name="T1"> </text:span>le<text:span text:style-name="T1"> </text:span>jury<text:span text:style-name="T1"> </text:span>des<text:span text:style-name="T1"> </text:span>Arts,<text:span text:style-name="T1"> </text:span>gravés<text:span text:style-name="T1"> </text:span>sur<text:span text:style-name="T1"> </text:span>bois,<text:span text:style-name="T1"> </text:span>etc.<text:span text:style-name="T1"> </text:span>A<text:span text:style-name="T1"> </text:span>Paris<text:span text:style-name="T1"> </text:span>chez<text:span text:style-name="T1"> </text:span>JH.<text:span text:style-name="T1"> </text:span>Moronvel,<text:span text:style-name="T1"> </text:span>rue<text:span text:style-name="T1"> </text:span>Galande,<text:span text:style-name="T1"> </text:span>n°<text:span text:style-name="T1"> </text:span>65,<text:span text:style-name="T1"> </text:span>près<text:span text:style-name="T1"> </text:span>la<text:span text:style-name="T1"> </text:span>rue<text:span text:style-name="T1"> </text:span>Saint-Jacques.<text:span text:style-name="T1"> </text:span>1828 ;<text:span text:style-name="T1"> </text:span>2<text:span text:style-name="T1"> </text:span>vol.<text:span text:style-name="T1"> </text:span>in-12$572$.<text:span text:style-name="T1"> » </text:span></text:p>
      <text:p text:style-name="Standard">Dans<text:span text:style-name="T1"> </text:span>la<text:span text:style-name="T1"> </text:span>chronologie<text:span text:style-name="T1"> </text:span>rimée<text:span text:style-name="T1"> </text:span>de<text:span text:style-name="T1"> </text:span>l'histoire<text:span text:style-name="T1"> </text:span>de<text:span text:style-name="T1"> </text:span>France,<text:span text:style-name="T1"> </text:span>environ<text:span text:style-name="T1"> </text:span>cinq<text:span text:style-name="T1"> </text:span>cents<text:span text:style-name="T1"> </text:span>vers,<text:span text:style-name="T1"> </text:span>il<text:span text:style-name="T1"> </text:span>n'y<text:span text:style-name="T1"> </text:span>a<text:span text:style-name="T1"> </text:span>qu'une<text:span text:style-name="T1"> </text:span>allusion<text:span text:style-name="T1"> </text:span>obscure<text:span text:style-name="T1"> </text:span>à<text:span text:style-name="T1"> </text:span>Napoléon <text:span text:style-name="T1">:</text:span></text:p>
      <text:p text:style-name="Quotations">A<text:span text:style-name="T1"> </text:span>sa<text:span text:style-name="T1"> </text:span>perte<text:span text:style-name="T1"> </text:span>travaille<text:span text:style-name="T1"> </text:span>un<text:span text:style-name="T1"> </text:span>vainqueur<text:span text:style-name="T1"> </text:span>insolent$573$.<text:span text:style-name="T1"> </text:span></text:p>
      <text:p text:style-name="Standard">Puis<text:span text:style-name="T1"> </text:span>la<text:span text:style-name="T1"> </text:span>représentation<text:span text:style-name="T1"> </text:span>commence<text:span text:style-name="T1"> </text:span>par<text:span text:style-name="T1"> </text:span>cette<text:span text:style-name="T1"> </text:span>demande :<text:span text:style-name="T1"> </text:span>Qu'est-ce<text:span text:style-name="T1"> </text:span>que<text:span text:style-name="T1"> </text:span>l'histoire ?<text:span text:style-name="T1"> </text:span>Le<text:span text:style-name="T1"> </text:span>Manuel<text:span text:style-name="T1"> </text:span>n'offre<text:span text:style-name="T1"> </text:span>aucun<text:span text:style-name="T1"> </text:span>intérêt<text:span text:style-name="T1"> </text:span>jusqu'à<text:span text:style-name="T1"> </text:span>Louis<text:span text:style-name="T1"> </text:span>XVII.<text:span text:style-name="T1"> </text:span>Sur<text:span text:style-name="T1"> </text:span>tous<text:span text:style-name="T1"> </text:span>les<text:span text:style-name="T1"> </text:span>événements<text:span text:style-name="T1"> </text:span>il<text:span text:style-name="T1"> </text:span>professe<text:span text:style-name="T1"> </text:span>une<text:span text:style-name="T1"> </text:span>opinion<text:span text:style-name="T1"> </text:span>moyenne,<text:span text:style-name="T1"> </text:span>blâmant<text:span text:style-name="T1"> </text:span>la<text:span text:style-name="T1"> </text:span>Saint-Barthélémy,<text:span text:style-name="T1"> </text:span>citant<text:span text:style-name="T1"> </text:span>sans<text:span text:style-name="T1"> </text:span>commentaires<text:span text:style-name="T1"> </text:span>la<text:span text:style-name="T1"> </text:span>Révocation<text:span text:style-name="T1"> </text:span>de<text:span text:style-name="T1"> </text:span>l'Edit<text:span text:style-name="T1"> </text:span>de<text:span text:style-name="T1"> </text:span>Nantes.<text:span text:style-name="T1"> </text:span>A<text:span text:style-name="T1"> </text:span>partir<text:span text:style-name="T1"> </text:span>de<text:span text:style-name="T1"> </text:span>la<text:span text:style-name="T1"> </text:span>mort<text:span text:style-name="T1"> </text:span>de<text:span text:style-name="T1"> </text:span>Louis<text:span text:style-name="T1"> </text:span>XVI,<text:span text:style-name="T1"> </text:span>c'est<text:span text:style-name="T1"> </text:span>une<text:span text:style-name="T1"> </text:span>succession<text:span text:style-name="T1"> </text:span>admirable<text:span text:style-name="T1"> </text:span>de<text:span text:style-name="T1"> </text:span>drôleries.<text:span text:style-name="T1"> </text:span>On<text:span text:style-name="T1"> </text:span>y<text:span text:style-name="T1"> </text:span>apprend<text:span text:style-name="T1"> </text:span>donc<text:span text:style-name="T1"> </text:span>que<text:span text:style-name="T1"> </text:span>Louis<text:span text:style-name="T1"> </text:span>XVII<text:span text:style-name="T1"> </text:span>« monte<text:span text:style-name="T1"> </text:span>sur<text:span text:style-name="T1"> </text:span>le<text:span text:style-name="T1"> </text:span>trône<text:span text:style-name="T1"> </text:span>en<text:span text:style-name="T1"> </text:span>1793,<text:span text:style-name="T1"> </text:span>âgé<text:span text:style-name="T1"> </text:span>de<text:span text:style-name="T1"> </text:span>7<text:span text:style-name="T1"> </text:span>ans,<text:span text:style-name="T1"> </text:span>neuf<text:span text:style-name="T1"> </text:span>mois,<text:span text:style-name="T1"> </text:span>25<text:span text:style-name="T1"> </text:span>jours ;<text:span text:style-name="T1"> </text:span>règne<text:span text:style-name="T1"> </text:span>28<text:span text:style-name="T1"> </text:span>mois<text:span text:style-name="T1"> </text:span>17<text:span text:style-name="T1"> </text:span>jours...<text:span text:style-name="T1"> »</text:span> ;<text:span text:style-name="T1"> </text:span>que<text:span text:style-name="T1"> </text:span>Louis<text:span text:style-name="T1"> </text:span>XVIII<text:span text:style-name="T1"> </text:span>« monte<text:span text:style-name="T1"> </text:span>sur<text:span text:style-name="T1"> </text:span>le<text:span text:style-name="T1"> </text:span>trône<text:span text:style-name="T1"> </text:span>en<text:span text:style-name="T1"> </text:span>1795,<text:span text:style-name="T1"> </text:span>âgé<text:span text:style-name="T1"> </text:span>de<text:span text:style-name="T1"> </text:span>39<text:span text:style-name="T1"> </text:span>ans ;<text:span text:style-name="T1"> </text:span>règne 29<text:span text:style-name="T1"> </text:span>ans$574$...<text:span text:style-name="T1"> »</text:span>.<text:span text:style-name="T1"> </text:span></text:p>
      <text:p text:style-name="Standard">De<text:span text:style-name="T1"> </text:span>Foris<text:span text:style-name="T1"> </text:span>se<text:span text:style-name="T1"> </text:span>garde<text:span text:style-name="T1"> </text:span>bien<text:span text:style-name="T1"> </text:span>de<text:span text:style-name="T1"> </text:span>falsifier<text:span text:style-name="T1"> </text:span>l'histoire ;<text:span text:style-name="T1"> </text:span>il<text:span text:style-name="T1"> </text:span>est<text:span text:style-name="T1"> </text:span>exact.<text:span text:style-name="T1"> </text:span>« <text:span text:style-name="T5">Que</text:span><text:span text:style-name="T4"> </text:span><text:span text:style-name="T5">fit</text:span><text:span text:style-name="T4"> </text:span><text:span text:style-name="T5">ensuite</text:span><text:span text:style-name="T4"> </text:span><text:span text:style-name="T5">Buonaparte</text:span><text:span text:style-name="T4"> </text:span><text:span text:style-name="T5">?</text:span><text:span text:style-name="T1"> </text:span>Ne<text:span text:style-name="T1"> </text:span>trouvant<text:span text:style-name="T1"> </text:span>plus<text:span text:style-name="T1"> </text:span>d'obstacles<text:span text:style-name="T1"> </text:span>à<text:span text:style-name="T1"> </text:span>ses<text:span text:style-name="T1"> </text:span>projets<text:span text:style-name="T1"> </text:span>ambitieux,<text:span text:style-name="T1"> </text:span>il<text:span text:style-name="T1"> </text:span>consomma<text:span text:style-name="T1"> </text:span>son<text:span text:style-name="T1"> </text:span>usurpation<text:span text:style-name="T1"> </text:span>le<text:span text:style-name="T1"> </text:span>18<text:span text:style-name="T1"> </text:span>mai<text:span text:style-name="T1"> </text:span>1804.<text:span text:style-name="T1"> </text:span>Le<text:span text:style-name="T1"> </text:span>Sénat<text:span text:style-name="T1"> </text:span>lui<text:span text:style-name="T1"> </text:span>déféra<text:span text:style-name="T1"> </text:span>la<text:span text:style-name="T1"> </text:span>dignité<text:span text:style-name="T1"> </text:span>impériale<text:span text:style-name="T1"> </text:span>héréditaire...<text:span text:style-name="T1"> </text:span></text:p>
      <text:p text:style-name="Standard"><text:soft-page-break/>Buonaparte<text:span text:style-name="T1"> </text:span>prit<text:span text:style-name="T1"> </text:span>le<text:span text:style-name="T1"> </text:span>nom<text:span text:style-name="T1"> </text:span>de<text:span text:style-name="T1"> </text:span>Napoléon$575$.<text:span text:style-name="T1"> » </text:span>Et<text:span text:style-name="T1"> </text:span>plus<text:span text:style-name="T1"> </text:span>loin<text:span text:style-name="T1"> </text:span>« <text:span text:style-name="T5">Evénements</text:span><text:span text:style-name="T4"> </text:span><text:span text:style-name="T5">depuis</text:span><text:span text:style-name="T4"> </text:span><text:span text:style-name="T5">que</text:span><text:span text:style-name="T4"> </text:span><text:span text:style-name="T5">Buonaparte</text:span><text:span text:style-name="T4"> </text:span><text:span text:style-name="T5">s'est</text:span><text:span text:style-name="T4"> </text:span><text:span text:style-name="T5">qualifié</text:span><text:span text:style-name="T4"> </text:span><text:span text:style-name="T5">empereur</text:span>$576$.<text:span text:style-name="T1"> » </text:span></text:p>
      <text:p text:style-name="Standard">Le<text:span text:style-name="T1"> </text:span>récit<text:span text:style-name="T1"> </text:span>des<text:span text:style-name="T1"> </text:span>Cent<text:span text:style-name="T1"> </text:span>jours<text:span text:style-name="T1"> </text:span>est<text:span text:style-name="T1"> </text:span>curieux,<text:span text:style-name="T1"> </text:span>précédé<text:span text:style-name="T1"> </text:span>de<text:span text:style-name="T1"> </text:span>cette<text:span text:style-name="T1"> </text:span>question<text:span text:style-name="T1"> </text:span>«<text:span text:style-name="T5"> Buonaparte</text:span><text:span text:style-name="T4"> </text:span><text:span text:style-name="T5">ne</text:span><text:span text:style-name="T4"> </text:span><text:span text:style-name="T5">revint-il</text:span><text:span text:style-name="T4"> </text:span><text:span text:style-name="T5">pas</text:span><text:span text:style-name="T4"> </text:span><text:span text:style-name="T5">en</text:span><text:span text:style-name="T4"> </text:span><text:span text:style-name="T5">France</text:span>$577$?<text:span text:style-name="T1"> » </text:span>La<text:span text:style-name="T1"> </text:span>chute<text:span text:style-name="T1"> </text:span>du<text:span text:style-name="T1"> </text:span>tyran<text:span text:style-name="T1"> </text:span>est<text:span text:style-name="T1"> </text:span>contée<text:span text:style-name="T1"> </text:span>en<text:span text:style-name="T1"> </text:span>ces<text:span text:style-name="T1"> </text:span>termes ;<text:span text:style-name="T1"> </text:span>nous<text:span text:style-name="T1"> </text:span>sommes<text:span text:style-name="T1"> </text:span>après<text:span text:style-name="T1"> </text:span>Waterloo<text:span text:style-name="T1"> </text:span>« <text:span text:style-name="T5">Comment</text:span><text:span text:style-name="T4"> </text:span><text:span text:style-name="T5">se</text:span><text:span text:style-name="T4"> </text:span><text:span text:style-name="T5">comporta</text:span><text:span text:style-name="T4"> </text:span><text:span text:style-name="T5">Buonaparte ?</text:span><text:span text:style-name="T1"> – </text:span>Le<text:span text:style-name="T1"> </text:span>souverain<text:span text:style-name="T1"> </text:span>de<text:span text:style-name="T1"> </text:span>l'île<text:span text:style-name="T1"> </text:span>d'Elbe<text:span text:style-name="T1"> </text:span>s'enfuit<text:span text:style-name="T1"> </text:span>précipitamment<text:span text:style-name="T1"> </text:span>à<text:span text:style-name="T1"> </text:span>Paris ;<text:span text:style-name="T1"> </text:span>mais<text:span text:style-name="T1"> </text:span>à<text:span text:style-name="T1"> </text:span>l'approche<text:span text:style-name="T1"> </text:span>des<text:span text:style-name="T1"> </text:span>alliés,<text:span text:style-name="T1"> </text:span>il<text:span text:style-name="T1"> </text:span>partit<text:span text:style-name="T1"> </text:span>pour<text:span text:style-name="T1"> </text:span>la<text:span text:style-name="T1"> </text:span>Rochelle<text:span text:style-name="T1"> </text:span>et,<text:span text:style-name="T1"> </text:span>n'ayant<text:span text:style-name="T1"> </text:span>pu<text:span text:style-name="T1"> </text:span>s'embarquer<text:span text:style-name="T1"> </text:span>pour<text:span text:style-name="T1"> </text:span>l'Amérique,<text:span text:style-name="T1"> </text:span>il<text:span text:style-name="T1"> </text:span>fut<text:span text:style-name="T1"> </text:span>obligé<text:span text:style-name="T1"> </text:span>de<text:span text:style-name="T1"> </text:span>se<text:span text:style-name="T1"> </text:span>rendre<text:span text:style-name="T1"> </text:span>aux<text:span text:style-name="T1"> </text:span>Anglais<text:span text:style-name="T1"> </text:span>qui,<text:span text:style-name="T1"> </text:span>de<text:span text:style-name="T1"> </text:span>concert<text:span text:style-name="T1"> </text:span>avec<text:span text:style-name="T1"> </text:span>les<text:span text:style-name="T1"> </text:span>autres<text:span text:style-name="T1"> </text:span>puissances,<text:span text:style-name="T1"> </text:span>le<text:span text:style-name="T1"> </text:span>reléguèrent<text:span text:style-name="T1"> </text:span>à<text:span text:style-name="T1"> </text:span>l'île<text:span text:style-name="T1"> </text:span>Sainte-Hélène<text:span text:style-name="T1"> </text:span>pour<text:span text:style-name="T1"> </text:span>le<text:span text:style-name="T1"> </text:span>reste<text:span text:style-name="T1"> </text:span>de<text:span text:style-name="T1"> </text:span>ses<text:span text:style-name="T1"> </text:span>jours$578$.<text:span text:style-name="T1"> » </text:span></text:p>
      <text:list xml:id="list31433384" text:style-name="L4">
        <text:list-item>
          <text:p text:style-name="P34">De<text:span text:style-name="T1"> </text:span>Foris,<text:span text:style-name="T1"> </text:span>très<text:span text:style-name="T1"> </text:span>sobre<text:span text:style-name="T1"> </text:span>sur<text:span text:style-name="T1"> </text:span>les<text:span text:style-name="T1"> </text:span>batailles<text:span text:style-name="T1"> </text:span>de<text:span text:style-name="T1"> </text:span>l'Empire,<text:span text:style-name="T1"> </text:span>s'étend<text:span text:style-name="T1"> </text:span>avec<text:span text:style-name="T1"> </text:span>complaisance<text:span text:style-name="T1"> </text:span>sur<text:span text:style-name="T1"> </text:span>la<text:span text:style-name="T1"> </text:span>guerre<text:span text:style-name="T1"> </text:span>d'Espagne<text:span text:style-name="T1"> </text:span>(1823)<text:span text:style-name="T1"> </text:span>il<text:span text:style-name="T1"> </text:span>y<text:span text:style-name="T1"> </text:span>a<text:span text:style-name="T1"> </text:span>là<text:span text:style-name="T1"> </text:span>un<text:span text:style-name="T1"> </text:span>alinéa<text:span text:style-name="T1"> </text:span>qui<text:span text:style-name="T1"> </text:span>eût<text:span text:style-name="T1"> </text:span>bien<text:span text:style-name="T1"> </text:span>intéressé<text:span text:style-name="T1"> </text:span>Bouvard<text:span text:style-name="T1"> </text:span>et<text:span text:style-name="T1"> </text:span>Pécuchet :</text:p>
          <text:p text:style-name="P34"><text:span text:style-name="T1"><text:s/></text:span>« Monseigneur<text:span text:style-name="T1"> </text:span>le<text:span text:style-name="T1"> </text:span>duc<text:span text:style-name="T1"> </text:span>d'Angoulême,<text:span text:style-name="T1"> </text:span>nommé<text:span text:style-name="T1"> </text:span>par<text:span text:style-name="T1"> </text:span>S.<text:span text:style-name="T1"> </text:span>M.<text:span text:style-name="T1"> </text:span>T.-C.<text:span text:style-name="T1"> </text:span>généralissime<text:span text:style-name="T1"> </text:span>de<text:span text:style-name="T1"> </text:span>ses<text:span text:style-name="T1"> </text:span>armées,<text:span text:style-name="T1"> </text:span>unit<text:span text:style-name="T1"> </text:span>à<text:span text:style-name="T1"> </text:span>la<text:span text:style-name="T1"> </text:span>valeur<text:span text:style-name="T1"> </text:span>l'humanité,<text:span text:style-name="T1"> </text:span>la<text:span text:style-name="T1"> </text:span>prudence<text:span text:style-name="T1"> </text:span>et<text:span text:style-name="T1"> </text:span>la<text:span text:style-name="T1"> </text:span>loyauté.<text:span text:style-name="T1"> </text:span>Aimé<text:span text:style-name="T1"> </text:span>de<text:span text:style-name="T1"> </text:span>ses<text:span text:style-name="T1"> </text:span>soldats<text:span text:style-name="T1"> </text:span>comme<text:span text:style-name="T1"> </text:span>leur<text:span text:style-name="T1"> </text:span>père,<text:span text:style-name="T1"> </text:span>et<text:span text:style-name="T1"> </text:span>regardé<text:span text:style-name="T1"> </text:span>de<text:span text:style-name="T1"> </text:span>tous<text:span text:style-name="T1"> </text:span>les<text:span text:style-name="T1"> </text:span>Espagnols<text:span text:style-name="T1"> </text:span>comme<text:span text:style-name="T1"> </text:span>leur<text:span text:style-name="T1"> </text:span>libérateur,<text:span text:style-name="T1"> </text:span>il<text:span text:style-name="T1"> </text:span>a<text:span text:style-name="T1"> </text:span>porté<text:span text:style-name="T1"> </text:span>en<text:span text:style-name="T1"> </text:span>moins<text:span text:style-name="T1"> </text:span>de,<text:span text:style-name="T1"> </text:span>six<text:span text:style-name="T1"> </text:span>mois<text:span text:style-name="T1"> </text:span>la<text:span text:style-name="T1"> </text:span>gloire<text:span text:style-name="T1"> </text:span>de<text:span text:style-name="T1"> </text:span>nos<text:span text:style-name="T1"> </text:span>armes<text:span text:style-name="T1"> </text:span>des<text:span text:style-name="T1"> </text:span>bords<text:span text:style-name="T1"> </text:span>de<text:span text:style-name="T1"> </text:span>la<text:span text:style-name="T1"> </text:span>Bidassoa<text:span text:style-name="T1"> </text:span>aux<text:span text:style-name="T1"> </text:span>colonnes<text:span text:style-name="T1"> </text:span>d'Hercule.<text:span text:style-name="T1"> </text:span>Le<text:span text:style-name="T1"> </text:span>premier<text:span text:style-name="T1"> </text:span>octobre,<text:span text:style-name="T1"> </text:span>heureux<text:span text:style-name="T1"> </text:span>jour<text:span text:style-name="T1"> </text:span>de<text:span text:style-name="T1"> </text:span>la<text:span text:style-name="T1"> </text:span>délivrance<text:span text:style-name="T1"> </text:span>du<text:span text:style-name="T1"> </text:span>roi<text:span text:style-name="T1"> </text:span>d'Espagne,<text:span text:style-name="T1"> </text:span>a<text:span text:style-name="T1"> </text:span>immortalisé<text:span text:style-name="T1"> </text:span>le<text:span text:style-name="T1"> </text:span>duc<text:span text:style-name="T1"> </text:span>d'Angoulème,<text:span text:style-name="T1"> </text:span>et<text:span text:style-name="T1"> </text:span>couronné<text:span text:style-name="T1"> </text:span>du<text:span text:style-name="T1"> </text:span>plus<text:span text:style-name="T1"> </text:span>heureux<text:span text:style-name="T1"> </text:span>succès<text:span text:style-name="T1"> </text:span>une<text:span text:style-name="T1"> </text:span>guerre<text:span text:style-name="T1"> </text:span>entreprise<text:span text:style-name="T1"> </text:span>pour<text:span text:style-name="T1"> </text:span>la<text:span text:style-name="T1"> </text:span>plus<text:span text:style-name="T1"> </text:span>juste<text:span text:style-name="T1"> </text:span>des<text:span text:style-name="T1"> </text:span>causes.<text:span text:style-name="T1"> </text:span>En<text:span text:style-name="T1"> </text:span>vertu<text:span text:style-name="T1"> </text:span>d'une<text:span text:style-name="T1"> </text:span>ordonnance<text:span text:style-name="T1"> </text:span>du<text:span text:style-name="T1"> </text:span>roi,<text:span text:style-name="T1"> </text:span>l'arc<text:span text:style-name="T1"> </text:span>de<text:span text:style-name="T1"> </text:span>triomphe<text:span text:style-name="T1"> </text:span>de<text:span text:style-name="T1"> </text:span>l'Etoile<text:span text:style-name="T1"> </text:span>sera<text:span text:style-name="T1"> </text:span>achevé<text:span text:style-name="T1"> </text:span>pour<text:span text:style-name="T1"> </text:span>perpétuer<text:span text:style-name="T1"> </text:span>le<text:span text:style-name="T1"> </text:span>souvenir<text:span text:style-name="T1"> </text:span>du<text:span text:style-name="T1"> </text:span>courage<text:span text:style-name="T1"> </text:span>et<text:span text:style-name="T1"> </text:span>de<text:span text:style-name="T1"> </text:span>la<text:span text:style-name="T1"> </text:span>discipline<text:span text:style-name="T1"> </text:span>de<text:span text:style-name="T1"> </text:span>l'armée<text:span text:style-name="T1"> </text:span>d'Espagne$579$.<text:span text:style-name="T1"> » </text:span></text:p>
        </text:list-item>
      </text:list>
      <text:p text:style-name="Standard">C'est<text:span text:style-name="T1"> </text:span>donc<text:span text:style-name="T1"> </text:span>en<text:span text:style-name="T1"> </text:span>souvenir<text:span text:style-name="T1"> </text:span>de<text:span text:style-name="T1"> </text:span>la<text:span text:style-name="T1"> </text:span>prise<text:span text:style-name="T1"> </text:span>du<text:span text:style-name="T1"> </text:span>Trocadéro,<text:span text:style-name="T1"> </text:span>« ce<text:span text:style-name="T1"> </text:span>glorieux<text:span text:style-name="T1"> </text:span>événement$580$<text:span text:style-name="T1"> »</text:span>,<text:span text:style-name="T1"> </text:span>et<text:span text:style-name="T1"> </text:span>à<text:span text:style-name="T1"> </text:span>la<text:span text:style-name="T1"> </text:span>gloire<text:span text:style-name="T1"> </text:span>du<text:span text:style-name="T1"> </text:span>duc<text:span text:style-name="T1"> </text:span>d'Angoulême<text:span text:style-name="T1"> </text:span>que<text:span text:style-name="T1"> </text:span>s'érige<text:span text:style-name="T1"> </text:span>l'arc<text:span text:style-name="T1"> </text:span>de<text:span text:style-name="T1"> </text:span>triomphe<text:span text:style-name="T1"> </text:span>qui<text:span text:style-name="T1"> </text:span>s'en<text:span text:style-name="T1"> </text:span>doutait?<text:span text:style-name="T1"> </text:span></text:p>
      <text:p text:style-name="Standard">Le<text:span text:style-name="T1"> </text:span>tableau<text:span text:style-name="T1"> </text:span>synoptique<text:span text:style-name="T1"> </text:span>placé<text:span text:style-name="T1"> </text:span>en<text:span text:style-name="T1"> </text:span>tête<text:span text:style-name="T1"> </text:span>du<text:span text:style-name="T1"> </text:span>volume<text:span text:style-name="T1"> </text:span>efface<text:span text:style-name="T1"> </text:span>toute<text:span text:style-name="T1"> </text:span>trace<text:span text:style-name="T1"> </text:span>de<text:span text:style-name="T1"> </text:span>la<text:span text:style-name="T1"> </text:span>révolution<text:span text:style-name="T1"> </text:span>et<text:span text:style-name="T1"> </text:span>de<text:span text:style-name="T1"> </text:span>l'empire.<text:span text:style-name="T1"> </text:span>Il<text:span text:style-name="T1"> </text:span>est<text:span text:style-name="T1"> </text:span>ainsi<text:span text:style-name="T1"> </text:span>disposé$581$<text:span text:style-name="T1"> </text:span></text:p>
      <table:table table:name="Tableau1" table:style-name="Tableau1">
        <table:table-column table:style-name="Tableau1.A" table:number-columns-repeated="5"/>
        <table:table-row>
          <table:table-cell table:style-name="Tableau1.A1" office:value-type="string">
            <text:p text:style-name="P21">Noms de rois</text:p>
          </table:table-cell>
          <table:table-cell table:style-name="Tableau1.A1" office:value-type="string">
            <text:p text:style-name="P21">Monté sur le trône en</text:p>
          </table:table-cell>
          <table:table-cell table:style-name="Tableau1.A1" office:value-type="string">
            <text:p text:style-name="P21">Agé de</text:p>
          </table:table-cell>
          <table:table-cell table:style-name="Tableau1.A1" office:value-type="string">
            <text:p text:style-name="P21">Règne</text:p>
          </table:table-cell>
          <table:table-cell table:style-name="Tableau1.E1" office:value-type="string">
            <text:p text:style-name="P21">Meurt en </text:p>
          </table:table-cell>
        </table:table-row>
        <table:table-row>
          <table:table-cell table:style-name="Tableau1.A2" office:value-type="string">
            <text:p text:style-name="Table_20_Contents">67<text:span text:style-name="T9">e</text:span> Louis XVI</text:p>
          </table:table-cell>
          <table:table-cell table:style-name="Tableau1.A2" office:value-type="string">
            <text:p text:style-name="Table_20_Contents">1774</text:p>
          </table:table-cell>
          <table:table-cell table:style-name="Tableau1.A2" office:value-type="string">
            <text:p text:style-name="Table_20_Contents">20 ans</text:p>
          </table:table-cell>
          <table:table-cell table:style-name="Tableau1.A2" office:value-type="string">
            <text:p text:style-name="Table_20_Contents">19 ans</text:p>
          </table:table-cell>
          <table:table-cell table:style-name="Tableau1.E2" office:value-type="string">
            <text:p text:style-name="Table_20_Contents">1793</text:p>
          </table:table-cell>
        </table:table-row>
        <table:table-row>
          <table:table-cell table:style-name="Tableau1.A2" office:value-type="string">
            <text:p text:style-name="Table_20_Contents">68<text:span text:style-name="T9">e</text:span> Louis XVII</text:p>
          </table:table-cell>
          <table:table-cell table:style-name="Tableau1.A2" office:value-type="string">
            <text:p text:style-name="Table_20_Contents">1793</text:p>
          </table:table-cell>
          <table:table-cell table:style-name="Tableau1.A2" office:value-type="string">
            <text:p text:style-name="Table_20_Contents">8 ans</text:p>
          </table:table-cell>
          <table:table-cell table:style-name="Tableau1.A2" office:value-type="string">
            <text:p text:style-name="Table_20_Contents">28 mois</text:p>
          </table:table-cell>
          <table:table-cell table:style-name="Tableau1.E2" office:value-type="string">
            <text:p text:style-name="Table_20_Contents">1795</text:p>
          </table:table-cell>
        </table:table-row>
        <table:table-row>
          <table:table-cell table:style-name="Tableau1.A2" office:value-type="string">
            <text:p text:style-name="Table_20_Contents">69<text:span text:style-name="T9">e </text:span><text:span text:style-name="T39"><text:s/>Louis XVIII</text:span></text:p>
          </table:table-cell>
          <table:table-cell table:style-name="Tableau1.A2" office:value-type="string">
            <text:p text:style-name="Table_20_Contents">1795</text:p>
          </table:table-cell>
          <table:table-cell table:style-name="Tableau1.A2" office:value-type="string">
            <text:p text:style-name="Table_20_Contents">40 ans</text:p>
          </table:table-cell>
          <table:table-cell table:style-name="Tableau1.A2" office:value-type="string">
            <text:p text:style-name="Table_20_Contents">29 ans</text:p>
          </table:table-cell>
          <table:table-cell table:style-name="Tableau1.E2" office:value-type="string">
            <text:p text:style-name="Table_20_Contents">1824</text:p>
          </table:table-cell>
        </table:table-row>
      </table:table>
      <text:p text:style-name="P1"/>
      <text:p text:style-name="P1"/>
      <text:p text:style-name="Standard">Voilà<text:span text:style-name="T1"> </text:span>où<text:span text:style-name="T1"> </text:span>mène<text:span text:style-name="T1"> </text:span>la<text:span text:style-name="T1"> </text:span>foi<text:span text:style-name="T1"> </text:span>politique.<text:span text:style-name="T1"> </text:span>Plus<text:span text:style-name="T1"> </text:span>d'un<text:span text:style-name="T1"> </text:span>livre<text:span text:style-name="T1"> </text:span>de<text:span text:style-name="T1"> </text:span>notre<text:span text:style-name="T1"> </text:span>temps<text:span text:style-name="T1"> </text:span>sera<text:span text:style-name="T1"> </text:span>pareillement<text:span text:style-name="T1"> </text:span>entaché<text:span text:style-name="T1"> </text:span>d'imposture.<text:span text:style-name="T1"> </text:span>On<text:span text:style-name="T1"> </text:span>ferait<text:span text:style-name="T1"> </text:span>bien<text:span text:style-name="T1"> </text:span>de<text:span text:style-name="T1"> </text:span>les<text:span text:style-name="T1"> </text:span>collectionner,<text:span text:style-name="T1"> </text:span>dès<text:span text:style-name="T1"> </text:span>maintenant.<text:span text:style-name="T1"> </text:span>Sauvons<text:span text:style-name="T1"> </text:span>nos<text:span text:style-name="T1"> </text:span>Loriquets.<text:span text:style-name="T1"> </text:span>Peuplons<text:span text:style-name="T1"> </text:span>les<text:span text:style-name="T1"> </text:span>archives<text:span text:style-name="T1"> </text:span>de<text:span text:style-name="T1"> </text:span>la<text:span text:style-name="T1"> </text:span>bêtise<text:span text:style-name="T1"> </text:span>humaine.<text:span text:style-name="T1"> </text:span>La<text:span text:style-name="T1"> </text:span>bêtise<text:span text:style-name="T1"> </text:span>n'est<text:span text:style-name="T1"> </text:span>répugnante<text:span text:style-name="T1"> </text:span>que<text:span text:style-name="T1"> </text:span>jointe<text:span text:style-name="T1"> </text:span>à<text:span text:style-name="T1"> </text:span>la<text:span text:style-name="T1"> </text:span>méchanceté.<text:span text:style-name="T1"> </text:span>De<text:span text:style-name="T1"> </text:span>Foris<text:span text:style-name="T1"> </text:span>est<text:span text:style-name="T1"> </text:span>un<text:span text:style-name="T1"> </text:span>benêt ;<text:span text:style-name="T1"> </text:span>il<text:span text:style-name="T1"> </text:span>n'est<text:span text:style-name="T1"> </text:span>pas<text:span text:style-name="T1"> </text:span>odieux.<text:span text:style-name="T1"> </text:span>Son<text:span text:style-name="T1"> </text:span>histoire,<text:span text:style-name="T1"> </text:span>d'ailleurs,<text:span text:style-name="T1"> </text:span>reflète,<text:span text:style-name="T1"> </text:span>et<text:span text:style-name="T1"> </text:span>avec<text:span text:style-name="T1"> </text:span>bien<text:span text:style-name="T1"> </text:span>de<text:span text:style-name="T1"> </text:span>la<text:span text:style-name="T1"> </text:span>modération,<text:span text:style-name="T1"> </text:span>les<text:span text:style-name="T1"> </text:span>idées<text:span text:style-name="T1"> </text:span>de<text:span text:style-name="T1"> </text:span>tout<text:span text:style-name="T1"> </text:span>un<text:span text:style-name="T1"> </text:span>parti.<text:span text:style-name="T1"> </text:span>Elles<text:span text:style-name="T1"> </text:span>étaient<text:span text:style-name="T1"> </text:span>singulières<text:span text:style-name="T1"> </text:span>et<text:span text:style-name="T1"> </text:span>assez<text:span text:style-name="T1"> </text:span>voisines<text:span text:style-name="T1"> </text:span>de<text:span text:style-name="T1"> </text:span>celle<text:span text:style-name="T1"> </text:span>de<text:span text:style-name="T1"> </text:span>l'autruche.<text:span text:style-name="T1"> </text:span>On<text:span text:style-name="T1"> </text:span>s'imaginait<text:span text:style-name="T1"> </text:span>qu'en<text:span text:style-name="T1"> </text:span>ne<text:span text:style-name="T1"> </text:span>parlant<text:span text:style-name="T1"> </text:span>jamais<text:span text:style-name="T1"> </text:span>de<text:span text:style-name="T1"> </text:span>Napoléon<text:span text:style-name="T1"> </text:span>on<text:span text:style-name="T1"> </text:span>abolirait<text:span text:style-name="T1"> </text:span>son<text:span text:style-name="T1"> </text:span>souvenir.<text:span text:style-name="T1"> </text:span>De<text:span text:style-name="T1"> </text:span>Foris<text:span text:style-name="T1"> </text:span>ne<text:span text:style-name="T1"> </text:span>dit<text:span text:style-name="T1"> </text:span>qu'une<text:span text:style-name="T1"> </text:span>fois,<text:span text:style-name="T1"> </text:span>en<text:span text:style-name="T1"> </text:span>passant,<text:span text:style-name="T1"> </text:span>ce<text:span text:style-name="T1"> </text:span>nom<text:span text:style-name="T1"> </text:span>abhorré ;<text:span text:style-name="T1"> </text:span>il<text:span text:style-name="T1"> </text:span>ne<text:span text:style-name="T1"> </text:span>connaît<text:span text:style-name="T1"> </text:span>que<text:span text:style-name="T1"> </text:span><text:span text:style-name="T5">Buonaparte</text:span>.<text:span text:style-name="T1"> </text:span>Mais<text:span text:style-name="T1"> </text:span>il<text:span text:style-name="T1"> </text:span>y<text:span text:style-name="T1"> </text:span>a<text:span text:style-name="T1"> </text:span>des<text:span text:style-name="T1"> </text:span>silences<text:span text:style-name="T1"> </text:span>trop<text:span text:style-name="T1"> </text:span>profonds<text:span text:style-name="T1"> </text:span>qui<text:span text:style-name="T1"> </text:span>parlent<text:span text:style-name="T1"> </text:span>plus<text:span text:style-name="T1"> </text:span>haut<text:span text:style-name="T1"> </text:span><text:soft-page-break/>que<text:span text:style-name="T1"> </text:span>les<text:span text:style-name="T1"> </text:span>plus<text:span text:style-name="T1"> </text:span>hautes<text:span text:style-name="T1"> </text:span>paroles.<text:span text:style-name="T1"> </text:span>L'ignorance<text:span text:style-name="T1"> </text:span>des<text:span text:style-name="T1"> </text:span>professeurs<text:span text:style-name="T1"> </text:span>d'histoire<text:span text:style-name="T1"> </text:span>de<text:span text:style-name="T1"> </text:span>la<text:span text:style-name="T1"> </text:span>Restauration<text:span text:style-name="T1"> </text:span>n'était<text:span text:style-name="T1"> </text:span>pas<text:span text:style-name="T1"> </text:span>naturelle<text:span text:style-name="T1"> </text:span>je<text:span text:style-name="T1"> </text:span>soupçonne<text:span text:style-name="T1"> </text:span>que<text:span text:style-name="T1"> </text:span>ce<text:span text:style-name="T1"> </text:span>nom<text:span text:style-name="T1"> </text:span>de<text:span text:style-name="T1"> </text:span>Buonaparte<text:span text:style-name="T1"> </text:span>intrigua<text:span text:style-name="T1"> </text:span>plus<text:span text:style-name="T1"> </text:span>d'un<text:span text:style-name="T1"> </text:span>sage<text:span text:style-name="T1"> </text:span>écolier<text:span text:style-name="T1"> </text:span>et<text:span text:style-name="T1"> </text:span>en<text:span text:style-name="T1"> </text:span>fit<text:span text:style-name="T1"> </text:span>un<text:span text:style-name="T1"> </text:span>bonapartiste,<text:span text:style-name="T1"> </text:span>ou<text:span text:style-name="T1"> </text:span>un<text:span text:style-name="T1"> </text:span>libéral,<text:span text:style-name="T1"> </text:span>ce<text:span text:style-name="T1"> </text:span>qui,<text:span text:style-name="T1"> </text:span>les<text:span text:style-name="T1"> </text:span>mots<text:span text:style-name="T1"> </text:span>ont<text:span text:style-name="T1"> </text:span>leurs<text:span text:style-name="T1"> </text:span>caprices,<text:span text:style-name="T1"> </text:span>signifiait<text:span text:style-name="T1"> </text:span>alors<text:span text:style-name="T1"> </text:span>à<text:span text:style-name="T1"> </text:span>peu<text:span text:style-name="T1"> </text:span>près<text:span text:style-name="T1"> </text:span>la<text:span text:style-name="T1"> </text:span>même<text:span text:style-name="T1"> </text:span>chose.<text:span text:style-name="T1"> </text:span>D'autant<text:span text:style-name="T1"> </text:span>plus<text:span text:style-name="T1"> </text:span>que<text:span text:style-name="T1"> </text:span>l'attribution<text:span text:style-name="T1"> </text:span>des<text:span text:style-name="T1"> </text:span>victoires<text:span text:style-name="T1"> </text:span>est<text:span text:style-name="T1"> </text:span>souvent<text:span text:style-name="T1"> </text:span>énigmatique.<text:span text:style-name="T1"> </text:span>On<text:span text:style-name="T1"> </text:span>lit<text:span text:style-name="T1"> </text:span>par<text:span text:style-name="T1"> </text:span>exemple,<text:span text:style-name="T1"> </text:span>sous<text:span text:style-name="T1"> </text:span>la<text:span text:style-name="T1"> </text:span>rubrique<text:span text:style-name="T1"> </text:span><text:span text:style-name="T5">Louis</text:span><text:span text:style-name="T4"> </text:span><text:span text:style-name="T5">XVIII</text:span><text:span text:style-name="T4"> </text:span><text:span text:style-name="T5">69e</text:span><text:span text:style-name="T4"> </text:span><text:span text:style-name="T5">roi </text:span><text:span text:style-name="T1">:</text:span>« Evénements<text:span text:style-name="T1"> </text:span>militaires<text:span text:style-name="T1"> </text:span>depuis<text:span text:style-name="T1"> </text:span>la<text:span text:style-name="T1"> </text:span>mort<text:span text:style-name="T1"> </text:span>de<text:span text:style-name="T1"> </text:span>Louis<text:span text:style-name="T1"> </text:span>XVII<text:span text:style-name="T1"> </text:span>jusqu'au<text:span text:style-name="T1"> </text:span>1<text:span text:style-name="T9">er</text:span> <text:span text:style-name="T1"><text:s/></text:span>mai<text:span text:style-name="T1"> </text:span>1804.<text:span text:style-name="T1"> </text:span>Qu'arriva-t-il<text:span text:style-name="T1"> </text:span>en<text:span text:style-name="T1"> </text:span>1796<text:span text:style-name="T1"> </text:span>et<text:span text:style-name="T1"> </text:span>1797 ?<text:span text:style-name="T1"> — </text:span>(1796)<text:span text:style-name="T1"> </text:span>En<text:span text:style-name="T1"> </text:span>Italie<text:span text:style-name="T1"> </text:span>les<text:span text:style-name="T1"> </text:span>batailles<text:span text:style-name="T1"> </text:span>de<text:span text:style-name="T1"> </text:span>Montenotte,<text:span text:style-name="T1"> </text:span>de<text:span text:style-name="T1"> </text:span>Mondovi,<text:span text:style-name="T1"> </text:span>de<text:span text:style-name="T1"> </text:span>Lodi,<text:span text:style-name="T1"> </text:span>de<text:span text:style-name="T1"> </text:span>Castiglione,<text:span text:style-name="T1"> </text:span>de<text:span text:style-name="T1"> </text:span>Roveredo,<text:span text:style-name="T1"> </text:span>de<text:span text:style-name="T1"> </text:span>Bassano,<text:span text:style-name="T1"> </text:span>de<text:span text:style-name="T1"> </text:span>Saint-Georges,<text:span text:style-name="T1"> </text:span>la<text:span text:style-name="T1"> </text:span>retraite<text:span text:style-name="T1"> </text:span>du<text:span text:style-name="T1"> </text:span>feld-maréchal<text:span text:style-name="T1"> </text:span>Wurmser<text:span text:style-name="T1"> </text:span>dans<text:span text:style-name="T1"> </text:span>Mantoue,<text:span text:style-name="T1"> </text:span>et<text:span text:style-name="T1"> </text:span>la<text:span text:style-name="T1"> </text:span>bataille<text:span text:style-name="T1"> </text:span>d'Arcole<text:span text:style-name="T1"> </text:span>gagnée<text:span text:style-name="T1"> </text:span>par<text:span text:style-name="T1"> </text:span>les<text:span text:style-name="T1"> </text:span>Français$582$...<text:span text:style-name="T1"> » </text:span>Quoi ?<text:span text:style-name="T1"> </text:span>La<text:span text:style-name="T1"> </text:span>seule<text:span text:style-name="T1"> </text:span>bataille<text:span text:style-name="T1"> </text:span>d'Arcole ?<text:span text:style-name="T1"> </text:span>Et<text:span text:style-name="T1"> </text:span>les<text:span text:style-name="T1"> </text:span>autres,<text:span text:style-name="T1"> </text:span>qui<text:span text:style-name="T1"> </text:span>les<text:span text:style-name="T1"> </text:span>gagna ?<text:span text:style-name="T1"> </text:span>En<text:span text:style-name="T1"> </text:span>supprimant<text:span text:style-name="T1"> </text:span>le<text:span text:style-name="T1"> </text:span>vainqueur,<text:span text:style-name="T1"> </text:span>l'historien<text:span text:style-name="T1"> </text:span>est<text:span text:style-name="T1"> </text:span>devenu<text:span text:style-name="T1"> </text:span>tellement<text:span text:style-name="T1"> </text:span>obscur<text:span text:style-name="T1"> </text:span>que<text:span text:style-name="T1"> </text:span>cela<text:span text:style-name="T1"> </text:span>devait<text:span text:style-name="T1"> </text:span>intriguer<text:span text:style-name="T1"> </text:span>un<text:span text:style-name="T1"> </text:span>ignorant.<text:span text:style-name="T1"> </text:span>Plus<text:span text:style-name="T1"> </text:span>d'un<text:span text:style-name="T1"> </text:span>naïf<text:span text:style-name="T1"> </text:span>dut<text:span text:style-name="T1"> </text:span>vraiment<text:span text:style-name="T1"> </text:span>attribuer<text:span text:style-name="T1"> </text:span>ces<text:span text:style-name="T1"> </text:span>victoires<text:span text:style-name="T1"> </text:span>à<text:span text:style-name="T1"> </text:span>quelque<text:span text:style-name="T1"> </text:span>maréchal<text:span text:style-name="T1"> </text:span>de<text:span text:style-name="T1"> </text:span>S.<text:span text:style-name="T1"> </text:span>M.<text:span text:style-name="T1"> </text:span>Louis<text:span text:style-name="T1"> </text:span>XVIII.<text:span text:style-name="T1"> </text:span>Cependant,<text:span text:style-name="T1"> </text:span>le<text:span text:style-name="T1"> </text:span>sieur<text:span text:style-name="T1"> </text:span>de<text:span text:style-name="T1"> </text:span>Foris<text:span text:style-name="T1"> </text:span>prend<text:span text:style-name="T1"> </text:span>plutôt<text:span text:style-name="T1"> </text:span>parti<text:span text:style-name="T1"> </text:span>pour<text:span text:style-name="T1"> </text:span>les<text:span text:style-name="T1"> </text:span>Autrichiens<text:span text:style-name="T1"> </text:span>que<text:span text:style-name="T1"> </text:span>pour<text:span text:style-name="T1"> </text:span>les<text:span text:style-name="T1"> </text:span>Français.<text:span text:style-name="T1"> </text:span>Son<text:span text:style-name="T1"> </text:span>impartialité<text:span text:style-name="T1"> </text:span>est<text:span text:style-name="T1"> </text:span>ironique.<text:span text:style-name="T1"> </text:span>Il<text:span text:style-name="T1"> </text:span>n'entre<text:span text:style-name="T1"> </text:span>jamais<text:span text:style-name="T1"> </text:span>en<text:span text:style-name="T1"> </text:span>aucun<text:span text:style-name="T1"> </text:span>détail<text:span text:style-name="T1"> </text:span>que<text:span text:style-name="T1"> </text:span>si<text:span text:style-name="T1"> </text:span>l'armée<text:span text:style-name="T1"> </text:span>battue<text:span text:style-name="T1"> </text:span>est<text:span text:style-name="T1"> </text:span>celle<text:span text:style-name="T1"> </text:span>de<text:span text:style-name="T1"> </text:span>Buonaparte ;<text:span text:style-name="T1"> </text:span>de<text:span text:style-name="T1"> </text:span>sorte<text:span text:style-name="T1"> </text:span>que<text:span text:style-name="T1"> </text:span>les<text:span text:style-name="T1"> </text:span>détails<text:span text:style-name="T1"> </text:span>sont<text:span text:style-name="T1"> </text:span>rares<text:span text:style-name="T1"> </text:span>pendant<text:span text:style-name="T1"> </text:span>cette<text:span text:style-name="T1"> </text:span>période.<text:span text:style-name="T1"> </text:span>Et<text:span text:style-name="T1"> </text:span>cela<text:span text:style-name="T1"> </text:span>est<text:span text:style-name="T1"> </text:span>si<text:span text:style-name="T1"> </text:span>drôle<text:span text:style-name="T1"> </text:span>d'apprendre que<text:span text:style-name="T1"> </text:span>les<text:span text:style-name="T1"> </text:span>batailles<text:span text:style-name="T1"> </text:span>d'Austerlitz<text:span text:style-name="T1"> </text:span>et<text:span text:style-name="T1"> </text:span>d'Iéna<text:span text:style-name="T1"> </text:span>eurent<text:span text:style-name="T1"> </text:span>lieu<text:span text:style-name="T1"> </text:span>sous<text:span text:style-name="T1"> </text:span>le<text:span text:style-name="T1"> </text:span>règne<text:span text:style-name="T1"> </text:span>de<text:span text:style-name="T1"> </text:span>Louis<text:span text:style-name="T1"> </text:span>XVIII<text:span text:style-name="T1"> </text:span>qu'on<text:span text:style-name="T1"> </text:span>oublie<text:span text:style-name="T1"> </text:span>de<text:span text:style-name="T1"> </text:span>se<text:span text:style-name="T1"> </text:span>fâcher.<text:span text:style-name="T1"> </text:span>On<text:span text:style-name="T1"> </text:span>en<text:span text:style-name="T1"> </text:span>arrive<text:span text:style-name="T1"> </text:span>même<text:span text:style-name="T1"> </text:span>à<text:span text:style-name="T1"> </text:span>conclure<text:span text:style-name="T1"> </text:span>que<text:span text:style-name="T1"> </text:span>le<text:span text:style-name="T1"> </text:span>successeur<text:span text:style-name="T1"> </text:span>de<text:span text:style-name="T1"> </text:span>Louis<text:span text:style-name="T1"> </text:span>XVII<text:span text:style-name="T1"> </text:span>a<text:span text:style-name="T1"> </text:span>rempli<text:span text:style-name="T1"> </text:span>un<text:span text:style-name="T1"> </text:span>fort<text:span text:style-name="T1"> </text:span>beau<text:span text:style-name="T1"> </text:span>règne.<text:span text:style-name="T1"> </text:span>Mais<text:span text:style-name="T1"> </text:span>qu'est-ce<text:span text:style-name="T1"> </text:span>que<text:span text:style-name="T1"> </text:span>la<text:span text:style-name="T1"> </text:span>vérité<text:span text:style-name="T1"> </text:span>historique?<text:span text:style-name="T1"> </text:span>« Les<text:span text:style-name="T1"> </text:span>Parisiens,<text:span text:style-name="T1"> </text:span>disait<text:span text:style-name="T1"> </text:span>Rivarol,<text:span text:style-name="T1"> </text:span>tiennent<text:span text:style-name="T1"> </text:span>à<text:span text:style-name="T1"> </text:span>la<text:span text:style-name="T1"> </text:span>prise<text:span text:style-name="T1"> </text:span>de<text:span text:style-name="T1"> </text:span>la<text:span text:style-name="T1"> </text:span>Bastille,<text:span text:style-name="T1"> </text:span>comme<text:span text:style-name="T1"> </text:span>autrefois<text:span text:style-name="T1"> </text:span>les<text:span text:style-name="T1"> </text:span>Français<text:span text:style-name="T1"> </text:span>au<text:span text:style-name="T1"> </text:span>passage<text:span text:style-name="T1"> </text:span>du<text:span text:style-name="T1"> </text:span>Rhin,<text:span text:style-name="T1"> </text:span>qui<text:span text:style-name="T1"> </text:span>n'avait<text:span text:style-name="T1"> </text:span>donné<text:span text:style-name="T1"> </text:span>de<text:span text:style-name="T1"> </text:span>mal<text:span text:style-name="T1"> </text:span>qu'à<text:span text:style-name="T1"> </text:span>Boileau$583$.<text:span text:style-name="T1"> » </text:span></text:p>
      <text:h text:style-name="P25" text:outline-level="1">Rivarol et la critique politique – Résumé $584$<text:span text:style-name="T1"> </text:span><text:span text:style-name="T40"><text:note text:id="ftn23" text:note-class="endnote"><text:note-citation text:label="v">v</text:note-citation><text:note-body><text:p text:style-name="Endnote"><text:span text:style-name="T1"><text:tab/></text:span>L'auteur<text:span text:style-name="T1"> </text:span>a<text:span text:style-name="T1"> </text:span>eu<text:span text:style-name="T1"> </text:span>l'occasion<text:span text:style-name="T1"> </text:span>de<text:span text:style-name="T1"> </text:span>condenser<text:span text:style-name="T1"> </text:span>en<text:span text:style-name="T1"> </text:span>quelques<text:span text:style-name="T1"> </text:span>pages<text:span text:style-name="T1"> </text:span>ses<text:span text:style-name="T1"> </text:span>études<text:span text:style-name="T1"> </text:span>sur<text:span text:style-name="T1"> </text:span>Rivarol.<text:span text:style-name="T1"> </text:span>Il<text:span text:style-name="T1"> </text:span>donne<text:span text:style-name="T1"> </text:span>ici<text:span text:style-name="T1"> </text:span>ce<text:span text:style-name="T1"> </text:span>morceau,<text:span text:style-name="T1"> </text:span>en<text:span text:style-name="T1"> </text:span>avertissant<text:span text:style-name="T1"> </text:span>que<text:span text:style-name="T1"> </text:span>c'est<text:span text:style-name="T1"> </text:span>un<text:span text:style-name="T1"> </text:span>résumé,<text:span text:style-name="T1"> </text:span>et<text:span text:style-name="T1"> </text:span>non<text:span text:style-name="T1"> </text:span>une<text:span text:style-name="T1"> </text:span>conclusion.<text:span text:style-name="T1"> </text:span><text:tab/></text:p></text:note-body></text:note></text:span></text:h>
      <text:p text:style-name="Standard">On<text:span text:style-name="T1"> </text:span>lisait,<text:span text:style-name="T1"> </text:span>le<text:span text:style-name="T1"> </text:span>9<text:span text:style-name="T1"> </text:span>août<text:span text:style-name="T1"> </text:span>1789,<text:span text:style-name="T1"> </text:span>dans<text:span text:style-name="T1"> </text:span>le<text:span text:style-name="T1"> </text:span><text:span text:style-name="T5">Journal</text:span><text:span text:style-name="T4"> </text:span><text:span text:style-name="T5">politique</text:span><text:span text:style-name="T4"> </text:span><text:span text:style-name="T5">National</text:span><text:span text:style-name="T4"> </text:span>« Quant<text:span text:style-name="T1"> </text:span>à<text:span text:style-name="T1"> </text:span>la<text:span text:style-name="T1"> </text:span>prise<text:span text:style-name="T1"> </text:span>de<text:span text:style-name="T1"> </text:span>la<text:span text:style-name="T1"> </text:span>Bastille,<text:span text:style-name="T1"> </text:span>je<text:span text:style-name="T1"> </text:span>vois<text:span text:style-name="T1"> </text:span>bien<text:span text:style-name="T1"> </text:span>que<text:span text:style-name="T1"> </text:span>les<text:span text:style-name="T1"> </text:span>Français<text:span text:style-name="T1"> </text:span>y<text:span text:style-name="T1"> </text:span>tiennent,<text:span text:style-name="T1"> </text:span>comme<text:span text:style-name="T1"> </text:span>autrefois<text:span text:style-name="T1"> </text:span>au<text:span text:style-name="T1"> </text:span>fameux<text:span text:style-name="T1"> </text:span>passage<text:span text:style-name="T1"> </text:span>du<text:span text:style-name="T1"> </text:span>Rhin,<text:span text:style-name="T1"> </text:span>qui<text:span text:style-name="T1"> </text:span>ne<text:span text:style-name="T1"> </text:span>coûta<text:span text:style-name="T1"> </text:span>de<text:span text:style-name="T1"> </text:span>peine<text:span text:style-name="T1"> </text:span>qu'à<text:span text:style-name="T1"> </text:span>Boileau.<text:span text:style-name="T1"> </text:span>Les<text:span text:style-name="T1"> </text:span>Parisiens<text:span text:style-name="T1"> </text:span>s'étaient<text:span text:style-name="T1"> </text:span>arrangés<text:span text:style-name="T1"> </text:span>pour<text:span text:style-name="T1"> </text:span>éblouir<text:span text:style-name="T1"> </text:span>l'Europe<text:span text:style-name="T1"> </text:span>de<text:span text:style-name="T1"> </text:span>cette<text:span text:style-name="T1"> </text:span>fameuse<text:span text:style-name="T1"> </text:span>prise ;<text:span text:style-name="T1"> </text:span>mais<text:span text:style-name="T1"> </text:span>l'Europe<text:span text:style-name="T1"> </text:span>n'a<text:span text:style-name="T1"> </text:span>pas<text:span text:style-name="T1"> </text:span>tardé<text:span text:style-name="T1"> </text:span>à<text:span text:style-name="T1"> </text:span>savoir<text:span text:style-name="T1"> </text:span>que<text:span text:style-name="T1"> </text:span>le<text:span text:style-name="T1"> </text:span>gouverneur<text:span text:style-name="T1"> </text:span>de<text:span text:style-name="T1"> </text:span>la<text:span text:style-name="T1"> </text:span>Bastille<text:span text:style-name="T1"> </text:span>n'avait<text:span text:style-name="T1"> </text:span>pas<text:span text:style-name="T1"> </text:span>donné<text:span text:style-name="T1"> </text:span>aux<text:span text:style-name="T1"> </text:span>habitants<text:span text:style-name="T1"> </text:span>de<text:span text:style-name="T1"> </text:span>la<text:span text:style-name="T1"> </text:span>capitale<text:span text:style-name="T1"> </text:span>le<text:span text:style-name="T1"> </text:span>temps<text:span text:style-name="T1"> </text:span>de<text:span text:style-name="T1"> </text:span>montrer<text:span text:style-name="T1"> </text:span>leur<text:span text:style-name="T1"> </text:span>courage.<text:span text:style-name="T1"> </text:span>M.<text:span text:style-name="T1"> </text:span>de<text:span text:style-name="T1"> </text:span>Launay<text:span text:style-name="T1"> </text:span>avait<text:span text:style-name="T1"> </text:span>perdu<text:span text:style-name="T1"> </text:span>la<text:span text:style-name="T1"> </text:span>tête<text:span text:style-name="T1"> </text:span>avant<text:span text:style-name="T1"> </text:span>qu'on<text:span text:style-name="T1"> </text:span>la<text:span text:style-name="T1"> </text:span>lui<text:span text:style-name="T1"> </text:span>coupât$585$.<text:span text:style-name="T1"> » </text:span>Tel<text:span text:style-name="T1"> </text:span>fut<text:span text:style-name="T1"> </text:span>le<text:span text:style-name="T1"> </text:span>sort<text:span text:style-name="T1"> </text:span>de<text:span text:style-name="T1"> </text:span>la<text:span text:style-name="T1"> </text:span>plupart<text:span text:style-name="T1"> </text:span>des<text:span text:style-name="T1"> </text:span>personnages<text:span text:style-name="T1"> </text:span>mêlés<text:span text:style-name="T1"> </text:span>à<text:span text:style-name="T1"> </text:span>la<text:span text:style-name="T1"> </text:span>Révolution<text:span text:style-name="T1"> </text:span>et,<text:span text:style-name="T1"> </text:span>soit<text:span text:style-name="T1"> </text:span>qu'ils<text:span text:style-name="T1"> </text:span>aient<text:span text:style-name="T1"> </text:span>péri,<text:span text:style-name="T1"> </text:span>soit<text:span text:style-name="T1"> </text:span>qu'ils<text:span text:style-name="T1"> <text:s/></text:span>aient<text:span text:style-name="T1"> </text:span>dû<text:span text:style-name="T1"> </text:span>fuir,<text:span text:style-name="T1"> </text:span>soit<text:span text:style-name="T1"> </text:span>que,<text:span text:style-name="T1"> </text:span>par<text:span text:style-name="T1"> </text:span>hasard,<text:span text:style-name="T1"> </text:span>ils<text:span text:style-name="T1"> </text:span>soient<text:span text:style-name="T1"> </text:span>restés<text:span text:style-name="T1"> </text:span>debout<text:span text:style-name="T1"> </text:span>à<text:span text:style-name="T1"> </text:span>leur<text:span text:style-name="T1"> </text:span>place,<text:span text:style-name="T1"> </text:span>il<text:span text:style-name="T1"> </text:span>est<text:span text:style-name="T1"> </text:span>certain<text:span text:style-name="T1"> </text:span>que<text:span text:style-name="T1"> </text:span>tous,<text:span text:style-name="T1"> </text:span>ou<text:span text:style-name="T1"> </text:span>presque<text:span text:style-name="T1"> </text:span>tous,<text:span text:style-name="T1"> </text:span>d'abord,<text:span text:style-name="T1"> </text:span>avaient<text:span text:style-name="T1"> </text:span>« perdu<text:span text:style-name="T1"> </text:span>la<text:span text:style-name="T1"> </text:span>tête<text:span text:style-name="T1"> »</text:span>.<text:span text:style-name="T1"> </text:span>A<text:span text:style-name="T1"> </text:span>droite<text:span text:style-name="T1"> </text:span>comme<text:span text:style-name="T1"> </text:span>à<text:span text:style-name="T1"> </text:span>gauche,<text:span text:style-name="T1"> </text:span>ceux<text:span text:style-name="T1"> </text:span>mêmes<text:span text:style-name="T1"> </text:span>qui<text:span text:style-name="T1"> </text:span>semblent<text:span text:style-name="T1"> </text:span>avoir<text:span text:style-name="T1"> </text:span>le<text:span text:style-name="T1"> </text:span>mieux<text:span text:style-name="T1"> </text:span>gardé<text:span text:style-name="T1"> </text:span>leur<text:span text:style-name="T1"> </text:span>sang-froid<text:span text:style-name="T1"> </text:span>sont<text:span text:style-name="T1"> </text:span>les<text:span text:style-name="T1"> </text:span>plus<text:span text:style-name="T1"> </text:span>aliénés,<text:span text:style-name="T1"> </text:span>comme<text:span text:style-name="T1"> </text:span>M.<text:span text:style-name="T1"> </text:span>de<text:span text:style-name="T1"> </text:span>Lafayette<text:span text:style-name="T1"> </text:span>qui<text:span text:style-name="T1"> </text:span>laisse<text:span text:style-name="T1"> </text:span>tout<text:span text:style-name="T1"> </text:span>faire,<text:span text:style-name="T1"> </text:span>crédule<text:span text:style-name="T1"> </text:span>en<text:span text:style-name="T1"> </text:span>la<text:span text:style-name="T1"> </text:span>bonté<text:span text:style-name="T1"> </text:span>du<text:span text:style-name="T1"> </text:span>peuple,<text:span text:style-name="T1"> </text:span>auquel<text:span text:style-name="T1"> </text:span>il<text:span text:style-name="T1"> </text:span>échappera<text:span text:style-name="T1"> </text:span>difficilement ;<text:span text:style-name="T1"> </text:span>comme<text:span text:style-name="T1"> </text:span>M.<text:span text:style-name="T1"> </text:span>de<text:span text:style-name="T1"> </text:span>Robespierre<text:span text:style-name="T1"> </text:span>qui,<text:span text:style-name="T1"> </text:span>l'œil<text:span text:style-name="T1"> </text:span>atone,<text:span text:style-name="T1"> </text:span>guette<text:span text:style-name="T1"> </text:span>déjà<text:span text:style-name="T1"> </text:span>dans<text:span text:style-name="T1"> </text:span>l'ombre<text:span text:style-name="T1"> </text:span>ses<text:span text:style-name="T1"> </text:span>proies<text:span text:style-name="T1"> </text:span>du<text:span text:style-name="T1"> </text:span>lendemain.<text:span text:style-name="T1"> </text:span>La<text:span text:style-name="T1"> </text:span>Révolution<text:span text:style-name="T1"> </text:span>est<text:span text:style-name="T1"> </text:span>un<text:span text:style-name="T1"> </text:span>spectacle,<text:span text:style-name="T1"> </text:span>mais<text:span text:style-name="T1"> </text:span>presque<text:span text:style-name="T1"> </text:span>sans<text:span text:style-name="T1"> </text:span>spectateurs,<text:span text:style-name="T1"> </text:span>car<text:span text:style-name="T1"> </text:span>la<text:span text:style-name="T1"> </text:span>salle<text:span text:style-name="T1"> </text:span>veut<text:span text:style-name="T1"> </text:span>imiter<text:span text:style-name="T1"> </text:span>les<text:span text:style-name="T1"> </text:span>acteurs,<text:span text:style-name="T1"> </text:span>jouer<text:span text:style-name="T1"> </text:span>aussi,<text:span text:style-name="T1"> </text:span>prendre<text:span text:style-name="T1"> </text:span>part<text:span text:style-name="T1"> </text:span>à<text:span text:style-name="T1"> </text:span>la<text:span text:style-name="T1"> </text:span>tragi-comédie.<text:span text:style-name="T1"> </text:span>Tout<text:span text:style-name="T1"> </text:span>le<text:span text:style-name="T1"> </text:span>monde<text:span text:style-name="T1"> </text:span>s'agite,<text:span text:style-name="T1"> </text:span>tout<text:span text:style-name="T1"> </text:span>le<text:span text:style-name="T1"> </text:span>monde<text:span text:style-name="T1"> </text:span>crie ;<text:span text:style-name="T1"> </text:span>la<text:span text:style-name="T1"> </text:span>haine<text:span text:style-name="T1"> </text:span>se<text:span text:style-name="T1"> </text:span>mêle<text:span text:style-name="T1"> </text:span>à<text:span text:style-name="T1"> </text:span>l'enthousiasme ;<text:span text:style-name="T1"> </text:span>les<text:span text:style-name="T1"> </text:span>illusions<text:span text:style-name="T1"> </text:span>deviennent<text:span text:style-name="T1"> </text:span>de<text:span text:style-name="T1"> </text:span>la<text:span text:style-name="T1"> </text:span>colère<text:span text:style-name="T1"> </text:span>et<text:span text:style-name="T1"> </text:span>les<text:span text:style-name="T1"> </text:span>désirs<text:span text:style-name="T1"> </text:span>de<text:span text:style-name="T1"> </text:span>la<text:span text:style-name="T1"> </text:span>fureur ;<text:span text:style-name="T1"> </text:span>la<text:span text:style-name="T1"> </text:span>bonté<text:span text:style-name="T1"> </text:span>excuse<text:span text:style-name="T1"> </text:span>les<text:span text:style-name="T1"> </text:span>crimes,<text:span text:style-name="T1"> </text:span>la<text:span text:style-name="T1"> </text:span>naïveté<text:span text:style-name="T1"> </text:span>les<text:span text:style-name="T1"> </text:span>justifie<text:span text:style-name="T1"> </text:span>tout<text:span text:style-name="T1"> </text:span>le<text:span text:style-name="T1"> </text:span>monde<text:span text:style-name="T1"> </text:span>est<text:span text:style-name="T1"> </text:span>fou,<text:span text:style-name="T1"> </text:span>tout<text:span text:style-name="T1"> </text:span>le<text:span text:style-name="T1"> </text:span>monde<text:span text:style-name="T1"> </text:span>a<text:span text:style-name="T1"> </text:span>« perdu<text:span text:style-name="T1"> </text:span>la<text:span text:style-name="T1"> </text:span>tête<text:span text:style-name="T1"> »</text:span>.<text:span text:style-name="T1"> </text:span></text:p>
      <text:p text:style-name="Standard">Cependant,<text:span text:style-name="T1"> </text:span>et<text:span text:style-name="T1"> </text:span>même<text:span text:style-name="T1"> </text:span>dans<text:span text:style-name="T1"> </text:span>les<text:span text:style-name="T1"> </text:span>scènes<text:span text:style-name="T1"> </text:span>les<text:span text:style-name="T1"> </text:span>plus<text:span text:style-name="T1"> </text:span>désordonnées,<text:span text:style-name="T1"> </text:span>il<text:span text:style-name="T1"> </text:span>y<text:span text:style-name="T1"> </text:span>a<text:span text:style-name="T1"> </text:span>toujours<text:span text:style-name="T1"> </text:span>un<text:span text:style-name="T1"> </text:span>témoin<text:span text:style-name="T1"> </text:span>ou<text:span text:style-name="T1"> </text:span>deux,<text:span text:style-name="T1"> </text:span>toujours<text:span text:style-name="T1"> </text:span>un<text:span text:style-name="T1"> </text:span>ou<text:span text:style-name="T1"> </text:span>deux<text:span text:style-name="T1"> </text:span>êtres<text:span text:style-name="T1"> </text:span>qui,<text:span text:style-name="T1"> </text:span>plongés<text:span text:style-name="T1"> </text:span>dans<text:span text:style-name="T1"> </text:span>la<text:span text:style-name="T1"> </text:span>foule,<text:span text:style-name="T1"> </text:span>ne<text:span text:style-name="T1"> </text:span>font<text:span text:style-name="T1"> </text:span>point<text:span text:style-name="T1"> </text:span>partie<text:span text:style-name="T1"> </text:span>de<text:span text:style-name="T1"> </text:span>la<text:span text:style-name="T1"> </text:span>foule<text:span text:style-name="T1"> </text:span>ayant<text:span text:style-name="T1"> </text:span>été<text:span text:style-name="T1"> </text:span>témoins,<text:span text:style-name="T1"> </text:span>ils<text:span text:style-name="T1"> </text:span>seront<text:span text:style-name="T1"> </text:span>juges.<text:span text:style-name="T1"> </text:span></text:p>
      <text:p text:style-name="Standard">On<text:span text:style-name="T1"> </text:span>n'exige,<text:span text:style-name="T1"> </text:span>pas<text:span text:style-name="T1"> </text:span>d'un<text:span text:style-name="T1"> </text:span>critique<text:span text:style-name="T1"> </text:span>littéraire<text:span text:style-name="T1"> </text:span>qu'il<text:span text:style-name="T1"> </text:span>n'ait<text:span text:style-name="T1"> </text:span>aucune<text:span text:style-name="T1"> </text:span>opinion<text:span text:style-name="T1"> </text:span>littéraire.<text:span text:style-name="T1"> </text:span>Voir,<text:span text:style-name="T1"> </text:span>c'est<text:span text:style-name="T1"> </text:span>voir<text:span text:style-name="T1"> </text:span>sous<text:span text:style-name="T1"> </text:span>une<text:span text:style-name="T1"> </text:span>certaine<text:span text:style-name="T1"> </text:span>lumière ;<text:span text:style-name="T1"> </text:span>connaître,<text:span text:style-name="T1"> </text:span>c'est<text:span text:style-name="T1"> </text:span>connaître<text:span text:style-name="T1"> </text:span>sous<text:span text:style-name="T1"> </text:span>un<text:span text:style-name="T1"> </text:span>certain<text:span text:style-name="T1"> </text:span>sens.<text:span text:style-name="T1"> </text:span>L'intelligence,<text:span text:style-name="T1"> </text:span>sous<text:span text:style-name="T1"> </text:span>peine<text:span text:style-name="T1"> </text:span>de<text:span text:style-name="T1"> </text:span>se<text:span text:style-name="T1"> </text:span>faner<text:span text:style-name="T1"> </text:span>presque<text:span text:style-name="T1"> </text:span>aussitôt,<text:span text:style-name="T1"> </text:span>ne<text:span text:style-name="T1"> </text:span>peut<text:span text:style-name="T1"> </text:span>se<text:span text:style-name="T1"> </text:span>séparer<text:span text:style-name="T1"> </text:span>de<text:span text:style-name="T1"> </text:span>la<text:span text:style-name="T1"> </text:span>sensibilité,<text:span text:style-name="T1"> </text:span>qui<text:span text:style-name="T1"> </text:span>est<text:span text:style-name="T1"> </text:span>sa<text:span text:style-name="T1"> </text:span>racine<text:span text:style-name="T1"> </text:span>il<text:span text:style-name="T1"> </text:span>faut<text:span text:style-name="T1"> </text:span>accepter<text:span text:style-name="T1"> </text:span>la<text:span text:style-name="T1"> </text:span>plante<text:span text:style-name="T1"> </text:span>tout<text:span text:style-name="T1"> </text:span>entière,<text:span text:style-name="T1"> </text:span>et<text:span text:style-name="T1"> </text:span>même<text:span text:style-name="T1"> </text:span>avec<text:span text:style-name="T1"> </text:span>la<text:span text:style-name="T1"> </text:span>motte<text:span text:style-name="T1"> </text:span>de<text:span text:style-name="T1"> </text:span>terre<text:span text:style-name="T1"> </text:span>qui<text:span text:style-name="T1"> </text:span>lui<text:span text:style-name="T1"> </text:span>maintient<text:span text:style-name="T1"> </text:span>sa<text:span text:style-name="T1"> </text:span>fraîcheur<text:span text:style-name="T1"> </text:span>et<text:span text:style-name="T1"> </text:span>sa<text:span text:style-name="T1"> </text:span>vie.<text:span text:style-name="T1"> </text:span>Critique<text:span text:style-name="T1"> </text:span>politique<text:span text:style-name="T1"> </text:span>de<text:span text:style-name="T1"> </text:span>la<text:span text:style-name="T1"> </text:span>Révolution,<text:span text:style-name="T1"> </text:span>Rivarol<text:span text:style-name="T1"> </text:span>a<text:span text:style-name="T1"> </text:span>une<text:span text:style-name="T1"> </text:span>sensibilité<text:span text:style-name="T1"> </text:span>contre-révolutionnaire<text:span text:style-name="T1"> </text:span>cela<text:span text:style-name="T1"> </text:span>ne<text:span text:style-name="T1"> </text:span>l'empêche<text:span text:style-name="T1"> </text:span>pas<text:span text:style-name="T1"> </text:span>d'avoir<text:span text:style-name="T1"> </text:span>été<text:span text:style-name="T1"> </text:span>un<text:span text:style-name="T1"> </text:span>excellent<text:span text:style-name="T1"> </text:span>témoin,<text:span text:style-name="T1"> </text:span>un<text:span text:style-name="T1"> </text:span>excellent<text:span text:style-name="T1"> </text:span>juge.<text:span text:style-name="T1"> </text:span>Presque<text:span text:style-name="T1"> </text:span>seul,<text:span text:style-name="T1"> </text:span>en<text:span text:style-name="T1"> </text:span>ces<text:span text:style-name="T1"> </text:span>temps<text:span text:style-name="T1"> </text:span>de<text:span text:style-name="T1"> </text:span>folies,<text:span text:style-name="T1"> </text:span>il<text:span text:style-name="T1"> </text:span>n'a<text:span text:style-name="T1"> </text:span>point<text:span text:style-name="T1"> </text:span>« perdu<text:span text:style-name="T1"> </text:span>la<text:span text:style-name="T1"> </text:span>tête<text:span text:style-name="T1"> »</text:span>.<text:span text:style-name="T1"> </text:span>D'origine<text:span text:style-name="T1"> </text:span>italienne<text:span text:style-name="T1"> </text:span>par<text:span text:style-name="T1"> </text:span>son<text:span text:style-name="T1"> </text:span>père,<text:span text:style-name="T1"> </text:span>languedocien<text:span text:style-name="T1"> </text:span>par<text:span text:style-name="T1"> </text:span>sa<text:span text:style-name="T1"> </text:span>mère,<text:span text:style-name="T1"> </text:span>Rivarol<text:span text:style-name="T1"> </text:span>sort<text:span text:style-name="T1"> </text:span>d'une<text:span text:style-name="T1"> </text:span>souche<text:span text:style-name="T1"> </text:span>vigoureuse.<text:span text:style-name="T1"> </text:span>Ses<text:span text:style-name="T1"> </text:span>parents<text:span text:style-name="T1"> </text:span>moururent<text:span text:style-name="T1"> </text:span>plus<text:span text:style-name="T1"> </text:span>qu'octogénaires,<text:span text:style-name="T1"> </text:span>après<text:span text:style-name="T1"> </text:span>avoir<text:span text:style-name="T1"> </text:span>eu<text:span text:style-name="T1"> </text:span>seize<text:span text:style-name="T1"> </text:span>enfants.<text:span text:style-name="T1"> </text:span>De<text:span text:style-name="T1"> </text:span>Bagnols,<text:span text:style-name="T1"> </text:span>où<text:span text:style-name="T1"> </text:span>il<text:span text:style-name="T1"> </text:span>est<text:span text:style-name="T1"> </text:span>né,<text:span text:style-name="T1"> </text:span>en<text:span text:style-name="T1"> </text:span>1753$586$,<text:span text:style-name="T1"> </text:span>il<text:span text:style-name="T1"> </text:span>vient<text:span text:style-name="T1"> </text:span>à<text:span text:style-name="T1"> </text:span>Paris<text:span text:style-name="T1"> </text:span>et<text:span text:style-name="T1"> </text:span>lentement,<text:span text:style-name="T1"> </text:span>par<text:span text:style-name="T1"> </text:span>son<text:span text:style-name="T1"> </text:span>esprit<text:span text:style-name="T1"> </text:span>et<text:span text:style-name="T1"> </text:span>par<text:span text:style-name="T1"> </text:span>ses<text:span text:style-name="T1"> </text:span>écrits,<text:span text:style-name="T1"> </text:span>conquiert<text:span text:style-name="T1"> </text:span>une<text:span text:style-name="T1"> </text:span>certaine<text:span text:style-name="T1"> </text:span>réputation.<text:span text:style-name="T1"> </text:span>Ses<text:span text:style-name="T1"> </text:span>épigrammes$587$<text:span text:style-name="T1"> </text:span>font<text:span text:style-name="T1"> </text:span>que<text:span text:style-name="T1"> </text:span>l'on<text:span text:style-name="T1"> </text:span>compte<text:span text:style-name="T1"> </text:span>avec<text:span text:style-name="T1"> </text:span>lui,<text:span text:style-name="T1"> </text:span>mais<text:span text:style-name="T1"> </text:span>on<text:span text:style-name="T1"> </text:span>ne<text:span text:style-name="T1"> </text:span>compte<text:span text:style-name="T1"> </text:span>pas<text:span text:style-name="T1"> </text:span>encore<text:span text:style-name="T1"> </text:span>sur<text:span text:style-name="T1"> </text:span>lui.<text:span text:style-name="T1"> </text:span>Il<text:span text:style-name="T1"> </text:span>a<text:span text:style-name="T1"> </text:span>trente<text:span text:style-name="T1"> </text:span>ans<text:span text:style-name="T1"> </text:span>et<text:span text:style-name="T1"> </text:span>n'a<text:span text:style-name="T1"> </text:span>encore<text:span text:style-name="T1"> </text:span>donné<text:span text:style-name="T1"> </text:span>que<text:span text:style-name="T1"> </text:span>des<text:span text:style-name="T1"> </text:span>esquisses<text:span text:style-name="T1"> </text:span>lorsque<text:span text:style-name="T1"> </text:span>son<text:span text:style-name="T1"> </text:span><text:span text:style-name="T5">Discours</text:span><text:span text:style-name="T4"> </text:span><text:span text:style-name="T5">sur</text:span><text:span text:style-name="T4"> </text:span><text:span text:style-name="T5">l'universalité</text:span><text:span text:style-name="T4"> </text:span><text:span text:style-name="T5">de</text:span><text:span text:style-name="T4"> </text:span><text:span text:style-name="T5">la</text:span><text:span text:style-name="T4"> </text:span><text:span text:style-name="T5">langue</text:span><text:span text:style-name="T4"> </text:span><text:span text:style-name="T5">française</text:span>$588$,<text:span text:style-name="T1"> </text:span>couronné<text:span text:style-name="T1"> </text:span>par<text:span text:style-name="T1"> </text:span>l'Académie<text:span text:style-name="T1"> </text:span>de<text:span text:style-name="T1"> </text:span>Berlin,<text:span text:style-name="T1"> </text:span>rend<text:span text:style-name="T1"> </text:span>tout<text:span text:style-name="T1"> </text:span>à<text:span text:style-name="T1"> </text:span>coup<text:span text:style-name="T1"> </text:span>son<text:span text:style-name="T1"> </text:span>nom<text:span text:style-name="T1"> </text:span>européen.<text:span text:style-name="T1"> </text:span>L'année<text:span text:style-name="T1"> </text:span>suivante,<text:span text:style-name="T1"> </text:span>il<text:span text:style-name="T1"> </text:span>publie<text:span text:style-name="T1"> </text:span>sa<text:span text:style-name="T1"> </text:span>traduction<text:span text:style-name="T1"> </text:span>de<text:span text:style-name="T1"> </text:span>l'<text:span text:style-name="T5">Enfer</text:span><text:span text:style-name="T1"> </text:span>de<text:span text:style-name="T1"> </text:span>Dante$589$.<text:span text:style-name="T1"> </text:span>Aucun<text:span text:style-name="T1"> </text:span>écrivain<text:span text:style-name="T1"> </text:span>de<text:span text:style-name="T1"> </text:span>sa<text:span text:style-name="T1"> </text:span>génération<text:span text:style-name="T1"> </text:span>ne<text:span text:style-name="T1"> </text:span>lui<text:span text:style-name="T1"> </text:span>paraît<text:span text:style-name="T1"> </text:span>supérieur ;<text:span text:style-name="T1"> </text:span>il<text:span text:style-name="T1"> </text:span>balance<text:span text:style-name="T1"> </text:span>la<text:span text:style-name="T1"> </text:span>réputation<text:span text:style-name="T1"> </text:span>de<text:span text:style-name="T1"> </text:span>Chamfort$590$ ;<text:span text:style-name="T1"> </text:span>il<text:span text:style-name="T1"> </text:span>console<text:span text:style-name="T1"> </text:span>un<text:span text:style-name="T1"> </text:span>peu<text:span text:style-name="T1"> </text:span>les<text:span text:style-name="T1"> </text:span>amateurs<text:span text:style-name="T1"> </text:span>de<text:span text:style-name="T1"> </text:span>belles-lettres,<text:span text:style-name="T1"> </text:span>fort<text:span text:style-name="T1"> </text:span>désemparés<text:span text:style-name="T1"> </text:span>depuis<text:span text:style-name="T1"> </text:span>la<text:span text:style-name="T1"> </text:span>disparition<text:span text:style-name="T1"> </text:span>des<text:span text:style-name="T1"> </text:span>grandes<text:span text:style-name="T1"> </text:span>gloires<text:span text:style-name="T1"> </text:span>littéraires<text:span text:style-name="T1"> </text:span>du<text:span text:style-name="T1"> </text:span>siècle.<text:span text:style-name="T1"> </text:span>Voltaire,<text:span text:style-name="T1"> </text:span>Rousseau,<text:span text:style-name="T1"> </text:span>'Buff<text:span text:style-name="T1"> </text:span>on,<text:span text:style-name="T1"> </text:span>Diderot<text:span text:style-name="T1"> </text:span>et<text:span text:style-name="T1"> </text:span>d'Alembert<text:span text:style-name="T1"> </text:span>viennent<text:span text:style-name="T1"> </text:span>de<text:span text:style-name="T1"> </text:span>mourir,<text:span text:style-name="T1"> </text:span>Thomas$591$<text:span text:style-name="T1"> </text:span>va<text:span text:style-name="T1"> </text:span>disparaître<text:span text:style-name="T1"> </text:span>aussi,<text:span text:style-name="T1"> </text:span>La<text:span text:style-name="T1"> </text:span>Harpe$592$<text:span text:style-name="T1"> </text:span>est<text:span text:style-name="T1"> </text:span>ennuyeux,<text:span text:style-name="T1"> </text:span>Beaumarchais<text:span text:style-name="T1"> </text:span>n'a,<text:span text:style-name="T1"> </text:span>au<text:span text:style-name="T1"> </text:span>théâtre<text:span text:style-name="T1"> </text:span>comme<text:span text:style-name="T1"> </text:span>dans<text:span text:style-name="T1"> </text:span>la<text:span text:style-name="T1"> </text:span>vie,<text:span text:style-name="T1"> </text:span>que<text:span text:style-name="T1"> </text:span>le<text:span text:style-name="T1"> </text:span>génie<text:span text:style-name="T1"> </text:span>de<text:span text:style-name="T1"> </text:span>l'intrigue,<text:span text:style-name="T1"> </text:span>Chamfort<text:span text:style-name="T1"> </text:span>n'écrit<text:span text:style-name="T1"> </text:span>plus<text:span text:style-name="T1"> </text:span>qu'en<text:span text:style-name="T1"> </text:span>secret<text:span text:style-name="T1"> </text:span>Rivarol,<text:span text:style-name="T1"> </text:span>en<text:span text:style-name="T1"> </text:span>1787,<text:span text:style-name="T1"> </text:span>apparaît<text:span text:style-name="T1"> </text:span>tout<text:span text:style-name="T1"> </text:span>à<text:span text:style-name="T1"> </text:span>fait<text:span text:style-name="T1"> </text:span>au<text:span text:style-name="T1"> </text:span>premier<text:span text:style-name="T1"> </text:span>rang ;<text:span text:style-name="T1"> </text:span>il<text:span text:style-name="T1"> </text:span>dirige<text:span text:style-name="T1"> </text:span>l'opinion ;<text:span text:style-name="T1"> </text:span>une<text:span text:style-name="T1"> </text:span>partie<text:span text:style-name="T1"> </text:span>du<text:span text:style-name="T1"> </text:span>rôle<text:span text:style-name="T1"> </text:span>de<text:span text:style-name="T1"> </text:span>Voltaire<text:span text:style-name="T1"> </text:span>lui<text:span text:style-name="T1"> </text:span>est<text:span text:style-name="T1"> </text:span>échue.<text:span text:style-name="T1"> </text:span>Prenant<text:span text:style-name="T1"> </text:span>conscience<text:span text:style-name="T1"> </text:span>de<text:span text:style-name="T1"> </text:span>sa<text:span text:style-name="T1"> </text:span>valeur<text:span text:style-name="T1"> </text:span>et<text:span text:style-name="T1"> </text:span>de<text:span text:style-name="T1"> </text:span>ses<text:span text:style-name="T1"> </text:span>charges<text:span text:style-name="T1"> </text:span>intellectuelles,<text:span text:style-name="T1"> </text:span>il<text:span text:style-name="T1"> </text:span>va<text:span text:style-name="T1"> </text:span>frapper,<text:span text:style-name="T1"> </text:span>en<text:span text:style-name="T1"> </text:span>1788,<text:span text:style-name="T1"> </text:span>deux<text:span text:style-name="T1"> </text:span>coups<text:span text:style-name="T1"> </text:span>très<text:span text:style-name="T1"> </text:span>forts,<text:span text:style-name="T1"> </text:span>l'un<text:span text:style-name="T1"> </text:span>sur<text:span text:style-name="T1"> </text:span>la<text:span text:style-name="T1"> </text:span>mauvaise<text:span text:style-name="T1"> </text:span>littérature,<text:span text:style-name="T1"> </text:span>l'autre<text:span text:style-name="T1"> </text:span>sur<text:span text:style-name="T1"> </text:span>la<text:span text:style-name="T1"> </text:span>mauvaise<text:span text:style-name="T1"> </text:span>philosophie.<text:span text:style-name="T1"> </text:span></text:p>
      <text:p text:style-name="Standard"><text:soft-page-break/><text:span text:style-name="T5">Le</text:span><text:span text:style-name="T4"> </text:span><text:span text:style-name="T5">Petit</text:span><text:span text:style-name="T4"> </text:span><text:span text:style-name="T5">Almanach</text:span><text:span text:style-name="T4"> </text:span><text:span text:style-name="T5">de</text:span><text:span text:style-name="T4"> </text:span><text:span text:style-name="T5">nos</text:span><text:span text:style-name="T4"> </text:span><text:span text:style-name="T5">grands</text:span><text:span text:style-name="T4"> </text:span><text:span text:style-name="T5">hommes</text:span>$593$<text:span text:style-name="T1"> </text:span>est<text:span text:style-name="T1"> </text:span>un<text:span text:style-name="T1"> </text:span>répertoire<text:span text:style-name="T1"> </text:span>alphabétique<text:span text:style-name="T1"> </text:span>de<text:span text:style-name="T1"> </text:span>tous<text:span text:style-name="T1"> </text:span>les<text:span text:style-name="T1"> </text:span>poètes<text:span text:style-name="T1"> </text:span>médiocres,<text:span text:style-name="T1"> </text:span>de<text:span text:style-name="T1"> </text:span>tous<text:span text:style-name="T1"> </text:span>les<text:span text:style-name="T1"> </text:span>écrivailleurs<text:span text:style-name="T1"> </text:span>du<text:span text:style-name="T1"> </text:span>temps.<text:span text:style-name="T1"> </text:span>Ils<text:span text:style-name="T1"> </text:span>y<text:span text:style-name="T1"> </text:span>figurent<text:span text:style-name="T1"> </text:span>au<text:span text:style-name="T1"> </text:span>nombre<text:span text:style-name="T1"> </text:span>d'environ<text:span text:style-name="T1"> </text:span>six<text:span text:style-name="T1"> </text:span>cent<text:span text:style-name="T1"> </text:span>cinquante<text:span text:style-name="T1"> </text:span>et<text:span text:style-name="T1"> </text:span>chacun<text:span text:style-name="T1"> </text:span>avec<text:span text:style-name="T1"> </text:span>une<text:span text:style-name="T1"> </text:span>épigramme<text:span text:style-name="T1"> </text:span>qui<text:span text:style-name="T1"> </text:span>les<text:span text:style-name="T1"> </text:span>aurait<text:span text:style-name="T1"> </text:span>suivis<text:span text:style-name="T1"> </text:span>dans<text:span text:style-name="T1"> </text:span>la<text:span text:style-name="T1"> </text:span>postérité,<text:span text:style-name="T1"> </text:span>s'il<text:span text:style-name="T1"> </text:span>y<text:span text:style-name="T1"> </text:span>avait<text:span text:style-name="T1"> </text:span>eu<text:span text:style-name="T1"> </text:span>pour<text:span text:style-name="T1"> </text:span>eux<text:span text:style-name="T1"> </text:span>une<text:span text:style-name="T1"> </text:span>postérité.<text:span text:style-name="T1"> </text:span>La<text:span text:style-name="T1"> </text:span>manière<text:span text:style-name="T1"> </text:span>de<text:span text:style-name="T1"> </text:span>Rivarol,<text:span text:style-name="T1"> </text:span>c'est<text:span text:style-name="T1"> </text:span>la<text:span text:style-name="T1"> </text:span>bienveillance<text:span text:style-name="T1"> </text:span>excessive,<text:span text:style-name="T1"> </text:span>l'éloge<text:span text:style-name="T1"> </text:span>outré,<text:span text:style-name="T1"> </text:span>la<text:span text:style-name="T1"> </text:span>douce<text:span text:style-name="T1"> </text:span>ironie.<text:span text:style-name="T1"> </text:span>Rien<text:span text:style-name="T1"> </text:span>de<text:span text:style-name="T1"> </text:span>plus<text:span text:style-name="T1"> </text:span>amusant<text:span text:style-name="T1"> </text:span>que<text:span text:style-name="T1"> </text:span>ce<text:span text:style-name="T1"> </text:span>livret.<text:span text:style-name="T1"> </text:span>On<text:span text:style-name="T1"> </text:span>n'oublie<text:span text:style-name="T1"> </text:span>plus,<text:span text:style-name="T1"> </text:span>ayant<text:span text:style-name="T1"> </text:span>fait<text:span text:style-name="T1"> </text:span>leur<text:span text:style-name="T1"> </text:span>connaissance,<text:span text:style-name="T1"> </text:span>« M.<text:span text:style-name="T1"> </text:span>Gin,<text:span text:style-name="T1"> </text:span>conseiller<text:span text:style-name="T1"> </text:span>au<text:span text:style-name="T1"> </text:span>grand<text:span text:style-name="T1"> </text:span>conseil,<text:span text:style-name="T1"> </text:span>si<text:span text:style-name="T1"> </text:span>connu<text:span text:style-name="T1"> </text:span>et<text:span text:style-name="T1"> </text:span>si<text:span text:style-name="T1"> </text:span>estimé<text:span text:style-name="T1"> </text:span>pour<text:span text:style-name="T1"> </text:span>le<text:span text:style-name="T1"> </text:span>beau<text:span text:style-name="T1"> </text:span>papier<text:span text:style-name="T1"> </text:span>et<text:span text:style-name="T1"> </text:span>les<text:span text:style-name="T1"> </text:span>superbes<text:span text:style-name="T1"> </text:span>gravures<text:span text:style-name="T1"> </text:span>de<text:span text:style-name="T1"> </text:span>sa<text:span text:style-name="T1"> </text:span>traduction<text:span text:style-name="T1"> </text:span>d'Homère ;<text:span text:style-name="T1"> </text:span>M.<text:span text:style-name="T1"> </text:span>Buffardin,<text:span text:style-name="T1"> </text:span>auteur<text:span text:style-name="T1"> </text:span>d'épigrammes<text:span text:style-name="T1"> </text:span>qui<text:span text:style-name="T1"> </text:span>font<text:span text:style-name="T1"> </text:span>honneur<text:span text:style-name="T1"> </text:span>à<text:span text:style-name="T1"> </text:span>son<text:span text:style-name="T1"> </text:span>cœur ;<text:span text:style-name="T1"> </text:span>M.<text:span text:style-name="T1"> </text:span>Levasseur,<text:span text:style-name="T1"> </text:span>qui<text:span text:style-name="T1"> </text:span>fait<text:span text:style-name="T1"> </text:span>la<text:span text:style-name="T1"> </text:span>musique<text:span text:style-name="T1"> </text:span>de<text:span text:style-name="T1"> </text:span>tous<text:span text:style-name="T1"> </text:span>ses<text:span text:style-name="T1"> </text:span>opéras,<text:span text:style-name="T1"> </text:span>ce<text:span text:style-name="T1"> </text:span>que<text:span text:style-name="T1"> </text:span>personne<text:span text:style-name="T1"> </text:span>peut-être<text:span text:style-name="T1"> </text:span>n'aurait<text:span text:style-name="T1"> </text:span>fait ;<text:span text:style-name="T1"> </text:span>M.<text:span text:style-name="T1"> </text:span>Hennet,<text:span text:style-name="T1"> </text:span>si<text:span text:style-name="T1"> </text:span>célèbre<text:span text:style-name="T1"> </text:span>par<text:span text:style-name="T1"> </text:span>sa<text:span text:style-name="T1"> </text:span>chanson<text:span text:style-name="T1"> </text:span>sur<text:span text:style-name="T1"> </text:span>une<text:span text:style-name="T1"> </text:span><text:span text:style-name="T5">Rose</text:span><text:span text:style-name="T4"> </text:span><text:span text:style-name="T5">prudente</text:span><text:span text:style-name="T24"> :</text:span><text:span text:style-name="T1"> </text:span>on<text:span text:style-name="T1"> </text:span>ne<text:span text:style-name="T1"> </text:span>conçoit<text:span text:style-name="T1"> </text:span>pas<text:span text:style-name="T1"> </text:span>comment<text:span text:style-name="T1"> </text:span>M.<text:span text:style-name="T1"> </text:span>Hennet<text:span text:style-name="T1"> </text:span>a<text:span text:style-name="T1"> </text:span>su<text:span text:style-name="T1"> </text:span>marier<text:span text:style-name="T1"> </text:span>tant<text:span text:style-name="T1"> </text:span>de<text:span text:style-name="T1"> </text:span>philosophie<text:span text:style-name="T1"> </text:span>à<text:span text:style-name="T1"> </text:span>tant<text:span text:style-name="T1"> </text:span>de<text:span text:style-name="T1"> </text:span>poésie<text:span text:style-name="T1"> </text:span>dans<text:span text:style-name="T1"> </text:span>une<text:span text:style-name="T1"> </text:span>chanson$594$.<text:span text:style-name="T1"> » </text:span></text:p>
      <text:p text:style-name="Standard">Rivarol,<text:span text:style-name="T1"> </text:span>par<text:span text:style-name="T1"> </text:span>ce<text:span text:style-name="T1"> </text:span><text:span text:style-name="T5">Petit</text:span><text:span text:style-name="T4"> </text:span><text:span text:style-name="T5">Almanach</text:span>,<text:span text:style-name="T1"> </text:span>se<text:span text:style-name="T1"> </text:span>fit<text:span text:style-name="T1"> </text:span>des<text:span text:style-name="T1"> </text:span>milliers<text:span text:style-name="T1"> </text:span>d'ennemis,<text:span text:style-name="T1"> </text:span>car<text:span text:style-name="T1"> </text:span>il<text:span text:style-name="T1"> </text:span>n'est<text:span text:style-name="T1"> </text:span>si<text:span text:style-name="T1"> </text:span>mauvais<text:span text:style-name="T1"> </text:span>poète<text:span text:style-name="T1"> </text:span>qui<text:span text:style-name="T1"> </text:span>n'ait<text:span text:style-name="T1"> </text:span>des<text:span text:style-name="T1"> </text:span>caudataires$595$.<text:span text:style-name="T1"> </text:span>Il<text:span text:style-name="T1"> </text:span>disait<text:span text:style-name="T1"> </text:span>plus<text:span text:style-name="T1"> </text:span>tard<text:span text:style-name="T1"> </text:span>« Si<text:span text:style-name="T1"> </text:span>la<text:span text:style-name="T1"> </text:span>Révolution<text:span text:style-name="T1"> </text:span>avait<text:span text:style-name="T1"> </text:span>eu<text:span text:style-name="T1"> </text:span>lieu<text:span text:style-name="T1"> </text:span>sous<text:span text:style-name="T1"> </text:span>Louis<text:span text:style-name="T1"> </text:span>XIV,<text:span text:style-name="T1"> </text:span>Cotin<text:span text:style-name="T1"> </text:span>aurait<text:span text:style-name="T1"> </text:span>fait<text:span text:style-name="T1"> </text:span>décapiter<text:span text:style-name="T1"> </text:span>Boileau.<text:span text:style-name="T1"> </text:span>En<text:span text:style-name="T1"> </text:span>émigrant,<text:span text:style-name="T1"> </text:span>j'ai<text:span text:style-name="T1"> </text:span>échappé<text:span text:style-name="T1"> </text:span>à<text:span text:style-name="T1"> </text:span>quelques<text:span text:style-name="T1"> </text:span>jacobins<text:span text:style-name="T1"> </text:span>de<text:span text:style-name="T1"> </text:span>mon<text:span text:style-name="T1"> </text:span>almanach$596$.<text:span text:style-name="T1"> » </text:span>On<text:span text:style-name="T1"> </text:span>y<text:span text:style-name="T1"> </text:span>voit<text:span text:style-name="T1"> </text:span>figurer,<text:span text:style-name="T1"> </text:span>en<text:span text:style-name="T1"> </text:span>effet,<text:span text:style-name="T1"> </text:span>quelques<text:span text:style-name="T1"> </text:span>terroristes<text:span text:style-name="T1"> </text:span>fameux,<text:span text:style-name="T1"> </text:span>Fréron<text:span text:style-name="T1"> </text:span>fils$597$,<text:span text:style-name="T1"> </text:span>Pons<text:span text:style-name="T1"> </text:span>de<text:span text:style-name="T1"> </text:span>Verdun$598$,<text:span text:style-name="T1"> </text:span>Fabre<text:span text:style-name="T1"> </text:span>d'Eglantine$599$,<text:span text:style-name="T1"> </text:span>et<text:span text:style-name="T1"> </text:span>d'autres.<text:span text:style-name="T1"> </text:span></text:p>
      <text:p text:style-name="Standard">M.<text:span text:style-name="T1"> </text:span>Necker<text:span text:style-name="T1"> </text:span>avait<text:span text:style-name="T1"> </text:span>publié<text:span text:style-name="T1"> </text:span>un<text:span text:style-name="T1"> </text:span>livre<text:span text:style-name="T1"> </text:span>très<text:span text:style-name="T1"> </text:span>inspiré<text:span text:style-name="T1"> </text:span>de<text:span text:style-name="T1"> </text:span>Rousseau,<text:span text:style-name="T4"> </text:span><text:span text:style-name="T5">De</text:span><text:span text:style-name="T4"> </text:span><text:span text:style-name="T5">l'importance</text:span><text:span text:style-name="T4"> </text:span><text:span text:style-name="T5">des</text:span><text:span text:style-name="T4"> </text:span><text:span text:style-name="T5">opinions</text:span><text:span text:style-name="T4"> </text:span><text:span text:style-name="T5">religieuses</text:span>$600$.<text:span text:style-name="T1"> </text:span>Le<text:span text:style-name="T1"> </text:span>ministre<text:span text:style-name="T1"> </text:span>en<text:span text:style-name="T1"> </text:span>disgrâce,<text:span text:style-name="T1"> </text:span>repris<text:span text:style-name="T1"> </text:span>de<text:span text:style-name="T1"> </text:span>la<text:span text:style-name="T1"> </text:span>folie<text:span text:style-name="T1"> </text:span>de<text:span text:style-name="T1"> </text:span>son<text:span text:style-name="T1"> </text:span>pays,<text:span text:style-name="T1"> </text:span>y<text:span text:style-name="T1"> </text:span>prêchait<text:span text:style-name="T1"> </text:span>un<text:span text:style-name="T1"> </text:span>christianisme<text:span text:style-name="T1"> </text:span>vague,<text:span text:style-name="T1"> </text:span>une<text:span text:style-name="T1"> </text:span>religiosité<text:span text:style-name="T1"> </text:span>sentimentale,<text:span text:style-name="T1"> </text:span>et<text:span text:style-name="T1"> </text:span>le<text:span text:style-name="T1"> </text:span>culte<text:span text:style-name="T1"> </text:span>de<text:span text:style-name="T1"> </text:span>ce<text:span text:style-name="T1"> </text:span>célèbre<text:span text:style-name="T1"> </text:span>« Etre<text:span text:style-name="T1"> </text:span>suprême<text:span text:style-name="T1"> » </text:span>qui,<text:span text:style-name="T1"> </text:span>après<text:span text:style-name="T1"> </text:span>avoir<text:span text:style-name="T1"> </text:span>souri<text:span text:style-name="T1"> </text:span>aux<text:span text:style-name="T1"> </text:span>amours<text:span text:style-name="T1"> </text:span>de<text:span text:style-name="T1"> </text:span>Julie,<text:span text:style-name="T1"> </text:span>devait<text:span text:style-name="T1"> </text:span>présider<text:span text:style-name="T1"> </text:span>à<text:span text:style-name="T1"> </text:span>la<text:span text:style-name="T1"> </text:span>Terreur,<text:span text:style-name="T1"> </text:span>pour<text:span text:style-name="T1"> </text:span>finir,<text:span text:style-name="T1"> </text:span>déguisé<text:span text:style-name="T1"> </text:span>en<text:span text:style-name="T1"> </text:span>« dieu<text:span text:style-name="T1"> </text:span>des<text:span text:style-name="T1"> </text:span>bonnes<text:span text:style-name="T1"> </text:span>gens$601$<text:span text:style-name="T1"> »</text:span>,<text:span text:style-name="T1"> </text:span>dans<text:span text:style-name="T1"> </text:span>la<text:span text:style-name="T1"> </text:span>mansarde<text:span text:style-name="T1"> </text:span>de<text:span text:style-name="T1"> </text:span>Béranger.<text:span text:style-name="T1"> </text:span>Rivarol,<text:span text:style-name="T1"> </text:span>alors<text:span text:style-name="T1"> </text:span>très<text:span text:style-name="T1"> </text:span>philosophe,<text:span text:style-name="T1"> </text:span>et<text:span text:style-name="T1"> </text:span>tout<text:span text:style-name="T1"> </text:span>à<text:span text:style-name="T1"> </text:span>fait<text:span text:style-name="T1"> </text:span>disciple<text:span text:style-name="T1"> </text:span>de<text:span text:style-name="T1"> </text:span>Montesquieu,<text:span text:style-name="T1"> </text:span>démontra<text:span text:style-name="T1"> </text:span>facilement<text:span text:style-name="T1"> </text:span>l'inanité<text:span text:style-name="T1"> </text:span>des<text:span text:style-name="T1"> </text:span>opinions<text:span text:style-name="T1"> </text:span>religieuses<text:span text:style-name="T1"> </text:span>qui<text:span text:style-name="T1"> </text:span>ne<text:span text:style-name="T1"> </text:span>sont<text:span text:style-name="T1"> </text:span>pas<text:span text:style-name="T1"> </text:span>des<text:span text:style-name="T1"> </text:span>opinions<text:span text:style-name="T1"> </text:span>dogmatiques<text:span text:style-name="T1"> </text:span>et<text:span text:style-name="T1"> </text:span>traditionnelles<text:span text:style-name="T1"> </text:span>il<text:span text:style-name="T1"> </text:span>n'admettait<text:span text:style-name="T1"> </text:span>que<text:span text:style-name="T1"> </text:span>deux<text:span text:style-name="T1"> attitudes</text:span>,<text:span text:style-name="T1"> </text:span>celle<text:span text:style-name="T1"> </text:span>du<text:span text:style-name="T1"> </text:span>croyant<text:span text:style-name="T1"> </text:span>et<text:span text:style-name="T1"> </text:span>celle<text:span text:style-name="T1"> </text:span>de<text:span text:style-name="T1"> </text:span>l'incrédule.<text:span text:style-name="T1"> </text:span>Plus<text:span text:style-name="T1"> </text:span>tard,<text:span text:style-name="T1"> </text:span>il<text:span text:style-name="T1"> </text:span>y<text:span text:style-name="T1"> </text:span>ajoutera,<text:span text:style-name="T1"> </text:span>éclaire<text:span text:style-name="T1"> </text:span>par<text:span text:style-name="T1"> </text:span>les<text:span text:style-name="T1"> </text:span>événements,<text:span text:style-name="T1"> </text:span>celle<text:span text:style-name="T1"> </text:span>du<text:span text:style-name="T1"> </text:span>politique<text:span text:style-name="T1"> </text:span>qui<text:span text:style-name="T1"> </text:span>ne<text:span text:style-name="T1"> </text:span>peut,<text:span text:style-name="T1"> </text:span>en<text:span text:style-name="T1"> </text:span>aucune<text:span text:style-name="T1"> </text:span>circonstance,<text:span text:style-name="T1"> </text:span>méconnaître<text:span text:style-name="T1"> </text:span>l'utilité,<text:span text:style-name="T1"> </text:span>pour<text:span text:style-name="T1"> </text:span>un<text:span text:style-name="T1"> </text:span>pays,<text:span text:style-name="T1"> </text:span>d'une<text:span text:style-name="T1"> </text:span>religion<text:span text:style-name="T1"> </text:span>réelle,<text:span text:style-name="T1"> </text:span>précise<text:span text:style-name="T1"> </text:span>et<text:span text:style-name="T1"> </text:span>hiérarchisée.<text:span text:style-name="T1"> </text:span></text:p>
      <text:p text:style-name="Standard">Ces<text:span text:style-name="T1"> </text:span><text:span text:style-name="T5">Lettres</text:span><text:span text:style-name="T4"> </text:span><text:span text:style-name="T5">à</text:span><text:span text:style-name="T4"> </text:span><text:span text:style-name="T5">M.</text:span><text:span text:style-name="T4"> </text:span><text:span text:style-name="T5">Necker</text:span>$602$<text:span text:style-name="T1"> </text:span>décèlent,<text:span text:style-name="T1"> </text:span>dans<text:span text:style-name="T1"> </text:span>un<text:span text:style-name="T1"> </text:span>esprit<text:span text:style-name="T1"> </text:span>encore<text:span text:style-name="T1"> </text:span>soumis<text:span text:style-name="T1"> </text:span>à<text:span text:style-name="T1"> </text:span>la<text:span text:style-name="T1"> </text:span>tyrannie<text:span text:style-name="T1"> </text:span>des<text:span text:style-name="T1"> </text:span>philosophes,<text:span text:style-name="T1"> </text:span>de<text:span text:style-name="T1"> </text:span>très<text:span text:style-name="T1"> </text:span>belles<text:span text:style-name="T1"> </text:span>qualités<text:span text:style-name="T1"> </text:span>de<text:span text:style-name="T1"> </text:span>critique.<text:span text:style-name="T1"> </text:span>Vienne<text:span text:style-name="T1"> </text:span>la<text:span text:style-name="T1"> </text:span>Révolution<text:span text:style-name="T1"> </text:span>et<text:span text:style-name="T1"> </text:span>la<text:span text:style-name="T1"> </text:span>voici<text:span text:style-name="T1"> </text:span>cet<text:span text:style-name="T1"> </text:span>esprit<text:span text:style-name="T1"> </text:span>aussi<text:span text:style-name="T1"> </text:span>souple<text:span text:style-name="T1"> </text:span>que<text:span text:style-name="T1"> </text:span>vigoureux<text:span text:style-name="T1"> </text:span>va<text:span text:style-name="T1"> </text:span>se<text:span text:style-name="T1"> </text:span>dégager<text:span text:style-name="T1"> </text:span>des<text:span text:style-name="T1"> </text:span>liens<text:span text:style-name="T1"> </text:span>voltairiens<text:span text:style-name="T1"> </text:span>et<text:span text:style-name="T1"> </text:span>comprendre<text:span text:style-name="T1"> </text:span>aussitôt,<text:span text:style-name="T1"> </text:span>au<text:span text:style-name="T1"> </text:span>résultat<text:span text:style-name="T1"> </text:span>des<text:span text:style-name="T1"> </text:span>premières<text:span text:style-name="T1"> </text:span>luttes,<text:span text:style-name="T1"> </text:span>que<text:span text:style-name="T1"> </text:span>la<text:span text:style-name="T1"> </text:span>force<text:span text:style-name="T1"> </text:span>des<text:span text:style-name="T1"> </text:span>Etats<text:span text:style-name="T1"> </text:span>repose<text:span text:style-name="T1"> </text:span>presque<text:span text:style-name="T1"> </text:span>tout<text:span text:style-name="T1"> </text:span>entière<text:span text:style-name="T1"> </text:span>sur<text:span text:style-name="T1"> </text:span>un<text:span text:style-name="T1"> </text:span>ensemble<text:span text:style-name="T1"> </text:span>de<text:span text:style-name="T1"> </text:span>traditions<text:span text:style-name="T1"> </text:span>sociales<text:span text:style-name="T1"> </text:span>auxquelles<text:span text:style-name="T1"> </text:span>on<text:span text:style-name="T1"> </text:span>ne<text:span text:style-name="T1"> </text:span>peut<text:span text:style-name="T1"> </text:span>toucher<text:span text:style-name="T1"> </text:span>sans<text:span text:style-name="T1"> </text:span>provoquer<text:span text:style-name="T1"> </text:span>la<text:span text:style-name="T1"> </text:span>ruine<text:span text:style-name="T1"> </text:span>de<text:span text:style-name="T1"> </text:span>l'édifice.<text:span text:style-name="T1"> </text:span>Rivarol<text:span text:style-name="T1"> </text:span>avait<text:span text:style-name="T1"> </text:span>l'esprit<text:span text:style-name="T1"> </text:span>très<text:span text:style-name="T1"> </text:span>observateur ;<text:span text:style-name="T1"> </text:span>il<text:span text:style-name="T1"> </text:span>se<text:span text:style-name="T1"> </text:span>mit<text:span text:style-name="T1"> </text:span>à<text:span text:style-name="T1"> </text:span>observer<text:span text:style-name="T1"> </text:span>la<text:span text:style-name="T1"> </text:span>Révolution<text:span text:style-name="T1"> </text:span>et,<text:span text:style-name="T1"> </text:span>du<text:span text:style-name="T1"> </text:span>même<text:span text:style-name="T1"> </text:span>coup,<text:span text:style-name="T1"> </text:span>à<text:span text:style-name="T1"> </text:span>la<text:span text:style-name="T1"> </text:span>juger.<text:span text:style-name="T1"> </text:span>Quand,<text:span text:style-name="T1"> </text:span>le<text:span text:style-name="T1"> </text:span>12<text:span text:style-name="T1"> </text:span>juillet<text:span text:style-name="T1"> </text:span>1789,<text:span text:style-name="T1"> </text:span>parut<text:span text:style-name="T1"> </text:span>le<text:span text:style-name="T1"> </text:span>premier<text:span text:style-name="T1"> </text:span>numéro<text:span text:style-name="T1"> </text:span>du<text:span text:style-name="T1"> </text:span><text:span text:style-name="T5">Journal</text:span><text:span text:style-name="T4"> </text:span><text:span text:style-name="T5">Politique</text:span><text:span text:style-name="T4"> </text:span><text:span text:style-name="T5">National</text:span>$603$,<text:span text:style-name="T1"> </text:span>la<text:span text:style-name="T1"> </text:span>critique<text:span text:style-name="T1"> </text:span>politique,<text:span text:style-name="T1"> </text:span>était<text:span text:style-name="T1"> </text:span>née.<text:span text:style-name="T1"> </text:span></text:p>
      <text:p text:style-name="Standard">Un<text:span text:style-name="T1"> </text:span>autre<text:span text:style-name="T1"> </text:span>écrivain<text:span text:style-name="T1"> </text:span>pourrait<text:span text:style-name="T1"> </text:span>disputer<text:span text:style-name="T1"> </text:span>à<text:span text:style-name="T1"> </text:span>Rivarol<text:span text:style-name="T1"> </text:span>la<text:span text:style-name="T1"> </text:span>gloire<text:span text:style-name="T1"> </text:span>ou<text:span text:style-name="T1"> </text:span>le<text:span text:style-name="T1"> </text:span>mérite<text:span text:style-name="T1"> </text:span>d'avoir<text:span text:style-name="T1"> </text:span>fondé<text:span text:style-name="T1"> </text:span>en<text:span text:style-name="T1"> </text:span>France<text:span text:style-name="T1"> </text:span>la<text:span text:style-name="T1"> </text:span>critique<text:span text:style-name="T1"> </text:span>politique ;<text:span text:style-name="T1"> </text:span>c'est<text:span text:style-name="T1"> </text:span>Mallet<text:span text:style-name="T1"> </text:span>du<text:span text:style-name="T1"> </text:span>Pan$604$,<text:span text:style-name="T1"> </text:span>si<text:span text:style-name="T1"> </text:span>estimé<text:span text:style-name="T1"> </text:span>de<text:span text:style-name="T1"> </text:span>M.<text:span text:style-name="T1"> </text:span>Taine$605$.<text:span text:style-name="T1"> </text:span>Mais<text:span text:style-name="T1"> </text:span>Mallet<text:span text:style-name="T1"> </text:span>est<text:span text:style-name="T1"> </text:span>Suisse ;<text:span text:style-name="T1"> </text:span>il<text:span text:style-name="T1"> </text:span>est<text:span text:style-name="T1"> </text:span>venu<text:span text:style-name="T1"> </text:span>à<text:span text:style-name="T1"> </text:span>Paris<text:span text:style-name="T1"> </text:span>exprès<text:span text:style-name="T1"> </text:span>pour<text:span text:style-name="T1"> </text:span>voir<text:span text:style-name="T1"> </text:span>une<text:span text:style-name="T1"> </text:span>révolution.<text:span text:style-name="T1"> </text:span>Quoique<text:span text:style-name="T1"> </text:span>ayant<text:span text:style-name="T1"> </text:span>des<text:span text:style-name="T1"> </text:span>relations<text:span text:style-name="T1"> </text:span>en<text:span text:style-name="T1"> </text:span>France,<text:span text:style-name="T1"> </text:span>il<text:span text:style-name="T1"> </text:span>est<text:span text:style-name="T1"> </text:span>étranger<text:span text:style-name="T1"> </text:span>aux<text:span text:style-name="T1"> </text:span>partis ;<text:span text:style-name="T1"> </text:span>ses<text:span text:style-name="T1"> </text:span>intérêts<text:span text:style-name="T1"> </text:span>sont<text:span text:style-name="T1"> </text:span>de<text:span text:style-name="T1"> </text:span>l'autre<text:span text:style-name="T1"> </text:span>côté<text:span text:style-name="T1"> </text:span>de<text:span text:style-name="T1"> </text:span>la<text:span text:style-name="T1"> </text:span>frontière.<text:span text:style-name="T1"> </text:span>Son<text:span text:style-name="T1"> </text:span>calme<text:span text:style-name="T1"> </text:span>est<text:span text:style-name="T1"> </text:span>louable ;<text:span text:style-name="T1"> </text:span>il<text:span text:style-name="T1"> </text:span>est<text:span text:style-name="T1"> </text:span>explicable.<text:span text:style-name="T1"> </text:span>Mallet<text:span text:style-name="T1"> </text:span>d'ailleurs,<text:span text:style-name="T1"> </text:span>sé<text:span text:style-name="T1"> </text:span>pose<text:span text:style-name="T1"> </text:span>en<text:span text:style-name="T1"> </text:span>'expert<text:span text:style-name="T1"> </text:span>il<text:span text:style-name="T1"> </text:span>écrit<text:span text:style-name="T1"> </text:span>pour<text:span text:style-name="T1"> </text:span>l'Europe<text:span text:style-name="T1"> </text:span>bien<text:span text:style-name="T1"> </text:span>plus<text:span text:style-name="T1"> </text:span>que<text:span text:style-name="T1"> </text:span>pour<text:span text:style-name="T1"> </text:span>la<text:span text:style-name="T1"> </text:span>France,<text:span text:style-name="T1"> </text:span>et<text:span text:style-name="T1"> </text:span>pour<text:span text:style-name="T1"> </text:span>la<text:span text:style-name="T1"> </text:span>Suisse<text:span text:style-name="T1"> </text:span>plus<text:span text:style-name="T1"> </text:span>encore<text:span text:style-name="T1"> </text:span>que<text:span text:style-name="T1"> </text:span>pour<text:span text:style-name="T1"> </text:span>l'Europe.<text:span text:style-name="T1"> </text:span>Le<text:span text:style-name="T1"> </text:span>supplément<text:span text:style-name="T1"> </text:span>politique<text:span text:style-name="T1"> </text:span>du<text:span text:style-name="T1"> </text:span>Mercure<text:span text:style-name="T1"> </text:span>de<text:span text:style-name="T1"> </text:span>France,<text:span text:style-name="T1"> </text:span>où<text:span text:style-name="T1"> </text:span>paraissent<text:span text:style-name="T1"> </text:span>ses<text:span text:style-name="T1"> </text:span>articles,<text:span text:style-name="T1"> </text:span>a<text:span text:style-name="T1"> </text:span>un<text:span text:style-name="T1"> </text:span>titre<text:span text:style-name="T1"> </text:span>qui<text:span text:style-name="T1"> </text:span>lui<text:span text:style-name="T1"> </text:span>impose<text:span text:style-name="T1"> </text:span>l'impartialité<text:span text:style-name="T1"> </text:span>il<text:span text:style-name="T1"> </text:span>s'appelle<text:span text:style-name="T1"> </text:span>le<text:span text:style-name="T1"> </text:span>Journal<text:span text:style-name="T1"> </text:span>de<text:span text:style-name="T1"> </text:span>Genève.<text:span text:style-name="T1"> </text:span>Intelligent,<text:span text:style-name="T1"> </text:span>Mallet<text:span text:style-name="T1"> </text:span>n'a<text:span text:style-name="T1"> </text:span>pas<text:span text:style-name="T1"> </text:span>beaucoup<text:span text:style-name="T1"> </text:span>d'idées<text:span text:style-name="T1"> </text:span>originales ;<text:span text:style-name="T1"> </text:span>il<text:span text:style-name="T1"> </text:span>arrive<text:span text:style-name="T1"> </text:span>aussi<text:span text:style-name="T1"> </text:span>que,<text:span text:style-name="T1"> </text:span>nouvelliste<text:span text:style-name="T1"> </text:span>en<text:span text:style-name="T1"> </text:span>même<text:span text:style-name="T1"> </text:span>temps<text:span text:style-name="T1"> </text:span>que<text:span text:style-name="T1"> </text:span>critique,<text:span text:style-name="T1"> </text:span>il<text:span text:style-name="T1"> </text:span>oublie<text:span text:style-name="T1"> </text:span>dans<text:span text:style-name="T1"> </text:span>l'examen<text:span text:style-name="T1"> </text:span>des<text:span text:style-name="T1"> </text:span>détails<text:span text:style-name="T1"> </text:span>l'ensemble<text:span text:style-name="T1"> </text:span>des<text:span text:style-name="T1"> </text:span>faits<text:span text:style-name="T1"> </text:span>et<text:span text:style-name="T1"> </text:span>leur<text:span text:style-name="T1"> </text:span>suite.<text:span text:style-name="T1"> </text:span>Conscient<text:span text:style-name="T1"> </text:span>peut-être<text:span text:style-name="T1"> </text:span>de<text:span text:style-name="T1"> </text:span>cette<text:span text:style-name="T1"> </text:span>faiblesse,<text:span text:style-name="T1"> </text:span>il<text:span text:style-name="T1"> </text:span>ne<text:span text:style-name="T1"> </text:span>dédaigne<text:span text:style-name="T1"> </text:span>pas<text:span text:style-name="T1"> </text:span>de<text:span text:style-name="T1"> </text:span>s'inspirer<text:span text:style-name="T1"> </text:span>du<text:span text:style-name="T1"> </text:span>journal<text:span text:style-name="T1"> </text:span>de<text:span text:style-name="T1"> </text:span>Rivarol.<text:span text:style-name="T1"> </text:span>Quand<text:span text:style-name="T1"> </text:span>il<text:span text:style-name="T1"> </text:span>se<text:span text:style-name="T1"> </text:span>montre<text:span text:style-name="T1"> </text:span>très<text:span text:style-name="T1"> </text:span>perspicace<text:span text:style-name="T1"> </text:span>et<text:span text:style-name="T1"> </text:span>très<text:span text:style-name="T1"> </text:span><text:soft-page-break/>philosophique,<text:span text:style-name="T1"> </text:span>c'est<text:span text:style-name="T1"> </text:span>qu'il<text:span text:style-name="T1"> </text:span>vient<text:span text:style-name="T1"> </text:span>de<text:span text:style-name="T1"> </text:span>lire<text:span text:style-name="T1"> </text:span>les<text:span text:style-name="T1"> </text:span>résumés<text:span text:style-name="T1"> </text:span>du<text:span text:style-name="T1"> </text:span>Journal<text:span text:style-name="T1"> </text:span>Politique.<text:span text:style-name="T1"> </text:span>En<text:span text:style-name="T1"> </text:span>admirant,<text:span text:style-name="T1"> </text:span>et<text:span text:style-name="T1"> </text:span>souvent<text:span text:style-name="T1"> </text:span>outre<text:span text:style-name="T1"> </text:span>mesure,<text:span text:style-name="T1"> </text:span>Mallet<text:span text:style-name="T1"> </text:span>du<text:span text:style-name="T1"> </text:span>Pan,<text:span text:style-name="T1"> </text:span>M.<text:span text:style-name="T1"> </text:span>Taine,<text:span text:style-name="T1"> </text:span>sans<text:span text:style-name="T1"> </text:span>s'en<text:span text:style-name="T1"> </text:span>douter,<text:span text:style-name="T1"> </text:span>admire<text:span text:style-name="T1"> </text:span>Rivarol.<text:span text:style-name="T1"> </text:span>Les<text:span text:style-name="T1"> </text:span>trois<text:span text:style-name="T1"> </text:span>volumes<text:span text:style-name="T1"> </text:span>du<text:span text:style-name="T1"> </text:span><text:span text:style-name="T5">Journal</text:span><text:span text:style-name="T4"> po</text:span><text:span text:style-name="T5">litique</text:span><text:span text:style-name="T4"> n</text:span><text:span text:style-name="T5">ational</text:span><text:span text:style-name="T4"> </text:span>contiennent,<text:span text:style-name="T1"> </text:span>écrite<text:span text:style-name="T1"> </text:span>au<text:span text:style-name="T1"> </text:span>jour<text:span text:style-name="T1"> </text:span>le<text:span text:style-name="T1"> </text:span>jour,<text:span text:style-name="T1"> </text:span>toute<text:span text:style-name="T1"> </text:span>l'histoire<text:span text:style-name="T1"> </text:span>de<text:span text:style-name="T1"> </text:span>la<text:span text:style-name="T1"> </text:span>première<text:span text:style-name="T1"> </text:span>et<text:span text:style-name="T1"> </text:span>décisive<text:span text:style-name="T1"> </text:span>année<text:span text:style-name="T1"> </text:span>de<text:span text:style-name="T1"> </text:span>la<text:span text:style-name="T1"> </text:span>Révolution,<text:span text:style-name="T1"> </text:span>depuis<text:span text:style-name="T1"> </text:span>l'ouverture<text:span text:style-name="T1"> </text:span>des<text:span text:style-name="T1"> </text:span>Etats<text:span text:style-name="T1"> g</text:span>énéraux<text:span text:style-name="T1"> </text:span>jusqu'aux<text:span text:style-name="T1"> </text:span>journées<text:span text:style-name="T1"> </text:span>d'octobre$606$.<text:span text:style-name="T1"> </text:span>Rivarol<text:span text:style-name="T1"> </text:span>s'est<text:span text:style-name="T1"> </text:span>arrêté<text:span text:style-name="T1"> </text:span>à<text:span text:style-name="T1"> </text:span>cette<text:span text:style-name="T1"> </text:span>date<text:span text:style-name="T1"> </text:span>parce<text:span text:style-name="T1"> </text:span>qu'il<text:span text:style-name="T1"> </text:span>a<text:span text:style-name="T1"> </text:span>jugé<text:span text:style-name="T1"> </text:span>qu'elle<text:span text:style-name="T1"> </text:span>marquait<text:span text:style-name="T1"> </text:span>la<text:span text:style-name="T1"> </text:span>fin<text:span text:style-name="T1"> </text:span>réelle<text:span text:style-name="T1"> </text:span>de<text:span text:style-name="T1"> </text:span>l'ancienne<text:span text:style-name="T1"> </text:span>royauté.<text:span text:style-name="T1"> </text:span>L'histoire<text:span text:style-name="T1"> </text:span>a<text:span text:style-name="T1"> </text:span>ratifié<text:span text:style-name="T1"> </text:span>ce<text:span text:style-name="T1"> </text:span>jugement.<text:span text:style-name="T1"> </text:span>Louis<text:span text:style-name="T1"> </text:span>XVI,<text:span text:style-name="T1"> </text:span>qui<text:span text:style-name="T1"> </text:span>n'a<text:span text:style-name="T1"> </text:span>guère<text:span text:style-name="T1"> </text:span>jamais<text:span text:style-name="T1"> </text:span>été<text:span text:style-name="T1"> </text:span>roi,<text:span text:style-name="T1"> </text:span>ne<text:span text:style-name="T1"> </text:span>l'est<text:span text:style-name="T1"> </text:span>plus<text:span text:style-name="T1"> </text:span>du<text:span text:style-name="T1"> </text:span>tout,<text:span text:style-name="T1"> </text:span>quand<text:span text:style-name="T1"> </text:span>le<text:span text:style-name="T1"> </text:span>peuple<text:span text:style-name="T1"> </text:span>a<text:span text:style-name="T1"> </text:span>réussi<text:span text:style-name="T1"> </text:span>à<text:span text:style-name="T1"> </text:span>le<text:span text:style-name="T1"> </text:span>traîner<text:span text:style-name="T1"> </text:span>à<text:span text:style-name="T1"> </text:span>Paris.<text:span text:style-name="T1"> </text:span>Sa<text:span text:style-name="T1"> </text:span>captivité<text:span text:style-name="T1"> </text:span>date<text:span text:style-name="T1"> </text:span>bien<text:span text:style-name="T1"> </text:span>du<text:span text:style-name="T1"> </text:span>6<text:span text:style-name="T1"> </text:span>octobre$607$,<text:span text:style-name="T1"> </text:span>celle<text:span text:style-name="T1"> </text:span>du<text:span text:style-name="T1"> </text:span>Temple<text:span text:style-name="T1"> </text:span>sera<text:span text:style-name="T1"> </text:span>plus<text:span text:style-name="T1"> </text:span>étroite ;<text:span text:style-name="T1"> </text:span>elle<text:span text:style-name="T1"> </text:span>ne<text:span text:style-name="T1"> </text:span>sera<text:span text:style-name="T1"> </text:span>guère<text:span text:style-name="T1"> </text:span>plus<text:span text:style-name="T1"> </text:span>effective.<text:span text:style-name="T1"> </text:span>En<text:span text:style-name="T1"> </text:span>même<text:span text:style-name="T1"> </text:span>temps<text:span text:style-name="T1"> </text:span>qu'il<text:span text:style-name="T1"> </text:span>élucide<text:span text:style-name="T1"> </text:span>parfaitement<text:span text:style-name="T1"> </text:span>les<text:span text:style-name="T1"> </text:span>causes<text:span text:style-name="T1"> </text:span>immédiates<text:span text:style-name="T1"> </text:span>de<text:span text:style-name="T1"> </text:span>la<text:span text:style-name="T1"> </text:span>Révolution,<text:span text:style-name="T1"> </text:span>Rivarol<text:span text:style-name="T1"> </text:span>s'attache<text:span text:style-name="T1"> </text:span>à<text:span text:style-name="T1"> </text:span>critiquer<text:span text:style-name="T1"> </text:span>les<text:span text:style-name="T1"> </text:span>décisions<text:span text:style-name="T1"> </text:span>de<text:span text:style-name="T1"> </text:span>l'Assemblée<text:span text:style-name="T1"> </text:span>nationale$608$<text:span text:style-name="T1"> </text:span>et<text:span text:style-name="T1"> </text:span>à<text:span text:style-name="T1"> </text:span>montrer<text:span text:style-name="T1"> </text:span>le<text:span text:style-name="T1"> </text:span>péril<text:span text:style-name="T1"> </text:span>où,<text:span text:style-name="T1"> </text:span>par<text:span text:style-name="T1"> </text:span>sa<text:span text:style-name="T1"> </text:span>métaphysique<text:span text:style-name="T1"> </text:span>politique,<text:span text:style-name="T1"> </text:span>elle<text:span text:style-name="T1"> </text:span>précipite<text:span text:style-name="T1"> </text:span>le<text:span text:style-name="T1"> </text:span>pays<text:span text:style-name="T1"> </text:span>sans<text:span text:style-name="T1"> </text:span></text:p>
      <text:p text:style-name="Standard">s'en<text:span text:style-name="T1"> </text:span>apercevoir.<text:span text:style-name="T1"> </text:span>Quand<text:span text:style-name="T1"> </text:span>l'Assemblée<text:span text:style-name="T1"> </text:span>proclame<text:span text:style-name="T1"> </text:span>que<text:span text:style-name="T1"> </text:span>les<text:span text:style-name="T1"> </text:span>hommes<text:span text:style-name="T1"> </text:span>sont<text:span text:style-name="T1"> </text:span>égaux,<text:span text:style-name="T1"> </text:span>il<text:span text:style-name="T1"> </text:span>n'a<text:span text:style-name="T1"> </text:span>pas<text:span text:style-name="T1"> </text:span>de<text:span text:style-name="T1"> </text:span>peine<text:span text:style-name="T1"> </text:span>à<text:span text:style-name="T1"> </text:span>démontrer<text:span text:style-name="T1"> </text:span>que<text:span text:style-name="T1"> </text:span>c'est<text:span text:style-name="T1"> </text:span>précisément<text:span text:style-name="T1"> </text:span>le<text:span text:style-name="T1"> </text:span>contraire<text:span text:style-name="T1"> </text:span>qui<text:span text:style-name="T1"> </text:span>est<text:span text:style-name="T1"> </text:span>vrai ;<text:span text:style-name="T1"> </text:span>mais<text:span text:style-name="T1"> </text:span>surtout<text:span text:style-name="T1"> </text:span>il<text:span text:style-name="T1"> </text:span>prévoit<text:span text:style-name="T1"> </text:span>les<text:span text:style-name="T1"> </text:span>conséquences<text:span text:style-name="T1"> </text:span>d'un<text:span text:style-name="T1"> </text:span>tel<text:span text:style-name="T1"> </text:span>principe$609$.<text:span text:style-name="T1"> </text:span>Les<text:span text:style-name="T1"> </text:span>hommes<text:span text:style-name="T1"> </text:span>ne<text:span text:style-name="T1"> </text:span>sont<text:span text:style-name="T1"> </text:span>ni<text:span text:style-name="T1"> </text:span>ne<text:span text:style-name="T1"> </text:span>seront<text:span text:style-name="T1"> </text:span>jamais<text:span text:style-name="T1"> </text:span>égaux,<text:span text:style-name="T1"> </text:span>mais<text:span text:style-name="T1"> </text:span>ils<text:span text:style-name="T1"> </text:span>voudront<text:span text:style-name="T1"> </text:span>le<text:span text:style-name="T1"> </text:span>devenir<text:span text:style-name="T1"> </text:span>et<text:span text:style-name="T1"> </text:span>ne<text:span text:style-name="T1"> </text:span>croiront<text:span text:style-name="T1"> </text:span>avoir<text:span text:style-name="T1"> </text:span>réussi<text:span text:style-name="T1"> </text:span>qu'après<text:span text:style-name="T1"> </text:span>avoir<text:span text:style-name="T1"> </text:span>supprimé<text:span text:style-name="T1"> </text:span>toutes<text:span text:style-name="T1"> </text:span>les<text:span text:style-name="T1"> </text:span>supériorités<text:span text:style-name="T1"> </text:span>sociales.<text:span text:style-name="T1"> </text:span>L'Assemblée<text:span text:style-name="T1"> </text:span>croit<text:span text:style-name="T1"> </text:span>perpétuellement<text:span text:style-name="T1"> </text:span>assurer<text:span text:style-name="T1"> </text:span>la<text:span text:style-name="T1"> </text:span>paix<text:span text:style-name="T1"> </text:span>et<text:span text:style-name="T1"> </text:span>elle<text:span text:style-name="T1"> </text:span>déchaîne<text:span text:style-name="T1"> </text:span>la<text:span text:style-name="T1"> </text:span>guerre ;<text:span text:style-name="T1"> </text:span>c'est<text:span text:style-name="T1"> </text:span>qu'elle<text:span text:style-name="T1"> </text:span>légifère<text:span text:style-name="T1"> </text:span>sur<text:span text:style-name="T1"> </text:span>l'homme<text:span text:style-name="T1"> </text:span>abstrait,<text:span text:style-name="T1"> </text:span>l'homme<text:span text:style-name="T1"> </text:span>naturel,<text:span text:style-name="T1"> </text:span>et<text:span text:style-name="T1"> </text:span>qu'une<text:span text:style-name="T1"> </text:span>telle<text:span text:style-name="T1"> </text:span>variété<text:span text:style-name="T1"> </text:span>d'homme<text:span text:style-name="T1"> </text:span>n'existe<text:span text:style-name="T1"> </text:span>pas<text:span text:style-name="T1"> </text:span>il<text:span text:style-name="T1"> </text:span>n'existe<text:span text:style-name="T1"> </text:span>que<text:span text:style-name="T1"> </text:span>l'homme<text:span text:style-name="T1"> </text:span>social,<text:span text:style-name="T1"> </text:span>l'homme<text:span text:style-name="T1"> </text:span>encastré<text:span text:style-name="T1"> </text:span>dans<text:span text:style-name="T1"> </text:span>la<text:span text:style-name="T1"> </text:span>société<text:span text:style-name="T1"> </text:span>comme<text:span text:style-name="T1"> </text:span>un<text:span text:style-name="T1"> </text:span>arbre<text:span text:style-name="T1"> </text:span>dans<text:span text:style-name="T1"> </text:span>une<text:span text:style-name="T1"> </text:span>forêt.<text:span text:style-name="T1"> </text:span>L'Assemblée,<text:span text:style-name="T1"> </text:span>atteinte<text:span text:style-name="T1"> </text:span>de<text:span text:style-name="T1"> </text:span>folie<text:span text:style-name="T1"> </text:span>philosophique,<text:span text:style-name="T1"> </text:span>s'imagine<text:span text:style-name="T1"> </text:span>qu'elle<text:span text:style-name="T1"> </text:span>peut<text:span text:style-name="T1"> </text:span>détruire<text:span text:style-name="T1"> </text:span>la<text:span text:style-name="T1"> </text:span>forêt<text:span text:style-name="T1"> </text:span>sans<text:span text:style-name="T1"> </text:span>toucher<text:span text:style-name="T1"> </text:span>aux<text:span text:style-name="T1"> </text:span>arbres.<text:span text:style-name="T1"> </text:span>Tout<text:span text:style-name="T1"> </text:span>le<text:span text:style-name="T1"> </text:span>monde,<text:span text:style-name="T1"> </text:span>et<text:span text:style-name="T1"> </text:span>même<text:span text:style-name="T1"> </text:span>Mirabeau,<text:span text:style-name="T1"> </text:span>qui<text:span text:style-name="T1"> </text:span>était<text:span text:style-name="T1"> </text:span>lucide,<text:span text:style-name="T1"> </text:span>gémit<text:span text:style-name="T1"> </text:span>d'un<text:span text:style-name="T1"> </text:span>tel<text:span text:style-name="T1"> </text:span>entêtement.<text:span text:style-name="T1"> </text:span>Tous<text:span text:style-name="T1"> </text:span>les<text:span text:style-name="T1"> </text:span>esprits<text:span text:style-name="T1"> </text:span>un<text:span text:style-name="T1"> </text:span>peu<text:span text:style-name="T1"> </text:span>sages<text:span text:style-name="T1"> </text:span>prévoient<text:span text:style-name="T1"> </text:span>la<text:span text:style-name="T1"> </text:span>catastrophe.<text:span text:style-name="T1"> </text:span>L'Assemblée<text:span text:style-name="T1"> </text:span>en<text:span text:style-name="T1"> </text:span>contenait<text:span text:style-name="T1"> </text:span>très<text:span text:style-name="T1"> </text:span>peu.<text:span text:style-name="T1"> </text:span>Rivarol<text:span text:style-name="T1"> </text:span>est<text:span text:style-name="T1"> </text:span>frappé<text:span text:style-name="T1"> </text:span>de<text:span text:style-name="T1"> </text:span>la<text:span text:style-name="T1"> </text:span>médiocrité<text:span text:style-name="T1"> </text:span>intellectuelle<text:span text:style-name="T1"> </text:span>de<text:span text:style-name="T1"> </text:span>ces<text:span text:style-name="T1"> </text:span>représentants<text:span text:style-name="T1"> </text:span>de<text:span text:style-name="T1"> </text:span>la<text:span text:style-name="T1"> </text:span>France.<text:span text:style-name="T1"> </text:span>Ces<text:span text:style-name="T1"> </text:span>hommes<text:span text:style-name="T1"> </text:span>qu'on<text:span text:style-name="T1"> </text:span>nous<text:span text:style-name="T1"> </text:span>a<text:span text:style-name="T1"> </text:span>vantés<text:span text:style-name="T1"> </text:span>dans<text:span text:style-name="T1"> </text:span>la<text:span text:style-name="T1"> </text:span>suite<text:span text:style-name="T1"> </text:span>et<text:span text:style-name="T1"> </text:span>dont<text:span text:style-name="T1"> </text:span>on<text:span text:style-name="T1"> </text:span>a<text:span text:style-name="T1"> </text:span>prétendu<text:span text:style-name="T1"> </text:span>faire<text:span text:style-name="T1"> </text:span>des<text:span text:style-name="T1"> </text:span>héros<text:span text:style-name="T1"> </text:span>étaient,<text:span text:style-name="T1"> </text:span>en<text:span text:style-name="T1"> </text:span>majorité,<text:span text:style-name="T1"> </text:span>de<text:span text:style-name="T1"> </text:span>pauvres<text:span text:style-name="T1"> </text:span>hères<text:span text:style-name="T1"> </text:span>des<text:span text:style-name="T1"> </text:span>plus<text:span text:style-name="T1"> </text:span>bornés.<text:span text:style-name="T1"> </text:span>Leur<text:span text:style-name="T1"> </text:span>premier<text:span text:style-name="T1"> </text:span>soin<text:span text:style-name="T1"> </text:span>est<text:span text:style-name="T1"> </text:span>d'enlever<text:span text:style-name="T1"> </text:span>au<text:span text:style-name="T1"> </text:span>Roi<text:span text:style-name="T1"> </text:span>l'autorité ;<text:span text:style-name="T1"> </text:span>mais<text:span text:style-name="T1"> </text:span>ils<text:span text:style-name="T1"> </text:span>sont<text:span text:style-name="T1"> </text:span>incapables<text:span text:style-name="T1"> </text:span>de<text:span text:style-name="T1"> </text:span>la<text:span text:style-name="T1"> </text:span>prendre<text:span text:style-name="T1"> </text:span>eux-mêmes.<text:span text:style-name="T1"> </text:span>Alors,<text:span text:style-name="T1"> </text:span>la<text:span text:style-name="T1"> </text:span>souveraineté<text:span text:style-name="T1"> </text:span>tombe<text:span text:style-name="T1"> </text:span>en<text:span text:style-name="T1"> </text:span>quenouille<text:span text:style-name="T1"> </text:span>l'anarchie<text:span text:style-name="T1"> </text:span>commence.<text:span text:style-name="T1"> </text:span>Dès<text:span text:style-name="T1"> </text:span>ce<text:span text:style-name="T1"> </text:span>moment,<text:span text:style-name="T1"> </text:span>cependant,<text:span text:style-name="T1"> </text:span>Rivarol<text:span text:style-name="T1"> </text:span>en<text:span text:style-name="T1"> </text:span>prévoit<text:span text:style-name="T1"> </text:span>la<text:span text:style-name="T1"> </text:span>fin.<text:span text:style-name="T1"> </text:span>Si<text:span text:style-name="T1"> </text:span>étonnant<text:span text:style-name="T1"> </text:span>que<text:span text:style-name="T1"> </text:span>cela<text:span text:style-name="T1"> </text:span>paraisse,<text:span text:style-name="T1"> </text:span>dès<text:span text:style-name="T1"> </text:span>1790<text:span text:style-name="T1"> </text:span>il<text:span text:style-name="T1"> </text:span>pose<text:span text:style-name="T1"> </text:span>ce<text:span text:style-name="T1"> </text:span>dilemme<text:span text:style-name="T1"> </text:span>ou<text:span text:style-name="T1"> </text:span>le<text:span text:style-name="T1"> </text:span>Roi<text:span text:style-name="T1"> </text:span>aura<text:span text:style-name="T1"> </text:span>une<text:span text:style-name="T1"> </text:span>armée<text:span text:style-name="T1"> </text:span>ou<text:span text:style-name="T1"> </text:span>l'armée<text:span text:style-name="T1"> </text:span>aura<text:span text:style-name="T1"> </text:span>un<text:span text:style-name="T1"> </text:span>Roi ;<text:span text:style-name="T1"> </text:span>et<text:span text:style-name="T1"> </text:span>dans<text:span text:style-name="T1"> </text:span>les<text:span text:style-name="T1"> </text:span>deux<text:span text:style-name="T1"> </text:span>hypothèses,<text:span text:style-name="T1"> </text:span>c'est<text:span text:style-name="T1"> </text:span>le<text:span text:style-name="T1"> </text:span>début<text:span text:style-name="T1"> </text:span>d'une<text:span text:style-name="T1"> </text:span>dictature<text:span text:style-name="T1"> </text:span>militaire.<text:span text:style-name="T1"> </text:span>Le<text:span text:style-name="T1"> </text:span>Roi<text:span text:style-name="T1"> </text:span>n'eut<text:span text:style-name="T1"> </text:span>pas<text:span text:style-name="T1"> </text:span>d'armée,<text:span text:style-name="T1"> </text:span>mais<text:span text:style-name="T1"> </text:span>l'armée<text:span text:style-name="T1"> </text:span>allait<text:span text:style-name="T1"> </text:span>avoir<text:span text:style-name="T1"> </text:span>un<text:span text:style-name="T1"> </text:span>Roi<text:span text:style-name="T1"> </text:span>en<text:span text:style-name="T1"> </text:span>1790,<text:span text:style-name="T1"> </text:span>Bonaparte<text:span text:style-name="T1"> </text:span>était<text:span text:style-name="T1"> </text:span>lieutenant<text:span text:style-name="T1"> </text:span>au<text:span text:style-name="T1"> </text:span>régiment<text:span text:style-name="T1"> </text:span>de<text:span text:style-name="T1"> </text:span>la<text:span text:style-name="T1"> </text:span>Fère$610$.<text:span text:style-name="T1"> </text:span></text:p>
      <text:p text:style-name="Standard">Il<text:span text:style-name="T1"> </text:span>est<text:span text:style-name="T1"> </text:span>difficile<text:span text:style-name="T1"> </text:span>de<text:span text:style-name="T1"> </text:span>donner<text:span text:style-name="T1"> </text:span>en<text:span text:style-name="T1"> </text:span>quelques<text:span text:style-name="T1"> </text:span>pages<text:span text:style-name="T1"> </text:span>une<text:span text:style-name="T1"> </text:span>idée<text:span text:style-name="T1"> </text:span>juste<text:span text:style-name="T1"> </text:span>de<text:span text:style-name="T1"> </text:span>la<text:span text:style-name="T1"> </text:span>critique<text:span text:style-name="T1"> </text:span>politique<text:span text:style-name="T1"> </text:span>de<text:span text:style-name="T1"> </text:span>Rivarol.<text:span text:style-name="T1"> </text:span>On<text:span text:style-name="T1"> </text:span>peut<text:span text:style-name="T1"> </text:span>dire<text:span text:style-name="T1"> </text:span>qu'il<text:span text:style-name="T1"> </text:span>ne<text:span text:style-name="T1"> </text:span>s'est<text:span text:style-name="T1"> </text:span>presque<text:span text:style-name="T1"> </text:span>jamais<text:span text:style-name="T1"> </text:span>trompé.<text:span text:style-name="T1"> </text:span>Sa<text:span text:style-name="T1"> </text:span>dernière<text:span text:style-name="T1"> </text:span>prévision,<text:span text:style-name="T1"> </text:span>en<text:span text:style-name="T1"> </text:span>1801,<text:span text:style-name="T1"> </text:span>montrera<text:span text:style-name="T1"> </text:span>la<text:span text:style-name="T1"> </text:span>force<text:span text:style-name="T1"> </text:span>de<text:span text:style-name="T1"> </text:span>son<text:span text:style-name="T1"> </text:span>génie<text:span text:style-name="T1"> </text:span>déductif :<text:span text:style-name="T1"> </text:span>« Il<text:span text:style-name="T1"> </text:span>serait<text:span text:style-name="T1"> </text:span>plaisant<text:span text:style-name="T1"> </text:span>de<text:span text:style-name="T1"> </text:span>voir<text:span text:style-name="T1"> </text:span>un<text:span text:style-name="T1"> </text:span>jour<text:span text:style-name="T1"> </text:span>les<text:span text:style-name="T1"> </text:span>philosophes<text:span text:style-name="T1"> </text:span>et<text:span text:style-name="T1"> </text:span>les<text:span text:style-name="T1"> </text:span>apostats<text:span text:style-name="T1"> </text:span>suivre<text:span text:style-name="T1"> </text:span>Bonaparte<text:span text:style-name="T1"> </text:span>à<text:span text:style-name="T1"> </text:span>la<text:span text:style-name="T1"> </text:span>messe<text:span text:style-name="T1"> </text:span>en<text:span text:style-name="T1"> </text:span>grinçant<text:span text:style-name="T1"> </text:span>des<text:span text:style-name="T1"> </text:span>dents,<text:span text:style-name="T1"> </text:span>et<text:span text:style-name="T1"> </text:span>les<text:span text:style-name="T1"> </text:span>républicains<text:span text:style-name="T1"> </text:span>se<text:span text:style-name="T1"> </text:span>courber<text:span text:style-name="T1"> </text:span>devant<text:span text:style-name="T1"> </text:span>lui.<text:span text:style-name="T1"> </text:span>Ils<text:span text:style-name="T1"> </text:span>avaient<text:span text:style-name="T1"> </text:span>pourtant<text:span text:style-name="T1"> </text:span>juré<text:span text:style-name="T1"> </text:span>de<text:span text:style-name="T1"> </text:span>tuer<text:span text:style-name="T1"> </text:span>le<text:span text:style-name="T1"> </text:span>premier<text:span text:style-name="T1"> </text:span>qui<text:span text:style-name="T1"> </text:span>ravirait<text:span text:style-name="T1"> </text:span>le<text:span text:style-name="T1"> </text:span>pouvoir.<text:span text:style-name="T1"> </text:span>Il<text:span text:style-name="T1"> </text:span>serait<text:span text:style-name="T1"> </text:span>plaisant<text:span text:style-name="T1"> </text:span>qu'il<text:span text:style-name="T1"> </text:span>créât<text:span text:style-name="T1"> </text:span>un<text:span text:style-name="T1"> </text:span>jour<text:span text:style-name="T1"> </text:span>des<text:span text:style-name="T1"> </text:span>cordons<text:span text:style-name="T1"> </text:span>et<text:span text:style-name="T1"> </text:span>qu'il<text:span text:style-name="T1"> </text:span>en<text:span text:style-name="T1"> </text:span>décorât<text:span text:style-name="T1"> </text:span>les<text:span text:style-name="T1"> </text:span>rois ;<text:span text:style-name="T1"> </text:span>qu'il<text:span text:style-name="T1"> </text:span>fît<text:span text:style-name="T1"> </text:span>des<text:span text:style-name="T1"> </text:span>princes,<text:span text:style-name="T1"> </text:span>qu'il<text:span text:style-name="T1"> </text:span>s'alliât<text:span text:style-name="T1"> </text:span>avec<text:span text:style-name="T1"> </text:span>quelque<text:span text:style-name="T1"> </text:span>ancienne<text:span text:style-name="T1"> </text:span>dynastie.<text:span text:style-name="T1"> </text:span>Malheur<text:span text:style-name="T1"> </text:span>à<text:span text:style-name="T1"> </text:span>lui<text:span text:style-name="T1"> </text:span>s'il<text:span text:style-name="T1"> </text:span>n'est<text:span text:style-name="T1"> </text:span>pas<text:span text:style-name="T1"> </text:span>toujours<text:span text:style-name="T1"> </text:span>vainqueur$611$.<text:span text:style-name="T1"> » </text:span></text:p>
      <text:p text:style-name="Standard">Le<text:span text:style-name="T1"> </text:span><text:span text:style-name="T5">Journal</text:span><text:span text:style-name="T4"> </text:span><text:span text:style-name="T5">Politique</text:span><text:span text:style-name="T4"> </text:span><text:span text:style-name="T5">National</text:span><text:span text:style-name="T1"> </text:span>acheva<text:span text:style-name="T1"> </text:span>la<text:span text:style-name="T1"> </text:span>réputation<text:span text:style-name="T1"> </text:span>de<text:span text:style-name="T1"> </text:span>Rivarol.<text:span text:style-name="T1"> </text:span>Bien<text:span text:style-name="T1"> </text:span>qu'il<text:span text:style-name="T1"> </text:span>ne<text:span text:style-name="T1"> </text:span>ménageât<text:span text:style-name="T1"> </text:span>jamais<text:span text:style-name="T1"> </text:span>personne,<text:span text:style-name="T1"> </text:span>bien<text:span text:style-name="T1"> </text:span>qu'il<text:span text:style-name="T1"> </text:span>fût<text:span text:style-name="T1"> </text:span>nettement<text:span text:style-name="T1"> </text:span>contre-révolutionnaire,<text:span text:style-name="T1"> </text:span>bien<text:span text:style-name="T1"> </text:span>qu'il<text:span text:style-name="T1"> </text:span>eût<text:span text:style-name="T1"> </text:span>transpercé<text:span text:style-name="T1"> </text:span>de<text:span text:style-name="T1"> </text:span>ses<text:span text:style-name="T1"> </text:span>épigrammes<text:span text:style-name="T1"> </text:span>tous<text:span text:style-name="T1"> </text:span>les<text:span text:style-name="T1"> </text:span>sinistres<text:span text:style-name="T1"> </text:span>héros<text:span text:style-name="T1"> </text:span>du<text:span text:style-name="T1"> </text:span>jour,<text:span text:style-name="T1"> </text:span>il<text:span text:style-name="T1"> </text:span>semble<text:span text:style-name="T1"> </text:span>avoir<text:span text:style-name="T1"> </text:span>joui<text:span text:style-name="T1"> </text:span>parmi<text:span text:style-name="T1"> </text:span>ses<text:span text:style-name="T1"> </text:span>adversaires<text:span text:style-name="T1"> </text:span>d'une<text:span text:style-name="T1"> </text:span>certaine<text:span text:style-name="T1"> </text:span>considération.<text:span text:style-name="T1"> </text:span>Il<text:span text:style-name="T1"> </text:span>émigra<text:span text:style-name="T1"> </text:span>en<text:span text:style-name="T1"> </text:span>juin<text:span text:style-name="T1"> </text:span>1792,<text:span text:style-name="T1"> </text:span>à<text:span text:style-name="T1"> </text:span>la<text:span text:style-name="T1"> </text:span>veille<text:span text:style-name="T1"> </text:span>d'une<text:span text:style-name="T1"> </text:span>arrestation<text:span text:style-name="T1"> </text:span>probable ;<text:span text:style-name="T1"> </text:span>peut-être<text:span text:style-name="T1"> </text:span>en<text:span text:style-name="T1"> </text:span>s'engageant<text:span text:style-name="T1"> </text:span>au<text:span text:style-name="T1"> </text:span>silence,<text:span text:style-name="T1"> </text:span>eût-il<text:span text:style-name="T1"> </text:span>pu<text:span text:style-name="T1"> </text:span>rester<text:span text:style-name="T1"> </text:span>à<text:span text:style-name="T1"> </text:span>Paris.<text:span text:style-name="T1"> </text:span>Mais<text:span text:style-name="T1"> </text:span>si<text:span text:style-name="T1"> </text:span>Rivarol,<text:span text:style-name="T1"> </text:span>assez<text:span text:style-name="T1"> </text:span>paresseux,<text:span text:style-name="T1"> </text:span>était<text:span text:style-name="T1"> </text:span>très<text:span text:style-name="T1"> </text:span>capable<text:span text:style-name="T1"> </text:span>de<text:span text:style-name="T1"> </text:span>ne<text:span text:style-name="T1"> </text:span>pas<text:span text:style-name="T1"> </text:span>écrire,<text:span text:style-name="T1"> </text:span>et<text:span text:style-name="T1"> </text:span>il<text:span text:style-name="T1"> </text:span>n'écrivait<text:span text:style-name="T1"> </text:span>plus<text:span text:style-name="T1"> </text:span>guère<text:span text:style-name="T1"> </text:span>depuis<text:span text:style-name="T1"> </text:span>1790,<text:span text:style-name="T1"> </text:span>il<text:span text:style-name="T1"> </text:span>était<text:span text:style-name="T1"> </text:span>incapable<text:span text:style-name="T1"> </text:span>de<text:span text:style-name="T1"> </text:span>se<text:span text:style-name="T1"> </text:span>taire.<text:span text:style-name="T1"> </text:span>C'est<text:span text:style-name="T1"> </text:span>avec<text:span text:style-name="T1"> </text:span>sagesse<text:span text:style-name="T1"> </text:span>qu'il<text:span text:style-name="T1"> </text:span>porta<text:span text:style-name="T1"> </text:span>ses<text:span text:style-name="T1"> </text:span>bons<text:span text:style-name="T1"> </text:span>mots<text:span text:style-name="T1"> </text:span>à<text:span text:style-name="T1"> </text:span>Bruxelles,<text:span text:style-name="T1"> </text:span>à<text:span text:style-name="T1"> </text:span>Londres,<text:span text:style-name="T1"> </text:span>puis<text:span text:style-name="T1"> </text:span>à<text:span text:style-name="T1"> </text:span>Hambourg<text:span text:style-name="T1"> </text:span>et<text:span text:style-name="T1"> </text:span>à<text:span text:style-name="T1"> </text:span>Berlin.<text:span text:style-name="T1"> </text:span>Mais<text:span text:style-name="T1"> </text:span>l'auditoire,<text:span text:style-name="T1"> </text:span>la<text:span text:style-name="T1"> </text:span>frontière<text:span text:style-name="T1"> </text:span>franchie,<text:span text:style-name="T1"> </text:span>lui<text:span text:style-name="T1"> </text:span>manqua.<text:span text:style-name="T1"> </text:span>Son<text:span text:style-name="T1"> </text:span>séjour<text:span text:style-name="T1"> </text:span>parmi<text:span text:style-name="T1"> </text:span>les<text:span text:style-name="T1"> </text:span>Anglais,<text:span text:style-name="T1"> </text:span>puis<text:span text:style-name="T1"> </text:span>les<text:span text:style-name="T1"> </text:span>Allemands<text:span text:style-name="T1"> </text:span>lui<text:span text:style-name="T1"> </text:span>fut<text:span text:style-name="T1"> </text:span>très<text:span text:style-name="T1"> </text:span>pénible.<text:span text:style-name="T1"> </text:span>Sociable<text:span text:style-name="T1"> </text:span>avant<text:span text:style-name="T1"> </text:span>tout,<text:span text:style-name="T1"> </text:span><text:soft-page-break/>quoique<text:span text:style-name="T1"> </text:span>ami<text:span text:style-name="T1"> </text:span>de<text:span text:style-name="T1"> </text:span>la<text:span text:style-name="T1"> </text:span>solitude,<text:span text:style-name="T1"> </text:span>il<text:span text:style-name="T1"> </text:span>ne<text:span text:style-name="T1"> </text:span>put<text:span text:style-name="T1"> </text:span>se<text:span text:style-name="T1"> </text:span>faire<text:span text:style-name="T1"> </text:span>à<text:span text:style-name="T1"> </text:span>ces<text:span text:style-name="T1"> </text:span>Hambourgeois,<text:span text:style-name="T1"> </text:span>incapables<text:span text:style-name="T1"> </text:span>non<text:span text:style-name="T1"> </text:span>seulement<text:span text:style-name="T1"> </text:span>d'avoir<text:span text:style-name="T1"> </text:span>de<text:span text:style-name="T1"> </text:span>l'esprit,<text:span text:style-name="T1"> </text:span>mais<text:span text:style-name="T1"> </text:span>de<text:span text:style-name="T1"> </text:span>comprendre<text:span text:style-name="T1"> </text:span>l'esprit.<text:span text:style-name="T1"> </text:span>Un<text:span text:style-name="T1"> </text:span>jour,<text:span text:style-name="T1"> </text:span>à<text:span text:style-name="T1"> </text:span>un<text:span text:style-name="T1"> </text:span>souper,<text:span text:style-name="T1"> </text:span>comme<text:span text:style-name="T1"> </text:span>il<text:span text:style-name="T1"> </text:span>avait<text:span text:style-name="T1"> </text:span>lancé<text:span text:style-name="T1"> </text:span>une<text:span text:style-name="T1"> </text:span>plaisanterie,<text:span text:style-name="T1"> </text:span>il<text:span text:style-name="T1"> </text:span>avisa<text:span text:style-name="T1"> </text:span>trois<text:span text:style-name="T1"> </text:span>ou<text:span text:style-name="T1"> </text:span>quatre<text:span text:style-name="T1"> </text:span>des<text:span text:style-name="T1"> </text:span>convives<text:span text:style-name="T1"> </text:span>qui<text:span text:style-name="T1"> </text:span>chuchotaient<text:span text:style-name="T1"> </text:span>fort<text:span text:style-name="T1"> </text:span>intrigués<text:span text:style-name="T1"> </text:span>« Voyez-vous,<text:span text:style-name="T1"> </text:span>dit<text:span text:style-name="T1"> </text:span>Rivarol,<text:span text:style-name="T1"> </text:span>ces<text:span text:style-name="T1"> </text:span>Allemands<text:span text:style-name="T1"> </text:span>qui<text:span text:style-name="T1"> </text:span>se<text:span text:style-name="T1"> </text:span>cotisent<text:span text:style-name="T1"> </text:span>pour<text:span text:style-name="T1"> </text:span>entendre<text:span text:style-name="T1"> </text:span>un<text:span text:style-name="T1"> </text:span>bon<text:span text:style-name="T1"> </text:span>mot$612$!<text:span text:style-name="T1"> » </text:span></text:p>
      <text:p text:style-name="Standard">Il<text:span text:style-name="T1"> </text:span>travaille<text:span text:style-name="T1"> </text:span>cependant,<text:span text:style-name="T1"> </text:span>à<text:span text:style-name="T1"> </text:span>Hambourg,<text:span text:style-name="T1"> </text:span>rédigeant<text:span text:style-name="T1"> </text:span>en<text:span text:style-name="T1"> </text:span>un<text:span text:style-name="T1"> </text:span>gros<text:span text:style-name="T1"> </text:span>in-quarto<text:span text:style-name="T1"> </text:span>son<text:span text:style-name="T1"> </text:span><text:span text:style-name="T5">Discours</text:span><text:span text:style-name="T4"> </text:span><text:span text:style-name="T5">préliminaire</text:span><text:span text:style-name="T4"> </text:span><text:span text:style-name="T5">à</text:span><text:span text:style-name="T4"> </text:span><text:span text:style-name="T5">un</text:span><text:span text:style-name="T4"> </text:span><text:span text:style-name="T5">dictionnaire</text:span><text:span text:style-name="T4"> </text:span><text:span text:style-name="T5">de</text:span><text:span text:style-name="T4"> </text:span><text:span text:style-name="T5">la</text:span><text:span text:style-name="T4"> </text:span><text:span text:style-name="T5">langue</text:span><text:span text:style-name="T4"> </text:span><text:span text:style-name="T5">française</text:span>$613$,<text:span text:style-name="T1"> œuvre </text:span>inachevée,<text:span text:style-name="T1"> </text:span>mais<text:span text:style-name="T1"> </text:span>qui<text:span text:style-name="T1"> </text:span>contient<text:span text:style-name="T1"> </text:span>les<text:span text:style-name="T1"> </text:span>plus<text:span text:style-name="T1"> </text:span>heureuses<text:span text:style-name="T1"> </text:span>vues<text:span text:style-name="T1"> </text:span>philosophiques,<text:span text:style-name="T1"> </text:span>et<text:span text:style-name="T1"> </text:span>même<text:span text:style-name="T1"> </text:span>un<text:span text:style-name="T1"> </text:span>traité<text:span text:style-name="T1"> </text:span>de<text:span text:style-name="T1"> </text:span>gouvernement.<text:span text:style-name="T1"> </text:span>Après<text:span text:style-name="T1"> </text:span>ce<text:span text:style-name="T1"> </text:span><text:span text:style-name="T5">discours</text:span>,<text:span text:style-name="T1"> </text:span>il<text:span text:style-name="T1"> </text:span>n'y<text:span text:style-name="T1"> </text:span>avait<text:span text:style-name="T1"> </text:span>plus<text:span text:style-name="T1"> </text:span>de<text:span text:style-name="T1"> </text:span>possible,<text:span text:style-name="T1"> </text:span>dans<text:span text:style-name="T1"> </text:span>la<text:span text:style-name="T1"> </text:span>même<text:span text:style-name="T1"> </text:span>voie,<text:span text:style-name="T1"> </text:span>que<text:span text:style-name="T1"> </text:span>le<text:span text:style-name="T1"> </text:span><text:span text:style-name="T5">Génie</text:span><text:span text:style-name="T4"> </text:span><text:span text:style-name="T5">du</text:span><text:span text:style-name="T4"> </text:span><text:span text:style-name="T5">christianisme</text:span>.<text:span text:style-name="T1"> </text:span>Rivarol,<text:span text:style-name="T1"> </text:span>fils<text:span text:style-name="T1"> </text:span>du<text:span text:style-name="T1"> </text:span>dix-huitième<text:span text:style-name="T1"> </text:span>siècle,<text:span text:style-name="T1"> </text:span>ne<text:span text:style-name="T1"> </text:span>serait<text:span text:style-name="T1"> </text:span>jamais<text:span text:style-name="T1"> </text:span>allé<text:span text:style-name="T1"> </text:span>jusque-là,<text:span text:style-name="T1"> </text:span>mais<text:span text:style-name="T1"> </text:span>sa<text:span text:style-name="T1"> </text:span>philosophie<text:span text:style-name="T1"> </text:span>pouvait<text:span text:style-name="T1"> </text:span>y<text:span text:style-name="T1"> </text:span>conduire.<text:span text:style-name="T1"> </text:span></text:p>
      <text:p text:style-name="Standard">Bien<text:span text:style-name="T1"> </text:span>mieux<text:span text:style-name="T1"> </text:span>que<text:span text:style-name="T1"> </text:span>Mme<text:span text:style-name="T1"> </text:span>de<text:span text:style-name="T1"> </text:span>Staël,<text:span text:style-name="T1"> </text:span>de<text:span text:style-name="T1"> </text:span>tendances<text:span text:style-name="T1"> </text:span>trop<text:span text:style-name="T1"> </text:span>allemandes,<text:span text:style-name="T1"> </text:span>Rivarol<text:span text:style-name="T1"> </text:span>est<text:span text:style-name="T1"> </text:span>le<text:span text:style-name="T1"> </text:span>lien<text:span text:style-name="T1"> </text:span>naturel<text:span text:style-name="T1"> </text:span>entre<text:span text:style-name="T1"> </text:span>les<text:span text:style-name="T1"> </text:span>deux<text:span text:style-name="T1"> </text:span>siècles.<text:span text:style-name="T1"> </text:span>Avec<text:span text:style-name="T1"> </text:span>lui,<text:span text:style-name="T1"> </text:span>on<text:span text:style-name="T1"> </text:span>passe<text:span text:style-name="T1"> </text:span>sans<text:span text:style-name="T1"> </text:span>effort<text:span text:style-name="T1"> </text:span>de<text:span text:style-name="T1"> </text:span>l'esprit<text:span text:style-name="T1"> </text:span>philosophique<text:span text:style-name="T1"> </text:span>à<text:span text:style-name="T1"> </text:span>l'esprit<text:span text:style-name="T1"> </text:span>religieux.<text:span text:style-name="T1"> </text:span>Son<text:span text:style-name="T1"> </text:span>style<text:span text:style-name="T1"> </text:span>souple<text:span text:style-name="T1"> </text:span>et<text:span text:style-name="T1"> </text:span>nombreux,<text:span text:style-name="T1"> </text:span>mais<text:span text:style-name="T1"> </text:span>très<text:span text:style-name="T1"> </text:span>loin<text:span text:style-name="T1"> </text:span>encore<text:span text:style-name="T1"> </text:span>du<text:span text:style-name="T1"> </text:span>romantisme,<text:span text:style-name="T1"> </text:span>forme<text:span text:style-name="T1"> </text:span>également<text:span text:style-name="T1"> </text:span>une<text:span text:style-name="T1"> </text:span>transition<text:span text:style-name="T1"> </text:span>entre<text:span text:style-name="T1"> </text:span>le,<text:span text:style-name="T1"> </text:span>genre<text:span text:style-name="T1"> </text:span>abstrait<text:span text:style-name="T1"> </text:span>du<text:span text:style-name="T1"> </text:span>dix-huitième<text:span text:style-name="T1"> </text:span>siècle<text:span text:style-name="T1"> </text:span>et<text:span text:style-name="T1"> </text:span>le<text:span text:style-name="T1"> </text:span>genre<text:span text:style-name="T1"> </text:span>pictural<text:span text:style-name="T1"> </text:span>que<text:span text:style-name="T1"> </text:span>Chateaubriand<text:span text:style-name="T1"> </text:span>mit<text:span text:style-name="T1"> </text:span>à<text:span text:style-name="T1"> </text:span>la<text:span text:style-name="T1"> </text:span>mode,<text:span text:style-name="T1"> </text:span>au<text:span text:style-name="T1"> </text:span>moment<text:span text:style-name="T1"> </text:span>même<text:span text:style-name="T1"> </text:span>où<text:span text:style-name="T1"> </text:span>il<text:span text:style-name="T1"> </text:span>mourait<text:span text:style-name="T1"> </text:span>à<text:span text:style-name="T1"> </text:span>Berlin.<text:span text:style-name="T1"> </text:span></text:p>
      <text:p text:style-name="Standard">Cet<text:span text:style-name="T1"> </text:span>homme,<text:span text:style-name="T1"> </text:span>que<text:span text:style-name="T1"> </text:span>l'on<text:span text:style-name="T1"> </text:span>a<text:span text:style-name="T1"> </text:span>appelé<text:span text:style-name="T1"> </text:span>le<text:span text:style-name="T1"> </text:span>« Français<text:span text:style-name="T1"> </text:span>par<text:span text:style-name="T1"> </text:span>excellence$614$<text:span text:style-name="T1"> »</text:span>,<text:span text:style-name="T1"> </text:span>mort<text:span text:style-name="T1"> </text:span>en<text:span text:style-name="T1"> </text:span>terre<text:span text:style-name="T1"> </text:span>étrangère,<text:span text:style-name="T1"> </text:span>y<text:span text:style-name="T1"> </text:span>est<text:span text:style-name="T1"> </text:span>resté.<text:span text:style-name="T1"> </text:span>Il<text:span text:style-name="T1"> </text:span>s'apprêtait<text:span text:style-name="T1"> </text:span>à<text:span text:style-name="T1"> </text:span>revenir<text:span text:style-name="T1"> </text:span>en<text:span text:style-name="T1"> </text:span>France<text:span text:style-name="T1"> </text:span>où,<text:span text:style-name="T1"> </text:span>malgré<text:span text:style-name="T1"> </text:span>les<text:span text:style-name="T1"> </text:span>incartades<text:span text:style-name="T1"> </text:span>de<text:span text:style-name="T1"> </text:span>son<text:span text:style-name="T1"> </text:span>frère$615$,<text:span text:style-name="T1"> </text:span>le<text:span text:style-name="T1"> </text:span>premier<text:span text:style-name="T1"> </text:span>consul<text:span text:style-name="T1"> </text:span>l'eût<text:span text:style-name="T1"> </text:span>sans<text:span text:style-name="T1"> </text:span>doute<text:span text:style-name="T1"> </text:span>bien<text:span text:style-name="T1"> </text:span>reçu,<text:span text:style-name="T1"> </text:span>quand<text:span text:style-name="T1"> </text:span>il<text:span text:style-name="T1"> </text:span>fut<text:span text:style-name="T1"> </text:span>emporté<text:span text:style-name="T1"> </text:span>par<text:span text:style-name="T1"> </text:span>une<text:span text:style-name="T1"> </text:span>pneumonie.<text:span text:style-name="T1"> </text:span>On<text:span text:style-name="T1"> </text:span>vient,<text:span text:style-name="T1"> </text:span>cent<text:span text:style-name="T1"> </text:span>ans<text:span text:style-name="T1"> </text:span>plus<text:span text:style-name="T1"> </text:span>tard,<text:span text:style-name="T1"> </text:span>de<text:span text:style-name="T1"> </text:span>réunir<text:span text:style-name="T1"> </text:span>un<text:span text:style-name="T1"> </text:span>très<text:span text:style-name="T1"> </text:span>bon<text:span text:style-name="T1"> </text:span>choix<text:span text:style-name="T1"> </text:span>de<text:span text:style-name="T1"> </text:span>ses<text:span text:style-name="T1"> </text:span>œuvres<text:span text:style-name="T29"><text:note text:id="ftn24" text:note-class="endnote"><text:note-citation text:label="w">w</text:note-citation><text:note-body><text:p text:style-name="Standard"><text:span text:style-name="T1"><text:s/><text:tab/> </text:span>Collection<text:span text:style-name="T1"> </text:span>des<text:span text:style-name="T1"> </text:span><text:span text:style-name="T5">Plus</text:span><text:span text:style-name="T4"> </text:span><text:span text:style-name="T5">Belles</text:span><text:span text:style-name="T4"> </text:span><text:span text:style-name="T5">Pages</text:span>,<text:span text:style-name="T1"> </text:span>Rivarol.</text:p></text:note-body></text:note></text:span>.<text:span text:style-name="T1"> </text:span>Il<text:span text:style-name="T1"> </text:span>n'a<text:span text:style-name="T1"> </text:span>jamais<text:span text:style-name="T1"> </text:span>douté<text:span text:style-name="T1"> </text:span>de<text:span text:style-name="T1"> </text:span>son<text:span text:style-name="T1"> </text:span>génie<text:span text:style-name="T1"> </text:span>la<text:span text:style-name="T1"> </text:span>postérité<text:span text:style-name="T1"> </text:span>lui<text:span text:style-name="T1"> </text:span>a<text:span text:style-name="T1"> </text:span>donné<text:span text:style-name="T1"> </text:span>raison.<text:span text:style-name="T1"> </text:span></text:p>
      <text:h text:style-name="P27" text:outline-level="1">Héliogabale</text:h>
      <text:p text:style-name="Standard">Croire<text:span text:style-name="T1"> </text:span>que<text:span text:style-name="T1"> </text:span>la<text:span text:style-name="T1"> </text:span>vie<text:span text:style-name="T1"> </text:span>d'Héliogabale<text:span text:style-name="T29"><text:note text:id="ftn25" text:note-class="endnote"><text:note-citation text:label="x">x</text:note-citation><text:note-body><text:p text:style-name="P7"><text:tab/>Cf.<text:span text:style-name="T1"> </text:span><text:span text:style-name="T4">Hélio</text:span><text:span text:style-name="T5">gabale</text:span><text:span text:style-name="T1"> </text:span>par<text:span text:style-name="T1"> </text:span>Georges<text:span text:style-name="T1"> </text:span>Duviquet,<text:span text:style-name="T1"> É</text:span>ditions<text:span text:style-name="T1"> </text:span>du<text:span text:style-name="T1"> </text:span>Mercure<text:span text:style-name="T1"> </text:span>de<text:span text:style-name="T1"> </text:span>France<text:span text:style-name="T22">$618$</text:span>.<text:span text:style-name="T1"> </text:span></text:p></text:note-body></text:note></text:span><text:span text:style-name="T1"> <text:s/></text:span>est<text:span text:style-name="T1"> </text:span>comme<text:span text:style-name="T1"> </text:span>le<text:span text:style-name="T1"> </text:span>résumé<text:span text:style-name="T1"> </text:span>des<text:span text:style-name="T1"> </text:span>mœurs<text:span text:style-name="T1"> </text:span>romaines<text:span text:style-name="T1"> </text:span>au<text:span text:style-name="T1"> III</text:span><text:span text:style-name="T11">e</text:span><text:span text:style-name="T1"> </text:span>siècle,<text:span text:style-name="T1"> </text:span>c'est<text:span text:style-name="T1"> </text:span>une<text:span text:style-name="T1"> </text:span>sottise<text:span text:style-name="T1"> </text:span>qui<text:span text:style-name="T1"> </text:span>a<text:span text:style-name="T1"> </text:span>engendré<text:span text:style-name="T1"> </text:span>plusieurs<text:span text:style-name="T1"> </text:span>mauvais<text:span text:style-name="T1"> </text:span>romans,<text:span text:style-name="T1"> </text:span>et<text:span text:style-name="T1"> </text:span>toutes<text:span text:style-name="T1"> </text:span>sortes<text:span text:style-name="T1"> </text:span>de<text:span text:style-name="T1"> </text:span>diatribes<text:span text:style-name="T1"> </text:span>chrétiennes<text:span text:style-name="T1"> </text:span>contre<text:span text:style-name="T1"> </text:span>les<text:span text:style-name="T1"> </text:span>païens<text:span text:style-name="T1"> </text:span>de<text:span text:style-name="T1"> </text:span>la<text:span text:style-name="T1"> </text:span>décadence.<text:span text:style-name="T1"> </text:span>La<text:span text:style-name="T1"> </text:span>civilisation<text:span text:style-name="T1"> </text:span>et<text:span text:style-name="T1"> </text:span>ses<text:span text:style-name="T1"> </text:span>raffinements<text:span text:style-name="T1"> </text:span>nécessaires<text:span text:style-name="T1"> </text:span>représentent<text:span text:style-name="T1"> </text:span>toujours<text:span text:style-name="T1"> </text:span>la<text:span text:style-name="T1"> </text:span>décadence<text:span text:style-name="T1"> </text:span>pour<text:span text:style-name="T1"> </text:span>le<text:span text:style-name="T1"> </text:span>peuple,<text:span text:style-name="T1"> </text:span>qui<text:span text:style-name="T1"> </text:span>est<text:span text:style-name="T1"> </text:span>toujours,<text:span text:style-name="T1"> </text:span>tant<text:span text:style-name="T1"> </text:span>qu'il<text:span text:style-name="T1"> </text:span>est<text:span text:style-name="T1"> </text:span>peuple,<text:span text:style-name="T1"> </text:span>incivilisé<text:span text:style-name="T1"> </text:span>et<text:span text:style-name="T1"> </text:span>grossier.<text:span text:style-name="T1"> </text:span>Mais<text:span text:style-name="T1"> </text:span>cette<text:span text:style-name="T1"> </text:span>opinion<text:span text:style-name="T1"> </text:span>est<text:span text:style-name="T1"> </text:span>encore<text:span text:style-name="T1"> </text:span>ridicule<text:span text:style-name="T1"> </text:span>pour<text:span text:style-name="T1"> </text:span>plusieurs<text:span text:style-name="T1"> </text:span>raisons<text:span text:style-name="T1"> </text:span>dont<text:span text:style-name="T1"> </text:span>la<text:span text:style-name="T1"> </text:span>principale<text:span text:style-name="T1"> </text:span>est<text:span text:style-name="T1"> </text:span>qu'Héliogabale<text:span text:style-name="T1"> </text:span>n'était<text:span text:style-name="T1"> </text:span>pas<text:span text:style-name="T1"> </text:span>Romain.<text:span text:style-name="T1"> </text:span>Syrien<text:span text:style-name="T1"> </text:span>judaïsant,<text:span text:style-name="T1"> </text:span>il<text:span text:style-name="T1"> </text:span>est<text:span text:style-name="T1"> </text:span>bien<text:span text:style-name="T1"> </text:span>plus<text:span text:style-name="T1"> </text:span>près<text:span text:style-name="T1"> </text:span>du<text:span text:style-name="T1"> </text:span>christianisme<text:span text:style-name="T1"> </text:span>que<text:span text:style-name="T1"> </text:span>du<text:span text:style-name="T1"> </text:span>paganisme<text:span text:style-name="T1"> </text:span>aryen.<text:span text:style-name="T1"> </text:span>Il<text:span text:style-name="T1"> </text:span>est<text:span text:style-name="T1"> </text:span>monothéiste<text:span text:style-name="T1"> </text:span>comme<text:span text:style-name="T1"> </text:span>tous<text:span text:style-name="T1"> </text:span>ces<text:span text:style-name="T1"> </text:span>émigrants<text:span text:style-name="T1"> </text:span>orientaux,<text:span text:style-name="T1"> </text:span>corrompus<text:span text:style-name="T1"> </text:span>par<text:span text:style-name="T1"> </text:span>l'hostilité<text:span text:style-name="T1"> </text:span>de<text:span text:style-name="T1"> </text:span>la<text:span text:style-name="T1"> </text:span>nature,<text:span text:style-name="T1"> </text:span>desséchés<text:span text:style-name="T1"> </text:span>par<text:span text:style-name="T1"> </text:span>le<text:span text:style-name="T1"> </text:span>feu<text:span text:style-name="T1"> </text:span>continu<text:span text:style-name="T1"> </text:span>du<text:span text:style-name="T1"> </text:span>soleil.<text:span text:style-name="T1"> </text:span>Prêtre<text:span text:style-name="T1"> </text:span>et<text:span text:style-name="T1"> </text:span>fils<text:span text:style-name="T1"> </text:span>de<text:span text:style-name="T1"> </text:span>prêtre,<text:span text:style-name="T1"> </text:span>il<text:span text:style-name="T1"> </text:span>donne<text:span text:style-name="T1"> </text:span>volontiers<text:span text:style-name="T1"> </text:span>à<text:span text:style-name="T1"> </text:span>ses<text:span text:style-name="T1"> </text:span>débauches<text:span text:style-name="T1"> </text:span>un<text:span text:style-name="T1"> </text:span>caractère<text:span text:style-name="T1"> </text:span>religieux :<text:span text:style-name="T1"> </text:span>il<text:span text:style-name="T1"> </text:span>épouse<text:span text:style-name="T1"> </text:span>une<text:span text:style-name="T1"> </text:span>Vestale.<text:span text:style-name="T1"> </text:span>Quand<text:span text:style-name="T1"> </text:span>il<text:span text:style-name="T1"> </text:span>se<text:span text:style-name="T1"> </text:span>châtra,<text:span text:style-name="T1"> </text:span>ce<text:span text:style-name="T1"> </text:span>fut<text:span text:style-name="T1"> </text:span>par<text:span text:style-name="T1"> </text:span>folie<text:span text:style-name="T1"> </text:span>sexuelle,<text:span text:style-name="T1"> </text:span>sans<text:span text:style-name="T1"> </text:span>doute,<text:span text:style-name="T1"> </text:span>mais<text:span text:style-name="T1"> </text:span>aussi<text:span text:style-name="T1"> </text:span>par<text:span text:style-name="T1"> </text:span>piété,<text:span text:style-name="T1"> </text:span>et<text:span text:style-name="T1"> </text:span>par<text:span text:style-name="T1"> </text:span>là<text:span text:style-name="T1"> </text:span>il<text:span text:style-name="T1"> </text:span>rejoint<text:span text:style-name="T1"> </text:span>Origène,<text:span text:style-name="T1"> </text:span>l'ami<text:span text:style-name="T1"> </text:span>de<text:span text:style-name="T1"> </text:span>sa<text:span text:style-name="T1"> </text:span>famille.<text:span text:style-name="T1"> </text:span></text:p>
      <text:p text:style-name="Standard">C'était<text:span text:style-name="T1"> </text:span>d'ailleurs<text:span text:style-name="T1"> </text:span>un<text:span text:style-name="T1"> </text:span>enfant.<text:span text:style-name="T1"> </text:span>Ses<text:span text:style-name="T1"> </text:span>défauts<text:span text:style-name="T1"> </text:span>sont<text:span text:style-name="T1"> </text:span>ceux<text:span text:style-name="T1"> </text:span>que<text:span text:style-name="T1"> </text:span>montrerait<text:span text:style-name="T1"> </text:span>tout<text:span text:style-name="T1"> </text:span>adolescent<text:span text:style-name="T1"> </text:span>de<text:span text:style-name="T1"> </text:span>quatorze<text:span text:style-name="T1"> </text:span>ans,<text:span text:style-name="T1"> </text:span>libre<text:span text:style-name="T1"> </text:span>d'une<text:span text:style-name="T1"> </text:span>liberté<text:span text:style-name="T1"> </text:span>illimitée,<text:span text:style-name="T1"> </text:span>riche d'un<text:span text:style-name="T1"> </text:span>amas<text:span text:style-name="T1"> </text:span>énorme<text:span text:style-name="T1"> </text:span>de<text:span text:style-name="T1"> </text:span>richesses.<text:span text:style-name="T1"> </text:span>Il<text:span text:style-name="T1"> </text:span>est<text:span text:style-name="T1"> </text:span>généreux<text:span text:style-name="T1"> </text:span>et<text:span text:style-name="T1"> </text:span>taquin<text:span text:style-name="T1"> </text:span>plutôt<text:span text:style-name="T1"> </text:span>que<text:span text:style-name="T1"> </text:span>despote,<text:span text:style-name="T1"> </text:span>libéral<text:span text:style-name="T1"> </text:span>de<text:span text:style-name="T1"> </text:span>son<text:span text:style-name="T1"> </text:span>corps<text:span text:style-name="T1"> </text:span>comme<text:span text:style-name="T1"> </text:span>de<text:span text:style-name="T1"> </text:span>sa<text:span text:style-name="T1"> </text:span>fortune,<text:span text:style-name="T1"> </text:span>autoritaire<text:span text:style-name="T1"> </text:span>à<text:span text:style-name="T1"> </text:span>la<text:span text:style-name="T1"> </text:span>manière<text:span text:style-name="T1"> </text:span>d'un<text:span text:style-name="T1"> </text:span>gamin<text:span text:style-name="T1"> </text:span>qui<text:span text:style-name="T1"> </text:span>mène<text:span text:style-name="T1"> </text:span>à<text:span text:style-name="T1"> </text:span>la<text:span text:style-name="T1"> </text:span>maraude<text:span text:style-name="T1"> </text:span>une<text:span text:style-name="T1"> </text:span>troupe<text:span text:style-name="T1"> </text:span>d'écervelés.<text:span text:style-name="T1"> </text:span>Ni<text:span text:style-name="T1"> </text:span>aucun<text:span text:style-name="T1"> </text:span>meurtre<text:span text:style-name="T1"> </text:span>politique<text:span text:style-name="T1"> </text:span>ou<text:span text:style-name="T1"> </text:span>d'avidité<text:span text:style-name="T1"> </text:span>ne<text:span text:style-name="T1"> </text:span>lui<text:span text:style-name="T1"> </text:span>est<text:span text:style-name="T1"> </text:span>reproché,<text:span text:style-name="T1"> </text:span>ni<text:span text:style-name="T1"> </text:span>aucunes<text:span text:style-name="T1"> </text:span>persécutions$619$<text:span text:style-name="T1"> </text:span>contre<text:span text:style-name="T1"> </text:span>ses<text:span text:style-name="T1"> </text:span>adversaires<text:span text:style-name="T1"> </text:span>religieux<text:span text:style-name="T1"> </text:span>ni<text:span text:style-name="T1"> </text:span>contre<text:span text:style-name="T1"> </text:span>les<text:span text:style-name="T1"> </text:span>philosophes.<text:span text:style-name="T1"> </text:span>Il<text:span text:style-name="T1"> </text:span>est<text:span text:style-name="T1"> </text:span>tolérant,<text:span text:style-name="T1"> </text:span>pourvu<text:span text:style-name="T1"> </text:span>qu'on<text:span text:style-name="T1"> </text:span>ne<text:span text:style-name="T1"> </text:span>contrarie<text:span text:style-name="T1"> </text:span>pas<text:span text:style-name="T1"> </text:span>ses<text:span text:style-name="T1"> </text:span>fantaisies,<text:span text:style-name="T1"> </text:span>presque<text:span text:style-name="T1"> </text:span>toujours<text:span text:style-name="T1"> </text:span>inoffensives ;<text:span text:style-name="T1"> </text:span>et<text:span text:style-name="T1"> </text:span>cette<text:span text:style-name="T1"> </text:span>tolérance<text:span text:style-name="T1"> </text:span>n'est<text:span text:style-name="T1"> </text:span>sans<text:span text:style-name="T1"> </text:span>doute<text:span text:style-name="T1"> </text:span>que<text:span text:style-name="T1"> </text:span>de<text:span text:style-name="T1"> </text:span>la<text:span text:style-name="T1"> </text:span>légèreté.<text:span text:style-name="T1"> </text:span>Les<text:span text:style-name="T1"> </text:span>espiègleries,<text:span text:style-name="T1"> </text:span>la<text:span text:style-name="T1"> </text:span>table,<text:span text:style-name="T1"> </text:span>les<text:span text:style-name="T1"> </text:span>simagrées<text:span text:style-name="T1"> </text:span>charnelles<text:span text:style-name="T1"> </text:span>(car<text:span text:style-name="T1"> </text:span>il<text:span text:style-name="T1"> </text:span>ne<text:span text:style-name="T1"> </text:span>semble<text:span text:style-name="T1"> </text:span>même<text:span text:style-name="T1"> </text:span>pas<text:span text:style-name="T1"> </text:span>avoir<text:span text:style-name="T1"> </text:span>eu<text:span text:style-name="T1"> </text:span>beaucoup<text:span text:style-name="T1"> </text:span>de<text:span text:style-name="T1"> </text:span>sensualité),<text:span text:style-name="T1"> </text:span>les<text:span text:style-name="T1"> </text:span>exercices<text:span text:style-name="T1"> </text:span>liturgiques<text:span text:style-name="T1"> </text:span>tels<text:span text:style-name="T1"> </text:span>furent<text:span text:style-name="T1"> </text:span>les<text:span text:style-name="T1"> </text:span>seuls<text:span text:style-name="T1"> </text:span>plaisirs<text:span text:style-name="T1"> </text:span>dont<text:span text:style-name="T1"> </text:span>il<text:span text:style-name="T1"> </text:span>paraît<text:span text:style-name="T1"> </text:span>s'être<text:span text:style-name="T1"> </text:span>soucié<text:span text:style-name="T1"> </text:span>et<text:span text:style-name="T1"> </text:span>il<text:span text:style-name="T1"> </text:span>n'y<text:span text:style-name="T1"> </text:span>mêla<text:span text:style-name="T1"> </text:span>jamais,<text:span text:style-name="T1"> </text:span>comme<text:span text:style-name="T1"> </text:span>d'autres,<text:span text:style-name="T1"> </text:span>cette<text:span text:style-name="T1"> </text:span>cruauté<text:span text:style-name="T1"> </text:span>si<text:span text:style-name="T1"> </text:span>facilement<text:span text:style-name="T1"> </text:span>pardonnée<text:span text:style-name="T1"> </text:span>à<text:span text:style-name="T1"> </text:span>un<text:span text:style-name="T1"> </text:span>tyran<text:span text:style-name="T1"> </text:span>par<text:span text:style-name="T1"> </text:span>ceux<text:span text:style-name="T1"> </text:span>mêmes<text:span text:style-name="T1"> </text:span>qui<text:span text:style-name="T1"> </text:span>en<text:span text:style-name="T1"> </text:span>pâtissent.<text:span text:style-name="T1"> </text:span>Il<text:span text:style-name="T1"> </text:span>fut<text:span text:style-name="T1"> </text:span>même,<text:span text:style-name="T1"> </text:span>à<text:span text:style-name="T1"> </text:span>sa<text:span text:style-name="T1"> </text:span>manière,<text:span text:style-name="T1"> </text:span>un<text:span text:style-name="T1"> </text:span>digne<text:span text:style-name="T1"> </text:span>empereur,<text:span text:style-name="T1"> </text:span>car<text:span text:style-name="T1"> </text:span>il<text:span text:style-name="T1"> </text:span>avait<text:span text:style-name="T1"> </text:span>un<text:span text:style-name="T1"> </text:span>certain<text:span text:style-name="T1"> </text:span>sens<text:span text:style-name="T1"> </text:span>de<text:span text:style-name="T1"> </text:span>la<text:span text:style-name="T1"> </text:span>grandeur<text:span text:style-name="T1"> </text:span>impériale,<text:span text:style-name="T1"> </text:span>dont<text:span text:style-name="T1"> </text:span>il<text:span text:style-name="T1"> </text:span>témoignait<text:span text:style-name="T1"> </text:span>par<text:span text:style-name="T1"> </text:span>de<text:span text:style-name="T1"> </text:span>merveilleuses<text:span text:style-name="T1"> </text:span>prodigalités.<text:span text:style-name="T1"> </text:span>Cet<text:span text:style-name="T1"> </text:span>enfant<text:span text:style-name="T1"> </text:span>n'était<text:span text:style-name="T1"> </text:span>pas<text:span text:style-name="T1"> </text:span>médiocre:<text:span text:style-name="T1"> </text:span>il<text:span text:style-name="T1"> </text:span>fut,<text:span text:style-name="T1"> </text:span>et<text:span text:style-name="T1"> </text:span>il<text:span text:style-name="T1"> </text:span>est<text:span text:style-name="T1"> </text:span>resté,<text:span text:style-name="T1"> </text:span>l'empereur<text:span text:style-name="T1"> </text:span>de<text:span text:style-name="T1"> </text:span>l'extravagance.<text:span text:style-name="T1"> </text:span></text:p>
      <text:p text:style-name="Standard">Le<text:span text:style-name="T1"> </text:span>peuple<text:span text:style-name="T1"> </text:span>l'aimait<text:span text:style-name="T1"> </text:span>à<text:span text:style-name="T1"> </text:span>cause<text:span text:style-name="T1"> </text:span>de<text:span text:style-name="T1"> </text:span>sa<text:span text:style-name="T1"> </text:span>générosité<text:span text:style-name="T1"> </text:span>et<text:span text:style-name="T1"> </text:span>de<text:span text:style-name="T1"> </text:span>ses<text:span text:style-name="T1"> </text:span>prodigieux<text:span text:style-name="T1"> </text:span>enfantillages.<text:span text:style-name="T1"> </text:span>Il<text:span text:style-name="T1"> </text:span>amusait<text:span text:style-name="T1"> </text:span>les<text:span text:style-name="T1"> </text:span>badauds<text:span text:style-name="T1"> </text:span>et<text:span text:style-name="T1"> </text:span>nourrissait<text:span text:style-name="T1"> </text:span>les<text:span text:style-name="T1"> </text:span>oisifs,<text:span text:style-name="T1"> </text:span>excellents<text:span text:style-name="T1"> </text:span>moyens<text:span text:style-name="T1"> </text:span>de<text:span text:style-name="T1"> </text:span>plaire.<text:span text:style-name="T1"> </text:span>Sauf<text:span text:style-name="T1"> </text:span>à<text:span text:style-name="T1"> </text:span>Rome,<text:span text:style-name="T1"> </text:span>où<text:span text:style-name="T1"> </text:span>ses<text:span text:style-name="T1"> </text:span>origines<text:span text:style-name="T1"> </text:span>douteuses<text:span text:style-name="T1"> </text:span>étaient<text:span text:style-name="T1"> </text:span>sans<text:span text:style-name="T1"> </text:span>doute<text:span text:style-name="T1"> </text:span>connues,<text:span text:style-name="T1"> </text:span>il<text:span text:style-name="T1"> </text:span>passa<text:span text:style-name="T1"> </text:span>toujours<text:span text:style-name="T1"> </text:span>pour<text:span text:style-name="T1"> </text:span>un<text:span text:style-name="T1"> </text:span>Romain<text:span text:style-name="T1"> </text:span>véritable.<text:span text:style-name="T1"> </text:span>Les<text:span text:style-name="T1"> </text:span>provinces<text:span text:style-name="T1"> </text:span>ne<text:span text:style-name="T1"> </text:span>savaient<text:span text:style-name="T1"> </text:span>de<text:span text:style-name="T1"> </text:span>lui<text:span text:style-name="T1"> </text:span>que<text:span text:style-name="T1"> </text:span>les<text:span text:style-name="T1"> </text:span>deux<text:span text:style-name="T1"> </text:span>mots<text:span text:style-name="T1"> </text:span>qui<text:span text:style-name="T1"> </text:span>figurent<text:span text:style-name="T1"> </text:span>sur<text:span text:style-name="T1"> </text:span>ses<text:span text:style-name="T1"> </text:span>monnaies<text:span text:style-name="T1"> </text:span>ANTONINUS<text:span text:style-name="T1"> </text:span>PIUS$620$.<text:span text:style-name="T1"> </text:span>Qu'il<text:span text:style-name="T1"> </text:span>mangeât<text:span text:style-name="T1"> </text:span>des<text:span text:style-name="T1"> </text:span>langues<text:span text:style-name="T1"> </text:span>de<text:span text:style-name="T1"> </text:span>phénicoptères$621$<text:span text:style-name="T1"> </text:span>ou<text:span text:style-name="T1"> </text:span>des<text:span text:style-name="T1"> </text:span>talons<text:span text:style-name="T1"> </text:span>de<text:span text:style-name="T1"> </text:span>chameaux,<text:span text:style-name="T1"> </text:span>cela<text:span text:style-name="T1"> </text:span>inquiétait<text:span text:style-name="T1"> </text:span>peu<text:span text:style-name="T1"> </text:span>Marseille,<text:span text:style-name="T1"> </text:span>Trèves<text:span text:style-name="T1"> </text:span>ou<text:span text:style-name="T1"> </text:span>Lutèce.<text:span text:style-name="T1"> </text:span>Une<text:span text:style-name="T1"> </text:span>justice<text:span text:style-name="T1"> </text:span>exacte<text:span text:style-name="T1"> </text:span>régnait,<text:span text:style-name="T1"> </text:span>les<text:span text:style-name="T1"> </text:span>routes<text:span text:style-name="T1"> </text:span>étaient<text:span text:style-name="T1"> </text:span>sûres,<text:span text:style-name="T1"> </text:span>le<text:span text:style-name="T1"> </text:span>commerce<text:span text:style-name="T1"> </text:span>immense.<text:span text:style-name="T1"> </text:span>Parfois<text:span text:style-name="T1"> </text:span>des <text:span text:style-name="T1"><text:s/></text:span>bruits<text:span text:style-name="T1"> </text:span>de<text:span text:style-name="T1"> </text:span>luttes<text:span text:style-name="T1"> </text:span>prétoriennes<text:span text:style-name="T1"> </text:span>se<text:span text:style-name="T1"> </text:span>répandaient.<text:span text:style-name="T1"> </text:span>Les<text:span text:style-name="T1"> </text:span>légions<text:span text:style-name="T1"> </text:span>avaient<text:span text:style-name="T1"> </text:span>tué<text:span text:style-name="T1"> </text:span>Macrin$622$<text:span text:style-name="T1"> </text:span>et<text:span text:style-name="T1"> </text:span>proclamé<text:span text:style-name="T1"> </text:span>Antonin$623$<text:span text:style-name="T1"> </text:span>cela<text:span text:style-name="T1"> </text:span>intéressait<text:span text:style-name="T1"> </text:span>les<text:span text:style-name="T1"> </text:span>gens<text:span text:style-name="T1"> </text:span>sérieux,<text:span text:style-name="T1"> </text:span>les<text:span text:style-name="T1"> </text:span>gens<text:span text:style-name="T1"> </text:span>de<text:span text:style-name="T1"> </text:span>métier<text:span text:style-name="T1"> </text:span>ou<text:span text:style-name="T1"> </text:span>de<text:span text:style-name="T1"> </text:span>pensée,<text:span text:style-name="T1"> </text:span>comme<text:span text:style-name="T1"> </text:span>aujourd'hui<text:span text:style-name="T1"> </text:span>nos<text:span text:style-name="T1"> </text:span>luttes<text:span text:style-name="T1"> </text:span>électorales,<text:span text:style-name="T1"> </text:span>et<text:span text:style-name="T1"> </text:span>cela<text:span text:style-name="T1"> </text:span>n'avait<text:span text:style-name="T1"> </text:span>pas<text:span text:style-name="T1"> </text:span>plus<text:span text:style-name="T1"> </text:span>d'importance.<text:span text:style-name="T1"> </text:span></text:p>
      <text:p text:style-name="Standard">C'est<text:span text:style-name="T1"> </text:span>le<text:span text:style-name="T1"> </text:span>moment<text:span text:style-name="T1"> </text:span>de<text:span text:style-name="T1"> </text:span>la<text:span text:style-name="T1"> </text:span>grande<text:span text:style-name="T1"> </text:span>Paix<text:span text:style-name="T1"> </text:span>romaine,<text:span text:style-name="T1"> </text:span><text:span text:style-name="T5">Pax</text:span><text:span text:style-name="T4"> </text:span><text:span text:style-name="T5">Romana.</text:span><text:span text:style-name="T1"> </text:span>On<text:span text:style-name="T1"> </text:span>ne<text:span text:style-name="T1"> </text:span>sent<text:span text:style-name="T1"> </text:span>pas<text:span text:style-name="T1"> </text:span>les<text:span text:style-name="T1"> </text:span>chrétiens<text:span text:style-name="T1"> </text:span>qui,<text:span text:style-name="T1"> </text:span>termites,<text:span text:style-name="T1"> </text:span>rongent<text:span text:style-name="T1"> </text:span>la<text:span text:style-name="T1"> </text:span>Cité.<text:span text:style-name="T1"> </text:span>Un<text:span text:style-name="T1"> </text:span>heureux<text:span text:style-name="T1"> </text:span>scepticisme<text:span text:style-name="T1"> </text:span>apaise<text:span text:style-name="T1"> </text:span>les<text:span text:style-name="T1"> </text:span>esprits<text:span text:style-name="T1"> </text:span>et<text:span text:style-name="T1"> </text:span>exalte<text:span text:style-name="T1"> </text:span>les<text:span text:style-name="T1"> </text:span>sensibilités.<text:span text:style-name="T1"> </text:span>On<text:span text:style-name="T1"> </text:span>vit<text:span text:style-name="T1"> </text:span>avec<text:span text:style-name="T1"> </text:span>nonchalance,<text:span text:style-name="T1"> </text:span>le<text:span text:style-name="T1"> </text:span>monde<text:span text:style-name="T1"> </text:span>n'a<text:span text:style-name="T1"> </text:span>qu'une<text:span text:style-name="T1"> </text:span>passion<text:span text:style-name="T1"> </text:span>et<text:span text:style-name="T1"> </text:span>qu'un<text:span text:style-name="T1"> </text:span>nom<text:span text:style-name="T1"> </text:span>Rome.<text:span text:style-name="T1"> </text:span>Quand<text:span text:style-name="T1"> </text:span>Héliogabale<text:span text:style-name="T1"> </text:span>est<text:span text:style-name="T1"> </text:span>proclamé,<text:span text:style-name="T1"> </text:span>l'unité<text:span text:style-name="T1"> </text:span>de<text:span text:style-name="T1"> </text:span>l'Empire<text:span text:style-name="T1"> </text:span>vient<text:span text:style-name="T1"> </text:span>d'être<text:span text:style-name="T1"> </text:span>achevée,<text:span text:style-name="T1"> </text:span>sous<text:span text:style-name="T1"> </text:span>Caracalla$624$,<text:span text:style-name="T1"> </text:span>par<text:span text:style-name="T1"> </text:span>la<text:span text:style-name="T1"> </text:span>concession<text:span text:style-name="T1"> </text:span>à<text:span text:style-name="T1"> </text:span>tous<text:span text:style-name="T1"> </text:span>les<text:span text:style-name="T1"> </text:span>hommes<text:span text:style-name="T1"> </text:span>libres<text:span text:style-name="T1"> </text:span>du<text:span text:style-name="T1"> </text:span>droit<text:span text:style-name="T1"> </text:span>de<text:span text:style-name="T1"> </text:span>cité<text:span text:style-name="T1"> </text:span>romaine.<text:span text:style-name="T1"> </text:span>Les<text:span text:style-name="T1"> </text:span>provinces,<text:span text:style-name="T1"> </text:span>que<text:span text:style-name="T1"> </text:span>la<text:span text:style-name="T1"> </text:span>République<text:span text:style-name="T1"> </text:span>exploitait<text:span text:style-name="T1"> </text:span>durement,<text:span text:style-name="T1"> </text:span>ont<text:span text:style-name="T1"> </text:span>acquis<text:span text:style-name="T1"> </text:span>enfin<text:span text:style-name="T1"> </text:span>les<text:span text:style-name="T1"> </text:span>privilèges<text:span text:style-name="T1"> </text:span>de<text:span text:style-name="T1"> </text:span>l'égalité<text:span text:style-name="T1"> </text:span>administrative<text:span text:style-name="T1"> </text:span>et<text:span text:style-name="T1"> </text:span>judiciaire.<text:span text:style-name="T1"> </text:span>Ulpien$625$,<text:span text:style-name="T1"> </text:span>qui<text:span text:style-name="T1"> </text:span>va<text:span text:style-name="T1"> </text:span>réaliser<text:span text:style-name="T1"> </text:span>son<text:span text:style-name="T1"> </text:span>idée<text:span text:style-name="T1"> </text:span>quelques<text:span text:style-name="T1"> </text:span>années<text:span text:style-name="T1"> </text:span>plus<text:span text:style-name="T1"> </text:span>tard,<text:span text:style-name="T1"> </text:span>avec<text:span text:style-name="T1"> </text:span>Alexandre<text:span text:style-name="T1"> </text:span>Sévère$626$,<text:span text:style-name="T1"> </text:span>prépare<text:span text:style-name="T1"> </text:span>cette<text:span text:style-name="T1"> </text:span>autre<text:span text:style-name="T1"> </text:span>grande<text:span text:style-name="T1"> </text:span>réforme<text:span text:style-name="T1"> </text:span>la<text:span text:style-name="T1"> </text:span>séparation<text:span text:style-name="T1"> </text:span>du<text:span text:style-name="T1"> </text:span>pouvoir<text:span text:style-name="T1"> </text:span>civil<text:span text:style-name="T1"> </text:span>et<text:span text:style-name="T1"> </text:span>du<text:span text:style-name="T1"> </text:span>pouvoir<text:span text:style-name="T1"> </text:span>militaire.<text:span text:style-name="T1"> </text:span>Si<text:span text:style-name="T1"> </text:span>les<text:span text:style-name="T1"> </text:span>rouages<text:span text:style-name="T1"> </text:span>de<text:span text:style-name="T1"> </text:span>l'empire<text:span text:style-name="T1"> </text:span>n'ont<text:span text:style-name="T1"> </text:span>pas<text:span text:style-name="T1"> </text:span>encore<text:span text:style-name="T1"> </text:span>atteint<text:span text:style-name="T1"> </text:span>la<text:span text:style-name="T1"> </text:span>souplesse<text:span text:style-name="T1"> </text:span>et<text:span text:style-name="T1"> </text:span>la<text:span text:style-name="T1"> </text:span>précision<text:span text:style-name="T1"> </text:span>que<text:span text:style-name="T1"> </text:span>leur<text:span text:style-name="T1"> </text:span>assura<text:span text:style-name="T1"> </text:span>Dioclétien$627$,<text:span text:style-name="T1"> </text:span>ce<text:span text:style-name="T1"> </text:span>grand<text:span text:style-name="T1"> </text:span>administrateur,<text:span text:style-name="T1"> </text:span>ils<text:span text:style-name="T1"> </text:span>ont<text:span text:style-name="T1"> </text:span>déjà<text:span text:style-name="T1"> </text:span><text:soft-page-break/>assez<text:span text:style-name="T1"> </text:span>de<text:span text:style-name="T1"> </text:span>sûreté<text:span text:style-name="T1"> </text:span>pour<text:span text:style-name="T1"> </text:span>fonctionner<text:span text:style-name="T1"> </text:span>sans<text:span text:style-name="T1"> </text:span>moteur<text:span text:style-name="T1"> </text:span>central.<text:span text:style-name="T1"> </text:span>L'empereur<text:span text:style-name="T1"> </text:span>peut<text:span text:style-name="T1"> être </text:span>un<text:span text:style-name="T1"> </text:span>enfant<text:span text:style-name="T1"> </text:span>qui<text:span text:style-name="T1"> </text:span>s'amuse :<text:span text:style-name="T1"> </text:span>nul<text:span text:style-name="T1"> </text:span>ne<text:span text:style-name="T1"> </text:span>s'en<text:span text:style-name="T1"> </text:span>aperçoit.<text:span text:style-name="T1"> </text:span>La<text:span text:style-name="T1"> </text:span>douceur<text:span text:style-name="T1"> </text:span>générale<text:span text:style-name="T1"> </text:span>de<text:span text:style-name="T1"> </text:span>la<text:span text:style-name="T1"> </text:span>vie,<text:span text:style-name="T1"> </text:span>en<text:span text:style-name="T1"> </text:span>même<text:span text:style-name="T1"> </text:span>temps<text:span text:style-name="T1"> </text:span>que<text:span text:style-name="T1"> </text:span>l'abondance<text:span text:style-name="T1"> </text:span>des<text:span text:style-name="T1"> </text:span>ressources<text:span text:style-name="T1"> </text:span>normales<text:span text:style-name="T1"> </text:span>du<text:span text:style-name="T1"> </text:span>trésor,<text:span text:style-name="T1"> </text:span>est<text:span text:style-name="T1"> </text:span>certifiée<text:span text:style-name="T1"> </text:span>par<text:span text:style-name="T1"> </text:span>ceci<text:span text:style-name="T1"> </text:span>que,<text:span text:style-name="T1"> </text:span>pendant<text:span text:style-name="T1"> </text:span>trois<text:span text:style-name="T1"> </text:span>cents<text:span text:style-name="T1"> </text:span>ans,<text:span text:style-name="T1"> </text:span>d'Auguste<text:span text:style-name="T1"> </text:span>à<text:span text:style-name="T1"> </text:span>Dioclétien,<text:span text:style-name="T1"> </text:span>pas<text:span text:style-name="T1"> </text:span>un<text:span text:style-name="T1"> </text:span>impôt<text:span text:style-name="T1"> </text:span>nouveau<text:span text:style-name="T1"> </text:span>ne<text:span text:style-name="T1"> </text:span>fut<text:span text:style-name="T1"> </text:span>créé.<text:span text:style-name="T1"> </text:span>Au<text:span text:style-name="T1"> </text:span>temps<text:span text:style-name="T1"> </text:span>d'Héliogabale,<text:span text:style-name="T1"> </text:span>les<text:span text:style-name="T1"> </text:span>charges<text:span text:style-name="T1"> </text:span>des<text:span text:style-name="T1"> </text:span>citoyens,<text:span text:style-name="T1"> </text:span>fixées<text:span text:style-name="T1"> </text:span>depuis<text:span text:style-name="T1"> </text:span>plusieurs<text:span text:style-name="T1"> </text:span>siècles,<text:span text:style-name="T1"> </text:span>sont<text:span text:style-name="T1"> </text:span>devenues<text:span text:style-name="T1"> </text:span>si<text:span text:style-name="T1"> </text:span>minimes,<text:span text:style-name="T1"> </text:span>vu<text:span text:style-name="T1"> </text:span>le<text:span text:style-name="T1"> </text:span>pouvoir<text:span text:style-name="T1"> </text:span>croissant<text:span text:style-name="T1"> </text:span>de<text:span text:style-name="T1"> </text:span>l'argent,<text:span text:style-name="T1"> </text:span>qu'elles<text:span text:style-name="T1"> </text:span>sont<text:span text:style-name="T1"> </text:span>insensibles.<text:span text:style-name="T1"> </text:span>D'ailleurs,<text:span text:style-name="T1"> </text:span>le<text:span text:style-name="T1"> </text:span>système<text:span text:style-name="T1"> </text:span>romain<text:span text:style-name="T1"> </text:span>de<text:span text:style-name="T1"> </text:span>la<text:span text:style-name="T1"> </text:span>gratuité<text:span text:style-name="T1"> </text:span>des<text:span text:style-name="T1"> </text:span>fonctions<text:span text:style-name="T1"> </text:span>spécialise<text:span text:style-name="T1"> </text:span>sur<text:span text:style-name="T1"> </text:span>les<text:span text:style-name="T1"> </text:span>riches<text:span text:style-name="T1"> </text:span>la<text:span text:style-name="T1"> </text:span>presque<text:span text:style-name="T1"> </text:span>totalité<text:span text:style-name="T1"> </text:span>de<text:span text:style-name="T1"> </text:span>l'impôt<text:span text:style-name="T1"> </text:span>et<text:span text:style-name="T1"> </text:span>les<text:span text:style-name="T1"> </text:span>riches<text:span text:style-name="T1"> </text:span>ne<text:span text:style-name="T1"> </text:span>se<text:span text:style-name="T1"> </text:span>plaignent<text:span text:style-name="T1"> </text:span>pas,<text:span text:style-name="T1"> </text:span>puisqu'ils<text:span text:style-name="T1"> </text:span>reçoivent<text:span text:style-name="T1"> </text:span>en<text:span text:style-name="T1"> </text:span>échange<text:span text:style-name="T1"> </text:span>les<text:span text:style-name="T1"> </text:span>honneurs<text:span text:style-name="T1"> </text:span>et<text:span text:style-name="T1"> </text:span>l'autorité.<text:span text:style-name="T1"> </text:span></text:p>
      <text:p text:style-name="Standard">L'empereur<text:span text:style-name="T1"> </text:span>s'amuse.<text:span text:style-name="T1"> </text:span>Qui<text:span text:style-name="T1"> </text:span>gouverne?<text:span text:style-name="T1"> </text:span>On<text:span text:style-name="T1"> </text:span>gouverne<text:span text:style-name="T1"> </text:span>peu.<text:span text:style-name="T1"> </text:span>Mais<text:span text:style-name="T1"> </text:span>encore?<text:span text:style-name="T1"> </text:span>Des<text:span text:style-name="T1"> </text:span>femmes.<text:span text:style-name="T1"> </text:span>La<text:span text:style-name="T1"> </text:span>condition<text:span text:style-name="T1"> </text:span>des<text:span text:style-name="T1"> </text:span>femmes<text:span text:style-name="T1"> </text:span>romaines<text:span text:style-name="T1"> </text:span>avait<text:span text:style-name="T1"> </text:span>bien<text:span text:style-name="T1"> </text:span>changé<text:span text:style-name="T1"> </text:span>depuis<text:span text:style-name="T1"> </text:span>la<text:span text:style-name="T1"> </text:span>littérature<text:span text:style-name="T1"> </text:span>du<text:span text:style-name="T1"> </text:span>siècle<text:span text:style-name="T1"> </text:span>d'Auguste,<text:span text:style-name="T1"> </text:span>d'après<text:span text:style-name="T1"> </text:span>laquelle<text:span text:style-name="T1"> </text:span>elle<text:span text:style-name="T1"> </text:span>est<text:span text:style-name="T1"> </text:span>le<text:span text:style-name="T1"> </text:span>plus<text:span text:style-name="T1"> </text:span>souvent<text:span text:style-name="T1"> </text:span>appréciée.<text:span text:style-name="T1"> </text:span>L'empire<text:span text:style-name="T1"> </text:span>les<text:span text:style-name="T1"> </text:span>avait<text:span text:style-name="T1"> </text:span>libérées,<text:span text:style-name="T1"> </text:span>en<text:span text:style-name="T1"> </text:span>même<text:span text:style-name="T1"> </text:span>temps<text:span text:style-name="T1"> </text:span>que<text:span text:style-name="T1"> </text:span>les<text:span text:style-name="T1"> </text:span>hommes :<text:span text:style-name="T1"> </text:span>les<text:span text:style-name="T1"> </text:span>uns,<text:span text:style-name="T1"> </text:span>de<text:span text:style-name="T1"> </text:span>la<text:span text:style-name="T1"> </text:span>tyrannie<text:span text:style-name="T1"> </text:span>civique,<text:span text:style-name="T1"> </text:span>les<text:span text:style-name="T1"> </text:span>autres<text:span text:style-name="T1"> </text:span>de<text:span text:style-name="T1"> </text:span>la<text:span text:style-name="T1"> </text:span>tyrannie<text:span text:style-name="T1"> </text:span>domestique.<text:span text:style-name="T1"> </text:span>La<text:span text:style-name="T1"> </text:span>servitude<text:span text:style-name="T1"> </text:span>primitive<text:span text:style-name="T1"> </text:span>des<text:span text:style-name="T1"> </text:span>Romaines<text:span text:style-name="T1"> </text:span>semble<text:span text:style-name="T1"> </text:span>d'ailleurs<text:span text:style-name="T1"> </text:span>avoir<text:span text:style-name="T1"> </text:span>été<text:span text:style-name="T1"> </text:span>bien<text:span text:style-name="T1"> </text:span>exagérée.<text:span text:style-name="T1"> </text:span>On<text:span text:style-name="T1"> </text:span>la<text:span text:style-name="T1"> </text:span>déduit<text:span text:style-name="T1"> </text:span>des<text:span text:style-name="T1"> </text:span>lois ;<text:span text:style-name="T1"> </text:span>mais<text:span text:style-name="T1"> </text:span>dans<text:span text:style-name="T1"> </text:span>quelle<text:span text:style-name="T1"> </text:span>mesure<text:span text:style-name="T1"> </text:span>ces<text:span text:style-name="T1"> </text:span>lois<text:span text:style-name="T1"> </text:span>spéciales<text:span text:style-name="T1"> </text:span>étaient-elles<text:span text:style-name="T1"> </text:span>appliquées ?<text:span text:style-name="T1"> </text:span>Aujourd'hui,<text:span text:style-name="T1"> </text:span>en<text:span text:style-name="T1"> </text:span>lisant<text:span text:style-name="T1"> </text:span>notre<text:span text:style-name="T1"> </text:span>Code<text:span text:style-name="T1"> </text:span>civil,<text:span text:style-name="T1"> </text:span>en<text:span text:style-name="T1"> </text:span>ne<text:span text:style-name="T1"> </text:span>tenant<text:span text:style-name="T1"> </text:span>compte<text:span text:style-name="T1"> </text:span>que<text:span text:style-name="T1"> </text:span>de<text:span text:style-name="T1"> </text:span>cela<text:span text:style-name="T1"> </text:span>et<text:span text:style-name="T1"> </text:span>de<text:span text:style-name="T1"> </text:span>nos<text:span text:style-name="T1"> </text:span>mœurs<text:span text:style-name="T1"> </text:span>politiques,<text:span text:style-name="T1"> </text:span>on<text:span text:style-name="T1"> </text:span>placerait<text:span text:style-name="T1"> </text:span>la<text:span text:style-name="T1"> </text:span>femme<text:span text:style-name="T1"> </text:span>en<text:span text:style-name="T1"> </text:span>une<text:span text:style-name="T1"> </text:span>condition<text:span text:style-name="T1"> </text:span>inférieure,<text:span text:style-name="T1"> </text:span>alors<text:span text:style-name="T1"> </text:span>que<text:span text:style-name="T1"> </text:span>son<text:span text:style-name="T1"> </text:span>empire,<text:span text:style-name="T1"> </text:span>au<text:span text:style-name="T1"> </text:span>contraire,<text:span text:style-name="T1"> </text:span>est<text:span text:style-name="T1"> </text:span>immense,<text:span text:style-name="T1"> </text:span>alors<text:span text:style-name="T1"> </text:span>que<text:span text:style-name="T1"> </text:span>l'homme<text:span text:style-name="T1"> </text:span>n'échappe<text:span text:style-name="T1"> </text:span>à<text:span text:style-name="T1"> </text:span>sa<text:span text:style-name="T1"> </text:span>domination<text:span text:style-name="T1"> </text:span>qu'en<text:span text:style-name="T1"> </text:span>groupe<text:span text:style-name="T1"> </text:span>et<text:span text:style-name="T1"> </text:span>en<text:span text:style-name="T1"> </text:span>dehors<text:span text:style-name="T1"> </text:span>de<text:span text:style-name="T1"> </text:span>la<text:span text:style-name="T1"> </text:span>maison,<text:span text:style-name="T1"> </text:span>où<text:span text:style-name="T1"> </text:span>elle<text:span text:style-name="T1"> </text:span>règne.<text:span text:style-name="T1"> </text:span>La<text:span text:style-name="T1"> </text:span>loi<text:span text:style-name="T1"> </text:span>Appia$628$,<text:span text:style-name="T1"> </text:span>par<text:span text:style-name="T1"> </text:span>exemple,<text:span text:style-name="T1"> </text:span>qui<text:span text:style-name="T1"> </text:span>réjouissait<text:span text:style-name="T1"> </text:span>Caton$629$,<text:span text:style-name="T1"> </text:span>eut-elle<text:span text:style-name="T1"> </text:span>jamais<text:span text:style-name="T1"> </text:span>beaucoup<text:span text:style-name="T1"> </text:span>d'autorité ?<text:span text:style-name="T1"> </text:span>Elle<text:span text:style-name="T1"> </text:span>défendait<text:span text:style-name="T1"> </text:span>aux<text:span text:style-name="T1"> </text:span>femmes<text:span text:style-name="T1"> </text:span>de<text:span text:style-name="T1"> </text:span>s'habiller<text:span text:style-name="T1"> </text:span>de<text:span text:style-name="T1"> </text:span>pourpre<text:span text:style-name="T1"> </text:span>et<text:span text:style-name="T1"> </text:span>de<text:span text:style-name="T1"> </text:span>se<text:span text:style-name="T1"> </text:span>promener<text:span text:style-name="T1"> </text:span>en<text:span text:style-name="T1"> </text:span>voiture<text:span text:style-name="T1"> </text:span>dans<text:span text:style-name="T1"> </text:span>les<text:span text:style-name="T1"> </text:span>rues<text:span text:style-name="T1"> </text:span>de<text:span text:style-name="T1"> </text:span>Rome.<text:span text:style-name="T1"> </text:span>Les<text:span text:style-name="T1"> </text:span>Romains,<text:span text:style-name="T1"> </text:span>et<text:span text:style-name="T1"> </text:span>ils<text:span text:style-name="T1"> </text:span>nous<text:span text:style-name="T1"> </text:span>ont<text:span text:style-name="T1"> </text:span>légué<text:span text:style-name="T1"> </text:span>cette<text:span text:style-name="T1"> </text:span>manie,<text:span text:style-name="T1"> </text:span>avaient<text:span text:style-name="T1"> </text:span>le<text:span text:style-name="T1"> </text:span>délire<text:span text:style-name="T1"> </text:span>de<text:span text:style-name="T1"> </text:span>légiférer ;<text:span text:style-name="T1"> </text:span>mais<text:span text:style-name="T1"> </text:span>ils<text:span text:style-name="T1"> </text:span>avaient<text:span text:style-name="T1"> </text:span>plus<text:span text:style-name="T1"> </text:span>de<text:span text:style-name="T1"> </text:span>plaisir,<text:span text:style-name="T1"> </text:span>semble-t-il,<text:span text:style-name="T1"> </text:span>à<text:span text:style-name="T1"> </text:span>éditer<text:span text:style-name="T1"> </text:span>des<text:span text:style-name="T1"> </text:span>lois<text:span text:style-name="T1"> </text:span>qu'à<text:span text:style-name="T1"> </text:span>les<text:span text:style-name="T1"> </text:span>appliquer.<text:span text:style-name="T1"> </text:span>Comme<text:span text:style-name="T1"> </text:span>nous,<text:span text:style-name="T1"> </text:span>ils<text:span text:style-name="T1"> </text:span>sauvaient<text:span text:style-name="T1"> </text:span>de<text:span text:style-name="T1"> </text:span>temps<text:span text:style-name="T1"> </text:span>en<text:span text:style-name="T1"> </text:span>temps<text:span text:style-name="T1"> </text:span>la<text:span text:style-name="T1"> </text:span>République<text:span text:style-name="T1"> </text:span>et<text:span text:style-name="T1"> </text:span>les<text:span text:style-name="T1"> </text:span>bonnes<text:span text:style-name="T1"> </text:span>mœurs<text:span text:style-name="T1"> </text:span>par<text:span text:style-name="T1"> </text:span>des<text:span text:style-name="T1"> </text:span>motions,<text:span text:style-name="T1"> </text:span>des<text:span text:style-name="T1"> </text:span>paroles,<text:span text:style-name="T1"> </text:span>des<text:span text:style-name="T1"> </text:span>écritures,<text:span text:style-name="T1"> </text:span>et<text:span text:style-name="T1"> </text:span>n'y<text:span text:style-name="T1"> </text:span>pensaient<text:span text:style-name="T1"> </text:span>plus.<text:span text:style-name="T1"> </text:span></text:p>
      <text:p text:style-name="Standard">Sous<text:span text:style-name="T1"> </text:span>l'empire,<text:span text:style-name="T1"> </text:span>la<text:span text:style-name="T1"> </text:span>femme<text:span text:style-name="T1"> </text:span>est<text:span text:style-name="T1"> </text:span>entièrement<text:span text:style-name="T1"> </text:span>libre<text:span text:style-name="T30"><text:note text:id="ftn26" text:note-class="endnote"><text:note-citation text:label="y">y</text:note-citation><text:note-body><text:p text:style-name="Endnote"><text:tab/>Prétention<text:span text:style-name="T1"> </text:span>du<text:span text:style-name="T1"> </text:span>christianisme<text:span text:style-name="T1"> </text:span>à<text:span text:style-name="T1"> </text:span>avoir<text:span text:style-name="T1"> </text:span>libéré<text:span text:style-name="T1"> </text:span>la<text:span text:style-name="T1"> </text:span>femme<text:span text:style-name="T22">$630$.</text:span><text:span text:style-name="T23"> </text:span></text:p></text:note-body></text:note></text:span> ;<text:span text:style-name="T1"> </text:span>la<text:span text:style-name="T1"> </text:span>loi<text:span text:style-name="T1"> </text:span>Appia,<text:span text:style-name="T1"> </text:span>entre<text:span text:style-name="T1"> </text:span>autres,<text:span text:style-name="T1"> </text:span>n'est<text:span text:style-name="T1"> </text:span>plus<text:span text:style-name="T1"> </text:span>qu'une<text:span text:style-name="T1"> </text:span>légende.<text:span text:style-name="T1"> </text:span>On<text:span text:style-name="T1"> </text:span>lui<text:span text:style-name="T1"> </text:span>reconnaît,<text:span text:style-name="T1"> </text:span>car<text:span text:style-name="T1"> </text:span>elle<text:span text:style-name="T1"> </text:span>l'a<text:span text:style-name="T1"> </text:span>conquis,<text:span text:style-name="T1"> </text:span>le<text:span text:style-name="T1"> </text:span>droit<text:span text:style-name="T1"> </text:span>au<text:span text:style-name="T1"> </text:span>luxe.<text:span text:style-name="T1"> </text:span>Cette<text:span text:style-name="T1"> </text:span>patricienne<text:span text:style-name="T1"> </text:span>des<text:span text:style-name="T1"> </text:span>marbres<text:span text:style-name="T1"> </text:span>et<text:span text:style-name="T1"> </text:span>des<text:span text:style-name="T1"> </text:span>médailles,<text:span text:style-name="T1"> </text:span>il<text:span text:style-name="T1"> </text:span>faut<text:span text:style-name="T1"> </text:span>se<text:span text:style-name="T1"> </text:span>la<text:span text:style-name="T1"> </text:span>représenter<text:span text:style-name="T1"> </text:span>blonde<text:span text:style-name="T1"> </text:span>elle<text:span text:style-name="T1"> </text:span>porte<text:span text:style-name="T1"> </text:span>sur<text:span text:style-name="T1"> </text:span>sa<text:span text:style-name="T1"> </text:span>tête<text:span text:style-name="T1"> </text:span>rasée<text:span text:style-name="T1"> </text:span>une<text:span text:style-name="T1"> </text:span>chevelure<text:span text:style-name="T1"> </text:span>factice<text:span text:style-name="T1"> </text:span>achetée<text:span text:style-name="T1"> </text:span>en<text:span text:style-name="T1"> </text:span>Gaule<text:span text:style-name="T1"> </text:span>ou<text:span text:style-name="T1"> </text:span>en<text:span text:style-name="T1"> </text:span>Germanie.<text:span text:style-name="T1"> </text:span>C'est<text:span text:style-name="T1"> </text:span>une<text:span text:style-name="T1"> </text:span>phase<text:span text:style-name="T1"> </text:span>d'extrême<text:span text:style-name="T1"> </text:span>différenciation<text:span text:style-name="T1"> </text:span>sexuelle,<text:span text:style-name="T1"> </text:span>car<text:span text:style-name="T1"> </text:span>l'homme<text:span text:style-name="T1"> </text:span>reste<text:span text:style-name="T1"> </text:span>brun,<text:span text:style-name="T1"> </text:span>généralement<text:span text:style-name="T1"> </text:span>rasé,<text:span text:style-name="T1"> </text:span>tête<text:span text:style-name="T1"> </text:span>et<text:span text:style-name="T1"> </text:span>visage,<text:span text:style-name="T1"> </text:span>parfois<text:span text:style-name="T1"> </text:span>orné<text:span text:style-name="T1"> </text:span>d'une<text:span text:style-name="T1"> </text:span>longue<text:span text:style-name="T1"> </text:span>barbe,<text:span text:style-name="T1"> </text:span>à<text:span text:style-name="T1"> </text:span>la<text:span text:style-name="T1"> </text:span>mode<text:span text:style-name="T1"> </text:span>des<text:span text:style-name="T1"> </text:span>philosophes,<text:span text:style-name="T1"> </text:span>ces<text:span text:style-name="T1"> </text:span>prédécesseurs<text:span text:style-name="T1"> </text:span>des<text:span text:style-name="T1"> </text:span>moines<text:span text:style-name="T1"> </text:span>aussi<text:span text:style-name="T1"> </text:span>par<text:span text:style-name="T1"> </text:span>le<text:span text:style-name="T1"> </text:span>costume.<text:span text:style-name="T1"> </text:span>Mais<text:span text:style-name="T1"> </text:span>têtes<text:span text:style-name="T1"> </text:span>brunes<text:span text:style-name="T1"> </text:span>et<text:span text:style-name="T1"> </text:span>têtes<text:span text:style-name="T1"> </text:span>blondes<text:span text:style-name="T1"> </text:span>ont<text:span text:style-name="T1"> </text:span>reçu<text:span text:style-name="T1"> </text:span>la<text:span text:style-name="T1"> </text:span>même<text:span text:style-name="T1"> </text:span>instruction<text:span text:style-name="T1"> </text:span>donnée<text:span text:style-name="T1"> </text:span>par<text:span text:style-name="T1"> </text:span>les<text:span text:style-name="T1"> </text:span>mêmes<text:span text:style-name="T1"> </text:span>professeurs,<text:span text:style-name="T1"> </text:span>les<text:span text:style-name="T1"> </text:span>mêmes<text:span text:style-name="T1"> </text:span>rhéteurs,<text:span text:style-name="T1"> </text:span>les<text:span text:style-name="T1"> </text:span>mêmes<text:span text:style-name="T1"> </text:span>philosophes<text:span text:style-name="T1"> </text:span>grecs,<text:span text:style-name="T1"> </text:span>gyrovagues$631$<text:span text:style-name="T1"> </text:span>et<text:span text:style-name="T1"> </text:span>hâbleurs.<text:span text:style-name="T1"> </text:span>Cette<text:span text:style-name="T1"> </text:span>instruction<text:span text:style-name="T1"> </text:span>est<text:span text:style-name="T1"> </text:span>principalement<text:span text:style-name="T1"> </text:span>littéraire ;<text:span text:style-name="T1"> </text:span>au<text:span text:style-name="T1"> </text:span>temps<text:span text:style-name="T1"> </text:span>d'Héliogabale,<text:span text:style-name="T1"> </text:span>un<text:span text:style-name="T1"> </text:span>certain<text:span text:style-name="T1"> </text:span>goût<text:span text:style-name="T1"> </text:span>se<text:span text:style-name="T1"> </text:span>manifeste<text:span text:style-name="T1"> </text:span>pour<text:span text:style-name="T1"> </text:span>la<text:span text:style-name="T1"> </text:span>théologie,<text:span text:style-name="T1"> </text:span>la<text:span text:style-name="T1"> </text:span>magie,<text:span text:style-name="T1"> </text:span>les<text:span text:style-name="T1"> </text:span>nouvelles<text:span text:style-name="T1"> </text:span>sciences<text:span text:style-name="T1"> </text:span>occultes<text:span text:style-name="T1"> </text:span>apportées<text:span text:style-name="T1"> </text:span>d'Orient.<text:span text:style-name="T1"> </text:span>Le<text:span text:style-name="T1"> </text:span>maître<text:span text:style-name="T1"> </text:span>enseignait<text:span text:style-name="T1"> </text:span>sa<text:span text:style-name="T1"> </text:span>religion<text:span text:style-name="T1"> </text:span>en<text:span text:style-name="T1"> </text:span>même<text:span text:style-name="T1"> </text:span>temps<text:span text:style-name="T1"> </text:span>qu'il<text:span text:style-name="T1"> </text:span>expliquait<text:span text:style-name="T1"> </text:span>Virgile<text:span text:style-name="T1"> </text:span>et<text:span text:style-name="T1"> </text:span>Homère<text:span text:style-name="T1"> </text:span>c'est<text:span text:style-name="T1"> </text:span>par<text:span text:style-name="T1"> </text:span>l'enseignement,<text:span text:style-name="T1"> </text:span>dont<text:span text:style-name="T1"> </text:span>la<text:span text:style-name="T1"> </text:span>liberté<text:span text:style-name="T1"> </text:span>était<text:span text:style-name="T1"> </text:span>illimitée,<text:span text:style-name="T1"> </text:span>que<text:span text:style-name="T1"> </text:span>le<text:span text:style-name="T1"> </text:span>christianisme<text:span text:style-name="T1"> </text:span>pénétra<text:span text:style-name="T1"> </text:span>chez<text:span text:style-name="T1"> </text:span>les<text:span text:style-name="T1"> </text:span>patriciens.<text:span text:style-name="T1"> </text:span>Les<text:span text:style-name="T1"> </text:span>jeunes<text:span text:style-name="T1"> </text:span>Romaines,<text:span text:style-name="T1"> </text:span>une<text:span text:style-name="T1"> </text:span>fois<text:span text:style-name="T1"> </text:span>mariées,<text:span text:style-name="T1"> </text:span>jouissaient<text:span text:style-name="T1"> </text:span>d'une<text:span text:style-name="T1"> </text:span>grande<text:span text:style-name="T1"> </text:span>liberté,<text:span text:style-name="T1"> </text:span>mais<text:span text:style-name="T1"> </text:span>il<text:span text:style-name="T1"> </text:span>ne<text:span text:style-name="T1"> </text:span>semble<text:span text:style-name="T1"> </text:span>pas<text:span text:style-name="T1"> </text:span>qu'elles<text:span text:style-name="T1"> </text:span>en<text:span text:style-name="T1"> </text:span>aient<text:span text:style-name="T1"> </text:span>abusé<text:span text:style-name="T1"> </text:span>davantage<text:span text:style-name="T1"> </text:span>en<text:span text:style-name="T1"> </text:span>ce<text:span text:style-name="T1"> </text:span>temps-là<text:span text:style-name="T1"> </text:span>qu'en<text:span text:style-name="T1"> </text:span>tout<text:span text:style-name="T1"> </text:span>autre.<text:span text:style-name="T1"> </text:span>Ce<text:span text:style-name="T1"> </text:span>sont<text:span text:style-name="T1"> </text:span>les<text:span text:style-name="T1"> </text:span>physiologies<text:span text:style-name="T1"> </text:span>qui<text:span text:style-name="T1"> </text:span>font<text:span text:style-name="T1"> </text:span>les<text:span text:style-name="T1"> </text:span>mœurs,<text:span text:style-name="T1"> </text:span>et<text:span text:style-name="T1"> </text:span>non<text:span text:style-name="T1"> </text:span>les<text:span text:style-name="T1"> </text:span>lois<text:span text:style-name="T1"> </text:span>ou<text:span text:style-name="T1"> </text:span>les croyances.<text:span text:style-name="T1"> </text:span></text:p>
      <text:p text:style-name="Standard">[note isolée, ndlr ]Cette<text:span text:style-name="T1"> </text:span>libération<text:span text:style-name="T1"> </text:span>fut<text:span text:style-name="T1"> </text:span>l'œuvre<text:span text:style-name="T1"> </text:span>de<text:span text:style-name="T1"> </text:span>la<text:span text:style-name="T1"> </text:span>philosophie.<text:span text:style-name="T1"> </text:span>La<text:span text:style-name="T1"> </text:span>nouvelle<text:span text:style-name="T1"> </text:span>religion<text:span text:style-name="T1"> </text:span>remet<text:span text:style-name="T1"> </text:span>comme<text:span text:style-name="T1"> </text:span>l'ancienne,<text:span text:style-name="T1"> </text:span>la<text:span text:style-name="T1"> </text:span>femme<text:span text:style-name="T1"> </text:span>sous<text:span text:style-name="T1"> </text:span>la<text:span text:style-name="T1"> </text:span>loi<text:span text:style-name="T1"> </text:span>religieuse.<text:span text:style-name="T1"> </text:span></text:p>
      <text:p text:style-name="Standard">Les<text:span text:style-name="T1"> </text:span>légendes<text:span text:style-name="T1"> </text:span>chrétiennes<text:span text:style-name="T1"> </text:span>sur<text:span text:style-name="T1"> </text:span>la<text:span text:style-name="T1"> </text:span>corruption<text:span text:style-name="T1"> </text:span>de<text:span text:style-name="T1"> </text:span>l'empire<text:span text:style-name="T1"> </text:span>romain<text:span text:style-name="T1"> </text:span>sont<text:span text:style-name="T1"> </text:span>sans<text:span text:style-name="T1"> </text:span>valeur,<text:span text:style-name="T1"> </text:span>et<text:span text:style-name="T1"> </text:span>ce<text:span text:style-name="T1"> </text:span>qui<text:span text:style-name="T1"> </text:span>le<text:span text:style-name="T1"> </text:span>prouve<text:span text:style-name="T1"> </text:span>tout<text:span text:style-name="T1"> </text:span>d'abord,<text:span text:style-name="T1"> </text:span>c'est<text:span text:style-name="T1"> </text:span>la<text:span text:style-name="T1"> </text:span>facilité<text:span text:style-name="T1"> </text:span>avec<text:span text:style-name="T1"> </text:span>laquelle<text:span text:style-name="T1"> </text:span>le<text:span text:style-name="T1"> </text:span>christianisme<text:span text:style-name="T1"> </text:span>conquit<text:span text:style-name="T1"> </text:span>cette<text:span text:style-name="T1"> </text:span>société<text:span text:style-name="T1"> </text:span>qu'on<text:span text:style-name="T1"> </text:span>nous<text:span text:style-name="T1"> </text:span>représente<text:span text:style-name="T1"> </text:span>livrée<text:span text:style-name="T1"> </text:span>à<text:span text:style-name="T1"> </text:span>tous<text:span text:style-name="T1"> </text:span>les<text:span text:style-name="T1"> </text:span>dévergondages.<text:span text:style-name="T1"> </text:span>Devenues<text:span text:style-name="T1"> </text:span>sinon<text:span text:style-name="T1"> </text:span>incrédules,<text:span text:style-name="T1"> </text:span>du<text:span text:style-name="T1"> </text:span>moins<text:span text:style-name="T1"> </text:span>fort<text:span text:style-name="T1"> </text:span>peu<text:span text:style-name="T1"> </text:span>ferventes<text:span text:style-name="T1"> </text:span>à<text:span text:style-name="T1"> </text:span>la<text:span text:style-name="T1"> </text:span>religion<text:span text:style-name="T1"> </text:span>romaine,<text:span text:style-name="T1"> </text:span>les<text:span text:style-name="T1"> </text:span>femmes<text:span text:style-name="T1"> </text:span>s'ennuyaient,<text:span text:style-name="T1"> </text:span>plus<text:span text:style-name="T1"> </text:span>oisives<text:span text:style-name="T1"> </text:span>encore<text:span text:style-name="T1"> </text:span>que<text:span text:style-name="T1"> </text:span>les<text:span text:style-name="T1"> </text:span>hommes,<text:span text:style-name="T1"> </text:span>astreints<text:span text:style-name="T1"> </text:span>à<text:span text:style-name="T1"> </text:span>certaines<text:span text:style-name="T1"> </text:span>fonctions :<text:span text:style-name="T1"> </text:span>les<text:span text:style-name="T1"> </text:span>cultes<text:span text:style-name="T1"> </text:span>secrets<text:span text:style-name="T1"> </text:span>les<text:span text:style-name="T1"> </text:span>attirèrent<text:span text:style-name="T1"> </text:span>facilement.<text:span text:style-name="T1"> </text:span>Les<text:span text:style-name="T1"> </text:span>unes<text:span text:style-name="T1"> </text:span>se<text:span text:style-name="T1"> </text:span>donnaient<text:span text:style-name="T1"> </text:span>à<text:span text:style-name="T1"> </text:span>Isis,<text:span text:style-name="T1"> </text:span>les<text:span text:style-name="T1"> </text:span><text:soft-page-break/>autres<text:span text:style-name="T1"> </text:span>à<text:span text:style-name="T1"> </text:span>Mithra<text:span text:style-name="T1"> </text:span>ou<text:span text:style-name="T1"> </text:span>à<text:span text:style-name="T1"> </text:span>Jésus.<text:span text:style-name="T1"> </text:span>En<text:span text:style-name="T1"> </text:span>haut,<text:span text:style-name="T1"> </text:span>a<text:span text:style-name="T1"> </text:span>côté<text:span text:style-name="T1"> </text:span>des<text:span text:style-name="T1"> </text:span>empereurs,<text:span text:style-name="T1"> </text:span>les<text:span text:style-name="T1"> </text:span>maîtresses<text:span text:style-name="T1"> </text:span>de<text:span text:style-name="T1"> </text:span>l'empire,<text:span text:style-name="T1"> </text:span>Julia<text:span text:style-name="T1"> </text:span>Domna$632$,<text:span text:style-name="T1"> </text:span>Maesa$633$,<text:span text:style-name="T1"> </text:span>Soémis$634$,<text:span text:style-name="T1"> </text:span>Mammée$635$,<text:span text:style-name="T1"> </text:span>faisaient,<text:span text:style-name="T1"> </text:span>elles<text:span text:style-name="T1"> </text:span>aussi,<text:span text:style-name="T1"> </text:span>des<text:span text:style-name="T1"> </text:span>rêves<text:span text:style-name="T1"> </text:span>religieux :<text:span text:style-name="T1"> </text:span>leur<text:span text:style-name="T1"> </text:span>règne,<text:span text:style-name="T1"> </text:span>de<text:span text:style-name="T1"> </text:span>Septime<text:span text:style-name="T1"> </text:span>Sévère$636$<text:span text:style-name="T1"> </text:span>à<text:span text:style-name="T1"> </text:span>Alexandre<text:span text:style-name="T1"> </text:span>Sévère$637$,<text:span text:style-name="T1"> </text:span>est<text:span text:style-name="T1"> </text:span>théologique.<text:span text:style-name="T1"> </text:span></text:p>
      <text:p text:style-name="Standard">Cette<text:span text:style-name="T1"> </text:span>période,<text:span text:style-name="T1"> </text:span>de<text:span text:style-name="T1"> </text:span>près<text:span text:style-name="T1"> </text:span>de<text:span text:style-name="T1"> </text:span>quarante<text:span text:style-name="T1"> </text:span>ans,<text:span text:style-name="T1"> </text:span>est<text:span text:style-name="T1"> </text:span>une<text:span text:style-name="T1"> </text:span>des<text:span text:style-name="T1"> </text:span>plus<text:span text:style-name="T1"> </text:span>graves<text:span text:style-name="T1"> </text:span>de<text:span text:style-name="T1"> </text:span>l'histoire<text:span text:style-name="T1"> </text:span>romaine.<text:span text:style-name="T1"> </text:span>C'est<text:span text:style-name="T1"> </text:span>alors<text:span text:style-name="T1"> </text:span>que<text:span text:style-name="T1"> </text:span>l'on<text:span text:style-name="T1"> </text:span>commence<text:span text:style-name="T1"> </text:span>à<text:span text:style-name="T1"> </text:span>fabriquer<text:span text:style-name="T1"> </text:span>cet<text:span text:style-name="T1"> </text:span>avenir<text:span text:style-name="T1"> </text:span>qui<text:span text:style-name="T1"> </text:span>nous<text:span text:style-name="T1"> </text:span>retient<text:span text:style-name="T1"> </text:span>encore<text:span text:style-name="T1"> </text:span>dans<text:span text:style-name="T1"> </text:span>ses<text:span text:style-name="T1"> </text:span>plis,<text:span text:style-name="T1"> </text:span>prodigieux<text:span text:style-name="T1"> </text:span>manteau<text:span text:style-name="T1"> </text:span>impérial<text:span text:style-name="T1"> </text:span>jeté<text:span text:style-name="T1"> </text:span>sur<text:span text:style-name="T1"> </text:span>les<text:span text:style-name="T1"> </text:span>épaules<text:span text:style-name="T1"> </text:span>du<text:span text:style-name="T1"> </text:span>monde.<text:span text:style-name="T1"> </text:span>Cependant<text:span text:style-name="T1"> </text:span>que<text:span text:style-name="T1"> </text:span>Caracalla<text:span text:style-name="T1"> </text:span>cuve<text:span text:style-name="T1"> </text:span>sa<text:span text:style-name="T1"> </text:span>démence<text:span text:style-name="T1"> </text:span>homicide,<text:span text:style-name="T1"> </text:span>Julia<text:span text:style-name="T1"> </text:span>Domna<text:span text:style-name="T1"> </text:span>subit<text:span text:style-name="T1"> </text:span>une<text:span text:style-name="T1"> </text:span>imagination<text:span text:style-name="T1"> </text:span>étrange :<text:span text:style-name="T1"> </text:span>elle<text:span text:style-name="T1"> </text:span>veut<text:span text:style-name="T1"> </text:span>christianiser<text:span text:style-name="T1"> </text:span>le<text:span text:style-name="T1"> </text:span>paganisme.<text:span text:style-name="T1"> </text:span>Premier<text:span text:style-name="T1"> </text:span>balbutiement<text:span text:style-name="T1"> </text:span>du<text:span text:style-name="T1"> </text:span>verbe<text:span text:style-name="T1"> </text:span>décisif<text:span text:style-name="T1"> </text:span>de<text:span text:style-name="T1"> </text:span>Constantin,<text:span text:style-name="T1"> </text:span>la<text:span text:style-name="T1"> </text:span>parole<text:span text:style-name="T1"> </text:span>équivoque<text:span text:style-name="T1"> </text:span>de<text:span text:style-name="T1"> </text:span>Julia,<text:span text:style-name="T1"> </text:span>telle<text:span text:style-name="T1"> </text:span>que<text:span text:style-name="T1"> </text:span>Philostrate<text:span text:style-name="T1"> </text:span>la<text:span text:style-name="T1"> </text:span>recueille$638$,<text:span text:style-name="T1"> </text:span>est<text:span text:style-name="T1"> </text:span>le<text:span text:style-name="T1"> </text:span>premier<text:span text:style-name="T1"> </text:span>aveu<text:span text:style-name="T1"> </text:span>de<text:span text:style-name="T1"> </text:span>l'importance<text:span text:style-name="T1"> </text:span>qu'a<text:span text:style-name="T1"> </text:span>prise<text:span text:style-name="T1"> </text:span>parmi<text:span text:style-name="T1"> </text:span>les<text:span text:style-name="T1"> </text:span>hommes<text:span text:style-name="T1"> </text:span>un<text:span text:style-name="T1"> </text:span>obscur<text:span text:style-name="T1"> </text:span>thaumaturge<text:span text:style-name="T1"> </text:span>de<text:span text:style-name="T1"> </text:span>Judée.<text:span text:style-name="T1"> </text:span>Une<text:span text:style-name="T1"> </text:span>force<text:span text:style-name="T1"> </text:span>nouvelle<text:span text:style-name="T1"> </text:span>vient<text:span text:style-name="T1"> </text:span>de<text:span text:style-name="T1"> </text:span>se<text:span text:style-name="T1"> </text:span>révéler,<text:span text:style-name="T1"> </text:span>contre<text:span text:style-name="T1"> </text:span>laquelle<text:span text:style-name="T1"> </text:span>se<text:span text:style-name="T1"> </text:span>brisera<text:span text:style-name="T1"> </text:span>la<text:span text:style-name="T1"> </text:span>pieuse<text:span text:style-name="T1"> </text:span>colère<text:span text:style-name="T1"> </text:span>romaine<text:span text:style-name="T1"> </text:span>du<text:span text:style-name="T1"> </text:span>sage<text:span text:style-name="T1"> </text:span>Dioclétien.<text:span text:style-name="T1"> </text:span></text:p>
      <text:p text:style-name="Standard">Julia<text:span text:style-name="T1"> </text:span>Damna,<text:span text:style-name="T1"> </text:span>fille<text:span text:style-name="T1"> </text:span>de<text:span text:style-name="T1"> </text:span>Bassianus,<text:span text:style-name="T1"> </text:span>prêtre<text:span text:style-name="T1"> </text:span>du<text:span text:style-name="T1"> </text:span>Soleil,<text:span text:style-name="T1"> </text:span>à<text:span text:style-name="T1"> </text:span>Emèse,<text:span text:style-name="T1"> </text:span>en<text:span text:style-name="T1"> </text:span>Cœlésyrie,<text:span text:style-name="T1"> </text:span>était<text:span text:style-name="T1"> </text:span>belle.<text:span text:style-name="T1"> </text:span>Pour<text:span text:style-name="T1"> </text:span>cela<text:span text:style-name="T1"> </text:span>ou,<text:span text:style-name="T1"> </text:span>comme<text:span text:style-name="T1"> </text:span>on<text:span text:style-name="T1"> </text:span>le<text:span text:style-name="T1"> </text:span>dit<text:span text:style-name="T1"> </text:span>plus<text:span text:style-name="T1"> </text:span>tard,<text:span text:style-name="T1"> </text:span>en<text:span text:style-name="T1"> </text:span>obéissance<text:span text:style-name="T1"> </text:span>à<text:span text:style-name="T1"> </text:span>un<text:span text:style-name="T1"> </text:span>oracle,<text:span text:style-name="T1"> </text:span>Septime<text:span text:style-name="T1"> </text:span>Sévère<text:span text:style-name="T1"> </text:span>l'épousa.<text:span text:style-name="T1"> </text:span>Elle<text:span text:style-name="T1"> </text:span>était<text:span text:style-name="T1"> </text:span>instruite,<text:span text:style-name="T1"> </text:span>avait<text:span text:style-name="T1"> </text:span>le<text:span text:style-name="T1"> </text:span>goût<text:span text:style-name="T1"> </text:span>des<text:span text:style-name="T1"> </text:span>lettres<text:span text:style-name="T1"> </text:span>et<text:span text:style-name="T1"> </text:span>de<text:span text:style-name="T1"> </text:span>la<text:span text:style-name="T1"> </text:span>philosophie.<text:span text:style-name="T1"> </text:span>Impératrice,<text:span text:style-name="T1"> </text:span>elle<text:span text:style-name="T1"> </text:span>s'organisa<text:span text:style-name="T1"> </text:span>une<text:span text:style-name="T1"> </text:span>cour<text:span text:style-name="T1"> </text:span>qui<text:span text:style-name="T1"> </text:span>était<text:span text:style-name="T1"> </text:span>un<text:span text:style-name="T1"> </text:span>cercle<text:span text:style-name="T1"> </text:span>de<text:span text:style-name="T1"> </text:span>rhétorique<text:span text:style-name="T1"> </text:span>Dion<text:span text:style-name="T1"> </text:span>Cassius,<text:span text:style-name="T1"> </text:span>Ulpien,<text:span text:style-name="T1"> </text:span>Papinien,<text:span text:style-name="T1"> </text:span>Paul,<text:span text:style-name="T1"> </text:span>Philostrate,<text:span text:style-name="T1"> </text:span>ces<text:span text:style-name="T1"> </text:span>noms<text:span text:style-name="T1"> </text:span>disent<text:span text:style-name="T1"> </text:span>la<text:span text:style-name="T1"> </text:span>gravité<text:span text:style-name="T1"> </text:span>de<text:span text:style-name="T1"> </text:span>la<text:span text:style-name="T1"> </text:span>femme,<text:span text:style-name="T1"> </text:span>la<text:span text:style-name="T1"> </text:span>sévérité<text:span text:style-name="T1"> </text:span>de<text:span text:style-name="T1"> </text:span>son<text:span text:style-name="T1"> </text:span>goût$639$.<text:span text:style-name="T1"> </text:span>Philostrate,<text:span text:style-name="T1"> </text:span>dans<text:span text:style-name="T1"> </text:span>la<text:span text:style-name="T1"> </text:span>vie<text:span text:style-name="T1"> </text:span>de<text:span text:style-name="T1"> </text:span>Philiscus,<text:span text:style-name="T1"> </text:span>l'appelle<text:span text:style-name="T1"> </text:span>« Julia<text:span text:style-name="T1"> </text:span>la<text:span text:style-name="T1"> </text:span>philosophe$640$<text:span text:style-name="T1"> »</text:span>.<text:span text:style-name="T1"> </text:span>La<text:span text:style-name="T1"> </text:span>sévérité<text:span text:style-name="T1"> </text:span>de<text:span text:style-name="T1"> </text:span>ses<text:span text:style-name="T1"> </text:span>mœurs<text:span text:style-name="T1"> </text:span>est<text:span text:style-name="T1"> </text:span>moins<text:span text:style-name="T1"> </text:span>sûre ;<text:span text:style-name="T1"> </text:span>sa<text:span text:style-name="T1"> </text:span>réputation<text:span text:style-name="T1"> </text:span>en<text:span text:style-name="T1"> </text:span>ce<text:span text:style-name="T1"> </text:span>genre<text:span text:style-name="T1"> </text:span>est<text:span text:style-name="T1"> </text:span>même<text:span text:style-name="T1"> </text:span>venue<text:span text:style-name="T1"> </text:span>jusqu'à<text:span text:style-name="T1"> </text:span>Brantôme<text:span text:style-name="T1"> </text:span>qui<text:span text:style-name="T1"> </text:span>en<text:span text:style-name="T1"> </text:span>a<text:span text:style-name="T1"> </text:span>disserté$641$,<text:span text:style-name="T1"> </text:span>d'après<text:span text:style-name="T1"> </text:span>Spartien$642$<text:span text:style-name="T1"> </text:span>et<text:span text:style-name="T1"> </text:span>Aurelius<text:span text:style-name="T1"> </text:span>Victor$643$ ;<text:span text:style-name="T1"> </text:span>Bayle<text:span text:style-name="T1"> </text:span>s'y<text:span text:style-name="T1"> </text:span>égaie<text:span text:style-name="T1"> </text:span>longtemps$644$.<text:span text:style-name="T1"> </text:span>Mais<text:span text:style-name="T1"> </text:span>ces<text:span text:style-name="T1"> </text:span>anecdotes<text:span text:style-name="T1"> </text:span>charnelles<text:span text:style-name="T1"> </text:span>n'ont<text:span text:style-name="T1"> </text:span>pas<text:span text:style-name="T1"> </text:span>un<text:span text:style-name="T1"> </text:span>intérêt<text:span text:style-name="T1"> </text:span>immense ;<text:span text:style-name="T1"> </text:span>on<text:span text:style-name="T1"> </text:span>les<text:span text:style-name="T1"> </text:span>donnerait<text:span text:style-name="T1"> </text:span>volontiers<text:span text:style-name="T1"> </text:span>à<text:span text:style-name="T1"> </text:span>l'oubli<text:span text:style-name="T1"> </text:span>en<text:span text:style-name="T1"> </text:span>échange<text:span text:style-name="T1"> </text:span>d'un<text:span text:style-name="T1"> </text:span>seul<text:span text:style-name="T1"> </text:span>des<text:span text:style-name="T1"> </text:span>entretiens<text:span text:style-name="T1"> </text:span>de<text:span text:style-name="T1"> </text:span>cette<text:span text:style-name="T1"> </text:span>femme<text:span text:style-name="T1"> </text:span>extraordinaire,<text:span text:style-name="T1"> </text:span>avec<text:span text:style-name="T1"> </text:span>Philostrate<text:span text:style-name="T1"> </text:span>de<text:span text:style-name="T1"> </text:span>Leninos$645$.<text:span text:style-name="T1"> </text:span></text:p>
      <text:p text:style-name="Standard">Morte<text:span text:style-name="T1"> </text:span>quelques<text:span text:style-name="T1"> </text:span>jours<text:span text:style-name="T1"> </text:span>après<text:span text:style-name="T1"> </text:span>Caracalla,<text:span text:style-name="T1"> </text:span>Julia<text:span text:style-name="T1"> </text:span>laissait<text:span text:style-name="T1"> </text:span>une<text:span text:style-name="T1"> </text:span>héritière<text:span text:style-name="T1"> </text:span>de<text:span text:style-name="T1"> </text:span>ses<text:span text:style-name="T1"> </text:span>desseins,<text:span text:style-name="T1"> </text:span>sa<text:span text:style-name="T1"> </text:span>sœur<text:span text:style-name="T1"> </text:span>Maesa.<text:span text:style-name="T1"> </text:span>C'est<text:span text:style-name="T1"> </text:span>elle<text:span text:style-name="T1"> </text:span>qui<text:span text:style-name="T1"> </text:span>suscita<text:span text:style-name="T1"> </text:span>Héliogabale,<text:span text:style-name="T1"> </text:span>qu'elle<text:span text:style-name="T1"> </text:span>donnait<text:span text:style-name="T1"> </text:span>comme<text:span text:style-name="T1"> </text:span>son<text:span text:style-name="T1"> </text:span>petit-fils,<text:span text:style-name="T1"> </text:span>fils<text:span text:style-name="T1"> </text:span>de<text:span text:style-name="T1"> </text:span>sa<text:span text:style-name="T1"> </text:span>fille<text:span text:style-name="T1"> </text:span>Soémis<text:span text:style-name="T1"> </text:span>et<text:span text:style-name="T1"> </text:span>de<text:span text:style-name="T1"> </text:span>Caracalla$646$.<text:span text:style-name="T1"> </text:span>Maesa<text:span text:style-name="T1"> </text:span>est<text:span text:style-name="T1"> </text:span>l'impératrice<text:span text:style-name="T1"> </text:span>aïeule,<text:span text:style-name="T1"> </text:span>toute<text:span text:style-name="T1"> </text:span>puissante<text:span text:style-name="T1"> </text:span>et<text:span text:style-name="T1"> </text:span>toute<text:span text:style-name="T1"> </text:span>à<text:span text:style-name="T1"> </text:span>l'ambition.<text:span text:style-name="T1"> </text:span>Voyant<text:span text:style-name="T1"> </text:span>que<text:span text:style-name="T1"> </text:span>par<text:span text:style-name="T1"> </text:span>ses<text:span text:style-name="T1"> </text:span>folies<text:span text:style-name="T1"> </text:span>Héliogabale<text:span text:style-name="T1"> </text:span>déchoit<text:span text:style-name="T1"> </text:span>dans<text:span text:style-name="T1"> </text:span>l'amour<text:span text:style-name="T1"> </text:span>du<text:span text:style-name="T1"> </text:span>peuple<text:span text:style-name="T1"> </text:span>et<text:span text:style-name="T1"> </text:span>de<text:span text:style-name="T1"> </text:span>l'armée,<text:span text:style-name="T1"> </text:span>elle<text:span text:style-name="T1"> </text:span>le<text:span text:style-name="T1"> </text:span>sacrifie<text:span text:style-name="T1"> </text:span>avec<text:span text:style-name="T1"> </text:span>sa<text:span text:style-name="T1"> </text:span>mère,<text:span text:style-name="T1"> </text:span>car<text:span text:style-name="T1"> </text:span>elle<text:span text:style-name="T1"> </text:span>a<text:span text:style-name="T1"> </text:span>en<text:span text:style-name="T1"> </text:span>réserve<text:span text:style-name="T1"> </text:span>une<text:span text:style-name="T1"> </text:span>autre<text:span text:style-name="T1"> </text:span>fille<text:span text:style-name="T1"> </text:span>et<text:span text:style-name="T1"> </text:span>un<text:span text:style-name="T1"> </text:span>autre<text:span text:style-name="T1"> </text:span>petit-fils,<text:span text:style-name="T1"> </text:span>Mammée<text:span text:style-name="T1"> </text:span>et<text:span text:style-name="T1"> </text:span>Alexandre<text:span text:style-name="T1"> </text:span>Sévère$647$.<text:span text:style-name="T1"> </text:span>Sous<text:span text:style-name="T1"> </text:span>Alexandre,<text:span text:style-name="T1"> </text:span>dès<text:span text:style-name="T1"> </text:span>que<text:span text:style-name="T1"> </text:span>Maesa<text:span text:style-name="T1"> </text:span>meurt,<text:span text:style-name="T1"> </text:span>c'est<text:span text:style-name="T1"> </text:span>Mammée<text:span text:style-name="T1"> </text:span>qui<text:span text:style-name="T1"> </text:span>règne.<text:span text:style-name="T1"> </text:span>Voit-on<text:span text:style-name="T1"> </text:span>la<text:span text:style-name="T1"> </text:span>succession<text:span text:style-name="T1"> </text:span>logique<text:span text:style-name="T1"> </text:span>de<text:span text:style-name="T1"> </text:span>cette<text:span text:style-name="T1"> </text:span>dynastie<text:span text:style-name="T1"> </text:span>de<text:span text:style-name="T1"> </text:span>femmes ?<text:span text:style-name="T1"> </text:span>Nul<text:span text:style-name="T1"> </text:span>hasard,<text:span text:style-name="T1"> </text:span>mais<text:span text:style-name="T1"> </text:span>une<text:span text:style-name="T1"> </text:span>volonté<text:span text:style-name="T1"> </text:span>ferme<text:span text:style-name="T1"> </text:span>et<text:span text:style-name="T1"> </text:span>habile<text:span text:style-name="T1"> </text:span>qui<text:span text:style-name="T1"> </text:span>suscite<text:span text:style-name="T1"> </text:span>ou<text:span text:style-name="T1"> </text:span>mène<text:span text:style-name="T1"> </text:span>les<text:span text:style-name="T1"> </text:span>événements.<text:span text:style-name="T1"> </text:span>Que<text:span text:style-name="T1"> </text:span>d'observations<text:span text:style-name="T1"> </text:span>précieuses<text:span text:style-name="T1"> </text:span>fourniraient<text:span text:style-name="T1"> </text:span>pour<text:span text:style-name="T1"> </text:span>la<text:span text:style-name="T1"> </text:span>psychologie<text:span text:style-name="T1"> </text:span>de<text:span text:style-name="T1"> </text:span>la<text:span text:style-name="T1"> </text:span>femme<text:span text:style-name="T1"> </text:span>ces<text:span text:style-name="T1"> </text:span>quarante<text:span text:style-name="T1"> </text:span>années<text:span text:style-name="T1"> </text:span>d'histoire,<text:span text:style-name="T1"> </text:span>si<text:span text:style-name="T1"> </text:span>les<text:span text:style-name="T1"> </text:span>documents<text:span text:style-name="T1"> </text:span>de<text:span text:style-name="T1"> </text:span>cette<text:span text:style-name="T1"> </text:span>période<text:span text:style-name="T1"> </text:span>n'étaient<text:span text:style-name="T1"> </text:span>précisément<text:span text:style-name="T1"> </text:span>ou<text:span text:style-name="T1"> </text:span>très<text:span text:style-name="T1"> </text:span>rares<text:span text:style-name="T1"> </text:span>ou<text:span text:style-name="T1"> </text:span>très<text:span text:style-name="T1"> </text:span>médiocres<text:span text:style-name="T1"> </text:span>Elles<text:span text:style-name="T1"> </text:span>ont<text:span text:style-name="T1"> </text:span>des<text:span text:style-name="T1"> </text:span>caractères<text:span text:style-name="T1"> </text:span>communs,<text:span text:style-name="T1"> </text:span>ces<text:span text:style-name="T1"> </text:span>quatre<text:span text:style-name="T1"> </text:span>filles<text:span text:style-name="T1"> </text:span>du<text:span text:style-name="T1"> </text:span>Soleil,<text:span text:style-name="T1"> </text:span>en<text:span text:style-name="T1"> </text:span>même<text:span text:style-name="T1"> </text:span>temps<text:span text:style-name="T1"> </text:span>que<text:span text:style-name="T1"> </text:span>leur<text:span text:style-name="T1"> </text:span>personnalité<text:span text:style-name="T1"> </text:span>est<text:span text:style-name="T1"> </text:span>très<text:span text:style-name="T1"> </text:span>marquée.<text:span text:style-name="T1"> </text:span>Elles<text:span text:style-name="T1"> </text:span>ont<text:span text:style-name="T1"> </text:span>unanimement,<text:span text:style-name="T1"> </text:span>signe<text:span text:style-name="T1"> </text:span>oriental,<text:span text:style-name="T1"> </text:span>l'amour<text:span text:style-name="T1"> </text:span>exclusif<text:span text:style-name="T1"> </text:span>de<text:span text:style-name="T1"> </text:span>leur<text:span text:style-name="T1"> </text:span>famille,<text:span text:style-name="T1"> </text:span>de<text:span text:style-name="T1"> </text:span>leur<text:span text:style-name="T1"> </text:span>tribu,<text:span text:style-name="T1"> </text:span>et<text:span text:style-name="T1"> </text:span>toutes<text:span text:style-name="T1"> </text:span>sont<text:span text:style-name="T1"> </text:span>profondément<text:span text:style-name="T1"> </text:span>religieuses$648$.<text:span text:style-name="T1"> </text:span>Les<text:span text:style-name="T1"> </text:span>deux<text:span text:style-name="T1"> </text:span>plus<text:span text:style-name="T1"> </text:span>remarquables<text:span text:style-name="T1"> </text:span>sont<text:span text:style-name="T1"> </text:span>les<text:span text:style-name="T1"> </text:span>aïeules<text:span text:style-name="T1"> </text:span>Julia,<text:span text:style-name="T1"> </text:span>philosophe<text:span text:style-name="T1"> </text:span>aux<text:span text:style-name="T1"> </text:span>longues<text:span text:style-name="T1"> </text:span>pensées,<text:span text:style-name="T1"> </text:span>aux<text:span text:style-name="T1"> </text:span>plans<text:span text:style-name="T1"> </text:span>impériaux<text:span text:style-name="T1"> </text:span>et<text:span text:style-name="T1"> </text:span>mystiques ;<text:span text:style-name="T1"> </text:span>Maesa,<text:span text:style-name="T1"> </text:span>ambitieuse<text:span text:style-name="T1"> </text:span>pratique,<text:span text:style-name="T1"> </text:span>à<text:span text:style-name="T1"> </text:span>la<text:span text:style-name="T1"> </text:span>politique<text:span text:style-name="T1"> </text:span>nette<text:span text:style-name="T1"> </text:span>et<text:span text:style-name="T1"> </text:span>forte ;<text:span text:style-name="T1"> </text:span>Soémis,<text:span text:style-name="T1"> </text:span>plus<text:span text:style-name="T1"> </text:span>femme<text:span text:style-name="T1"> </text:span>que<text:span text:style-name="T1"> </text:span>toutes<text:span text:style-name="T1"> </text:span>les<text:span text:style-name="T1"> </text:span>autres,<text:span text:style-name="T1"> </text:span>pieuse<text:span text:style-name="T1"> </text:span>et<text:span text:style-name="T1"> </text:span>voluptueuse<text:span text:style-name="T1"> </text:span>admiratrice<text:span text:style-name="T1"> </text:span>de<text:span text:style-name="T1"> </text:span>son<text:span text:style-name="T1"> </text:span>fils<text:span text:style-name="T1"> </text:span>dont<text:span text:style-name="T1"> </text:span>elle<text:span text:style-name="T1"> </text:span>imite<text:span text:style-name="T1"> </text:span>les<text:span text:style-name="T1"> </text:span>mœurs,<text:span text:style-name="T1"> </text:span>elle<text:span text:style-name="T1"> </text:span>partagera<text:span text:style-name="T1"> </text:span>sa<text:span text:style-name="T1"> </text:span>fin<text:span text:style-name="T1"> </text:span>tragique ;<text:span text:style-name="T1"> </text:span>Mammée<text:span text:style-name="T1"> </text:span>enfin,<text:span text:style-name="T1"> </text:span>sérieuse<text:span text:style-name="T1"> </text:span>et<text:span text:style-name="T1"> </text:span>rêveuse,<text:span text:style-name="T1"> </text:span>inquiète<text:span text:style-name="T1"> </text:span>du<text:span text:style-name="T1"> </text:span>christianisme,<text:span text:style-name="T1"> </text:span>est<text:span text:style-name="T1"> </text:span>'une<text:span text:style-name="T1"> </text:span>directrice<text:span text:style-name="T1"> </text:span>excellente<text:span text:style-name="T1"> </text:span>des<text:span text:style-name="T1"> </text:span>affaires.<text:span text:style-name="T1"> </text:span>Frappés<text:span text:style-name="T1"> </text:span>de<text:span text:style-name="T1"> </text:span>sa<text:span text:style-name="T1"> </text:span>gravité,<text:span text:style-name="T1"> </text:span>touchés<text:span text:style-name="T1"> </text:span>de<text:span text:style-name="T1"> </text:span>ses<text:span text:style-name="T1"> </text:span>affectueuses<text:span text:style-name="T1"> </text:span>relations<text:span text:style-name="T1"> </text:span>avec<text:span text:style-name="T1"> </text:span>Origène$649$,<text:span text:style-name="T1"> </text:span>de<text:span text:style-name="T1"> </text:span>l'excellence<text:span text:style-name="T1"> </text:span>de<text:span text:style-name="T1"> </text:span>sa<text:span text:style-name="T1"> </text:span>politique<text:span text:style-name="T1"> </text:span>intérieure,<text:span text:style-name="T1"> </text:span>des<text:span text:style-name="T1"> </text:span>chroniqueurs<text:span text:style-name="T1"> </text:span>chrétiens<text:span text:style-name="T1"> </text:span>ont<text:span text:style-name="T1"> </text:span>mis<text:span text:style-name="T1"> </text:span>Mammée<text:span text:style-name="T1"> </text:span>au<text:span text:style-name="T1"> </text:span>rang<text:span text:style-name="T1"> </text:span>des<text:span text:style-name="T1"> </text:span>saintes<text:span text:style-name="T1"> </text:span>femmes.<text:span text:style-name="T1"> </text:span>C'est<text:span text:style-name="T1"> </text:span>au<text:span text:style-name="T1"> </text:span>temps<text:span text:style-name="T1"> </text:span>d'Héliogabale<text:span text:style-name="T1"> </text:span>qu'eut<text:span text:style-name="T1"> </text:span>lieu<text:span text:style-name="T1"> </text:span>le<text:span text:style-name="T1"> </text:span>lancement<text:span text:style-name="T1"> </text:span>du<text:span text:style-name="T1"> </text:span>livre de<text:span text:style-name="T1"> </text:span>Philostrate$650$,<text:span text:style-name="T1"> </text:span>que<text:span text:style-name="T1"> </text:span>s'inaugura<text:span text:style-name="T1"> </text:span>la<text:span text:style-name="T1"> </text:span>gloire<text:span text:style-name="T1"> </text:span>d'Apollonius<text:span text:style-name="T1"> </text:span>de<text:span text:style-name="T1"> </text:span>Thyane$651$,<text:span text:style-name="T1"> </text:span>rivale,<text:span text:style-name="T1"> </text:span>durant<text:span text:style-name="T1"> </text:span>un<text:span text:style-name="T1"> </text:span>bon<text:span text:style-name="T1"> </text:span>moment<text:span text:style-name="T1"> </text:span>historique,<text:span text:style-name="T1"> <text:s/>de </text:span>la<text:span text:style-name="T1"> </text:span>gloire<text:span text:style-name="T1"> </text:span>du<text:span text:style-name="T1"> </text:span>Christ.<text:span text:style-name="T1"> </text:span>Avant<text:span text:style-name="T1"> </text:span>d'avoir<text:span text:style-name="T1"> </text:span>une<text:span text:style-name="T1"> </text:span>histoire,<text:span text:style-name="T1"> </text:span>Apollonius<text:span text:style-name="T1"> </text:span>avait<text:span text:style-name="T1"> </text:span>eu<text:span text:style-name="T1"> </text:span>un<text:span text:style-name="T1"> </text:span>temple<text:span text:style-name="T1"> </text:span>élevé<text:span text:style-name="T1"> </text:span>par<text:span text:style-name="T1"> </text:span>Julia<text:span text:style-name="T1"> </text:span>Domna,<text:span text:style-name="T1"> </text:span>inauguré<text:span text:style-name="T1"> </text:span>par<text:span text:style-name="T1"> </text:span>Caracalla.<text:span text:style-name="T1"> </text:span>Sa<text:span text:style-name="T1"> </text:span>popularité<text:span text:style-name="T1"> </text:span>est<text:span text:style-name="T1"> </text:span>très<text:span text:style-name="T1"> </text:span>grande<text:span text:style-name="T1"> </text:span>pendant<text:span text:style-name="T1"> </text:span>le<text:span text:style-name="T1"> </text:span>règne<text:span text:style-name="T1"> </text:span>d'Alexandre<text:span text:style-name="T1"> </text:span>Sévère ;<text:span text:style-name="T1"> </text:span>les<text:span text:style-name="T1"> </text:span><text:soft-page-break/>mystagogues<text:span text:style-name="T1"> </text:span>le<text:span text:style-name="T1"> </text:span>placent<text:span text:style-name="T1"> </text:span>résolument<text:span text:style-name="T1"> </text:span>au<text:span text:style-name="T1"> </text:span>rang<text:span text:style-name="T1"> </text:span>du<text:span text:style-name="T1"> </text:span>Christ<text:span text:style-name="T1"> </text:span>d'Abraham<text:span text:style-name="T1"> </text:span>et<text:span text:style-name="T1"> </text:span>d'Orphée,<text:span text:style-name="T1"> </text:span>au<text:span text:style-name="T1"> </text:span>rang<text:span text:style-name="T1"> </text:span>de<text:span text:style-name="T1"> </text:span>ces<text:span text:style-name="T1"> </text:span>preuves<text:span text:style-name="T1"> – </text:span>même<text:span text:style-name="T1"> </text:span>Orphée,<text:span text:style-name="T1"> </text:span>que<text:span text:style-name="T1"> </text:span>les<text:span text:style-name="T1"> </text:span>Catacombes<text:span text:style-name="T1"> </text:span>vénéraient<text:span text:style-name="T1"> – </text:span>de<text:span text:style-name="T1"> </text:span>la<text:span text:style-name="T1"> </text:span>marche<text:span text:style-name="T1"> </text:span>du<text:span text:style-name="T1"> </text:span>christianisme,<text:span text:style-name="T1"> </text:span>marche<text:span text:style-name="T1"> </text:span>confuse,<text:span text:style-name="T1"> </text:span>mais<text:span text:style-name="T1"> </text:span>sûre,<text:span text:style-name="T1"> </text:span>envahissement<text:span text:style-name="T1"> </text:span>par<text:span text:style-name="T1"> </text:span>le<text:span text:style-name="T1"> </text:span>flot<text:span text:style-name="T1"> </text:span>de<text:span text:style-name="T1"> </text:span>Judée<text:span text:style-name="T1"> </text:span>des<text:span text:style-name="T1"> </text:span>vieux<text:span text:style-name="T1"> </text:span>sanctuaires,<text:span text:style-name="T1"> </text:span>fanaux<text:span text:style-name="T1"> </text:span>de<text:span text:style-name="T1"> </text:span>la<text:span text:style-name="T1"> </text:span>pensée<text:span text:style-name="T1"> </text:span>romaine.<text:span text:style-name="T1"> </text:span>Plusieurs<text:span text:style-name="T1"> </text:span>villes,<text:span text:style-name="T1"> </text:span>entre<text:span text:style-name="T1"> </text:span>autres<text:span text:style-name="T1"> </text:span>Ephèse,<text:span text:style-name="T1"> </text:span>le<text:span text:style-name="T1"> </text:span>mirent<text:span text:style-name="T1"> </text:span>au<text:span text:style-name="T1"> </text:span>rang<text:span text:style-name="T1"> </text:span>des<text:span text:style-name="T1"> </text:span>dieux.<text:span text:style-name="T1"> </text:span>Dion<text:span text:style-name="T1"> </text:span>et<text:span text:style-name="T1"> </text:span>Vopiscus<text:span text:style-name="T1"> </text:span>sont<text:span text:style-name="T1"> </text:span>Apolloniens.<text:span text:style-name="T1"> </text:span>Cette<text:span text:style-name="T1"> </text:span>vogue<text:span text:style-name="T1"> </text:span>dure<text:span text:style-name="T1"> </text:span>si<text:span text:style-name="T1"> </text:span>longtemps<text:span text:style-name="T1"> </text:span>qu'au<text:span text:style-name="T1"> </text:span>V<text:span text:style-name="T9">e</text:span><text:span text:style-name="T1"> </text:span>siècle<text:span text:style-name="T1"> </text:span>l'évêque<text:span text:style-name="T1"> </text:span>Sidoine<text:span text:style-name="T1"> </text:span>Apollinaire<text:span text:style-name="T1"> </text:span>(peutêtre<text:span text:style-name="T1"> </text:span>en<text:span text:style-name="T1"> </text:span>l'honneur<text:span text:style-name="T1"> </text:span>de<text:span text:style-name="T1"> </text:span>son<text:span text:style-name="T1"> </text:span>surnom)<text:span text:style-name="T1"> </text:span>traduit<text:span text:style-name="T1"> </text:span>en<text:span text:style-name="T1"> </text:span>latin<text:span text:style-name="T1"> </text:span>l'œuvre<text:span text:style-name="T1"> </text:span>de<text:span text:style-name="T1"> </text:span>Philostrate,<text:span text:style-name="T1"> </text:span>et<text:span text:style-name="T1"> </text:span>que,<text:span text:style-name="T1"> </text:span>cent<text:span text:style-name="T1"> </text:span>ans<text:span text:style-name="T1"> </text:span>plus<text:span text:style-name="T1"> </text:span>tard,<text:span text:style-name="T1"> </text:span>Cassiodore<text:span text:style-name="T1"> </text:span>met<text:span text:style-name="T1"> </text:span>le<text:span text:style-name="T1"> </text:span>thaumaturge,<text:span text:style-name="T1"> </text:span>cher<text:span text:style-name="T1"> </text:span>à<text:span text:style-name="T1"> </text:span>Julia<text:span text:style-name="T1"> </text:span>Domna,<text:span text:style-name="T1"> </text:span>au<text:span text:style-name="T1"> </text:span>rang<text:span text:style-name="T1"> </text:span>des<text:span text:style-name="T1"> </text:span>saints,<text:span text:style-name="T1"> </text:span>entre<text:span text:style-name="T1"> </text:span>saint<text:span text:style-name="T1"> </text:span>Jérôme<text:span text:style-name="T1"> </text:span>et<text:span text:style-name="T1"> </text:span>saint<text:span text:style-name="T1"> </text:span>Benoît$652$.<text:span text:style-name="T1"> </text:span></text:p>
      <text:p text:style-name="Standard">Plus<text:span text:style-name="T1"> </text:span>avisés,<text:span text:style-name="T1"> </text:span>Eusèbe,<text:span text:style-name="T1"> </text:span>Lactance,<text:span text:style-name="T1"> </text:span>Arnobe<text:span text:style-name="T1"> </text:span>combattent<text:span text:style-name="T1"> </text:span>l'influence<text:span text:style-name="T1"> </text:span>de<text:span text:style-name="T1"> </text:span>ce<text:span text:style-name="T1"> </text:span>contre-évangile,<text:span text:style-name="T1"> </text:span>expliquent<text:span text:style-name="T1"> </text:span>par<text:span text:style-name="T1"> </text:span>la<text:span text:style-name="T1"> </text:span>magie<text:span text:style-name="T1"> </text:span>des<text:span text:style-name="T1"> </text:span>miracles<text:span text:style-name="T1"> </text:span>que<text:span text:style-name="T1"> </text:span>cependant<text:span text:style-name="T1"> </text:span>ils<text:span text:style-name="T1"> </text:span>n'osent<text:span text:style-name="T1"> </text:span>démentir$653$.<text:span text:style-name="T1"> </text:span>Le<text:span text:style-name="T1"> </text:span>monde<text:span text:style-name="T1"> </text:span>entier<text:span text:style-name="T1"> </text:span>fut<text:span text:style-name="T1"> </text:span>troublé<text:span text:style-name="T1"> </text:span>par<text:span text:style-name="T1"> </text:span>cette<text:span text:style-name="T1"> </text:span>œuvre<text:span text:style-name="T1"> </text:span>singulière,<text:span text:style-name="T1"> </text:span>bien<text:span text:style-name="T1"> </text:span>plus<text:span text:style-name="T1"> </text:span>intéressante<text:span text:style-name="T1"> </text:span>d'ailleurs<text:span text:style-name="T1"> </text:span>que<text:span text:style-name="T1"> </text:span>les<text:span text:style-name="T1"> </text:span>évangiles,<text:span text:style-name="T1"> </text:span>bien<text:span text:style-name="T1"> </text:span>mieux<text:span text:style-name="T1"> </text:span>ordonnée<text:span text:style-name="T1"> </text:span>pour<text:span text:style-name="T1"> </text:span>exalter<text:span text:style-name="T1"> </text:span>l'imagination<text:span text:style-name="T1"> </text:span>du<text:span text:style-name="T1"> </text:span>peuple<text:span text:style-name="T1"> </text:span>et<text:span text:style-name="T1"> </text:span>rassasier<text:span text:style-name="T1"> </text:span>son<text:span text:style-name="T1"> </text:span>goût<text:span text:style-name="T1"> </text:span>naturel<text:span text:style-name="T1"> </text:span>pour<text:span text:style-name="T1"> </text:span>le<text:span text:style-name="T1"> </text:span>miracle.<text:span text:style-name="T1"> </text:span>Les<text:span text:style-name="T1"> </text:span>miracles<text:span text:style-name="T1"> </text:span>d'Apollonius<text:span text:style-name="T1"> </text:span>sont<text:span text:style-name="T1"> </text:span>amusants<text:span text:style-name="T1"> </text:span>ils<text:span text:style-name="T1"> </text:span>le<text:span text:style-name="T1"> </text:span>sont<text:span text:style-name="T1"> </text:span>trop,<text:span text:style-name="T1"> </text:span>et<text:span text:style-name="T1"> </text:span>ils<text:span text:style-name="T1"> </text:span>sont<text:span text:style-name="T1"> </text:span>aussi<text:span text:style-name="T1"> </text:span>trop<text:span text:style-name="T1"> </text:span>logiques,<text:span text:style-name="T1"> </text:span>trop<text:span text:style-name="T1"> </text:span>utiles.<text:span text:style-name="T1"> </text:span>C'est<text:span text:style-name="T1"> </text:span>ce<text:span text:style-name="T1"> </text:span>qui<text:span text:style-name="T1"> </text:span>finit<text:span text:style-name="T1"> </text:span>par<text:span text:style-name="T1"> </text:span>abolir<text:span text:style-name="T1"> </text:span>leur<text:span text:style-name="T1"> </text:span>créance.<text:span text:style-name="T1"> </text:span>Il<text:span text:style-name="T1"> </text:span>faut<text:span text:style-name="T1"> </text:span>au<text:span text:style-name="T1"> </text:span>miracle<text:span text:style-name="T1"> </text:span>un<text:span text:style-name="T1"> </text:span>air<text:span text:style-name="T1"> </text:span>ingénu<text:span text:style-name="T1"> </text:span>que,<text:span text:style-name="T1"> </text:span>nulle<text:span text:style-name="T1"> </text:span>habileté<text:span text:style-name="T1"> </text:span>n'imite<text:span text:style-name="T1"> </text:span>en<text:span text:style-name="T1"> </text:span>perfection,<text:span text:style-name="T1"> </text:span>il<text:span text:style-name="T1"> </text:span>lui<text:span text:style-name="T1"> </text:span>faut<text:span text:style-name="T1"> </text:span>la<text:span text:style-name="T1"> </text:span>marque<text:span text:style-name="T1"> </text:span>vive<text:span text:style-name="T1"> </text:span>de<text:span text:style-name="T1"> </text:span>la<text:span text:style-name="T1"> </text:span>bêtise<text:span text:style-name="T1"> </text:span>populaire,<text:span text:style-name="T1"> </text:span>qu'il<text:span text:style-name="T1"> </text:span>représente<text:span text:style-name="T1"> </text:span>cette<text:span text:style-name="T1"> </text:span>sorte<text:span text:style-name="T1"> </text:span>d'absurdité<text:span text:style-name="T1"> </text:span>merveilleuse<text:span text:style-name="T1"> </text:span>particulière<text:span text:style-name="T1"> </text:span>à<text:span text:style-name="T1"> </text:span>l'imagination<text:span text:style-name="T1"> </text:span>des<text:span text:style-name="T1"> </text:span>foules.<text:span text:style-name="T1"> </text:span>L'âme<text:span text:style-name="T1"> </text:span>pieuse<text:span text:style-name="T1"> </text:span>peut<text:span text:style-name="T1"> </text:span>être<text:span text:style-name="T1"> </text:span>dupe<text:span text:style-name="T1"> </text:span>d'abord ;<text:span text:style-name="T1"> </text:span>elle<text:span text:style-name="T1"> </text:span>se<text:span text:style-name="T1"> </text:span>ressaisit<text:span text:style-name="T1"> </text:span>à<text:span text:style-name="T1"> </text:span>un<text:span text:style-name="T1"> </text:span>certain<text:span text:style-name="T1"> </text:span>moment,<text:span text:style-name="T1"> </text:span>sépare<text:span text:style-name="T1"> </text:span>avec<text:span text:style-name="T1"> </text:span>autorité<text:span text:style-name="T1"> </text:span>le<text:span text:style-name="T1"> </text:span>miracle<text:span text:style-name="T1"> </text:span>vrai<text:span text:style-name="T1"> </text:span>du<text:span text:style-name="T1"> </text:span>miracle<text:span text:style-name="T1"> </text:span>faux ;<text:span text:style-name="T1"> </text:span>les<text:span text:style-name="T1"> </text:span>faux<text:span text:style-name="T1"> </text:span>ont<text:span text:style-name="T1"> </text:span>une<text:span text:style-name="T1"> </text:span>saveur<text:span text:style-name="T1"> </text:span>dont<text:span text:style-name="T1"> </text:span>un<text:span text:style-name="T1"> </text:span>palais<text:span text:style-name="T1"> </text:span>dévot<text:span text:style-name="T1"> </text:span>cesse<text:span text:style-name="T1"> </text:span>d'être<text:span text:style-name="T1"> </text:span>dupe,<text:span text:style-name="T1"> </text:span>la<text:span text:style-name="T1"> </text:span>première<text:span text:style-name="T1"> </text:span>fringale<text:span text:style-name="T1"> </text:span>apaisée.<text:span text:style-name="T1"> </text:span>Il<text:span text:style-name="T1"> </text:span>est<text:span text:style-name="T1"> </text:span>reconnu<text:span text:style-name="T1"> </text:span>aujourd'hui<text:span text:style-name="T1"> </text:span>que<text:span text:style-name="T1"> </text:span>les<text:span text:style-name="T1"> </text:span>miracles<text:span text:style-name="T1"> </text:span>d'Apollonius<text:span text:style-name="T1"> </text:span>sont<text:span text:style-name="T1"> </text:span>inexacts ;<text:span text:style-name="T1"> </text:span>ceux<text:span text:style-name="T1"> </text:span>de<text:span text:style-name="T1"> </text:span>son<text:span text:style-name="T1"> </text:span>rival<text:span text:style-name="T1"> </text:span>de<text:span text:style-name="T1"> </text:span>Judée<text:span text:style-name="T1"> </text:span>sont<text:span text:style-name="T1"> </text:span>véridiques.<text:span text:style-name="T1"> </text:span>Cependant,<text:span text:style-name="T1"> </text:span>l'un<text:span text:style-name="T1"> </text:span>comme<text:span text:style-name="T1"> </text:span>l'autre<text:span text:style-name="T1"> </text:span>ont<text:span text:style-name="T1"> </text:span>une<text:span text:style-name="T1"> </text:span>vie<text:span text:style-name="T1"> </text:span>de<text:span text:style-name="T1"> </text:span>préparation<text:span text:style-name="T1"> </text:span>et<text:span text:style-name="T1"> </text:span>une<text:span text:style-name="T1"> </text:span>vie<text:span text:style-name="T1"> </text:span>publique,<text:span text:style-name="T1"> </text:span>une<text:span text:style-name="T1"> </text:span>passion,<text:span text:style-name="T1"> </text:span>une<text:span text:style-name="T1"> </text:span>résurrection,<text:span text:style-name="T1"> </text:span>une<text:span text:style-name="T1"> </text:span>ascension$654$,<text:span text:style-name="T1"> </text:span>et<text:span text:style-name="T1"> </text:span>il<text:span text:style-name="T1"> </text:span>est<text:span text:style-name="T1"> </text:span>probable<text:span text:style-name="T1"> </text:span>que<text:span text:style-name="T1"> </text:span>plus<text:span text:style-name="T1"> </text:span>d'un<text:span text:style-name="T1"> </text:span>trait<text:span text:style-name="T1"> </text:span>de<text:span text:style-name="T1"> </text:span>l'existence<text:span text:style-name="T1"> </text:span>merveilleuse<text:span text:style-name="T1"> </text:span>d'Apollonius<text:span text:style-name="T1"> </text:span>a<text:span text:style-name="T1"> </text:span>passé<text:span text:style-name="T1"> </text:span>dans<text:span text:style-name="T1"> </text:span>les<text:span text:style-name="T1"> </text:span>rédactions<text:span text:style-name="T1"> </text:span>définitives<text:span text:style-name="T1"> </text:span>des<text:span text:style-name="T1"> Évangiles </text:span>et<text:span text:style-name="T1"> </text:span>des<text:span text:style-name="T1"> </text:span>Actes.<text:span text:style-name="T1"> </text:span>Les<text:span text:style-name="T1"> </text:span>deux<text:span text:style-name="T1"> </text:span>thaumaturgies<text:span text:style-name="T1"> </text:span>se<text:span text:style-name="T1"> </text:span>sont<text:span text:style-name="T1"> </text:span>complétées<text:span text:style-name="T1"> </text:span>l'une<text:span text:style-name="T1"> </text:span>par<text:span text:style-name="T1"> </text:span>l'autre<text:span text:style-name="T1"> </text:span>et<text:span text:style-name="T1"> </text:span>Philostrate,<text:span text:style-name="T1"> </text:span>en<text:span text:style-name="T1"> </text:span>somme,<text:span text:style-name="T1"> </text:span>est<text:span text:style-name="T1"> </text:span>notre<text:span text:style-name="T1"> </text:span>cinquième<text:span text:style-name="T1"> </text:span>évangéliste,<text:span text:style-name="T1"> </text:span>et<text:span text:style-name="T1"> </text:span>le<text:span text:style-name="T1"> </text:span>plus<text:span text:style-name="T1"> </text:span>explicite,<text:span text:style-name="T1"> </text:span>le<text:span text:style-name="T1"> </text:span>plus<text:span text:style-name="T1"> </text:span>complet.<text:span text:style-name="T1"> </text:span></text:p>
      <text:p text:style-name="Standard">La<text:span text:style-name="T1"> </text:span>« Vie<text:span text:style-name="T1"> </text:span>d'Apollonius<text:span text:style-name="T1"> </text:span>de<text:span text:style-name="T1"> </text:span>Thyane<text:span text:style-name="T1"> » </text:span>fut<text:span text:style-name="T1"> </text:span>donc,<text:span text:style-name="T1"> </text:span>ainsi<text:span text:style-name="T1"> </text:span>que<text:span text:style-name="T1"> </text:span>l'a<text:span text:style-name="T1"> </text:span>noté<text:span text:style-name="T1"> </text:span>M.<text:span text:style-name="T1"> </text:span>Albert<text:span text:style-name="T1"> </text:span>Réville,<text:span text:style-name="T1"> </text:span>une<text:span text:style-name="T1"> </text:span>œuvre<text:span text:style-name="T1"> </text:span>de<text:span text:style-name="T1"> </text:span>jalousie$656$.<text:span text:style-name="T1"> </text:span>De<text:span text:style-name="T1"> </text:span>toutes<text:span text:style-name="T1"> </text:span>les<text:span text:style-name="T1"> </text:span>sectes,<text:span text:style-name="T1"> </text:span>la<text:span text:style-name="T1"> </text:span>judéo-chrétienne<text:span text:style-name="T1"> </text:span>était<text:span text:style-name="T1"> </text:span>alors<text:span text:style-name="T1"> </text:span>la<text:span text:style-name="T1"> </text:span>plus<text:span text:style-name="T1"> </text:span>active,<text:span text:style-name="T1"> </text:span>et<text:span text:style-name="T1"> </text:span>peut-être,<text:span text:style-name="T1"> </text:span>en<text:span text:style-name="T1"> </text:span>tant<text:span text:style-name="T1"> </text:span>que<text:span text:style-name="T1"> </text:span>réunion<text:span text:style-name="T1"> </text:span>étroite<text:span text:style-name="T1"> </text:span>de<text:span text:style-name="T1"> </text:span>dévots,<text:span text:style-name="T1"> </text:span>la<text:span text:style-name="T1"> </text:span>plus<text:span text:style-name="T1"> </text:span>nombreuse.<text:span text:style-name="T1"> </text:span>Or,<text:span text:style-name="T1"> </text:span>en<text:span text:style-name="T1"> </text:span>offrant<text:span text:style-name="T1"> </text:span>au<text:span text:style-name="T1"> </text:span>peuple<text:span text:style-name="T1"> </text:span>un<text:span text:style-name="T1"> </text:span>héros<text:span text:style-name="T1"> </text:span>païen<text:span text:style-name="T1"> </text:span>semblable<text:span text:style-name="T1"> </text:span>au<text:span text:style-name="T1"> </text:span>Christ,<text:span text:style-name="T1"> </text:span>aussi<text:span text:style-name="T1"> </text:span>fécond<text:span text:style-name="T1"> </text:span>en<text:span text:style-name="T1"> </text:span>miracles,<text:span text:style-name="T1"> </text:span>en<text:span text:style-name="T1"> </text:span>prodiges,<text:span text:style-name="T1"> </text:span>on<text:span text:style-name="T1"> </text:span>pouvait<text:span text:style-name="T1"> </text:span>espérer<text:span text:style-name="T1"> </text:span>de<text:span text:style-name="T1"> </text:span>ramener<text:span text:style-name="T1"> </text:span>vers<text:span text:style-name="T1"> </text:span>la<text:span text:style-name="T1"> </text:span>vieille<text:span text:style-name="T1"> </text:span>religion<text:span text:style-name="T1"> </text:span>des<text:span text:style-name="T1"> </text:span>Dieux<text:span text:style-name="T1"> </text:span>des<text:span text:style-name="T1"> </text:span>imaginations<text:span text:style-name="T1"> </text:span>que<text:span text:style-name="T1"> </text:span>la<text:span text:style-name="T1"> </text:span>nouveauté<text:span text:style-name="T1"> </text:span>chrétienne<text:span text:style-name="T1"> </text:span>séduisait.<text:span text:style-name="T1"> </text:span>C'était,<text:span text:style-name="T1"> </text:span>en<text:span text:style-name="T1"> </text:span>même<text:span text:style-name="T1"> </text:span>temps<text:span text:style-name="T1"> </text:span>qu'une<text:span text:style-name="T1"> </text:span>tentative<text:span text:style-name="T1"> </text:span>religieuse,<text:span text:style-name="T1"> </text:span>une<text:span text:style-name="T1"> œuvre </text:span>de<text:span text:style-name="T1"> </text:span>gouvernement<text:span text:style-name="T1"> </text:span>que<text:span text:style-name="T1"> </text:span>de<text:span text:style-name="T1"> </text:span>maux<text:span text:style-name="T1"> </text:span>n'auraient-ils<text:span text:style-name="T1"> </text:span>pas<text:span text:style-name="T1"> </text:span>été<text:span text:style-name="T1"> </text:span>épargnés<text:span text:style-name="T1"> </text:span>à<text:span text:style-name="T1"> </text:span>l'Empire<text:span text:style-name="T1"> </text:span>si<text:span text:style-name="T1"> </text:span>Apollonius<text:span text:style-name="T1"> </text:span>fût<text:span text:style-name="T1"> </text:span>devenu<text:span text:style-name="T1"> </text:span>le<text:span text:style-name="T1"> </text:span>lien<text:span text:style-name="T1"> </text:span>divin<text:span text:style-name="T1"> </text:span>entre<text:span text:style-name="T1"> </text:span>la<text:span text:style-name="T1"> </text:span>tradition<text:span text:style-name="T1"> </text:span>romaine<text:span text:style-name="T1"> </text:span>et<text:span text:style-name="T1"> </text:span>les<text:span text:style-name="T1"> </text:span>incertitudes<text:span text:style-name="T1"> </text:span>orientales$657$!<text:span text:style-name="T1"> </text:span>Ce<text:span text:style-name="T1"> </text:span>rêve<text:span text:style-name="T1"> </text:span>de<text:span text:style-name="T1"> </text:span>Julia<text:span text:style-name="T1"> </text:span>Domna,<text:span text:style-name="T1"> </text:span>si<text:span text:style-name="T1"> </text:span>quelques<text:span text:style-name="T1"> </text:span>mots<text:span text:style-name="T1"> </text:span>épars<text:span text:style-name="T1"> </text:span>dans<text:span text:style-name="T1"> </text:span>les<text:span text:style-name="T1"> </text:span>chroniques<text:span text:style-name="T1"> </text:span>doivent<text:span text:style-name="T1"> </text:span>lui<text:span text:style-name="T1"> </text:span>en<text:span text:style-name="T1"> </text:span>laisser<text:span text:style-name="T1"> </text:span>tout<text:span text:style-name="T1"> </text:span>l'honneur,<text:span text:style-name="T1"> </text:span>suffit<text:span text:style-name="T1"> </text:span>à<text:span text:style-name="T1"> </text:span>faire<text:span text:style-name="T1"> </text:span>de<text:span text:style-name="T1"> </text:span>la<text:span text:style-name="T1"> </text:span>fille<text:span text:style-name="T1"> </text:span>du<text:span text:style-name="T1"> </text:span>prêtre<text:span text:style-name="T1"> </text:span>Bassian<text:span text:style-name="T1"> </text:span>une<text:span text:style-name="T1"> </text:span>des<text:span text:style-name="T1"> </text:span>femmes<text:span text:style-name="T1"> </text:span>les<text:span text:style-name="T1"> </text:span>plus<text:span text:style-name="T1"> </text:span>grandes<text:span text:style-name="T1"> </text:span>de<text:span text:style-name="T1"> </text:span>l'histoire,<text:span text:style-name="T1"> </text:span>une<text:span text:style-name="T1"> </text:span>sœur<text:span text:style-name="T1"> </text:span>d'Elisabeth<text:span text:style-name="T1"> </text:span>et<text:span text:style-name="T1"> </text:span>de<text:span text:style-name="T1"> </text:span>Catherine<text:span text:style-name="T1"> </text:span>de<text:span text:style-name="T1"> </text:span>Médicis.<text:span text:style-name="T1"> </text:span>La<text:span text:style-name="T1"> </text:span>part<text:span text:style-name="T1"> </text:span>d'Héliogabale<text:span text:style-name="T1"> </text:span>dans<text:span text:style-name="T1"> </text:span>l'œuvre<text:span text:style-name="T1"> </text:span>de<text:span text:style-name="T1"> </text:span>sa<text:span text:style-name="T1"> </text:span>famille<text:span text:style-name="T1"> </text:span>n'est<text:span text:style-name="T1"> </text:span>pas<text:span text:style-name="T1"> </text:span>si<text:span text:style-name="T1"> </text:span>médiocre<text:span text:style-name="T1"> </text:span>qu'on<text:span text:style-name="T1"> </text:span>le<text:span text:style-name="T1"> </text:span>pourrait<text:span text:style-name="T1"> </text:span>croire.<text:span text:style-name="T1"> </text:span>Il<text:span text:style-name="T1"> </text:span>travailla<text:span text:style-name="T1"> </text:span>de<text:span text:style-name="T1"> </text:span>son<text:span text:style-name="T1"> </text:span>mieux<text:span text:style-name="T1"> </text:span>à<text:span text:style-name="T1"> </text:span>l'unité<text:span text:style-name="T1"> </text:span>religieuse.<text:span text:style-name="T1"> </text:span>Il<text:span text:style-name="T1"> </text:span>fit<text:span text:style-name="T1"> </text:span>transporter<text:span text:style-name="T1"> </text:span>à<text:span text:style-name="T1"> </text:span>Rome<text:span text:style-name="T1"> </text:span>la<text:span text:style-name="T1"> </text:span>pierre<text:span text:style-name="T1"> </text:span>noire<text:span text:style-name="T1"> </text:span>qui<text:span text:style-name="T1"> </text:span>représentait<text:span text:style-name="T1"> </text:span>son<text:span text:style-name="T1"> </text:span>Dieu,<text:span text:style-name="T1"> </text:span>le<text:span text:style-name="T1"> </text:span>Soleil$658$<text:span text:style-name="T1"> </text:span>ces<text:span text:style-name="T1"> </text:span>pierres<text:span text:style-name="T1"> </text:span>noires<text:span text:style-name="T1"> </text:span>sont<text:span text:style-name="T1"> </text:span>encore<text:span text:style-name="T1"> </text:span>vénérées<text:span text:style-name="T1"> </text:span>en<text:span text:style-name="T1"> </text:span>France<text:span text:style-name="T1"> </text:span>où<text:span text:style-name="T1"> </text:span>on<text:span text:style-name="T1"> </text:span>aime<text:span text:style-name="T1"> </text:span>aussi<text:span text:style-name="T1"> </text:span>les<text:span text:style-name="T1"> </text:span>Vierges<text:span text:style-name="T1"> </text:span>noires,<text:span text:style-name="T1"> </text:span>idoles<text:span text:style-name="T1"> </text:span>de<text:span text:style-name="T1"> même</text:span> origine<text:span text:style-name="T1"> </text:span>orientale<text:span text:style-name="T1"> </text:span>et<text:span text:style-name="T1"> </text:span>voulut<text:span text:style-name="T1"> </text:span>que<text:span text:style-name="T1"> </text:span>tous<text:span text:style-name="T1"> </text:span>les<text:span text:style-name="T1"> </text:span>dieux<text:span text:style-name="T1"> </text:span>s'inclinassent<text:span text:style-name="T1"> </text:span>devant<text:span text:style-name="T1"> </text:span>lui$659$.<text:span text:style-name="T1"> </text:span>Soit<text:span text:style-name="T1"> </text:span>qu'ils<text:span text:style-name="T1"> </text:span>fussent<text:span text:style-name="T1"> </text:span>alors<text:span text:style-name="T1"> </text:span>menés<text:span text:style-name="T1"> </text:span>par<text:span text:style-name="T1"> </text:span>une<text:span text:style-name="T1"> </text:span>politique<text:span text:style-name="T1"> </text:span>placide,<text:span text:style-name="T1"> </text:span>soit<text:span text:style-name="T1"> </text:span>que<text:span text:style-name="T1"> </text:span>Mammée<text:span text:style-name="T1"> </text:span>leur<text:span text:style-name="T1"> </text:span>eût<text:span text:style-name="T1"> </text:span>fait<text:span text:style-name="T1"> </text:span>de<text:span text:style-name="T1"> </text:span>secrètes<text:span text:style-name="T1"> </text:span>promesses,<text:span text:style-name="T1"> </text:span>les<text:span text:style-name="T1"> </text:span>chrétiens<text:span text:style-name="T1"> </text:span>obéirent<text:span text:style-name="T1"> </text:span>et<text:span text:style-name="T1"> </text:span>rendirent<text:span text:style-name="T1"> </text:span>hommage<text:span text:style-name="T1"> </text:span>au<text:span text:style-name="T1"> </text:span>Soleil<text:span text:style-name="T1"> </text:span>Invaincu,<text:span text:style-name="T1"> </text:span>soli<text:span text:style-name="T1"> i</text:span>nvicto $660$.<text:span text:style-name="T1"> </text:span>L'expression<text:span text:style-name="T1"> </text:span>était<text:span text:style-name="T1"> </text:span>d'ailleurs<text:span text:style-name="T1"> </text:span>des<text:span text:style-name="T1"> </text:span>plus<text:span text:style-name="T1"> </text:span>heureuses,<text:span text:style-name="T1"> </text:span>ne<text:span text:style-name="T1"> </text:span>pouvant<text:span text:style-name="T1"> </text:span>choquer<text:span text:style-name="T1"> </text:span>aucune<text:span text:style-name="T1"> </text:span>croyance,<text:span text:style-name="T1"> </text:span>tout<text:span text:style-name="T1"> </text:span>Dieu<text:span text:style-name="T1"> </text:span>pouvant<text:span text:style-name="T1"> </text:span>noblement<text:span text:style-name="T1"> </text:span>être<text:span text:style-name="T1"> </text:span>comparé<text:span text:style-name="T1"> </text:span>au<text:span text:style-name="T1"> </text:span>Soleil,<text:span text:style-name="T1"> </text:span>et<text:span text:style-name="T1"> </text:span>d'abord<text:span text:style-name="T1"> </text:span>le<text:span text:style-name="T1"> </text:span>Christ<text:span text:style-name="T1"> </text:span>que<text:span text:style-name="T1"> </text:span>les<text:span text:style-name="T1"> </text:span>prophètes<text:span text:style-name="T1"> </text:span>appellent<text:span text:style-name="T1"> </text:span>ainsi<text:span text:style-name="T1"> </text:span>et<text:span text:style-name="T1"> </text:span>qui<text:span text:style-name="T1"> </text:span>a<text:span text:style-name="T1"> </text:span>conservé<text:span text:style-name="T1"> </text:span>ce<text:span text:style-name="T1"> </text:span>nom<text:span text:style-name="T1"> </text:span>dans<text:span text:style-name="T1"> </text:span>certaines<text:span text:style-name="T1"> </text:span>invocations<text:span text:style-name="T1"> </text:span>liturgiques$661$.<text:span text:style-name="T1"> </text:span>A<text:span text:style-name="T1"> </text:span>l'ombre<text:span text:style-name="T1"> </text:span>de<text:span text:style-name="T1"> </text:span>cette<text:span text:style-name="T1"> </text:span>prière<text:span text:style-name="T1"> </text:span>équivoque,<text:span text:style-name="T1"> </text:span>tous<text:span text:style-name="T1"> </text:span>les<text:span text:style-name="T1"> </text:span>cultes<text:span text:style-name="T1"> </text:span>s'épanouirent<text:span text:style-name="T1"> </text:span>librement<text:span text:style-name="T1"> </text:span>à<text:span text:style-name="T1"> </text:span>Rome.<text:span text:style-name="T1"> </text:span>Héliogabale<text:span text:style-name="T1"> </text:span>croyait<text:span text:style-name="T1"> </text:span>avoir<text:span text:style-name="T1"> </text:span>réalisé<text:span text:style-name="T1"> </text:span>l'unité<text:span text:style-name="T1"> </text:span>religieuse ;<text:span text:style-name="T1"> </text:span>il<text:span text:style-name="T1"> </text:span>l'avait<text:span text:style-name="T1"> </text:span>du<text:span text:style-name="T1"> </text:span>moins<text:span text:style-name="T1"> </text:span>préparée<text:span text:style-name="T1"> </text:span>que<text:span text:style-name="T1"> </text:span><text:soft-page-break/>le<text:span text:style-name="T1"> </text:span>Soleil<text:span text:style-name="T1"> </text:span>dût<text:span text:style-name="T1"> </text:span>vaincre,<text:span text:style-name="T1"> </text:span>ou<text:span text:style-name="T1"> </text:span>Apollonius,<text:span text:style-name="T1"> </text:span>ou<text:span text:style-name="T1"> </text:span>Jésus,<text:span text:style-name="T1"> </text:span>ou<text:span text:style-name="T1"> </text:span>Mithra,<text:span text:style-name="T1"> </text:span>ou<text:span text:style-name="T1"> </text:span>Isis,<text:span text:style-name="T1"> </text:span>ou<text:span text:style-name="T1"> </text:span>Bacchùs,<text:span text:style-name="T1"> </text:span>ou<text:span text:style-name="T1"> </text:span>Pythagore,<text:span text:style-name="T1"> </text:span>la<text:span text:style-name="T1"> </text:span>victoire<text:span text:style-name="T1"> </text:span>du<text:span text:style-name="T1"> </text:span>vainqueur<text:span text:style-name="T1"> </text:span>était<text:span text:style-name="T1"> </text:span>préfigurée<text:span text:style-name="T1"> </text:span>par<text:span text:style-name="T1"> </text:span>le<text:span text:style-name="T1"> </text:span>caprice<text:span text:style-name="T1"> </text:span>ecclésiastique<text:span text:style-name="T1"> </text:span>d'un<text:span text:style-name="T1"> </text:span>empereur<text:span text:style-name="T1"> </text:span>enfant.<text:span text:style-name="T1"> </text:span></text:p>
      <text:p text:style-name="Standard">L'erreur<text:span text:style-name="T1"> </text:span>,de<text:span text:style-name="T1"> </text:span>Julia<text:span text:style-name="T1"> </text:span>Domna<text:span text:style-name="T1"> </text:span>fut<text:span text:style-name="T1"> </text:span>d'opposer<text:span text:style-name="T1"> </text:span>au<text:span text:style-name="T1"> </text:span>mystérieux<text:span text:style-name="T1"> </text:span>Prophète<text:span text:style-name="T1"> </text:span>ou<text:span text:style-name="T1"> </text:span>Dieu<text:span text:style-name="T1"> </text:span>des<text:span text:style-name="T1"> </text:span>chrétiens<text:span text:style-name="T1"> </text:span>Un<text:span text:style-name="T1"> </text:span>thaumaturge<text:span text:style-name="T1"> </text:span>trop<text:span text:style-name="T1"> </text:span>connu<text:span text:style-name="T1"> </text:span>et<text:span text:style-name="T1"> </text:span>dont<text:span text:style-name="T1"> </text:span>tout<text:span text:style-name="T1"> </text:span>l'art<text:span text:style-name="T1"> </text:span>de<text:span text:style-name="T1"> </text:span>Philostrate<text:span text:style-name="T1"> </text:span>fut<text:span text:style-name="T1"> </text:span>impuissant<text:span text:style-name="T1"> </text:span>à<text:span text:style-name="T1"> </text:span>dissimuler<text:span text:style-name="T1"> </text:span>les<text:span text:style-name="T1"> </text:span>tares.<text:span text:style-name="T1"> </text:span>La<text:span text:style-name="T1"> </text:span>tentative<text:span text:style-name="T1"> </text:span>eût<text:span text:style-name="T1"> </text:span>peut-être<text:span text:style-name="T1"> </text:span>réussi<text:span text:style-name="T1"> </text:span>si<text:span text:style-name="T1"> </text:span>au<text:span text:style-name="T1"> </text:span>lieu<text:span text:style-name="T1"> </text:span>d'Apollonius<text:span text:style-name="T1"> </text:span>on<text:span text:style-name="T1"> </text:span>avait<text:span text:style-name="T1"> </text:span>choisi<text:span text:style-name="T1"> </text:span>Pythagore,<text:span text:style-name="T1"> </text:span>si<text:span text:style-name="T1"> </text:span>à<text:span text:style-name="T1"> </text:span>Philostrate,<text:span text:style-name="T1"> </text:span>homme<text:span text:style-name="T1"> </text:span>d'une<text:span text:style-name="T1"> </text:span>belle<text:span text:style-name="T1"> </text:span>imagination,<text:span text:style-name="T1"> </text:span>on<text:span text:style-name="T1"> </text:span>avait<text:span text:style-name="T1"> </text:span>imposé<text:span text:style-name="T1"> </text:span>un<text:span text:style-name="T1"> </text:span>guide<text:span text:style-name="T1"> </text:span>spirituel,<text:span text:style-name="T1"> </text:span>tel<text:span text:style-name="T1"> </text:span>que<text:span text:style-name="T1"> </text:span>le<text:span text:style-name="T1"> </text:span>théologien<text:span text:style-name="T1"> </text:span>Ammonius<text:span text:style-name="T1"> </text:span>Saccas$662$.<text:span text:style-name="T1"> </text:span>Les<text:span text:style-name="T1"> </text:span>Alexandrins<text:span text:style-name="T1"> </text:span>qui,<text:span text:style-name="T1"> </text:span>eux<text:span text:style-name="T1"> </text:span>aussi,<text:span text:style-name="T1"> </text:span>voulaient<text:span text:style-name="T1"> </text:span>une<text:span text:style-name="T1"> </text:span>réforme<text:span text:style-name="T1"> </text:span>du<text:span text:style-name="T1"> </text:span>paganisme,<text:span text:style-name="T1"> </text:span>ne<text:span text:style-name="T1"> </text:span>reconnurent<text:span text:style-name="T1"> </text:span>dans<text:span text:style-name="T1"> </text:span>l'ouvrage<text:span text:style-name="T1"> </text:span>de<text:span text:style-name="T1"> </text:span>Philostrate<text:span text:style-name="T1"> </text:span>aucune<text:span text:style-name="T1"> </text:span>de<text:span text:style-name="T1"> </text:span>leurs<text:span text:style-name="T1"> </text:span>idées.<text:span text:style-name="T1"> </text:span>Ni<text:span text:style-name="T1"> </text:span>Porphyre,<text:span text:style-name="T1"> </text:span>ni<text:span text:style-name="T1"> </text:span>Jamblique$663$<text:span text:style-name="T1"> </text:span>ne<text:span text:style-name="T1"> </text:span>furent<text:span text:style-name="T1"> </text:span>Apolloniens.<text:span text:style-name="T1"> </text:span>Ils<text:span text:style-name="T1"> </text:span>étaient<text:span text:style-name="T1"> </text:span>trop<text:span text:style-name="T1"> </text:span>renseignés<text:span text:style-name="T1"> </text:span>sur<text:span text:style-name="T1"> </text:span>le<text:span text:style-name="T1"> </text:span>vrai<text:span text:style-name="T1"> </text:span>Apollonius,<text:span text:style-name="T1"> </text:span>médiocre<text:span text:style-name="T1"> </text:span>devin<text:span text:style-name="T1"> </text:span>professionnel,<text:span text:style-name="T1"> </text:span>comédien<text:span text:style-name="T1"> </text:span>de<text:span text:style-name="T1"> </text:span>la<text:span text:style-name="T1"> </text:span>magie,<text:span text:style-name="T1"> </text:span>que<text:span text:style-name="T1"> </text:span>Lucien<text:span text:style-name="T1"> </text:span>avait<text:span text:style-name="T1"> </text:span>peint<text:span text:style-name="T1"> </text:span>au<text:span text:style-name="T1"> </text:span>naturel<text:span text:style-name="T1"> </text:span>sous<text:span text:style-name="T1"> </text:span>le<text:span text:style-name="T1"> </text:span>nom<text:span text:style-name="T1"> </text:span>d'Alexandre<text:span text:style-name="T1"> </text:span>d'Abonoteichos$664$.<text:span text:style-name="T1"> </text:span>Leur<text:span text:style-name="T1"> </text:span>idéal,<text:span text:style-name="T1"> </text:span>sans<text:span text:style-name="T1"> </text:span>être<text:span text:style-name="T1"> </text:span>très<text:span text:style-name="T1"> </text:span>différent,<text:span text:style-name="T1"> </text:span>était<text:span text:style-name="T1"> </text:span>plus<text:span text:style-name="T1"> </text:span>noble<text:span text:style-name="T1"> </text:span>ils<text:span text:style-name="T1"> </text:span>incarnaient<text:span text:style-name="T1"> </text:span>l'idée<text:span text:style-name="T1"> </text:span>divine<text:span text:style-name="T1"> </text:span>dans<text:span text:style-name="T1"> </text:span>Pythagore,<text:span text:style-name="T1"> </text:span>dont<text:span text:style-name="T1"> </text:span>ils<text:span text:style-name="T1"> </text:span>commentaient<text:span text:style-name="T1"> </text:span>la<text:span text:style-name="T1"> </text:span>vie<text:span text:style-name="T1"> </text:span>miraculeuse.<text:span text:style-name="T1"> </text:span>Eux<text:span text:style-name="T1"> </text:span>aussi,<text:span text:style-name="T1"> </text:span>et<text:span text:style-name="T1"> </text:span>plus<text:span text:style-name="T1"> </text:span>encore<text:span text:style-name="T1"> </text:span>que<text:span text:style-name="T1"> </text:span>Julia<text:span text:style-name="T1"> </text:span>Domna<text:span text:style-name="T1"> </text:span>et<text:span text:style-name="T1"> </text:span>Philostrate,<text:span text:style-name="T1"> </text:span>ont<text:span text:style-name="T1"> </text:span>en<text:span text:style-name="T1"> </text:span>partie<text:span text:style-name="T1"> </text:span>réalisé<text:span text:style-name="T1"> </text:span>leur<text:span text:style-name="T1"> </text:span>rêve<text:span text:style-name="T1"> </text:span>la<text:span text:style-name="T1"> </text:span>longue<text:span text:style-name="T1"> </text:span>persévérance<text:span text:style-name="T1"> </text:span>des<text:span text:style-name="T1"> </text:span>Alexandrins<text:span text:style-name="T1"> </text:span>a<text:span text:style-name="T1"> </text:span>fait<text:span text:style-name="T1"> </text:span>entrer<text:span text:style-name="T1"> </text:span>dans<text:span text:style-name="T1"> </text:span>le,<text:span text:style-name="T1"> </text:span>christianisme<text:span text:style-name="T1"> </text:span>une<text:span text:style-name="T1"> </text:span>très<text:span text:style-name="T1"> </text:span>grande<text:span text:style-name="T1"> </text:span>partie<text:span text:style-name="T1"> </text:span>de<text:span text:style-name="T1"> </text:span>la<text:span text:style-name="T1"> </text:span>doctrine<text:span text:style-name="T1"> </text:span>pythagoricienne,<text:span text:style-name="T1"> </text:span>et<text:span text:style-name="T1"> </text:span>son<text:span text:style-name="T1"> </text:span>verbe<text:span text:style-name="T1"> </text:span>même<text:span text:style-name="T1"> </text:span>s'est<text:span text:style-name="T1"> </text:span>installé<text:span text:style-name="T1"> </text:span>en<text:span text:style-name="T1"> </text:span>maître<text:span text:style-name="T1"> </text:span>dans<text:span text:style-name="T1"> </text:span>la<text:span text:style-name="T1"> </text:span>liturgie<text:span text:style-name="T1"> </text:span>quotidienne<text:span text:style-name="T1"> </text:span>de<text:span text:style-name="T1"> </text:span>l'Eglise.<text:span text:style-name="T1"> </text:span></text:p>
      <text:p text:style-name="Standard">Voilà<text:span text:style-name="T1"> </text:span>donc<text:span text:style-name="T1"> </text:span>ce<text:span text:style-name="T1"> </text:span>qui<text:span text:style-name="T1"> </text:span>se<text:span text:style-name="T1"> </text:span>passait<text:span text:style-name="T1"> </text:span>et<text:span text:style-name="T1"> </text:span>ce<text:span text:style-name="T1"> </text:span>qui<text:span text:style-name="T1"> </text:span>se<text:span text:style-name="T1"> </text:span>préparait,<text:span text:style-name="T1"> </text:span>aux<text:span text:style-name="T1"> </text:span>premières<text:span text:style-name="T1"> </text:span>années<text:span text:style-name="T1"> </text:span>du<text:span text:style-name="T1"> </text:span>111e<text:span text:style-name="T1"> </text:span>siècle,<text:span text:style-name="T1"> </text:span>cependant<text:span text:style-name="T1"> </text:span>qu'Héliogabale,<text:span text:style-name="T1"> </text:span>encouragé<text:span text:style-name="T1"> </text:span>par<text:span text:style-name="T1"> </text:span>Soémis,<text:span text:style-name="T1"> </text:span>surveillé<text:span text:style-name="T1"> </text:span>par<text:span text:style-name="T1"> </text:span>Maesa,<text:span text:style-name="T1"> </text:span>guetté<text:span text:style-name="T1"> </text:span>par<text:span text:style-name="T1"> </text:span>Mammée,<text:span text:style-name="T1"> </text:span>protégé<text:span text:style-name="T1"> </text:span>par<text:span text:style-name="T1"> </text:span>le<text:span text:style-name="T1"> </text:span>souvenir<text:span text:style-name="T1"> </text:span>auguste<text:span text:style-name="T1"> </text:span>de<text:span text:style-name="T1"> </text:span>Julia<text:span text:style-name="T1"> </text:span>Domna,<text:span text:style-name="T1"> </text:span>donnait<text:span text:style-name="T1"> </text:span>pour<text:span text:style-name="T1"> </text:span>convives<text:span text:style-name="T1"> </text:span>à<text:span text:style-name="T1"> </text:span>ses<text:span text:style-name="T1"> </text:span>hôtes<text:span text:style-name="T1"> </text:span>des<text:span text:style-name="T1"> </text:span>lions<text:span text:style-name="T1"> </text:span>apprivoisés,<text:span text:style-name="T1"> </text:span>et<text:span text:style-name="T1"> </text:span>pour<text:span text:style-name="T1"> </text:span>religion<text:span text:style-name="T1"> </text:span>à<text:span text:style-name="T1"> </text:span>son<text:span text:style-name="T1"> </text:span>peuple<text:span text:style-name="T1"> </text:span>un<text:span text:style-name="T1"> </text:span>culte<text:span text:style-name="T1"> </text:span>unique<text:span text:style-name="T1"> </text:span>fait<text:span text:style-name="T1"> </text:span>de<text:span text:style-name="T1"> </text:span>toutes<text:span text:style-name="T1"> </text:span>les<text:span text:style-name="T1"> </text:span>religions<text:span text:style-name="T1"> </text:span>du<text:span text:style-name="T1"> </text:span>monde.<text:span text:style-name="T1">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Calibri1" svg:font-family="Calibri" style:font-family-generic="swiss"/>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Quotations" style:family="paragraph" style:parent-style-name="Standard" style:class="html">
      <style:paragraph-properties fo:margin-left="1cm" fo:margin-right="1cm" fo:margin-top="0cm" fo:margin-bottom="0.499cm" fo:text-indent="0cm" style:auto-text-indent="false"/>
      <style:text-properties fo:color="#ff0000"/>
    </style:style>
    <style:style style:name="WW-Citation" style:family="paragraph" style:parent-style-name="Standard" style:next-style-name="Standard">
      <style:paragraph-properties fo:margin-top="0cm" fo:margin-bottom="0cm" fo:line-height="100%" fo:orphans="0" fo:widows="0" fo:hyphenation-ladder-count="no-limit"/>
      <style:text-properties fo:color="#ff0000" style:letter-kerning="true" style:font-name-asian="SimSun1" style:font-name-complex="Mangal1" style:font-size-complex="10.5pt" style:language-complex="hi" style:country-complex="IN" style:font-style-complex="italic" fo:hyphenate="false" fo:hyphenation-remain-char-count="2" fo:hyphenation-push-char-count="2"/>
    </style:style>
    <style:style style:name="Style_20_Gras" style:display-name="Style Gras" style:family="paragraph" style:parent-style-name="Text_20_body">
      <style:paragraph-properties fo:margin-left="2cm" fo:margin-right="0cm" fo:margin-top="0cm" fo:margin-bottom="0.176cm" fo:line-height="100%" fo:text-align="justify" style:justify-single-word="false" fo:orphans="0" fo:widows="0" fo:hyphenation-ladder-count="no-limit" fo:text-indent="0cm" style:auto-text-indent="false"/>
      <style:text-properties style:font-name="Times New Roman" fo:font-size="10pt" fo:font-weight="bold" style:font-name-asian="Times New Roman" style:font-size-asian="10pt" style:font-weight-asian="bold" style:font-name-complex="Times New Roman" style:font-size-complex="12pt" style:font-weight-complex="bold" fo:hyphenate="false" fo:hyphenation-remain-char-count="2" fo:hyphenation-push-char-count="2"/>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itation_20_sans_20_espace" style:display-name="citation sans espace" style:family="paragraph" style:parent-style-name="Standard">
      <style:paragraph-properties fo:margin-top="0cm" fo:margin-bottom="0cm"/>
      <style:text-properties fo:color="#ff0000"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Citation_20_Car" style:display-name="Citation Car" style:family="text">
      <style:text-properties fo:color="#ff0000" style:letter-kerning="true" style:font-name-asian="SimSun1" style:font-name-complex="Mangal1" style:font-size-complex="10.5pt" style:language-complex="hi" style:country-complex="IN" style:font-style-complex="italic"/>
    </style:style>
    <style:style style:name="Corps_20_de_20_texte_20_Car" style:display-name="Corps de texte Car" style:family="text" style:parent-style-name="Police_20_par_20_défau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MY DE GOURMONT</dc:title>
    <meta:initial-creator>Pascale LANGLOIS</meta:initial-creator>
    <meta:creation-date>2013-05-08T19:11:00</meta:creation-date>
    <dc:date>2013-09-02T12:36:48.74</dc:date>
    <meta:editing-cycles>102</meta:editing-cycles>
    <meta:editing-duration>P1DT12H33M50S</meta:editing-duration>
    <meta:generator>LibreOffice/3.4$Win32 LibreOffice_project/340m1$Build-302</meta:generator>
    <meta:print-date>2013-08-30T10:16:11.72</meta:print-date>
    <meta:document-statistic meta:table-count="1" meta:image-count="0" meta:object-count="0" meta:page-count="92" meta:paragraph-count="788" meta:word-count="48022" meta:character-count="287143" meta:non-whitespace-character-count="239161"/>
    <meta:user-defined meta:name="Info 1"/>
    <meta:user-defined meta:name="Info 2"/>
    <meta:user-defined meta:name="Info 3"/>
    <meta:user-defined meta:name="Info 4"/>
  </office:meta>
</office:document-meta>
</file>